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Best" style:data-style-name="N0">
      <style:table-cell-properties style:vertical-align="automatic" fo:background-color="#00FF00"/>
    </style:style>
    <style:style style:name="ce3" style:family="table-cell" style:parent-style-name="cellWorst" style:data-style-name="N0">
      <style:table-cell-properties style:vertical-align="automatic" fo:background-color="#FF0000"/>
    </style:style>
    <style:style style:name="co1" style:family="table-column">
      <style:table-column-properties fo:break-before="auto" style:column-width="5.87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7.09083333333333cm"/>
    </style:style>
    <style:style style:name="co7" style:family="table-column">
      <style:table-column-properties fo:break-before="auto" style:column-width="6.561666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4.81541666666667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12" table:default-cell-style-name="ce1"/>
        <table:table-column table:style-name="co11" table:number-columns-repeated="16328" table:default-cell-style-name="ce1"/>
        <table:table-row table:style-name="ro1">
          <table:table-cell table:style-name="ce1"/>
          <table:table-cell office:value-type="string" table:style-name="ce1">
            <text:p>clingo-1/setting-hDistanceStart</text:p>
          </table:table-cell>
          <table:table-cell table:number-columns-repeated="2" table:style-name="ce1"/>
          <table:table-cell office:value-type="string" table:style-name="ce1">
            <text:p>clingo-1/setting-hDistanceTime</text:p>
          </table:table-cell>
          <table:table-cell table:number-columns-repeated="2" table:style-name="ce1"/>
          <table:table-cell office:value-type="string" table:style-name="ce1">
            <text:p>clingo-1/setting-hDistance-init</text:p>
          </table:table-cell>
          <table:table-cell table:number-columns-repeated="2" table:style-name="ce1"/>
          <table:table-cell office:value-type="string" table:style-name="ce1">
            <text:p>clingo-1/setting-hForbiddenHorizon</text:p>
          </table:table-cell>
          <table:table-cell table:number-columns-repeated="2" table:style-name="ce1"/>
          <table:table-cell office:value-type="string" table:style-name="ce1">
            <text:p>clingo-1/setting-hForbiddenNodeNegative</text:p>
          </table:table-cell>
          <table:table-cell table:number-columns-repeated="2" table:style-name="ce1"/>
          <table:table-cell office:value-type="string" table:style-name="ce1">
            <text:p>clingo-1/setting-hForbiddenNode-init</text:p>
          </table:table-cell>
          <table:table-cell table:number-columns-repeated="2" table:style-name="ce1"/>
          <table:table-cell office:value-type="string" table:style-name="ce1">
            <text:p>clingo-1/setting-hStrange-AND-hNodecost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-AND-Distance</text:p>
          </table:table-cell>
          <table:table-cell table:number-columns-repeated="2" table:style-name="ce1"/>
          <table:table-cell office:value-type="string" table:style-name="ce1">
            <text:p>clingo-1/setting-hPathArea-AND-NodeCost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NaivePathDistance3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331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10_h43.lp</text:p>
          </table:table-cell>
          <table:table-cell office:value-type="float" office:value="0.42" table:style-name="ce1">
            <text:p>0,42</text:p>
          </table:table-cell>
          <table:table-cell office:value-type="float" office:value="20284" table:style-name="ce1">
            <text:p>20284</text:p>
          </table:table-cell>
          <table:table-cell office:value-type="float" office:value="200" table:style-name="ce1">
            <text:p>20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06" table:style-name="ce1">
            <text:p>1006</text:p>
          </table:table-cell>
          <table:table-cell office:value-type="float" office:value="21" table:style-name="ce1">
            <text:p>21</text:p>
          </table:table-cell>
          <table:table-cell office:value-type="float" office:value="0.06" table:style-name="ce1">
            <text:p>0,06</text:p>
          </table:table-cell>
          <table:table-cell office:value-type="float" office:value="3625" table:style-name="ce1">
            <text:p>3625</text:p>
          </table:table-cell>
          <table:table-cell office:value-type="float" office:value="25" table:style-name="ce1">
            <text:p>25</text:p>
          </table:table-cell>
          <table:table-cell office:value-type="float" office:value="0.08" table:style-name="ce1">
            <text:p>0,08</text:p>
          </table:table-cell>
          <table:table-cell office:value-type="float" office:value="741" table:style-name="ce1">
            <text:p>741</text:p>
          </table:table-cell>
          <table:table-cell office:value-type="float" office:value="30" table:style-name="ce1">
            <text:p>30</text:p>
          </table:table-cell>
          <table:table-cell office:value-type="float" office:value="0.08" table:style-name="ce1">
            <text:p>0,08</text:p>
          </table:table-cell>
          <table:table-cell office:value-type="float" office:value="1026" table:style-name="ce1">
            <text:p>1026</text:p>
          </table:table-cell>
          <table:table-cell office:value-type="float" office:value="98" table:style-name="ce1">
            <text:p>98</text:p>
          </table:table-cell>
          <table:table-cell office:value-type="float" office:value="0.05" table:style-name="ce1">
            <text:p>0,05</text:p>
          </table:table-cell>
          <table:table-cell office:value-type="float" office:value="3070" table:style-name="ce1">
            <text:p>3070</text:p>
          </table:table-cell>
          <table:table-cell office:value-type="float" office:value="14" table:style-name="ce2">
            <text:p>14</text:p>
          </table:table-cell>
          <table:table-cell office:value-type="float" office:value="0.16" table:style-name="ce1">
            <text:p>0,16</text:p>
          </table:table-cell>
          <table:table-cell office:value-type="float" office:value="996" table:style-name="ce1">
            <text:p>996</text:p>
          </table:table-cell>
          <table:table-cell office:value-type="float" office:value="104" table:style-name="ce1">
            <text:p>104</text:p>
          </table:table-cell>
          <table:table-cell office:value-type="float" office:value="0.16" table:style-name="ce1">
            <text:p>0,16</text:p>
          </table:table-cell>
          <table:table-cell office:value-type="float" office:value="1079" table:style-name="ce1">
            <text:p>1079</text:p>
          </table:table-cell>
          <table:table-cell office:value-type="float" office:value="119" table:style-name="ce1">
            <text:p>119</text:p>
          </table:table-cell>
          <table:table-cell office:value-type="float" office:value="0.08" table:style-name="ce1">
            <text:p>0,08</text:p>
          </table:table-cell>
          <table:table-cell office:value-type="float" office:value="689" table:style-name="ce2">
            <text:p>689</text:p>
          </table:table-cell>
          <table:table-cell office:value-type="float" office:value="79" table:style-name="ce1">
            <text:p>79</text:p>
          </table:table-cell>
          <table:table-cell office:value-type="float" office:value="0.08" table:style-name="ce1">
            <text:p>0,08</text:p>
          </table:table-cell>
          <table:table-cell office:value-type="float" office:value="925" table:style-name="ce1">
            <text:p>925</text:p>
          </table:table-cell>
          <table:table-cell office:value-type="float" office:value="56" table:style-name="ce1">
            <text:p>5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69" table:style-name="ce1">
            <text:p>1069</text:p>
          </table:table-cell>
          <table:table-cell office:value-type="float" office:value="56" table:style-name="ce1">
            <text:p>56</text:p>
          </table:table-cell>
          <table:table-cell office:value-type="float" office:value="0.34" table:style-name="ce1">
            <text:p>0,34</text:p>
          </table:table-cell>
          <table:table-cell office:value-type="float" office:value="3804" table:style-name="ce1">
            <text:p>3804</text:p>
          </table:table-cell>
          <table:table-cell office:value-type="float" office:value="366" table:style-name="ce3">
            <text:p>366</text:p>
          </table:table-cell>
          <table:table-cell office:value-type="float" office:value="0.24" table:style-name="ce1">
            <text:p>0,24</text:p>
          </table:table-cell>
          <table:table-cell office:value-type="float" office:value="1554" table:style-name="ce1">
            <text:p>1554</text:p>
          </table:table-cell>
          <table:table-cell office:value-type="float" office:value="111" table:style-name="ce1">
            <text:p>111</text:p>
          </table:table-cell>
          <table:table-cell office:value-type="float" office:value="0.67" table:style-name="ce1">
            <text:p>0,67</text:p>
          </table:table-cell>
          <table:table-cell office:value-type="float" office:value="25167" table:style-name="ce3">
            <text:p>25167</text:p>
          </table:table-cell>
          <table:table-cell office:value-type="float" office:value="195" table:style-name="ce1">
            <text:p>195</text:p>
          </table:table-cell>
          <table:table-cell office:value-type="float" office:value="0.15" table:style-name="ce1">
            <text:p>0,15</text:p>
          </table:table-cell>
          <table:table-cell office:value-type="float" office:value="801" table:style-name="ce1">
            <text:p>801</text:p>
          </table:table-cell>
          <table:table-cell office:value-type="float" office:value="150" table:style-name="ce1">
            <text:p>150</text:p>
          </table:table-cell>
          <table:table-cell office:value-type="float" office:value="0.05" table:formula="of:=MIN([.$B3];[.$E3];[.$H3];[.$K3];[.$N3];[.$Q3];[.$T3];[.$W3];[.$Z3];[.$AC3];[.$AF3];[.$AI3];[.$AL3];[.$AO3];[.$AR3])" table:style-name="ce1">
            <text:p>0,05</text:p>
          </table:table-cell>
          <table:table-cell office:value-type="float" office:value="689" table:formula="of:=MIN([.$C3];[.$F3];[.$I3];[.$L3];[.$O3];[.$R3];[.$U3];[.$X3];[.$AA3];[.$AD3];[.$AG3];[.$AJ3];[.$AM3];[.$AP3];[.$AS3])" table:style-name="ce1">
            <text:p>689</text:p>
          </table:table-cell>
          <table:table-cell office:value-type="float" office:value="14" table:formula="of:=MIN([.$D3];[.$G3];[.$J3];[.$M3];[.$P3];[.$S3];[.$V3];[.$Y3];[.$AB3];[.$AE3];[.$AH3];[.$AK3];[.$AN3];[.$AQ3];[.$AT3])" table:style-name="ce1">
            <text:p>14</text:p>
          </table:table-cell>
          <table:table-cell office:value-type="float" office:value="0.08" table:formula="of:=MEDIAN([.$B3];[.$E3];[.$H3];[.$K3];[.$N3];[.$Q3];[.$T3];[.$W3];[.$Z3];[.$AC3];[.$AF3];[.$AI3];[.$AL3];[.$AO3];[.$AR3])" table:style-name="ce1">
            <text:p>0,08</text:p>
          </table:table-cell>
          <table:table-cell office:value-type="float" office:value="1069" table:formula="of:=MEDIAN([.$C3];[.$F3];[.$I3];[.$L3];[.$O3];[.$R3];[.$U3];[.$X3];[.$AA3];[.$AD3];[.$AG3];[.$AJ3];[.$AM3];[.$AP3];[.$AS3])" table:style-name="ce1">
            <text:p>1069</text:p>
          </table:table-cell>
          <table:table-cell office:value-type="float" office:value="98" table:formula="of:=MEDIAN([.$D3];[.$G3];[.$J3];[.$M3];[.$P3];[.$S3];[.$V3];[.$Y3];[.$AB3];[.$AE3];[.$AH3];[.$AK3];[.$AN3];[.$AQ3];[.$AT3])" table:style-name="ce1">
            <text:p>98</text:p>
          </table:table-cell>
          <table:table-cell office:value-type="float" office:value="0.67" table:formula="of:=MAX([.$B3];[.$E3];[.$H3];[.$K3];[.$N3];[.$Q3];[.$T3];[.$W3];[.$Z3];[.$AC3];[.$AF3];[.$AI3];[.$AL3];[.$AO3];[.$AR3])" table:style-name="ce1">
            <text:p>0,67</text:p>
          </table:table-cell>
          <table:table-cell office:value-type="float" office:value="25167" table:formula="of:=MAX([.$C3];[.$F3];[.$I3];[.$L3];[.$O3];[.$R3];[.$U3];[.$X3];[.$AA3];[.$AD3];[.$AG3];[.$AJ3];[.$AM3];[.$AP3];[.$AS3])" table:style-name="ce1">
            <text:p>25167</text:p>
          </table:table-cell>
          <table:table-cell office:value-type="float" office:value="366" table:formula="of:=MAX([.$D3];[.$G3];[.$J3];[.$M3];[.$P3];[.$S3];[.$V3];[.$Y3];[.$AB3];[.$AE3];[.$AH3];[.$AK3];[.$AN3];[.$AQ3];[.$AT3])" table:style-name="ce1">
            <text:p>36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1_h1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3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4];[.$E4];[.$H4];[.$K4];[.$N4];[.$Q4];[.$T4];[.$W4];[.$Z4];[.$AC4];[.$AF4];[.$AI4];[.$AL4];[.$AO4];[.$AR4])" table:style-name="ce1">
            <text:p>0</text:p>
          </table:table-cell>
          <table:table-cell office:value-type="float" office:value="0" table:formula="of:=MIN([.$C4];[.$F4];[.$I4];[.$L4];[.$O4];[.$R4];[.$U4];[.$X4];[.$AA4];[.$AD4];[.$AG4];[.$AJ4];[.$AM4];[.$AP4];[.$AS4])" table:style-name="ce1">
            <text:p>0</text:p>
          </table:table-cell>
          <table:table-cell office:value-type="float" office:value="0" table:formula="of:=MIN([.$D4];[.$G4];[.$J4];[.$M4];[.$P4];[.$S4];[.$V4];[.$Y4];[.$AB4];[.$AE4];[.$AH4];[.$AK4];[.$AN4];[.$AQ4];[.$AT4])" table:style-name="ce1">
            <text:p>0</text:p>
          </table:table-cell>
          <table:table-cell office:value-type="float" office:value="0" table:formula="of:=MEDIAN([.$B4];[.$E4];[.$H4];[.$K4];[.$N4];[.$Q4];[.$T4];[.$W4];[.$Z4];[.$AC4];[.$AF4];[.$AI4];[.$AL4];[.$AO4];[.$AR4])" table:style-name="ce1">
            <text:p>0</text:p>
          </table:table-cell>
          <table:table-cell office:value-type="float" office:value="0" table:formula="of:=MEDIAN([.$C4];[.$F4];[.$I4];[.$L4];[.$O4];[.$R4];[.$U4];[.$X4];[.$AA4];[.$AD4];[.$AG4];[.$AJ4];[.$AM4];[.$AP4];[.$AS4])" table:style-name="ce1">
            <text:p>0</text:p>
          </table:table-cell>
          <table:table-cell office:value-type="float" office:value="0" table:formula="of:=MEDIAN([.$D4];[.$G4];[.$J4];[.$M4];[.$P4];[.$S4];[.$V4];[.$Y4];[.$AB4];[.$AE4];[.$AH4];[.$AK4];[.$AN4];[.$AQ4];[.$AT4])" table:style-name="ce1">
            <text:p>0</text:p>
          </table:table-cell>
          <table:table-cell office:value-type="float" office:value="0" table:formula="of:=MAX([.$B4];[.$E4];[.$H4];[.$K4];[.$N4];[.$Q4];[.$T4];[.$W4];[.$Z4];[.$AC4];[.$AF4];[.$AI4];[.$AL4];[.$AO4];[.$AR4])" table:style-name="ce1">
            <text:p>0</text:p>
          </table:table-cell>
          <table:table-cell office:value-type="float" office:value="79" table:formula="of:=MAX([.$C4];[.$F4];[.$I4];[.$L4];[.$O4];[.$R4];[.$U4];[.$X4];[.$AA4];[.$AD4];[.$AG4];[.$AJ4];[.$AM4];[.$AP4];[.$AS4])" table:style-name="ce1">
            <text:p>79</text:p>
          </table:table-cell>
          <table:table-cell office:value-type="float" office:value="0" table:formula="of:=MAX([.$D4];[.$G4];[.$J4];[.$M4];[.$P4];[.$S4];[.$V4];[.$Y4];[.$AB4];[.$AE4];[.$AH4];[.$AK4];[.$AN4];[.$AQ4];[.$AT4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2_h15.lp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,04</text:p>
          </table:table-cell>
          <table:table-cell office:value-type="float" office:value="768" table:style-name="ce3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5];[.$E5];[.$H5];[.$K5];[.$N5];[.$Q5];[.$T5];[.$W5];[.$Z5];[.$AC5];[.$AF5];[.$AI5];[.$AL5];[.$AO5];[.$AR5])" table:style-name="ce1">
            <text:p>0</text:p>
          </table:table-cell>
          <table:table-cell office:value-type="float" office:value="5" table:formula="of:=MIN([.$C5];[.$F5];[.$I5];[.$L5];[.$O5];[.$R5];[.$U5];[.$X5];[.$AA5];[.$AD5];[.$AG5];[.$AJ5];[.$AM5];[.$AP5];[.$AS5])" table:style-name="ce1">
            <text:p>5</text:p>
          </table:table-cell>
          <table:table-cell office:value-type="float" office:value="0" table:formula="of:=MIN([.$D5];[.$G5];[.$J5];[.$M5];[.$P5];[.$S5];[.$V5];[.$Y5];[.$AB5];[.$AE5];[.$AH5];[.$AK5];[.$AN5];[.$AQ5];[.$AT5])" table:style-name="ce1">
            <text:p>0</text:p>
          </table:table-cell>
          <table:table-cell office:value-type="float" office:value="0" table:formula="of:=MEDIAN([.$B5];[.$E5];[.$H5];[.$K5];[.$N5];[.$Q5];[.$T5];[.$W5];[.$Z5];[.$AC5];[.$AF5];[.$AI5];[.$AL5];[.$AO5];[.$AR5])" table:style-name="ce1">
            <text:p>0</text:p>
          </table:table-cell>
          <table:table-cell office:value-type="float" office:value="7" table:formula="of:=MEDIAN([.$C5];[.$F5];[.$I5];[.$L5];[.$O5];[.$R5];[.$U5];[.$X5];[.$AA5];[.$AD5];[.$AG5];[.$AJ5];[.$AM5];[.$AP5];[.$AS5])" table:style-name="ce1">
            <text:p>7</text:p>
          </table:table-cell>
          <table:table-cell office:value-type="float" office:value="0" table:formula="of:=MEDIAN([.$D5];[.$G5];[.$J5];[.$M5];[.$P5];[.$S5];[.$V5];[.$Y5];[.$AB5];[.$AE5];[.$AH5];[.$AK5];[.$AN5];[.$AQ5];[.$AT5])" table:style-name="ce1">
            <text:p>0</text:p>
          </table:table-cell>
          <table:table-cell office:value-type="float" office:value="0.04" table:formula="of:=MAX([.$B5];[.$E5];[.$H5];[.$K5];[.$N5];[.$Q5];[.$T5];[.$W5];[.$Z5];[.$AC5];[.$AF5];[.$AI5];[.$AL5];[.$AO5];[.$AR5])" table:style-name="ce1">
            <text:p>0,04</text:p>
          </table:table-cell>
          <table:table-cell office:value-type="float" office:value="768" table:formula="of:=MAX([.$C5];[.$F5];[.$I5];[.$L5];[.$O5];[.$R5];[.$U5];[.$X5];[.$AA5];[.$AD5];[.$AG5];[.$AJ5];[.$AM5];[.$AP5];[.$AS5])" table:style-name="ce1">
            <text:p>768</text:p>
          </table:table-cell>
          <table:table-cell office:value-type="float" office:value="8" table:formula="of:=MAX([.$D5];[.$G5];[.$J5];[.$M5];[.$P5];[.$S5];[.$V5];[.$Y5];[.$AB5];[.$AE5];[.$AH5];[.$AK5];[.$AN5];[.$AQ5];[.$AT5])" table:style-name="ce1">
            <text:p>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3_h14.lp</text:p>
          </table:table-cell>
          <table:table-cell office:value-type="float" office:value="0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3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6];[.$E6];[.$H6];[.$K6];[.$N6];[.$Q6];[.$T6];[.$W6];[.$Z6];[.$AC6];[.$AF6];[.$AI6];[.$AL6];[.$AO6];[.$AR6])" table:style-name="ce1">
            <text:p>0</text:p>
          </table:table-cell>
          <table:table-cell office:value-type="float" office:value="24" table:formula="of:=MIN([.$C6];[.$F6];[.$I6];[.$L6];[.$O6];[.$R6];[.$U6];[.$X6];[.$AA6];[.$AD6];[.$AG6];[.$AJ6];[.$AM6];[.$AP6];[.$AS6])" table:style-name="ce1">
            <text:p>24</text:p>
          </table:table-cell>
          <table:table-cell office:value-type="float" office:value="0" table:formula="of:=MIN([.$D6];[.$G6];[.$J6];[.$M6];[.$P6];[.$S6];[.$V6];[.$Y6];[.$AB6];[.$AE6];[.$AH6];[.$AK6];[.$AN6];[.$AQ6];[.$AT6])" table:style-name="ce1">
            <text:p>0</text:p>
          </table:table-cell>
          <table:table-cell office:value-type="float" office:value="0" table:formula="of:=MEDIAN([.$B6];[.$E6];[.$H6];[.$K6];[.$N6];[.$Q6];[.$T6];[.$W6];[.$Z6];[.$AC6];[.$AF6];[.$AI6];[.$AL6];[.$AO6];[.$AR6])" table:style-name="ce1">
            <text:p>0</text:p>
          </table:table-cell>
          <table:table-cell office:value-type="float" office:value="35" table:formula="of:=MEDIAN([.$C6];[.$F6];[.$I6];[.$L6];[.$O6];[.$R6];[.$U6];[.$X6];[.$AA6];[.$AD6];[.$AG6];[.$AJ6];[.$AM6];[.$AP6];[.$AS6])" table:style-name="ce1">
            <text:p>35</text:p>
          </table:table-cell>
          <table:table-cell office:value-type="float" office:value="0" table:formula="of:=MEDIAN([.$D6];[.$G6];[.$J6];[.$M6];[.$P6];[.$S6];[.$V6];[.$Y6];[.$AB6];[.$AE6];[.$AH6];[.$AK6];[.$AN6];[.$AQ6];[.$AT6])" table:style-name="ce1">
            <text:p>0</text:p>
          </table:table-cell>
          <table:table-cell office:value-type="float" office:value="0.02" table:formula="of:=MAX([.$B6];[.$E6];[.$H6];[.$K6];[.$N6];[.$Q6];[.$T6];[.$W6];[.$Z6];[.$AC6];[.$AF6];[.$AI6];[.$AL6];[.$AO6];[.$AR6])" table:style-name="ce1">
            <text:p>0,02</text:p>
          </table:table-cell>
          <table:table-cell office:value-type="float" office:value="869" table:formula="of:=MAX([.$C6];[.$F6];[.$I6];[.$L6];[.$O6];[.$R6];[.$U6];[.$X6];[.$AA6];[.$AD6];[.$AG6];[.$AJ6];[.$AM6];[.$AP6];[.$AS6])" table:style-name="ce1">
            <text:p>869</text:p>
          </table:table-cell>
          <table:table-cell office:value-type="float" office:value="14" table:formula="of:=MAX([.$D6];[.$G6];[.$J6];[.$M6];[.$P6];[.$S6];[.$V6];[.$Y6];[.$AB6];[.$AE6];[.$AH6];[.$AK6];[.$AN6];[.$AQ6];[.$AT6])" table:style-name="ce1">
            <text:p>1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4_h43.lp</text:p>
          </table:table-cell>
          <table:table-cell office:value-type="float" office:value="0.09" table:style-name="ce1">
            <text:p>0,09</text:p>
          </table:table-cell>
          <table:table-cell office:value-type="float" office:value="2598" table:style-name="ce1">
            <text:p>2598</text:p>
          </table:table-cell>
          <table:table-cell office:value-type="float" office:value="116" table:style-name="ce3">
            <text:p>116</text:p>
          </table:table-cell>
          <table:table-cell office:value-type="float" office:value="0.04" table:style-name="ce1">
            <text:p>0,04</text:p>
          </table:table-cell>
          <table:table-cell office:value-type="float" office:value="741" table:style-name="ce1">
            <text:p>741</text:p>
          </table:table-cell>
          <table:table-cell office:value-type="float" office:value="51" table:style-name="ce1">
            <text:p>51</text:p>
          </table:table-cell>
          <table:table-cell office:value-type="float" office:value="0.02" table:style-name="ce1">
            <text:p>0,02</text:p>
          </table:table-cell>
          <table:table-cell office:value-type="float" office:value="442" table:style-name="ce1">
            <text:p>442</text:p>
          </table:table-cell>
          <table:table-cell office:value-type="float" office:value="4" table:style-name="ce2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163" table:style-name="ce1">
            <text:p>163</text:p>
          </table:table-cell>
          <table:table-cell office:value-type="float" office:value="35" table:style-name="ce1">
            <text:p>35</text:p>
          </table:table-cell>
          <table:table-cell office:value-type="float" office:value="0.02" table:style-name="ce1">
            <text:p>0,02</text:p>
          </table:table-cell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1006" table:style-name="ce1">
            <text:p>1006</text:p>
          </table:table-cell>
          <table:table-cell office:value-type="float" office:value="33" table:style-name="ce1">
            <text:p>33</text:p>
          </table:table-cell>
          <table:table-cell office:value-type="float" office:value="0.05" table:style-name="ce1">
            <text:p>0,05</text:p>
          </table:table-cell>
          <table:table-cell office:value-type="float" office:value="329" table:style-name="ce1">
            <text:p>329</text:p>
          </table:table-cell>
          <table:table-cell office:value-type="float" office:value="88" table:style-name="ce1">
            <text:p>88</text:p>
          </table:table-cell>
          <table:table-cell office:value-type="float" office:value="0.05" table:style-name="ce1">
            <text:p>0,05</text:p>
          </table:table-cell>
          <table:table-cell office:value-type="float" office:value="297" table:style-name="ce1">
            <text:p>297</text:p>
          </table:table-cell>
          <table:table-cell office:value-type="float" office:value="64" table:style-name="ce1">
            <text:p>64</text:p>
          </table:table-cell>
          <table:table-cell office:value-type="float" office:value="0.02" table:style-name="ce1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75" table:style-name="ce2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19" table:style-name="ce1">
            <text:p>519</text:p>
          </table:table-cell>
          <table:table-cell office:value-type="float" office:value="90" table:style-name="ce1">
            <text:p>90</text:p>
          </table:table-cell>
          <table:table-cell office:value-type="float" office:value="0.05" table:style-name="ce1">
            <text:p>0,05</text:p>
          </table:table-cell>
          <table:table-cell office:value-type="float" office:value="241" table:style-name="ce1">
            <text:p>241</text:p>
          </table:table-cell>
          <table:table-cell office:value-type="float" office:value="12" table:style-name="ce1">
            <text:p>12</text:p>
          </table:table-cell>
          <table:table-cell office:value-type="float" office:value="0.34" table:style-name="ce1">
            <text:p>0,34</text:p>
          </table:table-cell>
          <table:table-cell office:value-type="float" office:value="3550" table:style-name="ce3">
            <text:p>3550</text:p>
          </table:table-cell>
          <table:table-cell office:value-type="float" office:value="40" table:style-name="ce1">
            <text:p>40</text:p>
          </table:table-cell>
          <table:table-cell office:value-type="float" office:value="0.02" table:style-name="ce1">
            <text:p>0,02</text:p>
          </table:table-cell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office:value-type="float" office:value="0.02" table:formula="of:=MIN([.$B7];[.$E7];[.$H7];[.$K7];[.$N7];[.$Q7];[.$T7];[.$W7];[.$Z7];[.$AC7];[.$AF7];[.$AI7];[.$AL7];[.$AO7];[.$AR7])" table:style-name="ce1">
            <text:p>0,02</text:p>
          </table:table-cell>
          <table:table-cell office:value-type="float" office:value="75" table:formula="of:=MIN([.$C7];[.$F7];[.$I7];[.$L7];[.$O7];[.$R7];[.$U7];[.$X7];[.$AA7];[.$AD7];[.$AG7];[.$AJ7];[.$AM7];[.$AP7];[.$AS7])" table:style-name="ce1">
            <text:p>75</text:p>
          </table:table-cell>
          <table:table-cell office:value-type="float" office:value="4" table:formula="of:=MIN([.$D7];[.$G7];[.$J7];[.$M7];[.$P7];[.$S7];[.$V7];[.$Y7];[.$AB7];[.$AE7];[.$AH7];[.$AK7];[.$AN7];[.$AQ7];[.$AT7])" table:style-name="ce1">
            <text:p>4</text:p>
          </table:table-cell>
          <table:table-cell office:value-type="float" office:value="0.03" table:formula="of:=MEDIAN([.$B7];[.$E7];[.$H7];[.$K7];[.$N7];[.$Q7];[.$T7];[.$W7];[.$Z7];[.$AC7];[.$AF7];[.$AI7];[.$AL7];[.$AO7];[.$AR7])" table:style-name="ce1">
            <text:p>0,03</text:p>
          </table:table-cell>
          <table:table-cell office:value-type="float" office:value="297" table:formula="of:=MEDIAN([.$C7];[.$F7];[.$I7];[.$L7];[.$O7];[.$R7];[.$U7];[.$X7];[.$AA7];[.$AD7];[.$AG7];[.$AJ7];[.$AM7];[.$AP7];[.$AS7])" table:style-name="ce1">
            <text:p>297</text:p>
          </table:table-cell>
          <table:table-cell office:value-type="float" office:value="33" table:formula="of:=MEDIAN([.$D7];[.$G7];[.$J7];[.$M7];[.$P7];[.$S7];[.$V7];[.$Y7];[.$AB7];[.$AE7];[.$AH7];[.$AK7];[.$AN7];[.$AQ7];[.$AT7])" table:style-name="ce1">
            <text:p>33</text:p>
          </table:table-cell>
          <table:table-cell office:value-type="float" office:value="0.34" table:formula="of:=MAX([.$B7];[.$E7];[.$H7];[.$K7];[.$N7];[.$Q7];[.$T7];[.$W7];[.$Z7];[.$AC7];[.$AF7];[.$AI7];[.$AL7];[.$AO7];[.$AR7])" table:style-name="ce1">
            <text:p>0,34</text:p>
          </table:table-cell>
          <table:table-cell office:value-type="float" office:value="3550" table:formula="of:=MAX([.$C7];[.$F7];[.$I7];[.$L7];[.$O7];[.$R7];[.$U7];[.$X7];[.$AA7];[.$AD7];[.$AG7];[.$AJ7];[.$AM7];[.$AP7];[.$AS7])" table:style-name="ce1">
            <text:p>3550</text:p>
          </table:table-cell>
          <table:table-cell office:value-type="float" office:value="116" table:formula="of:=MAX([.$D7];[.$G7];[.$J7];[.$M7];[.$P7];[.$S7];[.$V7];[.$Y7];[.$AB7];[.$AE7];[.$AH7];[.$AK7];[.$AN7];[.$AQ7];[.$AT7])" table:style-name="ce1">
            <text:p>11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5_h39.lp</text:p>
          </table:table-cell>
          <table:table-cell office:value-type="float" office:value="0.1" table:style-name="ce1">
            <text:p>0,1</text:p>
          </table:table-cell>
          <table:table-cell office:value-type="float" office:value="3404" table:style-name="ce1">
            <text:p>3404</text:p>
          </table:table-cell>
          <table:table-cell office:value-type="float" office:value="65" table:style-name="ce3">
            <text:p>65</text:p>
          </table:table-cell>
          <table:table-cell office:value-type="float" office:value="0.02" table:style-name="ce1">
            <text:p>0,02</text:p>
          </table:table-cell>
          <table:table-cell office:value-type="float" office:value="174" table:style-name="ce1">
            <text:p>174</text:p>
          </table:table-cell>
          <table:table-cell office:value-type="float" office:value="9" table:style-name="ce1">
            <text:p>9</text:p>
          </table:table-cell>
          <table:table-cell office:value-type="float" office:value="0.04" table:style-name="ce1">
            <text:p>0,04</text:p>
          </table:table-cell>
          <table:table-cell office:value-type="float" office:value="917" table:style-name="ce1">
            <text:p>917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97" table:style-name="ce2">
            <text:p>97</text:p>
          </table:table-cell>
          <table:table-cell office:value-type="float" office:value="2" table:style-name="ce2">
            <text:p>2</text:p>
          </table:table-cell>
          <table:table-cell office:value-type="float" office:value="0.04" table:style-name="ce1">
            <text:p>0,04</text:p>
          </table:table-cell>
          <table:table-cell office:value-type="float" office:value="188" table:style-name="ce1">
            <text:p>188</text:p>
          </table:table-cell>
          <table:table-cell office:value-type="float" office:value="34" table:style-name="ce1">
            <text:p>34</text:p>
          </table:table-cell>
          <table:table-cell office:value-type="float" office:value="0.03" table:style-name="ce1">
            <text:p>0,03</text:p>
          </table:table-cell>
          <table:table-cell office:value-type="float" office:value="2421" table:style-name="ce1">
            <text:p>2421</text:p>
          </table:table-cell>
          <table:table-cell office:value-type="float" office:value="7" table:style-name="ce1">
            <text:p>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51" table:style-name="ce1">
            <text:p>451</text:p>
          </table:table-cell>
          <table:table-cell office:value-type="float" office:value="39" table:style-name="ce1">
            <text:p>39</text:p>
          </table:table-cell>
          <table:table-cell office:value-type="float" office:value="0.05" table:style-name="ce1">
            <text:p>0,05</text:p>
          </table:table-cell>
          <table:table-cell office:value-type="float" office:value="367" table:style-name="ce1">
            <text:p>367</text:p>
          </table:table-cell>
          <table:table-cell office:value-type="float" office:value="36" table:style-name="ce1">
            <text:p>36</text:p>
          </table:table-cell>
          <table:table-cell office:value-type="float" office:value="0.04" table:style-name="ce1">
            <text:p>0,04</text:p>
          </table:table-cell>
          <table:table-cell office:value-type="float" office:value="190" table:style-name="ce1">
            <text:p>190</text:p>
          </table:table-cell>
          <table:table-cell office:value-type="float" office:value="34" table:style-name="ce1">
            <text:p>34</text:p>
          </table:table-cell>
          <table:table-cell office:value-type="float" office:value="0.03" table:style-name="ce1">
            <text:p>0,03</text:p>
          </table:table-cell>
          <table:table-cell office:value-type="float" office:value="196" table:style-name="ce1">
            <text:p>196</text:p>
          </table:table-cell>
          <table:table-cell office:value-type="float" office:value="23" table:style-name="ce1">
            <text:p>23</text:p>
          </table:table-cell>
          <table:table-cell office:value-type="float" office:value="0.05" table:style-name="ce1">
            <text:p>0,05</text:p>
          </table:table-cell>
          <table:table-cell office:value-type="float" office:value="201" table:style-name="ce1">
            <text:p>201</text:p>
          </table:table-cell>
          <table:table-cell office:value-type="float" office:value="28" table:style-name="ce1">
            <text:p>28</text:p>
          </table:table-cell>
          <table:table-cell office:value-type="float" office:value="0.03" table:style-name="ce1">
            <text:p>0,03</text:p>
          </table:table-cell>
          <table:table-cell office:value-type="float" office:value="133" table:style-name="ce1">
            <text:p>133</text:p>
          </table:table-cell>
          <table:table-cell office:value-type="float" office:value="8" table:style-name="ce1">
            <text:p>8</text:p>
          </table:table-cell>
          <table:table-cell office:value-type="float" office:value="0.09" table:style-name="ce1">
            <text:p>0,09</text:p>
          </table:table-cell>
          <table:table-cell office:value-type="float" office:value="433" table:style-name="ce1">
            <text:p>433</text:p>
          </table:table-cell>
          <table:table-cell office:value-type="float" office:value="40" table:style-name="ce1">
            <text:p>40</text:p>
          </table:table-cell>
          <table:table-cell office:value-type="float" office:value="0.31" table:style-name="ce1">
            <text:p>0,31</text:p>
          </table:table-cell>
          <table:table-cell office:value-type="float" office:value="4194" table:style-name="ce3">
            <text:p>4194</text:p>
          </table:table-cell>
          <table:table-cell office:value-type="float" office:value="40" table:style-name="ce1">
            <text:p>40</text:p>
          </table:table-cell>
          <table:table-cell office:value-type="float" office:value="0.04" table:style-name="ce1">
            <text:p>0,04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0.02" table:formula="of:=MIN([.$B8];[.$E8];[.$H8];[.$K8];[.$N8];[.$Q8];[.$T8];[.$W8];[.$Z8];[.$AC8];[.$AF8];[.$AI8];[.$AL8];[.$AO8];[.$AR8])" table:style-name="ce1">
            <text:p>0,02</text:p>
          </table:table-cell>
          <table:table-cell office:value-type="float" office:value="97" table:formula="of:=MIN([.$C8];[.$F8];[.$I8];[.$L8];[.$O8];[.$R8];[.$U8];[.$X8];[.$AA8];[.$AD8];[.$AG8];[.$AJ8];[.$AM8];[.$AP8];[.$AS8])" table:style-name="ce1">
            <text:p>97</text:p>
          </table:table-cell>
          <table:table-cell office:value-type="float" office:value="2" table:formula="of:=MIN([.$D8];[.$G8];[.$J8];[.$M8];[.$P8];[.$S8];[.$V8];[.$Y8];[.$AB8];[.$AE8];[.$AH8];[.$AK8];[.$AN8];[.$AQ8];[.$AT8])" table:style-name="ce1">
            <text:p>2</text:p>
          </table:table-cell>
          <table:table-cell office:value-type="float" office:value="0.04" table:formula="of:=MEDIAN([.$B8];[.$E8];[.$H8];[.$K8];[.$N8];[.$Q8];[.$T8];[.$W8];[.$Z8];[.$AC8];[.$AF8];[.$AI8];[.$AL8];[.$AO8];[.$AR8])" table:style-name="ce1">
            <text:p>0,04</text:p>
          </table:table-cell>
          <table:table-cell office:value-type="float" office:value="201" table:formula="of:=MEDIAN([.$C8];[.$F8];[.$I8];[.$L8];[.$O8];[.$R8];[.$U8];[.$X8];[.$AA8];[.$AD8];[.$AG8];[.$AJ8];[.$AM8];[.$AP8];[.$AS8])" table:style-name="ce1">
            <text:p>201</text:p>
          </table:table-cell>
          <table:table-cell office:value-type="float" office:value="34" table:formula="of:=MEDIAN([.$D8];[.$G8];[.$J8];[.$M8];[.$P8];[.$S8];[.$V8];[.$Y8];[.$AB8];[.$AE8];[.$AH8];[.$AK8];[.$AN8];[.$AQ8];[.$AT8])" table:style-name="ce1">
            <text:p>34</text:p>
          </table:table-cell>
          <table:table-cell office:value-type="float" office:value="0.31" table:formula="of:=MAX([.$B8];[.$E8];[.$H8];[.$K8];[.$N8];[.$Q8];[.$T8];[.$W8];[.$Z8];[.$AC8];[.$AF8];[.$AI8];[.$AL8];[.$AO8];[.$AR8])" table:style-name="ce1">
            <text:p>0,31</text:p>
          </table:table-cell>
          <table:table-cell office:value-type="float" office:value="4194" table:formula="of:=MAX([.$C8];[.$F8];[.$I8];[.$L8];[.$O8];[.$R8];[.$U8];[.$X8];[.$AA8];[.$AD8];[.$AG8];[.$AJ8];[.$AM8];[.$AP8];[.$AS8])" table:style-name="ce1">
            <text:p>4194</text:p>
          </table:table-cell>
          <table:table-cell office:value-type="float" office:value="65" table:formula="of:=MAX([.$D8];[.$G8];[.$J8];[.$M8];[.$P8];[.$S8];[.$V8];[.$Y8];[.$AB8];[.$AE8];[.$AH8];[.$AK8];[.$AN8];[.$AQ8];[.$AT8])" table:style-name="ce1">
            <text:p>6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6_h54.lp</text:p>
          </table:table-cell>
          <table:table-cell office:value-type="float" office:value="0.18" table:style-name="ce1">
            <text:p>0,18</text:p>
          </table:table-cell>
          <table:table-cell office:value-type="float" office:value="10478" table:style-name="ce3">
            <text:p>10478</text:p>
          </table:table-cell>
          <table:table-cell office:value-type="float" office:value="107" table:style-name="ce3">
            <text:p>107</text:p>
          </table:table-cell>
          <table:table-cell office:value-type="float" office:value="0.03" table:style-name="ce1">
            <text:p>0,03</text:p>
          </table:table-cell>
          <table:table-cell office:value-type="float" office:value="450" table:style-name="ce1">
            <text:p>450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1060" table:style-name="ce1">
            <text:p>1060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217" table:style-name="ce2">
            <text:p>217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6741" table:style-name="ce1">
            <text:p>6741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,1</text:p>
          </table:table-cell>
          <table:table-cell office:value-type="float" office:value="782" table:style-name="ce1">
            <text:p>782</text:p>
          </table:table-cell>
          <table:table-cell office:value-type="float" office:value="55" table:style-name="ce1">
            <text:p>55</text:p>
          </table:table-cell>
          <table:table-cell office:value-type="float" office:value="0.11" table:style-name="ce1">
            <text:p>0,11</text:p>
          </table:table-cell>
          <table:table-cell office:value-type="float" office:value="726" table:style-name="ce1">
            <text:p>726</text:p>
          </table:table-cell>
          <table:table-cell office:value-type="float" office:value="50" table:style-name="ce1">
            <text:p>50</text:p>
          </table:table-cell>
          <table:table-cell office:value-type="float" office:value="0.02" table:style-name="ce1">
            <text:p>0,02</text:p>
          </table:table-cell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847" table:style-name="ce1">
            <text:p>847</text:p>
          </table:table-cell>
          <table:table-cell office:value-type="float" office:value="73" table:style-name="ce1">
            <text:p>7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57" table:style-name="ce1">
            <text:p>657</text:p>
          </table:table-cell>
          <table:table-cell office:value-type="float" office:value="4" table:style-name="ce1">
            <text:p>4</text:p>
          </table:table-cell>
          <table:table-cell office:value-type="float" office:value="0.86" table:style-name="ce1">
            <text:p>0,86</text:p>
          </table:table-cell>
          <table:table-cell office:value-type="float" office:value="7216" table:style-name="ce1">
            <text:p>7216</text:p>
          </table:table-cell>
          <table:table-cell office:value-type="float" office:value="19" table:style-name="ce1">
            <text:p>19</text:p>
          </table:table-cell>
          <table:table-cell office:value-type="float" office:value="0.02" table:style-name="ce1">
            <text:p>0,02</text:p>
          </table:table-cell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0.02" table:formula="of:=MIN([.$B9];[.$E9];[.$H9];[.$K9];[.$N9];[.$Q9];[.$T9];[.$W9];[.$Z9];[.$AC9];[.$AF9];[.$AI9];[.$AL9];[.$AO9];[.$AR9])" table:style-name="ce1">
            <text:p>0,02</text:p>
          </table:table-cell>
          <table:table-cell office:value-type="float" office:value="217" table:formula="of:=MIN([.$C9];[.$F9];[.$I9];[.$L9];[.$O9];[.$R9];[.$U9];[.$X9];[.$AA9];[.$AD9];[.$AG9];[.$AJ9];[.$AM9];[.$AP9];[.$AS9])" table:style-name="ce1">
            <text:p>217</text:p>
          </table:table-cell>
          <table:table-cell office:value-type="float" office:value="1" table:formula="of:=MIN([.$D9];[.$G9];[.$J9];[.$M9];[.$P9];[.$S9];[.$V9];[.$Y9];[.$AB9];[.$AE9];[.$AH9];[.$AK9];[.$AN9];[.$AQ9];[.$AT9])" table:style-name="ce1">
            <text:p>1</text:p>
          </table:table-cell>
          <table:table-cell office:value-type="float" office:value="0.03" table:formula="of:=MEDIAN([.$B9];[.$E9];[.$H9];[.$K9];[.$N9];[.$Q9];[.$T9];[.$W9];[.$Z9];[.$AC9];[.$AF9];[.$AI9];[.$AL9];[.$AO9];[.$AR9])" table:style-name="ce1">
            <text:p>0,03</text:p>
          </table:table-cell>
          <table:table-cell office:value-type="float" office:value="657" table:formula="of:=MEDIAN([.$C9];[.$F9];[.$I9];[.$L9];[.$O9];[.$R9];[.$U9];[.$X9];[.$AA9];[.$AD9];[.$AG9];[.$AJ9];[.$AM9];[.$AP9];[.$AS9])" table:style-name="ce1">
            <text:p>657</text:p>
          </table:table-cell>
          <table:table-cell office:value-type="float" office:value="4" table:formula="of:=MEDIAN([.$D9];[.$G9];[.$J9];[.$M9];[.$P9];[.$S9];[.$V9];[.$Y9];[.$AB9];[.$AE9];[.$AH9];[.$AK9];[.$AN9];[.$AQ9];[.$AT9])" table:style-name="ce1">
            <text:p>4</text:p>
          </table:table-cell>
          <table:table-cell office:value-type="float" office:value="0.86" table:formula="of:=MAX([.$B9];[.$E9];[.$H9];[.$K9];[.$N9];[.$Q9];[.$T9];[.$W9];[.$Z9];[.$AC9];[.$AF9];[.$AI9];[.$AL9];[.$AO9];[.$AR9])" table:style-name="ce1">
            <text:p>0,86</text:p>
          </table:table-cell>
          <table:table-cell office:value-type="float" office:value="10478" table:formula="of:=MAX([.$C9];[.$F9];[.$I9];[.$L9];[.$O9];[.$R9];[.$U9];[.$X9];[.$AA9];[.$AD9];[.$AG9];[.$AJ9];[.$AM9];[.$AP9];[.$AS9])" table:style-name="ce1">
            <text:p>10478</text:p>
          </table:table-cell>
          <table:table-cell office:value-type="float" office:value="107" table:formula="of:=MAX([.$D9];[.$G9];[.$J9];[.$M9];[.$P9];[.$S9];[.$V9];[.$Y9];[.$AB9];[.$AE9];[.$AH9];[.$AK9];[.$AN9];[.$AQ9];[.$AT9])" table:style-name="ce1">
            <text:p>10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7_h41.lp</text:p>
          </table:table-cell>
          <table:table-cell office:value-type="float" office:value="0.21" table:style-name="ce1">
            <text:p>0,21</text:p>
          </table:table-cell>
          <table:table-cell office:value-type="float" office:value="5802" table:style-name="ce1">
            <text:p>5802</text:p>
          </table:table-cell>
          <table:table-cell office:value-type="float" office:value="172" table:style-name="ce1">
            <text:p>172</text:p>
          </table:table-cell>
          <table:table-cell office:value-type="float" office:value="0.08" table:style-name="ce1">
            <text:p>0,08</text:p>
          </table:table-cell>
          <table:table-cell office:value-type="float" office:value="2117" table:style-name="ce1">
            <text:p>2117</text:p>
          </table:table-cell>
          <table:table-cell office:value-type="float" office:value="100" table:style-name="ce1">
            <text:p>100</text:p>
          </table:table-cell>
          <table:table-cell office:value-type="float" office:value="0.34" table:style-name="ce1">
            <text:p>0,34</text:p>
          </table:table-cell>
          <table:table-cell office:value-type="float" office:value="18738" table:style-name="ce3">
            <text:p>18738</text:p>
          </table:table-cell>
          <table:table-cell office:value-type="float" office:value="1394" table:style-name="ce3">
            <text:p>1394</text:p>
          </table:table-cell>
          <table:table-cell office:value-type="float" office:value="0.05" table:style-name="ce1">
            <text:p>0,05</text:p>
          </table:table-cell>
          <table:table-cell office:value-type="float" office:value="316" table:style-name="ce1">
            <text:p>316</text:p>
          </table:table-cell>
          <table:table-cell office:value-type="float" office:value="35" table:style-name="ce1">
            <text:p>35</text:p>
          </table:table-cell>
          <table:table-cell office:value-type="float" office:value="0.04" table:style-name="ce1">
            <text:p>0,04</text:p>
          </table:table-cell>
          <table:table-cell office:value-type="float" office:value="478" table:style-name="ce1">
            <text:p>478</text:p>
          </table:table-cell>
          <table:table-cell office:value-type="float" office:value="11" table:style-name="ce1">
            <text:p>11</text:p>
          </table:table-cell>
          <table:table-cell office:value-type="float" office:value="0.05" table:style-name="ce1">
            <text:p>0,05</text:p>
          </table:table-cell>
          <table:table-cell office:value-type="float" office:value="5640" table:style-name="ce1">
            <text:p>5640</text:p>
          </table:table-cell>
          <table:table-cell office:value-type="float" office:value="18" table:style-name="ce1">
            <text:p>18</text:p>
          </table:table-cell>
          <table:table-cell office:value-type="float" office:value="0.11" table:style-name="ce1">
            <text:p>0,11</text:p>
          </table:table-cell>
          <table:table-cell office:value-type="float" office:value="1230" table:style-name="ce1">
            <text:p>1230</text:p>
          </table:table-cell>
          <table:table-cell office:value-type="float" office:value="61" table:style-name="ce1">
            <text:p>61</text:p>
          </table:table-cell>
          <table:table-cell office:value-type="float" office:value="0.12" table:style-name="ce1">
            <text:p>0,12</text:p>
          </table:table-cell>
          <table:table-cell office:value-type="float" office:value="1135" table:style-name="ce1">
            <text:p>1135</text:p>
          </table:table-cell>
          <table:table-cell office:value-type="float" office:value="58" table:style-name="ce1">
            <text:p>58</text:p>
          </table:table-cell>
          <table:table-cell office:value-type="float" office:value="0.05" table:style-name="ce1">
            <text:p>0,05</text:p>
          </table:table-cell>
          <table:table-cell office:value-type="float" office:value="483" table:style-name="ce1">
            <text:p>483</text:p>
          </table:table-cell>
          <table:table-cell office:value-type="float" office:value="11" table:style-name="ce1">
            <text:p>11</text:p>
          </table:table-cell>
          <table:table-cell office:value-type="float" office:value="0.08" table:style-name="ce1">
            <text:p>0,08</text:p>
          </table:table-cell>
          <table:table-cell office:value-type="float" office:value="1846" table:style-name="ce1">
            <text:p>1846</text:p>
          </table:table-cell>
          <table:table-cell office:value-type="float" office:value="339" table:style-name="ce1">
            <text:p>339</text:p>
          </table:table-cell>
          <table:table-cell office:value-type="float" office:value="0.09" table:style-name="ce1">
            <text:p>0,09</text:p>
          </table:table-cell>
          <table:table-cell office:value-type="float" office:value="1555" table:style-name="ce1">
            <text:p>1555</text:p>
          </table:table-cell>
          <table:table-cell office:value-type="float" office:value="360" table:style-name="ce1">
            <text:p>360</text:p>
          </table:table-cell>
          <table:table-cell office:value-type="float" office:value="0.04" table:style-name="ce1">
            <text:p>0,04</text:p>
          </table:table-cell>
          <table:table-cell office:value-type="float" office:value="252" table:style-name="ce2">
            <text:p>252</text:p>
          </table:table-cell>
          <table:table-cell office:value-type="float" office:value="22" table:style-name="ce1">
            <text:p>22</text:p>
          </table:table-cell>
          <table:table-cell office:value-type="float" office:value="0.1" table:style-name="ce1">
            <text:p>0,1</text:p>
          </table:table-cell>
          <table:table-cell office:value-type="float" office:value="1023" table:style-name="ce1">
            <text:p>1023</text:p>
          </table:table-cell>
          <table:table-cell office:value-type="float" office:value="9" table:style-name="ce2">
            <text:p>9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7650" table:style-name="ce1">
            <text:p>7650</text:p>
          </table:table-cell>
          <table:table-cell office:value-type="float" office:value="39" table:style-name="ce1">
            <text:p>39</text:p>
          </table:table-cell>
          <table:table-cell office:value-type="float" office:value="0.04" table:style-name="ce1">
            <text:p>0,04</text:p>
          </table:table-cell>
          <table:table-cell office:value-type="float" office:value="478" table:style-name="ce1">
            <text:p>478</text:p>
          </table:table-cell>
          <table:table-cell office:value-type="float" office:value="11" table:style-name="ce1">
            <text:p>11</text:p>
          </table:table-cell>
          <table:table-cell office:value-type="float" office:value="0.04" table:formula="of:=MIN([.$B10];[.$E10];[.$H10];[.$K10];[.$N10];[.$Q10];[.$T10];[.$W10];[.$Z10];[.$AC10];[.$AF10];[.$AI10];[.$AL10];[.$AO10];[.$AR10])" table:style-name="ce1">
            <text:p>0,04</text:p>
          </table:table-cell>
          <table:table-cell office:value-type="float" office:value="252" table:formula="of:=MIN([.$C10];[.$F10];[.$I10];[.$L10];[.$O10];[.$R10];[.$U10];[.$X10];[.$AA10];[.$AD10];[.$AG10];[.$AJ10];[.$AM10];[.$AP10];[.$AS10])" table:style-name="ce1">
            <text:p>252</text:p>
          </table:table-cell>
          <table:table-cell office:value-type="float" office:value="9" table:formula="of:=MIN([.$D10];[.$G10];[.$J10];[.$M10];[.$P10];[.$S10];[.$V10];[.$Y10];[.$AB10];[.$AE10];[.$AH10];[.$AK10];[.$AN10];[.$AQ10];[.$AT10])" table:style-name="ce1">
            <text:p>9</text:p>
          </table:table-cell>
          <table:table-cell office:value-type="float" office:value="0.08" table:formula="of:=MEDIAN([.$B10];[.$E10];[.$H10];[.$K10];[.$N10];[.$Q10];[.$T10];[.$W10];[.$Z10];[.$AC10];[.$AF10];[.$AI10];[.$AL10];[.$AO10];[.$AR10])" table:style-name="ce1">
            <text:p>0,08</text:p>
          </table:table-cell>
          <table:table-cell office:value-type="float" office:value="1230" table:formula="of:=MEDIAN([.$C10];[.$F10];[.$I10];[.$L10];[.$O10];[.$R10];[.$U10];[.$X10];[.$AA10];[.$AD10];[.$AG10];[.$AJ10];[.$AM10];[.$AP10];[.$AS10])" table:style-name="ce1">
            <text:p>1230</text:p>
          </table:table-cell>
          <table:table-cell office:value-type="float" office:value="39" table:formula="of:=MEDIAN([.$D10];[.$G10];[.$J10];[.$M10];[.$P10];[.$S10];[.$V10];[.$Y10];[.$AB10];[.$AE10];[.$AH10];[.$AK10];[.$AN10];[.$AQ10];[.$AT10])" table:style-name="ce1">
            <text:p>39</text:p>
          </table:table-cell>
          <table:table-cell office:value-type="float" office:value="0.57999999999999996" table:formula="of:=MAX([.$B10];[.$E10];[.$H10];[.$K10];[.$N10];[.$Q10];[.$T10];[.$W10];[.$Z10];[.$AC10];[.$AF10];[.$AI10];[.$AL10];[.$AO10];[.$AR10])" table:style-name="ce1">
            <text:p>0,58</text:p>
          </table:table-cell>
          <table:table-cell office:value-type="float" office:value="18738" table:formula="of:=MAX([.$C10];[.$F10];[.$I10];[.$L10];[.$O10];[.$R10];[.$U10];[.$X10];[.$AA10];[.$AD10];[.$AG10];[.$AJ10];[.$AM10];[.$AP10];[.$AS10])" table:style-name="ce1">
            <text:p>18738</text:p>
          </table:table-cell>
          <table:table-cell office:value-type="float" office:value="1394" table:formula="of:=MAX([.$D10];[.$G10];[.$J10];[.$M10];[.$P10];[.$S10];[.$V10];[.$Y10];[.$AB10];[.$AE10];[.$AH10];[.$AK10];[.$AN10];[.$AQ10];[.$AT10])" table:style-name="ce1">
            <text:p>139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8_h45.lp</text:p>
          </table:table-cell>
          <table:table-cell office:value-type="float" office:value="0.37" table:style-name="ce1">
            <text:p>0,37</text:p>
          </table:table-cell>
          <table:table-cell office:value-type="float" office:value="15063" table:style-name="ce3">
            <text:p>15063</text:p>
          </table:table-cell>
          <table:table-cell office:value-type="float" office:value="210" table:style-name="ce1">
            <text:p>210</text:p>
          </table:table-cell>
          <table:table-cell office:value-type="float" office:value="0.06" table:style-name="ce1">
            <text:p>0,06</text:p>
          </table:table-cell>
          <table:table-cell office:value-type="float" office:value="1011" table:style-name="ce1">
            <text:p>1011</text:p>
          </table:table-cell>
          <table:table-cell office:value-type="float" office:value="41" table:style-name="ce1">
            <text:p>41</text:p>
          </table:table-cell>
          <table:table-cell office:value-type="float" office:value="0.04" table:style-name="ce1">
            <text:p>0,04</text:p>
          </table:table-cell>
          <table:table-cell office:value-type="float" office:value="1919" table:style-name="ce1">
            <text:p>1919</text:p>
          </table:table-cell>
          <table:table-cell office:value-type="float" office:value="7" table:style-name="ce1">
            <text:p>7</text:p>
          </table:table-cell>
          <table:table-cell office:value-type="float" office:value="0.08" table:style-name="ce1">
            <text:p>0,08</text:p>
          </table:table-cell>
          <table:table-cell office:value-type="float" office:value="698" table:style-name="ce1">
            <text:p>698</text:p>
          </table:table-cell>
          <table:table-cell office:value-type="float" office:value="57" table:style-name="ce1">
            <text:p>57</text:p>
          </table:table-cell>
          <table:table-cell office:value-type="float" office:value="0.06" table:style-name="ce1">
            <text:p>0,06</text:p>
          </table:table-cell>
          <table:table-cell office:value-type="float" office:value="495" table:style-name="ce1">
            <text:p>495</text:p>
          </table:table-cell>
          <table:table-cell office:value-type="float" office:value="90" table:style-name="ce1">
            <text:p>90</text:p>
          </table:table-cell>
          <table:table-cell office:value-type="float" office:value="0.05" table:style-name="ce1">
            <text:p>0,05</text:p>
          </table:table-cell>
          <table:table-cell office:value-type="float" office:value="5137" table:style-name="ce1">
            <text:p>5137</text:p>
          </table:table-cell>
          <table:table-cell office:value-type="float" office:value="20" table:style-name="ce1">
            <text:p>20</text:p>
          </table:table-cell>
          <table:table-cell office:value-type="float" office:value="0.13" table:style-name="ce1">
            <text:p>0,13</text:p>
          </table:table-cell>
          <table:table-cell office:value-type="float" office:value="981" table:style-name="ce1">
            <text:p>981</text:p>
          </table:table-cell>
          <table:table-cell office:value-type="float" office:value="92" table:style-name="ce1">
            <text:p>92</text:p>
          </table:table-cell>
          <table:table-cell office:value-type="float" office:value="0.13" table:style-name="ce1">
            <text:p>0,13</text:p>
          </table:table-cell>
          <table:table-cell office:value-type="float" office:value="938" table:style-name="ce1">
            <text:p>938</text:p>
          </table:table-cell>
          <table:table-cell office:value-type="float" office:value="89" table:style-name="ce1">
            <text:p>89</text:p>
          </table:table-cell>
          <table:table-cell office:value-type="float" office:value="0.06" table:style-name="ce1">
            <text:p>0,06</text:p>
          </table:table-cell>
          <table:table-cell office:value-type="float" office:value="490" table:style-name="ce1">
            <text:p>490</text:p>
          </table:table-cell>
          <table:table-cell office:value-type="float" office:value="90" table:style-name="ce1">
            <text:p>90</text:p>
          </table:table-cell>
          <table:table-cell office:value-type="float" office:value="0.06" table:style-name="ce1">
            <text:p>0,06</text:p>
          </table:table-cell>
          <table:table-cell office:value-type="float" office:value="699" table:style-name="ce1">
            <text:p>699</text:p>
          </table:table-cell>
          <table:table-cell office:value-type="float" office:value="77" table:style-name="ce1">
            <text:p>77</text:p>
          </table:table-cell>
          <table:table-cell office:value-type="float" office:value="0.06" table:style-name="ce1">
            <text:p>0,06</text:p>
          </table:table-cell>
          <table:table-cell office:value-type="float" office:value="698" table:style-name="ce1">
            <text:p>698</text:p>
          </table:table-cell>
          <table:table-cell office:value-type="float" office:value="75" table:style-name="ce1">
            <text:p>75</text:p>
          </table:table-cell>
          <table:table-cell office:value-type="float" office:value="0.44" table:style-name="ce1">
            <text:p>0,44</text:p>
          </table:table-cell>
          <table:table-cell office:value-type="float" office:value="6610" table:style-name="ce1">
            <text:p>6610</text:p>
          </table:table-cell>
          <table:table-cell office:value-type="float" office:value="524" table:style-name="ce3">
            <text:p>524</text:p>
          </table:table-cell>
          <table:table-cell office:value-type="float" office:value="0.13" table:style-name="ce1">
            <text:p>0,13</text:p>
          </table:table-cell>
          <table:table-cell office:value-type="float" office:value="1281" table:style-name="ce1">
            <text:p>1281</text:p>
          </table:table-cell>
          <table:table-cell office:value-type="float" office:value="64" table:style-name="ce1">
            <text:p>64</text:p>
          </table:table-cell>
          <table:table-cell office:value-type="float" office:value="0.63" table:style-name="ce1">
            <text:p>0,63</text:p>
          </table:table-cell>
          <table:table-cell office:value-type="float" office:value="7817" table:style-name="ce1">
            <text:p>7817</text:p>
          </table:table-cell>
          <table:table-cell office:value-type="float" office:value="3" table:style-name="ce2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452" table:style-name="ce2">
            <text:p>452</text:p>
          </table:table-cell>
          <table:table-cell office:value-type="float" office:value="69" table:style-name="ce1">
            <text:p>69</text:p>
          </table:table-cell>
          <table:table-cell office:value-type="float" office:value="0.04" table:formula="of:=MIN([.$B11];[.$E11];[.$H11];[.$K11];[.$N11];[.$Q11];[.$T11];[.$W11];[.$Z11];[.$AC11];[.$AF11];[.$AI11];[.$AL11];[.$AO11];[.$AR11])" table:style-name="ce1">
            <text:p>0,04</text:p>
          </table:table-cell>
          <table:table-cell office:value-type="float" office:value="452" table:formula="of:=MIN([.$C11];[.$F11];[.$I11];[.$L11];[.$O11];[.$R11];[.$U11];[.$X11];[.$AA11];[.$AD11];[.$AG11];[.$AJ11];[.$AM11];[.$AP11];[.$AS11])" table:style-name="ce1">
            <text:p>452</text:p>
          </table:table-cell>
          <table:table-cell office:value-type="float" office:value="3" table:formula="of:=MIN([.$D11];[.$G11];[.$J11];[.$M11];[.$P11];[.$S11];[.$V11];[.$Y11];[.$AB11];[.$AE11];[.$AH11];[.$AK11];[.$AN11];[.$AQ11];[.$AT11])" table:style-name="ce1">
            <text:p>3</text:p>
          </table:table-cell>
          <table:table-cell office:value-type="float" office:value="0.06" table:formula="of:=MEDIAN([.$B11];[.$E11];[.$H11];[.$K11];[.$N11];[.$Q11];[.$T11];[.$W11];[.$Z11];[.$AC11];[.$AF11];[.$AI11];[.$AL11];[.$AO11];[.$AR11])" table:style-name="ce1">
            <text:p>0,06</text:p>
          </table:table-cell>
          <table:table-cell office:value-type="float" office:value="981" table:formula="of:=MEDIAN([.$C11];[.$F11];[.$I11];[.$L11];[.$O11];[.$R11];[.$U11];[.$X11];[.$AA11];[.$AD11];[.$AG11];[.$AJ11];[.$AM11];[.$AP11];[.$AS11])" table:style-name="ce1">
            <text:p>981</text:p>
          </table:table-cell>
          <table:table-cell office:value-type="float" office:value="75" table:formula="of:=MEDIAN([.$D11];[.$G11];[.$J11];[.$M11];[.$P11];[.$S11];[.$V11];[.$Y11];[.$AB11];[.$AE11];[.$AH11];[.$AK11];[.$AN11];[.$AQ11];[.$AT11])" table:style-name="ce1">
            <text:p>75</text:p>
          </table:table-cell>
          <table:table-cell office:value-type="float" office:value="0.63" table:formula="of:=MAX([.$B11];[.$E11];[.$H11];[.$K11];[.$N11];[.$Q11];[.$T11];[.$W11];[.$Z11];[.$AC11];[.$AF11];[.$AI11];[.$AL11];[.$AO11];[.$AR11])" table:style-name="ce1">
            <text:p>0,63</text:p>
          </table:table-cell>
          <table:table-cell office:value-type="float" office:value="15063" table:formula="of:=MAX([.$C11];[.$F11];[.$I11];[.$L11];[.$O11];[.$R11];[.$U11];[.$X11];[.$AA11];[.$AD11];[.$AG11];[.$AJ11];[.$AM11];[.$AP11];[.$AS11])" table:style-name="ce1">
            <text:p>15063</text:p>
          </table:table-cell>
          <table:table-cell office:value-type="float" office:value="524" table:formula="of:=MAX([.$D11];[.$G11];[.$J11];[.$M11];[.$P11];[.$S11];[.$V11];[.$Y11];[.$AB11];[.$AE11];[.$AH11];[.$AK11];[.$AN11];[.$AQ11];[.$AT11])" table:style-name="ce1">
            <text:p>52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0_a9_h39.lp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2004" table:style-name="ce1">
            <text:p>22004</text:p>
          </table:table-cell>
          <table:table-cell office:value-type="float" office:value="172" table:style-name="ce1">
            <text:p>172</text:p>
          </table:table-cell>
          <table:table-cell office:value-type="float" office:value="0.03" table:style-name="ce1">
            <text:p>0,03</text:p>
          </table:table-cell>
          <table:table-cell office:value-type="float" office:value="288" table:style-name="ce1">
            <text:p>288</text:p>
          </table:table-cell>
          <table:table-cell office:value-type="float" office:value="2" table:style-name="ce2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1152" table:style-name="ce1">
            <text:p>1152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318" table:style-name="ce1">
            <text:p>318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268" table:style-name="ce1">
            <text:p>268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3670" table:style-name="ce1">
            <text:p>3670</text:p>
          </table:table-cell>
          <table:table-cell office:value-type="float" office:value="9" table:style-name="ce1">
            <text:p>9</text:p>
          </table:table-cell>
          <table:table-cell office:value-type="float" office:value="0.1" table:style-name="ce1">
            <text:p>0,1</text:p>
          </table:table-cell>
          <table:table-cell office:value-type="float" office:value="1230" table:style-name="ce1">
            <text:p>1230</text:p>
          </table:table-cell>
          <table:table-cell office:value-type="float" office:value="70" table:style-name="ce1">
            <text:p>70</text:p>
          </table:table-cell>
          <table:table-cell office:value-type="float" office:value="0.1" table:style-name="ce1">
            <text:p>0,1</text:p>
          </table:table-cell>
          <table:table-cell office:value-type="float" office:value="1095" table:style-name="ce1">
            <text:p>1095</text:p>
          </table:table-cell>
          <table:table-cell office:value-type="float" office:value="103" table:style-name="ce1">
            <text:p>103</text:p>
          </table:table-cell>
          <table:table-cell office:value-type="float" office:value="0.03" table:style-name="ce1">
            <text:p>0,03</text:p>
          </table:table-cell>
          <table:table-cell office:value-type="float" office:value="273" table:style-name="ce1">
            <text:p>273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2">
            <text:p>0,02</text:p>
          </table:table-cell>
          <table:table-cell office:value-type="float" office:value="241" table:style-name="ce1">
            <text:p>241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2">
            <text:p>0,02</text:p>
          </table:table-cell>
          <table:table-cell office:value-type="float" office:value="220" table:style-name="ce2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386" table:style-name="ce1">
            <text:p>386</text:p>
          </table:table-cell>
          <table:table-cell office:value-type="float" office:value="76" table:style-name="ce1">
            <text:p>7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13" table:style-name="ce1">
            <text:p>613</text:p>
          </table:table-cell>
          <table:table-cell office:value-type="float" office:value="4" table:style-name="ce1">
            <text:p>4</text:p>
          </table:table-cell>
          <table:table-cell office:value-type="float" office:value="2.37" table:style-name="ce3">
            <text:p>2,37</text:p>
          </table:table-cell>
          <table:table-cell office:value-type="float" office:value="63556" table:style-name="ce3">
            <text:p>63556</text:p>
          </table:table-cell>
          <table:table-cell office:value-type="float" office:value="487" table:style-name="ce3">
            <text:p>487</text:p>
          </table:table-cell>
          <table:table-cell office:value-type="float" office:value="0.03" table:style-name="ce1">
            <text:p>0,03</text:p>
          </table:table-cell>
          <table:table-cell office:value-type="float" office:value="268" table:style-name="ce1">
            <text:p>268</text:p>
          </table:table-cell>
          <table:table-cell office:value-type="float" office:value="6" table:style-name="ce1">
            <text:p>6</text:p>
          </table:table-cell>
          <table:table-cell office:value-type="float" office:value="0.02" table:formula="of:=MIN([.$B12];[.$E12];[.$H12];[.$K12];[.$N12];[.$Q12];[.$T12];[.$W12];[.$Z12];[.$AC12];[.$AF12];[.$AI12];[.$AL12];[.$AO12];[.$AR12])" table:style-name="ce1">
            <text:p>0,02</text:p>
          </table:table-cell>
          <table:table-cell office:value-type="float" office:value="220" table:formula="of:=MIN([.$C12];[.$F12];[.$I12];[.$L12];[.$O12];[.$R12];[.$U12];[.$X12];[.$AA12];[.$AD12];[.$AG12];[.$AJ12];[.$AM12];[.$AP12];[.$AS12])" table:style-name="ce1">
            <text:p>220</text:p>
          </table:table-cell>
          <table:table-cell office:value-type="float" office:value="2" table:formula="of:=MIN([.$D12];[.$G12];[.$J12];[.$M12];[.$P12];[.$S12];[.$V12];[.$Y12];[.$AB12];[.$AE12];[.$AH12];[.$AK12];[.$AN12];[.$AQ12];[.$AT12])" table:style-name="ce1">
            <text:p>2</text:p>
          </table:table-cell>
          <table:table-cell office:value-type="float" office:value="0.03" table:formula="of:=MEDIAN([.$B12];[.$E12];[.$H12];[.$K12];[.$N12];[.$Q12];[.$T12];[.$W12];[.$Z12];[.$AC12];[.$AF12];[.$AI12];[.$AL12];[.$AO12];[.$AR12])" table:style-name="ce1">
            <text:p>0,03</text:p>
          </table:table-cell>
          <table:table-cell office:value-type="float" office:value="386" table:formula="of:=MEDIAN([.$C12];[.$F12];[.$I12];[.$L12];[.$O12];[.$R12];[.$U12];[.$X12];[.$AA12];[.$AD12];[.$AG12];[.$AJ12];[.$AM12];[.$AP12];[.$AS12])" table:style-name="ce1">
            <text:p>386</text:p>
          </table:table-cell>
          <table:table-cell office:value-type="float" office:value="6" table:formula="of:=MEDIAN([.$D12];[.$G12];[.$J12];[.$M12];[.$P12];[.$S12];[.$V12];[.$Y12];[.$AB12];[.$AE12];[.$AH12];[.$AK12];[.$AN12];[.$AQ12];[.$AT12])" table:style-name="ce1">
            <text:p>6</text:p>
          </table:table-cell>
          <table:table-cell office:value-type="float" office:value="2.37" table:formula="of:=MAX([.$B12];[.$E12];[.$H12];[.$K12];[.$N12];[.$Q12];[.$T12];[.$W12];[.$Z12];[.$AC12];[.$AF12];[.$AI12];[.$AL12];[.$AO12];[.$AR12])" table:style-name="ce1">
            <text:p>2,37</text:p>
          </table:table-cell>
          <table:table-cell office:value-type="float" office:value="63556" table:formula="of:=MAX([.$C12];[.$F12];[.$I12];[.$L12];[.$O12];[.$R12];[.$U12];[.$X12];[.$AA12];[.$AD12];[.$AG12];[.$AJ12];[.$AM12];[.$AP12];[.$AS12])" table:style-name="ce1">
            <text:p>63556</text:p>
          </table:table-cell>
          <table:table-cell office:value-type="float" office:value="487" table:formula="of:=MAX([.$D12];[.$G12];[.$J12];[.$M12];[.$P12];[.$S12];[.$V12];[.$Y12];[.$AB12];[.$AE12];[.$AH12];[.$AK12];[.$AN12];[.$AQ12];[.$AT12])" table:style-name="ce1">
            <text:p>48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1_a12_h87.lp</text:p>
          </table:table-cell>
          <table:table-cell office:value-type="float" office:value="2.48" table:style-name="ce1">
            <text:p>2,48</text:p>
          </table:table-cell>
          <table:table-cell office:value-type="float" office:value="496368" table:style-name="ce3">
            <text:p>496368</text:p>
          </table:table-cell>
          <table:table-cell office:value-type="float" office:value="393" table:style-name="ce1">
            <text:p>393</text:p>
          </table:table-cell>
          <table:table-cell office:value-type="float" office:value="0.46" table:style-name="ce1">
            <text:p>0,46</text:p>
          </table:table-cell>
          <table:table-cell office:value-type="float" office:value="3547" table:style-name="ce1">
            <text:p>3547</text:p>
          </table:table-cell>
          <table:table-cell office:value-type="float" office:value="91" table:style-name="ce2">
            <text:p>91</text:p>
          </table:table-cell>
          <table:table-cell office:value-type="float" office:value="1.67" table:style-name="ce1">
            <text:p>1,67</text:p>
          </table:table-cell>
          <table:table-cell office:value-type="float" office:value="60935" table:style-name="ce1">
            <text:p>60935</text:p>
          </table:table-cell>
          <table:table-cell office:value-type="float" office:value="650" table:style-name="ce1">
            <text:p>650</text:p>
          </table:table-cell>
          <table:table-cell office:value-type="float" office:value="0.39" table:style-name="ce1">
            <text:p>0,39</text:p>
          </table:table-cell>
          <table:table-cell office:value-type="float" office:value="2246" table:style-name="ce1">
            <text:p>2246</text:p>
          </table:table-cell>
          <table:table-cell office:value-type="float" office:value="123" table:style-name="ce1">
            <text:p>123</text:p>
          </table:table-cell>
          <table:table-cell office:value-type="float" office:value="0.46" table:style-name="ce1">
            <text:p>0,46</text:p>
          </table:table-cell>
          <table:table-cell office:value-type="float" office:value="1857" table:style-name="ce1">
            <text:p>1857</text:p>
          </table:table-cell>
          <table:table-cell office:value-type="float" office:value="243" table:style-name="ce1">
            <text:p>243</text:p>
          </table:table-cell>
          <table:table-cell office:value-type="float" office:value="0.43" table:style-name="ce1">
            <text:p>0,43</text:p>
          </table:table-cell>
          <table:table-cell office:value-type="float" office:value="10761" table:style-name="ce1">
            <text:p>10761</text:p>
          </table:table-cell>
          <table:table-cell office:value-type="float" office:value="188" table:style-name="ce1">
            <text:p>188</text:p>
          </table:table-cell>
          <table:table-cell office:value-type="float" office:value="2.87" table:style-name="ce1">
            <text:p>2,87</text:p>
          </table:table-cell>
          <table:table-cell office:value-type="float" office:value="17899" table:style-name="ce1">
            <text:p>17899</text:p>
          </table:table-cell>
          <table:table-cell office:value-type="float" office:value="1007" table:style-name="ce1">
            <text:p>1007</text:p>
          </table:table-cell>
          <table:table-cell office:value-type="float" office:value="1.69" table:style-name="ce1">
            <text:p>1,69</text:p>
          </table:table-cell>
          <table:table-cell office:value-type="float" office:value="7341" table:style-name="ce1">
            <text:p>7341</text:p>
          </table:table-cell>
          <table:table-cell office:value-type="float" office:value="704" table:style-name="ce1">
            <text:p>704</text:p>
          </table:table-cell>
          <table:table-cell office:value-type="float" office:value="0.35" table:style-name="ce1">
            <text:p>0,35</text:p>
          </table:table-cell>
          <table:table-cell office:value-type="float" office:value="1692" table:style-name="ce2">
            <text:p>1692</text:p>
          </table:table-cell>
          <table:table-cell office:value-type="float" office:value="106" table:style-name="ce1">
            <text:p>106</text:p>
          </table:table-cell>
          <table:table-cell office:value-type="float" office:value="0.41" table:style-name="ce1">
            <text:p>0,41</text:p>
          </table:table-cell>
          <table:table-cell office:value-type="float" office:value="2837" table:style-name="ce1">
            <text:p>2837</text:p>
          </table:table-cell>
          <table:table-cell office:value-type="float" office:value="297" table:style-name="ce1">
            <text:p>297</text:p>
          </table:table-cell>
          <table:table-cell office:value-type="float" office:value="0.43" table:style-name="ce1">
            <text:p>0,43</text:p>
          </table:table-cell>
          <table:table-cell office:value-type="float" office:value="4364" table:style-name="ce1">
            <text:p>4364</text:p>
          </table:table-cell>
          <table:table-cell office:value-type="float" office:value="331" table:style-name="ce1">
            <text:p>331</text:p>
          </table:table-cell>
          <table:table-cell office:value-type="float" office:value="20.84" table:style-name="ce3">
            <text:p>20,84</text:p>
          </table:table-cell>
          <table:table-cell office:value-type="float" office:value="216401" table:style-name="ce1">
            <text:p>216401</text:p>
          </table:table-cell>
          <table:table-cell office:value-type="float" office:value="4945" table:style-name="ce3">
            <text:p>494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6954" table:style-name="ce1">
            <text:p>6954</text:p>
          </table:table-cell>
          <table:table-cell office:value-type="float" office:value="270" table:style-name="ce1">
            <text:p>270</text:p>
          </table:table-cell>
          <table:table-cell office:value-type="float" office:value="4.99" table:style-name="ce1">
            <text:p>4,99</text:p>
          </table:table-cell>
          <table:table-cell office:value-type="float" office:value="27112" table:style-name="ce1">
            <text:p>27112</text:p>
          </table:table-cell>
          <table:table-cell office:value-type="float" office:value="450" table:style-name="ce1">
            <text:p>450</text:p>
          </table:table-cell>
          <table:table-cell office:value-type="float" office:value="0.33" table:style-name="ce2">
            <text:p>0,33</text:p>
          </table:table-cell>
          <table:table-cell office:value-type="float" office:value="1818" table:style-name="ce1">
            <text:p>1818</text:p>
          </table:table-cell>
          <table:table-cell office:value-type="float" office:value="104" table:style-name="ce1">
            <text:p>104</text:p>
          </table:table-cell>
          <table:table-cell office:value-type="float" office:value="0.33" table:formula="of:=MIN([.$B13];[.$E13];[.$H13];[.$K13];[.$N13];[.$Q13];[.$T13];[.$W13];[.$Z13];[.$AC13];[.$AF13];[.$AI13];[.$AL13];[.$AO13];[.$AR13])" table:style-name="ce1">
            <text:p>0,33</text:p>
          </table:table-cell>
          <table:table-cell office:value-type="float" office:value="1692" table:formula="of:=MIN([.$C13];[.$F13];[.$I13];[.$L13];[.$O13];[.$R13];[.$U13];[.$X13];[.$AA13];[.$AD13];[.$AG13];[.$AJ13];[.$AM13];[.$AP13];[.$AS13])" table:style-name="ce1">
            <text:p>1692</text:p>
          </table:table-cell>
          <table:table-cell office:value-type="float" office:value="91" table:formula="of:=MIN([.$D13];[.$G13];[.$J13];[.$M13];[.$P13];[.$S13];[.$V13];[.$Y13];[.$AB13];[.$AE13];[.$AH13];[.$AK13];[.$AN13];[.$AQ13];[.$AT13])" table:style-name="ce1">
            <text:p>91</text:p>
          </table:table-cell>
          <table:table-cell office:value-type="float" office:value="0.46" table:formula="of:=MEDIAN([.$B13];[.$E13];[.$H13];[.$K13];[.$N13];[.$Q13];[.$T13];[.$W13];[.$Z13];[.$AC13];[.$AF13];[.$AI13];[.$AL13];[.$AO13];[.$AR13])" table:style-name="ce1">
            <text:p>0,46</text:p>
          </table:table-cell>
          <table:table-cell office:value-type="float" office:value="6954" table:formula="of:=MEDIAN([.$C13];[.$F13];[.$I13];[.$L13];[.$O13];[.$R13];[.$U13];[.$X13];[.$AA13];[.$AD13];[.$AG13];[.$AJ13];[.$AM13];[.$AP13];[.$AS13])" table:style-name="ce1">
            <text:p>6954</text:p>
          </table:table-cell>
          <table:table-cell office:value-type="float" office:value="297" table:formula="of:=MEDIAN([.$D13];[.$G13];[.$J13];[.$M13];[.$P13];[.$S13];[.$V13];[.$Y13];[.$AB13];[.$AE13];[.$AH13];[.$AK13];[.$AN13];[.$AQ13];[.$AT13])" table:style-name="ce1">
            <text:p>297</text:p>
          </table:table-cell>
          <table:table-cell office:value-type="float" office:value="20.84" table:formula="of:=MAX([.$B13];[.$E13];[.$H13];[.$K13];[.$N13];[.$Q13];[.$T13];[.$W13];[.$Z13];[.$AC13];[.$AF13];[.$AI13];[.$AL13];[.$AO13];[.$AR13])" table:style-name="ce1">
            <text:p>20,84</text:p>
          </table:table-cell>
          <table:table-cell office:value-type="float" office:value="496368" table:formula="of:=MAX([.$C13];[.$F13];[.$I13];[.$L13];[.$O13];[.$R13];[.$U13];[.$X13];[.$AA13];[.$AD13];[.$AG13];[.$AJ13];[.$AM13];[.$AP13];[.$AS13])" table:style-name="ce1">
            <text:p>496368</text:p>
          </table:table-cell>
          <table:table-cell office:value-type="float" office:value="4945" table:formula="of:=MAX([.$D13];[.$G13];[.$J13];[.$M13];[.$P13];[.$S13];[.$V13];[.$Y13];[.$AB13];[.$AE13];[.$AH13];[.$AK13];[.$AN13];[.$AQ13];[.$AT13])" table:style-name="ce1">
            <text:p>494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2_a14_h72.lp</text:p>
          </table:table-cell>
          <table:table-cell office:value-type="float" office:value="0.82" table:style-name="ce1">
            <text:p>0,82</text:p>
          </table:table-cell>
          <table:table-cell office:value-type="float" office:value="103917" table:style-name="ce1">
            <text:p>103917</text:p>
          </table:table-cell>
          <table:table-cell office:value-type="float" office:value="225" table:style-name="ce1">
            <text:p>225</text:p>
          </table:table-cell>
          <table:table-cell office:value-type="float" office:value="0.35" table:style-name="ce1">
            <text:p>0,35</text:p>
          </table:table-cell>
          <table:table-cell office:value-type="float" office:value="4810" table:style-name="ce1">
            <text:p>4810</text:p>
          </table:table-cell>
          <table:table-cell office:value-type="float" office:value="152" table:style-name="ce1">
            <text:p>152</text:p>
          </table:table-cell>
          <table:table-cell office:value-type="float" office:value="57.42" table:style-name="ce3">
            <text:p>57,42</text:p>
          </table:table-cell>
          <table:table-cell office:value-type="float" office:value="3319635" table:style-name="ce3">
            <text:p>3319635</text:p>
          </table:table-cell>
          <table:table-cell office:value-type="float" office:value="24312" table:style-name="ce3">
            <text:p>24312</text:p>
          </table:table-cell>
          <table:table-cell office:value-type="float" office:value="0.17" table:style-name="ce1">
            <text:p>0,17</text:p>
          </table:table-cell>
          <table:table-cell office:value-type="float" office:value="1293" table:style-name="ce1">
            <text:p>1293</text:p>
          </table:table-cell>
          <table:table-cell office:value-type="float" office:value="24" table:style-name="ce2">
            <text:p>24</text:p>
          </table:table-cell>
          <table:table-cell office:value-type="float" office:value="0.13" table:style-name="ce1">
            <text:p>0,13</text:p>
          </table:table-cell>
          <table:table-cell office:value-type="float" office:value="1113" table:style-name="ce1">
            <text:p>1113</text:p>
          </table:table-cell>
          <table:table-cell office:value-type="float" office:value="38" table:style-name="ce1">
            <text:p>38</text:p>
          </table:table-cell>
          <table:table-cell office:value-type="float" office:value="0.18" table:style-name="ce1">
            <text:p>0,18</text:p>
          </table:table-cell>
          <table:table-cell office:value-type="float" office:value="7173" table:style-name="ce1">
            <text:p>7173</text:p>
          </table:table-cell>
          <table:table-cell office:value-type="float" office:value="63" table:style-name="ce1">
            <text:p>63</text:p>
          </table:table-cell>
          <table:table-cell office:value-type="float" office:value="5.09" table:style-name="ce1">
            <text:p>5,09</text:p>
          </table:table-cell>
          <table:table-cell office:value-type="float" office:value="42504" table:style-name="ce1">
            <text:p>42504</text:p>
          </table:table-cell>
          <table:table-cell office:value-type="float" office:value="3026" table:style-name="ce1">
            <text:p>3026</text:p>
          </table:table-cell>
          <table:table-cell office:value-type="float" office:value="1.39" table:style-name="ce1">
            <text:p>1,39</text:p>
          </table:table-cell>
          <table:table-cell office:value-type="float" office:value="11134" table:style-name="ce1">
            <text:p>11134</text:p>
          </table:table-cell>
          <table:table-cell office:value-type="float" office:value="672" table:style-name="ce1">
            <text:p>672</text:p>
          </table:table-cell>
          <table:table-cell office:value-type="float" office:value="0.12" table:style-name="ce2">
            <text:p>0,12</text:p>
          </table:table-cell>
          <table:table-cell office:value-type="float" office:value="1116" table:style-name="ce1">
            <text:p>1116</text:p>
          </table:table-cell>
          <table:table-cell office:value-type="float" office:value="37" table:style-name="ce1">
            <text:p>37</text:p>
          </table:table-cell>
          <table:table-cell office:value-type="float" office:value="0.98" table:style-name="ce1">
            <text:p>0,98</text:p>
          </table:table-cell>
          <table:table-cell office:value-type="float" office:value="15213" table:style-name="ce1">
            <text:p>15213</text:p>
          </table:table-cell>
          <table:table-cell office:value-type="float" office:value="185" table:style-name="ce1">
            <text:p>185</text:p>
          </table:table-cell>
          <table:table-cell office:value-type="float" office:value="1.53" table:style-name="ce1">
            <text:p>1,53</text:p>
          </table:table-cell>
          <table:table-cell office:value-type="float" office:value="24534" table:style-name="ce1">
            <text:p>24534</text:p>
          </table:table-cell>
          <table:table-cell office:value-type="float" office:value="205" table:style-name="ce1">
            <text:p>205</text:p>
          </table:table-cell>
          <table:table-cell office:value-type="float" office:value="21.53" table:style-name="ce1">
            <text:p>21,53</text:p>
          </table:table-cell>
          <table:table-cell office:value-type="float" office:value="283209" table:style-name="ce1">
            <text:p>283209</text:p>
          </table:table-cell>
          <table:table-cell office:value-type="float" office:value="19678" table:style-name="ce1">
            <text:p>19678</text:p>
          </table:table-cell>
          <table:table-cell office:value-type="float" office:value="0.43" table:style-name="ce1">
            <text:p>0,43</text:p>
          </table:table-cell>
          <table:table-cell office:value-type="float" office:value="2709" table:style-name="ce1">
            <text:p>2709</text:p>
          </table:table-cell>
          <table:table-cell office:value-type="float" office:value="41" table:style-name="ce1">
            <text:p>41</text:p>
          </table:table-cell>
          <table:table-cell office:value-type="float" office:value="5.23" table:style-name="ce1">
            <text:p>5,23</text:p>
          </table:table-cell>
          <table:table-cell office:value-type="float" office:value="58334" table:style-name="ce1">
            <text:p>58334</text:p>
          </table:table-cell>
          <table:table-cell office:value-type="float" office:value="277" table:style-name="ce1">
            <text:p>277</text:p>
          </table:table-cell>
          <table:table-cell office:value-type="float" office:value="0.12" table:style-name="ce2">
            <text:p>0,12</text:p>
          </table:table-cell>
          <table:table-cell office:value-type="float" office:value="1090" table:style-name="ce2">
            <text:p>1090</text:p>
          </table:table-cell>
          <table:table-cell office:value-type="float" office:value="37" table:style-name="ce1">
            <text:p>37</text:p>
          </table:table-cell>
          <table:table-cell office:value-type="float" office:value="0.12" table:formula="of:=MIN([.$B14];[.$E14];[.$H14];[.$K14];[.$N14];[.$Q14];[.$T14];[.$W14];[.$Z14];[.$AC14];[.$AF14];[.$AI14];[.$AL14];[.$AO14];[.$AR14])" table:style-name="ce1">
            <text:p>0,12</text:p>
          </table:table-cell>
          <table:table-cell office:value-type="float" office:value="1090" table:formula="of:=MIN([.$C14];[.$F14];[.$I14];[.$L14];[.$O14];[.$R14];[.$U14];[.$X14];[.$AA14];[.$AD14];[.$AG14];[.$AJ14];[.$AM14];[.$AP14];[.$AS14])" table:style-name="ce1">
            <text:p>1090</text:p>
          </table:table-cell>
          <table:table-cell office:value-type="float" office:value="24" table:formula="of:=MIN([.$D14];[.$G14];[.$J14];[.$M14];[.$P14];[.$S14];[.$V14];[.$Y14];[.$AB14];[.$AE14];[.$AH14];[.$AK14];[.$AN14];[.$AQ14];[.$AT14])" table:style-name="ce1">
            <text:p>24</text:p>
          </table:table-cell>
          <table:table-cell office:value-type="float" office:value="0.82" table:formula="of:=MEDIAN([.$B14];[.$E14];[.$H14];[.$K14];[.$N14];[.$Q14];[.$T14];[.$W14];[.$Z14];[.$AC14];[.$AF14];[.$AI14];[.$AL14];[.$AO14];[.$AR14])" table:style-name="ce1">
            <text:p>0,82</text:p>
          </table:table-cell>
          <table:table-cell office:value-type="float" office:value="11134" table:formula="of:=MEDIAN([.$C14];[.$F14];[.$I14];[.$L14];[.$O14];[.$R14];[.$U14];[.$X14];[.$AA14];[.$AD14];[.$AG14];[.$AJ14];[.$AM14];[.$AP14];[.$AS14])" table:style-name="ce1">
            <text:p>11134</text:p>
          </table:table-cell>
          <table:table-cell office:value-type="float" office:value="185" table:formula="of:=MEDIAN([.$D14];[.$G14];[.$J14];[.$M14];[.$P14];[.$S14];[.$V14];[.$Y14];[.$AB14];[.$AE14];[.$AH14];[.$AK14];[.$AN14];[.$AQ14];[.$AT14])" table:style-name="ce1">
            <text:p>185</text:p>
          </table:table-cell>
          <table:table-cell office:value-type="float" office:value="57.42" table:formula="of:=MAX([.$B14];[.$E14];[.$H14];[.$K14];[.$N14];[.$Q14];[.$T14];[.$W14];[.$Z14];[.$AC14];[.$AF14];[.$AI14];[.$AL14];[.$AO14];[.$AR14])" table:style-name="ce1">
            <text:p>57,42</text:p>
          </table:table-cell>
          <table:table-cell office:value-type="float" office:value="3319635" table:formula="of:=MAX([.$C14];[.$F14];[.$I14];[.$L14];[.$O14];[.$R14];[.$U14];[.$X14];[.$AA14];[.$AD14];[.$AG14];[.$AJ14];[.$AM14];[.$AP14];[.$AS14])" table:style-name="ce1">
            <text:p>3319635</text:p>
          </table:table-cell>
          <table:table-cell office:value-type="float" office:value="24312" table:formula="of:=MAX([.$D14];[.$G14];[.$J14];[.$M14];[.$P14];[.$S14];[.$V14];[.$Y14];[.$AB14];[.$AE14];[.$AH14];[.$AK14];[.$AN14];[.$AQ14];[.$AT14])" table:style-name="ce1">
            <text:p>2431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3_a16_h97.lp</text:p>
          </table:table-cell>
          <table:table-cell office:value-type="float" office:value="6.38" table:style-name="ce1">
            <text:p>6,38</text:p>
          </table:table-cell>
          <table:table-cell office:value-type="float" office:value="1058458" table:style-name="ce1">
            <text:p>1058458</text:p>
          </table:table-cell>
          <table:table-cell office:value-type="float" office:value="303" table:style-name="ce1">
            <text:p>303</text:p>
          </table:table-cell>
          <table:table-cell office:value-type="float" office:value="0.79" table:style-name="ce1">
            <text:p>0,79</text:p>
          </table:table-cell>
          <table:table-cell office:value-type="float" office:value="6246" table:style-name="ce1">
            <text:p>6246</text:p>
          </table:table-cell>
          <table:table-cell office:value-type="float" office:value="81" table:style-name="ce1">
            <text:p>81</text:p>
          </table:table-cell>
          <table:table-cell office:value-type="float" office:value="6.04" table:style-name="ce1">
            <text:p>6,04</text:p>
          </table:table-cell>
          <table:table-cell office:value-type="float" office:value="277830" table:style-name="ce1">
            <text:p>277830</text:p>
          </table:table-cell>
          <table:table-cell office:value-type="float" office:value="696" table:style-name="ce1">
            <text:p>696</text:p>
          </table:table-cell>
          <table:table-cell office:value-type="float" office:value="172.21" table:style-name="ce1">
            <text:p>172,21</text:p>
          </table:table-cell>
          <table:table-cell office:value-type="float" office:value="5126505" table:style-name="ce1">
            <text:p>5126505</text:p>
          </table:table-cell>
          <table:table-cell office:value-type="float" office:value="35504" table:style-name="ce1">
            <text:p>35504</text:p>
          </table:table-cell>
          <table:table-cell office:value-type="float" office:value="0.22" table:style-name="ce2">
            <text:p>0,22</text:p>
          </table:table-cell>
          <table:table-cell office:value-type="float" office:value="1660" table:style-name="ce2">
            <text:p>1660</text:p>
          </table:table-cell>
          <table:table-cell office:value-type="float" office:value="32" table:style-name="ce2">
            <text:p>32</text:p>
          </table:table-cell>
          <table:table-cell office:value-type="float" office:value="191.79" table:style-name="ce3">
            <text:p>191,79</text:p>
          </table:table-cell>
          <table:table-cell office:value-type="float" office:value="6938207" table:style-name="ce3">
            <text:p>6938207</text:p>
          </table:table-cell>
          <table:table-cell office:value-type="float" office:value="50933" table:style-name="ce3">
            <text:p>50933</text:p>
          </table:table-cell>
          <table:table-cell office:value-type="float" office:value="3.99" table:style-name="ce1">
            <text:p>3,99</text:p>
          </table:table-cell>
          <table:table-cell office:value-type="float" office:value="18741" table:style-name="ce1">
            <text:p>18741</text:p>
          </table:table-cell>
          <table:table-cell office:value-type="float" office:value="1096" table:style-name="ce1">
            <text:p>1096</text:p>
          </table:table-cell>
          <table:table-cell office:value-type="float" office:value="6.1" table:style-name="ce1">
            <text:p>6,1</text:p>
          </table:table-cell>
          <table:table-cell office:value-type="float" office:value="35412" table:style-name="ce1">
            <text:p>35412</text:p>
          </table:table-cell>
          <table:table-cell office:value-type="float" office:value="1082" table:style-name="ce1">
            <text:p>1082</text:p>
          </table:table-cell>
          <table:table-cell office:value-type="float" office:value="0.24" table:style-name="ce1">
            <text:p>0,24</text:p>
          </table:table-cell>
          <table:table-cell office:value-type="float" office:value="1667" table:style-name="ce1">
            <text:p>1667</text:p>
          </table:table-cell>
          <table:table-cell office:value-type="float" office:value="32" table:style-name="ce2">
            <text:p>32</text:p>
          </table:table-cell>
          <table:table-cell office:value-type="float" office:value="1.85" table:style-name="ce1">
            <text:p>1,85</text:p>
          </table:table-cell>
          <table:table-cell office:value-type="float" office:value="24624" table:style-name="ce1">
            <text:p>24624</text:p>
          </table:table-cell>
          <table:table-cell office:value-type="float" office:value="428" table:style-name="ce1">
            <text:p>428</text:p>
          </table:table-cell>
          <table:table-cell office:value-type="float" office:value="0.62" table:style-name="ce1">
            <text:p>0,62</text:p>
          </table:table-cell>
          <table:table-cell office:value-type="float" office:value="4036" table:style-name="ce1">
            <text:p>4036</text:p>
          </table:table-cell>
          <table:table-cell office:value-type="float" office:value="153" table:style-name="ce1">
            <text:p>153</text:p>
          </table:table-cell>
          <table:table-cell office:value-type="float" office:value="34.6" table:style-name="ce1">
            <text:p>34,6</text:p>
          </table:table-cell>
          <table:table-cell office:value-type="float" office:value="221943" table:style-name="ce1">
            <text:p>221943</text:p>
          </table:table-cell>
          <table:table-cell office:value-type="float" office:value="24282" table:style-name="ce1">
            <text:p>24282</text:p>
          </table:table-cell>
          <table:table-cell office:value-type="float" office:value="0.99" table:style-name="ce1">
            <text:p>0,99</text:p>
          </table:table-cell>
          <table:table-cell office:value-type="float" office:value="8087" table:style-name="ce1">
            <text:p>8087</text:p>
          </table:table-cell>
          <table:table-cell office:value-type="float" office:value="72" table:style-name="ce1">
            <text:p>72</text:p>
          </table:table-cell>
          <table:table-cell office:value-type="float" office:value="165.51" table:style-name="ce1">
            <text:p>165,51</text:p>
          </table:table-cell>
          <table:table-cell office:value-type="float" office:value="906006" table:style-name="ce1">
            <text:p>906006</text:p>
          </table:table-cell>
          <table:table-cell office:value-type="float" office:value="10727" table:style-name="ce1">
            <text:p>10727</text:p>
          </table:table-cell>
          <table:table-cell office:value-type="float" office:value="0.22" table:style-name="ce2">
            <text:p>0,22</text:p>
          </table:table-cell>
          <table:table-cell office:value-type="float" office:value="1660" table:style-name="ce2">
            <text:p>1660</text:p>
          </table:table-cell>
          <table:table-cell office:value-type="float" office:value="32" table:style-name="ce2">
            <text:p>32</text:p>
          </table:table-cell>
          <table:table-cell office:value-type="float" office:value="0.22" table:formula="of:=MIN([.$B15];[.$E15];[.$H15];[.$K15];[.$N15];[.$Q15];[.$T15];[.$W15];[.$Z15];[.$AC15];[.$AF15];[.$AI15];[.$AL15];[.$AO15];[.$AR15])" table:style-name="ce1">
            <text:p>0,22</text:p>
          </table:table-cell>
          <table:table-cell office:value-type="float" office:value="1660" table:formula="of:=MIN([.$C15];[.$F15];[.$I15];[.$L15];[.$O15];[.$R15];[.$U15];[.$X15];[.$AA15];[.$AD15];[.$AG15];[.$AJ15];[.$AM15];[.$AP15];[.$AS15])" table:style-name="ce1">
            <text:p>1660</text:p>
          </table:table-cell>
          <table:table-cell office:value-type="float" office:value="32" table:formula="of:=MIN([.$D15];[.$G15];[.$J15];[.$M15];[.$P15];[.$S15];[.$V15];[.$Y15];[.$AB15];[.$AE15];[.$AH15];[.$AK15];[.$AN15];[.$AQ15];[.$AT15])" table:style-name="ce1">
            <text:p>32</text:p>
          </table:table-cell>
          <table:table-cell office:value-type="float" office:value="3.99" table:formula="of:=MEDIAN([.$B15];[.$E15];[.$H15];[.$K15];[.$N15];[.$Q15];[.$T15];[.$W15];[.$Z15];[.$AC15];[.$AF15];[.$AI15];[.$AL15];[.$AO15];[.$AR15])" table:style-name="ce1">
            <text:p>3,99</text:p>
          </table:table-cell>
          <table:table-cell office:value-type="float" office:value="24624" table:formula="of:=MEDIAN([.$C15];[.$F15];[.$I15];[.$L15];[.$O15];[.$R15];[.$U15];[.$X15];[.$AA15];[.$AD15];[.$AG15];[.$AJ15];[.$AM15];[.$AP15];[.$AS15])" table:style-name="ce1">
            <text:p>24624</text:p>
          </table:table-cell>
          <table:table-cell office:value-type="float" office:value="428" table:formula="of:=MEDIAN([.$D15];[.$G15];[.$J15];[.$M15];[.$P15];[.$S15];[.$V15];[.$Y15];[.$AB15];[.$AE15];[.$AH15];[.$AK15];[.$AN15];[.$AQ15];[.$AT15])" table:style-name="ce1">
            <text:p>428</text:p>
          </table:table-cell>
          <table:table-cell office:value-type="float" office:value="191.79" table:formula="of:=MAX([.$B15];[.$E15];[.$H15];[.$K15];[.$N15];[.$Q15];[.$T15];[.$W15];[.$Z15];[.$AC15];[.$AF15];[.$AI15];[.$AL15];[.$AO15];[.$AR15])" table:style-name="ce1">
            <text:p>191,79</text:p>
          </table:table-cell>
          <table:table-cell office:value-type="float" office:value="6938207" table:formula="of:=MAX([.$C15];[.$F15];[.$I15];[.$L15];[.$O15];[.$R15];[.$U15];[.$X15];[.$AA15];[.$AD15];[.$AG15];[.$AJ15];[.$AM15];[.$AP15];[.$AS15])" table:style-name="ce1">
            <text:p>6938207</text:p>
          </table:table-cell>
          <table:table-cell office:value-type="float" office:value="50933" table:formula="of:=MAX([.$D15];[.$G15];[.$J15];[.$M15];[.$P15];[.$S15];[.$V15];[.$Y15];[.$AB15];[.$AE15];[.$AH15];[.$AK15];[.$AN15];[.$AQ15];[.$AT15])" table:style-name="ce1">
            <text:p>5093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4_a18_h80.lp</text:p>
          </table:table-cell>
          <table:table-cell office:value-type="float" office:value="16.95" table:style-name="ce1">
            <text:p>16,95</text:p>
          </table:table-cell>
          <table:table-cell office:value-type="float" office:value="1008492" table:style-name="ce1">
            <text:p>1008492</text:p>
          </table:table-cell>
          <table:table-cell office:value-type="float" office:value="1779" table:style-name="ce1">
            <text:p>1779</text:p>
          </table:table-cell>
          <table:table-cell office:value-type="float" office:value="0.63" table:style-name="ce1">
            <text:p>0,63</text:p>
          </table:table-cell>
          <table:table-cell office:value-type="float" office:value="5465" table:style-name="ce1">
            <text:p>5465</text:p>
          </table:table-cell>
          <table:table-cell office:value-type="float" office:value="105" table:style-name="ce1">
            <text:p>105</text:p>
          </table:table-cell>
          <table:table-cell office:value-type="float" office:value="0.39" table:style-name="ce1">
            <text:p>0,39</text:p>
          </table:table-cell>
          <table:table-cell office:value-type="float" office:value="15989" table:style-name="ce1">
            <text:p>15989</text:p>
          </table:table-cell>
          <table:table-cell office:value-type="float" office:value="32" table:style-name="ce1">
            <text:p>32</text:p>
          </table:table-cell>
          <table:table-cell office:value-type="float" office:value="0.31" table:style-name="ce1">
            <text:p>0,31</text:p>
          </table:table-cell>
          <table:table-cell office:value-type="float" office:value="1219" table:style-name="ce2">
            <text:p>1219</text:p>
          </table:table-cell>
          <table:table-cell office:value-type="float" office:value="22" table:style-name="ce2">
            <text:p>22</text:p>
          </table:table-cell>
          <table:table-cell office:value-type="float" office:value="0.46" table:style-name="ce1">
            <text:p>0,46</text:p>
          </table:table-cell>
          <table:table-cell office:value-type="float" office:value="3314" table:style-name="ce1">
            <text:p>3314</text:p>
          </table:table-cell>
          <table:table-cell office:value-type="float" office:value="36" table:style-name="ce1">
            <text:p>36</text:p>
          </table:table-cell>
          <table:table-cell office:value-type="float" office:value="0.49" table:style-name="ce1">
            <text:p>0,49</text:p>
          </table:table-cell>
          <table:table-cell office:value-type="float" office:value="24113" table:style-name="ce1">
            <text:p>24113</text:p>
          </table:table-cell>
          <table:table-cell office:value-type="float" office:value="48" table:style-name="ce1">
            <text:p>48</text:p>
          </table:table-cell>
          <table:table-cell office:value-type="float" office:value="5.34" table:style-name="ce1">
            <text:p>5,34</text:p>
          </table:table-cell>
          <table:table-cell office:value-type="float" office:value="23860" table:style-name="ce1">
            <text:p>23860</text:p>
          </table:table-cell>
          <table:table-cell office:value-type="float" office:value="821" table:style-name="ce1">
            <text:p>821</text:p>
          </table:table-cell>
          <table:table-cell office:value-type="float" office:value="11.1" table:style-name="ce1">
            <text:p>11,1</text:p>
          </table:table-cell>
          <table:table-cell office:value-type="float" office:value="53645" table:style-name="ce1">
            <text:p>53645</text:p>
          </table:table-cell>
          <table:table-cell office:value-type="float" office:value="2418" table:style-name="ce1">
            <text:p>2418</text:p>
          </table:table-cell>
          <table:table-cell office:value-type="float" office:value="0.43" table:style-name="ce1">
            <text:p>0,43</text:p>
          </table:table-cell>
          <table:table-cell office:value-type="float" office:value="3325" table:style-name="ce1">
            <text:p>3325</text:p>
          </table:table-cell>
          <table:table-cell office:value-type="float" office:value="36" table:style-name="ce1">
            <text:p>36</text:p>
          </table:table-cell>
          <table:table-cell office:value-type="float" office:value="0.25" table:style-name="ce2">
            <text:p>0,25</text:p>
          </table:table-cell>
          <table:table-cell office:value-type="float" office:value="1706" table:style-name="ce1">
            <text:p>1706</text:p>
          </table:table-cell>
          <table:table-cell office:value-type="float" office:value="23" table:style-name="ce1">
            <text:p>23</text:p>
          </table:table-cell>
          <table:table-cell office:value-type="float" office:value="0.26" table:style-name="ce1">
            <text:p>0,26</text:p>
          </table:table-cell>
          <table:table-cell office:value-type="float" office:value="1715" table:style-name="ce1">
            <text:p>1715</text:p>
          </table:table-cell>
          <table:table-cell office:value-type="float" office:value="23" table:style-name="ce1">
            <text:p>23</text:p>
          </table:table-cell>
          <table:table-cell office:value-type="float" office:value="7232.26" table:style-name="ce3">
            <text:p>7232,26</text:p>
          </table:table-cell>
          <table:table-cell office:value-type="float" office:value="52793427" table:style-name="ce3">
            <text:p>52793427</text:p>
          </table:table-cell>
          <table:table-cell office:value-type="float" office:value="3395757" table:style-name="ce3">
            <text:p>3395757</text:p>
          </table:table-cell>
          <table:table-cell office:value-type="float" office:value="1.22" table:style-name="ce1">
            <text:p>1,22</text:p>
          </table:table-cell>
          <table:table-cell office:value-type="float" office:value="7122" table:style-name="ce1">
            <text:p>7122</text:p>
          </table:table-cell>
          <table:table-cell office:value-type="float" office:value="38" table:style-name="ce1">
            <text:p>38</text:p>
          </table:table-cell>
          <table:table-cell office:value-type="float" office:value="31.09" table:style-name="ce1">
            <text:p>31,09</text:p>
          </table:table-cell>
          <table:table-cell office:value-type="float" office:value="222778" table:style-name="ce1">
            <text:p>222778</text:p>
          </table:table-cell>
          <table:table-cell office:value-type="float" office:value="580" table:style-name="ce1">
            <text:p>580</text:p>
          </table:table-cell>
          <table:table-cell office:value-type="float" office:value="0.44" table:style-name="ce1">
            <text:p>0,44</text:p>
          </table:table-cell>
          <table:table-cell office:value-type="float" office:value="3314" table:style-name="ce1">
            <text:p>3314</text:p>
          </table:table-cell>
          <table:table-cell office:value-type="float" office:value="36" table:style-name="ce1">
            <text:p>36</text:p>
          </table:table-cell>
          <table:table-cell office:value-type="float" office:value="0.25" table:formula="of:=MIN([.$B16];[.$E16];[.$H16];[.$K16];[.$N16];[.$Q16];[.$T16];[.$W16];[.$Z16];[.$AC16];[.$AF16];[.$AI16];[.$AL16];[.$AO16];[.$AR16])" table:style-name="ce1">
            <text:p>0,25</text:p>
          </table:table-cell>
          <table:table-cell office:value-type="float" office:value="1219" table:formula="of:=MIN([.$C16];[.$F16];[.$I16];[.$L16];[.$O16];[.$R16];[.$U16];[.$X16];[.$AA16];[.$AD16];[.$AG16];[.$AJ16];[.$AM16];[.$AP16];[.$AS16])" table:style-name="ce1">
            <text:p>1219</text:p>
          </table:table-cell>
          <table:table-cell office:value-type="float" office:value="22" table:formula="of:=MIN([.$D16];[.$G16];[.$J16];[.$M16];[.$P16];[.$S16];[.$V16];[.$Y16];[.$AB16];[.$AE16];[.$AH16];[.$AK16];[.$AN16];[.$AQ16];[.$AT16])" table:style-name="ce1">
            <text:p>22</text:p>
          </table:table-cell>
          <table:table-cell office:value-type="float" office:value="0.49" table:formula="of:=MEDIAN([.$B16];[.$E16];[.$H16];[.$K16];[.$N16];[.$Q16];[.$T16];[.$W16];[.$Z16];[.$AC16];[.$AF16];[.$AI16];[.$AL16];[.$AO16];[.$AR16])" table:style-name="ce1">
            <text:p>0,49</text:p>
          </table:table-cell>
          <table:table-cell office:value-type="float" office:value="7122" table:formula="of:=MEDIAN([.$C16];[.$F16];[.$I16];[.$L16];[.$O16];[.$R16];[.$U16];[.$X16];[.$AA16];[.$AD16];[.$AG16];[.$AJ16];[.$AM16];[.$AP16];[.$AS16])" table:style-name="ce1">
            <text:p>7122</text:p>
          </table:table-cell>
          <table:table-cell office:value-type="float" office:value="38" table:formula="of:=MEDIAN([.$D16];[.$G16];[.$J16];[.$M16];[.$P16];[.$S16];[.$V16];[.$Y16];[.$AB16];[.$AE16];[.$AH16];[.$AK16];[.$AN16];[.$AQ16];[.$AT16])" table:style-name="ce1">
            <text:p>38</text:p>
          </table:table-cell>
          <table:table-cell office:value-type="float" office:value="7232.26" table:formula="of:=MAX([.$B16];[.$E16];[.$H16];[.$K16];[.$N16];[.$Q16];[.$T16];[.$W16];[.$Z16];[.$AC16];[.$AF16];[.$AI16];[.$AL16];[.$AO16];[.$AR16])" table:style-name="ce1">
            <text:p>7232,26</text:p>
          </table:table-cell>
          <table:table-cell office:value-type="float" office:value="52793427" table:formula="of:=MAX([.$C16];[.$F16];[.$I16];[.$L16];[.$O16];[.$R16];[.$U16];[.$X16];[.$AA16];[.$AD16];[.$AG16];[.$AJ16];[.$AM16];[.$AP16];[.$AS16])" table:style-name="ce1">
            <text:p>52793427</text:p>
          </table:table-cell>
          <table:table-cell office:value-type="float" office:value="3395757" table:formula="of:=MAX([.$D16];[.$G16];[.$J16];[.$M16];[.$P16];[.$S16];[.$V16];[.$Y16];[.$AB16];[.$AE16];[.$AH16];[.$AK16];[.$AN16];[.$AQ16];[.$AT16])" table:style-name="ce1">
            <text:p>339575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15_a20_h98.lp</text:p>
          </table:table-cell>
          <table:table-cell office:value-type="float" office:value="18189.169999999998" table:style-name="ce3">
            <text:p>18189,17</text:p>
          </table:table-cell>
          <table:table-cell office:value-type="float" office:value="667064738" table:style-name="ce3">
            <text:p>667064738</text:p>
          </table:table-cell>
          <table:table-cell office:value-type="float" office:value="3420564" table:style-name="ce3">
            <text:p>3420564</text:p>
          </table:table-cell>
          <table:table-cell office:value-type="float" office:value="1.18" table:style-name="ce1">
            <text:p>1,18</text:p>
          </table:table-cell>
          <table:table-cell office:value-type="float" office:value="10868" table:style-name="ce1">
            <text:p>10868</text:p>
          </table:table-cell>
          <table:table-cell office:value-type="float" office:value="177" table:style-name="ce1">
            <text:p>177</text:p>
          </table:table-cell>
          <table:table-cell office:value-type="float" office:value="1.34" table:style-name="ce1">
            <text:p>1,34</text:p>
          </table:table-cell>
          <table:table-cell office:value-type="float" office:value="75641" table:style-name="ce1">
            <text:p>75641</text:p>
          </table:table-cell>
          <table:table-cell office:value-type="float" office:value="176" table:style-name="ce1">
            <text:p>176</text:p>
          </table:table-cell>
          <table:table-cell office:value-type="float" office:value="0.53" table:style-name="ce1">
            <text:p>0,53</text:p>
          </table:table-cell>
          <table:table-cell office:value-type="float" office:value="2308" table:style-name="ce2">
            <text:p>2308</text:p>
          </table:table-cell>
          <table:table-cell office:value-type="float" office:value="16" table:style-name="ce2">
            <text:p>16</text:p>
          </table:table-cell>
          <table:table-cell office:value-type="float" office:value="0.45" table:style-name="ce2">
            <text:p>0,45</text:p>
          </table:table-cell>
          <table:table-cell office:value-type="float" office:value="2772" table:style-name="ce1">
            <text:p>2772</text:p>
          </table:table-cell>
          <table:table-cell office:value-type="float" office:value="168" table:style-name="ce1">
            <text:p>168</text:p>
          </table:table-cell>
          <table:table-cell office:value-type="float" office:value="10.69" table:style-name="ce1">
            <text:p>10,69</text:p>
          </table:table-cell>
          <table:table-cell office:value-type="float" office:value="327389" table:style-name="ce1">
            <text:p>327389</text:p>
          </table:table-cell>
          <table:table-cell office:value-type="float" office:value="1321" table:style-name="ce1">
            <text:p>1321</text:p>
          </table:table-cell>
          <table:table-cell office:value-type="float" office:value="11.83" table:style-name="ce1">
            <text:p>11,83</text:p>
          </table:table-cell>
          <table:table-cell office:value-type="float" office:value="50669" table:style-name="ce1">
            <text:p>50669</text:p>
          </table:table-cell>
          <table:table-cell office:value-type="float" office:value="2090" table:style-name="ce1">
            <text:p>2090</text:p>
          </table:table-cell>
          <table:table-cell office:value-type="float" office:value="17.84" table:style-name="ce1">
            <text:p>17,84</text:p>
          </table:table-cell>
          <table:table-cell office:value-type="float" office:value="74922" table:style-name="ce1">
            <text:p>74922</text:p>
          </table:table-cell>
          <table:table-cell office:value-type="float" office:value="3455" table:style-name="ce1">
            <text:p>3455</text:p>
          </table:table-cell>
          <table:table-cell office:value-type="float" office:value="0.5" table:style-name="ce1">
            <text:p>0,5</text:p>
          </table:table-cell>
          <table:table-cell office:value-type="float" office:value="2785" table:style-name="ce1">
            <text:p>2785</text:p>
          </table:table-cell>
          <table:table-cell office:value-type="float" office:value="168" table:style-name="ce1">
            <text:p>168</text:p>
          </table:table-cell>
          <table:table-cell office:value-type="float" office:value="0.69" table:style-name="ce1">
            <text:p>0,69</text:p>
          </table:table-cell>
          <table:table-cell office:value-type="float" office:value="3272" table:style-name="ce1">
            <text:p>3272</text:p>
          </table:table-cell>
          <table:table-cell office:value-type="float" office:value="136" table:style-name="ce1">
            <text:p>136</text:p>
          </table:table-cell>
          <table:table-cell office:value-type="float" office:value="0.77" table:style-name="ce1">
            <text:p>0,77</text:p>
          </table:table-cell>
          <table:table-cell office:value-type="float" office:value="4885" table:style-name="ce1">
            <text:p>4885</text:p>
          </table:table-cell>
          <table:table-cell office:value-type="float" office:value="186" table:style-name="ce1">
            <text:p>186</text:p>
          </table:table-cell>
          <table:table-cell office:value-type="float" office:value="944.69" table:style-name="ce1">
            <text:p>944,69</text:p>
          </table:table-cell>
          <table:table-cell office:value-type="float" office:value="4800212" table:style-name="ce1">
            <text:p>4800212</text:p>
          </table:table-cell>
          <table:table-cell office:value-type="float" office:value="454675" table:style-name="ce1">
            <text:p>454675</text:p>
          </table:table-cell>
          <table:table-cell office:value-type="float" office:value="2.42" table:style-name="ce1">
            <text:p>2,42</text:p>
          </table:table-cell>
          <table:table-cell office:value-type="float" office:value="11233" table:style-name="ce1">
            <text:p>11233</text:p>
          </table:table-cell>
          <table:table-cell office:value-type="float" office:value="236" table:style-name="ce1">
            <text:p>236</text:p>
          </table:table-cell>
          <table:table-cell office:value-type="float" office:value="344.83" table:style-name="ce1">
            <text:p>344,83</text:p>
          </table:table-cell>
          <table:table-cell office:value-type="float" office:value="1709706" table:style-name="ce1">
            <text:p>1709706</text:p>
          </table:table-cell>
          <table:table-cell office:value-type="float" office:value="13171" table:style-name="ce1">
            <text:p>13171</text:p>
          </table:table-cell>
          <table:table-cell office:value-type="float" office:value="10.6" table:style-name="ce1">
            <text:p>10,6</text:p>
          </table:table-cell>
          <table:table-cell office:value-type="float" office:value="163218" table:style-name="ce1">
            <text:p>163218</text:p>
          </table:table-cell>
          <table:table-cell office:value-type="float" office:value="641" table:style-name="ce1">
            <text:p>641</text:p>
          </table:table-cell>
          <table:table-cell office:value-type="float" office:value="0.45" table:formula="of:=MIN([.$B17];[.$E17];[.$H17];[.$K17];[.$N17];[.$Q17];[.$T17];[.$W17];[.$Z17];[.$AC17];[.$AF17];[.$AI17];[.$AL17];[.$AO17];[.$AR17])" table:style-name="ce1">
            <text:p>0,45</text:p>
          </table:table-cell>
          <table:table-cell office:value-type="float" office:value="2308" table:formula="of:=MIN([.$C17];[.$F17];[.$I17];[.$L17];[.$O17];[.$R17];[.$U17];[.$X17];[.$AA17];[.$AD17];[.$AG17];[.$AJ17];[.$AM17];[.$AP17];[.$AS17])" table:style-name="ce1">
            <text:p>2308</text:p>
          </table:table-cell>
          <table:table-cell office:value-type="float" office:value="16" table:formula="of:=MIN([.$D17];[.$G17];[.$J17];[.$M17];[.$P17];[.$S17];[.$V17];[.$Y17];[.$AB17];[.$AE17];[.$AH17];[.$AK17];[.$AN17];[.$AQ17];[.$AT17])" table:style-name="ce1">
            <text:p>16</text:p>
          </table:table-cell>
          <table:table-cell office:value-type="float" office:value="2.42" table:formula="of:=MEDIAN([.$B17];[.$E17];[.$H17];[.$K17];[.$N17];[.$Q17];[.$T17];[.$W17];[.$Z17];[.$AC17];[.$AF17];[.$AI17];[.$AL17];[.$AO17];[.$AR17])" table:style-name="ce1">
            <text:p>2,42</text:p>
          </table:table-cell>
          <table:table-cell office:value-type="float" office:value="50669" table:formula="of:=MEDIAN([.$C17];[.$F17];[.$I17];[.$L17];[.$O17];[.$R17];[.$U17];[.$X17];[.$AA17];[.$AD17];[.$AG17];[.$AJ17];[.$AM17];[.$AP17];[.$AS17])" table:style-name="ce1">
            <text:p>50669</text:p>
          </table:table-cell>
          <table:table-cell office:value-type="float" office:value="236" table:formula="of:=MEDIAN([.$D17];[.$G17];[.$J17];[.$M17];[.$P17];[.$S17];[.$V17];[.$Y17];[.$AB17];[.$AE17];[.$AH17];[.$AK17];[.$AN17];[.$AQ17];[.$AT17])" table:style-name="ce1">
            <text:p>236</text:p>
          </table:table-cell>
          <table:table-cell office:value-type="float" office:value="18189.169999999998" table:formula="of:=MAX([.$B17];[.$E17];[.$H17];[.$K17];[.$N17];[.$Q17];[.$T17];[.$W17];[.$Z17];[.$AC17];[.$AF17];[.$AI17];[.$AL17];[.$AO17];[.$AR17])" table:style-name="ce1">
            <text:p>18189,17</text:p>
          </table:table-cell>
          <table:table-cell office:value-type="float" office:value="667064738" table:formula="of:=MAX([.$C17];[.$F17];[.$I17];[.$L17];[.$O17];[.$R17];[.$U17];[.$X17];[.$AA17];[.$AD17];[.$AG17];[.$AJ17];[.$AM17];[.$AP17];[.$AS17])" table:style-name="ce1">
            <text:p>667064738</text:p>
          </table:table-cell>
          <table:table-cell office:value-type="float" office:value="3420564" table:formula="of:=MAX([.$D17];[.$G17];[.$J17];[.$M17];[.$P17];[.$S17];[.$V17];[.$Y17];[.$AB17];[.$AE17];[.$AH17];[.$AK17];[.$AN17];[.$AQ17];[.$AT17])" table:style-name="ce1">
            <text:p>342056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21_a12_h157.lp</text:p>
          </table:table-cell>
          <table:table-cell office:value-type="float" office:value="18.02" table:style-name="ce1">
            <text:p>18,02</text:p>
          </table:table-cell>
          <table:table-cell office:value-type="float" office:value="2907793" table:style-name="ce3">
            <text:p>2907793</text:p>
          </table:table-cell>
          <table:table-cell office:value-type="float" office:value="357" table:style-name="ce1">
            <text:p>357</text:p>
          </table:table-cell>
          <table:table-cell office:value-type="float" office:value="11.24" table:style-name="ce1">
            <text:p>11,24</text:p>
          </table:table-cell>
          <table:table-cell office:value-type="float" office:value="119008" table:style-name="ce1">
            <text:p>119008</text:p>
          </table:table-cell>
          <table:table-cell office:value-type="float" office:value="734" table:style-name="ce1">
            <text:p>734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9252" table:style-name="ce1">
            <text:p>49252</text:p>
          </table:table-cell>
          <table:table-cell office:value-type="float" office:value="81" table:style-name="ce1">
            <text:p>81</text:p>
          </table:table-cell>
          <table:table-cell office:value-type="float" office:value="0.86" table:style-name="ce1">
            <text:p>0,86</text:p>
          </table:table-cell>
          <table:table-cell office:value-type="float" office:value="1478" table:style-name="ce2">
            <text:p>1478</text:p>
          </table:table-cell>
          <table:table-cell office:value-type="float" office:value="21" table:style-name="ce2">
            <text:p>21</text:p>
          </table:table-cell>
          <table:table-cell office:value-type="float" office:value="0.89" table:style-name="ce1">
            <text:p>0,89</text:p>
          </table:table-cell>
          <table:table-cell office:value-type="float" office:value="2929" table:style-name="ce1">
            <text:p>2929</text:p>
          </table:table-cell>
          <table:table-cell office:value-type="float" office:value="87" table:style-name="ce1">
            <text:p>87</text:p>
          </table:table-cell>
          <table:table-cell office:value-type="float" office:value="0.95" table:style-name="ce1">
            <text:p>0,95</text:p>
          </table:table-cell>
          <table:table-cell office:value-type="float" office:value="42722" table:style-name="ce1">
            <text:p>42722</text:p>
          </table:table-cell>
          <table:table-cell office:value-type="float" office:value="38" table:style-name="ce1">
            <text:p>38</text:p>
          </table:table-cell>
          <table:table-cell office:value-type="float" office:value="10.52" table:style-name="ce1">
            <text:p>10,52</text:p>
          </table:table-cell>
          <table:table-cell office:value-type="float" office:value="21684" table:style-name="ce1">
            <text:p>21684</text:p>
          </table:table-cell>
          <table:table-cell office:value-type="float" office:value="905" table:style-name="ce1">
            <text:p>905</text:p>
          </table:table-cell>
          <table:table-cell office:value-type="float" office:value="7.45" table:style-name="ce1">
            <text:p>7,45</text:p>
          </table:table-cell>
          <table:table-cell office:value-type="float" office:value="15719" table:style-name="ce1">
            <text:p>15719</text:p>
          </table:table-cell>
          <table:table-cell office:value-type="float" office:value="510" table:style-name="ce1">
            <text:p>510</text:p>
          </table:table-cell>
          <table:table-cell office:value-type="float" office:value="0.81" table:style-name="ce2">
            <text:p>0,81</text:p>
          </table:table-cell>
          <table:table-cell office:value-type="float" office:value="2932" table:style-name="ce1">
            <text:p>2932</text:p>
          </table:table-cell>
          <table:table-cell office:value-type="float" office:value="87" table:style-name="ce1">
            <text:p>87</text:p>
          </table:table-cell>
          <table:table-cell office:value-type="float" office:value="0.91" table:style-name="ce1">
            <text:p>0,91</text:p>
          </table:table-cell>
          <table:table-cell office:value-type="float" office:value="2847" table:style-name="ce1">
            <text:p>2847</text:p>
          </table:table-cell>
          <table:table-cell office:value-type="float" office:value="87" table:style-name="ce1">
            <text:p>87</text:p>
          </table:table-cell>
          <table:table-cell office:value-type="float" office:value="0.9" table:style-name="ce1">
            <text:p>0,9</text:p>
          </table:table-cell>
          <table:table-cell office:value-type="float" office:value="2751" table:style-name="ce1">
            <text:p>2751</text:p>
          </table:table-cell>
          <table:table-cell office:value-type="float" office:value="71" table:style-name="ce1">
            <text:p>71</text:p>
          </table:table-cell>
          <table:table-cell office:value-type="float" office:value="81.96" table:style-name="ce1">
            <text:p>81,96</text:p>
          </table:table-cell>
          <table:table-cell office:value-type="float" office:value="238659" table:style-name="ce1">
            <text:p>238659</text:p>
          </table:table-cell>
          <table:table-cell office:value-type="float" office:value="9439" table:style-name="ce3">
            <text:p>9439</text:p>
          </table:table-cell>
          <table:table-cell office:value-type="float" office:value="2.63" table:style-name="ce1">
            <text:p>2,63</text:p>
          </table:table-cell>
          <table:table-cell office:value-type="float" office:value="6319" table:style-name="ce1">
            <text:p>6319</text:p>
          </table:table-cell>
          <table:table-cell office:value-type="float" office:value="80" table:style-name="ce1">
            <text:p>80</text:p>
          </table:table-cell>
          <table:table-cell office:value-type="float" office:value="342.47" table:style-name="ce3">
            <text:p>342,47</text:p>
          </table:table-cell>
          <table:table-cell office:value-type="float" office:value="728924" table:style-name="ce1">
            <text:p>728924</text:p>
          </table:table-cell>
          <table:table-cell office:value-type="float" office:value="2577" table:style-name="ce1">
            <text:p>2577</text:p>
          </table:table-cell>
          <table:table-cell office:value-type="float" office:value="0.96" table:style-name="ce1">
            <text:p>0,96</text:p>
          </table:table-cell>
          <table:table-cell office:value-type="float" office:value="3112" table:style-name="ce1">
            <text:p>3112</text:p>
          </table:table-cell>
          <table:table-cell office:value-type="float" office:value="69" table:style-name="ce1">
            <text:p>69</text:p>
          </table:table-cell>
          <table:table-cell office:value-type="float" office:value="0.81" table:formula="of:=MIN([.$B18];[.$E18];[.$H18];[.$K18];[.$N18];[.$Q18];[.$T18];[.$W18];[.$Z18];[.$AC18];[.$AF18];[.$AI18];[.$AL18];[.$AO18];[.$AR18])" table:style-name="ce1">
            <text:p>0,81</text:p>
          </table:table-cell>
          <table:table-cell office:value-type="float" office:value="1478" table:formula="of:=MIN([.$C18];[.$F18];[.$I18];[.$L18];[.$O18];[.$R18];[.$U18];[.$X18];[.$AA18];[.$AD18];[.$AG18];[.$AJ18];[.$AM18];[.$AP18];[.$AS18])" table:style-name="ce1">
            <text:p>1478</text:p>
          </table:table-cell>
          <table:table-cell office:value-type="float" office:value="21" table:formula="of:=MIN([.$D18];[.$G18];[.$J18];[.$M18];[.$P18];[.$S18];[.$V18];[.$Y18];[.$AB18];[.$AE18];[.$AH18];[.$AK18];[.$AN18];[.$AQ18];[.$AT18])" table:style-name="ce1">
            <text:p>21</text:p>
          </table:table-cell>
          <table:table-cell office:value-type="float" office:value="1.1000000000000001" table:formula="of:=MEDIAN([.$B18];[.$E18];[.$H18];[.$K18];[.$N18];[.$Q18];[.$T18];[.$W18];[.$Z18];[.$AC18];[.$AF18];[.$AI18];[.$AL18];[.$AO18];[.$AR18])" table:style-name="ce1">
            <text:p>1,1</text:p>
          </table:table-cell>
          <table:table-cell office:value-type="float" office:value="15719" table:formula="of:=MEDIAN([.$C18];[.$F18];[.$I18];[.$L18];[.$O18];[.$R18];[.$U18];[.$X18];[.$AA18];[.$AD18];[.$AG18];[.$AJ18];[.$AM18];[.$AP18];[.$AS18])" table:style-name="ce1">
            <text:p>15719</text:p>
          </table:table-cell>
          <table:table-cell office:value-type="float" office:value="87" table:formula="of:=MEDIAN([.$D18];[.$G18];[.$J18];[.$M18];[.$P18];[.$S18];[.$V18];[.$Y18];[.$AB18];[.$AE18];[.$AH18];[.$AK18];[.$AN18];[.$AQ18];[.$AT18])" table:style-name="ce1">
            <text:p>87</text:p>
          </table:table-cell>
          <table:table-cell office:value-type="float" office:value="342.47" table:formula="of:=MAX([.$B18];[.$E18];[.$H18];[.$K18];[.$N18];[.$Q18];[.$T18];[.$W18];[.$Z18];[.$AC18];[.$AF18];[.$AI18];[.$AL18];[.$AO18];[.$AR18])" table:style-name="ce1">
            <text:p>342,47</text:p>
          </table:table-cell>
          <table:table-cell office:value-type="float" office:value="2907793" table:formula="of:=MAX([.$C18];[.$F18];[.$I18];[.$L18];[.$O18];[.$R18];[.$U18];[.$X18];[.$AA18];[.$AD18];[.$AG18];[.$AJ18];[.$AM18];[.$AP18];[.$AS18])" table:style-name="ce1">
            <text:p>2907793</text:p>
          </table:table-cell>
          <table:table-cell office:value-type="float" office:value="9439" table:formula="of:=MAX([.$D18];[.$G18];[.$J18];[.$M18];[.$P18];[.$S18];[.$V18];[.$Y18];[.$AB18];[.$AE18];[.$AH18];[.$AK18];[.$AN18];[.$AQ18];[.$AT18])" table:style-name="ce1">
            <text:p>943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22_a14_h72.lp</text:p>
          </table:table-cell>
          <table:table-cell office:value-type="float" office:value="15.91" table:style-name="ce1">
            <text:p>15,91</text:p>
          </table:table-cell>
          <table:table-cell office:value-type="float" office:value="422447" table:style-name="ce1">
            <text:p>422447</text:p>
          </table:table-cell>
          <table:table-cell office:value-type="float" office:value="727" table:style-name="ce1">
            <text:p>727</text:p>
          </table:table-cell>
          <table:table-cell office:value-type="float" office:value="0.65" table:style-name="ce1">
            <text:p>0,65</text:p>
          </table:table-cell>
          <table:table-cell office:value-type="float" office:value="4168" table:style-name="ce1">
            <text:p>4168</text:p>
          </table:table-cell>
          <table:table-cell office:value-type="float" office:value="55" table:style-name="ce1">
            <text:p>55</text:p>
          </table:table-cell>
          <table:table-cell office:value-type="float" office:value="0.38" table:style-name="ce1">
            <text:p>0,38</text:p>
          </table:table-cell>
          <table:table-cell office:value-type="float" office:value="9512" table:style-name="ce1">
            <text:p>9512</text:p>
          </table:table-cell>
          <table:table-cell office:value-type="float" office:value="28" table:style-name="ce2">
            <text:p>28</text:p>
          </table:table-cell>
          <table:table-cell office:value-type="float" office:value="0.48" table:style-name="ce1">
            <text:p>0,48</text:p>
          </table:table-cell>
          <table:table-cell office:value-type="float" office:value="1080" table:style-name="ce1">
            <text:p>1080</text:p>
          </table:table-cell>
          <table:table-cell office:value-type="float" office:value="50" table:style-name="ce1">
            <text:p>50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893" table:style-name="ce1">
            <text:p>893</text:p>
          </table:table-cell>
          <table:table-cell office:value-type="float" office:value="45" table:style-name="ce1">
            <text:p>45</text:p>
          </table:table-cell>
          <table:table-cell office:value-type="float" office:value="0.62" table:style-name="ce1">
            <text:p>0,62</text:p>
          </table:table-cell>
          <table:table-cell office:value-type="float" office:value="22119" table:style-name="ce1">
            <text:p>22119</text:p>
          </table:table-cell>
          <table:table-cell office:value-type="float" office:value="183" table:style-name="ce1">
            <text:p>183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3505" table:style-name="ce1">
            <text:p>3505</text:p>
          </table:table-cell>
          <table:table-cell office:value-type="float" office:value="231" table:style-name="ce1">
            <text:p>231</text:p>
          </table:table-cell>
          <table:table-cell office:value-type="float" office:value="2.15" table:style-name="ce1">
            <text:p>2,15</text:p>
          </table:table-cell>
          <table:table-cell office:value-type="float" office:value="4214" table:style-name="ce1">
            <text:p>4214</text:p>
          </table:table-cell>
          <table:table-cell office:value-type="float" office:value="254" table:style-name="ce1">
            <text:p>254</text:p>
          </table:table-cell>
          <table:table-cell office:value-type="float" office:value="0.27" table:style-name="ce1">
            <text:p>0,27</text:p>
          </table:table-cell>
          <table:table-cell office:value-type="float" office:value="899" table:style-name="ce1">
            <text:p>899</text:p>
          </table:table-cell>
          <table:table-cell office:value-type="float" office:value="45" table:style-name="ce1">
            <text:p>45</text:p>
          </table:table-cell>
          <table:table-cell office:value-type="float" office:value="0.26" table:style-name="ce2">
            <text:p>0,26</text:p>
          </table:table-cell>
          <table:table-cell office:value-type="float" office:value="1044" table:style-name="ce1">
            <text:p>1044</text:p>
          </table:table-cell>
          <table:table-cell office:value-type="float" office:value="45" table:style-name="ce1">
            <text:p>45</text:p>
          </table:table-cell>
          <table:table-cell office:value-type="float" office:value="0.26" table:style-name="ce2">
            <text:p>0,26</text:p>
          </table:table-cell>
          <table:table-cell office:value-type="float" office:value="1002" table:style-name="ce1">
            <text:p>1002</text:p>
          </table:table-cell>
          <table:table-cell office:value-type="float" office:value="39" table:style-name="ce1">
            <text:p>39</text:p>
          </table:table-cell>
          <table:table-cell office:value-type="float" office:value="5.45" table:style-name="ce1">
            <text:p>5,45</text:p>
          </table:table-cell>
          <table:table-cell office:value-type="float" office:value="25949" table:style-name="ce1">
            <text:p>25949</text:p>
          </table:table-cell>
          <table:table-cell office:value-type="float" office:value="1141" table:style-name="ce1">
            <text:p>1141</text:p>
          </table:table-cell>
          <table:table-cell office:value-type="float" office:value="0.8" table:style-name="ce1">
            <text:p>0,8</text:p>
          </table:table-cell>
          <table:table-cell office:value-type="float" office:value="2132" table:style-name="ce1">
            <text:p>2132</text:p>
          </table:table-cell>
          <table:table-cell office:value-type="float" office:value="45" table:style-name="ce1">
            <text:p>45</text:p>
          </table:table-cell>
          <table:table-cell office:value-type="float" office:value="163.46" table:style-name="ce3">
            <text:p>163,46</text:p>
          </table:table-cell>
          <table:table-cell office:value-type="float" office:value="676426" table:style-name="ce3">
            <text:p>676426</text:p>
          </table:table-cell>
          <table:table-cell office:value-type="float" office:value="6635" table:style-name="ce3">
            <text:p>6635</text:p>
          </table:table-cell>
          <table:table-cell office:value-type="float" office:value="0.32" table:style-name="ce1">
            <text:p>0,32</text:p>
          </table:table-cell>
          <table:table-cell office:value-type="float" office:value="845" table:style-name="ce2">
            <text:p>845</text:p>
          </table:table-cell>
          <table:table-cell office:value-type="float" office:value="53" table:style-name="ce1">
            <text:p>53</text:p>
          </table:table-cell>
          <table:table-cell office:value-type="float" office:value="0.26" table:formula="of:=MIN([.$B19];[.$E19];[.$H19];[.$K19];[.$N19];[.$Q19];[.$T19];[.$W19];[.$Z19];[.$AC19];[.$AF19];[.$AI19];[.$AL19];[.$AO19];[.$AR19])" table:style-name="ce1">
            <text:p>0,26</text:p>
          </table:table-cell>
          <table:table-cell office:value-type="float" office:value="845" table:formula="of:=MIN([.$C19];[.$F19];[.$I19];[.$L19];[.$O19];[.$R19];[.$U19];[.$X19];[.$AA19];[.$AD19];[.$AG19];[.$AJ19];[.$AM19];[.$AP19];[.$AS19])" table:style-name="ce1">
            <text:p>845</text:p>
          </table:table-cell>
          <table:table-cell office:value-type="float" office:value="28" table:formula="of:=MIN([.$D19];[.$G19];[.$J19];[.$M19];[.$P19];[.$S19];[.$V19];[.$Y19];[.$AB19];[.$AE19];[.$AH19];[.$AK19];[.$AN19];[.$AQ19];[.$AT19])" table:style-name="ce1">
            <text:p>28</text:p>
          </table:table-cell>
          <table:table-cell office:value-type="float" office:value="0.62" table:formula="of:=MEDIAN([.$B19];[.$E19];[.$H19];[.$K19];[.$N19];[.$Q19];[.$T19];[.$W19];[.$Z19];[.$AC19];[.$AF19];[.$AI19];[.$AL19];[.$AO19];[.$AR19])" table:style-name="ce1">
            <text:p>0,62</text:p>
          </table:table-cell>
          <table:table-cell office:value-type="float" office:value="3505" table:formula="of:=MEDIAN([.$C19];[.$F19];[.$I19];[.$L19];[.$O19];[.$R19];[.$U19];[.$X19];[.$AA19];[.$AD19];[.$AG19];[.$AJ19];[.$AM19];[.$AP19];[.$AS19])" table:style-name="ce1">
            <text:p>3505</text:p>
          </table:table-cell>
          <table:table-cell office:value-type="float" office:value="53" table:formula="of:=MEDIAN([.$D19];[.$G19];[.$J19];[.$M19];[.$P19];[.$S19];[.$V19];[.$Y19];[.$AB19];[.$AE19];[.$AH19];[.$AK19];[.$AN19];[.$AQ19];[.$AT19])" table:style-name="ce1">
            <text:p>53</text:p>
          </table:table-cell>
          <table:table-cell office:value-type="float" office:value="163.46" table:formula="of:=MAX([.$B19];[.$E19];[.$H19];[.$K19];[.$N19];[.$Q19];[.$T19];[.$W19];[.$Z19];[.$AC19];[.$AF19];[.$AI19];[.$AL19];[.$AO19];[.$AR19])" table:style-name="ce1">
            <text:p>163,46</text:p>
          </table:table-cell>
          <table:table-cell office:value-type="float" office:value="676426" table:formula="of:=MAX([.$C19];[.$F19];[.$I19];[.$L19];[.$O19];[.$R19];[.$U19];[.$X19];[.$AA19];[.$AD19];[.$AG19];[.$AJ19];[.$AM19];[.$AP19];[.$AS19])" table:style-name="ce1">
            <text:p>676426</text:p>
          </table:table-cell>
          <table:table-cell office:value-type="float" office:value="6635" table:formula="of:=MAX([.$D19];[.$G19];[.$J19];[.$M19];[.$P19];[.$S19];[.$V19];[.$Y19];[.$AB19];[.$AE19];[.$AH19];[.$AK19];[.$AN19];[.$AQ19];[.$AT19])" table:style-name="ce1">
            <text:p>663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2_a14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0];[.$E20];[.$H20];[.$K20];[.$N20];[.$Q20];[.$T20];[.$W20];[.$Z20];[.$AC20];[.$AF20];[.$AI20];[.$AL20];[.$AO20];[.$AR20])" table:style-name="ce1">
            <text:p>0</text:p>
          </table:table-cell>
          <table:table-cell office:value-type="float" office:value="0" table:formula="of:=MIN([.$C20];[.$F20];[.$I20];[.$L20];[.$O20];[.$R20];[.$U20];[.$X20];[.$AA20];[.$AD20];[.$AG20];[.$AJ20];[.$AM20];[.$AP20];[.$AS20])" table:style-name="ce1">
            <text:p>0</text:p>
          </table:table-cell>
          <table:table-cell office:value-type="float" office:value="0" table:formula="of:=MIN([.$D20];[.$G20];[.$J20];[.$M20];[.$P20];[.$S20];[.$V20];[.$Y20];[.$AB20];[.$AE20];[.$AH20];[.$AK20];[.$AN20];[.$AQ20];[.$AT20])" table:style-name="ce1">
            <text:p>0</text:p>
          </table:table-cell>
          <table:table-cell office:value-type="float" office:value="0" table:formula="of:=MEDIAN([.$B20];[.$E20];[.$H20];[.$K20];[.$N20];[.$Q20];[.$T20];[.$W20];[.$Z20];[.$AC20];[.$AF20];[.$AI20];[.$AL20];[.$AO20];[.$AR20])" table:style-name="ce1">
            <text:p>0</text:p>
          </table:table-cell>
          <table:table-cell office:value-type="float" office:value="0" table:formula="of:=MEDIAN([.$C20];[.$F20];[.$I20];[.$L20];[.$O20];[.$R20];[.$U20];[.$X20];[.$AA20];[.$AD20];[.$AG20];[.$AJ20];[.$AM20];[.$AP20];[.$AS20])" table:style-name="ce1">
            <text:p>0</text:p>
          </table:table-cell>
          <table:table-cell office:value-type="float" office:value="0" table:formula="of:=MEDIAN([.$D20];[.$G20];[.$J20];[.$M20];[.$P20];[.$S20];[.$V20];[.$Y20];[.$AB20];[.$AE20];[.$AH20];[.$AK20];[.$AN20];[.$AQ20];[.$AT20])" table:style-name="ce1">
            <text:p>0</text:p>
          </table:table-cell>
          <table:table-cell office:value-type="float" office:value="0" table:formula="of:=MAX([.$B20];[.$E20];[.$H20];[.$K20];[.$N20];[.$Q20];[.$T20];[.$W20];[.$Z20];[.$AC20];[.$AF20];[.$AI20];[.$AL20];[.$AO20];[.$AR20])" table:style-name="ce1">
            <text:p>0</text:p>
          </table:table-cell>
          <table:table-cell office:value-type="float" office:value="0" table:formula="of:=MAX([.$C20];[.$F20];[.$I20];[.$L20];[.$O20];[.$R20];[.$U20];[.$X20];[.$AA20];[.$AD20];[.$AG20];[.$AJ20];[.$AM20];[.$AP20];[.$AS20])" table:style-name="ce1">
            <text:p>0</text:p>
          </table:table-cell>
          <table:table-cell office:value-type="float" office:value="1" table:formula="of:=MAX([.$D20];[.$G20];[.$J20];[.$M20];[.$P20];[.$S20];[.$V20];[.$Y20];[.$AB20];[.$AE20];[.$AH20];[.$AK20];[.$AN20];[.$AQ20];[.$AT20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2_a1_h3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1];[.$E21];[.$H21];[.$K21];[.$N21];[.$Q21];[.$T21];[.$W21];[.$Z21];[.$AC21];[.$AF21];[.$AI21];[.$AL21];[.$AO21];[.$AR21])" table:style-name="ce1">
            <text:p>0</text:p>
          </table:table-cell>
          <table:table-cell office:value-type="float" office:value="0" table:formula="of:=MIN([.$C21];[.$F21];[.$I21];[.$L21];[.$O21];[.$R21];[.$U21];[.$X21];[.$AA21];[.$AD21];[.$AG21];[.$AJ21];[.$AM21];[.$AP21];[.$AS21])" table:style-name="ce1">
            <text:p>0</text:p>
          </table:table-cell>
          <table:table-cell office:value-type="float" office:value="0" table:formula="of:=MIN([.$D21];[.$G21];[.$J21];[.$M21];[.$P21];[.$S21];[.$V21];[.$Y21];[.$AB21];[.$AE21];[.$AH21];[.$AK21];[.$AN21];[.$AQ21];[.$AT21])" table:style-name="ce1">
            <text:p>0</text:p>
          </table:table-cell>
          <table:table-cell office:value-type="float" office:value="0" table:formula="of:=MEDIAN([.$B21];[.$E21];[.$H21];[.$K21];[.$N21];[.$Q21];[.$T21];[.$W21];[.$Z21];[.$AC21];[.$AF21];[.$AI21];[.$AL21];[.$AO21];[.$AR21])" table:style-name="ce1">
            <text:p>0</text:p>
          </table:table-cell>
          <table:table-cell office:value-type="float" office:value="0" table:formula="of:=MEDIAN([.$C21];[.$F21];[.$I21];[.$L21];[.$O21];[.$R21];[.$U21];[.$X21];[.$AA21];[.$AD21];[.$AG21];[.$AJ21];[.$AM21];[.$AP21];[.$AS21])" table:style-name="ce1">
            <text:p>0</text:p>
          </table:table-cell>
          <table:table-cell office:value-type="float" office:value="0" table:formula="of:=MEDIAN([.$D21];[.$G21];[.$J21];[.$M21];[.$P21];[.$S21];[.$V21];[.$Y21];[.$AB21];[.$AE21];[.$AH21];[.$AK21];[.$AN21];[.$AQ21];[.$AT21])" table:style-name="ce1">
            <text:p>0</text:p>
          </table:table-cell>
          <table:table-cell office:value-type="float" office:value="0" table:formula="of:=MAX([.$B21];[.$E21];[.$H21];[.$K21];[.$N21];[.$Q21];[.$T21];[.$W21];[.$Z21];[.$AC21];[.$AF21];[.$AI21];[.$AL21];[.$AO21];[.$AR21])" table:style-name="ce1">
            <text:p>0</text:p>
          </table:table-cell>
          <table:table-cell office:value-type="float" office:value="3" table:formula="of:=MAX([.$C21];[.$F21];[.$I21];[.$L21];[.$O21];[.$R21];[.$U21];[.$X21];[.$AA21];[.$AD21];[.$AG21];[.$AJ21];[.$AM21];[.$AP21];[.$AS21])" table:style-name="ce1">
            <text:p>3</text:p>
          </table:table-cell>
          <table:table-cell office:value-type="float" office:value="0" table:formula="of:=MAX([.$D21];[.$G21];[.$J21];[.$M21];[.$P21];[.$S21];[.$V21];[.$Y21];[.$AB21];[.$AE21];[.$AH21];[.$AK21];[.$AN21];[.$AQ21];[.$AT21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10_h16.lp</text:p>
          </table:table-cell>
          <table:table-cell office:value-type="float" office:value="3.68" table:style-name="ce1">
            <text:p>3,68</text:p>
          </table:table-cell>
          <table:table-cell office:value-type="float" office:value="121344" table:style-name="ce1">
            <text:p>121344</text:p>
          </table:table-cell>
          <table:table-cell office:value-type="float" office:value="66392" table:style-name="ce1">
            <text:p>66392</text:p>
          </table:table-cell>
          <table:table-cell office:value-type="float" office:value="5.71" table:style-name="ce1">
            <text:p>5,71</text:p>
          </table:table-cell>
          <table:table-cell office:value-type="float" office:value="125402" table:style-name="ce1">
            <text:p>125402</text:p>
          </table:table-cell>
          <table:table-cell office:value-type="float" office:value="86857" table:style-name="ce1">
            <text:p>86857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99068" table:style-name="ce1">
            <text:p>99068</text:p>
          </table:table-cell>
          <table:table-cell office:value-type="float" office:value="68920" table:style-name="ce1">
            <text:p>68920</text:p>
          </table:table-cell>
          <table:table-cell office:value-type="float" office:value="9.25" table:style-name="ce1">
            <text:p>9,25</text:p>
          </table:table-cell>
          <table:table-cell office:value-type="float" office:value="180522" table:style-name="ce1">
            <text:p>180522</text:p>
          </table:table-cell>
          <table:table-cell office:value-type="float" office:value="134047" table:style-name="ce1">
            <text:p>134047</text:p>
          </table:table-cell>
          <table:table-cell office:value-type="float" office:value="9.39" table:style-name="ce1">
            <text:p>9,39</text:p>
          </table:table-cell>
          <table:table-cell office:value-type="float" office:value="186176" table:style-name="ce1">
            <text:p>186176</text:p>
          </table:table-cell>
          <table:table-cell office:value-type="float" office:value="134691" table:style-name="ce1">
            <text:p>134691</text:p>
          </table:table-cell>
          <table:table-cell office:value-type="float" office:value="3.01" table:style-name="ce1">
            <text:p>3,01</text:p>
          </table:table-cell>
          <table:table-cell office:value-type="float" office:value="76414" table:style-name="ce1">
            <text:p>76414</text:p>
          </table:table-cell>
          <table:table-cell office:value-type="float" office:value="51144" table:style-name="ce1">
            <text:p>51144</text:p>
          </table:table-cell>
          <table:table-cell office:value-type="float" office:value="4.54" table:style-name="ce1">
            <text:p>4,54</text:p>
          </table:table-cell>
          <table:table-cell office:value-type="float" office:value="102183" table:style-name="ce1">
            <text:p>102183</text:p>
          </table:table-cell>
          <table:table-cell office:value-type="float" office:value="74493" table:style-name="ce1">
            <text:p>74493</text:p>
          </table:table-cell>
          <table:table-cell office:value-type="float" office:value="0.66" table:style-name="ce2">
            <text:p>0,66</text:p>
          </table:table-cell>
          <table:table-cell office:value-type="float" office:value="22309" table:style-name="ce2">
            <text:p>22309</text:p>
          </table:table-cell>
          <table:table-cell office:value-type="float" office:value="14662" table:style-name="ce2">
            <text:p>14662</text:p>
          </table:table-cell>
          <table:table-cell office:value-type="float" office:value="8.4" table:style-name="ce1">
            <text:p>8,4</text:p>
          </table:table-cell>
          <table:table-cell office:value-type="float" office:value="162806" table:style-name="ce1">
            <text:p>162806</text:p>
          </table:table-cell>
          <table:table-cell office:value-type="float" office:value="119438" table:style-name="ce1">
            <text:p>119438</text:p>
          </table:table-cell>
          <table:table-cell office:value-type="float" office:value="10.75" table:style-name="ce1">
            <text:p>10,75</text:p>
          </table:table-cell>
          <table:table-cell office:value-type="float" office:value="199159" table:style-name="ce1">
            <text:p>199159</text:p>
          </table:table-cell>
          <table:table-cell office:value-type="float" office:value="149404" table:style-name="ce1">
            <text:p>149404</text:p>
          </table:table-cell>
          <table:table-cell office:value-type="float" office:value="2.7" table:style-name="ce1">
            <text:p>2,7</text:p>
          </table:table-cell>
          <table:table-cell office:value-type="float" office:value="72488" table:style-name="ce1">
            <text:p>72488</text:p>
          </table:table-cell>
          <table:table-cell office:value-type="float" office:value="49657" table:style-name="ce1">
            <text:p>49657</text:p>
          </table:table-cell>
          <table:table-cell office:value-type="float" office:value="232.84" table:style-name="ce3">
            <text:p>232,84</text:p>
          </table:table-cell>
          <table:table-cell office:value-type="float" office:value="2748708" table:style-name="ce3">
            <text:p>2748708</text:p>
          </table:table-cell>
          <table:table-cell office:value-type="float" office:value="2170754" table:style-name="ce3">
            <text:p>2170754</text:p>
          </table:table-cell>
          <table:table-cell office:value-type="float" office:value="8.33" table:style-name="ce1">
            <text:p>8,33</text:p>
          </table:table-cell>
          <table:table-cell office:value-type="float" office:value="134493" table:style-name="ce1">
            <text:p>134493</text:p>
          </table:table-cell>
          <table:table-cell office:value-type="float" office:value="94234" table:style-name="ce1">
            <text:p>94234</text:p>
          </table:table-cell>
          <table:table-cell office:value-type="float" office:value="18.05" table:style-name="ce1">
            <text:p>18,05</text:p>
          </table:table-cell>
          <table:table-cell office:value-type="float" office:value="322764" table:style-name="ce1">
            <text:p>322764</text:p>
          </table:table-cell>
          <table:table-cell office:value-type="float" office:value="227444" table:style-name="ce1">
            <text:p>227444</text:p>
          </table:table-cell>
          <table:table-cell office:value-type="float" office:value="3.1" table:style-name="ce1">
            <text:p>3,1</text:p>
          </table:table-cell>
          <table:table-cell office:value-type="float" office:value="71314" table:style-name="ce1">
            <text:p>71314</text:p>
          </table:table-cell>
          <table:table-cell office:value-type="float" office:value="47614" table:style-name="ce1">
            <text:p>47614</text:p>
          </table:table-cell>
          <table:table-cell office:value-type="float" office:value="0.66" table:formula="of:=MIN([.$B22];[.$E22];[.$H22];[.$K22];[.$N22];[.$Q22];[.$T22];[.$W22];[.$Z22];[.$AC22];[.$AF22];[.$AI22];[.$AL22];[.$AO22];[.$AR22])" table:style-name="ce1">
            <text:p>0,66</text:p>
          </table:table-cell>
          <table:table-cell office:value-type="float" office:value="22309" table:formula="of:=MIN([.$C22];[.$F22];[.$I22];[.$L22];[.$O22];[.$R22];[.$U22];[.$X22];[.$AA22];[.$AD22];[.$AG22];[.$AJ22];[.$AM22];[.$AP22];[.$AS22])" table:style-name="ce1">
            <text:p>22309</text:p>
          </table:table-cell>
          <table:table-cell office:value-type="float" office:value="14662" table:formula="of:=MIN([.$D22];[.$G22];[.$J22];[.$M22];[.$P22];[.$S22];[.$V22];[.$Y22];[.$AB22];[.$AE22];[.$AH22];[.$AK22];[.$AN22];[.$AQ22];[.$AT22])" table:style-name="ce1">
            <text:p>14662</text:p>
          </table:table-cell>
          <table:table-cell office:value-type="float" office:value="5.71" table:formula="of:=MEDIAN([.$B22];[.$E22];[.$H22];[.$K22];[.$N22];[.$Q22];[.$T22];[.$W22];[.$Z22];[.$AC22];[.$AF22];[.$AI22];[.$AL22];[.$AO22];[.$AR22])" table:style-name="ce1">
            <text:p>5,71</text:p>
          </table:table-cell>
          <table:table-cell office:value-type="float" office:value="125402" table:formula="of:=MEDIAN([.$C22];[.$F22];[.$I22];[.$L22];[.$O22];[.$R22];[.$U22];[.$X22];[.$AA22];[.$AD22];[.$AG22];[.$AJ22];[.$AM22];[.$AP22];[.$AS22])" table:style-name="ce1">
            <text:p>125402</text:p>
          </table:table-cell>
          <table:table-cell office:value-type="float" office:value="86857" table:formula="of:=MEDIAN([.$D22];[.$G22];[.$J22];[.$M22];[.$P22];[.$S22];[.$V22];[.$Y22];[.$AB22];[.$AE22];[.$AH22];[.$AK22];[.$AN22];[.$AQ22];[.$AT22])" table:style-name="ce1">
            <text:p>86857</text:p>
          </table:table-cell>
          <table:table-cell office:value-type="float" office:value="232.84" table:formula="of:=MAX([.$B22];[.$E22];[.$H22];[.$K22];[.$N22];[.$Q22];[.$T22];[.$W22];[.$Z22];[.$AC22];[.$AF22];[.$AI22];[.$AL22];[.$AO22];[.$AR22])" table:style-name="ce1">
            <text:p>232,84</text:p>
          </table:table-cell>
          <table:table-cell office:value-type="float" office:value="2748708" table:formula="of:=MAX([.$C22];[.$F22];[.$I22];[.$L22];[.$O22];[.$R22];[.$U22];[.$X22];[.$AA22];[.$AD22];[.$AG22];[.$AJ22];[.$AM22];[.$AP22];[.$AS22])" table:style-name="ce1">
            <text:p>2748708</text:p>
          </table:table-cell>
          <table:table-cell office:value-type="float" office:value="2170754" table:formula="of:=MAX([.$D22];[.$G22];[.$J22];[.$M22];[.$P22];[.$S22];[.$V22];[.$Y22];[.$AB22];[.$AE22];[.$AH22];[.$AK22];[.$AN22];[.$AQ22];[.$AT22])" table:style-name="ce1">
            <text:p>217075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1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3];[.$E23];[.$H23];[.$K23];[.$N23];[.$Q23];[.$T23];[.$W23];[.$Z23];[.$AC23];[.$AF23];[.$AI23];[.$AL23];[.$AO23];[.$AR23])" table:style-name="ce1">
            <text:p>0</text:p>
          </table:table-cell>
          <table:table-cell office:value-type="float" office:value="0" table:formula="of:=MIN([.$C23];[.$F23];[.$I23];[.$L23];[.$O23];[.$R23];[.$U23];[.$X23];[.$AA23];[.$AD23];[.$AG23];[.$AJ23];[.$AM23];[.$AP23];[.$AS23])" table:style-name="ce1">
            <text:p>0</text:p>
          </table:table-cell>
          <table:table-cell office:value-type="float" office:value="0" table:formula="of:=MIN([.$D23];[.$G23];[.$J23];[.$M23];[.$P23];[.$S23];[.$V23];[.$Y23];[.$AB23];[.$AE23];[.$AH23];[.$AK23];[.$AN23];[.$AQ23];[.$AT23])" table:style-name="ce1">
            <text:p>0</text:p>
          </table:table-cell>
          <table:table-cell office:value-type="float" office:value="0" table:formula="of:=MEDIAN([.$B23];[.$E23];[.$H23];[.$K23];[.$N23];[.$Q23];[.$T23];[.$W23];[.$Z23];[.$AC23];[.$AF23];[.$AI23];[.$AL23];[.$AO23];[.$AR23])" table:style-name="ce1">
            <text:p>0</text:p>
          </table:table-cell>
          <table:table-cell office:value-type="float" office:value="0" table:formula="of:=MEDIAN([.$C23];[.$F23];[.$I23];[.$L23];[.$O23];[.$R23];[.$U23];[.$X23];[.$AA23];[.$AD23];[.$AG23];[.$AJ23];[.$AM23];[.$AP23];[.$AS23])" table:style-name="ce1">
            <text:p>0</text:p>
          </table:table-cell>
          <table:table-cell office:value-type="float" office:value="0" table:formula="of:=MEDIAN([.$D23];[.$G23];[.$J23];[.$M23];[.$P23];[.$S23];[.$V23];[.$Y23];[.$AB23];[.$AE23];[.$AH23];[.$AK23];[.$AN23];[.$AQ23];[.$AT23])" table:style-name="ce1">
            <text:p>0</text:p>
          </table:table-cell>
          <table:table-cell office:value-type="float" office:value="0" table:formula="of:=MAX([.$B23];[.$E23];[.$H23];[.$K23];[.$N23];[.$Q23];[.$T23];[.$W23];[.$Z23];[.$AC23];[.$AF23];[.$AI23];[.$AL23];[.$AO23];[.$AR23])" table:style-name="ce1">
            <text:p>0</text:p>
          </table:table-cell>
          <table:table-cell office:value-type="float" office:value="13" table:formula="of:=MAX([.$C23];[.$F23];[.$I23];[.$L23];[.$O23];[.$R23];[.$U23];[.$X23];[.$AA23];[.$AD23];[.$AG23];[.$AJ23];[.$AM23];[.$AP23];[.$AS23])" table:style-name="ce1">
            <text:p>13</text:p>
          </table:table-cell>
          <table:table-cell office:value-type="float" office:value="0" table:formula="of:=MAX([.$D23];[.$G23];[.$J23];[.$M23];[.$P23];[.$S23];[.$V23];[.$Y23];[.$AB23];[.$AE23];[.$AH23];[.$AK23];[.$AN23];[.$AQ23];[.$AT2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2_h6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4];[.$E24];[.$H24];[.$K24];[.$N24];[.$Q24];[.$T24];[.$W24];[.$Z24];[.$AC24];[.$AF24];[.$AI24];[.$AL24];[.$AO24];[.$AR24])" table:style-name="ce1">
            <text:p>0</text:p>
          </table:table-cell>
          <table:table-cell office:value-type="float" office:value="1" table:formula="of:=MIN([.$C24];[.$F24];[.$I24];[.$L24];[.$O24];[.$R24];[.$U24];[.$X24];[.$AA24];[.$AD24];[.$AG24];[.$AJ24];[.$AM24];[.$AP24];[.$AS24])" table:style-name="ce1">
            <text:p>1</text:p>
          </table:table-cell>
          <table:table-cell office:value-type="float" office:value="0" table:formula="of:=MIN([.$D24];[.$G24];[.$J24];[.$M24];[.$P24];[.$S24];[.$V24];[.$Y24];[.$AB24];[.$AE24];[.$AH24];[.$AK24];[.$AN24];[.$AQ24];[.$AT24])" table:style-name="ce1">
            <text:p>0</text:p>
          </table:table-cell>
          <table:table-cell office:value-type="float" office:value="0" table:formula="of:=MEDIAN([.$B24];[.$E24];[.$H24];[.$K24];[.$N24];[.$Q24];[.$T24];[.$W24];[.$Z24];[.$AC24];[.$AF24];[.$AI24];[.$AL24];[.$AO24];[.$AR24])" table:style-name="ce1">
            <text:p>0</text:p>
          </table:table-cell>
          <table:table-cell office:value-type="float" office:value="2" table:formula="of:=MEDIAN([.$C24];[.$F24];[.$I24];[.$L24];[.$O24];[.$R24];[.$U24];[.$X24];[.$AA24];[.$AD24];[.$AG24];[.$AJ24];[.$AM24];[.$AP24];[.$AS24])" table:style-name="ce1">
            <text:p>2</text:p>
          </table:table-cell>
          <table:table-cell office:value-type="float" office:value="0" table:formula="of:=MEDIAN([.$D24];[.$G24];[.$J24];[.$M24];[.$P24];[.$S24];[.$V24];[.$Y24];[.$AB24];[.$AE24];[.$AH24];[.$AK24];[.$AN24];[.$AQ24];[.$AT24])" table:style-name="ce1">
            <text:p>0</text:p>
          </table:table-cell>
          <table:table-cell office:value-type="float" office:value="0" table:formula="of:=MAX([.$B24];[.$E24];[.$H24];[.$K24];[.$N24];[.$Q24];[.$T24];[.$W24];[.$Z24];[.$AC24];[.$AF24];[.$AI24];[.$AL24];[.$AO24];[.$AR24])" table:style-name="ce1">
            <text:p>0</text:p>
          </table:table-cell>
          <table:table-cell office:value-type="float" office:value="41" table:formula="of:=MAX([.$C24];[.$F24];[.$I24];[.$L24];[.$O24];[.$R24];[.$U24];[.$X24];[.$AA24];[.$AD24];[.$AG24];[.$AJ24];[.$AM24];[.$AP24];[.$AS24])" table:style-name="ce1">
            <text:p>41</text:p>
          </table:table-cell>
          <table:table-cell office:value-type="float" office:value="0" table:formula="of:=MAX([.$D24];[.$G24];[.$J24];[.$M24];[.$P24];[.$S24];[.$V24];[.$Y24];[.$AB24];[.$AE24];[.$AH24];[.$AK24];[.$AN24];[.$AQ24];[.$AT24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3_h9.lp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1" table:style-name="ce3">
            <text:p>1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25];[.$E25];[.$H25];[.$K25];[.$N25];[.$Q25];[.$T25];[.$W25];[.$Z25];[.$AC25];[.$AF25];[.$AI25];[.$AL25];[.$AO25];[.$AR25])" table:style-name="ce1">
            <text:p>0</text:p>
          </table:table-cell>
          <table:table-cell office:value-type="float" office:value="12" table:formula="of:=MIN([.$C25];[.$F25];[.$I25];[.$L25];[.$O25];[.$R25];[.$U25];[.$X25];[.$AA25];[.$AD25];[.$AG25];[.$AJ25];[.$AM25];[.$AP25];[.$AS25])" table:style-name="ce1">
            <text:p>12</text:p>
          </table:table-cell>
          <table:table-cell office:value-type="float" office:value="2" table:formula="of:=MIN([.$D25];[.$G25];[.$J25];[.$M25];[.$P25];[.$S25];[.$V25];[.$Y25];[.$AB25];[.$AE25];[.$AH25];[.$AK25];[.$AN25];[.$AQ25];[.$AT25])" table:style-name="ce1">
            <text:p>2</text:p>
          </table:table-cell>
          <table:table-cell office:value-type="float" office:value="0" table:formula="of:=MEDIAN([.$B25];[.$E25];[.$H25];[.$K25];[.$N25];[.$Q25];[.$T25];[.$W25];[.$Z25];[.$AC25];[.$AF25];[.$AI25];[.$AL25];[.$AO25];[.$AR25])" table:style-name="ce1">
            <text:p>0</text:p>
          </table:table-cell>
          <table:table-cell office:value-type="float" office:value="31" table:formula="of:=MEDIAN([.$C25];[.$F25];[.$I25];[.$L25];[.$O25];[.$R25];[.$U25];[.$X25];[.$AA25];[.$AD25];[.$AG25];[.$AJ25];[.$AM25];[.$AP25];[.$AS25])" table:style-name="ce1">
            <text:p>31</text:p>
          </table:table-cell>
          <table:table-cell office:value-type="float" office:value="4" table:formula="of:=MEDIAN([.$D25];[.$G25];[.$J25];[.$M25];[.$P25];[.$S25];[.$V25];[.$Y25];[.$AB25];[.$AE25];[.$AH25];[.$AK25];[.$AN25];[.$AQ25];[.$AT25])" table:style-name="ce1">
            <text:p>4</text:p>
          </table:table-cell>
          <table:table-cell office:value-type="float" office:value="0" table:formula="of:=MAX([.$B25];[.$E25];[.$H25];[.$K25];[.$N25];[.$Q25];[.$T25];[.$W25];[.$Z25];[.$AC25];[.$AF25];[.$AI25];[.$AL25];[.$AO25];[.$AR25])" table:style-name="ce1">
            <text:p>0</text:p>
          </table:table-cell>
          <table:table-cell office:value-type="float" office:value="131" table:formula="of:=MAX([.$C25];[.$F25];[.$I25];[.$L25];[.$O25];[.$R25];[.$U25];[.$X25];[.$AA25];[.$AD25];[.$AG25];[.$AJ25];[.$AM25];[.$AP25];[.$AS25])" table:style-name="ce1">
            <text:p>131</text:p>
          </table:table-cell>
          <table:table-cell office:value-type="float" office:value="18" table:formula="of:=MAX([.$D25];[.$G25];[.$J25];[.$M25];[.$P25];[.$S25];[.$V25];[.$Y25];[.$AB25];[.$AE25];[.$AH25];[.$AK25];[.$AN25];[.$AQ25];[.$AT25])" table:style-name="ce1">
            <text:p>1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4_h4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6];[.$E26];[.$H26];[.$K26];[.$N26];[.$Q26];[.$T26];[.$W26];[.$Z26];[.$AC26];[.$AF26];[.$AI26];[.$AL26];[.$AO26];[.$AR26])" table:style-name="ce1">
            <text:p>0</text:p>
          </table:table-cell>
          <table:table-cell office:value-type="float" office:value="3" table:formula="of:=MIN([.$C26];[.$F26];[.$I26];[.$L26];[.$O26];[.$R26];[.$U26];[.$X26];[.$AA26];[.$AD26];[.$AG26];[.$AJ26];[.$AM26];[.$AP26];[.$AS26])" table:style-name="ce1">
            <text:p>3</text:p>
          </table:table-cell>
          <table:table-cell office:value-type="float" office:value="0" table:formula="of:=MIN([.$D26];[.$G26];[.$J26];[.$M26];[.$P26];[.$S26];[.$V26];[.$Y26];[.$AB26];[.$AE26];[.$AH26];[.$AK26];[.$AN26];[.$AQ26];[.$AT26])" table:style-name="ce1">
            <text:p>0</text:p>
          </table:table-cell>
          <table:table-cell office:value-type="float" office:value="0" table:formula="of:=MEDIAN([.$B26];[.$E26];[.$H26];[.$K26];[.$N26];[.$Q26];[.$T26];[.$W26];[.$Z26];[.$AC26];[.$AF26];[.$AI26];[.$AL26];[.$AO26];[.$AR26])" table:style-name="ce1">
            <text:p>0</text:p>
          </table:table-cell>
          <table:table-cell office:value-type="float" office:value="8" table:formula="of:=MEDIAN([.$C26];[.$F26];[.$I26];[.$L26];[.$O26];[.$R26];[.$U26];[.$X26];[.$AA26];[.$AD26];[.$AG26];[.$AJ26];[.$AM26];[.$AP26];[.$AS26])" table:style-name="ce1">
            <text:p>8</text:p>
          </table:table-cell>
          <table:table-cell office:value-type="float" office:value="0" table:formula="of:=MEDIAN([.$D26];[.$G26];[.$J26];[.$M26];[.$P26];[.$S26];[.$V26];[.$Y26];[.$AB26];[.$AE26];[.$AH26];[.$AK26];[.$AN26];[.$AQ26];[.$AT26])" table:style-name="ce1">
            <text:p>0</text:p>
          </table:table-cell>
          <table:table-cell office:value-type="float" office:value="0" table:formula="of:=MAX([.$B26];[.$E26];[.$H26];[.$K26];[.$N26];[.$Q26];[.$T26];[.$W26];[.$Z26];[.$AC26];[.$AF26];[.$AI26];[.$AL26];[.$AO26];[.$AR26])" table:style-name="ce1">
            <text:p>0</text:p>
          </table:table-cell>
          <table:table-cell office:value-type="float" office:value="47" table:formula="of:=MAX([.$C26];[.$F26];[.$I26];[.$L26];[.$O26];[.$R26];[.$U26];[.$X26];[.$AA26];[.$AD26];[.$AG26];[.$AJ26];[.$AM26];[.$AP26];[.$AS26])" table:style-name="ce1">
            <text:p>47</text:p>
          </table:table-cell>
          <table:table-cell office:value-type="float" office:value="2" table:formula="of:=MAX([.$D26];[.$G26];[.$J26];[.$M26];[.$P26];[.$S26];[.$V26];[.$Y26];[.$AB26];[.$AE26];[.$AH26];[.$AK26];[.$AN26];[.$AQ26];[.$AT26])" table:style-name="ce1">
            <text:p>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5_h6.lp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3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27];[.$E27];[.$H27];[.$K27];[.$N27];[.$Q27];[.$T27];[.$W27];[.$Z27];[.$AC27];[.$AF27];[.$AI27];[.$AL27];[.$AO27];[.$AR27])" table:style-name="ce1">
            <text:p>0</text:p>
          </table:table-cell>
          <table:table-cell office:value-type="float" office:value="12" table:formula="of:=MIN([.$C27];[.$F27];[.$I27];[.$L27];[.$O27];[.$R27];[.$U27];[.$X27];[.$AA27];[.$AD27];[.$AG27];[.$AJ27];[.$AM27];[.$AP27];[.$AS27])" table:style-name="ce1">
            <text:p>12</text:p>
          </table:table-cell>
          <table:table-cell office:value-type="float" office:value="3" table:formula="of:=MIN([.$D27];[.$G27];[.$J27];[.$M27];[.$P27];[.$S27];[.$V27];[.$Y27];[.$AB27];[.$AE27];[.$AH27];[.$AK27];[.$AN27];[.$AQ27];[.$AT27])" table:style-name="ce1">
            <text:p>3</text:p>
          </table:table-cell>
          <table:table-cell office:value-type="float" office:value="0" table:formula="of:=MEDIAN([.$B27];[.$E27];[.$H27];[.$K27];[.$N27];[.$Q27];[.$T27];[.$W27];[.$Z27];[.$AC27];[.$AF27];[.$AI27];[.$AL27];[.$AO27];[.$AR27])" table:style-name="ce1">
            <text:p>0</text:p>
          </table:table-cell>
          <table:table-cell office:value-type="float" office:value="37" table:formula="of:=MEDIAN([.$C27];[.$F27];[.$I27];[.$L27];[.$O27];[.$R27];[.$U27];[.$X27];[.$AA27];[.$AD27];[.$AG27];[.$AJ27];[.$AM27];[.$AP27];[.$AS27])" table:style-name="ce1">
            <text:p>37</text:p>
          </table:table-cell>
          <table:table-cell office:value-type="float" office:value="10" table:formula="of:=MEDIAN([.$D27];[.$G27];[.$J27];[.$M27];[.$P27];[.$S27];[.$V27];[.$Y27];[.$AB27];[.$AE27];[.$AH27];[.$AK27];[.$AN27];[.$AQ27];[.$AT27])" table:style-name="ce1">
            <text:p>10</text:p>
          </table:table-cell>
          <table:table-cell office:value-type="float" office:value="0" table:formula="of:=MAX([.$B27];[.$E27];[.$H27];[.$K27];[.$N27];[.$Q27];[.$T27];[.$W27];[.$Z27];[.$AC27];[.$AF27];[.$AI27];[.$AL27];[.$AO27];[.$AR27])" table:style-name="ce1">
            <text:p>0</text:p>
          </table:table-cell>
          <table:table-cell office:value-type="float" office:value="77" table:formula="of:=MAX([.$C27];[.$F27];[.$I27];[.$L27];[.$O27];[.$R27];[.$U27];[.$X27];[.$AA27];[.$AD27];[.$AG27];[.$AJ27];[.$AM27];[.$AP27];[.$AS27])" table:style-name="ce1">
            <text:p>77</text:p>
          </table:table-cell>
          <table:table-cell office:value-type="float" office:value="22" table:formula="of:=MAX([.$D27];[.$G27];[.$J27];[.$M27];[.$P27];[.$S27];[.$V27];[.$Y27];[.$AB27];[.$AE27];[.$AH27];[.$AK27];[.$AN27];[.$AQ27];[.$AT27])" table:style-name="ce1">
            <text:p>2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6_h11.lp</text:p>
          </table:table-cell>
          <table:table-cell office:value-type="float" office:value="0.05" table:style-name="ce1">
            <text:p>0,05</text:p>
          </table:table-cell>
          <table:table-cell office:value-type="float" office:value="2446" table:style-name="ce1">
            <text:p>2446</text:p>
          </table:table-cell>
          <table:table-cell office:value-type="float" office:value="1473" table:style-name="ce1">
            <text:p>147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771" table:style-name="ce1">
            <text:p>2771</text:p>
          </table:table-cell>
          <table:table-cell office:value-type="float" office:value="1670" table:style-name="ce1">
            <text:p>1670</text:p>
          </table:table-cell>
          <table:table-cell office:value-type="float" office:value="0.04" table:style-name="ce1">
            <text:p>0,04</text:p>
          </table:table-cell>
          <table:table-cell office:value-type="float" office:value="1896" table:style-name="ce1">
            <text:p>1896</text:p>
          </table:table-cell>
          <table:table-cell office:value-type="float" office:value="1126" table:style-name="ce1">
            <text:p>1126</text:p>
          </table:table-cell>
          <table:table-cell office:value-type="float" office:value="0.1" table:style-name="ce1">
            <text:p>0,1</text:p>
          </table:table-cell>
          <table:table-cell office:value-type="float" office:value="3852" table:style-name="ce1">
            <text:p>3852</text:p>
          </table:table-cell>
          <table:table-cell office:value-type="float" office:value="2581" table:style-name="ce1">
            <text:p>2581</text:p>
          </table:table-cell>
          <table:table-cell office:value-type="float" office:value="0.03" table:style-name="ce1">
            <text:p>0,03</text:p>
          </table:table-cell>
          <table:table-cell office:value-type="float" office:value="1822" table:style-name="ce1">
            <text:p>1822</text:p>
          </table:table-cell>
          <table:table-cell office:value-type="float" office:value="1043" table:style-name="ce1">
            <text:p>104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030" table:style-name="ce1">
            <text:p>3030</text:p>
          </table:table-cell>
          <table:table-cell office:value-type="float" office:value="1990" table:style-name="ce1">
            <text:p>1990</text:p>
          </table:table-cell>
          <table:table-cell office:value-type="float" office:value="0.03" table:style-name="ce1">
            <text:p>0,03</text:p>
          </table:table-cell>
          <table:table-cell office:value-type="float" office:value="1316" table:style-name="ce1">
            <text:p>1316</text:p>
          </table:table-cell>
          <table:table-cell office:value-type="float" office:value="951" table:style-name="ce1">
            <text:p>951</text:p>
          </table:table-cell>
          <table:table-cell office:value-type="float" office:value="0.05" table:style-name="ce1">
            <text:p>0,05</text:p>
          </table:table-cell>
          <table:table-cell office:value-type="float" office:value="2064" table:style-name="ce1">
            <text:p>2064</text:p>
          </table:table-cell>
          <table:table-cell office:value-type="float" office:value="1525" table:style-name="ce1">
            <text:p>1525</text:p>
          </table:table-cell>
          <table:table-cell office:value-type="float" office:value="0.04" table:style-name="ce1">
            <text:p>0,04</text:p>
          </table:table-cell>
          <table:table-cell office:value-type="float" office:value="1977" table:style-name="ce1">
            <text:p>1977</text:p>
          </table:table-cell>
          <table:table-cell office:value-type="float" office:value="1066" table:style-name="ce1">
            <text:p>1066</text:p>
          </table:table-cell>
          <table:table-cell office:value-type="float" office:value="0.01" table:style-name="ce1">
            <text:p>0,01</text:p>
          </table:table-cell>
          <table:table-cell office:value-type="float" office:value="929" table:style-name="ce2">
            <text:p>929</text:p>
          </table:table-cell>
          <table:table-cell office:value-type="float" office:value="394" table:style-name="ce2">
            <text:p>394</text:p>
          </table:table-cell>
          <table:table-cell office:value-type="float" office:value="0.05" table:style-name="ce1">
            <text:p>0,05</text:p>
          </table:table-cell>
          <table:table-cell office:value-type="float" office:value="2118" table:style-name="ce1">
            <text:p>2118</text:p>
          </table:table-cell>
          <table:table-cell office:value-type="float" office:value="1332" table:style-name="ce1">
            <text:p>1332</text:p>
          </table:table-cell>
          <table:table-cell office:value-type="float" office:value="0.18" table:style-name="ce1">
            <text:p>0,18</text:p>
          </table:table-cell>
          <table:table-cell office:value-type="float" office:value="7317" table:style-name="ce3">
            <text:p>7317</text:p>
          </table:table-cell>
          <table:table-cell office:value-type="float" office:value="3589" table:style-name="ce3">
            <text:p>358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252" table:style-name="ce1">
            <text:p>2252</text:p>
          </table:table-cell>
          <table:table-cell office:value-type="float" office:value="1310" table:style-name="ce1">
            <text:p>131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734" table:style-name="ce1">
            <text:p>2734</text:p>
          </table:table-cell>
          <table:table-cell office:value-type="float" office:value="1630" table:style-name="ce1">
            <text:p>1630</text:p>
          </table:table-cell>
          <table:table-cell office:value-type="float" office:value="0.02" table:style-name="ce1">
            <text:p>0,02</text:p>
          </table:table-cell>
          <table:table-cell office:value-type="float" office:value="1371" table:style-name="ce1">
            <text:p>1371</text:p>
          </table:table-cell>
          <table:table-cell office:value-type="float" office:value="797" table:style-name="ce1">
            <text:p>797</text:p>
          </table:table-cell>
          <table:table-cell office:value-type="float" office:value="0.01" table:formula="of:=MIN([.$B28];[.$E28];[.$H28];[.$K28];[.$N28];[.$Q28];[.$T28];[.$W28];[.$Z28];[.$AC28];[.$AF28];[.$AI28];[.$AL28];[.$AO28];[.$AR28])" table:style-name="ce1">
            <text:p>0,01</text:p>
          </table:table-cell>
          <table:table-cell office:value-type="float" office:value="929" table:formula="of:=MIN([.$C28];[.$F28];[.$I28];[.$L28];[.$O28];[.$R28];[.$U28];[.$X28];[.$AA28];[.$AD28];[.$AG28];[.$AJ28];[.$AM28];[.$AP28];[.$AS28])" table:style-name="ce1">
            <text:p>929</text:p>
          </table:table-cell>
          <table:table-cell office:value-type="float" office:value="394" table:formula="of:=MIN([.$D28];[.$G28];[.$J28];[.$M28];[.$P28];[.$S28];[.$V28];[.$Y28];[.$AB28];[.$AE28];[.$AH28];[.$AK28];[.$AN28];[.$AQ28];[.$AT28])" table:style-name="ce1">
            <text:p>394</text:p>
          </table:table-cell>
          <table:table-cell office:value-type="float" office:value="0.05" table:formula="of:=MEDIAN([.$B28];[.$E28];[.$H28];[.$K28];[.$N28];[.$Q28];[.$T28];[.$W28];[.$Z28];[.$AC28];[.$AF28];[.$AI28];[.$AL28];[.$AO28];[.$AR28])" table:style-name="ce1">
            <text:p>0,05</text:p>
          </table:table-cell>
          <table:table-cell office:value-type="float" office:value="2118" table:formula="of:=MEDIAN([.$C28];[.$F28];[.$I28];[.$L28];[.$O28];[.$R28];[.$U28];[.$X28];[.$AA28];[.$AD28];[.$AG28];[.$AJ28];[.$AM28];[.$AP28];[.$AS28])" table:style-name="ce1">
            <text:p>2118</text:p>
          </table:table-cell>
          <table:table-cell office:value-type="float" office:value="1332" table:formula="of:=MEDIAN([.$D28];[.$G28];[.$J28];[.$M28];[.$P28];[.$S28];[.$V28];[.$Y28];[.$AB28];[.$AE28];[.$AH28];[.$AK28];[.$AN28];[.$AQ28];[.$AT28])" table:style-name="ce1">
            <text:p>1332</text:p>
          </table:table-cell>
          <table:table-cell office:value-type="float" office:value="0.18" table:formula="of:=MAX([.$B28];[.$E28];[.$H28];[.$K28];[.$N28];[.$Q28];[.$T28];[.$W28];[.$Z28];[.$AC28];[.$AF28];[.$AI28];[.$AL28];[.$AO28];[.$AR28])" table:style-name="ce1">
            <text:p>0,18</text:p>
          </table:table-cell>
          <table:table-cell office:value-type="float" office:value="7317" table:formula="of:=MAX([.$C28];[.$F28];[.$I28];[.$L28];[.$O28];[.$R28];[.$U28];[.$X28];[.$AA28];[.$AD28];[.$AG28];[.$AJ28];[.$AM28];[.$AP28];[.$AS28])" table:style-name="ce1">
            <text:p>7317</text:p>
          </table:table-cell>
          <table:table-cell office:value-type="float" office:value="3589" table:formula="of:=MAX([.$D28];[.$G28];[.$J28];[.$M28];[.$P28];[.$S28];[.$V28];[.$Y28];[.$AB28];[.$AE28];[.$AH28];[.$AK28];[.$AN28];[.$AQ28];[.$AT28])" table:style-name="ce1">
            <text:p>358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7_h12.lp</text:p>
          </table:table-cell>
          <table:table-cell office:value-type="float" office:value="0.02" table:style-name="ce1">
            <text:p>0,02</text:p>
          </table:table-cell>
          <table:table-cell office:value-type="float" office:value="1851" table:style-name="ce1">
            <text:p>1851</text:p>
          </table:table-cell>
          <table:table-cell office:value-type="float" office:value="767" table:style-name="ce1">
            <text:p>767</text:p>
          </table:table-cell>
          <table:table-cell office:value-type="float" office:value="0.01" table:style-name="ce1">
            <text:p>0,01</text:p>
          </table:table-cell>
          <table:table-cell office:value-type="float" office:value="549" table:style-name="ce2">
            <text:p>549</text:p>
          </table:table-cell>
          <table:table-cell office:value-type="float" office:value="195" table:style-name="ce2">
            <text:p>195</text:p>
          </table:table-cell>
          <table:table-cell office:value-type="float" office:value="0.03" table:style-name="ce1">
            <text:p>0,03</text:p>
          </table:table-cell>
          <table:table-cell office:value-type="float" office:value="1658" table:style-name="ce1">
            <text:p>1658</text:p>
          </table:table-cell>
          <table:table-cell office:value-type="float" office:value="946" table:style-name="ce1">
            <text:p>946</text:p>
          </table:table-cell>
          <table:table-cell office:value-type="float" office:value="0.02" table:style-name="ce1">
            <text:p>0,02</text:p>
          </table:table-cell>
          <table:table-cell office:value-type="float" office:value="1249" table:style-name="ce1">
            <text:p>1249</text:p>
          </table:table-cell>
          <table:table-cell office:value-type="float" office:value="537" table:style-name="ce1">
            <text:p>537</text:p>
          </table:table-cell>
          <table:table-cell office:value-type="float" office:value="0.03" table:style-name="ce1">
            <text:p>0,03</text:p>
          </table:table-cell>
          <table:table-cell office:value-type="float" office:value="1987" table:style-name="ce1">
            <text:p>1987</text:p>
          </table:table-cell>
          <table:table-cell office:value-type="float" office:value="1093" table:style-name="ce1">
            <text:p>1093</text:p>
          </table:table-cell>
          <table:table-cell office:value-type="float" office:value="0.01" table:style-name="ce1">
            <text:p>0,01</text:p>
          </table:table-cell>
          <table:table-cell office:value-type="float" office:value="1325" table:style-name="ce1">
            <text:p>1325</text:p>
          </table:table-cell>
          <table:table-cell office:value-type="float" office:value="538" table:style-name="ce1">
            <text:p>538</text:p>
          </table:table-cell>
          <table:table-cell office:value-type="float" office:value="0.01" table:style-name="ce1">
            <text:p>0,01</text:p>
          </table:table-cell>
          <table:table-cell office:value-type="float" office:value="859" table:style-name="ce1">
            <text:p>859</text:p>
          </table:table-cell>
          <table:table-cell office:value-type="float" office:value="534" table:style-name="ce1">
            <text:p>534</text:p>
          </table:table-cell>
          <table:table-cell office:value-type="float" office:value="0.01" table:style-name="ce1">
            <text:p>0,01</text:p>
          </table:table-cell>
          <table:table-cell office:value-type="float" office:value="809" table:style-name="ce1">
            <text:p>809</text:p>
          </table:table-cell>
          <table:table-cell office:value-type="float" office:value="532" table:style-name="ce1">
            <text:p>532</text:p>
          </table:table-cell>
          <table:table-cell office:value-type="float" office:value="0.01" table:style-name="ce1">
            <text:p>0,01</text:p>
          </table:table-cell>
          <table:table-cell office:value-type="float" office:value="1000" table:style-name="ce1">
            <text:p>1000</text:p>
          </table:table-cell>
          <table:table-cell office:value-type="float" office:value="449" table:style-name="ce1">
            <text:p>449</text:p>
          </table:table-cell>
          <table:table-cell office:value-type="float" office:value="0.01" table:style-name="ce1">
            <text:p>0,01</text:p>
          </table:table-cell>
          <table:table-cell office:value-type="float" office:value="1001" table:style-name="ce1">
            <text:p>1001</text:p>
          </table:table-cell>
          <table:table-cell office:value-type="float" office:value="387" table:style-name="ce1">
            <text:p>387</text:p>
          </table:table-cell>
          <table:table-cell office:value-type="float" office:value="0.02" table:style-name="ce1">
            <text:p>0,02</text:p>
          </table:table-cell>
          <table:table-cell office:value-type="float" office:value="1401" table:style-name="ce1">
            <text:p>1401</text:p>
          </table:table-cell>
          <table:table-cell office:value-type="float" office:value="696" table:style-name="ce1">
            <text:p>696</text:p>
          </table:table-cell>
          <table:table-cell office:value-type="float" office:value="0.05" table:style-name="ce1">
            <text:p>0,05</text:p>
          </table:table-cell>
          <table:table-cell office:value-type="float" office:value="3565" table:style-name="ce3">
            <text:p>3565</text:p>
          </table:table-cell>
          <table:table-cell office:value-type="float" office:value="1662" table:style-name="ce3">
            <text:p>1662</text:p>
          </table:table-cell>
          <table:table-cell office:value-type="float" office:value="0.04" table:style-name="ce1">
            <text:p>0,04</text:p>
          </table:table-cell>
          <table:table-cell office:value-type="float" office:value="1685" table:style-name="ce1">
            <text:p>1685</text:p>
          </table:table-cell>
          <table:table-cell office:value-type="float" office:value="883" table:style-name="ce1">
            <text:p>883</text:p>
          </table:table-cell>
          <table:table-cell office:value-type="float" office:value="0.01" table:style-name="ce1">
            <text:p>0,01</text:p>
          </table:table-cell>
          <table:table-cell office:value-type="float" office:value="1176" table:style-name="ce1">
            <text:p>1176</text:p>
          </table:table-cell>
          <table:table-cell office:value-type="float" office:value="306" table:style-name="ce1">
            <text:p>306</text:p>
          </table:table-cell>
          <table:table-cell office:value-type="float" office:value="0.02" table:style-name="ce1">
            <text:p>0,02</text:p>
          </table:table-cell>
          <table:table-cell office:value-type="float" office:value="1448" table:style-name="ce1">
            <text:p>1448</text:p>
          </table:table-cell>
          <table:table-cell office:value-type="float" office:value="753" table:style-name="ce1">
            <text:p>753</text:p>
          </table:table-cell>
          <table:table-cell office:value-type="float" office:value="0.01" table:formula="of:=MIN([.$B29];[.$E29];[.$H29];[.$K29];[.$N29];[.$Q29];[.$T29];[.$W29];[.$Z29];[.$AC29];[.$AF29];[.$AI29];[.$AL29];[.$AO29];[.$AR29])" table:style-name="ce1">
            <text:p>0,01</text:p>
          </table:table-cell>
          <table:table-cell office:value-type="float" office:value="549" table:formula="of:=MIN([.$C29];[.$F29];[.$I29];[.$L29];[.$O29];[.$R29];[.$U29];[.$X29];[.$AA29];[.$AD29];[.$AG29];[.$AJ29];[.$AM29];[.$AP29];[.$AS29])" table:style-name="ce1">
            <text:p>549</text:p>
          </table:table-cell>
          <table:table-cell office:value-type="float" office:value="195" table:formula="of:=MIN([.$D29];[.$G29];[.$J29];[.$M29];[.$P29];[.$S29];[.$V29];[.$Y29];[.$AB29];[.$AE29];[.$AH29];[.$AK29];[.$AN29];[.$AQ29];[.$AT29])" table:style-name="ce1">
            <text:p>195</text:p>
          </table:table-cell>
          <table:table-cell office:value-type="float" office:value="0.02" table:formula="of:=MEDIAN([.$B29];[.$E29];[.$H29];[.$K29];[.$N29];[.$Q29];[.$T29];[.$W29];[.$Z29];[.$AC29];[.$AF29];[.$AI29];[.$AL29];[.$AO29];[.$AR29])" table:style-name="ce1">
            <text:p>0,02</text:p>
          </table:table-cell>
          <table:table-cell office:value-type="float" office:value="1325" table:formula="of:=MEDIAN([.$C29];[.$F29];[.$I29];[.$L29];[.$O29];[.$R29];[.$U29];[.$X29];[.$AA29];[.$AD29];[.$AG29];[.$AJ29];[.$AM29];[.$AP29];[.$AS29])" table:style-name="ce1">
            <text:p>1325</text:p>
          </table:table-cell>
          <table:table-cell office:value-type="float" office:value="538" table:formula="of:=MEDIAN([.$D29];[.$G29];[.$J29];[.$M29];[.$P29];[.$S29];[.$V29];[.$Y29];[.$AB29];[.$AE29];[.$AH29];[.$AK29];[.$AN29];[.$AQ29];[.$AT29])" table:style-name="ce1">
            <text:p>538</text:p>
          </table:table-cell>
          <table:table-cell office:value-type="float" office:value="0.05" table:formula="of:=MAX([.$B29];[.$E29];[.$H29];[.$K29];[.$N29];[.$Q29];[.$T29];[.$W29];[.$Z29];[.$AC29];[.$AF29];[.$AI29];[.$AL29];[.$AO29];[.$AR29])" table:style-name="ce1">
            <text:p>0,05</text:p>
          </table:table-cell>
          <table:table-cell office:value-type="float" office:value="3565" table:formula="of:=MAX([.$C29];[.$F29];[.$I29];[.$L29];[.$O29];[.$R29];[.$U29];[.$X29];[.$AA29];[.$AD29];[.$AG29];[.$AJ29];[.$AM29];[.$AP29];[.$AS29])" table:style-name="ce1">
            <text:p>3565</text:p>
          </table:table-cell>
          <table:table-cell office:value-type="float" office:value="1662" table:formula="of:=MAX([.$D29];[.$G29];[.$J29];[.$M29];[.$P29];[.$S29];[.$V29];[.$Y29];[.$AB29];[.$AE29];[.$AH29];[.$AK29];[.$AN29];[.$AQ29];[.$AT29])" table:style-name="ce1">
            <text:p>166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8_h15.lp</text:p>
          </table:table-cell>
          <table:table-cell office:value-type="float" office:value="0.36" table:style-name="ce2">
            <text:p>0,36</text:p>
          </table:table-cell>
          <table:table-cell office:value-type="float" office:value="14993" table:style-name="ce2">
            <text:p>14993</text:p>
          </table:table-cell>
          <table:table-cell office:value-type="float" office:value="8279" table:style-name="ce2">
            <text:p>8279</text:p>
          </table:table-cell>
          <table:table-cell office:value-type="float" office:value="0.82" table:style-name="ce1">
            <text:p>0,82</text:p>
          </table:table-cell>
          <table:table-cell office:value-type="float" office:value="26752" table:style-name="ce1">
            <text:p>26752</text:p>
          </table:table-cell>
          <table:table-cell office:value-type="float" office:value="16923" table:style-name="ce1">
            <text:p>16923</text:p>
          </table:table-cell>
          <table:table-cell office:value-type="float" office:value="0.45" table:style-name="ce1">
            <text:p>0,45</text:p>
          </table:table-cell>
          <table:table-cell office:value-type="float" office:value="17497" table:style-name="ce1">
            <text:p>17497</text:p>
          </table:table-cell>
          <table:table-cell office:value-type="float" office:value="10201" table:style-name="ce1">
            <text:p>10201</text:p>
          </table:table-cell>
          <table:table-cell office:value-type="float" office:value="1.24" table:style-name="ce1">
            <text:p>1,24</text:p>
          </table:table-cell>
          <table:table-cell office:value-type="float" office:value="39684" table:style-name="ce1">
            <text:p>39684</text:p>
          </table:table-cell>
          <table:table-cell office:value-type="float" office:value="26767" table:style-name="ce1">
            <text:p>26767</text:p>
          </table:table-cell>
          <table:table-cell office:value-type="float" office:value="3.01" table:style-name="ce1">
            <text:p>3,01</text:p>
          </table:table-cell>
          <table:table-cell office:value-type="float" office:value="73947" table:style-name="ce1">
            <text:p>73947</text:p>
          </table:table-cell>
          <table:table-cell office:value-type="float" office:value="53378" table:style-name="ce1">
            <text:p>53378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36638" table:style-name="ce1">
            <text:p>36638</text:p>
          </table:table-cell>
          <table:table-cell office:value-type="float" office:value="24215" table:style-name="ce1">
            <text:p>24215</text:p>
          </table:table-cell>
          <table:table-cell office:value-type="float" office:value="0.47" table:style-name="ce1">
            <text:p>0,47</text:p>
          </table:table-cell>
          <table:table-cell office:value-type="float" office:value="16483" table:style-name="ce1">
            <text:p>16483</text:p>
          </table:table-cell>
          <table:table-cell office:value-type="float" office:value="10817" table:style-name="ce1">
            <text:p>10817</text:p>
          </table:table-cell>
          <table:table-cell office:value-type="float" office:value="1.92" table:style-name="ce1">
            <text:p>1,92</text:p>
          </table:table-cell>
          <table:table-cell office:value-type="float" office:value="51956" table:style-name="ce1">
            <text:p>51956</text:p>
          </table:table-cell>
          <table:table-cell office:value-type="float" office:value="38869" table:style-name="ce1">
            <text:p>38869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59737" table:style-name="ce1">
            <text:p>59737</text:p>
          </table:table-cell>
          <table:table-cell office:value-type="float" office:value="42098" table:style-name="ce1">
            <text:p>42098</text:p>
          </table:table-cell>
          <table:table-cell office:value-type="float" office:value="1.01" table:style-name="ce1">
            <text:p>1,01</text:p>
          </table:table-cell>
          <table:table-cell office:value-type="float" office:value="35303" table:style-name="ce1">
            <text:p>35303</text:p>
          </table:table-cell>
          <table:table-cell office:value-type="float" office:value="23121" table:style-name="ce1">
            <text:p>23121</text:p>
          </table:table-cell>
          <table:table-cell office:value-type="float" office:value="1.38" table:style-name="ce1">
            <text:p>1,38</text:p>
          </table:table-cell>
          <table:table-cell office:value-type="float" office:value="39086" table:style-name="ce1">
            <text:p>39086</text:p>
          </table:table-cell>
          <table:table-cell office:value-type="float" office:value="26414" table:style-name="ce1">
            <text:p>26414</text:p>
          </table:table-cell>
          <table:table-cell office:value-type="float" office:value="1.98" table:style-name="ce1">
            <text:p>1,98</text:p>
          </table:table-cell>
          <table:table-cell office:value-type="float" office:value="55786" table:style-name="ce1">
            <text:p>55786</text:p>
          </table:table-cell>
          <table:table-cell office:value-type="float" office:value="36906" table:style-name="ce1">
            <text:p>36906</text:p>
          </table:table-cell>
          <table:table-cell office:value-type="float" office:value="0.59" table:style-name="ce1">
            <text:p>0,59</text:p>
          </table:table-cell>
          <table:table-cell office:value-type="float" office:value="17209" table:style-name="ce1">
            <text:p>17209</text:p>
          </table:table-cell>
          <table:table-cell office:value-type="float" office:value="9467" table:style-name="ce1">
            <text:p>9467</text:p>
          </table:table-cell>
          <table:table-cell office:value-type="float" office:value="5.16" table:style-name="ce3">
            <text:p>5,16</text:p>
          </table:table-cell>
          <table:table-cell office:value-type="float" office:value="153796" table:style-name="ce3">
            <text:p>153796</text:p>
          </table:table-cell>
          <table:table-cell office:value-type="float" office:value="100207" table:style-name="ce3">
            <text:p>100207</text:p>
          </table:table-cell>
          <table:table-cell office:value-type="float" office:value="1.43" table:style-name="ce1">
            <text:p>1,43</text:p>
          </table:table-cell>
          <table:table-cell office:value-type="float" office:value="33250" table:style-name="ce1">
            <text:p>33250</text:p>
          </table:table-cell>
          <table:table-cell office:value-type="float" office:value="21746" table:style-name="ce1">
            <text:p>21746</text:p>
          </table:table-cell>
          <table:table-cell office:value-type="float" office:value="0.36" table:formula="of:=MIN([.$B30];[.$E30];[.$H30];[.$K30];[.$N30];[.$Q30];[.$T30];[.$W30];[.$Z30];[.$AC30];[.$AF30];[.$AI30];[.$AL30];[.$AO30];[.$AR30])" table:style-name="ce1">
            <text:p>0,36</text:p>
          </table:table-cell>
          <table:table-cell office:value-type="float" office:value="14993" table:formula="of:=MIN([.$C30];[.$F30];[.$I30];[.$L30];[.$O30];[.$R30];[.$U30];[.$X30];[.$AA30];[.$AD30];[.$AG30];[.$AJ30];[.$AM30];[.$AP30];[.$AS30])" table:style-name="ce1">
            <text:p>14993</text:p>
          </table:table-cell>
          <table:table-cell office:value-type="float" office:value="8279" table:formula="of:=MIN([.$D30];[.$G30];[.$J30];[.$M30];[.$P30];[.$S30];[.$V30];[.$Y30];[.$AB30];[.$AE30];[.$AH30];[.$AK30];[.$AN30];[.$AQ30];[.$AT30])" table:style-name="ce1">
            <text:p>8279</text:p>
          </table:table-cell>
          <table:table-cell office:value-type="float" office:value="1.24" table:formula="of:=MEDIAN([.$B30];[.$E30];[.$H30];[.$K30];[.$N30];[.$Q30];[.$T30];[.$W30];[.$Z30];[.$AC30];[.$AF30];[.$AI30];[.$AL30];[.$AO30];[.$AR30])" table:style-name="ce1">
            <text:p>1,24</text:p>
          </table:table-cell>
          <table:table-cell office:value-type="float" office:value="36638" table:formula="of:=MEDIAN([.$C30];[.$F30];[.$I30];[.$L30];[.$O30];[.$R30];[.$U30];[.$X30];[.$AA30];[.$AD30];[.$AG30];[.$AJ30];[.$AM30];[.$AP30];[.$AS30])" table:style-name="ce1">
            <text:p>36638</text:p>
          </table:table-cell>
          <table:table-cell office:value-type="float" office:value="24215" table:formula="of:=MEDIAN([.$D30];[.$G30];[.$J30];[.$M30];[.$P30];[.$S30];[.$V30];[.$Y30];[.$AB30];[.$AE30];[.$AH30];[.$AK30];[.$AN30];[.$AQ30];[.$AT30])" table:style-name="ce1">
            <text:p>24215</text:p>
          </table:table-cell>
          <table:table-cell office:value-type="float" office:value="5.16" table:formula="of:=MAX([.$B30];[.$E30];[.$H30];[.$K30];[.$N30];[.$Q30];[.$T30];[.$W30];[.$Z30];[.$AC30];[.$AF30];[.$AI30];[.$AL30];[.$AO30];[.$AR30])" table:style-name="ce1">
            <text:p>5,16</text:p>
          </table:table-cell>
          <table:table-cell office:value-type="float" office:value="153796" table:formula="of:=MAX([.$C30];[.$F30];[.$I30];[.$L30];[.$O30];[.$R30];[.$U30];[.$X30];[.$AA30];[.$AD30];[.$AG30];[.$AJ30];[.$AM30];[.$AP30];[.$AS30])" table:style-name="ce1">
            <text:p>153796</text:p>
          </table:table-cell>
          <table:table-cell office:value-type="float" office:value="100207" table:formula="of:=MAX([.$D30];[.$G30];[.$J30];[.$M30];[.$P30];[.$S30];[.$V30];[.$Y30];[.$AB30];[.$AE30];[.$AH30];[.$AK30];[.$AN30];[.$AQ30];[.$AT30])" table:style-name="ce1">
            <text:p>10020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3_a9_h20.lp</text:p>
          </table:table-cell>
          <table:table-cell office:value-type="float" office:value="63.17" table:style-name="ce1">
            <text:p>63,17</text:p>
          </table:table-cell>
          <table:table-cell office:value-type="float" office:value="765461" table:style-name="ce1">
            <text:p>765461</text:p>
          </table:table-cell>
          <table:table-cell office:value-type="float" office:value="595619" table:style-name="ce1">
            <text:p>595619</text:p>
          </table:table-cell>
          <table:table-cell office:value-type="float" office:value="173.14" table:style-name="ce1">
            <text:p>173,14</text:p>
          </table:table-cell>
          <table:table-cell office:value-type="float" office:value="1658974" table:style-name="ce1">
            <text:p>1658974</text:p>
          </table:table-cell>
          <table:table-cell office:value-type="float" office:value="1348936" table:style-name="ce1">
            <text:p>1348936</text:p>
          </table:table-cell>
          <table:table-cell office:value-type="float" office:value="116.97" table:style-name="ce1">
            <text:p>116,97</text:p>
          </table:table-cell>
          <table:table-cell office:value-type="float" office:value="1088461" table:style-name="ce1">
            <text:p>1088461</text:p>
          </table:table-cell>
          <table:table-cell office:value-type="float" office:value="867261" table:style-name="ce1">
            <text:p>867261</text:p>
          </table:table-cell>
          <table:table-cell office:value-type="float" office:value="226.81" table:style-name="ce1">
            <text:p>226,81</text:p>
          </table:table-cell>
          <table:table-cell office:value-type="float" office:value="1718257" table:style-name="ce1">
            <text:p>1718257</text:p>
          </table:table-cell>
          <table:table-cell office:value-type="float" office:value="1408954" table:style-name="ce1">
            <text:p>1408954</text:p>
          </table:table-cell>
          <table:table-cell office:value-type="float" office:value="111.02" table:style-name="ce1">
            <text:p>111,02</text:p>
          </table:table-cell>
          <table:table-cell office:value-type="float" office:value="1293208" table:style-name="ce1">
            <text:p>1293208</text:p>
          </table:table-cell>
          <table:table-cell office:value-type="float" office:value="1039097" table:style-name="ce1">
            <text:p>1039097</text:p>
          </table:table-cell>
          <table:table-cell office:value-type="float" office:value="204.39" table:style-name="ce1">
            <text:p>204,39</text:p>
          </table:table-cell>
          <table:table-cell office:value-type="float" office:value="1807330" table:style-name="ce1">
            <text:p>1807330</text:p>
          </table:table-cell>
          <table:table-cell office:value-type="float" office:value="1490763" table:style-name="ce1">
            <text:p>1490763</text:p>
          </table:table-cell>
          <table:table-cell office:value-type="float" office:value="124.49" table:style-name="ce1">
            <text:p>124,49</text:p>
          </table:table-cell>
          <table:table-cell office:value-type="float" office:value="1319723" table:style-name="ce1">
            <text:p>1319723</text:p>
          </table:table-cell>
          <table:table-cell office:value-type="float" office:value="1077172" table:style-name="ce1">
            <text:p>1077172</text:p>
          </table:table-cell>
          <table:table-cell office:value-type="float" office:value="224.75" table:style-name="ce1">
            <text:p>224,75</text:p>
          </table:table-cell>
          <table:table-cell office:value-type="float" office:value="2022021" table:style-name="ce1">
            <text:p>2022021</text:p>
          </table:table-cell>
          <table:table-cell office:value-type="float" office:value="1684932" table:style-name="ce1">
            <text:p>1684932</text:p>
          </table:table-cell>
          <table:table-cell office:value-type="float" office:value="62.81" table:style-name="ce1">
            <text:p>62,81</text:p>
          </table:table-cell>
          <table:table-cell office:value-type="float" office:value="732303" table:style-name="ce1">
            <text:p>732303</text:p>
          </table:table-cell>
          <table:table-cell office:value-type="float" office:value="565731" table:style-name="ce1">
            <text:p>565731</text:p>
          </table:table-cell>
          <table:table-cell office:value-type="float" office:value="62.2" table:style-name="ce1">
            <text:p>62,2</text:p>
          </table:table-cell>
          <table:table-cell office:value-type="float" office:value="780205" table:style-name="ce1">
            <text:p>780205</text:p>
          </table:table-cell>
          <table:table-cell office:value-type="float" office:value="606300" table:style-name="ce1">
            <text:p>606300</text:p>
          </table:table-cell>
          <table:table-cell office:value-type="float" office:value="31.96" table:style-name="ce2">
            <text:p>31,96</text:p>
          </table:table-cell>
          <table:table-cell office:value-type="float" office:value="498232" table:style-name="ce2">
            <text:p>498232</text:p>
          </table:table-cell>
          <table:table-cell office:value-type="float" office:value="378776" table:style-name="ce2">
            <text:p>378776</text:p>
          </table:table-cell>
          <table:table-cell office:value-type="float" office:value="21600" table:style-name="ce3">
            <text:p>21600</text:p>
          </table:table-cell>
          <table:table-cell office:value-type="float" office:value="112794121" table:style-name="ce3">
            <text:p>112794121</text:p>
          </table:table-cell>
          <table:table-cell office:value-type="float" office:value="92323699" table:style-name="ce3">
            <text:p>92323699</text:p>
          </table:table-cell>
          <table:table-cell office:value-type="float" office:value="173.89" table:style-name="ce1">
            <text:p>173,89</text:p>
          </table:table-cell>
          <table:table-cell office:value-type="float" office:value="1045095" table:style-name="ce1">
            <text:p>1045095</text:p>
          </table:table-cell>
          <table:table-cell office:value-type="float" office:value="827943" table:style-name="ce1">
            <text:p>827943</text:p>
          </table:table-cell>
          <table:table-cell office:value-type="float" office:value="321.88" table:style-name="ce1">
            <text:p>321,88</text:p>
          </table:table-cell>
          <table:table-cell office:value-type="float" office:value="1990401" table:style-name="ce1">
            <text:p>1990401</text:p>
          </table:table-cell>
          <table:table-cell office:value-type="float" office:value="1592651" table:style-name="ce1">
            <text:p>1592651</text:p>
          </table:table-cell>
          <table:table-cell office:value-type="float" office:value="68.040000000000006" table:style-name="ce1">
            <text:p>68,04</text:p>
          </table:table-cell>
          <table:table-cell office:value-type="float" office:value="798948" table:style-name="ce1">
            <text:p>798948</text:p>
          </table:table-cell>
          <table:table-cell office:value-type="float" office:value="630024" table:style-name="ce1">
            <text:p>630024</text:p>
          </table:table-cell>
          <table:table-cell office:value-type="float" office:value="31.96" table:formula="of:=MIN([.$B31];[.$E31];[.$H31];[.$K31];[.$N31];[.$Q31];[.$T31];[.$W31];[.$Z31];[.$AC31];[.$AF31];[.$AI31];[.$AL31];[.$AO31];[.$AR31])" table:style-name="ce1">
            <text:p>31,96</text:p>
          </table:table-cell>
          <table:table-cell office:value-type="float" office:value="498232" table:formula="of:=MIN([.$C31];[.$F31];[.$I31];[.$L31];[.$O31];[.$R31];[.$U31];[.$X31];[.$AA31];[.$AD31];[.$AG31];[.$AJ31];[.$AM31];[.$AP31];[.$AS31])" table:style-name="ce1">
            <text:p>498232</text:p>
          </table:table-cell>
          <table:table-cell office:value-type="float" office:value="378776" table:formula="of:=MIN([.$D31];[.$G31];[.$J31];[.$M31];[.$P31];[.$S31];[.$V31];[.$Y31];[.$AB31];[.$AE31];[.$AH31];[.$AK31];[.$AN31];[.$AQ31];[.$AT31])" table:style-name="ce1">
            <text:p>378776</text:p>
          </table:table-cell>
          <table:table-cell office:value-type="float" office:value="124.49" table:formula="of:=MEDIAN([.$B31];[.$E31];[.$H31];[.$K31];[.$N31];[.$Q31];[.$T31];[.$W31];[.$Z31];[.$AC31];[.$AF31];[.$AI31];[.$AL31];[.$AO31];[.$AR31])" table:style-name="ce1">
            <text:p>124,49</text:p>
          </table:table-cell>
          <table:table-cell office:value-type="float" office:value="1293208" table:formula="of:=MEDIAN([.$C31];[.$F31];[.$I31];[.$L31];[.$O31];[.$R31];[.$U31];[.$X31];[.$AA31];[.$AD31];[.$AG31];[.$AJ31];[.$AM31];[.$AP31];[.$AS31])" table:style-name="ce1">
            <text:p>1293208</text:p>
          </table:table-cell>
          <table:table-cell office:value-type="float" office:value="1039097" table:formula="of:=MEDIAN([.$D31];[.$G31];[.$J31];[.$M31];[.$P31];[.$S31];[.$V31];[.$Y31];[.$AB31];[.$AE31];[.$AH31];[.$AK31];[.$AN31];[.$AQ31];[.$AT31])" table:style-name="ce1">
            <text:p>1039097</text:p>
          </table:table-cell>
          <table:table-cell office:value-type="float" office:value="21600" table:formula="of:=MAX([.$B31];[.$E31];[.$H31];[.$K31];[.$N31];[.$Q31];[.$T31];[.$W31];[.$Z31];[.$AC31];[.$AF31];[.$AI31];[.$AL31];[.$AO31];[.$AR31])" table:style-name="ce1">
            <text:p>21600</text:p>
          </table:table-cell>
          <table:table-cell office:value-type="float" office:value="112794121" table:formula="of:=MAX([.$C31];[.$F31];[.$I31];[.$L31];[.$O31];[.$R31];[.$U31];[.$X31];[.$AA31];[.$AD31];[.$AG31];[.$AJ31];[.$AM31];[.$AP31];[.$AS31])" table:style-name="ce1">
            <text:p>112794121</text:p>
          </table:table-cell>
          <table:table-cell office:value-type="float" office:value="92323699" table:formula="of:=MAX([.$D31];[.$G31];[.$J31];[.$M31];[.$P31];[.$S31];[.$V31];[.$Y31];[.$AB31];[.$AE31];[.$AH31];[.$AK31];[.$AN31];[.$AQ31];[.$AT31])" table:style-name="ce1">
            <text:p>9232369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10_h32.lp</text:p>
          </table:table-cell>
          <table:table-cell office:value-type="float" office:value="0.64" table:style-name="ce1">
            <text:p>0,64</text:p>
          </table:table-cell>
          <table:table-cell office:value-type="float" office:value="35050" table:style-name="ce1">
            <text:p>35050</text:p>
          </table:table-cell>
          <table:table-cell office:value-type="float" office:value="6821" table:style-name="ce1">
            <text:p>6821</text:p>
          </table:table-cell>
          <table:table-cell office:value-type="float" office:value="0.62" table:style-name="ce1">
            <text:p>0,62</text:p>
          </table:table-cell>
          <table:table-cell office:value-type="float" office:value="39591" table:style-name="ce1">
            <text:p>39591</text:p>
          </table:table-cell>
          <table:table-cell office:value-type="float" office:value="7410" table:style-name="ce1">
            <text:p>7410</text:p>
          </table:table-cell>
          <table:table-cell office:value-type="float" office:value="0.37" table:style-name="ce1">
            <text:p>0,37</text:p>
          </table:table-cell>
          <table:table-cell office:value-type="float" office:value="17169" table:style-name="ce1">
            <text:p>17169</text:p>
          </table:table-cell>
          <table:table-cell office:value-type="float" office:value="4161" table:style-name="ce1">
            <text:p>4161</text:p>
          </table:table-cell>
          <table:table-cell office:value-type="float" office:value="0.23" table:style-name="ce1">
            <text:p>0,23</text:p>
          </table:table-cell>
          <table:table-cell office:value-type="float" office:value="8173" table:style-name="ce1">
            <text:p>8173</text:p>
          </table:table-cell>
          <table:table-cell office:value-type="float" office:value="2422" table:style-name="ce1">
            <text:p>2422</text:p>
          </table:table-cell>
          <table:table-cell office:value-type="float" office:value="0.72" table:style-name="ce1">
            <text:p>0,72</text:p>
          </table:table-cell>
          <table:table-cell office:value-type="float" office:value="43080" table:style-name="ce1">
            <text:p>43080</text:p>
          </table:table-cell>
          <table:table-cell office:value-type="float" office:value="8550" table:style-name="ce1">
            <text:p>8550</text:p>
          </table:table-cell>
          <table:table-cell office:value-type="float" office:value="0.45" table:style-name="ce1">
            <text:p>0,45</text:p>
          </table:table-cell>
          <table:table-cell office:value-type="float" office:value="26549" table:style-name="ce1">
            <text:p>26549</text:p>
          </table:table-cell>
          <table:table-cell office:value-type="float" office:value="5691" table:style-name="ce1">
            <text:p>5691</text:p>
          </table:table-cell>
          <table:table-cell office:value-type="float" office:value="0.59" table:style-name="ce1">
            <text:p>0,59</text:p>
          </table:table-cell>
          <table:table-cell office:value-type="float" office:value="12915" table:style-name="ce1">
            <text:p>12915</text:p>
          </table:table-cell>
          <table:table-cell office:value-type="float" office:value="8756" table:style-name="ce1">
            <text:p>8756</text:p>
          </table:table-cell>
          <table:table-cell office:value-type="float" office:value="0.42" table:style-name="ce1">
            <text:p>0,42</text:p>
          </table:table-cell>
          <table:table-cell office:value-type="float" office:value="8428" table:style-name="ce1">
            <text:p>8428</text:p>
          </table:table-cell>
          <table:table-cell office:value-type="float" office:value="5598" table:style-name="ce1">
            <text:p>5598</text:p>
          </table:table-cell>
          <table:table-cell office:value-type="float" office:value="0.48" table:style-name="ce1">
            <text:p>0,48</text:p>
          </table:table-cell>
          <table:table-cell office:value-type="float" office:value="24132" table:style-name="ce1">
            <text:p>24132</text:p>
          </table:table-cell>
          <table:table-cell office:value-type="float" office:value="5017" table:style-name="ce1">
            <text:p>5017</text:p>
          </table:table-cell>
          <table:table-cell office:value-type="float" office:value="0.12" table:style-name="ce2">
            <text:p>0,12</text:p>
          </table:table-cell>
          <table:table-cell office:value-type="float" office:value="8408" table:style-name="ce1">
            <text:p>8408</text:p>
          </table:table-cell>
          <table:table-cell office:value-type="float" office:value="1289" table:style-name="ce2">
            <text:p>1289</text:p>
          </table:table-cell>
          <table:table-cell office:value-type="float" office:value="0.27" table:style-name="ce1">
            <text:p>0,27</text:p>
          </table:table-cell>
          <table:table-cell office:value-type="float" office:value="10326" table:style-name="ce1">
            <text:p>10326</text:p>
          </table:table-cell>
          <table:table-cell office:value-type="float" office:value="3994" table:style-name="ce1">
            <text:p>3994</text:p>
          </table:table-cell>
          <table:table-cell office:value-type="float" office:value="21600" table:style-name="ce3">
            <text:p>21600</text:p>
          </table:table-cell>
          <table:table-cell office:value-type="float" office:value="229653849" table:style-name="ce3">
            <text:p>229653849</text:p>
          </table:table-cell>
          <table:table-cell office:value-type="float" office:value="43925771" table:style-name="ce3">
            <text:p>43925771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5083" table:style-name="ce1">
            <text:p>15083</text:p>
          </table:table-cell>
          <table:table-cell office:value-type="float" office:value="3687" table:style-name="ce1">
            <text:p>3687</text:p>
          </table:table-cell>
          <table:table-cell office:value-type="float" office:value="0.19" table:style-name="ce1">
            <text:p>0,19</text:p>
          </table:table-cell>
          <table:table-cell office:value-type="float" office:value="8161" table:style-name="ce1">
            <text:p>8161</text:p>
          </table:table-cell>
          <table:table-cell office:value-type="float" office:value="1546" table:style-name="ce1">
            <text:p>1546</text:p>
          </table:table-cell>
          <table:table-cell office:value-type="float" office:value="0.18" table:style-name="ce1">
            <text:p>0,18</text:p>
          </table:table-cell>
          <table:table-cell office:value-type="float" office:value="7563" table:style-name="ce2">
            <text:p>7563</text:p>
          </table:table-cell>
          <table:table-cell office:value-type="float" office:value="1932" table:style-name="ce1">
            <text:p>1932</text:p>
          </table:table-cell>
          <table:table-cell office:value-type="float" office:value="0.12" table:formula="of:=MIN([.$B32];[.$E32];[.$H32];[.$K32];[.$N32];[.$Q32];[.$T32];[.$W32];[.$Z32];[.$AC32];[.$AF32];[.$AI32];[.$AL32];[.$AO32];[.$AR32])" table:style-name="ce1">
            <text:p>0,12</text:p>
          </table:table-cell>
          <table:table-cell office:value-type="float" office:value="7563" table:formula="of:=MIN([.$C32];[.$F32];[.$I32];[.$L32];[.$O32];[.$R32];[.$U32];[.$X32];[.$AA32];[.$AD32];[.$AG32];[.$AJ32];[.$AM32];[.$AP32];[.$AS32])" table:style-name="ce1">
            <text:p>7563</text:p>
          </table:table-cell>
          <table:table-cell office:value-type="float" office:value="1289" table:formula="of:=MIN([.$D32];[.$G32];[.$J32];[.$M32];[.$P32];[.$S32];[.$V32];[.$Y32];[.$AB32];[.$AE32];[.$AH32];[.$AK32];[.$AN32];[.$AQ32];[.$AT32])" table:style-name="ce1">
            <text:p>1289</text:p>
          </table:table-cell>
          <table:table-cell office:value-type="float" office:value="0.45" table:formula="of:=MEDIAN([.$B32];[.$E32];[.$H32];[.$K32];[.$N32];[.$Q32];[.$T32];[.$W32];[.$Z32];[.$AC32];[.$AF32];[.$AI32];[.$AL32];[.$AO32];[.$AR32])" table:style-name="ce1">
            <text:p>0,45</text:p>
          </table:table-cell>
          <table:table-cell office:value-type="float" office:value="15083" table:formula="of:=MEDIAN([.$C32];[.$F32];[.$I32];[.$L32];[.$O32];[.$R32];[.$U32];[.$X32];[.$AA32];[.$AD32];[.$AG32];[.$AJ32];[.$AM32];[.$AP32];[.$AS32])" table:style-name="ce1">
            <text:p>15083</text:p>
          </table:table-cell>
          <table:table-cell office:value-type="float" office:value="5017" table:formula="of:=MEDIAN([.$D32];[.$G32];[.$J32];[.$M32];[.$P32];[.$S32];[.$V32];[.$Y32];[.$AB32];[.$AE32];[.$AH32];[.$AK32];[.$AN32];[.$AQ32];[.$AT32])" table:style-name="ce1">
            <text:p>5017</text:p>
          </table:table-cell>
          <table:table-cell office:value-type="float" office:value="21600" table:formula="of:=MAX([.$B32];[.$E32];[.$H32];[.$K32];[.$N32];[.$Q32];[.$T32];[.$W32];[.$Z32];[.$AC32];[.$AF32];[.$AI32];[.$AL32];[.$AO32];[.$AR32])" table:style-name="ce1">
            <text:p>21600</text:p>
          </table:table-cell>
          <table:table-cell office:value-type="float" office:value="229653849" table:formula="of:=MAX([.$C32];[.$F32];[.$I32];[.$L32];[.$O32];[.$R32];[.$U32];[.$X32];[.$AA32];[.$AD32];[.$AG32];[.$AJ32];[.$AM32];[.$AP32];[.$AS32])" table:style-name="ce1">
            <text:p>229653849</text:p>
          </table:table-cell>
          <table:table-cell office:value-type="float" office:value="43925771" table:formula="of:=MAX([.$D32];[.$G32];[.$J32];[.$M32];[.$P32];[.$S32];[.$V32];[.$Y32];[.$AB32];[.$AE32];[.$AH32];[.$AK32];[.$AN32];[.$AQ32];[.$AT32])" table:style-name="ce1">
            <text:p>4392577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1_h1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33];[.$E33];[.$H33];[.$K33];[.$N33];[.$Q33];[.$T33];[.$W33];[.$Z33];[.$AC33];[.$AF33];[.$AI33];[.$AL33];[.$AO33];[.$AR33])" table:style-name="ce1">
            <text:p>0</text:p>
          </table:table-cell>
          <table:table-cell office:value-type="float" office:value="0" table:formula="of:=MIN([.$C33];[.$F33];[.$I33];[.$L33];[.$O33];[.$R33];[.$U33];[.$X33];[.$AA33];[.$AD33];[.$AG33];[.$AJ33];[.$AM33];[.$AP33];[.$AS33])" table:style-name="ce1">
            <text:p>0</text:p>
          </table:table-cell>
          <table:table-cell office:value-type="float" office:value="0" table:formula="of:=MIN([.$D33];[.$G33];[.$J33];[.$M33];[.$P33];[.$S33];[.$V33];[.$Y33];[.$AB33];[.$AE33];[.$AH33];[.$AK33];[.$AN33];[.$AQ33];[.$AT33])" table:style-name="ce1">
            <text:p>0</text:p>
          </table:table-cell>
          <table:table-cell office:value-type="float" office:value="0" table:formula="of:=MEDIAN([.$B33];[.$E33];[.$H33];[.$K33];[.$N33];[.$Q33];[.$T33];[.$W33];[.$Z33];[.$AC33];[.$AF33];[.$AI33];[.$AL33];[.$AO33];[.$AR33])" table:style-name="ce1">
            <text:p>0</text:p>
          </table:table-cell>
          <table:table-cell office:value-type="float" office:value="0" table:formula="of:=MEDIAN([.$C33];[.$F33];[.$I33];[.$L33];[.$O33];[.$R33];[.$U33];[.$X33];[.$AA33];[.$AD33];[.$AG33];[.$AJ33];[.$AM33];[.$AP33];[.$AS33])" table:style-name="ce1">
            <text:p>0</text:p>
          </table:table-cell>
          <table:table-cell office:value-type="float" office:value="0" table:formula="of:=MEDIAN([.$D33];[.$G33];[.$J33];[.$M33];[.$P33];[.$S33];[.$V33];[.$Y33];[.$AB33];[.$AE33];[.$AH33];[.$AK33];[.$AN33];[.$AQ33];[.$AT33])" table:style-name="ce1">
            <text:p>0</text:p>
          </table:table-cell>
          <table:table-cell office:value-type="float" office:value="0" table:formula="of:=MAX([.$B33];[.$E33];[.$H33];[.$K33];[.$N33];[.$Q33];[.$T33];[.$W33];[.$Z33];[.$AC33];[.$AF33];[.$AI33];[.$AL33];[.$AO33];[.$AR33])" table:style-name="ce1">
            <text:p>0</text:p>
          </table:table-cell>
          <table:table-cell office:value-type="float" office:value="48" table:formula="of:=MAX([.$C33];[.$F33];[.$I33];[.$L33];[.$O33];[.$R33];[.$U33];[.$X33];[.$AA33];[.$AD33];[.$AG33];[.$AJ33];[.$AM33];[.$AP33];[.$AS33])" table:style-name="ce1">
            <text:p>48</text:p>
          </table:table-cell>
          <table:table-cell office:value-type="float" office:value="0" table:formula="of:=MAX([.$D33];[.$G33];[.$J33];[.$M33];[.$P33];[.$S33];[.$V33];[.$Y33];[.$AB33];[.$AE33];[.$AH33];[.$AK33];[.$AN33];[.$AQ33];[.$AT3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2_h10.lp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3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34];[.$E34];[.$H34];[.$K34];[.$N34];[.$Q34];[.$T34];[.$W34];[.$Z34];[.$AC34];[.$AF34];[.$AI34];[.$AL34];[.$AO34];[.$AR34])" table:style-name="ce1">
            <text:p>0</text:p>
          </table:table-cell>
          <table:table-cell office:value-type="float" office:value="8" table:formula="of:=MIN([.$C34];[.$F34];[.$I34];[.$L34];[.$O34];[.$R34];[.$U34];[.$X34];[.$AA34];[.$AD34];[.$AG34];[.$AJ34];[.$AM34];[.$AP34];[.$AS34])" table:style-name="ce1">
            <text:p>8</text:p>
          </table:table-cell>
          <table:table-cell office:value-type="float" office:value="0" table:formula="of:=MIN([.$D34];[.$G34];[.$J34];[.$M34];[.$P34];[.$S34];[.$V34];[.$Y34];[.$AB34];[.$AE34];[.$AH34];[.$AK34];[.$AN34];[.$AQ34];[.$AT34])" table:style-name="ce1">
            <text:p>0</text:p>
          </table:table-cell>
          <table:table-cell office:value-type="float" office:value="0" table:formula="of:=MEDIAN([.$B34];[.$E34];[.$H34];[.$K34];[.$N34];[.$Q34];[.$T34];[.$W34];[.$Z34];[.$AC34];[.$AF34];[.$AI34];[.$AL34];[.$AO34];[.$AR34])" table:style-name="ce1">
            <text:p>0</text:p>
          </table:table-cell>
          <table:table-cell office:value-type="float" office:value="10" table:formula="of:=MEDIAN([.$C34];[.$F34];[.$I34];[.$L34];[.$O34];[.$R34];[.$U34];[.$X34];[.$AA34];[.$AD34];[.$AG34];[.$AJ34];[.$AM34];[.$AP34];[.$AS34])" table:style-name="ce1">
            <text:p>10</text:p>
          </table:table-cell>
          <table:table-cell office:value-type="float" office:value="0" table:formula="of:=MEDIAN([.$D34];[.$G34];[.$J34];[.$M34];[.$P34];[.$S34];[.$V34];[.$Y34];[.$AB34];[.$AE34];[.$AH34];[.$AK34];[.$AN34];[.$AQ34];[.$AT34])" table:style-name="ce1">
            <text:p>0</text:p>
          </table:table-cell>
          <table:table-cell office:value-type="float" office:value="0" table:formula="of:=MAX([.$B34];[.$E34];[.$H34];[.$K34];[.$N34];[.$Q34];[.$T34];[.$W34];[.$Z34];[.$AC34];[.$AF34];[.$AI34];[.$AL34];[.$AO34];[.$AR34])" table:style-name="ce1">
            <text:p>0</text:p>
          </table:table-cell>
          <table:table-cell office:value-type="float" office:value="116" table:formula="of:=MAX([.$C34];[.$F34];[.$I34];[.$L34];[.$O34];[.$R34];[.$U34];[.$X34];[.$AA34];[.$AD34];[.$AG34];[.$AJ34];[.$AM34];[.$AP34];[.$AS34])" table:style-name="ce1">
            <text:p>116</text:p>
          </table:table-cell>
          <table:table-cell office:value-type="float" office:value="9" table:formula="of:=MAX([.$D34];[.$G34];[.$J34];[.$M34];[.$P34];[.$S34];[.$V34];[.$Y34];[.$AB34];[.$AE34];[.$AH34];[.$AK34];[.$AN34];[.$AQ34];[.$AT34])" table:style-name="ce1">
            <text:p>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3_h19.lp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49" table:style-name="ce1">
            <text:p>149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68" table:style-name="ce3">
            <text:p>568</text:p>
          </table:table-cell>
          <table:table-cell office:value-type="float" office:value="170" table:style-name="ce3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91" table:style-name="ce1">
            <text:p>29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MIN([.$B35];[.$E35];[.$H35];[.$K35];[.$N35];[.$Q35];[.$T35];[.$W35];[.$Z35];[.$AC35];[.$AF35];[.$AI35];[.$AL35];[.$AO35];[.$AR35])" table:style-name="ce1">
            <text:p>0</text:p>
          </table:table-cell>
          <table:table-cell office:value-type="float" office:value="45" table:formula="of:=MIN([.$C35];[.$F35];[.$I35];[.$L35];[.$O35];[.$R35];[.$U35];[.$X35];[.$AA35];[.$AD35];[.$AG35];[.$AJ35];[.$AM35];[.$AP35];[.$AS35])" table:style-name="ce1">
            <text:p>45</text:p>
          </table:table-cell>
          <table:table-cell office:value-type="float" office:value="0" table:formula="of:=MIN([.$D35];[.$G35];[.$J35];[.$M35];[.$P35];[.$S35];[.$V35];[.$Y35];[.$AB35];[.$AE35];[.$AH35];[.$AK35];[.$AN35];[.$AQ35];[.$AT35])" table:style-name="ce1">
            <text:p>0</text:p>
          </table:table-cell>
          <table:table-cell office:value-type="float" office:value="0" table:formula="of:=MEDIAN([.$B35];[.$E35];[.$H35];[.$K35];[.$N35];[.$Q35];[.$T35];[.$W35];[.$Z35];[.$AC35];[.$AF35];[.$AI35];[.$AL35];[.$AO35];[.$AR35])" table:style-name="ce1">
            <text:p>0</text:p>
          </table:table-cell>
          <table:table-cell office:value-type="float" office:value="103" table:formula="of:=MEDIAN([.$C35];[.$F35];[.$I35];[.$L35];[.$O35];[.$R35];[.$U35];[.$X35];[.$AA35];[.$AD35];[.$AG35];[.$AJ35];[.$AM35];[.$AP35];[.$AS35])" table:style-name="ce1">
            <text:p>103</text:p>
          </table:table-cell>
          <table:table-cell office:value-type="float" office:value="12" table:formula="of:=MEDIAN([.$D35];[.$G35];[.$J35];[.$M35];[.$P35];[.$S35];[.$V35];[.$Y35];[.$AB35];[.$AE35];[.$AH35];[.$AK35];[.$AN35];[.$AQ35];[.$AT35])" table:style-name="ce1">
            <text:p>12</text:p>
          </table:table-cell>
          <table:table-cell office:value-type="float" office:value="0.01" table:formula="of:=MAX([.$B35];[.$E35];[.$H35];[.$K35];[.$N35];[.$Q35];[.$T35];[.$W35];[.$Z35];[.$AC35];[.$AF35];[.$AI35];[.$AL35];[.$AO35];[.$AR35])" table:style-name="ce1">
            <text:p>0,01</text:p>
          </table:table-cell>
          <table:table-cell office:value-type="float" office:value="568" table:formula="of:=MAX([.$C35];[.$F35];[.$I35];[.$L35];[.$O35];[.$R35];[.$U35];[.$X35];[.$AA35];[.$AD35];[.$AG35];[.$AJ35];[.$AM35];[.$AP35];[.$AS35])" table:style-name="ce1">
            <text:p>568</text:p>
          </table:table-cell>
          <table:table-cell office:value-type="float" office:value="170" table:formula="of:=MAX([.$D35];[.$G35];[.$J35];[.$M35];[.$P35];[.$S35];[.$V35];[.$Y35];[.$AB35];[.$AE35];[.$AH35];[.$AK35];[.$AN35];[.$AQ35];[.$AT35])" table:style-name="ce1">
            <text:p>17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4_h27.lp</text:p>
          </table:table-cell>
          <table:table-cell office:value-type="float" office:value="0" table:style-name="ce1">
            <text:p>0</text:p>
          </table:table-cell>
          <table:table-cell office:value-type="float" office:value="896" table:style-name="ce1">
            <text:p>896</text:p>
          </table:table-cell>
          <table:table-cell office:value-type="float" office:value="24" table:style-name="ce2">
            <text:p>24</text:p>
          </table:table-cell>
          <table:table-cell office:value-type="float" office:value="0.01" table:style-name="ce1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325" table:style-name="ce1">
            <text:p>325</text:p>
          </table:table-cell>
          <table:table-cell office:value-type="float" office:value="33" table:style-name="ce1">
            <text:p>33</text:p>
          </table:table-cell>
          <table:table-cell office:value-type="float" office:value="0.01" table:style-name="ce1">
            <text:p>0,01</text:p>
          </table:table-cell>
          <table:table-cell office:value-type="float" office:value="435" table:style-name="ce1">
            <text:p>435</text:p>
          </table:table-cell>
          <table:table-cell office:value-type="float" office:value="135" table:style-name="ce1">
            <text:p>135</text:p>
          </table:table-cell>
          <table:table-cell office:value-type="float" office:value="0.01" table:style-name="ce1">
            <text:p>0,01</text:p>
          </table:table-cell>
          <table:table-cell office:value-type="float" office:value="238" table:style-name="ce1">
            <text:p>238</text:p>
          </table:table-cell>
          <table:table-cell office:value-type="float" office:value="68" table:style-name="ce1">
            <text:p>68</text:p>
          </table:table-cell>
          <table:table-cell office:value-type="float" office:value="0.01" table:style-name="ce1">
            <text:p>0,01</text:p>
          </table:table-cell>
          <table:table-cell office:value-type="float" office:value="794" table:style-name="ce1">
            <text:p>794</text:p>
          </table:table-cell>
          <table:table-cell office:value-type="float" office:value="171" table:style-name="ce1">
            <text:p>171</text:p>
          </table:table-cell>
          <table:table-cell office:value-type="float" office:value="0.02" table:style-name="ce1">
            <text:p>0,02</text:p>
          </table:table-cell>
          <table:table-cell office:value-type="float" office:value="810" table:style-name="ce1">
            <text:p>810</text:p>
          </table:table-cell>
          <table:table-cell office:value-type="float" office:value="534" table:style-name="ce1">
            <text:p>534</text:p>
          </table:table-cell>
          <table:table-cell office:value-type="float" office:value="0.02" table:style-name="ce1">
            <text:p>0,02</text:p>
          </table:table-cell>
          <table:table-cell office:value-type="float" office:value="710" table:style-name="ce1">
            <text:p>710</text:p>
          </table:table-cell>
          <table:table-cell office:value-type="float" office:value="469" table:style-name="ce1">
            <text:p>469</text:p>
          </table:table-cell>
          <table:table-cell office:value-type="float" office:value="0.01" table:style-name="ce1">
            <text:p>0,01</text:p>
          </table:table-cell>
          <table:table-cell office:value-type="float" office:value="235" table:style-name="ce2">
            <text:p>235</text:p>
          </table:table-cell>
          <table:table-cell office:value-type="float" office:value="71" table:style-name="ce1">
            <text:p>71</text:p>
          </table:table-cell>
          <table:table-cell office:value-type="float" office:value="0.01" table:style-name="ce1">
            <text:p>0,01</text:p>
          </table:table-cell>
          <table:table-cell office:value-type="float" office:value="537" table:style-name="ce1">
            <text:p>537</text:p>
          </table:table-cell>
          <table:table-cell office:value-type="float" office:value="107" table:style-name="ce1">
            <text:p>107</text:p>
          </table:table-cell>
          <table:table-cell office:value-type="float" office:value="0.01" table:style-name="ce1">
            <text:p>0,01</text:p>
          </table:table-cell>
          <table:table-cell office:value-type="float" office:value="417" table:style-name="ce1">
            <text:p>417</text:p>
          </table:table-cell>
          <table:table-cell office:value-type="float" office:value="100" table:style-name="ce1">
            <text:p>100</text:p>
          </table:table-cell>
          <table:table-cell office:value-type="float" office:value="0.05" table:style-name="ce1">
            <text:p>0,05</text:p>
          </table:table-cell>
          <table:table-cell office:value-type="float" office:value="5085" table:style-name="ce3">
            <text:p>5085</text:p>
          </table:table-cell>
          <table:table-cell office:value-type="float" office:value="574" table:style-name="ce3">
            <text:p>574</text:p>
          </table:table-cell>
          <table:table-cell office:value-type="float" office:value="0.06" table:style-name="ce1">
            <text:p>0,06</text:p>
          </table:table-cell>
          <table:table-cell office:value-type="float" office:value="1326" table:style-name="ce1">
            <text:p>1326</text:p>
          </table:table-cell>
          <table:table-cell office:value-type="float" office:value="491" table:style-name="ce1">
            <text:p>491</text:p>
          </table:table-cell>
          <table:table-cell office:value-type="float" office:value="0.03" table:style-name="ce1">
            <text:p>0,03</text:p>
          </table:table-cell>
          <table:table-cell office:value-type="float" office:value="592" table:style-name="ce1">
            <text:p>592</text:p>
          </table:table-cell>
          <table:table-cell office:value-type="float" office:value="67" table:style-name="ce1">
            <text:p>67</text:p>
          </table:table-cell>
          <table:table-cell office:value-type="float" office:value="0.01" table:style-name="ce1">
            <text:p>0,01</text:p>
          </table:table-cell>
          <table:table-cell office:value-type="float" office:value="249" table:style-name="ce1">
            <text:p>249</text:p>
          </table:table-cell>
          <table:table-cell office:value-type="float" office:value="75" table:style-name="ce1">
            <text:p>75</text:p>
          </table:table-cell>
          <table:table-cell office:value-type="float" office:value="0" table:formula="of:=MIN([.$B36];[.$E36];[.$H36];[.$K36];[.$N36];[.$Q36];[.$T36];[.$W36];[.$Z36];[.$AC36];[.$AF36];[.$AI36];[.$AL36];[.$AO36];[.$AR36])" table:style-name="ce1">
            <text:p>0</text:p>
          </table:table-cell>
          <table:table-cell office:value-type="float" office:value="235" table:formula="of:=MIN([.$C36];[.$F36];[.$I36];[.$L36];[.$O36];[.$R36];[.$U36];[.$X36];[.$AA36];[.$AD36];[.$AG36];[.$AJ36];[.$AM36];[.$AP36];[.$AS36])" table:style-name="ce1">
            <text:p>235</text:p>
          </table:table-cell>
          <table:table-cell office:value-type="float" office:value="24" table:formula="of:=MIN([.$D36];[.$G36];[.$J36];[.$M36];[.$P36];[.$S36];[.$V36];[.$Y36];[.$AB36];[.$AE36];[.$AH36];[.$AK36];[.$AN36];[.$AQ36];[.$AT36])" table:style-name="ce1">
            <text:p>24</text:p>
          </table:table-cell>
          <table:table-cell office:value-type="float" office:value="0.01" table:formula="of:=MEDIAN([.$B36];[.$E36];[.$H36];[.$K36];[.$N36];[.$Q36];[.$T36];[.$W36];[.$Z36];[.$AC36];[.$AF36];[.$AI36];[.$AL36];[.$AO36];[.$AR36])" table:style-name="ce1">
            <text:p>0,01</text:p>
          </table:table-cell>
          <table:table-cell office:value-type="float" office:value="592" table:formula="of:=MEDIAN([.$C36];[.$F36];[.$I36];[.$L36];[.$O36];[.$R36];[.$U36];[.$X36];[.$AA36];[.$AD36];[.$AG36];[.$AJ36];[.$AM36];[.$AP36];[.$AS36])" table:style-name="ce1">
            <text:p>592</text:p>
          </table:table-cell>
          <table:table-cell office:value-type="float" office:value="107" table:formula="of:=MEDIAN([.$D36];[.$G36];[.$J36];[.$M36];[.$P36];[.$S36];[.$V36];[.$Y36];[.$AB36];[.$AE36];[.$AH36];[.$AK36];[.$AN36];[.$AQ36];[.$AT36])" table:style-name="ce1">
            <text:p>107</text:p>
          </table:table-cell>
          <table:table-cell office:value-type="float" office:value="0.06" table:formula="of:=MAX([.$B36];[.$E36];[.$H36];[.$K36];[.$N36];[.$Q36];[.$T36];[.$W36];[.$Z36];[.$AC36];[.$AF36];[.$AI36];[.$AL36];[.$AO36];[.$AR36])" table:style-name="ce1">
            <text:p>0,06</text:p>
          </table:table-cell>
          <table:table-cell office:value-type="float" office:value="5085" table:formula="of:=MAX([.$C36];[.$F36];[.$I36];[.$L36];[.$O36];[.$R36];[.$U36];[.$X36];[.$AA36];[.$AD36];[.$AG36];[.$AJ36];[.$AM36];[.$AP36];[.$AS36])" table:style-name="ce1">
            <text:p>5085</text:p>
          </table:table-cell>
          <table:table-cell office:value-type="float" office:value="574" table:formula="of:=MAX([.$D36];[.$G36];[.$J36];[.$M36];[.$P36];[.$S36];[.$V36];[.$Y36];[.$AB36];[.$AE36];[.$AH36];[.$AK36];[.$AN36];[.$AQ36];[.$AT36])" table:style-name="ce1">
            <text:p>57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5_h30.lp</text:p>
          </table:table-cell>
          <table:table-cell office:value-type="float" office:value="0" table:style-name="ce2">
            <text:p>0</text:p>
          </table:table-cell>
          <table:table-cell office:value-type="float" office:value="614" table:style-name="ce1">
            <text:p>614</text:p>
          </table:table-cell>
          <table:table-cell office:value-type="float" office:value="8" table:style-name="ce1">
            <text:p>8</text:p>
          </table:table-cell>
          <table:table-cell office:value-type="float" office:value="0.12" table:style-name="ce1">
            <text:p>0,12</text:p>
          </table:table-cell>
          <table:table-cell office:value-type="float" office:value="3689" table:style-name="ce1">
            <text:p>3689</text:p>
          </table:table-cell>
          <table:table-cell office:value-type="float" office:value="1702" table:style-name="ce1">
            <text:p>1702</text:p>
          </table:table-cell>
          <table:table-cell office:value-type="float" office:value="0.01" table:style-name="ce1">
            <text:p>0,01</text:p>
          </table:table-cell>
          <table:table-cell office:value-type="float" office:value="404" table:style-name="ce2">
            <text:p>404</text:p>
          </table:table-cell>
          <table:table-cell office:value-type="float" office:value="7" table:style-name="ce2">
            <text:p>7</text:p>
          </table:table-cell>
          <table:table-cell office:value-type="float" office:value="0.12" table:style-name="ce1">
            <text:p>0,12</text:p>
          </table:table-cell>
          <table:table-cell office:value-type="float" office:value="2796" table:style-name="ce1">
            <text:p>2796</text:p>
          </table:table-cell>
          <table:table-cell office:value-type="float" office:value="1207" table:style-name="ce1">
            <text:p>1207</text:p>
          </table:table-cell>
          <table:table-cell office:value-type="float" office:value="0.03" table:style-name="ce1">
            <text:p>0,03</text:p>
          </table:table-cell>
          <table:table-cell office:value-type="float" office:value="716" table:style-name="ce1">
            <text:p>716</text:p>
          </table:table-cell>
          <table:table-cell office:value-type="float" office:value="269" table:style-name="ce1">
            <text:p>26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4862" table:style-name="ce1">
            <text:p>4862</text:p>
          </table:table-cell>
          <table:table-cell office:value-type="float" office:value="2032" table:style-name="ce1">
            <text:p>2032</text:p>
          </table:table-cell>
          <table:table-cell office:value-type="float" office:value="0.19" table:style-name="ce1">
            <text:p>0,19</text:p>
          </table:table-cell>
          <table:table-cell office:value-type="float" office:value="4431" table:style-name="ce1">
            <text:p>4431</text:p>
          </table:table-cell>
          <table:table-cell office:value-type="float" office:value="2696" table:style-name="ce1">
            <text:p>2696</text:p>
          </table:table-cell>
          <table:table-cell office:value-type="float" office:value="0.13" table:style-name="ce1">
            <text:p>0,13</text:p>
          </table:table-cell>
          <table:table-cell office:value-type="float" office:value="3049" table:style-name="ce1">
            <text:p>3049</text:p>
          </table:table-cell>
          <table:table-cell office:value-type="float" office:value="1830" table:style-name="ce1">
            <text:p>1830</text:p>
          </table:table-cell>
          <table:table-cell office:value-type="float" office:value="0.03" table:style-name="ce1">
            <text:p>0,03</text:p>
          </table:table-cell>
          <table:table-cell office:value-type="float" office:value="805" table:style-name="ce1">
            <text:p>805</text:p>
          </table:table-cell>
          <table:table-cell office:value-type="float" office:value="298" table:style-name="ce1">
            <text:p>298</text:p>
          </table:table-cell>
          <table:table-cell office:value-type="float" office:value="0.12" table:style-name="ce1">
            <text:p>0,12</text:p>
          </table:table-cell>
          <table:table-cell office:value-type="float" office:value="4636" table:style-name="ce1">
            <text:p>4636</text:p>
          </table:table-cell>
          <table:table-cell office:value-type="float" office:value="1868" table:style-name="ce1">
            <text:p>1868</text:p>
          </table:table-cell>
          <table:table-cell office:value-type="float" office:value="0.1" table:style-name="ce1">
            <text:p>0,1</text:p>
          </table:table-cell>
          <table:table-cell office:value-type="float" office:value="3776" table:style-name="ce1">
            <text:p>3776</text:p>
          </table:table-cell>
          <table:table-cell office:value-type="float" office:value="1427" table:style-name="ce1">
            <text:p>1427</text:p>
          </table:table-cell>
          <table:table-cell office:value-type="float" office:value="91.96" table:style-name="ce3">
            <text:p>91,96</text:p>
          </table:table-cell>
          <table:table-cell office:value-type="float" office:value="2030327" table:style-name="ce3">
            <text:p>2030327</text:p>
          </table:table-cell>
          <table:table-cell office:value-type="float" office:value="451421" table:style-name="ce3">
            <text:p>451421</text:p>
          </table:table-cell>
          <table:table-cell office:value-type="float" office:value="0.03" table:style-name="ce1">
            <text:p>0,03</text:p>
          </table:table-cell>
          <table:table-cell office:value-type="float" office:value="865" table:style-name="ce1">
            <text:p>865</text:p>
          </table:table-cell>
          <table:table-cell office:value-type="float" office:value="218" table:style-name="ce1">
            <text:p>21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4041" table:style-name="ce1">
            <text:p>4041</text:p>
          </table:table-cell>
          <table:table-cell office:value-type="float" office:value="1409" table:style-name="ce1">
            <text:p>1409</text:p>
          </table:table-cell>
          <table:table-cell office:value-type="float" office:value="0.04" table:style-name="ce1">
            <text:p>0,04</text:p>
          </table:table-cell>
          <table:table-cell office:value-type="float" office:value="1201" table:style-name="ce1">
            <text:p>1201</text:p>
          </table:table-cell>
          <table:table-cell office:value-type="float" office:value="424" table:style-name="ce1">
            <text:p>424</text:p>
          </table:table-cell>
          <table:table-cell office:value-type="float" office:value="0" table:formula="of:=MIN([.$B37];[.$E37];[.$H37];[.$K37];[.$N37];[.$Q37];[.$T37];[.$W37];[.$Z37];[.$AC37];[.$AF37];[.$AI37];[.$AL37];[.$AO37];[.$AR37])" table:style-name="ce1">
            <text:p>0</text:p>
          </table:table-cell>
          <table:table-cell office:value-type="float" office:value="404" table:formula="of:=MIN([.$C37];[.$F37];[.$I37];[.$L37];[.$O37];[.$R37];[.$U37];[.$X37];[.$AA37];[.$AD37];[.$AG37];[.$AJ37];[.$AM37];[.$AP37];[.$AS37])" table:style-name="ce1">
            <text:p>404</text:p>
          </table:table-cell>
          <table:table-cell office:value-type="float" office:value="7" table:formula="of:=MIN([.$D37];[.$G37];[.$J37];[.$M37];[.$P37];[.$S37];[.$V37];[.$Y37];[.$AB37];[.$AE37];[.$AH37];[.$AK37];[.$AN37];[.$AQ37];[.$AT37])" table:style-name="ce1">
            <text:p>7</text:p>
          </table:table-cell>
          <table:table-cell office:value-type="float" office:value="0.12" table:formula="of:=MEDIAN([.$B37];[.$E37];[.$H37];[.$K37];[.$N37];[.$Q37];[.$T37];[.$W37];[.$Z37];[.$AC37];[.$AF37];[.$AI37];[.$AL37];[.$AO37];[.$AR37])" table:style-name="ce1">
            <text:p>0,12</text:p>
          </table:table-cell>
          <table:table-cell office:value-type="float" office:value="3049" table:formula="of:=MEDIAN([.$C37];[.$F37];[.$I37];[.$L37];[.$O37];[.$R37];[.$U37];[.$X37];[.$AA37];[.$AD37];[.$AG37];[.$AJ37];[.$AM37];[.$AP37];[.$AS37])" table:style-name="ce1">
            <text:p>3049</text:p>
          </table:table-cell>
          <table:table-cell office:value-type="float" office:value="1409" table:formula="of:=MEDIAN([.$D37];[.$G37];[.$J37];[.$M37];[.$P37];[.$S37];[.$V37];[.$Y37];[.$AB37];[.$AE37];[.$AH37];[.$AK37];[.$AN37];[.$AQ37];[.$AT37])" table:style-name="ce1">
            <text:p>1409</text:p>
          </table:table-cell>
          <table:table-cell office:value-type="float" office:value="91.96" table:formula="of:=MAX([.$B37];[.$E37];[.$H37];[.$K37];[.$N37];[.$Q37];[.$T37];[.$W37];[.$Z37];[.$AC37];[.$AF37];[.$AI37];[.$AL37];[.$AO37];[.$AR37])" table:style-name="ce1">
            <text:p>91,96</text:p>
          </table:table-cell>
          <table:table-cell office:value-type="float" office:value="2030327" table:formula="of:=MAX([.$C37];[.$F37];[.$I37];[.$L37];[.$O37];[.$R37];[.$U37];[.$X37];[.$AA37];[.$AD37];[.$AG37];[.$AJ37];[.$AM37];[.$AP37];[.$AS37])" table:style-name="ce1">
            <text:p>2030327</text:p>
          </table:table-cell>
          <table:table-cell office:value-type="float" office:value="451421" table:formula="of:=MAX([.$D37];[.$G37];[.$J37];[.$M37];[.$P37];[.$S37];[.$V37];[.$Y37];[.$AB37];[.$AE37];[.$AH37];[.$AK37];[.$AN37];[.$AQ37];[.$AT37])" table:style-name="ce1">
            <text:p>45142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6_h32.lp</text:p>
          </table:table-cell>
          <table:table-cell office:value-type="float" office:value="0.02" table:style-name="ce1">
            <text:p>0,02</text:p>
          </table:table-cell>
          <table:table-cell office:value-type="float" office:value="1337" table:style-name="ce1">
            <text:p>1337</text:p>
          </table:table-cell>
          <table:table-cell office:value-type="float" office:value="168" table:style-name="ce1">
            <text:p>168</text:p>
          </table:table-cell>
          <table:table-cell office:value-type="float" office:value="0.06" table:style-name="ce1">
            <text:p>0,06</text:p>
          </table:table-cell>
          <table:table-cell office:value-type="float" office:value="2195" table:style-name="ce1">
            <text:p>2195</text:p>
          </table:table-cell>
          <table:table-cell office:value-type="float" office:value="766" table:style-name="ce1">
            <text:p>766</text:p>
          </table:table-cell>
          <table:table-cell office:value-type="float" office:value="0.02" table:style-name="ce1">
            <text:p>0,02</text:p>
          </table:table-cell>
          <table:table-cell office:value-type="float" office:value="1216" table:style-name="ce1">
            <text:p>1216</text:p>
          </table:table-cell>
          <table:table-cell office:value-type="float" office:value="157" table:style-name="ce2">
            <text:p>15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813" table:style-name="ce1">
            <text:p>3813</text:p>
          </table:table-cell>
          <table:table-cell office:value-type="float" office:value="1897" table:style-name="ce1">
            <text:p>1897</text:p>
          </table:table-cell>
          <table:table-cell office:value-type="float" office:value="0.12" table:style-name="ce1">
            <text:p>0,12</text:p>
          </table:table-cell>
          <table:table-cell office:value-type="float" office:value="3149" table:style-name="ce1">
            <text:p>3149</text:p>
          </table:table-cell>
          <table:table-cell office:value-type="float" office:value="1289" table:style-name="ce1">
            <text:p>128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814" table:style-name="ce1">
            <text:p>2814</text:p>
          </table:table-cell>
          <table:table-cell office:value-type="float" office:value="983" table:style-name="ce1">
            <text:p>983</text:p>
          </table:table-cell>
          <table:table-cell office:value-type="float" office:value="0.24" table:style-name="ce1">
            <text:p>0,24</text:p>
          </table:table-cell>
          <table:table-cell office:value-type="float" office:value="4447" table:style-name="ce1">
            <text:p>4447</text:p>
          </table:table-cell>
          <table:table-cell office:value-type="float" office:value="3012" table:style-name="ce1">
            <text:p>3012</text:p>
          </table:table-cell>
          <table:table-cell office:value-type="float" office:value="0.19" table:style-name="ce1">
            <text:p>0,19</text:p>
          </table:table-cell>
          <table:table-cell office:value-type="float" office:value="4680" table:style-name="ce1">
            <text:p>4680</text:p>
          </table:table-cell>
          <table:table-cell office:value-type="float" office:value="3092" table:style-name="ce3">
            <text:p>3092</text:p>
          </table:table-cell>
          <table:table-cell office:value-type="float" office:value="0.11" table:style-name="ce1">
            <text:p>0,11</text:p>
          </table:table-cell>
          <table:table-cell office:value-type="float" office:value="3561" table:style-name="ce1">
            <text:p>3561</text:p>
          </table:table-cell>
          <table:table-cell office:value-type="float" office:value="1638" table:style-name="ce1">
            <text:p>163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296" table:style-name="ce3">
            <text:p>6296</text:p>
          </table:table-cell>
          <table:table-cell office:value-type="float" office:value="2177" table:style-name="ce1">
            <text:p>2177</text:p>
          </table:table-cell>
          <table:table-cell office:value-type="float" office:value="0.06" table:style-name="ce1">
            <text:p>0,06</text:p>
          </table:table-cell>
          <table:table-cell office:value-type="float" office:value="2765" table:style-name="ce1">
            <text:p>2765</text:p>
          </table:table-cell>
          <table:table-cell office:value-type="float" office:value="975" table:style-name="ce1">
            <text:p>975</text:p>
          </table:table-cell>
          <table:table-cell office:value-type="float" office:value="0.02" table:style-name="ce1">
            <text:p>0,02</text:p>
          </table:table-cell>
          <table:table-cell office:value-type="float" office:value="696" table:style-name="ce2">
            <text:p>696</text:p>
          </table:table-cell>
          <table:table-cell office:value-type="float" office:value="271" table:style-name="ce1">
            <text:p>271</text:p>
          </table:table-cell>
          <table:table-cell office:value-type="float" office:value="0.18" table:style-name="ce1">
            <text:p>0,18</text:p>
          </table:table-cell>
          <table:table-cell office:value-type="float" office:value="3858" table:style-name="ce1">
            <text:p>3858</text:p>
          </table:table-cell>
          <table:table-cell office:value-type="float" office:value="1731" table:style-name="ce1">
            <text:p>1731</text:p>
          </table:table-cell>
          <table:table-cell office:value-type="float" office:value="0.16" table:style-name="ce1">
            <text:p>0,16</text:p>
          </table:table-cell>
          <table:table-cell office:value-type="float" office:value="4579" table:style-name="ce1">
            <text:p>4579</text:p>
          </table:table-cell>
          <table:table-cell office:value-type="float" office:value="1858" table:style-name="ce1">
            <text:p>1858</text:p>
          </table:table-cell>
          <table:table-cell office:value-type="float" office:value="0.15" table:style-name="ce1">
            <text:p>0,15</text:p>
          </table:table-cell>
          <table:table-cell office:value-type="float" office:value="3763" table:style-name="ce1">
            <text:p>3763</text:p>
          </table:table-cell>
          <table:table-cell office:value-type="float" office:value="2008" table:style-name="ce1">
            <text:p>2008</text:p>
          </table:table-cell>
          <table:table-cell office:value-type="float" office:value="0.02" table:formula="of:=MIN([.$B38];[.$E38];[.$H38];[.$K38];[.$N38];[.$Q38];[.$T38];[.$W38];[.$Z38];[.$AC38];[.$AF38];[.$AI38];[.$AL38];[.$AO38];[.$AR38])" table:style-name="ce1">
            <text:p>0,02</text:p>
          </table:table-cell>
          <table:table-cell office:value-type="float" office:value="696" table:formula="of:=MIN([.$C38];[.$F38];[.$I38];[.$L38];[.$O38];[.$R38];[.$U38];[.$X38];[.$AA38];[.$AD38];[.$AG38];[.$AJ38];[.$AM38];[.$AP38];[.$AS38])" table:style-name="ce1">
            <text:p>696</text:p>
          </table:table-cell>
          <table:table-cell office:value-type="float" office:value="157" table:formula="of:=MIN([.$D38];[.$G38];[.$J38];[.$M38];[.$P38];[.$S38];[.$V38];[.$Y38];[.$AB38];[.$AE38];[.$AH38];[.$AK38];[.$AN38];[.$AQ38];[.$AT38])" table:style-name="ce1">
            <text:p>157</text:p>
          </table:table-cell>
          <table:table-cell office:value-type="float" office:value="0.12" table:formula="of:=MEDIAN([.$B38];[.$E38];[.$H38];[.$K38];[.$N38];[.$Q38];[.$T38];[.$W38];[.$Z38];[.$AC38];[.$AF38];[.$AI38];[.$AL38];[.$AO38];[.$AR38])" table:style-name="ce1">
            <text:p>0,12</text:p>
          </table:table-cell>
          <table:table-cell office:value-type="float" office:value="3561" table:formula="of:=MEDIAN([.$C38];[.$F38];[.$I38];[.$L38];[.$O38];[.$R38];[.$U38];[.$X38];[.$AA38];[.$AD38];[.$AG38];[.$AJ38];[.$AM38];[.$AP38];[.$AS38])" table:style-name="ce1">
            <text:p>3561</text:p>
          </table:table-cell>
          <table:table-cell office:value-type="float" office:value="1638" table:formula="of:=MEDIAN([.$D38];[.$G38];[.$J38];[.$M38];[.$P38];[.$S38];[.$V38];[.$Y38];[.$AB38];[.$AE38];[.$AH38];[.$AK38];[.$AN38];[.$AQ38];[.$AT38])" table:style-name="ce1">
            <text:p>1638</text:p>
          </table:table-cell>
          <table:table-cell office:value-type="float" office:value="0.24" table:formula="of:=MAX([.$B38];[.$E38];[.$H38];[.$K38];[.$N38];[.$Q38];[.$T38];[.$W38];[.$Z38];[.$AC38];[.$AF38];[.$AI38];[.$AL38];[.$AO38];[.$AR38])" table:style-name="ce1">
            <text:p>0,24</text:p>
          </table:table-cell>
          <table:table-cell office:value-type="float" office:value="6296" table:formula="of:=MAX([.$C38];[.$F38];[.$I38];[.$L38];[.$O38];[.$R38];[.$U38];[.$X38];[.$AA38];[.$AD38];[.$AG38];[.$AJ38];[.$AM38];[.$AP38];[.$AS38])" table:style-name="ce1">
            <text:p>6296</text:p>
          </table:table-cell>
          <table:table-cell office:value-type="float" office:value="3092" table:formula="of:=MAX([.$D38];[.$G38];[.$J38];[.$M38];[.$P38];[.$S38];[.$V38];[.$Y38];[.$AB38];[.$AE38];[.$AH38];[.$AK38];[.$AN38];[.$AQ38];[.$AT38])" table:style-name="ce1">
            <text:p>309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7_h28.lp</text:p>
          </table:table-cell>
          <table:table-cell office:value-type="float" office:value="0.05" table:style-name="ce1">
            <text:p>0,05</text:p>
          </table:table-cell>
          <table:table-cell office:value-type="float" office:value="3309" table:style-name="ce1">
            <text:p>3309</text:p>
          </table:table-cell>
          <table:table-cell office:value-type="float" office:value="858" table:style-name="ce1">
            <text:p>858</text:p>
          </table:table-cell>
          <table:table-cell office:value-type="float" office:value="0.08" table:style-name="ce1">
            <text:p>0,08</text:p>
          </table:table-cell>
          <table:table-cell office:value-type="float" office:value="2984" table:style-name="ce1">
            <text:p>2984</text:p>
          </table:table-cell>
          <table:table-cell office:value-type="float" office:value="967" table:style-name="ce1">
            <text:p>967</text:p>
          </table:table-cell>
          <table:table-cell office:value-type="float" office:value="0.09" table:style-name="ce1">
            <text:p>0,09</text:p>
          </table:table-cell>
          <table:table-cell office:value-type="float" office:value="3898" table:style-name="ce1">
            <text:p>3898</text:p>
          </table:table-cell>
          <table:table-cell office:value-type="float" office:value="1435" table:style-name="ce1">
            <text:p>1435</text:p>
          </table:table-cell>
          <table:table-cell office:value-type="float" office:value="0.06" table:style-name="ce1">
            <text:p>0,06</text:p>
          </table:table-cell>
          <table:table-cell office:value-type="float" office:value="2351" table:style-name="ce1">
            <text:p>2351</text:p>
          </table:table-cell>
          <table:table-cell office:value-type="float" office:value="740" table:style-name="ce1">
            <text:p>740</text:p>
          </table:table-cell>
          <table:table-cell office:value-type="float" office:value="0.06" table:style-name="ce1">
            <text:p>0,06</text:p>
          </table:table-cell>
          <table:table-cell office:value-type="float" office:value="2439" table:style-name="ce1">
            <text:p>2439</text:p>
          </table:table-cell>
          <table:table-cell office:value-type="float" office:value="906" table:style-name="ce1">
            <text:p>906</text:p>
          </table:table-cell>
          <table:table-cell office:value-type="float" office:value="0.06" table:style-name="ce1">
            <text:p>0,06</text:p>
          </table:table-cell>
          <table:table-cell office:value-type="float" office:value="2499" table:style-name="ce1">
            <text:p>2499</text:p>
          </table:table-cell>
          <table:table-cell office:value-type="float" office:value="936" table:style-name="ce1">
            <text:p>93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225" table:style-name="ce2">
            <text:p>2225</text:p>
          </table:table-cell>
          <table:table-cell office:value-type="float" office:value="1295" table:style-name="ce1">
            <text:p>1295</text:p>
          </table:table-cell>
          <table:table-cell office:value-type="float" office:value="0.18" table:style-name="ce1">
            <text:p>0,18</text:p>
          </table:table-cell>
          <table:table-cell office:value-type="float" office:value="3524" table:style-name="ce1">
            <text:p>3524</text:p>
          </table:table-cell>
          <table:table-cell office:value-type="float" office:value="2372" table:style-name="ce1">
            <text:p>2372</text:p>
          </table:table-cell>
          <table:table-cell office:value-type="float" office:value="0.15" table:style-name="ce1">
            <text:p>0,15</text:p>
          </table:table-cell>
          <table:table-cell office:value-type="float" office:value="5414" table:style-name="ce1">
            <text:p>5414</text:p>
          </table:table-cell>
          <table:table-cell office:value-type="float" office:value="2233" table:style-name="ce1">
            <text:p>2233</text:p>
          </table:table-cell>
          <table:table-cell office:value-type="float" office:value="0.04" table:style-name="ce1">
            <text:p>0,04</text:p>
          </table:table-cell>
          <table:table-cell office:value-type="float" office:value="2310" table:style-name="ce1">
            <text:p>2310</text:p>
          </table:table-cell>
          <table:table-cell office:value-type="float" office:value="587" table:style-name="ce2">
            <text:p>587</text:p>
          </table:table-cell>
          <table:table-cell office:value-type="float" office:value="0.08" table:style-name="ce1">
            <text:p>0,08</text:p>
          </table:table-cell>
          <table:table-cell office:value-type="float" office:value="4270" table:style-name="ce1">
            <text:p>4270</text:p>
          </table:table-cell>
          <table:table-cell office:value-type="float" office:value="1317" table:style-name="ce1">
            <text:p>1317</text:p>
          </table:table-cell>
          <table:table-cell office:value-type="float" office:value="0.13" table:style-name="ce1">
            <text:p>0,13</text:p>
          </table:table-cell>
          <table:table-cell office:value-type="float" office:value="6461" table:style-name="ce1">
            <text:p>6461</text:p>
          </table:table-cell>
          <table:table-cell office:value-type="float" office:value="1412" table:style-name="ce1">
            <text:p>1412</text:p>
          </table:table-cell>
          <table:table-cell office:value-type="float" office:value="0.31" table:style-name="ce1">
            <text:p>0,31</text:p>
          </table:table-cell>
          <table:table-cell office:value-type="float" office:value="6624" table:style-name="ce3">
            <text:p>6624</text:p>
          </table:table-cell>
          <table:table-cell office:value-type="float" office:value="2475" table:style-name="ce3">
            <text:p>2475</text:p>
          </table:table-cell>
          <table:table-cell office:value-type="float" office:value="0.17" table:style-name="ce1">
            <text:p>0,17</text:p>
          </table:table-cell>
          <table:table-cell office:value-type="float" office:value="4508" table:style-name="ce1">
            <text:p>4508</text:p>
          </table:table-cell>
          <table:table-cell office:value-type="float" office:value="1892" table:style-name="ce1">
            <text:p>1892</text:p>
          </table:table-cell>
          <table:table-cell office:value-type="float" office:value="0.08" table:style-name="ce1">
            <text:p>0,08</text:p>
          </table:table-cell>
          <table:table-cell office:value-type="float" office:value="3104" table:style-name="ce1">
            <text:p>3104</text:p>
          </table:table-cell>
          <table:table-cell office:value-type="float" office:value="825" table:style-name="ce1">
            <text:p>825</text:p>
          </table:table-cell>
          <table:table-cell office:value-type="float" office:value="0.04" table:formula="of:=MIN([.$B39];[.$E39];[.$H39];[.$K39];[.$N39];[.$Q39];[.$T39];[.$W39];[.$Z39];[.$AC39];[.$AF39];[.$AI39];[.$AL39];[.$AO39];[.$AR39])" table:style-name="ce1">
            <text:p>0,04</text:p>
          </table:table-cell>
          <table:table-cell office:value-type="float" office:value="2225" table:formula="of:=MIN([.$C39];[.$F39];[.$I39];[.$L39];[.$O39];[.$R39];[.$U39];[.$X39];[.$AA39];[.$AD39];[.$AG39];[.$AJ39];[.$AM39];[.$AP39];[.$AS39])" table:style-name="ce1">
            <text:p>2225</text:p>
          </table:table-cell>
          <table:table-cell office:value-type="float" office:value="587" table:formula="of:=MIN([.$D39];[.$G39];[.$J39];[.$M39];[.$P39];[.$S39];[.$V39];[.$Y39];[.$AB39];[.$AE39];[.$AH39];[.$AK39];[.$AN39];[.$AQ39];[.$AT39])" table:style-name="ce1">
            <text:p>587</text:p>
          </table:table-cell>
          <table:table-cell office:value-type="float" office:value="0.08" table:formula="of:=MEDIAN([.$B39];[.$E39];[.$H39];[.$K39];[.$N39];[.$Q39];[.$T39];[.$W39];[.$Z39];[.$AC39];[.$AF39];[.$AI39];[.$AL39];[.$AO39];[.$AR39])" table:style-name="ce1">
            <text:p>0,08</text:p>
          </table:table-cell>
          <table:table-cell office:value-type="float" office:value="3309" table:formula="of:=MEDIAN([.$C39];[.$F39];[.$I39];[.$L39];[.$O39];[.$R39];[.$U39];[.$X39];[.$AA39];[.$AD39];[.$AG39];[.$AJ39];[.$AM39];[.$AP39];[.$AS39])" table:style-name="ce1">
            <text:p>3309</text:p>
          </table:table-cell>
          <table:table-cell office:value-type="float" office:value="1295" table:formula="of:=MEDIAN([.$D39];[.$G39];[.$J39];[.$M39];[.$P39];[.$S39];[.$V39];[.$Y39];[.$AB39];[.$AE39];[.$AH39];[.$AK39];[.$AN39];[.$AQ39];[.$AT39])" table:style-name="ce1">
            <text:p>1295</text:p>
          </table:table-cell>
          <table:table-cell office:value-type="float" office:value="0.31" table:formula="of:=MAX([.$B39];[.$E39];[.$H39];[.$K39];[.$N39];[.$Q39];[.$T39];[.$W39];[.$Z39];[.$AC39];[.$AF39];[.$AI39];[.$AL39];[.$AO39];[.$AR39])" table:style-name="ce1">
            <text:p>0,31</text:p>
          </table:table-cell>
          <table:table-cell office:value-type="float" office:value="6624" table:formula="of:=MAX([.$C39];[.$F39];[.$I39];[.$L39];[.$O39];[.$R39];[.$U39];[.$X39];[.$AA39];[.$AD39];[.$AG39];[.$AJ39];[.$AM39];[.$AP39];[.$AS39])" table:style-name="ce1">
            <text:p>6624</text:p>
          </table:table-cell>
          <table:table-cell office:value-type="float" office:value="2475" table:formula="of:=MAX([.$D39];[.$G39];[.$J39];[.$M39];[.$P39];[.$S39];[.$V39];[.$Y39];[.$AB39];[.$AE39];[.$AH39];[.$AK39];[.$AN39];[.$AQ39];[.$AT39])" table:style-name="ce1">
            <text:p>247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8_h14.lp</text:p>
          </table:table-cell>
          <table:table-cell office:value-type="float" office:value="0" table:style-name="ce1">
            <text:p>0</text:p>
          </table:table-cell>
          <table:table-cell office:value-type="float" office:value="484" table:style-name="ce1">
            <text:p>484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3" table:style-name="ce1">
            <text:p>343</text:p>
          </table:table-cell>
          <table:table-cell office:value-type="float" office:value="62" table:style-name="ce3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531" table:style-name="ce3">
            <text:p>531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27" table:style-name="ce1">
            <text:p>42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0" table:formula="of:=MIN([.$B40];[.$E40];[.$H40];[.$K40];[.$N40];[.$Q40];[.$T40];[.$W40];[.$Z40];[.$AC40];[.$AF40];[.$AI40];[.$AL40];[.$AO40];[.$AR40])" table:style-name="ce1">
            <text:p>0</text:p>
          </table:table-cell>
          <table:table-cell office:value-type="float" office:value="79" table:formula="of:=MIN([.$C40];[.$F40];[.$I40];[.$L40];[.$O40];[.$R40];[.$U40];[.$X40];[.$AA40];[.$AD40];[.$AG40];[.$AJ40];[.$AM40];[.$AP40];[.$AS40])" table:style-name="ce1">
            <text:p>79</text:p>
          </table:table-cell>
          <table:table-cell office:value-type="float" office:value="2" table:formula="of:=MIN([.$D40];[.$G40];[.$J40];[.$M40];[.$P40];[.$S40];[.$V40];[.$Y40];[.$AB40];[.$AE40];[.$AH40];[.$AK40];[.$AN40];[.$AQ40];[.$AT40])" table:style-name="ce1">
            <text:p>2</text:p>
          </table:table-cell>
          <table:table-cell office:value-type="float" office:value="0" table:formula="of:=MEDIAN([.$B40];[.$E40];[.$H40];[.$K40];[.$N40];[.$Q40];[.$T40];[.$W40];[.$Z40];[.$AC40];[.$AF40];[.$AI40];[.$AL40];[.$AO40];[.$AR40])" table:style-name="ce1">
            <text:p>0</text:p>
          </table:table-cell>
          <table:table-cell office:value-type="float" office:value="163" table:formula="of:=MEDIAN([.$C40];[.$F40];[.$I40];[.$L40];[.$O40];[.$R40];[.$U40];[.$X40];[.$AA40];[.$AD40];[.$AG40];[.$AJ40];[.$AM40];[.$AP40];[.$AS40])" table:style-name="ce1">
            <text:p>163</text:p>
          </table:table-cell>
          <table:table-cell office:value-type="float" office:value="22" table:formula="of:=MEDIAN([.$D40];[.$G40];[.$J40];[.$M40];[.$P40];[.$S40];[.$V40];[.$Y40];[.$AB40];[.$AE40];[.$AH40];[.$AK40];[.$AN40];[.$AQ40];[.$AT40])" table:style-name="ce1">
            <text:p>22</text:p>
          </table:table-cell>
          <table:table-cell office:value-type="float" office:value="0.01" table:formula="of:=MAX([.$B40];[.$E40];[.$H40];[.$K40];[.$N40];[.$Q40];[.$T40];[.$W40];[.$Z40];[.$AC40];[.$AF40];[.$AI40];[.$AL40];[.$AO40];[.$AR40])" table:style-name="ce1">
            <text:p>0,01</text:p>
          </table:table-cell>
          <table:table-cell office:value-type="float" office:value="531" table:formula="of:=MAX([.$C40];[.$F40];[.$I40];[.$L40];[.$O40];[.$R40];[.$U40];[.$X40];[.$AA40];[.$AD40];[.$AG40];[.$AJ40];[.$AM40];[.$AP40];[.$AS40])" table:style-name="ce1">
            <text:p>531</text:p>
          </table:table-cell>
          <table:table-cell office:value-type="float" office:value="62" table:formula="of:=MAX([.$D40];[.$G40];[.$J40];[.$M40];[.$P40];[.$S40];[.$V40];[.$Y40];[.$AB40];[.$AE40];[.$AH40];[.$AK40];[.$AN40];[.$AQ40];[.$AT40])" table:style-name="ce1">
            <text:p>6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4_a9_h31.lp</text:p>
          </table:table-cell>
          <table:table-cell office:value-type="float" office:value="0.62" table:style-name="ce1">
            <text:p>0,62</text:p>
          </table:table-cell>
          <table:table-cell office:value-type="float" office:value="23241" table:style-name="ce1">
            <text:p>23241</text:p>
          </table:table-cell>
          <table:table-cell office:value-type="float" office:value="9975" table:style-name="ce1">
            <text:p>9975</text:p>
          </table:table-cell>
          <table:table-cell office:value-type="float" office:value="3.96" table:style-name="ce1">
            <text:p>3,96</text:p>
          </table:table-cell>
          <table:table-cell office:value-type="float" office:value="221395" table:style-name="ce1">
            <text:p>221395</text:p>
          </table:table-cell>
          <table:table-cell office:value-type="float" office:value="38331" table:style-name="ce1">
            <text:p>38331</text:p>
          </table:table-cell>
          <table:table-cell office:value-type="float" office:value="1.23" table:style-name="ce1">
            <text:p>1,23</text:p>
          </table:table-cell>
          <table:table-cell office:value-type="float" office:value="91444" table:style-name="ce1">
            <text:p>91444</text:p>
          </table:table-cell>
          <table:table-cell office:value-type="float" office:value="16178" table:style-name="ce1">
            <text:p>16178</text:p>
          </table:table-cell>
          <table:table-cell office:value-type="float" office:value="0.33" table:style-name="ce1">
            <text:p>0,33</text:p>
          </table:table-cell>
          <table:table-cell office:value-type="float" office:value="8399" table:style-name="ce1">
            <text:p>8399</text:p>
          </table:table-cell>
          <table:table-cell office:value-type="float" office:value="4644" table:style-name="ce1">
            <text:p>4644</text:p>
          </table:table-cell>
          <table:table-cell office:value-type="float" office:value="0.78" table:style-name="ce1">
            <text:p>0,78</text:p>
          </table:table-cell>
          <table:table-cell office:value-type="float" office:value="32638" table:style-name="ce1">
            <text:p>32638</text:p>
          </table:table-cell>
          <table:table-cell office:value-type="float" office:value="10862" table:style-name="ce1">
            <text:p>10862</text:p>
          </table:table-cell>
          <table:table-cell office:value-type="float" office:value="0.83" table:style-name="ce1">
            <text:p>0,83</text:p>
          </table:table-cell>
          <table:table-cell office:value-type="float" office:value="24301" table:style-name="ce1">
            <text:p>24301</text:p>
          </table:table-cell>
          <table:table-cell office:value-type="float" office:value="8372" table:style-name="ce1">
            <text:p>8372</text:p>
          </table:table-cell>
          <table:table-cell office:value-type="float" office:value="0.91" table:style-name="ce1">
            <text:p>0,91</text:p>
          </table:table-cell>
          <table:table-cell office:value-type="float" office:value="22961" table:style-name="ce1">
            <text:p>22961</text:p>
          </table:table-cell>
          <table:table-cell office:value-type="float" office:value="12442" table:style-name="ce1">
            <text:p>12442</text:p>
          </table:table-cell>
          <table:table-cell office:value-type="float" office:value="0.37" table:style-name="ce1">
            <text:p>0,37</text:p>
          </table:table-cell>
          <table:table-cell office:value-type="float" office:value="10718" table:style-name="ce1">
            <text:p>10718</text:p>
          </table:table-cell>
          <table:table-cell office:value-type="float" office:value="6385" table:style-name="ce1">
            <text:p>6385</text:p>
          </table:table-cell>
          <table:table-cell office:value-type="float" office:value="2.93" table:style-name="ce1">
            <text:p>2,93</text:p>
          </table:table-cell>
          <table:table-cell office:value-type="float" office:value="210430" table:style-name="ce1">
            <text:p>210430</text:p>
          </table:table-cell>
          <table:table-cell office:value-type="float" office:value="41394" table:style-name="ce1">
            <text:p>41394</text:p>
          </table:table-cell>
          <table:table-cell office:value-type="float" office:value="0.12" table:style-name="ce1">
            <text:p>0,12</text:p>
          </table:table-cell>
          <table:table-cell office:value-type="float" office:value="5791" table:style-name="ce1">
            <text:p>5791</text:p>
          </table:table-cell>
          <table:table-cell office:value-type="float" office:value="2205" table:style-name="ce1">
            <text:p>2205</text:p>
          </table:table-cell>
          <table:table-cell office:value-type="float" office:value="0.4" table:style-name="ce1">
            <text:p>0,4</text:p>
          </table:table-cell>
          <table:table-cell office:value-type="float" office:value="14375" table:style-name="ce1">
            <text:p>14375</text:p>
          </table:table-cell>
          <table:table-cell office:value-type="float" office:value="6196" table:style-name="ce1">
            <text:p>6196</text:p>
          </table:table-cell>
          <table:table-cell office:value-type="float" office:value="244.34" table:style-name="ce3">
            <text:p>244,34</text:p>
          </table:table-cell>
          <table:table-cell office:value-type="float" office:value="4410909" table:style-name="ce3">
            <text:p>4410909</text:p>
          </table:table-cell>
          <table:table-cell office:value-type="float" office:value="1111286" table:style-name="ce3">
            <text:p>1111286</text:p>
          </table:table-cell>
          <table:table-cell office:value-type="float" office:value="0.08" table:style-name="ce2">
            <text:p>0,08</text:p>
          </table:table-cell>
          <table:table-cell office:value-type="float" office:value="3627" table:style-name="ce2">
            <text:p>3627</text:p>
          </table:table-cell>
          <table:table-cell office:value-type="float" office:value="403" table:style-name="ce2">
            <text:p>403</text:p>
          </table:table-cell>
          <table:table-cell office:value-type="float" office:value="12.27" table:style-name="ce1">
            <text:p>12,27</text:p>
          </table:table-cell>
          <table:table-cell office:value-type="float" office:value="542953" table:style-name="ce1">
            <text:p>542953</text:p>
          </table:table-cell>
          <table:table-cell office:value-type="float" office:value="54494" table:style-name="ce1">
            <text:p>54494</text:p>
          </table:table-cell>
          <table:table-cell office:value-type="float" office:value="2.33" table:style-name="ce1">
            <text:p>2,33</text:p>
          </table:table-cell>
          <table:table-cell office:value-type="float" office:value="189676" table:style-name="ce1">
            <text:p>189676</text:p>
          </table:table-cell>
          <table:table-cell office:value-type="float" office:value="32647" table:style-name="ce1">
            <text:p>32647</text:p>
          </table:table-cell>
          <table:table-cell office:value-type="float" office:value="0.08" table:formula="of:=MIN([.$B41];[.$E41];[.$H41];[.$K41];[.$N41];[.$Q41];[.$T41];[.$W41];[.$Z41];[.$AC41];[.$AF41];[.$AI41];[.$AL41];[.$AO41];[.$AR41])" table:style-name="ce1">
            <text:p>0,08</text:p>
          </table:table-cell>
          <table:table-cell office:value-type="float" office:value="3627" table:formula="of:=MIN([.$C41];[.$F41];[.$I41];[.$L41];[.$O41];[.$R41];[.$U41];[.$X41];[.$AA41];[.$AD41];[.$AG41];[.$AJ41];[.$AM41];[.$AP41];[.$AS41])" table:style-name="ce1">
            <text:p>3627</text:p>
          </table:table-cell>
          <table:table-cell office:value-type="float" office:value="403" table:formula="of:=MIN([.$D41];[.$G41];[.$J41];[.$M41];[.$P41];[.$S41];[.$V41];[.$Y41];[.$AB41];[.$AE41];[.$AH41];[.$AK41];[.$AN41];[.$AQ41];[.$AT41])" table:style-name="ce1">
            <text:p>403</text:p>
          </table:table-cell>
          <table:table-cell office:value-type="float" office:value="0.83" table:formula="of:=MEDIAN([.$B41];[.$E41];[.$H41];[.$K41];[.$N41];[.$Q41];[.$T41];[.$W41];[.$Z41];[.$AC41];[.$AF41];[.$AI41];[.$AL41];[.$AO41];[.$AR41])" table:style-name="ce1">
            <text:p>0,83</text:p>
          </table:table-cell>
          <table:table-cell office:value-type="float" office:value="24301" table:formula="of:=MEDIAN([.$C41];[.$F41];[.$I41];[.$L41];[.$O41];[.$R41];[.$U41];[.$X41];[.$AA41];[.$AD41];[.$AG41];[.$AJ41];[.$AM41];[.$AP41];[.$AS41])" table:style-name="ce1">
            <text:p>24301</text:p>
          </table:table-cell>
          <table:table-cell office:value-type="float" office:value="10862" table:formula="of:=MEDIAN([.$D41];[.$G41];[.$J41];[.$M41];[.$P41];[.$S41];[.$V41];[.$Y41];[.$AB41];[.$AE41];[.$AH41];[.$AK41];[.$AN41];[.$AQ41];[.$AT41])" table:style-name="ce1">
            <text:p>10862</text:p>
          </table:table-cell>
          <table:table-cell office:value-type="float" office:value="244.34" table:formula="of:=MAX([.$B41];[.$E41];[.$H41];[.$K41];[.$N41];[.$Q41];[.$T41];[.$W41];[.$Z41];[.$AC41];[.$AF41];[.$AI41];[.$AL41];[.$AO41];[.$AR41])" table:style-name="ce1">
            <text:p>244,34</text:p>
          </table:table-cell>
          <table:table-cell office:value-type="float" office:value="4410909" table:formula="of:=MAX([.$C41];[.$F41];[.$I41];[.$L41];[.$O41];[.$R41];[.$U41];[.$X41];[.$AA41];[.$AD41];[.$AG41];[.$AJ41];[.$AM41];[.$AP41];[.$AS41])" table:style-name="ce1">
            <text:p>4410909</text:p>
          </table:table-cell>
          <table:table-cell office:value-type="float" office:value="1111286" table:formula="of:=MAX([.$D41];[.$G41];[.$J41];[.$M41];[.$P41];[.$S41];[.$V41];[.$Y41];[.$AB41];[.$AE41];[.$AH41];[.$AK41];[.$AN41];[.$AQ41];[.$AT41])" table:style-name="ce1">
            <text:p>111128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10_h21.lp</text:p>
          </table:table-cell>
          <table:table-cell office:value-type="float" office:value="0.16" table:style-name="ce1">
            <text:p>0,16</text:p>
          </table:table-cell>
          <table:table-cell office:value-type="float" office:value="13446" table:style-name="ce1">
            <text:p>13446</text:p>
          </table:table-cell>
          <table:table-cell office:value-type="float" office:value="1431" table:style-name="ce1">
            <text:p>1431</text:p>
          </table:table-cell>
          <table:table-cell office:value-type="float" office:value="0.01" table:style-name="ce1">
            <text:p>0,01</text:p>
          </table:table-cell>
          <table:table-cell office:value-type="float" office:value="587" table:style-name="ce2">
            <text:p>587</text:p>
          </table:table-cell>
          <table:table-cell office:value-type="float" office:value="88" table:style-name="ce2">
            <text:p>88</text:p>
          </table:table-cell>
          <table:table-cell office:value-type="float" office:value="0.15" table:style-name="ce1">
            <text:p>0,15</text:p>
          </table:table-cell>
          <table:table-cell office:value-type="float" office:value="9947" table:style-name="ce1">
            <text:p>9947</text:p>
          </table:table-cell>
          <table:table-cell office:value-type="float" office:value="1295" table:style-name="ce1">
            <text:p>1295</text:p>
          </table:table-cell>
          <table:table-cell office:value-type="float" office:value="0.08" table:style-name="ce1">
            <text:p>0,08</text:p>
          </table:table-cell>
          <table:table-cell office:value-type="float" office:value="1772" table:style-name="ce1">
            <text:p>1772</text:p>
          </table:table-cell>
          <table:table-cell office:value-type="float" office:value="649" table:style-name="ce1">
            <text:p>649</text:p>
          </table:table-cell>
          <table:table-cell office:value-type="float" office:value="0.09" table:style-name="ce1">
            <text:p>0,09</text:p>
          </table:table-cell>
          <table:table-cell office:value-type="float" office:value="2340" table:style-name="ce1">
            <text:p>2340</text:p>
          </table:table-cell>
          <table:table-cell office:value-type="float" office:value="691" table:style-name="ce1">
            <text:p>691</text:p>
          </table:table-cell>
          <table:table-cell office:value-type="float" office:value="0.05" table:style-name="ce1">
            <text:p>0,05</text:p>
          </table:table-cell>
          <table:table-cell office:value-type="float" office:value="2183" table:style-name="ce1">
            <text:p>2183</text:p>
          </table:table-cell>
          <table:table-cell office:value-type="float" office:value="421" table:style-name="ce1">
            <text:p>421</text:p>
          </table:table-cell>
          <table:table-cell office:value-type="float" office:value="0.13" table:style-name="ce1">
            <text:p>0,13</text:p>
          </table:table-cell>
          <table:table-cell office:value-type="float" office:value="2135" table:style-name="ce1">
            <text:p>2135</text:p>
          </table:table-cell>
          <table:table-cell office:value-type="float" office:value="1027" table:style-name="ce1">
            <text:p>1027</text:p>
          </table:table-cell>
          <table:table-cell office:value-type="float" office:value="0.08" table:style-name="ce1">
            <text:p>0,08</text:p>
          </table:table-cell>
          <table:table-cell office:value-type="float" office:value="1830" table:style-name="ce1">
            <text:p>1830</text:p>
          </table:table-cell>
          <table:table-cell office:value-type="float" office:value="810" table:style-name="ce1">
            <text:p>810</text:p>
          </table:table-cell>
          <table:table-cell office:value-type="float" office:value="0.03" table:style-name="ce1">
            <text:p>0,03</text:p>
          </table:table-cell>
          <table:table-cell office:value-type="float" office:value="726" table:style-name="ce1">
            <text:p>726</text:p>
          </table:table-cell>
          <table:table-cell office:value-type="float" office:value="166" table:style-name="ce1">
            <text:p>166</text:p>
          </table:table-cell>
          <table:table-cell office:value-type="float" office:value="0.02" table:style-name="ce1">
            <text:p>0,02</text:p>
          </table:table-cell>
          <table:table-cell office:value-type="float" office:value="802" table:style-name="ce1">
            <text:p>802</text:p>
          </table:table-cell>
          <table:table-cell office:value-type="float" office:value="103" table:style-name="ce1">
            <text:p>103</text:p>
          </table:table-cell>
          <table:table-cell office:value-type="float" office:value="0.05" table:style-name="ce1">
            <text:p>0,05</text:p>
          </table:table-cell>
          <table:table-cell office:value-type="float" office:value="1809" table:style-name="ce1">
            <text:p>1809</text:p>
          </table:table-cell>
          <table:table-cell office:value-type="float" office:value="487" table:style-name="ce1">
            <text:p>487</text:p>
          </table:table-cell>
          <table:table-cell office:value-type="float" office:value="0.8" table:style-name="ce1">
            <text:p>0,8</text:p>
          </table:table-cell>
          <table:table-cell office:value-type="float" office:value="23004" table:style-name="ce3">
            <text:p>23004</text:p>
          </table:table-cell>
          <table:table-cell office:value-type="float" office:value="5710" table:style-name="ce3">
            <text:p>5710</text:p>
          </table:table-cell>
          <table:table-cell office:value-type="float" office:value="0.11" table:style-name="ce1">
            <text:p>0,11</text:p>
          </table:table-cell>
          <table:table-cell office:value-type="float" office:value="2819" table:style-name="ce1">
            <text:p>2819</text:p>
          </table:table-cell>
          <table:table-cell office:value-type="float" office:value="521" table:style-name="ce1">
            <text:p>521</text:p>
          </table:table-cell>
          <table:table-cell office:value-type="float" office:value="0.17" table:style-name="ce1">
            <text:p>0,17</text:p>
          </table:table-cell>
          <table:table-cell office:value-type="float" office:value="7546" table:style-name="ce1">
            <text:p>7546</text:p>
          </table:table-cell>
          <table:table-cell office:value-type="float" office:value="687" table:style-name="ce1">
            <text:p>687</text:p>
          </table:table-cell>
          <table:table-cell office:value-type="float" office:value="0.05" table:style-name="ce1">
            <text:p>0,05</text:p>
          </table:table-cell>
          <table:table-cell office:value-type="float" office:value="2541" table:style-name="ce1">
            <text:p>2541</text:p>
          </table:table-cell>
          <table:table-cell office:value-type="float" office:value="421" table:style-name="ce1">
            <text:p>421</text:p>
          </table:table-cell>
          <table:table-cell office:value-type="float" office:value="0.01" table:formula="of:=MIN([.$B42];[.$E42];[.$H42];[.$K42];[.$N42];[.$Q42];[.$T42];[.$W42];[.$Z42];[.$AC42];[.$AF42];[.$AI42];[.$AL42];[.$AO42];[.$AR42])" table:style-name="ce1">
            <text:p>0,01</text:p>
          </table:table-cell>
          <table:table-cell office:value-type="float" office:value="587" table:formula="of:=MIN([.$C42];[.$F42];[.$I42];[.$L42];[.$O42];[.$R42];[.$U42];[.$X42];[.$AA42];[.$AD42];[.$AG42];[.$AJ42];[.$AM42];[.$AP42];[.$AS42])" table:style-name="ce1">
            <text:p>587</text:p>
          </table:table-cell>
          <table:table-cell office:value-type="float" office:value="88" table:formula="of:=MIN([.$D42];[.$G42];[.$J42];[.$M42];[.$P42];[.$S42];[.$V42];[.$Y42];[.$AB42];[.$AE42];[.$AH42];[.$AK42];[.$AN42];[.$AQ42];[.$AT42])" table:style-name="ce1">
            <text:p>88</text:p>
          </table:table-cell>
          <table:table-cell office:value-type="float" office:value="0.08" table:formula="of:=MEDIAN([.$B42];[.$E42];[.$H42];[.$K42];[.$N42];[.$Q42];[.$T42];[.$W42];[.$Z42];[.$AC42];[.$AF42];[.$AI42];[.$AL42];[.$AO42];[.$AR42])" table:style-name="ce1">
            <text:p>0,08</text:p>
          </table:table-cell>
          <table:table-cell office:value-type="float" office:value="2183" table:formula="of:=MEDIAN([.$C42];[.$F42];[.$I42];[.$L42];[.$O42];[.$R42];[.$U42];[.$X42];[.$AA42];[.$AD42];[.$AG42];[.$AJ42];[.$AM42];[.$AP42];[.$AS42])" table:style-name="ce1">
            <text:p>2183</text:p>
          </table:table-cell>
          <table:table-cell office:value-type="float" office:value="649" table:formula="of:=MEDIAN([.$D42];[.$G42];[.$J42];[.$M42];[.$P42];[.$S42];[.$V42];[.$Y42];[.$AB42];[.$AE42];[.$AH42];[.$AK42];[.$AN42];[.$AQ42];[.$AT42])" table:style-name="ce1">
            <text:p>649</text:p>
          </table:table-cell>
          <table:table-cell office:value-type="float" office:value="0.8" table:formula="of:=MAX([.$B42];[.$E42];[.$H42];[.$K42];[.$N42];[.$Q42];[.$T42];[.$W42];[.$Z42];[.$AC42];[.$AF42];[.$AI42];[.$AL42];[.$AO42];[.$AR42])" table:style-name="ce1">
            <text:p>0,8</text:p>
          </table:table-cell>
          <table:table-cell office:value-type="float" office:value="23004" table:formula="of:=MAX([.$C42];[.$F42];[.$I42];[.$L42];[.$O42];[.$R42];[.$U42];[.$X42];[.$AA42];[.$AD42];[.$AG42];[.$AJ42];[.$AM42];[.$AP42];[.$AS42])" table:style-name="ce1">
            <text:p>23004</text:p>
          </table:table-cell>
          <table:table-cell office:value-type="float" office:value="5710" table:formula="of:=MAX([.$D42];[.$G42];[.$J42];[.$M42];[.$P42];[.$S42];[.$V42];[.$Y42];[.$AB42];[.$AE42];[.$AH42];[.$AK42];[.$AN42];[.$AQ42];[.$AT42])" table:style-name="ce1">
            <text:p>571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1_h9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43];[.$E43];[.$H43];[.$K43];[.$N43];[.$Q43];[.$T43];[.$W43];[.$Z43];[.$AC43];[.$AF43];[.$AI43];[.$AL43];[.$AO43];[.$AR43])" table:style-name="ce1">
            <text:p>0</text:p>
          </table:table-cell>
          <table:table-cell office:value-type="float" office:value="0" table:formula="of:=MIN([.$C43];[.$F43];[.$I43];[.$L43];[.$O43];[.$R43];[.$U43];[.$X43];[.$AA43];[.$AD43];[.$AG43];[.$AJ43];[.$AM43];[.$AP43];[.$AS43])" table:style-name="ce1">
            <text:p>0</text:p>
          </table:table-cell>
          <table:table-cell office:value-type="float" office:value="0" table:formula="of:=MIN([.$D43];[.$G43];[.$J43];[.$M43];[.$P43];[.$S43];[.$V43];[.$Y43];[.$AB43];[.$AE43];[.$AH43];[.$AK43];[.$AN43];[.$AQ43];[.$AT43])" table:style-name="ce1">
            <text:p>0</text:p>
          </table:table-cell>
          <table:table-cell office:value-type="float" office:value="0" table:formula="of:=MEDIAN([.$B43];[.$E43];[.$H43];[.$K43];[.$N43];[.$Q43];[.$T43];[.$W43];[.$Z43];[.$AC43];[.$AF43];[.$AI43];[.$AL43];[.$AO43];[.$AR43])" table:style-name="ce1">
            <text:p>0</text:p>
          </table:table-cell>
          <table:table-cell office:value-type="float" office:value="0" table:formula="of:=MEDIAN([.$C43];[.$F43];[.$I43];[.$L43];[.$O43];[.$R43];[.$U43];[.$X43];[.$AA43];[.$AD43];[.$AG43];[.$AJ43];[.$AM43];[.$AP43];[.$AS43])" table:style-name="ce1">
            <text:p>0</text:p>
          </table:table-cell>
          <table:table-cell office:value-type="float" office:value="0" table:formula="of:=MEDIAN([.$D43];[.$G43];[.$J43];[.$M43];[.$P43];[.$S43];[.$V43];[.$Y43];[.$AB43];[.$AE43];[.$AH43];[.$AK43];[.$AN43];[.$AQ43];[.$AT43])" table:style-name="ce1">
            <text:p>0</text:p>
          </table:table-cell>
          <table:table-cell office:value-type="float" office:value="0" table:formula="of:=MAX([.$B43];[.$E43];[.$H43];[.$K43];[.$N43];[.$Q43];[.$T43];[.$W43];[.$Z43];[.$AC43];[.$AF43];[.$AI43];[.$AL43];[.$AO43];[.$AR43])" table:style-name="ce1">
            <text:p>0</text:p>
          </table:table-cell>
          <table:table-cell office:value-type="float" office:value="49" table:formula="of:=MAX([.$C43];[.$F43];[.$I43];[.$L43];[.$O43];[.$R43];[.$U43];[.$X43];[.$AA43];[.$AD43];[.$AG43];[.$AJ43];[.$AM43];[.$AP43];[.$AS43])" table:style-name="ce1">
            <text:p>49</text:p>
          </table:table-cell>
          <table:table-cell office:value-type="float" office:value="0" table:formula="of:=MAX([.$D43];[.$G43];[.$J43];[.$M43];[.$P43];[.$S43];[.$V43];[.$Y43];[.$AB43];[.$AE43];[.$AH43];[.$AK43];[.$AN43];[.$AQ43];[.$AT4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2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44];[.$E44];[.$H44];[.$K44];[.$N44];[.$Q44];[.$T44];[.$W44];[.$Z44];[.$AC44];[.$AF44];[.$AI44];[.$AL44];[.$AO44];[.$AR44])" table:style-name="ce1">
            <text:p>0</text:p>
          </table:table-cell>
          <table:table-cell office:value-type="float" office:value="0" table:formula="of:=MIN([.$C44];[.$F44];[.$I44];[.$L44];[.$O44];[.$R44];[.$U44];[.$X44];[.$AA44];[.$AD44];[.$AG44];[.$AJ44];[.$AM44];[.$AP44];[.$AS44])" table:style-name="ce1">
            <text:p>0</text:p>
          </table:table-cell>
          <table:table-cell office:value-type="float" office:value="0" table:formula="of:=MIN([.$D44];[.$G44];[.$J44];[.$M44];[.$P44];[.$S44];[.$V44];[.$Y44];[.$AB44];[.$AE44];[.$AH44];[.$AK44];[.$AN44];[.$AQ44];[.$AT44])" table:style-name="ce1">
            <text:p>0</text:p>
          </table:table-cell>
          <table:table-cell office:value-type="float" office:value="0" table:formula="of:=MEDIAN([.$B44];[.$E44];[.$H44];[.$K44];[.$N44];[.$Q44];[.$T44];[.$W44];[.$Z44];[.$AC44];[.$AF44];[.$AI44];[.$AL44];[.$AO44];[.$AR44])" table:style-name="ce1">
            <text:p>0</text:p>
          </table:table-cell>
          <table:table-cell office:value-type="float" office:value="0" table:formula="of:=MEDIAN([.$C44];[.$F44];[.$I44];[.$L44];[.$O44];[.$R44];[.$U44];[.$X44];[.$AA44];[.$AD44];[.$AG44];[.$AJ44];[.$AM44];[.$AP44];[.$AS44])" table:style-name="ce1">
            <text:p>0</text:p>
          </table:table-cell>
          <table:table-cell office:value-type="float" office:value="0" table:formula="of:=MEDIAN([.$D44];[.$G44];[.$J44];[.$M44];[.$P44];[.$S44];[.$V44];[.$Y44];[.$AB44];[.$AE44];[.$AH44];[.$AK44];[.$AN44];[.$AQ44];[.$AT44])" table:style-name="ce1">
            <text:p>0</text:p>
          </table:table-cell>
          <table:table-cell office:value-type="float" office:value="0" table:formula="of:=MAX([.$B44];[.$E44];[.$H44];[.$K44];[.$N44];[.$Q44];[.$T44];[.$W44];[.$Z44];[.$AC44];[.$AF44];[.$AI44];[.$AL44];[.$AO44];[.$AR44])" table:style-name="ce1">
            <text:p>0</text:p>
          </table:table-cell>
          <table:table-cell office:value-type="float" office:value="13" table:formula="of:=MAX([.$C44];[.$F44];[.$I44];[.$L44];[.$O44];[.$R44];[.$U44];[.$X44];[.$AA44];[.$AD44];[.$AG44];[.$AJ44];[.$AM44];[.$AP44];[.$AS44])" table:style-name="ce1">
            <text:p>13</text:p>
          </table:table-cell>
          <table:table-cell office:value-type="float" office:value="0" table:formula="of:=MAX([.$D44];[.$G44];[.$J44];[.$M44];[.$P44];[.$S44];[.$V44];[.$Y44];[.$AB44];[.$AE44];[.$AH44];[.$AK44];[.$AN44];[.$AQ44];[.$AT44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3_h19.lp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32" table:style-name="ce1">
            <text:p>32</text:p>
          </table:table-cell>
          <table:table-cell office:value-type="float" office:value="0.01" table:style-name="ce1">
            <text:p>0,01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0.01" table:style-name="ce1">
            <text:p>0,01</text:p>
          </table:table-cell>
          <table:table-cell office:value-type="float" office:value="164" table:style-name="ce1">
            <text:p>164</text:p>
          </table:table-cell>
          <table:table-cell office:value-type="float" office:value="57" table:style-name="ce1">
            <text:p>57</text:p>
          </table:table-cell>
          <table:table-cell office:value-type="float" office:value="0.01" table:style-name="ce1">
            <text:p>0,01</text:p>
          </table:table-cell>
          <table:table-cell office:value-type="float" office:value="214" table:style-name="ce1">
            <text:p>214</text:p>
          </table:table-cell>
          <table:table-cell office:value-type="float" office:value="81" table:style-name="ce1">
            <text:p>81</text:p>
          </table:table-cell>
          <table:table-cell office:value-type="float" office:value="0.01" table:style-name="ce1">
            <text:p>0,01</text:p>
          </table:table-cell>
          <table:table-cell office:value-type="float" office:value="164" table:style-name="ce1">
            <text:p>164</text:p>
          </table:table-cell>
          <table:table-cell office:value-type="float" office:value="100" table:style-name="ce1">
            <text:p>100</text:p>
          </table:table-cell>
          <table:table-cell office:value-type="float" office:value="0.01" table:style-name="ce1">
            <text:p>0,01</text:p>
          </table:table-cell>
          <table:table-cell office:value-type="float" office:value="163" table:style-name="ce1">
            <text:p>163</text:p>
          </table:table-cell>
          <table:table-cell office:value-type="float" office:value="100" table:style-name="ce1">
            <text:p>100</text:p>
          </table:table-cell>
          <table:table-cell office:value-type="float" office:value="0.01" table:style-name="ce1">
            <text:p>0,01</text:p>
          </table:table-cell>
          <table:table-cell office:value-type="float" office:value="231" table:style-name="ce1">
            <text:p>231</text:p>
          </table:table-cell>
          <table:table-cell office:value-type="float" office:value="88" table:style-name="ce1">
            <text:p>88</text:p>
          </table:table-cell>
          <table:table-cell office:value-type="float" office:value="0.01" table:style-name="ce1">
            <text:p>0,01</text:p>
          </table:table-cell>
          <table:table-cell office:value-type="float" office:value="140" table:style-name="ce1">
            <text:p>140</text:p>
          </table:table-cell>
          <table:table-cell office:value-type="float" office:value="45" table:style-name="ce1">
            <text:p>45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79" table:style-name="ce1">
            <text:p>79</text:p>
          </table:table-cell>
          <table:table-cell office:value-type="float" office:value="0.01" table:style-name="ce1">
            <text:p>0,01</text:p>
          </table:table-cell>
          <table:table-cell office:value-type="float" office:value="188" table:style-name="ce1">
            <text:p>188</text:p>
          </table:table-cell>
          <table:table-cell office:value-type="float" office:value="106" table:style-name="ce3">
            <text:p>106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26" table:style-name="ce1">
            <text:p>26</text:p>
          </table:table-cell>
          <table:table-cell office:value-type="float" office:value="0.01" table:style-name="ce1">
            <text:p>0,01</text:p>
          </table:table-cell>
          <table:table-cell office:value-type="float" office:value="412" table:style-name="ce3">
            <text:p>41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63" table:style-name="ce1">
            <text:p>163</text:p>
          </table:table-cell>
          <table:table-cell office:value-type="float" office:value="59" table:style-name="ce1">
            <text:p>59</text:p>
          </table:table-cell>
          <table:table-cell office:value-type="float" office:value="0" table:formula="of:=MIN([.$B45];[.$E45];[.$H45];[.$K45];[.$N45];[.$Q45];[.$T45];[.$W45];[.$Z45];[.$AC45];[.$AF45];[.$AI45];[.$AL45];[.$AO45];[.$AR45])" table:style-name="ce1">
            <text:p>0</text:p>
          </table:table-cell>
          <table:table-cell office:value-type="float" office:value="31" table:formula="of:=MIN([.$C45];[.$F45];[.$I45];[.$L45];[.$O45];[.$R45];[.$U45];[.$X45];[.$AA45];[.$AD45];[.$AG45];[.$AJ45];[.$AM45];[.$AP45];[.$AS45])" table:style-name="ce1">
            <text:p>31</text:p>
          </table:table-cell>
          <table:table-cell office:value-type="float" office:value="1" table:formula="of:=MIN([.$D45];[.$G45];[.$J45];[.$M45];[.$P45];[.$S45];[.$V45];[.$Y45];[.$AB45];[.$AE45];[.$AH45];[.$AK45];[.$AN45];[.$AQ45];[.$AT45])" table:style-name="ce1">
            <text:p>1</text:p>
          </table:table-cell>
          <table:table-cell office:value-type="float" office:value="0.01" table:formula="of:=MEDIAN([.$B45];[.$E45];[.$H45];[.$K45];[.$N45];[.$Q45];[.$T45];[.$W45];[.$Z45];[.$AC45];[.$AF45];[.$AI45];[.$AL45];[.$AO45];[.$AR45])" table:style-name="ce1">
            <text:p>0,01</text:p>
          </table:table-cell>
          <table:table-cell office:value-type="float" office:value="163" table:formula="of:=MEDIAN([.$C45];[.$F45];[.$I45];[.$L45];[.$O45];[.$R45];[.$U45];[.$X45];[.$AA45];[.$AD45];[.$AG45];[.$AJ45];[.$AM45];[.$AP45];[.$AS45])" table:style-name="ce1">
            <text:p>163</text:p>
          </table:table-cell>
          <table:table-cell office:value-type="float" office:value="59" table:formula="of:=MEDIAN([.$D45];[.$G45];[.$J45];[.$M45];[.$P45];[.$S45];[.$V45];[.$Y45];[.$AB45];[.$AE45];[.$AH45];[.$AK45];[.$AN45];[.$AQ45];[.$AT45])" table:style-name="ce1">
            <text:p>59</text:p>
          </table:table-cell>
          <table:table-cell office:value-type="float" office:value="0.01" table:formula="of:=MAX([.$B45];[.$E45];[.$H45];[.$K45];[.$N45];[.$Q45];[.$T45];[.$W45];[.$Z45];[.$AC45];[.$AF45];[.$AI45];[.$AL45];[.$AO45];[.$AR45])" table:style-name="ce1">
            <text:p>0,01</text:p>
          </table:table-cell>
          <table:table-cell office:value-type="float" office:value="412" table:formula="of:=MAX([.$C45];[.$F45];[.$I45];[.$L45];[.$O45];[.$R45];[.$U45];[.$X45];[.$AA45];[.$AD45];[.$AG45];[.$AJ45];[.$AM45];[.$AP45];[.$AS45])" table:style-name="ce1">
            <text:p>412</text:p>
          </table:table-cell>
          <table:table-cell office:value-type="float" office:value="106" table:formula="of:=MAX([.$D45];[.$G45];[.$J45];[.$M45];[.$P45];[.$S45];[.$V45];[.$Y45];[.$AB45];[.$AE45];[.$AH45];[.$AK45];[.$AN45];[.$AQ45];[.$AT45])" table:style-name="ce1">
            <text:p>10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4_h16.lp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264" table:style-name="ce3">
            <text:p>2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IN([.$B46];[.$E46];[.$H46];[.$K46];[.$N46];[.$Q46];[.$T46];[.$W46];[.$Z46];[.$AC46];[.$AF46];[.$AI46];[.$AL46];[.$AO46];[.$AR46])" table:style-name="ce1">
            <text:p>0</text:p>
          </table:table-cell>
          <table:table-cell office:value-type="float" office:value="27" table:formula="of:=MIN([.$C46];[.$F46];[.$I46];[.$L46];[.$O46];[.$R46];[.$U46];[.$X46];[.$AA46];[.$AD46];[.$AG46];[.$AJ46];[.$AM46];[.$AP46];[.$AS46])" table:style-name="ce1">
            <text:p>27</text:p>
          </table:table-cell>
          <table:table-cell office:value-type="float" office:value="0" table:formula="of:=MIN([.$D46];[.$G46];[.$J46];[.$M46];[.$P46];[.$S46];[.$V46];[.$Y46];[.$AB46];[.$AE46];[.$AH46];[.$AK46];[.$AN46];[.$AQ46];[.$AT46])" table:style-name="ce1">
            <text:p>0</text:p>
          </table:table-cell>
          <table:table-cell office:value-type="float" office:value="0" table:formula="of:=MEDIAN([.$B46];[.$E46];[.$H46];[.$K46];[.$N46];[.$Q46];[.$T46];[.$W46];[.$Z46];[.$AC46];[.$AF46];[.$AI46];[.$AL46];[.$AO46];[.$AR46])" table:style-name="ce1">
            <text:p>0</text:p>
          </table:table-cell>
          <table:table-cell office:value-type="float" office:value="47" table:formula="of:=MEDIAN([.$C46];[.$F46];[.$I46];[.$L46];[.$O46];[.$R46];[.$U46];[.$X46];[.$AA46];[.$AD46];[.$AG46];[.$AJ46];[.$AM46];[.$AP46];[.$AS46])" table:style-name="ce1">
            <text:p>47</text:p>
          </table:table-cell>
          <table:table-cell office:value-type="float" office:value="1" table:formula="of:=MEDIAN([.$D46];[.$G46];[.$J46];[.$M46];[.$P46];[.$S46];[.$V46];[.$Y46];[.$AB46];[.$AE46];[.$AH46];[.$AK46];[.$AN46];[.$AQ46];[.$AT46])" table:style-name="ce1">
            <text:p>1</text:p>
          </table:table-cell>
          <table:table-cell office:value-type="float" office:value="0.01" table:formula="of:=MAX([.$B46];[.$E46];[.$H46];[.$K46];[.$N46];[.$Q46];[.$T46];[.$W46];[.$Z46];[.$AC46];[.$AF46];[.$AI46];[.$AL46];[.$AO46];[.$AR46])" table:style-name="ce1">
            <text:p>0,01</text:p>
          </table:table-cell>
          <table:table-cell office:value-type="float" office:value="264" table:formula="of:=MAX([.$C46];[.$F46];[.$I46];[.$L46];[.$O46];[.$R46];[.$U46];[.$X46];[.$AA46];[.$AD46];[.$AG46];[.$AJ46];[.$AM46];[.$AP46];[.$AS46])" table:style-name="ce1">
            <text:p>264</text:p>
          </table:table-cell>
          <table:table-cell office:value-type="float" office:value="7" table:formula="of:=MAX([.$D46];[.$G46];[.$J46];[.$M46];[.$P46];[.$S46];[.$V46];[.$Y46];[.$AB46];[.$AE46];[.$AH46];[.$AK46];[.$AN46];[.$AQ46];[.$AT46])" table:style-name="ce1">
            <text:p>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5_h15.lp</text:p>
          </table:table-cell>
          <table:table-cell office:value-type="float" office:value="0" table:style-name="ce1">
            <text:p>0</text:p>
          </table:table-cell>
          <table:table-cell office:value-type="float" office:value="303" table:style-name="ce1">
            <text:p>303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42" table:style-name="ce1">
            <text:p>4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466" table:style-name="ce3">
            <text:p>466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47];[.$E47];[.$H47];[.$K47];[.$N47];[.$Q47];[.$T47];[.$W47];[.$Z47];[.$AC47];[.$AF47];[.$AI47];[.$AL47];[.$AO47];[.$AR47])" table:style-name="ce1">
            <text:p>0</text:p>
          </table:table-cell>
          <table:table-cell office:value-type="float" office:value="60" table:formula="of:=MIN([.$C47];[.$F47];[.$I47];[.$L47];[.$O47];[.$R47];[.$U47];[.$X47];[.$AA47];[.$AD47];[.$AG47];[.$AJ47];[.$AM47];[.$AP47];[.$AS47])" table:style-name="ce1">
            <text:p>60</text:p>
          </table:table-cell>
          <table:table-cell office:value-type="float" office:value="0" table:formula="of:=MIN([.$D47];[.$G47];[.$J47];[.$M47];[.$P47];[.$S47];[.$V47];[.$Y47];[.$AB47];[.$AE47];[.$AH47];[.$AK47];[.$AN47];[.$AQ47];[.$AT47])" table:style-name="ce1">
            <text:p>0</text:p>
          </table:table-cell>
          <table:table-cell office:value-type="float" office:value="0" table:formula="of:=MEDIAN([.$B47];[.$E47];[.$H47];[.$K47];[.$N47];[.$Q47];[.$T47];[.$W47];[.$Z47];[.$AC47];[.$AF47];[.$AI47];[.$AL47];[.$AO47];[.$AR47])" table:style-name="ce1">
            <text:p>0</text:p>
          </table:table-cell>
          <table:table-cell office:value-type="float" office:value="113" table:formula="of:=MEDIAN([.$C47];[.$F47];[.$I47];[.$L47];[.$O47];[.$R47];[.$U47];[.$X47];[.$AA47];[.$AD47];[.$AG47];[.$AJ47];[.$AM47];[.$AP47];[.$AS47])" table:style-name="ce1">
            <text:p>113</text:p>
          </table:table-cell>
          <table:table-cell office:value-type="float" office:value="15" table:formula="of:=MEDIAN([.$D47];[.$G47];[.$J47];[.$M47];[.$P47];[.$S47];[.$V47];[.$Y47];[.$AB47];[.$AE47];[.$AH47];[.$AK47];[.$AN47];[.$AQ47];[.$AT47])" table:style-name="ce1">
            <text:p>15</text:p>
          </table:table-cell>
          <table:table-cell office:value-type="float" office:value="0.02" table:formula="of:=MAX([.$B47];[.$E47];[.$H47];[.$K47];[.$N47];[.$Q47];[.$T47];[.$W47];[.$Z47];[.$AC47];[.$AF47];[.$AI47];[.$AL47];[.$AO47];[.$AR47])" table:style-name="ce1">
            <text:p>0,02</text:p>
          </table:table-cell>
          <table:table-cell office:value-type="float" office:value="466" table:formula="of:=MAX([.$C47];[.$F47];[.$I47];[.$L47];[.$O47];[.$R47];[.$U47];[.$X47];[.$AA47];[.$AD47];[.$AG47];[.$AJ47];[.$AM47];[.$AP47];[.$AS47])" table:style-name="ce1">
            <text:p>466</text:p>
          </table:table-cell>
          <table:table-cell office:value-type="float" office:value="46" table:formula="of:=MAX([.$D47];[.$G47];[.$J47];[.$M47];[.$P47];[.$S47];[.$V47];[.$Y47];[.$AB47];[.$AE47];[.$AH47];[.$AK47];[.$AN47];[.$AQ47];[.$AT47])" table:style-name="ce1">
            <text:p>4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6_h16.lp</text:p>
          </table:table-cell>
          <table:table-cell office:value-type="float" office:value="0.01" table:style-name="ce1">
            <text:p>0,01</text:p>
          </table:table-cell>
          <table:table-cell office:value-type="float" office:value="430" table:style-name="ce1">
            <text:p>430</text:p>
          </table:table-cell>
          <table:table-cell office:value-type="float" office:value="81" table:style-name="ce1">
            <text:p>81</text:p>
          </table:table-cell>
          <table:table-cell office:value-type="float" office:value="0.01" table:style-name="ce1">
            <text:p>0,01</text:p>
          </table:table-cell>
          <table:table-cell office:value-type="float" office:value="371" table:style-name="ce1">
            <text:p>371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14" table:style-name="ce1">
            <text:p>214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2">
            <text:p>87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42" table:style-name="ce3">
            <text:p>742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347" table:style-name="ce1">
            <text:p>347</text:p>
          </table:table-cell>
          <table:table-cell office:value-type="float" office:value="158" table:style-name="ce3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574" table:style-name="ce1">
            <text:p>57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2">
            <text:p>87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MIN([.$B48];[.$E48];[.$H48];[.$K48];[.$N48];[.$Q48];[.$T48];[.$W48];[.$Z48];[.$AC48];[.$AF48];[.$AI48];[.$AL48];[.$AO48];[.$AR48])" table:style-name="ce1">
            <text:p>0</text:p>
          </table:table-cell>
          <table:table-cell office:value-type="float" office:value="87" table:formula="of:=MIN([.$C48];[.$F48];[.$I48];[.$L48];[.$O48];[.$R48];[.$U48];[.$X48];[.$AA48];[.$AD48];[.$AG48];[.$AJ48];[.$AM48];[.$AP48];[.$AS48])" table:style-name="ce1">
            <text:p>87</text:p>
          </table:table-cell>
          <table:table-cell office:value-type="float" office:value="1" table:formula="of:=MIN([.$D48];[.$G48];[.$J48];[.$M48];[.$P48];[.$S48];[.$V48];[.$Y48];[.$AB48];[.$AE48];[.$AH48];[.$AK48];[.$AN48];[.$AQ48];[.$AT48])" table:style-name="ce1">
            <text:p>1</text:p>
          </table:table-cell>
          <table:table-cell office:value-type="float" office:value="0" table:formula="of:=MEDIAN([.$B48];[.$E48];[.$H48];[.$K48];[.$N48];[.$Q48];[.$T48];[.$W48];[.$Z48];[.$AC48];[.$AF48];[.$AI48];[.$AL48];[.$AO48];[.$AR48])" table:style-name="ce1">
            <text:p>0</text:p>
          </table:table-cell>
          <table:table-cell office:value-type="float" office:value="214" table:formula="of:=MEDIAN([.$C48];[.$F48];[.$I48];[.$L48];[.$O48];[.$R48];[.$U48];[.$X48];[.$AA48];[.$AD48];[.$AG48];[.$AJ48];[.$AM48];[.$AP48];[.$AS48])" table:style-name="ce1">
            <text:p>214</text:p>
          </table:table-cell>
          <table:table-cell office:value-type="float" office:value="5" table:formula="of:=MEDIAN([.$D48];[.$G48];[.$J48];[.$M48];[.$P48];[.$S48];[.$V48];[.$Y48];[.$AB48];[.$AE48];[.$AH48];[.$AK48];[.$AN48];[.$AQ48];[.$AT48])" table:style-name="ce1">
            <text:p>5</text:p>
          </table:table-cell>
          <table:table-cell office:value-type="float" office:value="0.02" table:formula="of:=MAX([.$B48];[.$E48];[.$H48];[.$K48];[.$N48];[.$Q48];[.$T48];[.$W48];[.$Z48];[.$AC48];[.$AF48];[.$AI48];[.$AL48];[.$AO48];[.$AR48])" table:style-name="ce1">
            <text:p>0,02</text:p>
          </table:table-cell>
          <table:table-cell office:value-type="float" office:value="742" table:formula="of:=MAX([.$C48];[.$F48];[.$I48];[.$L48];[.$O48];[.$R48];[.$U48];[.$X48];[.$AA48];[.$AD48];[.$AG48];[.$AJ48];[.$AM48];[.$AP48];[.$AS48])" table:style-name="ce1">
            <text:p>742</text:p>
          </table:table-cell>
          <table:table-cell office:value-type="float" office:value="158" table:formula="of:=MAX([.$D48];[.$G48];[.$J48];[.$M48];[.$P48];[.$S48];[.$V48];[.$Y48];[.$AB48];[.$AE48];[.$AH48];[.$AK48];[.$AN48];[.$AQ48];[.$AT48])" table:style-name="ce1">
            <text:p>15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7_h15.lp</text:p>
          </table:table-cell>
          <table:table-cell office:value-type="float" office:value="0.01" table:style-name="ce1">
            <text:p>0,01</text:p>
          </table:table-cell>
          <table:table-cell office:value-type="float" office:value="561" table:style-name="ce1">
            <text:p>561</text:p>
          </table:table-cell>
          <table:table-cell office:value-type="float" office:value="54" table:style-name="ce1">
            <text:p>54</text:p>
          </table:table-cell>
          <table:table-cell office:value-type="float" office:value="0.01" table:style-name="ce1">
            <text:p>0,01</text:p>
          </table:table-cell>
          <table:table-cell office:value-type="float" office:value="404" table:style-name="ce1">
            <text:p>404</text:p>
          </table:table-cell>
          <table:table-cell office:value-type="float" office:value="42" table:style-name="ce1">
            <text:p>42</text:p>
          </table:table-cell>
          <table:table-cell office:value-type="float" office:value="0.01" table:style-name="ce1">
            <text:p>0,01</text:p>
          </table:table-cell>
          <table:table-cell office:value-type="float" office:value="490" table:style-name="ce1">
            <text:p>490</text:p>
          </table:table-cell>
          <table:table-cell office:value-type="float" office:value="79" table:style-name="ce1">
            <text:p>79</text:p>
          </table:table-cell>
          <table:table-cell office:value-type="float" office:value="0.01" table:style-name="ce1">
            <text:p>0,01</text:p>
          </table:table-cell>
          <table:table-cell office:value-type="float" office:value="483" table:style-name="ce1">
            <text:p>483</text:p>
          </table:table-cell>
          <table:table-cell office:value-type="float" office:value="159" table:style-name="ce1">
            <text:p>159</text:p>
          </table:table-cell>
          <table:table-cell office:value-type="float" office:value="0.01" table:style-name="ce1">
            <text:p>0,01</text:p>
          </table:table-cell>
          <table:table-cell office:value-type="float" office:value="682" table:style-name="ce1">
            <text:p>682</text:p>
          </table:table-cell>
          <table:table-cell office:value-type="float" office:value="105" table:style-name="ce1">
            <text:p>105</text:p>
          </table:table-cell>
          <table:table-cell office:value-type="float" office:value="0.01" table:style-name="ce1">
            <text:p>0,01</text:p>
          </table:table-cell>
          <table:table-cell office:value-type="float" office:value="325" table:style-name="ce1">
            <text:p>325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2">
            <text:p>0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10" table:style-name="ce2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450" table:style-name="ce1">
            <text:p>45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2">
            <text:p>0</text:p>
          </table:table-cell>
          <table:table-cell office:value-type="float" office:value="323" table:style-name="ce1">
            <text:p>323</text:p>
          </table:table-cell>
          <table:table-cell office:value-type="float" office:value="21" table:style-name="ce1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245" table:style-name="ce1">
            <text:p>245</text:p>
          </table:table-cell>
          <table:table-cell office:value-type="float" office:value="45" table:style-name="ce1">
            <text:p>45</text:p>
          </table:table-cell>
          <table:table-cell office:value-type="float" office:value="0.01" table:style-name="ce1">
            <text:p>0,01</text:p>
          </table:table-cell>
          <table:table-cell office:value-type="float" office:value="652" table:style-name="ce1">
            <text:p>652</text:p>
          </table:table-cell>
          <table:table-cell office:value-type="float" office:value="183" table:style-name="ce1">
            <text:p>183</text:p>
          </table:table-cell>
          <table:table-cell office:value-type="float" office:value="0.03" table:style-name="ce1">
            <text:p>0,03</text:p>
          </table:table-cell>
          <table:table-cell office:value-type="float" office:value="717" table:style-name="ce1">
            <text:p>717</text:p>
          </table:table-cell>
          <table:table-cell office:value-type="float" office:value="78" table:style-name="ce1">
            <text:p>78</text:p>
          </table:table-cell>
          <table:table-cell office:value-type="float" office:value="3.9" table:style-name="ce3">
            <text:p>3,9</text:p>
          </table:table-cell>
          <table:table-cell office:value-type="float" office:value="127510" table:style-name="ce3">
            <text:p>127510</text:p>
          </table:table-cell>
          <table:table-cell office:value-type="float" office:value="62621" table:style-name="ce3">
            <text:p>62621</text:p>
          </table:table-cell>
          <table:table-cell office:value-type="float" office:value="0.01" table:style-name="ce1">
            <text:p>0,01</text:p>
          </table:table-cell>
          <table:table-cell office:value-type="float" office:value="376" table:style-name="ce1">
            <text:p>376</text:p>
          </table:table-cell>
          <table:table-cell office:value-type="float" office:value="96" table:style-name="ce1">
            <text:p>96</text:p>
          </table:table-cell>
          <table:table-cell office:value-type="float" office:value="0" table:formula="of:=MIN([.$B49];[.$E49];[.$H49];[.$K49];[.$N49];[.$Q49];[.$T49];[.$W49];[.$Z49];[.$AC49];[.$AF49];[.$AI49];[.$AL49];[.$AO49];[.$AR49])" table:style-name="ce1">
            <text:p>0</text:p>
          </table:table-cell>
          <table:table-cell office:value-type="float" office:value="91" table:formula="of:=MIN([.$C49];[.$F49];[.$I49];[.$L49];[.$O49];[.$R49];[.$U49];[.$X49];[.$AA49];[.$AD49];[.$AG49];[.$AJ49];[.$AM49];[.$AP49];[.$AS49])" table:style-name="ce1">
            <text:p>91</text:p>
          </table:table-cell>
          <table:table-cell office:value-type="float" office:value="10" table:formula="of:=MIN([.$D49];[.$G49];[.$J49];[.$M49];[.$P49];[.$S49];[.$V49];[.$Y49];[.$AB49];[.$AE49];[.$AH49];[.$AK49];[.$AN49];[.$AQ49];[.$AT49])" table:style-name="ce1">
            <text:p>10</text:p>
          </table:table-cell>
          <table:table-cell office:value-type="float" office:value="0.01" table:formula="of:=MEDIAN([.$B49];[.$E49];[.$H49];[.$K49];[.$N49];[.$Q49];[.$T49];[.$W49];[.$Z49];[.$AC49];[.$AF49];[.$AI49];[.$AL49];[.$AO49];[.$AR49])" table:style-name="ce1">
            <text:p>0,01</text:p>
          </table:table-cell>
          <table:table-cell office:value-type="float" office:value="450" table:formula="of:=MEDIAN([.$C49];[.$F49];[.$I49];[.$L49];[.$O49];[.$R49];[.$U49];[.$X49];[.$AA49];[.$AD49];[.$AG49];[.$AJ49];[.$AM49];[.$AP49];[.$AS49])" table:style-name="ce1">
            <text:p>450</text:p>
          </table:table-cell>
          <table:table-cell office:value-type="float" office:value="79" table:formula="of:=MEDIAN([.$D49];[.$G49];[.$J49];[.$M49];[.$P49];[.$S49];[.$V49];[.$Y49];[.$AB49];[.$AE49];[.$AH49];[.$AK49];[.$AN49];[.$AQ49];[.$AT49])" table:style-name="ce1">
            <text:p>79</text:p>
          </table:table-cell>
          <table:table-cell office:value-type="float" office:value="3.9" table:formula="of:=MAX([.$B49];[.$E49];[.$H49];[.$K49];[.$N49];[.$Q49];[.$T49];[.$W49];[.$Z49];[.$AC49];[.$AF49];[.$AI49];[.$AL49];[.$AO49];[.$AR49])" table:style-name="ce1">
            <text:p>3,9</text:p>
          </table:table-cell>
          <table:table-cell office:value-type="float" office:value="127510" table:formula="of:=MAX([.$C49];[.$F49];[.$I49];[.$L49];[.$O49];[.$R49];[.$U49];[.$X49];[.$AA49];[.$AD49];[.$AG49];[.$AJ49];[.$AM49];[.$AP49];[.$AS49])" table:style-name="ce1">
            <text:p>127510</text:p>
          </table:table-cell>
          <table:table-cell office:value-type="float" office:value="62621" table:formula="of:=MAX([.$D49];[.$G49];[.$J49];[.$M49];[.$P49];[.$S49];[.$V49];[.$Y49];[.$AB49];[.$AE49];[.$AH49];[.$AK49];[.$AN49];[.$AQ49];[.$AT49])" table:style-name="ce1">
            <text:p>6262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8_h25.lp</text:p>
          </table:table-cell>
          <table:table-cell office:value-type="float" office:value="0.03" table:style-name="ce1">
            <text:p>0,03</text:p>
          </table:table-cell>
          <table:table-cell office:value-type="float" office:value="2175" table:style-name="ce1">
            <text:p>2175</text:p>
          </table:table-cell>
          <table:table-cell office:value-type="float" office:value="194" table:style-name="ce1">
            <text:p>194</text:p>
          </table:table-cell>
          <table:table-cell office:value-type="float" office:value="0.03" table:style-name="ce1">
            <text:p>0,03</text:p>
          </table:table-cell>
          <table:table-cell office:value-type="float" office:value="1226" table:style-name="ce1">
            <text:p>1226</text:p>
          </table:table-cell>
          <table:table-cell office:value-type="float" office:value="245" table:style-name="ce1">
            <text:p>245</text:p>
          </table:table-cell>
          <table:table-cell office:value-type="float" office:value="0.03" table:style-name="ce1">
            <text:p>0,03</text:p>
          </table:table-cell>
          <table:table-cell office:value-type="float" office:value="2317" table:style-name="ce1">
            <text:p>2317</text:p>
          </table:table-cell>
          <table:table-cell office:value-type="float" office:value="228" table:style-name="ce1">
            <text:p>228</text:p>
          </table:table-cell>
          <table:table-cell office:value-type="float" office:value="0.02" table:style-name="ce1">
            <text:p>0,02</text:p>
          </table:table-cell>
          <table:table-cell office:value-type="float" office:value="909" table:style-name="ce1">
            <text:p>909</text:p>
          </table:table-cell>
          <table:table-cell office:value-type="float" office:value="147" table:style-name="ce1">
            <text:p>147</text:p>
          </table:table-cell>
          <table:table-cell office:value-type="float" office:value="0.03" table:style-name="ce1">
            <text:p>0,03</text:p>
          </table:table-cell>
          <table:table-cell office:value-type="float" office:value="601" table:style-name="ce1">
            <text:p>601</text:p>
          </table:table-cell>
          <table:table-cell office:value-type="float" office:value="153" table:style-name="ce1">
            <text:p>153</text:p>
          </table:table-cell>
          <table:table-cell office:value-type="float" office:value="0.01" table:style-name="ce1">
            <text:p>0,01</text:p>
          </table:table-cell>
          <table:table-cell office:value-type="float" office:value="1255" table:style-name="ce1">
            <text:p>1255</text:p>
          </table:table-cell>
          <table:table-cell office:value-type="float" office:value="118" table:style-name="ce1">
            <text:p>118</text:p>
          </table:table-cell>
          <table:table-cell office:value-type="float" office:value="0.03" table:style-name="ce1">
            <text:p>0,03</text:p>
          </table:table-cell>
          <table:table-cell office:value-type="float" office:value="618" table:style-name="ce1">
            <text:p>618</text:p>
          </table:table-cell>
          <table:table-cell office:value-type="float" office:value="131" table:style-name="ce1">
            <text:p>131</text:p>
          </table:table-cell>
          <table:table-cell office:value-type="float" office:value="0.02" table:style-name="ce1">
            <text:p>0,02</text:p>
          </table:table-cell>
          <table:table-cell office:value-type="float" office:value="615" table:style-name="ce1">
            <text:p>615</text:p>
          </table:table-cell>
          <table:table-cell office:value-type="float" office:value="185" table:style-name="ce1">
            <text:p>185</text:p>
          </table:table-cell>
          <table:table-cell office:value-type="float" office:value="0.02" table:style-name="ce1">
            <text:p>0,02</text:p>
          </table:table-cell>
          <table:table-cell office:value-type="float" office:value="361" table:style-name="ce2">
            <text:p>361</text:p>
          </table:table-cell>
          <table:table-cell office:value-type="float" office:value="78" table:style-name="ce2">
            <text:p>78</text:p>
          </table:table-cell>
          <table:table-cell office:value-type="float" office:value="0.02" table:style-name="ce1">
            <text:p>0,02</text:p>
          </table:table-cell>
          <table:table-cell office:value-type="float" office:value="527" table:style-name="ce1">
            <text:p>527</text:p>
          </table:table-cell>
          <table:table-cell office:value-type="float" office:value="118" table:style-name="ce1">
            <text:p>118</text:p>
          </table:table-cell>
          <table:table-cell office:value-type="float" office:value="0.02" table:style-name="ce1">
            <text:p>0,02</text:p>
          </table:table-cell>
          <table:table-cell office:value-type="float" office:value="499" table:style-name="ce1">
            <text:p>499</text:p>
          </table:table-cell>
          <table:table-cell office:value-type="float" office:value="111" table:style-name="ce1">
            <text:p>11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771" table:style-name="ce3">
            <text:p>3771</text:p>
          </table:table-cell>
          <table:table-cell office:value-type="float" office:value="663" table:style-name="ce3">
            <text:p>663</text:p>
          </table:table-cell>
          <table:table-cell office:value-type="float" office:value="0.04" table:style-name="ce1">
            <text:p>0,04</text:p>
          </table:table-cell>
          <table:table-cell office:value-type="float" office:value="868" table:style-name="ce1">
            <text:p>868</text:p>
          </table:table-cell>
          <table:table-cell office:value-type="float" office:value="145" table:style-name="ce1">
            <text:p>14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818" table:style-name="ce1">
            <text:p>2818</text:p>
          </table:table-cell>
          <table:table-cell office:value-type="float" office:value="157" table:style-name="ce1">
            <text:p>157</text:p>
          </table:table-cell>
          <table:table-cell office:value-type="float" office:value="0.03" table:style-name="ce1">
            <text:p>0,03</text:p>
          </table:table-cell>
          <table:table-cell office:value-type="float" office:value="651" table:style-name="ce1">
            <text:p>651</text:p>
          </table:table-cell>
          <table:table-cell office:value-type="float" office:value="167" table:style-name="ce1">
            <text:p>167</text:p>
          </table:table-cell>
          <table:table-cell office:value-type="float" office:value="0.01" table:formula="of:=MIN([.$B50];[.$E50];[.$H50];[.$K50];[.$N50];[.$Q50];[.$T50];[.$W50];[.$Z50];[.$AC50];[.$AF50];[.$AI50];[.$AL50];[.$AO50];[.$AR50])" table:style-name="ce1">
            <text:p>0,01</text:p>
          </table:table-cell>
          <table:table-cell office:value-type="float" office:value="361" table:formula="of:=MIN([.$C50];[.$F50];[.$I50];[.$L50];[.$O50];[.$R50];[.$U50];[.$X50];[.$AA50];[.$AD50];[.$AG50];[.$AJ50];[.$AM50];[.$AP50];[.$AS50])" table:style-name="ce1">
            <text:p>361</text:p>
          </table:table-cell>
          <table:table-cell office:value-type="float" office:value="78" table:formula="of:=MIN([.$D50];[.$G50];[.$J50];[.$M50];[.$P50];[.$S50];[.$V50];[.$Y50];[.$AB50];[.$AE50];[.$AH50];[.$AK50];[.$AN50];[.$AQ50];[.$AT50])" table:style-name="ce1">
            <text:p>78</text:p>
          </table:table-cell>
          <table:table-cell office:value-type="float" office:value="0.03" table:formula="of:=MEDIAN([.$B50];[.$E50];[.$H50];[.$K50];[.$N50];[.$Q50];[.$T50];[.$W50];[.$Z50];[.$AC50];[.$AF50];[.$AI50];[.$AL50];[.$AO50];[.$AR50])" table:style-name="ce1">
            <text:p>0,03</text:p>
          </table:table-cell>
          <table:table-cell office:value-type="float" office:value="868" table:formula="of:=MEDIAN([.$C50];[.$F50];[.$I50];[.$L50];[.$O50];[.$R50];[.$U50];[.$X50];[.$AA50];[.$AD50];[.$AG50];[.$AJ50];[.$AM50];[.$AP50];[.$AS50])" table:style-name="ce1">
            <text:p>868</text:p>
          </table:table-cell>
          <table:table-cell office:value-type="float" office:value="153" table:formula="of:=MEDIAN([.$D50];[.$G50];[.$J50];[.$M50];[.$P50];[.$S50];[.$V50];[.$Y50];[.$AB50];[.$AE50];[.$AH50];[.$AK50];[.$AN50];[.$AQ50];[.$AT50])" table:style-name="ce1">
            <text:p>153</text:p>
          </table:table-cell>
          <table:table-cell office:value-type="float" office:value="7.0000000000000007E-2" table:formula="of:=MAX([.$B50];[.$E50];[.$H50];[.$K50];[.$N50];[.$Q50];[.$T50];[.$W50];[.$Z50];[.$AC50];[.$AF50];[.$AI50];[.$AL50];[.$AO50];[.$AR50])" table:style-name="ce1">
            <text:p>0,07</text:p>
          </table:table-cell>
          <table:table-cell office:value-type="float" office:value="3771" table:formula="of:=MAX([.$C50];[.$F50];[.$I50];[.$L50];[.$O50];[.$R50];[.$U50];[.$X50];[.$AA50];[.$AD50];[.$AG50];[.$AJ50];[.$AM50];[.$AP50];[.$AS50])" table:style-name="ce1">
            <text:p>3771</text:p>
          </table:table-cell>
          <table:table-cell office:value-type="float" office:value="663" table:formula="of:=MAX([.$D50];[.$G50];[.$J50];[.$M50];[.$P50];[.$S50];[.$V50];[.$Y50];[.$AB50];[.$AE50];[.$AH50];[.$AK50];[.$AN50];[.$AQ50];[.$AT50])" table:style-name="ce1">
            <text:p>66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5_a9_h18.lp</text:p>
          </table:table-cell>
          <table:table-cell office:value-type="float" office:value="0.02" table:style-name="ce1">
            <text:p>0,02</text:p>
          </table:table-cell>
          <table:table-cell office:value-type="float" office:value="1353" table:style-name="ce1">
            <text:p>1353</text:p>
          </table:table-cell>
          <table:table-cell office:value-type="float" office:value="225" table:style-name="ce1">
            <text:p>225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33" table:style-name="ce1">
            <text:p>33</text:p>
          </table:table-cell>
          <table:table-cell office:value-type="float" office:value="0.01" table:style-name="ce1">
            <text:p>0,01</text:p>
          </table:table-cell>
          <table:table-cell office:value-type="float" office:value="734" table:style-name="ce1">
            <text:p>734</text:p>
          </table:table-cell>
          <table:table-cell office:value-type="float" office:value="91" table:style-name="ce1">
            <text:p>91</text:p>
          </table:table-cell>
          <table:table-cell office:value-type="float" office:value="0.01" table:style-name="ce1">
            <text:p>0,01</text:p>
          </table:table-cell>
          <table:table-cell office:value-type="float" office:value="207" table:style-name="ce1">
            <text:p>207</text:p>
          </table:table-cell>
          <table:table-cell office:value-type="float" office:value="44" table:style-name="ce1">
            <text:p>44</text:p>
          </table:table-cell>
          <table:table-cell office:value-type="float" office:value="0.01" table:style-name="ce1">
            <text:p>0,01</text:p>
          </table:table-cell>
          <table:table-cell office:value-type="float" office:value="697" table:style-name="ce1">
            <text:p>697</text:p>
          </table:table-cell>
          <table:table-cell office:value-type="float" office:value="140" table:style-name="ce1">
            <text:p>140</text:p>
          </table:table-cell>
          <table:table-cell office:value-type="float" office:value="0.01" table:style-name="ce1">
            <text:p>0,01</text:p>
          </table:table-cell>
          <table:table-cell office:value-type="float" office:value="365" table:style-name="ce1">
            <text:p>365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2">
            <text:p>84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2">
            <text:p>84</text:p>
          </table:table-cell>
          <table:table-cell office:value-type="float" office:value="15" table:style-name="ce2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1236" table:style-name="ce1">
            <text:p>1236</text:p>
          </table:table-cell>
          <table:table-cell office:value-type="float" office:value="324" table:style-name="ce1">
            <text:p>324</text:p>
          </table:table-cell>
          <table:table-cell office:value-type="float" office:value="0.01" table:style-name="ce1">
            <text:p>0,01</text:p>
          </table:table-cell>
          <table:table-cell office:value-type="float" office:value="689" table:style-name="ce1">
            <text:p>689</text:p>
          </table:table-cell>
          <table:table-cell office:value-type="float" office:value="121" table:style-name="ce1">
            <text:p>121</text:p>
          </table:table-cell>
          <table:table-cell office:value-type="float" office:value="0.01" table:style-name="ce1">
            <text:p>0,01</text:p>
          </table:table-cell>
          <table:table-cell office:value-type="float" office:value="619" table:style-name="ce1">
            <text:p>619</text:p>
          </table:table-cell>
          <table:table-cell office:value-type="float" office:value="136" table:style-name="ce1">
            <text:p>136</text:p>
          </table:table-cell>
          <table:table-cell office:value-type="float" office:value="0.03" table:style-name="ce1">
            <text:p>0,03</text:p>
          </table:table-cell>
          <table:table-cell office:value-type="float" office:value="1361" table:style-name="ce1">
            <text:p>1361</text:p>
          </table:table-cell>
          <table:table-cell office:value-type="float" office:value="574" table:style-name="ce3">
            <text:p>574</text:p>
          </table:table-cell>
          <table:table-cell office:value-type="float" office:value="0.04" table:style-name="ce1">
            <text:p>0,04</text:p>
          </table:table-cell>
          <table:table-cell office:value-type="float" office:value="2783" table:style-name="ce3">
            <text:p>2783</text:p>
          </table:table-cell>
          <table:table-cell office:value-type="float" office:value="330" table:style-name="ce1">
            <text:p>330</text:p>
          </table:table-cell>
          <table:table-cell office:value-type="float" office:value="0.04" table:style-name="ce1">
            <text:p>0,04</text:p>
          </table:table-cell>
          <table:table-cell office:value-type="float" office:value="1479" table:style-name="ce1">
            <text:p>1479</text:p>
          </table:table-cell>
          <table:table-cell office:value-type="float" office:value="139" table:style-name="ce1">
            <text:p>139</text:p>
          </table:table-cell>
          <table:table-cell office:value-type="float" office:value="0.01" table:style-name="ce1">
            <text:p>0,01</text:p>
          </table:table-cell>
          <table:table-cell office:value-type="float" office:value="813" table:style-name="ce1">
            <text:p>813</text:p>
          </table:table-cell>
          <table:table-cell office:value-type="float" office:value="176" table:style-name="ce1">
            <text:p>176</text:p>
          </table:table-cell>
          <table:table-cell office:value-type="float" office:value="0" table:formula="of:=MIN([.$B51];[.$E51];[.$H51];[.$K51];[.$N51];[.$Q51];[.$T51];[.$W51];[.$Z51];[.$AC51];[.$AF51];[.$AI51];[.$AL51];[.$AO51];[.$AR51])" table:style-name="ce1">
            <text:p>0</text:p>
          </table:table-cell>
          <table:table-cell office:value-type="float" office:value="84" table:formula="of:=MIN([.$C51];[.$F51];[.$I51];[.$L51];[.$O51];[.$R51];[.$U51];[.$X51];[.$AA51];[.$AD51];[.$AG51];[.$AJ51];[.$AM51];[.$AP51];[.$AS51])" table:style-name="ce1">
            <text:p>84</text:p>
          </table:table-cell>
          <table:table-cell office:value-type="float" office:value="15" table:formula="of:=MIN([.$D51];[.$G51];[.$J51];[.$M51];[.$P51];[.$S51];[.$V51];[.$Y51];[.$AB51];[.$AE51];[.$AH51];[.$AK51];[.$AN51];[.$AQ51];[.$AT51])" table:style-name="ce1">
            <text:p>15</text:p>
          </table:table-cell>
          <table:table-cell office:value-type="float" office:value="0.01" table:formula="of:=MEDIAN([.$B51];[.$E51];[.$H51];[.$K51];[.$N51];[.$Q51];[.$T51];[.$W51];[.$Z51];[.$AC51];[.$AF51];[.$AI51];[.$AL51];[.$AO51];[.$AR51])" table:style-name="ce1">
            <text:p>0,01</text:p>
          </table:table-cell>
          <table:table-cell office:value-type="float" office:value="697" table:formula="of:=MEDIAN([.$C51];[.$F51];[.$I51];[.$L51];[.$O51];[.$R51];[.$U51];[.$X51];[.$AA51];[.$AD51];[.$AG51];[.$AJ51];[.$AM51];[.$AP51];[.$AS51])" table:style-name="ce1">
            <text:p>697</text:p>
          </table:table-cell>
          <table:table-cell office:value-type="float" office:value="136" table:formula="of:=MEDIAN([.$D51];[.$G51];[.$J51];[.$M51];[.$P51];[.$S51];[.$V51];[.$Y51];[.$AB51];[.$AE51];[.$AH51];[.$AK51];[.$AN51];[.$AQ51];[.$AT51])" table:style-name="ce1">
            <text:p>136</text:p>
          </table:table-cell>
          <table:table-cell office:value-type="float" office:value="0.04" table:formula="of:=MAX([.$B51];[.$E51];[.$H51];[.$K51];[.$N51];[.$Q51];[.$T51];[.$W51];[.$Z51];[.$AC51];[.$AF51];[.$AI51];[.$AL51];[.$AO51];[.$AR51])" table:style-name="ce1">
            <text:p>0,04</text:p>
          </table:table-cell>
          <table:table-cell office:value-type="float" office:value="2783" table:formula="of:=MAX([.$C51];[.$F51];[.$I51];[.$L51];[.$O51];[.$R51];[.$U51];[.$X51];[.$AA51];[.$AD51];[.$AG51];[.$AJ51];[.$AM51];[.$AP51];[.$AS51])" table:style-name="ce1">
            <text:p>2783</text:p>
          </table:table-cell>
          <table:table-cell office:value-type="float" office:value="574" table:formula="of:=MAX([.$D51];[.$G51];[.$J51];[.$M51];[.$P51];[.$S51];[.$V51];[.$Y51];[.$AB51];[.$AE51];[.$AH51];[.$AK51];[.$AN51];[.$AQ51];[.$AT51])" table:style-name="ce1">
            <text:p>57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10_h22.lp</text:p>
          </table:table-cell>
          <table:table-cell office:value-type="float" office:value="0.04" table:style-name="ce1">
            <text:p>0,04</text:p>
          </table:table-cell>
          <table:table-cell office:value-type="float" office:value="2651" table:style-name="ce1">
            <text:p>2651</text:p>
          </table:table-cell>
          <table:table-cell office:value-type="float" office:value="154" table:style-name="ce1">
            <text:p>154</text:p>
          </table:table-cell>
          <table:table-cell office:value-type="float" office:value="0.04" table:style-name="ce1">
            <text:p>0,04</text:p>
          </table:table-cell>
          <table:table-cell office:value-type="float" office:value="1460" table:style-name="ce1">
            <text:p>1460</text:p>
          </table:table-cell>
          <table:table-cell office:value-type="float" office:value="145" table:style-name="ce1">
            <text:p>145</text:p>
          </table:table-cell>
          <table:table-cell office:value-type="float" office:value="0.03" table:style-name="ce1">
            <text:p>0,03</text:p>
          </table:table-cell>
          <table:table-cell office:value-type="float" office:value="1709" table:style-name="ce1">
            <text:p>1709</text:p>
          </table:table-cell>
          <table:table-cell office:value-type="float" office:value="252" table:style-name="ce1">
            <text:p>252</text:p>
          </table:table-cell>
          <table:table-cell office:value-type="float" office:value="0.01" table:style-name="ce1">
            <text:p>0,01</text:p>
          </table:table-cell>
          <table:table-cell office:value-type="float" office:value="361" table:style-name="ce1">
            <text:p>361</text:p>
          </table:table-cell>
          <table:table-cell office:value-type="float" office:value="27" table:style-name="ce2">
            <text:p>27</text:p>
          </table:table-cell>
          <table:table-cell office:value-type="float" office:value="0.02" table:style-name="ce1">
            <text:p>0,02</text:p>
          </table:table-cell>
          <table:table-cell office:value-type="float" office:value="800" table:style-name="ce1">
            <text:p>800</text:p>
          </table:table-cell>
          <table:table-cell office:value-type="float" office:value="135" table:style-name="ce1">
            <text:p>135</text:p>
          </table:table-cell>
          <table:table-cell office:value-type="float" office:value="0.01" table:style-name="ce1">
            <text:p>0,01</text:p>
          </table:table-cell>
          <table:table-cell office:value-type="float" office:value="927" table:style-name="ce1">
            <text:p>927</text:p>
          </table:table-cell>
          <table:table-cell office:value-type="float" office:value="72" table:style-name="ce1">
            <text:p>72</text:p>
          </table:table-cell>
          <table:table-cell office:value-type="float" office:value="0.02" table:style-name="ce1">
            <text:p>0,02</text:p>
          </table:table-cell>
          <table:table-cell office:value-type="float" office:value="474" table:style-name="ce1">
            <text:p>474</text:p>
          </table:table-cell>
          <table:table-cell office:value-type="float" office:value="195" table:style-name="ce1">
            <text:p>195</text:p>
          </table:table-cell>
          <table:table-cell office:value-type="float" office:value="0.02" table:style-name="ce1">
            <text:p>0,02</text:p>
          </table:table-cell>
          <table:table-cell office:value-type="float" office:value="470" table:style-name="ce1">
            <text:p>470</text:p>
          </table:table-cell>
          <table:table-cell office:value-type="float" office:value="203" table:style-name="ce1">
            <text:p>203</text:p>
          </table:table-cell>
          <table:table-cell office:value-type="float" office:value="0.02" table:style-name="ce1">
            <text:p>0,02</text:p>
          </table:table-cell>
          <table:table-cell office:value-type="float" office:value="767" table:style-name="ce1">
            <text:p>767</text:p>
          </table:table-cell>
          <table:table-cell office:value-type="float" office:value="123" table:style-name="ce1">
            <text:p>123</text:p>
          </table:table-cell>
          <table:table-cell office:value-type="float" office:value="0.04" table:style-name="ce1">
            <text:p>0,04</text:p>
          </table:table-cell>
          <table:table-cell office:value-type="float" office:value="2411" table:style-name="ce1">
            <text:p>2411</text:p>
          </table:table-cell>
          <table:table-cell office:value-type="float" office:value="197" table:style-name="ce1">
            <text:p>197</text:p>
          </table:table-cell>
          <table:table-cell office:value-type="float" office:value="0.02" table:style-name="ce1">
            <text:p>0,02</text:p>
          </table:table-cell>
          <table:table-cell office:value-type="float" office:value="881" table:style-name="ce1">
            <text:p>881</text:p>
          </table:table-cell>
          <table:table-cell office:value-type="float" office:value="127" table:style-name="ce1">
            <text:p>127</text:p>
          </table:table-cell>
          <table:table-cell office:value-type="float" office:value="0.01" table:style-name="ce1">
            <text:p>0,01</text:p>
          </table:table-cell>
          <table:table-cell office:value-type="float" office:value="350" table:style-name="ce2">
            <text:p>350</text:p>
          </table:table-cell>
          <table:table-cell office:value-type="float" office:value="47" table:style-name="ce1">
            <text:p>47</text:p>
          </table:table-cell>
          <table:table-cell office:value-type="float" office:value="0.04" table:style-name="ce1">
            <text:p>0,04</text:p>
          </table:table-cell>
          <table:table-cell office:value-type="float" office:value="1017" table:style-name="ce1">
            <text:p>1017</text:p>
          </table:table-cell>
          <table:table-cell office:value-type="float" office:value="80" table:style-name="ce1">
            <text:p>80</text:p>
          </table:table-cell>
          <table:table-cell office:value-type="float" office:value="0.38" table:style-name="ce1">
            <text:p>0,38</text:p>
          </table:table-cell>
          <table:table-cell office:value-type="float" office:value="24058" table:style-name="ce3">
            <text:p>24058</text:p>
          </table:table-cell>
          <table:table-cell office:value-type="float" office:value="506" table:style-name="ce3">
            <text:p>506</text:p>
          </table:table-cell>
          <table:table-cell office:value-type="float" office:value="0.02" table:style-name="ce1">
            <text:p>0,02</text:p>
          </table:table-cell>
          <table:table-cell office:value-type="float" office:value="1071" table:style-name="ce1">
            <text:p>1071</text:p>
          </table:table-cell>
          <table:table-cell office:value-type="float" office:value="258" table:style-name="ce1">
            <text:p>258</text:p>
          </table:table-cell>
          <table:table-cell office:value-type="float" office:value="0.01" table:formula="of:=MIN([.$B52];[.$E52];[.$H52];[.$K52];[.$N52];[.$Q52];[.$T52];[.$W52];[.$Z52];[.$AC52];[.$AF52];[.$AI52];[.$AL52];[.$AO52];[.$AR52])" table:style-name="ce1">
            <text:p>0,01</text:p>
          </table:table-cell>
          <table:table-cell office:value-type="float" office:value="350" table:formula="of:=MIN([.$C52];[.$F52];[.$I52];[.$L52];[.$O52];[.$R52];[.$U52];[.$X52];[.$AA52];[.$AD52];[.$AG52];[.$AJ52];[.$AM52];[.$AP52];[.$AS52])" table:style-name="ce1">
            <text:p>350</text:p>
          </table:table-cell>
          <table:table-cell office:value-type="float" office:value="27" table:formula="of:=MIN([.$D52];[.$G52];[.$J52];[.$M52];[.$P52];[.$S52];[.$V52];[.$Y52];[.$AB52];[.$AE52];[.$AH52];[.$AK52];[.$AN52];[.$AQ52];[.$AT52])" table:style-name="ce1">
            <text:p>27</text:p>
          </table:table-cell>
          <table:table-cell office:value-type="float" office:value="0.02" table:formula="of:=MEDIAN([.$B52];[.$E52];[.$H52];[.$K52];[.$N52];[.$Q52];[.$T52];[.$W52];[.$Z52];[.$AC52];[.$AF52];[.$AI52];[.$AL52];[.$AO52];[.$AR52])" table:style-name="ce1">
            <text:p>0,02</text:p>
          </table:table-cell>
          <table:table-cell office:value-type="float" office:value="927" table:formula="of:=MEDIAN([.$C52];[.$F52];[.$I52];[.$L52];[.$O52];[.$R52];[.$U52];[.$X52];[.$AA52];[.$AD52];[.$AG52];[.$AJ52];[.$AM52];[.$AP52];[.$AS52])" table:style-name="ce1">
            <text:p>927</text:p>
          </table:table-cell>
          <table:table-cell office:value-type="float" office:value="145" table:formula="of:=MEDIAN([.$D52];[.$G52];[.$J52];[.$M52];[.$P52];[.$S52];[.$V52];[.$Y52];[.$AB52];[.$AE52];[.$AH52];[.$AK52];[.$AN52];[.$AQ52];[.$AT52])" table:style-name="ce1">
            <text:p>145</text:p>
          </table:table-cell>
          <table:table-cell office:value-type="float" office:value="0.38" table:formula="of:=MAX([.$B52];[.$E52];[.$H52];[.$K52];[.$N52];[.$Q52];[.$T52];[.$W52];[.$Z52];[.$AC52];[.$AF52];[.$AI52];[.$AL52];[.$AO52];[.$AR52])" table:style-name="ce1">
            <text:p>0,38</text:p>
          </table:table-cell>
          <table:table-cell office:value-type="float" office:value="24058" table:formula="of:=MAX([.$C52];[.$F52];[.$I52];[.$L52];[.$O52];[.$R52];[.$U52];[.$X52];[.$AA52];[.$AD52];[.$AG52];[.$AJ52];[.$AM52];[.$AP52];[.$AS52])" table:style-name="ce1">
            <text:p>24058</text:p>
          </table:table-cell>
          <table:table-cell office:value-type="float" office:value="506" table:formula="of:=MAX([.$D52];[.$G52];[.$J52];[.$M52];[.$P52];[.$S52];[.$V52];[.$Y52];[.$AB52];[.$AE52];[.$AH52];[.$AK52];[.$AN52];[.$AQ52];[.$AT52])" table:style-name="ce1">
            <text:p>50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1_h6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53];[.$E53];[.$H53];[.$K53];[.$N53];[.$Q53];[.$T53];[.$W53];[.$Z53];[.$AC53];[.$AF53];[.$AI53];[.$AL53];[.$AO53];[.$AR53])" table:style-name="ce1">
            <text:p>0</text:p>
          </table:table-cell>
          <table:table-cell office:value-type="float" office:value="0" table:formula="of:=MIN([.$C53];[.$F53];[.$I53];[.$L53];[.$O53];[.$R53];[.$U53];[.$X53];[.$AA53];[.$AD53];[.$AG53];[.$AJ53];[.$AM53];[.$AP53];[.$AS53])" table:style-name="ce1">
            <text:p>0</text:p>
          </table:table-cell>
          <table:table-cell office:value-type="float" office:value="0" table:formula="of:=MIN([.$D53];[.$G53];[.$J53];[.$M53];[.$P53];[.$S53];[.$V53];[.$Y53];[.$AB53];[.$AE53];[.$AH53];[.$AK53];[.$AN53];[.$AQ53];[.$AT53])" table:style-name="ce1">
            <text:p>0</text:p>
          </table:table-cell>
          <table:table-cell office:value-type="float" office:value="0" table:formula="of:=MEDIAN([.$B53];[.$E53];[.$H53];[.$K53];[.$N53];[.$Q53];[.$T53];[.$W53];[.$Z53];[.$AC53];[.$AF53];[.$AI53];[.$AL53];[.$AO53];[.$AR53])" table:style-name="ce1">
            <text:p>0</text:p>
          </table:table-cell>
          <table:table-cell office:value-type="float" office:value="0" table:formula="of:=MEDIAN([.$C53];[.$F53];[.$I53];[.$L53];[.$O53];[.$R53];[.$U53];[.$X53];[.$AA53];[.$AD53];[.$AG53];[.$AJ53];[.$AM53];[.$AP53];[.$AS53])" table:style-name="ce1">
            <text:p>0</text:p>
          </table:table-cell>
          <table:table-cell office:value-type="float" office:value="0" table:formula="of:=MEDIAN([.$D53];[.$G53];[.$J53];[.$M53];[.$P53];[.$S53];[.$V53];[.$Y53];[.$AB53];[.$AE53];[.$AH53];[.$AK53];[.$AN53];[.$AQ53];[.$AT53])" table:style-name="ce1">
            <text:p>0</text:p>
          </table:table-cell>
          <table:table-cell office:value-type="float" office:value="0" table:formula="of:=MAX([.$B53];[.$E53];[.$H53];[.$K53];[.$N53];[.$Q53];[.$T53];[.$W53];[.$Z53];[.$AC53];[.$AF53];[.$AI53];[.$AL53];[.$AO53];[.$AR53])" table:style-name="ce1">
            <text:p>0</text:p>
          </table:table-cell>
          <table:table-cell office:value-type="float" office:value="43" table:formula="of:=MAX([.$C53];[.$F53];[.$I53];[.$L53];[.$O53];[.$R53];[.$U53];[.$X53];[.$AA53];[.$AD53];[.$AG53];[.$AJ53];[.$AM53];[.$AP53];[.$AS53])" table:style-name="ce1">
            <text:p>43</text:p>
          </table:table-cell>
          <table:table-cell office:value-type="float" office:value="0" table:formula="of:=MAX([.$D53];[.$G53];[.$J53];[.$M53];[.$P53];[.$S53];[.$V53];[.$Y53];[.$AB53];[.$AE53];[.$AH53];[.$AK53];[.$AN53];[.$AQ53];[.$AT5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2_h8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54];[.$E54];[.$H54];[.$K54];[.$N54];[.$Q54];[.$T54];[.$W54];[.$Z54];[.$AC54];[.$AF54];[.$AI54];[.$AL54];[.$AO54];[.$AR54])" table:style-name="ce1">
            <text:p>0</text:p>
          </table:table-cell>
          <table:table-cell office:value-type="float" office:value="3" table:formula="of:=MIN([.$C54];[.$F54];[.$I54];[.$L54];[.$O54];[.$R54];[.$U54];[.$X54];[.$AA54];[.$AD54];[.$AG54];[.$AJ54];[.$AM54];[.$AP54];[.$AS54])" table:style-name="ce1">
            <text:p>3</text:p>
          </table:table-cell>
          <table:table-cell office:value-type="float" office:value="0" table:formula="of:=MIN([.$D54];[.$G54];[.$J54];[.$M54];[.$P54];[.$S54];[.$V54];[.$Y54];[.$AB54];[.$AE54];[.$AH54];[.$AK54];[.$AN54];[.$AQ54];[.$AT54])" table:style-name="ce1">
            <text:p>0</text:p>
          </table:table-cell>
          <table:table-cell office:value-type="float" office:value="0" table:formula="of:=MEDIAN([.$B54];[.$E54];[.$H54];[.$K54];[.$N54];[.$Q54];[.$T54];[.$W54];[.$Z54];[.$AC54];[.$AF54];[.$AI54];[.$AL54];[.$AO54];[.$AR54])" table:style-name="ce1">
            <text:p>0</text:p>
          </table:table-cell>
          <table:table-cell office:value-type="float" office:value="7" table:formula="of:=MEDIAN([.$C54];[.$F54];[.$I54];[.$L54];[.$O54];[.$R54];[.$U54];[.$X54];[.$AA54];[.$AD54];[.$AG54];[.$AJ54];[.$AM54];[.$AP54];[.$AS54])" table:style-name="ce1">
            <text:p>7</text:p>
          </table:table-cell>
          <table:table-cell office:value-type="float" office:value="0" table:formula="of:=MEDIAN([.$D54];[.$G54];[.$J54];[.$M54];[.$P54];[.$S54];[.$V54];[.$Y54];[.$AB54];[.$AE54];[.$AH54];[.$AK54];[.$AN54];[.$AQ54];[.$AT54])" table:style-name="ce1">
            <text:p>0</text:p>
          </table:table-cell>
          <table:table-cell office:value-type="float" office:value="0" table:formula="of:=MAX([.$B54];[.$E54];[.$H54];[.$K54];[.$N54];[.$Q54];[.$T54];[.$W54];[.$Z54];[.$AC54];[.$AF54];[.$AI54];[.$AL54];[.$AO54];[.$AR54])" table:style-name="ce1">
            <text:p>0</text:p>
          </table:table-cell>
          <table:table-cell office:value-type="float" office:value="42" table:formula="of:=MAX([.$C54];[.$F54];[.$I54];[.$L54];[.$O54];[.$R54];[.$U54];[.$X54];[.$AA54];[.$AD54];[.$AG54];[.$AJ54];[.$AM54];[.$AP54];[.$AS54])" table:style-name="ce1">
            <text:p>42</text:p>
          </table:table-cell>
          <table:table-cell office:value-type="float" office:value="2" table:formula="of:=MAX([.$D54];[.$G54];[.$J54];[.$M54];[.$P54];[.$S54];[.$V54];[.$Y54];[.$AB54];[.$AE54];[.$AH54];[.$AK54];[.$AN54];[.$AQ54];[.$AT54])" table:style-name="ce1">
            <text:p>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3_h9.lp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89" table:style-name="ce3">
            <text:p>1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IN([.$B55];[.$E55];[.$H55];[.$K55];[.$N55];[.$Q55];[.$T55];[.$W55];[.$Z55];[.$AC55];[.$AF55];[.$AI55];[.$AL55];[.$AO55];[.$AR55])" table:style-name="ce1">
            <text:p>0</text:p>
          </table:table-cell>
          <table:table-cell office:value-type="float" office:value="6" table:formula="of:=MIN([.$C55];[.$F55];[.$I55];[.$L55];[.$O55];[.$R55];[.$U55];[.$X55];[.$AA55];[.$AD55];[.$AG55];[.$AJ55];[.$AM55];[.$AP55];[.$AS55])" table:style-name="ce1">
            <text:p>6</text:p>
          </table:table-cell>
          <table:table-cell office:value-type="float" office:value="0" table:formula="of:=MIN([.$D55];[.$G55];[.$J55];[.$M55];[.$P55];[.$S55];[.$V55];[.$Y55];[.$AB55];[.$AE55];[.$AH55];[.$AK55];[.$AN55];[.$AQ55];[.$AT55])" table:style-name="ce1">
            <text:p>0</text:p>
          </table:table-cell>
          <table:table-cell office:value-type="float" office:value="0" table:formula="of:=MEDIAN([.$B55];[.$E55];[.$H55];[.$K55];[.$N55];[.$Q55];[.$T55];[.$W55];[.$Z55];[.$AC55];[.$AF55];[.$AI55];[.$AL55];[.$AO55];[.$AR55])" table:style-name="ce1">
            <text:p>0</text:p>
          </table:table-cell>
          <table:table-cell office:value-type="float" office:value="13" table:formula="of:=MEDIAN([.$C55];[.$F55];[.$I55];[.$L55];[.$O55];[.$R55];[.$U55];[.$X55];[.$AA55];[.$AD55];[.$AG55];[.$AJ55];[.$AM55];[.$AP55];[.$AS55])" table:style-name="ce1">
            <text:p>13</text:p>
          </table:table-cell>
          <table:table-cell office:value-type="float" office:value="1" table:formula="of:=MEDIAN([.$D55];[.$G55];[.$J55];[.$M55];[.$P55];[.$S55];[.$V55];[.$Y55];[.$AB55];[.$AE55];[.$AH55];[.$AK55];[.$AN55];[.$AQ55];[.$AT55])" table:style-name="ce1">
            <text:p>1</text:p>
          </table:table-cell>
          <table:table-cell office:value-type="float" office:value="0.01" table:formula="of:=MAX([.$B55];[.$E55];[.$H55];[.$K55];[.$N55];[.$Q55];[.$T55];[.$W55];[.$Z55];[.$AC55];[.$AF55];[.$AI55];[.$AL55];[.$AO55];[.$AR55])" table:style-name="ce1">
            <text:p>0,01</text:p>
          </table:table-cell>
          <table:table-cell office:value-type="float" office:value="189" table:formula="of:=MAX([.$C55];[.$F55];[.$I55];[.$L55];[.$O55];[.$R55];[.$U55];[.$X55];[.$AA55];[.$AD55];[.$AG55];[.$AJ55];[.$AM55];[.$AP55];[.$AS55])" table:style-name="ce1">
            <text:p>189</text:p>
          </table:table-cell>
          <table:table-cell office:value-type="float" office:value="11" table:formula="of:=MAX([.$D55];[.$G55];[.$J55];[.$M55];[.$P55];[.$S55];[.$V55];[.$Y55];[.$AB55];[.$AE55];[.$AH55];[.$AK55];[.$AN55];[.$AQ55];[.$AT55])" table:style-name="ce1">
            <text:p>1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4_h22.lp</text:p>
          </table:table-cell>
          <table:table-cell office:value-type="float" office:value="0.01" table:style-name="ce1">
            <text:p>0,01</text:p>
          </table:table-cell>
          <table:table-cell office:value-type="float" office:value="673" table:style-name="ce1">
            <text:p>67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8" table:style-name="ce1">
            <text:p>25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36" table:style-name="ce1">
            <text:p>23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11" table:style-name="ce1">
            <text:p>11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58" table:style-name="ce1">
            <text:p>158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2323" table:style-name="ce3">
            <text:p>2323</text:p>
          </table:table-cell>
          <table:table-cell office:value-type="float" office:value="75" table:style-name="ce3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56];[.$E56];[.$H56];[.$K56];[.$N56];[.$Q56];[.$T56];[.$W56];[.$Z56];[.$AC56];[.$AF56];[.$AI56];[.$AL56];[.$AO56];[.$AR56])" table:style-name="ce1">
            <text:p>0</text:p>
          </table:table-cell>
          <table:table-cell office:value-type="float" office:value="46" table:formula="of:=MIN([.$C56];[.$F56];[.$I56];[.$L56];[.$O56];[.$R56];[.$U56];[.$X56];[.$AA56];[.$AD56];[.$AG56];[.$AJ56];[.$AM56];[.$AP56];[.$AS56])" table:style-name="ce1">
            <text:p>46</text:p>
          </table:table-cell>
          <table:table-cell office:value-type="float" office:value="3" table:formula="of:=MIN([.$D56];[.$G56];[.$J56];[.$M56];[.$P56];[.$S56];[.$V56];[.$Y56];[.$AB56];[.$AE56];[.$AH56];[.$AK56];[.$AN56];[.$AQ56];[.$AT56])" table:style-name="ce1">
            <text:p>3</text:p>
          </table:table-cell>
          <table:table-cell office:value-type="float" office:value="0" table:formula="of:=MEDIAN([.$B56];[.$E56];[.$H56];[.$K56];[.$N56];[.$Q56];[.$T56];[.$W56];[.$Z56];[.$AC56];[.$AF56];[.$AI56];[.$AL56];[.$AO56];[.$AR56])" table:style-name="ce1">
            <text:p>0</text:p>
          </table:table-cell>
          <table:table-cell office:value-type="float" office:value="91" table:formula="of:=MEDIAN([.$C56];[.$F56];[.$I56];[.$L56];[.$O56];[.$R56];[.$U56];[.$X56];[.$AA56];[.$AD56];[.$AG56];[.$AJ56];[.$AM56];[.$AP56];[.$AS56])" table:style-name="ce1">
            <text:p>91</text:p>
          </table:table-cell>
          <table:table-cell office:value-type="float" office:value="5" table:formula="of:=MEDIAN([.$D56];[.$G56];[.$J56];[.$M56];[.$P56];[.$S56];[.$V56];[.$Y56];[.$AB56];[.$AE56];[.$AH56];[.$AK56];[.$AN56];[.$AQ56];[.$AT56])" table:style-name="ce1">
            <text:p>5</text:p>
          </table:table-cell>
          <table:table-cell office:value-type="float" office:value="0.04" table:formula="of:=MAX([.$B56];[.$E56];[.$H56];[.$K56];[.$N56];[.$Q56];[.$T56];[.$W56];[.$Z56];[.$AC56];[.$AF56];[.$AI56];[.$AL56];[.$AO56];[.$AR56])" table:style-name="ce1">
            <text:p>0,04</text:p>
          </table:table-cell>
          <table:table-cell office:value-type="float" office:value="2323" table:formula="of:=MAX([.$C56];[.$F56];[.$I56];[.$L56];[.$O56];[.$R56];[.$U56];[.$X56];[.$AA56];[.$AD56];[.$AG56];[.$AJ56];[.$AM56];[.$AP56];[.$AS56])" table:style-name="ce1">
            <text:p>2323</text:p>
          </table:table-cell>
          <table:table-cell office:value-type="float" office:value="75" table:formula="of:=MAX([.$D56];[.$G56];[.$J56];[.$M56];[.$P56];[.$S56];[.$V56];[.$Y56];[.$AB56];[.$AE56];[.$AH56];[.$AK56];[.$AN56];[.$AQ56];[.$AT56])" table:style-name="ce1">
            <text:p>7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5_h21.lp</text:p>
          </table:table-cell>
          <table:table-cell office:value-type="float" office:value="0.01" table:style-name="ce1">
            <text:p>0,01</text:p>
          </table:table-cell>
          <table:table-cell office:value-type="float" office:value="529" table:style-name="ce1">
            <text:p>529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3" table:style-name="ce1">
            <text:p>383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189" table:style-name="ce1">
            <text:p>18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54" table:style-name="ce1">
            <text:p>25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0.11" table:style-name="ce1">
            <text:p>0,11</text:p>
          </table:table-cell>
          <table:table-cell office:value-type="float" office:value="9906" table:style-name="ce3">
            <text:p>9906</text:p>
          </table:table-cell>
          <table:table-cell office:value-type="float" office:value="442" table:style-name="ce3">
            <text:p>442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57];[.$E57];[.$H57];[.$K57];[.$N57];[.$Q57];[.$T57];[.$W57];[.$Z57];[.$AC57];[.$AF57];[.$AI57];[.$AL57];[.$AO57];[.$AR57])" table:style-name="ce1">
            <text:p>0</text:p>
          </table:table-cell>
          <table:table-cell office:value-type="float" office:value="57" table:formula="of:=MIN([.$C57];[.$F57];[.$I57];[.$L57];[.$O57];[.$R57];[.$U57];[.$X57];[.$AA57];[.$AD57];[.$AG57];[.$AJ57];[.$AM57];[.$AP57];[.$AS57])" table:style-name="ce1">
            <text:p>57</text:p>
          </table:table-cell>
          <table:table-cell office:value-type="float" office:value="0" table:formula="of:=MIN([.$D57];[.$G57];[.$J57];[.$M57];[.$P57];[.$S57];[.$V57];[.$Y57];[.$AB57];[.$AE57];[.$AH57];[.$AK57];[.$AN57];[.$AQ57];[.$AT57])" table:style-name="ce1">
            <text:p>0</text:p>
          </table:table-cell>
          <table:table-cell office:value-type="float" office:value="0" table:formula="of:=MEDIAN([.$B57];[.$E57];[.$H57];[.$K57];[.$N57];[.$Q57];[.$T57];[.$W57];[.$Z57];[.$AC57];[.$AF57];[.$AI57];[.$AL57];[.$AO57];[.$AR57])" table:style-name="ce1">
            <text:p>0</text:p>
          </table:table-cell>
          <table:table-cell office:value-type="float" office:value="176" table:formula="of:=MEDIAN([.$C57];[.$F57];[.$I57];[.$L57];[.$O57];[.$R57];[.$U57];[.$X57];[.$AA57];[.$AD57];[.$AG57];[.$AJ57];[.$AM57];[.$AP57];[.$AS57])" table:style-name="ce1">
            <text:p>176</text:p>
          </table:table-cell>
          <table:table-cell office:value-type="float" office:value="1" table:formula="of:=MEDIAN([.$D57];[.$G57];[.$J57];[.$M57];[.$P57];[.$S57];[.$V57];[.$Y57];[.$AB57];[.$AE57];[.$AH57];[.$AK57];[.$AN57];[.$AQ57];[.$AT57])" table:style-name="ce1">
            <text:p>1</text:p>
          </table:table-cell>
          <table:table-cell office:value-type="float" office:value="0.11" table:formula="of:=MAX([.$B57];[.$E57];[.$H57];[.$K57];[.$N57];[.$Q57];[.$T57];[.$W57];[.$Z57];[.$AC57];[.$AF57];[.$AI57];[.$AL57];[.$AO57];[.$AR57])" table:style-name="ce1">
            <text:p>0,11</text:p>
          </table:table-cell>
          <table:table-cell office:value-type="float" office:value="9906" table:formula="of:=MAX([.$C57];[.$F57];[.$I57];[.$L57];[.$O57];[.$R57];[.$U57];[.$X57];[.$AA57];[.$AD57];[.$AG57];[.$AJ57];[.$AM57];[.$AP57];[.$AS57])" table:style-name="ce1">
            <text:p>9906</text:p>
          </table:table-cell>
          <table:table-cell office:value-type="float" office:value="442" table:formula="of:=MAX([.$D57];[.$G57];[.$J57];[.$M57];[.$P57];[.$S57];[.$V57];[.$Y57];[.$AB57];[.$AE57];[.$AH57];[.$AK57];[.$AN57];[.$AQ57];[.$AT57])" table:style-name="ce1">
            <text:p>44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6_h27.lp</text:p>
          </table:table-cell>
          <table:table-cell office:value-type="float" office:value="0.02" table:style-name="ce1">
            <text:p>0,02</text:p>
          </table:table-cell>
          <table:table-cell office:value-type="float" office:value="1059" table:style-name="ce1">
            <text:p>1059</text:p>
          </table:table-cell>
          <table:table-cell office:value-type="float" office:value="46" table:style-name="ce1">
            <text:p>46</text:p>
          </table:table-cell>
          <table:table-cell office:value-type="float" office:value="0.01" table:style-name="ce1">
            <text:p>0,01</text:p>
          </table:table-cell>
          <table:table-cell office:value-type="float" office:value="504" table:style-name="ce1">
            <text:p>504</text:p>
          </table:table-cell>
          <table:table-cell office:value-type="float" office:value="26" table:style-name="ce1">
            <text:p>26</text:p>
          </table:table-cell>
          <table:table-cell office:value-type="float" office:value="0.01" table:style-name="ce1">
            <text:p>0,01</text:p>
          </table:table-cell>
          <table:table-cell office:value-type="float" office:value="885" table:style-name="ce1">
            <text:p>885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328" table:style-name="ce1">
            <text:p>328</text:p>
          </table:table-cell>
          <table:table-cell office:value-type="float" office:value="58" table:style-name="ce1">
            <text:p>58</text:p>
          </table:table-cell>
          <table:table-cell office:value-type="float" office:value="0.01" table:style-name="ce1">
            <text:p>0,01</text:p>
          </table:table-cell>
          <table:table-cell office:value-type="float" office:value="189" table:style-name="ce1">
            <text:p>189</text:p>
          </table:table-cell>
          <table:table-cell office:value-type="float" office:value="22" table:style-name="ce1">
            <text:p>22</text:p>
          </table:table-cell>
          <table:table-cell office:value-type="float" office:value="0.02" table:style-name="ce1">
            <text:p>0,02</text:p>
          </table:table-cell>
          <table:table-cell office:value-type="float" office:value="1436" table:style-name="ce1">
            <text:p>1436</text:p>
          </table:table-cell>
          <table:table-cell office:value-type="float" office:value="84" table:style-name="ce1">
            <text:p>84</text:p>
          </table:table-cell>
          <table:table-cell office:value-type="float" office:value="0.03" table:style-name="ce1">
            <text:p>0,03</text:p>
          </table:table-cell>
          <table:table-cell office:value-type="float" office:value="457" table:style-name="ce1">
            <text:p>457</text:p>
          </table:table-cell>
          <table:table-cell office:value-type="float" office:value="75" table:style-name="ce1">
            <text:p>75</text:p>
          </table:table-cell>
          <table:table-cell office:value-type="float" office:value="0.02" table:style-name="ce1">
            <text:p>0,02</text:p>
          </table:table-cell>
          <table:table-cell office:value-type="float" office:value="330" table:style-name="ce1">
            <text:p>330</text:p>
          </table:table-cell>
          <table:table-cell office:value-type="float" office:value="35" table:style-name="ce1">
            <text:p>35</text:p>
          </table:table-cell>
          <table:table-cell office:value-type="float" office:value="0.01" table:style-name="ce1">
            <text:p>0,01</text:p>
          </table:table-cell>
          <table:table-cell office:value-type="float" office:value="197" table:style-name="ce1">
            <text:p>197</text:p>
          </table:table-cell>
          <table:table-cell office:value-type="float" office:value="22" table:style-name="ce1">
            <text:p>22</text:p>
          </table:table-cell>
          <table:table-cell office:value-type="float" office:value="0.01" table:style-name="ce1">
            <text:p>0,01</text:p>
          </table:table-cell>
          <table:table-cell office:value-type="float" office:value="151" table:style-name="ce2">
            <text:p>151</text:p>
          </table:table-cell>
          <table:table-cell office:value-type="float" office:value="19" table:style-name="ce1">
            <text:p>19</text:p>
          </table:table-cell>
          <table:table-cell office:value-type="float" office:value="0.01" table:style-name="ce1">
            <text:p>0,01</text:p>
          </table:table-cell>
          <table:table-cell office:value-type="float" office:value="165" table:style-name="ce1">
            <text:p>165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1221" table:style-name="ce1">
            <text:p>1221</text:p>
          </table:table-cell>
          <table:table-cell office:value-type="float" office:value="67" table:style-name="ce1">
            <text:p>67</text:p>
          </table:table-cell>
          <table:table-cell office:value-type="float" office:value="0.02" table:style-name="ce1">
            <text:p>0,02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2">
            <text:p>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5961" table:style-name="ce3">
            <text:p>5961</text:p>
          </table:table-cell>
          <table:table-cell office:value-type="float" office:value="420" table:style-name="ce3">
            <text:p>420</text:p>
          </table:table-cell>
          <table:table-cell office:value-type="float" office:value="0.01" table:style-name="ce1">
            <text:p>0,01</text:p>
          </table:table-cell>
          <table:table-cell office:value-type="float" office:value="189" table:style-name="ce1">
            <text:p>189</text:p>
          </table:table-cell>
          <table:table-cell office:value-type="float" office:value="22" table:style-name="ce1">
            <text:p>22</text:p>
          </table:table-cell>
          <table:table-cell office:value-type="float" office:value="0.01" table:formula="of:=MIN([.$B58];[.$E58];[.$H58];[.$K58];[.$N58];[.$Q58];[.$T58];[.$W58];[.$Z58];[.$AC58];[.$AF58];[.$AI58];[.$AL58];[.$AO58];[.$AR58])" table:style-name="ce1">
            <text:p>0,01</text:p>
          </table:table-cell>
          <table:table-cell office:value-type="float" office:value="151" table:formula="of:=MIN([.$C58];[.$F58];[.$I58];[.$L58];[.$O58];[.$R58];[.$U58];[.$X58];[.$AA58];[.$AD58];[.$AG58];[.$AJ58];[.$AM58];[.$AP58];[.$AS58])" table:style-name="ce1">
            <text:p>151</text:p>
          </table:table-cell>
          <table:table-cell office:value-type="float" office:value="8" table:formula="of:=MIN([.$D58];[.$G58];[.$J58];[.$M58];[.$P58];[.$S58];[.$V58];[.$Y58];[.$AB58];[.$AE58];[.$AH58];[.$AK58];[.$AN58];[.$AQ58];[.$AT58])" table:style-name="ce1">
            <text:p>8</text:p>
          </table:table-cell>
          <table:table-cell office:value-type="float" office:value="0.02" table:formula="of:=MEDIAN([.$B58];[.$E58];[.$H58];[.$K58];[.$N58];[.$Q58];[.$T58];[.$W58];[.$Z58];[.$AC58];[.$AF58];[.$AI58];[.$AL58];[.$AO58];[.$AR58])" table:style-name="ce1">
            <text:p>0,02</text:p>
          </table:table-cell>
          <table:table-cell office:value-type="float" office:value="330" table:formula="of:=MEDIAN([.$C58];[.$F58];[.$I58];[.$L58];[.$O58];[.$R58];[.$U58];[.$X58];[.$AA58];[.$AD58];[.$AG58];[.$AJ58];[.$AM58];[.$AP58];[.$AS58])" table:style-name="ce1">
            <text:p>330</text:p>
          </table:table-cell>
          <table:table-cell office:value-type="float" office:value="26" table:formula="of:=MEDIAN([.$D58];[.$G58];[.$J58];[.$M58];[.$P58];[.$S58];[.$V58];[.$Y58];[.$AB58];[.$AE58];[.$AH58];[.$AK58];[.$AN58];[.$AQ58];[.$AT58])" table:style-name="ce1">
            <text:p>26</text:p>
          </table:table-cell>
          <table:table-cell office:value-type="float" office:value="0.14000000000000001" table:formula="of:=MAX([.$B58];[.$E58];[.$H58];[.$K58];[.$N58];[.$Q58];[.$T58];[.$W58];[.$Z58];[.$AC58];[.$AF58];[.$AI58];[.$AL58];[.$AO58];[.$AR58])" table:style-name="ce1">
            <text:p>0,14</text:p>
          </table:table-cell>
          <table:table-cell office:value-type="float" office:value="5961" table:formula="of:=MAX([.$C58];[.$F58];[.$I58];[.$L58];[.$O58];[.$R58];[.$U58];[.$X58];[.$AA58];[.$AD58];[.$AG58];[.$AJ58];[.$AM58];[.$AP58];[.$AS58])" table:style-name="ce1">
            <text:p>5961</text:p>
          </table:table-cell>
          <table:table-cell office:value-type="float" office:value="420" table:formula="of:=MAX([.$D58];[.$G58];[.$J58];[.$M58];[.$P58];[.$S58];[.$V58];[.$Y58];[.$AB58];[.$AE58];[.$AH58];[.$AK58];[.$AN58];[.$AQ58];[.$AT58])" table:style-name="ce1">
            <text:p>42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7_h22.lp</text:p>
          </table:table-cell>
          <table:table-cell office:value-type="float" office:value="0.02" table:style-name="ce1">
            <text:p>0,02</text:p>
          </table:table-cell>
          <table:table-cell office:value-type="float" office:value="1185" table:style-name="ce1">
            <text:p>1185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2">
            <text:p>159</text:p>
          </table:table-cell>
          <table:table-cell office:value-type="float" office:value="2" table:style-name="ce2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830" table:style-name="ce1">
            <text:p>830</text:p>
          </table:table-cell>
          <table:table-cell office:value-type="float" office:value="202" table:style-name="ce1">
            <text:p>202</text:p>
          </table:table-cell>
          <table:table-cell office:value-type="float" office:value="0.01" table:style-name="ce1">
            <text:p>0,01</text:p>
          </table:table-cell>
          <table:table-cell office:value-type="float" office:value="439" table:style-name="ce1">
            <text:p>439</text:p>
          </table:table-cell>
          <table:table-cell office:value-type="float" office:value="127" table:style-name="ce1">
            <text:p>127</text:p>
          </table:table-cell>
          <table:table-cell office:value-type="float" office:value="0.02" table:style-name="ce1">
            <text:p>0,02</text:p>
          </table:table-cell>
          <table:table-cell office:value-type="float" office:value="610" table:style-name="ce1">
            <text:p>610</text:p>
          </table:table-cell>
          <table:table-cell office:value-type="float" office:value="235" table:style-name="ce1">
            <text:p>235</text:p>
          </table:table-cell>
          <table:table-cell office:value-type="float" office:value="0.01" table:style-name="ce1">
            <text:p>0,01</text:p>
          </table:table-cell>
          <table:table-cell office:value-type="float" office:value="781" table:style-name="ce1">
            <text:p>781</text:p>
          </table:table-cell>
          <table:table-cell office:value-type="float" office:value="153" table:style-name="ce1">
            <text:p>153</text:p>
          </table:table-cell>
          <table:table-cell office:value-type="float" office:value="0.02" table:style-name="ce1">
            <text:p>0,02</text:p>
          </table:table-cell>
          <table:table-cell office:value-type="float" office:value="526" table:style-name="ce1">
            <text:p>526</text:p>
          </table:table-cell>
          <table:table-cell office:value-type="float" office:value="306" table:style-name="ce1">
            <text:p>306</text:p>
          </table:table-cell>
          <table:table-cell office:value-type="float" office:value="0.01" table:style-name="ce1">
            <text:p>0,01</text:p>
          </table:table-cell>
          <table:table-cell office:value-type="float" office:value="370" table:style-name="ce1">
            <text:p>370</text:p>
          </table:table-cell>
          <table:table-cell office:value-type="float" office:value="148" table:style-name="ce1">
            <text:p>148</text:p>
          </table:table-cell>
          <table:table-cell office:value-type="float" office:value="0.01" table:style-name="ce1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104" table:style-name="ce1">
            <text:p>104</text:p>
          </table:table-cell>
          <table:table-cell office:value-type="float" office:value="0.01" table:style-name="ce1">
            <text:p>0,01</text:p>
          </table:table-cell>
          <table:table-cell office:value-type="float" office:value="569" table:style-name="ce1">
            <text:p>569</text:p>
          </table:table-cell>
          <table:table-cell office:value-type="float" office:value="115" table:style-name="ce1">
            <text:p>115</text:p>
          </table:table-cell>
          <table:table-cell office:value-type="float" office:value="0.02" table:style-name="ce1">
            <text:p>0,02</text:p>
          </table:table-cell>
          <table:table-cell office:value-type="float" office:value="773" table:style-name="ce1">
            <text:p>773</text:p>
          </table:table-cell>
          <table:table-cell office:value-type="float" office:value="297" table:style-name="ce1">
            <text:p>297</text:p>
          </table:table-cell>
          <table:table-cell office:value-type="float" office:value="0.02" table:style-name="ce1">
            <text:p>0,02</text:p>
          </table:table-cell>
          <table:table-cell office:value-type="float" office:value="531" table:style-name="ce1">
            <text:p>531</text:p>
          </table:table-cell>
          <table:table-cell office:value-type="float" office:value="188" table:style-name="ce1">
            <text:p>188</text:p>
          </table:table-cell>
          <table:table-cell office:value-type="float" office:value="0.04" table:style-name="ce1">
            <text:p>0,04</text:p>
          </table:table-cell>
          <table:table-cell office:value-type="float" office:value="726" table:style-name="ce1">
            <text:p>726</text:p>
          </table:table-cell>
          <table:table-cell office:value-type="float" office:value="180" table:style-name="ce1">
            <text:p>180</text:p>
          </table:table-cell>
          <table:table-cell office:value-type="float" office:value="0.88" table:style-name="ce1">
            <text:p>0,88</text:p>
          </table:table-cell>
          <table:table-cell office:value-type="float" office:value="27204" table:style-name="ce3">
            <text:p>27204</text:p>
          </table:table-cell>
          <table:table-cell office:value-type="float" office:value="4841" table:style-name="ce3">
            <text:p>4841</text:p>
          </table:table-cell>
          <table:table-cell office:value-type="float" office:value="0.03" table:style-name="ce1">
            <text:p>0,03</text:p>
          </table:table-cell>
          <table:table-cell office:value-type="float" office:value="655" table:style-name="ce1">
            <text:p>655</text:p>
          </table:table-cell>
          <table:table-cell office:value-type="float" office:value="277" table:style-name="ce1">
            <text:p>277</text:p>
          </table:table-cell>
          <table:table-cell office:value-type="float" office:value="0" table:formula="of:=MIN([.$B59];[.$E59];[.$H59];[.$K59];[.$N59];[.$Q59];[.$T59];[.$W59];[.$Z59];[.$AC59];[.$AF59];[.$AI59];[.$AL59];[.$AO59];[.$AR59])" table:style-name="ce1">
            <text:p>0</text:p>
          </table:table-cell>
          <table:table-cell office:value-type="float" office:value="159" table:formula="of:=MIN([.$C59];[.$F59];[.$I59];[.$L59];[.$O59];[.$R59];[.$U59];[.$X59];[.$AA59];[.$AD59];[.$AG59];[.$AJ59];[.$AM59];[.$AP59];[.$AS59])" table:style-name="ce1">
            <text:p>159</text:p>
          </table:table-cell>
          <table:table-cell office:value-type="float" office:value="2" table:formula="of:=MIN([.$D59];[.$G59];[.$J59];[.$M59];[.$P59];[.$S59];[.$V59];[.$Y59];[.$AB59];[.$AE59];[.$AH59];[.$AK59];[.$AN59];[.$AQ59];[.$AT59])" table:style-name="ce1">
            <text:p>2</text:p>
          </table:table-cell>
          <table:table-cell office:value-type="float" office:value="0.02" table:formula="of:=MEDIAN([.$B59];[.$E59];[.$H59];[.$K59];[.$N59];[.$Q59];[.$T59];[.$W59];[.$Z59];[.$AC59];[.$AF59];[.$AI59];[.$AL59];[.$AO59];[.$AR59])" table:style-name="ce1">
            <text:p>0,02</text:p>
          </table:table-cell>
          <table:table-cell office:value-type="float" office:value="610" table:formula="of:=MEDIAN([.$C59];[.$F59];[.$I59];[.$L59];[.$O59];[.$R59];[.$U59];[.$X59];[.$AA59];[.$AD59];[.$AG59];[.$AJ59];[.$AM59];[.$AP59];[.$AS59])" table:style-name="ce1">
            <text:p>610</text:p>
          </table:table-cell>
          <table:table-cell office:value-type="float" office:value="188" table:formula="of:=MEDIAN([.$D59];[.$G59];[.$J59];[.$M59];[.$P59];[.$S59];[.$V59];[.$Y59];[.$AB59];[.$AE59];[.$AH59];[.$AK59];[.$AN59];[.$AQ59];[.$AT59])" table:style-name="ce1">
            <text:p>188</text:p>
          </table:table-cell>
          <table:table-cell office:value-type="float" office:value="0.88" table:formula="of:=MAX([.$B59];[.$E59];[.$H59];[.$K59];[.$N59];[.$Q59];[.$T59];[.$W59];[.$Z59];[.$AC59];[.$AF59];[.$AI59];[.$AL59];[.$AO59];[.$AR59])" table:style-name="ce1">
            <text:p>0,88</text:p>
          </table:table-cell>
          <table:table-cell office:value-type="float" office:value="27204" table:formula="of:=MAX([.$C59];[.$F59];[.$I59];[.$L59];[.$O59];[.$R59];[.$U59];[.$X59];[.$AA59];[.$AD59];[.$AG59];[.$AJ59];[.$AM59];[.$AP59];[.$AS59])" table:style-name="ce1">
            <text:p>27204</text:p>
          </table:table-cell>
          <table:table-cell office:value-type="float" office:value="4841" table:formula="of:=MAX([.$D59];[.$G59];[.$J59];[.$M59];[.$P59];[.$S59];[.$V59];[.$Y59];[.$AB59];[.$AE59];[.$AH59];[.$AK59];[.$AN59];[.$AQ59];[.$AT59])" table:style-name="ce1">
            <text:p>484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8_h26.lp</text:p>
          </table:table-cell>
          <table:table-cell office:value-type="float" office:value="0.08" table:style-name="ce1">
            <text:p>0,08</text:p>
          </table:table-cell>
          <table:table-cell office:value-type="float" office:value="3222" table:style-name="ce1">
            <text:p>3222</text:p>
          </table:table-cell>
          <table:table-cell office:value-type="float" office:value="409" table:style-name="ce1">
            <text:p>409</text:p>
          </table:table-cell>
          <table:table-cell office:value-type="float" office:value="0.09" table:style-name="ce1">
            <text:p>0,09</text:p>
          </table:table-cell>
          <table:table-cell office:value-type="float" office:value="2354" table:style-name="ce1">
            <text:p>2354</text:p>
          </table:table-cell>
          <table:table-cell office:value-type="float" office:value="433" table:style-name="ce1">
            <text:p>433</text:p>
          </table:table-cell>
          <table:table-cell office:value-type="float" office:value="0.05" table:style-name="ce1">
            <text:p>0,05</text:p>
          </table:table-cell>
          <table:table-cell office:value-type="float" office:value="1607" table:style-name="ce1">
            <text:p>1607</text:p>
          </table:table-cell>
          <table:table-cell office:value-type="float" office:value="188" table:style-name="ce1">
            <text:p>188</text:p>
          </table:table-cell>
          <table:table-cell office:value-type="float" office:value="0.02" table:style-name="ce1">
            <text:p>0,02</text:p>
          </table:table-cell>
          <table:table-cell office:value-type="float" office:value="328" table:style-name="ce1">
            <text:p>328</text:p>
          </table:table-cell>
          <table:table-cell office:value-type="float" office:value="34" table:style-name="ce2">
            <text:p>34</text:p>
          </table:table-cell>
          <table:table-cell office:value-type="float" office:value="0.01" table:style-name="ce2">
            <text:p>0,01</text:p>
          </table:table-cell>
          <table:table-cell office:value-type="float" office:value="315" table:style-name="ce2">
            <text:p>315</text:p>
          </table:table-cell>
          <table:table-cell office:value-type="float" office:value="47" table:style-name="ce1">
            <text:p>47</text:p>
          </table:table-cell>
          <table:table-cell office:value-type="float" office:value="0.02" table:style-name="ce1">
            <text:p>0,02</text:p>
          </table:table-cell>
          <table:table-cell office:value-type="float" office:value="882" table:style-name="ce1">
            <text:p>882</text:p>
          </table:table-cell>
          <table:table-cell office:value-type="float" office:value="64" table:style-name="ce1">
            <text:p>64</text:p>
          </table:table-cell>
          <table:table-cell office:value-type="float" office:value="0.02" table:style-name="ce1">
            <text:p>0,02</text:p>
          </table:table-cell>
          <table:table-cell office:value-type="float" office:value="346" table:style-name="ce1">
            <text:p>346</text:p>
          </table:table-cell>
          <table:table-cell office:value-type="float" office:value="69" table:style-name="ce1">
            <text:p>69</text:p>
          </table:table-cell>
          <table:table-cell office:value-type="float" office:value="0.02" table:style-name="ce1">
            <text:p>0,02</text:p>
          </table:table-cell>
          <table:table-cell office:value-type="float" office:value="345" table:style-name="ce1">
            <text:p>345</text:p>
          </table:table-cell>
          <table:table-cell office:value-type="float" office:value="56" table:style-name="ce1">
            <text:p>5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748" table:style-name="ce1">
            <text:p>1748</text:p>
          </table:table-cell>
          <table:table-cell office:value-type="float" office:value="375" table:style-name="ce1">
            <text:p>375</text:p>
          </table:table-cell>
          <table:table-cell office:value-type="float" office:value="0.03" table:style-name="ce1">
            <text:p>0,03</text:p>
          </table:table-cell>
          <table:table-cell office:value-type="float" office:value="973" table:style-name="ce1">
            <text:p>973</text:p>
          </table:table-cell>
          <table:table-cell office:value-type="float" office:value="122" table:style-name="ce1">
            <text:p>122</text:p>
          </table:table-cell>
          <table:table-cell office:value-type="float" office:value="0.04" table:style-name="ce1">
            <text:p>0,04</text:p>
          </table:table-cell>
          <table:table-cell office:value-type="float" office:value="1489" table:style-name="ce1">
            <text:p>1489</text:p>
          </table:table-cell>
          <table:table-cell office:value-type="float" office:value="203" table:style-name="ce1">
            <text:p>203</text:p>
          </table:table-cell>
          <table:table-cell office:value-type="float" office:value="4.46" table:style-name="ce3">
            <text:p>4,46</text:p>
          </table:table-cell>
          <table:table-cell office:value-type="float" office:value="152123" table:style-name="ce3">
            <text:p>152123</text:p>
          </table:table-cell>
          <table:table-cell office:value-type="float" office:value="19009" table:style-name="ce3">
            <text:p>19009</text:p>
          </table:table-cell>
          <table:table-cell office:value-type="float" office:value="0.1" table:style-name="ce1">
            <text:p>0,1</text:p>
          </table:table-cell>
          <table:table-cell office:value-type="float" office:value="2531" table:style-name="ce1">
            <text:p>2531</text:p>
          </table:table-cell>
          <table:table-cell office:value-type="float" office:value="279" table:style-name="ce1">
            <text:p>279</text:p>
          </table:table-cell>
          <table:table-cell office:value-type="float" office:value="0.17" table:style-name="ce1">
            <text:p>0,17</text:p>
          </table:table-cell>
          <table:table-cell office:value-type="float" office:value="4526" table:style-name="ce1">
            <text:p>4526</text:p>
          </table:table-cell>
          <table:table-cell office:value-type="float" office:value="110" table:style-name="ce1">
            <text:p>110</text:p>
          </table:table-cell>
          <table:table-cell office:value-type="float" office:value="0.02" table:style-name="ce1">
            <text:p>0,02</text:p>
          </table:table-cell>
          <table:table-cell office:value-type="float" office:value="336" table:style-name="ce1">
            <text:p>336</text:p>
          </table:table-cell>
          <table:table-cell office:value-type="float" office:value="48" table:style-name="ce1">
            <text:p>48</text:p>
          </table:table-cell>
          <table:table-cell office:value-type="float" office:value="0.01" table:formula="of:=MIN([.$B60];[.$E60];[.$H60];[.$K60];[.$N60];[.$Q60];[.$T60];[.$W60];[.$Z60];[.$AC60];[.$AF60];[.$AI60];[.$AL60];[.$AO60];[.$AR60])" table:style-name="ce1">
            <text:p>0,01</text:p>
          </table:table-cell>
          <table:table-cell office:value-type="float" office:value="315" table:formula="of:=MIN([.$C60];[.$F60];[.$I60];[.$L60];[.$O60];[.$R60];[.$U60];[.$X60];[.$AA60];[.$AD60];[.$AG60];[.$AJ60];[.$AM60];[.$AP60];[.$AS60])" table:style-name="ce1">
            <text:p>315</text:p>
          </table:table-cell>
          <table:table-cell office:value-type="float" office:value="34" table:formula="of:=MIN([.$D60];[.$G60];[.$J60];[.$M60];[.$P60];[.$S60];[.$V60];[.$Y60];[.$AB60];[.$AE60];[.$AH60];[.$AK60];[.$AN60];[.$AQ60];[.$AT60])" table:style-name="ce1">
            <text:p>34</text:p>
          </table:table-cell>
          <table:table-cell office:value-type="float" office:value="0.04" table:formula="of:=MEDIAN([.$B60];[.$E60];[.$H60];[.$K60];[.$N60];[.$Q60];[.$T60];[.$W60];[.$Z60];[.$AC60];[.$AF60];[.$AI60];[.$AL60];[.$AO60];[.$AR60])" table:style-name="ce1">
            <text:p>0,04</text:p>
          </table:table-cell>
          <table:table-cell office:value-type="float" office:value="1489" table:formula="of:=MEDIAN([.$C60];[.$F60];[.$I60];[.$L60];[.$O60];[.$R60];[.$U60];[.$X60];[.$AA60];[.$AD60];[.$AG60];[.$AJ60];[.$AM60];[.$AP60];[.$AS60])" table:style-name="ce1">
            <text:p>1489</text:p>
          </table:table-cell>
          <table:table-cell office:value-type="float" office:value="122" table:formula="of:=MEDIAN([.$D60];[.$G60];[.$J60];[.$M60];[.$P60];[.$S60];[.$V60];[.$Y60];[.$AB60];[.$AE60];[.$AH60];[.$AK60];[.$AN60];[.$AQ60];[.$AT60])" table:style-name="ce1">
            <text:p>122</text:p>
          </table:table-cell>
          <table:table-cell office:value-type="float" office:value="4.46" table:formula="of:=MAX([.$B60];[.$E60];[.$H60];[.$K60];[.$N60];[.$Q60];[.$T60];[.$W60];[.$Z60];[.$AC60];[.$AF60];[.$AI60];[.$AL60];[.$AO60];[.$AR60])" table:style-name="ce1">
            <text:p>4,46</text:p>
          </table:table-cell>
          <table:table-cell office:value-type="float" office:value="152123" table:formula="of:=MAX([.$C60];[.$F60];[.$I60];[.$L60];[.$O60];[.$R60];[.$U60];[.$X60];[.$AA60];[.$AD60];[.$AG60];[.$AJ60];[.$AM60];[.$AP60];[.$AS60])" table:style-name="ce1">
            <text:p>152123</text:p>
          </table:table-cell>
          <table:table-cell office:value-type="float" office:value="19009" table:formula="of:=MAX([.$D60];[.$G60];[.$J60];[.$M60];[.$P60];[.$S60];[.$V60];[.$Y60];[.$AB60];[.$AE60];[.$AH60];[.$AK60];[.$AN60];[.$AQ60];[.$AT60])" table:style-name="ce1">
            <text:p>1900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6_a9_h21.lp</text:p>
          </table:table-cell>
          <table:table-cell office:value-type="float" office:value="0.03" table:style-name="ce1">
            <text:p>0,03</text:p>
          </table:table-cell>
          <table:table-cell office:value-type="float" office:value="2427" table:style-name="ce3">
            <text:p>2427</text:p>
          </table:table-cell>
          <table:table-cell office:value-type="float" office:value="97" table:style-name="ce1">
            <text:p>97</text:p>
          </table:table-cell>
          <table:table-cell office:value-type="float" office:value="0.02" table:style-name="ce1">
            <text:p>0,02</text:p>
          </table:table-cell>
          <table:table-cell office:value-type="float" office:value="1275" table:style-name="ce1">
            <text:p>1275</text:p>
          </table:table-cell>
          <table:table-cell office:value-type="float" office:value="153" table:style-name="ce1">
            <text:p>153</text:p>
          </table:table-cell>
          <table:table-cell office:value-type="float" office:value="0.01" table:style-name="ce1">
            <text:p>0,01</text:p>
          </table:table-cell>
          <table:table-cell office:value-type="float" office:value="526" table:style-name="ce1">
            <text:p>526</text:p>
          </table:table-cell>
          <table:table-cell office:value-type="float" office:value="13" table:style-name="ce2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340" table:style-name="ce1">
            <text:p>340</text:p>
          </table:table-cell>
          <table:table-cell office:value-type="float" office:value="71" table:style-name="ce1">
            <text:p>71</text:p>
          </table:table-cell>
          <table:table-cell office:value-type="float" office:value="0.01" table:style-name="ce1">
            <text:p>0,01</text:p>
          </table:table-cell>
          <table:table-cell office:value-type="float" office:value="386" table:style-name="ce1">
            <text:p>386</text:p>
          </table:table-cell>
          <table:table-cell office:value-type="float" office:value="76" table:style-name="ce1">
            <text:p>76</text:p>
          </table:table-cell>
          <table:table-cell office:value-type="float" office:value="0.01" table:style-name="ce1">
            <text:p>0,01</text:p>
          </table:table-cell>
          <table:table-cell office:value-type="float" office:value="1045" table:style-name="ce1">
            <text:p>1045</text:p>
          </table:table-cell>
          <table:table-cell office:value-type="float" office:value="53" table:style-name="ce1">
            <text:p>53</text:p>
          </table:table-cell>
          <table:table-cell office:value-type="float" office:value="0.03" table:style-name="ce1">
            <text:p>0,03</text:p>
          </table:table-cell>
          <table:table-cell office:value-type="float" office:value="1041" table:style-name="ce1">
            <text:p>1041</text:p>
          </table:table-cell>
          <table:table-cell office:value-type="float" office:value="231" table:style-name="ce3">
            <text:p>231</text:p>
          </table:table-cell>
          <table:table-cell office:value-type="float" office:value="0.02" table:style-name="ce1">
            <text:p>0,02</text:p>
          </table:table-cell>
          <table:table-cell office:value-type="float" office:value="502" table:style-name="ce1">
            <text:p>502</text:p>
          </table:table-cell>
          <table:table-cell office:value-type="float" office:value="99" table:style-name="ce1">
            <text:p>99</text:p>
          </table:table-cell>
          <table:table-cell office:value-type="float" office:value="0.02" table:style-name="ce1">
            <text:p>0,02</text:p>
          </table:table-cell>
          <table:table-cell office:value-type="float" office:value="389" table:style-name="ce1">
            <text:p>389</text:p>
          </table:table-cell>
          <table:table-cell office:value-type="float" office:value="72" table:style-name="ce1">
            <text:p>72</text:p>
          </table:table-cell>
          <table:table-cell office:value-type="float" office:value="0.01" table:style-name="ce1">
            <text:p>0,01</text:p>
          </table:table-cell>
          <table:table-cell office:value-type="float" office:value="355" table:style-name="ce1">
            <text:p>355</text:p>
          </table:table-cell>
          <table:table-cell office:value-type="float" office:value="70" table:style-name="ce1">
            <text:p>70</text:p>
          </table:table-cell>
          <table:table-cell office:value-type="float" office:value="0.01" table:style-name="ce1">
            <text:p>0,01</text:p>
          </table:table-cell>
          <table:table-cell office:value-type="float" office:value="337" table:style-name="ce1">
            <text:p>337</text:p>
          </table:table-cell>
          <table:table-cell office:value-type="float" office:value="70" table:style-name="ce1">
            <text:p>70</text:p>
          </table:table-cell>
          <table:table-cell office:value-type="float" office:value="0.02" table:style-name="ce1">
            <text:p>0,02</text:p>
          </table:table-cell>
          <table:table-cell office:value-type="float" office:value="519" table:style-name="ce1">
            <text:p>519</text:p>
          </table:table-cell>
          <table:table-cell office:value-type="float" office:value="81" table:style-name="ce1">
            <text:p>81</text:p>
          </table:table-cell>
          <table:table-cell office:value-type="float" office:value="0.04" table:style-name="ce1">
            <text:p>0,04</text:p>
          </table:table-cell>
          <table:table-cell office:value-type="float" office:value="702" table:style-name="ce1">
            <text:p>702</text:p>
          </table:table-cell>
          <table:table-cell office:value-type="float" office:value="90" table:style-name="ce1">
            <text:p>90</text:p>
          </table:table-cell>
          <table:table-cell office:value-type="float" office:value="0.06" table:style-name="ce1">
            <text:p>0,06</text:p>
          </table:table-cell>
          <table:table-cell office:value-type="float" office:value="2221" table:style-name="ce1">
            <text:p>2221</text:p>
          </table:table-cell>
          <table:table-cell office:value-type="float" office:value="87" table:style-name="ce1">
            <text:p>87</text:p>
          </table:table-cell>
          <table:table-cell office:value-type="float" office:value="0.01" table:style-name="ce1">
            <text:p>0,01</text:p>
          </table:table-cell>
          <table:table-cell office:value-type="float" office:value="314" table:style-name="ce2">
            <text:p>314</text:p>
          </table:table-cell>
          <table:table-cell office:value-type="float" office:value="69" table:style-name="ce1">
            <text:p>69</text:p>
          </table:table-cell>
          <table:table-cell office:value-type="float" office:value="0.01" table:formula="of:=MIN([.$B61];[.$E61];[.$H61];[.$K61];[.$N61];[.$Q61];[.$T61];[.$W61];[.$Z61];[.$AC61];[.$AF61];[.$AI61];[.$AL61];[.$AO61];[.$AR61])" table:style-name="ce1">
            <text:p>0,01</text:p>
          </table:table-cell>
          <table:table-cell office:value-type="float" office:value="314" table:formula="of:=MIN([.$C61];[.$F61];[.$I61];[.$L61];[.$O61];[.$R61];[.$U61];[.$X61];[.$AA61];[.$AD61];[.$AG61];[.$AJ61];[.$AM61];[.$AP61];[.$AS61])" table:style-name="ce1">
            <text:p>314</text:p>
          </table:table-cell>
          <table:table-cell office:value-type="float" office:value="13" table:formula="of:=MIN([.$D61];[.$G61];[.$J61];[.$M61];[.$P61];[.$S61];[.$V61];[.$Y61];[.$AB61];[.$AE61];[.$AH61];[.$AK61];[.$AN61];[.$AQ61];[.$AT61])" table:style-name="ce1">
            <text:p>13</text:p>
          </table:table-cell>
          <table:table-cell office:value-type="float" office:value="0.02" table:formula="of:=MEDIAN([.$B61];[.$E61];[.$H61];[.$K61];[.$N61];[.$Q61];[.$T61];[.$W61];[.$Z61];[.$AC61];[.$AF61];[.$AI61];[.$AL61];[.$AO61];[.$AR61])" table:style-name="ce1">
            <text:p>0,02</text:p>
          </table:table-cell>
          <table:table-cell office:value-type="float" office:value="519" table:formula="of:=MEDIAN([.$C61];[.$F61];[.$I61];[.$L61];[.$O61];[.$R61];[.$U61];[.$X61];[.$AA61];[.$AD61];[.$AG61];[.$AJ61];[.$AM61];[.$AP61];[.$AS61])" table:style-name="ce1">
            <text:p>519</text:p>
          </table:table-cell>
          <table:table-cell office:value-type="float" office:value="76" table:formula="of:=MEDIAN([.$D61];[.$G61];[.$J61];[.$M61];[.$P61];[.$S61];[.$V61];[.$Y61];[.$AB61];[.$AE61];[.$AH61];[.$AK61];[.$AN61];[.$AQ61];[.$AT61])" table:style-name="ce1">
            <text:p>76</text:p>
          </table:table-cell>
          <table:table-cell office:value-type="float" office:value="0.06" table:formula="of:=MAX([.$B61];[.$E61];[.$H61];[.$K61];[.$N61];[.$Q61];[.$T61];[.$W61];[.$Z61];[.$AC61];[.$AF61];[.$AI61];[.$AL61];[.$AO61];[.$AR61])" table:style-name="ce1">
            <text:p>0,06</text:p>
          </table:table-cell>
          <table:table-cell office:value-type="float" office:value="2427" table:formula="of:=MAX([.$C61];[.$F61];[.$I61];[.$L61];[.$O61];[.$R61];[.$U61];[.$X61];[.$AA61];[.$AD61];[.$AG61];[.$AJ61];[.$AM61];[.$AP61];[.$AS61])" table:style-name="ce1">
            <text:p>2427</text:p>
          </table:table-cell>
          <table:table-cell office:value-type="float" office:value="231" table:formula="of:=MAX([.$D61];[.$G61];[.$J61];[.$M61];[.$P61];[.$S61];[.$V61];[.$Y61];[.$AB61];[.$AE61];[.$AH61];[.$AK61];[.$AN61];[.$AQ61];[.$AT61])" table:style-name="ce1">
            <text:p>23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10_h42.lp</text:p>
          </table:table-cell>
          <table:table-cell office:value-type="float" office:value="0.05" table:style-name="ce1">
            <text:p>0,05</text:p>
          </table:table-cell>
          <table:table-cell office:value-type="float" office:value="5485" table:style-name="ce3">
            <text:p>5485</text:p>
          </table:table-cell>
          <table:table-cell office:value-type="float" office:value="48" table:style-name="ce1">
            <text:p>48</text:p>
          </table:table-cell>
          <table:table-cell office:value-type="float" office:value="0.02" table:style-name="ce1">
            <text:p>0,02</text:p>
          </table:table-cell>
          <table:table-cell office:value-type="float" office:value="570" table:style-name="ce1">
            <text:p>570</text:p>
          </table:table-cell>
          <table:table-cell office:value-type="float" office:value="19" table:style-name="ce1">
            <text:p>19</text:p>
          </table:table-cell>
          <table:table-cell office:value-type="float" office:value="0.05" table:style-name="ce1">
            <text:p>0,05</text:p>
          </table:table-cell>
          <table:table-cell office:value-type="float" office:value="5001" table:style-name="ce1">
            <text:p>5001</text:p>
          </table:table-cell>
          <table:table-cell office:value-type="float" office:value="141" table:style-name="ce1">
            <text:p>141</text:p>
          </table:table-cell>
          <table:table-cell office:value-type="float" office:value="0.03" table:style-name="ce1">
            <text:p>0,03</text:p>
          </table:table-cell>
          <table:table-cell office:value-type="float" office:value="584" table:style-name="ce1">
            <text:p>584</text:p>
          </table:table-cell>
          <table:table-cell office:value-type="float" office:value="35" table:style-name="ce1">
            <text:p>35</text:p>
          </table:table-cell>
          <table:table-cell office:value-type="float" office:value="0.01" table:style-name="ce1">
            <text:p>0,01</text:p>
          </table:table-cell>
          <table:table-cell office:value-type="float" office:value="273" table:style-name="ce1">
            <text:p>273</text:p>
          </table:table-cell>
          <table:table-cell office:value-type="float" office:value="5" table:style-name="ce2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977" table:style-name="ce1">
            <text:p>1977</text:p>
          </table:table-cell>
          <table:table-cell office:value-type="float" office:value="19" table:style-name="ce1">
            <text:p>19</text:p>
          </table:table-cell>
          <table:table-cell office:value-type="float" office:value="0.12" table:style-name="ce1">
            <text:p>0,12</text:p>
          </table:table-cell>
          <table:table-cell office:value-type="float" office:value="1905" table:style-name="ce1">
            <text:p>1905</text:p>
          </table:table-cell>
          <table:table-cell office:value-type="float" office:value="187" table:style-name="ce3">
            <text:p>187</text:p>
          </table:table-cell>
          <table:table-cell office:value-type="float" office:value="0.06" table:style-name="ce1">
            <text:p>0,06</text:p>
          </table:table-cell>
          <table:table-cell office:value-type="float" office:value="855" table:style-name="ce1">
            <text:p>855</text:p>
          </table:table-cell>
          <table:table-cell office:value-type="float" office:value="168" table:style-name="ce1">
            <text:p>168</text:p>
          </table:table-cell>
          <table:table-cell office:value-type="float" office:value="0.01" table:style-name="ce1">
            <text:p>0,01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2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68" table:style-name="ce2">
            <text:p>268</text:p>
          </table:table-cell>
          <table:table-cell office:value-type="float" office:value="5" table:style-name="ce2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68" table:style-name="ce2">
            <text:p>268</text:p>
          </table:table-cell>
          <table:table-cell office:value-type="float" office:value="5" table:style-name="ce2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1104" table:style-name="ce1">
            <text:p>1104</text:p>
          </table:table-cell>
          <table:table-cell office:value-type="float" office:value="55" table:style-name="ce1">
            <text:p>55</text:p>
          </table:table-cell>
          <table:table-cell office:value-type="float" office:value="0.05" table:style-name="ce1">
            <text:p>0,05</text:p>
          </table:table-cell>
          <table:table-cell office:value-type="float" office:value="734" table:style-name="ce1">
            <text:p>734</text:p>
          </table:table-cell>
          <table:table-cell office:value-type="float" office:value="5" table:style-name="ce2">
            <text:p>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73" table:style-name="ce1">
            <text:p>273</text:p>
          </table:table-cell>
          <table:table-cell office:value-type="float" office:value="5" table:style-name="ce2">
            <text:p>5</text:p>
          </table:table-cell>
          <table:table-cell office:value-type="float" office:value="0.01" table:formula="of:=MIN([.$B62];[.$E62];[.$H62];[.$K62];[.$N62];[.$Q62];[.$T62];[.$W62];[.$Z62];[.$AC62];[.$AF62];[.$AI62];[.$AL62];[.$AO62];[.$AR62])" table:style-name="ce1">
            <text:p>0,01</text:p>
          </table:table-cell>
          <table:table-cell office:value-type="float" office:value="268" table:formula="of:=MIN([.$C62];[.$F62];[.$I62];[.$L62];[.$O62];[.$R62];[.$U62];[.$X62];[.$AA62];[.$AD62];[.$AG62];[.$AJ62];[.$AM62];[.$AP62];[.$AS62])" table:style-name="ce1">
            <text:p>268</text:p>
          </table:table-cell>
          <table:table-cell office:value-type="float" office:value="5" table:formula="of:=MIN([.$D62];[.$G62];[.$J62];[.$M62];[.$P62];[.$S62];[.$V62];[.$Y62];[.$AB62];[.$AE62];[.$AH62];[.$AK62];[.$AN62];[.$AQ62];[.$AT62])" table:style-name="ce1">
            <text:p>5</text:p>
          </table:table-cell>
          <table:table-cell office:value-type="float" office:value="0.03" table:formula="of:=MEDIAN([.$B62];[.$E62];[.$H62];[.$K62];[.$N62];[.$Q62];[.$T62];[.$W62];[.$Z62];[.$AC62];[.$AF62];[.$AI62];[.$AL62];[.$AO62];[.$AR62])" table:style-name="ce1">
            <text:p>0,03</text:p>
          </table:table-cell>
          <table:table-cell office:value-type="float" office:value="734" table:formula="of:=MEDIAN([.$C62];[.$F62];[.$I62];[.$L62];[.$O62];[.$R62];[.$U62];[.$X62];[.$AA62];[.$AD62];[.$AG62];[.$AJ62];[.$AM62];[.$AP62];[.$AS62])" table:style-name="ce1">
            <text:p>734</text:p>
          </table:table-cell>
          <table:table-cell office:value-type="float" office:value="19" table:formula="of:=MEDIAN([.$D62];[.$G62];[.$J62];[.$M62];[.$P62];[.$S62];[.$V62];[.$Y62];[.$AB62];[.$AE62];[.$AH62];[.$AK62];[.$AN62];[.$AQ62];[.$AT62])" table:style-name="ce1">
            <text:p>19</text:p>
          </table:table-cell>
          <table:table-cell office:value-type="float" office:value="0.28999999999999998" table:formula="of:=MAX([.$B62];[.$E62];[.$H62];[.$K62];[.$N62];[.$Q62];[.$T62];[.$W62];[.$Z62];[.$AC62];[.$AF62];[.$AI62];[.$AL62];[.$AO62];[.$AR62])" table:style-name="ce1">
            <text:p>0,29</text:p>
          </table:table-cell>
          <table:table-cell office:value-type="float" office:value="5485" table:formula="of:=MAX([.$C62];[.$F62];[.$I62];[.$L62];[.$O62];[.$R62];[.$U62];[.$X62];[.$AA62];[.$AD62];[.$AG62];[.$AJ62];[.$AM62];[.$AP62];[.$AS62])" table:style-name="ce1">
            <text:p>5485</text:p>
          </table:table-cell>
          <table:table-cell office:value-type="float" office:value="187" table:formula="of:=MAX([.$D62];[.$G62];[.$J62];[.$M62];[.$P62];[.$S62];[.$V62];[.$Y62];[.$AB62];[.$AE62];[.$AH62];[.$AK62];[.$AN62];[.$AQ62];[.$AT62])" table:style-name="ce1">
            <text:p>18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1_h3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7" table:style-name="ce3">
            <text:p>397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327" table:style-name="ce1">
            <text:p>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63];[.$E63];[.$H63];[.$K63];[.$N63];[.$Q63];[.$T63];[.$W63];[.$Z63];[.$AC63];[.$AF63];[.$AI63];[.$AL63];[.$AO63];[.$AR63])" table:style-name="ce1">
            <text:p>0</text:p>
          </table:table-cell>
          <table:table-cell office:value-type="float" office:value="0" table:formula="of:=MIN([.$C63];[.$F63];[.$I63];[.$L63];[.$O63];[.$R63];[.$U63];[.$X63];[.$AA63];[.$AD63];[.$AG63];[.$AJ63];[.$AM63];[.$AP63];[.$AS63])" table:style-name="ce1">
            <text:p>0</text:p>
          </table:table-cell>
          <table:table-cell office:value-type="float" office:value="0" table:formula="of:=MIN([.$D63];[.$G63];[.$J63];[.$M63];[.$P63];[.$S63];[.$V63];[.$Y63];[.$AB63];[.$AE63];[.$AH63];[.$AK63];[.$AN63];[.$AQ63];[.$AT63])" table:style-name="ce1">
            <text:p>0</text:p>
          </table:table-cell>
          <table:table-cell office:value-type="float" office:value="0" table:formula="of:=MEDIAN([.$B63];[.$E63];[.$H63];[.$K63];[.$N63];[.$Q63];[.$T63];[.$W63];[.$Z63];[.$AC63];[.$AF63];[.$AI63];[.$AL63];[.$AO63];[.$AR63])" table:style-name="ce1">
            <text:p>0</text:p>
          </table:table-cell>
          <table:table-cell office:value-type="float" office:value="0" table:formula="of:=MEDIAN([.$C63];[.$F63];[.$I63];[.$L63];[.$O63];[.$R63];[.$U63];[.$X63];[.$AA63];[.$AD63];[.$AG63];[.$AJ63];[.$AM63];[.$AP63];[.$AS63])" table:style-name="ce1">
            <text:p>0</text:p>
          </table:table-cell>
          <table:table-cell office:value-type="float" office:value="0" table:formula="of:=MEDIAN([.$D63];[.$G63];[.$J63];[.$M63];[.$P63];[.$S63];[.$V63];[.$Y63];[.$AB63];[.$AE63];[.$AH63];[.$AK63];[.$AN63];[.$AQ63];[.$AT63])" table:style-name="ce1">
            <text:p>0</text:p>
          </table:table-cell>
          <table:table-cell office:value-type="float" office:value="0.02" table:formula="of:=MAX([.$B63];[.$E63];[.$H63];[.$K63];[.$N63];[.$Q63];[.$T63];[.$W63];[.$Z63];[.$AC63];[.$AF63];[.$AI63];[.$AL63];[.$AO63];[.$AR63])" table:style-name="ce1">
            <text:p>0,02</text:p>
          </table:table-cell>
          <table:table-cell office:value-type="float" office:value="397" table:formula="of:=MAX([.$C63];[.$F63];[.$I63];[.$L63];[.$O63];[.$R63];[.$U63];[.$X63];[.$AA63];[.$AD63];[.$AG63];[.$AJ63];[.$AM63];[.$AP63];[.$AS63])" table:style-name="ce1">
            <text:p>397</text:p>
          </table:table-cell>
          <table:table-cell office:value-type="float" office:value="5" table:formula="of:=MAX([.$D63];[.$G63];[.$J63];[.$M63];[.$P63];[.$S63];[.$V63];[.$Y63];[.$AB63];[.$AE63];[.$AH63];[.$AK63];[.$AN63];[.$AQ63];[.$AT63])" table:style-name="ce1">
            <text:p>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2_h26.lp</text:p>
          </table:table-cell>
          <table:table-cell office:value-type="float" office:value="0.01" table:style-name="ce1">
            <text:p>0,01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610" table:style-name="ce3">
            <text:p>6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64];[.$E64];[.$H64];[.$K64];[.$N64];[.$Q64];[.$T64];[.$W64];[.$Z64];[.$AC64];[.$AF64];[.$AI64];[.$AL64];[.$AO64];[.$AR64])" table:style-name="ce1">
            <text:p>0</text:p>
          </table:table-cell>
          <table:table-cell office:value-type="float" office:value="18" table:formula="of:=MIN([.$C64];[.$F64];[.$I64];[.$L64];[.$O64];[.$R64];[.$U64];[.$X64];[.$AA64];[.$AD64];[.$AG64];[.$AJ64];[.$AM64];[.$AP64];[.$AS64])" table:style-name="ce1">
            <text:p>18</text:p>
          </table:table-cell>
          <table:table-cell office:value-type="float" office:value="0" table:formula="of:=MIN([.$D64];[.$G64];[.$J64];[.$M64];[.$P64];[.$S64];[.$V64];[.$Y64];[.$AB64];[.$AE64];[.$AH64];[.$AK64];[.$AN64];[.$AQ64];[.$AT64])" table:style-name="ce1">
            <text:p>0</text:p>
          </table:table-cell>
          <table:table-cell office:value-type="float" office:value="0" table:formula="of:=MEDIAN([.$B64];[.$E64];[.$H64];[.$K64];[.$N64];[.$Q64];[.$T64];[.$W64];[.$Z64];[.$AC64];[.$AF64];[.$AI64];[.$AL64];[.$AO64];[.$AR64])" table:style-name="ce1">
            <text:p>0</text:p>
          </table:table-cell>
          <table:table-cell office:value-type="float" office:value="29" table:formula="of:=MEDIAN([.$C64];[.$F64];[.$I64];[.$L64];[.$O64];[.$R64];[.$U64];[.$X64];[.$AA64];[.$AD64];[.$AG64];[.$AJ64];[.$AM64];[.$AP64];[.$AS64])" table:style-name="ce1">
            <text:p>29</text:p>
          </table:table-cell>
          <table:table-cell office:value-type="float" office:value="1" table:formula="of:=MEDIAN([.$D64];[.$G64];[.$J64];[.$M64];[.$P64];[.$S64];[.$V64];[.$Y64];[.$AB64];[.$AE64];[.$AH64];[.$AK64];[.$AN64];[.$AQ64];[.$AT64])" table:style-name="ce1">
            <text:p>1</text:p>
          </table:table-cell>
          <table:table-cell office:value-type="float" office:value="0.02" table:formula="of:=MAX([.$B64];[.$E64];[.$H64];[.$K64];[.$N64];[.$Q64];[.$T64];[.$W64];[.$Z64];[.$AC64];[.$AF64];[.$AI64];[.$AL64];[.$AO64];[.$AR64])" table:style-name="ce1">
            <text:p>0,02</text:p>
          </table:table-cell>
          <table:table-cell office:value-type="float" office:value="610" table:formula="of:=MAX([.$C64];[.$F64];[.$I64];[.$L64];[.$O64];[.$R64];[.$U64];[.$X64];[.$AA64];[.$AD64];[.$AG64];[.$AJ64];[.$AM64];[.$AP64];[.$AS64])" table:style-name="ce1">
            <text:p>610</text:p>
          </table:table-cell>
          <table:table-cell office:value-type="float" office:value="10" table:formula="of:=MAX([.$D64];[.$G64];[.$J64];[.$M64];[.$P64];[.$S64];[.$V64];[.$Y64];[.$AB64];[.$AE64];[.$AH64];[.$AK64];[.$AN64];[.$AQ64];[.$AT64])" table:style-name="ce1">
            <text:p>1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3_h38.lp</text:p>
          </table:table-cell>
          <table:table-cell office:value-type="float" office:value="0" table:style-name="ce1">
            <text:p>0</text:p>
          </table:table-cell>
          <table:table-cell office:value-type="float" office:value="369" table:style-name="ce1">
            <text:p>36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4" table:style-name="ce1">
            <text:p>27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82" table:style-name="ce1">
            <text:p>182</text:p>
          </table:table-cell>
          <table:table-cell office:value-type="float" office:value="1" table:style-name="ce2">
            <text:p>1</text:p>
          </table:table-cell>
          <table:table-cell office:value-type="float" office:value="0.41" table:style-name="ce1">
            <text:p>0,41</text:p>
          </table:table-cell>
          <table:table-cell office:value-type="float" office:value="11101" table:style-name="ce3">
            <text:p>11101</text:p>
          </table:table-cell>
          <table:table-cell office:value-type="float" office:value="385" table:style-name="ce3">
            <text:p>385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MIN([.$B65];[.$E65];[.$H65];[.$K65];[.$N65];[.$Q65];[.$T65];[.$W65];[.$Z65];[.$AC65];[.$AF65];[.$AI65];[.$AL65];[.$AO65];[.$AR65])" table:style-name="ce1">
            <text:p>0</text:p>
          </table:table-cell>
          <table:table-cell office:value-type="float" office:value="48" table:formula="of:=MIN([.$C65];[.$F65];[.$I65];[.$L65];[.$O65];[.$R65];[.$U65];[.$X65];[.$AA65];[.$AD65];[.$AG65];[.$AJ65];[.$AM65];[.$AP65];[.$AS65])" table:style-name="ce1">
            <text:p>48</text:p>
          </table:table-cell>
          <table:table-cell office:value-type="float" office:value="1" table:formula="of:=MIN([.$D65];[.$G65];[.$J65];[.$M65];[.$P65];[.$S65];[.$V65];[.$Y65];[.$AB65];[.$AE65];[.$AH65];[.$AK65];[.$AN65];[.$AQ65];[.$AT65])" table:style-name="ce1">
            <text:p>1</text:p>
          </table:table-cell>
          <table:table-cell office:value-type="float" office:value="0" table:formula="of:=MEDIAN([.$B65];[.$E65];[.$H65];[.$K65];[.$N65];[.$Q65];[.$T65];[.$W65];[.$Z65];[.$AC65];[.$AF65];[.$AI65];[.$AL65];[.$AO65];[.$AR65])" table:style-name="ce1">
            <text:p>0</text:p>
          </table:table-cell>
          <table:table-cell office:value-type="float" office:value="63" table:formula="of:=MEDIAN([.$C65];[.$F65];[.$I65];[.$L65];[.$O65];[.$R65];[.$U65];[.$X65];[.$AA65];[.$AD65];[.$AG65];[.$AJ65];[.$AM65];[.$AP65];[.$AS65])" table:style-name="ce1">
            <text:p>63</text:p>
          </table:table-cell>
          <table:table-cell office:value-type="float" office:value="2" table:formula="of:=MEDIAN([.$D65];[.$G65];[.$J65];[.$M65];[.$P65];[.$S65];[.$V65];[.$Y65];[.$AB65];[.$AE65];[.$AH65];[.$AK65];[.$AN65];[.$AQ65];[.$AT65])" table:style-name="ce1">
            <text:p>2</text:p>
          </table:table-cell>
          <table:table-cell office:value-type="float" office:value="0.41" table:formula="of:=MAX([.$B65];[.$E65];[.$H65];[.$K65];[.$N65];[.$Q65];[.$T65];[.$W65];[.$Z65];[.$AC65];[.$AF65];[.$AI65];[.$AL65];[.$AO65];[.$AR65])" table:style-name="ce1">
            <text:p>0,41</text:p>
          </table:table-cell>
          <table:table-cell office:value-type="float" office:value="11101" table:formula="of:=MAX([.$C65];[.$F65];[.$I65];[.$L65];[.$O65];[.$R65];[.$U65];[.$X65];[.$AA65];[.$AD65];[.$AG65];[.$AJ65];[.$AM65];[.$AP65];[.$AS65])" table:style-name="ce1">
            <text:p>11101</text:p>
          </table:table-cell>
          <table:table-cell office:value-type="float" office:value="385" table:formula="of:=MAX([.$D65];[.$G65];[.$J65];[.$M65];[.$P65];[.$S65];[.$V65];[.$Y65];[.$AB65];[.$AE65];[.$AH65];[.$AK65];[.$AN65];[.$AQ65];[.$AT65])" table:style-name="ce1">
            <text:p>38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4_h22.lp</text:p>
          </table:table-cell>
          <table:table-cell office:value-type="float" office:value="0.01" table:style-name="ce1">
            <text:p>0,01</text:p>
          </table:table-cell>
          <table:table-cell office:value-type="float" office:value="1215" table:style-name="ce1">
            <text:p>1215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6" table:style-name="ce1">
            <text:p>3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19" table:style-name="ce1">
            <text:p>19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2">
            <text:p>0</text:p>
          </table:table-cell>
          <table:table-cell office:value-type="float" office:value="0.06" table:style-name="ce1">
            <text:p>0,06</text:p>
          </table:table-cell>
          <table:table-cell office:value-type="float" office:value="1798" table:style-name="ce3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IN([.$B66];[.$E66];[.$H66];[.$K66];[.$N66];[.$Q66];[.$T66];[.$W66];[.$Z66];[.$AC66];[.$AF66];[.$AI66];[.$AL66];[.$AO66];[.$AR66])" table:style-name="ce1">
            <text:p>0</text:p>
          </table:table-cell>
          <table:table-cell office:value-type="float" office:value="53" table:formula="of:=MIN([.$C66];[.$F66];[.$I66];[.$L66];[.$O66];[.$R66];[.$U66];[.$X66];[.$AA66];[.$AD66];[.$AG66];[.$AJ66];[.$AM66];[.$AP66];[.$AS66])" table:style-name="ce1">
            <text:p>53</text:p>
          </table:table-cell>
          <table:table-cell office:value-type="float" office:value="0" table:formula="of:=MIN([.$D66];[.$G66];[.$J66];[.$M66];[.$P66];[.$S66];[.$V66];[.$Y66];[.$AB66];[.$AE66];[.$AH66];[.$AK66];[.$AN66];[.$AQ66];[.$AT66])" table:style-name="ce1">
            <text:p>0</text:p>
          </table:table-cell>
          <table:table-cell office:value-type="float" office:value="0" table:formula="of:=MEDIAN([.$B66];[.$E66];[.$H66];[.$K66];[.$N66];[.$Q66];[.$T66];[.$W66];[.$Z66];[.$AC66];[.$AF66];[.$AI66];[.$AL66];[.$AO66];[.$AR66])" table:style-name="ce1">
            <text:p>0</text:p>
          </table:table-cell>
          <table:table-cell office:value-type="float" office:value="79" table:formula="of:=MEDIAN([.$C66];[.$F66];[.$I66];[.$L66];[.$O66];[.$R66];[.$U66];[.$X66];[.$AA66];[.$AD66];[.$AG66];[.$AJ66];[.$AM66];[.$AP66];[.$AS66])" table:style-name="ce1">
            <text:p>79</text:p>
          </table:table-cell>
          <table:table-cell office:value-type="float" office:value="1" table:formula="of:=MEDIAN([.$D66];[.$G66];[.$J66];[.$M66];[.$P66];[.$S66];[.$V66];[.$Y66];[.$AB66];[.$AE66];[.$AH66];[.$AK66];[.$AN66];[.$AQ66];[.$AT66])" table:style-name="ce1">
            <text:p>1</text:p>
          </table:table-cell>
          <table:table-cell office:value-type="float" office:value="0.06" table:formula="of:=MAX([.$B66];[.$E66];[.$H66];[.$K66];[.$N66];[.$Q66];[.$T66];[.$W66];[.$Z66];[.$AC66];[.$AF66];[.$AI66];[.$AL66];[.$AO66];[.$AR66])" table:style-name="ce1">
            <text:p>0,06</text:p>
          </table:table-cell>
          <table:table-cell office:value-type="float" office:value="1798" table:formula="of:=MAX([.$C66];[.$F66];[.$I66];[.$L66];[.$O66];[.$R66];[.$U66];[.$X66];[.$AA66];[.$AD66];[.$AG66];[.$AJ66];[.$AM66];[.$AP66];[.$AS66])" table:style-name="ce1">
            <text:p>1798</text:p>
          </table:table-cell>
          <table:table-cell office:value-type="float" office:value="35" table:formula="of:=MAX([.$D66];[.$G66];[.$J66];[.$M66];[.$P66];[.$S66];[.$V66];[.$Y66];[.$AB66];[.$AE66];[.$AH66];[.$AK66];[.$AN66];[.$AQ66];[.$AT66])" table:style-name="ce1">
            <text:p>3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5_h35.lp</text:p>
          </table:table-cell>
          <table:table-cell office:value-type="float" office:value="0.03" table:style-name="ce1">
            <text:p>0,03</text:p>
          </table:table-cell>
          <table:table-cell office:value-type="float" office:value="2707" table:style-name="ce3">
            <text:p>2707</text:p>
          </table:table-cell>
          <table:table-cell office:value-type="float" office:value="44" table:style-name="ce3">
            <text:p>44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946" table:style-name="ce1">
            <text:p>9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86" table:style-name="ce1">
            <text:p>186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224" table:style-name="ce1">
            <text:p>1224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355" table:style-name="ce1">
            <text:p>355</text:p>
          </table:table-cell>
          <table:table-cell office:value-type="float" office:value="35" table:style-name="ce1">
            <text:p>35</text:p>
          </table:table-cell>
          <table:table-cell office:value-type="float" office:value="0.02" table:style-name="ce1">
            <text:p>0,02</text:p>
          </table:table-cell>
          <table:table-cell office:value-type="float" office:value="358" table:style-name="ce1">
            <text:p>358</text:p>
          </table:table-cell>
          <table:table-cell office:value-type="float" office:value="28" table:style-name="ce1">
            <text:p>28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24" table:style-name="ce2">
            <text:p>124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360" table:style-name="ce1">
            <text:p>360</text:p>
          </table:table-cell>
          <table:table-cell office:value-type="float" office:value="3" table:style-name="ce1">
            <text:p>3</text:p>
          </table:table-cell>
          <table:table-cell office:value-type="float" office:value="0.11" table:style-name="ce1">
            <text:p>0,11</text:p>
          </table:table-cell>
          <table:table-cell office:value-type="float" office:value="1985" table:style-name="ce1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0.01" table:formula="of:=MIN([.$B67];[.$E67];[.$H67];[.$K67];[.$N67];[.$Q67];[.$T67];[.$W67];[.$Z67];[.$AC67];[.$AF67];[.$AI67];[.$AL67];[.$AO67];[.$AR67])" table:style-name="ce1">
            <text:p>0,01</text:p>
          </table:table-cell>
          <table:table-cell office:value-type="float" office:value="124" table:formula="of:=MIN([.$C67];[.$F67];[.$I67];[.$L67];[.$O67];[.$R67];[.$U67];[.$X67];[.$AA67];[.$AD67];[.$AG67];[.$AJ67];[.$AM67];[.$AP67];[.$AS67])" table:style-name="ce1">
            <text:p>124</text:p>
          </table:table-cell>
          <table:table-cell office:value-type="float" office:value="1" table:formula="of:=MIN([.$D67];[.$G67];[.$J67];[.$M67];[.$P67];[.$S67];[.$V67];[.$Y67];[.$AB67];[.$AE67];[.$AH67];[.$AK67];[.$AN67];[.$AQ67];[.$AT67])" table:style-name="ce1">
            <text:p>1</text:p>
          </table:table-cell>
          <table:table-cell office:value-type="float" office:value="0.01" table:formula="of:=MEDIAN([.$B67];[.$E67];[.$H67];[.$K67];[.$N67];[.$Q67];[.$T67];[.$W67];[.$Z67];[.$AC67];[.$AF67];[.$AI67];[.$AL67];[.$AO67];[.$AR67])" table:style-name="ce1">
            <text:p>0,01</text:p>
          </table:table-cell>
          <table:table-cell office:value-type="float" office:value="276" table:formula="of:=MEDIAN([.$C67];[.$F67];[.$I67];[.$L67];[.$O67];[.$R67];[.$U67];[.$X67];[.$AA67];[.$AD67];[.$AG67];[.$AJ67];[.$AM67];[.$AP67];[.$AS67])" table:style-name="ce1">
            <text:p>276</text:p>
          </table:table-cell>
          <table:table-cell office:value-type="float" office:value="3" table:formula="of:=MEDIAN([.$D67];[.$G67];[.$J67];[.$M67];[.$P67];[.$S67];[.$V67];[.$Y67];[.$AB67];[.$AE67];[.$AH67];[.$AK67];[.$AN67];[.$AQ67];[.$AT67])" table:style-name="ce1">
            <text:p>3</text:p>
          </table:table-cell>
          <table:table-cell office:value-type="float" office:value="0.11" table:formula="of:=MAX([.$B67];[.$E67];[.$H67];[.$K67];[.$N67];[.$Q67];[.$T67];[.$W67];[.$Z67];[.$AC67];[.$AF67];[.$AI67];[.$AL67];[.$AO67];[.$AR67])" table:style-name="ce1">
            <text:p>0,11</text:p>
          </table:table-cell>
          <table:table-cell office:value-type="float" office:value="2707" table:formula="of:=MAX([.$C67];[.$F67];[.$I67];[.$L67];[.$O67];[.$R67];[.$U67];[.$X67];[.$AA67];[.$AD67];[.$AG67];[.$AJ67];[.$AM67];[.$AP67];[.$AS67])" table:style-name="ce1">
            <text:p>2707</text:p>
          </table:table-cell>
          <table:table-cell office:value-type="float" office:value="44" table:formula="of:=MAX([.$D67];[.$G67];[.$J67];[.$M67];[.$P67];[.$S67];[.$V67];[.$Y67];[.$AB67];[.$AE67];[.$AH67];[.$AK67];[.$AN67];[.$AQ67];[.$AT67])" table:style-name="ce1">
            <text:p>4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6_h28.lp</text:p>
          </table:table-cell>
          <table:table-cell office:value-type="float" office:value="0.02" table:style-name="ce1">
            <text:p>0,02</text:p>
          </table:table-cell>
          <table:table-cell office:value-type="float" office:value="1425" table:style-name="ce1">
            <text:p>1425</text:p>
          </table:table-cell>
          <table:table-cell office:value-type="float" office:value="49" table:style-name="ce1">
            <text:p>49</text:p>
          </table:table-cell>
          <table:table-cell office:value-type="float" office:value="0.01" table:style-name="ce1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13" table:style-name="ce1">
            <text:p>513</text:p>
          </table:table-cell>
          <table:table-cell office:value-type="float" office:value="58" table:style-name="ce1">
            <text:p>58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109" table:style-name="ce1">
            <text:p>1109</text:p>
          </table:table-cell>
          <table:table-cell office:value-type="float" office:value="62" table:style-name="ce3">
            <text:p>62</text:p>
          </table:table-cell>
          <table:table-cell office:value-type="float" office:value="0.02" table:style-name="ce1">
            <text:p>0,02</text:p>
          </table:table-cell>
          <table:table-cell office:value-type="float" office:value="323" table:style-name="ce1">
            <text:p>323</text:p>
          </table:table-cell>
          <table:table-cell office:value-type="float" office:value="34" table:style-name="ce1">
            <text:p>34</text:p>
          </table:table-cell>
          <table:table-cell office:value-type="float" office:value="0.01" table:style-name="ce1">
            <text:p>0,01</text:p>
          </table:table-cell>
          <table:table-cell office:value-type="float" office:value="296" table:style-name="ce1">
            <text:p>296</text:p>
          </table:table-cell>
          <table:table-cell office:value-type="float" office:value="27" table:style-name="ce1">
            <text:p>27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2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4" table:style-name="ce1">
            <text:p>334</text:p>
          </table:table-cell>
          <table:table-cell office:value-type="float" office:value="30" table:style-name="ce1">
            <text:p>30</text:p>
          </table:table-cell>
          <table:table-cell office:value-type="float" office:value="0.02" table:style-name="ce1">
            <text:p>0,02</text:p>
          </table:table-cell>
          <table:table-cell office:value-type="float" office:value="261" table:style-name="ce1">
            <text:p>261</text:p>
          </table:table-cell>
          <table:table-cell office:value-type="float" office:value="3" table:style-name="ce2">
            <text:p>3</text:p>
          </table:table-cell>
          <table:table-cell office:value-type="float" office:value="0.15" table:style-name="ce1">
            <text:p>0,15</text:p>
          </table:table-cell>
          <table:table-cell office:value-type="float" office:value="3247" table:style-name="ce3">
            <text:p>3247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2">
            <text:p>3</text:p>
          </table:table-cell>
          <table:table-cell office:value-type="float" office:value="0.01" table:formula="of:=MIN([.$B68];[.$E68];[.$H68];[.$K68];[.$N68];[.$Q68];[.$T68];[.$W68];[.$Z68];[.$AC68];[.$AF68];[.$AI68];[.$AL68];[.$AO68];[.$AR68])" table:style-name="ce1">
            <text:p>0,01</text:p>
          </table:table-cell>
          <table:table-cell office:value-type="float" office:value="80" table:formula="of:=MIN([.$C68];[.$F68];[.$I68];[.$L68];[.$O68];[.$R68];[.$U68];[.$X68];[.$AA68];[.$AD68];[.$AG68];[.$AJ68];[.$AM68];[.$AP68];[.$AS68])" table:style-name="ce1">
            <text:p>80</text:p>
          </table:table-cell>
          <table:table-cell office:value-type="float" office:value="3" table:formula="of:=MIN([.$D68];[.$G68];[.$J68];[.$M68];[.$P68];[.$S68];[.$V68];[.$Y68];[.$AB68];[.$AE68];[.$AH68];[.$AK68];[.$AN68];[.$AQ68];[.$AT68])" table:style-name="ce1">
            <text:p>3</text:p>
          </table:table-cell>
          <table:table-cell office:value-type="float" office:value="0.01" table:formula="of:=MEDIAN([.$B68];[.$E68];[.$H68];[.$K68];[.$N68];[.$Q68];[.$T68];[.$W68];[.$Z68];[.$AC68];[.$AF68];[.$AI68];[.$AL68];[.$AO68];[.$AR68])" table:style-name="ce1">
            <text:p>0,01</text:p>
          </table:table-cell>
          <table:table-cell office:value-type="float" office:value="261" table:formula="of:=MEDIAN([.$C68];[.$F68];[.$I68];[.$L68];[.$O68];[.$R68];[.$U68];[.$X68];[.$AA68];[.$AD68];[.$AG68];[.$AJ68];[.$AM68];[.$AP68];[.$AS68])" table:style-name="ce1">
            <text:p>261</text:p>
          </table:table-cell>
          <table:table-cell office:value-type="float" office:value="5" table:formula="of:=MEDIAN([.$D68];[.$G68];[.$J68];[.$M68];[.$P68];[.$S68];[.$V68];[.$Y68];[.$AB68];[.$AE68];[.$AH68];[.$AK68];[.$AN68];[.$AQ68];[.$AT68])" table:style-name="ce1">
            <text:p>5</text:p>
          </table:table-cell>
          <table:table-cell office:value-type="float" office:value="0.15" table:formula="of:=MAX([.$B68];[.$E68];[.$H68];[.$K68];[.$N68];[.$Q68];[.$T68];[.$W68];[.$Z68];[.$AC68];[.$AF68];[.$AI68];[.$AL68];[.$AO68];[.$AR68])" table:style-name="ce1">
            <text:p>0,15</text:p>
          </table:table-cell>
          <table:table-cell office:value-type="float" office:value="3247" table:formula="of:=MAX([.$C68];[.$F68];[.$I68];[.$L68];[.$O68];[.$R68];[.$U68];[.$X68];[.$AA68];[.$AD68];[.$AG68];[.$AJ68];[.$AM68];[.$AP68];[.$AS68])" table:style-name="ce1">
            <text:p>3247</text:p>
          </table:table-cell>
          <table:table-cell office:value-type="float" office:value="62" table:formula="of:=MAX([.$D68];[.$G68];[.$J68];[.$M68];[.$P68];[.$S68];[.$V68];[.$Y68];[.$AB68];[.$AE68];[.$AH68];[.$AK68];[.$AN68];[.$AQ68];[.$AT68])" table:style-name="ce1">
            <text:p>6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7_h22.lp</text:p>
          </table:table-cell>
          <table:table-cell office:value-type="float" office:value="0.02" table:style-name="ce1">
            <text:p>0,02</text:p>
          </table:table-cell>
          <table:table-cell office:value-type="float" office:value="1232" table:style-name="ce1">
            <text:p>1232</text:p>
          </table:table-cell>
          <table:table-cell office:value-type="float" office:value="48" table:style-name="ce1">
            <text:p>48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68" table:style-name="ce1">
            <text:p>36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78" table:style-name="ce1">
            <text:p>1278</text:p>
          </table:table-cell>
          <table:table-cell office:value-type="float" office:value="68" table:style-name="ce1">
            <text:p>68</text:p>
          </table:table-cell>
          <table:table-cell office:value-type="float" office:value="0.03" table:style-name="ce1">
            <text:p>0,03</text:p>
          </table:table-cell>
          <table:table-cell office:value-type="float" office:value="538" table:style-name="ce1">
            <text:p>538</text:p>
          </table:table-cell>
          <table:table-cell office:value-type="float" office:value="41" table:style-name="ce1">
            <text:p>41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2">
            <text:p>0</text:p>
          </table:table-cell>
          <table:table-cell office:value-type="float" office:value="1.63" table:style-name="ce1">
            <text:p>1,63</text:p>
          </table:table-cell>
          <table:table-cell office:value-type="float" office:value="15345" table:style-name="ce3">
            <text:p>15345</text:p>
          </table:table-cell>
          <table:table-cell office:value-type="float" office:value="5055" table:style-name="ce3">
            <text:p>5055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0.01" table:formula="of:=MIN([.$B69];[.$E69];[.$H69];[.$K69];[.$N69];[.$Q69];[.$T69];[.$W69];[.$Z69];[.$AC69];[.$AF69];[.$AI69];[.$AL69];[.$AO69];[.$AR69])" table:style-name="ce1">
            <text:p>0,01</text:p>
          </table:table-cell>
          <table:table-cell office:value-type="float" office:value="60" table:formula="of:=MIN([.$C69];[.$F69];[.$I69];[.$L69];[.$O69];[.$R69];[.$U69];[.$X69];[.$AA69];[.$AD69];[.$AG69];[.$AJ69];[.$AM69];[.$AP69];[.$AS69])" table:style-name="ce1">
            <text:p>60</text:p>
          </table:table-cell>
          <table:table-cell office:value-type="float" office:value="0" table:formula="of:=MIN([.$D69];[.$G69];[.$J69];[.$M69];[.$P69];[.$S69];[.$V69];[.$Y69];[.$AB69];[.$AE69];[.$AH69];[.$AK69];[.$AN69];[.$AQ69];[.$AT69])" table:style-name="ce1">
            <text:p>0</text:p>
          </table:table-cell>
          <table:table-cell office:value-type="float" office:value="0.01" table:formula="of:=MEDIAN([.$B69];[.$E69];[.$H69];[.$K69];[.$N69];[.$Q69];[.$T69];[.$W69];[.$Z69];[.$AC69];[.$AF69];[.$AI69];[.$AL69];[.$AO69];[.$AR69])" table:style-name="ce1">
            <text:p>0,01</text:p>
          </table:table-cell>
          <table:table-cell office:value-type="float" office:value="128" table:formula="of:=MEDIAN([.$C69];[.$F69];[.$I69];[.$L69];[.$O69];[.$R69];[.$U69];[.$X69];[.$AA69];[.$AD69];[.$AG69];[.$AJ69];[.$AM69];[.$AP69];[.$AS69])" table:style-name="ce1">
            <text:p>128</text:p>
          </table:table-cell>
          <table:table-cell office:value-type="float" office:value="4" table:formula="of:=MEDIAN([.$D69];[.$G69];[.$J69];[.$M69];[.$P69];[.$S69];[.$V69];[.$Y69];[.$AB69];[.$AE69];[.$AH69];[.$AK69];[.$AN69];[.$AQ69];[.$AT69])" table:style-name="ce1">
            <text:p>4</text:p>
          </table:table-cell>
          <table:table-cell office:value-type="float" office:value="1.63" table:formula="of:=MAX([.$B69];[.$E69];[.$H69];[.$K69];[.$N69];[.$Q69];[.$T69];[.$W69];[.$Z69];[.$AC69];[.$AF69];[.$AI69];[.$AL69];[.$AO69];[.$AR69])" table:style-name="ce1">
            <text:p>1,63</text:p>
          </table:table-cell>
          <table:table-cell office:value-type="float" office:value="15345" table:formula="of:=MAX([.$C69];[.$F69];[.$I69];[.$L69];[.$O69];[.$R69];[.$U69];[.$X69];[.$AA69];[.$AD69];[.$AG69];[.$AJ69];[.$AM69];[.$AP69];[.$AS69])" table:style-name="ce1">
            <text:p>15345</text:p>
          </table:table-cell>
          <table:table-cell office:value-type="float" office:value="5055" table:formula="of:=MAX([.$D69];[.$G69];[.$J69];[.$M69];[.$P69];[.$S69];[.$V69];[.$Y69];[.$AB69];[.$AE69];[.$AH69];[.$AK69];[.$AN69];[.$AQ69];[.$AT69])" table:style-name="ce1">
            <text:p>505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8_h24.lp</text:p>
          </table:table-cell>
          <table:table-cell office:value-type="float" office:value="0.02" table:style-name="ce1">
            <text:p>0,02</text:p>
          </table:table-cell>
          <table:table-cell office:value-type="float" office:value="2227" table:style-name="ce1">
            <text:p>2227</text:p>
          </table:table-cell>
          <table:table-cell office:value-type="float" office:value="103" table:style-name="ce1">
            <text:p>103</text:p>
          </table:table-cell>
          <table:table-cell office:value-type="float" office:value="0.04" table:style-name="ce1">
            <text:p>0,04</text:p>
          </table:table-cell>
          <table:table-cell office:value-type="float" office:value="1442" table:style-name="ce1">
            <text:p>1442</text:p>
          </table:table-cell>
          <table:table-cell office:value-type="float" office:value="433" table:style-name="ce1">
            <text:p>433</text:p>
          </table:table-cell>
          <table:table-cell office:value-type="float" office:value="0.03" table:style-name="ce1">
            <text:p>0,03</text:p>
          </table:table-cell>
          <table:table-cell office:value-type="float" office:value="2006" table:style-name="ce1">
            <text:p>2006</text:p>
          </table:table-cell>
          <table:table-cell office:value-type="float" office:value="314" table:style-name="ce1">
            <text:p>314</text:p>
          </table:table-cell>
          <table:table-cell office:value-type="float" office:value="0.03" table:style-name="ce1">
            <text:p>0,03</text:p>
          </table:table-cell>
          <table:table-cell office:value-type="float" office:value="810" table:style-name="ce1">
            <text:p>810</text:p>
          </table:table-cell>
          <table:table-cell office:value-type="float" office:value="200" table:style-name="ce1">
            <text:p>200</text:p>
          </table:table-cell>
          <table:table-cell office:value-type="float" office:value="0.04" table:style-name="ce1">
            <text:p>0,04</text:p>
          </table:table-cell>
          <table:table-cell office:value-type="float" office:value="1426" table:style-name="ce1">
            <text:p>1426</text:p>
          </table:table-cell>
          <table:table-cell office:value-type="float" office:value="518" table:style-name="ce1">
            <text:p>518</text:p>
          </table:table-cell>
          <table:table-cell office:value-type="float" office:value="0.02" table:style-name="ce1">
            <text:p>0,02</text:p>
          </table:table-cell>
          <table:table-cell office:value-type="float" office:value="1651" table:style-name="ce1">
            <text:p>1651</text:p>
          </table:table-cell>
          <table:table-cell office:value-type="float" office:value="153" table:style-name="ce1">
            <text:p>153</text:p>
          </table:table-cell>
          <table:table-cell office:value-type="float" office:value="0.03" table:style-name="ce1">
            <text:p>0,03</text:p>
          </table:table-cell>
          <table:table-cell office:value-type="float" office:value="1039" table:style-name="ce1">
            <text:p>1039</text:p>
          </table:table-cell>
          <table:table-cell office:value-type="float" office:value="200" table:style-name="ce1">
            <text:p>200</text:p>
          </table:table-cell>
          <table:table-cell office:value-type="float" office:value="0.02" table:style-name="ce1">
            <text:p>0,02</text:p>
          </table:table-cell>
          <table:table-cell office:value-type="float" office:value="435" table:style-name="ce2">
            <text:p>435</text:p>
          </table:table-cell>
          <table:table-cell office:value-type="float" office:value="44" table:style-name="ce2">
            <text:p>44</text:p>
          </table:table-cell>
          <table:table-cell office:value-type="float" office:value="0.02" table:style-name="ce1">
            <text:p>0,02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05" table:style-name="ce1">
            <text:p>0,05</text:p>
          </table:table-cell>
          <table:table-cell office:value-type="float" office:value="1952" table:style-name="ce1">
            <text:p>1952</text:p>
          </table:table-cell>
          <table:table-cell office:value-type="float" office:value="856" table:style-name="ce1">
            <text:p>856</text:p>
          </table:table-cell>
          <table:table-cell office:value-type="float" office:value="0.03" table:style-name="ce1">
            <text:p>0,03</text:p>
          </table:table-cell>
          <table:table-cell office:value-type="float" office:value="939" table:style-name="ce1">
            <text:p>939</text:p>
          </table:table-cell>
          <table:table-cell office:value-type="float" office:value="314" table:style-name="ce1">
            <text:p>314</text:p>
          </table:table-cell>
          <table:table-cell office:value-type="float" office:value="0.63" table:style-name="ce1">
            <text:p>0,63</text:p>
          </table:table-cell>
          <table:table-cell office:value-type="float" office:value="28487" table:style-name="ce3">
            <text:p>28487</text:p>
          </table:table-cell>
          <table:table-cell office:value-type="float" office:value="2513" table:style-name="ce3">
            <text:p>2513</text:p>
          </table:table-cell>
          <table:table-cell office:value-type="float" office:value="0.03" table:style-name="ce1">
            <text:p>0,03</text:p>
          </table:table-cell>
          <table:table-cell office:value-type="float" office:value="787" table:style-name="ce1">
            <text:p>787</text:p>
          </table:table-cell>
          <table:table-cell office:value-type="float" office:value="114" table:style-name="ce1">
            <text:p>114</text:p>
          </table:table-cell>
          <table:table-cell office:value-type="float" office:value="0.11" table:style-name="ce1">
            <text:p>0,11</text:p>
          </table:table-cell>
          <table:table-cell office:value-type="float" office:value="3349" table:style-name="ce1">
            <text:p>3349</text:p>
          </table:table-cell>
          <table:table-cell office:value-type="float" office:value="286" table:style-name="ce1">
            <text:p>286</text:p>
          </table:table-cell>
          <table:table-cell office:value-type="float" office:value="0.06" table:style-name="ce1">
            <text:p>0,06</text:p>
          </table:table-cell>
          <table:table-cell office:value-type="float" office:value="4133" table:style-name="ce1">
            <text:p>4133</text:p>
          </table:table-cell>
          <table:table-cell office:value-type="float" office:value="517" table:style-name="ce1">
            <text:p>517</text:p>
          </table:table-cell>
          <table:table-cell office:value-type="float" office:value="0.02" table:formula="of:=MIN([.$B70];[.$E70];[.$H70];[.$K70];[.$N70];[.$Q70];[.$T70];[.$W70];[.$Z70];[.$AC70];[.$AF70];[.$AI70];[.$AL70];[.$AO70];[.$AR70])" table:style-name="ce1">
            <text:p>0,02</text:p>
          </table:table-cell>
          <table:table-cell office:value-type="float" office:value="435" table:formula="of:=MIN([.$C70];[.$F70];[.$I70];[.$L70];[.$O70];[.$R70];[.$U70];[.$X70];[.$AA70];[.$AD70];[.$AG70];[.$AJ70];[.$AM70];[.$AP70];[.$AS70])" table:style-name="ce1">
            <text:p>435</text:p>
          </table:table-cell>
          <table:table-cell office:value-type="float" office:value="44" table:formula="of:=MIN([.$D70];[.$G70];[.$J70];[.$M70];[.$P70];[.$S70];[.$V70];[.$Y70];[.$AB70];[.$AE70];[.$AH70];[.$AK70];[.$AN70];[.$AQ70];[.$AT70])" table:style-name="ce1">
            <text:p>44</text:p>
          </table:table-cell>
          <table:table-cell office:value-type="float" office:value="0.03" table:formula="of:=MEDIAN([.$B70];[.$E70];[.$H70];[.$K70];[.$N70];[.$Q70];[.$T70];[.$W70];[.$Z70];[.$AC70];[.$AF70];[.$AI70];[.$AL70];[.$AO70];[.$AR70])" table:style-name="ce1">
            <text:p>0,03</text:p>
          </table:table-cell>
          <table:table-cell office:value-type="float" office:value="1442" table:formula="of:=MEDIAN([.$C70];[.$F70];[.$I70];[.$L70];[.$O70];[.$R70];[.$U70];[.$X70];[.$AA70];[.$AD70];[.$AG70];[.$AJ70];[.$AM70];[.$AP70];[.$AS70])" table:style-name="ce1">
            <text:p>1442</text:p>
          </table:table-cell>
          <table:table-cell office:value-type="float" office:value="286" table:formula="of:=MEDIAN([.$D70];[.$G70];[.$J70];[.$M70];[.$P70];[.$S70];[.$V70];[.$Y70];[.$AB70];[.$AE70];[.$AH70];[.$AK70];[.$AN70];[.$AQ70];[.$AT70])" table:style-name="ce1">
            <text:p>286</text:p>
          </table:table-cell>
          <table:table-cell office:value-type="float" office:value="0.63" table:formula="of:=MAX([.$B70];[.$E70];[.$H70];[.$K70];[.$N70];[.$Q70];[.$T70];[.$W70];[.$Z70];[.$AC70];[.$AF70];[.$AI70];[.$AL70];[.$AO70];[.$AR70])" table:style-name="ce1">
            <text:p>0,63</text:p>
          </table:table-cell>
          <table:table-cell office:value-type="float" office:value="28487" table:formula="of:=MAX([.$C70];[.$F70];[.$I70];[.$L70];[.$O70];[.$R70];[.$U70];[.$X70];[.$AA70];[.$AD70];[.$AG70];[.$AJ70];[.$AM70];[.$AP70];[.$AS70])" table:style-name="ce1">
            <text:p>28487</text:p>
          </table:table-cell>
          <table:table-cell office:value-type="float" office:value="2513" table:formula="of:=MAX([.$D70];[.$G70];[.$J70];[.$M70];[.$P70];[.$S70];[.$V70];[.$Y70];[.$AB70];[.$AE70];[.$AH70];[.$AK70];[.$AN70];[.$AQ70];[.$AT70])" table:style-name="ce1">
            <text:p>251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7_a9_h38.lp</text:p>
          </table:table-cell>
          <table:table-cell office:value-type="float" office:value="0.22" table:style-name="ce1">
            <text:p>0,22</text:p>
          </table:table-cell>
          <table:table-cell office:value-type="float" office:value="8768" table:style-name="ce1">
            <text:p>8768</text:p>
          </table:table-cell>
          <table:table-cell office:value-type="float" office:value="1017" table:style-name="ce1">
            <text:p>101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2630" table:style-name="ce1">
            <text:p>2630</text:p>
          </table:table-cell>
          <table:table-cell office:value-type="float" office:value="982" table:style-name="ce1">
            <text:p>982</text:p>
          </table:table-cell>
          <table:table-cell office:value-type="float" office:value="0.02" table:style-name="ce2">
            <text:p>0,02</text:p>
          </table:table-cell>
          <table:table-cell office:value-type="float" office:value="1783" table:style-name="ce2">
            <text:p>1783</text:p>
          </table:table-cell>
          <table:table-cell office:value-type="float" office:value="31" table:style-name="ce2">
            <text:p>31</text:p>
          </table:table-cell>
          <table:table-cell office:value-type="float" office:value="1.47" table:style-name="ce1">
            <text:p>1,47</text:p>
          </table:table-cell>
          <table:table-cell office:value-type="float" office:value="119342" table:style-name="ce1">
            <text:p>119342</text:p>
          </table:table-cell>
          <table:table-cell office:value-type="float" office:value="8957" table:style-name="ce1">
            <text:p>8957</text:p>
          </table:table-cell>
          <table:table-cell office:value-type="float" office:value="0.2" table:style-name="ce1">
            <text:p>0,2</text:p>
          </table:table-cell>
          <table:table-cell office:value-type="float" office:value="5373" table:style-name="ce1">
            <text:p>5373</text:p>
          </table:table-cell>
          <table:table-cell office:value-type="float" office:value="1225" table:style-name="ce1">
            <text:p>1225</text:p>
          </table:table-cell>
          <table:table-cell office:value-type="float" office:value="0.17" table:style-name="ce1">
            <text:p>0,17</text:p>
          </table:table-cell>
          <table:table-cell office:value-type="float" office:value="11017" table:style-name="ce1">
            <text:p>11017</text:p>
          </table:table-cell>
          <table:table-cell office:value-type="float" office:value="1223" table:style-name="ce1">
            <text:p>1223</text:p>
          </table:table-cell>
          <table:table-cell office:value-type="float" office:value="0.24" table:style-name="ce1">
            <text:p>0,24</text:p>
          </table:table-cell>
          <table:table-cell office:value-type="float" office:value="3099" table:style-name="ce1">
            <text:p>3099</text:p>
          </table:table-cell>
          <table:table-cell office:value-type="float" office:value="1461" table:style-name="ce1">
            <text:p>1461</text:p>
          </table:table-cell>
          <table:table-cell office:value-type="float" office:value="0.19" table:style-name="ce1">
            <text:p>0,19</text:p>
          </table:table-cell>
          <table:table-cell office:value-type="float" office:value="2674" table:style-name="ce1">
            <text:p>2674</text:p>
          </table:table-cell>
          <table:table-cell office:value-type="float" office:value="1209" table:style-name="ce1">
            <text:p>1209</text:p>
          </table:table-cell>
          <table:table-cell office:value-type="float" office:value="0.76" table:style-name="ce1">
            <text:p>0,76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0.2" table:style-name="ce1">
            <text:p>0,2</text:p>
          </table:table-cell>
          <table:table-cell office:value-type="float" office:value="11963" table:style-name="ce1">
            <text:p>11963</text:p>
          </table:table-cell>
          <table:table-cell office:value-type="float" office:value="1348" table:style-name="ce1">
            <text:p>1348</text:p>
          </table:table-cell>
          <table:table-cell office:value-type="float" office:value="0.19" table:style-name="ce1">
            <text:p>0,19</text:p>
          </table:table-cell>
          <table:table-cell office:value-type="float" office:value="6128" table:style-name="ce1">
            <text:p>6128</text:p>
          </table:table-cell>
          <table:table-cell office:value-type="float" office:value="1237" table:style-name="ce1">
            <text:p>1237</text:p>
          </table:table-cell>
          <table:table-cell office:value-type="float" office:value="24.42" table:style-name="ce3">
            <text:p>24,42</text:p>
          </table:table-cell>
          <table:table-cell office:value-type="float" office:value="546445" table:style-name="ce3">
            <text:p>546445</text:p>
          </table:table-cell>
          <table:table-cell office:value-type="float" office:value="82046" table:style-name="ce3">
            <text:p>82046</text:p>
          </table:table-cell>
          <table:table-cell office:value-type="float" office:value="1.01" table:style-name="ce1">
            <text:p>1,01</text:p>
          </table:table-cell>
          <table:table-cell office:value-type="float" office:value="48211" table:style-name="ce1">
            <text:p>48211</text:p>
          </table:table-cell>
          <table:table-cell office:value-type="float" office:value="3802" table:style-name="ce1">
            <text:p>3802</text:p>
          </table:table-cell>
          <table:table-cell office:value-type="float" office:value="0.88" table:style-name="ce1">
            <text:p>0,88</text:p>
          </table:table-cell>
          <table:table-cell office:value-type="float" office:value="20970" table:style-name="ce1">
            <text:p>20970</text:p>
          </table:table-cell>
          <table:table-cell office:value-type="float" office:value="524" table:style-name="ce1">
            <text:p>524</text:p>
          </table:table-cell>
          <table:table-cell office:value-type="float" office:value="0.72" table:style-name="ce1">
            <text:p>0,72</text:p>
          </table:table-cell>
          <table:table-cell office:value-type="float" office:value="59668" table:style-name="ce1">
            <text:p>59668</text:p>
          </table:table-cell>
          <table:table-cell office:value-type="float" office:value="6332" table:style-name="ce1">
            <text:p>6332</text:p>
          </table:table-cell>
          <table:table-cell office:value-type="float" office:value="0.02" table:formula="of:=MIN([.$B71];[.$E71];[.$H71];[.$K71];[.$N71];[.$Q71];[.$T71];[.$W71];[.$Z71];[.$AC71];[.$AF71];[.$AI71];[.$AL71];[.$AO71];[.$AR71])" table:style-name="ce1">
            <text:p>0,02</text:p>
          </table:table-cell>
          <table:table-cell office:value-type="float" office:value="1783" table:formula="of:=MIN([.$C71];[.$F71];[.$I71];[.$L71];[.$O71];[.$R71];[.$U71];[.$X71];[.$AA71];[.$AD71];[.$AG71];[.$AJ71];[.$AM71];[.$AP71];[.$AS71])" table:style-name="ce1">
            <text:p>1783</text:p>
          </table:table-cell>
          <table:table-cell office:value-type="float" office:value="31" table:formula="of:=MIN([.$D71];[.$G71];[.$J71];[.$M71];[.$P71];[.$S71];[.$V71];[.$Y71];[.$AB71];[.$AE71];[.$AH71];[.$AK71];[.$AN71];[.$AQ71];[.$AT71])" table:style-name="ce1">
            <text:p>31</text:p>
          </table:table-cell>
          <table:table-cell office:value-type="float" office:value="0.22" table:formula="of:=MEDIAN([.$B71];[.$E71];[.$H71];[.$K71];[.$N71];[.$Q71];[.$T71];[.$W71];[.$Z71];[.$AC71];[.$AF71];[.$AI71];[.$AL71];[.$AO71];[.$AR71])" table:style-name="ce1">
            <text:p>0,22</text:p>
          </table:table-cell>
          <table:table-cell office:value-type="float" office:value="11017" table:formula="of:=MEDIAN([.$C71];[.$F71];[.$I71];[.$L71];[.$O71];[.$R71];[.$U71];[.$X71];[.$AA71];[.$AD71];[.$AG71];[.$AJ71];[.$AM71];[.$AP71];[.$AS71])" table:style-name="ce1">
            <text:p>11017</text:p>
          </table:table-cell>
          <table:table-cell office:value-type="float" office:value="1237" table:formula="of:=MEDIAN([.$D71];[.$G71];[.$J71];[.$M71];[.$P71];[.$S71];[.$V71];[.$Y71];[.$AB71];[.$AE71];[.$AH71];[.$AK71];[.$AN71];[.$AQ71];[.$AT71])" table:style-name="ce1">
            <text:p>1237</text:p>
          </table:table-cell>
          <table:table-cell office:value-type="float" office:value="24.42" table:formula="of:=MAX([.$B71];[.$E71];[.$H71];[.$K71];[.$N71];[.$Q71];[.$T71];[.$W71];[.$Z71];[.$AC71];[.$AF71];[.$AI71];[.$AL71];[.$AO71];[.$AR71])" table:style-name="ce1">
            <text:p>24,42</text:p>
          </table:table-cell>
          <table:table-cell office:value-type="float" office:value="546445" table:formula="of:=MAX([.$C71];[.$F71];[.$I71];[.$L71];[.$O71];[.$R71];[.$U71];[.$X71];[.$AA71];[.$AD71];[.$AG71];[.$AJ71];[.$AM71];[.$AP71];[.$AS71])" table:style-name="ce1">
            <text:p>546445</text:p>
          </table:table-cell>
          <table:table-cell office:value-type="float" office:value="82046" table:formula="of:=MAX([.$D71];[.$G71];[.$J71];[.$M71];[.$P71];[.$S71];[.$V71];[.$Y71];[.$AB71];[.$AE71];[.$AH71];[.$AK71];[.$AN71];[.$AQ71];[.$AT71])" table:style-name="ce1">
            <text:p>8204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10_h26.lp</text:p>
          </table:table-cell>
          <table:table-cell office:value-type="float" office:value="0.06" table:style-name="ce1">
            <text:p>0,06</text:p>
          </table:table-cell>
          <table:table-cell office:value-type="float" office:value="8089" table:style-name="ce3">
            <text:p>8089</text:p>
          </table:table-cell>
          <table:table-cell office:value-type="float" office:value="88" table:style-name="ce1">
            <text:p>88</text:p>
          </table:table-cell>
          <table:table-cell office:value-type="float" office:value="0.02" table:style-name="ce1">
            <text:p>0,02</text:p>
          </table:table-cell>
          <table:table-cell office:value-type="float" office:value="729" table:style-name="ce1">
            <text:p>729</text:p>
          </table:table-cell>
          <table:table-cell office:value-type="float" office:value="22" table:style-name="ce1">
            <text:p>22</text:p>
          </table:table-cell>
          <table:table-cell office:value-type="float" office:value="0.04" table:style-name="ce1">
            <text:p>0,04</text:p>
          </table:table-cell>
          <table:table-cell office:value-type="float" office:value="2438" table:style-name="ce1">
            <text:p>2438</text:p>
          </table:table-cell>
          <table:table-cell office:value-type="float" office:value="149" table:style-name="ce1">
            <text:p>149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1">
            <text:p>1338</text:p>
          </table:table-cell>
          <table:table-cell office:value-type="float" office:value="243" table:style-name="ce3">
            <text:p>243</text:p>
          </table:table-cell>
          <table:table-cell office:value-type="float" office:value="0.01" table:style-name="ce1">
            <text:p>0,01</text:p>
          </table:table-cell>
          <table:table-cell office:value-type="float" office:value="204" table:style-name="ce1">
            <text:p>204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2319" table:style-name="ce1">
            <text:p>2319</text:p>
          </table:table-cell>
          <table:table-cell office:value-type="float" office:value="8" table:style-name="ce2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642" table:style-name="ce1">
            <text:p>642</text:p>
          </table:table-cell>
          <table:table-cell office:value-type="float" office:value="61" table:style-name="ce1">
            <text:p>61</text:p>
          </table:table-cell>
          <table:table-cell office:value-type="float" office:value="0.03" table:style-name="ce1">
            <text:p>0,03</text:p>
          </table:table-cell>
          <table:table-cell office:value-type="float" office:value="526" table:style-name="ce1">
            <text:p>526</text:p>
          </table:table-cell>
          <table:table-cell office:value-type="float" office:value="46" table:style-name="ce1">
            <text:p>46</text:p>
          </table:table-cell>
          <table:table-cell office:value-type="float" office:value="0.01" table:style-name="ce1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94" table:style-name="ce1">
            <text:p>194</text:p>
          </table:table-cell>
          <table:table-cell office:value-type="float" office:value="8" table:style-name="ce2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89" table:style-name="ce2">
            <text:p>189</text:p>
          </table:table-cell>
          <table:table-cell office:value-type="float" office:value="8" table:style-name="ce2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332" table:style-name="ce1">
            <text:p>332</text:p>
          </table:table-cell>
          <table:table-cell office:value-type="float" office:value="28" table:style-name="ce1">
            <text:p>28</text:p>
          </table:table-cell>
          <table:table-cell office:value-type="float" office:value="0.03" table:style-name="ce1">
            <text:p>0,03</text:p>
          </table:table-cell>
          <table:table-cell office:value-type="float" office:value="558" table:style-name="ce1">
            <text:p>558</text:p>
          </table:table-cell>
          <table:table-cell office:value-type="float" office:value="8" table:style-name="ce2">
            <text:p>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5087" table:style-name="ce1">
            <text:p>5087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204" table:style-name="ce1">
            <text:p>204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72];[.$E72];[.$H72];[.$K72];[.$N72];[.$Q72];[.$T72];[.$W72];[.$Z72];[.$AC72];[.$AF72];[.$AI72];[.$AL72];[.$AO72];[.$AR72])" table:style-name="ce1">
            <text:p>0,01</text:p>
          </table:table-cell>
          <table:table-cell office:value-type="float" office:value="189" table:formula="of:=MIN([.$C72];[.$F72];[.$I72];[.$L72];[.$O72];[.$R72];[.$U72];[.$X72];[.$AA72];[.$AD72];[.$AG72];[.$AJ72];[.$AM72];[.$AP72];[.$AS72])" table:style-name="ce1">
            <text:p>189</text:p>
          </table:table-cell>
          <table:table-cell office:value-type="float" office:value="8" table:formula="of:=MIN([.$D72];[.$G72];[.$J72];[.$M72];[.$P72];[.$S72];[.$V72];[.$Y72];[.$AB72];[.$AE72];[.$AH72];[.$AK72];[.$AN72];[.$AQ72];[.$AT72])" table:style-name="ce1">
            <text:p>8</text:p>
          </table:table-cell>
          <table:table-cell office:value-type="float" office:value="0.02" table:formula="of:=MEDIAN([.$B72];[.$E72];[.$H72];[.$K72];[.$N72];[.$Q72];[.$T72];[.$W72];[.$Z72];[.$AC72];[.$AF72];[.$AI72];[.$AL72];[.$AO72];[.$AR72])" table:style-name="ce1">
            <text:p>0,02</text:p>
          </table:table-cell>
          <table:table-cell office:value-type="float" office:value="558" table:formula="of:=MEDIAN([.$C72];[.$F72];[.$I72];[.$L72];[.$O72];[.$R72];[.$U72];[.$X72];[.$AA72];[.$AD72];[.$AG72];[.$AJ72];[.$AM72];[.$AP72];[.$AS72])" table:style-name="ce1">
            <text:p>558</text:p>
          </table:table-cell>
          <table:table-cell office:value-type="float" office:value="10" table:formula="of:=MEDIAN([.$D72];[.$G72];[.$J72];[.$M72];[.$P72];[.$S72];[.$V72];[.$Y72];[.$AB72];[.$AE72];[.$AH72];[.$AK72];[.$AN72];[.$AQ72];[.$AT72])" table:style-name="ce1">
            <text:p>10</text:p>
          </table:table-cell>
          <table:table-cell office:value-type="float" office:value="0.28000000000000003" table:formula="of:=MAX([.$B72];[.$E72];[.$H72];[.$K72];[.$N72];[.$Q72];[.$T72];[.$W72];[.$Z72];[.$AC72];[.$AF72];[.$AI72];[.$AL72];[.$AO72];[.$AR72])" table:style-name="ce1">
            <text:p>0,28</text:p>
          </table:table-cell>
          <table:table-cell office:value-type="float" office:value="8089" table:formula="of:=MAX([.$C72];[.$F72];[.$I72];[.$L72];[.$O72];[.$R72];[.$U72];[.$X72];[.$AA72];[.$AD72];[.$AG72];[.$AJ72];[.$AM72];[.$AP72];[.$AS72])" table:style-name="ce1">
            <text:p>8089</text:p>
          </table:table-cell>
          <table:table-cell office:value-type="float" office:value="243" table:formula="of:=MAX([.$D72];[.$G72];[.$J72];[.$M72];[.$P72];[.$S72];[.$V72];[.$Y72];[.$AB72];[.$AE72];[.$AH72];[.$AK72];[.$AN72];[.$AQ72];[.$AT72])" table:style-name="ce1">
            <text:p>24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1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3];[.$E73];[.$H73];[.$K73];[.$N73];[.$Q73];[.$T73];[.$W73];[.$Z73];[.$AC73];[.$AF73];[.$AI73];[.$AL73];[.$AO73];[.$AR73])" table:style-name="ce1">
            <text:p>0</text:p>
          </table:table-cell>
          <table:table-cell office:value-type="float" office:value="0" table:formula="of:=MIN([.$C73];[.$F73];[.$I73];[.$L73];[.$O73];[.$R73];[.$U73];[.$X73];[.$AA73];[.$AD73];[.$AG73];[.$AJ73];[.$AM73];[.$AP73];[.$AS73])" table:style-name="ce1">
            <text:p>0</text:p>
          </table:table-cell>
          <table:table-cell office:value-type="float" office:value="0" table:formula="of:=MIN([.$D73];[.$G73];[.$J73];[.$M73];[.$P73];[.$S73];[.$V73];[.$Y73];[.$AB73];[.$AE73];[.$AH73];[.$AK73];[.$AN73];[.$AQ73];[.$AT73])" table:style-name="ce1">
            <text:p>0</text:p>
          </table:table-cell>
          <table:table-cell office:value-type="float" office:value="0" table:formula="of:=MEDIAN([.$B73];[.$E73];[.$H73];[.$K73];[.$N73];[.$Q73];[.$T73];[.$W73];[.$Z73];[.$AC73];[.$AF73];[.$AI73];[.$AL73];[.$AO73];[.$AR73])" table:style-name="ce1">
            <text:p>0</text:p>
          </table:table-cell>
          <table:table-cell office:value-type="float" office:value="0" table:formula="of:=MEDIAN([.$C73];[.$F73];[.$I73];[.$L73];[.$O73];[.$R73];[.$U73];[.$X73];[.$AA73];[.$AD73];[.$AG73];[.$AJ73];[.$AM73];[.$AP73];[.$AS73])" table:style-name="ce1">
            <text:p>0</text:p>
          </table:table-cell>
          <table:table-cell office:value-type="float" office:value="0" table:formula="of:=MEDIAN([.$D73];[.$G73];[.$J73];[.$M73];[.$P73];[.$S73];[.$V73];[.$Y73];[.$AB73];[.$AE73];[.$AH73];[.$AK73];[.$AN73];[.$AQ73];[.$AT73])" table:style-name="ce1">
            <text:p>0</text:p>
          </table:table-cell>
          <table:table-cell office:value-type="float" office:value="0" table:formula="of:=MAX([.$B73];[.$E73];[.$H73];[.$K73];[.$N73];[.$Q73];[.$T73];[.$W73];[.$Z73];[.$AC73];[.$AF73];[.$AI73];[.$AL73];[.$AO73];[.$AR73])" table:style-name="ce1">
            <text:p>0</text:p>
          </table:table-cell>
          <table:table-cell office:value-type="float" office:value="15" table:formula="of:=MAX([.$C73];[.$F73];[.$I73];[.$L73];[.$O73];[.$R73];[.$U73];[.$X73];[.$AA73];[.$AD73];[.$AG73];[.$AJ73];[.$AM73];[.$AP73];[.$AS73])" table:style-name="ce1">
            <text:p>15</text:p>
          </table:table-cell>
          <table:table-cell office:value-type="float" office:value="0" table:formula="of:=MAX([.$D73];[.$G73];[.$J73];[.$M73];[.$P73];[.$S73];[.$V73];[.$Y73];[.$AB73];[.$AE73];[.$AH73];[.$AK73];[.$AN73];[.$AQ73];[.$AT7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2_h24.lp</text:p>
          </table:table-cell>
          <table:table-cell office:value-type="float" office:value="0" table:style-name="ce1">
            <text:p>0</text:p>
          </table:table-cell>
          <table:table-cell office:value-type="float" office:value="653" table:style-name="ce3">
            <text:p>653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4];[.$E74];[.$H74];[.$K74];[.$N74];[.$Q74];[.$T74];[.$W74];[.$Z74];[.$AC74];[.$AF74];[.$AI74];[.$AL74];[.$AO74];[.$AR74])" table:style-name="ce1">
            <text:p>0</text:p>
          </table:table-cell>
          <table:table-cell office:value-type="float" office:value="14" table:formula="of:=MIN([.$C74];[.$F74];[.$I74];[.$L74];[.$O74];[.$R74];[.$U74];[.$X74];[.$AA74];[.$AD74];[.$AG74];[.$AJ74];[.$AM74];[.$AP74];[.$AS74])" table:style-name="ce1">
            <text:p>14</text:p>
          </table:table-cell>
          <table:table-cell office:value-type="float" office:value="0" table:formula="of:=MIN([.$D74];[.$G74];[.$J74];[.$M74];[.$P74];[.$S74];[.$V74];[.$Y74];[.$AB74];[.$AE74];[.$AH74];[.$AK74];[.$AN74];[.$AQ74];[.$AT74])" table:style-name="ce1">
            <text:p>0</text:p>
          </table:table-cell>
          <table:table-cell office:value-type="float" office:value="0" table:formula="of:=MEDIAN([.$B74];[.$E74];[.$H74];[.$K74];[.$N74];[.$Q74];[.$T74];[.$W74];[.$Z74];[.$AC74];[.$AF74];[.$AI74];[.$AL74];[.$AO74];[.$AR74])" table:style-name="ce1">
            <text:p>0</text:p>
          </table:table-cell>
          <table:table-cell office:value-type="float" office:value="18" table:formula="of:=MEDIAN([.$C74];[.$F74];[.$I74];[.$L74];[.$O74];[.$R74];[.$U74];[.$X74];[.$AA74];[.$AD74];[.$AG74];[.$AJ74];[.$AM74];[.$AP74];[.$AS74])" table:style-name="ce1">
            <text:p>18</text:p>
          </table:table-cell>
          <table:table-cell office:value-type="float" office:value="0" table:formula="of:=MEDIAN([.$D74];[.$G74];[.$J74];[.$M74];[.$P74];[.$S74];[.$V74];[.$Y74];[.$AB74];[.$AE74];[.$AH74];[.$AK74];[.$AN74];[.$AQ74];[.$AT74])" table:style-name="ce1">
            <text:p>0</text:p>
          </table:table-cell>
          <table:table-cell office:value-type="float" office:value="0.02" table:formula="of:=MAX([.$B74];[.$E74];[.$H74];[.$K74];[.$N74];[.$Q74];[.$T74];[.$W74];[.$Z74];[.$AC74];[.$AF74];[.$AI74];[.$AL74];[.$AO74];[.$AR74])" table:style-name="ce1">
            <text:p>0,02</text:p>
          </table:table-cell>
          <table:table-cell office:value-type="float" office:value="653" table:formula="of:=MAX([.$C74];[.$F74];[.$I74];[.$L74];[.$O74];[.$R74];[.$U74];[.$X74];[.$AA74];[.$AD74];[.$AG74];[.$AJ74];[.$AM74];[.$AP74];[.$AS74])" table:style-name="ce1">
            <text:p>653</text:p>
          </table:table-cell>
          <table:table-cell office:value-type="float" office:value="16" table:formula="of:=MAX([.$D74];[.$G74];[.$J74];[.$M74];[.$P74];[.$S74];[.$V74];[.$Y74];[.$AB74];[.$AE74];[.$AH74];[.$AK74];[.$AN74];[.$AQ74];[.$AT74])" table:style-name="ce1">
            <text:p>1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3_h36.lp</text:p>
          </table:table-cell>
          <table:table-cell office:value-type="float" office:value="0.02" table:style-name="ce1">
            <text:p>0,02</text:p>
          </table:table-cell>
          <table:table-cell office:value-type="float" office:value="2787" table:style-name="ce3">
            <text:p>2787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79" table:style-name="ce1">
            <text:p>379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624" table:style-name="ce1">
            <text:p>62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2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55" table:style-name="ce1">
            <text:p>255</text:p>
          </table:table-cell>
          <table:table-cell office:value-type="float" office:value="4" table:style-name="ce1">
            <text:p>4</text:p>
          </table:table-cell>
          <table:table-cell office:value-type="float" office:value="0.06" table:style-name="ce1">
            <text:p>0,06</text:p>
          </table:table-cell>
          <table:table-cell office:value-type="float" office:value="1134" table:style-name="ce1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75];[.$E75];[.$H75];[.$K75];[.$N75];[.$Q75];[.$T75];[.$W75];[.$Z75];[.$AC75];[.$AF75];[.$AI75];[.$AL75];[.$AO75];[.$AR75])" table:style-name="ce1">
            <text:p>0</text:p>
          </table:table-cell>
          <table:table-cell office:value-type="float" office:value="59" table:formula="of:=MIN([.$C75];[.$F75];[.$I75];[.$L75];[.$O75];[.$R75];[.$U75];[.$X75];[.$AA75];[.$AD75];[.$AG75];[.$AJ75];[.$AM75];[.$AP75];[.$AS75])" table:style-name="ce1">
            <text:p>59</text:p>
          </table:table-cell>
          <table:table-cell office:value-type="float" office:value="1" table:formula="of:=MIN([.$D75];[.$G75];[.$J75];[.$M75];[.$P75];[.$S75];[.$V75];[.$Y75];[.$AB75];[.$AE75];[.$AH75];[.$AK75];[.$AN75];[.$AQ75];[.$AT75])" table:style-name="ce1">
            <text:p>1</text:p>
          </table:table-cell>
          <table:table-cell office:value-type="float" office:value="0.01" table:formula="of:=MEDIAN([.$B75];[.$E75];[.$H75];[.$K75];[.$N75];[.$Q75];[.$T75];[.$W75];[.$Z75];[.$AC75];[.$AF75];[.$AI75];[.$AL75];[.$AO75];[.$AR75])" table:style-name="ce1">
            <text:p>0,01</text:p>
          </table:table-cell>
          <table:table-cell office:value-type="float" office:value="106" table:formula="of:=MEDIAN([.$C75];[.$F75];[.$I75];[.$L75];[.$O75];[.$R75];[.$U75];[.$X75];[.$AA75];[.$AD75];[.$AG75];[.$AJ75];[.$AM75];[.$AP75];[.$AS75])" table:style-name="ce1">
            <text:p>106</text:p>
          </table:table-cell>
          <table:table-cell office:value-type="float" office:value="1" table:formula="of:=MEDIAN([.$D75];[.$G75];[.$J75];[.$M75];[.$P75];[.$S75];[.$V75];[.$Y75];[.$AB75];[.$AE75];[.$AH75];[.$AK75];[.$AN75];[.$AQ75];[.$AT75])" table:style-name="ce1">
            <text:p>1</text:p>
          </table:table-cell>
          <table:table-cell office:value-type="float" office:value="0.06" table:formula="of:=MAX([.$B75];[.$E75];[.$H75];[.$K75];[.$N75];[.$Q75];[.$T75];[.$W75];[.$Z75];[.$AC75];[.$AF75];[.$AI75];[.$AL75];[.$AO75];[.$AR75])" table:style-name="ce1">
            <text:p>0,06</text:p>
          </table:table-cell>
          <table:table-cell office:value-type="float" office:value="2787" table:formula="of:=MAX([.$C75];[.$F75];[.$I75];[.$L75];[.$O75];[.$R75];[.$U75];[.$X75];[.$AA75];[.$AD75];[.$AG75];[.$AJ75];[.$AM75];[.$AP75];[.$AS75])" table:style-name="ce1">
            <text:p>2787</text:p>
          </table:table-cell>
          <table:table-cell office:value-type="float" office:value="42" table:formula="of:=MAX([.$D75];[.$G75];[.$J75];[.$M75];[.$P75];[.$S75];[.$V75];[.$Y75];[.$AB75];[.$AE75];[.$AH75];[.$AK75];[.$AN75];[.$AQ75];[.$AT75])" table:style-name="ce1">
            <text:p>4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4_h16.lp</text:p>
          </table:table-cell>
          <table:table-cell office:value-type="float" office:value="0.01" table:style-name="ce1">
            <text:p>0,01</text:p>
          </table:table-cell>
          <table:table-cell office:value-type="float" office:value="248" table:style-name="ce1">
            <text:p>248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32" table:style-name="ce1">
            <text:p>23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41" table:style-name="ce1">
            <text:p>141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3">
            <text:p>9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76];[.$E76];[.$H76];[.$K76];[.$N76];[.$Q76];[.$T76];[.$W76];[.$Z76];[.$AC76];[.$AF76];[.$AI76];[.$AL76];[.$AO76];[.$AR76])" table:style-name="ce1">
            <text:p>0</text:p>
          </table:table-cell>
          <table:table-cell office:value-type="float" office:value="47" table:formula="of:=MIN([.$C76];[.$F76];[.$I76];[.$L76];[.$O76];[.$R76];[.$U76];[.$X76];[.$AA76];[.$AD76];[.$AG76];[.$AJ76];[.$AM76];[.$AP76];[.$AS76])" table:style-name="ce1">
            <text:p>47</text:p>
          </table:table-cell>
          <table:table-cell office:value-type="float" office:value="1" table:formula="of:=MIN([.$D76];[.$G76];[.$J76];[.$M76];[.$P76];[.$S76];[.$V76];[.$Y76];[.$AB76];[.$AE76];[.$AH76];[.$AK76];[.$AN76];[.$AQ76];[.$AT76])" table:style-name="ce1">
            <text:p>1</text:p>
          </table:table-cell>
          <table:table-cell office:value-type="float" office:value="0" table:formula="of:=MEDIAN([.$B76];[.$E76];[.$H76];[.$K76];[.$N76];[.$Q76];[.$T76];[.$W76];[.$Z76];[.$AC76];[.$AF76];[.$AI76];[.$AL76];[.$AO76];[.$AR76])" table:style-name="ce1">
            <text:p>0</text:p>
          </table:table-cell>
          <table:table-cell office:value-type="float" office:value="72" table:formula="of:=MEDIAN([.$C76];[.$F76];[.$I76];[.$L76];[.$O76];[.$R76];[.$U76];[.$X76];[.$AA76];[.$AD76];[.$AG76];[.$AJ76];[.$AM76];[.$AP76];[.$AS76])" table:style-name="ce1">
            <text:p>72</text:p>
          </table:table-cell>
          <table:table-cell office:value-type="float" office:value="4" table:formula="of:=MEDIAN([.$D76];[.$G76];[.$J76];[.$M76];[.$P76];[.$S76];[.$V76];[.$Y76];[.$AB76];[.$AE76];[.$AH76];[.$AK76];[.$AN76];[.$AQ76];[.$AT76])" table:style-name="ce1">
            <text:p>4</text:p>
          </table:table-cell>
          <table:table-cell office:value-type="float" office:value="0.03" table:formula="of:=MAX([.$B76];[.$E76];[.$H76];[.$K76];[.$N76];[.$Q76];[.$T76];[.$W76];[.$Z76];[.$AC76];[.$AF76];[.$AI76];[.$AL76];[.$AO76];[.$AR76])" table:style-name="ce1">
            <text:p>0,03</text:p>
          </table:table-cell>
          <table:table-cell office:value-type="float" office:value="917" table:formula="of:=MAX([.$C76];[.$F76];[.$I76];[.$L76];[.$O76];[.$R76];[.$U76];[.$X76];[.$AA76];[.$AD76];[.$AG76];[.$AJ76];[.$AM76];[.$AP76];[.$AS76])" table:style-name="ce1">
            <text:p>917</text:p>
          </table:table-cell>
          <table:table-cell office:value-type="float" office:value="37" table:formula="of:=MAX([.$D76];[.$G76];[.$J76];[.$M76];[.$P76];[.$S76];[.$V76];[.$Y76];[.$AB76];[.$AE76];[.$AH76];[.$AK76];[.$AN76];[.$AQ76];[.$AT76])" table:style-name="ce1">
            <text:p>3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5_h19.lp</text:p>
          </table:table-cell>
          <table:table-cell office:value-type="float" office:value="0.02" table:style-name="ce1">
            <text:p>0,02</text:p>
          </table:table-cell>
          <table:table-cell office:value-type="float" office:value="535" table:style-name="ce1">
            <text:p>535</text:p>
          </table:table-cell>
          <table:table-cell office:value-type="float" office:value="105" table:style-name="ce1">
            <text:p>105</text:p>
          </table:table-cell>
          <table:table-cell office:value-type="float" office:value="0.02" table:style-name="ce1">
            <text:p>0,02</text:p>
          </table:table-cell>
          <table:table-cell office:value-type="float" office:value="373" table:style-name="ce1">
            <text:p>373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94" table:style-name="ce1">
            <text:p>94</text:p>
          </table:table-cell>
          <table:table-cell office:value-type="float" office:value="0.01" table:style-name="ce1">
            <text:p>0,01</text:p>
          </table:table-cell>
          <table:table-cell office:value-type="float" office:value="127" table:style-name="ce1">
            <text:p>127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813" table:style-name="ce1">
            <text:p>813</text:p>
          </table:table-cell>
          <table:table-cell office:value-type="float" office:value="93" table:style-name="ce1">
            <text:p>93</text:p>
          </table:table-cell>
          <table:table-cell office:value-type="float" office:value="0.01" table:style-name="ce1">
            <text:p>0,01</text:p>
          </table:table-cell>
          <table:table-cell office:value-type="float" office:value="141" table:style-name="ce1">
            <text:p>141</text:p>
          </table:table-cell>
          <table:table-cell office:value-type="float" office:value="26" table:style-name="ce1">
            <text:p>26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1">
            <text:p>30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31" table:style-name="ce1">
            <text:p>131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27" table:style-name="ce1">
            <text:p>127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368" table:style-name="ce1">
            <text:p>368</text:p>
          </table:table-cell>
          <table:table-cell office:value-type="float" office:value="115" table:style-name="ce1">
            <text:p>115</text:p>
          </table:table-cell>
          <table:table-cell office:value-type="float" office:value="0.03" table:style-name="ce1">
            <text:p>0,03</text:p>
          </table:table-cell>
          <table:table-cell office:value-type="float" office:value="411" table:style-name="ce1">
            <text:p>411</text:p>
          </table:table-cell>
          <table:table-cell office:value-type="float" office:value="109" table:style-name="ce1">
            <text:p>10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68" table:style-name="ce3">
            <text:p>1968</text:p>
          </table:table-cell>
          <table:table-cell office:value-type="float" office:value="132" table:style-name="ce3">
            <text:p>132</text:p>
          </table:table-cell>
          <table:table-cell office:value-type="float" office:value="0.01" table:style-name="ce1">
            <text:p>0,01</text:p>
          </table:table-cell>
          <table:table-cell office:value-type="float" office:value="127" table:style-name="ce1">
            <text:p>127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MIN([.$B77];[.$E77];[.$H77];[.$K77];[.$N77];[.$Q77];[.$T77];[.$W77];[.$Z77];[.$AC77];[.$AF77];[.$AI77];[.$AL77];[.$AO77];[.$AR77])" table:style-name="ce1">
            <text:p>0</text:p>
          </table:table-cell>
          <table:table-cell office:value-type="float" office:value="65" table:formula="of:=MIN([.$C77];[.$F77];[.$I77];[.$L77];[.$O77];[.$R77];[.$U77];[.$X77];[.$AA77];[.$AD77];[.$AG77];[.$AJ77];[.$AM77];[.$AP77];[.$AS77])" table:style-name="ce1">
            <text:p>65</text:p>
          </table:table-cell>
          <table:table-cell office:value-type="float" office:value="0" table:formula="of:=MIN([.$D77];[.$G77];[.$J77];[.$M77];[.$P77];[.$S77];[.$V77];[.$Y77];[.$AB77];[.$AE77];[.$AH77];[.$AK77];[.$AN77];[.$AQ77];[.$AT77])" table:style-name="ce1">
            <text:p>0</text:p>
          </table:table-cell>
          <table:table-cell office:value-type="float" office:value="0.01" table:formula="of:=MEDIAN([.$B77];[.$E77];[.$H77];[.$K77];[.$N77];[.$Q77];[.$T77];[.$W77];[.$Z77];[.$AC77];[.$AF77];[.$AI77];[.$AL77];[.$AO77];[.$AR77])" table:style-name="ce1">
            <text:p>0,01</text:p>
          </table:table-cell>
          <table:table-cell office:value-type="float" office:value="148" table:formula="of:=MEDIAN([.$C77];[.$F77];[.$I77];[.$L77];[.$O77];[.$R77];[.$U77];[.$X77];[.$AA77];[.$AD77];[.$AG77];[.$AJ77];[.$AM77];[.$AP77];[.$AS77])" table:style-name="ce1">
            <text:p>148</text:p>
          </table:table-cell>
          <table:table-cell office:value-type="float" office:value="30" table:formula="of:=MEDIAN([.$D77];[.$G77];[.$J77];[.$M77];[.$P77];[.$S77];[.$V77];[.$Y77];[.$AB77];[.$AE77];[.$AH77];[.$AK77];[.$AN77];[.$AQ77];[.$AT77])" table:style-name="ce1">
            <text:p>30</text:p>
          </table:table-cell>
          <table:table-cell office:value-type="float" office:value="7.0000000000000007E-2" table:formula="of:=MAX([.$B77];[.$E77];[.$H77];[.$K77];[.$N77];[.$Q77];[.$T77];[.$W77];[.$Z77];[.$AC77];[.$AF77];[.$AI77];[.$AL77];[.$AO77];[.$AR77])" table:style-name="ce1">
            <text:p>0,07</text:p>
          </table:table-cell>
          <table:table-cell office:value-type="float" office:value="1968" table:formula="of:=MAX([.$C77];[.$F77];[.$I77];[.$L77];[.$O77];[.$R77];[.$U77];[.$X77];[.$AA77];[.$AD77];[.$AG77];[.$AJ77];[.$AM77];[.$AP77];[.$AS77])" table:style-name="ce1">
            <text:p>1968</text:p>
          </table:table-cell>
          <table:table-cell office:value-type="float" office:value="132" table:formula="of:=MAX([.$D77];[.$G77];[.$J77];[.$M77];[.$P77];[.$S77];[.$V77];[.$Y77];[.$AB77];[.$AE77];[.$AH77];[.$AK77];[.$AN77];[.$AQ77];[.$AT77])" table:style-name="ce1">
            <text:p>13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6_h18.lp</text:p>
          </table:table-cell>
          <table:table-cell office:value-type="float" office:value="0.02" table:style-name="ce1">
            <text:p>0,02</text:p>
          </table:table-cell>
          <table:table-cell office:value-type="float" office:value="1179" table:style-name="ce3">
            <text:p>1179</text:p>
          </table:table-cell>
          <table:table-cell office:value-type="float" office:value="67" table:style-name="ce3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06" table:style-name="ce1">
            <text:p>20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43" table:style-name="ce1">
            <text:p>4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2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2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09" table:style-name="ce1">
            <text:p>10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797" table:style-name="ce1">
            <text:p>79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78];[.$E78];[.$H78];[.$K78];[.$N78];[.$Q78];[.$T78];[.$W78];[.$Z78];[.$AC78];[.$AF78];[.$AI78];[.$AL78];[.$AO78];[.$AR78])" table:style-name="ce1">
            <text:p>0</text:p>
          </table:table-cell>
          <table:table-cell office:value-type="float" office:value="69" table:formula="of:=MIN([.$C78];[.$F78];[.$I78];[.$L78];[.$O78];[.$R78];[.$U78];[.$X78];[.$AA78];[.$AD78];[.$AG78];[.$AJ78];[.$AM78];[.$AP78];[.$AS78])" table:style-name="ce1">
            <text:p>69</text:p>
          </table:table-cell>
          <table:table-cell office:value-type="float" office:value="2" table:formula="of:=MIN([.$D78];[.$G78];[.$J78];[.$M78];[.$P78];[.$S78];[.$V78];[.$Y78];[.$AB78];[.$AE78];[.$AH78];[.$AK78];[.$AN78];[.$AQ78];[.$AT78])" table:style-name="ce1">
            <text:p>2</text:p>
          </table:table-cell>
          <table:table-cell office:value-type="float" office:value="0.01" table:formula="of:=MEDIAN([.$B78];[.$E78];[.$H78];[.$K78];[.$N78];[.$Q78];[.$T78];[.$W78];[.$Z78];[.$AC78];[.$AF78];[.$AI78];[.$AL78];[.$AO78];[.$AR78])" table:style-name="ce1">
            <text:p>0,01</text:p>
          </table:table-cell>
          <table:table-cell office:value-type="float" office:value="117" table:formula="of:=MEDIAN([.$C78];[.$F78];[.$I78];[.$L78];[.$O78];[.$R78];[.$U78];[.$X78];[.$AA78];[.$AD78];[.$AG78];[.$AJ78];[.$AM78];[.$AP78];[.$AS78])" table:style-name="ce1">
            <text:p>117</text:p>
          </table:table-cell>
          <table:table-cell office:value-type="float" office:value="4" table:formula="of:=MEDIAN([.$D78];[.$G78];[.$J78];[.$M78];[.$P78];[.$S78];[.$V78];[.$Y78];[.$AB78];[.$AE78];[.$AH78];[.$AK78];[.$AN78];[.$AQ78];[.$AT78])" table:style-name="ce1">
            <text:p>4</text:p>
          </table:table-cell>
          <table:table-cell office:value-type="float" office:value="0.05" table:formula="of:=MAX([.$B78];[.$E78];[.$H78];[.$K78];[.$N78];[.$Q78];[.$T78];[.$W78];[.$Z78];[.$AC78];[.$AF78];[.$AI78];[.$AL78];[.$AO78];[.$AR78])" table:style-name="ce1">
            <text:p>0,05</text:p>
          </table:table-cell>
          <table:table-cell office:value-type="float" office:value="1179" table:formula="of:=MAX([.$C78];[.$F78];[.$I78];[.$L78];[.$O78];[.$R78];[.$U78];[.$X78];[.$AA78];[.$AD78];[.$AG78];[.$AJ78];[.$AM78];[.$AP78];[.$AS78])" table:style-name="ce1">
            <text:p>1179</text:p>
          </table:table-cell>
          <table:table-cell office:value-type="float" office:value="67" table:formula="of:=MAX([.$D78];[.$G78];[.$J78];[.$M78];[.$P78];[.$S78];[.$V78];[.$Y78];[.$AB78];[.$AE78];[.$AH78];[.$AK78];[.$AN78];[.$AQ78];[.$AT78])" table:style-name="ce1">
            <text:p>6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7_h38.lp</text:p>
          </table:table-cell>
          <table:table-cell office:value-type="float" office:value="0.04" table:style-name="ce1">
            <text:p>0,04</text:p>
          </table:table-cell>
          <table:table-cell office:value-type="float" office:value="6850" table:style-name="ce1">
            <text:p>6850</text:p>
          </table:table-cell>
          <table:table-cell office:value-type="float" office:value="31" table:style-name="ce1">
            <text:p>31</text:p>
          </table:table-cell>
          <table:table-cell office:value-type="float" office:value="0.04" table:style-name="ce1">
            <text:p>0,04</text:p>
          </table:table-cell>
          <table:table-cell office:value-type="float" office:value="957" table:style-name="ce1">
            <text:p>957</text:p>
          </table:table-cell>
          <table:table-cell office:value-type="float" office:value="80" table:style-name="ce1">
            <text:p>80</text:p>
          </table:table-cell>
          <table:table-cell office:value-type="float" office:value="0.02" table:style-name="ce1">
            <text:p>0,02</text:p>
          </table:table-cell>
          <table:table-cell office:value-type="float" office:value="1404" table:style-name="ce1">
            <text:p>1404</text:p>
          </table:table-cell>
          <table:table-cell office:value-type="float" office:value="9" table:style-name="ce2">
            <text:p>9</text:p>
          </table:table-cell>
          <table:table-cell office:value-type="float" office:value="0.04" table:style-name="ce1">
            <text:p>0,04</text:p>
          </table:table-cell>
          <table:table-cell office:value-type="float" office:value="416" table:style-name="ce1">
            <text:p>416</text:p>
          </table:table-cell>
          <table:table-cell office:value-type="float" office:value="49" table:style-name="ce1">
            <text:p>49</text:p>
          </table:table-cell>
          <table:table-cell office:value-type="float" office:value="0.01" table:style-name="ce1">
            <text:p>0,01</text:p>
          </table:table-cell>
          <table:table-cell office:value-type="float" office:value="348" table:style-name="ce1">
            <text:p>348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1282" table:style-name="ce1">
            <text:p>1282</text:p>
          </table:table-cell>
          <table:table-cell office:value-type="float" office:value="12" table:style-name="ce1">
            <text:p>12</text:p>
          </table:table-cell>
          <table:table-cell office:value-type="float" office:value="0.06" table:style-name="ce1">
            <text:p>0,06</text:p>
          </table:table-cell>
          <table:table-cell office:value-type="float" office:value="676" table:style-name="ce1">
            <text:p>676</text:p>
          </table:table-cell>
          <table:table-cell office:value-type="float" office:value="56" table:style-name="ce1">
            <text:p>56</text:p>
          </table:table-cell>
          <table:table-cell office:value-type="float" office:value="0.03" table:style-name="ce1">
            <text:p>0,03</text:p>
          </table:table-cell>
          <table:table-cell office:value-type="float" office:value="209" table:style-name="ce2">
            <text:p>209</text:p>
          </table:table-cell>
          <table:table-cell office:value-type="float" office:value="31" table:style-name="ce1">
            <text:p>31</text:p>
          </table:table-cell>
          <table:table-cell office:value-type="float" office:value="0.01" table:style-name="ce1">
            <text:p>0,01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25" table:style-name="ce1">
            <text:p>25</text:p>
          </table:table-cell>
          <table:table-cell office:value-type="float" office:value="0.02" table:style-name="ce1">
            <text:p>0,02</text:p>
          </table:table-cell>
          <table:table-cell office:value-type="float" office:value="273" table:style-name="ce1">
            <text:p>273</text:p>
          </table:table-cell>
          <table:table-cell office:value-type="float" office:value="14" table:style-name="ce1">
            <text:p>14</text:p>
          </table:table-cell>
          <table:table-cell office:value-type="float" office:value="0.06" table:style-name="ce1">
            <text:p>0,06</text:p>
          </table:table-cell>
          <table:table-cell office:value-type="float" office:value="1295" table:style-name="ce1">
            <text:p>1295</text:p>
          </table:table-cell>
          <table:table-cell office:value-type="float" office:value="175" table:style-name="ce1">
            <text:p>175</text:p>
          </table:table-cell>
          <table:table-cell office:value-type="float" office:value="0.04" table:style-name="ce1">
            <text:p>0,04</text:p>
          </table:table-cell>
          <table:table-cell office:value-type="float" office:value="545" table:style-name="ce1">
            <text:p>545</text:p>
          </table:table-cell>
          <table:table-cell office:value-type="float" office:value="14" table:style-name="ce1">
            <text:p>14</text:p>
          </table:table-cell>
          <table:table-cell office:value-type="float" office:value="1.24" table:style-name="ce1">
            <text:p>1,24</text:p>
          </table:table-cell>
          <table:table-cell office:value-type="float" office:value="25147" table:style-name="ce3">
            <text:p>25147</text:p>
          </table:table-cell>
          <table:table-cell office:value-type="float" office:value="628" table:style-name="ce3">
            <text:p>628</text:p>
          </table:table-cell>
          <table:table-cell office:value-type="float" office:value="0.02" table:style-name="ce1">
            <text:p>0,02</text:p>
          </table:table-cell>
          <table:table-cell office:value-type="float" office:value="352" table:style-name="ce1">
            <text:p>352</text:p>
          </table:table-cell>
          <table:table-cell office:value-type="float" office:value="18" table:style-name="ce1">
            <text:p>18</text:p>
          </table:table-cell>
          <table:table-cell office:value-type="float" office:value="0.01" table:formula="of:=MIN([.$B79];[.$E79];[.$H79];[.$K79];[.$N79];[.$Q79];[.$T79];[.$W79];[.$Z79];[.$AC79];[.$AF79];[.$AI79];[.$AL79];[.$AO79];[.$AR79])" table:style-name="ce1">
            <text:p>0,01</text:p>
          </table:table-cell>
          <table:table-cell office:value-type="float" office:value="209" table:formula="of:=MIN([.$C79];[.$F79];[.$I79];[.$L79];[.$O79];[.$R79];[.$U79];[.$X79];[.$AA79];[.$AD79];[.$AG79];[.$AJ79];[.$AM79];[.$AP79];[.$AS79])" table:style-name="ce1">
            <text:p>209</text:p>
          </table:table-cell>
          <table:table-cell office:value-type="float" office:value="9" table:formula="of:=MIN([.$D79];[.$G79];[.$J79];[.$M79];[.$P79];[.$S79];[.$V79];[.$Y79];[.$AB79];[.$AE79];[.$AH79];[.$AK79];[.$AN79];[.$AQ79];[.$AT79])" table:style-name="ce1">
            <text:p>9</text:p>
          </table:table-cell>
          <table:table-cell office:value-type="float" office:value="0.03" table:formula="of:=MEDIAN([.$B79];[.$E79];[.$H79];[.$K79];[.$N79];[.$Q79];[.$T79];[.$W79];[.$Z79];[.$AC79];[.$AF79];[.$AI79];[.$AL79];[.$AO79];[.$AR79])" table:style-name="ce1">
            <text:p>0,03</text:p>
          </table:table-cell>
          <table:table-cell office:value-type="float" office:value="545" table:formula="of:=MEDIAN([.$C79];[.$F79];[.$I79];[.$L79];[.$O79];[.$R79];[.$U79];[.$X79];[.$AA79];[.$AD79];[.$AG79];[.$AJ79];[.$AM79];[.$AP79];[.$AS79])" table:style-name="ce1">
            <text:p>545</text:p>
          </table:table-cell>
          <table:table-cell office:value-type="float" office:value="25" table:formula="of:=MEDIAN([.$D79];[.$G79];[.$J79];[.$M79];[.$P79];[.$S79];[.$V79];[.$Y79];[.$AB79];[.$AE79];[.$AH79];[.$AK79];[.$AN79];[.$AQ79];[.$AT79])" table:style-name="ce1">
            <text:p>25</text:p>
          </table:table-cell>
          <table:table-cell office:value-type="float" office:value="1.24" table:formula="of:=MAX([.$B79];[.$E79];[.$H79];[.$K79];[.$N79];[.$Q79];[.$T79];[.$W79];[.$Z79];[.$AC79];[.$AF79];[.$AI79];[.$AL79];[.$AO79];[.$AR79])" table:style-name="ce1">
            <text:p>1,24</text:p>
          </table:table-cell>
          <table:table-cell office:value-type="float" office:value="25147" table:formula="of:=MAX([.$C79];[.$F79];[.$I79];[.$L79];[.$O79];[.$R79];[.$U79];[.$X79];[.$AA79];[.$AD79];[.$AG79];[.$AJ79];[.$AM79];[.$AP79];[.$AS79])" table:style-name="ce1">
            <text:p>25147</text:p>
          </table:table-cell>
          <table:table-cell office:value-type="float" office:value="628" table:formula="of:=MAX([.$D79];[.$G79];[.$J79];[.$M79];[.$P79];[.$S79];[.$V79];[.$Y79];[.$AB79];[.$AE79];[.$AH79];[.$AK79];[.$AN79];[.$AQ79];[.$AT79])" table:style-name="ce1">
            <text:p>62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8_h28.lp</text:p>
          </table:table-cell>
          <table:table-cell office:value-type="float" office:value="0.06" table:style-name="ce1">
            <text:p>0,06</text:p>
          </table:table-cell>
          <table:table-cell office:value-type="float" office:value="2223" table:style-name="ce1">
            <text:p>2223</text:p>
          </table:table-cell>
          <table:table-cell office:value-type="float" office:value="75" table:style-name="ce1">
            <text:p>75</text:p>
          </table:table-cell>
          <table:table-cell office:value-type="float" office:value="0.03" table:style-name="ce1">
            <text:p>0,03</text:p>
          </table:table-cell>
          <table:table-cell office:value-type="float" office:value="590" table:style-name="ce1">
            <text:p>590</text:p>
          </table:table-cell>
          <table:table-cell office:value-type="float" office:value="30" table:style-name="ce1">
            <text:p>30</text:p>
          </table:table-cell>
          <table:table-cell office:value-type="float" office:value="0.02" table:style-name="ce1">
            <text:p>0,02</text:p>
          </table:table-cell>
          <table:table-cell office:value-type="float" office:value="1061" table:style-name="ce1">
            <text:p>1061</text:p>
          </table:table-cell>
          <table:table-cell office:value-type="float" office:value="34" table:style-name="ce1">
            <text:p>34</text:p>
          </table:table-cell>
          <table:table-cell office:value-type="float" office:value="0.02" table:style-name="ce1">
            <text:p>0,02</text:p>
          </table:table-cell>
          <table:table-cell office:value-type="float" office:value="196" table:style-name="ce1">
            <text:p>196</text:p>
          </table:table-cell>
          <table:table-cell office:value-type="float" office:value="19" table:style-name="ce1">
            <text:p>19</text:p>
          </table:table-cell>
          <table:table-cell office:value-type="float" office:value="0.01" table:style-name="ce1">
            <text:p>0,01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217" table:style-name="ce1">
            <text:p>1217</text:p>
          </table:table-cell>
          <table:table-cell office:value-type="float" office:value="23" table:style-name="ce1">
            <text:p>23</text:p>
          </table:table-cell>
          <table:table-cell office:value-type="float" office:value="0.04" table:style-name="ce1">
            <text:p>0,04</text:p>
          </table:table-cell>
          <table:table-cell office:value-type="float" office:value="639" table:style-name="ce1">
            <text:p>639</text:p>
          </table:table-cell>
          <table:table-cell office:value-type="float" office:value="61" table:style-name="ce1">
            <text:p>61</text:p>
          </table:table-cell>
          <table:table-cell office:value-type="float" office:value="0.06" table:style-name="ce1">
            <text:p>0,06</text:p>
          </table:table-cell>
          <table:table-cell office:value-type="float" office:value="893" table:style-name="ce1">
            <text:p>893</text:p>
          </table:table-cell>
          <table:table-cell office:value-type="float" office:value="78" table:style-name="ce1">
            <text:p>78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99" table:style-name="ce2">
            <text:p>99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1">
            <text:p>0,11</text:p>
          </table:table-cell>
          <table:table-cell office:value-type="float" office:value="1864" table:style-name="ce1">
            <text:p>1864</text:p>
          </table:table-cell>
          <table:table-cell office:value-type="float" office:value="117" table:style-name="ce1">
            <text:p>117</text:p>
          </table:table-cell>
          <table:table-cell office:value-type="float" office:value="0.03" table:style-name="ce1">
            <text:p>0,03</text:p>
          </table:table-cell>
          <table:table-cell office:value-type="float" office:value="333" table:style-name="ce1">
            <text:p>333</text:p>
          </table:table-cell>
          <table:table-cell office:value-type="float" office:value="1" table:style-name="ce2">
            <text:p>1</text:p>
          </table:table-cell>
          <table:table-cell office:value-type="float" office:value="0.47" table:style-name="ce1">
            <text:p>0,47</text:p>
          </table:table-cell>
          <table:table-cell office:value-type="float" office:value="13870" table:style-name="ce3">
            <text:p>13870</text:p>
          </table:table-cell>
          <table:table-cell office:value-type="float" office:value="409" table:style-name="ce3">
            <text:p>409</text:p>
          </table:table-cell>
          <table:table-cell office:value-type="float" office:value="0.01" table:style-name="ce1">
            <text:p>0,01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2">
            <text:p>1</text:p>
          </table:table-cell>
          <table:table-cell office:value-type="float" office:value="0.01" table:formula="of:=MIN([.$B80];[.$E80];[.$H80];[.$K80];[.$N80];[.$Q80];[.$T80];[.$W80];[.$Z80];[.$AC80];[.$AF80];[.$AI80];[.$AL80];[.$AO80];[.$AR80])" table:style-name="ce1">
            <text:p>0,01</text:p>
          </table:table-cell>
          <table:table-cell office:value-type="float" office:value="99" table:formula="of:=MIN([.$C80];[.$F80];[.$I80];[.$L80];[.$O80];[.$R80];[.$U80];[.$X80];[.$AA80];[.$AD80];[.$AG80];[.$AJ80];[.$AM80];[.$AP80];[.$AS80])" table:style-name="ce1">
            <text:p>99</text:p>
          </table:table-cell>
          <table:table-cell office:value-type="float" office:value="1" table:formula="of:=MIN([.$D80];[.$G80];[.$J80];[.$M80];[.$P80];[.$S80];[.$V80];[.$Y80];[.$AB80];[.$AE80];[.$AH80];[.$AK80];[.$AN80];[.$AQ80];[.$AT80])" table:style-name="ce1">
            <text:p>1</text:p>
          </table:table-cell>
          <table:table-cell office:value-type="float" office:value="0.02" table:formula="of:=MEDIAN([.$B80];[.$E80];[.$H80];[.$K80];[.$N80];[.$Q80];[.$T80];[.$W80];[.$Z80];[.$AC80];[.$AF80];[.$AI80];[.$AL80];[.$AO80];[.$AR80])" table:style-name="ce1">
            <text:p>0,02</text:p>
          </table:table-cell>
          <table:table-cell office:value-type="float" office:value="590" table:formula="of:=MEDIAN([.$C80];[.$F80];[.$I80];[.$L80];[.$O80];[.$R80];[.$U80];[.$X80];[.$AA80];[.$AD80];[.$AG80];[.$AJ80];[.$AM80];[.$AP80];[.$AS80])" table:style-name="ce1">
            <text:p>590</text:p>
          </table:table-cell>
          <table:table-cell office:value-type="float" office:value="23" table:formula="of:=MEDIAN([.$D80];[.$G80];[.$J80];[.$M80];[.$P80];[.$S80];[.$V80];[.$Y80];[.$AB80];[.$AE80];[.$AH80];[.$AK80];[.$AN80];[.$AQ80];[.$AT80])" table:style-name="ce1">
            <text:p>23</text:p>
          </table:table-cell>
          <table:table-cell office:value-type="float" office:value="0.47" table:formula="of:=MAX([.$B80];[.$E80];[.$H80];[.$K80];[.$N80];[.$Q80];[.$T80];[.$W80];[.$Z80];[.$AC80];[.$AF80];[.$AI80];[.$AL80];[.$AO80];[.$AR80])" table:style-name="ce1">
            <text:p>0,47</text:p>
          </table:table-cell>
          <table:table-cell office:value-type="float" office:value="13870" table:formula="of:=MAX([.$C80];[.$F80];[.$I80];[.$L80];[.$O80];[.$R80];[.$U80];[.$X80];[.$AA80];[.$AD80];[.$AG80];[.$AJ80];[.$AM80];[.$AP80];[.$AS80])" table:style-name="ce1">
            <text:p>13870</text:p>
          </table:table-cell>
          <table:table-cell office:value-type="float" office:value="409" table:formula="of:=MAX([.$D80];[.$G80];[.$J80];[.$M80];[.$P80];[.$S80];[.$V80];[.$Y80];[.$AB80];[.$AE80];[.$AH80];[.$AK80];[.$AN80];[.$AQ80];[.$AT80])" table:style-name="ce1">
            <text:p>40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8_a9_h20.lp</text:p>
          </table:table-cell>
          <table:table-cell office:value-type="float" office:value="0.04" table:style-name="ce1">
            <text:p>0,04</text:p>
          </table:table-cell>
          <table:table-cell office:value-type="float" office:value="2118" table:style-name="ce1">
            <text:p>2118</text:p>
          </table:table-cell>
          <table:table-cell office:value-type="float" office:value="96" table:style-name="ce1">
            <text:p>96</text:p>
          </table:table-cell>
          <table:table-cell office:value-type="float" office:value="0.01" table:style-name="ce1">
            <text:p>0,01</text:p>
          </table:table-cell>
          <table:table-cell office:value-type="float" office:value="449" table:style-name="ce1">
            <text:p>449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402" table:style-name="ce1">
            <text:p>402</text:p>
          </table:table-cell>
          <table:table-cell office:value-type="float" office:value="9" table:style-name="ce2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27" table:style-name="ce1">
            <text:p>27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1285" table:style-name="ce1">
            <text:p>1285</text:p>
          </table:table-cell>
          <table:table-cell office:value-type="float" office:value="74" table:style-name="ce1">
            <text:p>74</text:p>
          </table:table-cell>
          <table:table-cell office:value-type="float" office:value="0.03" table:style-name="ce1">
            <text:p>0,03</text:p>
          </table:table-cell>
          <table:table-cell office:value-type="float" office:value="463" table:style-name="ce1">
            <text:p>463</text:p>
          </table:table-cell>
          <table:table-cell office:value-type="float" office:value="101" table:style-name="ce1">
            <text:p>101</text:p>
          </table:table-cell>
          <table:table-cell office:value-type="float" office:value="0.04" table:style-name="ce1">
            <text:p>0,04</text:p>
          </table:table-cell>
          <table:table-cell office:value-type="float" office:value="460" table:style-name="ce1">
            <text:p>460</text:p>
          </table:table-cell>
          <table:table-cell office:value-type="float" office:value="100" table:style-name="ce1">
            <text:p>100</text:p>
          </table:table-cell>
          <table:table-cell office:value-type="float" office:value="0.01" table:style-name="ce1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55" table:style-name="ce1">
            <text:p>155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144" table:style-name="ce2">
            <text:p>144</text:p>
          </table:table-cell>
          <table:table-cell office:value-type="float" office:value="17" table:style-name="ce1">
            <text:p>17</text:p>
          </table:table-cell>
          <table:table-cell office:value-type="float" office:value="0.04" table:style-name="ce1">
            <text:p>0,04</text:p>
          </table:table-cell>
          <table:table-cell office:value-type="float" office:value="936" table:style-name="ce1">
            <text:p>936</text:p>
          </table:table-cell>
          <table:table-cell office:value-type="float" office:value="134" table:style-name="ce3">
            <text:p>134</text:p>
          </table:table-cell>
          <table:table-cell office:value-type="float" office:value="0.03" table:style-name="ce1">
            <text:p>0,03</text:p>
          </table:table-cell>
          <table:table-cell office:value-type="float" office:value="441" table:style-name="ce1">
            <text:p>441</text:p>
          </table:table-cell>
          <table:table-cell office:value-type="float" office:value="13" table:style-name="ce1">
            <text:p>13</text:p>
          </table:table-cell>
          <table:table-cell office:value-type="float" office:value="0.25" table:style-name="ce1">
            <text:p>0,25</text:p>
          </table:table-cell>
          <table:table-cell office:value-type="float" office:value="7252" table:style-name="ce3">
            <text:p>7252</text:p>
          </table:table-cell>
          <table:table-cell office:value-type="float" office:value="112" table:style-name="ce1">
            <text:p>112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11" table:style-name="ce1">
            <text:p>11</text:p>
          </table:table-cell>
          <table:table-cell office:value-type="float" office:value="0.01" table:formula="of:=MIN([.$B81];[.$E81];[.$H81];[.$K81];[.$N81];[.$Q81];[.$T81];[.$W81];[.$Z81];[.$AC81];[.$AF81];[.$AI81];[.$AL81];[.$AO81];[.$AR81])" table:style-name="ce1">
            <text:p>0,01</text:p>
          </table:table-cell>
          <table:table-cell office:value-type="float" office:value="144" table:formula="of:=MIN([.$C81];[.$F81];[.$I81];[.$L81];[.$O81];[.$R81];[.$U81];[.$X81];[.$AA81];[.$AD81];[.$AG81];[.$AJ81];[.$AM81];[.$AP81];[.$AS81])" table:style-name="ce1">
            <text:p>144</text:p>
          </table:table-cell>
          <table:table-cell office:value-type="float" office:value="9" table:formula="of:=MIN([.$D81];[.$G81];[.$J81];[.$M81];[.$P81];[.$S81];[.$V81];[.$Y81];[.$AB81];[.$AE81];[.$AH81];[.$AK81];[.$AN81];[.$AQ81];[.$AT81])" table:style-name="ce1">
            <text:p>9</text:p>
          </table:table-cell>
          <table:table-cell office:value-type="float" office:value="0.01" table:formula="of:=MEDIAN([.$B81];[.$E81];[.$H81];[.$K81];[.$N81];[.$Q81];[.$T81];[.$W81];[.$Z81];[.$AC81];[.$AF81];[.$AI81];[.$AL81];[.$AO81];[.$AR81])" table:style-name="ce1">
            <text:p>0,01</text:p>
          </table:table-cell>
          <table:table-cell office:value-type="float" office:value="441" table:formula="of:=MEDIAN([.$C81];[.$F81];[.$I81];[.$L81];[.$O81];[.$R81];[.$U81];[.$X81];[.$AA81];[.$AD81];[.$AG81];[.$AJ81];[.$AM81];[.$AP81];[.$AS81])" table:style-name="ce1">
            <text:p>441</text:p>
          </table:table-cell>
          <table:table-cell office:value-type="float" office:value="18" table:formula="of:=MEDIAN([.$D81];[.$G81];[.$J81];[.$M81];[.$P81];[.$S81];[.$V81];[.$Y81];[.$AB81];[.$AE81];[.$AH81];[.$AK81];[.$AN81];[.$AQ81];[.$AT81])" table:style-name="ce1">
            <text:p>18</text:p>
          </table:table-cell>
          <table:table-cell office:value-type="float" office:value="0.25" table:formula="of:=MAX([.$B81];[.$E81];[.$H81];[.$K81];[.$N81];[.$Q81];[.$T81];[.$W81];[.$Z81];[.$AC81];[.$AF81];[.$AI81];[.$AL81];[.$AO81];[.$AR81])" table:style-name="ce1">
            <text:p>0,25</text:p>
          </table:table-cell>
          <table:table-cell office:value-type="float" office:value="7252" table:formula="of:=MAX([.$C81];[.$F81];[.$I81];[.$L81];[.$O81];[.$R81];[.$U81];[.$X81];[.$AA81];[.$AD81];[.$AG81];[.$AJ81];[.$AM81];[.$AP81];[.$AS81])" table:style-name="ce1">
            <text:p>7252</text:p>
          </table:table-cell>
          <table:table-cell office:value-type="float" office:value="134" table:formula="of:=MAX([.$D81];[.$G81];[.$J81];[.$M81];[.$P81];[.$S81];[.$V81];[.$Y81];[.$AB81];[.$AE81];[.$AH81];[.$AK81];[.$AN81];[.$AQ81];[.$AT81])" table:style-name="ce1">
            <text:p>13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10_h49.lp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9803" table:style-name="ce3">
            <text:p>19803</text:p>
          </table:table-cell>
          <table:table-cell office:value-type="float" office:value="130" table:style-name="ce1">
            <text:p>130</text:p>
          </table:table-cell>
          <table:table-cell office:value-type="float" office:value="0.2" table:style-name="ce1">
            <text:p>0,2</text:p>
          </table:table-cell>
          <table:table-cell office:value-type="float" office:value="2690" table:style-name="ce1">
            <text:p>2690</text:p>
          </table:table-cell>
          <table:table-cell office:value-type="float" office:value="385" table:style-name="ce1">
            <text:p>38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207" table:style-name="ce1">
            <text:p>3207</text:p>
          </table:table-cell>
          <table:table-cell office:value-type="float" office:value="110" table:style-name="ce2">
            <text:p>110</text:p>
          </table:table-cell>
          <table:table-cell office:value-type="float" office:value="0.24" table:style-name="ce1">
            <text:p>0,24</text:p>
          </table:table-cell>
          <table:table-cell office:value-type="float" office:value="2599" table:style-name="ce1">
            <text:p>2599</text:p>
          </table:table-cell>
          <table:table-cell office:value-type="float" office:value="411" table:style-name="ce1">
            <text:p>411</text:p>
          </table:table-cell>
          <table:table-cell office:value-type="float" office:value="0.41" table:style-name="ce1">
            <text:p>0,41</text:p>
          </table:table-cell>
          <table:table-cell office:value-type="float" office:value="5108" table:style-name="ce1">
            <text:p>5108</text:p>
          </table:table-cell>
          <table:table-cell office:value-type="float" office:value="934" table:style-name="ce1">
            <text:p>934</text:p>
          </table:table-cell>
          <table:table-cell office:value-type="float" office:value="0.42" table:style-name="ce1">
            <text:p>0,42</text:p>
          </table:table-cell>
          <table:table-cell office:value-type="float" office:value="18188" table:style-name="ce1">
            <text:p>18188</text:p>
          </table:table-cell>
          <table:table-cell office:value-type="float" office:value="827" table:style-name="ce1">
            <text:p>827</text:p>
          </table:table-cell>
          <table:table-cell office:value-type="float" office:value="0.31" table:style-name="ce1">
            <text:p>0,31</text:p>
          </table:table-cell>
          <table:table-cell office:value-type="float" office:value="2378" table:style-name="ce1">
            <text:p>2378</text:p>
          </table:table-cell>
          <table:table-cell office:value-type="float" office:value="1012" table:style-name="ce1">
            <text:p>1012</text:p>
          </table:table-cell>
          <table:table-cell office:value-type="float" office:value="0.42" table:style-name="ce1">
            <text:p>0,42</text:p>
          </table:table-cell>
          <table:table-cell office:value-type="float" office:value="3719" table:style-name="ce1">
            <text:p>3719</text:p>
          </table:table-cell>
          <table:table-cell office:value-type="float" office:value="1107" table:style-name="ce3">
            <text:p>1107</text:p>
          </table:table-cell>
          <table:table-cell office:value-type="float" office:value="0.35" table:style-name="ce1">
            <text:p>0,35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44" table:style-name="ce1">
            <text:p>0,44</text:p>
          </table:table-cell>
          <table:table-cell office:value-type="float" office:value="12544" table:style-name="ce1">
            <text:p>12544</text:p>
          </table:table-cell>
          <table:table-cell office:value-type="float" office:value="653" table:style-name="ce1">
            <text:p>653</text:p>
          </table:table-cell>
          <table:table-cell office:value-type="float" office:value="0.3" table:style-name="ce1">
            <text:p>0,3</text:p>
          </table:table-cell>
          <table:table-cell office:value-type="float" office:value="6231" table:style-name="ce1">
            <text:p>6231</text:p>
          </table:table-cell>
          <table:table-cell office:value-type="float" office:value="989" table:style-name="ce1">
            <text:p>989</text:p>
          </table:table-cell>
          <table:table-cell office:value-type="float" office:value="0.41" table:style-name="ce1">
            <text:p>0,41</text:p>
          </table:table-cell>
          <table:table-cell office:value-type="float" office:value="7516" table:style-name="ce1">
            <text:p>7516</text:p>
          </table:table-cell>
          <table:table-cell office:value-type="float" office:value="501" table:style-name="ce1">
            <text:p>501</text:p>
          </table:table-cell>
          <table:table-cell office:value-type="float" office:value="0.63" table:style-name="ce1">
            <text:p>0,63</text:p>
          </table:table-cell>
          <table:table-cell office:value-type="float" office:value="5319" table:style-name="ce1">
            <text:p>5319</text:p>
          </table:table-cell>
          <table:table-cell office:value-type="float" office:value="796" table:style-name="ce1">
            <text:p>796</text:p>
          </table:table-cell>
          <table:table-cell office:value-type="float" office:value="0.97" table:style-name="ce1">
            <text:p>0,97</text:p>
          </table:table-cell>
          <table:table-cell office:value-type="float" office:value="19083" table:style-name="ce1">
            <text:p>19083</text:p>
          </table:table-cell>
          <table:table-cell office:value-type="float" office:value="222" table:style-name="ce1">
            <text:p>222</text:p>
          </table:table-cell>
          <table:table-cell office:value-type="float" office:value="0.13" table:style-name="ce1">
            <text:p>0,13</text:p>
          </table:table-cell>
          <table:table-cell office:value-type="float" office:value="1637" table:style-name="ce2">
            <text:p>1637</text:p>
          </table:table-cell>
          <table:table-cell office:value-type="float" office:value="324" table:style-name="ce1">
            <text:p>324</text:p>
          </table:table-cell>
          <table:table-cell office:value-type="float" office:value="7.0000000000000007E-2" table:formula="of:=MIN([.$B82];[.$E82];[.$H82];[.$K82];[.$N82];[.$Q82];[.$T82];[.$W82];[.$Z82];[.$AC82];[.$AF82];[.$AI82];[.$AL82];[.$AO82];[.$AR82])" table:style-name="ce1">
            <text:p>0,07</text:p>
          </table:table-cell>
          <table:table-cell office:value-type="float" office:value="1637" table:formula="of:=MIN([.$C82];[.$F82];[.$I82];[.$L82];[.$O82];[.$R82];[.$U82];[.$X82];[.$AA82];[.$AD82];[.$AG82];[.$AJ82];[.$AM82];[.$AP82];[.$AS82])" table:style-name="ce1">
            <text:p>1637</text:p>
          </table:table-cell>
          <table:table-cell office:value-type="float" office:value="110" table:formula="of:=MIN([.$D82];[.$G82];[.$J82];[.$M82];[.$P82];[.$S82];[.$V82];[.$Y82];[.$AB82];[.$AE82];[.$AH82];[.$AK82];[.$AN82];[.$AQ82];[.$AT82])" table:style-name="ce1">
            <text:p>110</text:p>
          </table:table-cell>
          <table:table-cell office:value-type="float" office:value="0.35" table:formula="of:=MEDIAN([.$B82];[.$E82];[.$H82];[.$K82];[.$N82];[.$Q82];[.$T82];[.$W82];[.$Z82];[.$AC82];[.$AF82];[.$AI82];[.$AL82];[.$AO82];[.$AR82])" table:style-name="ce1">
            <text:p>0,35</text:p>
          </table:table-cell>
          <table:table-cell office:value-type="float" office:value="5108" table:formula="of:=MEDIAN([.$C82];[.$F82];[.$I82];[.$L82];[.$O82];[.$R82];[.$U82];[.$X82];[.$AA82];[.$AD82];[.$AG82];[.$AJ82];[.$AM82];[.$AP82];[.$AS82])" table:style-name="ce1">
            <text:p>5108</text:p>
          </table:table-cell>
          <table:table-cell office:value-type="float" office:value="653" table:formula="of:=MEDIAN([.$D82];[.$G82];[.$J82];[.$M82];[.$P82];[.$S82];[.$V82];[.$Y82];[.$AB82];[.$AE82];[.$AH82];[.$AK82];[.$AN82];[.$AQ82];[.$AT82])" table:style-name="ce1">
            <text:p>653</text:p>
          </table:table-cell>
          <table:table-cell office:value-type="float" office:value="0.97" table:formula="of:=MAX([.$B82];[.$E82];[.$H82];[.$K82];[.$N82];[.$Q82];[.$T82];[.$W82];[.$Z82];[.$AC82];[.$AF82];[.$AI82];[.$AL82];[.$AO82];[.$AR82])" table:style-name="ce1">
            <text:p>0,97</text:p>
          </table:table-cell>
          <table:table-cell office:value-type="float" office:value="19803" table:formula="of:=MAX([.$C82];[.$F82];[.$I82];[.$L82];[.$O82];[.$R82];[.$U82];[.$X82];[.$AA82];[.$AD82];[.$AG82];[.$AJ82];[.$AM82];[.$AP82];[.$AS82])" table:style-name="ce1">
            <text:p>19803</text:p>
          </table:table-cell>
          <table:table-cell office:value-type="float" office:value="1107" table:formula="of:=MAX([.$D82];[.$G82];[.$J82];[.$M82];[.$P82];[.$S82];[.$V82];[.$Y82];[.$AB82];[.$AE82];[.$AH82];[.$AK82];[.$AN82];[.$AQ82];[.$AT82])" table:style-name="ce1">
            <text:p>110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1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83];[.$E83];[.$H83];[.$K83];[.$N83];[.$Q83];[.$T83];[.$W83];[.$Z83];[.$AC83];[.$AF83];[.$AI83];[.$AL83];[.$AO83];[.$AR83])" table:style-name="ce1">
            <text:p>0</text:p>
          </table:table-cell>
          <table:table-cell office:value-type="float" office:value="0" table:formula="of:=MIN([.$C83];[.$F83];[.$I83];[.$L83];[.$O83];[.$R83];[.$U83];[.$X83];[.$AA83];[.$AD83];[.$AG83];[.$AJ83];[.$AM83];[.$AP83];[.$AS83])" table:style-name="ce1">
            <text:p>0</text:p>
          </table:table-cell>
          <table:table-cell office:value-type="float" office:value="0" table:formula="of:=MIN([.$D83];[.$G83];[.$J83];[.$M83];[.$P83];[.$S83];[.$V83];[.$Y83];[.$AB83];[.$AE83];[.$AH83];[.$AK83];[.$AN83];[.$AQ83];[.$AT83])" table:style-name="ce1">
            <text:p>0</text:p>
          </table:table-cell>
          <table:table-cell office:value-type="float" office:value="0" table:formula="of:=MEDIAN([.$B83];[.$E83];[.$H83];[.$K83];[.$N83];[.$Q83];[.$T83];[.$W83];[.$Z83];[.$AC83];[.$AF83];[.$AI83];[.$AL83];[.$AO83];[.$AR83])" table:style-name="ce1">
            <text:p>0</text:p>
          </table:table-cell>
          <table:table-cell office:value-type="float" office:value="0" table:formula="of:=MEDIAN([.$C83];[.$F83];[.$I83];[.$L83];[.$O83];[.$R83];[.$U83];[.$X83];[.$AA83];[.$AD83];[.$AG83];[.$AJ83];[.$AM83];[.$AP83];[.$AS83])" table:style-name="ce1">
            <text:p>0</text:p>
          </table:table-cell>
          <table:table-cell office:value-type="float" office:value="0" table:formula="of:=MEDIAN([.$D83];[.$G83];[.$J83];[.$M83];[.$P83];[.$S83];[.$V83];[.$Y83];[.$AB83];[.$AE83];[.$AH83];[.$AK83];[.$AN83];[.$AQ83];[.$AT83])" table:style-name="ce1">
            <text:p>0</text:p>
          </table:table-cell>
          <table:table-cell office:value-type="float" office:value="0" table:formula="of:=MAX([.$B83];[.$E83];[.$H83];[.$K83];[.$N83];[.$Q83];[.$T83];[.$W83];[.$Z83];[.$AC83];[.$AF83];[.$AI83];[.$AL83];[.$AO83];[.$AR83])" table:style-name="ce1">
            <text:p>0</text:p>
          </table:table-cell>
          <table:table-cell office:value-type="float" office:value="37" table:formula="of:=MAX([.$C83];[.$F83];[.$I83];[.$L83];[.$O83];[.$R83];[.$U83];[.$X83];[.$AA83];[.$AD83];[.$AG83];[.$AJ83];[.$AM83];[.$AP83];[.$AS83])" table:style-name="ce1">
            <text:p>37</text:p>
          </table:table-cell>
          <table:table-cell office:value-type="float" office:value="0" table:formula="of:=MAX([.$D83];[.$G83];[.$J83];[.$M83];[.$P83];[.$S83];[.$V83];[.$Y83];[.$AB83];[.$AE83];[.$AH83];[.$AK83];[.$AN83];[.$AQ83];[.$AT8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2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84];[.$E84];[.$H84];[.$K84];[.$N84];[.$Q84];[.$T84];[.$W84];[.$Z84];[.$AC84];[.$AF84];[.$AI84];[.$AL84];[.$AO84];[.$AR84])" table:style-name="ce1">
            <text:p>0</text:p>
          </table:table-cell>
          <table:table-cell office:value-type="float" office:value="0" table:formula="of:=MIN([.$C84];[.$F84];[.$I84];[.$L84];[.$O84];[.$R84];[.$U84];[.$X84];[.$AA84];[.$AD84];[.$AG84];[.$AJ84];[.$AM84];[.$AP84];[.$AS84])" table:style-name="ce1">
            <text:p>0</text:p>
          </table:table-cell>
          <table:table-cell office:value-type="float" office:value="0" table:formula="of:=MIN([.$D84];[.$G84];[.$J84];[.$M84];[.$P84];[.$S84];[.$V84];[.$Y84];[.$AB84];[.$AE84];[.$AH84];[.$AK84];[.$AN84];[.$AQ84];[.$AT84])" table:style-name="ce1">
            <text:p>0</text:p>
          </table:table-cell>
          <table:table-cell office:value-type="float" office:value="0" table:formula="of:=MEDIAN([.$B84];[.$E84];[.$H84];[.$K84];[.$N84];[.$Q84];[.$T84];[.$W84];[.$Z84];[.$AC84];[.$AF84];[.$AI84];[.$AL84];[.$AO84];[.$AR84])" table:style-name="ce1">
            <text:p>0</text:p>
          </table:table-cell>
          <table:table-cell office:value-type="float" office:value="0" table:formula="of:=MEDIAN([.$C84];[.$F84];[.$I84];[.$L84];[.$O84];[.$R84];[.$U84];[.$X84];[.$AA84];[.$AD84];[.$AG84];[.$AJ84];[.$AM84];[.$AP84];[.$AS84])" table:style-name="ce1">
            <text:p>0</text:p>
          </table:table-cell>
          <table:table-cell office:value-type="float" office:value="0" table:formula="of:=MEDIAN([.$D84];[.$G84];[.$J84];[.$M84];[.$P84];[.$S84];[.$V84];[.$Y84];[.$AB84];[.$AE84];[.$AH84];[.$AK84];[.$AN84];[.$AQ84];[.$AT84])" table:style-name="ce1">
            <text:p>0</text:p>
          </table:table-cell>
          <table:table-cell office:value-type="float" office:value="0" table:formula="of:=MAX([.$B84];[.$E84];[.$H84];[.$K84];[.$N84];[.$Q84];[.$T84];[.$W84];[.$Z84];[.$AC84];[.$AF84];[.$AI84];[.$AL84];[.$AO84];[.$AR84])" table:style-name="ce1">
            <text:p>0</text:p>
          </table:table-cell>
          <table:table-cell office:value-type="float" office:value="61" table:formula="of:=MAX([.$C84];[.$F84];[.$I84];[.$L84];[.$O84];[.$R84];[.$U84];[.$X84];[.$AA84];[.$AD84];[.$AG84];[.$AJ84];[.$AM84];[.$AP84];[.$AS84])" table:style-name="ce1">
            <text:p>61</text:p>
          </table:table-cell>
          <table:table-cell office:value-type="float" office:value="0" table:formula="of:=MAX([.$D84];[.$G84];[.$J84];[.$M84];[.$P84];[.$S84];[.$V84];[.$Y84];[.$AB84];[.$AE84];[.$AH84];[.$AK84];[.$AN84];[.$AQ84];[.$AT84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3_h51.lp</text:p>
          </table:table-cell>
          <table:table-cell office:value-type="float" office:value="0.03" table:style-name="ce1">
            <text:p>0,03</text:p>
          </table:table-cell>
          <table:table-cell office:value-type="float" office:value="1412" table:style-name="ce1">
            <text:p>1412</text:p>
          </table:table-cell>
          <table:table-cell office:value-type="float" office:value="54" table:style-name="ce3">
            <text:p>54</text:p>
          </table:table-cell>
          <table:table-cell office:value-type="float" office:value="0.01" table:style-name="ce1">
            <text:p>0,01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2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19" table:style-name="ce1">
            <text:p>101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2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2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,16</text:p>
          </table:table-cell>
          <table:table-cell office:value-type="float" office:value="2270" table:style-name="ce3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2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formula="of:=MIN([.$B85];[.$E85];[.$H85];[.$K85];[.$N85];[.$Q85];[.$T85];[.$W85];[.$Z85];[.$AC85];[.$AF85];[.$AI85];[.$AL85];[.$AO85];[.$AR85])" table:style-name="ce1">
            <text:p>0,01</text:p>
          </table:table-cell>
          <table:table-cell office:value-type="float" office:value="86" table:formula="of:=MIN([.$C85];[.$F85];[.$I85];[.$L85];[.$O85];[.$R85];[.$U85];[.$X85];[.$AA85];[.$AD85];[.$AG85];[.$AJ85];[.$AM85];[.$AP85];[.$AS85])" table:style-name="ce1">
            <text:p>86</text:p>
          </table:table-cell>
          <table:table-cell office:value-type="float" office:value="0" table:formula="of:=MIN([.$D85];[.$G85];[.$J85];[.$M85];[.$P85];[.$S85];[.$V85];[.$Y85];[.$AB85];[.$AE85];[.$AH85];[.$AK85];[.$AN85];[.$AQ85];[.$AT85])" table:style-name="ce1">
            <text:p>0</text:p>
          </table:table-cell>
          <table:table-cell office:value-type="float" office:value="0.01" table:formula="of:=MEDIAN([.$B85];[.$E85];[.$H85];[.$K85];[.$N85];[.$Q85];[.$T85];[.$W85];[.$Z85];[.$AC85];[.$AF85];[.$AI85];[.$AL85];[.$AO85];[.$AR85])" table:style-name="ce1">
            <text:p>0,01</text:p>
          </table:table-cell>
          <table:table-cell office:value-type="float" office:value="92" table:formula="of:=MEDIAN([.$C85];[.$F85];[.$I85];[.$L85];[.$O85];[.$R85];[.$U85];[.$X85];[.$AA85];[.$AD85];[.$AG85];[.$AJ85];[.$AM85];[.$AP85];[.$AS85])" table:style-name="ce1">
            <text:p>92</text:p>
          </table:table-cell>
          <table:table-cell office:value-type="float" office:value="0" table:formula="of:=MEDIAN([.$D85];[.$G85];[.$J85];[.$M85];[.$P85];[.$S85];[.$V85];[.$Y85];[.$AB85];[.$AE85];[.$AH85];[.$AK85];[.$AN85];[.$AQ85];[.$AT85])" table:style-name="ce1">
            <text:p>0</text:p>
          </table:table-cell>
          <table:table-cell office:value-type="float" office:value="0.16" table:formula="of:=MAX([.$B85];[.$E85];[.$H85];[.$K85];[.$N85];[.$Q85];[.$T85];[.$W85];[.$Z85];[.$AC85];[.$AF85];[.$AI85];[.$AL85];[.$AO85];[.$AR85])" table:style-name="ce1">
            <text:p>0,16</text:p>
          </table:table-cell>
          <table:table-cell office:value-type="float" office:value="2270" table:formula="of:=MAX([.$C85];[.$F85];[.$I85];[.$L85];[.$O85];[.$R85];[.$U85];[.$X85];[.$AA85];[.$AD85];[.$AG85];[.$AJ85];[.$AM85];[.$AP85];[.$AS85])" table:style-name="ce1">
            <text:p>2270</text:p>
          </table:table-cell>
          <table:table-cell office:value-type="float" office:value="54" table:formula="of:=MAX([.$D85];[.$G85];[.$J85];[.$M85];[.$P85];[.$S85];[.$V85];[.$Y85];[.$AB85];[.$AE85];[.$AH85];[.$AK85];[.$AN85];[.$AQ85];[.$AT85])" table:style-name="ce1">
            <text:p>5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4_h20.lp</text:p>
          </table:table-cell>
          <table:table-cell office:value-type="float" office:value="0.01" table:style-name="ce1">
            <text:p>0,01</text:p>
          </table:table-cell>
          <table:table-cell office:value-type="float" office:value="415" table:style-name="ce1">
            <text:p>415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59" table:style-name="ce1">
            <text:p>25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33" table:style-name="ce1">
            <text:p>133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3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86];[.$E86];[.$H86];[.$K86];[.$N86];[.$Q86];[.$T86];[.$W86];[.$Z86];[.$AC86];[.$AF86];[.$AI86];[.$AL86];[.$AO86];[.$AR86])" table:style-name="ce1">
            <text:p>0</text:p>
          </table:table-cell>
          <table:table-cell office:value-type="float" office:value="47" table:formula="of:=MIN([.$C86];[.$F86];[.$I86];[.$L86];[.$O86];[.$R86];[.$U86];[.$X86];[.$AA86];[.$AD86];[.$AG86];[.$AJ86];[.$AM86];[.$AP86];[.$AS86])" table:style-name="ce1">
            <text:p>47</text:p>
          </table:table-cell>
          <table:table-cell office:value-type="float" office:value="1" table:formula="of:=MIN([.$D86];[.$G86];[.$J86];[.$M86];[.$P86];[.$S86];[.$V86];[.$Y86];[.$AB86];[.$AE86];[.$AH86];[.$AK86];[.$AN86];[.$AQ86];[.$AT86])" table:style-name="ce1">
            <text:p>1</text:p>
          </table:table-cell>
          <table:table-cell office:value-type="float" office:value="0" table:formula="of:=MEDIAN([.$B86];[.$E86];[.$H86];[.$K86];[.$N86];[.$Q86];[.$T86];[.$W86];[.$Z86];[.$AC86];[.$AF86];[.$AI86];[.$AL86];[.$AO86];[.$AR86])" table:style-name="ce1">
            <text:p>0</text:p>
          </table:table-cell>
          <table:table-cell office:value-type="float" office:value="67" table:formula="of:=MEDIAN([.$C86];[.$F86];[.$I86];[.$L86];[.$O86];[.$R86];[.$U86];[.$X86];[.$AA86];[.$AD86];[.$AG86];[.$AJ86];[.$AM86];[.$AP86];[.$AS86])" table:style-name="ce1">
            <text:p>67</text:p>
          </table:table-cell>
          <table:table-cell office:value-type="float" office:value="4" table:formula="of:=MEDIAN([.$D86];[.$G86];[.$J86];[.$M86];[.$P86];[.$S86];[.$V86];[.$Y86];[.$AB86];[.$AE86];[.$AH86];[.$AK86];[.$AN86];[.$AQ86];[.$AT86])" table:style-name="ce1">
            <text:p>4</text:p>
          </table:table-cell>
          <table:table-cell office:value-type="float" office:value="0.04" table:formula="of:=MAX([.$B86];[.$E86];[.$H86];[.$K86];[.$N86];[.$Q86];[.$T86];[.$W86];[.$Z86];[.$AC86];[.$AF86];[.$AI86];[.$AL86];[.$AO86];[.$AR86])" table:style-name="ce1">
            <text:p>0,04</text:p>
          </table:table-cell>
          <table:table-cell office:value-type="float" office:value="1338" table:formula="of:=MAX([.$C86];[.$F86];[.$I86];[.$L86];[.$O86];[.$R86];[.$U86];[.$X86];[.$AA86];[.$AD86];[.$AG86];[.$AJ86];[.$AM86];[.$AP86];[.$AS86])" table:style-name="ce1">
            <text:p>1338</text:p>
          </table:table-cell>
          <table:table-cell office:value-type="float" office:value="46" table:formula="of:=MAX([.$D86];[.$G86];[.$J86];[.$M86];[.$P86];[.$S86];[.$V86];[.$Y86];[.$AB86];[.$AE86];[.$AH86];[.$AK86];[.$AN86];[.$AQ86];[.$AT86])" table:style-name="ce1">
            <text:p>4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5_h44.lp</text:p>
          </table:table-cell>
          <table:table-cell office:value-type="float" office:value="0.04" table:style-name="ce1">
            <text:p>0,04</text:p>
          </table:table-cell>
          <table:table-cell office:value-type="float" office:value="7170" table:style-name="ce1">
            <text:p>7170</text:p>
          </table:table-cell>
          <table:table-cell office:value-type="float" office:value="44" table:style-name="ce1">
            <text:p>44</text:p>
          </table:table-cell>
          <table:table-cell office:value-type="float" office:value="0.02" table:style-name="ce1">
            <text:p>0,02</text:p>
          </table:table-cell>
          <table:table-cell office:value-type="float" office:value="253" table:style-name="ce1">
            <text:p>253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215" table:style-name="ce1">
            <text:p>121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2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409" table:style-name="ce1">
            <text:p>409</text:p>
          </table:table-cell>
          <table:table-cell office:value-type="float" office:value="67" table:style-name="ce1">
            <text:p>67</text:p>
          </table:table-cell>
          <table:table-cell office:value-type="float" office:value="0.02" table:style-name="ce1">
            <text:p>0,02</text:p>
          </table:table-cell>
          <table:table-cell office:value-type="float" office:value="2615" table:style-name="ce1">
            <text:p>2615</text:p>
          </table:table-cell>
          <table:table-cell office:value-type="float" office:value="13" table:style-name="ce1">
            <text:p>13</text:p>
          </table:table-cell>
          <table:table-cell office:value-type="float" office:value="0.05" table:style-name="ce1">
            <text:p>0,05</text:p>
          </table:table-cell>
          <table:table-cell office:value-type="float" office:value="491" table:style-name="ce1">
            <text:p>491</text:p>
          </table:table-cell>
          <table:table-cell office:value-type="float" office:value="38" table:style-name="ce1">
            <text:p>38</text:p>
          </table:table-cell>
          <table:table-cell office:value-type="float" office:value="0.03" table:style-name="ce1">
            <text:p>0,03</text:p>
          </table:table-cell>
          <table:table-cell office:value-type="float" office:value="235" table:style-name="ce1">
            <text:p>235</text:p>
          </table:table-cell>
          <table:table-cell office:value-type="float" office:value="22" table:style-name="ce1">
            <text:p>22</text:p>
          </table:table-cell>
          <table:table-cell office:value-type="float" office:value="0.04" table:style-name="ce1">
            <text:p>0,04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2" table:style-name="ce1">
            <text:p>0,02</text:p>
          </table:table-cell>
          <table:table-cell office:value-type="float" office:value="297" table:style-name="ce1">
            <text:p>297</text:p>
          </table:table-cell>
          <table:table-cell office:value-type="float" office:value="58" table:style-name="ce1">
            <text:p>58</text:p>
          </table:table-cell>
          <table:table-cell office:value-type="float" office:value="0.03" table:style-name="ce1">
            <text:p>0,03</text:p>
          </table:table-cell>
          <table:table-cell office:value-type="float" office:value="567" table:style-name="ce1">
            <text:p>567</text:p>
          </table:table-cell>
          <table:table-cell office:value-type="float" office:value="65" table:style-name="ce1">
            <text:p>65</text:p>
          </table:table-cell>
          <table:table-cell office:value-type="float" office:value="0.02" table:style-name="ce1">
            <text:p>0,02</text:p>
          </table:table-cell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631" table:style-name="ce1">
            <text:p>631</text:p>
          </table:table-cell>
          <table:table-cell office:value-type="float" office:value="58" table:style-name="ce1">
            <text:p>58</text:p>
          </table:table-cell>
          <table:table-cell office:value-type="float" office:value="1.65" table:style-name="ce1">
            <text:p>1,65</text:p>
          </table:table-cell>
          <table:table-cell office:value-type="float" office:value="25982" table:style-name="ce3">
            <text:p>25982</text:p>
          </table:table-cell>
          <table:table-cell office:value-type="float" office:value="781" table:style-name="ce3">
            <text:p>781</text:p>
          </table:table-cell>
          <table:table-cell office:value-type="float" office:value="0.03" table:style-name="ce1">
            <text:p>0,03</text:p>
          </table:table-cell>
          <table:table-cell office:value-type="float" office:value="283" table:style-name="ce1">
            <text:p>283</text:p>
          </table:table-cell>
          <table:table-cell office:value-type="float" office:value="53" table:style-name="ce1">
            <text:p>53</text:p>
          </table:table-cell>
          <table:table-cell office:value-type="float" office:value="0.01" table:formula="of:=MIN([.$B87];[.$E87];[.$H87];[.$K87];[.$N87];[.$Q87];[.$T87];[.$W87];[.$Z87];[.$AC87];[.$AF87];[.$AI87];[.$AL87];[.$AO87];[.$AR87])" table:style-name="ce1">
            <text:p>0,01</text:p>
          </table:table-cell>
          <table:table-cell office:value-type="float" office:value="138" table:formula="of:=MIN([.$C87];[.$F87];[.$I87];[.$L87];[.$O87];[.$R87];[.$U87];[.$X87];[.$AA87];[.$AD87];[.$AG87];[.$AJ87];[.$AM87];[.$AP87];[.$AS87])" table:style-name="ce1">
            <text:p>138</text:p>
          </table:table-cell>
          <table:table-cell office:value-type="float" office:value="1" table:formula="of:=MIN([.$D87];[.$G87];[.$J87];[.$M87];[.$P87];[.$S87];[.$V87];[.$Y87];[.$AB87];[.$AE87];[.$AH87];[.$AK87];[.$AN87];[.$AQ87];[.$AT87])" table:style-name="ce1">
            <text:p>1</text:p>
          </table:table-cell>
          <table:table-cell office:value-type="float" office:value="0.03" table:formula="of:=MEDIAN([.$B87];[.$E87];[.$H87];[.$K87];[.$N87];[.$Q87];[.$T87];[.$W87];[.$Z87];[.$AC87];[.$AF87];[.$AI87];[.$AL87];[.$AO87];[.$AR87])" table:style-name="ce1">
            <text:p>0,03</text:p>
          </table:table-cell>
          <table:table-cell office:value-type="float" office:value="455" table:formula="of:=MEDIAN([.$C87];[.$F87];[.$I87];[.$L87];[.$O87];[.$R87];[.$U87];[.$X87];[.$AA87];[.$AD87];[.$AG87];[.$AJ87];[.$AM87];[.$AP87];[.$AS87])" table:style-name="ce1">
            <text:p>455</text:p>
          </table:table-cell>
          <table:table-cell office:value-type="float" office:value="44" table:formula="of:=MEDIAN([.$D87];[.$G87];[.$J87];[.$M87];[.$P87];[.$S87];[.$V87];[.$Y87];[.$AB87];[.$AE87];[.$AH87];[.$AK87];[.$AN87];[.$AQ87];[.$AT87])" table:style-name="ce1">
            <text:p>44</text:p>
          </table:table-cell>
          <table:table-cell office:value-type="float" office:value="1.65" table:formula="of:=MAX([.$B87];[.$E87];[.$H87];[.$K87];[.$N87];[.$Q87];[.$T87];[.$W87];[.$Z87];[.$AC87];[.$AF87];[.$AI87];[.$AL87];[.$AO87];[.$AR87])" table:style-name="ce1">
            <text:p>1,65</text:p>
          </table:table-cell>
          <table:table-cell office:value-type="float" office:value="25982" table:formula="of:=MAX([.$C87];[.$F87];[.$I87];[.$L87];[.$O87];[.$R87];[.$U87];[.$X87];[.$AA87];[.$AD87];[.$AG87];[.$AJ87];[.$AM87];[.$AP87];[.$AS87])" table:style-name="ce1">
            <text:p>25982</text:p>
          </table:table-cell>
          <table:table-cell office:value-type="float" office:value="781" table:formula="of:=MAX([.$D87];[.$G87];[.$J87];[.$M87];[.$P87];[.$S87];[.$V87];[.$Y87];[.$AB87];[.$AE87];[.$AH87];[.$AK87];[.$AN87];[.$AQ87];[.$AT87])" table:style-name="ce1">
            <text:p>78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6_h50.lp</text:p>
          </table:table-cell>
          <table:table-cell office:value-type="float" office:value="0.09" table:style-name="ce1">
            <text:p>0,09</text:p>
          </table:table-cell>
          <table:table-cell office:value-type="float" office:value="3859" table:style-name="ce1">
            <text:p>3859</text:p>
          </table:table-cell>
          <table:table-cell office:value-type="float" office:value="69" table:style-name="ce3">
            <text:p>69</text:p>
          </table:table-cell>
          <table:table-cell office:value-type="float" office:value="0.03" table:style-name="ce1">
            <text:p>0,03</text:p>
          </table:table-cell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1097" table:style-name="ce1">
            <text:p>1097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52" table:style-name="ce1">
            <text:p>152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768" table:style-name="ce1">
            <text:p>1768</text:p>
          </table:table-cell>
          <table:table-cell office:value-type="float" office:value="5" table:style-name="ce1">
            <text:p>5</text:p>
          </table:table-cell>
          <table:table-cell office:value-type="float" office:value="0.06" table:style-name="ce1">
            <text:p>0,06</text:p>
          </table:table-cell>
          <table:table-cell office:value-type="float" office:value="681" table:style-name="ce1">
            <text:p>681</text:p>
          </table:table-cell>
          <table:table-cell office:value-type="float" office:value="58" table:style-name="ce1">
            <text:p>58</text:p>
          </table:table-cell>
          <table:table-cell office:value-type="float" office:value="0.06" table:style-name="ce1">
            <text:p>0,06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1">
            <text:p>55</text:p>
          </table:table-cell>
          <table:table-cell office:value-type="float" office:value="0.02" table:style-name="ce1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34" table:style-name="ce2">
            <text:p>134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34" table:style-name="ce2">
            <text:p>134</text:p>
          </table:table-cell>
          <table:table-cell office:value-type="float" office:value="1" table:style-name="ce2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194" table:style-name="ce1">
            <text:p>194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549" table:style-name="ce1">
            <text:p>549</text:p>
          </table:table-cell>
          <table:table-cell office:value-type="float" office:value="1" table:style-name="ce2">
            <text:p>1</text:p>
          </table:table-cell>
          <table:table-cell office:value-type="float" office:value="0.38" table:style-name="ce1">
            <text:p>0,38</text:p>
          </table:table-cell>
          <table:table-cell office:value-type="float" office:value="3975" table:style-name="ce3">
            <text:p>3975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2">
            <text:p>1</text:p>
          </table:table-cell>
          <table:table-cell office:value-type="float" office:value="0.02" table:formula="of:=MIN([.$B88];[.$E88];[.$H88];[.$K88];[.$N88];[.$Q88];[.$T88];[.$W88];[.$Z88];[.$AC88];[.$AF88];[.$AI88];[.$AL88];[.$AO88];[.$AR88])" table:style-name="ce1">
            <text:p>0,02</text:p>
          </table:table-cell>
          <table:table-cell office:value-type="float" office:value="134" table:formula="of:=MIN([.$C88];[.$F88];[.$I88];[.$L88];[.$O88];[.$R88];[.$U88];[.$X88];[.$AA88];[.$AD88];[.$AG88];[.$AJ88];[.$AM88];[.$AP88];[.$AS88])" table:style-name="ce1">
            <text:p>134</text:p>
          </table:table-cell>
          <table:table-cell office:value-type="float" office:value="1" table:formula="of:=MIN([.$D88];[.$G88];[.$J88];[.$M88];[.$P88];[.$S88];[.$V88];[.$Y88];[.$AB88];[.$AE88];[.$AH88];[.$AK88];[.$AN88];[.$AQ88];[.$AT88])" table:style-name="ce1">
            <text:p>1</text:p>
          </table:table-cell>
          <table:table-cell office:value-type="float" office:value="0.03" table:formula="of:=MEDIAN([.$B88];[.$E88];[.$H88];[.$K88];[.$N88];[.$Q88];[.$T88];[.$W88];[.$Z88];[.$AC88];[.$AF88];[.$AI88];[.$AL88];[.$AO88];[.$AR88])" table:style-name="ce1">
            <text:p>0,03</text:p>
          </table:table-cell>
          <table:table-cell office:value-type="float" office:value="280" table:formula="of:=MEDIAN([.$C88];[.$F88];[.$I88];[.$L88];[.$O88];[.$R88];[.$U88];[.$X88];[.$AA88];[.$AD88];[.$AG88];[.$AJ88];[.$AM88];[.$AP88];[.$AS88])" table:style-name="ce1">
            <text:p>280</text:p>
          </table:table-cell>
          <table:table-cell office:value-type="float" office:value="3" table:formula="of:=MEDIAN([.$D88];[.$G88];[.$J88];[.$M88];[.$P88];[.$S88];[.$V88];[.$Y88];[.$AB88];[.$AE88];[.$AH88];[.$AK88];[.$AN88];[.$AQ88];[.$AT88])" table:style-name="ce1">
            <text:p>3</text:p>
          </table:table-cell>
          <table:table-cell office:value-type="float" office:value="0.38" table:formula="of:=MAX([.$B88];[.$E88];[.$H88];[.$K88];[.$N88];[.$Q88];[.$T88];[.$W88];[.$Z88];[.$AC88];[.$AF88];[.$AI88];[.$AL88];[.$AO88];[.$AR88])" table:style-name="ce1">
            <text:p>0,38</text:p>
          </table:table-cell>
          <table:table-cell office:value-type="float" office:value="3975" table:formula="of:=MAX([.$C88];[.$F88];[.$I88];[.$L88];[.$O88];[.$R88];[.$U88];[.$X88];[.$AA88];[.$AD88];[.$AG88];[.$AJ88];[.$AM88];[.$AP88];[.$AS88])" table:style-name="ce1">
            <text:p>3975</text:p>
          </table:table-cell>
          <table:table-cell office:value-type="float" office:value="69" table:formula="of:=MAX([.$D88];[.$G88];[.$J88];[.$M88];[.$P88];[.$S88];[.$V88];[.$Y88];[.$AB88];[.$AE88];[.$AH88];[.$AK88];[.$AN88];[.$AQ88];[.$AT88])" table:style-name="ce1">
            <text:p>6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7_h43.lp</text:p>
          </table:table-cell>
          <table:table-cell office:value-type="float" office:value="0.08" table:style-name="ce1">
            <text:p>0,08</text:p>
          </table:table-cell>
          <table:table-cell office:value-type="float" office:value="6168" table:style-name="ce1">
            <text:p>6168</text:p>
          </table:table-cell>
          <table:table-cell office:value-type="float" office:value="58" table:style-name="ce1">
            <text:p>58</text:p>
          </table:table-cell>
          <table:table-cell office:value-type="float" office:value="0.08" table:style-name="ce1">
            <text:p>0,08</text:p>
          </table:table-cell>
          <table:table-cell office:value-type="float" office:value="1595" table:style-name="ce1">
            <text:p>1595</text:p>
          </table:table-cell>
          <table:table-cell office:value-type="float" office:value="133" table:style-name="ce1">
            <text:p>133</text:p>
          </table:table-cell>
          <table:table-cell office:value-type="float" office:value="0.04" table:style-name="ce1">
            <text:p>0,04</text:p>
          </table:table-cell>
          <table:table-cell office:value-type="float" office:value="931" table:style-name="ce1">
            <text:p>931</text:p>
          </table:table-cell>
          <table:table-cell office:value-type="float" office:value="3" table:style-name="ce2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503" table:style-name="ce2">
            <text:p>503</text:p>
          </table:table-cell>
          <table:table-cell office:value-type="float" office:value="73" table:style-name="ce1">
            <text:p>73</text:p>
          </table:table-cell>
          <table:table-cell office:value-type="float" office:value="0.05" table:style-name="ce1">
            <text:p>0,05</text:p>
          </table:table-cell>
          <table:table-cell office:value-type="float" office:value="519" table:style-name="ce1">
            <text:p>519</text:p>
          </table:table-cell>
          <table:table-cell office:value-type="float" office:value="65" table:style-name="ce1">
            <text:p>65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7408" table:style-name="ce1">
            <text:p>17408</text:p>
          </table:table-cell>
          <table:table-cell office:value-type="float" office:value="1526" table:style-name="ce3">
            <text:p>1526</text:p>
          </table:table-cell>
          <table:table-cell office:value-type="float" office:value="0.15" table:style-name="ce1">
            <text:p>0,15</text:p>
          </table:table-cell>
          <table:table-cell office:value-type="float" office:value="925" table:style-name="ce1">
            <text:p>925</text:p>
          </table:table-cell>
          <table:table-cell office:value-type="float" office:value="349" table:style-name="ce1">
            <text:p>349</text:p>
          </table:table-cell>
          <table:table-cell office:value-type="float" office:value="0.24" table:style-name="ce1">
            <text:p>0,24</text:p>
          </table:table-cell>
          <table:table-cell office:value-type="float" office:value="2352" table:style-name="ce1">
            <text:p>2352</text:p>
          </table:table-cell>
          <table:table-cell office:value-type="float" office:value="707" table:style-name="ce1">
            <text:p>707</text:p>
          </table:table-cell>
          <table:table-cell office:value-type="float" office:value="0.08" table:style-name="ce1">
            <text:p>0,08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0.13" table:style-name="ce1">
            <text:p>0,13</text:p>
          </table:table-cell>
          <table:table-cell office:value-type="float" office:value="1874" table:style-name="ce1">
            <text:p>1874</text:p>
          </table:table-cell>
          <table:table-cell office:value-type="float" office:value="266" table:style-name="ce1">
            <text:p>26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11" table:style-name="ce1">
            <text:p>711</text:p>
          </table:table-cell>
          <table:table-cell office:value-type="float" office:value="88" table:style-name="ce1">
            <text:p>88</text:p>
          </table:table-cell>
          <table:table-cell office:value-type="float" office:value="0.1" table:style-name="ce1">
            <text:p>0,1</text:p>
          </table:table-cell>
          <table:table-cell office:value-type="float" office:value="940" table:style-name="ce1">
            <text:p>940</text:p>
          </table:table-cell>
          <table:table-cell office:value-type="float" office:value="245" table:style-name="ce1">
            <text:p>245</text:p>
          </table:table-cell>
          <table:table-cell office:value-type="float" office:value="0.3" table:style-name="ce1">
            <text:p>0,3</text:p>
          </table:table-cell>
          <table:table-cell office:value-type="float" office:value="1772" table:style-name="ce1">
            <text:p>1772</text:p>
          </table:table-cell>
          <table:table-cell office:value-type="float" office:value="315" table:style-name="ce1">
            <text:p>3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25254" table:style-name="ce3">
            <text:p>25254</text:p>
          </table:table-cell>
          <table:table-cell office:value-type="float" office:value="766" table:style-name="ce1">
            <text:p>76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46" table:style-name="ce1">
            <text:p>646</text:p>
          </table:table-cell>
          <table:table-cell office:value-type="float" office:value="121" table:style-name="ce1">
            <text:p>121</text:p>
          </table:table-cell>
          <table:table-cell office:value-type="float" office:value="0.04" table:formula="of:=MIN([.$B89];[.$E89];[.$H89];[.$K89];[.$N89];[.$Q89];[.$T89];[.$W89];[.$Z89];[.$AC89];[.$AF89];[.$AI89];[.$AL89];[.$AO89];[.$AR89])" table:style-name="ce1">
            <text:p>0,04</text:p>
          </table:table-cell>
          <table:table-cell office:value-type="float" office:value="503" table:formula="of:=MIN([.$C89];[.$F89];[.$I89];[.$L89];[.$O89];[.$R89];[.$U89];[.$X89];[.$AA89];[.$AD89];[.$AG89];[.$AJ89];[.$AM89];[.$AP89];[.$AS89])" table:style-name="ce1">
            <text:p>503</text:p>
          </table:table-cell>
          <table:table-cell office:value-type="float" office:value="3" table:formula="of:=MIN([.$D89];[.$G89];[.$J89];[.$M89];[.$P89];[.$S89];[.$V89];[.$Y89];[.$AB89];[.$AE89];[.$AH89];[.$AK89];[.$AN89];[.$AQ89];[.$AT89])" table:style-name="ce1">
            <text:p>3</text:p>
          </table:table-cell>
          <table:table-cell office:value-type="float" office:value="0.08" table:formula="of:=MEDIAN([.$B89];[.$E89];[.$H89];[.$K89];[.$N89];[.$Q89];[.$T89];[.$W89];[.$Z89];[.$AC89];[.$AF89];[.$AI89];[.$AL89];[.$AO89];[.$AR89])" table:style-name="ce1">
            <text:p>0,08</text:p>
          </table:table-cell>
          <table:table-cell office:value-type="float" office:value="940" table:formula="of:=MEDIAN([.$C89];[.$F89];[.$I89];[.$L89];[.$O89];[.$R89];[.$U89];[.$X89];[.$AA89];[.$AD89];[.$AG89];[.$AJ89];[.$AM89];[.$AP89];[.$AS89])" table:style-name="ce1">
            <text:p>940</text:p>
          </table:table-cell>
          <table:table-cell office:value-type="float" office:value="133" table:formula="of:=MEDIAN([.$D89];[.$G89];[.$J89];[.$M89];[.$P89];[.$S89];[.$V89];[.$Y89];[.$AB89];[.$AE89];[.$AH89];[.$AK89];[.$AN89];[.$AQ89];[.$AT89])" table:style-name="ce1">
            <text:p>133</text:p>
          </table:table-cell>
          <table:table-cell office:value-type="float" office:value="1.1200000000000001" table:formula="of:=MAX([.$B89];[.$E89];[.$H89];[.$K89];[.$N89];[.$Q89];[.$T89];[.$W89];[.$Z89];[.$AC89];[.$AF89];[.$AI89];[.$AL89];[.$AO89];[.$AR89])" table:style-name="ce1">
            <text:p>1,12</text:p>
          </table:table-cell>
          <table:table-cell office:value-type="float" office:value="25254" table:formula="of:=MAX([.$C89];[.$F89];[.$I89];[.$L89];[.$O89];[.$R89];[.$U89];[.$X89];[.$AA89];[.$AD89];[.$AG89];[.$AJ89];[.$AM89];[.$AP89];[.$AS89])" table:style-name="ce1">
            <text:p>25254</text:p>
          </table:table-cell>
          <table:table-cell office:value-type="float" office:value="1526" table:formula="of:=MAX([.$D89];[.$G89];[.$J89];[.$M89];[.$P89];[.$S89];[.$V89];[.$Y89];[.$AB89];[.$AE89];[.$AH89];[.$AK89];[.$AN89];[.$AQ89];[.$AT89])" table:style-name="ce1">
            <text:p>152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8_h50.lp</text:p>
          </table:table-cell>
          <table:table-cell office:value-type="float" office:value="0.17" table:style-name="ce1">
            <text:p>0,17</text:p>
          </table:table-cell>
          <table:table-cell office:value-type="float" office:value="13987" table:style-name="ce1">
            <text:p>13987</text:p>
          </table:table-cell>
          <table:table-cell office:value-type="float" office:value="80" table:style-name="ce1">
            <text:p>80</text:p>
          </table:table-cell>
          <table:table-cell office:value-type="float" office:value="0.03" table:style-name="ce1">
            <text:p>0,03</text:p>
          </table:table-cell>
          <table:table-cell office:value-type="float" office:value="566" table:style-name="ce1">
            <text:p>566</text:p>
          </table:table-cell>
          <table:table-cell office:value-type="float" office:value="9" table:style-name="ce1">
            <text:p>9</text:p>
          </table:table-cell>
          <table:table-cell office:value-type="float" office:value="0.04" table:style-name="ce1">
            <text:p>0,04</text:p>
          </table:table-cell>
          <table:table-cell office:value-type="float" office:value="2276" table:style-name="ce1">
            <text:p>2276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265" table:style-name="ce2">
            <text:p>265</text:p>
          </table:table-cell>
          <table:table-cell office:value-type="float" office:value="7" table:style-name="ce2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380" table:style-name="ce1">
            <text:p>380</text:p>
          </table:table-cell>
          <table:table-cell office:value-type="float" office:value="7" table:style-name="ce2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4477" table:style-name="ce1">
            <text:p>4477</text:p>
          </table:table-cell>
          <table:table-cell office:value-type="float" office:value="9" table:style-name="ce1">
            <text:p>9</text:p>
          </table:table-cell>
          <table:table-cell office:value-type="float" office:value="0.08" table:style-name="ce1">
            <text:p>0,08</text:p>
          </table:table-cell>
          <table:table-cell office:value-type="float" office:value="632" table:style-name="ce1">
            <text:p>632</text:p>
          </table:table-cell>
          <table:table-cell office:value-type="float" office:value="83" table:style-name="ce1">
            <text:p>83</text:p>
          </table:table-cell>
          <table:table-cell office:value-type="float" office:value="0.15" table:style-name="ce1">
            <text:p>0,15</text:p>
          </table:table-cell>
          <table:table-cell office:value-type="float" office:value="1367" table:style-name="ce1">
            <text:p>1367</text:p>
          </table:table-cell>
          <table:table-cell office:value-type="float" office:value="163" table:style-name="ce1">
            <text:p>163</text:p>
          </table:table-cell>
          <table:table-cell office:value-type="float" office:value="0.03" table:style-name="ce1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2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647" table:style-name="ce1">
            <text:p>647</text:p>
          </table:table-cell>
          <table:table-cell office:value-type="float" office:value="14" table:style-name="ce1">
            <text:p>14</text:p>
          </table:table-cell>
          <table:table-cell office:value-type="float" office:value="0.04" table:style-name="ce1">
            <text:p>0,04</text:p>
          </table:table-cell>
          <table:table-cell office:value-type="float" office:value="633" table:style-name="ce1">
            <text:p>633</text:p>
          </table:table-cell>
          <table:table-cell office:value-type="float" office:value="14" table:style-name="ce1">
            <text:p>14</text:p>
          </table:table-cell>
          <table:table-cell office:value-type="float" office:value="0.04" table:style-name="ce1">
            <text:p>0,04</text:p>
          </table:table-cell>
          <table:table-cell office:value-type="float" office:value="335" table:style-name="ce1">
            <text:p>335</text:p>
          </table:table-cell>
          <table:table-cell office:value-type="float" office:value="25" table:style-name="ce1">
            <text:p>25</text:p>
          </table:table-cell>
          <table:table-cell office:value-type="float" office:value="0.08" table:style-name="ce1">
            <text:p>0,08</text:p>
          </table:table-cell>
          <table:table-cell office:value-type="float" office:value="1144" table:style-name="ce1">
            <text:p>1144</text:p>
          </table:table-cell>
          <table:table-cell office:value-type="float" office:value="16" table:style-name="ce1">
            <text:p>16</text:p>
          </table:table-cell>
          <table:table-cell office:value-type="float" office:value="2.35" table:style-name="ce3">
            <text:p>2,35</text:p>
          </table:table-cell>
          <table:table-cell office:value-type="float" office:value="35315" table:style-name="ce3">
            <text:p>35315</text:p>
          </table:table-cell>
          <table:table-cell office:value-type="float" office:value="842" table:style-name="ce3">
            <text:p>842</text:p>
          </table:table-cell>
          <table:table-cell office:value-type="float" office:value="0.02" table:style-name="ce2">
            <text:p>0,02</text:p>
          </table:table-cell>
          <table:table-cell office:value-type="float" office:value="380" table:style-name="ce1">
            <text:p>380</text:p>
          </table:table-cell>
          <table:table-cell office:value-type="float" office:value="7" table:style-name="ce2">
            <text:p>7</text:p>
          </table:table-cell>
          <table:table-cell office:value-type="float" office:value="0.02" table:formula="of:=MIN([.$B90];[.$E90];[.$H90];[.$K90];[.$N90];[.$Q90];[.$T90];[.$W90];[.$Z90];[.$AC90];[.$AF90];[.$AI90];[.$AL90];[.$AO90];[.$AR90])" table:style-name="ce1">
            <text:p>0,02</text:p>
          </table:table-cell>
          <table:table-cell office:value-type="float" office:value="265" table:formula="of:=MIN([.$C90];[.$F90];[.$I90];[.$L90];[.$O90];[.$R90];[.$U90];[.$X90];[.$AA90];[.$AD90];[.$AG90];[.$AJ90];[.$AM90];[.$AP90];[.$AS90])" table:style-name="ce1">
            <text:p>265</text:p>
          </table:table-cell>
          <table:table-cell office:value-type="float" office:value="7" table:formula="of:=MIN([.$D90];[.$G90];[.$J90];[.$M90];[.$P90];[.$S90];[.$V90];[.$Y90];[.$AB90];[.$AE90];[.$AH90];[.$AK90];[.$AN90];[.$AQ90];[.$AT90])" table:style-name="ce1">
            <text:p>7</text:p>
          </table:table-cell>
          <table:table-cell office:value-type="float" office:value="0.04" table:formula="of:=MEDIAN([.$B90];[.$E90];[.$H90];[.$K90];[.$N90];[.$Q90];[.$T90];[.$W90];[.$Z90];[.$AC90];[.$AF90];[.$AI90];[.$AL90];[.$AO90];[.$AR90])" table:style-name="ce1">
            <text:p>0,04</text:p>
          </table:table-cell>
          <table:table-cell office:value-type="float" office:value="633" table:formula="of:=MEDIAN([.$C90];[.$F90];[.$I90];[.$L90];[.$O90];[.$R90];[.$U90];[.$X90];[.$AA90];[.$AD90];[.$AG90];[.$AJ90];[.$AM90];[.$AP90];[.$AS90])" table:style-name="ce1">
            <text:p>633</text:p>
          </table:table-cell>
          <table:table-cell office:value-type="float" office:value="14" table:formula="of:=MEDIAN([.$D90];[.$G90];[.$J90];[.$M90];[.$P90];[.$S90];[.$V90];[.$Y90];[.$AB90];[.$AE90];[.$AH90];[.$AK90];[.$AN90];[.$AQ90];[.$AT90])" table:style-name="ce1">
            <text:p>14</text:p>
          </table:table-cell>
          <table:table-cell office:value-type="float" office:value="2.35" table:formula="of:=MAX([.$B90];[.$E90];[.$H90];[.$K90];[.$N90];[.$Q90];[.$T90];[.$W90];[.$Z90];[.$AC90];[.$AF90];[.$AI90];[.$AL90];[.$AO90];[.$AR90])" table:style-name="ce1">
            <text:p>2,35</text:p>
          </table:table-cell>
          <table:table-cell office:value-type="float" office:value="35315" table:formula="of:=MAX([.$C90];[.$F90];[.$I90];[.$L90];[.$O90];[.$R90];[.$U90];[.$X90];[.$AA90];[.$AD90];[.$AG90];[.$AJ90];[.$AM90];[.$AP90];[.$AS90])" table:style-name="ce1">
            <text:p>35315</text:p>
          </table:table-cell>
          <table:table-cell office:value-type="float" office:value="842" table:formula="of:=MAX([.$D90];[.$G90];[.$J90];[.$M90];[.$P90];[.$S90];[.$V90];[.$Y90];[.$AB90];[.$AE90];[.$AH90];[.$AK90];[.$AN90];[.$AQ90];[.$AT90])" table:style-name="ce1">
            <text:p>84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/maze_s9_a9_h42.lp</text:p>
          </table:table-cell>
          <table:table-cell office:value-type="float" office:value="0.2" table:style-name="ce1">
            <text:p>0,2</text:p>
          </table:table-cell>
          <table:table-cell office:value-type="float" office:value="12862" table:style-name="ce3">
            <text:p>12862</text:p>
          </table:table-cell>
          <table:table-cell office:value-type="float" office:value="130" table:style-name="ce3">
            <text:p>130</text:p>
          </table:table-cell>
          <table:table-cell office:value-type="float" office:value="0.06" table:style-name="ce1">
            <text:p>0,06</text:p>
          </table:table-cell>
          <table:table-cell office:value-type="float" office:value="954" table:style-name="ce1">
            <text:p>954</text:p>
          </table:table-cell>
          <table:table-cell office:value-type="float" office:value="44" table:style-name="ce1">
            <text:p>44</text:p>
          </table:table-cell>
          <table:table-cell office:value-type="float" office:value="0.03" table:style-name="ce1">
            <text:p>0,03</text:p>
          </table:table-cell>
          <table:table-cell office:value-type="float" office:value="1792" table:style-name="ce1">
            <text:p>1792</text:p>
          </table:table-cell>
          <table:table-cell office:value-type="float" office:value="25" table:style-name="ce1">
            <text:p>25</text:p>
          </table:table-cell>
          <table:table-cell office:value-type="float" office:value="0.05" table:style-name="ce1">
            <text:p>0,05</text:p>
          </table:table-cell>
          <table:table-cell office:value-type="float" office:value="448" table:style-name="ce1">
            <text:p>448</text:p>
          </table:table-cell>
          <table:table-cell office:value-type="float" office:value="26" table:style-name="ce1">
            <text:p>26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2599" table:style-name="ce1">
            <text:p>2599</text:p>
          </table:table-cell>
          <table:table-cell office:value-type="float" office:value="23" table:style-name="ce1">
            <text:p>23</text:p>
          </table:table-cell>
          <table:table-cell office:value-type="float" office:value="0.11" table:style-name="ce1">
            <text:p>0,11</text:p>
          </table:table-cell>
          <table:table-cell office:value-type="float" office:value="984" table:style-name="ce1">
            <text:p>984</text:p>
          </table:table-cell>
          <table:table-cell office:value-type="float" office:value="72" table:style-name="ce1">
            <text:p>72</text:p>
          </table:table-cell>
          <table:table-cell office:value-type="float" office:value="0.15" table:style-name="ce1">
            <text:p>0,15</text:p>
          </table:table-cell>
          <table:table-cell office:value-type="float" office:value="1808" table:style-name="ce1">
            <text:p>1808</text:p>
          </table:table-cell>
          <table:table-cell office:value-type="float" office:value="90" table:style-name="ce1">
            <text:p>90</text:p>
          </table:table-cell>
          <table:table-cell office:value-type="float" office:value="0.02" table:style-name="ce1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30" table:style-name="ce2">
            <text:p>230</text:p>
          </table:table-cell>
          <table:table-cell office:value-type="float" office:value="6" table:style-name="ce2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427" table:style-name="ce1">
            <text:p>427</text:p>
          </table:table-cell>
          <table:table-cell office:value-type="float" office:value="18" table:style-name="ce1">
            <text:p>18</text:p>
          </table:table-cell>
          <table:table-cell office:value-type="float" office:value="0.06" table:style-name="ce1">
            <text:p>0,06</text:p>
          </table:table-cell>
          <table:table-cell office:value-type="float" office:value="673" table:style-name="ce1">
            <text:p>673</text:p>
          </table:table-cell>
          <table:table-cell office:value-type="float" office:value="10" table:style-name="ce1">
            <text:p>10</text:p>
          </table:table-cell>
          <table:table-cell office:value-type="float" office:value="0.72" table:style-name="ce1">
            <text:p>0,72</text:p>
          </table:table-cell>
          <table:table-cell office:value-type="float" office:value="10548" table:style-name="ce1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91];[.$E91];[.$H91];[.$K91];[.$N91];[.$Q91];[.$T91];[.$W91];[.$Z91];[.$AC91];[.$AF91];[.$AI91];[.$AL91];[.$AO91];[.$AR91])" table:style-name="ce1">
            <text:p>0,02</text:p>
          </table:table-cell>
          <table:table-cell office:value-type="float" office:value="230" table:formula="of:=MIN([.$C91];[.$F91];[.$I91];[.$L91];[.$O91];[.$R91];[.$U91];[.$X91];[.$AA91];[.$AD91];[.$AG91];[.$AJ91];[.$AM91];[.$AP91];[.$AS91])" table:style-name="ce1">
            <text:p>230</text:p>
          </table:table-cell>
          <table:table-cell office:value-type="float" office:value="6" table:formula="of:=MIN([.$D91];[.$G91];[.$J91];[.$M91];[.$P91];[.$S91];[.$V91];[.$Y91];[.$AB91];[.$AE91];[.$AH91];[.$AK91];[.$AN91];[.$AQ91];[.$AT91])" table:style-name="ce1">
            <text:p>6</text:p>
          </table:table-cell>
          <table:table-cell office:value-type="float" office:value="0.05" table:formula="of:=MEDIAN([.$B91];[.$E91];[.$H91];[.$K91];[.$N91];[.$Q91];[.$T91];[.$W91];[.$Z91];[.$AC91];[.$AF91];[.$AI91];[.$AL91];[.$AO91];[.$AR91])" table:style-name="ce1">
            <text:p>0,05</text:p>
          </table:table-cell>
          <table:table-cell office:value-type="float" office:value="673" table:formula="of:=MEDIAN([.$C91];[.$F91];[.$I91];[.$L91];[.$O91];[.$R91];[.$U91];[.$X91];[.$AA91];[.$AD91];[.$AG91];[.$AJ91];[.$AM91];[.$AP91];[.$AS91])" table:style-name="ce1">
            <text:p>673</text:p>
          </table:table-cell>
          <table:table-cell office:value-type="float" office:value="23" table:formula="of:=MEDIAN([.$D91];[.$G91];[.$J91];[.$M91];[.$P91];[.$S91];[.$V91];[.$Y91];[.$AB91];[.$AE91];[.$AH91];[.$AK91];[.$AN91];[.$AQ91];[.$AT91])" table:style-name="ce1">
            <text:p>23</text:p>
          </table:table-cell>
          <table:table-cell office:value-type="float" office:value="0.72" table:formula="of:=MAX([.$B91];[.$E91];[.$H91];[.$K91];[.$N91];[.$Q91];[.$T91];[.$W91];[.$Z91];[.$AC91];[.$AF91];[.$AI91];[.$AL91];[.$AO91];[.$AR91])" table:style-name="ce1">
            <text:p>0,72</text:p>
          </table:table-cell>
          <table:table-cell office:value-type="float" office:value="12862" table:formula="of:=MAX([.$C91];[.$F91];[.$I91];[.$L91];[.$O91];[.$R91];[.$U91];[.$X91];[.$AA91];[.$AD91];[.$AG91];[.$AJ91];[.$AM91];[.$AP91];[.$AS91])" table:style-name="ce1">
            <text:p>12862</text:p>
          </table:table-cell>
          <table:table-cell office:value-type="float" office:value="130" table:formula="of:=MAX([.$D91];[.$G91];[.$J91];[.$M91];[.$P91];[.$S91];[.$V91];[.$Y91];[.$AB91];[.$AE91];[.$AH91];[.$AK91];[.$AN91];[.$AQ91];[.$AT91])" table:style-name="ce1">
            <text:p>13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1_a12_c61_h16.lp</text:p>
          </table:table-cell>
          <table:table-cell office:value-type="float" office:value="0.04" table:style-name="ce1">
            <text:p>0,04</text:p>
          </table:table-cell>
          <table:table-cell office:value-type="float" office:value="6302" table:style-name="ce1">
            <text:p>6302</text:p>
          </table:table-cell>
          <table:table-cell office:value-type="float" office:value="118" table:style-name="ce1">
            <text:p>118</text:p>
          </table:table-cell>
          <table:table-cell office:value-type="float" office:value="0.02" table:style-name="ce1">
            <text:p>0,02</text:p>
          </table:table-cell>
          <table:table-cell office:value-type="float" office:value="763" table:style-name="ce1">
            <text:p>763</text:p>
          </table:table-cell>
          <table:table-cell office:value-type="float" office:value="67" table:style-name="ce1">
            <text:p>67</text:p>
          </table:table-cell>
          <table:table-cell office:value-type="float" office:value="0.02" table:style-name="ce1">
            <text:p>0,02</text:p>
          </table:table-cell>
          <table:table-cell office:value-type="float" office:value="1956" table:style-name="ce1">
            <text:p>1956</text:p>
          </table:table-cell>
          <table:table-cell office:value-type="float" office:value="155" table:style-name="ce1">
            <text:p>155</text:p>
          </table:table-cell>
          <table:table-cell office:value-type="float" office:value="0.02" table:style-name="ce1">
            <text:p>0,02</text:p>
          </table:table-cell>
          <table:table-cell office:value-type="float" office:value="457" table:style-name="ce2">
            <text:p>457</text:p>
          </table:table-cell>
          <table:table-cell office:value-type="float" office:value="80" table:style-name="ce1">
            <text:p>80</text:p>
          </table:table-cell>
          <table:table-cell office:value-type="float" office:value="0.05" table:style-name="ce1">
            <text:p>0,05</text:p>
          </table:table-cell>
          <table:table-cell office:value-type="float" office:value="2658" table:style-name="ce1">
            <text:p>2658</text:p>
          </table:table-cell>
          <table:table-cell office:value-type="float" office:value="150" table:style-name="ce1">
            <text:p>150</text:p>
          </table:table-cell>
          <table:table-cell office:value-type="float" office:value="0.02" table:style-name="ce1">
            <text:p>0,02</text:p>
          </table:table-cell>
          <table:table-cell office:value-type="float" office:value="1181" table:style-name="ce1">
            <text:p>1181</text:p>
          </table:table-cell>
          <table:table-cell office:value-type="float" office:value="59" table:style-name="ce1">
            <text:p>59</text:p>
          </table:table-cell>
          <table:table-cell office:value-type="float" office:value="0.04" table:style-name="ce1">
            <text:p>0,04</text:p>
          </table:table-cell>
          <table:table-cell office:value-type="float" office:value="952" table:style-name="ce1">
            <text:p>952</text:p>
          </table:table-cell>
          <table:table-cell office:value-type="float" office:value="109" table:style-name="ce1">
            <text:p>109</text:p>
          </table:table-cell>
          <table:table-cell office:value-type="float" office:value="0.04" table:style-name="ce1">
            <text:p>0,04</text:p>
          </table:table-cell>
          <table:table-cell office:value-type="float" office:value="1199" table:style-name="ce1">
            <text:p>1199</text:p>
          </table:table-cell>
          <table:table-cell office:value-type="float" office:value="120" table:style-name="ce1">
            <text:p>120</text:p>
          </table:table-cell>
          <table:table-cell office:value-type="float" office:value="0.04" table:style-name="ce1">
            <text:p>0,04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2" table:style-name="ce1">
            <text:p>0,02</text:p>
          </table:table-cell>
          <table:table-cell office:value-type="float" office:value="755" table:style-name="ce1">
            <text:p>755</text:p>
          </table:table-cell>
          <table:table-cell office:value-type="float" office:value="58" table:style-name="ce1">
            <text:p>58</text:p>
          </table:table-cell>
          <table:table-cell office:value-type="float" office:value="0.03" table:style-name="ce1">
            <text:p>0,03</text:p>
          </table:table-cell>
          <table:table-cell office:value-type="float" office:value="1125" table:style-name="ce1">
            <text:p>1125</text:p>
          </table:table-cell>
          <table:table-cell office:value-type="float" office:value="67" table:style-name="ce1">
            <text:p>67</text:p>
          </table:table-cell>
          <table:table-cell office:value-type="float" office:value="0.04" table:style-name="ce1">
            <text:p>0,04</text:p>
          </table:table-cell>
          <table:table-cell office:value-type="float" office:value="1450" table:style-name="ce1">
            <text:p>1450</text:p>
          </table:table-cell>
          <table:table-cell office:value-type="float" office:value="209" table:style-name="ce3">
            <text:p>209</text:p>
          </table:table-cell>
          <table:table-cell office:value-type="float" office:value="0.04" table:style-name="ce1">
            <text:p>0,04</text:p>
          </table:table-cell>
          <table:table-cell office:value-type="float" office:value="1333" table:style-name="ce1">
            <text:p>1333</text:p>
          </table:table-cell>
          <table:table-cell office:value-type="float" office:value="38" table:style-name="ce2">
            <text:p>38</text:p>
          </table:table-cell>
          <table:table-cell office:value-type="float" office:value="0.31" table:style-name="ce1">
            <text:p>0,31</text:p>
          </table:table-cell>
          <table:table-cell office:value-type="float" office:value="25247" table:style-name="ce3">
            <text:p>25247</text:p>
          </table:table-cell>
          <table:table-cell office:value-type="float" office:value="114" table:style-name="ce1">
            <text:p>114</text:p>
          </table:table-cell>
          <table:table-cell office:value-type="float" office:value="0.05" table:style-name="ce1">
            <text:p>0,05</text:p>
          </table:table-cell>
          <table:table-cell office:value-type="float" office:value="2095" table:style-name="ce1">
            <text:p>2095</text:p>
          </table:table-cell>
          <table:table-cell office:value-type="float" office:value="153" table:style-name="ce1">
            <text:p>153</text:p>
          </table:table-cell>
          <table:table-cell office:value-type="float" office:value="0.02" table:formula="of:=MIN([.$B92];[.$E92];[.$H92];[.$K92];[.$N92];[.$Q92];[.$T92];[.$W92];[.$Z92];[.$AC92];[.$AF92];[.$AI92];[.$AL92];[.$AO92];[.$AR92])" table:style-name="ce1">
            <text:p>0,02</text:p>
          </table:table-cell>
          <table:table-cell office:value-type="float" office:value="457" table:formula="of:=MIN([.$C92];[.$F92];[.$I92];[.$L92];[.$O92];[.$R92];[.$U92];[.$X92];[.$AA92];[.$AD92];[.$AG92];[.$AJ92];[.$AM92];[.$AP92];[.$AS92])" table:style-name="ce1">
            <text:p>457</text:p>
          </table:table-cell>
          <table:table-cell office:value-type="float" office:value="38" table:formula="of:=MIN([.$D92];[.$G92];[.$J92];[.$M92];[.$P92];[.$S92];[.$V92];[.$Y92];[.$AB92];[.$AE92];[.$AH92];[.$AK92];[.$AN92];[.$AQ92];[.$AT92])" table:style-name="ce1">
            <text:p>38</text:p>
          </table:table-cell>
          <table:table-cell office:value-type="float" office:value="0.04" table:formula="of:=MEDIAN([.$B92];[.$E92];[.$H92];[.$K92];[.$N92];[.$Q92];[.$T92];[.$W92];[.$Z92];[.$AC92];[.$AF92];[.$AI92];[.$AL92];[.$AO92];[.$AR92])" table:style-name="ce1">
            <text:p>0,04</text:p>
          </table:table-cell>
          <table:table-cell office:value-type="float" office:value="1333" table:formula="of:=MEDIAN([.$C92];[.$F92];[.$I92];[.$L92];[.$O92];[.$R92];[.$U92];[.$X92];[.$AA92];[.$AD92];[.$AG92];[.$AJ92];[.$AM92];[.$AP92];[.$AS92])" table:style-name="ce1">
            <text:p>1333</text:p>
          </table:table-cell>
          <table:table-cell office:value-type="float" office:value="112" table:formula="of:=MEDIAN([.$D92];[.$G92];[.$J92];[.$M92];[.$P92];[.$S92];[.$V92];[.$Y92];[.$AB92];[.$AE92];[.$AH92];[.$AK92];[.$AN92];[.$AQ92];[.$AT92])" table:style-name="ce1">
            <text:p>112</text:p>
          </table:table-cell>
          <table:table-cell office:value-type="float" office:value="0.31" table:formula="of:=MAX([.$B92];[.$E92];[.$H92];[.$K92];[.$N92];[.$Q92];[.$T92];[.$W92];[.$Z92];[.$AC92];[.$AF92];[.$AI92];[.$AL92];[.$AO92];[.$AR92])" table:style-name="ce1">
            <text:p>0,31</text:p>
          </table:table-cell>
          <table:table-cell office:value-type="float" office:value="25247" table:formula="of:=MAX([.$C92];[.$F92];[.$I92];[.$L92];[.$O92];[.$R92];[.$U92];[.$X92];[.$AA92];[.$AD92];[.$AG92];[.$AJ92];[.$AM92];[.$AP92];[.$AS92])" table:style-name="ce1">
            <text:p>25247</text:p>
          </table:table-cell>
          <table:table-cell office:value-type="float" office:value="209" table:formula="of:=MAX([.$D92];[.$G92];[.$J92];[.$M92];[.$P92];[.$S92];[.$V92];[.$Y92];[.$AB92];[.$AE92];[.$AH92];[.$AK92];[.$AN92];[.$AQ92];[.$AT92])" table:style-name="ce1">
            <text:p>20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1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3];[.$E93];[.$H93];[.$K93];[.$N93];[.$Q93];[.$T93];[.$W93];[.$Z93];[.$AC93];[.$AF93];[.$AI93];[.$AL93];[.$AO93];[.$AR93])" table:style-name="ce1">
            <text:p>0</text:p>
          </table:table-cell>
          <table:table-cell office:value-type="float" office:value="0" table:formula="of:=MIN([.$C93];[.$F93];[.$I93];[.$L93];[.$O93];[.$R93];[.$U93];[.$X93];[.$AA93];[.$AD93];[.$AG93];[.$AJ93];[.$AM93];[.$AP93];[.$AS93])" table:style-name="ce1">
            <text:p>0</text:p>
          </table:table-cell>
          <table:table-cell office:value-type="float" office:value="0" table:formula="of:=MIN([.$D93];[.$G93];[.$J93];[.$M93];[.$P93];[.$S93];[.$V93];[.$Y93];[.$AB93];[.$AE93];[.$AH93];[.$AK93];[.$AN93];[.$AQ93];[.$AT93])" table:style-name="ce1">
            <text:p>0</text:p>
          </table:table-cell>
          <table:table-cell office:value-type="float" office:value="0" table:formula="of:=MEDIAN([.$B93];[.$E93];[.$H93];[.$K93];[.$N93];[.$Q93];[.$T93];[.$W93];[.$Z93];[.$AC93];[.$AF93];[.$AI93];[.$AL93];[.$AO93];[.$AR93])" table:style-name="ce1">
            <text:p>0</text:p>
          </table:table-cell>
          <table:table-cell office:value-type="float" office:value="0" table:formula="of:=MEDIAN([.$C93];[.$F93];[.$I93];[.$L93];[.$O93];[.$R93];[.$U93];[.$X93];[.$AA93];[.$AD93];[.$AG93];[.$AJ93];[.$AM93];[.$AP93];[.$AS93])" table:style-name="ce1">
            <text:p>0</text:p>
          </table:table-cell>
          <table:table-cell office:value-type="float" office:value="0" table:formula="of:=MEDIAN([.$D93];[.$G93];[.$J93];[.$M93];[.$P93];[.$S93];[.$V93];[.$Y93];[.$AB93];[.$AE93];[.$AH93];[.$AK93];[.$AN93];[.$AQ93];[.$AT93])" table:style-name="ce1">
            <text:p>0</text:p>
          </table:table-cell>
          <table:table-cell office:value-type="float" office:value="0" table:formula="of:=MAX([.$B93];[.$E93];[.$H93];[.$K93];[.$N93];[.$Q93];[.$T93];[.$W93];[.$Z93];[.$AC93];[.$AF93];[.$AI93];[.$AL93];[.$AO93];[.$AR93])" table:style-name="ce1">
            <text:p>0</text:p>
          </table:table-cell>
          <table:table-cell office:value-type="float" office:value="5" table:formula="of:=MAX([.$C93];[.$F93];[.$I93];[.$L93];[.$O93];[.$R93];[.$U93];[.$X93];[.$AA93];[.$AD93];[.$AG93];[.$AJ93];[.$AM93];[.$AP93];[.$AS93])" table:style-name="ce1">
            <text:p>5</text:p>
          </table:table-cell>
          <table:table-cell office:value-type="float" office:value="0" table:formula="of:=MAX([.$D93];[.$G93];[.$J93];[.$M93];[.$P93];[.$S93];[.$V93];[.$Y93];[.$AB93];[.$AE93];[.$AH93];[.$AK93];[.$AN93];[.$AQ93];[.$AT9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1_a2_c70_h10.lp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695" table:style-name="ce3">
            <text:p>6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94];[.$E94];[.$H94];[.$K94];[.$N94];[.$Q94];[.$T94];[.$W94];[.$Z94];[.$AC94];[.$AF94];[.$AI94];[.$AL94];[.$AO94];[.$AR94])" table:style-name="ce1">
            <text:p>0</text:p>
          </table:table-cell>
          <table:table-cell office:value-type="float" office:value="12" table:formula="of:=MIN([.$C94];[.$F94];[.$I94];[.$L94];[.$O94];[.$R94];[.$U94];[.$X94];[.$AA94];[.$AD94];[.$AG94];[.$AJ94];[.$AM94];[.$AP94];[.$AS94])" table:style-name="ce1">
            <text:p>12</text:p>
          </table:table-cell>
          <table:table-cell office:value-type="float" office:value="0" table:formula="of:=MIN([.$D94];[.$G94];[.$J94];[.$M94];[.$P94];[.$S94];[.$V94];[.$Y94];[.$AB94];[.$AE94];[.$AH94];[.$AK94];[.$AN94];[.$AQ94];[.$AT94])" table:style-name="ce1">
            <text:p>0</text:p>
          </table:table-cell>
          <table:table-cell office:value-type="float" office:value="0" table:formula="of:=MEDIAN([.$B94];[.$E94];[.$H94];[.$K94];[.$N94];[.$Q94];[.$T94];[.$W94];[.$Z94];[.$AC94];[.$AF94];[.$AI94];[.$AL94];[.$AO94];[.$AR94])" table:style-name="ce1">
            <text:p>0</text:p>
          </table:table-cell>
          <table:table-cell office:value-type="float" office:value="20" table:formula="of:=MEDIAN([.$C94];[.$F94];[.$I94];[.$L94];[.$O94];[.$R94];[.$U94];[.$X94];[.$AA94];[.$AD94];[.$AG94];[.$AJ94];[.$AM94];[.$AP94];[.$AS94])" table:style-name="ce1">
            <text:p>20</text:p>
          </table:table-cell>
          <table:table-cell office:value-type="float" office:value="1" table:formula="of:=MEDIAN([.$D94];[.$G94];[.$J94];[.$M94];[.$P94];[.$S94];[.$V94];[.$Y94];[.$AB94];[.$AE94];[.$AH94];[.$AK94];[.$AN94];[.$AQ94];[.$AT94])" table:style-name="ce1">
            <text:p>1</text:p>
          </table:table-cell>
          <table:table-cell office:value-type="float" office:value="0.01" table:formula="of:=MAX([.$B94];[.$E94];[.$H94];[.$K94];[.$N94];[.$Q94];[.$T94];[.$W94];[.$Z94];[.$AC94];[.$AF94];[.$AI94];[.$AL94];[.$AO94];[.$AR94])" table:style-name="ce1">
            <text:p>0,01</text:p>
          </table:table-cell>
          <table:table-cell office:value-type="float" office:value="695" table:formula="of:=MAX([.$C94];[.$F94];[.$I94];[.$L94];[.$O94];[.$R94];[.$U94];[.$X94];[.$AA94];[.$AD94];[.$AG94];[.$AJ94];[.$AM94];[.$AP94];[.$AS94])" table:style-name="ce1">
            <text:p>695</text:p>
          </table:table-cell>
          <table:table-cell office:value-type="float" office:value="6" table:formula="of:=MAX([.$D94];[.$G94];[.$J94];[.$M94];[.$P94];[.$S94];[.$V94];[.$Y94];[.$AB94];[.$AE94];[.$AH94];[.$AK94];[.$AN94];[.$AQ94];[.$AT94])" table:style-name="ce1">
            <text:p>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1_a3_c70_h4.lp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7" table:style-name="ce3">
            <text:p>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5];[.$E95];[.$H95];[.$K95];[.$N95];[.$Q95];[.$T95];[.$W95];[.$Z95];[.$AC95];[.$AF95];[.$AI95];[.$AL95];[.$AO95];[.$AR95])" table:style-name="ce1">
            <text:p>0</text:p>
          </table:table-cell>
          <table:table-cell office:value-type="float" office:value="4" table:formula="of:=MIN([.$C95];[.$F95];[.$I95];[.$L95];[.$O95];[.$R95];[.$U95];[.$X95];[.$AA95];[.$AD95];[.$AG95];[.$AJ95];[.$AM95];[.$AP95];[.$AS95])" table:style-name="ce1">
            <text:p>4</text:p>
          </table:table-cell>
          <table:table-cell office:value-type="float" office:value="0" table:formula="of:=MIN([.$D95];[.$G95];[.$J95];[.$M95];[.$P95];[.$S95];[.$V95];[.$Y95];[.$AB95];[.$AE95];[.$AH95];[.$AK95];[.$AN95];[.$AQ95];[.$AT95])" table:style-name="ce1">
            <text:p>0</text:p>
          </table:table-cell>
          <table:table-cell office:value-type="float" office:value="0" table:formula="of:=MEDIAN([.$B95];[.$E95];[.$H95];[.$K95];[.$N95];[.$Q95];[.$T95];[.$W95];[.$Z95];[.$AC95];[.$AF95];[.$AI95];[.$AL95];[.$AO95];[.$AR95])" table:style-name="ce1">
            <text:p>0</text:p>
          </table:table-cell>
          <table:table-cell office:value-type="float" office:value="6" table:formula="of:=MEDIAN([.$C95];[.$F95];[.$I95];[.$L95];[.$O95];[.$R95];[.$U95];[.$X95];[.$AA95];[.$AD95];[.$AG95];[.$AJ95];[.$AM95];[.$AP95];[.$AS95])" table:style-name="ce1">
            <text:p>6</text:p>
          </table:table-cell>
          <table:table-cell office:value-type="float" office:value="0" table:formula="of:=MEDIAN([.$D95];[.$G95];[.$J95];[.$M95];[.$P95];[.$S95];[.$V95];[.$Y95];[.$AB95];[.$AE95];[.$AH95];[.$AK95];[.$AN95];[.$AQ95];[.$AT95])" table:style-name="ce1">
            <text:p>0</text:p>
          </table:table-cell>
          <table:table-cell office:value-type="float" office:value="0" table:formula="of:=MAX([.$B95];[.$E95];[.$H95];[.$K95];[.$N95];[.$Q95];[.$T95];[.$W95];[.$Z95];[.$AC95];[.$AF95];[.$AI95];[.$AL95];[.$AO95];[.$AR95])" table:style-name="ce1">
            <text:p>0</text:p>
          </table:table-cell>
          <table:table-cell office:value-type="float" office:value="327" table:formula="of:=MAX([.$C95];[.$F95];[.$I95];[.$L95];[.$O95];[.$R95];[.$U95];[.$X95];[.$AA95];[.$AD95];[.$AG95];[.$AJ95];[.$AM95];[.$AP95];[.$AS95])" table:style-name="ce1">
            <text:p>327</text:p>
          </table:table-cell>
          <table:table-cell office:value-type="float" office:value="3" table:formula="of:=MAX([.$D95];[.$G95];[.$J95];[.$M95];[.$P95];[.$S95];[.$V95];[.$Y95];[.$AB95];[.$AE95];[.$AH95];[.$AK95];[.$AN95];[.$AQ95];[.$AT95])" table:style-name="ce1">
            <text:p>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2_a14_c62_h37.lp</text:p>
          </table:table-cell>
          <table:table-cell office:value-type="float" office:value="0.19" table:style-name="ce1">
            <text:p>0,19</text:p>
          </table:table-cell>
          <table:table-cell office:value-type="float" office:value="22160" table:style-name="ce1">
            <text:p>22160</text:p>
          </table:table-cell>
          <table:table-cell office:value-type="float" office:value="171" table:style-name="ce1">
            <text:p>171</text:p>
          </table:table-cell>
          <table:table-cell office:value-type="float" office:value="0.08" table:style-name="ce1">
            <text:p>0,08</text:p>
          </table:table-cell>
          <table:table-cell office:value-type="float" office:value="2746" table:style-name="ce1">
            <text:p>2746</text:p>
          </table:table-cell>
          <table:table-cell office:value-type="float" office:value="77" table:style-name="ce1">
            <text:p>77</text:p>
          </table:table-cell>
          <table:table-cell office:value-type="float" office:value="0.1" table:style-name="ce1">
            <text:p>0,1</text:p>
          </table:table-cell>
          <table:table-cell office:value-type="float" office:value="12439" table:style-name="ce1">
            <text:p>12439</text:p>
          </table:table-cell>
          <table:table-cell office:value-type="float" office:value="57" table:style-name="ce2">
            <text:p>57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1269" table:style-name="ce2">
            <text:p>1269</text:p>
          </table:table-cell>
          <table:table-cell office:value-type="float" office:value="72" table:style-name="ce1">
            <text:p>72</text:p>
          </table:table-cell>
          <table:table-cell office:value-type="float" office:value="0.11" table:style-name="ce1">
            <text:p>0,11</text:p>
          </table:table-cell>
          <table:table-cell office:value-type="float" office:value="2379" table:style-name="ce1">
            <text:p>2379</text:p>
          </table:table-cell>
          <table:table-cell office:value-type="float" office:value="186" table:style-name="ce1">
            <text:p>186</text:p>
          </table:table-cell>
          <table:table-cell office:value-type="float" office:value="0.1" table:style-name="ce1">
            <text:p>0,1</text:p>
          </table:table-cell>
          <table:table-cell office:value-type="float" office:value="6156" table:style-name="ce1">
            <text:p>6156</text:p>
          </table:table-cell>
          <table:table-cell office:value-type="float" office:value="253" table:style-name="ce1">
            <text:p>253</text:p>
          </table:table-cell>
          <table:table-cell office:value-type="float" office:value="0.35" table:style-name="ce1">
            <text:p>0,35</text:p>
          </table:table-cell>
          <table:table-cell office:value-type="float" office:value="6569" table:style-name="ce1">
            <text:p>6569</text:p>
          </table:table-cell>
          <table:table-cell office:value-type="float" office:value="444" table:style-name="ce1">
            <text:p>444</text:p>
          </table:table-cell>
          <table:table-cell office:value-type="float" office:value="0.19" table:style-name="ce1">
            <text:p>0,19</text:p>
          </table:table-cell>
          <table:table-cell office:value-type="float" office:value="3356" table:style-name="ce1">
            <text:p>3356</text:p>
          </table:table-cell>
          <table:table-cell office:value-type="float" office:value="313" table:style-name="ce1">
            <text:p>313</text:p>
          </table:table-cell>
          <table:table-cell office:value-type="float" office:value="0.1" table:style-name="ce1">
            <text:p>0,1</text:p>
          </table:table-cell>
          <table:table-cell office:value-type="float" office:value="1586" table:style-name="ce1">
            <text:p>1586</text:p>
          </table:table-cell>
          <table:table-cell office:value-type="float" office:value="152" table:style-name="ce1">
            <text:p>152</text:p>
          </table:table-cell>
          <table:table-cell office:value-type="float" office:value="0.13" table:style-name="ce1">
            <text:p>0,13</text:p>
          </table:table-cell>
          <table:table-cell office:value-type="float" office:value="3435" table:style-name="ce1">
            <text:p>3435</text:p>
          </table:table-cell>
          <table:table-cell office:value-type="float" office:value="155" table:style-name="ce1">
            <text:p>155</text:p>
          </table:table-cell>
          <table:table-cell office:value-type="float" office:value="0.17" table:style-name="ce1">
            <text:p>0,17</text:p>
          </table:table-cell>
          <table:table-cell office:value-type="float" office:value="4813" table:style-name="ce1">
            <text:p>4813</text:p>
          </table:table-cell>
          <table:table-cell office:value-type="float" office:value="246" table:style-name="ce1">
            <text:p>246</text:p>
          </table:table-cell>
          <table:table-cell office:value-type="float" office:value="1.25" table:style-name="ce1">
            <text:p>1,25</text:p>
          </table:table-cell>
          <table:table-cell office:value-type="float" office:value="30111" table:style-name="ce1">
            <text:p>30111</text:p>
          </table:table-cell>
          <table:table-cell office:value-type="float" office:value="1083" table:style-name="ce1">
            <text:p>1083</text:p>
          </table:table-cell>
          <table:table-cell office:value-type="float" office:value="0.62" table:style-name="ce1">
            <text:p>0,62</text:p>
          </table:table-cell>
          <table:table-cell office:value-type="float" office:value="16426" table:style-name="ce1">
            <text:p>16426</text:p>
          </table:table-cell>
          <table:table-cell office:value-type="float" office:value="384" table:style-name="ce1">
            <text:p>384</text:p>
          </table:table-cell>
          <table:table-cell office:value-type="float" office:value="3.44" table:style-name="ce3">
            <text:p>3,44</text:p>
          </table:table-cell>
          <table:table-cell office:value-type="float" office:value="115633" table:style-name="ce3">
            <text:p>115633</text:p>
          </table:table-cell>
          <table:table-cell office:value-type="float" office:value="3595" table:style-name="ce3">
            <text:p>3595</text:p>
          </table:table-cell>
          <table:table-cell office:value-type="float" office:value="0.23" table:style-name="ce1">
            <text:p>0,23</text:p>
          </table:table-cell>
          <table:table-cell office:value-type="float" office:value="6844" table:style-name="ce1">
            <text:p>6844</text:p>
          </table:table-cell>
          <table:table-cell office:value-type="float" office:value="380" table:style-name="ce1">
            <text:p>380</text:p>
          </table:table-cell>
          <table:table-cell office:value-type="float" office:value="7.0000000000000007E-2" table:formula="of:=MIN([.$B96];[.$E96];[.$H96];[.$K96];[.$N96];[.$Q96];[.$T96];[.$W96];[.$Z96];[.$AC96];[.$AF96];[.$AI96];[.$AL96];[.$AO96];[.$AR96])" table:style-name="ce1">
            <text:p>0,07</text:p>
          </table:table-cell>
          <table:table-cell office:value-type="float" office:value="1269" table:formula="of:=MIN([.$C96];[.$F96];[.$I96];[.$L96];[.$O96];[.$R96];[.$U96];[.$X96];[.$AA96];[.$AD96];[.$AG96];[.$AJ96];[.$AM96];[.$AP96];[.$AS96])" table:style-name="ce1">
            <text:p>1269</text:p>
          </table:table-cell>
          <table:table-cell office:value-type="float" office:value="57" table:formula="of:=MIN([.$D96];[.$G96];[.$J96];[.$M96];[.$P96];[.$S96];[.$V96];[.$Y96];[.$AB96];[.$AE96];[.$AH96];[.$AK96];[.$AN96];[.$AQ96];[.$AT96])" table:style-name="ce1">
            <text:p>57</text:p>
          </table:table-cell>
          <table:table-cell office:value-type="float" office:value="0.17" table:formula="of:=MEDIAN([.$B96];[.$E96];[.$H96];[.$K96];[.$N96];[.$Q96];[.$T96];[.$W96];[.$Z96];[.$AC96];[.$AF96];[.$AI96];[.$AL96];[.$AO96];[.$AR96])" table:style-name="ce1">
            <text:p>0,17</text:p>
          </table:table-cell>
          <table:table-cell office:value-type="float" office:value="6156" table:formula="of:=MEDIAN([.$C96];[.$F96];[.$I96];[.$L96];[.$O96];[.$R96];[.$U96];[.$X96];[.$AA96];[.$AD96];[.$AG96];[.$AJ96];[.$AM96];[.$AP96];[.$AS96])" table:style-name="ce1">
            <text:p>6156</text:p>
          </table:table-cell>
          <table:table-cell office:value-type="float" office:value="246" table:formula="of:=MEDIAN([.$D96];[.$G96];[.$J96];[.$M96];[.$P96];[.$S96];[.$V96];[.$Y96];[.$AB96];[.$AE96];[.$AH96];[.$AK96];[.$AN96];[.$AQ96];[.$AT96])" table:style-name="ce1">
            <text:p>246</text:p>
          </table:table-cell>
          <table:table-cell office:value-type="float" office:value="3.44" table:formula="of:=MAX([.$B96];[.$E96];[.$H96];[.$K96];[.$N96];[.$Q96];[.$T96];[.$W96];[.$Z96];[.$AC96];[.$AF96];[.$AI96];[.$AL96];[.$AO96];[.$AR96])" table:style-name="ce1">
            <text:p>3,44</text:p>
          </table:table-cell>
          <table:table-cell office:value-type="float" office:value="115633" table:formula="of:=MAX([.$C96];[.$F96];[.$I96];[.$L96];[.$O96];[.$R96];[.$U96];[.$X96];[.$AA96];[.$AD96];[.$AG96];[.$AJ96];[.$AM96];[.$AP96];[.$AS96])" table:style-name="ce1">
            <text:p>115633</text:p>
          </table:table-cell>
          <table:table-cell office:value-type="float" office:value="3595" table:formula="of:=MAX([.$D96];[.$G96];[.$J96];[.$M96];[.$P96];[.$S96];[.$V96];[.$Y96];[.$AB96];[.$AE96];[.$AH96];[.$AK96];[.$AN96];[.$AQ96];[.$AT96])" table:style-name="ce1">
            <text:p>359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2_a1_c70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3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7];[.$E97];[.$H97];[.$K97];[.$N97];[.$Q97];[.$T97];[.$W97];[.$Z97];[.$AC97];[.$AF97];[.$AI97];[.$AL97];[.$AO97];[.$AR97])" table:style-name="ce1">
            <text:p>0</text:p>
          </table:table-cell>
          <table:table-cell office:value-type="float" office:value="0" table:formula="of:=MIN([.$C97];[.$F97];[.$I97];[.$L97];[.$O97];[.$R97];[.$U97];[.$X97];[.$AA97];[.$AD97];[.$AG97];[.$AJ97];[.$AM97];[.$AP97];[.$AS97])" table:style-name="ce1">
            <text:p>0</text:p>
          </table:table-cell>
          <table:table-cell office:value-type="float" office:value="0" table:formula="of:=MIN([.$D97];[.$G97];[.$J97];[.$M97];[.$P97];[.$S97];[.$V97];[.$Y97];[.$AB97];[.$AE97];[.$AH97];[.$AK97];[.$AN97];[.$AQ97];[.$AT97])" table:style-name="ce1">
            <text:p>0</text:p>
          </table:table-cell>
          <table:table-cell office:value-type="float" office:value="0" table:formula="of:=MEDIAN([.$B97];[.$E97];[.$H97];[.$K97];[.$N97];[.$Q97];[.$T97];[.$W97];[.$Z97];[.$AC97];[.$AF97];[.$AI97];[.$AL97];[.$AO97];[.$AR97])" table:style-name="ce1">
            <text:p>0</text:p>
          </table:table-cell>
          <table:table-cell office:value-type="float" office:value="0" table:formula="of:=MEDIAN([.$C97];[.$F97];[.$I97];[.$L97];[.$O97];[.$R97];[.$U97];[.$X97];[.$AA97];[.$AD97];[.$AG97];[.$AJ97];[.$AM97];[.$AP97];[.$AS97])" table:style-name="ce1">
            <text:p>0</text:p>
          </table:table-cell>
          <table:table-cell office:value-type="float" office:value="0" table:formula="of:=MEDIAN([.$D97];[.$G97];[.$J97];[.$M97];[.$P97];[.$S97];[.$V97];[.$Y97];[.$AB97];[.$AE97];[.$AH97];[.$AK97];[.$AN97];[.$AQ97];[.$AT97])" table:style-name="ce1">
            <text:p>0</text:p>
          </table:table-cell>
          <table:table-cell office:value-type="float" office:value="0" table:formula="of:=MAX([.$B97];[.$E97];[.$H97];[.$K97];[.$N97];[.$Q97];[.$T97];[.$W97];[.$Z97];[.$AC97];[.$AF97];[.$AI97];[.$AL97];[.$AO97];[.$AR97])" table:style-name="ce1">
            <text:p>0</text:p>
          </table:table-cell>
          <table:table-cell office:value-type="float" office:value="58" table:formula="of:=MAX([.$C97];[.$F97];[.$I97];[.$L97];[.$O97];[.$R97];[.$U97];[.$X97];[.$AA97];[.$AD97];[.$AG97];[.$AJ97];[.$AM97];[.$AP97];[.$AS97])" table:style-name="ce1">
            <text:p>58</text:p>
          </table:table-cell>
          <table:table-cell office:value-type="float" office:value="1" table:formula="of:=MAX([.$D97];[.$G97];[.$J97];[.$M97];[.$P97];[.$S97];[.$V97];[.$Y97];[.$AB97];[.$AE97];[.$AH97];[.$AK97];[.$AN97];[.$AQ97];[.$AT97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2_a2_c70_h6.lp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76" table:style-name="ce3">
            <text:p>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8];[.$E98];[.$H98];[.$K98];[.$N98];[.$Q98];[.$T98];[.$W98];[.$Z98];[.$AC98];[.$AF98];[.$AI98];[.$AL98];[.$AO98];[.$AR98])" table:style-name="ce1">
            <text:p>0</text:p>
          </table:table-cell>
          <table:table-cell office:value-type="float" office:value="5" table:formula="of:=MIN([.$C98];[.$F98];[.$I98];[.$L98];[.$O98];[.$R98];[.$U98];[.$X98];[.$AA98];[.$AD98];[.$AG98];[.$AJ98];[.$AM98];[.$AP98];[.$AS98])" table:style-name="ce1">
            <text:p>5</text:p>
          </table:table-cell>
          <table:table-cell office:value-type="float" office:value="0" table:formula="of:=MIN([.$D98];[.$G98];[.$J98];[.$M98];[.$P98];[.$S98];[.$V98];[.$Y98];[.$AB98];[.$AE98];[.$AH98];[.$AK98];[.$AN98];[.$AQ98];[.$AT98])" table:style-name="ce1">
            <text:p>0</text:p>
          </table:table-cell>
          <table:table-cell office:value-type="float" office:value="0" table:formula="of:=MEDIAN([.$B98];[.$E98];[.$H98];[.$K98];[.$N98];[.$Q98];[.$T98];[.$W98];[.$Z98];[.$AC98];[.$AF98];[.$AI98];[.$AL98];[.$AO98];[.$AR98])" table:style-name="ce1">
            <text:p>0</text:p>
          </table:table-cell>
          <table:table-cell office:value-type="float" office:value="7" table:formula="of:=MEDIAN([.$C98];[.$F98];[.$I98];[.$L98];[.$O98];[.$R98];[.$U98];[.$X98];[.$AA98];[.$AD98];[.$AG98];[.$AJ98];[.$AM98];[.$AP98];[.$AS98])" table:style-name="ce1">
            <text:p>7</text:p>
          </table:table-cell>
          <table:table-cell office:value-type="float" office:value="0" table:formula="of:=MEDIAN([.$D98];[.$G98];[.$J98];[.$M98];[.$P98];[.$S98];[.$V98];[.$Y98];[.$AB98];[.$AE98];[.$AH98];[.$AK98];[.$AN98];[.$AQ98];[.$AT98])" table:style-name="ce1">
            <text:p>0</text:p>
          </table:table-cell>
          <table:table-cell office:value-type="float" office:value="0.01" table:formula="of:=MAX([.$B98];[.$E98];[.$H98];[.$K98];[.$N98];[.$Q98];[.$T98];[.$W98];[.$Z98];[.$AC98];[.$AF98];[.$AI98];[.$AL98];[.$AO98];[.$AR98])" table:style-name="ce1">
            <text:p>0,01</text:p>
          </table:table-cell>
          <table:table-cell office:value-type="float" office:value="476" table:formula="of:=MAX([.$C98];[.$F98];[.$I98];[.$L98];[.$O98];[.$R98];[.$U98];[.$X98];[.$AA98];[.$AD98];[.$AG98];[.$AJ98];[.$AM98];[.$AP98];[.$AS98])" table:style-name="ce1">
            <text:p>476</text:p>
          </table:table-cell>
          <table:table-cell office:value-type="float" office:value="4" table:formula="of:=MAX([.$D98];[.$G98];[.$J98];[.$M98];[.$P98];[.$S98];[.$V98];[.$Y98];[.$AB98];[.$AE98];[.$AH98];[.$AK98];[.$AN98];[.$AQ98];[.$AT98])" table:style-name="ce1">
            <text:p>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2_a3_c70_h25.lp</text:p>
          </table:table-cell>
          <table:table-cell office:value-type="float" office:value="0.01" table:style-name="ce1">
            <text:p>0,01</text:p>
          </table:table-cell>
          <table:table-cell office:value-type="float" office:value="1006" table:style-name="ce1">
            <text:p>1006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910" table:style-name="ce1">
            <text:p>9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2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87" table:style-name="ce1">
            <text:p>187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595" table:style-name="ce1">
            <text:p>595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289" table:style-name="ce1">
            <text:p>289</text:p>
          </table:table-cell>
          <table:table-cell office:value-type="float" office:value="4" table:style-name="ce1">
            <text:p>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9120" table:style-name="ce3">
            <text:p>912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99];[.$E99];[.$H99];[.$K99];[.$N99];[.$Q99];[.$T99];[.$W99];[.$Z99];[.$AC99];[.$AF99];[.$AI99];[.$AL99];[.$AO99];[.$AR99])" table:style-name="ce1">
            <text:p>0</text:p>
          </table:table-cell>
          <table:table-cell office:value-type="float" office:value="89" table:formula="of:=MIN([.$C99];[.$F99];[.$I99];[.$L99];[.$O99];[.$R99];[.$U99];[.$X99];[.$AA99];[.$AD99];[.$AG99];[.$AJ99];[.$AM99];[.$AP99];[.$AS99])" table:style-name="ce1">
            <text:p>89</text:p>
          </table:table-cell>
          <table:table-cell office:value-type="float" office:value="1" table:formula="of:=MIN([.$D99];[.$G99];[.$J99];[.$M99];[.$P99];[.$S99];[.$V99];[.$Y99];[.$AB99];[.$AE99];[.$AH99];[.$AK99];[.$AN99];[.$AQ99];[.$AT99])" table:style-name="ce1">
            <text:p>1</text:p>
          </table:table-cell>
          <table:table-cell office:value-type="float" office:value="0.01" table:formula="of:=MEDIAN([.$B99];[.$E99];[.$H99];[.$K99];[.$N99];[.$Q99];[.$T99];[.$W99];[.$Z99];[.$AC99];[.$AF99];[.$AI99];[.$AL99];[.$AO99];[.$AR99])" table:style-name="ce1">
            <text:p>0,01</text:p>
          </table:table-cell>
          <table:table-cell office:value-type="float" office:value="187" table:formula="of:=MEDIAN([.$C99];[.$F99];[.$I99];[.$L99];[.$O99];[.$R99];[.$U99];[.$X99];[.$AA99];[.$AD99];[.$AG99];[.$AJ99];[.$AM99];[.$AP99];[.$AS99])" table:style-name="ce1">
            <text:p>187</text:p>
          </table:table-cell>
          <table:table-cell office:value-type="float" office:value="8" table:formula="of:=MEDIAN([.$D99];[.$G99];[.$J99];[.$M99];[.$P99];[.$S99];[.$V99];[.$Y99];[.$AB99];[.$AE99];[.$AH99];[.$AK99];[.$AN99];[.$AQ99];[.$AT99])" table:style-name="ce1">
            <text:p>8</text:p>
          </table:table-cell>
          <table:table-cell office:value-type="float" office:value="0.14000000000000001" table:formula="of:=MAX([.$B99];[.$E99];[.$H99];[.$K99];[.$N99];[.$Q99];[.$T99];[.$W99];[.$Z99];[.$AC99];[.$AF99];[.$AI99];[.$AL99];[.$AO99];[.$AR99])" table:style-name="ce1">
            <text:p>0,14</text:p>
          </table:table-cell>
          <table:table-cell office:value-type="float" office:value="9120" table:formula="of:=MAX([.$C99];[.$F99];[.$I99];[.$L99];[.$O99];[.$R99];[.$U99];[.$X99];[.$AA99];[.$AD99];[.$AG99];[.$AJ99];[.$AM99];[.$AP99];[.$AS99])" table:style-name="ce1">
            <text:p>9120</text:p>
          </table:table-cell>
          <table:table-cell office:value-type="float" office:value="35" table:formula="of:=MAX([.$D99];[.$G99];[.$J99];[.$M99];[.$P99];[.$S99];[.$V99];[.$Y99];[.$AB99];[.$AE99];[.$AH99];[.$AK99];[.$AN99];[.$AQ99];[.$AT99])" table:style-name="ce1">
            <text:p>3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3_a16_c63_h14.lp</text:p>
          </table:table-cell>
          <table:table-cell office:value-type="float" office:value="0.17" table:style-name="ce1">
            <text:p>0,17</text:p>
          </table:table-cell>
          <table:table-cell office:value-type="float" office:value="11018" table:style-name="ce1">
            <text:p>11018</text:p>
          </table:table-cell>
          <table:table-cell office:value-type="float" office:value="263" table:style-name="ce1">
            <text:p>263</text:p>
          </table:table-cell>
          <table:table-cell office:value-type="float" office:value="0.02" table:style-name="ce1">
            <text:p>0,02</text:p>
          </table:table-cell>
          <table:table-cell office:value-type="float" office:value="580" table:style-name="ce1">
            <text:p>580</text:p>
          </table:table-cell>
          <table:table-cell office:value-type="float" office:value="22" table:style-name="ce1">
            <text:p>22</text:p>
          </table:table-cell>
          <table:table-cell office:value-type="float" office:value="0.01" table:style-name="ce2">
            <text:p>0,01</text:p>
          </table:table-cell>
          <table:table-cell office:value-type="float" office:value="701" table:style-name="ce1">
            <text:p>701</text:p>
          </table:table-cell>
          <table:table-cell office:value-type="float" office:value="13" table:style-name="ce2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453" table:style-name="ce1">
            <text:p>453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2167" table:style-name="ce1">
            <text:p>2167</text:p>
          </table:table-cell>
          <table:table-cell office:value-type="float" office:value="84" table:style-name="ce1">
            <text:p>84</text:p>
          </table:table-cell>
          <table:table-cell office:value-type="float" office:value="0.03" table:style-name="ce1">
            <text:p>0,03</text:p>
          </table:table-cell>
          <table:table-cell office:value-type="float" office:value="729" table:style-name="ce1">
            <text:p>729</text:p>
          </table:table-cell>
          <table:table-cell office:value-type="float" office:value="54" table:style-name="ce1">
            <text:p>54</text:p>
          </table:table-cell>
          <table:table-cell office:value-type="float" office:value="0.03" table:style-name="ce1">
            <text:p>0,03</text:p>
          </table:table-cell>
          <table:table-cell office:value-type="float" office:value="457" table:style-name="ce1">
            <text:p>457</text:p>
          </table:table-cell>
          <table:table-cell office:value-type="float" office:value="41" table:style-name="ce1">
            <text:p>41</text:p>
          </table:table-cell>
          <table:table-cell office:value-type="float" office:value="0.02" table:style-name="ce1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405" table:style-name="ce1">
            <text:p>405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406" table:style-name="ce1">
            <text:p>406</text:p>
          </table:table-cell>
          <table:table-cell office:value-type="float" office:value="22" table:style-name="ce1">
            <text:p>22</text:p>
          </table:table-cell>
          <table:table-cell office:value-type="float" office:value="0.01" table:style-name="ce2">
            <text:p>0,01</text:p>
          </table:table-cell>
          <table:table-cell office:value-type="float" office:value="242" table:style-name="ce2">
            <text:p>242</text:p>
          </table:table-cell>
          <table:table-cell office:value-type="float" office:value="15" table:style-name="ce1">
            <text:p>15</text:p>
          </table:table-cell>
          <table:table-cell office:value-type="float" office:value="0.05" table:style-name="ce1">
            <text:p>0,05</text:p>
          </table:table-cell>
          <table:table-cell office:value-type="float" office:value="1000" table:style-name="ce1">
            <text:p>1000</text:p>
          </table:table-cell>
          <table:table-cell office:value-type="float" office:value="23" table:style-name="ce1">
            <text:p>23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162982" table:style-name="ce3">
            <text:p>162982</text:p>
          </table:table-cell>
          <table:table-cell office:value-type="float" office:value="5316" table:style-name="ce3">
            <text:p>5316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22" table:style-name="ce1">
            <text:p>22</text:p>
          </table:table-cell>
          <table:table-cell office:value-type="float" office:value="0.01" table:formula="of:=MIN([.$B100];[.$E100];[.$H100];[.$K100];[.$N100];[.$Q100];[.$T100];[.$W100];[.$Z100];[.$AC100];[.$AF100];[.$AI100];[.$AL100];[.$AO100];[.$AR100])" table:style-name="ce1">
            <text:p>0,01</text:p>
          </table:table-cell>
          <table:table-cell office:value-type="float" office:value="242" table:formula="of:=MIN([.$C100];[.$F100];[.$I100];[.$L100];[.$O100];[.$R100];[.$U100];[.$X100];[.$AA100];[.$AD100];[.$AG100];[.$AJ100];[.$AM100];[.$AP100];[.$AS100])" table:style-name="ce1">
            <text:p>242</text:p>
          </table:table-cell>
          <table:table-cell office:value-type="float" office:value="13" table:formula="of:=MIN([.$D100];[.$G100];[.$J100];[.$M100];[.$P100];[.$S100];[.$V100];[.$Y100];[.$AB100];[.$AE100];[.$AH100];[.$AK100];[.$AN100];[.$AQ100];[.$AT100])" table:style-name="ce1">
            <text:p>13</text:p>
          </table:table-cell>
          <table:table-cell office:value-type="float" office:value="0.02" table:formula="of:=MEDIAN([.$B100];[.$E100];[.$H100];[.$K100];[.$N100];[.$Q100];[.$T100];[.$W100];[.$Z100];[.$AC100];[.$AF100];[.$AI100];[.$AL100];[.$AO100];[.$AR100])" table:style-name="ce1">
            <text:p>0,02</text:p>
          </table:table-cell>
          <table:table-cell office:value-type="float" office:value="550" table:formula="of:=MEDIAN([.$C100];[.$F100];[.$I100];[.$L100];[.$O100];[.$R100];[.$U100];[.$X100];[.$AA100];[.$AD100];[.$AG100];[.$AJ100];[.$AM100];[.$AP100];[.$AS100])" table:style-name="ce1">
            <text:p>550</text:p>
          </table:table-cell>
          <table:table-cell office:value-type="float" office:value="22" table:formula="of:=MEDIAN([.$D100];[.$G100];[.$J100];[.$M100];[.$P100];[.$S100];[.$V100];[.$Y100];[.$AB100];[.$AE100];[.$AH100];[.$AK100];[.$AN100];[.$AQ100];[.$AT100])" table:style-name="ce1">
            <text:p>22</text:p>
          </table:table-cell>
          <table:table-cell office:value-type="float" office:value="2.2000000000000002" table:formula="of:=MAX([.$B100];[.$E100];[.$H100];[.$K100];[.$N100];[.$Q100];[.$T100];[.$W100];[.$Z100];[.$AC100];[.$AF100];[.$AI100];[.$AL100];[.$AO100];[.$AR100])" table:style-name="ce1">
            <text:p>2,2</text:p>
          </table:table-cell>
          <table:table-cell office:value-type="float" office:value="162982" table:formula="of:=MAX([.$C100];[.$F100];[.$I100];[.$L100];[.$O100];[.$R100];[.$U100];[.$X100];[.$AA100];[.$AD100];[.$AG100];[.$AJ100];[.$AM100];[.$AP100];[.$AS100])" table:style-name="ce1">
            <text:p>162982</text:p>
          </table:table-cell>
          <table:table-cell office:value-type="float" office:value="5316" table:formula="of:=MAX([.$D100];[.$G100];[.$J100];[.$M100];[.$P100];[.$S100];[.$V100];[.$Y100];[.$AB100];[.$AE100];[.$AH100];[.$AK100];[.$AN100];[.$AQ100];[.$AT100])" table:style-name="ce1">
            <text:p>531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3_a1_c70_h18.lp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929" table:style-name="ce3">
            <text:p>9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01];[.$E101];[.$H101];[.$K101];[.$N101];[.$Q101];[.$T101];[.$W101];[.$Z101];[.$AC101];[.$AF101];[.$AI101];[.$AL101];[.$AO101];[.$AR101])" table:style-name="ce1">
            <text:p>0</text:p>
          </table:table-cell>
          <table:table-cell office:value-type="float" office:value="7" table:formula="of:=MIN([.$C101];[.$F101];[.$I101];[.$L101];[.$O101];[.$R101];[.$U101];[.$X101];[.$AA101];[.$AD101];[.$AG101];[.$AJ101];[.$AM101];[.$AP101];[.$AS101])" table:style-name="ce1">
            <text:p>7</text:p>
          </table:table-cell>
          <table:table-cell office:value-type="float" office:value="3" table:formula="of:=MIN([.$D101];[.$G101];[.$J101];[.$M101];[.$P101];[.$S101];[.$V101];[.$Y101];[.$AB101];[.$AE101];[.$AH101];[.$AK101];[.$AN101];[.$AQ101];[.$AT101])" table:style-name="ce1">
            <text:p>3</text:p>
          </table:table-cell>
          <table:table-cell office:value-type="float" office:value="0" table:formula="of:=MEDIAN([.$B101];[.$E101];[.$H101];[.$K101];[.$N101];[.$Q101];[.$T101];[.$W101];[.$Z101];[.$AC101];[.$AF101];[.$AI101];[.$AL101];[.$AO101];[.$AR101])" table:style-name="ce1">
            <text:p>0</text:p>
          </table:table-cell>
          <table:table-cell office:value-type="float" office:value="21" table:formula="of:=MEDIAN([.$C101];[.$F101];[.$I101];[.$L101];[.$O101];[.$R101];[.$U101];[.$X101];[.$AA101];[.$AD101];[.$AG101];[.$AJ101];[.$AM101];[.$AP101];[.$AS101])" table:style-name="ce1">
            <text:p>21</text:p>
          </table:table-cell>
          <table:table-cell office:value-type="float" office:value="4" table:formula="of:=MEDIAN([.$D101];[.$G101];[.$J101];[.$M101];[.$P101];[.$S101];[.$V101];[.$Y101];[.$AB101];[.$AE101];[.$AH101];[.$AK101];[.$AN101];[.$AQ101];[.$AT101])" table:style-name="ce1">
            <text:p>4</text:p>
          </table:table-cell>
          <table:table-cell office:value-type="float" office:value="0.01" table:formula="of:=MAX([.$B101];[.$E101];[.$H101];[.$K101];[.$N101];[.$Q101];[.$T101];[.$W101];[.$Z101];[.$AC101];[.$AF101];[.$AI101];[.$AL101];[.$AO101];[.$AR101])" table:style-name="ce1">
            <text:p>0,01</text:p>
          </table:table-cell>
          <table:table-cell office:value-type="float" office:value="929" table:formula="of:=MAX([.$C101];[.$F101];[.$I101];[.$L101];[.$O101];[.$R101];[.$U101];[.$X101];[.$AA101];[.$AD101];[.$AG101];[.$AJ101];[.$AM101];[.$AP101];[.$AS101])" table:style-name="ce1">
            <text:p>929</text:p>
          </table:table-cell>
          <table:table-cell office:value-type="float" office:value="9" table:formula="of:=MAX([.$D101];[.$G101];[.$J101];[.$M101];[.$P101];[.$S101];[.$V101];[.$Y101];[.$AB101];[.$AE101];[.$AH101];[.$AK101];[.$AN101];[.$AQ101];[.$AT101])" table:style-name="ce1">
            <text:p>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3_a2_c70_h3.lp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3">
            <text:p>2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02];[.$E102];[.$H102];[.$K102];[.$N102];[.$Q102];[.$T102];[.$W102];[.$Z102];[.$AC102];[.$AF102];[.$AI102];[.$AL102];[.$AO102];[.$AR102])" table:style-name="ce1">
            <text:p>0</text:p>
          </table:table-cell>
          <table:table-cell office:value-type="float" office:value="2" table:formula="of:=MIN([.$C102];[.$F102];[.$I102];[.$L102];[.$O102];[.$R102];[.$U102];[.$X102];[.$AA102];[.$AD102];[.$AG102];[.$AJ102];[.$AM102];[.$AP102];[.$AS102])" table:style-name="ce1">
            <text:p>2</text:p>
          </table:table-cell>
          <table:table-cell office:value-type="float" office:value="0" table:formula="of:=MIN([.$D102];[.$G102];[.$J102];[.$M102];[.$P102];[.$S102];[.$V102];[.$Y102];[.$AB102];[.$AE102];[.$AH102];[.$AK102];[.$AN102];[.$AQ102];[.$AT102])" table:style-name="ce1">
            <text:p>0</text:p>
          </table:table-cell>
          <table:table-cell office:value-type="float" office:value="0" table:formula="of:=MEDIAN([.$B102];[.$E102];[.$H102];[.$K102];[.$N102];[.$Q102];[.$T102];[.$W102];[.$Z102];[.$AC102];[.$AF102];[.$AI102];[.$AL102];[.$AO102];[.$AR102])" table:style-name="ce1">
            <text:p>0</text:p>
          </table:table-cell>
          <table:table-cell office:value-type="float" office:value="2" table:formula="of:=MEDIAN([.$C102];[.$F102];[.$I102];[.$L102];[.$O102];[.$R102];[.$U102];[.$X102];[.$AA102];[.$AD102];[.$AG102];[.$AJ102];[.$AM102];[.$AP102];[.$AS102])" table:style-name="ce1">
            <text:p>2</text:p>
          </table:table-cell>
          <table:table-cell office:value-type="float" office:value="0" table:formula="of:=MEDIAN([.$D102];[.$G102];[.$J102];[.$M102];[.$P102];[.$S102];[.$V102];[.$Y102];[.$AB102];[.$AE102];[.$AH102];[.$AK102];[.$AN102];[.$AQ102];[.$AT102])" table:style-name="ce1">
            <text:p>0</text:p>
          </table:table-cell>
          <table:table-cell office:value-type="float" office:value="0" table:formula="of:=MAX([.$B102];[.$E102];[.$H102];[.$K102];[.$N102];[.$Q102];[.$T102];[.$W102];[.$Z102];[.$AC102];[.$AF102];[.$AI102];[.$AL102];[.$AO102];[.$AR102])" table:style-name="ce1">
            <text:p>0</text:p>
          </table:table-cell>
          <table:table-cell office:value-type="float" office:value="220" table:formula="of:=MAX([.$C102];[.$F102];[.$I102];[.$L102];[.$O102];[.$R102];[.$U102];[.$X102];[.$AA102];[.$AD102];[.$AG102];[.$AJ102];[.$AM102];[.$AP102];[.$AS102])" table:style-name="ce1">
            <text:p>220</text:p>
          </table:table-cell>
          <table:table-cell office:value-type="float" office:value="1" table:formula="of:=MAX([.$D102];[.$G102];[.$J102];[.$M102];[.$P102];[.$S102];[.$V102];[.$Y102];[.$AB102];[.$AE102];[.$AH102];[.$AK102];[.$AN102];[.$AQ102];[.$AT102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3_a3_c70_h2.lp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9" table:style-name="ce3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03];[.$E103];[.$H103];[.$K103];[.$N103];[.$Q103];[.$T103];[.$W103];[.$Z103];[.$AC103];[.$AF103];[.$AI103];[.$AL103];[.$AO103];[.$AR103])" table:style-name="ce1">
            <text:p>0</text:p>
          </table:table-cell>
          <table:table-cell office:value-type="float" office:value="1" table:formula="of:=MIN([.$C103];[.$F103];[.$I103];[.$L103];[.$O103];[.$R103];[.$U103];[.$X103];[.$AA103];[.$AD103];[.$AG103];[.$AJ103];[.$AM103];[.$AP103];[.$AS103])" table:style-name="ce1">
            <text:p>1</text:p>
          </table:table-cell>
          <table:table-cell office:value-type="float" office:value="0" table:formula="of:=MIN([.$D103];[.$G103];[.$J103];[.$M103];[.$P103];[.$S103];[.$V103];[.$Y103];[.$AB103];[.$AE103];[.$AH103];[.$AK103];[.$AN103];[.$AQ103];[.$AT103])" table:style-name="ce1">
            <text:p>0</text:p>
          </table:table-cell>
          <table:table-cell office:value-type="float" office:value="0" table:formula="of:=MEDIAN([.$B103];[.$E103];[.$H103];[.$K103];[.$N103];[.$Q103];[.$T103];[.$W103];[.$Z103];[.$AC103];[.$AF103];[.$AI103];[.$AL103];[.$AO103];[.$AR103])" table:style-name="ce1">
            <text:p>0</text:p>
          </table:table-cell>
          <table:table-cell office:value-type="float" office:value="1" table:formula="of:=MEDIAN([.$C103];[.$F103];[.$I103];[.$L103];[.$O103];[.$R103];[.$U103];[.$X103];[.$AA103];[.$AD103];[.$AG103];[.$AJ103];[.$AM103];[.$AP103];[.$AS103])" table:style-name="ce1">
            <text:p>1</text:p>
          </table:table-cell>
          <table:table-cell office:value-type="float" office:value="0" table:formula="of:=MEDIAN([.$D103];[.$G103];[.$J103];[.$M103];[.$P103];[.$S103];[.$V103];[.$Y103];[.$AB103];[.$AE103];[.$AH103];[.$AK103];[.$AN103];[.$AQ103];[.$AT103])" table:style-name="ce1">
            <text:p>0</text:p>
          </table:table-cell>
          <table:table-cell office:value-type="float" office:value="0" table:formula="of:=MAX([.$B103];[.$E103];[.$H103];[.$K103];[.$N103];[.$Q103];[.$T103];[.$W103];[.$Z103];[.$AC103];[.$AF103];[.$AI103];[.$AL103];[.$AO103];[.$AR103])" table:style-name="ce1">
            <text:p>0</text:p>
          </table:table-cell>
          <table:table-cell office:value-type="float" office:value="279" table:formula="of:=MAX([.$C103];[.$F103];[.$I103];[.$L103];[.$O103];[.$R103];[.$U103];[.$X103];[.$AA103];[.$AD103];[.$AG103];[.$AJ103];[.$AM103];[.$AP103];[.$AS103])" table:style-name="ce1">
            <text:p>279</text:p>
          </table:table-cell>
          <table:table-cell office:value-type="float" office:value="1" table:formula="of:=MAX([.$D103];[.$G103];[.$J103];[.$M103];[.$P103];[.$S103];[.$V103];[.$Y103];[.$AB103];[.$AE103];[.$AH103];[.$AK103];[.$AN103];[.$AQ103];[.$AT103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4_a1_c70_h16.lp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3">
            <text:p>115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104];[.$E104];[.$H104];[.$K104];[.$N104];[.$Q104];[.$T104];[.$W104];[.$Z104];[.$AC104];[.$AF104];[.$AI104];[.$AL104];[.$AO104];[.$AR104])" table:style-name="ce1">
            <text:p>0</text:p>
          </table:table-cell>
          <table:table-cell office:value-type="float" office:value="3" table:formula="of:=MIN([.$C104];[.$F104];[.$I104];[.$L104];[.$O104];[.$R104];[.$U104];[.$X104];[.$AA104];[.$AD104];[.$AG104];[.$AJ104];[.$AM104];[.$AP104];[.$AS104])" table:style-name="ce1">
            <text:p>3</text:p>
          </table:table-cell>
          <table:table-cell office:value-type="float" office:value="0" table:formula="of:=MIN([.$D104];[.$G104];[.$J104];[.$M104];[.$P104];[.$S104];[.$V104];[.$Y104];[.$AB104];[.$AE104];[.$AH104];[.$AK104];[.$AN104];[.$AQ104];[.$AT104])" table:style-name="ce1">
            <text:p>0</text:p>
          </table:table-cell>
          <table:table-cell office:value-type="float" office:value="0" table:formula="of:=MEDIAN([.$B104];[.$E104];[.$H104];[.$K104];[.$N104];[.$Q104];[.$T104];[.$W104];[.$Z104];[.$AC104];[.$AF104];[.$AI104];[.$AL104];[.$AO104];[.$AR104])" table:style-name="ce1">
            <text:p>0</text:p>
          </table:table-cell>
          <table:table-cell office:value-type="float" office:value="13" table:formula="of:=MEDIAN([.$C104];[.$F104];[.$I104];[.$L104];[.$O104];[.$R104];[.$U104];[.$X104];[.$AA104];[.$AD104];[.$AG104];[.$AJ104];[.$AM104];[.$AP104];[.$AS104])" table:style-name="ce1">
            <text:p>13</text:p>
          </table:table-cell>
          <table:table-cell office:value-type="float" office:value="3" table:formula="of:=MEDIAN([.$D104];[.$G104];[.$J104];[.$M104];[.$P104];[.$S104];[.$V104];[.$Y104];[.$AB104];[.$AE104];[.$AH104];[.$AK104];[.$AN104];[.$AQ104];[.$AT104])" table:style-name="ce1">
            <text:p>3</text:p>
          </table:table-cell>
          <table:table-cell office:value-type="float" office:value="0.02" table:formula="of:=MAX([.$B104];[.$E104];[.$H104];[.$K104];[.$N104];[.$Q104];[.$T104];[.$W104];[.$Z104];[.$AC104];[.$AF104];[.$AI104];[.$AL104];[.$AO104];[.$AR104])" table:style-name="ce1">
            <text:p>0,02</text:p>
          </table:table-cell>
          <table:table-cell office:value-type="float" office:value="1155" table:formula="of:=MAX([.$C104];[.$F104];[.$I104];[.$L104];[.$O104];[.$R104];[.$U104];[.$X104];[.$AA104];[.$AD104];[.$AG104];[.$AJ104];[.$AM104];[.$AP104];[.$AS104])" table:style-name="ce1">
            <text:p>1155</text:p>
          </table:table-cell>
          <table:table-cell office:value-type="float" office:value="6" table:formula="of:=MAX([.$D104];[.$G104];[.$J104];[.$M104];[.$P104];[.$S104];[.$V104];[.$Y104];[.$AB104];[.$AE104];[.$AH104];[.$AK104];[.$AN104];[.$AQ104];[.$AT104])" table:style-name="ce1">
            <text:p>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4_a2_c70_h8.l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981" table:style-name="ce3">
            <text:p>9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105];[.$E105];[.$H105];[.$K105];[.$N105];[.$Q105];[.$T105];[.$W105];[.$Z105];[.$AC105];[.$AF105];[.$AI105];[.$AL105];[.$AO105];[.$AR105])" table:style-name="ce1">
            <text:p>0</text:p>
          </table:table-cell>
          <table:table-cell office:value-type="float" office:value="4" table:formula="of:=MIN([.$C105];[.$F105];[.$I105];[.$L105];[.$O105];[.$R105];[.$U105];[.$X105];[.$AA105];[.$AD105];[.$AG105];[.$AJ105];[.$AM105];[.$AP105];[.$AS105])" table:style-name="ce1">
            <text:p>4</text:p>
          </table:table-cell>
          <table:table-cell office:value-type="float" office:value="0" table:formula="of:=MIN([.$D105];[.$G105];[.$J105];[.$M105];[.$P105];[.$S105];[.$V105];[.$Y105];[.$AB105];[.$AE105];[.$AH105];[.$AK105];[.$AN105];[.$AQ105];[.$AT105])" table:style-name="ce1">
            <text:p>0</text:p>
          </table:table-cell>
          <table:table-cell office:value-type="float" office:value="0" table:formula="of:=MEDIAN([.$B105];[.$E105];[.$H105];[.$K105];[.$N105];[.$Q105];[.$T105];[.$W105];[.$Z105];[.$AC105];[.$AF105];[.$AI105];[.$AL105];[.$AO105];[.$AR105])" table:style-name="ce1">
            <text:p>0</text:p>
          </table:table-cell>
          <table:table-cell office:value-type="float" office:value="6" table:formula="of:=MEDIAN([.$C105];[.$F105];[.$I105];[.$L105];[.$O105];[.$R105];[.$U105];[.$X105];[.$AA105];[.$AD105];[.$AG105];[.$AJ105];[.$AM105];[.$AP105];[.$AS105])" table:style-name="ce1">
            <text:p>6</text:p>
          </table:table-cell>
          <table:table-cell office:value-type="float" office:value="1" table:formula="of:=MEDIAN([.$D105];[.$G105];[.$J105];[.$M105];[.$P105];[.$S105];[.$V105];[.$Y105];[.$AB105];[.$AE105];[.$AH105];[.$AK105];[.$AN105];[.$AQ105];[.$AT105])" table:style-name="ce1">
            <text:p>1</text:p>
          </table:table-cell>
          <table:table-cell office:value-type="float" office:value="0.01" table:formula="of:=MAX([.$B105];[.$E105];[.$H105];[.$K105];[.$N105];[.$Q105];[.$T105];[.$W105];[.$Z105];[.$AC105];[.$AF105];[.$AI105];[.$AL105];[.$AO105];[.$AR105])" table:style-name="ce1">
            <text:p>0,01</text:p>
          </table:table-cell>
          <table:table-cell office:value-type="float" office:value="981" table:formula="of:=MAX([.$C105];[.$F105];[.$I105];[.$L105];[.$O105];[.$R105];[.$U105];[.$X105];[.$AA105];[.$AD105];[.$AG105];[.$AJ105];[.$AM105];[.$AP105];[.$AS105])" table:style-name="ce1">
            <text:p>981</text:p>
          </table:table-cell>
          <table:table-cell office:value-type="float" office:value="1" table:formula="of:=MAX([.$D105];[.$G105];[.$J105];[.$M105];[.$P105];[.$S105];[.$V105];[.$Y105];[.$AB105];[.$AE105];[.$AH105];[.$AK105];[.$AN105];[.$AQ105];[.$AT105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4_a3_c70_h14.lp</text:p>
          </table:table-cell>
          <table:table-cell office:value-type="float" office:value="0.01" table:style-name="ce1">
            <text:p>0,01</text:p>
          </table:table-cell>
          <table:table-cell office:value-type="float" office:value="225" table:style-name="ce1">
            <text:p>225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2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88" table:style-name="ce1">
            <text:p>188</text:p>
          </table:table-cell>
          <table:table-cell office:value-type="float" office:value="8" table:style-name="ce1">
            <text:p>8</text:p>
          </table:table-cell>
          <table:table-cell office:value-type="float" office:value="0.04" table:style-name="ce1">
            <text:p>0,04</text:p>
          </table:table-cell>
          <table:table-cell office:value-type="float" office:value="3278" table:style-name="ce3">
            <text:p>3278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06];[.$E106];[.$H106];[.$K106];[.$N106];[.$Q106];[.$T106];[.$W106];[.$Z106];[.$AC106];[.$AF106];[.$AI106];[.$AL106];[.$AO106];[.$AR106])" table:style-name="ce1">
            <text:p>0</text:p>
          </table:table-cell>
          <table:table-cell office:value-type="float" office:value="28" table:formula="of:=MIN([.$C106];[.$F106];[.$I106];[.$L106];[.$O106];[.$R106];[.$U106];[.$X106];[.$AA106];[.$AD106];[.$AG106];[.$AJ106];[.$AM106];[.$AP106];[.$AS106])" table:style-name="ce1">
            <text:p>28</text:p>
          </table:table-cell>
          <table:table-cell office:value-type="float" office:value="2" table:formula="of:=MIN([.$D106];[.$G106];[.$J106];[.$M106];[.$P106];[.$S106];[.$V106];[.$Y106];[.$AB106];[.$AE106];[.$AH106];[.$AK106];[.$AN106];[.$AQ106];[.$AT106])" table:style-name="ce1">
            <text:p>2</text:p>
          </table:table-cell>
          <table:table-cell office:value-type="float" office:value="0.01" table:formula="of:=MEDIAN([.$B106];[.$E106];[.$H106];[.$K106];[.$N106];[.$Q106];[.$T106];[.$W106];[.$Z106];[.$AC106];[.$AF106];[.$AI106];[.$AL106];[.$AO106];[.$AR106])" table:style-name="ce1">
            <text:p>0,01</text:p>
          </table:table-cell>
          <table:table-cell office:value-type="float" office:value="70" table:formula="of:=MEDIAN([.$C106];[.$F106];[.$I106];[.$L106];[.$O106];[.$R106];[.$U106];[.$X106];[.$AA106];[.$AD106];[.$AG106];[.$AJ106];[.$AM106];[.$AP106];[.$AS106])" table:style-name="ce1">
            <text:p>70</text:p>
          </table:table-cell>
          <table:table-cell office:value-type="float" office:value="6" table:formula="of:=MEDIAN([.$D106];[.$G106];[.$J106];[.$M106];[.$P106];[.$S106];[.$V106];[.$Y106];[.$AB106];[.$AE106];[.$AH106];[.$AK106];[.$AN106];[.$AQ106];[.$AT106])" table:style-name="ce1">
            <text:p>6</text:p>
          </table:table-cell>
          <table:table-cell office:value-type="float" office:value="0.04" table:formula="of:=MAX([.$B106];[.$E106];[.$H106];[.$K106];[.$N106];[.$Q106];[.$T106];[.$W106];[.$Z106];[.$AC106];[.$AF106];[.$AI106];[.$AL106];[.$AO106];[.$AR106])" table:style-name="ce1">
            <text:p>0,04</text:p>
          </table:table-cell>
          <table:table-cell office:value-type="float" office:value="3278" table:formula="of:=MAX([.$C106];[.$F106];[.$I106];[.$L106];[.$O106];[.$R106];[.$U106];[.$X106];[.$AA106];[.$AD106];[.$AG106];[.$AJ106];[.$AM106];[.$AP106];[.$AS106])" table:style-name="ce1">
            <text:p>3278</text:p>
          </table:table-cell>
          <table:table-cell office:value-type="float" office:value="24" table:formula="of:=MAX([.$D106];[.$G106];[.$J106];[.$M106];[.$P106];[.$S106];[.$V106];[.$Y106];[.$AB106];[.$AE106];[.$AH106];[.$AK106];[.$AN106];[.$AQ106];[.$AT106])" table:style-name="ce1">
            <text:p>2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5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07];[.$E107];[.$H107];[.$K107];[.$N107];[.$Q107];[.$T107];[.$W107];[.$Z107];[.$AC107];[.$AF107];[.$AI107];[.$AL107];[.$AO107];[.$AR107])" table:style-name="ce1">
            <text:p>0</text:p>
          </table:table-cell>
          <table:table-cell office:value-type="float" office:value="0" table:formula="of:=MIN([.$C107];[.$F107];[.$I107];[.$L107];[.$O107];[.$R107];[.$U107];[.$X107];[.$AA107];[.$AD107];[.$AG107];[.$AJ107];[.$AM107];[.$AP107];[.$AS107])" table:style-name="ce1">
            <text:p>0</text:p>
          </table:table-cell>
          <table:table-cell office:value-type="float" office:value="0" table:formula="of:=MIN([.$D107];[.$G107];[.$J107];[.$M107];[.$P107];[.$S107];[.$V107];[.$Y107];[.$AB107];[.$AE107];[.$AH107];[.$AK107];[.$AN107];[.$AQ107];[.$AT107])" table:style-name="ce1">
            <text:p>0</text:p>
          </table:table-cell>
          <table:table-cell office:value-type="float" office:value="0" table:formula="of:=MEDIAN([.$B107];[.$E107];[.$H107];[.$K107];[.$N107];[.$Q107];[.$T107];[.$W107];[.$Z107];[.$AC107];[.$AF107];[.$AI107];[.$AL107];[.$AO107];[.$AR107])" table:style-name="ce1">
            <text:p>0</text:p>
          </table:table-cell>
          <table:table-cell office:value-type="float" office:value="0" table:formula="of:=MEDIAN([.$C107];[.$F107];[.$I107];[.$L107];[.$O107];[.$R107];[.$U107];[.$X107];[.$AA107];[.$AD107];[.$AG107];[.$AJ107];[.$AM107];[.$AP107];[.$AS107])" table:style-name="ce1">
            <text:p>0</text:p>
          </table:table-cell>
          <table:table-cell office:value-type="float" office:value="0" table:formula="of:=MEDIAN([.$D107];[.$G107];[.$J107];[.$M107];[.$P107];[.$S107];[.$V107];[.$Y107];[.$AB107];[.$AE107];[.$AH107];[.$AK107];[.$AN107];[.$AQ107];[.$AT107])" table:style-name="ce1">
            <text:p>0</text:p>
          </table:table-cell>
          <table:table-cell office:value-type="float" office:value="0" table:formula="of:=MAX([.$B107];[.$E107];[.$H107];[.$K107];[.$N107];[.$Q107];[.$T107];[.$W107];[.$Z107];[.$AC107];[.$AF107];[.$AI107];[.$AL107];[.$AO107];[.$AR107])" table:style-name="ce1">
            <text:p>0</text:p>
          </table:table-cell>
          <table:table-cell office:value-type="float" office:value="6" table:formula="of:=MAX([.$C107];[.$F107];[.$I107];[.$L107];[.$O107];[.$R107];[.$U107];[.$X107];[.$AA107];[.$AD107];[.$AG107];[.$AJ107];[.$AM107];[.$AP107];[.$AS107])" table:style-name="ce1">
            <text:p>6</text:p>
          </table:table-cell>
          <table:table-cell office:value-type="float" office:value="0" table:formula="of:=MAX([.$D107];[.$G107];[.$J107];[.$M107];[.$P107];[.$S107];[.$V107];[.$Y107];[.$AB107];[.$AE107];[.$AH107];[.$AK107];[.$AN107];[.$AQ107];[.$AT107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5_a2_c70_h6.lp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045" table:style-name="ce3">
            <text:p>10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08];[.$E108];[.$H108];[.$K108];[.$N108];[.$Q108];[.$T108];[.$W108];[.$Z108];[.$AC108];[.$AF108];[.$AI108];[.$AL108];[.$AO108];[.$AR108])" table:style-name="ce1">
            <text:p>0</text:p>
          </table:table-cell>
          <table:table-cell office:value-type="float" office:value="9" table:formula="of:=MIN([.$C108];[.$F108];[.$I108];[.$L108];[.$O108];[.$R108];[.$U108];[.$X108];[.$AA108];[.$AD108];[.$AG108];[.$AJ108];[.$AM108];[.$AP108];[.$AS108])" table:style-name="ce1">
            <text:p>9</text:p>
          </table:table-cell>
          <table:table-cell office:value-type="float" office:value="0" table:formula="of:=MIN([.$D108];[.$G108];[.$J108];[.$M108];[.$P108];[.$S108];[.$V108];[.$Y108];[.$AB108];[.$AE108];[.$AH108];[.$AK108];[.$AN108];[.$AQ108];[.$AT108])" table:style-name="ce1">
            <text:p>0</text:p>
          </table:table-cell>
          <table:table-cell office:value-type="float" office:value="0" table:formula="of:=MEDIAN([.$B108];[.$E108];[.$H108];[.$K108];[.$N108];[.$Q108];[.$T108];[.$W108];[.$Z108];[.$AC108];[.$AF108];[.$AI108];[.$AL108];[.$AO108];[.$AR108])" table:style-name="ce1">
            <text:p>0</text:p>
          </table:table-cell>
          <table:table-cell office:value-type="float" office:value="12" table:formula="of:=MEDIAN([.$C108];[.$F108];[.$I108];[.$L108];[.$O108];[.$R108];[.$U108];[.$X108];[.$AA108];[.$AD108];[.$AG108];[.$AJ108];[.$AM108];[.$AP108];[.$AS108])" table:style-name="ce1">
            <text:p>12</text:p>
          </table:table-cell>
          <table:table-cell office:value-type="float" office:value="2" table:formula="of:=MEDIAN([.$D108];[.$G108];[.$J108];[.$M108];[.$P108];[.$S108];[.$V108];[.$Y108];[.$AB108];[.$AE108];[.$AH108];[.$AK108];[.$AN108];[.$AQ108];[.$AT108])" table:style-name="ce1">
            <text:p>2</text:p>
          </table:table-cell>
          <table:table-cell office:value-type="float" office:value="0.02" table:formula="of:=MAX([.$B108];[.$E108];[.$H108];[.$K108];[.$N108];[.$Q108];[.$T108];[.$W108];[.$Z108];[.$AC108];[.$AF108];[.$AI108];[.$AL108];[.$AO108];[.$AR108])" table:style-name="ce1">
            <text:p>0,02</text:p>
          </table:table-cell>
          <table:table-cell office:value-type="float" office:value="1045" table:formula="of:=MAX([.$C108];[.$F108];[.$I108];[.$L108];[.$O108];[.$R108];[.$U108];[.$X108];[.$AA108];[.$AD108];[.$AG108];[.$AJ108];[.$AM108];[.$AP108];[.$AS108])" table:style-name="ce1">
            <text:p>1045</text:p>
          </table:table-cell>
          <table:table-cell office:value-type="float" office:value="4" table:formula="of:=MAX([.$D108];[.$G108];[.$J108];[.$M108];[.$P108];[.$S108];[.$V108];[.$Y108];[.$AB108];[.$AE108];[.$AH108];[.$AK108];[.$AN108];[.$AQ108];[.$AT108])" table:style-name="ce1">
            <text:p>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5_a3_c70_h17.lp</text:p>
          </table:table-cell>
          <table:table-cell office:value-type="float" office:value="0.01" table:style-name="ce1">
            <text:p>0,01</text:p>
          </table:table-cell>
          <table:table-cell office:value-type="float" office:value="708" table:style-name="ce1">
            <text:p>708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23" table:style-name="ce1">
            <text:p>123</text:p>
          </table:table-cell>
          <table:table-cell office:value-type="float" office:value="6" table:style-name="ce1">
            <text:p>6</text:p>
          </table:table-cell>
          <table:table-cell office:value-type="float" office:value="0.08" table:style-name="ce1">
            <text:p>0,08</text:p>
          </table:table-cell>
          <table:table-cell office:value-type="float" office:value="3358" table:style-name="ce3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109];[.$E109];[.$H109];[.$K109];[.$N109];[.$Q109];[.$T109];[.$W109];[.$Z109];[.$AC109];[.$AF109];[.$AI109];[.$AL109];[.$AO109];[.$AR109])" table:style-name="ce1">
            <text:p>0</text:p>
          </table:table-cell>
          <table:table-cell office:value-type="float" office:value="34" table:formula="of:=MIN([.$C109];[.$F109];[.$I109];[.$L109];[.$O109];[.$R109];[.$U109];[.$X109];[.$AA109];[.$AD109];[.$AG109];[.$AJ109];[.$AM109];[.$AP109];[.$AS109])" table:style-name="ce1">
            <text:p>34</text:p>
          </table:table-cell>
          <table:table-cell office:value-type="float" office:value="1" table:formula="of:=MIN([.$D109];[.$G109];[.$J109];[.$M109];[.$P109];[.$S109];[.$V109];[.$Y109];[.$AB109];[.$AE109];[.$AH109];[.$AK109];[.$AN109];[.$AQ109];[.$AT109])" table:style-name="ce1">
            <text:p>1</text:p>
          </table:table-cell>
          <table:table-cell office:value-type="float" office:value="0" table:formula="of:=MEDIAN([.$B109];[.$E109];[.$H109];[.$K109];[.$N109];[.$Q109];[.$T109];[.$W109];[.$Z109];[.$AC109];[.$AF109];[.$AI109];[.$AL109];[.$AO109];[.$AR109])" table:style-name="ce1">
            <text:p>0</text:p>
          </table:table-cell>
          <table:table-cell office:value-type="float" office:value="84" table:formula="of:=MEDIAN([.$C109];[.$F109];[.$I109];[.$L109];[.$O109];[.$R109];[.$U109];[.$X109];[.$AA109];[.$AD109];[.$AG109];[.$AJ109];[.$AM109];[.$AP109];[.$AS109])" table:style-name="ce1">
            <text:p>84</text:p>
          </table:table-cell>
          <table:table-cell office:value-type="float" office:value="4" table:formula="of:=MEDIAN([.$D109];[.$G109];[.$J109];[.$M109];[.$P109];[.$S109];[.$V109];[.$Y109];[.$AB109];[.$AE109];[.$AH109];[.$AK109];[.$AN109];[.$AQ109];[.$AT109])" table:style-name="ce1">
            <text:p>4</text:p>
          </table:table-cell>
          <table:table-cell office:value-type="float" office:value="0.08" table:formula="of:=MAX([.$B109];[.$E109];[.$H109];[.$K109];[.$N109];[.$Q109];[.$T109];[.$W109];[.$Z109];[.$AC109];[.$AF109];[.$AI109];[.$AL109];[.$AO109];[.$AR109])" table:style-name="ce1">
            <text:p>0,08</text:p>
          </table:table-cell>
          <table:table-cell office:value-type="float" office:value="3358" table:formula="of:=MAX([.$C109];[.$F109];[.$I109];[.$L109];[.$O109];[.$R109];[.$U109];[.$X109];[.$AA109];[.$AD109];[.$AG109];[.$AJ109];[.$AM109];[.$AP109];[.$AS109])" table:style-name="ce1">
            <text:p>3358</text:p>
          </table:table-cell>
          <table:table-cell office:value-type="float" office:value="54" table:formula="of:=MAX([.$D109];[.$G109];[.$J109];[.$M109];[.$P109];[.$S109];[.$V109];[.$Y109];[.$AB109];[.$AE109];[.$AH109];[.$AK109];[.$AN109];[.$AQ109];[.$AT109])" table:style-name="ce1">
            <text:p>5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6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10];[.$E110];[.$H110];[.$K110];[.$N110];[.$Q110];[.$T110];[.$W110];[.$Z110];[.$AC110];[.$AF110];[.$AI110];[.$AL110];[.$AO110];[.$AR110])" table:style-name="ce1">
            <text:p>0</text:p>
          </table:table-cell>
          <table:table-cell office:value-type="float" office:value="0" table:formula="of:=MIN([.$C110];[.$F110];[.$I110];[.$L110];[.$O110];[.$R110];[.$U110];[.$X110];[.$AA110];[.$AD110];[.$AG110];[.$AJ110];[.$AM110];[.$AP110];[.$AS110])" table:style-name="ce1">
            <text:p>0</text:p>
          </table:table-cell>
          <table:table-cell office:value-type="float" office:value="0" table:formula="of:=MIN([.$D110];[.$G110];[.$J110];[.$M110];[.$P110];[.$S110];[.$V110];[.$Y110];[.$AB110];[.$AE110];[.$AH110];[.$AK110];[.$AN110];[.$AQ110];[.$AT110])" table:style-name="ce1">
            <text:p>0</text:p>
          </table:table-cell>
          <table:table-cell office:value-type="float" office:value="0" table:formula="of:=MEDIAN([.$B110];[.$E110];[.$H110];[.$K110];[.$N110];[.$Q110];[.$T110];[.$W110];[.$Z110];[.$AC110];[.$AF110];[.$AI110];[.$AL110];[.$AO110];[.$AR110])" table:style-name="ce1">
            <text:p>0</text:p>
          </table:table-cell>
          <table:table-cell office:value-type="float" office:value="0" table:formula="of:=MEDIAN([.$C110];[.$F110];[.$I110];[.$L110];[.$O110];[.$R110];[.$U110];[.$X110];[.$AA110];[.$AD110];[.$AG110];[.$AJ110];[.$AM110];[.$AP110];[.$AS110])" table:style-name="ce1">
            <text:p>0</text:p>
          </table:table-cell>
          <table:table-cell office:value-type="float" office:value="0" table:formula="of:=MEDIAN([.$D110];[.$G110];[.$J110];[.$M110];[.$P110];[.$S110];[.$V110];[.$Y110];[.$AB110];[.$AE110];[.$AH110];[.$AK110];[.$AN110];[.$AQ110];[.$AT110])" table:style-name="ce1">
            <text:p>0</text:p>
          </table:table-cell>
          <table:table-cell office:value-type="float" office:value="0" table:formula="of:=MAX([.$B110];[.$E110];[.$H110];[.$K110];[.$N110];[.$Q110];[.$T110];[.$W110];[.$Z110];[.$AC110];[.$AF110];[.$AI110];[.$AL110];[.$AO110];[.$AR110])" table:style-name="ce1">
            <text:p>0</text:p>
          </table:table-cell>
          <table:table-cell office:value-type="float" office:value="7" table:formula="of:=MAX([.$C110];[.$F110];[.$I110];[.$L110];[.$O110];[.$R110];[.$U110];[.$X110];[.$AA110];[.$AD110];[.$AG110];[.$AJ110];[.$AM110];[.$AP110];[.$AS110])" table:style-name="ce1">
            <text:p>7</text:p>
          </table:table-cell>
          <table:table-cell office:value-type="float" office:value="0" table:formula="of:=MAX([.$D110];[.$G110];[.$J110];[.$M110];[.$P110];[.$S110];[.$V110];[.$Y110];[.$AB110];[.$AE110];[.$AH110];[.$AK110];[.$AN110];[.$AQ110];[.$AT110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6_a2_c70_h3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70" table:style-name="ce3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11];[.$E111];[.$H111];[.$K111];[.$N111];[.$Q111];[.$T111];[.$W111];[.$Z111];[.$AC111];[.$AF111];[.$AI111];[.$AL111];[.$AO111];[.$AR111])" table:style-name="ce1">
            <text:p>0</text:p>
          </table:table-cell>
          <table:table-cell office:value-type="float" office:value="4" table:formula="of:=MIN([.$C111];[.$F111];[.$I111];[.$L111];[.$O111];[.$R111];[.$U111];[.$X111];[.$AA111];[.$AD111];[.$AG111];[.$AJ111];[.$AM111];[.$AP111];[.$AS111])" table:style-name="ce1">
            <text:p>4</text:p>
          </table:table-cell>
          <table:table-cell office:value-type="float" office:value="0" table:formula="of:=MIN([.$D111];[.$G111];[.$J111];[.$M111];[.$P111];[.$S111];[.$V111];[.$Y111];[.$AB111];[.$AE111];[.$AH111];[.$AK111];[.$AN111];[.$AQ111];[.$AT111])" table:style-name="ce1">
            <text:p>0</text:p>
          </table:table-cell>
          <table:table-cell office:value-type="float" office:value="0" table:formula="of:=MEDIAN([.$B111];[.$E111];[.$H111];[.$K111];[.$N111];[.$Q111];[.$T111];[.$W111];[.$Z111];[.$AC111];[.$AF111];[.$AI111];[.$AL111];[.$AO111];[.$AR111])" table:style-name="ce1">
            <text:p>0</text:p>
          </table:table-cell>
          <table:table-cell office:value-type="float" office:value="5" table:formula="of:=MEDIAN([.$C111];[.$F111];[.$I111];[.$L111];[.$O111];[.$R111];[.$U111];[.$X111];[.$AA111];[.$AD111];[.$AG111];[.$AJ111];[.$AM111];[.$AP111];[.$AS111])" table:style-name="ce1">
            <text:p>5</text:p>
          </table:table-cell>
          <table:table-cell office:value-type="float" office:value="1" table:formula="of:=MEDIAN([.$D111];[.$G111];[.$J111];[.$M111];[.$P111];[.$S111];[.$V111];[.$Y111];[.$AB111];[.$AE111];[.$AH111];[.$AK111];[.$AN111];[.$AQ111];[.$AT111])" table:style-name="ce1">
            <text:p>1</text:p>
          </table:table-cell>
          <table:table-cell office:value-type="float" office:value="0" table:formula="of:=MAX([.$B111];[.$E111];[.$H111];[.$K111];[.$N111];[.$Q111];[.$T111];[.$W111];[.$Z111];[.$AC111];[.$AF111];[.$AI111];[.$AL111];[.$AO111];[.$AR111])" table:style-name="ce1">
            <text:p>0</text:p>
          </table:table-cell>
          <table:table-cell office:value-type="float" office:value="270" table:formula="of:=MAX([.$C111];[.$F111];[.$I111];[.$L111];[.$O111];[.$R111];[.$U111];[.$X111];[.$AA111];[.$AD111];[.$AG111];[.$AJ111];[.$AM111];[.$AP111];[.$AS111])" table:style-name="ce1">
            <text:p>270</text:p>
          </table:table-cell>
          <table:table-cell office:value-type="float" office:value="2" table:formula="of:=MAX([.$D111];[.$G111];[.$J111];[.$M111];[.$P111];[.$S111];[.$V111];[.$Y111];[.$AB111];[.$AE111];[.$AH111];[.$AK111];[.$AN111];[.$AQ111];[.$AT111])" table:style-name="ce1">
            <text:p>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6_a3_c70_h22.lp</text:p>
          </table:table-cell>
          <table:table-cell office:value-type="float" office:value="0.02" table:style-name="ce1">
            <text:p>0,02</text:p>
          </table:table-cell>
          <table:table-cell office:value-type="float" office:value="559" table:style-name="ce1">
            <text:p>559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66" table:style-name="ce1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41" table:style-name="ce1">
            <text:p>74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238" table:style-name="ce1">
            <text:p>238</text:p>
          </table:table-cell>
          <table:table-cell office:value-type="float" office:value="7" table:style-name="ce1">
            <text:p>7</text:p>
          </table:table-cell>
          <table:table-cell office:value-type="float" office:value="0.19" table:style-name="ce1">
            <text:p>0,19</text:p>
          </table:table-cell>
          <table:table-cell office:value-type="float" office:value="8898" table:style-name="ce3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12];[.$E112];[.$H112];[.$K112];[.$N112];[.$Q112];[.$T112];[.$W112];[.$Z112];[.$AC112];[.$AF112];[.$AI112];[.$AL112];[.$AO112];[.$AR112])" table:style-name="ce1">
            <text:p>0</text:p>
          </table:table-cell>
          <table:table-cell office:value-type="float" office:value="27" table:formula="of:=MIN([.$C112];[.$F112];[.$I112];[.$L112];[.$O112];[.$R112];[.$U112];[.$X112];[.$AA112];[.$AD112];[.$AG112];[.$AJ112];[.$AM112];[.$AP112];[.$AS112])" table:style-name="ce1">
            <text:p>27</text:p>
          </table:table-cell>
          <table:table-cell office:value-type="float" office:value="1" table:formula="of:=MIN([.$D112];[.$G112];[.$J112];[.$M112];[.$P112];[.$S112];[.$V112];[.$Y112];[.$AB112];[.$AE112];[.$AH112];[.$AK112];[.$AN112];[.$AQ112];[.$AT112])" table:style-name="ce1">
            <text:p>1</text:p>
          </table:table-cell>
          <table:table-cell office:value-type="float" office:value="0" table:formula="of:=MEDIAN([.$B112];[.$E112];[.$H112];[.$K112];[.$N112];[.$Q112];[.$T112];[.$W112];[.$Z112];[.$AC112];[.$AF112];[.$AI112];[.$AL112];[.$AO112];[.$AR112])" table:style-name="ce1">
            <text:p>0</text:p>
          </table:table-cell>
          <table:table-cell office:value-type="float" office:value="166" table:formula="of:=MEDIAN([.$C112];[.$F112];[.$I112];[.$L112];[.$O112];[.$R112];[.$U112];[.$X112];[.$AA112];[.$AD112];[.$AG112];[.$AJ112];[.$AM112];[.$AP112];[.$AS112])" table:style-name="ce1">
            <text:p>166</text:p>
          </table:table-cell>
          <table:table-cell office:value-type="float" office:value="6" table:formula="of:=MEDIAN([.$D112];[.$G112];[.$J112];[.$M112];[.$P112];[.$S112];[.$V112];[.$Y112];[.$AB112];[.$AE112];[.$AH112];[.$AK112];[.$AN112];[.$AQ112];[.$AT112])" table:style-name="ce1">
            <text:p>6</text:p>
          </table:table-cell>
          <table:table-cell office:value-type="float" office:value="0.19" table:formula="of:=MAX([.$B112];[.$E112];[.$H112];[.$K112];[.$N112];[.$Q112];[.$T112];[.$W112];[.$Z112];[.$AC112];[.$AF112];[.$AI112];[.$AL112];[.$AO112];[.$AR112])" table:style-name="ce1">
            <text:p>0,19</text:p>
          </table:table-cell>
          <table:table-cell office:value-type="float" office:value="8898" table:formula="of:=MAX([.$C112];[.$F112];[.$I112];[.$L112];[.$O112];[.$R112];[.$U112];[.$X112];[.$AA112];[.$AD112];[.$AG112];[.$AJ112];[.$AM112];[.$AP112];[.$AS112])" table:style-name="ce1">
            <text:p>8898</text:p>
          </table:table-cell>
          <table:table-cell office:value-type="float" office:value="43" table:formula="of:=MAX([.$D112];[.$G112];[.$J112];[.$M112];[.$P112];[.$S112];[.$V112];[.$Y112];[.$AB112];[.$AE112];[.$AH112];[.$AK112];[.$AN112];[.$AQ112];[.$AT112])" table:style-name="ce1">
            <text:p>4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7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13];[.$E113];[.$H113];[.$K113];[.$N113];[.$Q113];[.$T113];[.$W113];[.$Z113];[.$AC113];[.$AF113];[.$AI113];[.$AL113];[.$AO113];[.$AR113])" table:style-name="ce1">
            <text:p>0</text:p>
          </table:table-cell>
          <table:table-cell office:value-type="float" office:value="0" table:formula="of:=MIN([.$C113];[.$F113];[.$I113];[.$L113];[.$O113];[.$R113];[.$U113];[.$X113];[.$AA113];[.$AD113];[.$AG113];[.$AJ113];[.$AM113];[.$AP113];[.$AS113])" table:style-name="ce1">
            <text:p>0</text:p>
          </table:table-cell>
          <table:table-cell office:value-type="float" office:value="0" table:formula="of:=MIN([.$D113];[.$G113];[.$J113];[.$M113];[.$P113];[.$S113];[.$V113];[.$Y113];[.$AB113];[.$AE113];[.$AH113];[.$AK113];[.$AN113];[.$AQ113];[.$AT113])" table:style-name="ce1">
            <text:p>0</text:p>
          </table:table-cell>
          <table:table-cell office:value-type="float" office:value="0" table:formula="of:=MEDIAN([.$B113];[.$E113];[.$H113];[.$K113];[.$N113];[.$Q113];[.$T113];[.$W113];[.$Z113];[.$AC113];[.$AF113];[.$AI113];[.$AL113];[.$AO113];[.$AR113])" table:style-name="ce1">
            <text:p>0</text:p>
          </table:table-cell>
          <table:table-cell office:value-type="float" office:value="0" table:formula="of:=MEDIAN([.$C113];[.$F113];[.$I113];[.$L113];[.$O113];[.$R113];[.$U113];[.$X113];[.$AA113];[.$AD113];[.$AG113];[.$AJ113];[.$AM113];[.$AP113];[.$AS113])" table:style-name="ce1">
            <text:p>0</text:p>
          </table:table-cell>
          <table:table-cell office:value-type="float" office:value="0" table:formula="of:=MEDIAN([.$D113];[.$G113];[.$J113];[.$M113];[.$P113];[.$S113];[.$V113];[.$Y113];[.$AB113];[.$AE113];[.$AH113];[.$AK113];[.$AN113];[.$AQ113];[.$AT113])" table:style-name="ce1">
            <text:p>0</text:p>
          </table:table-cell>
          <table:table-cell office:value-type="float" office:value="0" table:formula="of:=MAX([.$B113];[.$E113];[.$H113];[.$K113];[.$N113];[.$Q113];[.$T113];[.$W113];[.$Z113];[.$AC113];[.$AF113];[.$AI113];[.$AL113];[.$AO113];[.$AR113])" table:style-name="ce1">
            <text:p>0</text:p>
          </table:table-cell>
          <table:table-cell office:value-type="float" office:value="7" table:formula="of:=MAX([.$C113];[.$F113];[.$I113];[.$L113];[.$O113];[.$R113];[.$U113];[.$X113];[.$AA113];[.$AD113];[.$AG113];[.$AJ113];[.$AM113];[.$AP113];[.$AS113])" table:style-name="ce1">
            <text:p>7</text:p>
          </table:table-cell>
          <table:table-cell office:value-type="float" office:value="0" table:formula="of:=MAX([.$D113];[.$G113];[.$J113];[.$M113];[.$P113];[.$S113];[.$V113];[.$Y113];[.$AB113];[.$AE113];[.$AH113];[.$AK113];[.$AN113];[.$AQ113];[.$AT11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7_a2_c70_h15.lp</text:p>
          </table:table-cell>
          <table:table-cell office:value-type="float" office:value="0.01" table:style-name="ce1">
            <text:p>0,01</text:p>
          </table:table-cell>
          <table:table-cell office:value-type="float" office:value="170" table:style-name="ce1">
            <text:p>170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,05</text:p>
          </table:table-cell>
          <table:table-cell office:value-type="float" office:value="2449" table:style-name="ce3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14];[.$E114];[.$H114];[.$K114];[.$N114];[.$Q114];[.$T114];[.$W114];[.$Z114];[.$AC114];[.$AF114];[.$AI114];[.$AL114];[.$AO114];[.$AR114])" table:style-name="ce1">
            <text:p>0</text:p>
          </table:table-cell>
          <table:table-cell office:value-type="float" office:value="16" table:formula="of:=MIN([.$C114];[.$F114];[.$I114];[.$L114];[.$O114];[.$R114];[.$U114];[.$X114];[.$AA114];[.$AD114];[.$AG114];[.$AJ114];[.$AM114];[.$AP114];[.$AS114])" table:style-name="ce1">
            <text:p>16</text:p>
          </table:table-cell>
          <table:table-cell office:value-type="float" office:value="0" table:formula="of:=MIN([.$D114];[.$G114];[.$J114];[.$M114];[.$P114];[.$S114];[.$V114];[.$Y114];[.$AB114];[.$AE114];[.$AH114];[.$AK114];[.$AN114];[.$AQ114];[.$AT114])" table:style-name="ce1">
            <text:p>0</text:p>
          </table:table-cell>
          <table:table-cell office:value-type="float" office:value="0" table:formula="of:=MEDIAN([.$B114];[.$E114];[.$H114];[.$K114];[.$N114];[.$Q114];[.$T114];[.$W114];[.$Z114];[.$AC114];[.$AF114];[.$AI114];[.$AL114];[.$AO114];[.$AR114])" table:style-name="ce1">
            <text:p>0</text:p>
          </table:table-cell>
          <table:table-cell office:value-type="float" office:value="31" table:formula="of:=MEDIAN([.$C114];[.$F114];[.$I114];[.$L114];[.$O114];[.$R114];[.$U114];[.$X114];[.$AA114];[.$AD114];[.$AG114];[.$AJ114];[.$AM114];[.$AP114];[.$AS114])" table:style-name="ce1">
            <text:p>31</text:p>
          </table:table-cell>
          <table:table-cell office:value-type="float" office:value="1" table:formula="of:=MEDIAN([.$D114];[.$G114];[.$J114];[.$M114];[.$P114];[.$S114];[.$V114];[.$Y114];[.$AB114];[.$AE114];[.$AH114];[.$AK114];[.$AN114];[.$AQ114];[.$AT114])" table:style-name="ce1">
            <text:p>1</text:p>
          </table:table-cell>
          <table:table-cell office:value-type="float" office:value="0.05" table:formula="of:=MAX([.$B114];[.$E114];[.$H114];[.$K114];[.$N114];[.$Q114];[.$T114];[.$W114];[.$Z114];[.$AC114];[.$AF114];[.$AI114];[.$AL114];[.$AO114];[.$AR114])" table:style-name="ce1">
            <text:p>0,05</text:p>
          </table:table-cell>
          <table:table-cell office:value-type="float" office:value="2449" table:formula="of:=MAX([.$C114];[.$F114];[.$I114];[.$L114];[.$O114];[.$R114];[.$U114];[.$X114];[.$AA114];[.$AD114];[.$AG114];[.$AJ114];[.$AM114];[.$AP114];[.$AS114])" table:style-name="ce1">
            <text:p>2449</text:p>
          </table:table-cell>
          <table:table-cell office:value-type="float" office:value="29" table:formula="of:=MAX([.$D114];[.$G114];[.$J114];[.$M114];[.$P114];[.$S114];[.$V114];[.$Y114];[.$AB114];[.$AE114];[.$AH114];[.$AK114];[.$AN114];[.$AQ114];[.$AT114])" table:style-name="ce1">
            <text:p>2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7_a3_c70_h13.lp</text:p>
          </table:table-cell>
          <table:table-cell office:value-type="float" office:value="0.01" table:style-name="ce1">
            <text:p>0,01</text:p>
          </table:table-cell>
          <table:table-cell office:value-type="float" office:value="356" table:style-name="ce1">
            <text:p>356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52" table:style-name="ce2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35" table:style-name="ce1">
            <text:p>135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98" table:style-name="ce1">
            <text:p>79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4228" table:style-name="ce3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5" table:style-name="ce1">
            <text:p>135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15];[.$E115];[.$H115];[.$K115];[.$N115];[.$Q115];[.$T115];[.$W115];[.$Z115];[.$AC115];[.$AF115];[.$AI115];[.$AL115];[.$AO115];[.$AR115])" table:style-name="ce1">
            <text:p>0</text:p>
          </table:table-cell>
          <table:table-cell office:value-type="float" office:value="52" table:formula="of:=MIN([.$C115];[.$F115];[.$I115];[.$L115];[.$O115];[.$R115];[.$U115];[.$X115];[.$AA115];[.$AD115];[.$AG115];[.$AJ115];[.$AM115];[.$AP115];[.$AS115])" table:style-name="ce1">
            <text:p>52</text:p>
          </table:table-cell>
          <table:table-cell office:value-type="float" office:value="2" table:formula="of:=MIN([.$D115];[.$G115];[.$J115];[.$M115];[.$P115];[.$S115];[.$V115];[.$Y115];[.$AB115];[.$AE115];[.$AH115];[.$AK115];[.$AN115];[.$AQ115];[.$AT115])" table:style-name="ce1">
            <text:p>2</text:p>
          </table:table-cell>
          <table:table-cell office:value-type="float" office:value="0.01" table:formula="of:=MEDIAN([.$B115];[.$E115];[.$H115];[.$K115];[.$N115];[.$Q115];[.$T115];[.$W115];[.$Z115];[.$AC115];[.$AF115];[.$AI115];[.$AL115];[.$AO115];[.$AR115])" table:style-name="ce1">
            <text:p>0,01</text:p>
          </table:table-cell>
          <table:table-cell office:value-type="float" office:value="73" table:formula="of:=MEDIAN([.$C115];[.$F115];[.$I115];[.$L115];[.$O115];[.$R115];[.$U115];[.$X115];[.$AA115];[.$AD115];[.$AG115];[.$AJ115];[.$AM115];[.$AP115];[.$AS115])" table:style-name="ce1">
            <text:p>73</text:p>
          </table:table-cell>
          <table:table-cell office:value-type="float" office:value="8" table:formula="of:=MEDIAN([.$D115];[.$G115];[.$J115];[.$M115];[.$P115];[.$S115];[.$V115];[.$Y115];[.$AB115];[.$AE115];[.$AH115];[.$AK115];[.$AN115];[.$AQ115];[.$AT115])" table:style-name="ce1">
            <text:p>8</text:p>
          </table:table-cell>
          <table:table-cell office:value-type="float" office:value="0.05" table:formula="of:=MAX([.$B115];[.$E115];[.$H115];[.$K115];[.$N115];[.$Q115];[.$T115];[.$W115];[.$Z115];[.$AC115];[.$AF115];[.$AI115];[.$AL115];[.$AO115];[.$AR115])" table:style-name="ce1">
            <text:p>0,05</text:p>
          </table:table-cell>
          <table:table-cell office:value-type="float" office:value="4228" table:formula="of:=MAX([.$C115];[.$F115];[.$I115];[.$L115];[.$O115];[.$R115];[.$U115];[.$X115];[.$AA115];[.$AD115];[.$AG115];[.$AJ115];[.$AM115];[.$AP115];[.$AS115])" table:style-name="ce1">
            <text:p>4228</text:p>
          </table:table-cell>
          <table:table-cell office:value-type="float" office:value="44" table:formula="of:=MAX([.$D115];[.$G115];[.$J115];[.$M115];[.$P115];[.$S115];[.$V115];[.$Y115];[.$AB115];[.$AE115];[.$AH115];[.$AK115];[.$AN115];[.$AQ115];[.$AT115])" table:style-name="ce1">
            <text:p>4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8_a1_c70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16];[.$E116];[.$H116];[.$K116];[.$N116];[.$Q116];[.$T116];[.$W116];[.$Z116];[.$AC116];[.$AF116];[.$AI116];[.$AL116];[.$AO116];[.$AR116])" table:style-name="ce1">
            <text:p>0</text:p>
          </table:table-cell>
          <table:table-cell office:value-type="float" office:value="0" table:formula="of:=MIN([.$C116];[.$F116];[.$I116];[.$L116];[.$O116];[.$R116];[.$U116];[.$X116];[.$AA116];[.$AD116];[.$AG116];[.$AJ116];[.$AM116];[.$AP116];[.$AS116])" table:style-name="ce1">
            <text:p>0</text:p>
          </table:table-cell>
          <table:table-cell office:value-type="float" office:value="0" table:formula="of:=MIN([.$D116];[.$G116];[.$J116];[.$M116];[.$P116];[.$S116];[.$V116];[.$Y116];[.$AB116];[.$AE116];[.$AH116];[.$AK116];[.$AN116];[.$AQ116];[.$AT116])" table:style-name="ce1">
            <text:p>0</text:p>
          </table:table-cell>
          <table:table-cell office:value-type="float" office:value="0" table:formula="of:=MEDIAN([.$B116];[.$E116];[.$H116];[.$K116];[.$N116];[.$Q116];[.$T116];[.$W116];[.$Z116];[.$AC116];[.$AF116];[.$AI116];[.$AL116];[.$AO116];[.$AR116])" table:style-name="ce1">
            <text:p>0</text:p>
          </table:table-cell>
          <table:table-cell office:value-type="float" office:value="0" table:formula="of:=MEDIAN([.$C116];[.$F116];[.$I116];[.$L116];[.$O116];[.$R116];[.$U116];[.$X116];[.$AA116];[.$AD116];[.$AG116];[.$AJ116];[.$AM116];[.$AP116];[.$AS116])" table:style-name="ce1">
            <text:p>0</text:p>
          </table:table-cell>
          <table:table-cell office:value-type="float" office:value="0" table:formula="of:=MEDIAN([.$D116];[.$G116];[.$J116];[.$M116];[.$P116];[.$S116];[.$V116];[.$Y116];[.$AB116];[.$AE116];[.$AH116];[.$AK116];[.$AN116];[.$AQ116];[.$AT116])" table:style-name="ce1">
            <text:p>0</text:p>
          </table:table-cell>
          <table:table-cell office:value-type="float" office:value="0" table:formula="of:=MAX([.$B116];[.$E116];[.$H116];[.$K116];[.$N116];[.$Q116];[.$T116];[.$W116];[.$Z116];[.$AC116];[.$AF116];[.$AI116];[.$AL116];[.$AO116];[.$AR116])" table:style-name="ce1">
            <text:p>0</text:p>
          </table:table-cell>
          <table:table-cell office:value-type="float" office:value="93" table:formula="of:=MAX([.$C116];[.$F116];[.$I116];[.$L116];[.$O116];[.$R116];[.$U116];[.$X116];[.$AA116];[.$AD116];[.$AG116];[.$AJ116];[.$AM116];[.$AP116];[.$AS116])" table:style-name="ce1">
            <text:p>93</text:p>
          </table:table-cell>
          <table:table-cell office:value-type="float" office:value="0" table:formula="of:=MAX([.$D116];[.$G116];[.$J116];[.$M116];[.$P116];[.$S116];[.$V116];[.$Y116];[.$AB116];[.$AE116];[.$AH116];[.$AK116];[.$AN116];[.$AQ116];[.$AT116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8_a2_c70_h19.lp</text:p>
          </table:table-cell>
          <table:table-cell office:value-type="float" office:value="0.01" table:style-name="ce1">
            <text:p>0,01</text:p>
          </table:table-cell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87" table:style-name="ce1">
            <text:p>28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68" table:style-name="ce1">
            <text:p>16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48" table:style-name="ce1">
            <text:p>248</text:p>
          </table:table-cell>
          <table:table-cell office:value-type="float" office:value="12" table:style-name="ce1">
            <text:p>12</text:p>
          </table:table-cell>
          <table:table-cell office:value-type="float" office:value="1.83" table:style-name="ce1">
            <text:p>1,83</text:p>
          </table:table-cell>
          <table:table-cell office:value-type="float" office:value="61746" table:style-name="ce3">
            <text:p>61746</text:p>
          </table:table-cell>
          <table:table-cell office:value-type="float" office:value="4873" table:style-name="ce3">
            <text:p>4873</text:p>
          </table:table-cell>
          <table:table-cell office:value-type="float" office:value="0.01" table:style-name="ce1">
            <text:p>0,01</text:p>
          </table:table-cell>
          <table:table-cell office:value-type="float" office:value="286" table:style-name="ce1">
            <text:p>28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17];[.$E117];[.$H117];[.$K117];[.$N117];[.$Q117];[.$T117];[.$W117];[.$Z117];[.$AC117];[.$AF117];[.$AI117];[.$AL117];[.$AO117];[.$AR117])" table:style-name="ce1">
            <text:p>0</text:p>
          </table:table-cell>
          <table:table-cell office:value-type="float" office:value="14" table:formula="of:=MIN([.$C117];[.$F117];[.$I117];[.$L117];[.$O117];[.$R117];[.$U117];[.$X117];[.$AA117];[.$AD117];[.$AG117];[.$AJ117];[.$AM117];[.$AP117];[.$AS117])" table:style-name="ce1">
            <text:p>14</text:p>
          </table:table-cell>
          <table:table-cell office:value-type="float" office:value="1" table:formula="of:=MIN([.$D117];[.$G117];[.$J117];[.$M117];[.$P117];[.$S117];[.$V117];[.$Y117];[.$AB117];[.$AE117];[.$AH117];[.$AK117];[.$AN117];[.$AQ117];[.$AT117])" table:style-name="ce1">
            <text:p>1</text:p>
          </table:table-cell>
          <table:table-cell office:value-type="float" office:value="0.01" table:formula="of:=MEDIAN([.$B117];[.$E117];[.$H117];[.$K117];[.$N117];[.$Q117];[.$T117];[.$W117];[.$Z117];[.$AC117];[.$AF117];[.$AI117];[.$AL117];[.$AO117];[.$AR117])" table:style-name="ce1">
            <text:p>0,01</text:p>
          </table:table-cell>
          <table:table-cell office:value-type="float" office:value="74" table:formula="of:=MEDIAN([.$C117];[.$F117];[.$I117];[.$L117];[.$O117];[.$R117];[.$U117];[.$X117];[.$AA117];[.$AD117];[.$AG117];[.$AJ117];[.$AM117];[.$AP117];[.$AS117])" table:style-name="ce1">
            <text:p>74</text:p>
          </table:table-cell>
          <table:table-cell office:value-type="float" office:value="7" table:formula="of:=MEDIAN([.$D117];[.$G117];[.$J117];[.$M117];[.$P117];[.$S117];[.$V117];[.$Y117];[.$AB117];[.$AE117];[.$AH117];[.$AK117];[.$AN117];[.$AQ117];[.$AT117])" table:style-name="ce1">
            <text:p>7</text:p>
          </table:table-cell>
          <table:table-cell office:value-type="float" office:value="1.83" table:formula="of:=MAX([.$B117];[.$E117];[.$H117];[.$K117];[.$N117];[.$Q117];[.$T117];[.$W117];[.$Z117];[.$AC117];[.$AF117];[.$AI117];[.$AL117];[.$AO117];[.$AR117])" table:style-name="ce1">
            <text:p>1,83</text:p>
          </table:table-cell>
          <table:table-cell office:value-type="float" office:value="61746" table:formula="of:=MAX([.$C117];[.$F117];[.$I117];[.$L117];[.$O117];[.$R117];[.$U117];[.$X117];[.$AA117];[.$AD117];[.$AG117];[.$AJ117];[.$AM117];[.$AP117];[.$AS117])" table:style-name="ce1">
            <text:p>61746</text:p>
          </table:table-cell>
          <table:table-cell office:value-type="float" office:value="4873" table:formula="of:=MAX([.$D117];[.$G117];[.$J117];[.$M117];[.$P117];[.$S117];[.$V117];[.$Y117];[.$AB117];[.$AE117];[.$AH117];[.$AK117];[.$AN117];[.$AQ117];[.$AT117])" table:style-name="ce1">
            <text:p>487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8_a3_c70_h18.lp</text:p>
          </table:table-cell>
          <table:table-cell office:value-type="float" office:value="0.02" table:style-name="ce1">
            <text:p>0,02</text:p>
          </table:table-cell>
          <table:table-cell office:value-type="float" office:value="1288" table:style-name="ce1">
            <text:p>1288</text:p>
          </table:table-cell>
          <table:table-cell office:value-type="float" office:value="69" table:style-name="ce3">
            <text:p>69</text:p>
          </table:table-cell>
          <table:table-cell office:value-type="float" office:value="0.01" table:style-name="ce1">
            <text:p>0,01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07" table:style-name="ce1">
            <text:p>407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37" table:style-name="ce1">
            <text:p>23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57" table:style-name="ce1">
            <text:p>95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3" table:style-name="ce2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13" table:style-name="ce1">
            <text:p>21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13" table:style-name="ce1">
            <text:p>213</text:p>
          </table:table-cell>
          <table:table-cell office:value-type="float" office:value="8" table:style-name="ce1">
            <text:p>8</text:p>
          </table:table-cell>
          <table:table-cell office:value-type="float" office:value="0.04" table:style-name="ce1">
            <text:p>0,04</text:p>
          </table:table-cell>
          <table:table-cell office:value-type="float" office:value="553" table:style-name="ce1">
            <text:p>553</text:p>
          </table:table-cell>
          <table:table-cell office:value-type="float" office:value="28" table:style-name="ce1">
            <text:p>28</text:p>
          </table:table-cell>
          <table:table-cell office:value-type="float" office:value="0.03" table:style-name="ce1">
            <text:p>0,03</text:p>
          </table:table-cell>
          <table:table-cell office:value-type="float" office:value="290" table:style-name="ce1">
            <text:p>290</text:p>
          </table:table-cell>
          <table:table-cell office:value-type="float" office:value="9" table:style-name="ce1">
            <text:p>9</text:p>
          </table:table-cell>
          <table:table-cell office:value-type="float" office:value="0.15" table:style-name="ce1">
            <text:p>0,15</text:p>
          </table:table-cell>
          <table:table-cell office:value-type="float" office:value="6606" table:style-name="ce3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37" table:style-name="ce1">
            <text:p>237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118];[.$E118];[.$H118];[.$K118];[.$N118];[.$Q118];[.$T118];[.$W118];[.$Z118];[.$AC118];[.$AF118];[.$AI118];[.$AL118];[.$AO118];[.$AR118])" table:style-name="ce1">
            <text:p>0,01</text:p>
          </table:table-cell>
          <table:table-cell office:value-type="float" office:value="43" table:formula="of:=MIN([.$C118];[.$F118];[.$I118];[.$L118];[.$O118];[.$R118];[.$U118];[.$X118];[.$AA118];[.$AD118];[.$AG118];[.$AJ118];[.$AM118];[.$AP118];[.$AS118])" table:style-name="ce1">
            <text:p>43</text:p>
          </table:table-cell>
          <table:table-cell office:value-type="float" office:value="3" table:formula="of:=MIN([.$D118];[.$G118];[.$J118];[.$M118];[.$P118];[.$S118];[.$V118];[.$Y118];[.$AB118];[.$AE118];[.$AH118];[.$AK118];[.$AN118];[.$AQ118];[.$AT118])" table:style-name="ce1">
            <text:p>3</text:p>
          </table:table-cell>
          <table:table-cell office:value-type="float" office:value="0.01" table:formula="of:=MEDIAN([.$B118];[.$E118];[.$H118];[.$K118];[.$N118];[.$Q118];[.$T118];[.$W118];[.$Z118];[.$AC118];[.$AF118];[.$AI118];[.$AL118];[.$AO118];[.$AR118])" table:style-name="ce1">
            <text:p>0,01</text:p>
          </table:table-cell>
          <table:table-cell office:value-type="float" office:value="237" table:formula="of:=MEDIAN([.$C118];[.$F118];[.$I118];[.$L118];[.$O118];[.$R118];[.$U118];[.$X118];[.$AA118];[.$AD118];[.$AG118];[.$AJ118];[.$AM118];[.$AP118];[.$AS118])" table:style-name="ce1">
            <text:p>237</text:p>
          </table:table-cell>
          <table:table-cell office:value-type="float" office:value="8" table:formula="of:=MEDIAN([.$D118];[.$G118];[.$J118];[.$M118];[.$P118];[.$S118];[.$V118];[.$Y118];[.$AB118];[.$AE118];[.$AH118];[.$AK118];[.$AN118];[.$AQ118];[.$AT118])" table:style-name="ce1">
            <text:p>8</text:p>
          </table:table-cell>
          <table:table-cell office:value-type="float" office:value="0.15" table:formula="of:=MAX([.$B118];[.$E118];[.$H118];[.$K118];[.$N118];[.$Q118];[.$T118];[.$W118];[.$Z118];[.$AC118];[.$AF118];[.$AI118];[.$AL118];[.$AO118];[.$AR118])" table:style-name="ce1">
            <text:p>0,15</text:p>
          </table:table-cell>
          <table:table-cell office:value-type="float" office:value="6606" table:formula="of:=MAX([.$C118];[.$F118];[.$I118];[.$L118];[.$O118];[.$R118];[.$U118];[.$X118];[.$AA118];[.$AD118];[.$AG118];[.$AJ118];[.$AM118];[.$AP118];[.$AS118])" table:style-name="ce1">
            <text:p>6606</text:p>
          </table:table-cell>
          <table:table-cell office:value-type="float" office:value="69" table:formula="of:=MAX([.$D118];[.$G118];[.$J118];[.$M118];[.$P118];[.$S118];[.$V118];[.$Y118];[.$AB118];[.$AE118];[.$AH118];[.$AK118];[.$AN118];[.$AQ118];[.$AT118])" table:style-name="ce1">
            <text:p>6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9_a1_c70_h4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3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119];[.$E119];[.$H119];[.$K119];[.$N119];[.$Q119];[.$T119];[.$W119];[.$Z119];[.$AC119];[.$AF119];[.$AI119];[.$AL119];[.$AO119];[.$AR119])" table:style-name="ce1">
            <text:p>0</text:p>
          </table:table-cell>
          <table:table-cell office:value-type="float" office:value="1" table:formula="of:=MIN([.$C119];[.$F119];[.$I119];[.$L119];[.$O119];[.$R119];[.$U119];[.$X119];[.$AA119];[.$AD119];[.$AG119];[.$AJ119];[.$AM119];[.$AP119];[.$AS119])" table:style-name="ce1">
            <text:p>1</text:p>
          </table:table-cell>
          <table:table-cell office:value-type="float" office:value="0" table:formula="of:=MIN([.$D119];[.$G119];[.$J119];[.$M119];[.$P119];[.$S119];[.$V119];[.$Y119];[.$AB119];[.$AE119];[.$AH119];[.$AK119];[.$AN119];[.$AQ119];[.$AT119])" table:style-name="ce1">
            <text:p>0</text:p>
          </table:table-cell>
          <table:table-cell office:value-type="float" office:value="0" table:formula="of:=MEDIAN([.$B119];[.$E119];[.$H119];[.$K119];[.$N119];[.$Q119];[.$T119];[.$W119];[.$Z119];[.$AC119];[.$AF119];[.$AI119];[.$AL119];[.$AO119];[.$AR119])" table:style-name="ce1">
            <text:p>0</text:p>
          </table:table-cell>
          <table:table-cell office:value-type="float" office:value="2" table:formula="of:=MEDIAN([.$C119];[.$F119];[.$I119];[.$L119];[.$O119];[.$R119];[.$U119];[.$X119];[.$AA119];[.$AD119];[.$AG119];[.$AJ119];[.$AM119];[.$AP119];[.$AS119])" table:style-name="ce1">
            <text:p>2</text:p>
          </table:table-cell>
          <table:table-cell office:value-type="float" office:value="1" table:formula="of:=MEDIAN([.$D119];[.$G119];[.$J119];[.$M119];[.$P119];[.$S119];[.$V119];[.$Y119];[.$AB119];[.$AE119];[.$AH119];[.$AK119];[.$AN119];[.$AQ119];[.$AT119])" table:style-name="ce1">
            <text:p>1</text:p>
          </table:table-cell>
          <table:table-cell office:value-type="float" office:value="0" table:formula="of:=MAX([.$B119];[.$E119];[.$H119];[.$K119];[.$N119];[.$Q119];[.$T119];[.$W119];[.$Z119];[.$AC119];[.$AF119];[.$AI119];[.$AL119];[.$AO119];[.$AR119])" table:style-name="ce1">
            <text:p>0</text:p>
          </table:table-cell>
          <table:table-cell office:value-type="float" office:value="340" table:formula="of:=MAX([.$C119];[.$F119];[.$I119];[.$L119];[.$O119];[.$R119];[.$U119];[.$X119];[.$AA119];[.$AD119];[.$AG119];[.$AJ119];[.$AM119];[.$AP119];[.$AS119])" table:style-name="ce1">
            <text:p>340</text:p>
          </table:table-cell>
          <table:table-cell office:value-type="float" office:value="2" table:formula="of:=MAX([.$D119];[.$G119];[.$J119];[.$M119];[.$P119];[.$S119];[.$V119];[.$Y119];[.$AB119];[.$AE119];[.$AH119];[.$AK119];[.$AN119];[.$AQ119];[.$AT119])" table:style-name="ce1">
            <text:p>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9_a2_c70_h32.lp</text:p>
          </table:table-cell>
          <table:table-cell office:value-type="float" office:value="0.02" table:style-name="ce1">
            <text:p>0,02</text:p>
          </table:table-cell>
          <table:table-cell office:value-type="float" office:value="334" table:style-name="ce1">
            <text:p>334</text:p>
          </table:table-cell>
          <table:table-cell office:value-type="float" office:value="30" table:style-name="ce3">
            <text:p>30</text:p>
          </table:table-cell>
          <table:table-cell office:value-type="float" office:value="0.02" table:style-name="ce1">
            <text:p>0,02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02" table:style-name="ce1">
            <text:p>10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361" table:style-name="ce1">
            <text:p>361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425" table:style-name="ce1">
            <text:p>425</text:p>
          </table:table-cell>
          <table:table-cell office:value-type="float" office:value="18" table:style-name="ce1">
            <text:p>18</text:p>
          </table:table-cell>
          <table:table-cell office:value-type="float" office:value="0.32" table:style-name="ce1">
            <text:p>0,32</text:p>
          </table:table-cell>
          <table:table-cell office:value-type="float" office:value="8092" table:style-name="ce3">
            <text:p>8092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1">
            <text:p>0,02</text:p>
          </table:table-cell>
          <table:table-cell office:value-type="float" office:value="363" table:style-name="ce1">
            <text:p>363</text:p>
          </table:table-cell>
          <table:table-cell office:value-type="float" office:value="21" table:style-name="ce1">
            <text:p>21</text:p>
          </table:table-cell>
          <table:table-cell office:value-type="float" office:value="0.01" table:formula="of:=MIN([.$B120];[.$E120];[.$H120];[.$K120];[.$N120];[.$Q120];[.$T120];[.$W120];[.$Z120];[.$AC120];[.$AF120];[.$AI120];[.$AL120];[.$AO120];[.$AR120])" table:style-name="ce1">
            <text:p>0,01</text:p>
          </table:table-cell>
          <table:table-cell office:value-type="float" office:value="40" table:formula="of:=MIN([.$C120];[.$F120];[.$I120];[.$L120];[.$O120];[.$R120];[.$U120];[.$X120];[.$AA120];[.$AD120];[.$AG120];[.$AJ120];[.$AM120];[.$AP120];[.$AS120])" table:style-name="ce1">
            <text:p>40</text:p>
          </table:table-cell>
          <table:table-cell office:value-type="float" office:value="2" table:formula="of:=MIN([.$D120];[.$G120];[.$J120];[.$M120];[.$P120];[.$S120];[.$V120];[.$Y120];[.$AB120];[.$AE120];[.$AH120];[.$AK120];[.$AN120];[.$AQ120];[.$AT120])" table:style-name="ce1">
            <text:p>2</text:p>
          </table:table-cell>
          <table:table-cell office:value-type="float" office:value="0.02" table:formula="of:=MEDIAN([.$B120];[.$E120];[.$H120];[.$K120];[.$N120];[.$Q120];[.$T120];[.$W120];[.$Z120];[.$AC120];[.$AF120];[.$AI120];[.$AL120];[.$AO120];[.$AR120])" table:style-name="ce1">
            <text:p>0,02</text:p>
          </table:table-cell>
          <table:table-cell office:value-type="float" office:value="107" table:formula="of:=MEDIAN([.$C120];[.$F120];[.$I120];[.$L120];[.$O120];[.$R120];[.$U120];[.$X120];[.$AA120];[.$AD120];[.$AG120];[.$AJ120];[.$AM120];[.$AP120];[.$AS120])" table:style-name="ce1">
            <text:p>107</text:p>
          </table:table-cell>
          <table:table-cell office:value-type="float" office:value="15" table:formula="of:=MEDIAN([.$D120];[.$G120];[.$J120];[.$M120];[.$P120];[.$S120];[.$V120];[.$Y120];[.$AB120];[.$AE120];[.$AH120];[.$AK120];[.$AN120];[.$AQ120];[.$AT120])" table:style-name="ce1">
            <text:p>15</text:p>
          </table:table-cell>
          <table:table-cell office:value-type="float" office:value="0.32" table:formula="of:=MAX([.$B120];[.$E120];[.$H120];[.$K120];[.$N120];[.$Q120];[.$T120];[.$W120];[.$Z120];[.$AC120];[.$AF120];[.$AI120];[.$AL120];[.$AO120];[.$AR120])" table:style-name="ce1">
            <text:p>0,32</text:p>
          </table:table-cell>
          <table:table-cell office:value-type="float" office:value="8092" table:formula="of:=MAX([.$C120];[.$F120];[.$I120];[.$L120];[.$O120];[.$R120];[.$U120];[.$X120];[.$AA120];[.$AD120];[.$AG120];[.$AJ120];[.$AM120];[.$AP120];[.$AS120])" table:style-name="ce1">
            <text:p>8092</text:p>
          </table:table-cell>
          <table:table-cell office:value-type="float" office:value="30" table:formula="of:=MAX([.$D120];[.$G120];[.$J120];[.$M120];[.$P120];[.$S120];[.$V120];[.$Y120];[.$AB120];[.$AE120];[.$AH120];[.$AK120];[.$AN120];[.$AQ120];[.$AT120])" table:style-name="ce1">
            <text:p>3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9_a3_c70_h4.lp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1503" table:style-name="ce3">
            <text:p>1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21];[.$E121];[.$H121];[.$K121];[.$N121];[.$Q121];[.$T121];[.$W121];[.$Z121];[.$AC121];[.$AF121];[.$AI121];[.$AL121];[.$AO121];[.$AR121])" table:style-name="ce1">
            <text:p>0</text:p>
          </table:table-cell>
          <table:table-cell office:value-type="float" office:value="6" table:formula="of:=MIN([.$C121];[.$F121];[.$I121];[.$L121];[.$O121];[.$R121];[.$U121];[.$X121];[.$AA121];[.$AD121];[.$AG121];[.$AJ121];[.$AM121];[.$AP121];[.$AS121])" table:style-name="ce1">
            <text:p>6</text:p>
          </table:table-cell>
          <table:table-cell office:value-type="float" office:value="0" table:formula="of:=MIN([.$D121];[.$G121];[.$J121];[.$M121];[.$P121];[.$S121];[.$V121];[.$Y121];[.$AB121];[.$AE121];[.$AH121];[.$AK121];[.$AN121];[.$AQ121];[.$AT121])" table:style-name="ce1">
            <text:p>0</text:p>
          </table:table-cell>
          <table:table-cell office:value-type="float" office:value="0" table:formula="of:=MEDIAN([.$B121];[.$E121];[.$H121];[.$K121];[.$N121];[.$Q121];[.$T121];[.$W121];[.$Z121];[.$AC121];[.$AF121];[.$AI121];[.$AL121];[.$AO121];[.$AR121])" table:style-name="ce1">
            <text:p>0</text:p>
          </table:table-cell>
          <table:table-cell office:value-type="float" office:value="13" table:formula="of:=MEDIAN([.$C121];[.$F121];[.$I121];[.$L121];[.$O121];[.$R121];[.$U121];[.$X121];[.$AA121];[.$AD121];[.$AG121];[.$AJ121];[.$AM121];[.$AP121];[.$AS121])" table:style-name="ce1">
            <text:p>13</text:p>
          </table:table-cell>
          <table:table-cell office:value-type="float" office:value="0" table:formula="of:=MEDIAN([.$D121];[.$G121];[.$J121];[.$M121];[.$P121];[.$S121];[.$V121];[.$Y121];[.$AB121];[.$AE121];[.$AH121];[.$AK121];[.$AN121];[.$AQ121];[.$AT121])" table:style-name="ce1">
            <text:p>0</text:p>
          </table:table-cell>
          <table:table-cell office:value-type="float" office:value="0.02" table:formula="of:=MAX([.$B121];[.$E121];[.$H121];[.$K121];[.$N121];[.$Q121];[.$T121];[.$W121];[.$Z121];[.$AC121];[.$AF121];[.$AI121];[.$AL121];[.$AO121];[.$AR121])" table:style-name="ce1">
            <text:p>0,02</text:p>
          </table:table-cell>
          <table:table-cell office:value-type="float" office:value="1503" table:formula="of:=MAX([.$C121];[.$F121];[.$I121];[.$L121];[.$O121];[.$R121];[.$U121];[.$X121];[.$AA121];[.$AD121];[.$AG121];[.$AJ121];[.$AM121];[.$AP121];[.$AS121])" table:style-name="ce1">
            <text:p>1503</text:p>
          </table:table-cell>
          <table:table-cell office:value-type="float" office:value="3" table:formula="of:=MAX([.$D121];[.$G121];[.$J121];[.$M121];[.$P121];[.$S121];[.$V121];[.$Y121];[.$AB121];[.$AE121];[.$AH121];[.$AK121];[.$AN121];[.$AQ121];[.$AT121])" table:style-name="ce1">
            <text:p>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_a12_c41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2];[.$E122];[.$H122];[.$K122];[.$N122];[.$Q122];[.$T122];[.$W122];[.$Z122];[.$AC122];[.$AF122];[.$AI122];[.$AL122];[.$AO122];[.$AR122])" table:style-name="ce1">
            <text:p>21600</text:p>
          </table:table-cell>
          <table:table-cell office:value-type="float" office:value="0" table:formula="of:=MIN([.$C122];[.$F122];[.$I122];[.$L122];[.$O122];[.$R122];[.$U122];[.$X122];[.$AA122];[.$AD122];[.$AG122];[.$AJ122];[.$AM122];[.$AP122];[.$AS122])" table:style-name="ce1">
            <text:p>0</text:p>
          </table:table-cell>
          <table:table-cell office:value-type="float" office:value="0" table:formula="of:=MIN([.$D122];[.$G122];[.$J122];[.$M122];[.$P122];[.$S122];[.$V122];[.$Y122];[.$AB122];[.$AE122];[.$AH122];[.$AK122];[.$AN122];[.$AQ122];[.$AT122])" table:style-name="ce1">
            <text:p>0</text:p>
          </table:table-cell>
          <table:table-cell office:value-type="float" office:value="21600" table:formula="of:=MEDIAN([.$B122];[.$E122];[.$H122];[.$K122];[.$N122];[.$Q122];[.$T122];[.$W122];[.$Z122];[.$AC122];[.$AF122];[.$AI122];[.$AL122];[.$AO122];[.$AR122])" table:style-name="ce1">
            <text:p>21600</text:p>
          </table:table-cell>
          <table:table-cell office:value-type="float" office:value="0" table:formula="of:=MEDIAN([.$C122];[.$F122];[.$I122];[.$L122];[.$O122];[.$R122];[.$U122];[.$X122];[.$AA122];[.$AD122];[.$AG122];[.$AJ122];[.$AM122];[.$AP122];[.$AS122])" table:style-name="ce1">
            <text:p>0</text:p>
          </table:table-cell>
          <table:table-cell office:value-type="float" office:value="0" table:formula="of:=MEDIAN([.$D122];[.$G122];[.$J122];[.$M122];[.$P122];[.$S122];[.$V122];[.$Y122];[.$AB122];[.$AE122];[.$AH122];[.$AK122];[.$AN122];[.$AQ122];[.$AT122])" table:style-name="ce1">
            <text:p>0</text:p>
          </table:table-cell>
          <table:table-cell office:value-type="float" office:value="21600" table:formula="of:=MAX([.$B122];[.$E122];[.$H122];[.$K122];[.$N122];[.$Q122];[.$T122];[.$W122];[.$Z122];[.$AC122];[.$AF122];[.$AI122];[.$AL122];[.$AO122];[.$AR122])" table:style-name="ce1">
            <text:p>21600</text:p>
          </table:table-cell>
          <table:table-cell office:value-type="float" office:value="0" table:formula="of:=MAX([.$C122];[.$F122];[.$I122];[.$L122];[.$O122];[.$R122];[.$U122];[.$X122];[.$AA122];[.$AD122];[.$AG122];[.$AJ122];[.$AM122];[.$AP122];[.$AS122])" table:style-name="ce1">
            <text:p>0</text:p>
          </table:table-cell>
          <table:table-cell office:value-type="float" office:value="0" table:formula="of:=MAX([.$D122];[.$G122];[.$J122];[.$M122];[.$P122];[.$S122];[.$V122];[.$Y122];[.$AB122];[.$AE122];[.$AH122];[.$AK122];[.$AN122];[.$AQ122];[.$AT122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_a12_c61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3];[.$E123];[.$H123];[.$K123];[.$N123];[.$Q123];[.$T123];[.$W123];[.$Z123];[.$AC123];[.$AF123];[.$AI123];[.$AL123];[.$AO123];[.$AR123])" table:style-name="ce1">
            <text:p>21600</text:p>
          </table:table-cell>
          <table:table-cell office:value-type="float" office:value="0" table:formula="of:=MIN([.$C123];[.$F123];[.$I123];[.$L123];[.$O123];[.$R123];[.$U123];[.$X123];[.$AA123];[.$AD123];[.$AG123];[.$AJ123];[.$AM123];[.$AP123];[.$AS123])" table:style-name="ce1">
            <text:p>0</text:p>
          </table:table-cell>
          <table:table-cell office:value-type="float" office:value="0" table:formula="of:=MIN([.$D123];[.$G123];[.$J123];[.$M123];[.$P123];[.$S123];[.$V123];[.$Y123];[.$AB123];[.$AE123];[.$AH123];[.$AK123];[.$AN123];[.$AQ123];[.$AT123])" table:style-name="ce1">
            <text:p>0</text:p>
          </table:table-cell>
          <table:table-cell office:value-type="float" office:value="21600" table:formula="of:=MEDIAN([.$B123];[.$E123];[.$H123];[.$K123];[.$N123];[.$Q123];[.$T123];[.$W123];[.$Z123];[.$AC123];[.$AF123];[.$AI123];[.$AL123];[.$AO123];[.$AR123])" table:style-name="ce1">
            <text:p>21600</text:p>
          </table:table-cell>
          <table:table-cell office:value-type="float" office:value="0" table:formula="of:=MEDIAN([.$C123];[.$F123];[.$I123];[.$L123];[.$O123];[.$R123];[.$U123];[.$X123];[.$AA123];[.$AD123];[.$AG123];[.$AJ123];[.$AM123];[.$AP123];[.$AS123])" table:style-name="ce1">
            <text:p>0</text:p>
          </table:table-cell>
          <table:table-cell office:value-type="float" office:value="0" table:formula="of:=MEDIAN([.$D123];[.$G123];[.$J123];[.$M123];[.$P123];[.$S123];[.$V123];[.$Y123];[.$AB123];[.$AE123];[.$AH123];[.$AK123];[.$AN123];[.$AQ123];[.$AT123])" table:style-name="ce1">
            <text:p>0</text:p>
          </table:table-cell>
          <table:table-cell office:value-type="float" office:value="21600" table:formula="of:=MAX([.$B123];[.$E123];[.$H123];[.$K123];[.$N123];[.$Q123];[.$T123];[.$W123];[.$Z123];[.$AC123];[.$AF123];[.$AI123];[.$AL123];[.$AO123];[.$AR123])" table:style-name="ce1">
            <text:p>21600</text:p>
          </table:table-cell>
          <table:table-cell office:value-type="float" office:value="0" table:formula="of:=MAX([.$C123];[.$F123];[.$I123];[.$L123];[.$O123];[.$R123];[.$U123];[.$X123];[.$AA123];[.$AD123];[.$AG123];[.$AJ123];[.$AM123];[.$AP123];[.$AS123])" table:style-name="ce1">
            <text:p>0</text:p>
          </table:table-cell>
          <table:table-cell office:value-type="float" office:value="0" table:formula="of:=MAX([.$D123];[.$G123];[.$J123];[.$M123];[.$P123];[.$S123];[.$V123];[.$Y123];[.$AB123];[.$AE123];[.$AH123];[.$AK123];[.$AN123];[.$AQ123];[.$AT12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_a1_c70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4];[.$E124];[.$H124];[.$K124];[.$N124];[.$Q124];[.$T124];[.$W124];[.$Z124];[.$AC124];[.$AF124];[.$AI124];[.$AL124];[.$AO124];[.$AR124])" table:style-name="ce1">
            <text:p>21600</text:p>
          </table:table-cell>
          <table:table-cell office:value-type="float" office:value="0" table:formula="of:=MIN([.$C124];[.$F124];[.$I124];[.$L124];[.$O124];[.$R124];[.$U124];[.$X124];[.$AA124];[.$AD124];[.$AG124];[.$AJ124];[.$AM124];[.$AP124];[.$AS124])" table:style-name="ce1">
            <text:p>0</text:p>
          </table:table-cell>
          <table:table-cell office:value-type="float" office:value="0" table:formula="of:=MIN([.$D124];[.$G124];[.$J124];[.$M124];[.$P124];[.$S124];[.$V124];[.$Y124];[.$AB124];[.$AE124];[.$AH124];[.$AK124];[.$AN124];[.$AQ124];[.$AT124])" table:style-name="ce1">
            <text:p>0</text:p>
          </table:table-cell>
          <table:table-cell office:value-type="float" office:value="21600" table:formula="of:=MEDIAN([.$B124];[.$E124];[.$H124];[.$K124];[.$N124];[.$Q124];[.$T124];[.$W124];[.$Z124];[.$AC124];[.$AF124];[.$AI124];[.$AL124];[.$AO124];[.$AR124])" table:style-name="ce1">
            <text:p>21600</text:p>
          </table:table-cell>
          <table:table-cell office:value-type="float" office:value="0" table:formula="of:=MEDIAN([.$C124];[.$F124];[.$I124];[.$L124];[.$O124];[.$R124];[.$U124];[.$X124];[.$AA124];[.$AD124];[.$AG124];[.$AJ124];[.$AM124];[.$AP124];[.$AS124])" table:style-name="ce1">
            <text:p>0</text:p>
          </table:table-cell>
          <table:table-cell office:value-type="float" office:value="0" table:formula="of:=MEDIAN([.$D124];[.$G124];[.$J124];[.$M124];[.$P124];[.$S124];[.$V124];[.$Y124];[.$AB124];[.$AE124];[.$AH124];[.$AK124];[.$AN124];[.$AQ124];[.$AT124])" table:style-name="ce1">
            <text:p>0</text:p>
          </table:table-cell>
          <table:table-cell office:value-type="float" office:value="21600" table:formula="of:=MAX([.$B124];[.$E124];[.$H124];[.$K124];[.$N124];[.$Q124];[.$T124];[.$W124];[.$Z124];[.$AC124];[.$AF124];[.$AI124];[.$AL124];[.$AO124];[.$AR124])" table:style-name="ce1">
            <text:p>21600</text:p>
          </table:table-cell>
          <table:table-cell office:value-type="float" office:value="0" table:formula="of:=MAX([.$C124];[.$F124];[.$I124];[.$L124];[.$O124];[.$R124];[.$U124];[.$X124];[.$AA124];[.$AD124];[.$AG124];[.$AJ124];[.$AM124];[.$AP124];[.$AS124])" table:style-name="ce1">
            <text:p>0</text:p>
          </table:table-cell>
          <table:table-cell office:value-type="float" office:value="0" table:formula="of:=MAX([.$D124];[.$G124];[.$J124];[.$M124];[.$P124];[.$S124];[.$V124];[.$Y124];[.$AB124];[.$AE124];[.$AH124];[.$AK124];[.$AN124];[.$AQ124];[.$AT124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_a2_c70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5];[.$E125];[.$H125];[.$K125];[.$N125];[.$Q125];[.$T125];[.$W125];[.$Z125];[.$AC125];[.$AF125];[.$AI125];[.$AL125];[.$AO125];[.$AR125])" table:style-name="ce1">
            <text:p>21600</text:p>
          </table:table-cell>
          <table:table-cell office:value-type="float" office:value="0" table:formula="of:=MIN([.$C125];[.$F125];[.$I125];[.$L125];[.$O125];[.$R125];[.$U125];[.$X125];[.$AA125];[.$AD125];[.$AG125];[.$AJ125];[.$AM125];[.$AP125];[.$AS125])" table:style-name="ce1">
            <text:p>0</text:p>
          </table:table-cell>
          <table:table-cell office:value-type="float" office:value="0" table:formula="of:=MIN([.$D125];[.$G125];[.$J125];[.$M125];[.$P125];[.$S125];[.$V125];[.$Y125];[.$AB125];[.$AE125];[.$AH125];[.$AK125];[.$AN125];[.$AQ125];[.$AT125])" table:style-name="ce1">
            <text:p>0</text:p>
          </table:table-cell>
          <table:table-cell office:value-type="float" office:value="21600" table:formula="of:=MEDIAN([.$B125];[.$E125];[.$H125];[.$K125];[.$N125];[.$Q125];[.$T125];[.$W125];[.$Z125];[.$AC125];[.$AF125];[.$AI125];[.$AL125];[.$AO125];[.$AR125])" table:style-name="ce1">
            <text:p>21600</text:p>
          </table:table-cell>
          <table:table-cell office:value-type="float" office:value="0" table:formula="of:=MEDIAN([.$C125];[.$F125];[.$I125];[.$L125];[.$O125];[.$R125];[.$U125];[.$X125];[.$AA125];[.$AD125];[.$AG125];[.$AJ125];[.$AM125];[.$AP125];[.$AS125])" table:style-name="ce1">
            <text:p>0</text:p>
          </table:table-cell>
          <table:table-cell office:value-type="float" office:value="0" table:formula="of:=MEDIAN([.$D125];[.$G125];[.$J125];[.$M125];[.$P125];[.$S125];[.$V125];[.$Y125];[.$AB125];[.$AE125];[.$AH125];[.$AK125];[.$AN125];[.$AQ125];[.$AT125])" table:style-name="ce1">
            <text:p>0</text:p>
          </table:table-cell>
          <table:table-cell office:value-type="float" office:value="21600" table:formula="of:=MAX([.$B125];[.$E125];[.$H125];[.$K125];[.$N125];[.$Q125];[.$T125];[.$W125];[.$Z125];[.$AC125];[.$AF125];[.$AI125];[.$AL125];[.$AO125];[.$AR125])" table:style-name="ce1">
            <text:p>21600</text:p>
          </table:table-cell>
          <table:table-cell office:value-type="float" office:value="0" table:formula="of:=MAX([.$C125];[.$F125];[.$I125];[.$L125];[.$O125];[.$R125];[.$U125];[.$X125];[.$AA125];[.$AD125];[.$AG125];[.$AJ125];[.$AM125];[.$AP125];[.$AS125])" table:style-name="ce1">
            <text:p>0</text:p>
          </table:table-cell>
          <table:table-cell office:value-type="float" office:value="0" table:formula="of:=MAX([.$D125];[.$G125];[.$J125];[.$M125];[.$P125];[.$S125];[.$V125];[.$Y125];[.$AB125];[.$AE125];[.$AH125];[.$AK125];[.$AN125];[.$AQ125];[.$AT125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1_a3_c70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6];[.$E126];[.$H126];[.$K126];[.$N126];[.$Q126];[.$T126];[.$W126];[.$Z126];[.$AC126];[.$AF126];[.$AI126];[.$AL126];[.$AO126];[.$AR126])" table:style-name="ce1">
            <text:p>21600</text:p>
          </table:table-cell>
          <table:table-cell office:value-type="float" office:value="0" table:formula="of:=MIN([.$C126];[.$F126];[.$I126];[.$L126];[.$O126];[.$R126];[.$U126];[.$X126];[.$AA126];[.$AD126];[.$AG126];[.$AJ126];[.$AM126];[.$AP126];[.$AS126])" table:style-name="ce1">
            <text:p>0</text:p>
          </table:table-cell>
          <table:table-cell office:value-type="float" office:value="0" table:formula="of:=MIN([.$D126];[.$G126];[.$J126];[.$M126];[.$P126];[.$S126];[.$V126];[.$Y126];[.$AB126];[.$AE126];[.$AH126];[.$AK126];[.$AN126];[.$AQ126];[.$AT126])" table:style-name="ce1">
            <text:p>0</text:p>
          </table:table-cell>
          <table:table-cell office:value-type="float" office:value="21600" table:formula="of:=MEDIAN([.$B126];[.$E126];[.$H126];[.$K126];[.$N126];[.$Q126];[.$T126];[.$W126];[.$Z126];[.$AC126];[.$AF126];[.$AI126];[.$AL126];[.$AO126];[.$AR126])" table:style-name="ce1">
            <text:p>21600</text:p>
          </table:table-cell>
          <table:table-cell office:value-type="float" office:value="0" table:formula="of:=MEDIAN([.$C126];[.$F126];[.$I126];[.$L126];[.$O126];[.$R126];[.$U126];[.$X126];[.$AA126];[.$AD126];[.$AG126];[.$AJ126];[.$AM126];[.$AP126];[.$AS126])" table:style-name="ce1">
            <text:p>0</text:p>
          </table:table-cell>
          <table:table-cell office:value-type="float" office:value="0" table:formula="of:=MEDIAN([.$D126];[.$G126];[.$J126];[.$M126];[.$P126];[.$S126];[.$V126];[.$Y126];[.$AB126];[.$AE126];[.$AH126];[.$AK126];[.$AN126];[.$AQ126];[.$AT126])" table:style-name="ce1">
            <text:p>0</text:p>
          </table:table-cell>
          <table:table-cell office:value-type="float" office:value="21600" table:formula="of:=MAX([.$B126];[.$E126];[.$H126];[.$K126];[.$N126];[.$Q126];[.$T126];[.$W126];[.$Z126];[.$AC126];[.$AF126];[.$AI126];[.$AL126];[.$AO126];[.$AR126])" table:style-name="ce1">
            <text:p>21600</text:p>
          </table:table-cell>
          <table:table-cell office:value-type="float" office:value="0" table:formula="of:=MAX([.$C126];[.$F126];[.$I126];[.$L126];[.$O126];[.$R126];[.$U126];[.$X126];[.$AA126];[.$AD126];[.$AG126];[.$AJ126];[.$AM126];[.$AP126];[.$AS126])" table:style-name="ce1">
            <text:p>0</text:p>
          </table:table-cell>
          <table:table-cell office:value-type="float" office:value="0" table:formula="of:=MAX([.$D126];[.$G126];[.$J126];[.$M126];[.$P126];[.$S126];[.$V126];[.$Y126];[.$AB126];[.$AE126];[.$AH126];[.$AK126];[.$AN126];[.$AQ126];[.$AT126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0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27];[.$E127];[.$H127];[.$K127];[.$N127];[.$Q127];[.$T127];[.$W127];[.$Z127];[.$AC127];[.$AF127];[.$AI127];[.$AL127];[.$AO127];[.$AR127])" table:style-name="ce1">
            <text:p>0</text:p>
          </table:table-cell>
          <table:table-cell office:value-type="float" office:value="0" table:formula="of:=MIN([.$C127];[.$F127];[.$I127];[.$L127];[.$O127];[.$R127];[.$U127];[.$X127];[.$AA127];[.$AD127];[.$AG127];[.$AJ127];[.$AM127];[.$AP127];[.$AS127])" table:style-name="ce1">
            <text:p>0</text:p>
          </table:table-cell>
          <table:table-cell office:value-type="float" office:value="0" table:formula="of:=MIN([.$D127];[.$G127];[.$J127];[.$M127];[.$P127];[.$S127];[.$V127];[.$Y127];[.$AB127];[.$AE127];[.$AH127];[.$AK127];[.$AN127];[.$AQ127];[.$AT127])" table:style-name="ce1">
            <text:p>0</text:p>
          </table:table-cell>
          <table:table-cell office:value-type="float" office:value="0" table:formula="of:=MEDIAN([.$B127];[.$E127];[.$H127];[.$K127];[.$N127];[.$Q127];[.$T127];[.$W127];[.$Z127];[.$AC127];[.$AF127];[.$AI127];[.$AL127];[.$AO127];[.$AR127])" table:style-name="ce1">
            <text:p>0</text:p>
          </table:table-cell>
          <table:table-cell office:value-type="float" office:value="0" table:formula="of:=MEDIAN([.$C127];[.$F127];[.$I127];[.$L127];[.$O127];[.$R127];[.$U127];[.$X127];[.$AA127];[.$AD127];[.$AG127];[.$AJ127];[.$AM127];[.$AP127];[.$AS127])" table:style-name="ce1">
            <text:p>0</text:p>
          </table:table-cell>
          <table:table-cell office:value-type="float" office:value="0" table:formula="of:=MEDIAN([.$D127];[.$G127];[.$J127];[.$M127];[.$P127];[.$S127];[.$V127];[.$Y127];[.$AB127];[.$AE127];[.$AH127];[.$AK127];[.$AN127];[.$AQ127];[.$AT127])" table:style-name="ce1">
            <text:p>0</text:p>
          </table:table-cell>
          <table:table-cell office:value-type="float" office:value="0" table:formula="of:=MAX([.$B127];[.$E127];[.$H127];[.$K127];[.$N127];[.$Q127];[.$T127];[.$W127];[.$Z127];[.$AC127];[.$AF127];[.$AI127];[.$AL127];[.$AO127];[.$AR127])" table:style-name="ce1">
            <text:p>0</text:p>
          </table:table-cell>
          <table:table-cell office:value-type="float" office:value="5" table:formula="of:=MAX([.$C127];[.$F127];[.$I127];[.$L127];[.$O127];[.$R127];[.$U127];[.$X127];[.$AA127];[.$AD127];[.$AG127];[.$AJ127];[.$AM127];[.$AP127];[.$AS127])" table:style-name="ce1">
            <text:p>5</text:p>
          </table:table-cell>
          <table:table-cell office:value-type="float" office:value="0" table:formula="of:=MAX([.$D127];[.$G127];[.$J127];[.$M127];[.$P127];[.$S127];[.$V127];[.$Y127];[.$AB127];[.$AE127];[.$AH127];[.$AK127];[.$AN127];[.$AQ127];[.$AT127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0_a2_c70_h27.lp</text:p>
          </table:table-cell>
          <table:table-cell office:value-type="float" office:value="0.03" table:style-name="ce1">
            <text:p>0,03</text:p>
          </table:table-cell>
          <table:table-cell office:value-type="float" office:value="2540" table:style-name="ce1">
            <text:p>2540</text:p>
          </table:table-cell>
          <table:table-cell office:value-type="float" office:value="56" table:style-name="ce3">
            <text:p>56</text:p>
          </table:table-cell>
          <table:table-cell office:value-type="float" office:value="0.01" table:style-name="ce1">
            <text:p>0,01</text:p>
          </table:table-cell>
          <table:table-cell office:value-type="float" office:value="256" table:style-name="ce1">
            <text:p>25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62" table:style-name="ce1">
            <text:p>662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574" table:style-name="ce1">
            <text:p>1574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2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259" table:style-name="ce1">
            <text:p>259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,2</text:p>
          </table:table-cell>
          <table:table-cell office:value-type="float" office:value="8146" table:style-name="ce3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formula="of:=MIN([.$B128];[.$E128];[.$H128];[.$K128];[.$N128];[.$Q128];[.$T128];[.$W128];[.$Z128];[.$AC128];[.$AF128];[.$AI128];[.$AL128];[.$AO128];[.$AR128])" table:style-name="ce1">
            <text:p>0,01</text:p>
          </table:table-cell>
          <table:table-cell office:value-type="float" office:value="51" table:formula="of:=MIN([.$C128];[.$F128];[.$I128];[.$L128];[.$O128];[.$R128];[.$U128];[.$X128];[.$AA128];[.$AD128];[.$AG128];[.$AJ128];[.$AM128];[.$AP128];[.$AS128])" table:style-name="ce1">
            <text:p>51</text:p>
          </table:table-cell>
          <table:table-cell office:value-type="float" office:value="3" table:formula="of:=MIN([.$D128];[.$G128];[.$J128];[.$M128];[.$P128];[.$S128];[.$V128];[.$Y128];[.$AB128];[.$AE128];[.$AH128];[.$AK128];[.$AN128];[.$AQ128];[.$AT128])" table:style-name="ce1">
            <text:p>3</text:p>
          </table:table-cell>
          <table:table-cell office:value-type="float" office:value="0.01" table:formula="of:=MEDIAN([.$B128];[.$E128];[.$H128];[.$K128];[.$N128];[.$Q128];[.$T128];[.$W128];[.$Z128];[.$AC128];[.$AF128];[.$AI128];[.$AL128];[.$AO128];[.$AR128])" table:style-name="ce1">
            <text:p>0,01</text:p>
          </table:table-cell>
          <table:table-cell office:value-type="float" office:value="159" table:formula="of:=MEDIAN([.$C128];[.$F128];[.$I128];[.$L128];[.$O128];[.$R128];[.$U128];[.$X128];[.$AA128];[.$AD128];[.$AG128];[.$AJ128];[.$AM128];[.$AP128];[.$AS128])" table:style-name="ce1">
            <text:p>159</text:p>
          </table:table-cell>
          <table:table-cell office:value-type="float" office:value="5" table:formula="of:=MEDIAN([.$D128];[.$G128];[.$J128];[.$M128];[.$P128];[.$S128];[.$V128];[.$Y128];[.$AB128];[.$AE128];[.$AH128];[.$AK128];[.$AN128];[.$AQ128];[.$AT128])" table:style-name="ce1">
            <text:p>5</text:p>
          </table:table-cell>
          <table:table-cell office:value-type="float" office:value="0.2" table:formula="of:=MAX([.$B128];[.$E128];[.$H128];[.$K128];[.$N128];[.$Q128];[.$T128];[.$W128];[.$Z128];[.$AC128];[.$AF128];[.$AI128];[.$AL128];[.$AO128];[.$AR128])" table:style-name="ce1">
            <text:p>0,2</text:p>
          </table:table-cell>
          <table:table-cell office:value-type="float" office:value="8146" table:formula="of:=MAX([.$C128];[.$F128];[.$I128];[.$L128];[.$O128];[.$R128];[.$U128];[.$X128];[.$AA128];[.$AD128];[.$AG128];[.$AJ128];[.$AM128];[.$AP128];[.$AS128])" table:style-name="ce1">
            <text:p>8146</text:p>
          </table:table-cell>
          <table:table-cell office:value-type="float" office:value="56" table:formula="of:=MAX([.$D128];[.$G128];[.$J128];[.$M128];[.$P128];[.$S128];[.$V128];[.$Y128];[.$AB128];[.$AE128];[.$AH128];[.$AK128];[.$AN128];[.$AQ128];[.$AT128])" table:style-name="ce1">
            <text:p>5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0_a3_c70_h20.lp</text:p>
          </table:table-cell>
          <table:table-cell office:value-type="float" office:value="0.03" table:style-name="ce1">
            <text:p>0,03</text:p>
          </table:table-cell>
          <table:table-cell office:value-type="float" office:value="1862" table:style-name="ce1">
            <text:p>1862</text:p>
          </table:table-cell>
          <table:table-cell office:value-type="float" office:value="84" table:style-name="ce3">
            <text:p>84</text:p>
          </table:table-cell>
          <table:table-cell office:value-type="float" office:value="0.01" table:style-name="ce1">
            <text:p>0,01</text:p>
          </table:table-cell>
          <table:table-cell office:value-type="float" office:value="228" table:style-name="ce1">
            <text:p>22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61" table:style-name="ce1">
            <text:p>361</text:p>
          </table:table-cell>
          <table:table-cell office:value-type="float" office:value="2" table:style-name="ce2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88" table:style-name="ce2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896" table:style-name="ce1">
            <text:p>89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53" table:style-name="ce1">
            <text:p>153</text:p>
          </table:table-cell>
          <table:table-cell office:value-type="float" office:value="19" table:style-name="ce1">
            <text:p>19</text:p>
          </table:table-cell>
          <table:table-cell office:value-type="float" office:value="0.02" table:style-name="ce1">
            <text:p>0,02</text:p>
          </table:table-cell>
          <table:table-cell office:value-type="float" office:value="141" table:style-name="ce1">
            <text:p>141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83" table:style-name="ce1">
            <text:p>18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83" table:style-name="ce1">
            <text:p>183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95" table:style-name="ce1">
            <text:p>295</text:p>
          </table:table-cell>
          <table:table-cell office:value-type="float" office:value="8" table:style-name="ce1">
            <text:p>8</text:p>
          </table:table-cell>
          <table:table-cell office:value-type="float" office:value="0.04" table:style-name="ce1">
            <text:p>0,04</text:p>
          </table:table-cell>
          <table:table-cell office:value-type="float" office:value="340" table:style-name="ce1">
            <text:p>340</text:p>
          </table:table-cell>
          <table:table-cell office:value-type="float" office:value="9" table:style-name="ce1">
            <text:p>9</text:p>
          </table:table-cell>
          <table:table-cell office:value-type="float" office:value="0.25" table:style-name="ce1">
            <text:p>0,25</text:p>
          </table:table-cell>
          <table:table-cell office:value-type="float" office:value="8344" table:style-name="ce3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12" table:style-name="ce1">
            <text:p>212</text:p>
          </table:table-cell>
          <table:table-cell office:value-type="float" office:value="8" table:style-name="ce1">
            <text:p>8</text:p>
          </table:table-cell>
          <table:table-cell office:value-type="float" office:value="0.01" table:formula="of:=MIN([.$B129];[.$E129];[.$H129];[.$K129];[.$N129];[.$Q129];[.$T129];[.$W129];[.$Z129];[.$AC129];[.$AF129];[.$AI129];[.$AL129];[.$AO129];[.$AR129])" table:style-name="ce1">
            <text:p>0,01</text:p>
          </table:table-cell>
          <table:table-cell office:value-type="float" office:value="88" table:formula="of:=MIN([.$C129];[.$F129];[.$I129];[.$L129];[.$O129];[.$R129];[.$U129];[.$X129];[.$AA129];[.$AD129];[.$AG129];[.$AJ129];[.$AM129];[.$AP129];[.$AS129])" table:style-name="ce1">
            <text:p>88</text:p>
          </table:table-cell>
          <table:table-cell office:value-type="float" office:value="2" table:formula="of:=MIN([.$D129];[.$G129];[.$J129];[.$M129];[.$P129];[.$S129];[.$V129];[.$Y129];[.$AB129];[.$AE129];[.$AH129];[.$AK129];[.$AN129];[.$AQ129];[.$AT129])" table:style-name="ce1">
            <text:p>2</text:p>
          </table:table-cell>
          <table:table-cell office:value-type="float" office:value="0.02" table:formula="of:=MEDIAN([.$B129];[.$E129];[.$H129];[.$K129];[.$N129];[.$Q129];[.$T129];[.$W129];[.$Z129];[.$AC129];[.$AF129];[.$AI129];[.$AL129];[.$AO129];[.$AR129])" table:style-name="ce1">
            <text:p>0,02</text:p>
          </table:table-cell>
          <table:table-cell office:value-type="float" office:value="214" table:formula="of:=MEDIAN([.$C129];[.$F129];[.$I129];[.$L129];[.$O129];[.$R129];[.$U129];[.$X129];[.$AA129];[.$AD129];[.$AG129];[.$AJ129];[.$AM129];[.$AP129];[.$AS129])" table:style-name="ce1">
            <text:p>214</text:p>
          </table:table-cell>
          <table:table-cell office:value-type="float" office:value="8" table:formula="of:=MEDIAN([.$D129];[.$G129];[.$J129];[.$M129];[.$P129];[.$S129];[.$V129];[.$Y129];[.$AB129];[.$AE129];[.$AH129];[.$AK129];[.$AN129];[.$AQ129];[.$AT129])" table:style-name="ce1">
            <text:p>8</text:p>
          </table:table-cell>
          <table:table-cell office:value-type="float" office:value="0.25" table:formula="of:=MAX([.$B129];[.$E129];[.$H129];[.$K129];[.$N129];[.$Q129];[.$T129];[.$W129];[.$Z129];[.$AC129];[.$AF129];[.$AI129];[.$AL129];[.$AO129];[.$AR129])" table:style-name="ce1">
            <text:p>0,25</text:p>
          </table:table-cell>
          <table:table-cell office:value-type="float" office:value="8344" table:formula="of:=MAX([.$C129];[.$F129];[.$I129];[.$L129];[.$O129];[.$R129];[.$U129];[.$X129];[.$AA129];[.$AD129];[.$AG129];[.$AJ129];[.$AM129];[.$AP129];[.$AS129])" table:style-name="ce1">
            <text:p>8344</text:p>
          </table:table-cell>
          <table:table-cell office:value-type="float" office:value="84" table:formula="of:=MAX([.$D129];[.$G129];[.$J129];[.$M129];[.$P129];[.$S129];[.$V129];[.$Y129];[.$AB129];[.$AE129];[.$AH129];[.$AK129];[.$AN129];[.$AQ129];[.$AT129])" table:style-name="ce1">
            <text:p>8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1_a12_c41_h47.lp</text:p>
          </table:table-cell>
          <table:table-cell office:value-type="float" office:value="1.08" table:style-name="ce1">
            <text:p>1,08</text:p>
          </table:table-cell>
          <table:table-cell office:value-type="float" office:value="91402" table:style-name="ce3">
            <text:p>91402</text:p>
          </table:table-cell>
          <table:table-cell office:value-type="float" office:value="226" table:style-name="ce1">
            <text:p>22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2297" table:style-name="ce1">
            <text:p>2297</text:p>
          </table:table-cell>
          <table:table-cell office:value-type="float" office:value="58" table:style-name="ce1">
            <text:p>58</text:p>
          </table:table-cell>
          <table:table-cell office:value-type="float" office:value="0.38" table:style-name="ce1">
            <text:p>0,38</text:p>
          </table:table-cell>
          <table:table-cell office:value-type="float" office:value="19330" table:style-name="ce1">
            <text:p>19330</text:p>
          </table:table-cell>
          <table:table-cell office:value-type="float" office:value="306" table:style-name="ce1">
            <text:p>30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28" table:style-name="ce2">
            <text:p>628</text:p>
          </table:table-cell>
          <table:table-cell office:value-type="float" office:value="33" table:style-name="ce2">
            <text:p>3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135" table:style-name="ce1">
            <text:p>1135</text:p>
          </table:table-cell>
          <table:table-cell office:value-type="float" office:value="56" table:style-name="ce1">
            <text:p>56</text:p>
          </table:table-cell>
          <table:table-cell office:value-type="float" office:value="0.37" table:style-name="ce1">
            <text:p>0,37</text:p>
          </table:table-cell>
          <table:table-cell office:value-type="float" office:value="11319" table:style-name="ce1">
            <text:p>11319</text:p>
          </table:table-cell>
          <table:table-cell office:value-type="float" office:value="303" table:style-name="ce1">
            <text:p>303</text:p>
          </table:table-cell>
          <table:table-cell office:value-type="float" office:value="0.41" table:style-name="ce1">
            <text:p>0,41</text:p>
          </table:table-cell>
          <table:table-cell office:value-type="float" office:value="2764" table:style-name="ce1">
            <text:p>2764</text:p>
          </table:table-cell>
          <table:table-cell office:value-type="float" office:value="277" table:style-name="ce1">
            <text:p>277</text:p>
          </table:table-cell>
          <table:table-cell office:value-type="float" office:value="0.33" table:style-name="ce1">
            <text:p>0,33</text:p>
          </table:table-cell>
          <table:table-cell office:value-type="float" office:value="2649" table:style-name="ce1">
            <text:p>2649</text:p>
          </table:table-cell>
          <table:table-cell office:value-type="float" office:value="202" table:style-name="ce1">
            <text:p>202</text:p>
          </table:table-cell>
          <table:table-cell office:value-type="float" office:value="0.15" table:style-name="ce1">
            <text:p>0,15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13" table:style-name="ce1">
            <text:p>0,13</text:p>
          </table:table-cell>
          <table:table-cell office:value-type="float" office:value="940" table:style-name="ce1">
            <text:p>940</text:p>
          </table:table-cell>
          <table:table-cell office:value-type="float" office:value="52" table:style-name="ce1">
            <text:p>52</text:p>
          </table:table-cell>
          <table:table-cell office:value-type="float" office:value="0.12" table:style-name="ce1">
            <text:p>0,12</text:p>
          </table:table-cell>
          <table:table-cell office:value-type="float" office:value="765" table:style-name="ce1">
            <text:p>765</text:p>
          </table:table-cell>
          <table:table-cell office:value-type="float" office:value="49" table:style-name="ce1">
            <text:p>49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4496" table:style-name="ce1">
            <text:p>4496</text:p>
          </table:table-cell>
          <table:table-cell office:value-type="float" office:value="358" table:style-name="ce3">
            <text:p>358</text:p>
          </table:table-cell>
          <table:table-cell office:value-type="float" office:value="0.24" table:style-name="ce1">
            <text:p>0,24</text:p>
          </table:table-cell>
          <table:table-cell office:value-type="float" office:value="1700" table:style-name="ce1">
            <text:p>1700</text:p>
          </table:table-cell>
          <table:table-cell office:value-type="float" office:value="59" table:style-name="ce1">
            <text:p>59</text:p>
          </table:table-cell>
          <table:table-cell office:value-type="float" office:value="1.37" table:style-name="ce1">
            <text:p>1,37</text:p>
          </table:table-cell>
          <table:table-cell office:value-type="float" office:value="22916" table:style-name="ce1">
            <text:p>22916</text:p>
          </table:table-cell>
          <table:table-cell office:value-type="float" office:value="42" table:style-name="ce1">
            <text:p>42</text:p>
          </table:table-cell>
          <table:table-cell office:value-type="float" office:value="0.16" table:style-name="ce1">
            <text:p>0,16</text:p>
          </table:table-cell>
          <table:table-cell office:value-type="float" office:value="1162" table:style-name="ce1">
            <text:p>1162</text:p>
          </table:table-cell>
          <table:table-cell office:value-type="float" office:value="77" table:style-name="ce1">
            <text:p>77</text:p>
          </table:table-cell>
          <table:table-cell office:value-type="float" office:value="7.0000000000000007E-2" table:formula="of:=MIN([.$B130];[.$E130];[.$H130];[.$K130];[.$N130];[.$Q130];[.$T130];[.$W130];[.$Z130];[.$AC130];[.$AF130];[.$AI130];[.$AL130];[.$AO130];[.$AR130])" table:style-name="ce1">
            <text:p>0,07</text:p>
          </table:table-cell>
          <table:table-cell office:value-type="float" office:value="628" table:formula="of:=MIN([.$C130];[.$F130];[.$I130];[.$L130];[.$O130];[.$R130];[.$U130];[.$X130];[.$AA130];[.$AD130];[.$AG130];[.$AJ130];[.$AM130];[.$AP130];[.$AS130])" table:style-name="ce1">
            <text:p>628</text:p>
          </table:table-cell>
          <table:table-cell office:value-type="float" office:value="33" table:formula="of:=MIN([.$D130];[.$G130];[.$J130];[.$M130];[.$P130];[.$S130];[.$V130];[.$Y130];[.$AB130];[.$AE130];[.$AH130];[.$AK130];[.$AN130];[.$AQ130];[.$AT130])" table:style-name="ce1">
            <text:p>33</text:p>
          </table:table-cell>
          <table:table-cell office:value-type="float" office:value="0.24" table:formula="of:=MEDIAN([.$B130];[.$E130];[.$H130];[.$K130];[.$N130];[.$Q130];[.$T130];[.$W130];[.$Z130];[.$AC130];[.$AF130];[.$AI130];[.$AL130];[.$AO130];[.$AR130])" table:style-name="ce1">
            <text:p>0,24</text:p>
          </table:table-cell>
          <table:table-cell office:value-type="float" office:value="2297" table:formula="of:=MEDIAN([.$C130];[.$F130];[.$I130];[.$L130];[.$O130];[.$R130];[.$U130];[.$X130];[.$AA130];[.$AD130];[.$AG130];[.$AJ130];[.$AM130];[.$AP130];[.$AS130])" table:style-name="ce1">
            <text:p>2297</text:p>
          </table:table-cell>
          <table:table-cell office:value-type="float" office:value="77" table:formula="of:=MEDIAN([.$D130];[.$G130];[.$J130];[.$M130];[.$P130];[.$S130];[.$V130];[.$Y130];[.$AB130];[.$AE130];[.$AH130];[.$AK130];[.$AN130];[.$AQ130];[.$AT130])" table:style-name="ce1">
            <text:p>77</text:p>
          </table:table-cell>
          <table:table-cell office:value-type="float" office:value="1.37" table:formula="of:=MAX([.$B130];[.$E130];[.$H130];[.$K130];[.$N130];[.$Q130];[.$T130];[.$W130];[.$Z130];[.$AC130];[.$AF130];[.$AI130];[.$AL130];[.$AO130];[.$AR130])" table:style-name="ce1">
            <text:p>1,37</text:p>
          </table:table-cell>
          <table:table-cell office:value-type="float" office:value="91402" table:formula="of:=MAX([.$C130];[.$F130];[.$I130];[.$L130];[.$O130];[.$R130];[.$U130];[.$X130];[.$AA130];[.$AD130];[.$AG130];[.$AJ130];[.$AM130];[.$AP130];[.$AS130])" table:style-name="ce1">
            <text:p>91402</text:p>
          </table:table-cell>
          <table:table-cell office:value-type="float" office:value="358" table:formula="of:=MAX([.$D130];[.$G130];[.$J130];[.$M130];[.$P130];[.$S130];[.$V130];[.$Y130];[.$AB130];[.$AE130];[.$AH130];[.$AK130];[.$AN130];[.$AQ130];[.$AT130])" table:style-name="ce1">
            <text:p>35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1_a1_c70_h28.lp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3">
            <text:p>16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9" table:style-name="ce1">
            <text:p>9</text:p>
          </table:table-cell>
          <table:table-cell office:value-type="float" office:value="0.11" table:style-name="ce1">
            <text:p>0,11</text:p>
          </table:table-cell>
          <table:table-cell office:value-type="float" office:value="4127" table:style-name="ce3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131];[.$E131];[.$H131];[.$K131];[.$N131];[.$Q131];[.$T131];[.$W131];[.$Z131];[.$AC131];[.$AF131];[.$AI131];[.$AL131];[.$AO131];[.$AR131])" table:style-name="ce1">
            <text:p>0</text:p>
          </table:table-cell>
          <table:table-cell office:value-type="float" office:value="7" table:formula="of:=MIN([.$C131];[.$F131];[.$I131];[.$L131];[.$O131];[.$R131];[.$U131];[.$X131];[.$AA131];[.$AD131];[.$AG131];[.$AJ131];[.$AM131];[.$AP131];[.$AS131])" table:style-name="ce1">
            <text:p>7</text:p>
          </table:table-cell>
          <table:table-cell office:value-type="float" office:value="1" table:formula="of:=MIN([.$D131];[.$G131];[.$J131];[.$M131];[.$P131];[.$S131];[.$V131];[.$Y131];[.$AB131];[.$AE131];[.$AH131];[.$AK131];[.$AN131];[.$AQ131];[.$AT131])" table:style-name="ce1">
            <text:p>1</text:p>
          </table:table-cell>
          <table:table-cell office:value-type="float" office:value="0.01" table:formula="of:=MEDIAN([.$B131];[.$E131];[.$H131];[.$K131];[.$N131];[.$Q131];[.$T131];[.$W131];[.$Z131];[.$AC131];[.$AF131];[.$AI131];[.$AL131];[.$AO131];[.$AR131])" table:style-name="ce1">
            <text:p>0,01</text:p>
          </table:table-cell>
          <table:table-cell office:value-type="float" office:value="36" table:formula="of:=MEDIAN([.$C131];[.$F131];[.$I131];[.$L131];[.$O131];[.$R131];[.$U131];[.$X131];[.$AA131];[.$AD131];[.$AG131];[.$AJ131];[.$AM131];[.$AP131];[.$AS131])" table:style-name="ce1">
            <text:p>36</text:p>
          </table:table-cell>
          <table:table-cell office:value-type="float" office:value="6" table:formula="of:=MEDIAN([.$D131];[.$G131];[.$J131];[.$M131];[.$P131];[.$S131];[.$V131];[.$Y131];[.$AB131];[.$AE131];[.$AH131];[.$AK131];[.$AN131];[.$AQ131];[.$AT131])" table:style-name="ce1">
            <text:p>6</text:p>
          </table:table-cell>
          <table:table-cell office:value-type="float" office:value="0.11" table:formula="of:=MAX([.$B131];[.$E131];[.$H131];[.$K131];[.$N131];[.$Q131];[.$T131];[.$W131];[.$Z131];[.$AC131];[.$AF131];[.$AI131];[.$AL131];[.$AO131];[.$AR131])" table:style-name="ce1">
            <text:p>0,11</text:p>
          </table:table-cell>
          <table:table-cell office:value-type="float" office:value="4127" table:formula="of:=MAX([.$C131];[.$F131];[.$I131];[.$L131];[.$O131];[.$R131];[.$U131];[.$X131];[.$AA131];[.$AD131];[.$AG131];[.$AJ131];[.$AM131];[.$AP131];[.$AS131])" table:style-name="ce1">
            <text:p>4127</text:p>
          </table:table-cell>
          <table:table-cell office:value-type="float" office:value="16" table:formula="of:=MAX([.$D131];[.$G131];[.$J131];[.$M131];[.$P131];[.$S131];[.$V131];[.$Y131];[.$AB131];[.$AE131];[.$AH131];[.$AK131];[.$AN131];[.$AQ131];[.$AT131])" table:style-name="ce1">
            <text:p>1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1_a2_c70_h24.lp</text:p>
          </table:table-cell>
          <table:table-cell office:value-type="float" office:value="0.02" table:style-name="ce1">
            <text:p>0,02</text:p>
          </table:table-cell>
          <table:table-cell office:value-type="float" office:value="636" table:style-name="ce1">
            <text:p>636</text:p>
          </table:table-cell>
          <table:table-cell office:value-type="float" office:value="51" table:style-name="ce3">
            <text:p>51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2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37" table:style-name="ce1">
            <text:p>83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60" table:style-name="ce1">
            <text:p>760</text:p>
          </table:table-cell>
          <table:table-cell office:value-type="float" office:value="41" table:style-name="ce1">
            <text:p>41</text:p>
          </table:table-cell>
          <table:table-cell office:value-type="float" office:value="0.03" table:style-name="ce1">
            <text:p>0,03</text:p>
          </table:table-cell>
          <table:table-cell office:value-type="float" office:value="259" table:style-name="ce1">
            <text:p>259</text:p>
          </table:table-cell>
          <table:table-cell office:value-type="float" office:value="7" table:style-name="ce1">
            <text:p>7</text:p>
          </table:table-cell>
          <table:table-cell office:value-type="float" office:value="0.21" table:style-name="ce1">
            <text:p>0,21</text:p>
          </table:table-cell>
          <table:table-cell office:value-type="float" office:value="6249" table:style-name="ce3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132];[.$E132];[.$H132];[.$K132];[.$N132];[.$Q132];[.$T132];[.$W132];[.$Z132];[.$AC132];[.$AF132];[.$AI132];[.$AL132];[.$AO132];[.$AR132])" table:style-name="ce1">
            <text:p>0,01</text:p>
          </table:table-cell>
          <table:table-cell office:value-type="float" office:value="61" table:formula="of:=MIN([.$C132];[.$F132];[.$I132];[.$L132];[.$O132];[.$R132];[.$U132];[.$X132];[.$AA132];[.$AD132];[.$AG132];[.$AJ132];[.$AM132];[.$AP132];[.$AS132])" table:style-name="ce1">
            <text:p>61</text:p>
          </table:table-cell>
          <table:table-cell office:value-type="float" office:value="2" table:formula="of:=MIN([.$D132];[.$G132];[.$J132];[.$M132];[.$P132];[.$S132];[.$V132];[.$Y132];[.$AB132];[.$AE132];[.$AH132];[.$AK132];[.$AN132];[.$AQ132];[.$AT132])" table:style-name="ce1">
            <text:p>2</text:p>
          </table:table-cell>
          <table:table-cell office:value-type="float" office:value="0.01" table:formula="of:=MEDIAN([.$B132];[.$E132];[.$H132];[.$K132];[.$N132];[.$Q132];[.$T132];[.$W132];[.$Z132];[.$AC132];[.$AF132];[.$AI132];[.$AL132];[.$AO132];[.$AR132])" table:style-name="ce1">
            <text:p>0,01</text:p>
          </table:table-cell>
          <table:table-cell office:value-type="float" office:value="184" table:formula="of:=MEDIAN([.$C132];[.$F132];[.$I132];[.$L132];[.$O132];[.$R132];[.$U132];[.$X132];[.$AA132];[.$AD132];[.$AG132];[.$AJ132];[.$AM132];[.$AP132];[.$AS132])" table:style-name="ce1">
            <text:p>184</text:p>
          </table:table-cell>
          <table:table-cell office:value-type="float" office:value="7" table:formula="of:=MEDIAN([.$D132];[.$G132];[.$J132];[.$M132];[.$P132];[.$S132];[.$V132];[.$Y132];[.$AB132];[.$AE132];[.$AH132];[.$AK132];[.$AN132];[.$AQ132];[.$AT132])" table:style-name="ce1">
            <text:p>7</text:p>
          </table:table-cell>
          <table:table-cell office:value-type="float" office:value="0.21" table:formula="of:=MAX([.$B132];[.$E132];[.$H132];[.$K132];[.$N132];[.$Q132];[.$T132];[.$W132];[.$Z132];[.$AC132];[.$AF132];[.$AI132];[.$AL132];[.$AO132];[.$AR132])" table:style-name="ce1">
            <text:p>0,21</text:p>
          </table:table-cell>
          <table:table-cell office:value-type="float" office:value="6249" table:formula="of:=MAX([.$C132];[.$F132];[.$I132];[.$L132];[.$O132];[.$R132];[.$U132];[.$X132];[.$AA132];[.$AD132];[.$AG132];[.$AJ132];[.$AM132];[.$AP132];[.$AS132])" table:style-name="ce1">
            <text:p>6249</text:p>
          </table:table-cell>
          <table:table-cell office:value-type="float" office:value="51" table:formula="of:=MAX([.$D132];[.$G132];[.$J132];[.$M132];[.$P132];[.$S132];[.$V132];[.$Y132];[.$AB132];[.$AE132];[.$AH132];[.$AK132];[.$AN132];[.$AQ132];[.$AT132])" table:style-name="ce1">
            <text:p>5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1_a3_c70_h23.lp</text:p>
          </table:table-cell>
          <table:table-cell office:value-type="float" office:value="0.04" table:style-name="ce1">
            <text:p>0,04</text:p>
          </table:table-cell>
          <table:table-cell office:value-type="float" office:value="3240" table:style-name="ce1">
            <text:p>3240</text:p>
          </table:table-cell>
          <table:table-cell office:value-type="float" office:value="80" table:style-name="ce3">
            <text:p>80</text:p>
          </table:table-cell>
          <table:table-cell office:value-type="float" office:value="0.02" table:style-name="ce1">
            <text:p>0,02</text:p>
          </table:table-cell>
          <table:table-cell office:value-type="float" office:value="314" table:style-name="ce1">
            <text:p>31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45" table:style-name="ce1">
            <text:p>345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38" table:style-name="ce1">
            <text:p>93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2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0.06" table:style-name="ce1">
            <text:p>0,06</text:p>
          </table:table-cell>
          <table:table-cell office:value-type="float" office:value="732" table:style-name="ce1">
            <text:p>732</text:p>
          </table:table-cell>
          <table:table-cell office:value-type="float" office:value="17" table:style-name="ce1">
            <text:p>17</text:p>
          </table:table-cell>
          <table:table-cell office:value-type="float" office:value="0.03" table:style-name="ce1">
            <text:p>0,03</text:p>
          </table:table-cell>
          <table:table-cell office:value-type="float" office:value="214" table:style-name="ce1">
            <text:p>214</text:p>
          </table:table-cell>
          <table:table-cell office:value-type="float" office:value="7" table:style-name="ce1">
            <text:p>7</text:p>
          </table:table-cell>
          <table:table-cell office:value-type="float" office:value="0.63" table:style-name="ce1">
            <text:p>0,63</text:p>
          </table:table-cell>
          <table:table-cell office:value-type="float" office:value="15068" table:style-name="ce3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133];[.$E133];[.$H133];[.$K133];[.$N133];[.$Q133];[.$T133];[.$W133];[.$Z133];[.$AC133];[.$AF133];[.$AI133];[.$AL133];[.$AO133];[.$AR133])" table:style-name="ce1">
            <text:p>0,01</text:p>
          </table:table-cell>
          <table:table-cell office:value-type="float" office:value="61" table:formula="of:=MIN([.$C133];[.$F133];[.$I133];[.$L133];[.$O133];[.$R133];[.$U133];[.$X133];[.$AA133];[.$AD133];[.$AG133];[.$AJ133];[.$AM133];[.$AP133];[.$AS133])" table:style-name="ce1">
            <text:p>61</text:p>
          </table:table-cell>
          <table:table-cell office:value-type="float" office:value="1" table:formula="of:=MIN([.$D133];[.$G133];[.$J133];[.$M133];[.$P133];[.$S133];[.$V133];[.$Y133];[.$AB133];[.$AE133];[.$AH133];[.$AK133];[.$AN133];[.$AQ133];[.$AT133])" table:style-name="ce1">
            <text:p>1</text:p>
          </table:table-cell>
          <table:table-cell office:value-type="float" office:value="0.01" table:formula="of:=MEDIAN([.$B133];[.$E133];[.$H133];[.$K133];[.$N133];[.$Q133];[.$T133];[.$W133];[.$Z133];[.$AC133];[.$AF133];[.$AI133];[.$AL133];[.$AO133];[.$AR133])" table:style-name="ce1">
            <text:p>0,01</text:p>
          </table:table-cell>
          <table:table-cell office:value-type="float" office:value="114" table:formula="of:=MEDIAN([.$C133];[.$F133];[.$I133];[.$L133];[.$O133];[.$R133];[.$U133];[.$X133];[.$AA133];[.$AD133];[.$AG133];[.$AJ133];[.$AM133];[.$AP133];[.$AS133])" table:style-name="ce1">
            <text:p>114</text:p>
          </table:table-cell>
          <table:table-cell office:value-type="float" office:value="6" table:formula="of:=MEDIAN([.$D133];[.$G133];[.$J133];[.$M133];[.$P133];[.$S133];[.$V133];[.$Y133];[.$AB133];[.$AE133];[.$AH133];[.$AK133];[.$AN133];[.$AQ133];[.$AT133])" table:style-name="ce1">
            <text:p>6</text:p>
          </table:table-cell>
          <table:table-cell office:value-type="float" office:value="0.63" table:formula="of:=MAX([.$B133];[.$E133];[.$H133];[.$K133];[.$N133];[.$Q133];[.$T133];[.$W133];[.$Z133];[.$AC133];[.$AF133];[.$AI133];[.$AL133];[.$AO133];[.$AR133])" table:style-name="ce1">
            <text:p>0,63</text:p>
          </table:table-cell>
          <table:table-cell office:value-type="float" office:value="15068" table:formula="of:=MAX([.$C133];[.$F133];[.$I133];[.$L133];[.$O133];[.$R133];[.$U133];[.$X133];[.$AA133];[.$AD133];[.$AG133];[.$AJ133];[.$AM133];[.$AP133];[.$AS133])" table:style-name="ce1">
            <text:p>15068</text:p>
          </table:table-cell>
          <table:table-cell office:value-type="float" office:value="80" table:formula="of:=MAX([.$D133];[.$G133];[.$J133];[.$M133];[.$P133];[.$S133];[.$V133];[.$Y133];[.$AB133];[.$AE133];[.$AH133];[.$AK133];[.$AN133];[.$AQ133];[.$AT133])" table:style-name="ce1">
            <text:p>8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2_a14_c42_h41.lp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54037" table:style-name="ce3">
            <text:p>154037</text:p>
          </table:table-cell>
          <table:table-cell office:value-type="float" office:value="328" table:style-name="ce3">
            <text:p>328</text:p>
          </table:table-cell>
          <table:table-cell office:value-type="float" office:value="0.12" table:style-name="ce1">
            <text:p>0,12</text:p>
          </table:table-cell>
          <table:table-cell office:value-type="float" office:value="2752" table:style-name="ce1">
            <text:p>2752</text:p>
          </table:table-cell>
          <table:table-cell office:value-type="float" office:value="48" table:style-name="ce1">
            <text:p>48</text:p>
          </table:table-cell>
          <table:table-cell office:value-type="float" office:value="0.13" table:style-name="ce1">
            <text:p>0,13</text:p>
          </table:table-cell>
          <table:table-cell office:value-type="float" office:value="14184" table:style-name="ce1">
            <text:p>14184</text:p>
          </table:table-cell>
          <table:table-cell office:value-type="float" office:value="127" table:style-name="ce1">
            <text:p>127</text:p>
          </table:table-cell>
          <table:table-cell office:value-type="float" office:value="0.08" table:style-name="ce1">
            <text:p>0,08</text:p>
          </table:table-cell>
          <table:table-cell office:value-type="float" office:value="1248" table:style-name="ce2">
            <text:p>1248</text:p>
          </table:table-cell>
          <table:table-cell office:value-type="float" office:value="37" table:style-name="ce1">
            <text:p>37</text:p>
          </table:table-cell>
          <table:table-cell office:value-type="float" office:value="0.13" table:style-name="ce1">
            <text:p>0,13</text:p>
          </table:table-cell>
          <table:table-cell office:value-type="float" office:value="1841" table:style-name="ce1">
            <text:p>1841</text:p>
          </table:table-cell>
          <table:table-cell office:value-type="float" office:value="38" table:style-name="ce1">
            <text:p>38</text:p>
          </table:table-cell>
          <table:table-cell office:value-type="float" office:value="0.09" table:style-name="ce1">
            <text:p>0,09</text:p>
          </table:table-cell>
          <table:table-cell office:value-type="float" office:value="6276" table:style-name="ce1">
            <text:p>6276</text:p>
          </table:table-cell>
          <table:table-cell office:value-type="float" office:value="38" table:style-name="ce1">
            <text:p>3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3457" table:style-name="ce1">
            <text:p>3457</text:p>
          </table:table-cell>
          <table:table-cell office:value-type="float" office:value="222" table:style-name="ce1">
            <text:p>222</text:p>
          </table:table-cell>
          <table:table-cell office:value-type="float" office:value="0.44" table:style-name="ce1">
            <text:p>0,44</text:p>
          </table:table-cell>
          <table:table-cell office:value-type="float" office:value="5366" table:style-name="ce1">
            <text:p>5366</text:p>
          </table:table-cell>
          <table:table-cell office:value-type="float" office:value="261" table:style-name="ce1">
            <text:p>261</text:p>
          </table:table-cell>
          <table:table-cell office:value-type="float" office:value="0.11" table:style-name="ce1">
            <text:p>0,11</text:p>
          </table:table-cell>
          <table:table-cell office:value-type="float" office:value="1805" table:style-name="ce1">
            <text:p>1805</text:p>
          </table:table-cell>
          <table:table-cell office:value-type="float" office:value="39" table:style-name="ce1">
            <text:p>39</text:p>
          </table:table-cell>
          <table:table-cell office:value-type="float" office:value="0.12" table:style-name="ce1">
            <text:p>0,12</text:p>
          </table:table-cell>
          <table:table-cell office:value-type="float" office:value="1924" table:style-name="ce1">
            <text:p>1924</text:p>
          </table:table-cell>
          <table:table-cell office:value-type="float" office:value="33" table:style-name="ce2">
            <text:p>33</text:p>
          </table:table-cell>
          <table:table-cell office:value-type="float" office:value="0.09" table:style-name="ce1">
            <text:p>0,09</text:p>
          </table:table-cell>
          <table:table-cell office:value-type="float" office:value="1474" table:style-name="ce1">
            <text:p>1474</text:p>
          </table:table-cell>
          <table:table-cell office:value-type="float" office:value="54" table:style-name="ce1">
            <text:p>5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3212" table:style-name="ce1">
            <text:p>13212</text:p>
          </table:table-cell>
          <table:table-cell office:value-type="float" office:value="144" table:style-name="ce1">
            <text:p>144</text:p>
          </table:table-cell>
          <table:table-cell office:value-type="float" office:value="0.32" table:style-name="ce1">
            <text:p>0,32</text:p>
          </table:table-cell>
          <table:table-cell office:value-type="float" office:value="3878" table:style-name="ce1">
            <text:p>3878</text:p>
          </table:table-cell>
          <table:table-cell office:value-type="float" office:value="114" table:style-name="ce1">
            <text:p>114</text:p>
          </table:table-cell>
          <table:table-cell office:value-type="float" office:value="1.59" table:style-name="ce1">
            <text:p>1,59</text:p>
          </table:table-cell>
          <table:table-cell office:value-type="float" office:value="21130" table:style-name="ce1">
            <text:p>21130</text:p>
          </table:table-cell>
          <table:table-cell office:value-type="float" office:value="42" table:style-name="ce1">
            <text:p>42</text:p>
          </table:table-cell>
          <table:table-cell office:value-type="float" office:value="0.12" table:style-name="ce1">
            <text:p>0,12</text:p>
          </table:table-cell>
          <table:table-cell office:value-type="float" office:value="1918" table:style-name="ce1">
            <text:p>1918</text:p>
          </table:table-cell>
          <table:table-cell office:value-type="float" office:value="40" table:style-name="ce1">
            <text:p>40</text:p>
          </table:table-cell>
          <table:table-cell office:value-type="float" office:value="0.08" table:formula="of:=MIN([.$B134];[.$E134];[.$H134];[.$K134];[.$N134];[.$Q134];[.$T134];[.$W134];[.$Z134];[.$AC134];[.$AF134];[.$AI134];[.$AL134];[.$AO134];[.$AR134])" table:style-name="ce1">
            <text:p>0,08</text:p>
          </table:table-cell>
          <table:table-cell office:value-type="float" office:value="1248" table:formula="of:=MIN([.$C134];[.$F134];[.$I134];[.$L134];[.$O134];[.$R134];[.$U134];[.$X134];[.$AA134];[.$AD134];[.$AG134];[.$AJ134];[.$AM134];[.$AP134];[.$AS134])" table:style-name="ce1">
            <text:p>1248</text:p>
          </table:table-cell>
          <table:table-cell office:value-type="float" office:value="33" table:formula="of:=MIN([.$D134];[.$G134];[.$J134];[.$M134];[.$P134];[.$S134];[.$V134];[.$Y134];[.$AB134];[.$AE134];[.$AH134];[.$AK134];[.$AN134];[.$AQ134];[.$AT134])" table:style-name="ce1">
            <text:p>33</text:p>
          </table:table-cell>
          <table:table-cell office:value-type="float" office:value="0.13" table:formula="of:=MEDIAN([.$B134];[.$E134];[.$H134];[.$K134];[.$N134];[.$Q134];[.$T134];[.$W134];[.$Z134];[.$AC134];[.$AF134];[.$AI134];[.$AL134];[.$AO134];[.$AR134])" table:style-name="ce1">
            <text:p>0,13</text:p>
          </table:table-cell>
          <table:table-cell office:value-type="float" office:value="3457" table:formula="of:=MEDIAN([.$C134];[.$F134];[.$I134];[.$L134];[.$O134];[.$R134];[.$U134];[.$X134];[.$AA134];[.$AD134];[.$AG134];[.$AJ134];[.$AM134];[.$AP134];[.$AS134])" table:style-name="ce1">
            <text:p>3457</text:p>
          </table:table-cell>
          <table:table-cell office:value-type="float" office:value="48" table:formula="of:=MEDIAN([.$D134];[.$G134];[.$J134];[.$M134];[.$P134];[.$S134];[.$V134];[.$Y134];[.$AB134];[.$AE134];[.$AH134];[.$AK134];[.$AN134];[.$AQ134];[.$AT134])" table:style-name="ce1">
            <text:p>48</text:p>
          </table:table-cell>
          <table:table-cell office:value-type="float" office:value="1.59" table:formula="of:=MAX([.$B134];[.$E134];[.$H134];[.$K134];[.$N134];[.$Q134];[.$T134];[.$W134];[.$Z134];[.$AC134];[.$AF134];[.$AI134];[.$AL134];[.$AO134];[.$AR134])" table:style-name="ce1">
            <text:p>1,59</text:p>
          </table:table-cell>
          <table:table-cell office:value-type="float" office:value="154037" table:formula="of:=MAX([.$C134];[.$F134];[.$I134];[.$L134];[.$O134];[.$R134];[.$U134];[.$X134];[.$AA134];[.$AD134];[.$AG134];[.$AJ134];[.$AM134];[.$AP134];[.$AS134])" table:style-name="ce1">
            <text:p>154037</text:p>
          </table:table-cell>
          <table:table-cell office:value-type="float" office:value="328" table:formula="of:=MAX([.$D134];[.$G134];[.$J134];[.$M134];[.$P134];[.$S134];[.$V134];[.$Y134];[.$AB134];[.$AE134];[.$AH134];[.$AK134];[.$AN134];[.$AQ134];[.$AT134])" table:style-name="ce1">
            <text:p>32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2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35];[.$E135];[.$H135];[.$K135];[.$N135];[.$Q135];[.$T135];[.$W135];[.$Z135];[.$AC135];[.$AF135];[.$AI135];[.$AL135];[.$AO135];[.$AR135])" table:style-name="ce1">
            <text:p>0</text:p>
          </table:table-cell>
          <table:table-cell office:value-type="float" office:value="0" table:formula="of:=MIN([.$C135];[.$F135];[.$I135];[.$L135];[.$O135];[.$R135];[.$U135];[.$X135];[.$AA135];[.$AD135];[.$AG135];[.$AJ135];[.$AM135];[.$AP135];[.$AS135])" table:style-name="ce1">
            <text:p>0</text:p>
          </table:table-cell>
          <table:table-cell office:value-type="float" office:value="0" table:formula="of:=MIN([.$D135];[.$G135];[.$J135];[.$M135];[.$P135];[.$S135];[.$V135];[.$Y135];[.$AB135];[.$AE135];[.$AH135];[.$AK135];[.$AN135];[.$AQ135];[.$AT135])" table:style-name="ce1">
            <text:p>0</text:p>
          </table:table-cell>
          <table:table-cell office:value-type="float" office:value="0" table:formula="of:=MEDIAN([.$B135];[.$E135];[.$H135];[.$K135];[.$N135];[.$Q135];[.$T135];[.$W135];[.$Z135];[.$AC135];[.$AF135];[.$AI135];[.$AL135];[.$AO135];[.$AR135])" table:style-name="ce1">
            <text:p>0</text:p>
          </table:table-cell>
          <table:table-cell office:value-type="float" office:value="0" table:formula="of:=MEDIAN([.$C135];[.$F135];[.$I135];[.$L135];[.$O135];[.$R135];[.$U135];[.$X135];[.$AA135];[.$AD135];[.$AG135];[.$AJ135];[.$AM135];[.$AP135];[.$AS135])" table:style-name="ce1">
            <text:p>0</text:p>
          </table:table-cell>
          <table:table-cell office:value-type="float" office:value="0" table:formula="of:=MEDIAN([.$D135];[.$G135];[.$J135];[.$M135];[.$P135];[.$S135];[.$V135];[.$Y135];[.$AB135];[.$AE135];[.$AH135];[.$AK135];[.$AN135];[.$AQ135];[.$AT135])" table:style-name="ce1">
            <text:p>0</text:p>
          </table:table-cell>
          <table:table-cell office:value-type="float" office:value="0" table:formula="of:=MAX([.$B135];[.$E135];[.$H135];[.$K135];[.$N135];[.$Q135];[.$T135];[.$W135];[.$Z135];[.$AC135];[.$AF135];[.$AI135];[.$AL135];[.$AO135];[.$AR135])" table:style-name="ce1">
            <text:p>0</text:p>
          </table:table-cell>
          <table:table-cell office:value-type="float" office:value="6" table:formula="of:=MAX([.$C135];[.$F135];[.$I135];[.$L135];[.$O135];[.$R135];[.$U135];[.$X135];[.$AA135];[.$AD135];[.$AG135];[.$AJ135];[.$AM135];[.$AP135];[.$AS135])" table:style-name="ce1">
            <text:p>6</text:p>
          </table:table-cell>
          <table:table-cell office:value-type="float" office:value="0" table:formula="of:=MAX([.$D135];[.$G135];[.$J135];[.$M135];[.$P135];[.$S135];[.$V135];[.$Y135];[.$AB135];[.$AE135];[.$AH135];[.$AK135];[.$AN135];[.$AQ135];[.$AT135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2_a2_c70_h26.lp</text:p>
          </table:table-cell>
          <table:table-cell office:value-type="float" office:value="0.04" table:style-name="ce1">
            <text:p>0,04</text:p>
          </table:table-cell>
          <table:table-cell office:value-type="float" office:value="1408" table:style-name="ce1">
            <text:p>1408</text:p>
          </table:table-cell>
          <table:table-cell office:value-type="float" office:value="62" table:style-name="ce3">
            <text:p>62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989" table:style-name="ce1">
            <text:p>989</text:p>
          </table:table-cell>
          <table:table-cell office:value-type="float" office:value="19" table:style-name="ce1">
            <text:p>19</text:p>
          </table:table-cell>
          <table:table-cell office:value-type="float" office:value="0.01" table:style-name="ce1">
            <text:p>0,01</text:p>
          </table:table-cell>
          <table:table-cell office:value-type="float" office:value="763" table:style-name="ce1">
            <text:p>763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2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2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1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1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0.05" table:style-name="ce1">
            <text:p>0,05</text:p>
          </table:table-cell>
          <table:table-cell office:value-type="float" office:value="646" table:style-name="ce1">
            <text:p>646</text:p>
          </table:table-cell>
          <table:table-cell office:value-type="float" office:value="26" table:style-name="ce1">
            <text:p>26</text:p>
          </table:table-cell>
          <table:table-cell office:value-type="float" office:value="0.27" table:style-name="ce1">
            <text:p>0,27</text:p>
          </table:table-cell>
          <table:table-cell office:value-type="float" office:value="10233" table:style-name="ce3">
            <text:p>10233</text:p>
          </table:table-cell>
          <table:table-cell office:value-type="float" office:value="31" table:style-name="ce1">
            <text:p>31</text:p>
          </table:table-cell>
          <table:table-cell office:value-type="float" office:value="0.02" table:style-name="ce1">
            <text:p>0,02</text:p>
          </table:table-cell>
          <table:table-cell office:value-type="float" office:value="989" table:style-name="ce1">
            <text:p>989</text:p>
          </table:table-cell>
          <table:table-cell office:value-type="float" office:value="19" table:style-name="ce1">
            <text:p>19</text:p>
          </table:table-cell>
          <table:table-cell office:value-type="float" office:value="0.01" table:formula="of:=MIN([.$B136];[.$E136];[.$H136];[.$K136];[.$N136];[.$Q136];[.$T136];[.$W136];[.$Z136];[.$AC136];[.$AF136];[.$AI136];[.$AL136];[.$AO136];[.$AR136])" table:style-name="ce1">
            <text:p>0,01</text:p>
          </table:table-cell>
          <table:table-cell office:value-type="float" office:value="45" table:formula="of:=MIN([.$C136];[.$F136];[.$I136];[.$L136];[.$O136];[.$R136];[.$U136];[.$X136];[.$AA136];[.$AD136];[.$AG136];[.$AJ136];[.$AM136];[.$AP136];[.$AS136])" table:style-name="ce1">
            <text:p>45</text:p>
          </table:table-cell>
          <table:table-cell office:value-type="float" office:value="2" table:formula="of:=MIN([.$D136];[.$G136];[.$J136];[.$M136];[.$P136];[.$S136];[.$V136];[.$Y136];[.$AB136];[.$AE136];[.$AH136];[.$AK136];[.$AN136];[.$AQ136];[.$AT136])" table:style-name="ce1">
            <text:p>2</text:p>
          </table:table-cell>
          <table:table-cell office:value-type="float" office:value="0.02" table:formula="of:=MEDIAN([.$B136];[.$E136];[.$H136];[.$K136];[.$N136];[.$Q136];[.$T136];[.$W136];[.$Z136];[.$AC136];[.$AF136];[.$AI136];[.$AL136];[.$AO136];[.$AR136])" table:style-name="ce1">
            <text:p>0,02</text:p>
          </table:table-cell>
          <table:table-cell office:value-type="float" office:value="158" table:formula="of:=MEDIAN([.$C136];[.$F136];[.$I136];[.$L136];[.$O136];[.$R136];[.$U136];[.$X136];[.$AA136];[.$AD136];[.$AG136];[.$AJ136];[.$AM136];[.$AP136];[.$AS136])" table:style-name="ce1">
            <text:p>158</text:p>
          </table:table-cell>
          <table:table-cell office:value-type="float" office:value="18" table:formula="of:=MEDIAN([.$D136];[.$G136];[.$J136];[.$M136];[.$P136];[.$S136];[.$V136];[.$Y136];[.$AB136];[.$AE136];[.$AH136];[.$AK136];[.$AN136];[.$AQ136];[.$AT136])" table:style-name="ce1">
            <text:p>18</text:p>
          </table:table-cell>
          <table:table-cell office:value-type="float" office:value="0.27" table:formula="of:=MAX([.$B136];[.$E136];[.$H136];[.$K136];[.$N136];[.$Q136];[.$T136];[.$W136];[.$Z136];[.$AC136];[.$AF136];[.$AI136];[.$AL136];[.$AO136];[.$AR136])" table:style-name="ce1">
            <text:p>0,27</text:p>
          </table:table-cell>
          <table:table-cell office:value-type="float" office:value="10233" table:formula="of:=MAX([.$C136];[.$F136];[.$I136];[.$L136];[.$O136];[.$R136];[.$U136];[.$X136];[.$AA136];[.$AD136];[.$AG136];[.$AJ136];[.$AM136];[.$AP136];[.$AS136])" table:style-name="ce1">
            <text:p>10233</text:p>
          </table:table-cell>
          <table:table-cell office:value-type="float" office:value="62" table:formula="of:=MAX([.$D136];[.$G136];[.$J136];[.$M136];[.$P136];[.$S136];[.$V136];[.$Y136];[.$AB136];[.$AE136];[.$AH136];[.$AK136];[.$AN136];[.$AQ136];[.$AT136])" table:style-name="ce1">
            <text:p>6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2_a3_c70_h7.lp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177" table:style-name="ce3">
            <text:p>417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137];[.$E137];[.$H137];[.$K137];[.$N137];[.$Q137];[.$T137];[.$W137];[.$Z137];[.$AC137];[.$AF137];[.$AI137];[.$AL137];[.$AO137];[.$AR137])" table:style-name="ce1">
            <text:p>0</text:p>
          </table:table-cell>
          <table:table-cell office:value-type="float" office:value="19" table:formula="of:=MIN([.$C137];[.$F137];[.$I137];[.$L137];[.$O137];[.$R137];[.$U137];[.$X137];[.$AA137];[.$AD137];[.$AG137];[.$AJ137];[.$AM137];[.$AP137];[.$AS137])" table:style-name="ce1">
            <text:p>19</text:p>
          </table:table-cell>
          <table:table-cell office:value-type="float" office:value="0" table:formula="of:=MIN([.$D137];[.$G137];[.$J137];[.$M137];[.$P137];[.$S137];[.$V137];[.$Y137];[.$AB137];[.$AE137];[.$AH137];[.$AK137];[.$AN137];[.$AQ137];[.$AT137])" table:style-name="ce1">
            <text:p>0</text:p>
          </table:table-cell>
          <table:table-cell office:value-type="float" office:value="0" table:formula="of:=MEDIAN([.$B137];[.$E137];[.$H137];[.$K137];[.$N137];[.$Q137];[.$T137];[.$W137];[.$Z137];[.$AC137];[.$AF137];[.$AI137];[.$AL137];[.$AO137];[.$AR137])" table:style-name="ce1">
            <text:p>0</text:p>
          </table:table-cell>
          <table:table-cell office:value-type="float" office:value="25" table:formula="of:=MEDIAN([.$C137];[.$F137];[.$I137];[.$L137];[.$O137];[.$R137];[.$U137];[.$X137];[.$AA137];[.$AD137];[.$AG137];[.$AJ137];[.$AM137];[.$AP137];[.$AS137])" table:style-name="ce1">
            <text:p>25</text:p>
          </table:table-cell>
          <table:table-cell office:value-type="float" office:value="1" table:formula="of:=MEDIAN([.$D137];[.$G137];[.$J137];[.$M137];[.$P137];[.$S137];[.$V137];[.$Y137];[.$AB137];[.$AE137];[.$AH137];[.$AK137];[.$AN137];[.$AQ137];[.$AT137])" table:style-name="ce1">
            <text:p>1</text:p>
          </table:table-cell>
          <table:table-cell office:value-type="float" office:value="7.0000000000000007E-2" table:formula="of:=MAX([.$B137];[.$E137];[.$H137];[.$K137];[.$N137];[.$Q137];[.$T137];[.$W137];[.$Z137];[.$AC137];[.$AF137];[.$AI137];[.$AL137];[.$AO137];[.$AR137])" table:style-name="ce1">
            <text:p>0,07</text:p>
          </table:table-cell>
          <table:table-cell office:value-type="float" office:value="4177" table:formula="of:=MAX([.$C137];[.$F137];[.$I137];[.$L137];[.$O137];[.$R137];[.$U137];[.$X137];[.$AA137];[.$AD137];[.$AG137];[.$AJ137];[.$AM137];[.$AP137];[.$AS137])" table:style-name="ce1">
            <text:p>4177</text:p>
          </table:table-cell>
          <table:table-cell office:value-type="float" office:value="16" table:formula="of:=MAX([.$D137];[.$G137];[.$J137];[.$M137];[.$P137];[.$S137];[.$V137];[.$Y137];[.$AB137];[.$AE137];[.$AH137];[.$AK137];[.$AN137];[.$AQ137];[.$AT137])" table:style-name="ce1">
            <text:p>1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3_a16_c43_h82.lp</text:p>
          </table:table-cell>
          <table:table-cell office:value-type="float" office:value="9.91" table:style-name="ce1">
            <text:p>9,91</text:p>
          </table:table-cell>
          <table:table-cell office:value-type="float" office:value="567319" table:style-name="ce1">
            <text:p>567319</text:p>
          </table:table-cell>
          <table:table-cell office:value-type="float" office:value="2412" table:style-name="ce1">
            <text:p>2412</text:p>
          </table:table-cell>
          <table:table-cell office:value-type="float" office:value="0.72" table:style-name="ce1">
            <text:p>0,72</text:p>
          </table:table-cell>
          <table:table-cell office:value-type="float" office:value="10785" table:style-name="ce1">
            <text:p>10785</text:p>
          </table:table-cell>
          <table:table-cell office:value-type="float" office:value="227" table:style-name="ce1">
            <text:p>227</text:p>
          </table:table-cell>
          <table:table-cell office:value-type="float" office:value="0.89" table:style-name="ce1">
            <text:p>0,89</text:p>
          </table:table-cell>
          <table:table-cell office:value-type="float" office:value="59971" table:style-name="ce1">
            <text:p>59971</text:p>
          </table:table-cell>
          <table:table-cell office:value-type="float" office:value="173" table:style-name="ce1">
            <text:p>173</text:p>
          </table:table-cell>
          <table:table-cell office:value-type="float" office:value="3.67" table:style-name="ce1">
            <text:p>3,67</text:p>
          </table:table-cell>
          <table:table-cell office:value-type="float" office:value="167511" table:style-name="ce1">
            <text:p>167511</text:p>
          </table:table-cell>
          <table:table-cell office:value-type="float" office:value="947" table:style-name="ce1">
            <text:p>947</text:p>
          </table:table-cell>
          <table:table-cell office:value-type="float" office:value="0.65" table:style-name="ce2">
            <text:p>0,65</text:p>
          </table:table-cell>
          <table:table-cell office:value-type="float" office:value="10456" table:style-name="ce2">
            <text:p>10456</text:p>
          </table:table-cell>
          <table:table-cell office:value-type="float" office:value="210" table:style-name="ce1">
            <text:p>210</text:p>
          </table:table-cell>
          <table:table-cell office:value-type="float" office:value="1.71" table:style-name="ce1">
            <text:p>1,71</text:p>
          </table:table-cell>
          <table:table-cell office:value-type="float" office:value="108264" table:style-name="ce1">
            <text:p>108264</text:p>
          </table:table-cell>
          <table:table-cell office:value-type="float" office:value="586" table:style-name="ce1">
            <text:p>586</text:p>
          </table:table-cell>
          <table:table-cell office:value-type="float" office:value="7.37" table:style-name="ce1">
            <text:p>7,37</text:p>
          </table:table-cell>
          <table:table-cell office:value-type="float" office:value="61995" table:style-name="ce1">
            <text:p>61995</text:p>
          </table:table-cell>
          <table:table-cell office:value-type="float" office:value="6271" table:style-name="ce1">
            <text:p>6271</text:p>
          </table:table-cell>
          <table:table-cell office:value-type="float" office:value="1.81" table:style-name="ce1">
            <text:p>1,81</text:p>
          </table:table-cell>
          <table:table-cell office:value-type="float" office:value="17108" table:style-name="ce1">
            <text:p>17108</text:p>
          </table:table-cell>
          <table:table-cell office:value-type="float" office:value="711" table:style-name="ce1">
            <text:p>711</text:p>
          </table:table-cell>
          <table:table-cell office:value-type="float" office:value="3.78" table:style-name="ce1">
            <text:p>3,78</text:p>
          </table:table-cell>
          <table:table-cell office:value-type="float" office:value="85965" table:style-name="ce1">
            <text:p>85965</text:p>
          </table:table-cell>
          <table:table-cell office:value-type="float" office:value="502" table:style-name="ce1">
            <text:p>502</text:p>
          </table:table-cell>
          <table:table-cell office:value-type="float" office:value="0.73" table:style-name="ce1">
            <text:p>0,73</text:p>
          </table:table-cell>
          <table:table-cell office:value-type="float" office:value="12381" table:style-name="ce1">
            <text:p>12381</text:p>
          </table:table-cell>
          <table:table-cell office:value-type="float" office:value="130" table:style-name="ce2">
            <text:p>130</text:p>
          </table:table-cell>
          <table:table-cell office:value-type="float" office:value="0.84" table:style-name="ce1">
            <text:p>0,84</text:p>
          </table:table-cell>
          <table:table-cell office:value-type="float" office:value="14774" table:style-name="ce1">
            <text:p>14774</text:p>
          </table:table-cell>
          <table:table-cell office:value-type="float" office:value="145" table:style-name="ce1">
            <text:p>145</text:p>
          </table:table-cell>
          <table:table-cell office:value-type="float" office:value="21600" table:style-name="ce3">
            <text:p>21600</text:p>
          </table:table-cell>
          <table:table-cell office:value-type="float" office:value="176399029" table:style-name="ce3">
            <text:p>176399029</text:p>
          </table:table-cell>
          <table:table-cell office:value-type="float" office:value="9499464" table:style-name="ce3">
            <text:p>9499464</text:p>
          </table:table-cell>
          <table:table-cell office:value-type="float" office:value="1.55" table:style-name="ce1">
            <text:p>1,55</text:p>
          </table:table-cell>
          <table:table-cell office:value-type="float" office:value="16079" table:style-name="ce1">
            <text:p>16079</text:p>
          </table:table-cell>
          <table:table-cell office:value-type="float" office:value="262" table:style-name="ce1">
            <text:p>262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236598" table:style-name="ce1">
            <text:p>236598</text:p>
          </table:table-cell>
          <table:table-cell office:value-type="float" office:value="491" table:style-name="ce1">
            <text:p>491</text:p>
          </table:table-cell>
          <table:table-cell office:value-type="float" office:value="162.77000000000001" table:style-name="ce1">
            <text:p>162,77</text:p>
          </table:table-cell>
          <table:table-cell office:value-type="float" office:value="9118648" table:style-name="ce1">
            <text:p>9118648</text:p>
          </table:table-cell>
          <table:table-cell office:value-type="float" office:value="73287" table:style-name="ce1">
            <text:p>73287</text:p>
          </table:table-cell>
          <table:table-cell office:value-type="float" office:value="0.65" table:formula="of:=MIN([.$B138];[.$E138];[.$H138];[.$K138];[.$N138];[.$Q138];[.$T138];[.$W138];[.$Z138];[.$AC138];[.$AF138];[.$AI138];[.$AL138];[.$AO138];[.$AR138])" table:style-name="ce1">
            <text:p>0,65</text:p>
          </table:table-cell>
          <table:table-cell office:value-type="float" office:value="10456" table:formula="of:=MIN([.$C138];[.$F138];[.$I138];[.$L138];[.$O138];[.$R138];[.$U138];[.$X138];[.$AA138];[.$AD138];[.$AG138];[.$AJ138];[.$AM138];[.$AP138];[.$AS138])" table:style-name="ce1">
            <text:p>10456</text:p>
          </table:table-cell>
          <table:table-cell office:value-type="float" office:value="130" table:formula="of:=MIN([.$D138];[.$G138];[.$J138];[.$M138];[.$P138];[.$S138];[.$V138];[.$Y138];[.$AB138];[.$AE138];[.$AH138];[.$AK138];[.$AN138];[.$AQ138];[.$AT138])" table:style-name="ce1">
            <text:p>130</text:p>
          </table:table-cell>
          <table:table-cell office:value-type="float" office:value="1.81" table:formula="of:=MEDIAN([.$B138];[.$E138];[.$H138];[.$K138];[.$N138];[.$Q138];[.$T138];[.$W138];[.$Z138];[.$AC138];[.$AF138];[.$AI138];[.$AL138];[.$AO138];[.$AR138])" table:style-name="ce1">
            <text:p>1,81</text:p>
          </table:table-cell>
          <table:table-cell office:value-type="float" office:value="61995" table:formula="of:=MEDIAN([.$C138];[.$F138];[.$I138];[.$L138];[.$O138];[.$R138];[.$U138];[.$X138];[.$AA138];[.$AD138];[.$AG138];[.$AJ138];[.$AM138];[.$AP138];[.$AS138])" table:style-name="ce1">
            <text:p>61995</text:p>
          </table:table-cell>
          <table:table-cell office:value-type="float" office:value="502" table:formula="of:=MEDIAN([.$D138];[.$G138];[.$J138];[.$M138];[.$P138];[.$S138];[.$V138];[.$Y138];[.$AB138];[.$AE138];[.$AH138];[.$AK138];[.$AN138];[.$AQ138];[.$AT138])" table:style-name="ce1">
            <text:p>502</text:p>
          </table:table-cell>
          <table:table-cell office:value-type="float" office:value="21600" table:formula="of:=MAX([.$B138];[.$E138];[.$H138];[.$K138];[.$N138];[.$Q138];[.$T138];[.$W138];[.$Z138];[.$AC138];[.$AF138];[.$AI138];[.$AL138];[.$AO138];[.$AR138])" table:style-name="ce1">
            <text:p>21600</text:p>
          </table:table-cell>
          <table:table-cell office:value-type="float" office:value="176399029" table:formula="of:=MAX([.$C138];[.$F138];[.$I138];[.$L138];[.$O138];[.$R138];[.$U138];[.$X138];[.$AA138];[.$AD138];[.$AG138];[.$AJ138];[.$AM138];[.$AP138];[.$AS138])" table:style-name="ce1">
            <text:p>176399029</text:p>
          </table:table-cell>
          <table:table-cell office:value-type="float" office:value="9499464" table:formula="of:=MAX([.$D138];[.$G138];[.$J138];[.$M138];[.$P138];[.$S138];[.$V138];[.$Y138];[.$AB138];[.$AE138];[.$AH138];[.$AK138];[.$AN138];[.$AQ138];[.$AT138])" table:style-name="ce1">
            <text:p>949946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3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39];[.$E139];[.$H139];[.$K139];[.$N139];[.$Q139];[.$T139];[.$W139];[.$Z139];[.$AC139];[.$AF139];[.$AI139];[.$AL139];[.$AO139];[.$AR139])" table:style-name="ce1">
            <text:p>0</text:p>
          </table:table-cell>
          <table:table-cell office:value-type="float" office:value="0" table:formula="of:=MIN([.$C139];[.$F139];[.$I139];[.$L139];[.$O139];[.$R139];[.$U139];[.$X139];[.$AA139];[.$AD139];[.$AG139];[.$AJ139];[.$AM139];[.$AP139];[.$AS139])" table:style-name="ce1">
            <text:p>0</text:p>
          </table:table-cell>
          <table:table-cell office:value-type="float" office:value="0" table:formula="of:=MIN([.$D139];[.$G139];[.$J139];[.$M139];[.$P139];[.$S139];[.$V139];[.$Y139];[.$AB139];[.$AE139];[.$AH139];[.$AK139];[.$AN139];[.$AQ139];[.$AT139])" table:style-name="ce1">
            <text:p>0</text:p>
          </table:table-cell>
          <table:table-cell office:value-type="float" office:value="0" table:formula="of:=MEDIAN([.$B139];[.$E139];[.$H139];[.$K139];[.$N139];[.$Q139];[.$T139];[.$W139];[.$Z139];[.$AC139];[.$AF139];[.$AI139];[.$AL139];[.$AO139];[.$AR139])" table:style-name="ce1">
            <text:p>0</text:p>
          </table:table-cell>
          <table:table-cell office:value-type="float" office:value="0" table:formula="of:=MEDIAN([.$C139];[.$F139];[.$I139];[.$L139];[.$O139];[.$R139];[.$U139];[.$X139];[.$AA139];[.$AD139];[.$AG139];[.$AJ139];[.$AM139];[.$AP139];[.$AS139])" table:style-name="ce1">
            <text:p>0</text:p>
          </table:table-cell>
          <table:table-cell office:value-type="float" office:value="0" table:formula="of:=MEDIAN([.$D139];[.$G139];[.$J139];[.$M139];[.$P139];[.$S139];[.$V139];[.$Y139];[.$AB139];[.$AE139];[.$AH139];[.$AK139];[.$AN139];[.$AQ139];[.$AT139])" table:style-name="ce1">
            <text:p>0</text:p>
          </table:table-cell>
          <table:table-cell office:value-type="float" office:value="0" table:formula="of:=MAX([.$B139];[.$E139];[.$H139];[.$K139];[.$N139];[.$Q139];[.$T139];[.$W139];[.$Z139];[.$AC139];[.$AF139];[.$AI139];[.$AL139];[.$AO139];[.$AR139])" table:style-name="ce1">
            <text:p>0</text:p>
          </table:table-cell>
          <table:table-cell office:value-type="float" office:value="7" table:formula="of:=MAX([.$C139];[.$F139];[.$I139];[.$L139];[.$O139];[.$R139];[.$U139];[.$X139];[.$AA139];[.$AD139];[.$AG139];[.$AJ139];[.$AM139];[.$AP139];[.$AS139])" table:style-name="ce1">
            <text:p>7</text:p>
          </table:table-cell>
          <table:table-cell office:value-type="float" office:value="0" table:formula="of:=MAX([.$D139];[.$G139];[.$J139];[.$M139];[.$P139];[.$S139];[.$V139];[.$Y139];[.$AB139];[.$AE139];[.$AH139];[.$AK139];[.$AN139];[.$AQ139];[.$AT139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3_a2_c70_h19.lp</text:p>
          </table:table-cell>
          <table:table-cell office:value-type="float" office:value="0.02" table:style-name="ce1">
            <text:p>0,02</text:p>
          </table:table-cell>
          <table:table-cell office:value-type="float" office:value="893" table:style-name="ce1">
            <text:p>893</text:p>
          </table:table-cell>
          <table:table-cell office:value-type="float" office:value="56" table:style-name="ce3">
            <text:p>56</text:p>
          </table:table-cell>
          <table:table-cell office:value-type="float" office:value="0.01" table:style-name="ce1">
            <text:p>0,01</text:p>
          </table:table-cell>
          <table:table-cell office:value-type="float" office:value="122" table:style-name="ce1">
            <text:p>12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2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27" table:style-name="ce1">
            <text:p>127</text:p>
          </table:table-cell>
          <table:table-cell office:value-type="float" office:value="6" table:style-name="ce1">
            <text:p>6</text:p>
          </table:table-cell>
          <table:table-cell office:value-type="float" office:value="0.19" table:style-name="ce1">
            <text:p>0,19</text:p>
          </table:table-cell>
          <table:table-cell office:value-type="float" office:value="6053" table:style-name="ce3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140];[.$E140];[.$H140];[.$K140];[.$N140];[.$Q140];[.$T140];[.$W140];[.$Z140];[.$AC140];[.$AF140];[.$AI140];[.$AL140];[.$AO140];[.$AR140])" table:style-name="ce1">
            <text:p>0</text:p>
          </table:table-cell>
          <table:table-cell office:value-type="float" office:value="30" table:formula="of:=MIN([.$C140];[.$F140];[.$I140];[.$L140];[.$O140];[.$R140];[.$U140];[.$X140];[.$AA140];[.$AD140];[.$AG140];[.$AJ140];[.$AM140];[.$AP140];[.$AS140])" table:style-name="ce1">
            <text:p>30</text:p>
          </table:table-cell>
          <table:table-cell office:value-type="float" office:value="0" table:formula="of:=MIN([.$D140];[.$G140];[.$J140];[.$M140];[.$P140];[.$S140];[.$V140];[.$Y140];[.$AB140];[.$AE140];[.$AH140];[.$AK140];[.$AN140];[.$AQ140];[.$AT140])" table:style-name="ce1">
            <text:p>0</text:p>
          </table:table-cell>
          <table:table-cell office:value-type="float" office:value="0.01" table:formula="of:=MEDIAN([.$B140];[.$E140];[.$H140];[.$K140];[.$N140];[.$Q140];[.$T140];[.$W140];[.$Z140];[.$AC140];[.$AF140];[.$AI140];[.$AL140];[.$AO140];[.$AR140])" table:style-name="ce1">
            <text:p>0,01</text:p>
          </table:table-cell>
          <table:table-cell office:value-type="float" office:value="107" table:formula="of:=MEDIAN([.$C140];[.$F140];[.$I140];[.$L140];[.$O140];[.$R140];[.$U140];[.$X140];[.$AA140];[.$AD140];[.$AG140];[.$AJ140];[.$AM140];[.$AP140];[.$AS140])" table:style-name="ce1">
            <text:p>107</text:p>
          </table:table-cell>
          <table:table-cell office:value-type="float" office:value="6" table:formula="of:=MEDIAN([.$D140];[.$G140];[.$J140];[.$M140];[.$P140];[.$S140];[.$V140];[.$Y140];[.$AB140];[.$AE140];[.$AH140];[.$AK140];[.$AN140];[.$AQ140];[.$AT140])" table:style-name="ce1">
            <text:p>6</text:p>
          </table:table-cell>
          <table:table-cell office:value-type="float" office:value="0.19" table:formula="of:=MAX([.$B140];[.$E140];[.$H140];[.$K140];[.$N140];[.$Q140];[.$T140];[.$W140];[.$Z140];[.$AC140];[.$AF140];[.$AI140];[.$AL140];[.$AO140];[.$AR140])" table:style-name="ce1">
            <text:p>0,19</text:p>
          </table:table-cell>
          <table:table-cell office:value-type="float" office:value="6053" table:formula="of:=MAX([.$C140];[.$F140];[.$I140];[.$L140];[.$O140];[.$R140];[.$U140];[.$X140];[.$AA140];[.$AD140];[.$AG140];[.$AJ140];[.$AM140];[.$AP140];[.$AS140])" table:style-name="ce1">
            <text:p>6053</text:p>
          </table:table-cell>
          <table:table-cell office:value-type="float" office:value="56" table:formula="of:=MAX([.$D140];[.$G140];[.$J140];[.$M140];[.$P140];[.$S140];[.$V140];[.$Y140];[.$AB140];[.$AE140];[.$AH140];[.$AK140];[.$AN140];[.$AQ140];[.$AT140])" table:style-name="ce1">
            <text:p>5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3_a3_c70_h27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829" table:style-name="ce1">
            <text:p>2829</text:p>
          </table:table-cell>
          <table:table-cell office:value-type="float" office:value="124" table:style-name="ce3">
            <text:p>124</text:p>
          </table:table-cell>
          <table:table-cell office:value-type="float" office:value="0.01" table:style-name="ce1">
            <text:p>0,01</text:p>
          </table:table-cell>
          <table:table-cell office:value-type="float" office:value="222" table:style-name="ce1">
            <text:p>22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835" table:style-name="ce1">
            <text:p>183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25" table:style-name="ce1">
            <text:p>125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603" table:style-name="ce1">
            <text:p>603</text:p>
          </table:table-cell>
          <table:table-cell office:value-type="float" office:value="16" table:style-name="ce1">
            <text:p>16</text:p>
          </table:table-cell>
          <table:table-cell office:value-type="float" office:value="0.02" table:style-name="ce1">
            <text:p>0,02</text:p>
          </table:table-cell>
          <table:table-cell office:value-type="float" office:value="2385" table:style-name="ce1">
            <text:p>2385</text:p>
          </table:table-cell>
          <table:table-cell office:value-type="float" office:value="4" table:style-name="ce2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88" table:style-name="ce2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262" table:style-name="ce1">
            <text:p>262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262" table:style-name="ce1">
            <text:p>262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230" table:style-name="ce1">
            <text:p>230</text:p>
          </table:table-cell>
          <table:table-cell office:value-type="float" office:value="32" table:style-name="ce1">
            <text:p>32</text:p>
          </table:table-cell>
          <table:table-cell office:value-type="float" office:value="0.08" table:style-name="ce1">
            <text:p>0,08</text:p>
          </table:table-cell>
          <table:table-cell office:value-type="float" office:value="534" table:style-name="ce1">
            <text:p>534</text:p>
          </table:table-cell>
          <table:table-cell office:value-type="float" office:value="15" table:style-name="ce1">
            <text:p>15</text:p>
          </table:table-cell>
          <table:table-cell office:value-type="float" office:value="0.52" table:style-name="ce1">
            <text:p>0,52</text:p>
          </table:table-cell>
          <table:table-cell office:value-type="float" office:value="13615" table:style-name="ce3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603" table:style-name="ce1">
            <text:p>603</text:p>
          </table:table-cell>
          <table:table-cell office:value-type="float" office:value="16" table:style-name="ce1">
            <text:p>16</text:p>
          </table:table-cell>
          <table:table-cell office:value-type="float" office:value="0.01" table:formula="of:=MIN([.$B141];[.$E141];[.$H141];[.$K141];[.$N141];[.$Q141];[.$T141];[.$W141];[.$Z141];[.$AC141];[.$AF141];[.$AI141];[.$AL141];[.$AO141];[.$AR141])" table:style-name="ce1">
            <text:p>0,01</text:p>
          </table:table-cell>
          <table:table-cell office:value-type="float" office:value="88" table:formula="of:=MIN([.$C141];[.$F141];[.$I141];[.$L141];[.$O141];[.$R141];[.$U141];[.$X141];[.$AA141];[.$AD141];[.$AG141];[.$AJ141];[.$AM141];[.$AP141];[.$AS141])" table:style-name="ce1">
            <text:p>88</text:p>
          </table:table-cell>
          <table:table-cell office:value-type="float" office:value="4" table:formula="of:=MIN([.$D141];[.$G141];[.$J141];[.$M141];[.$P141];[.$S141];[.$V141];[.$Y141];[.$AB141];[.$AE141];[.$AH141];[.$AK141];[.$AN141];[.$AQ141];[.$AT141])" table:style-name="ce1">
            <text:p>4</text:p>
          </table:table-cell>
          <table:table-cell office:value-type="float" office:value="0.03" table:formula="of:=MEDIAN([.$B141];[.$E141];[.$H141];[.$K141];[.$N141];[.$Q141];[.$T141];[.$W141];[.$Z141];[.$AC141];[.$AF141];[.$AI141];[.$AL141];[.$AO141];[.$AR141])" table:style-name="ce1">
            <text:p>0,03</text:p>
          </table:table-cell>
          <table:table-cell office:value-type="float" office:value="534" table:formula="of:=MEDIAN([.$C141];[.$F141];[.$I141];[.$L141];[.$O141];[.$R141];[.$U141];[.$X141];[.$AA141];[.$AD141];[.$AG141];[.$AJ141];[.$AM141];[.$AP141];[.$AS141])" table:style-name="ce1">
            <text:p>534</text:p>
          </table:table-cell>
          <table:table-cell office:value-type="float" office:value="15" table:formula="of:=MEDIAN([.$D141];[.$G141];[.$J141];[.$M141];[.$P141];[.$S141];[.$V141];[.$Y141];[.$AB141];[.$AE141];[.$AH141];[.$AK141];[.$AN141];[.$AQ141];[.$AT141])" table:style-name="ce1">
            <text:p>15</text:p>
          </table:table-cell>
          <table:table-cell office:value-type="float" office:value="0.52" table:formula="of:=MAX([.$B141];[.$E141];[.$H141];[.$K141];[.$N141];[.$Q141];[.$T141];[.$W141];[.$Z141];[.$AC141];[.$AF141];[.$AI141];[.$AL141];[.$AO141];[.$AR141])" table:style-name="ce1">
            <text:p>0,52</text:p>
          </table:table-cell>
          <table:table-cell office:value-type="float" office:value="13615" table:formula="of:=MAX([.$C141];[.$F141];[.$I141];[.$L141];[.$O141];[.$R141];[.$U141];[.$X141];[.$AA141];[.$AD141];[.$AG141];[.$AJ141];[.$AM141];[.$AP141];[.$AS141])" table:style-name="ce1">
            <text:p>13615</text:p>
          </table:table-cell>
          <table:table-cell office:value-type="float" office:value="124" table:formula="of:=MAX([.$D141];[.$G141];[.$J141];[.$M141];[.$P141];[.$S141];[.$V141];[.$Y141];[.$AB141];[.$AE141];[.$AH141];[.$AK141];[.$AN141];[.$AQ141];[.$AT141])" table:style-name="ce1">
            <text:p>12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4_a18_c44_h57.lp</text:p>
          </table:table-cell>
          <table:table-cell office:value-type="float" office:value="51.74" table:style-name="ce1">
            <text:p>51,74</text:p>
          </table:table-cell>
          <table:table-cell office:value-type="float" office:value="2391367" table:style-name="ce1">
            <text:p>2391367</text:p>
          </table:table-cell>
          <table:table-cell office:value-type="float" office:value="17358" table:style-name="ce1">
            <text:p>17358</text:p>
          </table:table-cell>
          <table:table-cell office:value-type="float" office:value="0.27" table:style-name="ce1">
            <text:p>0,27</text:p>
          </table:table-cell>
          <table:table-cell office:value-type="float" office:value="3511" table:style-name="ce1">
            <text:p>3511</text:p>
          </table:table-cell>
          <table:table-cell office:value-type="float" office:value="156" table:style-name="ce1">
            <text:p>156</text:p>
          </table:table-cell>
          <table:table-cell office:value-type="float" office:value="199.7" table:style-name="ce3">
            <text:p>199,7</text:p>
          </table:table-cell>
          <table:table-cell office:value-type="float" office:value="8337560" table:style-name="ce3">
            <text:p>8337560</text:p>
          </table:table-cell>
          <table:table-cell office:value-type="float" office:value="80408" table:style-name="ce3">
            <text:p>80408</text:p>
          </table:table-cell>
          <table:table-cell office:value-type="float" office:value="0.25" table:style-name="ce1">
            <text:p>0,25</text:p>
          </table:table-cell>
          <table:table-cell office:value-type="float" office:value="2402" table:style-name="ce1">
            <text:p>2402</text:p>
          </table:table-cell>
          <table:table-cell office:value-type="float" office:value="103" table:style-name="ce1">
            <text:p>103</text:p>
          </table:table-cell>
          <table:table-cell office:value-type="float" office:value="0.26" table:style-name="ce1">
            <text:p>0,26</text:p>
          </table:table-cell>
          <table:table-cell office:value-type="float" office:value="4116" table:style-name="ce1">
            <text:p>4116</text:p>
          </table:table-cell>
          <table:table-cell office:value-type="float" office:value="199" table:style-name="ce1">
            <text:p>199</text:p>
          </table:table-cell>
          <table:table-cell office:value-type="float" office:value="79.66" table:style-name="ce1">
            <text:p>79,66</text:p>
          </table:table-cell>
          <table:table-cell office:value-type="float" office:value="3130681" table:style-name="ce1">
            <text:p>3130681</text:p>
          </table:table-cell>
          <table:table-cell office:value-type="float" office:value="28660" table:style-name="ce1">
            <text:p>28660</text:p>
          </table:table-cell>
          <table:table-cell office:value-type="float" office:value="1.6" table:style-name="ce1">
            <text:p>1,6</text:p>
          </table:table-cell>
          <table:table-cell office:value-type="float" office:value="14339" table:style-name="ce1">
            <text:p>14339</text:p>
          </table:table-cell>
          <table:table-cell office:value-type="float" office:value="764" table:style-name="ce1">
            <text:p>764</text:p>
          </table:table-cell>
          <table:table-cell office:value-type="float" office:value="0.54" table:style-name="ce1">
            <text:p>0,54</text:p>
          </table:table-cell>
          <table:table-cell office:value-type="float" office:value="4457" table:style-name="ce1">
            <text:p>4457</text:p>
          </table:table-cell>
          <table:table-cell office:value-type="float" office:value="222" table:style-name="ce1">
            <text:p>222</text:p>
          </table:table-cell>
          <table:table-cell office:value-type="float" office:value="0.32" table:style-name="ce1">
            <text:p>0,32</text:p>
          </table:table-cell>
          <table:table-cell office:value-type="float" office:value="4723" table:style-name="ce1">
            <text:p>4723</text:p>
          </table:table-cell>
          <table:table-cell office:value-type="float" office:value="220" table:style-name="ce1">
            <text:p>220</text:p>
          </table:table-cell>
          <table:table-cell office:value-type="float" office:value="0.22" table:style-name="ce1">
            <text:p>0,22</text:p>
          </table:table-cell>
          <table:table-cell office:value-type="float" office:value="3643" table:style-name="ce1">
            <text:p>3643</text:p>
          </table:table-cell>
          <table:table-cell office:value-type="float" office:value="72" table:style-name="ce1">
            <text:p>72</text:p>
          </table:table-cell>
          <table:table-cell office:value-type="float" office:value="0.17" table:style-name="ce2">
            <text:p>0,17</text:p>
          </table:table-cell>
          <table:table-cell office:value-type="float" office:value="2272" table:style-name="ce2">
            <text:p>2272</text:p>
          </table:table-cell>
          <table:table-cell office:value-type="float" office:value="106" table:style-name="ce1">
            <text:p>106</text:p>
          </table:table-cell>
          <table:table-cell office:value-type="float" office:value="0.34" table:style-name="ce1">
            <text:p>0,34</text:p>
          </table:table-cell>
          <table:table-cell office:value-type="float" office:value="2499" table:style-name="ce1">
            <text:p>2499</text:p>
          </table:table-cell>
          <table:table-cell office:value-type="float" office:value="249" table:style-name="ce1">
            <text:p>249</text:p>
          </table:table-cell>
          <table:table-cell office:value-type="float" office:value="90.08" table:style-name="ce1">
            <text:p>90,08</text:p>
          </table:table-cell>
          <table:table-cell office:value-type="float" office:value="3497716" table:style-name="ce1">
            <text:p>3497716</text:p>
          </table:table-cell>
          <table:table-cell office:value-type="float" office:value="22468" table:style-name="ce1">
            <text:p>22468</text:p>
          </table:table-cell>
          <table:table-cell office:value-type="float" office:value="6.73" table:style-name="ce1">
            <text:p>6,73</text:p>
          </table:table-cell>
          <table:table-cell office:value-type="float" office:value="57242" table:style-name="ce1">
            <text:p>57242</text:p>
          </table:table-cell>
          <table:table-cell office:value-type="float" office:value="67" table:style-name="ce2">
            <text:p>67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4401" table:style-name="ce1">
            <text:p>4401</text:p>
          </table:table-cell>
          <table:table-cell office:value-type="float" office:value="198" table:style-name="ce1">
            <text:p>198</text:p>
          </table:table-cell>
          <table:table-cell office:value-type="float" office:value="0.17" table:formula="of:=MIN([.$B142];[.$E142];[.$H142];[.$K142];[.$N142];[.$Q142];[.$T142];[.$W142];[.$Z142];[.$AC142];[.$AF142];[.$AI142];[.$AL142];[.$AO142];[.$AR142])" table:style-name="ce1">
            <text:p>0,17</text:p>
          </table:table-cell>
          <table:table-cell office:value-type="float" office:value="2272" table:formula="of:=MIN([.$C142];[.$F142];[.$I142];[.$L142];[.$O142];[.$R142];[.$U142];[.$X142];[.$AA142];[.$AD142];[.$AG142];[.$AJ142];[.$AM142];[.$AP142];[.$AS142])" table:style-name="ce1">
            <text:p>2272</text:p>
          </table:table-cell>
          <table:table-cell office:value-type="float" office:value="67" table:formula="of:=MIN([.$D142];[.$G142];[.$J142];[.$M142];[.$P142];[.$S142];[.$V142];[.$Y142];[.$AB142];[.$AE142];[.$AH142];[.$AK142];[.$AN142];[.$AQ142];[.$AT142])" table:style-name="ce1">
            <text:p>67</text:p>
          </table:table-cell>
          <table:table-cell office:value-type="float" office:value="0.34" table:formula="of:=MEDIAN([.$B142];[.$E142];[.$H142];[.$K142];[.$N142];[.$Q142];[.$T142];[.$W142];[.$Z142];[.$AC142];[.$AF142];[.$AI142];[.$AL142];[.$AO142];[.$AR142])" table:style-name="ce1">
            <text:p>0,34</text:p>
          </table:table-cell>
          <table:table-cell office:value-type="float" office:value="4457" table:formula="of:=MEDIAN([.$C142];[.$F142];[.$I142];[.$L142];[.$O142];[.$R142];[.$U142];[.$X142];[.$AA142];[.$AD142];[.$AG142];[.$AJ142];[.$AM142];[.$AP142];[.$AS142])" table:style-name="ce1">
            <text:p>4457</text:p>
          </table:table-cell>
          <table:table-cell office:value-type="float" office:value="220" table:formula="of:=MEDIAN([.$D142];[.$G142];[.$J142];[.$M142];[.$P142];[.$S142];[.$V142];[.$Y142];[.$AB142];[.$AE142];[.$AH142];[.$AK142];[.$AN142];[.$AQ142];[.$AT142])" table:style-name="ce1">
            <text:p>220</text:p>
          </table:table-cell>
          <table:table-cell office:value-type="float" office:value="199.7" table:formula="of:=MAX([.$B142];[.$E142];[.$H142];[.$K142];[.$N142];[.$Q142];[.$T142];[.$W142];[.$Z142];[.$AC142];[.$AF142];[.$AI142];[.$AL142];[.$AO142];[.$AR142])" table:style-name="ce1">
            <text:p>199,7</text:p>
          </table:table-cell>
          <table:table-cell office:value-type="float" office:value="8337560" table:formula="of:=MAX([.$C142];[.$F142];[.$I142];[.$L142];[.$O142];[.$R142];[.$U142];[.$X142];[.$AA142];[.$AD142];[.$AG142];[.$AJ142];[.$AM142];[.$AP142];[.$AS142])" table:style-name="ce1">
            <text:p>8337560</text:p>
          </table:table-cell>
          <table:table-cell office:value-type="float" office:value="80408" table:formula="of:=MAX([.$D142];[.$G142];[.$J142];[.$M142];[.$P142];[.$S142];[.$V142];[.$Y142];[.$AB142];[.$AE142];[.$AH142];[.$AK142];[.$AN142];[.$AQ142];[.$AT142])" table:style-name="ce1">
            <text:p>8040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4_a1_c70_h21.lp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0.08" table:style-name="ce1">
            <text:p>0,08</text:p>
          </table:table-cell>
          <table:table-cell office:value-type="float" office:value="2387" table:style-name="ce3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143];[.$E143];[.$H143];[.$K143];[.$N143];[.$Q143];[.$T143];[.$W143];[.$Z143];[.$AC143];[.$AF143];[.$AI143];[.$AL143];[.$AO143];[.$AR143])" table:style-name="ce1">
            <text:p>0</text:p>
          </table:table-cell>
          <table:table-cell office:value-type="float" office:value="6" table:formula="of:=MIN([.$C143];[.$F143];[.$I143];[.$L143];[.$O143];[.$R143];[.$U143];[.$X143];[.$AA143];[.$AD143];[.$AG143];[.$AJ143];[.$AM143];[.$AP143];[.$AS143])" table:style-name="ce1">
            <text:p>6</text:p>
          </table:table-cell>
          <table:table-cell office:value-type="float" office:value="2" table:formula="of:=MIN([.$D143];[.$G143];[.$J143];[.$M143];[.$P143];[.$S143];[.$V143];[.$Y143];[.$AB143];[.$AE143];[.$AH143];[.$AK143];[.$AN143];[.$AQ143];[.$AT143])" table:style-name="ce1">
            <text:p>2</text:p>
          </table:table-cell>
          <table:table-cell office:value-type="float" office:value="0" table:formula="of:=MEDIAN([.$B143];[.$E143];[.$H143];[.$K143];[.$N143];[.$Q143];[.$T143];[.$W143];[.$Z143];[.$AC143];[.$AF143];[.$AI143];[.$AL143];[.$AO143];[.$AR143])" table:style-name="ce1">
            <text:p>0</text:p>
          </table:table-cell>
          <table:table-cell office:value-type="float" office:value="12" table:formula="of:=MEDIAN([.$C143];[.$F143];[.$I143];[.$L143];[.$O143];[.$R143];[.$U143];[.$X143];[.$AA143];[.$AD143];[.$AG143];[.$AJ143];[.$AM143];[.$AP143];[.$AS143])" table:style-name="ce1">
            <text:p>12</text:p>
          </table:table-cell>
          <table:table-cell office:value-type="float" office:value="4" table:formula="of:=MEDIAN([.$D143];[.$G143];[.$J143];[.$M143];[.$P143];[.$S143];[.$V143];[.$Y143];[.$AB143];[.$AE143];[.$AH143];[.$AK143];[.$AN143];[.$AQ143];[.$AT143])" table:style-name="ce1">
            <text:p>4</text:p>
          </table:table-cell>
          <table:table-cell office:value-type="float" office:value="0.08" table:formula="of:=MAX([.$B143];[.$E143];[.$H143];[.$K143];[.$N143];[.$Q143];[.$T143];[.$W143];[.$Z143];[.$AC143];[.$AF143];[.$AI143];[.$AL143];[.$AO143];[.$AR143])" table:style-name="ce1">
            <text:p>0,08</text:p>
          </table:table-cell>
          <table:table-cell office:value-type="float" office:value="2387" table:formula="of:=MAX([.$C143];[.$F143];[.$I143];[.$L143];[.$O143];[.$R143];[.$U143];[.$X143];[.$AA143];[.$AD143];[.$AG143];[.$AJ143];[.$AM143];[.$AP143];[.$AS143])" table:style-name="ce1">
            <text:p>2387</text:p>
          </table:table-cell>
          <table:table-cell office:value-type="float" office:value="6" table:formula="of:=MAX([.$D143];[.$G143];[.$J143];[.$M143];[.$P143];[.$S143];[.$V143];[.$Y143];[.$AB143];[.$AE143];[.$AH143];[.$AK143];[.$AN143];[.$AQ143];[.$AT143])" table:style-name="ce1">
            <text:p>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4_a2_c70_h23.lp</text:p>
          </table:table-cell>
          <table:table-cell office:value-type="float" office:value="0.02" table:style-name="ce1">
            <text:p>0,02</text:p>
          </table:table-cell>
          <table:table-cell office:value-type="float" office:value="1165" table:style-name="ce1">
            <text:p>1165</text:p>
          </table:table-cell>
          <table:table-cell office:value-type="float" office:value="61" table:style-name="ce3">
            <text:p>61</text:p>
          </table:table-cell>
          <table:table-cell office:value-type="float" office:value="0.01" table:style-name="ce1">
            <text:p>0,01</text:p>
          </table:table-cell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54" table:style-name="ce2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90" table:style-name="ce1">
            <text:p>19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03" table:style-name="ce1">
            <text:p>10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03" table:style-name="ce1">
            <text:p>103</text:p>
          </table:table-cell>
          <table:table-cell office:value-type="float" office:value="5" table:style-name="ce1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370" table:style-name="ce1">
            <text:p>370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252" table:style-name="ce1">
            <text:p>252</text:p>
          </table:table-cell>
          <table:table-cell office:value-type="float" office:value="8" table:style-name="ce1">
            <text:p>8</text:p>
          </table:table-cell>
          <table:table-cell office:value-type="float" office:value="0.34" table:style-name="ce1">
            <text:p>0,34</text:p>
          </table:table-cell>
          <table:table-cell office:value-type="float" office:value="14135" table:style-name="ce3">
            <text:p>14135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90" table:style-name="ce1">
            <text:p>190</text:p>
          </table:table-cell>
          <table:table-cell office:value-type="float" office:value="8" table:style-name="ce1">
            <text:p>8</text:p>
          </table:table-cell>
          <table:table-cell office:value-type="float" office:value="0.01" table:formula="of:=MIN([.$B144];[.$E144];[.$H144];[.$K144];[.$N144];[.$Q144];[.$T144];[.$W144];[.$Z144];[.$AC144];[.$AF144];[.$AI144];[.$AL144];[.$AO144];[.$AR144])" table:style-name="ce1">
            <text:p>0,01</text:p>
          </table:table-cell>
          <table:table-cell office:value-type="float" office:value="54" table:formula="of:=MIN([.$C144];[.$F144];[.$I144];[.$L144];[.$O144];[.$R144];[.$U144];[.$X144];[.$AA144];[.$AD144];[.$AG144];[.$AJ144];[.$AM144];[.$AP144];[.$AS144])" table:style-name="ce1">
            <text:p>54</text:p>
          </table:table-cell>
          <table:table-cell office:value-type="float" office:value="2" table:formula="of:=MIN([.$D144];[.$G144];[.$J144];[.$M144];[.$P144];[.$S144];[.$V144];[.$Y144];[.$AB144];[.$AE144];[.$AH144];[.$AK144];[.$AN144];[.$AQ144];[.$AT144])" table:style-name="ce1">
            <text:p>2</text:p>
          </table:table-cell>
          <table:table-cell office:value-type="float" office:value="0.01" table:formula="of:=MEDIAN([.$B144];[.$E144];[.$H144];[.$K144];[.$N144];[.$Q144];[.$T144];[.$W144];[.$Z144];[.$AC144];[.$AF144];[.$AI144];[.$AL144];[.$AO144];[.$AR144])" table:style-name="ce1">
            <text:p>0,01</text:p>
          </table:table-cell>
          <table:table-cell office:value-type="float" office:value="190" table:formula="of:=MEDIAN([.$C144];[.$F144];[.$I144];[.$L144];[.$O144];[.$R144];[.$U144];[.$X144];[.$AA144];[.$AD144];[.$AG144];[.$AJ144];[.$AM144];[.$AP144];[.$AS144])" table:style-name="ce1">
            <text:p>190</text:p>
          </table:table-cell>
          <table:table-cell office:value-type="float" office:value="6" table:formula="of:=MEDIAN([.$D144];[.$G144];[.$J144];[.$M144];[.$P144];[.$S144];[.$V144];[.$Y144];[.$AB144];[.$AE144];[.$AH144];[.$AK144];[.$AN144];[.$AQ144];[.$AT144])" table:style-name="ce1">
            <text:p>6</text:p>
          </table:table-cell>
          <table:table-cell office:value-type="float" office:value="0.34" table:formula="of:=MAX([.$B144];[.$E144];[.$H144];[.$K144];[.$N144];[.$Q144];[.$T144];[.$W144];[.$Z144];[.$AC144];[.$AF144];[.$AI144];[.$AL144];[.$AO144];[.$AR144])" table:style-name="ce1">
            <text:p>0,34</text:p>
          </table:table-cell>
          <table:table-cell office:value-type="float" office:value="14135" table:formula="of:=MAX([.$C144];[.$F144];[.$I144];[.$L144];[.$O144];[.$R144];[.$U144];[.$X144];[.$AA144];[.$AD144];[.$AG144];[.$AJ144];[.$AM144];[.$AP144];[.$AS144])" table:style-name="ce1">
            <text:p>14135</text:p>
          </table:table-cell>
          <table:table-cell office:value-type="float" office:value="61" table:formula="of:=MAX([.$D144];[.$G144];[.$J144];[.$M144];[.$P144];[.$S144];[.$V144];[.$Y144];[.$AB144];[.$AE144];[.$AH144];[.$AK144];[.$AN144];[.$AQ144];[.$AT144])" table:style-name="ce1">
            <text:p>6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4_a3_c70_h6.lp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2148" table:style-name="ce3">
            <text:p>21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45];[.$E145];[.$H145];[.$K145];[.$N145];[.$Q145];[.$T145];[.$W145];[.$Z145];[.$AC145];[.$AF145];[.$AI145];[.$AL145];[.$AO145];[.$AR145])" table:style-name="ce1">
            <text:p>0</text:p>
          </table:table-cell>
          <table:table-cell office:value-type="float" office:value="9" table:formula="of:=MIN([.$C145];[.$F145];[.$I145];[.$L145];[.$O145];[.$R145];[.$U145];[.$X145];[.$AA145];[.$AD145];[.$AG145];[.$AJ145];[.$AM145];[.$AP145];[.$AS145])" table:style-name="ce1">
            <text:p>9</text:p>
          </table:table-cell>
          <table:table-cell office:value-type="float" office:value="0" table:formula="of:=MIN([.$D145];[.$G145];[.$J145];[.$M145];[.$P145];[.$S145];[.$V145];[.$Y145];[.$AB145];[.$AE145];[.$AH145];[.$AK145];[.$AN145];[.$AQ145];[.$AT145])" table:style-name="ce1">
            <text:p>0</text:p>
          </table:table-cell>
          <table:table-cell office:value-type="float" office:value="0" table:formula="of:=MEDIAN([.$B145];[.$E145];[.$H145];[.$K145];[.$N145];[.$Q145];[.$T145];[.$W145];[.$Z145];[.$AC145];[.$AF145];[.$AI145];[.$AL145];[.$AO145];[.$AR145])" table:style-name="ce1">
            <text:p>0</text:p>
          </table:table-cell>
          <table:table-cell office:value-type="float" office:value="11" table:formula="of:=MEDIAN([.$C145];[.$F145];[.$I145];[.$L145];[.$O145];[.$R145];[.$U145];[.$X145];[.$AA145];[.$AD145];[.$AG145];[.$AJ145];[.$AM145];[.$AP145];[.$AS145])" table:style-name="ce1">
            <text:p>11</text:p>
          </table:table-cell>
          <table:table-cell office:value-type="float" office:value="0" table:formula="of:=MEDIAN([.$D145];[.$G145];[.$J145];[.$M145];[.$P145];[.$S145];[.$V145];[.$Y145];[.$AB145];[.$AE145];[.$AH145];[.$AK145];[.$AN145];[.$AQ145];[.$AT145])" table:style-name="ce1">
            <text:p>0</text:p>
          </table:table-cell>
          <table:table-cell office:value-type="float" office:value="0.03" table:formula="of:=MAX([.$B145];[.$E145];[.$H145];[.$K145];[.$N145];[.$Q145];[.$T145];[.$W145];[.$Z145];[.$AC145];[.$AF145];[.$AI145];[.$AL145];[.$AO145];[.$AR145])" table:style-name="ce1">
            <text:p>0,03</text:p>
          </table:table-cell>
          <table:table-cell office:value-type="float" office:value="2148" table:formula="of:=MAX([.$C145];[.$F145];[.$I145];[.$L145];[.$O145];[.$R145];[.$U145];[.$X145];[.$AA145];[.$AD145];[.$AG145];[.$AJ145];[.$AM145];[.$AP145];[.$AS145])" table:style-name="ce1">
            <text:p>2148</text:p>
          </table:table-cell>
          <table:table-cell office:value-type="float" office:value="11" table:formula="of:=MAX([.$D145];[.$G145];[.$J145];[.$M145];[.$P145];[.$S145];[.$V145];[.$Y145];[.$AB145];[.$AE145];[.$AH145];[.$AK145];[.$AN145];[.$AQ145];[.$AT145])" table:style-name="ce1">
            <text:p>1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5_a1_c70_h12.lp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,06</text:p>
          </table:table-cell>
          <table:table-cell office:value-type="float" office:value="2055" table:style-name="ce3">
            <text:p>205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46];[.$E146];[.$H146];[.$K146];[.$N146];[.$Q146];[.$T146];[.$W146];[.$Z146];[.$AC146];[.$AF146];[.$AI146];[.$AL146];[.$AO146];[.$AR146])" table:style-name="ce1">
            <text:p>0</text:p>
          </table:table-cell>
          <table:table-cell office:value-type="float" office:value="4" table:formula="of:=MIN([.$C146];[.$F146];[.$I146];[.$L146];[.$O146];[.$R146];[.$U146];[.$X146];[.$AA146];[.$AD146];[.$AG146];[.$AJ146];[.$AM146];[.$AP146];[.$AS146])" table:style-name="ce1">
            <text:p>4</text:p>
          </table:table-cell>
          <table:table-cell office:value-type="float" office:value="1" table:formula="of:=MIN([.$D146];[.$G146];[.$J146];[.$M146];[.$P146];[.$S146];[.$V146];[.$Y146];[.$AB146];[.$AE146];[.$AH146];[.$AK146];[.$AN146];[.$AQ146];[.$AT146])" table:style-name="ce1">
            <text:p>1</text:p>
          </table:table-cell>
          <table:table-cell office:value-type="float" office:value="0" table:formula="of:=MEDIAN([.$B146];[.$E146];[.$H146];[.$K146];[.$N146];[.$Q146];[.$T146];[.$W146];[.$Z146];[.$AC146];[.$AF146];[.$AI146];[.$AL146];[.$AO146];[.$AR146])" table:style-name="ce1">
            <text:p>0</text:p>
          </table:table-cell>
          <table:table-cell office:value-type="float" office:value="6" table:formula="of:=MEDIAN([.$C146];[.$F146];[.$I146];[.$L146];[.$O146];[.$R146];[.$U146];[.$X146];[.$AA146];[.$AD146];[.$AG146];[.$AJ146];[.$AM146];[.$AP146];[.$AS146])" table:style-name="ce1">
            <text:p>6</text:p>
          </table:table-cell>
          <table:table-cell office:value-type="float" office:value="2" table:formula="of:=MEDIAN([.$D146];[.$G146];[.$J146];[.$M146];[.$P146];[.$S146];[.$V146];[.$Y146];[.$AB146];[.$AE146];[.$AH146];[.$AK146];[.$AN146];[.$AQ146];[.$AT146])" table:style-name="ce1">
            <text:p>2</text:p>
          </table:table-cell>
          <table:table-cell office:value-type="float" office:value="0.06" table:formula="of:=MAX([.$B146];[.$E146];[.$H146];[.$K146];[.$N146];[.$Q146];[.$T146];[.$W146];[.$Z146];[.$AC146];[.$AF146];[.$AI146];[.$AL146];[.$AO146];[.$AR146])" table:style-name="ce1">
            <text:p>0,06</text:p>
          </table:table-cell>
          <table:table-cell office:value-type="float" office:value="2055" table:formula="of:=MAX([.$C146];[.$F146];[.$I146];[.$L146];[.$O146];[.$R146];[.$U146];[.$X146];[.$AA146];[.$AD146];[.$AG146];[.$AJ146];[.$AM146];[.$AP146];[.$AS146])" table:style-name="ce1">
            <text:p>2055</text:p>
          </table:table-cell>
          <table:table-cell office:value-type="float" office:value="4" table:formula="of:=MAX([.$D146];[.$G146];[.$J146];[.$M146];[.$P146];[.$S146];[.$V146];[.$Y146];[.$AB146];[.$AE146];[.$AH146];[.$AK146];[.$AN146];[.$AQ146];[.$AT146])" table:style-name="ce1">
            <text:p>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5_a20_c45_h78.lp</text:p>
          </table:table-cell>
          <table:table-cell office:value-type="float" office:value="13.64" table:style-name="ce1">
            <text:p>13,64</text:p>
          </table:table-cell>
          <table:table-cell office:value-type="float" office:value="1056213" table:style-name="ce3">
            <text:p>1056213</text:p>
          </table:table-cell>
          <table:table-cell office:value-type="float" office:value="363" table:style-name="ce1">
            <text:p>363</text:p>
          </table:table-cell>
          <table:table-cell office:value-type="float" office:value="0.49" table:style-name="ce1">
            <text:p>0,49</text:p>
          </table:table-cell>
          <table:table-cell office:value-type="float" office:value="7197" table:style-name="ce1">
            <text:p>7197</text:p>
          </table:table-cell>
          <table:table-cell office:value-type="float" office:value="64" table:style-name="ce2">
            <text:p>64</text:p>
          </table:table-cell>
          <table:table-cell office:value-type="float" office:value="1.78" table:style-name="ce1">
            <text:p>1,78</text:p>
          </table:table-cell>
          <table:table-cell office:value-type="float" office:value="124155" table:style-name="ce1">
            <text:p>124155</text:p>
          </table:table-cell>
          <table:table-cell office:value-type="float" office:value="86" table:style-name="ce1">
            <text:p>86</text:p>
          </table:table-cell>
          <table:table-cell office:value-type="float" office:value="0.47" table:style-name="ce2">
            <text:p>0,47</text:p>
          </table:table-cell>
          <table:table-cell office:value-type="float" office:value="4213" table:style-name="ce2">
            <text:p>4213</text:p>
          </table:table-cell>
          <table:table-cell office:value-type="float" office:value="111" table:style-name="ce1">
            <text:p>111</text:p>
          </table:table-cell>
          <table:table-cell office:value-type="float" office:value="0.71" table:style-name="ce1">
            <text:p>0,71</text:p>
          </table:table-cell>
          <table:table-cell office:value-type="float" office:value="9605" table:style-name="ce1">
            <text:p>9605</text:p>
          </table:table-cell>
          <table:table-cell office:value-type="float" office:value="116" table:style-name="ce1">
            <text:p>116</text:p>
          </table:table-cell>
          <table:table-cell office:value-type="float" office:value="0.71" table:style-name="ce1">
            <text:p>0,71</text:p>
          </table:table-cell>
          <table:table-cell office:value-type="float" office:value="43687" table:style-name="ce1">
            <text:p>43687</text:p>
          </table:table-cell>
          <table:table-cell office:value-type="float" office:value="273" table:style-name="ce1">
            <text:p>273</text:p>
          </table:table-cell>
          <table:table-cell office:value-type="float" office:value="7.4" table:style-name="ce1">
            <text:p>7,4</text:p>
          </table:table-cell>
          <table:table-cell office:value-type="float" office:value="58935" table:style-name="ce1">
            <text:p>58935</text:p>
          </table:table-cell>
          <table:table-cell office:value-type="float" office:value="1067" table:style-name="ce1">
            <text:p>1067</text:p>
          </table:table-cell>
          <table:table-cell office:value-type="float" office:value="10.49" table:style-name="ce1">
            <text:p>10,49</text:p>
          </table:table-cell>
          <table:table-cell office:value-type="float" office:value="77779" table:style-name="ce1">
            <text:p>77779</text:p>
          </table:table-cell>
          <table:table-cell office:value-type="float" office:value="1396" table:style-name="ce1">
            <text:p>1396</text:p>
          </table:table-cell>
          <table:table-cell office:value-type="float" office:value="0.95" table:style-name="ce1">
            <text:p>0,95</text:p>
          </table:table-cell>
          <table:table-cell office:value-type="float" office:value="13833" table:style-name="ce1">
            <text:p>13833</text:p>
          </table:table-cell>
          <table:table-cell office:value-type="float" office:value="117" table:style-name="ce1">
            <text:p>117</text:p>
          </table:table-cell>
          <table:table-cell office:value-type="float" office:value="1.38" table:style-name="ce1">
            <text:p>1,38</text:p>
          </table:table-cell>
          <table:table-cell office:value-type="float" office:value="17101" table:style-name="ce1">
            <text:p>17101</text:p>
          </table:table-cell>
          <table:table-cell office:value-type="float" office:value="98" table:style-name="ce1">
            <text:p>98</text:p>
          </table:table-cell>
          <table:table-cell office:value-type="float" office:value="1.46" table:style-name="ce1">
            <text:p>1,46</text:p>
          </table:table-cell>
          <table:table-cell office:value-type="float" office:value="17654" table:style-name="ce1">
            <text:p>17654</text:p>
          </table:table-cell>
          <table:table-cell office:value-type="float" office:value="99" table:style-name="ce1">
            <text:p>99</text:p>
          </table:table-cell>
          <table:table-cell office:value-type="float" office:value="18.8" table:style-name="ce1">
            <text:p>18,8</text:p>
          </table:table-cell>
          <table:table-cell office:value-type="float" office:value="172597" table:style-name="ce1">
            <text:p>172597</text:p>
          </table:table-cell>
          <table:table-cell office:value-type="float" office:value="4802" table:style-name="ce3">
            <text:p>4802</text:p>
          </table:table-cell>
          <table:table-cell office:value-type="float" office:value="2.1" table:style-name="ce1">
            <text:p>2,1</text:p>
          </table:table-cell>
          <table:table-cell office:value-type="float" office:value="22216" table:style-name="ce1">
            <text:p>22216</text:p>
          </table:table-cell>
          <table:table-cell office:value-type="float" office:value="111" table:style-name="ce1">
            <text:p>111</text:p>
          </table:table-cell>
          <table:table-cell office:value-type="float" office:value="42.54" table:style-name="ce3">
            <text:p>42,54</text:p>
          </table:table-cell>
          <table:table-cell office:value-type="float" office:value="570327" table:style-name="ce1">
            <text:p>570327</text:p>
          </table:table-cell>
          <table:table-cell office:value-type="float" office:value="3691" table:style-name="ce1">
            <text:p>3691</text:p>
          </table:table-cell>
          <table:table-cell office:value-type="float" office:value="0.69" table:style-name="ce1">
            <text:p>0,69</text:p>
          </table:table-cell>
          <table:table-cell office:value-type="float" office:value="10016" table:style-name="ce1">
            <text:p>10016</text:p>
          </table:table-cell>
          <table:table-cell office:value-type="float" office:value="107" table:style-name="ce1">
            <text:p>107</text:p>
          </table:table-cell>
          <table:table-cell office:value-type="float" office:value="0.47" table:formula="of:=MIN([.$B147];[.$E147];[.$H147];[.$K147];[.$N147];[.$Q147];[.$T147];[.$W147];[.$Z147];[.$AC147];[.$AF147];[.$AI147];[.$AL147];[.$AO147];[.$AR147])" table:style-name="ce1">
            <text:p>0,47</text:p>
          </table:table-cell>
          <table:table-cell office:value-type="float" office:value="4213" table:formula="of:=MIN([.$C147];[.$F147];[.$I147];[.$L147];[.$O147];[.$R147];[.$U147];[.$X147];[.$AA147];[.$AD147];[.$AG147];[.$AJ147];[.$AM147];[.$AP147];[.$AS147])" table:style-name="ce1">
            <text:p>4213</text:p>
          </table:table-cell>
          <table:table-cell office:value-type="float" office:value="64" table:formula="of:=MIN([.$D147];[.$G147];[.$J147];[.$M147];[.$P147];[.$S147];[.$V147];[.$Y147];[.$AB147];[.$AE147];[.$AH147];[.$AK147];[.$AN147];[.$AQ147];[.$AT147])" table:style-name="ce1">
            <text:p>64</text:p>
          </table:table-cell>
          <table:table-cell office:value-type="float" office:value="1.46" table:formula="of:=MEDIAN([.$B147];[.$E147];[.$H147];[.$K147];[.$N147];[.$Q147];[.$T147];[.$W147];[.$Z147];[.$AC147];[.$AF147];[.$AI147];[.$AL147];[.$AO147];[.$AR147])" table:style-name="ce1">
            <text:p>1,46</text:p>
          </table:table-cell>
          <table:table-cell office:value-type="float" office:value="22216" table:formula="of:=MEDIAN([.$C147];[.$F147];[.$I147];[.$L147];[.$O147];[.$R147];[.$U147];[.$X147];[.$AA147];[.$AD147];[.$AG147];[.$AJ147];[.$AM147];[.$AP147];[.$AS147])" table:style-name="ce1">
            <text:p>22216</text:p>
          </table:table-cell>
          <table:table-cell office:value-type="float" office:value="116" table:formula="of:=MEDIAN([.$D147];[.$G147];[.$J147];[.$M147];[.$P147];[.$S147];[.$V147];[.$Y147];[.$AB147];[.$AE147];[.$AH147];[.$AK147];[.$AN147];[.$AQ147];[.$AT147])" table:style-name="ce1">
            <text:p>116</text:p>
          </table:table-cell>
          <table:table-cell office:value-type="float" office:value="42.54" table:formula="of:=MAX([.$B147];[.$E147];[.$H147];[.$K147];[.$N147];[.$Q147];[.$T147];[.$W147];[.$Z147];[.$AC147];[.$AF147];[.$AI147];[.$AL147];[.$AO147];[.$AR147])" table:style-name="ce1">
            <text:p>42,54</text:p>
          </table:table-cell>
          <table:table-cell office:value-type="float" office:value="1056213" table:formula="of:=MAX([.$C147];[.$F147];[.$I147];[.$L147];[.$O147];[.$R147];[.$U147];[.$X147];[.$AA147];[.$AD147];[.$AG147];[.$AJ147];[.$AM147];[.$AP147];[.$AS147])" table:style-name="ce1">
            <text:p>1056213</text:p>
          </table:table-cell>
          <table:table-cell office:value-type="float" office:value="4802" table:formula="of:=MAX([.$D147];[.$G147];[.$J147];[.$M147];[.$P147];[.$S147];[.$V147];[.$Y147];[.$AB147];[.$AE147];[.$AH147];[.$AK147];[.$AN147];[.$AQ147];[.$AT147])" table:style-name="ce1">
            <text:p>480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5_a2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48];[.$E148];[.$H148];[.$K148];[.$N148];[.$Q148];[.$T148];[.$W148];[.$Z148];[.$AC148];[.$AF148];[.$AI148];[.$AL148];[.$AO148];[.$AR148])" table:style-name="ce1">
            <text:p>0</text:p>
          </table:table-cell>
          <table:table-cell office:value-type="float" office:value="0" table:formula="of:=MIN([.$C148];[.$F148];[.$I148];[.$L148];[.$O148];[.$R148];[.$U148];[.$X148];[.$AA148];[.$AD148];[.$AG148];[.$AJ148];[.$AM148];[.$AP148];[.$AS148])" table:style-name="ce1">
            <text:p>0</text:p>
          </table:table-cell>
          <table:table-cell office:value-type="float" office:value="0" table:formula="of:=MIN([.$D148];[.$G148];[.$J148];[.$M148];[.$P148];[.$S148];[.$V148];[.$Y148];[.$AB148];[.$AE148];[.$AH148];[.$AK148];[.$AN148];[.$AQ148];[.$AT148])" table:style-name="ce1">
            <text:p>0</text:p>
          </table:table-cell>
          <table:table-cell office:value-type="float" office:value="0" table:formula="of:=MEDIAN([.$B148];[.$E148];[.$H148];[.$K148];[.$N148];[.$Q148];[.$T148];[.$W148];[.$Z148];[.$AC148];[.$AF148];[.$AI148];[.$AL148];[.$AO148];[.$AR148])" table:style-name="ce1">
            <text:p>0</text:p>
          </table:table-cell>
          <table:table-cell office:value-type="float" office:value="0" table:formula="of:=MEDIAN([.$C148];[.$F148];[.$I148];[.$L148];[.$O148];[.$R148];[.$U148];[.$X148];[.$AA148];[.$AD148];[.$AG148];[.$AJ148];[.$AM148];[.$AP148];[.$AS148])" table:style-name="ce1">
            <text:p>0</text:p>
          </table:table-cell>
          <table:table-cell office:value-type="float" office:value="0" table:formula="of:=MEDIAN([.$D148];[.$G148];[.$J148];[.$M148];[.$P148];[.$S148];[.$V148];[.$Y148];[.$AB148];[.$AE148];[.$AH148];[.$AK148];[.$AN148];[.$AQ148];[.$AT148])" table:style-name="ce1">
            <text:p>0</text:p>
          </table:table-cell>
          <table:table-cell office:value-type="float" office:value="0" table:formula="of:=MAX([.$B148];[.$E148];[.$H148];[.$K148];[.$N148];[.$Q148];[.$T148];[.$W148];[.$Z148];[.$AC148];[.$AF148];[.$AI148];[.$AL148];[.$AO148];[.$AR148])" table:style-name="ce1">
            <text:p>0</text:p>
          </table:table-cell>
          <table:table-cell office:value-type="float" office:value="10" table:formula="of:=MAX([.$C148];[.$F148];[.$I148];[.$L148];[.$O148];[.$R148];[.$U148];[.$X148];[.$AA148];[.$AD148];[.$AG148];[.$AJ148];[.$AM148];[.$AP148];[.$AS148])" table:style-name="ce1">
            <text:p>10</text:p>
          </table:table-cell>
          <table:table-cell office:value-type="float" office:value="0" table:formula="of:=MAX([.$D148];[.$G148];[.$J148];[.$M148];[.$P148];[.$S148];[.$V148];[.$Y148];[.$AB148];[.$AE148];[.$AH148];[.$AK148];[.$AN148];[.$AQ148];[.$AT148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5_a3_c70_h17.lp</text:p>
          </table:table-cell>
          <table:table-cell office:value-type="float" office:value="0.03" table:style-name="ce1">
            <text:p>0,03</text:p>
          </table:table-cell>
          <table:table-cell office:value-type="float" office:value="1279" table:style-name="ce1">
            <text:p>1279</text:p>
          </table:table-cell>
          <table:table-cell office:value-type="float" office:value="86" table:style-name="ce3">
            <text:p>86</text:p>
          </table:table-cell>
          <table:table-cell office:value-type="float" office:value="0.01" table:style-name="ce1">
            <text:p>0,01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15" table:style-name="ce1">
            <text:p>215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46" table:style-name="ce1">
            <text:p>746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2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152" table:style-name="ce1">
            <text:p>152</text:p>
          </table:table-cell>
          <table:table-cell office:value-type="float" office:value="7" table:style-name="ce1">
            <text:p>7</text:p>
          </table:table-cell>
          <table:table-cell office:value-type="float" office:value="0.54" table:style-name="ce1">
            <text:p>0,54</text:p>
          </table:table-cell>
          <table:table-cell office:value-type="float" office:value="18723" table:style-name="ce3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149];[.$E149];[.$H149];[.$K149];[.$N149];[.$Q149];[.$T149];[.$W149];[.$Z149];[.$AC149];[.$AF149];[.$AI149];[.$AL149];[.$AO149];[.$AR149])" table:style-name="ce1">
            <text:p>0,01</text:p>
          </table:table-cell>
          <table:table-cell office:value-type="float" office:value="58" table:formula="of:=MIN([.$C149];[.$F149];[.$I149];[.$L149];[.$O149];[.$R149];[.$U149];[.$X149];[.$AA149];[.$AD149];[.$AG149];[.$AJ149];[.$AM149];[.$AP149];[.$AS149])" table:style-name="ce1">
            <text:p>58</text:p>
          </table:table-cell>
          <table:table-cell office:value-type="float" office:value="1" table:formula="of:=MIN([.$D149];[.$G149];[.$J149];[.$M149];[.$P149];[.$S149];[.$V149];[.$Y149];[.$AB149];[.$AE149];[.$AH149];[.$AK149];[.$AN149];[.$AQ149];[.$AT149])" table:style-name="ce1">
            <text:p>1</text:p>
          </table:table-cell>
          <table:table-cell office:value-type="float" office:value="0.01" table:formula="of:=MEDIAN([.$B149];[.$E149];[.$H149];[.$K149];[.$N149];[.$Q149];[.$T149];[.$W149];[.$Z149];[.$AC149];[.$AF149];[.$AI149];[.$AL149];[.$AO149];[.$AR149])" table:style-name="ce1">
            <text:p>0,01</text:p>
          </table:table-cell>
          <table:table-cell office:value-type="float" office:value="96" table:formula="of:=MEDIAN([.$C149];[.$F149];[.$I149];[.$L149];[.$O149];[.$R149];[.$U149];[.$X149];[.$AA149];[.$AD149];[.$AG149];[.$AJ149];[.$AM149];[.$AP149];[.$AS149])" table:style-name="ce1">
            <text:p>96</text:p>
          </table:table-cell>
          <table:table-cell office:value-type="float" office:value="7" table:formula="of:=MEDIAN([.$D149];[.$G149];[.$J149];[.$M149];[.$P149];[.$S149];[.$V149];[.$Y149];[.$AB149];[.$AE149];[.$AH149];[.$AK149];[.$AN149];[.$AQ149];[.$AT149])" table:style-name="ce1">
            <text:p>7</text:p>
          </table:table-cell>
          <table:table-cell office:value-type="float" office:value="0.54" table:formula="of:=MAX([.$B149];[.$E149];[.$H149];[.$K149];[.$N149];[.$Q149];[.$T149];[.$W149];[.$Z149];[.$AC149];[.$AF149];[.$AI149];[.$AL149];[.$AO149];[.$AR149])" table:style-name="ce1">
            <text:p>0,54</text:p>
          </table:table-cell>
          <table:table-cell office:value-type="float" office:value="18723" table:formula="of:=MAX([.$C149];[.$F149];[.$I149];[.$L149];[.$O149];[.$R149];[.$U149];[.$X149];[.$AA149];[.$AD149];[.$AG149];[.$AJ149];[.$AM149];[.$AP149];[.$AS149])" table:style-name="ce1">
            <text:p>18723</text:p>
          </table:table-cell>
          <table:table-cell office:value-type="float" office:value="86" table:formula="of:=MAX([.$D149];[.$G149];[.$J149];[.$M149];[.$P149];[.$S149];[.$V149];[.$Y149];[.$AB149];[.$AE149];[.$AH149];[.$AK149];[.$AN149];[.$AQ149];[.$AT149])" table:style-name="ce1">
            <text:p>8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6_a1_c70_h17.lp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3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38" table:style-name="ce3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150];[.$E150];[.$H150];[.$K150];[.$N150];[.$Q150];[.$T150];[.$W150];[.$Z150];[.$AC150];[.$AF150];[.$AI150];[.$AL150];[.$AO150];[.$AR150])" table:style-name="ce1">
            <text:p>0</text:p>
          </table:table-cell>
          <table:table-cell office:value-type="float" office:value="7" table:formula="of:=MIN([.$C150];[.$F150];[.$I150];[.$L150];[.$O150];[.$R150];[.$U150];[.$X150];[.$AA150];[.$AD150];[.$AG150];[.$AJ150];[.$AM150];[.$AP150];[.$AS150])" table:style-name="ce1">
            <text:p>7</text:p>
          </table:table-cell>
          <table:table-cell office:value-type="float" office:value="2" table:formula="of:=MIN([.$D150];[.$G150];[.$J150];[.$M150];[.$P150];[.$S150];[.$V150];[.$Y150];[.$AB150];[.$AE150];[.$AH150];[.$AK150];[.$AN150];[.$AQ150];[.$AT150])" table:style-name="ce1">
            <text:p>2</text:p>
          </table:table-cell>
          <table:table-cell office:value-type="float" office:value="0" table:formula="of:=MEDIAN([.$B150];[.$E150];[.$H150];[.$K150];[.$N150];[.$Q150];[.$T150];[.$W150];[.$Z150];[.$AC150];[.$AF150];[.$AI150];[.$AL150];[.$AO150];[.$AR150])" table:style-name="ce1">
            <text:p>0</text:p>
          </table:table-cell>
          <table:table-cell office:value-type="float" office:value="13" table:formula="of:=MEDIAN([.$C150];[.$F150];[.$I150];[.$L150];[.$O150];[.$R150];[.$U150];[.$X150];[.$AA150];[.$AD150];[.$AG150];[.$AJ150];[.$AM150];[.$AP150];[.$AS150])" table:style-name="ce1">
            <text:p>13</text:p>
          </table:table-cell>
          <table:table-cell office:value-type="float" office:value="3" table:formula="of:=MEDIAN([.$D150];[.$G150];[.$J150];[.$M150];[.$P150];[.$S150];[.$V150];[.$Y150];[.$AB150];[.$AE150];[.$AH150];[.$AK150];[.$AN150];[.$AQ150];[.$AT150])" table:style-name="ce1">
            <text:p>3</text:p>
          </table:table-cell>
          <table:table-cell office:value-type="float" office:value="7.0000000000000007E-2" table:formula="of:=MAX([.$B150];[.$E150];[.$H150];[.$K150];[.$N150];[.$Q150];[.$T150];[.$W150];[.$Z150];[.$AC150];[.$AF150];[.$AI150];[.$AL150];[.$AO150];[.$AR150])" table:style-name="ce1">
            <text:p>0,07</text:p>
          </table:table-cell>
          <table:table-cell office:value-type="float" office:value="2438" table:formula="of:=MAX([.$C150];[.$F150];[.$I150];[.$L150];[.$O150];[.$R150];[.$U150];[.$X150];[.$AA150];[.$AD150];[.$AG150];[.$AJ150];[.$AM150];[.$AP150];[.$AS150])" table:style-name="ce1">
            <text:p>2438</text:p>
          </table:table-cell>
          <table:table-cell office:value-type="float" office:value="7" table:formula="of:=MAX([.$D150];[.$G150];[.$J150];[.$M150];[.$P150];[.$S150];[.$V150];[.$Y150];[.$AB150];[.$AE150];[.$AH150];[.$AK150];[.$AN150];[.$AQ150];[.$AT150])" table:style-name="ce1">
            <text:p>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6_a2_c70_h35.lp</text:p>
          </table:table-cell>
          <table:table-cell office:value-type="float" office:value="0.06" table:style-name="ce1">
            <text:p>0,06</text:p>
          </table:table-cell>
          <table:table-cell office:value-type="float" office:value="1672" table:style-name="ce1">
            <text:p>1672</text:p>
          </table:table-cell>
          <table:table-cell office:value-type="float" office:value="96" table:style-name="ce3">
            <text:p>96</text:p>
          </table:table-cell>
          <table:table-cell office:value-type="float" office:value="0.03" table:style-name="ce1">
            <text:p>0,03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2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615" table:style-name="ce1">
            <text:p>615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51" table:style-name="ce2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538" table:style-name="ce1">
            <text:p>538</text:p>
          </table:table-cell>
          <table:table-cell office:value-type="float" office:value="19" table:style-name="ce1">
            <text:p>19</text:p>
          </table:table-cell>
          <table:table-cell office:value-type="float" office:value="0.02" table:style-name="ce1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7" table:style-name="ce1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19" table:style-name="ce1">
            <text:p>19</text:p>
          </table:table-cell>
          <table:table-cell office:value-type="float" office:value="0.08" table:style-name="ce1">
            <text:p>0,08</text:p>
          </table:table-cell>
          <table:table-cell office:value-type="float" office:value="486" table:style-name="ce1">
            <text:p>486</text:p>
          </table:table-cell>
          <table:table-cell office:value-type="float" office:value="28" table:style-name="ce1">
            <text:p>28</text:p>
          </table:table-cell>
          <table:table-cell office:value-type="float" office:value="0.09" table:style-name="ce1">
            <text:p>0,09</text:p>
          </table:table-cell>
          <table:table-cell office:value-type="float" office:value="613" table:style-name="ce1">
            <text:p>613</text:p>
          </table:table-cell>
          <table:table-cell office:value-type="float" office:value="19" table:style-name="ce1">
            <text:p>19</text:p>
          </table:table-cell>
          <table:table-cell office:value-type="float" office:value="1.77" table:style-name="ce1">
            <text:p>1,77</text:p>
          </table:table-cell>
          <table:table-cell office:value-type="float" office:value="27583" table:style-name="ce3">
            <text:p>27583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537" table:style-name="ce1">
            <text:p>537</text:p>
          </table:table-cell>
          <table:table-cell office:value-type="float" office:value="19" table:style-name="ce1">
            <text:p>19</text:p>
          </table:table-cell>
          <table:table-cell office:value-type="float" office:value="0.02" table:formula="of:=MIN([.$B151];[.$E151];[.$H151];[.$K151];[.$N151];[.$Q151];[.$T151];[.$W151];[.$Z151];[.$AC151];[.$AF151];[.$AI151];[.$AL151];[.$AO151];[.$AR151])" table:style-name="ce1">
            <text:p>0,02</text:p>
          </table:table-cell>
          <table:table-cell office:value-type="float" office:value="51" table:formula="of:=MIN([.$C151];[.$F151];[.$I151];[.$L151];[.$O151];[.$R151];[.$U151];[.$X151];[.$AA151];[.$AD151];[.$AG151];[.$AJ151];[.$AM151];[.$AP151];[.$AS151])" table:style-name="ce1">
            <text:p>51</text:p>
          </table:table-cell>
          <table:table-cell office:value-type="float" office:value="5" table:formula="of:=MIN([.$D151];[.$G151];[.$J151];[.$M151];[.$P151];[.$S151];[.$V151];[.$Y151];[.$AB151];[.$AE151];[.$AH151];[.$AK151];[.$AN151];[.$AQ151];[.$AT151])" table:style-name="ce1">
            <text:p>5</text:p>
          </table:table-cell>
          <table:table-cell office:value-type="float" office:value="0.03" table:formula="of:=MEDIAN([.$B151];[.$E151];[.$H151];[.$K151];[.$N151];[.$Q151];[.$T151];[.$W151];[.$Z151];[.$AC151];[.$AF151];[.$AI151];[.$AL151];[.$AO151];[.$AR151])" table:style-name="ce1">
            <text:p>0,03</text:p>
          </table:table-cell>
          <table:table-cell office:value-type="float" office:value="486" table:formula="of:=MEDIAN([.$C151];[.$F151];[.$I151];[.$L151];[.$O151];[.$R151];[.$U151];[.$X151];[.$AA151];[.$AD151];[.$AG151];[.$AJ151];[.$AM151];[.$AP151];[.$AS151])" table:style-name="ce1">
            <text:p>486</text:p>
          </table:table-cell>
          <table:table-cell office:value-type="float" office:value="19" table:formula="of:=MEDIAN([.$D151];[.$G151];[.$J151];[.$M151];[.$P151];[.$S151];[.$V151];[.$Y151];[.$AB151];[.$AE151];[.$AH151];[.$AK151];[.$AN151];[.$AQ151];[.$AT151])" table:style-name="ce1">
            <text:p>19</text:p>
          </table:table-cell>
          <table:table-cell office:value-type="float" office:value="1.77" table:formula="of:=MAX([.$B151];[.$E151];[.$H151];[.$K151];[.$N151];[.$Q151];[.$T151];[.$W151];[.$Z151];[.$AC151];[.$AF151];[.$AI151];[.$AL151];[.$AO151];[.$AR151])" table:style-name="ce1">
            <text:p>1,77</text:p>
          </table:table-cell>
          <table:table-cell office:value-type="float" office:value="27583" table:formula="of:=MAX([.$C151];[.$F151];[.$I151];[.$L151];[.$O151];[.$R151];[.$U151];[.$X151];[.$AA151];[.$AD151];[.$AG151];[.$AJ151];[.$AM151];[.$AP151];[.$AS151])" table:style-name="ce1">
            <text:p>27583</text:p>
          </table:table-cell>
          <table:table-cell office:value-type="float" office:value="96" table:formula="of:=MAX([.$D151];[.$G151];[.$J151];[.$M151];[.$P151];[.$S151];[.$V151];[.$Y151];[.$AB151];[.$AE151];[.$AH151];[.$AK151];[.$AN151];[.$AQ151];[.$AT151])" table:style-name="ce1">
            <text:p>9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6_a3_c70_h27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363" table:style-name="ce1">
            <text:p>2363</text:p>
          </table:table-cell>
          <table:table-cell office:value-type="float" office:value="103" table:style-name="ce1">
            <text:p>103</text:p>
          </table:table-cell>
          <table:table-cell office:value-type="float" office:value="0.01" table:style-name="ce2">
            <text:p>0,01</text:p>
          </table:table-cell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2">
            <text:p>0,01</text:p>
          </table:table-cell>
          <table:table-cell office:value-type="float" office:value="399" table:style-name="ce1">
            <text:p>399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94" table:style-name="ce2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328" table:style-name="ce1">
            <text:p>328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2549" table:style-name="ce1">
            <text:p>2549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45" table:style-name="ce1">
            <text:p>145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1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0.05" table:style-name="ce1">
            <text:p>0,05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1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414" table:style-name="ce1">
            <text:p>414</text:p>
          </table:table-cell>
          <table:table-cell office:value-type="float" office:value="11" table:style-name="ce1">
            <text:p>11</text:p>
          </table:table-cell>
          <table:table-cell office:value-type="float" office:value="0.04" table:style-name="ce1">
            <text:p>0,04</text:p>
          </table:table-cell>
          <table:table-cell office:value-type="float" office:value="414" table:style-name="ce1">
            <text:p>414</text:p>
          </table:table-cell>
          <table:table-cell office:value-type="float" office:value="11" table:style-name="ce1">
            <text:p>11</text:p>
          </table:table-cell>
          <table:table-cell office:value-type="float" office:value="0.47" table:style-name="ce1">
            <text:p>0,47</text:p>
          </table:table-cell>
          <table:table-cell office:value-type="float" office:value="2946" table:style-name="ce1">
            <text:p>2946</text:p>
          </table:table-cell>
          <table:table-cell office:value-type="float" office:value="114" table:style-name="ce1">
            <text:p>114</text:p>
          </table:table-cell>
          <table:table-cell office:value-type="float" office:value="0.13" table:style-name="ce1">
            <text:p>0,13</text:p>
          </table:table-cell>
          <table:table-cell office:value-type="float" office:value="725" table:style-name="ce1">
            <text:p>725</text:p>
          </table:table-cell>
          <table:table-cell office:value-type="float" office:value="13" table:style-name="ce1">
            <text:p>13</text:p>
          </table:table-cell>
          <table:table-cell office:value-type="float" office:value="8.5399999999999991" table:style-name="ce3">
            <text:p>8,54</text:p>
          </table:table-cell>
          <table:table-cell office:value-type="float" office:value="262513" table:style-name="ce3">
            <text:p>262513</text:p>
          </table:table-cell>
          <table:table-cell office:value-type="float" office:value="3432" table:style-name="ce3">
            <text:p>3432</text:p>
          </table:table-cell>
          <table:table-cell office:value-type="float" office:value="0.05" table:style-name="ce1">
            <text:p>0,05</text:p>
          </table:table-cell>
          <table:table-cell office:value-type="float" office:value="328" table:style-name="ce1">
            <text:p>328</text:p>
          </table:table-cell>
          <table:table-cell office:value-type="float" office:value="13" table:style-name="ce1">
            <text:p>13</text:p>
          </table:table-cell>
          <table:table-cell office:value-type="float" office:value="0.01" table:formula="of:=MIN([.$B152];[.$E152];[.$H152];[.$K152];[.$N152];[.$Q152];[.$T152];[.$W152];[.$Z152];[.$AC152];[.$AF152];[.$AI152];[.$AL152];[.$AO152];[.$AR152])" table:style-name="ce1">
            <text:p>0,01</text:p>
          </table:table-cell>
          <table:table-cell office:value-type="float" office:value="94" table:formula="of:=MIN([.$C152];[.$F152];[.$I152];[.$L152];[.$O152];[.$R152];[.$U152];[.$X152];[.$AA152];[.$AD152];[.$AG152];[.$AJ152];[.$AM152];[.$AP152];[.$AS152])" table:style-name="ce1">
            <text:p>94</text:p>
          </table:table-cell>
          <table:table-cell office:value-type="float" office:value="1" table:formula="of:=MIN([.$D152];[.$G152];[.$J152];[.$M152];[.$P152];[.$S152];[.$V152];[.$Y152];[.$AB152];[.$AE152];[.$AH152];[.$AK152];[.$AN152];[.$AQ152];[.$AT152])" table:style-name="ce1">
            <text:p>1</text:p>
          </table:table-cell>
          <table:table-cell office:value-type="float" office:value="0.04" table:formula="of:=MEDIAN([.$B152];[.$E152];[.$H152];[.$K152];[.$N152];[.$Q152];[.$T152];[.$W152];[.$Z152];[.$AC152];[.$AF152];[.$AI152];[.$AL152];[.$AO152];[.$AR152])" table:style-name="ce1">
            <text:p>0,04</text:p>
          </table:table-cell>
          <table:table-cell office:value-type="float" office:value="399" table:formula="of:=MEDIAN([.$C152];[.$F152];[.$I152];[.$L152];[.$O152];[.$R152];[.$U152];[.$X152];[.$AA152];[.$AD152];[.$AG152];[.$AJ152];[.$AM152];[.$AP152];[.$AS152])" table:style-name="ce1">
            <text:p>399</text:p>
          </table:table-cell>
          <table:table-cell office:value-type="float" office:value="13" table:formula="of:=MEDIAN([.$D152];[.$G152];[.$J152];[.$M152];[.$P152];[.$S152];[.$V152];[.$Y152];[.$AB152];[.$AE152];[.$AH152];[.$AK152];[.$AN152];[.$AQ152];[.$AT152])" table:style-name="ce1">
            <text:p>13</text:p>
          </table:table-cell>
          <table:table-cell office:value-type="float" office:value="8.5399999999999991" table:formula="of:=MAX([.$B152];[.$E152];[.$H152];[.$K152];[.$N152];[.$Q152];[.$T152];[.$W152];[.$Z152];[.$AC152];[.$AF152];[.$AI152];[.$AL152];[.$AO152];[.$AR152])" table:style-name="ce1">
            <text:p>8,54</text:p>
          </table:table-cell>
          <table:table-cell office:value-type="float" office:value="262513" table:formula="of:=MAX([.$C152];[.$F152];[.$I152];[.$L152];[.$O152];[.$R152];[.$U152];[.$X152];[.$AA152];[.$AD152];[.$AG152];[.$AJ152];[.$AM152];[.$AP152];[.$AS152])" table:style-name="ce1">
            <text:p>262513</text:p>
          </table:table-cell>
          <table:table-cell office:value-type="float" office:value="3432" table:formula="of:=MAX([.$D152];[.$G152];[.$J152];[.$M152];[.$P152];[.$S152];[.$V152];[.$Y152];[.$AB152];[.$AE152];[.$AH152];[.$AK152];[.$AN152];[.$AQ152];[.$AT152])" table:style-name="ce1">
            <text:p>343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7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53];[.$E153];[.$H153];[.$K153];[.$N153];[.$Q153];[.$T153];[.$W153];[.$Z153];[.$AC153];[.$AF153];[.$AI153];[.$AL153];[.$AO153];[.$AR153])" table:style-name="ce1">
            <text:p>0</text:p>
          </table:table-cell>
          <table:table-cell office:value-type="float" office:value="0" table:formula="of:=MIN([.$C153];[.$F153];[.$I153];[.$L153];[.$O153];[.$R153];[.$U153];[.$X153];[.$AA153];[.$AD153];[.$AG153];[.$AJ153];[.$AM153];[.$AP153];[.$AS153])" table:style-name="ce1">
            <text:p>0</text:p>
          </table:table-cell>
          <table:table-cell office:value-type="float" office:value="0" table:formula="of:=MIN([.$D153];[.$G153];[.$J153];[.$M153];[.$P153];[.$S153];[.$V153];[.$Y153];[.$AB153];[.$AE153];[.$AH153];[.$AK153];[.$AN153];[.$AQ153];[.$AT153])" table:style-name="ce1">
            <text:p>0</text:p>
          </table:table-cell>
          <table:table-cell office:value-type="float" office:value="0" table:formula="of:=MEDIAN([.$B153];[.$E153];[.$H153];[.$K153];[.$N153];[.$Q153];[.$T153];[.$W153];[.$Z153];[.$AC153];[.$AF153];[.$AI153];[.$AL153];[.$AO153];[.$AR153])" table:style-name="ce1">
            <text:p>0</text:p>
          </table:table-cell>
          <table:table-cell office:value-type="float" office:value="0" table:formula="of:=MEDIAN([.$C153];[.$F153];[.$I153];[.$L153];[.$O153];[.$R153];[.$U153];[.$X153];[.$AA153];[.$AD153];[.$AG153];[.$AJ153];[.$AM153];[.$AP153];[.$AS153])" table:style-name="ce1">
            <text:p>0</text:p>
          </table:table-cell>
          <table:table-cell office:value-type="float" office:value="0" table:formula="of:=MEDIAN([.$D153];[.$G153];[.$J153];[.$M153];[.$P153];[.$S153];[.$V153];[.$Y153];[.$AB153];[.$AE153];[.$AH153];[.$AK153];[.$AN153];[.$AQ153];[.$AT153])" table:style-name="ce1">
            <text:p>0</text:p>
          </table:table-cell>
          <table:table-cell office:value-type="float" office:value="0" table:formula="of:=MAX([.$B153];[.$E153];[.$H153];[.$K153];[.$N153];[.$Q153];[.$T153];[.$W153];[.$Z153];[.$AC153];[.$AF153];[.$AI153];[.$AL153];[.$AO153];[.$AR153])" table:style-name="ce1">
            <text:p>0</text:p>
          </table:table-cell>
          <table:table-cell office:value-type="float" office:value="5" table:formula="of:=MAX([.$C153];[.$F153];[.$I153];[.$L153];[.$O153];[.$R153];[.$U153];[.$X153];[.$AA153];[.$AD153];[.$AG153];[.$AJ153];[.$AM153];[.$AP153];[.$AS153])" table:style-name="ce1">
            <text:p>5</text:p>
          </table:table-cell>
          <table:table-cell office:value-type="float" office:value="0" table:formula="of:=MAX([.$D153];[.$G153];[.$J153];[.$M153];[.$P153];[.$S153];[.$V153];[.$Y153];[.$AB153];[.$AE153];[.$AH153];[.$AK153];[.$AN153];[.$AQ153];[.$AT15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7_a2_c70_h15.lp</text:p>
          </table:table-cell>
          <table:table-cell office:value-type="float" office:value="0.01" table:style-name="ce1">
            <text:p>0,01</text:p>
          </table:table-cell>
          <table:table-cell office:value-type="float" office:value="194" table:style-name="ce1">
            <text:p>194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0.41" table:style-name="ce1">
            <text:p>0,41</text:p>
          </table:table-cell>
          <table:table-cell office:value-type="float" office:value="11140" table:style-name="ce3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154];[.$E154];[.$H154];[.$K154];[.$N154];[.$Q154];[.$T154];[.$W154];[.$Z154];[.$AC154];[.$AF154];[.$AI154];[.$AL154];[.$AO154];[.$AR154])" table:style-name="ce1">
            <text:p>0</text:p>
          </table:table-cell>
          <table:table-cell office:value-type="float" office:value="17" table:formula="of:=MIN([.$C154];[.$F154];[.$I154];[.$L154];[.$O154];[.$R154];[.$U154];[.$X154];[.$AA154];[.$AD154];[.$AG154];[.$AJ154];[.$AM154];[.$AP154];[.$AS154])" table:style-name="ce1">
            <text:p>17</text:p>
          </table:table-cell>
          <table:table-cell office:value-type="float" office:value="1" table:formula="of:=MIN([.$D154];[.$G154];[.$J154];[.$M154];[.$P154];[.$S154];[.$V154];[.$Y154];[.$AB154];[.$AE154];[.$AH154];[.$AK154];[.$AN154];[.$AQ154];[.$AT154])" table:style-name="ce1">
            <text:p>1</text:p>
          </table:table-cell>
          <table:table-cell office:value-type="float" office:value="0.01" table:formula="of:=MEDIAN([.$B154];[.$E154];[.$H154];[.$K154];[.$N154];[.$Q154];[.$T154];[.$W154];[.$Z154];[.$AC154];[.$AF154];[.$AI154];[.$AL154];[.$AO154];[.$AR154])" table:style-name="ce1">
            <text:p>0,01</text:p>
          </table:table-cell>
          <table:table-cell office:value-type="float" office:value="36" table:formula="of:=MEDIAN([.$C154];[.$F154];[.$I154];[.$L154];[.$O154];[.$R154];[.$U154];[.$X154];[.$AA154];[.$AD154];[.$AG154];[.$AJ154];[.$AM154];[.$AP154];[.$AS154])" table:style-name="ce1">
            <text:p>36</text:p>
          </table:table-cell>
          <table:table-cell office:value-type="float" office:value="6" table:formula="of:=MEDIAN([.$D154];[.$G154];[.$J154];[.$M154];[.$P154];[.$S154];[.$V154];[.$Y154];[.$AB154];[.$AE154];[.$AH154];[.$AK154];[.$AN154];[.$AQ154];[.$AT154])" table:style-name="ce1">
            <text:p>6</text:p>
          </table:table-cell>
          <table:table-cell office:value-type="float" office:value="0.41" table:formula="of:=MAX([.$B154];[.$E154];[.$H154];[.$K154];[.$N154];[.$Q154];[.$T154];[.$W154];[.$Z154];[.$AC154];[.$AF154];[.$AI154];[.$AL154];[.$AO154];[.$AR154])" table:style-name="ce1">
            <text:p>0,41</text:p>
          </table:table-cell>
          <table:table-cell office:value-type="float" office:value="11140" table:formula="of:=MAX([.$C154];[.$F154];[.$I154];[.$L154];[.$O154];[.$R154];[.$U154];[.$X154];[.$AA154];[.$AD154];[.$AG154];[.$AJ154];[.$AM154];[.$AP154];[.$AS154])" table:style-name="ce1">
            <text:p>11140</text:p>
          </table:table-cell>
          <table:table-cell office:value-type="float" office:value="28" table:formula="of:=MAX([.$D154];[.$G154];[.$J154];[.$M154];[.$P154];[.$S154];[.$V154];[.$Y154];[.$AB154];[.$AE154];[.$AH154];[.$AK154];[.$AN154];[.$AQ154];[.$AT154])" table:style-name="ce1">
            <text:p>2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7_a3_c70_h24.lp</text:p>
          </table:table-cell>
          <table:table-cell office:value-type="float" office:value="0.08" table:style-name="ce1">
            <text:p>0,08</text:p>
          </table:table-cell>
          <table:table-cell office:value-type="float" office:value="1703" table:style-name="ce1">
            <text:p>1703</text:p>
          </table:table-cell>
          <table:table-cell office:value-type="float" office:value="128" table:style-name="ce3">
            <text:p>128</text:p>
          </table:table-cell>
          <table:table-cell office:value-type="float" office:value="0.03" table:style-name="ce1">
            <text:p>0,03</text:p>
          </table:table-cell>
          <table:table-cell office:value-type="float" office:value="292" table:style-name="ce1">
            <text:p>292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694" table:style-name="ce1">
            <text:p>694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363" table:style-name="ce1">
            <text:p>1363</text:p>
          </table:table-cell>
          <table:table-cell office:value-type="float" office:value="3" table:style-name="ce2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67" table:style-name="ce2">
            <text:p>67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23" table:style-name="ce1">
            <text:p>123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23" table:style-name="ce1">
            <text:p>123</text:p>
          </table:table-cell>
          <table:table-cell office:value-type="float" office:value="6" table:style-name="ce1">
            <text:p>6</text:p>
          </table:table-cell>
          <table:table-cell office:value-type="float" office:value="0.11" table:style-name="ce1">
            <text:p>0,11</text:p>
          </table:table-cell>
          <table:table-cell office:value-type="float" office:value="554" table:style-name="ce1">
            <text:p>554</text:p>
          </table:table-cell>
          <table:table-cell office:value-type="float" office:value="14" table:style-name="ce1">
            <text:p>14</text:p>
          </table:table-cell>
          <table:table-cell office:value-type="float" office:value="0.06" table:style-name="ce1">
            <text:p>0,06</text:p>
          </table:table-cell>
          <table:table-cell office:value-type="float" office:value="392" table:style-name="ce1">
            <text:p>392</text:p>
          </table:table-cell>
          <table:table-cell office:value-type="float" office:value="7" table:style-name="ce1">
            <text:p>7</text:p>
          </table:table-cell>
          <table:table-cell office:value-type="float" office:value="1.35" table:style-name="ce1">
            <text:p>1,35</text:p>
          </table:table-cell>
          <table:table-cell office:value-type="float" office:value="29133" table:style-name="ce3">
            <text:p>29133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1">
            <text:p>8</text:p>
          </table:table-cell>
          <table:table-cell office:value-type="float" office:value="0.02" table:formula="of:=MIN([.$B155];[.$E155];[.$H155];[.$K155];[.$N155];[.$Q155];[.$T155];[.$W155];[.$Z155];[.$AC155];[.$AF155];[.$AI155];[.$AL155];[.$AO155];[.$AR155])" table:style-name="ce1">
            <text:p>0,02</text:p>
          </table:table-cell>
          <table:table-cell office:value-type="float" office:value="67" table:formula="of:=MIN([.$C155];[.$F155];[.$I155];[.$L155];[.$O155];[.$R155];[.$U155];[.$X155];[.$AA155];[.$AD155];[.$AG155];[.$AJ155];[.$AM155];[.$AP155];[.$AS155])" table:style-name="ce1">
            <text:p>67</text:p>
          </table:table-cell>
          <table:table-cell office:value-type="float" office:value="3" table:formula="of:=MIN([.$D155];[.$G155];[.$J155];[.$M155];[.$P155];[.$S155];[.$V155];[.$Y155];[.$AB155];[.$AE155];[.$AH155];[.$AK155];[.$AN155];[.$AQ155];[.$AT155])" table:style-name="ce1">
            <text:p>3</text:p>
          </table:table-cell>
          <table:table-cell office:value-type="float" office:value="0.03" table:formula="of:=MEDIAN([.$B155];[.$E155];[.$H155];[.$K155];[.$N155];[.$Q155];[.$T155];[.$W155];[.$Z155];[.$AC155];[.$AF155];[.$AI155];[.$AL155];[.$AO155];[.$AR155])" table:style-name="ce1">
            <text:p>0,03</text:p>
          </table:table-cell>
          <table:table-cell office:value-type="float" office:value="321" table:formula="of:=MEDIAN([.$C155];[.$F155];[.$I155];[.$L155];[.$O155];[.$R155];[.$U155];[.$X155];[.$AA155];[.$AD155];[.$AG155];[.$AJ155];[.$AM155];[.$AP155];[.$AS155])" table:style-name="ce1">
            <text:p>321</text:p>
          </table:table-cell>
          <table:table-cell office:value-type="float" office:value="8" table:formula="of:=MEDIAN([.$D155];[.$G155];[.$J155];[.$M155];[.$P155];[.$S155];[.$V155];[.$Y155];[.$AB155];[.$AE155];[.$AH155];[.$AK155];[.$AN155];[.$AQ155];[.$AT155])" table:style-name="ce1">
            <text:p>8</text:p>
          </table:table-cell>
          <table:table-cell office:value-type="float" office:value="1.35" table:formula="of:=MAX([.$B155];[.$E155];[.$H155];[.$K155];[.$N155];[.$Q155];[.$T155];[.$W155];[.$Z155];[.$AC155];[.$AF155];[.$AI155];[.$AL155];[.$AO155];[.$AR155])" table:style-name="ce1">
            <text:p>1,35</text:p>
          </table:table-cell>
          <table:table-cell office:value-type="float" office:value="29133" table:formula="of:=MAX([.$C155];[.$F155];[.$I155];[.$L155];[.$O155];[.$R155];[.$U155];[.$X155];[.$AA155];[.$AD155];[.$AG155];[.$AJ155];[.$AM155];[.$AP155];[.$AS155])" table:style-name="ce1">
            <text:p>29133</text:p>
          </table:table-cell>
          <table:table-cell office:value-type="float" office:value="128" table:formula="of:=MAX([.$D155];[.$G155];[.$J155];[.$M155];[.$P155];[.$S155];[.$V155];[.$Y155];[.$AB155];[.$AE155];[.$AH155];[.$AK155];[.$AN155];[.$AQ155];[.$AT155])" table:style-name="ce1">
            <text:p>12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8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56];[.$E156];[.$H156];[.$K156];[.$N156];[.$Q156];[.$T156];[.$W156];[.$Z156];[.$AC156];[.$AF156];[.$AI156];[.$AL156];[.$AO156];[.$AR156])" table:style-name="ce1">
            <text:p>0</text:p>
          </table:table-cell>
          <table:table-cell office:value-type="float" office:value="0" table:formula="of:=MIN([.$C156];[.$F156];[.$I156];[.$L156];[.$O156];[.$R156];[.$U156];[.$X156];[.$AA156];[.$AD156];[.$AG156];[.$AJ156];[.$AM156];[.$AP156];[.$AS156])" table:style-name="ce1">
            <text:p>0</text:p>
          </table:table-cell>
          <table:table-cell office:value-type="float" office:value="0" table:formula="of:=MIN([.$D156];[.$G156];[.$J156];[.$M156];[.$P156];[.$S156];[.$V156];[.$Y156];[.$AB156];[.$AE156];[.$AH156];[.$AK156];[.$AN156];[.$AQ156];[.$AT156])" table:style-name="ce1">
            <text:p>0</text:p>
          </table:table-cell>
          <table:table-cell office:value-type="float" office:value="0" table:formula="of:=MEDIAN([.$B156];[.$E156];[.$H156];[.$K156];[.$N156];[.$Q156];[.$T156];[.$W156];[.$Z156];[.$AC156];[.$AF156];[.$AI156];[.$AL156];[.$AO156];[.$AR156])" table:style-name="ce1">
            <text:p>0</text:p>
          </table:table-cell>
          <table:table-cell office:value-type="float" office:value="0" table:formula="of:=MEDIAN([.$C156];[.$F156];[.$I156];[.$L156];[.$O156];[.$R156];[.$U156];[.$X156];[.$AA156];[.$AD156];[.$AG156];[.$AJ156];[.$AM156];[.$AP156];[.$AS156])" table:style-name="ce1">
            <text:p>0</text:p>
          </table:table-cell>
          <table:table-cell office:value-type="float" office:value="0" table:formula="of:=MEDIAN([.$D156];[.$G156];[.$J156];[.$M156];[.$P156];[.$S156];[.$V156];[.$Y156];[.$AB156];[.$AE156];[.$AH156];[.$AK156];[.$AN156];[.$AQ156];[.$AT156])" table:style-name="ce1">
            <text:p>0</text:p>
          </table:table-cell>
          <table:table-cell office:value-type="float" office:value="0" table:formula="of:=MAX([.$B156];[.$E156];[.$H156];[.$K156];[.$N156];[.$Q156];[.$T156];[.$W156];[.$Z156];[.$AC156];[.$AF156];[.$AI156];[.$AL156];[.$AO156];[.$AR156])" table:style-name="ce1">
            <text:p>0</text:p>
          </table:table-cell>
          <table:table-cell office:value-type="float" office:value="5" table:formula="of:=MAX([.$C156];[.$F156];[.$I156];[.$L156];[.$O156];[.$R156];[.$U156];[.$X156];[.$AA156];[.$AD156];[.$AG156];[.$AJ156];[.$AM156];[.$AP156];[.$AS156])" table:style-name="ce1">
            <text:p>5</text:p>
          </table:table-cell>
          <table:table-cell office:value-type="float" office:value="0" table:formula="of:=MAX([.$D156];[.$G156];[.$J156];[.$M156];[.$P156];[.$S156];[.$V156];[.$Y156];[.$AB156];[.$AE156];[.$AH156];[.$AK156];[.$AN156];[.$AQ156];[.$AT156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8_a2_c70_h54.lp</text:p>
          </table:table-cell>
          <table:table-cell office:value-type="float" office:value="0.19" table:style-name="ce1">
            <text:p>0,19</text:p>
          </table:table-cell>
          <table:table-cell office:value-type="float" office:value="15610" table:style-name="ce1">
            <text:p>15610</text:p>
          </table:table-cell>
          <table:table-cell office:value-type="float" office:value="100" table:style-name="ce1">
            <text:p>10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91" table:style-name="ce1">
            <text:p>691</text:p>
          </table:table-cell>
          <table:table-cell office:value-type="float" office:value="6" table:style-name="ce1">
            <text:p>6</text:p>
          </table:table-cell>
          <table:table-cell office:value-type="float" office:value="0.08" table:style-name="ce1">
            <text:p>0,08</text:p>
          </table:table-cell>
          <table:table-cell office:value-type="float" office:value="2569" table:style-name="ce1">
            <text:p>2569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2">
            <text:p>0,05</text:p>
          </table:table-cell>
          <table:table-cell office:value-type="float" office:value="123" table:style-name="ce1">
            <text:p>123</text:p>
          </table:table-cell>
          <table:table-cell office:value-type="float" office:value="5" table:style-name="ce1">
            <text:p>5</text:p>
          </table:table-cell>
          <table:table-cell office:value-type="float" office:value="0.05" table:style-name="ce2">
            <text:p>0,05</text:p>
          </table:table-cell>
          <table:table-cell office:value-type="float" office:value="249" table:style-name="ce1">
            <text:p>249</text:p>
          </table:table-cell>
          <table:table-cell office:value-type="float" office:value="11" table:style-name="ce1">
            <text:p>11</text:p>
          </table:table-cell>
          <table:table-cell office:value-type="float" office:value="0.06" table:style-name="ce1">
            <text:p>0,06</text:p>
          </table:table-cell>
          <table:table-cell office:value-type="float" office:value="2851" table:style-name="ce1">
            <text:p>2851</text:p>
          </table:table-cell>
          <table:table-cell office:value-type="float" office:value="3" table:style-name="ce2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75" table:style-name="ce1">
            <text:p>75</text:p>
          </table:table-cell>
          <table:table-cell office:value-type="float" office:value="19" table:style-name="ce1">
            <text:p>19</text:p>
          </table:table-cell>
          <table:table-cell office:value-type="float" office:value="0.06" table:style-name="ce1">
            <text:p>0,06</text:p>
          </table:table-cell>
          <table:table-cell office:value-type="float" office:value="74" table:style-name="ce2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0.08" table:style-name="ce1">
            <text:p>0,08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0.05" table:style-name="ce2">
            <text:p>0,05</text:p>
          </table:table-cell>
          <table:table-cell office:value-type="float" office:value="377" table:style-name="ce1">
            <text:p>377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2">
            <text:p>0,05</text:p>
          </table:table-cell>
          <table:table-cell office:value-type="float" office:value="377" table:style-name="ce1">
            <text:p>377</text:p>
          </table:table-cell>
          <table:table-cell office:value-type="float" office:value="10" table:style-name="ce1">
            <text:p>10</text:p>
          </table:table-cell>
          <table:table-cell office:value-type="float" office:value="2.62" table:style-name="ce1">
            <text:p>2,62</text:p>
          </table:table-cell>
          <table:table-cell office:value-type="float" office:value="13239" table:style-name="ce1">
            <text:p>13239</text:p>
          </table:table-cell>
          <table:table-cell office:value-type="float" office:value="297" table:style-name="ce3">
            <text:p>297</text:p>
          </table:table-cell>
          <table:table-cell office:value-type="float" office:value="0.18" table:style-name="ce1">
            <text:p>0,18</text:p>
          </table:table-cell>
          <table:table-cell office:value-type="float" office:value="703" table:style-name="ce1">
            <text:p>703</text:p>
          </table:table-cell>
          <table:table-cell office:value-type="float" office:value="11" table:style-name="ce1">
            <text:p>11</text:p>
          </table:table-cell>
          <table:table-cell office:value-type="float" office:value="3.12" table:style-name="ce3">
            <text:p>3,12</text:p>
          </table:table-cell>
          <table:table-cell office:value-type="float" office:value="30567" table:style-name="ce3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0.06" table:style-name="ce1">
            <text:p>0,06</text:p>
          </table:table-cell>
          <table:table-cell office:value-type="float" office:value="249" table:style-name="ce1">
            <text:p>249</text:p>
          </table:table-cell>
          <table:table-cell office:value-type="float" office:value="11" table:style-name="ce1">
            <text:p>11</text:p>
          </table:table-cell>
          <table:table-cell office:value-type="float" office:value="0.05" table:formula="of:=MIN([.$B157];[.$E157];[.$H157];[.$K157];[.$N157];[.$Q157];[.$T157];[.$W157];[.$Z157];[.$AC157];[.$AF157];[.$AI157];[.$AL157];[.$AO157];[.$AR157])" table:style-name="ce1">
            <text:p>0,05</text:p>
          </table:table-cell>
          <table:table-cell office:value-type="float" office:value="74" table:formula="of:=MIN([.$C157];[.$F157];[.$I157];[.$L157];[.$O157];[.$R157];[.$U157];[.$X157];[.$AA157];[.$AD157];[.$AG157];[.$AJ157];[.$AM157];[.$AP157];[.$AS157])" table:style-name="ce1">
            <text:p>74</text:p>
          </table:table-cell>
          <table:table-cell office:value-type="float" office:value="3" table:formula="of:=MIN([.$D157];[.$G157];[.$J157];[.$M157];[.$P157];[.$S157];[.$V157];[.$Y157];[.$AB157];[.$AE157];[.$AH157];[.$AK157];[.$AN157];[.$AQ157];[.$AT157])" table:style-name="ce1">
            <text:p>3</text:p>
          </table:table-cell>
          <table:table-cell office:value-type="float" office:value="0.06" table:formula="of:=MEDIAN([.$B157];[.$E157];[.$H157];[.$K157];[.$N157];[.$Q157];[.$T157];[.$W157];[.$Z157];[.$AC157];[.$AF157];[.$AI157];[.$AL157];[.$AO157];[.$AR157])" table:style-name="ce1">
            <text:p>0,06</text:p>
          </table:table-cell>
          <table:table-cell office:value-type="float" office:value="377" table:formula="of:=MEDIAN([.$C157];[.$F157];[.$I157];[.$L157];[.$O157];[.$R157];[.$U157];[.$X157];[.$AA157];[.$AD157];[.$AG157];[.$AJ157];[.$AM157];[.$AP157];[.$AS157])" table:style-name="ce1">
            <text:p>377</text:p>
          </table:table-cell>
          <table:table-cell office:value-type="float" office:value="11" table:formula="of:=MEDIAN([.$D157];[.$G157];[.$J157];[.$M157];[.$P157];[.$S157];[.$V157];[.$Y157];[.$AB157];[.$AE157];[.$AH157];[.$AK157];[.$AN157];[.$AQ157];[.$AT157])" table:style-name="ce1">
            <text:p>11</text:p>
          </table:table-cell>
          <table:table-cell office:value-type="float" office:value="3.12" table:formula="of:=MAX([.$B157];[.$E157];[.$H157];[.$K157];[.$N157];[.$Q157];[.$T157];[.$W157];[.$Z157];[.$AC157];[.$AF157];[.$AI157];[.$AL157];[.$AO157];[.$AR157])" table:style-name="ce1">
            <text:p>3,12</text:p>
          </table:table-cell>
          <table:table-cell office:value-type="float" office:value="30567" table:formula="of:=MAX([.$C157];[.$F157];[.$I157];[.$L157];[.$O157];[.$R157];[.$U157];[.$X157];[.$AA157];[.$AD157];[.$AG157];[.$AJ157];[.$AM157];[.$AP157];[.$AS157])" table:style-name="ce1">
            <text:p>30567</text:p>
          </table:table-cell>
          <table:table-cell office:value-type="float" office:value="297" table:formula="of:=MAX([.$D157];[.$G157];[.$J157];[.$M157];[.$P157];[.$S157];[.$V157];[.$Y157];[.$AB157];[.$AE157];[.$AH157];[.$AK157];[.$AN157];[.$AQ157];[.$AT157])" table:style-name="ce1">
            <text:p>29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8_a3_c70_h22.lp</text:p>
          </table:table-cell>
          <table:table-cell office:value-type="float" office:value="0.06" table:style-name="ce1">
            <text:p>0,06</text:p>
          </table:table-cell>
          <table:table-cell office:value-type="float" office:value="900" table:style-name="ce1">
            <text:p>900</text:p>
          </table:table-cell>
          <table:table-cell office:value-type="float" office:value="84" table:style-name="ce3">
            <text:p>84</text:p>
          </table:table-cell>
          <table:table-cell office:value-type="float" office:value="0.02" table:style-name="ce1">
            <text:p>0,02</text:p>
          </table:table-cell>
          <table:table-cell office:value-type="float" office:value="127" table:style-name="ce1">
            <text:p>127</text:p>
          </table:table-cell>
          <table:table-cell office:value-type="float" office:value="2" table:style-name="ce2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91" table:style-name="ce1">
            <text:p>191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1195" table:style-name="ce1">
            <text:p>1195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2304" table:style-name="ce1">
            <text:p>2304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0.05" table:style-name="ce1">
            <text:p>0,05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0.05" table:style-name="ce1">
            <text:p>0,05</text:p>
          </table:table-cell>
          <table:table-cell office:value-type="float" office:value="351" table:style-name="ce1">
            <text:p>351</text:p>
          </table:table-cell>
          <table:table-cell office:value-type="float" office:value="24" table:style-name="ce1">
            <text:p>24</text:p>
          </table:table-cell>
          <table:table-cell office:value-type="float" office:value="0.05" table:style-name="ce1">
            <text:p>0,05</text:p>
          </table:table-cell>
          <table:table-cell office:value-type="float" office:value="351" table:style-name="ce1">
            <text:p>351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46" table:style-name="ce2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0.12" table:style-name="ce1">
            <text:p>0,12</text:p>
          </table:table-cell>
          <table:table-cell office:value-type="float" office:value="1228" table:style-name="ce1">
            <text:p>1228</text:p>
          </table:table-cell>
          <table:table-cell office:value-type="float" office:value="27" table:style-name="ce1">
            <text:p>27</text:p>
          </table:table-cell>
          <table:table-cell office:value-type="float" office:value="0.92" table:style-name="ce1">
            <text:p>0,92</text:p>
          </table:table-cell>
          <table:table-cell office:value-type="float" office:value="18880" table:style-name="ce3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0.05" table:style-name="ce1">
            <text:p>0,05</text:p>
          </table:table-cell>
          <table:table-cell office:value-type="float" office:value="1198" table:style-name="ce1">
            <text:p>1198</text:p>
          </table:table-cell>
          <table:table-cell office:value-type="float" office:value="21" table:style-name="ce1">
            <text:p>21</text:p>
          </table:table-cell>
          <table:table-cell office:value-type="float" office:value="0.02" table:formula="of:=MIN([.$B158];[.$E158];[.$H158];[.$K158];[.$N158];[.$Q158];[.$T158];[.$W158];[.$Z158];[.$AC158];[.$AF158];[.$AI158];[.$AL158];[.$AO158];[.$AR158])" table:style-name="ce1">
            <text:p>0,02</text:p>
          </table:table-cell>
          <table:table-cell office:value-type="float" office:value="46" table:formula="of:=MIN([.$C158];[.$F158];[.$I158];[.$L158];[.$O158];[.$R158];[.$U158];[.$X158];[.$AA158];[.$AD158];[.$AG158];[.$AJ158];[.$AM158];[.$AP158];[.$AS158])" table:style-name="ce1">
            <text:p>46</text:p>
          </table:table-cell>
          <table:table-cell office:value-type="float" office:value="2" table:formula="of:=MIN([.$D158];[.$G158];[.$J158];[.$M158];[.$P158];[.$S158];[.$V158];[.$Y158];[.$AB158];[.$AE158];[.$AH158];[.$AK158];[.$AN158];[.$AQ158];[.$AT158])" table:style-name="ce1">
            <text:p>2</text:p>
          </table:table-cell>
          <table:table-cell office:value-type="float" office:value="0.05" table:formula="of:=MEDIAN([.$B158];[.$E158];[.$H158];[.$K158];[.$N158];[.$Q158];[.$T158];[.$W158];[.$Z158];[.$AC158];[.$AF158];[.$AI158];[.$AL158];[.$AO158];[.$AR158])" table:style-name="ce1">
            <text:p>0,05</text:p>
          </table:table-cell>
          <table:table-cell office:value-type="float" office:value="351" table:formula="of:=MEDIAN([.$C158];[.$F158];[.$I158];[.$L158];[.$O158];[.$R158];[.$U158];[.$X158];[.$AA158];[.$AD158];[.$AG158];[.$AJ158];[.$AM158];[.$AP158];[.$AS158])" table:style-name="ce1">
            <text:p>351</text:p>
          </table:table-cell>
          <table:table-cell office:value-type="float" office:value="21" table:formula="of:=MEDIAN([.$D158];[.$G158];[.$J158];[.$M158];[.$P158];[.$S158];[.$V158];[.$Y158];[.$AB158];[.$AE158];[.$AH158];[.$AK158];[.$AN158];[.$AQ158];[.$AT158])" table:style-name="ce1">
            <text:p>21</text:p>
          </table:table-cell>
          <table:table-cell office:value-type="float" office:value="0.92" table:formula="of:=MAX([.$B158];[.$E158];[.$H158];[.$K158];[.$N158];[.$Q158];[.$T158];[.$W158];[.$Z158];[.$AC158];[.$AF158];[.$AI158];[.$AL158];[.$AO158];[.$AR158])" table:style-name="ce1">
            <text:p>0,92</text:p>
          </table:table-cell>
          <table:table-cell office:value-type="float" office:value="18880" table:formula="of:=MAX([.$C158];[.$F158];[.$I158];[.$L158];[.$O158];[.$R158];[.$U158];[.$X158];[.$AA158];[.$AD158];[.$AG158];[.$AJ158];[.$AM158];[.$AP158];[.$AS158])" table:style-name="ce1">
            <text:p>18880</text:p>
          </table:table-cell>
          <table:table-cell office:value-type="float" office:value="84" table:formula="of:=MAX([.$D158];[.$G158];[.$J158];[.$M158];[.$P158];[.$S158];[.$V158];[.$Y158];[.$AB158];[.$AE158];[.$AH158];[.$AK158];[.$AN158];[.$AQ158];[.$AT158])" table:style-name="ce1">
            <text:p>8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9_a1_c70_h26.lp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5.24" table:style-name="ce3">
            <text:p>5,24</text:p>
          </table:table-cell>
          <table:table-cell office:value-type="float" office:value="42347" table:style-name="ce3">
            <text:p>42347</text:p>
          </table:table-cell>
          <table:table-cell office:value-type="float" office:value="1891" table:style-name="ce3">
            <text:p>1891</text:p>
          </table:table-cell>
          <table:table-cell office:value-type="float" office:value="0" table:style-name="ce2">
            <text:p>0</text:p>
          </table:table-cell>
          <table:table-cell office:value-type="float" office:value="233" table:style-name="ce1">
            <text:p>233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159];[.$E159];[.$H159];[.$K159];[.$N159];[.$Q159];[.$T159];[.$W159];[.$Z159];[.$AC159];[.$AF159];[.$AI159];[.$AL159];[.$AO159];[.$AR159])" table:style-name="ce1">
            <text:p>0</text:p>
          </table:table-cell>
          <table:table-cell office:value-type="float" office:value="3" table:formula="of:=MIN([.$C159];[.$F159];[.$I159];[.$L159];[.$O159];[.$R159];[.$U159];[.$X159];[.$AA159];[.$AD159];[.$AG159];[.$AJ159];[.$AM159];[.$AP159];[.$AS159])" table:style-name="ce1">
            <text:p>3</text:p>
          </table:table-cell>
          <table:table-cell office:value-type="float" office:value="0" table:formula="of:=MIN([.$D159];[.$G159];[.$J159];[.$M159];[.$P159];[.$S159];[.$V159];[.$Y159];[.$AB159];[.$AE159];[.$AH159];[.$AK159];[.$AN159];[.$AQ159];[.$AT159])" table:style-name="ce1">
            <text:p>0</text:p>
          </table:table-cell>
          <table:table-cell office:value-type="float" office:value="0.01" table:formula="of:=MEDIAN([.$B159];[.$E159];[.$H159];[.$K159];[.$N159];[.$Q159];[.$T159];[.$W159];[.$Z159];[.$AC159];[.$AF159];[.$AI159];[.$AL159];[.$AO159];[.$AR159])" table:style-name="ce1">
            <text:p>0,01</text:p>
          </table:table-cell>
          <table:table-cell office:value-type="float" office:value="17" table:formula="of:=MEDIAN([.$C159];[.$F159];[.$I159];[.$L159];[.$O159];[.$R159];[.$U159];[.$X159];[.$AA159];[.$AD159];[.$AG159];[.$AJ159];[.$AM159];[.$AP159];[.$AS159])" table:style-name="ce1">
            <text:p>17</text:p>
          </table:table-cell>
          <table:table-cell office:value-type="float" office:value="3" table:formula="of:=MEDIAN([.$D159];[.$G159];[.$J159];[.$M159];[.$P159];[.$S159];[.$V159];[.$Y159];[.$AB159];[.$AE159];[.$AH159];[.$AK159];[.$AN159];[.$AQ159];[.$AT159])" table:style-name="ce1">
            <text:p>3</text:p>
          </table:table-cell>
          <table:table-cell office:value-type="float" office:value="5.24" table:formula="of:=MAX([.$B159];[.$E159];[.$H159];[.$K159];[.$N159];[.$Q159];[.$T159];[.$W159];[.$Z159];[.$AC159];[.$AF159];[.$AI159];[.$AL159];[.$AO159];[.$AR159])" table:style-name="ce1">
            <text:p>5,24</text:p>
          </table:table-cell>
          <table:table-cell office:value-type="float" office:value="42347" table:formula="of:=MAX([.$C159];[.$F159];[.$I159];[.$L159];[.$O159];[.$R159];[.$U159];[.$X159];[.$AA159];[.$AD159];[.$AG159];[.$AJ159];[.$AM159];[.$AP159];[.$AS159])" table:style-name="ce1">
            <text:p>42347</text:p>
          </table:table-cell>
          <table:table-cell office:value-type="float" office:value="1891" table:formula="of:=MAX([.$D159];[.$G159];[.$J159];[.$M159];[.$P159];[.$S159];[.$V159];[.$Y159];[.$AB159];[.$AE159];[.$AH159];[.$AK159];[.$AN159];[.$AQ159];[.$AT159])" table:style-name="ce1">
            <text:p>189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9_a2_c70_h13.lp</text:p>
          </table:table-cell>
          <table:table-cell office:value-type="float" office:value="0.01" table:style-name="ce1">
            <text:p>0,01</text:p>
          </table:table-cell>
          <table:table-cell office:value-type="float" office:value="150" table:style-name="ce1">
            <text:p>150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,4</text:p>
          </table:table-cell>
          <table:table-cell office:value-type="float" office:value="12480" table:style-name="ce3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0];[.$E160];[.$H160];[.$K160];[.$N160];[.$Q160];[.$T160];[.$W160];[.$Z160];[.$AC160];[.$AF160];[.$AI160];[.$AL160];[.$AO160];[.$AR160])" table:style-name="ce1">
            <text:p>0</text:p>
          </table:table-cell>
          <table:table-cell office:value-type="float" office:value="12" table:formula="of:=MIN([.$C160];[.$F160];[.$I160];[.$L160];[.$O160];[.$R160];[.$U160];[.$X160];[.$AA160];[.$AD160];[.$AG160];[.$AJ160];[.$AM160];[.$AP160];[.$AS160])" table:style-name="ce1">
            <text:p>12</text:p>
          </table:table-cell>
          <table:table-cell office:value-type="float" office:value="0" table:formula="of:=MIN([.$D160];[.$G160];[.$J160];[.$M160];[.$P160];[.$S160];[.$V160];[.$Y160];[.$AB160];[.$AE160];[.$AH160];[.$AK160];[.$AN160];[.$AQ160];[.$AT160])" table:style-name="ce1">
            <text:p>0</text:p>
          </table:table-cell>
          <table:table-cell office:value-type="float" office:value="0" table:formula="of:=MEDIAN([.$B160];[.$E160];[.$H160];[.$K160];[.$N160];[.$Q160];[.$T160];[.$W160];[.$Z160];[.$AC160];[.$AF160];[.$AI160];[.$AL160];[.$AO160];[.$AR160])" table:style-name="ce1">
            <text:p>0</text:p>
          </table:table-cell>
          <table:table-cell office:value-type="float" office:value="14" table:formula="of:=MEDIAN([.$C160];[.$F160];[.$I160];[.$L160];[.$O160];[.$R160];[.$U160];[.$X160];[.$AA160];[.$AD160];[.$AG160];[.$AJ160];[.$AM160];[.$AP160];[.$AS160])" table:style-name="ce1">
            <text:p>14</text:p>
          </table:table-cell>
          <table:table-cell office:value-type="float" office:value="0" table:formula="of:=MEDIAN([.$D160];[.$G160];[.$J160];[.$M160];[.$P160];[.$S160];[.$V160];[.$Y160];[.$AB160];[.$AE160];[.$AH160];[.$AK160];[.$AN160];[.$AQ160];[.$AT160])" table:style-name="ce1">
            <text:p>0</text:p>
          </table:table-cell>
          <table:table-cell office:value-type="float" office:value="0.4" table:formula="of:=MAX([.$B160];[.$E160];[.$H160];[.$K160];[.$N160];[.$Q160];[.$T160];[.$W160];[.$Z160];[.$AC160];[.$AF160];[.$AI160];[.$AL160];[.$AO160];[.$AR160])" table:style-name="ce1">
            <text:p>0,4</text:p>
          </table:table-cell>
          <table:table-cell office:value-type="float" office:value="12480" table:formula="of:=MAX([.$C160];[.$F160];[.$I160];[.$L160];[.$O160];[.$R160];[.$U160];[.$X160];[.$AA160];[.$AD160];[.$AG160];[.$AJ160];[.$AM160];[.$AP160];[.$AS160])" table:style-name="ce1">
            <text:p>12480</text:p>
          </table:table-cell>
          <table:table-cell office:value-type="float" office:value="32" table:formula="of:=MAX([.$D160];[.$G160];[.$J160];[.$M160];[.$P160];[.$S160];[.$V160];[.$Y160];[.$AB160];[.$AE160];[.$AH160];[.$AK160];[.$AN160];[.$AQ160];[.$AT160])" table:style-name="ce1">
            <text:p>3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9_a3_c70_h9.lp</text:p>
          </table:table-cell>
          <table:table-cell office:value-type="float" office:value="0.01" table:style-name="ce1">
            <text:p>0,01</text:p>
          </table:table-cell>
          <table:table-cell office:value-type="float" office:value="162" table:style-name="ce1">
            <text:p>162</text:p>
          </table:table-cell>
          <table:table-cell office:value-type="float" office:value="18" table:style-name="ce3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2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0.38" table:style-name="ce1">
            <text:p>0,38</text:p>
          </table:table-cell>
          <table:table-cell office:value-type="float" office:value="14976" table:style-name="ce3">
            <text:p>1497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MIN([.$B161];[.$E161];[.$H161];[.$K161];[.$N161];[.$Q161];[.$T161];[.$W161];[.$Z161];[.$AC161];[.$AF161];[.$AI161];[.$AL161];[.$AO161];[.$AR161])" table:style-name="ce1">
            <text:p>0</text:p>
          </table:table-cell>
          <table:table-cell office:value-type="float" office:value="20" table:formula="of:=MIN([.$C161];[.$F161];[.$I161];[.$L161];[.$O161];[.$R161];[.$U161];[.$X161];[.$AA161];[.$AD161];[.$AG161];[.$AJ161];[.$AM161];[.$AP161];[.$AS161])" table:style-name="ce1">
            <text:p>20</text:p>
          </table:table-cell>
          <table:table-cell office:value-type="float" office:value="0" table:formula="of:=MIN([.$D161];[.$G161];[.$J161];[.$M161];[.$P161];[.$S161];[.$V161];[.$Y161];[.$AB161];[.$AE161];[.$AH161];[.$AK161];[.$AN161];[.$AQ161];[.$AT161])" table:style-name="ce1">
            <text:p>0</text:p>
          </table:table-cell>
          <table:table-cell office:value-type="float" office:value="0.01" table:formula="of:=MEDIAN([.$B161];[.$E161];[.$H161];[.$K161];[.$N161];[.$Q161];[.$T161];[.$W161];[.$Z161];[.$AC161];[.$AF161];[.$AI161];[.$AL161];[.$AO161];[.$AR161])" table:style-name="ce1">
            <text:p>0,01</text:p>
          </table:table-cell>
          <table:table-cell office:value-type="float" office:value="53" table:formula="of:=MEDIAN([.$C161];[.$F161];[.$I161];[.$L161];[.$O161];[.$R161];[.$U161];[.$X161];[.$AA161];[.$AD161];[.$AG161];[.$AJ161];[.$AM161];[.$AP161];[.$AS161])" table:style-name="ce1">
            <text:p>53</text:p>
          </table:table-cell>
          <table:table-cell office:value-type="float" office:value="6" table:formula="of:=MEDIAN([.$D161];[.$G161];[.$J161];[.$M161];[.$P161];[.$S161];[.$V161];[.$Y161];[.$AB161];[.$AE161];[.$AH161];[.$AK161];[.$AN161];[.$AQ161];[.$AT161])" table:style-name="ce1">
            <text:p>6</text:p>
          </table:table-cell>
          <table:table-cell office:value-type="float" office:value="0.38" table:formula="of:=MAX([.$B161];[.$E161];[.$H161];[.$K161];[.$N161];[.$Q161];[.$T161];[.$W161];[.$Z161];[.$AC161];[.$AF161];[.$AI161];[.$AL161];[.$AO161];[.$AR161])" table:style-name="ce1">
            <text:p>0,38</text:p>
          </table:table-cell>
          <table:table-cell office:value-type="float" office:value="14976" table:formula="of:=MAX([.$C161];[.$F161];[.$I161];[.$L161];[.$O161];[.$R161];[.$U161];[.$X161];[.$AA161];[.$AD161];[.$AG161];[.$AJ161];[.$AM161];[.$AP161];[.$AS161])" table:style-name="ce1">
            <text:p>14976</text:p>
          </table:table-cell>
          <table:table-cell office:value-type="float" office:value="18" table:formula="of:=MAX([.$D161];[.$G161];[.$J161];[.$M161];[.$P161];[.$S161];[.$V161];[.$Y161];[.$AB161];[.$AE161];[.$AH161];[.$AK161];[.$AN161];[.$AQ161];[.$AT161])" table:style-name="ce1">
            <text:p>1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_a14_c42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62];[.$E162];[.$H162];[.$K162];[.$N162];[.$Q162];[.$T162];[.$W162];[.$Z162];[.$AC162];[.$AF162];[.$AI162];[.$AL162];[.$AO162];[.$AR162])" table:style-name="ce1">
            <text:p>21600</text:p>
          </table:table-cell>
          <table:table-cell office:value-type="float" office:value="0" table:formula="of:=MIN([.$C162];[.$F162];[.$I162];[.$L162];[.$O162];[.$R162];[.$U162];[.$X162];[.$AA162];[.$AD162];[.$AG162];[.$AJ162];[.$AM162];[.$AP162];[.$AS162])" table:style-name="ce1">
            <text:p>0</text:p>
          </table:table-cell>
          <table:table-cell office:value-type="float" office:value="0" table:formula="of:=MIN([.$D162];[.$G162];[.$J162];[.$M162];[.$P162];[.$S162];[.$V162];[.$Y162];[.$AB162];[.$AE162];[.$AH162];[.$AK162];[.$AN162];[.$AQ162];[.$AT162])" table:style-name="ce1">
            <text:p>0</text:p>
          </table:table-cell>
          <table:table-cell office:value-type="float" office:value="21600" table:formula="of:=MEDIAN([.$B162];[.$E162];[.$H162];[.$K162];[.$N162];[.$Q162];[.$T162];[.$W162];[.$Z162];[.$AC162];[.$AF162];[.$AI162];[.$AL162];[.$AO162];[.$AR162])" table:style-name="ce1">
            <text:p>21600</text:p>
          </table:table-cell>
          <table:table-cell office:value-type="float" office:value="0" table:formula="of:=MEDIAN([.$C162];[.$F162];[.$I162];[.$L162];[.$O162];[.$R162];[.$U162];[.$X162];[.$AA162];[.$AD162];[.$AG162];[.$AJ162];[.$AM162];[.$AP162];[.$AS162])" table:style-name="ce1">
            <text:p>0</text:p>
          </table:table-cell>
          <table:table-cell office:value-type="float" office:value="0" table:formula="of:=MEDIAN([.$D162];[.$G162];[.$J162];[.$M162];[.$P162];[.$S162];[.$V162];[.$Y162];[.$AB162];[.$AE162];[.$AH162];[.$AK162];[.$AN162];[.$AQ162];[.$AT162])" table:style-name="ce1">
            <text:p>0</text:p>
          </table:table-cell>
          <table:table-cell office:value-type="float" office:value="21600" table:formula="of:=MAX([.$B162];[.$E162];[.$H162];[.$K162];[.$N162];[.$Q162];[.$T162];[.$W162];[.$Z162];[.$AC162];[.$AF162];[.$AI162];[.$AL162];[.$AO162];[.$AR162])" table:style-name="ce1">
            <text:p>21600</text:p>
          </table:table-cell>
          <table:table-cell office:value-type="float" office:value="0" table:formula="of:=MAX([.$C162];[.$F162];[.$I162];[.$L162];[.$O162];[.$R162];[.$U162];[.$X162];[.$AA162];[.$AD162];[.$AG162];[.$AJ162];[.$AM162];[.$AP162];[.$AS162])" table:style-name="ce1">
            <text:p>0</text:p>
          </table:table-cell>
          <table:table-cell office:value-type="float" office:value="0" table:formula="of:=MAX([.$D162];[.$G162];[.$J162];[.$M162];[.$P162];[.$S162];[.$V162];[.$Y162];[.$AB162];[.$AE162];[.$AH162];[.$AK162];[.$AN162];[.$AQ162];[.$AT162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_a14_c62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3];[.$E163];[.$H163];[.$K163];[.$N163];[.$Q163];[.$T163];[.$W163];[.$Z163];[.$AC163];[.$AF163];[.$AI163];[.$AL163];[.$AO163];[.$AR163])" table:style-name="ce1">
            <text:p>0</text:p>
          </table:table-cell>
          <table:table-cell office:value-type="float" office:value="0" table:formula="of:=MIN([.$C163];[.$F163];[.$I163];[.$L163];[.$O163];[.$R163];[.$U163];[.$X163];[.$AA163];[.$AD163];[.$AG163];[.$AJ163];[.$AM163];[.$AP163];[.$AS163])" table:style-name="ce1">
            <text:p>0</text:p>
          </table:table-cell>
          <table:table-cell office:value-type="float" office:value="0" table:formula="of:=MIN([.$D163];[.$G163];[.$J163];[.$M163];[.$P163];[.$S163];[.$V163];[.$Y163];[.$AB163];[.$AE163];[.$AH163];[.$AK163];[.$AN163];[.$AQ163];[.$AT163])" table:style-name="ce1">
            <text:p>0</text:p>
          </table:table-cell>
          <table:table-cell office:value-type="float" office:value="0" table:formula="of:=MEDIAN([.$B163];[.$E163];[.$H163];[.$K163];[.$N163];[.$Q163];[.$T163];[.$W163];[.$Z163];[.$AC163];[.$AF163];[.$AI163];[.$AL163];[.$AO163];[.$AR163])" table:style-name="ce1">
            <text:p>0</text:p>
          </table:table-cell>
          <table:table-cell office:value-type="float" office:value="0" table:formula="of:=MEDIAN([.$C163];[.$F163];[.$I163];[.$L163];[.$O163];[.$R163];[.$U163];[.$X163];[.$AA163];[.$AD163];[.$AG163];[.$AJ163];[.$AM163];[.$AP163];[.$AS163])" table:style-name="ce1">
            <text:p>0</text:p>
          </table:table-cell>
          <table:table-cell office:value-type="float" office:value="0" table:formula="of:=MEDIAN([.$D163];[.$G163];[.$J163];[.$M163];[.$P163];[.$S163];[.$V163];[.$Y163];[.$AB163];[.$AE163];[.$AH163];[.$AK163];[.$AN163];[.$AQ163];[.$AT163])" table:style-name="ce1">
            <text:p>0</text:p>
          </table:table-cell>
          <table:table-cell office:value-type="float" office:value="0" table:formula="of:=MAX([.$B163];[.$E163];[.$H163];[.$K163];[.$N163];[.$Q163];[.$T163];[.$W163];[.$Z163];[.$AC163];[.$AF163];[.$AI163];[.$AL163];[.$AO163];[.$AR163])" table:style-name="ce1">
            <text:p>0</text:p>
          </table:table-cell>
          <table:table-cell office:value-type="float" office:value="0" table:formula="of:=MAX([.$C163];[.$F163];[.$I163];[.$L163];[.$O163];[.$R163];[.$U163];[.$X163];[.$AA163];[.$AD163];[.$AG163];[.$AJ163];[.$AM163];[.$AP163];[.$AS163])" table:style-name="ce1">
            <text:p>0</text:p>
          </table:table-cell>
          <table:table-cell office:value-type="float" office:value="1" table:formula="of:=MAX([.$D163];[.$G163];[.$J163];[.$M163];[.$P163];[.$S163];[.$V163];[.$Y163];[.$AB163];[.$AE163];[.$AH163];[.$AK163];[.$AN163];[.$AQ163];[.$AT163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2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4];[.$E164];[.$H164];[.$K164];[.$N164];[.$Q164];[.$T164];[.$W164];[.$Z164];[.$AC164];[.$AF164];[.$AI164];[.$AL164];[.$AO164];[.$AR164])" table:style-name="ce1">
            <text:p>0</text:p>
          </table:table-cell>
          <table:table-cell office:value-type="float" office:value="0" table:formula="of:=MIN([.$C164];[.$F164];[.$I164];[.$L164];[.$O164];[.$R164];[.$U164];[.$X164];[.$AA164];[.$AD164];[.$AG164];[.$AJ164];[.$AM164];[.$AP164];[.$AS164])" table:style-name="ce1">
            <text:p>0</text:p>
          </table:table-cell>
          <table:table-cell office:value-type="float" office:value="0" table:formula="of:=MIN([.$D164];[.$G164];[.$J164];[.$M164];[.$P164];[.$S164];[.$V164];[.$Y164];[.$AB164];[.$AE164];[.$AH164];[.$AK164];[.$AN164];[.$AQ164];[.$AT164])" table:style-name="ce1">
            <text:p>0</text:p>
          </table:table-cell>
          <table:table-cell office:value-type="float" office:value="0" table:formula="of:=MEDIAN([.$B164];[.$E164];[.$H164];[.$K164];[.$N164];[.$Q164];[.$T164];[.$W164];[.$Z164];[.$AC164];[.$AF164];[.$AI164];[.$AL164];[.$AO164];[.$AR164])" table:style-name="ce1">
            <text:p>0</text:p>
          </table:table-cell>
          <table:table-cell office:value-type="float" office:value="0" table:formula="of:=MEDIAN([.$C164];[.$F164];[.$I164];[.$L164];[.$O164];[.$R164];[.$U164];[.$X164];[.$AA164];[.$AD164];[.$AG164];[.$AJ164];[.$AM164];[.$AP164];[.$AS164])" table:style-name="ce1">
            <text:p>0</text:p>
          </table:table-cell>
          <table:table-cell office:value-type="float" office:value="0" table:formula="of:=MEDIAN([.$D164];[.$G164];[.$J164];[.$M164];[.$P164];[.$S164];[.$V164];[.$Y164];[.$AB164];[.$AE164];[.$AH164];[.$AK164];[.$AN164];[.$AQ164];[.$AT164])" table:style-name="ce1">
            <text:p>0</text:p>
          </table:table-cell>
          <table:table-cell office:value-type="float" office:value="0" table:formula="of:=MAX([.$B164];[.$E164];[.$H164];[.$K164];[.$N164];[.$Q164];[.$T164];[.$W164];[.$Z164];[.$AC164];[.$AF164];[.$AI164];[.$AL164];[.$AO164];[.$AR164])" table:style-name="ce1">
            <text:p>0</text:p>
          </table:table-cell>
          <table:table-cell office:value-type="float" office:value="2" table:formula="of:=MAX([.$C164];[.$F164];[.$I164];[.$L164];[.$O164];[.$R164];[.$U164];[.$X164];[.$AA164];[.$AD164];[.$AG164];[.$AJ164];[.$AM164];[.$AP164];[.$AS164])" table:style-name="ce1">
            <text:p>2</text:p>
          </table:table-cell>
          <table:table-cell office:value-type="float" office:value="0" table:formula="of:=MAX([.$D164];[.$G164];[.$J164];[.$M164];[.$P164];[.$S164];[.$V164];[.$Y164];[.$AB164];[.$AE164];[.$AH164];[.$AK164];[.$AN164];[.$AQ164];[.$AT164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30_a1_c70_h29.lp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3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3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0.32" table:style-name="ce1">
            <text:p>0,32</text:p>
          </table:table-cell>
          <table:table-cell office:value-type="float" office:value="8901" table:style-name="ce3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9" table:style-name="ce1">
            <text:p>9</text:p>
          </table:table-cell>
          <table:table-cell office:value-type="float" office:value="0.01" table:formula="of:=MIN([.$B165];[.$E165];[.$H165];[.$K165];[.$N165];[.$Q165];[.$T165];[.$W165];[.$Z165];[.$AC165];[.$AF165];[.$AI165];[.$AL165];[.$AO165];[.$AR165])" table:style-name="ce1">
            <text:p>0,01</text:p>
          </table:table-cell>
          <table:table-cell office:value-type="float" office:value="11" table:formula="of:=MIN([.$C165];[.$F165];[.$I165];[.$L165];[.$O165];[.$R165];[.$U165];[.$X165];[.$AA165];[.$AD165];[.$AG165];[.$AJ165];[.$AM165];[.$AP165];[.$AS165])" table:style-name="ce1">
            <text:p>11</text:p>
          </table:table-cell>
          <table:table-cell office:value-type="float" office:value="2" table:formula="of:=MIN([.$D165];[.$G165];[.$J165];[.$M165];[.$P165];[.$S165];[.$V165];[.$Y165];[.$AB165];[.$AE165];[.$AH165];[.$AK165];[.$AN165];[.$AQ165];[.$AT165])" table:style-name="ce1">
            <text:p>2</text:p>
          </table:table-cell>
          <table:table-cell office:value-type="float" office:value="0.02" table:formula="of:=MEDIAN([.$B165];[.$E165];[.$H165];[.$K165];[.$N165];[.$Q165];[.$T165];[.$W165];[.$Z165];[.$AC165];[.$AF165];[.$AI165];[.$AL165];[.$AO165];[.$AR165])" table:style-name="ce1">
            <text:p>0,02</text:p>
          </table:table-cell>
          <table:table-cell office:value-type="float" office:value="31" table:formula="of:=MEDIAN([.$C165];[.$F165];[.$I165];[.$L165];[.$O165];[.$R165];[.$U165];[.$X165];[.$AA165];[.$AD165];[.$AG165];[.$AJ165];[.$AM165];[.$AP165];[.$AS165])" table:style-name="ce1">
            <text:p>31</text:p>
          </table:table-cell>
          <table:table-cell office:value-type="float" office:value="5" table:formula="of:=MEDIAN([.$D165];[.$G165];[.$J165];[.$M165];[.$P165];[.$S165];[.$V165];[.$Y165];[.$AB165];[.$AE165];[.$AH165];[.$AK165];[.$AN165];[.$AQ165];[.$AT165])" table:style-name="ce1">
            <text:p>5</text:p>
          </table:table-cell>
          <table:table-cell office:value-type="float" office:value="0.32" table:formula="of:=MAX([.$B165];[.$E165];[.$H165];[.$K165];[.$N165];[.$Q165];[.$T165];[.$W165];[.$Z165];[.$AC165];[.$AF165];[.$AI165];[.$AL165];[.$AO165];[.$AR165])" table:style-name="ce1">
            <text:p>0,32</text:p>
          </table:table-cell>
          <table:table-cell office:value-type="float" office:value="8901" table:formula="of:=MAX([.$C165];[.$F165];[.$I165];[.$L165];[.$O165];[.$R165];[.$U165];[.$X165];[.$AA165];[.$AD165];[.$AG165];[.$AJ165];[.$AM165];[.$AP165];[.$AS165])" table:style-name="ce1">
            <text:p>8901</text:p>
          </table:table-cell>
          <table:table-cell office:value-type="float" office:value="11" table:formula="of:=MAX([.$D165];[.$G165];[.$J165];[.$M165];[.$P165];[.$S165];[.$V165];[.$Y165];[.$AB165];[.$AE165];[.$AH165];[.$AK165];[.$AN165];[.$AQ165];[.$AT165])" table:style-name="ce1">
            <text:p>1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30_a2_c70_h7.lp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.19" table:style-name="ce1">
            <text:p>0,19</text:p>
          </table:table-cell>
          <table:table-cell office:value-type="float" office:value="8385" table:style-name="ce3">
            <text:p>838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66];[.$E166];[.$H166];[.$K166];[.$N166];[.$Q166];[.$T166];[.$W166];[.$Z166];[.$AC166];[.$AF166];[.$AI166];[.$AL166];[.$AO166];[.$AR166])" table:style-name="ce1">
            <text:p>0</text:p>
          </table:table-cell>
          <table:table-cell office:value-type="float" office:value="11" table:formula="of:=MIN([.$C166];[.$F166];[.$I166];[.$L166];[.$O166];[.$R166];[.$U166];[.$X166];[.$AA166];[.$AD166];[.$AG166];[.$AJ166];[.$AM166];[.$AP166];[.$AS166])" table:style-name="ce1">
            <text:p>11</text:p>
          </table:table-cell>
          <table:table-cell office:value-type="float" office:value="0" table:formula="of:=MIN([.$D166];[.$G166];[.$J166];[.$M166];[.$P166];[.$S166];[.$V166];[.$Y166];[.$AB166];[.$AE166];[.$AH166];[.$AK166];[.$AN166];[.$AQ166];[.$AT166])" table:style-name="ce1">
            <text:p>0</text:p>
          </table:table-cell>
          <table:table-cell office:value-type="float" office:value="0" table:formula="of:=MEDIAN([.$B166];[.$E166];[.$H166];[.$K166];[.$N166];[.$Q166];[.$T166];[.$W166];[.$Z166];[.$AC166];[.$AF166];[.$AI166];[.$AL166];[.$AO166];[.$AR166])" table:style-name="ce1">
            <text:p>0</text:p>
          </table:table-cell>
          <table:table-cell office:value-type="float" office:value="15" table:formula="of:=MEDIAN([.$C166];[.$F166];[.$I166];[.$L166];[.$O166];[.$R166];[.$U166];[.$X166];[.$AA166];[.$AD166];[.$AG166];[.$AJ166];[.$AM166];[.$AP166];[.$AS166])" table:style-name="ce1">
            <text:p>15</text:p>
          </table:table-cell>
          <table:table-cell office:value-type="float" office:value="2" table:formula="of:=MEDIAN([.$D166];[.$G166];[.$J166];[.$M166];[.$P166];[.$S166];[.$V166];[.$Y166];[.$AB166];[.$AE166];[.$AH166];[.$AK166];[.$AN166];[.$AQ166];[.$AT166])" table:style-name="ce1">
            <text:p>2</text:p>
          </table:table-cell>
          <table:table-cell office:value-type="float" office:value="0.19" table:formula="of:=MAX([.$B166];[.$E166];[.$H166];[.$K166];[.$N166];[.$Q166];[.$T166];[.$W166];[.$Z166];[.$AC166];[.$AF166];[.$AI166];[.$AL166];[.$AO166];[.$AR166])" table:style-name="ce1">
            <text:p>0,19</text:p>
          </table:table-cell>
          <table:table-cell office:value-type="float" office:value="8385" table:formula="of:=MAX([.$C166];[.$F166];[.$I166];[.$L166];[.$O166];[.$R166];[.$U166];[.$X166];[.$AA166];[.$AD166];[.$AG166];[.$AJ166];[.$AM166];[.$AP166];[.$AS166])" table:style-name="ce1">
            <text:p>8385</text:p>
          </table:table-cell>
          <table:table-cell office:value-type="float" office:value="13" table:formula="of:=MAX([.$D166];[.$G166];[.$J166];[.$M166];[.$P166];[.$S166];[.$V166];[.$Y166];[.$AB166];[.$AE166];[.$AH166];[.$AK166];[.$AN166];[.$AQ166];[.$AT166])" table:style-name="ce1">
            <text:p>1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30_a3_c70_h27.lp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2558" table:style-name="ce1">
            <text:p>2558</text:p>
          </table:table-cell>
          <table:table-cell office:value-type="float" office:value="165" table:style-name="ce3">
            <text:p>165</text:p>
          </table:table-cell>
          <table:table-cell office:value-type="float" office:value="0.03" table:style-name="ce1">
            <text:p>0,03</text:p>
          </table:table-cell>
          <table:table-cell office:value-type="float" office:value="278" table:style-name="ce1">
            <text:p>278</text:p>
          </table:table-cell>
          <table:table-cell office:value-type="float" office:value="3" table:style-name="ce2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855" table:style-name="ce1">
            <text:p>855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142" table:style-name="ce1">
            <text:p>142</text:p>
          </table:table-cell>
          <table:table-cell office:value-type="float" office:value="11" table:style-name="ce1">
            <text:p>11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2680" table:style-name="ce1">
            <text:p>2680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123" table:style-name="ce2">
            <text:p>123</text:p>
          </table:table-cell>
          <table:table-cell office:value-type="float" office:value="20" table:style-name="ce1">
            <text:p>20</text:p>
          </table:table-cell>
          <table:table-cell office:value-type="float" office:value="0.04" table:style-name="ce1">
            <text:p>0,04</text:p>
          </table:table-cell>
          <table:table-cell office:value-type="float" office:value="137" table:style-name="ce1">
            <text:p>137</text:p>
          </table:table-cell>
          <table:table-cell office:value-type="float" office:value="18" table:style-name="ce1">
            <text:p>18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1">
            <text:p>9</text:p>
          </table:table-cell>
          <table:table-cell office:value-type="float" office:value="0.05" table:style-name="ce1">
            <text:p>0,05</text:p>
          </table:table-cell>
          <table:table-cell office:value-type="float" office:value="246" table:style-name="ce1">
            <text:p>246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246" table:style-name="ce1">
            <text:p>246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,1</text:p>
          </table:table-cell>
          <table:table-cell office:value-type="float" office:value="408" table:style-name="ce1">
            <text:p>408</text:p>
          </table:table-cell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54" table:style-name="ce1">
            <text:p>654</text:p>
          </table:table-cell>
          <table:table-cell office:value-type="float" office:value="9" table:style-name="ce1">
            <text:p>9</text:p>
          </table:table-cell>
          <table:table-cell office:value-type="float" office:value="1.19" table:style-name="ce1">
            <text:p>1,19</text:p>
          </table:table-cell>
          <table:table-cell office:value-type="float" office:value="23543" table:style-name="ce3">
            <text:p>23543</text:p>
          </table:table-cell>
          <table:table-cell office:value-type="float" office:value="3" table:style-name="ce2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10" table:style-name="ce1">
            <text:p>10</text:p>
          </table:table-cell>
          <table:table-cell office:value-type="float" office:value="0.03" table:formula="of:=MIN([.$B167];[.$E167];[.$H167];[.$K167];[.$N167];[.$Q167];[.$T167];[.$W167];[.$Z167];[.$AC167];[.$AF167];[.$AI167];[.$AL167];[.$AO167];[.$AR167])" table:style-name="ce1">
            <text:p>0,03</text:p>
          </table:table-cell>
          <table:table-cell office:value-type="float" office:value="123" table:formula="of:=MIN([.$C167];[.$F167];[.$I167];[.$L167];[.$O167];[.$R167];[.$U167];[.$X167];[.$AA167];[.$AD167];[.$AG167];[.$AJ167];[.$AM167];[.$AP167];[.$AS167])" table:style-name="ce1">
            <text:p>123</text:p>
          </table:table-cell>
          <table:table-cell office:value-type="float" office:value="3" table:formula="of:=MIN([.$D167];[.$G167];[.$J167];[.$M167];[.$P167];[.$S167];[.$V167];[.$Y167];[.$AB167];[.$AE167];[.$AH167];[.$AK167];[.$AN167];[.$AQ167];[.$AT167])" table:style-name="ce1">
            <text:p>3</text:p>
          </table:table-cell>
          <table:table-cell office:value-type="float" office:value="0.05" table:formula="of:=MEDIAN([.$B167];[.$E167];[.$H167];[.$K167];[.$N167];[.$Q167];[.$T167];[.$W167];[.$Z167];[.$AC167];[.$AF167];[.$AI167];[.$AL167];[.$AO167];[.$AR167])" table:style-name="ce1">
            <text:p>0,05</text:p>
          </table:table-cell>
          <table:table-cell office:value-type="float" office:value="353" table:formula="of:=MEDIAN([.$C167];[.$F167];[.$I167];[.$L167];[.$O167];[.$R167];[.$U167];[.$X167];[.$AA167];[.$AD167];[.$AG167];[.$AJ167];[.$AM167];[.$AP167];[.$AS167])" table:style-name="ce1">
            <text:p>353</text:p>
          </table:table-cell>
          <table:table-cell office:value-type="float" office:value="9" table:formula="of:=MEDIAN([.$D167];[.$G167];[.$J167];[.$M167];[.$P167];[.$S167];[.$V167];[.$Y167];[.$AB167];[.$AE167];[.$AH167];[.$AK167];[.$AN167];[.$AQ167];[.$AT167])" table:style-name="ce1">
            <text:p>9</text:p>
          </table:table-cell>
          <table:table-cell office:value-type="float" office:value="1.19" table:formula="of:=MAX([.$B167];[.$E167];[.$H167];[.$K167];[.$N167];[.$Q167];[.$T167];[.$W167];[.$Z167];[.$AC167];[.$AF167];[.$AI167];[.$AL167];[.$AO167];[.$AR167])" table:style-name="ce1">
            <text:p>1,19</text:p>
          </table:table-cell>
          <table:table-cell office:value-type="float" office:value="23543" table:formula="of:=MAX([.$C167];[.$F167];[.$I167];[.$L167];[.$O167];[.$R167];[.$U167];[.$X167];[.$AA167];[.$AD167];[.$AG167];[.$AJ167];[.$AM167];[.$AP167];[.$AS167])" table:style-name="ce1">
            <text:p>23543</text:p>
          </table:table-cell>
          <table:table-cell office:value-type="float" office:value="165" table:formula="of:=MAX([.$D167];[.$G167];[.$J167];[.$M167];[.$P167];[.$S167];[.$V167];[.$Y167];[.$AB167];[.$AE167];[.$AH167];[.$AK167];[.$AN167];[.$AQ167];[.$AT167])" table:style-name="ce1">
            <text:p>16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3_a16_c43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8];[.$E168];[.$H168];[.$K168];[.$N168];[.$Q168];[.$T168];[.$W168];[.$Z168];[.$AC168];[.$AF168];[.$AI168];[.$AL168];[.$AO168];[.$AR168])" table:style-name="ce1">
            <text:p>0</text:p>
          </table:table-cell>
          <table:table-cell office:value-type="float" office:value="0" table:formula="of:=MIN([.$C168];[.$F168];[.$I168];[.$L168];[.$O168];[.$R168];[.$U168];[.$X168];[.$AA168];[.$AD168];[.$AG168];[.$AJ168];[.$AM168];[.$AP168];[.$AS168])" table:style-name="ce1">
            <text:p>0</text:p>
          </table:table-cell>
          <table:table-cell office:value-type="float" office:value="0" table:formula="of:=MIN([.$D168];[.$G168];[.$J168];[.$M168];[.$P168];[.$S168];[.$V168];[.$Y168];[.$AB168];[.$AE168];[.$AH168];[.$AK168];[.$AN168];[.$AQ168];[.$AT168])" table:style-name="ce1">
            <text:p>0</text:p>
          </table:table-cell>
          <table:table-cell office:value-type="float" office:value="0" table:formula="of:=MEDIAN([.$B168];[.$E168];[.$H168];[.$K168];[.$N168];[.$Q168];[.$T168];[.$W168];[.$Z168];[.$AC168];[.$AF168];[.$AI168];[.$AL168];[.$AO168];[.$AR168])" table:style-name="ce1">
            <text:p>0</text:p>
          </table:table-cell>
          <table:table-cell office:value-type="float" office:value="0" table:formula="of:=MEDIAN([.$C168];[.$F168];[.$I168];[.$L168];[.$O168];[.$R168];[.$U168];[.$X168];[.$AA168];[.$AD168];[.$AG168];[.$AJ168];[.$AM168];[.$AP168];[.$AS168])" table:style-name="ce1">
            <text:p>0</text:p>
          </table:table-cell>
          <table:table-cell office:value-type="float" office:value="0" table:formula="of:=MEDIAN([.$D168];[.$G168];[.$J168];[.$M168];[.$P168];[.$S168];[.$V168];[.$Y168];[.$AB168];[.$AE168];[.$AH168];[.$AK168];[.$AN168];[.$AQ168];[.$AT168])" table:style-name="ce1">
            <text:p>0</text:p>
          </table:table-cell>
          <table:table-cell office:value-type="float" office:value="0" table:formula="of:=MAX([.$B168];[.$E168];[.$H168];[.$K168];[.$N168];[.$Q168];[.$T168];[.$W168];[.$Z168];[.$AC168];[.$AF168];[.$AI168];[.$AL168];[.$AO168];[.$AR168])" table:style-name="ce1">
            <text:p>0</text:p>
          </table:table-cell>
          <table:table-cell office:value-type="float" office:value="0" table:formula="of:=MAX([.$C168];[.$F168];[.$I168];[.$L168];[.$O168];[.$R168];[.$U168];[.$X168];[.$AA168];[.$AD168];[.$AG168];[.$AJ168];[.$AM168];[.$AP168];[.$AS168])" table:style-name="ce1">
            <text:p>0</text:p>
          </table:table-cell>
          <table:table-cell office:value-type="float" office:value="1" table:formula="of:=MAX([.$D168];[.$G168];[.$J168];[.$M168];[.$P168];[.$S168];[.$V168];[.$Y168];[.$AB168];[.$AE168];[.$AH168];[.$AK168];[.$AN168];[.$AQ168];[.$AT168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/random_s3_a16_c63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9];[.$E169];[.$H169];[.$K169];[.$N169];[.$Q169];[.$T169];[.$W169];[.$Z169];[.$AC169];[.$AF169];[.$AI169];[.$AL169];[.$AO169];[.$AR169])" table:style-name="ce1">
            <text:p>0</text:p>
          </table:table-cell>
          <table:table-cell office:value-type="float" office:value="0" table:formula="of:=MIN([.$C169];[.$F169];[.$I169];[.$L169];[.$O169];[.$R169];[.$U169];[.$X169];[.$AA169];[.$AD169];[.$AG169];[.$AJ169];[.$AM169];[.$AP169];[.$AS169])" table:style-name="ce1">
            <text:p>0</text:p>
          </table:table-cell>
          <table:table-cell office:value-type="float" office:value="0" table:formula="of:=MIN([.$D169];[.$G169];[.$J169];[.$M169];[.$P169];[.$S169];[.$V169];[.$Y169];[.$AB169];[.$AE169];[.$AH169];[.$AK169];[.$AN169];[.$AQ169];[.$AT169])" table:style-name="ce1">
            <text:p>0</text:p>
          </table:table-cell>
          <table:table-cell office:value-type="float" office:value="0" table:formula="of:=MEDIAN([.$B169];[.$E169];[.$H169];[.$K169];[.$N169];[.$Q169];[.$T169];[.$W169];[.$Z169];[.$AC169];[.$AF169];[.$AI169];[.$AL169];[.$AO169];[.$AR169])" table:style-name="ce1">
            <text:p>0</text:p>
          </table:table-cell>
          <table:table-cell office:value-type="float" office:value="0" table:formula="of:=MEDIAN([.$C169];[.$F169];[.$I169];[.$L169];[.$O169];[.$R169];[.$U169];[.$X169];[.$AA169];[.$AD169];[.$AG169];[.$AJ169];[.$AM169];[.$AP169];[.$AS169])" table:style-name="ce1">
            <text:p>0</text:p>
          </table:table-cell>
          <table:table-cell office:value-type="float" office:value="0" table:formula="of:=MEDIAN([.$D169];[.$G169];[.$J169];[.$M169];[.$P169];[.$S169];[.$V169];[.$Y169];[.$AB169];[.$AE169];[.$AH169];[.$AK169];[.$AN169];[.$AQ169];[.$AT169])" table:style-name="ce1">
            <text:p>0</text:p>
          </table:table-cell>
          <table:table-cell office:value-type="float" office:value="0" table:formula="of:=MAX([.$B169];[.$E169];[.$H169];[.$K169];[.$N169];[.$Q169];[.$T169];[.$W169];[.$Z169];[.$AC169];[.$AF169];[.$AI169];[.$AL169];[.$AO169];[.$AR169])" table:style-name="ce1">
            <text:p>0</text:p>
          </table:table-cell>
          <table:table-cell office:value-type="float" office:value="0" table:formula="of:=MAX([.$C169];[.$F169];[.$I169];[.$L169];[.$O169];[.$R169];[.$U169];[.$X169];[.$AA169];[.$AD169];[.$AG169];[.$AJ169];[.$AM169];[.$AP169];[.$AS169])" table:style-name="ce1">
            <text:p>0</text:p>
          </table:table-cell>
          <table:table-cell office:value-type="float" office:value="1" table:formula="of:=MAX([.$D169];[.$G169];[.$J169];[.$M169];[.$P169];[.$S169];[.$V169];[.$Y169];[.$AB169];[.$AE169];[.$AH169];[.$AK169];[.$AN169];[.$AQ169];[.$AT169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0_a10_w5_h12.lp</text:p>
          </table:table-cell>
          <table:table-cell office:value-type="float" office:value="0.03" table:style-name="ce1">
            <text:p>0,03</text:p>
          </table:table-cell>
          <table:table-cell office:value-type="float" office:value="3303" table:style-name="ce1">
            <text:p>3303</text:p>
          </table:table-cell>
          <table:table-cell office:value-type="float" office:value="107" table:style-name="ce1">
            <text:p>107</text:p>
          </table:table-cell>
          <table:table-cell office:value-type="float" office:value="0.01" table:style-name="ce1">
            <text:p>0,01</text:p>
          </table:table-cell>
          <table:table-cell office:value-type="float" office:value="489" table:style-name="ce1">
            <text:p>48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437" table:style-name="ce1">
            <text:p>437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66" table:style-name="ce1">
            <text:p>266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413" table:style-name="ce1">
            <text:p>413</text:p>
          </table:table-cell>
          <table:table-cell office:value-type="float" office:value="21" table:style-name="ce1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1388" table:style-name="ce1">
            <text:p>1388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565" table:style-name="ce1">
            <text:p>565</text:p>
          </table:table-cell>
          <table:table-cell office:value-type="float" office:value="45" table:style-name="ce1">
            <text:p>45</text:p>
          </table:table-cell>
          <table:table-cell office:value-type="float" office:value="0.02" table:style-name="ce1">
            <text:p>0,02</text:p>
          </table:table-cell>
          <table:table-cell office:value-type="float" office:value="435" table:style-name="ce1">
            <text:p>435</text:p>
          </table:table-cell>
          <table:table-cell office:value-type="float" office:value="41" table:style-name="ce1">
            <text:p>41</text:p>
          </table:table-cell>
          <table:table-cell office:value-type="float" office:value="0.01" table:style-name="ce1">
            <text:p>0,01</text:p>
          </table:table-cell>
          <table:table-cell office:value-type="float" office:value="413" table:style-name="ce1">
            <text:p>413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227" table:style-name="ce1">
            <text:p>227</text:p>
          </table:table-cell>
          <table:table-cell office:value-type="float" office:value="16" table:style-name="ce1">
            <text:p>16</text:p>
          </table:table-cell>
          <table:table-cell office:value-type="float" office:value="0.01" table:style-name="ce1">
            <text:p>0,01</text:p>
          </table:table-cell>
          <table:table-cell office:value-type="float" office:value="227" table:style-name="ce1">
            <text:p>227</text:p>
          </table:table-cell>
          <table:table-cell office:value-type="float" office:value="16" table:style-name="ce1">
            <text:p>16</text:p>
          </table:table-cell>
          <table:table-cell office:value-type="float" office:value="0.01" table:style-name="ce1">
            <text:p>0,01</text:p>
          </table:table-cell>
          <table:table-cell office:value-type="float" office:value="188" table:style-name="ce2">
            <text:p>188</text:p>
          </table:table-cell>
          <table:table-cell office:value-type="float" office:value="26" table:style-name="ce1">
            <text:p>26</text:p>
          </table:table-cell>
          <table:table-cell office:value-type="float" office:value="0.03" table:style-name="ce1">
            <text:p>0,03</text:p>
          </table:table-cell>
          <table:table-cell office:value-type="float" office:value="973" table:style-name="ce1">
            <text:p>973</text:p>
          </table:table-cell>
          <table:table-cell office:value-type="float" office:value="24" table:style-name="ce1">
            <text:p>24</text:p>
          </table:table-cell>
          <table:table-cell office:value-type="float" office:value="0.73" table:style-name="ce1">
            <text:p>0,73</text:p>
          </table:table-cell>
          <table:table-cell office:value-type="float" office:value="104753" table:style-name="ce3">
            <text:p>104753</text:p>
          </table:table-cell>
          <table:table-cell office:value-type="float" office:value="1180" table:style-name="ce3">
            <text:p>1180</text:p>
          </table:table-cell>
          <table:table-cell office:value-type="float" office:value="0.01" table:style-name="ce1">
            <text:p>0,01</text:p>
          </table:table-cell>
          <table:table-cell office:value-type="float" office:value="411" table:style-name="ce1">
            <text:p>411</text:p>
          </table:table-cell>
          <table:table-cell office:value-type="float" office:value="21" table:style-name="ce1">
            <text:p>21</text:p>
          </table:table-cell>
          <table:table-cell office:value-type="float" office:value="0.01" table:formula="of:=MIN([.$B170];[.$E170];[.$H170];[.$K170];[.$N170];[.$Q170];[.$T170];[.$W170];[.$Z170];[.$AC170];[.$AF170];[.$AI170];[.$AL170];[.$AO170];[.$AR170])" table:style-name="ce1">
            <text:p>0,01</text:p>
          </table:table-cell>
          <table:table-cell office:value-type="float" office:value="188" table:formula="of:=MIN([.$C170];[.$F170];[.$I170];[.$L170];[.$O170];[.$R170];[.$U170];[.$X170];[.$AA170];[.$AD170];[.$AG170];[.$AJ170];[.$AM170];[.$AP170];[.$AS170])" table:style-name="ce1">
            <text:p>188</text:p>
          </table:table-cell>
          <table:table-cell office:value-type="float" office:value="3" table:formula="of:=MIN([.$D170];[.$G170];[.$J170];[.$M170];[.$P170];[.$S170];[.$V170];[.$Y170];[.$AB170];[.$AE170];[.$AH170];[.$AK170];[.$AN170];[.$AQ170];[.$AT170])" table:style-name="ce1">
            <text:p>3</text:p>
          </table:table-cell>
          <table:table-cell office:value-type="float" office:value="0.01" table:formula="of:=MEDIAN([.$B170];[.$E170];[.$H170];[.$K170];[.$N170];[.$Q170];[.$T170];[.$W170];[.$Z170];[.$AC170];[.$AF170];[.$AI170];[.$AL170];[.$AO170];[.$AR170])" table:style-name="ce1">
            <text:p>0,01</text:p>
          </table:table-cell>
          <table:table-cell office:value-type="float" office:value="435" table:formula="of:=MEDIAN([.$C170];[.$F170];[.$I170];[.$L170];[.$O170];[.$R170];[.$U170];[.$X170];[.$AA170];[.$AD170];[.$AG170];[.$AJ170];[.$AM170];[.$AP170];[.$AS170])" table:style-name="ce1">
            <text:p>435</text:p>
          </table:table-cell>
          <table:table-cell office:value-type="float" office:value="21" table:formula="of:=MEDIAN([.$D170];[.$G170];[.$J170];[.$M170];[.$P170];[.$S170];[.$V170];[.$Y170];[.$AB170];[.$AE170];[.$AH170];[.$AK170];[.$AN170];[.$AQ170];[.$AT170])" table:style-name="ce1">
            <text:p>21</text:p>
          </table:table-cell>
          <table:table-cell office:value-type="float" office:value="0.73" table:formula="of:=MAX([.$B170];[.$E170];[.$H170];[.$K170];[.$N170];[.$Q170];[.$T170];[.$W170];[.$Z170];[.$AC170];[.$AF170];[.$AI170];[.$AL170];[.$AO170];[.$AR170])" table:style-name="ce1">
            <text:p>0,73</text:p>
          </table:table-cell>
          <table:table-cell office:value-type="float" office:value="104753" table:formula="of:=MAX([.$C170];[.$F170];[.$I170];[.$L170];[.$O170];[.$R170];[.$U170];[.$X170];[.$AA170];[.$AD170];[.$AG170];[.$AJ170];[.$AM170];[.$AP170];[.$AS170])" table:style-name="ce1">
            <text:p>104753</text:p>
          </table:table-cell>
          <table:table-cell office:value-type="float" office:value="1180" table:formula="of:=MAX([.$D170];[.$G170];[.$J170];[.$M170];[.$P170];[.$S170];[.$V170];[.$Y170];[.$AB170];[.$AE170];[.$AH170];[.$AK170];[.$AN170];[.$AQ170];[.$AT170])" table:style-name="ce1">
            <text:p>118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0_a15_w5_h15.lp</text:p>
          </table:table-cell>
          <table:table-cell office:value-type="float" office:value="0.12" table:style-name="ce1">
            <text:p>0,12</text:p>
          </table:table-cell>
          <table:table-cell office:value-type="float" office:value="7128" table:style-name="ce1">
            <text:p>7128</text:p>
          </table:table-cell>
          <table:table-cell office:value-type="float" office:value="137" table:style-name="ce1">
            <text:p>137</text:p>
          </table:table-cell>
          <table:table-cell office:value-type="float" office:value="0.02" table:style-name="ce1">
            <text:p>0,02</text:p>
          </table:table-cell>
          <table:table-cell office:value-type="float" office:value="1094" table:style-name="ce1">
            <text:p>1094</text:p>
          </table:table-cell>
          <table:table-cell office:value-type="float" office:value="44" table:style-name="ce1">
            <text:p>44</text:p>
          </table:table-cell>
          <table:table-cell office:value-type="float" office:value="0.02" table:style-name="ce1">
            <text:p>0,02</text:p>
          </table:table-cell>
          <table:table-cell office:value-type="float" office:value="1257" table:style-name="ce1">
            <text:p>1257</text:p>
          </table:table-cell>
          <table:table-cell office:value-type="float" office:value="57" table:style-name="ce1">
            <text:p>57</text:p>
          </table:table-cell>
          <table:table-cell office:value-type="float" office:value="0.03" table:style-name="ce1">
            <text:p>0,03</text:p>
          </table:table-cell>
          <table:table-cell office:value-type="float" office:value="740" table:style-name="ce1">
            <text:p>740</text:p>
          </table:table-cell>
          <table:table-cell office:value-type="float" office:value="38" table:style-name="ce2">
            <text:p>3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799" table:style-name="ce1">
            <text:p>2799</text:p>
          </table:table-cell>
          <table:table-cell office:value-type="float" office:value="110" table:style-name="ce1">
            <text:p>110</text:p>
          </table:table-cell>
          <table:table-cell office:value-type="float" office:value="0.02" table:style-name="ce1">
            <text:p>0,02</text:p>
          </table:table-cell>
          <table:table-cell office:value-type="float" office:value="1754" table:style-name="ce1">
            <text:p>1754</text:p>
          </table:table-cell>
          <table:table-cell office:value-type="float" office:value="47" table:style-name="ce1">
            <text:p>4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634" table:style-name="ce1">
            <text:p>1634</text:p>
          </table:table-cell>
          <table:table-cell office:value-type="float" office:value="96" table:style-name="ce1">
            <text:p>96</text:p>
          </table:table-cell>
          <table:table-cell office:value-type="float" office:value="0.06" table:style-name="ce1">
            <text:p>0,06</text:p>
          </table:table-cell>
          <table:table-cell office:value-type="float" office:value="1209" table:style-name="ce1">
            <text:p>1209</text:p>
          </table:table-cell>
          <table:table-cell office:value-type="float" office:value="97" table:style-name="ce1">
            <text:p>9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794" table:style-name="ce1">
            <text:p>2794</text:p>
          </table:table-cell>
          <table:table-cell office:value-type="float" office:value="111" table:style-name="ce1">
            <text:p>111</text:p>
          </table:table-cell>
          <table:table-cell office:value-type="float" office:value="0.02" table:style-name="ce1">
            <text:p>0,02</text:p>
          </table:table-cell>
          <table:table-cell office:value-type="float" office:value="967" table:style-name="ce1">
            <text:p>967</text:p>
          </table:table-cell>
          <table:table-cell office:value-type="float" office:value="67" table:style-name="ce1">
            <text:p>67</text:p>
          </table:table-cell>
          <table:table-cell office:value-type="float" office:value="0.02" table:style-name="ce1">
            <text:p>0,02</text:p>
          </table:table-cell>
          <table:table-cell office:value-type="float" office:value="906" table:style-name="ce1">
            <text:p>906</text:p>
          </table:table-cell>
          <table:table-cell office:value-type="float" office:value="67" table:style-name="ce1">
            <text:p>67</text:p>
          </table:table-cell>
          <table:table-cell office:value-type="float" office:value="0.03" table:style-name="ce1">
            <text:p>0,03</text:p>
          </table:table-cell>
          <table:table-cell office:value-type="float" office:value="604" table:style-name="ce2">
            <text:p>604</text:p>
          </table:table-cell>
          <table:table-cell office:value-type="float" office:value="40" table:style-name="ce1">
            <text:p>40</text:p>
          </table:table-cell>
          <table:table-cell office:value-type="float" office:value="0.08" table:style-name="ce1">
            <text:p>0,08</text:p>
          </table:table-cell>
          <table:table-cell office:value-type="float" office:value="3097" table:style-name="ce1">
            <text:p>3097</text:p>
          </table:table-cell>
          <table:table-cell office:value-type="float" office:value="81" table:style-name="ce1">
            <text:p>81</text:p>
          </table:table-cell>
          <table:table-cell office:value-type="float" office:value="0.71" table:style-name="ce1">
            <text:p>0,71</text:p>
          </table:table-cell>
          <table:table-cell office:value-type="float" office:value="93458" table:style-name="ce3">
            <text:p>93458</text:p>
          </table:table-cell>
          <table:table-cell office:value-type="float" office:value="174" table:style-name="ce3">
            <text:p>174</text:p>
          </table:table-cell>
          <table:table-cell office:value-type="float" office:value="0.04" table:style-name="ce1">
            <text:p>0,04</text:p>
          </table:table-cell>
          <table:table-cell office:value-type="float" office:value="2188" table:style-name="ce1">
            <text:p>2188</text:p>
          </table:table-cell>
          <table:table-cell office:value-type="float" office:value="73" table:style-name="ce1">
            <text:p>73</text:p>
          </table:table-cell>
          <table:table-cell office:value-type="float" office:value="0.02" table:formula="of:=MIN([.$B171];[.$E171];[.$H171];[.$K171];[.$N171];[.$Q171];[.$T171];[.$W171];[.$Z171];[.$AC171];[.$AF171];[.$AI171];[.$AL171];[.$AO171];[.$AR171])" table:style-name="ce1">
            <text:p>0,02</text:p>
          </table:table-cell>
          <table:table-cell office:value-type="float" office:value="604" table:formula="of:=MIN([.$C171];[.$F171];[.$I171];[.$L171];[.$O171];[.$R171];[.$U171];[.$X171];[.$AA171];[.$AD171];[.$AG171];[.$AJ171];[.$AM171];[.$AP171];[.$AS171])" table:style-name="ce1">
            <text:p>604</text:p>
          </table:table-cell>
          <table:table-cell office:value-type="float" office:value="38" table:formula="of:=MIN([.$D171];[.$G171];[.$J171];[.$M171];[.$P171];[.$S171];[.$V171];[.$Y171];[.$AB171];[.$AE171];[.$AH171];[.$AK171];[.$AN171];[.$AQ171];[.$AT171])" table:style-name="ce1">
            <text:p>38</text:p>
          </table:table-cell>
          <table:table-cell office:value-type="float" office:value="0.04" table:formula="of:=MEDIAN([.$B171];[.$E171];[.$H171];[.$K171];[.$N171];[.$Q171];[.$T171];[.$W171];[.$Z171];[.$AC171];[.$AF171];[.$AI171];[.$AL171];[.$AO171];[.$AR171])" table:style-name="ce1">
            <text:p>0,04</text:p>
          </table:table-cell>
          <table:table-cell office:value-type="float" office:value="1634" table:formula="of:=MEDIAN([.$C171];[.$F171];[.$I171];[.$L171];[.$O171];[.$R171];[.$U171];[.$X171];[.$AA171];[.$AD171];[.$AG171];[.$AJ171];[.$AM171];[.$AP171];[.$AS171])" table:style-name="ce1">
            <text:p>1634</text:p>
          </table:table-cell>
          <table:table-cell office:value-type="float" office:value="73" table:formula="of:=MEDIAN([.$D171];[.$G171];[.$J171];[.$M171];[.$P171];[.$S171];[.$V171];[.$Y171];[.$AB171];[.$AE171];[.$AH171];[.$AK171];[.$AN171];[.$AQ171];[.$AT171])" table:style-name="ce1">
            <text:p>73</text:p>
          </table:table-cell>
          <table:table-cell office:value-type="float" office:value="0.71" table:formula="of:=MAX([.$B171];[.$E171];[.$H171];[.$K171];[.$N171];[.$Q171];[.$T171];[.$W171];[.$Z171];[.$AC171];[.$AF171];[.$AI171];[.$AL171];[.$AO171];[.$AR171])" table:style-name="ce1">
            <text:p>0,71</text:p>
          </table:table-cell>
          <table:table-cell office:value-type="float" office:value="93458" table:formula="of:=MAX([.$C171];[.$F171];[.$I171];[.$L171];[.$O171];[.$R171];[.$U171];[.$X171];[.$AA171];[.$AD171];[.$AG171];[.$AJ171];[.$AM171];[.$AP171];[.$AS171])" table:style-name="ce1">
            <text:p>93458</text:p>
          </table:table-cell>
          <table:table-cell office:value-type="float" office:value="174" table:formula="of:=MAX([.$D171];[.$G171];[.$J171];[.$M171];[.$P171];[.$S171];[.$V171];[.$Y171];[.$AB171];[.$AE171];[.$AH171];[.$AK171];[.$AN171];[.$AQ171];[.$AT171])" table:style-name="ce1">
            <text:p>17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0_a5_w5_h14.lp</text:p>
          </table:table-cell>
          <table:table-cell office:value-type="float" office:value="0.01" table:style-name="ce1">
            <text:p>0,01</text:p>
          </table:table-cell>
          <table:table-cell office:value-type="float" office:value="851" table:style-name="ce1">
            <text:p>85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276" table:style-name="ce1">
            <text:p>27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40" table:style-name="ce1">
            <text:p>540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87" table:style-name="ce1">
            <text:p>187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153" table:style-name="ce1">
            <text:p>153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277" table:style-name="ce1">
            <text:p>27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2">
            <text:p>11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112" table:style-name="ce2">
            <text:p>11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93" table:style-name="ce1">
            <text:p>19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336" table:style-name="ce1">
            <text:p>336</text:p>
          </table:table-cell>
          <table:table-cell office:value-type="float" office:value="8" table:style-name="ce1">
            <text:p>8</text:p>
          </table:table-cell>
          <table:table-cell office:value-type="float" office:value="2.11" table:style-name="ce3">
            <text:p>2,11</text:p>
          </table:table-cell>
          <table:table-cell office:value-type="float" office:value="224473" table:style-name="ce3">
            <text:p>224473</text:p>
          </table:table-cell>
          <table:table-cell office:value-type="float" office:value="13747" table:style-name="ce3">
            <text:p>13747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72];[.$E172];[.$H172];[.$K172];[.$N172];[.$Q172];[.$T172];[.$W172];[.$Z172];[.$AC172];[.$AF172];[.$AI172];[.$AL172];[.$AO172];[.$AR172])" table:style-name="ce1">
            <text:p>0</text:p>
          </table:table-cell>
          <table:table-cell office:value-type="float" office:value="112" table:formula="of:=MIN([.$C172];[.$F172];[.$I172];[.$L172];[.$O172];[.$R172];[.$U172];[.$X172];[.$AA172];[.$AD172];[.$AG172];[.$AJ172];[.$AM172];[.$AP172];[.$AS172])" table:style-name="ce1">
            <text:p>112</text:p>
          </table:table-cell>
          <table:table-cell office:value-type="float" office:value="2" table:formula="of:=MIN([.$D172];[.$G172];[.$J172];[.$M172];[.$P172];[.$S172];[.$V172];[.$Y172];[.$AB172];[.$AE172];[.$AH172];[.$AK172];[.$AN172];[.$AQ172];[.$AT172])" table:style-name="ce1">
            <text:p>2</text:p>
          </table:table-cell>
          <table:table-cell office:value-type="float" office:value="0.01" table:formula="of:=MEDIAN([.$B172];[.$E172];[.$H172];[.$K172];[.$N172];[.$Q172];[.$T172];[.$W172];[.$Z172];[.$AC172];[.$AF172];[.$AI172];[.$AL172];[.$AO172];[.$AR172])" table:style-name="ce1">
            <text:p>0,01</text:p>
          </table:table-cell>
          <table:table-cell office:value-type="float" office:value="276" table:formula="of:=MEDIAN([.$C172];[.$F172];[.$I172];[.$L172];[.$O172];[.$R172];[.$U172];[.$X172];[.$AA172];[.$AD172];[.$AG172];[.$AJ172];[.$AM172];[.$AP172];[.$AS172])" table:style-name="ce1">
            <text:p>276</text:p>
          </table:table-cell>
          <table:table-cell office:value-type="float" office:value="8" table:formula="of:=MEDIAN([.$D172];[.$G172];[.$J172];[.$M172];[.$P172];[.$S172];[.$V172];[.$Y172];[.$AB172];[.$AE172];[.$AH172];[.$AK172];[.$AN172];[.$AQ172];[.$AT172])" table:style-name="ce1">
            <text:p>8</text:p>
          </table:table-cell>
          <table:table-cell office:value-type="float" office:value="2.11" table:formula="of:=MAX([.$B172];[.$E172];[.$H172];[.$K172];[.$N172];[.$Q172];[.$T172];[.$W172];[.$Z172];[.$AC172];[.$AF172];[.$AI172];[.$AL172];[.$AO172];[.$AR172])" table:style-name="ce1">
            <text:p>2,11</text:p>
          </table:table-cell>
          <table:table-cell office:value-type="float" office:value="224473" table:formula="of:=MAX([.$C172];[.$F172];[.$I172];[.$L172];[.$O172];[.$R172];[.$U172];[.$X172];[.$AA172];[.$AD172];[.$AG172];[.$AJ172];[.$AM172];[.$AP172];[.$AS172])" table:style-name="ce1">
            <text:p>224473</text:p>
          </table:table-cell>
          <table:table-cell office:value-type="float" office:value="13747" table:formula="of:=MAX([.$D172];[.$G172];[.$J172];[.$M172];[.$P172];[.$S172];[.$V172];[.$Y172];[.$AB172];[.$AE172];[.$AH172];[.$AK172];[.$AN172];[.$AQ172];[.$AT172])" table:style-name="ce1">
            <text:p>1374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1_a10_w5_h17.lp</text:p>
          </table:table-cell>
          <table:table-cell office:value-type="float" office:value="0.09" table:style-name="ce1">
            <text:p>0,09</text:p>
          </table:table-cell>
          <table:table-cell office:value-type="float" office:value="7612" table:style-name="ce1">
            <text:p>7612</text:p>
          </table:table-cell>
          <table:table-cell office:value-type="float" office:value="98" table:style-name="ce1">
            <text:p>98</text:p>
          </table:table-cell>
          <table:table-cell office:value-type="float" office:value="0.02" table:style-name="ce1">
            <text:p>0,02</text:p>
          </table:table-cell>
          <table:table-cell office:value-type="float" office:value="740" table:style-name="ce1">
            <text:p>740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1041" table:style-name="ce1">
            <text:p>1041</text:p>
          </table:table-cell>
          <table:table-cell office:value-type="float" office:value="8" table:style-name="ce2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429" table:style-name="ce1">
            <text:p>429</text:p>
          </table:table-cell>
          <table:table-cell office:value-type="float" office:value="43" table:style-name="ce1">
            <text:p>43</text:p>
          </table:table-cell>
          <table:table-cell office:value-type="float" office:value="0.03" table:style-name="ce1">
            <text:p>0,03</text:p>
          </table:table-cell>
          <table:table-cell office:value-type="float" office:value="1323" table:style-name="ce1">
            <text:p>1323</text:p>
          </table:table-cell>
          <table:table-cell office:value-type="float" office:value="59" table:style-name="ce1">
            <text:p>59</text:p>
          </table:table-cell>
          <table:table-cell office:value-type="float" office:value="0.02" table:style-name="ce1">
            <text:p>0,02</text:p>
          </table:table-cell>
          <table:table-cell office:value-type="float" office:value="2179" table:style-name="ce1">
            <text:p>2179</text:p>
          </table:table-cell>
          <table:table-cell office:value-type="float" office:value="28" table:style-name="ce1">
            <text:p>28</text:p>
          </table:table-cell>
          <table:table-cell office:value-type="float" office:value="0.08" table:style-name="ce1">
            <text:p>0,08</text:p>
          </table:table-cell>
          <table:table-cell office:value-type="float" office:value="1451" table:style-name="ce1">
            <text:p>1451</text:p>
          </table:table-cell>
          <table:table-cell office:value-type="float" office:value="69" table:style-name="ce1">
            <text:p>69</text:p>
          </table:table-cell>
          <table:table-cell office:value-type="float" office:value="0.05" table:style-name="ce1">
            <text:p>0,05</text:p>
          </table:table-cell>
          <table:table-cell office:value-type="float" office:value="946" table:style-name="ce1">
            <text:p>946</text:p>
          </table:table-cell>
          <table:table-cell office:value-type="float" office:value="55" table:style-name="ce1">
            <text:p>55</text:p>
          </table:table-cell>
          <table:table-cell office:value-type="float" office:value="0.04" table:style-name="ce1">
            <text:p>0,04</text:p>
          </table:table-cell>
          <table:table-cell office:value-type="float" office:value="1468" table:style-name="ce1">
            <text:p>1468</text:p>
          </table:table-cell>
          <table:table-cell office:value-type="float" office:value="80" table:style-name="ce1">
            <text:p>80</text:p>
          </table:table-cell>
          <table:table-cell office:value-type="float" office:value="0.02" table:style-name="ce1">
            <text:p>0,02</text:p>
          </table:table-cell>
          <table:table-cell office:value-type="float" office:value="475" table:style-name="ce1">
            <text:p>475</text:p>
          </table:table-cell>
          <table:table-cell office:value-type="float" office:value="44" table:style-name="ce1">
            <text:p>44</text:p>
          </table:table-cell>
          <table:table-cell office:value-type="float" office:value="0.02" table:style-name="ce1">
            <text:p>0,02</text:p>
          </table:table-cell>
          <table:table-cell office:value-type="float" office:value="477" table:style-name="ce1">
            <text:p>477</text:p>
          </table:table-cell>
          <table:table-cell office:value-type="float" office:value="44" table:style-name="ce1">
            <text:p>44</text:p>
          </table:table-cell>
          <table:table-cell office:value-type="float" office:value="0.02" table:style-name="ce1">
            <text:p>0,02</text:p>
          </table:table-cell>
          <table:table-cell office:value-type="float" office:value="230" table:style-name="ce2">
            <text:p>230</text:p>
          </table:table-cell>
          <table:table-cell office:value-type="float" office:value="30" table:style-name="ce1">
            <text:p>30</text:p>
          </table:table-cell>
          <table:table-cell office:value-type="float" office:value="0.06" table:style-name="ce1">
            <text:p>0,06</text:p>
          </table:table-cell>
          <table:table-cell office:value-type="float" office:value="1920" table:style-name="ce1">
            <text:p>1920</text:p>
          </table:table-cell>
          <table:table-cell office:value-type="float" office:value="57" table:style-name="ce1">
            <text:p>57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52429" table:style-name="ce3">
            <text:p>52429</text:p>
          </table:table-cell>
          <table:table-cell office:value-type="float" office:value="106" table:style-name="ce3">
            <text:p>106</text:p>
          </table:table-cell>
          <table:table-cell office:value-type="float" office:value="0.03" table:style-name="ce1">
            <text:p>0,03</text:p>
          </table:table-cell>
          <table:table-cell office:value-type="float" office:value="1328" table:style-name="ce1">
            <text:p>1328</text:p>
          </table:table-cell>
          <table:table-cell office:value-type="float" office:value="59" table:style-name="ce1">
            <text:p>59</text:p>
          </table:table-cell>
          <table:table-cell office:value-type="float" office:value="0.02" table:formula="of:=MIN([.$B173];[.$E173];[.$H173];[.$K173];[.$N173];[.$Q173];[.$T173];[.$W173];[.$Z173];[.$AC173];[.$AF173];[.$AI173];[.$AL173];[.$AO173];[.$AR173])" table:style-name="ce1">
            <text:p>0,02</text:p>
          </table:table-cell>
          <table:table-cell office:value-type="float" office:value="230" table:formula="of:=MIN([.$C173];[.$F173];[.$I173];[.$L173];[.$O173];[.$R173];[.$U173];[.$X173];[.$AA173];[.$AD173];[.$AG173];[.$AJ173];[.$AM173];[.$AP173];[.$AS173])" table:style-name="ce1">
            <text:p>230</text:p>
          </table:table-cell>
          <table:table-cell office:value-type="float" office:value="8" table:formula="of:=MIN([.$D173];[.$G173];[.$J173];[.$M173];[.$P173];[.$S173];[.$V173];[.$Y173];[.$AB173];[.$AE173];[.$AH173];[.$AK173];[.$AN173];[.$AQ173];[.$AT173])" table:style-name="ce1">
            <text:p>8</text:p>
          </table:table-cell>
          <table:table-cell office:value-type="float" office:value="0.03" table:formula="of:=MEDIAN([.$B173];[.$E173];[.$H173];[.$K173];[.$N173];[.$Q173];[.$T173];[.$W173];[.$Z173];[.$AC173];[.$AF173];[.$AI173];[.$AL173];[.$AO173];[.$AR173])" table:style-name="ce1">
            <text:p>0,03</text:p>
          </table:table-cell>
          <table:table-cell office:value-type="float" office:value="1323" table:formula="of:=MEDIAN([.$C173];[.$F173];[.$I173];[.$L173];[.$O173];[.$R173];[.$U173];[.$X173];[.$AA173];[.$AD173];[.$AG173];[.$AJ173];[.$AM173];[.$AP173];[.$AS173])" table:style-name="ce1">
            <text:p>1323</text:p>
          </table:table-cell>
          <table:table-cell office:value-type="float" office:value="55" table:formula="of:=MEDIAN([.$D173];[.$G173];[.$J173];[.$M173];[.$P173];[.$S173];[.$V173];[.$Y173];[.$AB173];[.$AE173];[.$AH173];[.$AK173];[.$AN173];[.$AQ173];[.$AT173])" table:style-name="ce1">
            <text:p>55</text:p>
          </table:table-cell>
          <table:table-cell office:value-type="float" office:value="0.56000000000000005" table:formula="of:=MAX([.$B173];[.$E173];[.$H173];[.$K173];[.$N173];[.$Q173];[.$T173];[.$W173];[.$Z173];[.$AC173];[.$AF173];[.$AI173];[.$AL173];[.$AO173];[.$AR173])" table:style-name="ce1">
            <text:p>0,56</text:p>
          </table:table-cell>
          <table:table-cell office:value-type="float" office:value="52429" table:formula="of:=MAX([.$C173];[.$F173];[.$I173];[.$L173];[.$O173];[.$R173];[.$U173];[.$X173];[.$AA173];[.$AD173];[.$AG173];[.$AJ173];[.$AM173];[.$AP173];[.$AS173])" table:style-name="ce1">
            <text:p>52429</text:p>
          </table:table-cell>
          <table:table-cell office:value-type="float" office:value="106" table:formula="of:=MAX([.$D173];[.$G173];[.$J173];[.$M173];[.$P173];[.$S173];[.$V173];[.$Y173];[.$AB173];[.$AE173];[.$AH173];[.$AK173];[.$AN173];[.$AQ173];[.$AT173])" table:style-name="ce1">
            <text:p>10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1_a12_w4_h15.lp</text:p>
          </table:table-cell>
          <table:table-cell office:value-type="float" office:value="0.04" table:style-name="ce1">
            <text:p>0,04</text:p>
          </table:table-cell>
          <table:table-cell office:value-type="float" office:value="5195" table:style-name="ce1">
            <text:p>5195</text:p>
          </table:table-cell>
          <table:table-cell office:value-type="float" office:value="101" table:style-name="ce1">
            <text:p>101</text:p>
          </table:table-cell>
          <table:table-cell office:value-type="float" office:value="0.01" table:style-name="ce1">
            <text:p>0,01</text:p>
          </table:table-cell>
          <table:table-cell office:value-type="float" office:value="535" table:style-name="ce1">
            <text:p>535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574" table:style-name="ce1">
            <text:p>574</text:p>
          </table:table-cell>
          <table:table-cell office:value-type="float" office:value="8" table:style-name="ce2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45" table:style-name="ce2">
            <text:p>245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475" table:style-name="ce1">
            <text:p>475</text:p>
          </table:table-cell>
          <table:table-cell office:value-type="float" office:value="32" table:style-name="ce1">
            <text:p>32</text:p>
          </table:table-cell>
          <table:table-cell office:value-type="float" office:value="0.01" table:style-name="ce1">
            <text:p>0,01</text:p>
          </table:table-cell>
          <table:table-cell office:value-type="float" office:value="1078" table:style-name="ce1">
            <text:p>1078</text:p>
          </table:table-cell>
          <table:table-cell office:value-type="float" office:value="34" table:style-name="ce1">
            <text:p>34</text:p>
          </table:table-cell>
          <table:table-cell office:value-type="float" office:value="0.03" table:style-name="ce1">
            <text:p>0,03</text:p>
          </table:table-cell>
          <table:table-cell office:value-type="float" office:value="799" table:style-name="ce1">
            <text:p>799</text:p>
          </table:table-cell>
          <table:table-cell office:value-type="float" office:value="49" table:style-name="ce1">
            <text:p>49</text:p>
          </table:table-cell>
          <table:table-cell office:value-type="float" office:value="0.03" table:style-name="ce1">
            <text:p>0,03</text:p>
          </table:table-cell>
          <table:table-cell office:value-type="float" office:value="1271" table:style-name="ce1">
            <text:p>1271</text:p>
          </table:table-cell>
          <table:table-cell office:value-type="float" office:value="84" table:style-name="ce1">
            <text:p>84</text:p>
          </table:table-cell>
          <table:table-cell office:value-type="float" office:value="0.01" table:style-name="ce1">
            <text:p>0,01</text:p>
          </table:table-cell>
          <table:table-cell office:value-type="float" office:value="480" table:style-name="ce1">
            <text:p>480</text:p>
          </table:table-cell>
          <table:table-cell office:value-type="float" office:value="33" table:style-name="ce1">
            <text:p>33</text:p>
          </table:table-cell>
          <table:table-cell office:value-type="float" office:value="0.01" table:style-name="ce1">
            <text:p>0,01</text:p>
          </table:table-cell>
          <table:table-cell office:value-type="float" office:value="421" table:style-name="ce1">
            <text:p>421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421" table:style-name="ce1">
            <text:p>421</text:p>
          </table:table-cell>
          <table:table-cell office:value-type="float" office:value="25" table:style-name="ce1">
            <text:p>25</text:p>
          </table:table-cell>
          <table:table-cell office:value-type="float" office:value="0.02" table:style-name="ce1">
            <text:p>0,02</text:p>
          </table:table-cell>
          <table:table-cell office:value-type="float" office:value="598" table:style-name="ce1">
            <text:p>598</text:p>
          </table:table-cell>
          <table:table-cell office:value-type="float" office:value="39" table:style-name="ce1">
            <text:p>39</text:p>
          </table:table-cell>
          <table:table-cell office:value-type="float" office:value="0.04" table:style-name="ce1">
            <text:p>0,04</text:p>
          </table:table-cell>
          <table:table-cell office:value-type="float" office:value="1278" table:style-name="ce1">
            <text:p>1278</text:p>
          </table:table-cell>
          <table:table-cell office:value-type="float" office:value="40" table:style-name="ce1">
            <text:p>40</text:p>
          </table:table-cell>
          <table:table-cell office:value-type="float" office:value="12.97" table:style-name="ce3">
            <text:p>12,97</text:p>
          </table:table-cell>
          <table:table-cell office:value-type="float" office:value="872175" table:style-name="ce3">
            <text:p>872175</text:p>
          </table:table-cell>
          <table:table-cell office:value-type="float" office:value="39600" table:style-name="ce3">
            <text:p>39600</text:p>
          </table:table-cell>
          <table:table-cell office:value-type="float" office:value="0.01" table:style-name="ce1">
            <text:p>0,01</text:p>
          </table:table-cell>
          <table:table-cell office:value-type="float" office:value="476" table:style-name="ce1">
            <text:p>476</text:p>
          </table:table-cell>
          <table:table-cell office:value-type="float" office:value="32" table:style-name="ce1">
            <text:p>32</text:p>
          </table:table-cell>
          <table:table-cell office:value-type="float" office:value="0.01" table:formula="of:=MIN([.$B174];[.$E174];[.$H174];[.$K174];[.$N174];[.$Q174];[.$T174];[.$W174];[.$Z174];[.$AC174];[.$AF174];[.$AI174];[.$AL174];[.$AO174];[.$AR174])" table:style-name="ce1">
            <text:p>0,01</text:p>
          </table:table-cell>
          <table:table-cell office:value-type="float" office:value="245" table:formula="of:=MIN([.$C174];[.$F174];[.$I174];[.$L174];[.$O174];[.$R174];[.$U174];[.$X174];[.$AA174];[.$AD174];[.$AG174];[.$AJ174];[.$AM174];[.$AP174];[.$AS174])" table:style-name="ce1">
            <text:p>245</text:p>
          </table:table-cell>
          <table:table-cell office:value-type="float" office:value="8" table:formula="of:=MIN([.$D174];[.$G174];[.$J174];[.$M174];[.$P174];[.$S174];[.$V174];[.$Y174];[.$AB174];[.$AE174];[.$AH174];[.$AK174];[.$AN174];[.$AQ174];[.$AT174])" table:style-name="ce1">
            <text:p>8</text:p>
          </table:table-cell>
          <table:table-cell office:value-type="float" office:value="0.01" table:formula="of:=MEDIAN([.$B174];[.$E174];[.$H174];[.$K174];[.$N174];[.$Q174];[.$T174];[.$W174];[.$Z174];[.$AC174];[.$AF174];[.$AI174];[.$AL174];[.$AO174];[.$AR174])" table:style-name="ce1">
            <text:p>0,01</text:p>
          </table:table-cell>
          <table:table-cell office:value-type="float" office:value="574" table:formula="of:=MEDIAN([.$C174];[.$F174];[.$I174];[.$L174];[.$O174];[.$R174];[.$U174];[.$X174];[.$AA174];[.$AD174];[.$AG174];[.$AJ174];[.$AM174];[.$AP174];[.$AS174])" table:style-name="ce1">
            <text:p>574</text:p>
          </table:table-cell>
          <table:table-cell office:value-type="float" office:value="33" table:formula="of:=MEDIAN([.$D174];[.$G174];[.$J174];[.$M174];[.$P174];[.$S174];[.$V174];[.$Y174];[.$AB174];[.$AE174];[.$AH174];[.$AK174];[.$AN174];[.$AQ174];[.$AT174])" table:style-name="ce1">
            <text:p>33</text:p>
          </table:table-cell>
          <table:table-cell office:value-type="float" office:value="12.97" table:formula="of:=MAX([.$B174];[.$E174];[.$H174];[.$K174];[.$N174];[.$Q174];[.$T174];[.$W174];[.$Z174];[.$AC174];[.$AF174];[.$AI174];[.$AL174];[.$AO174];[.$AR174])" table:style-name="ce1">
            <text:p>12,97</text:p>
          </table:table-cell>
          <table:table-cell office:value-type="float" office:value="872175" table:formula="of:=MAX([.$C174];[.$F174];[.$I174];[.$L174];[.$O174];[.$R174];[.$U174];[.$X174];[.$AA174];[.$AD174];[.$AG174];[.$AJ174];[.$AM174];[.$AP174];[.$AS174])" table:style-name="ce1">
            <text:p>872175</text:p>
          </table:table-cell>
          <table:table-cell office:value-type="float" office:value="39600" table:formula="of:=MAX([.$D174];[.$G174];[.$J174];[.$M174];[.$P174];[.$S174];[.$V174];[.$Y174];[.$AB174];[.$AE174];[.$AH174];[.$AK174];[.$AN174];[.$AQ174];[.$AT174])" table:style-name="ce1">
            <text:p>3960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1_a15_w5_h16.lp</text:p>
          </table:table-cell>
          <table:table-cell office:value-type="float" office:value="0.23" table:style-name="ce1">
            <text:p>0,23</text:p>
          </table:table-cell>
          <table:table-cell office:value-type="float" office:value="20521" table:style-name="ce1">
            <text:p>20521</text:p>
          </table:table-cell>
          <table:table-cell office:value-type="float" office:value="182" table:style-name="ce3">
            <text:p>182</text:p>
          </table:table-cell>
          <table:table-cell office:value-type="float" office:value="0.02" table:style-name="ce1">
            <text:p>0,02</text:p>
          </table:table-cell>
          <table:table-cell office:value-type="float" office:value="767" table:style-name="ce1">
            <text:p>767</text:p>
          </table:table-cell>
          <table:table-cell office:value-type="float" office:value="20" table:style-name="ce1">
            <text:p>20</text:p>
          </table:table-cell>
          <table:table-cell office:value-type="float" office:value="0.03" table:style-name="ce1">
            <text:p>0,03</text:p>
          </table:table-cell>
          <table:table-cell office:value-type="float" office:value="2597" table:style-name="ce1">
            <text:p>2597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761" table:style-name="ce2">
            <text:p>761</text:p>
          </table:table-cell>
          <table:table-cell office:value-type="float" office:value="26" table:style-name="ce1">
            <text:p>26</text:p>
          </table:table-cell>
          <table:table-cell office:value-type="float" office:value="0.06" table:style-name="ce1">
            <text:p>0,06</text:p>
          </table:table-cell>
          <table:table-cell office:value-type="float" office:value="2342" table:style-name="ce1">
            <text:p>2342</text:p>
          </table:table-cell>
          <table:table-cell office:value-type="float" office:value="83" table:style-name="ce1">
            <text:p>83</text:p>
          </table:table-cell>
          <table:table-cell office:value-type="float" office:value="0.03" table:style-name="ce1">
            <text:p>0,03</text:p>
          </table:table-cell>
          <table:table-cell office:value-type="float" office:value="2211" table:style-name="ce1">
            <text:p>2211</text:p>
          </table:table-cell>
          <table:table-cell office:value-type="float" office:value="15" table:style-name="ce2">
            <text:p>15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2111" table:style-name="ce1">
            <text:p>2111</text:p>
          </table:table-cell>
          <table:table-cell office:value-type="float" office:value="100" table:style-name="ce1">
            <text:p>100</text:p>
          </table:table-cell>
          <table:table-cell office:value-type="float" office:value="0.1" table:style-name="ce1">
            <text:p>0,1</text:p>
          </table:table-cell>
          <table:table-cell office:value-type="float" office:value="1859" table:style-name="ce1">
            <text:p>1859</text:p>
          </table:table-cell>
          <table:table-cell office:value-type="float" office:value="87" table:style-name="ce1">
            <text:p>87</text:p>
          </table:table-cell>
          <table:table-cell office:value-type="float" office:value="0.04" table:style-name="ce1">
            <text:p>0,04</text:p>
          </table:table-cell>
          <table:table-cell office:value-type="float" office:value="1469" table:style-name="ce1">
            <text:p>1469</text:p>
          </table:table-cell>
          <table:table-cell office:value-type="float" office:value="58" table:style-name="ce1">
            <text:p>58</text:p>
          </table:table-cell>
          <table:table-cell office:value-type="float" office:value="0.04" table:style-name="ce1">
            <text:p>0,04</text:p>
          </table:table-cell>
          <table:table-cell office:value-type="float" office:value="1063" table:style-name="ce1">
            <text:p>1063</text:p>
          </table:table-cell>
          <table:table-cell office:value-type="float" office:value="48" table:style-name="ce1">
            <text:p>48</text:p>
          </table:table-cell>
          <table:table-cell office:value-type="float" office:value="0.04" table:style-name="ce1">
            <text:p>0,04</text:p>
          </table:table-cell>
          <table:table-cell office:value-type="float" office:value="999" table:style-name="ce1">
            <text:p>999</text:p>
          </table:table-cell>
          <table:table-cell office:value-type="float" office:value="55" table:style-name="ce1">
            <text:p>55</text:p>
          </table:table-cell>
          <table:table-cell office:value-type="float" office:value="0.04" table:style-name="ce1">
            <text:p>0,04</text:p>
          </table:table-cell>
          <table:table-cell office:value-type="float" office:value="863" table:style-name="ce1">
            <text:p>863</text:p>
          </table:table-cell>
          <table:table-cell office:value-type="float" office:value="38" table:style-name="ce1">
            <text:p>38</text:p>
          </table:table-cell>
          <table:table-cell office:value-type="float" office:value="0.1" table:style-name="ce1">
            <text:p>0,1</text:p>
          </table:table-cell>
          <table:table-cell office:value-type="float" office:value="2269" table:style-name="ce1">
            <text:p>2269</text:p>
          </table:table-cell>
          <table:table-cell office:value-type="float" office:value="34" table:style-name="ce1">
            <text:p>34</text:p>
          </table:table-cell>
          <table:table-cell office:value-type="float" office:value="0.71" table:style-name="ce1">
            <text:p>0,71</text:p>
          </table:table-cell>
          <table:table-cell office:value-type="float" office:value="62791" table:style-name="ce3">
            <text:p>62791</text:p>
          </table:table-cell>
          <table:table-cell office:value-type="float" office:value="93" table:style-name="ce1">
            <text:p>93</text:p>
          </table:table-cell>
          <table:table-cell office:value-type="float" office:value="0.08" table:style-name="ce1">
            <text:p>0,08</text:p>
          </table:table-cell>
          <table:table-cell office:value-type="float" office:value="2545" table:style-name="ce1">
            <text:p>2545</text:p>
          </table:table-cell>
          <table:table-cell office:value-type="float" office:value="83" table:style-name="ce1">
            <text:p>83</text:p>
          </table:table-cell>
          <table:table-cell office:value-type="float" office:value="0.02" table:formula="of:=MIN([.$B175];[.$E175];[.$H175];[.$K175];[.$N175];[.$Q175];[.$T175];[.$W175];[.$Z175];[.$AC175];[.$AF175];[.$AI175];[.$AL175];[.$AO175];[.$AR175])" table:style-name="ce1">
            <text:p>0,02</text:p>
          </table:table-cell>
          <table:table-cell office:value-type="float" office:value="761" table:formula="of:=MIN([.$C175];[.$F175];[.$I175];[.$L175];[.$O175];[.$R175];[.$U175];[.$X175];[.$AA175];[.$AD175];[.$AG175];[.$AJ175];[.$AM175];[.$AP175];[.$AS175])" table:style-name="ce1">
            <text:p>761</text:p>
          </table:table-cell>
          <table:table-cell office:value-type="float" office:value="15" table:formula="of:=MIN([.$D175];[.$G175];[.$J175];[.$M175];[.$P175];[.$S175];[.$V175];[.$Y175];[.$AB175];[.$AE175];[.$AH175];[.$AK175];[.$AN175];[.$AQ175];[.$AT175])" table:style-name="ce1">
            <text:p>15</text:p>
          </table:table-cell>
          <table:table-cell office:value-type="float" office:value="0.04" table:formula="of:=MEDIAN([.$B175];[.$E175];[.$H175];[.$K175];[.$N175];[.$Q175];[.$T175];[.$W175];[.$Z175];[.$AC175];[.$AF175];[.$AI175];[.$AL175];[.$AO175];[.$AR175])" table:style-name="ce1">
            <text:p>0,04</text:p>
          </table:table-cell>
          <table:table-cell office:value-type="float" office:value="2111" table:formula="of:=MEDIAN([.$C175];[.$F175];[.$I175];[.$L175];[.$O175];[.$R175];[.$U175];[.$X175];[.$AA175];[.$AD175];[.$AG175];[.$AJ175];[.$AM175];[.$AP175];[.$AS175])" table:style-name="ce1">
            <text:p>2111</text:p>
          </table:table-cell>
          <table:table-cell office:value-type="float" office:value="55" table:formula="of:=MEDIAN([.$D175];[.$G175];[.$J175];[.$M175];[.$P175];[.$S175];[.$V175];[.$Y175];[.$AB175];[.$AE175];[.$AH175];[.$AK175];[.$AN175];[.$AQ175];[.$AT175])" table:style-name="ce1">
            <text:p>55</text:p>
          </table:table-cell>
          <table:table-cell office:value-type="float" office:value="0.71" table:formula="of:=MAX([.$B175];[.$E175];[.$H175];[.$K175];[.$N175];[.$Q175];[.$T175];[.$W175];[.$Z175];[.$AC175];[.$AF175];[.$AI175];[.$AL175];[.$AO175];[.$AR175])" table:style-name="ce1">
            <text:p>0,71</text:p>
          </table:table-cell>
          <table:table-cell office:value-type="float" office:value="62791" table:formula="of:=MAX([.$C175];[.$F175];[.$I175];[.$L175];[.$O175];[.$R175];[.$U175];[.$X175];[.$AA175];[.$AD175];[.$AG175];[.$AJ175];[.$AM175];[.$AP175];[.$AS175])" table:style-name="ce1">
            <text:p>62791</text:p>
          </table:table-cell>
          <table:table-cell office:value-type="float" office:value="182" table:formula="of:=MAX([.$D175];[.$G175];[.$J175];[.$M175];[.$P175];[.$S175];[.$V175];[.$Y175];[.$AB175];[.$AE175];[.$AH175];[.$AK175];[.$AN175];[.$AQ175];[.$AT175])" table:style-name="ce1">
            <text:p>18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1_a1_w5_h15.lp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145" table:style-name="ce3">
            <text:p>2145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176];[.$E176];[.$H176];[.$K176];[.$N176];[.$Q176];[.$T176];[.$W176];[.$Z176];[.$AC176];[.$AF176];[.$AI176];[.$AL176];[.$AO176];[.$AR176])" table:style-name="ce1">
            <text:p>0</text:p>
          </table:table-cell>
          <table:table-cell office:value-type="float" office:value="8" table:formula="of:=MIN([.$C176];[.$F176];[.$I176];[.$L176];[.$O176];[.$R176];[.$U176];[.$X176];[.$AA176];[.$AD176];[.$AG176];[.$AJ176];[.$AM176];[.$AP176];[.$AS176])" table:style-name="ce1">
            <text:p>8</text:p>
          </table:table-cell>
          <table:table-cell office:value-type="float" office:value="2" table:formula="of:=MIN([.$D176];[.$G176];[.$J176];[.$M176];[.$P176];[.$S176];[.$V176];[.$Y176];[.$AB176];[.$AE176];[.$AH176];[.$AK176];[.$AN176];[.$AQ176];[.$AT176])" table:style-name="ce1">
            <text:p>2</text:p>
          </table:table-cell>
          <table:table-cell office:value-type="float" office:value="0" table:formula="of:=MEDIAN([.$B176];[.$E176];[.$H176];[.$K176];[.$N176];[.$Q176];[.$T176];[.$W176];[.$Z176];[.$AC176];[.$AF176];[.$AI176];[.$AL176];[.$AO176];[.$AR176])" table:style-name="ce1">
            <text:p>0</text:p>
          </table:table-cell>
          <table:table-cell office:value-type="float" office:value="11" table:formula="of:=MEDIAN([.$C176];[.$F176];[.$I176];[.$L176];[.$O176];[.$R176];[.$U176];[.$X176];[.$AA176];[.$AD176];[.$AG176];[.$AJ176];[.$AM176];[.$AP176];[.$AS176])" table:style-name="ce1">
            <text:p>11</text:p>
          </table:table-cell>
          <table:table-cell office:value-type="float" office:value="3" table:formula="of:=MEDIAN([.$D176];[.$G176];[.$J176];[.$M176];[.$P176];[.$S176];[.$V176];[.$Y176];[.$AB176];[.$AE176];[.$AH176];[.$AK176];[.$AN176];[.$AQ176];[.$AT176])" table:style-name="ce1">
            <text:p>3</text:p>
          </table:table-cell>
          <table:table-cell office:value-type="float" office:value="0.02" table:formula="of:=MAX([.$B176];[.$E176];[.$H176];[.$K176];[.$N176];[.$Q176];[.$T176];[.$W176];[.$Z176];[.$AC176];[.$AF176];[.$AI176];[.$AL176];[.$AO176];[.$AR176])" table:style-name="ce1">
            <text:p>0,02</text:p>
          </table:table-cell>
          <table:table-cell office:value-type="float" office:value="2145" table:formula="of:=MAX([.$C176];[.$F176];[.$I176];[.$L176];[.$O176];[.$R176];[.$U176];[.$X176];[.$AA176];[.$AD176];[.$AG176];[.$AJ176];[.$AM176];[.$AP176];[.$AS176])" table:style-name="ce1">
            <text:p>2145</text:p>
          </table:table-cell>
          <table:table-cell office:value-type="float" office:value="23" table:formula="of:=MAX([.$D176];[.$G176];[.$J176];[.$M176];[.$P176];[.$S176];[.$V176];[.$Y176];[.$AB176];[.$AE176];[.$AH176];[.$AK176];[.$AN176];[.$AQ176];[.$AT176])" table:style-name="ce1">
            <text:p>2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1_a2_w5_h12.lp</text:p>
          </table:table-cell>
          <table:table-cell office:value-type="float" office:value="0" table:style-name="ce1">
            <text:p>0</text:p>
          </table:table-cell>
          <table:table-cell office:value-type="float" office:value="183" table:style-name="ce1">
            <text:p>183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761" table:style-name="ce3">
            <text:p>176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77];[.$E177];[.$H177];[.$K177];[.$N177];[.$Q177];[.$T177];[.$W177];[.$Z177];[.$AC177];[.$AF177];[.$AI177];[.$AL177];[.$AO177];[.$AR177])" table:style-name="ce1">
            <text:p>0</text:p>
          </table:table-cell>
          <table:table-cell office:value-type="float" office:value="23" table:formula="of:=MIN([.$C177];[.$F177];[.$I177];[.$L177];[.$O177];[.$R177];[.$U177];[.$X177];[.$AA177];[.$AD177];[.$AG177];[.$AJ177];[.$AM177];[.$AP177];[.$AS177])" table:style-name="ce1">
            <text:p>23</text:p>
          </table:table-cell>
          <table:table-cell office:value-type="float" office:value="1" table:formula="of:=MIN([.$D177];[.$G177];[.$J177];[.$M177];[.$P177];[.$S177];[.$V177];[.$Y177];[.$AB177];[.$AE177];[.$AH177];[.$AK177];[.$AN177];[.$AQ177];[.$AT177])" table:style-name="ce1">
            <text:p>1</text:p>
          </table:table-cell>
          <table:table-cell office:value-type="float" office:value="0" table:formula="of:=MEDIAN([.$B177];[.$E177];[.$H177];[.$K177];[.$N177];[.$Q177];[.$T177];[.$W177];[.$Z177];[.$AC177];[.$AF177];[.$AI177];[.$AL177];[.$AO177];[.$AR177])" table:style-name="ce1">
            <text:p>0</text:p>
          </table:table-cell>
          <table:table-cell office:value-type="float" office:value="49" table:formula="of:=MEDIAN([.$C177];[.$F177];[.$I177];[.$L177];[.$O177];[.$R177];[.$U177];[.$X177];[.$AA177];[.$AD177];[.$AG177];[.$AJ177];[.$AM177];[.$AP177];[.$AS177])" table:style-name="ce1">
            <text:p>49</text:p>
          </table:table-cell>
          <table:table-cell office:value-type="float" office:value="2" table:formula="of:=MEDIAN([.$D177];[.$G177];[.$J177];[.$M177];[.$P177];[.$S177];[.$V177];[.$Y177];[.$AB177];[.$AE177];[.$AH177];[.$AK177];[.$AN177];[.$AQ177];[.$AT177])" table:style-name="ce1">
            <text:p>2</text:p>
          </table:table-cell>
          <table:table-cell office:value-type="float" office:value="0.02" table:formula="of:=MAX([.$B177];[.$E177];[.$H177];[.$K177];[.$N177];[.$Q177];[.$T177];[.$W177];[.$Z177];[.$AC177];[.$AF177];[.$AI177];[.$AL177];[.$AO177];[.$AR177])" table:style-name="ce1">
            <text:p>0,02</text:p>
          </table:table-cell>
          <table:table-cell office:value-type="float" office:value="1761" table:formula="of:=MAX([.$C177];[.$F177];[.$I177];[.$L177];[.$O177];[.$R177];[.$U177];[.$X177];[.$AA177];[.$AD177];[.$AG177];[.$AJ177];[.$AM177];[.$AP177];[.$AS177])" table:style-name="ce1">
            <text:p>1761</text:p>
          </table:table-cell>
          <table:table-cell office:value-type="float" office:value="10" table:formula="of:=MAX([.$D177];[.$G177];[.$J177];[.$M177];[.$P177];[.$S177];[.$V177];[.$Y177];[.$AB177];[.$AE177];[.$AH177];[.$AK177];[.$AN177];[.$AQ177];[.$AT177])" table:style-name="ce1">
            <text:p>1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1_a3_w5_h12.lp</text:p>
          </table:table-cell>
          <table:table-cell office:value-type="float" office:value="0.01" table:style-name="ce1">
            <text:p>0,01</text:p>
          </table:table-cell>
          <table:table-cell office:value-type="float" office:value="604" table:style-name="ce1">
            <text:p>60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1">
            <text:p>8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50" table:style-name="ce1">
            <text:p>150</text:p>
          </table:table-cell>
          <table:table-cell office:value-type="float" office:value="9" table:style-name="ce1">
            <text:p>9</text:p>
          </table:table-cell>
          <table:table-cell office:value-type="float" office:value="0.72" table:style-name="ce1">
            <text:p>0,72</text:p>
          </table:table-cell>
          <table:table-cell office:value-type="float" office:value="66091" table:style-name="ce3">
            <text:p>66091</text:p>
          </table:table-cell>
          <table:table-cell office:value-type="float" office:value="5348" table:style-name="ce3">
            <text:p>5348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178];[.$E178];[.$H178];[.$K178];[.$N178];[.$Q178];[.$T178];[.$W178];[.$Z178];[.$AC178];[.$AF178];[.$AI178];[.$AL178];[.$AO178];[.$AR178])" table:style-name="ce1">
            <text:p>0</text:p>
          </table:table-cell>
          <table:table-cell office:value-type="float" office:value="38" table:formula="of:=MIN([.$C178];[.$F178];[.$I178];[.$L178];[.$O178];[.$R178];[.$U178];[.$X178];[.$AA178];[.$AD178];[.$AG178];[.$AJ178];[.$AM178];[.$AP178];[.$AS178])" table:style-name="ce1">
            <text:p>38</text:p>
          </table:table-cell>
          <table:table-cell office:value-type="float" office:value="1" table:formula="of:=MIN([.$D178];[.$G178];[.$J178];[.$M178];[.$P178];[.$S178];[.$V178];[.$Y178];[.$AB178];[.$AE178];[.$AH178];[.$AK178];[.$AN178];[.$AQ178];[.$AT178])" table:style-name="ce1">
            <text:p>1</text:p>
          </table:table-cell>
          <table:table-cell office:value-type="float" office:value="0" table:formula="of:=MEDIAN([.$B178];[.$E178];[.$H178];[.$K178];[.$N178];[.$Q178];[.$T178];[.$W178];[.$Z178];[.$AC178];[.$AF178];[.$AI178];[.$AL178];[.$AO178];[.$AR178])" table:style-name="ce1">
            <text:p>0</text:p>
          </table:table-cell>
          <table:table-cell office:value-type="float" office:value="150" table:formula="of:=MEDIAN([.$C178];[.$F178];[.$I178];[.$L178];[.$O178];[.$R178];[.$U178];[.$X178];[.$AA178];[.$AD178];[.$AG178];[.$AJ178];[.$AM178];[.$AP178];[.$AS178])" table:style-name="ce1">
            <text:p>150</text:p>
          </table:table-cell>
          <table:table-cell office:value-type="float" office:value="8" table:formula="of:=MEDIAN([.$D178];[.$G178];[.$J178];[.$M178];[.$P178];[.$S178];[.$V178];[.$Y178];[.$AB178];[.$AE178];[.$AH178];[.$AK178];[.$AN178];[.$AQ178];[.$AT178])" table:style-name="ce1">
            <text:p>8</text:p>
          </table:table-cell>
          <table:table-cell office:value-type="float" office:value="0.72" table:formula="of:=MAX([.$B178];[.$E178];[.$H178];[.$K178];[.$N178];[.$Q178];[.$T178];[.$W178];[.$Z178];[.$AC178];[.$AF178];[.$AI178];[.$AL178];[.$AO178];[.$AR178])" table:style-name="ce1">
            <text:p>0,72</text:p>
          </table:table-cell>
          <table:table-cell office:value-type="float" office:value="66091" table:formula="of:=MAX([.$C178];[.$F178];[.$I178];[.$L178];[.$O178];[.$R178];[.$U178];[.$X178];[.$AA178];[.$AD178];[.$AG178];[.$AJ178];[.$AM178];[.$AP178];[.$AS178])" table:style-name="ce1">
            <text:p>66091</text:p>
          </table:table-cell>
          <table:table-cell office:value-type="float" office:value="5348" table:formula="of:=MAX([.$D178];[.$G178];[.$J178];[.$M178];[.$P178];[.$S178];[.$V178];[.$Y178];[.$AB178];[.$AE178];[.$AH178];[.$AK178];[.$AN178];[.$AQ178];[.$AT178])" table:style-name="ce1">
            <text:p>534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1_a5_w5_h15.lp</text:p>
          </table:table-cell>
          <table:table-cell office:value-type="float" office:value="0.02" table:style-name="ce1">
            <text:p>0,02</text:p>
          </table:table-cell>
          <table:table-cell office:value-type="float" office:value="949" table:style-name="ce1">
            <text:p>949</text:p>
          </table:table-cell>
          <table:table-cell office:value-type="float" office:value="53" table:style-name="ce1">
            <text:p>53</text:p>
          </table:table-cell>
          <table:table-cell office:value-type="float" office:value="0.01" table:style-name="ce1">
            <text:p>0,01</text:p>
          </table:table-cell>
          <table:table-cell office:value-type="float" office:value="259" table:style-name="ce1">
            <text:p>259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52" table:style-name="ce1">
            <text:p>452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28" table:style-name="ce1">
            <text:p>228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250" table:style-name="ce1">
            <text:p>25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045" table:style-name="ce1">
            <text:p>2045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262" table:style-name="ce1">
            <text:p>262</text:p>
          </table:table-cell>
          <table:table-cell office:value-type="float" office:value="34" table:style-name="ce1">
            <text:p>34</text:p>
          </table:table-cell>
          <table:table-cell office:value-type="float" office:value="0.01" table:style-name="ce1">
            <text:p>0,01</text:p>
          </table:table-cell>
          <table:table-cell office:value-type="float" office:value="194" table:style-name="ce1">
            <text:p>194</text:p>
          </table:table-cell>
          <table:table-cell office:value-type="float" office:value="33" table:style-name="ce1">
            <text:p>33</text:p>
          </table:table-cell>
          <table:table-cell office:value-type="float" office:value="0.01" table:style-name="ce1">
            <text:p>0,01</text:p>
          </table:table-cell>
          <table:table-cell office:value-type="float" office:value="287" table:style-name="ce1">
            <text:p>287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22" table:style-name="ce1">
            <text:p>12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21" table:style-name="ce2">
            <text:p>121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21" table:style-name="ce2">
            <text:p>121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377" table:style-name="ce1">
            <text:p>377</text:p>
          </table:table-cell>
          <table:table-cell office:value-type="float" office:value="9" table:style-name="ce1">
            <text:p>9</text:p>
          </table:table-cell>
          <table:table-cell office:value-type="float" office:value="2.16" table:style-name="ce3">
            <text:p>2,16</text:p>
          </table:table-cell>
          <table:table-cell office:value-type="float" office:value="187709" table:style-name="ce3">
            <text:p>187709</text:p>
          </table:table-cell>
          <table:table-cell office:value-type="float" office:value="8088" table:style-name="ce3">
            <text:p>8088</text:p>
          </table:table-cell>
          <table:table-cell office:value-type="float" office:value="0.01" table:style-name="ce1">
            <text:p>0,01</text:p>
          </table:table-cell>
          <table:table-cell office:value-type="float" office:value="250" table:style-name="ce1">
            <text:p>250</text:p>
          </table:table-cell>
          <table:table-cell office:value-type="float" office:value="9" table:style-name="ce1">
            <text:p>9</text:p>
          </table:table-cell>
          <table:table-cell office:value-type="float" office:value="0.01" table:formula="of:=MIN([.$B179];[.$E179];[.$H179];[.$K179];[.$N179];[.$Q179];[.$T179];[.$W179];[.$Z179];[.$AC179];[.$AF179];[.$AI179];[.$AL179];[.$AO179];[.$AR179])" table:style-name="ce1">
            <text:p>0,01</text:p>
          </table:table-cell>
          <table:table-cell office:value-type="float" office:value="121" table:formula="of:=MIN([.$C179];[.$F179];[.$I179];[.$L179];[.$O179];[.$R179];[.$U179];[.$X179];[.$AA179];[.$AD179];[.$AG179];[.$AJ179];[.$AM179];[.$AP179];[.$AS179])" table:style-name="ce1">
            <text:p>121</text:p>
          </table:table-cell>
          <table:table-cell office:value-type="float" office:value="4" table:formula="of:=MIN([.$D179];[.$G179];[.$J179];[.$M179];[.$P179];[.$S179];[.$V179];[.$Y179];[.$AB179];[.$AE179];[.$AH179];[.$AK179];[.$AN179];[.$AQ179];[.$AT179])" table:style-name="ce1">
            <text:p>4</text:p>
          </table:table-cell>
          <table:table-cell office:value-type="float" office:value="0.01" table:formula="of:=MEDIAN([.$B179];[.$E179];[.$H179];[.$K179];[.$N179];[.$Q179];[.$T179];[.$W179];[.$Z179];[.$AC179];[.$AF179];[.$AI179];[.$AL179];[.$AO179];[.$AR179])" table:style-name="ce1">
            <text:p>0,01</text:p>
          </table:table-cell>
          <table:table-cell office:value-type="float" office:value="259" table:formula="of:=MEDIAN([.$C179];[.$F179];[.$I179];[.$L179];[.$O179];[.$R179];[.$U179];[.$X179];[.$AA179];[.$AD179];[.$AG179];[.$AJ179];[.$AM179];[.$AP179];[.$AS179])" table:style-name="ce1">
            <text:p>259</text:p>
          </table:table-cell>
          <table:table-cell office:value-type="float" office:value="11" table:formula="of:=MEDIAN([.$D179];[.$G179];[.$J179];[.$M179];[.$P179];[.$S179];[.$V179];[.$Y179];[.$AB179];[.$AE179];[.$AH179];[.$AK179];[.$AN179];[.$AQ179];[.$AT179])" table:style-name="ce1">
            <text:p>11</text:p>
          </table:table-cell>
          <table:table-cell office:value-type="float" office:value="2.16" table:formula="of:=MAX([.$B179];[.$E179];[.$H179];[.$K179];[.$N179];[.$Q179];[.$T179];[.$W179];[.$Z179];[.$AC179];[.$AF179];[.$AI179];[.$AL179];[.$AO179];[.$AR179])" table:style-name="ce1">
            <text:p>2,16</text:p>
          </table:table-cell>
          <table:table-cell office:value-type="float" office:value="187709" table:formula="of:=MAX([.$C179];[.$F179];[.$I179];[.$L179];[.$O179];[.$R179];[.$U179];[.$X179];[.$AA179];[.$AD179];[.$AG179];[.$AJ179];[.$AM179];[.$AP179];[.$AS179])" table:style-name="ce1">
            <text:p>187709</text:p>
          </table:table-cell>
          <table:table-cell office:value-type="float" office:value="8088" table:formula="of:=MAX([.$D179];[.$G179];[.$J179];[.$M179];[.$P179];[.$S179];[.$V179];[.$Y179];[.$AB179];[.$AE179];[.$AH179];[.$AK179];[.$AN179];[.$AQ179];[.$AT179])" table:style-name="ce1">
            <text:p>808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2_a10_w5_h17.lp</text:p>
          </table:table-cell>
          <table:table-cell office:value-type="float" office:value="0.03" table:style-name="ce1">
            <text:p>0,03</text:p>
          </table:table-cell>
          <table:table-cell office:value-type="float" office:value="4176" table:style-name="ce1">
            <text:p>4176</text:p>
          </table:table-cell>
          <table:table-cell office:value-type="float" office:value="76" table:style-name="ce1">
            <text:p>76</text:p>
          </table:table-cell>
          <table:table-cell office:value-type="float" office:value="0.02" table:style-name="ce1">
            <text:p>0,02</text:p>
          </table:table-cell>
          <table:table-cell office:value-type="float" office:value="951" table:style-name="ce1">
            <text:p>951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1163" table:style-name="ce1">
            <text:p>1163</text:p>
          </table:table-cell>
          <table:table-cell office:value-type="float" office:value="16" table:style-name="ce2">
            <text:p>16</text:p>
          </table:table-cell>
          <table:table-cell office:value-type="float" office:value="0.02" table:style-name="ce1">
            <text:p>0,02</text:p>
          </table:table-cell>
          <table:table-cell office:value-type="float" office:value="355" table:style-name="ce1">
            <text:p>355</text:p>
          </table:table-cell>
          <table:table-cell office:value-type="float" office:value="29" table:style-name="ce1">
            <text:p>29</text:p>
          </table:table-cell>
          <table:table-cell office:value-type="float" office:value="0.06" table:style-name="ce1">
            <text:p>0,06</text:p>
          </table:table-cell>
          <table:table-cell office:value-type="float" office:value="4036" table:style-name="ce1">
            <text:p>4036</text:p>
          </table:table-cell>
          <table:table-cell office:value-type="float" office:value="43" table:style-name="ce1">
            <text:p>43</text:p>
          </table:table-cell>
          <table:table-cell office:value-type="float" office:value="0.02" table:style-name="ce1">
            <text:p>0,02</text:p>
          </table:table-cell>
          <table:table-cell office:value-type="float" office:value="1533" table:style-name="ce1">
            <text:p>1533</text:p>
          </table:table-cell>
          <table:table-cell office:value-type="float" office:value="22" table:style-name="ce1">
            <text:p>22</text:p>
          </table:table-cell>
          <table:table-cell office:value-type="float" office:value="0.02" table:style-name="ce1">
            <text:p>0,02</text:p>
          </table:table-cell>
          <table:table-cell office:value-type="float" office:value="396" table:style-name="ce1">
            <text:p>396</text:p>
          </table:table-cell>
          <table:table-cell office:value-type="float" office:value="36" table:style-name="ce1">
            <text:p>36</text:p>
          </table:table-cell>
          <table:table-cell office:value-type="float" office:value="0.03" table:style-name="ce1">
            <text:p>0,03</text:p>
          </table:table-cell>
          <table:table-cell office:value-type="float" office:value="347" table:style-name="ce2">
            <text:p>347</text:p>
          </table:table-cell>
          <table:table-cell office:value-type="float" office:value="33" table:style-name="ce1">
            <text:p>33</text:p>
          </table:table-cell>
          <table:table-cell office:value-type="float" office:value="0.05" table:style-name="ce1">
            <text:p>0,05</text:p>
          </table:table-cell>
          <table:table-cell office:value-type="float" office:value="2897" table:style-name="ce1">
            <text:p>2897</text:p>
          </table:table-cell>
          <table:table-cell office:value-type="float" office:value="48" table:style-name="ce1">
            <text:p>48</text:p>
          </table:table-cell>
          <table:table-cell office:value-type="float" office:value="0.04" table:style-name="ce1">
            <text:p>0,04</text:p>
          </table:table-cell>
          <table:table-cell office:value-type="float" office:value="967" table:style-name="ce1">
            <text:p>967</text:p>
          </table:table-cell>
          <table:table-cell office:value-type="float" office:value="62" table:style-name="ce1">
            <text:p>62</text:p>
          </table:table-cell>
          <table:table-cell office:value-type="float" office:value="0.05" table:style-name="ce1">
            <text:p>0,05</text:p>
          </table:table-cell>
          <table:table-cell office:value-type="float" office:value="1217" table:style-name="ce1">
            <text:p>1217</text:p>
          </table:table-cell>
          <table:table-cell office:value-type="float" office:value="69" table:style-name="ce1">
            <text:p>69</text:p>
          </table:table-cell>
          <table:table-cell office:value-type="float" office:value="0.03" table:style-name="ce1">
            <text:p>0,03</text:p>
          </table:table-cell>
          <table:table-cell office:value-type="float" office:value="474" table:style-name="ce1">
            <text:p>474</text:p>
          </table:table-cell>
          <table:table-cell office:value-type="float" office:value="48" table:style-name="ce1">
            <text:p>48</text:p>
          </table:table-cell>
          <table:table-cell office:value-type="float" office:value="0.11" table:style-name="ce1">
            <text:p>0,11</text:p>
          </table:table-cell>
          <table:table-cell office:value-type="float" office:value="3457" table:style-name="ce1">
            <text:p>3457</text:p>
          </table:table-cell>
          <table:table-cell office:value-type="float" office:value="47" table:style-name="ce1">
            <text:p>47</text:p>
          </table:table-cell>
          <table:table-cell office:value-type="float" office:value="1.97" table:style-name="ce1">
            <text:p>1,97</text:p>
          </table:table-cell>
          <table:table-cell office:value-type="float" office:value="166570" table:style-name="ce3">
            <text:p>166570</text:p>
          </table:table-cell>
          <table:table-cell office:value-type="float" office:value="3896" table:style-name="ce3">
            <text:p>3896</text:p>
          </table:table-cell>
          <table:table-cell office:value-type="float" office:value="0.06" table:style-name="ce1">
            <text:p>0,06</text:p>
          </table:table-cell>
          <table:table-cell office:value-type="float" office:value="4055" table:style-name="ce1">
            <text:p>4055</text:p>
          </table:table-cell>
          <table:table-cell office:value-type="float" office:value="43" table:style-name="ce1">
            <text:p>43</text:p>
          </table:table-cell>
          <table:table-cell office:value-type="float" office:value="0.02" table:formula="of:=MIN([.$B180];[.$E180];[.$H180];[.$K180];[.$N180];[.$Q180];[.$T180];[.$W180];[.$Z180];[.$AC180];[.$AF180];[.$AI180];[.$AL180];[.$AO180];[.$AR180])" table:style-name="ce1">
            <text:p>0,02</text:p>
          </table:table-cell>
          <table:table-cell office:value-type="float" office:value="347" table:formula="of:=MIN([.$C180];[.$F180];[.$I180];[.$L180];[.$O180];[.$R180];[.$U180];[.$X180];[.$AA180];[.$AD180];[.$AG180];[.$AJ180];[.$AM180];[.$AP180];[.$AS180])" table:style-name="ce1">
            <text:p>347</text:p>
          </table:table-cell>
          <table:table-cell office:value-type="float" office:value="16" table:formula="of:=MIN([.$D180];[.$G180];[.$J180];[.$M180];[.$P180];[.$S180];[.$V180];[.$Y180];[.$AB180];[.$AE180];[.$AH180];[.$AK180];[.$AN180];[.$AQ180];[.$AT180])" table:style-name="ce1">
            <text:p>16</text:p>
          </table:table-cell>
          <table:table-cell office:value-type="float" office:value="0.03" table:formula="of:=MEDIAN([.$B180];[.$E180];[.$H180];[.$K180];[.$N180];[.$Q180];[.$T180];[.$W180];[.$Z180];[.$AC180];[.$AF180];[.$AI180];[.$AL180];[.$AO180];[.$AR180])" table:style-name="ce1">
            <text:p>0,03</text:p>
          </table:table-cell>
          <table:table-cell office:value-type="float" office:value="1217" table:formula="of:=MEDIAN([.$C180];[.$F180];[.$I180];[.$L180];[.$O180];[.$R180];[.$U180];[.$X180];[.$AA180];[.$AD180];[.$AG180];[.$AJ180];[.$AM180];[.$AP180];[.$AS180])" table:style-name="ce1">
            <text:p>1217</text:p>
          </table:table-cell>
          <table:table-cell office:value-type="float" office:value="43" table:formula="of:=MEDIAN([.$D180];[.$G180];[.$J180];[.$M180];[.$P180];[.$S180];[.$V180];[.$Y180];[.$AB180];[.$AE180];[.$AH180];[.$AK180];[.$AN180];[.$AQ180];[.$AT180])" table:style-name="ce1">
            <text:p>43</text:p>
          </table:table-cell>
          <table:table-cell office:value-type="float" office:value="1.97" table:formula="of:=MAX([.$B180];[.$E180];[.$H180];[.$K180];[.$N180];[.$Q180];[.$T180];[.$W180];[.$Z180];[.$AC180];[.$AF180];[.$AI180];[.$AL180];[.$AO180];[.$AR180])" table:style-name="ce1">
            <text:p>1,97</text:p>
          </table:table-cell>
          <table:table-cell office:value-type="float" office:value="166570" table:formula="of:=MAX([.$C180];[.$F180];[.$I180];[.$L180];[.$O180];[.$R180];[.$U180];[.$X180];[.$AA180];[.$AD180];[.$AG180];[.$AJ180];[.$AM180];[.$AP180];[.$AS180])" table:style-name="ce1">
            <text:p>166570</text:p>
          </table:table-cell>
          <table:table-cell office:value-type="float" office:value="3896" table:formula="of:=MAX([.$D180];[.$G180];[.$J180];[.$M180];[.$P180];[.$S180];[.$V180];[.$Y180];[.$AB180];[.$AE180];[.$AH180];[.$AK180];[.$AN180];[.$AQ180];[.$AT180])" table:style-name="ce1">
            <text:p>389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2_a14_w4_h20.lp</text:p>
          </table:table-cell>
          <table:table-cell office:value-type="float" office:value="0.11" table:style-name="ce1">
            <text:p>0,11</text:p>
          </table:table-cell>
          <table:table-cell office:value-type="float" office:value="8864" table:style-name="ce1">
            <text:p>8864</text:p>
          </table:table-cell>
          <table:table-cell office:value-type="float" office:value="128" table:style-name="ce1">
            <text:p>128</text:p>
          </table:table-cell>
          <table:table-cell office:value-type="float" office:value="0.04" table:style-name="ce1">
            <text:p>0,04</text:p>
          </table:table-cell>
          <table:table-cell office:value-type="float" office:value="1110" table:style-name="ce1">
            <text:p>1110</text:p>
          </table:table-cell>
          <table:table-cell office:value-type="float" office:value="46" table:style-name="ce1">
            <text:p>46</text:p>
          </table:table-cell>
          <table:table-cell office:value-type="float" office:value="0.08" table:style-name="ce1">
            <text:p>0,08</text:p>
          </table:table-cell>
          <table:table-cell office:value-type="float" office:value="3064" table:style-name="ce1">
            <text:p>3064</text:p>
          </table:table-cell>
          <table:table-cell office:value-type="float" office:value="36" table:style-name="ce2">
            <text:p>36</text:p>
          </table:table-cell>
          <table:table-cell office:value-type="float" office:value="0.04" table:style-name="ce1">
            <text:p>0,04</text:p>
          </table:table-cell>
          <table:table-cell office:value-type="float" office:value="865" table:style-name="ce1">
            <text:p>865</text:p>
          </table:table-cell>
          <table:table-cell office:value-type="float" office:value="43" table:style-name="ce1">
            <text:p>43</text:p>
          </table:table-cell>
          <table:table-cell office:value-type="float" office:value="0.09" table:style-name="ce1">
            <text:p>0,09</text:p>
          </table:table-cell>
          <table:table-cell office:value-type="float" office:value="2128" table:style-name="ce1">
            <text:p>2128</text:p>
          </table:table-cell>
          <table:table-cell office:value-type="float" office:value="79" table:style-name="ce1">
            <text:p>79</text:p>
          </table:table-cell>
          <table:table-cell office:value-type="float" office:value="0.05" table:style-name="ce1">
            <text:p>0,05</text:p>
          </table:table-cell>
          <table:table-cell office:value-type="float" office:value="3712" table:style-name="ce1">
            <text:p>3712</text:p>
          </table:table-cell>
          <table:table-cell office:value-type="float" office:value="79" table:style-name="ce1">
            <text:p>7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35" table:style-name="ce2">
            <text:p>735</text:p>
          </table:table-cell>
          <table:table-cell office:value-type="float" office:value="85" table:style-name="ce1">
            <text:p>85</text:p>
          </table:table-cell>
          <table:table-cell office:value-type="float" office:value="0.08" table:style-name="ce1">
            <text:p>0,08</text:p>
          </table:table-cell>
          <table:table-cell office:value-type="float" office:value="1017" table:style-name="ce1">
            <text:p>1017</text:p>
          </table:table-cell>
          <table:table-cell office:value-type="float" office:value="113" table:style-name="ce1">
            <text:p>113</text:p>
          </table:table-cell>
          <table:table-cell office:value-type="float" office:value="0.1" table:style-name="ce1">
            <text:p>0,1</text:p>
          </table:table-cell>
          <table:table-cell office:value-type="float" office:value="2446" table:style-name="ce1">
            <text:p>2446</text:p>
          </table:table-cell>
          <table:table-cell office:value-type="float" office:value="81" table:style-name="ce1">
            <text:p>81</text:p>
          </table:table-cell>
          <table:table-cell office:value-type="float" office:value="0.12" table:style-name="ce1">
            <text:p>0,12</text:p>
          </table:table-cell>
          <table:table-cell office:value-type="float" office:value="3259" table:style-name="ce1">
            <text:p>3259</text:p>
          </table:table-cell>
          <table:table-cell office:value-type="float" office:value="183" table:style-name="ce1">
            <text:p>183</text:p>
          </table:table-cell>
          <table:table-cell office:value-type="float" office:value="0.06" table:style-name="ce1">
            <text:p>0,06</text:p>
          </table:table-cell>
          <table:table-cell office:value-type="float" office:value="1476" table:style-name="ce1">
            <text:p>1476</text:p>
          </table:table-cell>
          <table:table-cell office:value-type="float" office:value="54" table:style-name="ce1">
            <text:p>54</text:p>
          </table:table-cell>
          <table:table-cell office:value-type="float" office:value="0.8" table:style-name="ce1">
            <text:p>0,8</text:p>
          </table:table-cell>
          <table:table-cell office:value-type="float" office:value="10352" table:style-name="ce1">
            <text:p>10352</text:p>
          </table:table-cell>
          <table:table-cell office:value-type="float" office:value="1245" table:style-name="ce3">
            <text:p>1245</text:p>
          </table:table-cell>
          <table:table-cell office:value-type="float" office:value="0.15" table:style-name="ce1">
            <text:p>0,15</text:p>
          </table:table-cell>
          <table:table-cell office:value-type="float" office:value="2748" table:style-name="ce1">
            <text:p>2748</text:p>
          </table:table-cell>
          <table:table-cell office:value-type="float" office:value="82" table:style-name="ce1">
            <text:p>82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2732" table:style-name="ce3">
            <text:p>32732</text:p>
          </table:table-cell>
          <table:table-cell office:value-type="float" office:value="64" table:style-name="ce1">
            <text:p>6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69" table:style-name="ce1">
            <text:p>1969</text:p>
          </table:table-cell>
          <table:table-cell office:value-type="float" office:value="80" table:style-name="ce1">
            <text:p>80</text:p>
          </table:table-cell>
          <table:table-cell office:value-type="float" office:value="0.04" table:formula="of:=MIN([.$B181];[.$E181];[.$H181];[.$K181];[.$N181];[.$Q181];[.$T181];[.$W181];[.$Z181];[.$AC181];[.$AF181];[.$AI181];[.$AL181];[.$AO181];[.$AR181])" table:style-name="ce1">
            <text:p>0,04</text:p>
          </table:table-cell>
          <table:table-cell office:value-type="float" office:value="735" table:formula="of:=MIN([.$C181];[.$F181];[.$I181];[.$L181];[.$O181];[.$R181];[.$U181];[.$X181];[.$AA181];[.$AD181];[.$AG181];[.$AJ181];[.$AM181];[.$AP181];[.$AS181])" table:style-name="ce1">
            <text:p>735</text:p>
          </table:table-cell>
          <table:table-cell office:value-type="float" office:value="36" table:formula="of:=MIN([.$D181];[.$G181];[.$J181];[.$M181];[.$P181];[.$S181];[.$V181];[.$Y181];[.$AB181];[.$AE181];[.$AH181];[.$AK181];[.$AN181];[.$AQ181];[.$AT181])" table:style-name="ce1">
            <text:p>36</text:p>
          </table:table-cell>
          <table:table-cell office:value-type="float" office:value="0.08" table:formula="of:=MEDIAN([.$B181];[.$E181];[.$H181];[.$K181];[.$N181];[.$Q181];[.$T181];[.$W181];[.$Z181];[.$AC181];[.$AF181];[.$AI181];[.$AL181];[.$AO181];[.$AR181])" table:style-name="ce1">
            <text:p>0,08</text:p>
          </table:table-cell>
          <table:table-cell office:value-type="float" office:value="2446" table:formula="of:=MEDIAN([.$C181];[.$F181];[.$I181];[.$L181];[.$O181];[.$R181];[.$U181];[.$X181];[.$AA181];[.$AD181];[.$AG181];[.$AJ181];[.$AM181];[.$AP181];[.$AS181])" table:style-name="ce1">
            <text:p>2446</text:p>
          </table:table-cell>
          <table:table-cell office:value-type="float" office:value="80" table:formula="of:=MEDIAN([.$D181];[.$G181];[.$J181];[.$M181];[.$P181];[.$S181];[.$V181];[.$Y181];[.$AB181];[.$AE181];[.$AH181];[.$AK181];[.$AN181];[.$AQ181];[.$AT181])" table:style-name="ce1">
            <text:p>80</text:p>
          </table:table-cell>
          <table:table-cell office:value-type="float" office:value="0.8" table:formula="of:=MAX([.$B181];[.$E181];[.$H181];[.$K181];[.$N181];[.$Q181];[.$T181];[.$W181];[.$Z181];[.$AC181];[.$AF181];[.$AI181];[.$AL181];[.$AO181];[.$AR181])" table:style-name="ce1">
            <text:p>0,8</text:p>
          </table:table-cell>
          <table:table-cell office:value-type="float" office:value="32732" table:formula="of:=MAX([.$C181];[.$F181];[.$I181];[.$L181];[.$O181];[.$R181];[.$U181];[.$X181];[.$AA181];[.$AD181];[.$AG181];[.$AJ181];[.$AM181];[.$AP181];[.$AS181])" table:style-name="ce1">
            <text:p>32732</text:p>
          </table:table-cell>
          <table:table-cell office:value-type="float" office:value="1245" table:formula="of:=MAX([.$D181];[.$G181];[.$J181];[.$M181];[.$P181];[.$S181];[.$V181];[.$Y181];[.$AB181];[.$AE181];[.$AH181];[.$AK181];[.$AN181];[.$AQ181];[.$AT181])" table:style-name="ce1">
            <text:p>124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2_a15_w5_h14.lp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8932" table:style-name="ce1">
            <text:p>8932</text:p>
          </table:table-cell>
          <table:table-cell office:value-type="float" office:value="176" table:style-name="ce3">
            <text:p>176</text:p>
          </table:table-cell>
          <table:table-cell office:value-type="float" office:value="0.02" table:style-name="ce1">
            <text:p>0,02</text:p>
          </table:table-cell>
          <table:table-cell office:value-type="float" office:value="1198" table:style-name="ce1">
            <text:p>1198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1443" table:style-name="ce1">
            <text:p>1443</text:p>
          </table:table-cell>
          <table:table-cell office:value-type="float" office:value="10" table:style-name="ce2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667" table:style-name="ce1">
            <text:p>667</text:p>
          </table:table-cell>
          <table:table-cell office:value-type="float" office:value="36" table:style-name="ce1">
            <text:p>36</text:p>
          </table:table-cell>
          <table:table-cell office:value-type="float" office:value="0.03" table:style-name="ce1">
            <text:p>0,03</text:p>
          </table:table-cell>
          <table:table-cell office:value-type="float" office:value="1080" table:style-name="ce1">
            <text:p>1080</text:p>
          </table:table-cell>
          <table:table-cell office:value-type="float" office:value="57" table:style-name="ce1">
            <text:p>57</text:p>
          </table:table-cell>
          <table:table-cell office:value-type="float" office:value="0.03" table:style-name="ce1">
            <text:p>0,03</text:p>
          </table:table-cell>
          <table:table-cell office:value-type="float" office:value="4873" table:style-name="ce1">
            <text:p>4873</text:p>
          </table:table-cell>
          <table:table-cell office:value-type="float" office:value="30" table:style-name="ce1">
            <text:p>3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317" table:style-name="ce1">
            <text:p>1317</text:p>
          </table:table-cell>
          <table:table-cell office:value-type="float" office:value="78" table:style-name="ce1">
            <text:p>78</text:p>
          </table:table-cell>
          <table:table-cell office:value-type="float" office:value="0.04" table:style-name="ce1">
            <text:p>0,04</text:p>
          </table:table-cell>
          <table:table-cell office:value-type="float" office:value="911" table:style-name="ce1">
            <text:p>911</text:p>
          </table:table-cell>
          <table:table-cell office:value-type="float" office:value="66" table:style-name="ce1">
            <text:p>66</text:p>
          </table:table-cell>
          <table:table-cell office:value-type="float" office:value="0.04" table:style-name="ce1">
            <text:p>0,04</text:p>
          </table:table-cell>
          <table:table-cell office:value-type="float" office:value="940" table:style-name="ce1">
            <text:p>940</text:p>
          </table:table-cell>
          <table:table-cell office:value-type="float" office:value="51" table:style-name="ce1">
            <text:p>51</text:p>
          </table:table-cell>
          <table:table-cell office:value-type="float" office:value="0.04" table:style-name="ce1">
            <text:p>0,04</text:p>
          </table:table-cell>
          <table:table-cell office:value-type="float" office:value="897" table:style-name="ce1">
            <text:p>897</text:p>
          </table:table-cell>
          <table:table-cell office:value-type="float" office:value="50" table:style-name="ce1">
            <text:p>50</text:p>
          </table:table-cell>
          <table:table-cell office:value-type="float" office:value="0.04" table:style-name="ce1">
            <text:p>0,04</text:p>
          </table:table-cell>
          <table:table-cell office:value-type="float" office:value="857" table:style-name="ce1">
            <text:p>857</text:p>
          </table:table-cell>
          <table:table-cell office:value-type="float" office:value="50" table:style-name="ce1">
            <text:p>50</text:p>
          </table:table-cell>
          <table:table-cell office:value-type="float" office:value="0.02" table:style-name="ce1">
            <text:p>0,02</text:p>
          </table:table-cell>
          <table:table-cell office:value-type="float" office:value="298" table:style-name="ce2">
            <text:p>298</text:p>
          </table:table-cell>
          <table:table-cell office:value-type="float" office:value="24" table:style-name="ce1">
            <text:p>24</text:p>
          </table:table-cell>
          <table:table-cell office:value-type="float" office:value="0.05" table:style-name="ce1">
            <text:p>0,05</text:p>
          </table:table-cell>
          <table:table-cell office:value-type="float" office:value="1166" table:style-name="ce1">
            <text:p>1166</text:p>
          </table:table-cell>
          <table:table-cell office:value-type="float" office:value="25" table:style-name="ce1">
            <text:p>25</text:p>
          </table:table-cell>
          <table:table-cell office:value-type="float" office:value="0.27" table:style-name="ce1">
            <text:p>0,27</text:p>
          </table:table-cell>
          <table:table-cell office:value-type="float" office:value="21912" table:style-name="ce3">
            <text:p>21912</text:p>
          </table:table-cell>
          <table:table-cell office:value-type="float" office:value="83" table:style-name="ce1">
            <text:p>83</text:p>
          </table:table-cell>
          <table:table-cell office:value-type="float" office:value="0.03" table:style-name="ce1">
            <text:p>0,03</text:p>
          </table:table-cell>
          <table:table-cell office:value-type="float" office:value="1041" table:style-name="ce1">
            <text:p>1041</text:p>
          </table:table-cell>
          <table:table-cell office:value-type="float" office:value="53" table:style-name="ce1">
            <text:p>53</text:p>
          </table:table-cell>
          <table:table-cell office:value-type="float" office:value="0.02" table:formula="of:=MIN([.$B182];[.$E182];[.$H182];[.$K182];[.$N182];[.$Q182];[.$T182];[.$W182];[.$Z182];[.$AC182];[.$AF182];[.$AI182];[.$AL182];[.$AO182];[.$AR182])" table:style-name="ce1">
            <text:p>0,02</text:p>
          </table:table-cell>
          <table:table-cell office:value-type="float" office:value="298" table:formula="of:=MIN([.$C182];[.$F182];[.$I182];[.$L182];[.$O182];[.$R182];[.$U182];[.$X182];[.$AA182];[.$AD182];[.$AG182];[.$AJ182];[.$AM182];[.$AP182];[.$AS182])" table:style-name="ce1">
            <text:p>298</text:p>
          </table:table-cell>
          <table:table-cell office:value-type="float" office:value="10" table:formula="of:=MIN([.$D182];[.$G182];[.$J182];[.$M182];[.$P182];[.$S182];[.$V182];[.$Y182];[.$AB182];[.$AE182];[.$AH182];[.$AK182];[.$AN182];[.$AQ182];[.$AT182])" table:style-name="ce1">
            <text:p>10</text:p>
          </table:table-cell>
          <table:table-cell office:value-type="float" office:value="0.04" table:formula="of:=MEDIAN([.$B182];[.$E182];[.$H182];[.$K182];[.$N182];[.$Q182];[.$T182];[.$W182];[.$Z182];[.$AC182];[.$AF182];[.$AI182];[.$AL182];[.$AO182];[.$AR182])" table:style-name="ce1">
            <text:p>0,04</text:p>
          </table:table-cell>
          <table:table-cell office:value-type="float" office:value="1080" table:formula="of:=MEDIAN([.$C182];[.$F182];[.$I182];[.$L182];[.$O182];[.$R182];[.$U182];[.$X182];[.$AA182];[.$AD182];[.$AG182];[.$AJ182];[.$AM182];[.$AP182];[.$AS182])" table:style-name="ce1">
            <text:p>1080</text:p>
          </table:table-cell>
          <table:table-cell office:value-type="float" office:value="50" table:formula="of:=MEDIAN([.$D182];[.$G182];[.$J182];[.$M182];[.$P182];[.$S182];[.$V182];[.$Y182];[.$AB182];[.$AE182];[.$AH182];[.$AK182];[.$AN182];[.$AQ182];[.$AT182])" table:style-name="ce1">
            <text:p>50</text:p>
          </table:table-cell>
          <table:table-cell office:value-type="float" office:value="0.27" table:formula="of:=MAX([.$B182];[.$E182];[.$H182];[.$K182];[.$N182];[.$Q182];[.$T182];[.$W182];[.$Z182];[.$AC182];[.$AF182];[.$AI182];[.$AL182];[.$AO182];[.$AR182])" table:style-name="ce1">
            <text:p>0,27</text:p>
          </table:table-cell>
          <table:table-cell office:value-type="float" office:value="21912" table:formula="of:=MAX([.$C182];[.$F182];[.$I182];[.$L182];[.$O182];[.$R182];[.$U182];[.$X182];[.$AA182];[.$AD182];[.$AG182];[.$AJ182];[.$AM182];[.$AP182];[.$AS182])" table:style-name="ce1">
            <text:p>21912</text:p>
          </table:table-cell>
          <table:table-cell office:value-type="float" office:value="176" table:formula="of:=MAX([.$D182];[.$G182];[.$J182];[.$M182];[.$P182];[.$S182];[.$V182];[.$Y182];[.$AB182];[.$AE182];[.$AH182];[.$AK182];[.$AN182];[.$AQ182];[.$AT182])" table:style-name="ce1">
            <text:p>17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2_a1_w5_h10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60" table:style-name="ce3">
            <text:p>86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183];[.$E183];[.$H183];[.$K183];[.$N183];[.$Q183];[.$T183];[.$W183];[.$Z183];[.$AC183];[.$AF183];[.$AI183];[.$AL183];[.$AO183];[.$AR183])" table:style-name="ce1">
            <text:p>0</text:p>
          </table:table-cell>
          <table:table-cell office:value-type="float" office:value="2" table:formula="of:=MIN([.$C183];[.$F183];[.$I183];[.$L183];[.$O183];[.$R183];[.$U183];[.$X183];[.$AA183];[.$AD183];[.$AG183];[.$AJ183];[.$AM183];[.$AP183];[.$AS183])" table:style-name="ce1">
            <text:p>2</text:p>
          </table:table-cell>
          <table:table-cell office:value-type="float" office:value="0" table:formula="of:=MIN([.$D183];[.$G183];[.$J183];[.$M183];[.$P183];[.$S183];[.$V183];[.$Y183];[.$AB183];[.$AE183];[.$AH183];[.$AK183];[.$AN183];[.$AQ183];[.$AT183])" table:style-name="ce1">
            <text:p>0</text:p>
          </table:table-cell>
          <table:table-cell office:value-type="float" office:value="0" table:formula="of:=MEDIAN([.$B183];[.$E183];[.$H183];[.$K183];[.$N183];[.$Q183];[.$T183];[.$W183];[.$Z183];[.$AC183];[.$AF183];[.$AI183];[.$AL183];[.$AO183];[.$AR183])" table:style-name="ce1">
            <text:p>0</text:p>
          </table:table-cell>
          <table:table-cell office:value-type="float" office:value="5" table:formula="of:=MEDIAN([.$C183];[.$F183];[.$I183];[.$L183];[.$O183];[.$R183];[.$U183];[.$X183];[.$AA183];[.$AD183];[.$AG183];[.$AJ183];[.$AM183];[.$AP183];[.$AS183])" table:style-name="ce1">
            <text:p>5</text:p>
          </table:table-cell>
          <table:table-cell office:value-type="float" office:value="1" table:formula="of:=MEDIAN([.$D183];[.$G183];[.$J183];[.$M183];[.$P183];[.$S183];[.$V183];[.$Y183];[.$AB183];[.$AE183];[.$AH183];[.$AK183];[.$AN183];[.$AQ183];[.$AT183])" table:style-name="ce1">
            <text:p>1</text:p>
          </table:table-cell>
          <table:table-cell office:value-type="float" office:value="0.01" table:formula="of:=MAX([.$B183];[.$E183];[.$H183];[.$K183];[.$N183];[.$Q183];[.$T183];[.$W183];[.$Z183];[.$AC183];[.$AF183];[.$AI183];[.$AL183];[.$AO183];[.$AR183])" table:style-name="ce1">
            <text:p>0,01</text:p>
          </table:table-cell>
          <table:table-cell office:value-type="float" office:value="860" table:formula="of:=MAX([.$C183];[.$F183];[.$I183];[.$L183];[.$O183];[.$R183];[.$U183];[.$X183];[.$AA183];[.$AD183];[.$AG183];[.$AJ183];[.$AM183];[.$AP183];[.$AS183])" table:style-name="ce1">
            <text:p>860</text:p>
          </table:table-cell>
          <table:table-cell office:value-type="float" office:value="3" table:formula="of:=MAX([.$D183];[.$G183];[.$J183];[.$M183];[.$P183];[.$S183];[.$V183];[.$Y183];[.$AB183];[.$AE183];[.$AH183];[.$AK183];[.$AN183];[.$AQ183];[.$AT183])" table:style-name="ce1">
            <text:p>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2_a2_w5_h10.lp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394" table:style-name="ce3">
            <text:p>139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84];[.$E184];[.$H184];[.$K184];[.$N184];[.$Q184];[.$T184];[.$W184];[.$Z184];[.$AC184];[.$AF184];[.$AI184];[.$AL184];[.$AO184];[.$AR184])" table:style-name="ce1">
            <text:p>0</text:p>
          </table:table-cell>
          <table:table-cell office:value-type="float" office:value="11" table:formula="of:=MIN([.$C184];[.$F184];[.$I184];[.$L184];[.$O184];[.$R184];[.$U184];[.$X184];[.$AA184];[.$AD184];[.$AG184];[.$AJ184];[.$AM184];[.$AP184];[.$AS184])" table:style-name="ce1">
            <text:p>11</text:p>
          </table:table-cell>
          <table:table-cell office:value-type="float" office:value="0" table:formula="of:=MIN([.$D184];[.$G184];[.$J184];[.$M184];[.$P184];[.$S184];[.$V184];[.$Y184];[.$AB184];[.$AE184];[.$AH184];[.$AK184];[.$AN184];[.$AQ184];[.$AT184])" table:style-name="ce1">
            <text:p>0</text:p>
          </table:table-cell>
          <table:table-cell office:value-type="float" office:value="0" table:formula="of:=MEDIAN([.$B184];[.$E184];[.$H184];[.$K184];[.$N184];[.$Q184];[.$T184];[.$W184];[.$Z184];[.$AC184];[.$AF184];[.$AI184];[.$AL184];[.$AO184];[.$AR184])" table:style-name="ce1">
            <text:p>0</text:p>
          </table:table-cell>
          <table:table-cell office:value-type="float" office:value="42" table:formula="of:=MEDIAN([.$C184];[.$F184];[.$I184];[.$L184];[.$O184];[.$R184];[.$U184];[.$X184];[.$AA184];[.$AD184];[.$AG184];[.$AJ184];[.$AM184];[.$AP184];[.$AS184])" table:style-name="ce1">
            <text:p>42</text:p>
          </table:table-cell>
          <table:table-cell office:value-type="float" office:value="2" table:formula="of:=MEDIAN([.$D184];[.$G184];[.$J184];[.$M184];[.$P184];[.$S184];[.$V184];[.$Y184];[.$AB184];[.$AE184];[.$AH184];[.$AK184];[.$AN184];[.$AQ184];[.$AT184])" table:style-name="ce1">
            <text:p>2</text:p>
          </table:table-cell>
          <table:table-cell office:value-type="float" office:value="0.02" table:formula="of:=MAX([.$B184];[.$E184];[.$H184];[.$K184];[.$N184];[.$Q184];[.$T184];[.$W184];[.$Z184];[.$AC184];[.$AF184];[.$AI184];[.$AL184];[.$AO184];[.$AR184])" table:style-name="ce1">
            <text:p>0,02</text:p>
          </table:table-cell>
          <table:table-cell office:value-type="float" office:value="1394" table:formula="of:=MAX([.$C184];[.$F184];[.$I184];[.$L184];[.$O184];[.$R184];[.$U184];[.$X184];[.$AA184];[.$AD184];[.$AG184];[.$AJ184];[.$AM184];[.$AP184];[.$AS184])" table:style-name="ce1">
            <text:p>1394</text:p>
          </table:table-cell>
          <table:table-cell office:value-type="float" office:value="8" table:formula="of:=MAX([.$D184];[.$G184];[.$J184];[.$M184];[.$P184];[.$S184];[.$V184];[.$Y184];[.$AB184];[.$AE184];[.$AH184];[.$AK184];[.$AN184];[.$AQ184];[.$AT184])" table:style-name="ce1">
            <text:p>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2_a3_w5_h10.lp</text:p>
          </table:table-cell>
          <table:table-cell office:value-type="float" office:value="0.01" table:style-name="ce1">
            <text:p>0,01</text:p>
          </table:table-cell>
          <table:table-cell office:value-type="float" office:value="283" table:style-name="ce1">
            <text:p>283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17" table:style-name="ce1">
            <text:p>117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720" table:style-name="ce3">
            <text:p>272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185];[.$E185];[.$H185];[.$K185];[.$N185];[.$Q185];[.$T185];[.$W185];[.$Z185];[.$AC185];[.$AF185];[.$AI185];[.$AL185];[.$AO185];[.$AR185])" table:style-name="ce1">
            <text:p>0</text:p>
          </table:table-cell>
          <table:table-cell office:value-type="float" office:value="37" table:formula="of:=MIN([.$C185];[.$F185];[.$I185];[.$L185];[.$O185];[.$R185];[.$U185];[.$X185];[.$AA185];[.$AD185];[.$AG185];[.$AJ185];[.$AM185];[.$AP185];[.$AS185])" table:style-name="ce1">
            <text:p>37</text:p>
          </table:table-cell>
          <table:table-cell office:value-type="float" office:value="0" table:formula="of:=MIN([.$D185];[.$G185];[.$J185];[.$M185];[.$P185];[.$S185];[.$V185];[.$Y185];[.$AB185];[.$AE185];[.$AH185];[.$AK185];[.$AN185];[.$AQ185];[.$AT185])" table:style-name="ce1">
            <text:p>0</text:p>
          </table:table-cell>
          <table:table-cell office:value-type="float" office:value="0" table:formula="of:=MEDIAN([.$B185];[.$E185];[.$H185];[.$K185];[.$N185];[.$Q185];[.$T185];[.$W185];[.$Z185];[.$AC185];[.$AF185];[.$AI185];[.$AL185];[.$AO185];[.$AR185])" table:style-name="ce1">
            <text:p>0</text:p>
          </table:table-cell>
          <table:table-cell office:value-type="float" office:value="94" table:formula="of:=MEDIAN([.$C185];[.$F185];[.$I185];[.$L185];[.$O185];[.$R185];[.$U185];[.$X185];[.$AA185];[.$AD185];[.$AG185];[.$AJ185];[.$AM185];[.$AP185];[.$AS185])" table:style-name="ce1">
            <text:p>94</text:p>
          </table:table-cell>
          <table:table-cell office:value-type="float" office:value="4" table:formula="of:=MEDIAN([.$D185];[.$G185];[.$J185];[.$M185];[.$P185];[.$S185];[.$V185];[.$Y185];[.$AB185];[.$AE185];[.$AH185];[.$AK185];[.$AN185];[.$AQ185];[.$AT185])" table:style-name="ce1">
            <text:p>4</text:p>
          </table:table-cell>
          <table:table-cell office:value-type="float" office:value="0.03" table:formula="of:=MAX([.$B185];[.$E185];[.$H185];[.$K185];[.$N185];[.$Q185];[.$T185];[.$W185];[.$Z185];[.$AC185];[.$AF185];[.$AI185];[.$AL185];[.$AO185];[.$AR185])" table:style-name="ce1">
            <text:p>0,03</text:p>
          </table:table-cell>
          <table:table-cell office:value-type="float" office:value="2720" table:formula="of:=MAX([.$C185];[.$F185];[.$I185];[.$L185];[.$O185];[.$R185];[.$U185];[.$X185];[.$AA185];[.$AD185];[.$AG185];[.$AJ185];[.$AM185];[.$AP185];[.$AS185])" table:style-name="ce1">
            <text:p>2720</text:p>
          </table:table-cell>
          <table:table-cell office:value-type="float" office:value="20" table:formula="of:=MAX([.$D185];[.$G185];[.$J185];[.$M185];[.$P185];[.$S185];[.$V185];[.$Y185];[.$AB185];[.$AE185];[.$AH185];[.$AK185];[.$AN185];[.$AQ185];[.$AT185])" table:style-name="ce1">
            <text:p>2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2_a5_w5_h13.lp</text:p>
          </table:table-cell>
          <table:table-cell office:value-type="float" office:value="0.02" table:style-name="ce1">
            <text:p>0,02</text:p>
          </table:table-cell>
          <table:table-cell office:value-type="float" office:value="1752" table:style-name="ce1">
            <text:p>1752</text:p>
          </table:table-cell>
          <table:table-cell office:value-type="float" office:value="74" table:style-name="ce3">
            <text:p>74</text:p>
          </table:table-cell>
          <table:table-cell office:value-type="float" office:value="0.01" table:style-name="ce1">
            <text:p>0,01</text:p>
          </table:table-cell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93" table:style-name="ce1">
            <text:p>293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2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832" table:style-name="ce1">
            <text:p>832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17" table:style-name="ce1">
            <text:p>217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281" table:style-name="ce1">
            <text:p>281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188" table:style-name="ce1">
            <text:p>18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43" table:style-name="ce1">
            <text:p>14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42" table:style-name="ce1">
            <text:p>242</text:p>
          </table:table-cell>
          <table:table-cell office:value-type="float" office:value="9" table:style-name="ce1">
            <text:p>9</text:p>
          </table:table-cell>
          <table:table-cell office:value-type="float" office:value="0.08" table:style-name="ce1">
            <text:p>0,08</text:p>
          </table:table-cell>
          <table:table-cell office:value-type="float" office:value="6042" table:style-name="ce3">
            <text:p>6042</text:p>
          </table:table-cell>
          <table:table-cell office:value-type="float" office:value="55" table:style-name="ce1">
            <text:p>55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186];[.$E186];[.$H186];[.$K186];[.$N186];[.$Q186];[.$T186];[.$W186];[.$Z186];[.$AC186];[.$AF186];[.$AI186];[.$AL186];[.$AO186];[.$AR186])" table:style-name="ce1">
            <text:p>0</text:p>
          </table:table-cell>
          <table:table-cell office:value-type="float" office:value="83" table:formula="of:=MIN([.$C186];[.$F186];[.$I186];[.$L186];[.$O186];[.$R186];[.$U186];[.$X186];[.$AA186];[.$AD186];[.$AG186];[.$AJ186];[.$AM186];[.$AP186];[.$AS186])" table:style-name="ce1">
            <text:p>83</text:p>
          </table:table-cell>
          <table:table-cell office:value-type="float" office:value="2" table:formula="of:=MIN([.$D186];[.$G186];[.$J186];[.$M186];[.$P186];[.$S186];[.$V186];[.$Y186];[.$AB186];[.$AE186];[.$AH186];[.$AK186];[.$AN186];[.$AQ186];[.$AT186])" table:style-name="ce1">
            <text:p>2</text:p>
          </table:table-cell>
          <table:table-cell office:value-type="float" office:value="0.01" table:formula="of:=MEDIAN([.$B186];[.$E186];[.$H186];[.$K186];[.$N186];[.$Q186];[.$T186];[.$W186];[.$Z186];[.$AC186];[.$AF186];[.$AI186];[.$AL186];[.$AO186];[.$AR186])" table:style-name="ce1">
            <text:p>0,01</text:p>
          </table:table-cell>
          <table:table-cell office:value-type="float" office:value="217" table:formula="of:=MEDIAN([.$C186];[.$F186];[.$I186];[.$L186];[.$O186];[.$R186];[.$U186];[.$X186];[.$AA186];[.$AD186];[.$AG186];[.$AJ186];[.$AM186];[.$AP186];[.$AS186])" table:style-name="ce1">
            <text:p>217</text:p>
          </table:table-cell>
          <table:table-cell office:value-type="float" office:value="9" table:formula="of:=MEDIAN([.$D186];[.$G186];[.$J186];[.$M186];[.$P186];[.$S186];[.$V186];[.$Y186];[.$AB186];[.$AE186];[.$AH186];[.$AK186];[.$AN186];[.$AQ186];[.$AT186])" table:style-name="ce1">
            <text:p>9</text:p>
          </table:table-cell>
          <table:table-cell office:value-type="float" office:value="0.08" table:formula="of:=MAX([.$B186];[.$E186];[.$H186];[.$K186];[.$N186];[.$Q186];[.$T186];[.$W186];[.$Z186];[.$AC186];[.$AF186];[.$AI186];[.$AL186];[.$AO186];[.$AR186])" table:style-name="ce1">
            <text:p>0,08</text:p>
          </table:table-cell>
          <table:table-cell office:value-type="float" office:value="6042" table:formula="of:=MAX([.$C186];[.$F186];[.$I186];[.$L186];[.$O186];[.$R186];[.$U186];[.$X186];[.$AA186];[.$AD186];[.$AG186];[.$AJ186];[.$AM186];[.$AP186];[.$AS186])" table:style-name="ce1">
            <text:p>6042</text:p>
          </table:table-cell>
          <table:table-cell office:value-type="float" office:value="74" table:formula="of:=MAX([.$D186];[.$G186];[.$J186];[.$M186];[.$P186];[.$S186];[.$V186];[.$Y186];[.$AB186];[.$AE186];[.$AH186];[.$AK186];[.$AN186];[.$AQ186];[.$AT186])" table:style-name="ce1">
            <text:p>7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3_a10_w5_h18.lp</text:p>
          </table:table-cell>
          <table:table-cell office:value-type="float" office:value="0.1" table:style-name="ce1">
            <text:p>0,1</text:p>
          </table:table-cell>
          <table:table-cell office:value-type="float" office:value="4875" table:style-name="ce1">
            <text:p>4875</text:p>
          </table:table-cell>
          <table:table-cell office:value-type="float" office:value="118" table:style-name="ce3">
            <text:p>118</text:p>
          </table:table-cell>
          <table:table-cell office:value-type="float" office:value="0.02" table:style-name="ce1">
            <text:p>0,02</text:p>
          </table:table-cell>
          <table:table-cell office:value-type="float" office:value="796" table:style-name="ce1">
            <text:p>796</text:p>
          </table:table-cell>
          <table:table-cell office:value-type="float" office:value="14" table:style-name="ce2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1536" table:style-name="ce1">
            <text:p>1536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320" table:style-name="ce2">
            <text:p>320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1429" table:style-name="ce1">
            <text:p>1429</text:p>
          </table:table-cell>
          <table:table-cell office:value-type="float" office:value="22" table:style-name="ce1">
            <text:p>22</text:p>
          </table:table-cell>
          <table:table-cell office:value-type="float" office:value="0.02" table:style-name="ce1">
            <text:p>0,02</text:p>
          </table:table-cell>
          <table:table-cell office:value-type="float" office:value="2228" table:style-name="ce1">
            <text:p>2228</text:p>
          </table:table-cell>
          <table:table-cell office:value-type="float" office:value="14" table:style-name="ce2">
            <text:p>14</text:p>
          </table:table-cell>
          <table:table-cell office:value-type="float" office:value="0.06" table:style-name="ce1">
            <text:p>0,06</text:p>
          </table:table-cell>
          <table:table-cell office:value-type="float" office:value="841" table:style-name="ce1">
            <text:p>841</text:p>
          </table:table-cell>
          <table:table-cell office:value-type="float" office:value="97" table:style-name="ce1">
            <text:p>97</text:p>
          </table:table-cell>
          <table:table-cell office:value-type="float" office:value="0.06" table:style-name="ce1">
            <text:p>0,06</text:p>
          </table:table-cell>
          <table:table-cell office:value-type="float" office:value="670" table:style-name="ce1">
            <text:p>670</text:p>
          </table:table-cell>
          <table:table-cell office:value-type="float" office:value="89" table:style-name="ce1">
            <text:p>89</text:p>
          </table:table-cell>
          <table:table-cell office:value-type="float" office:value="0.03" table:style-name="ce1">
            <text:p>0,03</text:p>
          </table:table-cell>
          <table:table-cell office:value-type="float" office:value="1418" table:style-name="ce1">
            <text:p>1418</text:p>
          </table:table-cell>
          <table:table-cell office:value-type="float" office:value="24" table:style-name="ce1">
            <text:p>24</text:p>
          </table:table-cell>
          <table:table-cell office:value-type="float" office:value="0.03" table:style-name="ce1">
            <text:p>0,03</text:p>
          </table:table-cell>
          <table:table-cell office:value-type="float" office:value="460" table:style-name="ce1">
            <text:p>460</text:p>
          </table:table-cell>
          <table:table-cell office:value-type="float" office:value="20" table:style-name="ce1">
            <text:p>20</text:p>
          </table:table-cell>
          <table:table-cell office:value-type="float" office:value="0.03" table:style-name="ce1">
            <text:p>0,03</text:p>
          </table:table-cell>
          <table:table-cell office:value-type="float" office:value="461" table:style-name="ce1">
            <text:p>461</text:p>
          </table:table-cell>
          <table:table-cell office:value-type="float" office:value="20" table:style-name="ce1">
            <text:p>20</text:p>
          </table:table-cell>
          <table:table-cell office:value-type="float" office:value="0.03" table:style-name="ce1">
            <text:p>0,03</text:p>
          </table:table-cell>
          <table:table-cell office:value-type="float" office:value="439" table:style-name="ce1">
            <text:p>439</text:p>
          </table:table-cell>
          <table:table-cell office:value-type="float" office:value="28" table:style-name="ce1">
            <text:p>2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94" table:style-name="ce1">
            <text:p>1994</text:p>
          </table:table-cell>
          <table:table-cell office:value-type="float" office:value="25" table:style-name="ce1">
            <text:p>25</text:p>
          </table:table-cell>
          <table:table-cell office:value-type="float" office:value="0.37" table:style-name="ce1">
            <text:p>0,37</text:p>
          </table:table-cell>
          <table:table-cell office:value-type="float" office:value="27090" table:style-name="ce3">
            <text:p>27090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1405" table:style-name="ce1">
            <text:p>1405</text:p>
          </table:table-cell>
          <table:table-cell office:value-type="float" office:value="22" table:style-name="ce1">
            <text:p>22</text:p>
          </table:table-cell>
          <table:table-cell office:value-type="float" office:value="0.02" table:formula="of:=MIN([.$B187];[.$E187];[.$H187];[.$K187];[.$N187];[.$Q187];[.$T187];[.$W187];[.$Z187];[.$AC187];[.$AF187];[.$AI187];[.$AL187];[.$AO187];[.$AR187])" table:style-name="ce1">
            <text:p>0,02</text:p>
          </table:table-cell>
          <table:table-cell office:value-type="float" office:value="320" table:formula="of:=MIN([.$C187];[.$F187];[.$I187];[.$L187];[.$O187];[.$R187];[.$U187];[.$X187];[.$AA187];[.$AD187];[.$AG187];[.$AJ187];[.$AM187];[.$AP187];[.$AS187])" table:style-name="ce1">
            <text:p>320</text:p>
          </table:table-cell>
          <table:table-cell office:value-type="float" office:value="14" table:formula="of:=MIN([.$D187];[.$G187];[.$J187];[.$M187];[.$P187];[.$S187];[.$V187];[.$Y187];[.$AB187];[.$AE187];[.$AH187];[.$AK187];[.$AN187];[.$AQ187];[.$AT187])" table:style-name="ce1">
            <text:p>14</text:p>
          </table:table-cell>
          <table:table-cell office:value-type="float" office:value="0.03" table:formula="of:=MEDIAN([.$B187];[.$E187];[.$H187];[.$K187];[.$N187];[.$Q187];[.$T187];[.$W187];[.$Z187];[.$AC187];[.$AF187];[.$AI187];[.$AL187];[.$AO187];[.$AR187])" table:style-name="ce1">
            <text:p>0,03</text:p>
          </table:table-cell>
          <table:table-cell office:value-type="float" office:value="1405" table:formula="of:=MEDIAN([.$C187];[.$F187];[.$I187];[.$L187];[.$O187];[.$R187];[.$U187];[.$X187];[.$AA187];[.$AD187];[.$AG187];[.$AJ187];[.$AM187];[.$AP187];[.$AS187])" table:style-name="ce1">
            <text:p>1405</text:p>
          </table:table-cell>
          <table:table-cell office:value-type="float" office:value="22" table:formula="of:=MEDIAN([.$D187];[.$G187];[.$J187];[.$M187];[.$P187];[.$S187];[.$V187];[.$Y187];[.$AB187];[.$AE187];[.$AH187];[.$AK187];[.$AN187];[.$AQ187];[.$AT187])" table:style-name="ce1">
            <text:p>22</text:p>
          </table:table-cell>
          <table:table-cell office:value-type="float" office:value="0.37" table:formula="of:=MAX([.$B187];[.$E187];[.$H187];[.$K187];[.$N187];[.$Q187];[.$T187];[.$W187];[.$Z187];[.$AC187];[.$AF187];[.$AI187];[.$AL187];[.$AO187];[.$AR187])" table:style-name="ce1">
            <text:p>0,37</text:p>
          </table:table-cell>
          <table:table-cell office:value-type="float" office:value="27090" table:formula="of:=MAX([.$C187];[.$F187];[.$I187];[.$L187];[.$O187];[.$R187];[.$U187];[.$X187];[.$AA187];[.$AD187];[.$AG187];[.$AJ187];[.$AM187];[.$AP187];[.$AS187])" table:style-name="ce1">
            <text:p>27090</text:p>
          </table:table-cell>
          <table:table-cell office:value-type="float" office:value="118" table:formula="of:=MAX([.$D187];[.$G187];[.$J187];[.$M187];[.$P187];[.$S187];[.$V187];[.$Y187];[.$AB187];[.$AE187];[.$AH187];[.$AK187];[.$AN187];[.$AQ187];[.$AT187])" table:style-name="ce1">
            <text:p>11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3_a15_w5_h23.lp</text:p>
          </table:table-cell>
          <table:table-cell office:value-type="float" office:value="0.23" table:style-name="ce1">
            <text:p>0,23</text:p>
          </table:table-cell>
          <table:table-cell office:value-type="float" office:value="20646" table:style-name="ce1">
            <text:p>20646</text:p>
          </table:table-cell>
          <table:table-cell office:value-type="float" office:value="145" table:style-name="ce1">
            <text:p>14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687" table:style-name="ce1">
            <text:p>2687</text:p>
          </table:table-cell>
          <table:table-cell office:value-type="float" office:value="44" table:style-name="ce1">
            <text:p>44</text:p>
          </table:table-cell>
          <table:table-cell office:value-type="float" office:value="0.05" table:style-name="ce1">
            <text:p>0,05</text:p>
          </table:table-cell>
          <table:table-cell office:value-type="float" office:value="2866" table:style-name="ce1">
            <text:p>2866</text:p>
          </table:table-cell>
          <table:table-cell office:value-type="float" office:value="19" table:style-name="ce2">
            <text:p>19</text:p>
          </table:table-cell>
          <table:table-cell office:value-type="float" office:value="0.04" table:style-name="ce2">
            <text:p>0,04</text:p>
          </table:table-cell>
          <table:table-cell office:value-type="float" office:value="686" table:style-name="ce1">
            <text:p>686</text:p>
          </table:table-cell>
          <table:table-cell office:value-type="float" office:value="45" table:style-name="ce1">
            <text:p>45</text:p>
          </table:table-cell>
          <table:table-cell office:value-type="float" office:value="0.17" table:style-name="ce1">
            <text:p>0,17</text:p>
          </table:table-cell>
          <table:table-cell office:value-type="float" office:value="4768" table:style-name="ce1">
            <text:p>4768</text:p>
          </table:table-cell>
          <table:table-cell office:value-type="float" office:value="101" table:style-name="ce1">
            <text:p>101</text:p>
          </table:table-cell>
          <table:table-cell office:value-type="float" office:value="0.06" table:style-name="ce1">
            <text:p>0,06</text:p>
          </table:table-cell>
          <table:table-cell office:value-type="float" office:value="5181" table:style-name="ce1">
            <text:p>5181</text:p>
          </table:table-cell>
          <table:table-cell office:value-type="float" office:value="39" table:style-name="ce1">
            <text:p>39</text:p>
          </table:table-cell>
          <table:table-cell office:value-type="float" office:value="0.2" table:style-name="ce1">
            <text:p>0,2</text:p>
          </table:table-cell>
          <table:table-cell office:value-type="float" office:value="2347" table:style-name="ce1">
            <text:p>2347</text:p>
          </table:table-cell>
          <table:table-cell office:value-type="float" office:value="139" table:style-name="ce1">
            <text:p>139</text:p>
          </table:table-cell>
          <table:table-cell office:value-type="float" office:value="0.19" table:style-name="ce1">
            <text:p>0,19</text:p>
          </table:table-cell>
          <table:table-cell office:value-type="float" office:value="2664" table:style-name="ce1">
            <text:p>2664</text:p>
          </table:table-cell>
          <table:table-cell office:value-type="float" office:value="161" table:style-name="ce1">
            <text:p>161</text:p>
          </table:table-cell>
          <table:table-cell office:value-type="float" office:value="0.15" table:style-name="ce1">
            <text:p>0,15</text:p>
          </table:table-cell>
          <table:table-cell office:value-type="float" office:value="4131" table:style-name="ce1">
            <text:p>4131</text:p>
          </table:table-cell>
          <table:table-cell office:value-type="float" office:value="111" table:style-name="ce1">
            <text:p>111</text:p>
          </table:table-cell>
          <table:table-cell office:value-type="float" office:value="0.06" table:style-name="ce1">
            <text:p>0,06</text:p>
          </table:table-cell>
          <table:table-cell office:value-type="float" office:value="1449" table:style-name="ce1">
            <text:p>1449</text:p>
          </table:table-cell>
          <table:table-cell office:value-type="float" office:value="66" table:style-name="ce1">
            <text:p>66</text:p>
          </table:table-cell>
          <table:table-cell office:value-type="float" office:value="0.1" table:style-name="ce1">
            <text:p>0,1</text:p>
          </table:table-cell>
          <table:table-cell office:value-type="float" office:value="2055" table:style-name="ce1">
            <text:p>2055</text:p>
          </table:table-cell>
          <table:table-cell office:value-type="float" office:value="103" table:style-name="ce1">
            <text:p>103</text:p>
          </table:table-cell>
          <table:table-cell office:value-type="float" office:value="0.05" table:style-name="ce1">
            <text:p>0,05</text:p>
          </table:table-cell>
          <table:table-cell office:value-type="float" office:value="549" table:style-name="ce2">
            <text:p>549</text:p>
          </table:table-cell>
          <table:table-cell office:value-type="float" office:value="57" table:style-name="ce1">
            <text:p>57</text:p>
          </table:table-cell>
          <table:table-cell office:value-type="float" office:value="0.3" table:style-name="ce1">
            <text:p>0,3</text:p>
          </table:table-cell>
          <table:table-cell office:value-type="float" office:value="7505" table:style-name="ce1">
            <text:p>7505</text:p>
          </table:table-cell>
          <table:table-cell office:value-type="float" office:value="93" table:style-name="ce1">
            <text:p>93</text:p>
          </table:table-cell>
          <table:table-cell office:value-type="float" office:value="3.19" table:style-name="ce3">
            <text:p>3,19</text:p>
          </table:table-cell>
          <table:table-cell office:value-type="float" office:value="267436" table:style-name="ce3">
            <text:p>267436</text:p>
          </table:table-cell>
          <table:table-cell office:value-type="float" office:value="3842" table:style-name="ce3">
            <text:p>3842</text:p>
          </table:table-cell>
          <table:table-cell office:value-type="float" office:value="0.11" table:style-name="ce1">
            <text:p>0,11</text:p>
          </table:table-cell>
          <table:table-cell office:value-type="float" office:value="2886" table:style-name="ce1">
            <text:p>2886</text:p>
          </table:table-cell>
          <table:table-cell office:value-type="float" office:value="84" table:style-name="ce1">
            <text:p>84</text:p>
          </table:table-cell>
          <table:table-cell office:value-type="float" office:value="0.04" table:formula="of:=MIN([.$B188];[.$E188];[.$H188];[.$K188];[.$N188];[.$Q188];[.$T188];[.$W188];[.$Z188];[.$AC188];[.$AF188];[.$AI188];[.$AL188];[.$AO188];[.$AR188])" table:style-name="ce1">
            <text:p>0,04</text:p>
          </table:table-cell>
          <table:table-cell office:value-type="float" office:value="549" table:formula="of:=MIN([.$C188];[.$F188];[.$I188];[.$L188];[.$O188];[.$R188];[.$U188];[.$X188];[.$AA188];[.$AD188];[.$AG188];[.$AJ188];[.$AM188];[.$AP188];[.$AS188])" table:style-name="ce1">
            <text:p>549</text:p>
          </table:table-cell>
          <table:table-cell office:value-type="float" office:value="19" table:formula="of:=MIN([.$D188];[.$G188];[.$J188];[.$M188];[.$P188];[.$S188];[.$V188];[.$Y188];[.$AB188];[.$AE188];[.$AH188];[.$AK188];[.$AN188];[.$AQ188];[.$AT188])" table:style-name="ce1">
            <text:p>19</text:p>
          </table:table-cell>
          <table:table-cell office:value-type="float" office:value="0.11" table:formula="of:=MEDIAN([.$B188];[.$E188];[.$H188];[.$K188];[.$N188];[.$Q188];[.$T188];[.$W188];[.$Z188];[.$AC188];[.$AF188];[.$AI188];[.$AL188];[.$AO188];[.$AR188])" table:style-name="ce1">
            <text:p>0,11</text:p>
          </table:table-cell>
          <table:table-cell office:value-type="float" office:value="2866" table:formula="of:=MEDIAN([.$C188];[.$F188];[.$I188];[.$L188];[.$O188];[.$R188];[.$U188];[.$X188];[.$AA188];[.$AD188];[.$AG188];[.$AJ188];[.$AM188];[.$AP188];[.$AS188])" table:style-name="ce1">
            <text:p>2866</text:p>
          </table:table-cell>
          <table:table-cell office:value-type="float" office:value="93" table:formula="of:=MEDIAN([.$D188];[.$G188];[.$J188];[.$M188];[.$P188];[.$S188];[.$V188];[.$Y188];[.$AB188];[.$AE188];[.$AH188];[.$AK188];[.$AN188];[.$AQ188];[.$AT188])" table:style-name="ce1">
            <text:p>93</text:p>
          </table:table-cell>
          <table:table-cell office:value-type="float" office:value="3.19" table:formula="of:=MAX([.$B188];[.$E188];[.$H188];[.$K188];[.$N188];[.$Q188];[.$T188];[.$W188];[.$Z188];[.$AC188];[.$AF188];[.$AI188];[.$AL188];[.$AO188];[.$AR188])" table:style-name="ce1">
            <text:p>3,19</text:p>
          </table:table-cell>
          <table:table-cell office:value-type="float" office:value="267436" table:formula="of:=MAX([.$C188];[.$F188];[.$I188];[.$L188];[.$O188];[.$R188];[.$U188];[.$X188];[.$AA188];[.$AD188];[.$AG188];[.$AJ188];[.$AM188];[.$AP188];[.$AS188])" table:style-name="ce1">
            <text:p>267436</text:p>
          </table:table-cell>
          <table:table-cell office:value-type="float" office:value="3842" table:formula="of:=MAX([.$D188];[.$G188];[.$J188];[.$M188];[.$P188];[.$S188];[.$V188];[.$Y188];[.$AB188];[.$AE188];[.$AH188];[.$AK188];[.$AN188];[.$AQ188];[.$AT188])" table:style-name="ce1">
            <text:p>384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3_a16_w4_h21.lp</text:p>
          </table:table-cell>
          <table:table-cell office:value-type="float" office:value="0.32" table:style-name="ce1">
            <text:p>0,32</text:p>
          </table:table-cell>
          <table:table-cell office:value-type="float" office:value="19156" table:style-name="ce1">
            <text:p>19156</text:p>
          </table:table-cell>
          <table:table-cell office:value-type="float" office:value="168" table:style-name="ce1">
            <text:p>168</text:p>
          </table:table-cell>
          <table:table-cell office:value-type="float" office:value="0.04" table:style-name="ce1">
            <text:p>0,04</text:p>
          </table:table-cell>
          <table:table-cell office:value-type="float" office:value="1050" table:style-name="ce1">
            <text:p>1050</text:p>
          </table:table-cell>
          <table:table-cell office:value-type="float" office:value="58" table:style-name="ce1">
            <text:p>58</text:p>
          </table:table-cell>
          <table:table-cell office:value-type="float" office:value="0.04" table:style-name="ce1">
            <text:p>0,04</text:p>
          </table:table-cell>
          <table:table-cell office:value-type="float" office:value="2286" table:style-name="ce1">
            <text:p>2286</text:p>
          </table:table-cell>
          <table:table-cell office:value-type="float" office:value="17" table:style-name="ce2">
            <text:p>17</text:p>
          </table:table-cell>
          <table:table-cell office:value-type="float" office:value="0.05" table:style-name="ce1">
            <text:p>0,05</text:p>
          </table:table-cell>
          <table:table-cell office:value-type="float" office:value="946" table:style-name="ce2">
            <text:p>946</text:p>
          </table:table-cell>
          <table:table-cell office:value-type="float" office:value="41" table:style-name="ce1">
            <text:p>41</text:p>
          </table:table-cell>
          <table:table-cell office:value-type="float" office:value="0.12" table:style-name="ce1">
            <text:p>0,12</text:p>
          </table:table-cell>
          <table:table-cell office:value-type="float" office:value="2906" table:style-name="ce1">
            <text:p>2906</text:p>
          </table:table-cell>
          <table:table-cell office:value-type="float" office:value="132" table:style-name="ce1">
            <text:p>132</text:p>
          </table:table-cell>
          <table:table-cell office:value-type="float" office:value="0.05" table:style-name="ce1">
            <text:p>0,05</text:p>
          </table:table-cell>
          <table:table-cell office:value-type="float" office:value="2883" table:style-name="ce1">
            <text:p>2883</text:p>
          </table:table-cell>
          <table:table-cell office:value-type="float" office:value="38" table:style-name="ce1">
            <text:p>38</text:p>
          </table:table-cell>
          <table:table-cell office:value-type="float" office:value="0.25" table:style-name="ce1">
            <text:p>0,25</text:p>
          </table:table-cell>
          <table:table-cell office:value-type="float" office:value="3718" table:style-name="ce1">
            <text:p>3718</text:p>
          </table:table-cell>
          <table:table-cell office:value-type="float" office:value="205" table:style-name="ce3">
            <text:p>205</text:p>
          </table:table-cell>
          <table:table-cell office:value-type="float" office:value="0.25" table:style-name="ce1">
            <text:p>0,25</text:p>
          </table:table-cell>
          <table:table-cell office:value-type="float" office:value="3497" table:style-name="ce1">
            <text:p>3497</text:p>
          </table:table-cell>
          <table:table-cell office:value-type="float" office:value="159" table:style-name="ce1">
            <text:p>15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628" table:style-name="ce1">
            <text:p>1628</text:p>
          </table:table-cell>
          <table:table-cell office:value-type="float" office:value="85" table:style-name="ce1">
            <text:p>85</text:p>
          </table:table-cell>
          <table:table-cell office:value-type="float" office:value="0.06" table:style-name="ce1">
            <text:p>0,06</text:p>
          </table:table-cell>
          <table:table-cell office:value-type="float" office:value="1302" table:style-name="ce1">
            <text:p>1302</text:p>
          </table:table-cell>
          <table:table-cell office:value-type="float" office:value="55" table:style-name="ce1">
            <text:p>55</text:p>
          </table:table-cell>
          <table:table-cell office:value-type="float" office:value="0.1" table:style-name="ce1">
            <text:p>0,1</text:p>
          </table:table-cell>
          <table:table-cell office:value-type="float" office:value="2135" table:style-name="ce1">
            <text:p>2135</text:p>
          </table:table-cell>
          <table:table-cell office:value-type="float" office:value="92" table:style-name="ce1">
            <text:p>92</text:p>
          </table:table-cell>
          <table:table-cell office:value-type="float" office:value="0.09" table:style-name="ce1">
            <text:p>0,09</text:p>
          </table:table-cell>
          <table:table-cell office:value-type="float" office:value="1105" table:style-name="ce1">
            <text:p>1105</text:p>
          </table:table-cell>
          <table:table-cell office:value-type="float" office:value="86" table:style-name="ce1">
            <text:p>86</text:p>
          </table:table-cell>
          <table:table-cell office:value-type="float" office:value="0.18" table:style-name="ce1">
            <text:p>0,18</text:p>
          </table:table-cell>
          <table:table-cell office:value-type="float" office:value="4059" table:style-name="ce1">
            <text:p>4059</text:p>
          </table:table-cell>
          <table:table-cell office:value-type="float" office:value="55" table:style-name="ce1">
            <text:p>55</text:p>
          </table:table-cell>
          <table:table-cell office:value-type="float" office:value="1.64" table:style-name="ce1">
            <text:p>1,64</text:p>
          </table:table-cell>
          <table:table-cell office:value-type="float" office:value="110751" table:style-name="ce3">
            <text:p>110751</text:p>
          </table:table-cell>
          <table:table-cell office:value-type="float" office:value="133" table:style-name="ce1">
            <text:p>13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88" table:style-name="ce1">
            <text:p>1988</text:p>
          </table:table-cell>
          <table:table-cell office:value-type="float" office:value="98" table:style-name="ce1">
            <text:p>98</text:p>
          </table:table-cell>
          <table:table-cell office:value-type="float" office:value="0.04" table:formula="of:=MIN([.$B189];[.$E189];[.$H189];[.$K189];[.$N189];[.$Q189];[.$T189];[.$W189];[.$Z189];[.$AC189];[.$AF189];[.$AI189];[.$AL189];[.$AO189];[.$AR189])" table:style-name="ce1">
            <text:p>0,04</text:p>
          </table:table-cell>
          <table:table-cell office:value-type="float" office:value="946" table:formula="of:=MIN([.$C189];[.$F189];[.$I189];[.$L189];[.$O189];[.$R189];[.$U189];[.$X189];[.$AA189];[.$AD189];[.$AG189];[.$AJ189];[.$AM189];[.$AP189];[.$AS189])" table:style-name="ce1">
            <text:p>946</text:p>
          </table:table-cell>
          <table:table-cell office:value-type="float" office:value="17" table:formula="of:=MIN([.$D189];[.$G189];[.$J189];[.$M189];[.$P189];[.$S189];[.$V189];[.$Y189];[.$AB189];[.$AE189];[.$AH189];[.$AK189];[.$AN189];[.$AQ189];[.$AT189])" table:style-name="ce1">
            <text:p>17</text:p>
          </table:table-cell>
          <table:table-cell office:value-type="float" office:value="0.09" table:formula="of:=MEDIAN([.$B189];[.$E189];[.$H189];[.$K189];[.$N189];[.$Q189];[.$T189];[.$W189];[.$Z189];[.$AC189];[.$AF189];[.$AI189];[.$AL189];[.$AO189];[.$AR189])" table:style-name="ce1">
            <text:p>0,09</text:p>
          </table:table-cell>
          <table:table-cell office:value-type="float" office:value="2286" table:formula="of:=MEDIAN([.$C189];[.$F189];[.$I189];[.$L189];[.$O189];[.$R189];[.$U189];[.$X189];[.$AA189];[.$AD189];[.$AG189];[.$AJ189];[.$AM189];[.$AP189];[.$AS189])" table:style-name="ce1">
            <text:p>2286</text:p>
          </table:table-cell>
          <table:table-cell office:value-type="float" office:value="86" table:formula="of:=MEDIAN([.$D189];[.$G189];[.$J189];[.$M189];[.$P189];[.$S189];[.$V189];[.$Y189];[.$AB189];[.$AE189];[.$AH189];[.$AK189];[.$AN189];[.$AQ189];[.$AT189])" table:style-name="ce1">
            <text:p>86</text:p>
          </table:table-cell>
          <table:table-cell office:value-type="float" office:value="1.64" table:formula="of:=MAX([.$B189];[.$E189];[.$H189];[.$K189];[.$N189];[.$Q189];[.$T189];[.$W189];[.$Z189];[.$AC189];[.$AF189];[.$AI189];[.$AL189];[.$AO189];[.$AR189])" table:style-name="ce1">
            <text:p>1,64</text:p>
          </table:table-cell>
          <table:table-cell office:value-type="float" office:value="110751" table:formula="of:=MAX([.$C189];[.$F189];[.$I189];[.$L189];[.$O189];[.$R189];[.$U189];[.$X189];[.$AA189];[.$AD189];[.$AG189];[.$AJ189];[.$AM189];[.$AP189];[.$AS189])" table:style-name="ce1">
            <text:p>110751</text:p>
          </table:table-cell>
          <table:table-cell office:value-type="float" office:value="205" table:formula="of:=MAX([.$D189];[.$G189];[.$J189];[.$M189];[.$P189];[.$S189];[.$V189];[.$Y189];[.$AB189];[.$AE189];[.$AH189];[.$AK189];[.$AN189];[.$AQ189];[.$AT189])" table:style-name="ce1">
            <text:p>20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3_a1_w5_h14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938" table:style-name="ce3">
            <text:p>93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190];[.$E190];[.$H190];[.$K190];[.$N190];[.$Q190];[.$T190];[.$W190];[.$Z190];[.$AC190];[.$AF190];[.$AI190];[.$AL190];[.$AO190];[.$AR190])" table:style-name="ce1">
            <text:p>0</text:p>
          </table:table-cell>
          <table:table-cell office:value-type="float" office:value="2" table:formula="of:=MIN([.$C190];[.$F190];[.$I190];[.$L190];[.$O190];[.$R190];[.$U190];[.$X190];[.$AA190];[.$AD190];[.$AG190];[.$AJ190];[.$AM190];[.$AP190];[.$AS190])" table:style-name="ce1">
            <text:p>2</text:p>
          </table:table-cell>
          <table:table-cell office:value-type="float" office:value="0" table:formula="of:=MIN([.$D190];[.$G190];[.$J190];[.$M190];[.$P190];[.$S190];[.$V190];[.$Y190];[.$AB190];[.$AE190];[.$AH190];[.$AK190];[.$AN190];[.$AQ190];[.$AT190])" table:style-name="ce1">
            <text:p>0</text:p>
          </table:table-cell>
          <table:table-cell office:value-type="float" office:value="0" table:formula="of:=MEDIAN([.$B190];[.$E190];[.$H190];[.$K190];[.$N190];[.$Q190];[.$T190];[.$W190];[.$Z190];[.$AC190];[.$AF190];[.$AI190];[.$AL190];[.$AO190];[.$AR190])" table:style-name="ce1">
            <text:p>0</text:p>
          </table:table-cell>
          <table:table-cell office:value-type="float" office:value="6" table:formula="of:=MEDIAN([.$C190];[.$F190];[.$I190];[.$L190];[.$O190];[.$R190];[.$U190];[.$X190];[.$AA190];[.$AD190];[.$AG190];[.$AJ190];[.$AM190];[.$AP190];[.$AS190])" table:style-name="ce1">
            <text:p>6</text:p>
          </table:table-cell>
          <table:table-cell office:value-type="float" office:value="2" table:formula="of:=MEDIAN([.$D190];[.$G190];[.$J190];[.$M190];[.$P190];[.$S190];[.$V190];[.$Y190];[.$AB190];[.$AE190];[.$AH190];[.$AK190];[.$AN190];[.$AQ190];[.$AT190])" table:style-name="ce1">
            <text:p>2</text:p>
          </table:table-cell>
          <table:table-cell office:value-type="float" office:value="0.01" table:formula="of:=MAX([.$B190];[.$E190];[.$H190];[.$K190];[.$N190];[.$Q190];[.$T190];[.$W190];[.$Z190];[.$AC190];[.$AF190];[.$AI190];[.$AL190];[.$AO190];[.$AR190])" table:style-name="ce1">
            <text:p>0,01</text:p>
          </table:table-cell>
          <table:table-cell office:value-type="float" office:value="938" table:formula="of:=MAX([.$C190];[.$F190];[.$I190];[.$L190];[.$O190];[.$R190];[.$U190];[.$X190];[.$AA190];[.$AD190];[.$AG190];[.$AJ190];[.$AM190];[.$AP190];[.$AS190])" table:style-name="ce1">
            <text:p>938</text:p>
          </table:table-cell>
          <table:table-cell office:value-type="float" office:value="3" table:formula="of:=MAX([.$D190];[.$G190];[.$J190];[.$M190];[.$P190];[.$S190];[.$V190];[.$Y190];[.$AB190];[.$AE190];[.$AH190];[.$AK190];[.$AN190];[.$AQ190];[.$AT190])" table:style-name="ce1">
            <text:p>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3_a2_w5_h16.lp</text:p>
          </table:table-cell>
          <table:table-cell office:value-type="float" office:value="0.01" table:style-name="ce1">
            <text:p>0,01</text:p>
          </table:table-cell>
          <table:table-cell office:value-type="float" office:value="263" table:style-name="ce1">
            <text:p>263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49" table:style-name="ce1">
            <text:p>24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34" table:style-name="ce1">
            <text:p>33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2931" table:style-name="ce3">
            <text:p>293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191];[.$E191];[.$H191];[.$K191];[.$N191];[.$Q191];[.$T191];[.$W191];[.$Z191];[.$AC191];[.$AF191];[.$AI191];[.$AL191];[.$AO191];[.$AR191])" table:style-name="ce1">
            <text:p>0</text:p>
          </table:table-cell>
          <table:table-cell office:value-type="float" office:value="19" table:formula="of:=MIN([.$C191];[.$F191];[.$I191];[.$L191];[.$O191];[.$R191];[.$U191];[.$X191];[.$AA191];[.$AD191];[.$AG191];[.$AJ191];[.$AM191];[.$AP191];[.$AS191])" table:style-name="ce1">
            <text:p>19</text:p>
          </table:table-cell>
          <table:table-cell office:value-type="float" office:value="3" table:formula="of:=MIN([.$D191];[.$G191];[.$J191];[.$M191];[.$P191];[.$S191];[.$V191];[.$Y191];[.$AB191];[.$AE191];[.$AH191];[.$AK191];[.$AN191];[.$AQ191];[.$AT191])" table:style-name="ce1">
            <text:p>3</text:p>
          </table:table-cell>
          <table:table-cell office:value-type="float" office:value="0" table:formula="of:=MEDIAN([.$B191];[.$E191];[.$H191];[.$K191];[.$N191];[.$Q191];[.$T191];[.$W191];[.$Z191];[.$AC191];[.$AF191];[.$AI191];[.$AL191];[.$AO191];[.$AR191])" table:style-name="ce1">
            <text:p>0</text:p>
          </table:table-cell>
          <table:table-cell office:value-type="float" office:value="89" table:formula="of:=MEDIAN([.$C191];[.$F191];[.$I191];[.$L191];[.$O191];[.$R191];[.$U191];[.$X191];[.$AA191];[.$AD191];[.$AG191];[.$AJ191];[.$AM191];[.$AP191];[.$AS191])" table:style-name="ce1">
            <text:p>89</text:p>
          </table:table-cell>
          <table:table-cell office:value-type="float" office:value="6" table:formula="of:=MEDIAN([.$D191];[.$G191];[.$J191];[.$M191];[.$P191];[.$S191];[.$V191];[.$Y191];[.$AB191];[.$AE191];[.$AH191];[.$AK191];[.$AN191];[.$AQ191];[.$AT191])" table:style-name="ce1">
            <text:p>6</text:p>
          </table:table-cell>
          <table:table-cell office:value-type="float" office:value="0.04" table:formula="of:=MAX([.$B191];[.$E191];[.$H191];[.$K191];[.$N191];[.$Q191];[.$T191];[.$W191];[.$Z191];[.$AC191];[.$AF191];[.$AI191];[.$AL191];[.$AO191];[.$AR191])" table:style-name="ce1">
            <text:p>0,04</text:p>
          </table:table-cell>
          <table:table-cell office:value-type="float" office:value="2931" table:formula="of:=MAX([.$C191];[.$F191];[.$I191];[.$L191];[.$O191];[.$R191];[.$U191];[.$X191];[.$AA191];[.$AD191];[.$AG191];[.$AJ191];[.$AM191];[.$AP191];[.$AS191])" table:style-name="ce1">
            <text:p>2931</text:p>
          </table:table-cell>
          <table:table-cell office:value-type="float" office:value="15" table:formula="of:=MAX([.$D191];[.$G191];[.$J191];[.$M191];[.$P191];[.$S191];[.$V191];[.$Y191];[.$AB191];[.$AE191];[.$AH191];[.$AK191];[.$AN191];[.$AQ191];[.$AT191])" table:style-name="ce1">
            <text:p>1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3_a3_w5_h10.lp</text:p>
          </table:table-cell>
          <table:table-cell office:value-type="float" office:value="0.01" table:style-name="ce1">
            <text:p>0,01</text:p>
          </table:table-cell>
          <table:table-cell office:value-type="float" office:value="205" table:style-name="ce1">
            <text:p>205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2524" table:style-name="ce3">
            <text:p>25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192];[.$E192];[.$H192];[.$K192];[.$N192];[.$Q192];[.$T192];[.$W192];[.$Z192];[.$AC192];[.$AF192];[.$AI192];[.$AL192];[.$AO192];[.$AR192])" table:style-name="ce1">
            <text:p>0</text:p>
          </table:table-cell>
          <table:table-cell office:value-type="float" office:value="17" table:formula="of:=MIN([.$C192];[.$F192];[.$I192];[.$L192];[.$O192];[.$R192];[.$U192];[.$X192];[.$AA192];[.$AD192];[.$AG192];[.$AJ192];[.$AM192];[.$AP192];[.$AS192])" table:style-name="ce1">
            <text:p>17</text:p>
          </table:table-cell>
          <table:table-cell office:value-type="float" office:value="0" table:formula="of:=MIN([.$D192];[.$G192];[.$J192];[.$M192];[.$P192];[.$S192];[.$V192];[.$Y192];[.$AB192];[.$AE192];[.$AH192];[.$AK192];[.$AN192];[.$AQ192];[.$AT192])" table:style-name="ce1">
            <text:p>0</text:p>
          </table:table-cell>
          <table:table-cell office:value-type="float" office:value="0" table:formula="of:=MEDIAN([.$B192];[.$E192];[.$H192];[.$K192];[.$N192];[.$Q192];[.$T192];[.$W192];[.$Z192];[.$AC192];[.$AF192];[.$AI192];[.$AL192];[.$AO192];[.$AR192])" table:style-name="ce1">
            <text:p>0</text:p>
          </table:table-cell>
          <table:table-cell office:value-type="float" office:value="50" table:formula="of:=MEDIAN([.$C192];[.$F192];[.$I192];[.$L192];[.$O192];[.$R192];[.$U192];[.$X192];[.$AA192];[.$AD192];[.$AG192];[.$AJ192];[.$AM192];[.$AP192];[.$AS192])" table:style-name="ce1">
            <text:p>50</text:p>
          </table:table-cell>
          <table:table-cell office:value-type="float" office:value="2" table:formula="of:=MEDIAN([.$D192];[.$G192];[.$J192];[.$M192];[.$P192];[.$S192];[.$V192];[.$Y192];[.$AB192];[.$AE192];[.$AH192];[.$AK192];[.$AN192];[.$AQ192];[.$AT192])" table:style-name="ce1">
            <text:p>2</text:p>
          </table:table-cell>
          <table:table-cell office:value-type="float" office:value="0.03" table:formula="of:=MAX([.$B192];[.$E192];[.$H192];[.$K192];[.$N192];[.$Q192];[.$T192];[.$W192];[.$Z192];[.$AC192];[.$AF192];[.$AI192];[.$AL192];[.$AO192];[.$AR192])" table:style-name="ce1">
            <text:p>0,03</text:p>
          </table:table-cell>
          <table:table-cell office:value-type="float" office:value="2524" table:formula="of:=MAX([.$C192];[.$F192];[.$I192];[.$L192];[.$O192];[.$R192];[.$U192];[.$X192];[.$AA192];[.$AD192];[.$AG192];[.$AJ192];[.$AM192];[.$AP192];[.$AS192])" table:style-name="ce1">
            <text:p>2524</text:p>
          </table:table-cell>
          <table:table-cell office:value-type="float" office:value="17" table:formula="of:=MAX([.$D192];[.$G192];[.$J192];[.$M192];[.$P192];[.$S192];[.$V192];[.$Y192];[.$AB192];[.$AE192];[.$AH192];[.$AK192];[.$AN192];[.$AQ192];[.$AT192])" table:style-name="ce1">
            <text:p>1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3_a5_w5_h16.lp</text:p>
          </table:table-cell>
          <table:table-cell office:value-type="float" office:value="0.02" table:style-name="ce1">
            <text:p>0,02</text:p>
          </table:table-cell>
          <table:table-cell office:value-type="float" office:value="674" table:style-name="ce1">
            <text:p>674</text:p>
          </table:table-cell>
          <table:table-cell office:value-type="float" office:value="41" table:style-name="ce1">
            <text:p>41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32" table:style-name="ce1">
            <text:p>332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29" table:style-name="ce1">
            <text:p>12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522" table:style-name="ce1">
            <text:p>522</text:p>
          </table:table-cell>
          <table:table-cell office:value-type="float" office:value="28" table:style-name="ce1">
            <text:p>28</text:p>
          </table:table-cell>
          <table:table-cell office:value-type="float" office:value="0.01" table:style-name="ce1">
            <text:p>0,01</text:p>
          </table:table-cell>
          <table:table-cell office:value-type="float" office:value="1733" table:style-name="ce1">
            <text:p>1733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float" office:value="0.02" table:style-name="ce1">
            <text:p>0,02</text:p>
          </table:table-cell>
          <table:table-cell office:value-type="float" office:value="181" table:style-name="ce1">
            <text:p>181</text:p>
          </table:table-cell>
          <table:table-cell office:value-type="float" office:value="31" table:style-name="ce1">
            <text:p>31</text:p>
          </table:table-cell>
          <table:table-cell office:value-type="float" office:value="0.02" table:style-name="ce1">
            <text:p>0,02</text:p>
          </table:table-cell>
          <table:table-cell office:value-type="float" office:value="662" table:style-name="ce1">
            <text:p>662</text:p>
          </table:table-cell>
          <table:table-cell office:value-type="float" office:value="40" table:style-name="ce1">
            <text:p>40</text:p>
          </table:table-cell>
          <table:table-cell office:value-type="float" office:value="0.02" table:style-name="ce1">
            <text:p>0,02</text:p>
          </table:table-cell>
          <table:table-cell office:value-type="float" office:value="291" table:style-name="ce1">
            <text:p>291</text:p>
          </table:table-cell>
          <table:table-cell office:value-type="float" office:value="16" table:style-name="ce1">
            <text:p>16</text:p>
          </table:table-cell>
          <table:table-cell office:value-type="float" office:value="0.02" table:style-name="ce1">
            <text:p>0,02</text:p>
          </table:table-cell>
          <table:table-cell office:value-type="float" office:value="291" table:style-name="ce1">
            <text:p>291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24" table:style-name="ce2">
            <text:p>124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642" table:style-name="ce1">
            <text:p>642</text:p>
          </table:table-cell>
          <table:table-cell office:value-type="float" office:value="18" table:style-name="ce1">
            <text:p>18</text:p>
          </table:table-cell>
          <table:table-cell office:value-type="float" office:value="1.83" table:style-name="ce1">
            <text:p>1,83</text:p>
          </table:table-cell>
          <table:table-cell office:value-type="float" office:value="219905" table:style-name="ce3">
            <text:p>219905</text:p>
          </table:table-cell>
          <table:table-cell office:value-type="float" office:value="9505" table:style-name="ce3">
            <text:p>9505</text:p>
          </table:table-cell>
          <table:table-cell office:value-type="float" office:value="0.01" table:style-name="ce1">
            <text:p>0,01</text:p>
          </table:table-cell>
          <table:table-cell office:value-type="float" office:value="535" table:style-name="ce1">
            <text:p>535</text:p>
          </table:table-cell>
          <table:table-cell office:value-type="float" office:value="28" table:style-name="ce1">
            <text:p>28</text:p>
          </table:table-cell>
          <table:table-cell office:value-type="float" office:value="0.01" table:formula="of:=MIN([.$B193];[.$E193];[.$H193];[.$K193];[.$N193];[.$Q193];[.$T193];[.$W193];[.$Z193];[.$AC193];[.$AF193];[.$AI193];[.$AL193];[.$AO193];[.$AR193])" table:style-name="ce1">
            <text:p>0,01</text:p>
          </table:table-cell>
          <table:table-cell office:value-type="float" office:value="124" table:formula="of:=MIN([.$C193];[.$F193];[.$I193];[.$L193];[.$O193];[.$R193];[.$U193];[.$X193];[.$AA193];[.$AD193];[.$AG193];[.$AJ193];[.$AM193];[.$AP193];[.$AS193])" table:style-name="ce1">
            <text:p>124</text:p>
          </table:table-cell>
          <table:table-cell office:value-type="float" office:value="3" table:formula="of:=MIN([.$D193];[.$G193];[.$J193];[.$M193];[.$P193];[.$S193];[.$V193];[.$Y193];[.$AB193];[.$AE193];[.$AH193];[.$AK193];[.$AN193];[.$AQ193];[.$AT193])" table:style-name="ce1">
            <text:p>3</text:p>
          </table:table-cell>
          <table:table-cell office:value-type="float" office:value="0.02" table:formula="of:=MEDIAN([.$B193];[.$E193];[.$H193];[.$K193];[.$N193];[.$Q193];[.$T193];[.$W193];[.$Z193];[.$AC193];[.$AF193];[.$AI193];[.$AL193];[.$AO193];[.$AR193])" table:style-name="ce1">
            <text:p>0,02</text:p>
          </table:table-cell>
          <table:table-cell office:value-type="float" office:value="332" table:formula="of:=MEDIAN([.$C193];[.$F193];[.$I193];[.$L193];[.$O193];[.$R193];[.$U193];[.$X193];[.$AA193];[.$AD193];[.$AG193];[.$AJ193];[.$AM193];[.$AP193];[.$AS193])" table:style-name="ce1">
            <text:p>332</text:p>
          </table:table-cell>
          <table:table-cell office:value-type="float" office:value="18" table:formula="of:=MEDIAN([.$D193];[.$G193];[.$J193];[.$M193];[.$P193];[.$S193];[.$V193];[.$Y193];[.$AB193];[.$AE193];[.$AH193];[.$AK193];[.$AN193];[.$AQ193];[.$AT193])" table:style-name="ce1">
            <text:p>18</text:p>
          </table:table-cell>
          <table:table-cell office:value-type="float" office:value="1.83" table:formula="of:=MAX([.$B193];[.$E193];[.$H193];[.$K193];[.$N193];[.$Q193];[.$T193];[.$W193];[.$Z193];[.$AC193];[.$AF193];[.$AI193];[.$AL193];[.$AO193];[.$AR193])" table:style-name="ce1">
            <text:p>1,83</text:p>
          </table:table-cell>
          <table:table-cell office:value-type="float" office:value="219905" table:formula="of:=MAX([.$C193];[.$F193];[.$I193];[.$L193];[.$O193];[.$R193];[.$U193];[.$X193];[.$AA193];[.$AD193];[.$AG193];[.$AJ193];[.$AM193];[.$AP193];[.$AS193])" table:style-name="ce1">
            <text:p>219905</text:p>
          </table:table-cell>
          <table:table-cell office:value-type="float" office:value="9505" table:formula="of:=MAX([.$D193];[.$G193];[.$J193];[.$M193];[.$P193];[.$S193];[.$V193];[.$Y193];[.$AB193];[.$AE193];[.$AH193];[.$AK193];[.$AN193];[.$AQ193];[.$AT193])" table:style-name="ce1">
            <text:p>950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4_a10_w5_h15.lp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5227" table:style-name="ce1">
            <text:p>5227</text:p>
          </table:table-cell>
          <table:table-cell office:value-type="float" office:value="159" table:style-name="ce3">
            <text:p>159</text:p>
          </table:table-cell>
          <table:table-cell office:value-type="float" office:value="0.02" table:style-name="ce1">
            <text:p>0,02</text:p>
          </table:table-cell>
          <table:table-cell office:value-type="float" office:value="399" table:style-name="ce1">
            <text:p>399</text:p>
          </table:table-cell>
          <table:table-cell office:value-type="float" office:value="3" table:style-name="ce2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950" table:style-name="ce1">
            <text:p>950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72" table:style-name="ce1">
            <text:p>272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590" table:style-name="ce1">
            <text:p>590</text:p>
          </table:table-cell>
          <table:table-cell office:value-type="float" office:value="30" table:style-name="ce1">
            <text:p>30</text:p>
          </table:table-cell>
          <table:table-cell office:value-type="float" office:value="0.02" table:style-name="ce1">
            <text:p>0,02</text:p>
          </table:table-cell>
          <table:table-cell office:value-type="float" office:value="2244" table:style-name="ce1">
            <text:p>2244</text:p>
          </table:table-cell>
          <table:table-cell office:value-type="float" office:value="16" table:style-name="ce1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287" table:style-name="ce1">
            <text:p>287</text:p>
          </table:table-cell>
          <table:table-cell office:value-type="float" office:value="31" table:style-name="ce1">
            <text:p>31</text:p>
          </table:table-cell>
          <table:table-cell office:value-type="float" office:value="0.05" table:style-name="ce1">
            <text:p>0,05</text:p>
          </table:table-cell>
          <table:table-cell office:value-type="float" office:value="438" table:style-name="ce1">
            <text:p>438</text:p>
          </table:table-cell>
          <table:table-cell office:value-type="float" office:value="40" table:style-name="ce1">
            <text:p>40</text:p>
          </table:table-cell>
          <table:table-cell office:value-type="float" office:value="0.02" table:style-name="ce1">
            <text:p>0,02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0.02" table:style-name="ce1">
            <text:p>0,02</text:p>
          </table:table-cell>
          <table:table-cell office:value-type="float" office:value="288" table:style-name="ce1">
            <text:p>288</text:p>
          </table:table-cell>
          <table:table-cell office:value-type="float" office:value="25" table:style-name="ce1">
            <text:p>25</text:p>
          </table:table-cell>
          <table:table-cell office:value-type="float" office:value="0.02" table:style-name="ce1">
            <text:p>0,02</text:p>
          </table:table-cell>
          <table:table-cell office:value-type="float" office:value="288" table:style-name="ce1">
            <text:p>288</text:p>
          </table:table-cell>
          <table:table-cell office:value-type="float" office:value="25" table:style-name="ce1">
            <text:p>25</text:p>
          </table:table-cell>
          <table:table-cell office:value-type="float" office:value="0.03" table:style-name="ce1">
            <text:p>0,03</text:p>
          </table:table-cell>
          <table:table-cell office:value-type="float" office:value="244" table:style-name="ce2">
            <text:p>244</text:p>
          </table:table-cell>
          <table:table-cell office:value-type="float" office:value="9" table:style-name="ce1">
            <text:p>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206" table:style-name="ce1">
            <text:p>1206</text:p>
          </table:table-cell>
          <table:table-cell office:value-type="float" office:value="36" table:style-name="ce1">
            <text:p>36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5078" table:style-name="ce3">
            <text:p>15078</text:p>
          </table:table-cell>
          <table:table-cell office:value-type="float" office:value="34" table:style-name="ce1">
            <text:p>34</text:p>
          </table:table-cell>
          <table:table-cell office:value-type="float" office:value="0.02" table:style-name="ce1">
            <text:p>0,02</text:p>
          </table:table-cell>
          <table:table-cell office:value-type="float" office:value="590" table:style-name="ce1">
            <text:p>590</text:p>
          </table:table-cell>
          <table:table-cell office:value-type="float" office:value="30" table:style-name="ce1">
            <text:p>30</text:p>
          </table:table-cell>
          <table:table-cell office:value-type="float" office:value="0.02" table:formula="of:=MIN([.$B194];[.$E194];[.$H194];[.$K194];[.$N194];[.$Q194];[.$T194];[.$W194];[.$Z194];[.$AC194];[.$AF194];[.$AI194];[.$AL194];[.$AO194];[.$AR194])" table:style-name="ce1">
            <text:p>0,02</text:p>
          </table:table-cell>
          <table:table-cell office:value-type="float" office:value="244" table:formula="of:=MIN([.$C194];[.$F194];[.$I194];[.$L194];[.$O194];[.$R194];[.$U194];[.$X194];[.$AA194];[.$AD194];[.$AG194];[.$AJ194];[.$AM194];[.$AP194];[.$AS194])" table:style-name="ce1">
            <text:p>244</text:p>
          </table:table-cell>
          <table:table-cell office:value-type="float" office:value="3" table:formula="of:=MIN([.$D194];[.$G194];[.$J194];[.$M194];[.$P194];[.$S194];[.$V194];[.$Y194];[.$AB194];[.$AE194];[.$AH194];[.$AK194];[.$AN194];[.$AQ194];[.$AT194])" table:style-name="ce1">
            <text:p>3</text:p>
          </table:table-cell>
          <table:table-cell office:value-type="float" office:value="0.02" table:formula="of:=MEDIAN([.$B194];[.$E194];[.$H194];[.$K194];[.$N194];[.$Q194];[.$T194];[.$W194];[.$Z194];[.$AC194];[.$AF194];[.$AI194];[.$AL194];[.$AO194];[.$AR194])" table:style-name="ce1">
            <text:p>0,02</text:p>
          </table:table-cell>
          <table:table-cell office:value-type="float" office:value="590" table:formula="of:=MEDIAN([.$C194];[.$F194];[.$I194];[.$L194];[.$O194];[.$R194];[.$U194];[.$X194];[.$AA194];[.$AD194];[.$AG194];[.$AJ194];[.$AM194];[.$AP194];[.$AS194])" table:style-name="ce1">
            <text:p>590</text:p>
          </table:table-cell>
          <table:table-cell office:value-type="float" office:value="30" table:formula="of:=MEDIAN([.$D194];[.$G194];[.$J194];[.$M194];[.$P194];[.$S194];[.$V194];[.$Y194];[.$AB194];[.$AE194];[.$AH194];[.$AK194];[.$AN194];[.$AQ194];[.$AT194])" table:style-name="ce1">
            <text:p>30</text:p>
          </table:table-cell>
          <table:table-cell office:value-type="float" office:value="0.28999999999999998" table:formula="of:=MAX([.$B194];[.$E194];[.$H194];[.$K194];[.$N194];[.$Q194];[.$T194];[.$W194];[.$Z194];[.$AC194];[.$AF194];[.$AI194];[.$AL194];[.$AO194];[.$AR194])" table:style-name="ce1">
            <text:p>0,29</text:p>
          </table:table-cell>
          <table:table-cell office:value-type="float" office:value="15078" table:formula="of:=MAX([.$C194];[.$F194];[.$I194];[.$L194];[.$O194];[.$R194];[.$U194];[.$X194];[.$AA194];[.$AD194];[.$AG194];[.$AJ194];[.$AM194];[.$AP194];[.$AS194])" table:style-name="ce1">
            <text:p>15078</text:p>
          </table:table-cell>
          <table:table-cell office:value-type="float" office:value="159" table:formula="of:=MAX([.$D194];[.$G194];[.$J194];[.$M194];[.$P194];[.$S194];[.$V194];[.$Y194];[.$AB194];[.$AE194];[.$AH194];[.$AK194];[.$AN194];[.$AQ194];[.$AT194])" table:style-name="ce1">
            <text:p>15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4_a15_w5_h22.lp</text:p>
          </table:table-cell>
          <table:table-cell office:value-type="float" office:value="0.81" table:style-name="ce1">
            <text:p>0,81</text:p>
          </table:table-cell>
          <table:table-cell office:value-type="float" office:value="21407" table:style-name="ce1">
            <text:p>21407</text:p>
          </table:table-cell>
          <table:table-cell office:value-type="float" office:value="216" table:style-name="ce3">
            <text:p>216</text:p>
          </table:table-cell>
          <table:table-cell office:value-type="float" office:value="0.08" table:style-name="ce1">
            <text:p>0,08</text:p>
          </table:table-cell>
          <table:table-cell office:value-type="float" office:value="2625" table:style-name="ce1">
            <text:p>2625</text:p>
          </table:table-cell>
          <table:table-cell office:value-type="float" office:value="54" table:style-name="ce1">
            <text:p>54</text:p>
          </table:table-cell>
          <table:table-cell office:value-type="float" office:value="0.1" table:style-name="ce1">
            <text:p>0,1</text:p>
          </table:table-cell>
          <table:table-cell office:value-type="float" office:value="4954" table:style-name="ce1">
            <text:p>4954</text:p>
          </table:table-cell>
          <table:table-cell office:value-type="float" office:value="26" table:style-name="ce2">
            <text:p>26</text:p>
          </table:table-cell>
          <table:table-cell office:value-type="float" office:value="0.08" table:style-name="ce1">
            <text:p>0,08</text:p>
          </table:table-cell>
          <table:table-cell office:value-type="float" office:value="1344" table:style-name="ce2">
            <text:p>1344</text:p>
          </table:table-cell>
          <table:table-cell office:value-type="float" office:value="81" table:style-name="ce1">
            <text:p>81</text:p>
          </table:table-cell>
          <table:table-cell office:value-type="float" office:value="0.16" table:style-name="ce1">
            <text:p>0,16</text:p>
          </table:table-cell>
          <table:table-cell office:value-type="float" office:value="3776" table:style-name="ce1">
            <text:p>3776</text:p>
          </table:table-cell>
          <table:table-cell office:value-type="float" office:value="76" table:style-name="ce1">
            <text:p>7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528" table:style-name="ce1">
            <text:p>4528</text:p>
          </table:table-cell>
          <table:table-cell office:value-type="float" office:value="36" table:style-name="ce1">
            <text:p>36</text:p>
          </table:table-cell>
          <table:table-cell office:value-type="float" office:value="0.23" table:style-name="ce1">
            <text:p>0,23</text:p>
          </table:table-cell>
          <table:table-cell office:value-type="float" office:value="2686" table:style-name="ce1">
            <text:p>2686</text:p>
          </table:table-cell>
          <table:table-cell office:value-type="float" office:value="115" table:style-name="ce1">
            <text:p>115</text:p>
          </table:table-cell>
          <table:table-cell office:value-type="float" office:value="0.3" table:style-name="ce1">
            <text:p>0,3</text:p>
          </table:table-cell>
          <table:table-cell office:value-type="float" office:value="4347" table:style-name="ce1">
            <text:p>4347</text:p>
          </table:table-cell>
          <table:table-cell office:value-type="float" office:value="169" table:style-name="ce1">
            <text:p>169</text:p>
          </table:table-cell>
          <table:table-cell office:value-type="float" office:value="0.16" table:style-name="ce1">
            <text:p>0,16</text:p>
          </table:table-cell>
          <table:table-cell office:value-type="float" office:value="3716" table:style-name="ce1">
            <text:p>3716</text:p>
          </table:table-cell>
          <table:table-cell office:value-type="float" office:value="79" table:style-name="ce1">
            <text:p>79</text:p>
          </table:table-cell>
          <table:table-cell office:value-type="float" office:value="0.11" table:style-name="ce1">
            <text:p>0,11</text:p>
          </table:table-cell>
          <table:table-cell office:value-type="float" office:value="2252" table:style-name="ce1">
            <text:p>2252</text:p>
          </table:table-cell>
          <table:table-cell office:value-type="float" office:value="73" table:style-name="ce1">
            <text:p>73</text:p>
          </table:table-cell>
          <table:table-cell office:value-type="float" office:value="0.2" table:style-name="ce1">
            <text:p>0,2</text:p>
          </table:table-cell>
          <table:table-cell office:value-type="float" office:value="3727" table:style-name="ce1">
            <text:p>3727</text:p>
          </table:table-cell>
          <table:table-cell office:value-type="float" office:value="75" table:style-name="ce1">
            <text:p>75</text:p>
          </table:table-cell>
          <table:table-cell office:value-type="float" office:value="0.15" table:style-name="ce1">
            <text:p>0,15</text:p>
          </table:table-cell>
          <table:table-cell office:value-type="float" office:value="1643" table:style-name="ce1">
            <text:p>1643</text:p>
          </table:table-cell>
          <table:table-cell office:value-type="float" office:value="101" table:style-name="ce1">
            <text:p>101</text:p>
          </table:table-cell>
          <table:table-cell office:value-type="float" office:value="0.32" table:style-name="ce1">
            <text:p>0,32</text:p>
          </table:table-cell>
          <table:table-cell office:value-type="float" office:value="6001" table:style-name="ce1">
            <text:p>6001</text:p>
          </table:table-cell>
          <table:table-cell office:value-type="float" office:value="49" table:style-name="ce1">
            <text:p>49</text:p>
          </table:table-cell>
          <table:table-cell office:value-type="float" office:value="1.4" table:style-name="ce1">
            <text:p>1,4</text:p>
          </table:table-cell>
          <table:table-cell office:value-type="float" office:value="122009" table:style-name="ce3">
            <text:p>122009</text:p>
          </table:table-cell>
          <table:table-cell office:value-type="float" office:value="146" table:style-name="ce1">
            <text:p>146</text:p>
          </table:table-cell>
          <table:table-cell office:value-type="float" office:value="0.15" table:style-name="ce1">
            <text:p>0,15</text:p>
          </table:table-cell>
          <table:table-cell office:value-type="float" office:value="3873" table:style-name="ce1">
            <text:p>3873</text:p>
          </table:table-cell>
          <table:table-cell office:value-type="float" office:value="76" table:style-name="ce1">
            <text:p>76</text:p>
          </table:table-cell>
          <table:table-cell office:value-type="float" office:value="7.0000000000000007E-2" table:formula="of:=MIN([.$B195];[.$E195];[.$H195];[.$K195];[.$N195];[.$Q195];[.$T195];[.$W195];[.$Z195];[.$AC195];[.$AF195];[.$AI195];[.$AL195];[.$AO195];[.$AR195])" table:style-name="ce1">
            <text:p>0,07</text:p>
          </table:table-cell>
          <table:table-cell office:value-type="float" office:value="1344" table:formula="of:=MIN([.$C195];[.$F195];[.$I195];[.$L195];[.$O195];[.$R195];[.$U195];[.$X195];[.$AA195];[.$AD195];[.$AG195];[.$AJ195];[.$AM195];[.$AP195];[.$AS195])" table:style-name="ce1">
            <text:p>1344</text:p>
          </table:table-cell>
          <table:table-cell office:value-type="float" office:value="26" table:formula="of:=MIN([.$D195];[.$G195];[.$J195];[.$M195];[.$P195];[.$S195];[.$V195];[.$Y195];[.$AB195];[.$AE195];[.$AH195];[.$AK195];[.$AN195];[.$AQ195];[.$AT195])" table:style-name="ce1">
            <text:p>26</text:p>
          </table:table-cell>
          <table:table-cell office:value-type="float" office:value="0.16" table:formula="of:=MEDIAN([.$B195];[.$E195];[.$H195];[.$K195];[.$N195];[.$Q195];[.$T195];[.$W195];[.$Z195];[.$AC195];[.$AF195];[.$AI195];[.$AL195];[.$AO195];[.$AR195])" table:style-name="ce1">
            <text:p>0,16</text:p>
          </table:table-cell>
          <table:table-cell office:value-type="float" office:value="3776" table:formula="of:=MEDIAN([.$C195];[.$F195];[.$I195];[.$L195];[.$O195];[.$R195];[.$U195];[.$X195];[.$AA195];[.$AD195];[.$AG195];[.$AJ195];[.$AM195];[.$AP195];[.$AS195])" table:style-name="ce1">
            <text:p>3776</text:p>
          </table:table-cell>
          <table:table-cell office:value-type="float" office:value="76" table:formula="of:=MEDIAN([.$D195];[.$G195];[.$J195];[.$M195];[.$P195];[.$S195];[.$V195];[.$Y195];[.$AB195];[.$AE195];[.$AH195];[.$AK195];[.$AN195];[.$AQ195];[.$AT195])" table:style-name="ce1">
            <text:p>76</text:p>
          </table:table-cell>
          <table:table-cell office:value-type="float" office:value="1.4" table:formula="of:=MAX([.$B195];[.$E195];[.$H195];[.$K195];[.$N195];[.$Q195];[.$T195];[.$W195];[.$Z195];[.$AC195];[.$AF195];[.$AI195];[.$AL195];[.$AO195];[.$AR195])" table:style-name="ce1">
            <text:p>1,4</text:p>
          </table:table-cell>
          <table:table-cell office:value-type="float" office:value="122009" table:formula="of:=MAX([.$C195];[.$F195];[.$I195];[.$L195];[.$O195];[.$R195];[.$U195];[.$X195];[.$AA195];[.$AD195];[.$AG195];[.$AJ195];[.$AM195];[.$AP195];[.$AS195])" table:style-name="ce1">
            <text:p>122009</text:p>
          </table:table-cell>
          <table:table-cell office:value-type="float" office:value="216" table:formula="of:=MAX([.$D195];[.$G195];[.$J195];[.$M195];[.$P195];[.$S195];[.$V195];[.$Y195];[.$AB195];[.$AE195];[.$AH195];[.$AK195];[.$AN195];[.$AQ195];[.$AT195])" table:style-name="ce1">
            <text:p>21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4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96];[.$E196];[.$H196];[.$K196];[.$N196];[.$Q196];[.$T196];[.$W196];[.$Z196];[.$AC196];[.$AF196];[.$AI196];[.$AL196];[.$AO196];[.$AR196])" table:style-name="ce1">
            <text:p>0</text:p>
          </table:table-cell>
          <table:table-cell office:value-type="float" office:value="0" table:formula="of:=MIN([.$C196];[.$F196];[.$I196];[.$L196];[.$O196];[.$R196];[.$U196];[.$X196];[.$AA196];[.$AD196];[.$AG196];[.$AJ196];[.$AM196];[.$AP196];[.$AS196])" table:style-name="ce1">
            <text:p>0</text:p>
          </table:table-cell>
          <table:table-cell office:value-type="float" office:value="0" table:formula="of:=MIN([.$D196];[.$G196];[.$J196];[.$M196];[.$P196];[.$S196];[.$V196];[.$Y196];[.$AB196];[.$AE196];[.$AH196];[.$AK196];[.$AN196];[.$AQ196];[.$AT196])" table:style-name="ce1">
            <text:p>0</text:p>
          </table:table-cell>
          <table:table-cell office:value-type="float" office:value="0" table:formula="of:=MEDIAN([.$B196];[.$E196];[.$H196];[.$K196];[.$N196];[.$Q196];[.$T196];[.$W196];[.$Z196];[.$AC196];[.$AF196];[.$AI196];[.$AL196];[.$AO196];[.$AR196])" table:style-name="ce1">
            <text:p>0</text:p>
          </table:table-cell>
          <table:table-cell office:value-type="float" office:value="0" table:formula="of:=MEDIAN([.$C196];[.$F196];[.$I196];[.$L196];[.$O196];[.$R196];[.$U196];[.$X196];[.$AA196];[.$AD196];[.$AG196];[.$AJ196];[.$AM196];[.$AP196];[.$AS196])" table:style-name="ce1">
            <text:p>0</text:p>
          </table:table-cell>
          <table:table-cell office:value-type="float" office:value="0" table:formula="of:=MEDIAN([.$D196];[.$G196];[.$J196];[.$M196];[.$P196];[.$S196];[.$V196];[.$Y196];[.$AB196];[.$AE196];[.$AH196];[.$AK196];[.$AN196];[.$AQ196];[.$AT196])" table:style-name="ce1">
            <text:p>0</text:p>
          </table:table-cell>
          <table:table-cell office:value-type="float" office:value="0" table:formula="of:=MAX([.$B196];[.$E196];[.$H196];[.$K196];[.$N196];[.$Q196];[.$T196];[.$W196];[.$Z196];[.$AC196];[.$AF196];[.$AI196];[.$AL196];[.$AO196];[.$AR196])" table:style-name="ce1">
            <text:p>0</text:p>
          </table:table-cell>
          <table:table-cell office:value-type="float" office:value="5" table:formula="of:=MAX([.$C196];[.$F196];[.$I196];[.$L196];[.$O196];[.$R196];[.$U196];[.$X196];[.$AA196];[.$AD196];[.$AG196];[.$AJ196];[.$AM196];[.$AP196];[.$AS196])" table:style-name="ce1">
            <text:p>5</text:p>
          </table:table-cell>
          <table:table-cell office:value-type="float" office:value="0" table:formula="of:=MAX([.$D196];[.$G196];[.$J196];[.$M196];[.$P196];[.$S196];[.$V196];[.$Y196];[.$AB196];[.$AE196];[.$AH196];[.$AK196];[.$AN196];[.$AQ196];[.$AT196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4_a2_w5_h7.lp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192" table:style-name="ce3">
            <text:p>119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97];[.$E197];[.$H197];[.$K197];[.$N197];[.$Q197];[.$T197];[.$W197];[.$Z197];[.$AC197];[.$AF197];[.$AI197];[.$AL197];[.$AO197];[.$AR197])" table:style-name="ce1">
            <text:p>0</text:p>
          </table:table-cell>
          <table:table-cell office:value-type="float" office:value="5" table:formula="of:=MIN([.$C197];[.$F197];[.$I197];[.$L197];[.$O197];[.$R197];[.$U197];[.$X197];[.$AA197];[.$AD197];[.$AG197];[.$AJ197];[.$AM197];[.$AP197];[.$AS197])" table:style-name="ce1">
            <text:p>5</text:p>
          </table:table-cell>
          <table:table-cell office:value-type="float" office:value="1" table:formula="of:=MIN([.$D197];[.$G197];[.$J197];[.$M197];[.$P197];[.$S197];[.$V197];[.$Y197];[.$AB197];[.$AE197];[.$AH197];[.$AK197];[.$AN197];[.$AQ197];[.$AT197])" table:style-name="ce1">
            <text:p>1</text:p>
          </table:table-cell>
          <table:table-cell office:value-type="float" office:value="0" table:formula="of:=MEDIAN([.$B197];[.$E197];[.$H197];[.$K197];[.$N197];[.$Q197];[.$T197];[.$W197];[.$Z197];[.$AC197];[.$AF197];[.$AI197];[.$AL197];[.$AO197];[.$AR197])" table:style-name="ce1">
            <text:p>0</text:p>
          </table:table-cell>
          <table:table-cell office:value-type="float" office:value="15" table:formula="of:=MEDIAN([.$C197];[.$F197];[.$I197];[.$L197];[.$O197];[.$R197];[.$U197];[.$X197];[.$AA197];[.$AD197];[.$AG197];[.$AJ197];[.$AM197];[.$AP197];[.$AS197])" table:style-name="ce1">
            <text:p>15</text:p>
          </table:table-cell>
          <table:table-cell office:value-type="float" office:value="2" table:formula="of:=MEDIAN([.$D197];[.$G197];[.$J197];[.$M197];[.$P197];[.$S197];[.$V197];[.$Y197];[.$AB197];[.$AE197];[.$AH197];[.$AK197];[.$AN197];[.$AQ197];[.$AT197])" table:style-name="ce1">
            <text:p>2</text:p>
          </table:table-cell>
          <table:table-cell office:value-type="float" office:value="0.01" table:formula="of:=MAX([.$B197];[.$E197];[.$H197];[.$K197];[.$N197];[.$Q197];[.$T197];[.$W197];[.$Z197];[.$AC197];[.$AF197];[.$AI197];[.$AL197];[.$AO197];[.$AR197])" table:style-name="ce1">
            <text:p>0,01</text:p>
          </table:table-cell>
          <table:table-cell office:value-type="float" office:value="1192" table:formula="of:=MAX([.$C197];[.$F197];[.$I197];[.$L197];[.$O197];[.$R197];[.$U197];[.$X197];[.$AA197];[.$AD197];[.$AG197];[.$AJ197];[.$AM197];[.$AP197];[.$AS197])" table:style-name="ce1">
            <text:p>1192</text:p>
          </table:table-cell>
          <table:table-cell office:value-type="float" office:value="7" table:formula="of:=MAX([.$D197];[.$G197];[.$J197];[.$M197];[.$P197];[.$S197];[.$V197];[.$Y197];[.$AB197];[.$AE197];[.$AH197];[.$AK197];[.$AN197];[.$AQ197];[.$AT197])" table:style-name="ce1">
            <text:p>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4_a3_w5_h8.lp</text:p>
          </table:table-cell>
          <table:table-cell office:value-type="float" office:value="0.01" table:style-name="ce1">
            <text:p>0,01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3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office:value-type="float" office:value="0.04" table:style-name="ce1">
            <text:p>0,04</text:p>
          </table:table-cell>
          <table:table-cell office:value-type="float" office:value="4541" table:style-name="ce3">
            <text:p>454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198];[.$E198];[.$H198];[.$K198];[.$N198];[.$Q198];[.$T198];[.$W198];[.$Z198];[.$AC198];[.$AF198];[.$AI198];[.$AL198];[.$AO198];[.$AR198])" table:style-name="ce1">
            <text:p>0</text:p>
          </table:table-cell>
          <table:table-cell office:value-type="float" office:value="9" table:formula="of:=MIN([.$C198];[.$F198];[.$I198];[.$L198];[.$O198];[.$R198];[.$U198];[.$X198];[.$AA198];[.$AD198];[.$AG198];[.$AJ198];[.$AM198];[.$AP198];[.$AS198])" table:style-name="ce1">
            <text:p>9</text:p>
          </table:table-cell>
          <table:table-cell office:value-type="float" office:value="1" table:formula="of:=MIN([.$D198];[.$G198];[.$J198];[.$M198];[.$P198];[.$S198];[.$V198];[.$Y198];[.$AB198];[.$AE198];[.$AH198];[.$AK198];[.$AN198];[.$AQ198];[.$AT198])" table:style-name="ce1">
            <text:p>1</text:p>
          </table:table-cell>
          <table:table-cell office:value-type="float" office:value="0" table:formula="of:=MEDIAN([.$B198];[.$E198];[.$H198];[.$K198];[.$N198];[.$Q198];[.$T198];[.$W198];[.$Z198];[.$AC198];[.$AF198];[.$AI198];[.$AL198];[.$AO198];[.$AR198])" table:style-name="ce1">
            <text:p>0</text:p>
          </table:table-cell>
          <table:table-cell office:value-type="float" office:value="59" table:formula="of:=MEDIAN([.$C198];[.$F198];[.$I198];[.$L198];[.$O198];[.$R198];[.$U198];[.$X198];[.$AA198];[.$AD198];[.$AG198];[.$AJ198];[.$AM198];[.$AP198];[.$AS198])" table:style-name="ce1">
            <text:p>59</text:p>
          </table:table-cell>
          <table:table-cell office:value-type="float" office:value="4" table:formula="of:=MEDIAN([.$D198];[.$G198];[.$J198];[.$M198];[.$P198];[.$S198];[.$V198];[.$Y198];[.$AB198];[.$AE198];[.$AH198];[.$AK198];[.$AN198];[.$AQ198];[.$AT198])" table:style-name="ce1">
            <text:p>4</text:p>
          </table:table-cell>
          <table:table-cell office:value-type="float" office:value="0.04" table:formula="of:=MAX([.$B198];[.$E198];[.$H198];[.$K198];[.$N198];[.$Q198];[.$T198];[.$W198];[.$Z198];[.$AC198];[.$AF198];[.$AI198];[.$AL198];[.$AO198];[.$AR198])" table:style-name="ce1">
            <text:p>0,04</text:p>
          </table:table-cell>
          <table:table-cell office:value-type="float" office:value="4541" table:formula="of:=MAX([.$C198];[.$F198];[.$I198];[.$L198];[.$O198];[.$R198];[.$U198];[.$X198];[.$AA198];[.$AD198];[.$AG198];[.$AJ198];[.$AM198];[.$AP198];[.$AS198])" table:style-name="ce1">
            <text:p>4541</text:p>
          </table:table-cell>
          <table:table-cell office:value-type="float" office:value="14" table:formula="of:=MAX([.$D198];[.$G198];[.$J198];[.$M198];[.$P198];[.$S198];[.$V198];[.$Y198];[.$AB198];[.$AE198];[.$AH198];[.$AK198];[.$AN198];[.$AQ198];[.$AT198])" table:style-name="ce1">
            <text:p>1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4_a5_w5_h16.lp</text:p>
          </table:table-cell>
          <table:table-cell office:value-type="float" office:value="0.04" table:style-name="ce1">
            <text:p>0,04</text:p>
          </table:table-cell>
          <table:table-cell office:value-type="float" office:value="1768" table:style-name="ce1">
            <text:p>1768</text:p>
          </table:table-cell>
          <table:table-cell office:value-type="float" office:value="80" table:style-name="ce1">
            <text:p>80</text:p>
          </table:table-cell>
          <table:table-cell office:value-type="float" office:value="0.01" table:style-name="ce2">
            <text:p>0,01</text:p>
          </table:table-cell>
          <table:table-cell office:value-type="float" office:value="200" table:style-name="ce1">
            <text:p>200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2">
            <text:p>0,01</text:p>
          </table:table-cell>
          <table:table-cell office:value-type="float" office:value="295" table:style-name="ce1">
            <text:p>29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2">
            <text:p>0,01</text:p>
          </table:table-cell>
          <table:table-cell office:value-type="float" office:value="154" table:style-name="ce1">
            <text:p>154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393" table:style-name="ce1">
            <text:p>393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2">
            <text:p>0,01</text:p>
          </table:table-cell>
          <table:table-cell office:value-type="float" office:value="1295" table:style-name="ce1">
            <text:p>1295</text:p>
          </table:table-cell>
          <table:table-cell office:value-type="float" office:value="4" table:style-name="ce2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315" table:style-name="ce1">
            <text:p>315</text:p>
          </table:table-cell>
          <table:table-cell office:value-type="float" office:value="34" table:style-name="ce1">
            <text:p>34</text:p>
          </table:table-cell>
          <table:table-cell office:value-type="float" office:value="0.02" table:style-name="ce1">
            <text:p>0,02</text:p>
          </table:table-cell>
          <table:table-cell office:value-type="float" office:value="254" table:style-name="ce1">
            <text:p>254</text:p>
          </table:table-cell>
          <table:table-cell office:value-type="float" office:value="29" table:style-name="ce1">
            <text:p>29</text:p>
          </table:table-cell>
          <table:table-cell office:value-type="float" office:value="0.02" table:style-name="ce1">
            <text:p>0,02</text:p>
          </table:table-cell>
          <table:table-cell office:value-type="float" office:value="385" table:style-name="ce1">
            <text:p>385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2">
            <text:p>0,01</text:p>
          </table:table-cell>
          <table:table-cell office:value-type="float" office:value="144" table:style-name="ce2">
            <text:p>144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2">
            <text:p>0,01</text:p>
          </table:table-cell>
          <table:table-cell office:value-type="float" office:value="144" table:style-name="ce2">
            <text:p>144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33" table:style-name="ce1">
            <text:p>233</text:p>
          </table:table-cell>
          <table:table-cell office:value-type="float" office:value="34" table:style-name="ce1">
            <text:p>34</text:p>
          </table:table-cell>
          <table:table-cell office:value-type="float" office:value="0.03" table:style-name="ce1">
            <text:p>0,03</text:p>
          </table:table-cell>
          <table:table-cell office:value-type="float" office:value="532" table:style-name="ce1">
            <text:p>532</text:p>
          </table:table-cell>
          <table:table-cell office:value-type="float" office:value="13" table:style-name="ce1">
            <text:p>13</text:p>
          </table:table-cell>
          <table:table-cell office:value-type="float" office:value="8.4700000000000006" table:style-name="ce3">
            <text:p>8,47</text:p>
          </table:table-cell>
          <table:table-cell office:value-type="float" office:value="525656" table:style-name="ce3">
            <text:p>525656</text:p>
          </table:table-cell>
          <table:table-cell office:value-type="float" office:value="52483" table:style-name="ce3">
            <text:p>52483</text:p>
          </table:table-cell>
          <table:table-cell office:value-type="float" office:value="0.02" table:style-name="ce1">
            <text:p>0,02</text:p>
          </table:table-cell>
          <table:table-cell office:value-type="float" office:value="388" table:style-name="ce1">
            <text:p>388</text:p>
          </table:table-cell>
          <table:table-cell office:value-type="float" office:value="13" table:style-name="ce1">
            <text:p>13</text:p>
          </table:table-cell>
          <table:table-cell office:value-type="float" office:value="0.01" table:formula="of:=MIN([.$B199];[.$E199];[.$H199];[.$K199];[.$N199];[.$Q199];[.$T199];[.$W199];[.$Z199];[.$AC199];[.$AF199];[.$AI199];[.$AL199];[.$AO199];[.$AR199])" table:style-name="ce1">
            <text:p>0,01</text:p>
          </table:table-cell>
          <table:table-cell office:value-type="float" office:value="144" table:formula="of:=MIN([.$C199];[.$F199];[.$I199];[.$L199];[.$O199];[.$R199];[.$U199];[.$X199];[.$AA199];[.$AD199];[.$AG199];[.$AJ199];[.$AM199];[.$AP199];[.$AS199])" table:style-name="ce1">
            <text:p>144</text:p>
          </table:table-cell>
          <table:table-cell office:value-type="float" office:value="4" table:formula="of:=MIN([.$D199];[.$G199];[.$J199];[.$M199];[.$P199];[.$S199];[.$V199];[.$Y199];[.$AB199];[.$AE199];[.$AH199];[.$AK199];[.$AN199];[.$AQ199];[.$AT199])" table:style-name="ce1">
            <text:p>4</text:p>
          </table:table-cell>
          <table:table-cell office:value-type="float" office:value="0.02" table:formula="of:=MEDIAN([.$B199];[.$E199];[.$H199];[.$K199];[.$N199];[.$Q199];[.$T199];[.$W199];[.$Z199];[.$AC199];[.$AF199];[.$AI199];[.$AL199];[.$AO199];[.$AR199])" table:style-name="ce1">
            <text:p>0,02</text:p>
          </table:table-cell>
          <table:table-cell office:value-type="float" office:value="315" table:formula="of:=MEDIAN([.$C199];[.$F199];[.$I199];[.$L199];[.$O199];[.$R199];[.$U199];[.$X199];[.$AA199];[.$AD199];[.$AG199];[.$AJ199];[.$AM199];[.$AP199];[.$AS199])" table:style-name="ce1">
            <text:p>315</text:p>
          </table:table-cell>
          <table:table-cell office:value-type="float" office:value="13" table:formula="of:=MEDIAN([.$D199];[.$G199];[.$J199];[.$M199];[.$P199];[.$S199];[.$V199];[.$Y199];[.$AB199];[.$AE199];[.$AH199];[.$AK199];[.$AN199];[.$AQ199];[.$AT199])" table:style-name="ce1">
            <text:p>13</text:p>
          </table:table-cell>
          <table:table-cell office:value-type="float" office:value="8.4700000000000006" table:formula="of:=MAX([.$B199];[.$E199];[.$H199];[.$K199];[.$N199];[.$Q199];[.$T199];[.$W199];[.$Z199];[.$AC199];[.$AF199];[.$AI199];[.$AL199];[.$AO199];[.$AR199])" table:style-name="ce1">
            <text:p>8,47</text:p>
          </table:table-cell>
          <table:table-cell office:value-type="float" office:value="525656" table:formula="of:=MAX([.$C199];[.$F199];[.$I199];[.$L199];[.$O199];[.$R199];[.$U199];[.$X199];[.$AA199];[.$AD199];[.$AG199];[.$AJ199];[.$AM199];[.$AP199];[.$AS199])" table:style-name="ce1">
            <text:p>525656</text:p>
          </table:table-cell>
          <table:table-cell office:value-type="float" office:value="52483" table:formula="of:=MAX([.$D199];[.$G199];[.$J199];[.$M199];[.$P199];[.$S199];[.$V199];[.$Y199];[.$AB199];[.$AE199];[.$AH199];[.$AK199];[.$AN199];[.$AQ199];[.$AT199])" table:style-name="ce1">
            <text:p>5248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5_a10_w5_h12.lp</text:p>
          </table:table-cell>
          <table:table-cell office:value-type="float" office:value="0.05" table:style-name="ce1">
            <text:p>0,05</text:p>
          </table:table-cell>
          <table:table-cell office:value-type="float" office:value="2732" table:style-name="ce1">
            <text:p>2732</text:p>
          </table:table-cell>
          <table:table-cell office:value-type="float" office:value="120" table:style-name="ce3">
            <text:p>120</text:p>
          </table:table-cell>
          <table:table-cell office:value-type="float" office:value="0.01" table:style-name="ce1">
            <text:p>0,01</text:p>
          </table:table-cell>
          <table:table-cell office:value-type="float" office:value="350" table:style-name="ce1">
            <text:p>350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3" table:style-name="ce1">
            <text:p>333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65" table:style-name="ce1">
            <text:p>265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738" table:style-name="ce1">
            <text:p>738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2088" table:style-name="ce1">
            <text:p>2088</text:p>
          </table:table-cell>
          <table:table-cell office:value-type="float" office:value="7" table:style-name="ce1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435" table:style-name="ce1">
            <text:p>435</text:p>
          </table:table-cell>
          <table:table-cell office:value-type="float" office:value="37" table:style-name="ce1">
            <text:p>37</text:p>
          </table:table-cell>
          <table:table-cell office:value-type="float" office:value="0.03" table:style-name="ce1">
            <text:p>0,03</text:p>
          </table:table-cell>
          <table:table-cell office:value-type="float" office:value="445" table:style-name="ce1">
            <text:p>445</text:p>
          </table:table-cell>
          <table:table-cell office:value-type="float" office:value="42" table:style-name="ce1">
            <text:p>42</text:p>
          </table:table-cell>
          <table:table-cell office:value-type="float" office:value="0.02" table:style-name="ce1">
            <text:p>0,02</text:p>
          </table:table-cell>
          <table:table-cell office:value-type="float" office:value="748" table:style-name="ce1">
            <text:p>748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288" table:style-name="ce1">
            <text:p>288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123" table:style-name="ce2">
            <text:p>123</text:p>
          </table:table-cell>
          <table:table-cell office:value-type="float" office:value="14" table:style-name="ce1">
            <text:p>14</text:p>
          </table:table-cell>
          <table:table-cell office:value-type="float" office:value="0.04" table:style-name="ce1">
            <text:p>0,04</text:p>
          </table:table-cell>
          <table:table-cell office:value-type="float" office:value="928" table:style-name="ce1">
            <text:p>928</text:p>
          </table:table-cell>
          <table:table-cell office:value-type="float" office:value="14" table:style-name="ce1">
            <text:p>14</text:p>
          </table:table-cell>
          <table:table-cell office:value-type="float" office:value="0.32" table:style-name="ce1">
            <text:p>0,32</text:p>
          </table:table-cell>
          <table:table-cell office:value-type="float" office:value="18148" table:style-name="ce3">
            <text:p>18148</text:p>
          </table:table-cell>
          <table:table-cell office:value-type="float" office:value="30" table:style-name="ce1">
            <text:p>30</text:p>
          </table:table-cell>
          <table:table-cell office:value-type="float" office:value="0.02" table:style-name="ce1">
            <text:p>0,02</text:p>
          </table:table-cell>
          <table:table-cell office:value-type="float" office:value="729" table:style-name="ce1">
            <text:p>729</text:p>
          </table:table-cell>
          <table:table-cell office:value-type="float" office:value="23" table:style-name="ce1">
            <text:p>23</text:p>
          </table:table-cell>
          <table:table-cell office:value-type="float" office:value="0.01" table:formula="of:=MIN([.$B200];[.$E200];[.$H200];[.$K200];[.$N200];[.$Q200];[.$T200];[.$W200];[.$Z200];[.$AC200];[.$AF200];[.$AI200];[.$AL200];[.$AO200];[.$AR200])" table:style-name="ce1">
            <text:p>0,01</text:p>
          </table:table-cell>
          <table:table-cell office:value-type="float" office:value="123" table:formula="of:=MIN([.$C200];[.$F200];[.$I200];[.$L200];[.$O200];[.$R200];[.$U200];[.$X200];[.$AA200];[.$AD200];[.$AG200];[.$AJ200];[.$AM200];[.$AP200];[.$AS200])" table:style-name="ce1">
            <text:p>123</text:p>
          </table:table-cell>
          <table:table-cell office:value-type="float" office:value="2" table:formula="of:=MIN([.$D200];[.$G200];[.$J200];[.$M200];[.$P200];[.$S200];[.$V200];[.$Y200];[.$AB200];[.$AE200];[.$AH200];[.$AK200];[.$AN200];[.$AQ200];[.$AT200])" table:style-name="ce1">
            <text:p>2</text:p>
          </table:table-cell>
          <table:table-cell office:value-type="float" office:value="0.02" table:formula="of:=MEDIAN([.$B200];[.$E200];[.$H200];[.$K200];[.$N200];[.$Q200];[.$T200];[.$W200];[.$Z200];[.$AC200];[.$AF200];[.$AI200];[.$AL200];[.$AO200];[.$AR200])" table:style-name="ce1">
            <text:p>0,02</text:p>
          </table:table-cell>
          <table:table-cell office:value-type="float" office:value="445" table:formula="of:=MEDIAN([.$C200];[.$F200];[.$I200];[.$L200];[.$O200];[.$R200];[.$U200];[.$X200];[.$AA200];[.$AD200];[.$AG200];[.$AJ200];[.$AM200];[.$AP200];[.$AS200])" table:style-name="ce1">
            <text:p>445</text:p>
          </table:table-cell>
          <table:table-cell office:value-type="float" office:value="17" table:formula="of:=MEDIAN([.$D200];[.$G200];[.$J200];[.$M200];[.$P200];[.$S200];[.$V200];[.$Y200];[.$AB200];[.$AE200];[.$AH200];[.$AK200];[.$AN200];[.$AQ200];[.$AT200])" table:style-name="ce1">
            <text:p>17</text:p>
          </table:table-cell>
          <table:table-cell office:value-type="float" office:value="0.32" table:formula="of:=MAX([.$B200];[.$E200];[.$H200];[.$K200];[.$N200];[.$Q200];[.$T200];[.$W200];[.$Z200];[.$AC200];[.$AF200];[.$AI200];[.$AL200];[.$AO200];[.$AR200])" table:style-name="ce1">
            <text:p>0,32</text:p>
          </table:table-cell>
          <table:table-cell office:value-type="float" office:value="18148" table:formula="of:=MAX([.$C200];[.$F200];[.$I200];[.$L200];[.$O200];[.$R200];[.$U200];[.$X200];[.$AA200];[.$AD200];[.$AG200];[.$AJ200];[.$AM200];[.$AP200];[.$AS200])" table:style-name="ce1">
            <text:p>18148</text:p>
          </table:table-cell>
          <table:table-cell office:value-type="float" office:value="120" table:formula="of:=MAX([.$D200];[.$G200];[.$J200];[.$M200];[.$P200];[.$S200];[.$V200];[.$Y200];[.$AB200];[.$AE200];[.$AH200];[.$AK200];[.$AN200];[.$AQ200];[.$AT200])" table:style-name="ce1">
            <text:p>12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5_a15_w5_h18.lp</text:p>
          </table:table-cell>
          <table:table-cell office:value-type="float" office:value="0.49" table:style-name="ce1">
            <text:p>0,49</text:p>
          </table:table-cell>
          <table:table-cell office:value-type="float" office:value="14627" table:style-name="ce1">
            <text:p>14627</text:p>
          </table:table-cell>
          <table:table-cell office:value-type="float" office:value="219" table:style-name="ce3">
            <text:p>219</text:p>
          </table:table-cell>
          <table:table-cell office:value-type="float" office:value="0.06" table:style-name="ce1">
            <text:p>0,06</text:p>
          </table:table-cell>
          <table:table-cell office:value-type="float" office:value="1707" table:style-name="ce1">
            <text:p>1707</text:p>
          </table:table-cell>
          <table:table-cell office:value-type="float" office:value="47" table:style-name="ce1">
            <text:p>47</text:p>
          </table:table-cell>
          <table:table-cell office:value-type="float" office:value="0.06" table:style-name="ce1">
            <text:p>0,06</text:p>
          </table:table-cell>
          <table:table-cell office:value-type="float" office:value="2771" table:style-name="ce1">
            <text:p>2771</text:p>
          </table:table-cell>
          <table:table-cell office:value-type="float" office:value="11" table:style-name="ce2">
            <text:p>11</text:p>
          </table:table-cell>
          <table:table-cell office:value-type="float" office:value="0.05" table:style-name="ce1">
            <text:p>0,05</text:p>
          </table:table-cell>
          <table:table-cell office:value-type="float" office:value="619" table:style-name="ce2">
            <text:p>619</text:p>
          </table:table-cell>
          <table:table-cell office:value-type="float" office:value="34" table:style-name="ce1">
            <text:p>34</text:p>
          </table:table-cell>
          <table:table-cell office:value-type="float" office:value="0.12" table:style-name="ce1">
            <text:p>0,12</text:p>
          </table:table-cell>
          <table:table-cell office:value-type="float" office:value="2471" table:style-name="ce1">
            <text:p>2471</text:p>
          </table:table-cell>
          <table:table-cell office:value-type="float" office:value="62" table:style-name="ce1">
            <text:p>62</text:p>
          </table:table-cell>
          <table:table-cell office:value-type="float" office:value="0.05" table:style-name="ce1">
            <text:p>0,05</text:p>
          </table:table-cell>
          <table:table-cell office:value-type="float" office:value="3221" table:style-name="ce1">
            <text:p>3221</text:p>
          </table:table-cell>
          <table:table-cell office:value-type="float" office:value="28" table:style-name="ce1">
            <text:p>28</text:p>
          </table:table-cell>
          <table:table-cell office:value-type="float" office:value="0.11" table:style-name="ce1">
            <text:p>0,11</text:p>
          </table:table-cell>
          <table:table-cell office:value-type="float" office:value="1292" table:style-name="ce1">
            <text:p>1292</text:p>
          </table:table-cell>
          <table:table-cell office:value-type="float" office:value="95" table:style-name="ce1">
            <text:p>95</text:p>
          </table:table-cell>
          <table:table-cell office:value-type="float" office:value="0.17" table:style-name="ce1">
            <text:p>0,17</text:p>
          </table:table-cell>
          <table:table-cell office:value-type="float" office:value="1883" table:style-name="ce1">
            <text:p>1883</text:p>
          </table:table-cell>
          <table:table-cell office:value-type="float" office:value="98" table:style-name="ce1">
            <text:p>98</text:p>
          </table:table-cell>
          <table:table-cell office:value-type="float" office:value="0.13" table:style-name="ce1">
            <text:p>0,13</text:p>
          </table:table-cell>
          <table:table-cell office:value-type="float" office:value="2869" table:style-name="ce1">
            <text:p>2869</text:p>
          </table:table-cell>
          <table:table-cell office:value-type="float" office:value="65" table:style-name="ce1">
            <text:p>65</text:p>
          </table:table-cell>
          <table:table-cell office:value-type="float" office:value="0.06" table:style-name="ce1">
            <text:p>0,06</text:p>
          </table:table-cell>
          <table:table-cell office:value-type="float" office:value="1151" table:style-name="ce1">
            <text:p>1151</text:p>
          </table:table-cell>
          <table:table-cell office:value-type="float" office:value="76" table:style-name="ce1">
            <text:p>76</text:p>
          </table:table-cell>
          <table:table-cell office:value-type="float" office:value="0.11" table:style-name="ce1">
            <text:p>0,11</text:p>
          </table:table-cell>
          <table:table-cell office:value-type="float" office:value="2175" table:style-name="ce1">
            <text:p>2175</text:p>
          </table:table-cell>
          <table:table-cell office:value-type="float" office:value="91" table:style-name="ce1">
            <text:p>91</text:p>
          </table:table-cell>
          <table:table-cell office:value-type="float" office:value="0.08" table:style-name="ce1">
            <text:p>0,08</text:p>
          </table:table-cell>
          <table:table-cell office:value-type="float" office:value="995" table:style-name="ce1">
            <text:p>995</text:p>
          </table:table-cell>
          <table:table-cell office:value-type="float" office:value="75" table:style-name="ce1">
            <text:p>75</text:p>
          </table:table-cell>
          <table:table-cell office:value-type="float" office:value="0.36" table:style-name="ce1">
            <text:p>0,36</text:p>
          </table:table-cell>
          <table:table-cell office:value-type="float" office:value="6195" table:style-name="ce1">
            <text:p>6195</text:p>
          </table:table-cell>
          <table:table-cell office:value-type="float" office:value="91" table:style-name="ce1">
            <text:p>91</text:p>
          </table:table-cell>
          <table:table-cell office:value-type="float" office:value="0.59" table:style-name="ce1">
            <text:p>0,59</text:p>
          </table:table-cell>
          <table:table-cell office:value-type="float" office:value="38052" table:style-name="ce3">
            <text:p>38052</text:p>
          </table:table-cell>
          <table:table-cell office:value-type="float" office:value="77" table:style-name="ce1">
            <text:p>77</text:p>
          </table:table-cell>
          <table:table-cell office:value-type="float" office:value="0.12" table:style-name="ce1">
            <text:p>0,12</text:p>
          </table:table-cell>
          <table:table-cell office:value-type="float" office:value="2575" table:style-name="ce1">
            <text:p>2575</text:p>
          </table:table-cell>
          <table:table-cell office:value-type="float" office:value="65" table:style-name="ce1">
            <text:p>65</text:p>
          </table:table-cell>
          <table:table-cell office:value-type="float" office:value="0.05" table:formula="of:=MIN([.$B201];[.$E201];[.$H201];[.$K201];[.$N201];[.$Q201];[.$T201];[.$W201];[.$Z201];[.$AC201];[.$AF201];[.$AI201];[.$AL201];[.$AO201];[.$AR201])" table:style-name="ce1">
            <text:p>0,05</text:p>
          </table:table-cell>
          <table:table-cell office:value-type="float" office:value="619" table:formula="of:=MIN([.$C201];[.$F201];[.$I201];[.$L201];[.$O201];[.$R201];[.$U201];[.$X201];[.$AA201];[.$AD201];[.$AG201];[.$AJ201];[.$AM201];[.$AP201];[.$AS201])" table:style-name="ce1">
            <text:p>619</text:p>
          </table:table-cell>
          <table:table-cell office:value-type="float" office:value="11" table:formula="of:=MIN([.$D201];[.$G201];[.$J201];[.$M201];[.$P201];[.$S201];[.$V201];[.$Y201];[.$AB201];[.$AE201];[.$AH201];[.$AK201];[.$AN201];[.$AQ201];[.$AT201])" table:style-name="ce1">
            <text:p>11</text:p>
          </table:table-cell>
          <table:table-cell office:value-type="float" office:value="0.11" table:formula="of:=MEDIAN([.$B201];[.$E201];[.$H201];[.$K201];[.$N201];[.$Q201];[.$T201];[.$W201];[.$Z201];[.$AC201];[.$AF201];[.$AI201];[.$AL201];[.$AO201];[.$AR201])" table:style-name="ce1">
            <text:p>0,11</text:p>
          </table:table-cell>
          <table:table-cell office:value-type="float" office:value="2471" table:formula="of:=MEDIAN([.$C201];[.$F201];[.$I201];[.$L201];[.$O201];[.$R201];[.$U201];[.$X201];[.$AA201];[.$AD201];[.$AG201];[.$AJ201];[.$AM201];[.$AP201];[.$AS201])" table:style-name="ce1">
            <text:p>2471</text:p>
          </table:table-cell>
          <table:table-cell office:value-type="float" office:value="75" table:formula="of:=MEDIAN([.$D201];[.$G201];[.$J201];[.$M201];[.$P201];[.$S201];[.$V201];[.$Y201];[.$AB201];[.$AE201];[.$AH201];[.$AK201];[.$AN201];[.$AQ201];[.$AT201])" table:style-name="ce1">
            <text:p>75</text:p>
          </table:table-cell>
          <table:table-cell office:value-type="float" office:value="0.59" table:formula="of:=MAX([.$B201];[.$E201];[.$H201];[.$K201];[.$N201];[.$Q201];[.$T201];[.$W201];[.$Z201];[.$AC201];[.$AF201];[.$AI201];[.$AL201];[.$AO201];[.$AR201])" table:style-name="ce1">
            <text:p>0,59</text:p>
          </table:table-cell>
          <table:table-cell office:value-type="float" office:value="38052" table:formula="of:=MAX([.$C201];[.$F201];[.$I201];[.$L201];[.$O201];[.$R201];[.$U201];[.$X201];[.$AA201];[.$AD201];[.$AG201];[.$AJ201];[.$AM201];[.$AP201];[.$AS201])" table:style-name="ce1">
            <text:p>38052</text:p>
          </table:table-cell>
          <table:table-cell office:value-type="float" office:value="219" table:formula="of:=MAX([.$D201];[.$G201];[.$J201];[.$M201];[.$P201];[.$S201];[.$V201];[.$Y201];[.$AB201];[.$AE201];[.$AH201];[.$AK201];[.$AN201];[.$AQ201];[.$AT201])" table:style-name="ce1">
            <text:p>21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5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02];[.$E202];[.$H202];[.$K202];[.$N202];[.$Q202];[.$T202];[.$W202];[.$Z202];[.$AC202];[.$AF202];[.$AI202];[.$AL202];[.$AO202];[.$AR202])" table:style-name="ce1">
            <text:p>0</text:p>
          </table:table-cell>
          <table:table-cell office:value-type="float" office:value="0" table:formula="of:=MIN([.$C202];[.$F202];[.$I202];[.$L202];[.$O202];[.$R202];[.$U202];[.$X202];[.$AA202];[.$AD202];[.$AG202];[.$AJ202];[.$AM202];[.$AP202];[.$AS202])" table:style-name="ce1">
            <text:p>0</text:p>
          </table:table-cell>
          <table:table-cell office:value-type="float" office:value="0" table:formula="of:=MIN([.$D202];[.$G202];[.$J202];[.$M202];[.$P202];[.$S202];[.$V202];[.$Y202];[.$AB202];[.$AE202];[.$AH202];[.$AK202];[.$AN202];[.$AQ202];[.$AT202])" table:style-name="ce1">
            <text:p>0</text:p>
          </table:table-cell>
          <table:table-cell office:value-type="float" office:value="0" table:formula="of:=MEDIAN([.$B202];[.$E202];[.$H202];[.$K202];[.$N202];[.$Q202];[.$T202];[.$W202];[.$Z202];[.$AC202];[.$AF202];[.$AI202];[.$AL202];[.$AO202];[.$AR202])" table:style-name="ce1">
            <text:p>0</text:p>
          </table:table-cell>
          <table:table-cell office:value-type="float" office:value="0" table:formula="of:=MEDIAN([.$C202];[.$F202];[.$I202];[.$L202];[.$O202];[.$R202];[.$U202];[.$X202];[.$AA202];[.$AD202];[.$AG202];[.$AJ202];[.$AM202];[.$AP202];[.$AS202])" table:style-name="ce1">
            <text:p>0</text:p>
          </table:table-cell>
          <table:table-cell office:value-type="float" office:value="0" table:formula="of:=MEDIAN([.$D202];[.$G202];[.$J202];[.$M202];[.$P202];[.$S202];[.$V202];[.$Y202];[.$AB202];[.$AE202];[.$AH202];[.$AK202];[.$AN202];[.$AQ202];[.$AT202])" table:style-name="ce1">
            <text:p>0</text:p>
          </table:table-cell>
          <table:table-cell office:value-type="float" office:value="0" table:formula="of:=MAX([.$B202];[.$E202];[.$H202];[.$K202];[.$N202];[.$Q202];[.$T202];[.$W202];[.$Z202];[.$AC202];[.$AF202];[.$AI202];[.$AL202];[.$AO202];[.$AR202])" table:style-name="ce1">
            <text:p>0</text:p>
          </table:table-cell>
          <table:table-cell office:value-type="float" office:value="6" table:formula="of:=MAX([.$C202];[.$F202];[.$I202];[.$L202];[.$O202];[.$R202];[.$U202];[.$X202];[.$AA202];[.$AD202];[.$AG202];[.$AJ202];[.$AM202];[.$AP202];[.$AS202])" table:style-name="ce1">
            <text:p>6</text:p>
          </table:table-cell>
          <table:table-cell office:value-type="float" office:value="0" table:formula="of:=MAX([.$D202];[.$G202];[.$J202];[.$M202];[.$P202];[.$S202];[.$V202];[.$Y202];[.$AB202];[.$AE202];[.$AH202];[.$AK202];[.$AN202];[.$AQ202];[.$AT202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5_a2_w5_h16.lp</text:p>
          </table:table-cell>
          <table:table-cell office:value-type="float" office:value="0.01" table:style-name="ce1">
            <text:p>0,01</text:p>
          </table:table-cell>
          <table:table-cell office:value-type="float" office:value="629" table:style-name="ce1">
            <text:p>629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07" table:style-name="ce1">
            <text:p>30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,04</text:p>
          </table:table-cell>
          <table:table-cell office:value-type="float" office:value="4411" table:style-name="ce3">
            <text:p>44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203];[.$E203];[.$H203];[.$K203];[.$N203];[.$Q203];[.$T203];[.$W203];[.$Z203];[.$AC203];[.$AF203];[.$AI203];[.$AL203];[.$AO203];[.$AR203])" table:style-name="ce1">
            <text:p>0</text:p>
          </table:table-cell>
          <table:table-cell office:value-type="float" office:value="22" table:formula="of:=MIN([.$C203];[.$F203];[.$I203];[.$L203];[.$O203];[.$R203];[.$U203];[.$X203];[.$AA203];[.$AD203];[.$AG203];[.$AJ203];[.$AM203];[.$AP203];[.$AS203])" table:style-name="ce1">
            <text:p>22</text:p>
          </table:table-cell>
          <table:table-cell office:value-type="float" office:value="0" table:formula="of:=MIN([.$D203];[.$G203];[.$J203];[.$M203];[.$P203];[.$S203];[.$V203];[.$Y203];[.$AB203];[.$AE203];[.$AH203];[.$AK203];[.$AN203];[.$AQ203];[.$AT203])" table:style-name="ce1">
            <text:p>0</text:p>
          </table:table-cell>
          <table:table-cell office:value-type="float" office:value="0" table:formula="of:=MEDIAN([.$B203];[.$E203];[.$H203];[.$K203];[.$N203];[.$Q203];[.$T203];[.$W203];[.$Z203];[.$AC203];[.$AF203];[.$AI203];[.$AL203];[.$AO203];[.$AR203])" table:style-name="ce1">
            <text:p>0</text:p>
          </table:table-cell>
          <table:table-cell office:value-type="float" office:value="88" table:formula="of:=MEDIAN([.$C203];[.$F203];[.$I203];[.$L203];[.$O203];[.$R203];[.$U203];[.$X203];[.$AA203];[.$AD203];[.$AG203];[.$AJ203];[.$AM203];[.$AP203];[.$AS203])" table:style-name="ce1">
            <text:p>88</text:p>
          </table:table-cell>
          <table:table-cell office:value-type="float" office:value="2" table:formula="of:=MEDIAN([.$D203];[.$G203];[.$J203];[.$M203];[.$P203];[.$S203];[.$V203];[.$Y203];[.$AB203];[.$AE203];[.$AH203];[.$AK203];[.$AN203];[.$AQ203];[.$AT203])" table:style-name="ce1">
            <text:p>2</text:p>
          </table:table-cell>
          <table:table-cell office:value-type="float" office:value="0.04" table:formula="of:=MAX([.$B203];[.$E203];[.$H203];[.$K203];[.$N203];[.$Q203];[.$T203];[.$W203];[.$Z203];[.$AC203];[.$AF203];[.$AI203];[.$AL203];[.$AO203];[.$AR203])" table:style-name="ce1">
            <text:p>0,04</text:p>
          </table:table-cell>
          <table:table-cell office:value-type="float" office:value="4411" table:formula="of:=MAX([.$C203];[.$F203];[.$I203];[.$L203];[.$O203];[.$R203];[.$U203];[.$X203];[.$AA203];[.$AD203];[.$AG203];[.$AJ203];[.$AM203];[.$AP203];[.$AS203])" table:style-name="ce1">
            <text:p>4411</text:p>
          </table:table-cell>
          <table:table-cell office:value-type="float" office:value="22" table:formula="of:=MAX([.$D203];[.$G203];[.$J203];[.$M203];[.$P203];[.$S203];[.$V203];[.$Y203];[.$AB203];[.$AE203];[.$AH203];[.$AK203];[.$AN203];[.$AQ203];[.$AT203])" table:style-name="ce1">
            <text:p>2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5_a3_w5_h19.lp</text:p>
          </table:table-cell>
          <table:table-cell office:value-type="float" office:value="0.03" table:style-name="ce1">
            <text:p>0,03</text:p>
          </table:table-cell>
          <table:table-cell office:value-type="float" office:value="1855" table:style-name="ce1">
            <text:p>1855</text:p>
          </table:table-cell>
          <table:table-cell office:value-type="float" office:value="69" table:style-name="ce3">
            <text:p>69</text:p>
          </table:table-cell>
          <table:table-cell office:value-type="float" office:value="0.01" table:style-name="ce1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75" table:style-name="ce1">
            <text:p>27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3" table:style-name="ce1">
            <text:p>303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1132" table:style-name="ce1">
            <text:p>113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2" table:style-name="ce2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136" table:style-name="ce1">
            <text:p>136</text:p>
          </table:table-cell>
          <table:table-cell office:value-type="float" office:value="3" table:style-name="ce2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616" table:style-name="ce1">
            <text:p>616</text:p>
          </table:table-cell>
          <table:table-cell office:value-type="float" office:value="22" table:style-name="ce1">
            <text:p>22</text:p>
          </table:table-cell>
          <table:table-cell office:value-type="float" office:value="0.1" table:style-name="ce1">
            <text:p>0,1</text:p>
          </table:table-cell>
          <table:table-cell office:value-type="float" office:value="8014" table:style-name="ce3">
            <text:p>8014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302" table:style-name="ce1">
            <text:p>302</text:p>
          </table:table-cell>
          <table:table-cell office:value-type="float" office:value="19" table:style-name="ce1">
            <text:p>19</text:p>
          </table:table-cell>
          <table:table-cell office:value-type="float" office:value="0.01" table:formula="of:=MIN([.$B204];[.$E204];[.$H204];[.$K204];[.$N204];[.$Q204];[.$T204];[.$W204];[.$Z204];[.$AC204];[.$AF204];[.$AI204];[.$AL204];[.$AO204];[.$AR204])" table:style-name="ce1">
            <text:p>0,01</text:p>
          </table:table-cell>
          <table:table-cell office:value-type="float" office:value="82" table:formula="of:=MIN([.$C204];[.$F204];[.$I204];[.$L204];[.$O204];[.$R204];[.$U204];[.$X204];[.$AA204];[.$AD204];[.$AG204];[.$AJ204];[.$AM204];[.$AP204];[.$AS204])" table:style-name="ce1">
            <text:p>82</text:p>
          </table:table-cell>
          <table:table-cell office:value-type="float" office:value="3" table:formula="of:=MIN([.$D204];[.$G204];[.$J204];[.$M204];[.$P204];[.$S204];[.$V204];[.$Y204];[.$AB204];[.$AE204];[.$AH204];[.$AK204];[.$AN204];[.$AQ204];[.$AT204])" table:style-name="ce1">
            <text:p>3</text:p>
          </table:table-cell>
          <table:table-cell office:value-type="float" office:value="0.01" table:formula="of:=MEDIAN([.$B204];[.$E204];[.$H204];[.$K204];[.$N204];[.$Q204];[.$T204];[.$W204];[.$Z204];[.$AC204];[.$AF204];[.$AI204];[.$AL204];[.$AO204];[.$AR204])" table:style-name="ce1">
            <text:p>0,01</text:p>
          </table:table-cell>
          <table:table-cell office:value-type="float" office:value="302" table:formula="of:=MEDIAN([.$C204];[.$F204];[.$I204];[.$L204];[.$O204];[.$R204];[.$U204];[.$X204];[.$AA204];[.$AD204];[.$AG204];[.$AJ204];[.$AM204];[.$AP204];[.$AS204])" table:style-name="ce1">
            <text:p>302</text:p>
          </table:table-cell>
          <table:table-cell office:value-type="float" office:value="15" table:formula="of:=MEDIAN([.$D204];[.$G204];[.$J204];[.$M204];[.$P204];[.$S204];[.$V204];[.$Y204];[.$AB204];[.$AE204];[.$AH204];[.$AK204];[.$AN204];[.$AQ204];[.$AT204])" table:style-name="ce1">
            <text:p>15</text:p>
          </table:table-cell>
          <table:table-cell office:value-type="float" office:value="0.1" table:formula="of:=MAX([.$B204];[.$E204];[.$H204];[.$K204];[.$N204];[.$Q204];[.$T204];[.$W204];[.$Z204];[.$AC204];[.$AF204];[.$AI204];[.$AL204];[.$AO204];[.$AR204])" table:style-name="ce1">
            <text:p>0,1</text:p>
          </table:table-cell>
          <table:table-cell office:value-type="float" office:value="8014" table:formula="of:=MAX([.$C204];[.$F204];[.$I204];[.$L204];[.$O204];[.$R204];[.$U204];[.$X204];[.$AA204];[.$AD204];[.$AG204];[.$AJ204];[.$AM204];[.$AP204];[.$AS204])" table:style-name="ce1">
            <text:p>8014</text:p>
          </table:table-cell>
          <table:table-cell office:value-type="float" office:value="69" table:formula="of:=MAX([.$D204];[.$G204];[.$J204];[.$M204];[.$P204];[.$S204];[.$V204];[.$Y204];[.$AB204];[.$AE204];[.$AH204];[.$AK204];[.$AN204];[.$AQ204];[.$AT204])" table:style-name="ce1">
            <text:p>6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5_a5_w5_h15.lp</text:p>
          </table:table-cell>
          <table:table-cell office:value-type="float" office:value="0.04" table:style-name="ce1">
            <text:p>0,04</text:p>
          </table:table-cell>
          <table:table-cell office:value-type="float" office:value="2636" table:style-name="ce1">
            <text:p>2636</text:p>
          </table:table-cell>
          <table:table-cell office:value-type="float" office:value="85" table:style-name="ce1">
            <text:p>85</text:p>
          </table:table-cell>
          <table:table-cell office:value-type="float" office:value="0.01" table:style-name="ce1">
            <text:p>0,01</text:p>
          </table:table-cell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5" table:style-name="ce2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575" table:style-name="ce1">
            <text:p>575</text:p>
          </table:table-cell>
          <table:table-cell office:value-type="float" office:value="24" table:style-name="ce1">
            <text:p>24</text:p>
          </table:table-cell>
          <table:table-cell office:value-type="float" office:value="0.01" table:style-name="ce1">
            <text:p>0,01</text:p>
          </table:table-cell>
          <table:table-cell office:value-type="float" office:value="1147" table:style-name="ce1">
            <text:p>1147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13" table:style-name="ce1">
            <text:p>213</text:p>
          </table:table-cell>
          <table:table-cell office:value-type="float" office:value="26" table:style-name="ce1">
            <text:p>26</text:p>
          </table:table-cell>
          <table:table-cell office:value-type="float" office:value="0.02" table:style-name="ce1">
            <text:p>0,02</text:p>
          </table:table-cell>
          <table:table-cell office:value-type="float" office:value="186" table:style-name="ce1">
            <text:p>186</text:p>
          </table:table-cell>
          <table:table-cell office:value-type="float" office:value="22" table:style-name="ce1">
            <text:p>22</text:p>
          </table:table-cell>
          <table:table-cell office:value-type="float" office:value="0.02" table:style-name="ce1">
            <text:p>0,02</text:p>
          </table:table-cell>
          <table:table-cell office:value-type="float" office:value="587" table:style-name="ce1">
            <text:p>587</text:p>
          </table:table-cell>
          <table:table-cell office:value-type="float" office:value="24" table:style-name="ce1">
            <text:p>24</text:p>
          </table:table-cell>
          <table:table-cell office:value-type="float" office:value="0.01" table:style-name="ce1">
            <text:p>0,01</text:p>
          </table:table-cell>
          <table:table-cell office:value-type="float" office:value="160" table:style-name="ce1">
            <text:p>160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60" table:style-name="ce1">
            <text:p>160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209" table:style-name="ce1">
            <text:p>209</text:p>
          </table:table-cell>
          <table:table-cell office:value-type="float" office:value="15" table:style-name="ce1">
            <text:p>15</text:p>
          </table:table-cell>
          <table:table-cell office:value-type="float" office:value="0.04" table:style-name="ce1">
            <text:p>0,04</text:p>
          </table:table-cell>
          <table:table-cell office:value-type="float" office:value="755" table:style-name="ce1">
            <text:p>755</text:p>
          </table:table-cell>
          <table:table-cell office:value-type="float" office:value="24" table:style-name="ce1">
            <text:p>24</text:p>
          </table:table-cell>
          <table:table-cell office:value-type="float" office:value="1.52" table:style-name="ce1">
            <text:p>1,52</text:p>
          </table:table-cell>
          <table:table-cell office:value-type="float" office:value="105410" table:style-name="ce3">
            <text:p>105410</text:p>
          </table:table-cell>
          <table:table-cell office:value-type="float" office:value="5624" table:style-name="ce3">
            <text:p>5624</text:p>
          </table:table-cell>
          <table:table-cell office:value-type="float" office:value="0.02" table:style-name="ce1">
            <text:p>0,02</text:p>
          </table:table-cell>
          <table:table-cell office:value-type="float" office:value="573" table:style-name="ce1">
            <text:p>573</text:p>
          </table:table-cell>
          <table:table-cell office:value-type="float" office:value="23" table:style-name="ce1">
            <text:p>23</text:p>
          </table:table-cell>
          <table:table-cell office:value-type="float" office:value="0.01" table:formula="of:=MIN([.$B205];[.$E205];[.$H205];[.$K205];[.$N205];[.$Q205];[.$T205];[.$W205];[.$Z205];[.$AC205];[.$AF205];[.$AI205];[.$AL205];[.$AO205];[.$AR205])" table:style-name="ce1">
            <text:p>0,01</text:p>
          </table:table-cell>
          <table:table-cell office:value-type="float" office:value="125" table:formula="of:=MIN([.$C205];[.$F205];[.$I205];[.$L205];[.$O205];[.$R205];[.$U205];[.$X205];[.$AA205];[.$AD205];[.$AG205];[.$AJ205];[.$AM205];[.$AP205];[.$AS205])" table:style-name="ce1">
            <text:p>125</text:p>
          </table:table-cell>
          <table:table-cell office:value-type="float" office:value="0" table:formula="of:=MIN([.$D205];[.$G205];[.$J205];[.$M205];[.$P205];[.$S205];[.$V205];[.$Y205];[.$AB205];[.$AE205];[.$AH205];[.$AK205];[.$AN205];[.$AQ205];[.$AT205])" table:style-name="ce1">
            <text:p>0</text:p>
          </table:table-cell>
          <table:table-cell office:value-type="float" office:value="0.02" table:formula="of:=MEDIAN([.$B205];[.$E205];[.$H205];[.$K205];[.$N205];[.$Q205];[.$T205];[.$W205];[.$Z205];[.$AC205];[.$AF205];[.$AI205];[.$AL205];[.$AO205];[.$AR205])" table:style-name="ce1">
            <text:p>0,02</text:p>
          </table:table-cell>
          <table:table-cell office:value-type="float" office:value="231" table:formula="of:=MEDIAN([.$C205];[.$F205];[.$I205];[.$L205];[.$O205];[.$R205];[.$U205];[.$X205];[.$AA205];[.$AD205];[.$AG205];[.$AJ205];[.$AM205];[.$AP205];[.$AS205])" table:style-name="ce1">
            <text:p>231</text:p>
          </table:table-cell>
          <table:table-cell office:value-type="float" office:value="22" table:formula="of:=MEDIAN([.$D205];[.$G205];[.$J205];[.$M205];[.$P205];[.$S205];[.$V205];[.$Y205];[.$AB205];[.$AE205];[.$AH205];[.$AK205];[.$AN205];[.$AQ205];[.$AT205])" table:style-name="ce1">
            <text:p>22</text:p>
          </table:table-cell>
          <table:table-cell office:value-type="float" office:value="1.52" table:formula="of:=MAX([.$B205];[.$E205];[.$H205];[.$K205];[.$N205];[.$Q205];[.$T205];[.$W205];[.$Z205];[.$AC205];[.$AF205];[.$AI205];[.$AL205];[.$AO205];[.$AR205])" table:style-name="ce1">
            <text:p>1,52</text:p>
          </table:table-cell>
          <table:table-cell office:value-type="float" office:value="105410" table:formula="of:=MAX([.$C205];[.$F205];[.$I205];[.$L205];[.$O205];[.$R205];[.$U205];[.$X205];[.$AA205];[.$AD205];[.$AG205];[.$AJ205];[.$AM205];[.$AP205];[.$AS205])" table:style-name="ce1">
            <text:p>105410</text:p>
          </table:table-cell>
          <table:table-cell office:value-type="float" office:value="5624" table:formula="of:=MAX([.$D205];[.$G205];[.$J205];[.$M205];[.$P205];[.$S205];[.$V205];[.$Y205];[.$AB205];[.$AE205];[.$AH205];[.$AK205];[.$AN205];[.$AQ205];[.$AT205])" table:style-name="ce1">
            <text:p>562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6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06];[.$E206];[.$H206];[.$K206];[.$N206];[.$Q206];[.$T206];[.$W206];[.$Z206];[.$AC206];[.$AF206];[.$AI206];[.$AL206];[.$AO206];[.$AR206])" table:style-name="ce1">
            <text:p>0</text:p>
          </table:table-cell>
          <table:table-cell office:value-type="float" office:value="0" table:formula="of:=MIN([.$C206];[.$F206];[.$I206];[.$L206];[.$O206];[.$R206];[.$U206];[.$X206];[.$AA206];[.$AD206];[.$AG206];[.$AJ206];[.$AM206];[.$AP206];[.$AS206])" table:style-name="ce1">
            <text:p>0</text:p>
          </table:table-cell>
          <table:table-cell office:value-type="float" office:value="0" table:formula="of:=MIN([.$D206];[.$G206];[.$J206];[.$M206];[.$P206];[.$S206];[.$V206];[.$Y206];[.$AB206];[.$AE206];[.$AH206];[.$AK206];[.$AN206];[.$AQ206];[.$AT206])" table:style-name="ce1">
            <text:p>0</text:p>
          </table:table-cell>
          <table:table-cell office:value-type="float" office:value="0" table:formula="of:=MEDIAN([.$B206];[.$E206];[.$H206];[.$K206];[.$N206];[.$Q206];[.$T206];[.$W206];[.$Z206];[.$AC206];[.$AF206];[.$AI206];[.$AL206];[.$AO206];[.$AR206])" table:style-name="ce1">
            <text:p>0</text:p>
          </table:table-cell>
          <table:table-cell office:value-type="float" office:value="0" table:formula="of:=MEDIAN([.$C206];[.$F206];[.$I206];[.$L206];[.$O206];[.$R206];[.$U206];[.$X206];[.$AA206];[.$AD206];[.$AG206];[.$AJ206];[.$AM206];[.$AP206];[.$AS206])" table:style-name="ce1">
            <text:p>0</text:p>
          </table:table-cell>
          <table:table-cell office:value-type="float" office:value="0" table:formula="of:=MEDIAN([.$D206];[.$G206];[.$J206];[.$M206];[.$P206];[.$S206];[.$V206];[.$Y206];[.$AB206];[.$AE206];[.$AH206];[.$AK206];[.$AN206];[.$AQ206];[.$AT206])" table:style-name="ce1">
            <text:p>0</text:p>
          </table:table-cell>
          <table:table-cell office:value-type="float" office:value="0" table:formula="of:=MAX([.$B206];[.$E206];[.$H206];[.$K206];[.$N206];[.$Q206];[.$T206];[.$W206];[.$Z206];[.$AC206];[.$AF206];[.$AI206];[.$AL206];[.$AO206];[.$AR206])" table:style-name="ce1">
            <text:p>0</text:p>
          </table:table-cell>
          <table:table-cell office:value-type="float" office:value="7" table:formula="of:=MAX([.$C206];[.$F206];[.$I206];[.$L206];[.$O206];[.$R206];[.$U206];[.$X206];[.$AA206];[.$AD206];[.$AG206];[.$AJ206];[.$AM206];[.$AP206];[.$AS206])" table:style-name="ce1">
            <text:p>7</text:p>
          </table:table-cell>
          <table:table-cell office:value-type="float" office:value="0" table:formula="of:=MAX([.$D206];[.$G206];[.$J206];[.$M206];[.$P206];[.$S206];[.$V206];[.$Y206];[.$AB206];[.$AE206];[.$AH206];[.$AK206];[.$AN206];[.$AQ206];[.$AT206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6_a2_w5_h19.lp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1">
            <text:p>869</text:p>
          </table:table-cell>
          <table:table-cell office:value-type="float" office:value="60" table:style-name="ce3">
            <text:p>60</text:p>
          </table:table-cell>
          <table:table-cell office:value-type="float" office:value="0.01" table:style-name="ce1">
            <text:p>0,01</text:p>
          </table:table-cell>
          <table:table-cell office:value-type="float" office:value="251" table:style-name="ce1">
            <text:p>25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03" table:style-name="ce1">
            <text:p>3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95" table:style-name="ce1">
            <text:p>59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2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2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234" table:style-name="ce1">
            <text:p>234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3">
            <text:p>6981</text:p>
          </table:table-cell>
          <table:table-cell office:value-type="float" office:value="21" table:style-name="ce1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MIN([.$B207];[.$E207];[.$H207];[.$K207];[.$N207];[.$Q207];[.$T207];[.$W207];[.$Z207];[.$AC207];[.$AF207];[.$AI207];[.$AL207];[.$AO207];[.$AR207])" table:style-name="ce1">
            <text:p>0</text:p>
          </table:table-cell>
          <table:table-cell office:value-type="float" office:value="44" table:formula="of:=MIN([.$C207];[.$F207];[.$I207];[.$L207];[.$O207];[.$R207];[.$U207];[.$X207];[.$AA207];[.$AD207];[.$AG207];[.$AJ207];[.$AM207];[.$AP207];[.$AS207])" table:style-name="ce1">
            <text:p>44</text:p>
          </table:table-cell>
          <table:table-cell office:value-type="float" office:value="3" table:formula="of:=MIN([.$D207];[.$G207];[.$J207];[.$M207];[.$P207];[.$S207];[.$V207];[.$Y207];[.$AB207];[.$AE207];[.$AH207];[.$AK207];[.$AN207];[.$AQ207];[.$AT207])" table:style-name="ce1">
            <text:p>3</text:p>
          </table:table-cell>
          <table:table-cell office:value-type="float" office:value="0.01" table:formula="of:=MEDIAN([.$B207];[.$E207];[.$H207];[.$K207];[.$N207];[.$Q207];[.$T207];[.$W207];[.$Z207];[.$AC207];[.$AF207];[.$AI207];[.$AL207];[.$AO207];[.$AR207])" table:style-name="ce1">
            <text:p>0,01</text:p>
          </table:table-cell>
          <table:table-cell office:value-type="float" office:value="112" table:formula="of:=MEDIAN([.$C207];[.$F207];[.$I207];[.$L207];[.$O207];[.$R207];[.$U207];[.$X207];[.$AA207];[.$AD207];[.$AG207];[.$AJ207];[.$AM207];[.$AP207];[.$AS207])" table:style-name="ce1">
            <text:p>112</text:p>
          </table:table-cell>
          <table:table-cell office:value-type="float" office:value="6" table:formula="of:=MEDIAN([.$D207];[.$G207];[.$J207];[.$M207];[.$P207];[.$S207];[.$V207];[.$Y207];[.$AB207];[.$AE207];[.$AH207];[.$AK207];[.$AN207];[.$AQ207];[.$AT207])" table:style-name="ce1">
            <text:p>6</text:p>
          </table:table-cell>
          <table:table-cell office:value-type="float" office:value="0.08" table:formula="of:=MAX([.$B207];[.$E207];[.$H207];[.$K207];[.$N207];[.$Q207];[.$T207];[.$W207];[.$Z207];[.$AC207];[.$AF207];[.$AI207];[.$AL207];[.$AO207];[.$AR207])" table:style-name="ce1">
            <text:p>0,08</text:p>
          </table:table-cell>
          <table:table-cell office:value-type="float" office:value="6981" table:formula="of:=MAX([.$C207];[.$F207];[.$I207];[.$L207];[.$O207];[.$R207];[.$U207];[.$X207];[.$AA207];[.$AD207];[.$AG207];[.$AJ207];[.$AM207];[.$AP207];[.$AS207])" table:style-name="ce1">
            <text:p>6981</text:p>
          </table:table-cell>
          <table:table-cell office:value-type="float" office:value="60" table:formula="of:=MAX([.$D207];[.$G207];[.$J207];[.$M207];[.$P207];[.$S207];[.$V207];[.$Y207];[.$AB207];[.$AE207];[.$AH207];[.$AK207];[.$AN207];[.$AQ207];[.$AT207])" table:style-name="ce1">
            <text:p>6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6_a3_w5_h14.lp</text:p>
          </table:table-cell>
          <table:table-cell office:value-type="float" office:value="0.01" table:style-name="ce1">
            <text:p>0,01</text:p>
          </table:table-cell>
          <table:table-cell office:value-type="float" office:value="166" table:style-name="ce1">
            <text:p>166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4" table:style-name="ce2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87" table:style-name="ce1">
            <text:p>187</text:p>
          </table:table-cell>
          <table:table-cell office:value-type="float" office:value="10" table:style-name="ce1">
            <text:p>10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482284" table:style-name="ce3">
            <text:p>482284</text:p>
          </table:table-cell>
          <table:table-cell office:value-type="float" office:value="30203" table:style-name="ce3">
            <text:p>30203</text:p>
          </table:table-cell>
          <table:table-cell office:value-type="float" office:value="0.01" table:style-name="ce1">
            <text:p>0,01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208];[.$E208];[.$H208];[.$K208];[.$N208];[.$Q208];[.$T208];[.$W208];[.$Z208];[.$AC208];[.$AF208];[.$AI208];[.$AL208];[.$AO208];[.$AR208])" table:style-name="ce1">
            <text:p>0</text:p>
          </table:table-cell>
          <table:table-cell office:value-type="float" office:value="34" table:formula="of:=MIN([.$C208];[.$F208];[.$I208];[.$L208];[.$O208];[.$R208];[.$U208];[.$X208];[.$AA208];[.$AD208];[.$AG208];[.$AJ208];[.$AM208];[.$AP208];[.$AS208])" table:style-name="ce1">
            <text:p>34</text:p>
          </table:table-cell>
          <table:table-cell office:value-type="float" office:value="1" table:formula="of:=MIN([.$D208];[.$G208];[.$J208];[.$M208];[.$P208];[.$S208];[.$V208];[.$Y208];[.$AB208];[.$AE208];[.$AH208];[.$AK208];[.$AN208];[.$AQ208];[.$AT208])" table:style-name="ce1">
            <text:p>1</text:p>
          </table:table-cell>
          <table:table-cell office:value-type="float" office:value="0.01" table:formula="of:=MEDIAN([.$B208];[.$E208];[.$H208];[.$K208];[.$N208];[.$Q208];[.$T208];[.$W208];[.$Z208];[.$AC208];[.$AF208];[.$AI208];[.$AL208];[.$AO208];[.$AR208])" table:style-name="ce1">
            <text:p>0,01</text:p>
          </table:table-cell>
          <table:table-cell office:value-type="float" office:value="125" table:formula="of:=MEDIAN([.$C208];[.$F208];[.$I208];[.$L208];[.$O208];[.$R208];[.$U208];[.$X208];[.$AA208];[.$AD208];[.$AG208];[.$AJ208];[.$AM208];[.$AP208];[.$AS208])" table:style-name="ce1">
            <text:p>125</text:p>
          </table:table-cell>
          <table:table-cell office:value-type="float" office:value="6" table:formula="of:=MEDIAN([.$D208];[.$G208];[.$J208];[.$M208];[.$P208];[.$S208];[.$V208];[.$Y208];[.$AB208];[.$AE208];[.$AH208];[.$AK208];[.$AN208];[.$AQ208];[.$AT208])" table:style-name="ce1">
            <text:p>6</text:p>
          </table:table-cell>
          <table:table-cell office:value-type="float" office:value="4.4000000000000004" table:formula="of:=MAX([.$B208];[.$E208];[.$H208];[.$K208];[.$N208];[.$Q208];[.$T208];[.$W208];[.$Z208];[.$AC208];[.$AF208];[.$AI208];[.$AL208];[.$AO208];[.$AR208])" table:style-name="ce1">
            <text:p>4,4</text:p>
          </table:table-cell>
          <table:table-cell office:value-type="float" office:value="482284" table:formula="of:=MAX([.$C208];[.$F208];[.$I208];[.$L208];[.$O208];[.$R208];[.$U208];[.$X208];[.$AA208];[.$AD208];[.$AG208];[.$AJ208];[.$AM208];[.$AP208];[.$AS208])" table:style-name="ce1">
            <text:p>482284</text:p>
          </table:table-cell>
          <table:table-cell office:value-type="float" office:value="30203" table:formula="of:=MAX([.$D208];[.$G208];[.$J208];[.$M208];[.$P208];[.$S208];[.$V208];[.$Y208];[.$AB208];[.$AE208];[.$AH208];[.$AK208];[.$AN208];[.$AQ208];[.$AT208])" table:style-name="ce1">
            <text:p>3020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7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09];[.$E209];[.$H209];[.$K209];[.$N209];[.$Q209];[.$T209];[.$W209];[.$Z209];[.$AC209];[.$AF209];[.$AI209];[.$AL209];[.$AO209];[.$AR209])" table:style-name="ce1">
            <text:p>0</text:p>
          </table:table-cell>
          <table:table-cell office:value-type="float" office:value="0" table:formula="of:=MIN([.$C209];[.$F209];[.$I209];[.$L209];[.$O209];[.$R209];[.$U209];[.$X209];[.$AA209];[.$AD209];[.$AG209];[.$AJ209];[.$AM209];[.$AP209];[.$AS209])" table:style-name="ce1">
            <text:p>0</text:p>
          </table:table-cell>
          <table:table-cell office:value-type="float" office:value="0" table:formula="of:=MIN([.$D209];[.$G209];[.$J209];[.$M209];[.$P209];[.$S209];[.$V209];[.$Y209];[.$AB209];[.$AE209];[.$AH209];[.$AK209];[.$AN209];[.$AQ209];[.$AT209])" table:style-name="ce1">
            <text:p>0</text:p>
          </table:table-cell>
          <table:table-cell office:value-type="float" office:value="0" table:formula="of:=MEDIAN([.$B209];[.$E209];[.$H209];[.$K209];[.$N209];[.$Q209];[.$T209];[.$W209];[.$Z209];[.$AC209];[.$AF209];[.$AI209];[.$AL209];[.$AO209];[.$AR209])" table:style-name="ce1">
            <text:p>0</text:p>
          </table:table-cell>
          <table:table-cell office:value-type="float" office:value="0" table:formula="of:=MEDIAN([.$C209];[.$F209];[.$I209];[.$L209];[.$O209];[.$R209];[.$U209];[.$X209];[.$AA209];[.$AD209];[.$AG209];[.$AJ209];[.$AM209];[.$AP209];[.$AS209])" table:style-name="ce1">
            <text:p>0</text:p>
          </table:table-cell>
          <table:table-cell office:value-type="float" office:value="0" table:formula="of:=MEDIAN([.$D209];[.$G209];[.$J209];[.$M209];[.$P209];[.$S209];[.$V209];[.$Y209];[.$AB209];[.$AE209];[.$AH209];[.$AK209];[.$AN209];[.$AQ209];[.$AT209])" table:style-name="ce1">
            <text:p>0</text:p>
          </table:table-cell>
          <table:table-cell office:value-type="float" office:value="0" table:formula="of:=MAX([.$B209];[.$E209];[.$H209];[.$K209];[.$N209];[.$Q209];[.$T209];[.$W209];[.$Z209];[.$AC209];[.$AF209];[.$AI209];[.$AL209];[.$AO209];[.$AR209])" table:style-name="ce1">
            <text:p>0</text:p>
          </table:table-cell>
          <table:table-cell office:value-type="float" office:value="6" table:formula="of:=MAX([.$C209];[.$F209];[.$I209];[.$L209];[.$O209];[.$R209];[.$U209];[.$X209];[.$AA209];[.$AD209];[.$AG209];[.$AJ209];[.$AM209];[.$AP209];[.$AS209])" table:style-name="ce1">
            <text:p>6</text:p>
          </table:table-cell>
          <table:table-cell office:value-type="float" office:value="0" table:formula="of:=MAX([.$D209];[.$G209];[.$J209];[.$M209];[.$P209];[.$S209];[.$V209];[.$Y209];[.$AB209];[.$AE209];[.$AH209];[.$AK209];[.$AN209];[.$AQ209];[.$AT209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7_a2_w5_h8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2663" table:style-name="ce3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10];[.$E210];[.$H210];[.$K210];[.$N210];[.$Q210];[.$T210];[.$W210];[.$Z210];[.$AC210];[.$AF210];[.$AI210];[.$AL210];[.$AO210];[.$AR210])" table:style-name="ce1">
            <text:p>0</text:p>
          </table:table-cell>
          <table:table-cell office:value-type="float" office:value="0" table:formula="of:=MIN([.$C210];[.$F210];[.$I210];[.$L210];[.$O210];[.$R210];[.$U210];[.$X210];[.$AA210];[.$AD210];[.$AG210];[.$AJ210];[.$AM210];[.$AP210];[.$AS210])" table:style-name="ce1">
            <text:p>0</text:p>
          </table:table-cell>
          <table:table-cell office:value-type="float" office:value="0" table:formula="of:=MIN([.$D210];[.$G210];[.$J210];[.$M210];[.$P210];[.$S210];[.$V210];[.$Y210];[.$AB210];[.$AE210];[.$AH210];[.$AK210];[.$AN210];[.$AQ210];[.$AT210])" table:style-name="ce1">
            <text:p>0</text:p>
          </table:table-cell>
          <table:table-cell office:value-type="float" office:value="0" table:formula="of:=MEDIAN([.$B210];[.$E210];[.$H210];[.$K210];[.$N210];[.$Q210];[.$T210];[.$W210];[.$Z210];[.$AC210];[.$AF210];[.$AI210];[.$AL210];[.$AO210];[.$AR210])" table:style-name="ce1">
            <text:p>0</text:p>
          </table:table-cell>
          <table:table-cell office:value-type="float" office:value="0" table:formula="of:=MEDIAN([.$C210];[.$F210];[.$I210];[.$L210];[.$O210];[.$R210];[.$U210];[.$X210];[.$AA210];[.$AD210];[.$AG210];[.$AJ210];[.$AM210];[.$AP210];[.$AS210])" table:style-name="ce1">
            <text:p>0</text:p>
          </table:table-cell>
          <table:table-cell office:value-type="float" office:value="0" table:formula="of:=MEDIAN([.$D210];[.$G210];[.$J210];[.$M210];[.$P210];[.$S210];[.$V210];[.$Y210];[.$AB210];[.$AE210];[.$AH210];[.$AK210];[.$AN210];[.$AQ210];[.$AT210])" table:style-name="ce1">
            <text:p>0</text:p>
          </table:table-cell>
          <table:table-cell office:value-type="float" office:value="0.03" table:formula="of:=MAX([.$B210];[.$E210];[.$H210];[.$K210];[.$N210];[.$Q210];[.$T210];[.$W210];[.$Z210];[.$AC210];[.$AF210];[.$AI210];[.$AL210];[.$AO210];[.$AR210])" table:style-name="ce1">
            <text:p>0,03</text:p>
          </table:table-cell>
          <table:table-cell office:value-type="float" office:value="2663" table:formula="of:=MAX([.$C210];[.$F210];[.$I210];[.$L210];[.$O210];[.$R210];[.$U210];[.$X210];[.$AA210];[.$AD210];[.$AG210];[.$AJ210];[.$AM210];[.$AP210];[.$AS210])" table:style-name="ce1">
            <text:p>2663</text:p>
          </table:table-cell>
          <table:table-cell office:value-type="float" office:value="0" table:formula="of:=MAX([.$D210];[.$G210];[.$J210];[.$M210];[.$P210];[.$S210];[.$V210];[.$Y210];[.$AB210];[.$AE210];[.$AH210];[.$AK210];[.$AN210];[.$AQ210];[.$AT210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7_a3_w5_h13.lp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35" table:style-name="ce3">
            <text:p>35</text:p>
          </table:table-cell>
          <table:table-cell office:value-type="float" office:value="0.01" table:style-name="ce1">
            <text:p>0,01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2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03" table:style-name="ce1">
            <text:p>10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03" table:style-name="ce1">
            <text:p>10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35" table:style-name="ce1">
            <text:p>235</text:p>
          </table:table-cell>
          <table:table-cell office:value-type="float" office:value="16" table:style-name="ce1">
            <text:p>16</text:p>
          </table:table-cell>
          <table:table-cell office:value-type="float" office:value="0.12" table:style-name="ce1">
            <text:p>0,12</text:p>
          </table:table-cell>
          <table:table-cell office:value-type="float" office:value="8005" table:style-name="ce3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211];[.$E211];[.$H211];[.$K211];[.$N211];[.$Q211];[.$T211];[.$W211];[.$Z211];[.$AC211];[.$AF211];[.$AI211];[.$AL211];[.$AO211];[.$AR211])" table:style-name="ce1">
            <text:p>0</text:p>
          </table:table-cell>
          <table:table-cell office:value-type="float" office:value="40" table:formula="of:=MIN([.$C211];[.$F211];[.$I211];[.$L211];[.$O211];[.$R211];[.$U211];[.$X211];[.$AA211];[.$AD211];[.$AG211];[.$AJ211];[.$AM211];[.$AP211];[.$AS211])" table:style-name="ce1">
            <text:p>40</text:p>
          </table:table-cell>
          <table:table-cell office:value-type="float" office:value="2" table:formula="of:=MIN([.$D211];[.$G211];[.$J211];[.$M211];[.$P211];[.$S211];[.$V211];[.$Y211];[.$AB211];[.$AE211];[.$AH211];[.$AK211];[.$AN211];[.$AQ211];[.$AT211])" table:style-name="ce1">
            <text:p>2</text:p>
          </table:table-cell>
          <table:table-cell office:value-type="float" office:value="0.01" table:formula="of:=MEDIAN([.$B211];[.$E211];[.$H211];[.$K211];[.$N211];[.$Q211];[.$T211];[.$W211];[.$Z211];[.$AC211];[.$AF211];[.$AI211];[.$AL211];[.$AO211];[.$AR211])" table:style-name="ce1">
            <text:p>0,01</text:p>
          </table:table-cell>
          <table:table-cell office:value-type="float" office:value="107" table:formula="of:=MEDIAN([.$C211];[.$F211];[.$I211];[.$L211];[.$O211];[.$R211];[.$U211];[.$X211];[.$AA211];[.$AD211];[.$AG211];[.$AJ211];[.$AM211];[.$AP211];[.$AS211])" table:style-name="ce1">
            <text:p>107</text:p>
          </table:table-cell>
          <table:table-cell office:value-type="float" office:value="9" table:formula="of:=MEDIAN([.$D211];[.$G211];[.$J211];[.$M211];[.$P211];[.$S211];[.$V211];[.$Y211];[.$AB211];[.$AE211];[.$AH211];[.$AK211];[.$AN211];[.$AQ211];[.$AT211])" table:style-name="ce1">
            <text:p>9</text:p>
          </table:table-cell>
          <table:table-cell office:value-type="float" office:value="0.12" table:formula="of:=MAX([.$B211];[.$E211];[.$H211];[.$K211];[.$N211];[.$Q211];[.$T211];[.$W211];[.$Z211];[.$AC211];[.$AF211];[.$AI211];[.$AL211];[.$AO211];[.$AR211])" table:style-name="ce1">
            <text:p>0,12</text:p>
          </table:table-cell>
          <table:table-cell office:value-type="float" office:value="8005" table:formula="of:=MAX([.$C211];[.$F211];[.$I211];[.$L211];[.$O211];[.$R211];[.$U211];[.$X211];[.$AA211];[.$AD211];[.$AG211];[.$AJ211];[.$AM211];[.$AP211];[.$AS211])" table:style-name="ce1">
            <text:p>8005</text:p>
          </table:table-cell>
          <table:table-cell office:value-type="float" office:value="35" table:formula="of:=MAX([.$D211];[.$G211];[.$J211];[.$M211];[.$P211];[.$S211];[.$V211];[.$Y211];[.$AB211];[.$AE211];[.$AH211];[.$AK211];[.$AN211];[.$AQ211];[.$AT211])" table:style-name="ce1">
            <text:p>3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8_a1_w5_h5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3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212];[.$E212];[.$H212];[.$K212];[.$N212];[.$Q212];[.$T212];[.$W212];[.$Z212];[.$AC212];[.$AF212];[.$AI212];[.$AL212];[.$AO212];[.$AR212])" table:style-name="ce1">
            <text:p>0</text:p>
          </table:table-cell>
          <table:table-cell office:value-type="float" office:value="1" table:formula="of:=MIN([.$C212];[.$F212];[.$I212];[.$L212];[.$O212];[.$R212];[.$U212];[.$X212];[.$AA212];[.$AD212];[.$AG212];[.$AJ212];[.$AM212];[.$AP212];[.$AS212])" table:style-name="ce1">
            <text:p>1</text:p>
          </table:table-cell>
          <table:table-cell office:value-type="float" office:value="0" table:formula="of:=MIN([.$D212];[.$G212];[.$J212];[.$M212];[.$P212];[.$S212];[.$V212];[.$Y212];[.$AB212];[.$AE212];[.$AH212];[.$AK212];[.$AN212];[.$AQ212];[.$AT212])" table:style-name="ce1">
            <text:p>0</text:p>
          </table:table-cell>
          <table:table-cell office:value-type="float" office:value="0" table:formula="of:=MEDIAN([.$B212];[.$E212];[.$H212];[.$K212];[.$N212];[.$Q212];[.$T212];[.$W212];[.$Z212];[.$AC212];[.$AF212];[.$AI212];[.$AL212];[.$AO212];[.$AR212])" table:style-name="ce1">
            <text:p>0</text:p>
          </table:table-cell>
          <table:table-cell office:value-type="float" office:value="2" table:formula="of:=MEDIAN([.$C212];[.$F212];[.$I212];[.$L212];[.$O212];[.$R212];[.$U212];[.$X212];[.$AA212];[.$AD212];[.$AG212];[.$AJ212];[.$AM212];[.$AP212];[.$AS212])" table:style-name="ce1">
            <text:p>2</text:p>
          </table:table-cell>
          <table:table-cell office:value-type="float" office:value="1" table:formula="of:=MEDIAN([.$D212];[.$G212];[.$J212];[.$M212];[.$P212];[.$S212];[.$V212];[.$Y212];[.$AB212];[.$AE212];[.$AH212];[.$AK212];[.$AN212];[.$AQ212];[.$AT212])" table:style-name="ce1">
            <text:p>1</text:p>
          </table:table-cell>
          <table:table-cell office:value-type="float" office:value="0.01" table:formula="of:=MAX([.$B212];[.$E212];[.$H212];[.$K212];[.$N212];[.$Q212];[.$T212];[.$W212];[.$Z212];[.$AC212];[.$AF212];[.$AI212];[.$AL212];[.$AO212];[.$AR212])" table:style-name="ce1">
            <text:p>0,01</text:p>
          </table:table-cell>
          <table:table-cell office:value-type="float" office:value="852" table:formula="of:=MAX([.$C212];[.$F212];[.$I212];[.$L212];[.$O212];[.$R212];[.$U212];[.$X212];[.$AA212];[.$AD212];[.$AG212];[.$AJ212];[.$AM212];[.$AP212];[.$AS212])" table:style-name="ce1">
            <text:p>852</text:p>
          </table:table-cell>
          <table:table-cell office:value-type="float" office:value="1" table:formula="of:=MAX([.$D212];[.$G212];[.$J212];[.$M212];[.$P212];[.$S212];[.$V212];[.$Y212];[.$AB212];[.$AE212];[.$AH212];[.$AK212];[.$AN212];[.$AQ212];[.$AT212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8_a2_w5_h15.lp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24" table:style-name="ce3">
            <text:p>24</text:p>
          </table:table-cell>
          <table:table-cell office:value-type="float" office:value="0.01" table:style-name="ce1">
            <text:p>0,01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45" table:style-name="ce1">
            <text:p>145</text:p>
          </table:table-cell>
          <table:table-cell office:value-type="float" office:value="12" table:style-name="ce1">
            <text:p>12</text:p>
          </table:table-cell>
          <table:table-cell office:value-type="float" office:value="0.16" table:style-name="ce1">
            <text:p>0,16</text:p>
          </table:table-cell>
          <table:table-cell office:value-type="float" office:value="10765" table:style-name="ce3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MIN([.$B213];[.$E213];[.$H213];[.$K213];[.$N213];[.$Q213];[.$T213];[.$W213];[.$Z213];[.$AC213];[.$AF213];[.$AI213];[.$AL213];[.$AO213];[.$AR213])" table:style-name="ce1">
            <text:p>0</text:p>
          </table:table-cell>
          <table:table-cell office:value-type="float" office:value="15" table:formula="of:=MIN([.$C213];[.$F213];[.$I213];[.$L213];[.$O213];[.$R213];[.$U213];[.$X213];[.$AA213];[.$AD213];[.$AG213];[.$AJ213];[.$AM213];[.$AP213];[.$AS213])" table:style-name="ce1">
            <text:p>15</text:p>
          </table:table-cell>
          <table:table-cell office:value-type="float" office:value="2" table:formula="of:=MIN([.$D213];[.$G213];[.$J213];[.$M213];[.$P213];[.$S213];[.$V213];[.$Y213];[.$AB213];[.$AE213];[.$AH213];[.$AK213];[.$AN213];[.$AQ213];[.$AT213])" table:style-name="ce1">
            <text:p>2</text:p>
          </table:table-cell>
          <table:table-cell office:value-type="float" office:value="0" table:formula="of:=MEDIAN([.$B213];[.$E213];[.$H213];[.$K213];[.$N213];[.$Q213];[.$T213];[.$W213];[.$Z213];[.$AC213];[.$AF213];[.$AI213];[.$AL213];[.$AO213];[.$AR213])" table:style-name="ce1">
            <text:p>0</text:p>
          </table:table-cell>
          <table:table-cell office:value-type="float" office:value="85" table:formula="of:=MEDIAN([.$C213];[.$F213];[.$I213];[.$L213];[.$O213];[.$R213];[.$U213];[.$X213];[.$AA213];[.$AD213];[.$AG213];[.$AJ213];[.$AM213];[.$AP213];[.$AS213])" table:style-name="ce1">
            <text:p>85</text:p>
          </table:table-cell>
          <table:table-cell office:value-type="float" office:value="8" table:formula="of:=MEDIAN([.$D213];[.$G213];[.$J213];[.$M213];[.$P213];[.$S213];[.$V213];[.$Y213];[.$AB213];[.$AE213];[.$AH213];[.$AK213];[.$AN213];[.$AQ213];[.$AT213])" table:style-name="ce1">
            <text:p>8</text:p>
          </table:table-cell>
          <table:table-cell office:value-type="float" office:value="0.16" table:formula="of:=MAX([.$B213];[.$E213];[.$H213];[.$K213];[.$N213];[.$Q213];[.$T213];[.$W213];[.$Z213];[.$AC213];[.$AF213];[.$AI213];[.$AL213];[.$AO213];[.$AR213])" table:style-name="ce1">
            <text:p>0,16</text:p>
          </table:table-cell>
          <table:table-cell office:value-type="float" office:value="10765" table:formula="of:=MAX([.$C213];[.$F213];[.$I213];[.$L213];[.$O213];[.$R213];[.$U213];[.$X213];[.$AA213];[.$AD213];[.$AG213];[.$AJ213];[.$AM213];[.$AP213];[.$AS213])" table:style-name="ce1">
            <text:p>10765</text:p>
          </table:table-cell>
          <table:table-cell office:value-type="float" office:value="24" table:formula="of:=MAX([.$D213];[.$G213];[.$J213];[.$M213];[.$P213];[.$S213];[.$V213];[.$Y213];[.$AB213];[.$AE213];[.$AH213];[.$AK213];[.$AN213];[.$AQ213];[.$AT213])" table:style-name="ce1">
            <text:p>2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8_a3_w5_h27.lp</text:p>
          </table:table-cell>
          <table:table-cell office:value-type="float" office:value="0.05" table:style-name="ce1">
            <text:p>0,05</text:p>
          </table:table-cell>
          <table:table-cell office:value-type="float" office:value="2251" table:style-name="ce1">
            <text:p>2251</text:p>
          </table:table-cell>
          <table:table-cell office:value-type="float" office:value="26" table:style-name="ce1">
            <text:p>26</text:p>
          </table:table-cell>
          <table:table-cell office:value-type="float" office:value="0.02" table:style-name="ce1">
            <text:p>0,02</text:p>
          </table:table-cell>
          <table:table-cell office:value-type="float" office:value="404" table:style-name="ce1">
            <text:p>404</text:p>
          </table:table-cell>
          <table:table-cell office:value-type="float" office:value="5" table:style-name="ce2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138" table:style-name="ce1">
            <text:p>1138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6" table:style-name="ce2">
            <text:p>116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554" table:style-name="ce1">
            <text:p>554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1671" table:style-name="ce1">
            <text:p>1671</text:p>
          </table:table-cell>
          <table:table-cell office:value-type="float" office:value="5" table:style-name="ce2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247" table:style-name="ce1">
            <text:p>247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211" table:style-name="ce1">
            <text:p>211</text:p>
          </table:table-cell>
          <table:table-cell office:value-type="float" office:value="18" table:style-name="ce1">
            <text:p>18</text:p>
          </table:table-cell>
          <table:table-cell office:value-type="float" office:value="0.04" table:style-name="ce1">
            <text:p>0,04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51" table:style-name="ce1">
            <text:p>551</text:p>
          </table:table-cell>
          <table:table-cell office:value-type="float" office:value="24" table:style-name="ce1">
            <text:p>24</text:p>
          </table:table-cell>
          <table:table-cell office:value-type="float" office:value="0.03" table:style-name="ce1">
            <text:p>0,03</text:p>
          </table:table-cell>
          <table:table-cell office:value-type="float" office:value="547" table:style-name="ce1">
            <text:p>547</text:p>
          </table:table-cell>
          <table:table-cell office:value-type="float" office:value="23" table:style-name="ce1">
            <text:p>23</text:p>
          </table:table-cell>
          <table:table-cell office:value-type="float" office:value="0.13" table:style-name="ce1">
            <text:p>0,13</text:p>
          </table:table-cell>
          <table:table-cell office:value-type="float" office:value="1078" table:style-name="ce1">
            <text:p>1078</text:p>
          </table:table-cell>
          <table:table-cell office:value-type="float" office:value="31" table:style-name="ce3">
            <text:p>31</text:p>
          </table:table-cell>
          <table:table-cell office:value-type="float" office:value="0.05" table:style-name="ce1">
            <text:p>0,05</text:p>
          </table:table-cell>
          <table:table-cell office:value-type="float" office:value="664" table:style-name="ce1">
            <text:p>664</text:p>
          </table:table-cell>
          <table:table-cell office:value-type="float" office:value="10" table:style-name="ce1">
            <text:p>10</text:p>
          </table:table-cell>
          <table:table-cell office:value-type="float" office:value="0.77" table:style-name="ce1">
            <text:p>0,77</text:p>
          </table:table-cell>
          <table:table-cell office:value-type="float" office:value="25293" table:style-name="ce3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54" table:style-name="ce1">
            <text:p>554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214];[.$E214];[.$H214];[.$K214];[.$N214];[.$Q214];[.$T214];[.$W214];[.$Z214];[.$AC214];[.$AF214];[.$AI214];[.$AL214];[.$AO214];[.$AR214])" table:style-name="ce1">
            <text:p>0,02</text:p>
          </table:table-cell>
          <table:table-cell office:value-type="float" office:value="116" table:formula="of:=MIN([.$C214];[.$F214];[.$I214];[.$L214];[.$O214];[.$R214];[.$U214];[.$X214];[.$AA214];[.$AD214];[.$AG214];[.$AJ214];[.$AM214];[.$AP214];[.$AS214])" table:style-name="ce1">
            <text:p>116</text:p>
          </table:table-cell>
          <table:table-cell office:value-type="float" office:value="5" table:formula="of:=MIN([.$D214];[.$G214];[.$J214];[.$M214];[.$P214];[.$S214];[.$V214];[.$Y214];[.$AB214];[.$AE214];[.$AH214];[.$AK214];[.$AN214];[.$AQ214];[.$AT214])" table:style-name="ce1">
            <text:p>5</text:p>
          </table:table-cell>
          <table:table-cell office:value-type="float" office:value="0.03" table:formula="of:=MEDIAN([.$B214];[.$E214];[.$H214];[.$K214];[.$N214];[.$Q214];[.$T214];[.$W214];[.$Z214];[.$AC214];[.$AF214];[.$AI214];[.$AL214];[.$AO214];[.$AR214])" table:style-name="ce1">
            <text:p>0,03</text:p>
          </table:table-cell>
          <table:table-cell office:value-type="float" office:value="554" table:formula="of:=MEDIAN([.$C214];[.$F214];[.$I214];[.$L214];[.$O214];[.$R214];[.$U214];[.$X214];[.$AA214];[.$AD214];[.$AG214];[.$AJ214];[.$AM214];[.$AP214];[.$AS214])" table:style-name="ce1">
            <text:p>554</text:p>
          </table:table-cell>
          <table:table-cell office:value-type="float" office:value="11" table:formula="of:=MEDIAN([.$D214];[.$G214];[.$J214];[.$M214];[.$P214];[.$S214];[.$V214];[.$Y214];[.$AB214];[.$AE214];[.$AH214];[.$AK214];[.$AN214];[.$AQ214];[.$AT214])" table:style-name="ce1">
            <text:p>11</text:p>
          </table:table-cell>
          <table:table-cell office:value-type="float" office:value="0.77" table:formula="of:=MAX([.$B214];[.$E214];[.$H214];[.$K214];[.$N214];[.$Q214];[.$T214];[.$W214];[.$Z214];[.$AC214];[.$AF214];[.$AI214];[.$AL214];[.$AO214];[.$AR214])" table:style-name="ce1">
            <text:p>0,77</text:p>
          </table:table-cell>
          <table:table-cell office:value-type="float" office:value="25293" table:formula="of:=MAX([.$C214];[.$F214];[.$I214];[.$L214];[.$O214];[.$R214];[.$U214];[.$X214];[.$AA214];[.$AD214];[.$AG214];[.$AJ214];[.$AM214];[.$AP214];[.$AS214])" table:style-name="ce1">
            <text:p>25293</text:p>
          </table:table-cell>
          <table:table-cell office:value-type="float" office:value="31" table:formula="of:=MAX([.$D214];[.$G214];[.$J214];[.$M214];[.$P214];[.$S214];[.$V214];[.$Y214];[.$AB214];[.$AE214];[.$AH214];[.$AK214];[.$AN214];[.$AQ214];[.$AT214])" table:style-name="ce1">
            <text:p>3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9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15];[.$E215];[.$H215];[.$K215];[.$N215];[.$Q215];[.$T215];[.$W215];[.$Z215];[.$AC215];[.$AF215];[.$AI215];[.$AL215];[.$AO215];[.$AR215])" table:style-name="ce1">
            <text:p>0</text:p>
          </table:table-cell>
          <table:table-cell office:value-type="float" office:value="0" table:formula="of:=MIN([.$C215];[.$F215];[.$I215];[.$L215];[.$O215];[.$R215];[.$U215];[.$X215];[.$AA215];[.$AD215];[.$AG215];[.$AJ215];[.$AM215];[.$AP215];[.$AS215])" table:style-name="ce1">
            <text:p>0</text:p>
          </table:table-cell>
          <table:table-cell office:value-type="float" office:value="0" table:formula="of:=MIN([.$D215];[.$G215];[.$J215];[.$M215];[.$P215];[.$S215];[.$V215];[.$Y215];[.$AB215];[.$AE215];[.$AH215];[.$AK215];[.$AN215];[.$AQ215];[.$AT215])" table:style-name="ce1">
            <text:p>0</text:p>
          </table:table-cell>
          <table:table-cell office:value-type="float" office:value="0" table:formula="of:=MEDIAN([.$B215];[.$E215];[.$H215];[.$K215];[.$N215];[.$Q215];[.$T215];[.$W215];[.$Z215];[.$AC215];[.$AF215];[.$AI215];[.$AL215];[.$AO215];[.$AR215])" table:style-name="ce1">
            <text:p>0</text:p>
          </table:table-cell>
          <table:table-cell office:value-type="float" office:value="0" table:formula="of:=MEDIAN([.$C215];[.$F215];[.$I215];[.$L215];[.$O215];[.$R215];[.$U215];[.$X215];[.$AA215];[.$AD215];[.$AG215];[.$AJ215];[.$AM215];[.$AP215];[.$AS215])" table:style-name="ce1">
            <text:p>0</text:p>
          </table:table-cell>
          <table:table-cell office:value-type="float" office:value="0" table:formula="of:=MEDIAN([.$D215];[.$G215];[.$J215];[.$M215];[.$P215];[.$S215];[.$V215];[.$Y215];[.$AB215];[.$AE215];[.$AH215];[.$AK215];[.$AN215];[.$AQ215];[.$AT215])" table:style-name="ce1">
            <text:p>0</text:p>
          </table:table-cell>
          <table:table-cell office:value-type="float" office:value="0" table:formula="of:=MAX([.$B215];[.$E215];[.$H215];[.$K215];[.$N215];[.$Q215];[.$T215];[.$W215];[.$Z215];[.$AC215];[.$AF215];[.$AI215];[.$AL215];[.$AO215];[.$AR215])" table:style-name="ce1">
            <text:p>0</text:p>
          </table:table-cell>
          <table:table-cell office:value-type="float" office:value="6" table:formula="of:=MAX([.$C215];[.$F215];[.$I215];[.$L215];[.$O215];[.$R215];[.$U215];[.$X215];[.$AA215];[.$AD215];[.$AG215];[.$AJ215];[.$AM215];[.$AP215];[.$AS215])" table:style-name="ce1">
            <text:p>6</text:p>
          </table:table-cell>
          <table:table-cell office:value-type="float" office:value="0" table:formula="of:=MAX([.$D215];[.$G215];[.$J215];[.$M215];[.$P215];[.$S215];[.$V215];[.$Y215];[.$AB215];[.$AE215];[.$AH215];[.$AK215];[.$AN215];[.$AQ215];[.$AT215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9_a2_w5_h2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3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16];[.$E216];[.$H216];[.$K216];[.$N216];[.$Q216];[.$T216];[.$W216];[.$Z216];[.$AC216];[.$AF216];[.$AI216];[.$AL216];[.$AO216];[.$AR216])" table:style-name="ce1">
            <text:p>0</text:p>
          </table:table-cell>
          <table:table-cell office:value-type="float" office:value="1" table:formula="of:=MIN([.$C216];[.$F216];[.$I216];[.$L216];[.$O216];[.$R216];[.$U216];[.$X216];[.$AA216];[.$AD216];[.$AG216];[.$AJ216];[.$AM216];[.$AP216];[.$AS216])" table:style-name="ce1">
            <text:p>1</text:p>
          </table:table-cell>
          <table:table-cell office:value-type="float" office:value="0" table:formula="of:=MIN([.$D216];[.$G216];[.$J216];[.$M216];[.$P216];[.$S216];[.$V216];[.$Y216];[.$AB216];[.$AE216];[.$AH216];[.$AK216];[.$AN216];[.$AQ216];[.$AT216])" table:style-name="ce1">
            <text:p>0</text:p>
          </table:table-cell>
          <table:table-cell office:value-type="float" office:value="0" table:formula="of:=MEDIAN([.$B216];[.$E216];[.$H216];[.$K216];[.$N216];[.$Q216];[.$T216];[.$W216];[.$Z216];[.$AC216];[.$AF216];[.$AI216];[.$AL216];[.$AO216];[.$AR216])" table:style-name="ce1">
            <text:p>0</text:p>
          </table:table-cell>
          <table:table-cell office:value-type="float" office:value="1" table:formula="of:=MEDIAN([.$C216];[.$F216];[.$I216];[.$L216];[.$O216];[.$R216];[.$U216];[.$X216];[.$AA216];[.$AD216];[.$AG216];[.$AJ216];[.$AM216];[.$AP216];[.$AS216])" table:style-name="ce1">
            <text:p>1</text:p>
          </table:table-cell>
          <table:table-cell office:value-type="float" office:value="0" table:formula="of:=MEDIAN([.$D216];[.$G216];[.$J216];[.$M216];[.$P216];[.$S216];[.$V216];[.$Y216];[.$AB216];[.$AE216];[.$AH216];[.$AK216];[.$AN216];[.$AQ216];[.$AT216])" table:style-name="ce1">
            <text:p>0</text:p>
          </table:table-cell>
          <table:table-cell office:value-type="float" office:value="0.01" table:formula="of:=MAX([.$B216];[.$E216];[.$H216];[.$K216];[.$N216];[.$Q216];[.$T216];[.$W216];[.$Z216];[.$AC216];[.$AF216];[.$AI216];[.$AL216];[.$AO216];[.$AR216])" table:style-name="ce1">
            <text:p>0,01</text:p>
          </table:table-cell>
          <table:table-cell office:value-type="float" office:value="406" table:formula="of:=MAX([.$C216];[.$F216];[.$I216];[.$L216];[.$O216];[.$R216];[.$U216];[.$X216];[.$AA216];[.$AD216];[.$AG216];[.$AJ216];[.$AM216];[.$AP216];[.$AS216])" table:style-name="ce1">
            <text:p>406</text:p>
          </table:table-cell>
          <table:table-cell office:value-type="float" office:value="0" table:formula="of:=MAX([.$D216];[.$G216];[.$J216];[.$M216];[.$P216];[.$S216];[.$V216];[.$Y216];[.$AB216];[.$AE216];[.$AH216];[.$AK216];[.$AN216];[.$AQ216];[.$AT216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9_a3_w5_h11.lp</text:p>
          </table:table-cell>
          <table:table-cell office:value-type="float" office:value="0.01" table:style-name="ce1">
            <text:p>0,01</text:p>
          </table:table-cell>
          <table:table-cell office:value-type="float" office:value="125" table:style-name="ce1">
            <text:p>125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03" table:style-name="ce1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0.09" table:style-name="ce1">
            <text:p>0,09</text:p>
          </table:table-cell>
          <table:table-cell office:value-type="float" office:value="6412" table:style-name="ce3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217];[.$E217];[.$H217];[.$K217];[.$N217];[.$Q217];[.$T217];[.$W217];[.$Z217];[.$AC217];[.$AF217];[.$AI217];[.$AL217];[.$AO217];[.$AR217])" table:style-name="ce1">
            <text:p>0</text:p>
          </table:table-cell>
          <table:table-cell office:value-type="float" office:value="27" table:formula="of:=MIN([.$C217];[.$F217];[.$I217];[.$L217];[.$O217];[.$R217];[.$U217];[.$X217];[.$AA217];[.$AD217];[.$AG217];[.$AJ217];[.$AM217];[.$AP217];[.$AS217])" table:style-name="ce1">
            <text:p>27</text:p>
          </table:table-cell>
          <table:table-cell office:value-type="float" office:value="1" table:formula="of:=MIN([.$D217];[.$G217];[.$J217];[.$M217];[.$P217];[.$S217];[.$V217];[.$Y217];[.$AB217];[.$AE217];[.$AH217];[.$AK217];[.$AN217];[.$AQ217];[.$AT217])" table:style-name="ce1">
            <text:p>1</text:p>
          </table:table-cell>
          <table:table-cell office:value-type="float" office:value="0.01" table:formula="of:=MEDIAN([.$B217];[.$E217];[.$H217];[.$K217];[.$N217];[.$Q217];[.$T217];[.$W217];[.$Z217];[.$AC217];[.$AF217];[.$AI217];[.$AL217];[.$AO217];[.$AR217])" table:style-name="ce1">
            <text:p>0,01</text:p>
          </table:table-cell>
          <table:table-cell office:value-type="float" office:value="38" table:formula="of:=MEDIAN([.$C217];[.$F217];[.$I217];[.$L217];[.$O217];[.$R217];[.$U217];[.$X217];[.$AA217];[.$AD217];[.$AG217];[.$AJ217];[.$AM217];[.$AP217];[.$AS217])" table:style-name="ce1">
            <text:p>38</text:p>
          </table:table-cell>
          <table:table-cell office:value-type="float" office:value="6" table:formula="of:=MEDIAN([.$D217];[.$G217];[.$J217];[.$M217];[.$P217];[.$S217];[.$V217];[.$Y217];[.$AB217];[.$AE217];[.$AH217];[.$AK217];[.$AN217];[.$AQ217];[.$AT217])" table:style-name="ce1">
            <text:p>6</text:p>
          </table:table-cell>
          <table:table-cell office:value-type="float" office:value="0.09" table:formula="of:=MAX([.$B217];[.$E217];[.$H217];[.$K217];[.$N217];[.$Q217];[.$T217];[.$W217];[.$Z217];[.$AC217];[.$AF217];[.$AI217];[.$AL217];[.$AO217];[.$AR217])" table:style-name="ce1">
            <text:p>0,09</text:p>
          </table:table-cell>
          <table:table-cell office:value-type="float" office:value="6412" table:formula="of:=MAX([.$C217];[.$F217];[.$I217];[.$L217];[.$O217];[.$R217];[.$U217];[.$X217];[.$AA217];[.$AD217];[.$AG217];[.$AJ217];[.$AM217];[.$AP217];[.$AS217])" table:style-name="ce1">
            <text:p>6412</text:p>
          </table:table-cell>
          <table:table-cell office:value-type="float" office:value="19" table:formula="of:=MAX([.$D217];[.$G217];[.$J217];[.$M217];[.$P217];[.$S217];[.$V217];[.$Y217];[.$AB217];[.$AE217];[.$AH217];[.$AK217];[.$AN217];[.$AQ217];[.$AT217])" table:style-name="ce1">
            <text:p>1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1_a12_w4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218];[.$E218];[.$H218];[.$K218];[.$N218];[.$Q218];[.$T218];[.$W218];[.$Z218];[.$AC218];[.$AF218];[.$AI218];[.$AL218];[.$AO218];[.$AR218])" table:style-name="ce1">
            <text:p>21600</text:p>
          </table:table-cell>
          <table:table-cell office:value-type="float" office:value="0" table:formula="of:=MIN([.$C218];[.$F218];[.$I218];[.$L218];[.$O218];[.$R218];[.$U218];[.$X218];[.$AA218];[.$AD218];[.$AG218];[.$AJ218];[.$AM218];[.$AP218];[.$AS218])" table:style-name="ce1">
            <text:p>0</text:p>
          </table:table-cell>
          <table:table-cell office:value-type="float" office:value="0" table:formula="of:=MIN([.$D218];[.$G218];[.$J218];[.$M218];[.$P218];[.$S218];[.$V218];[.$Y218];[.$AB218];[.$AE218];[.$AH218];[.$AK218];[.$AN218];[.$AQ218];[.$AT218])" table:style-name="ce1">
            <text:p>0</text:p>
          </table:table-cell>
          <table:table-cell office:value-type="float" office:value="21600" table:formula="of:=MEDIAN([.$B218];[.$E218];[.$H218];[.$K218];[.$N218];[.$Q218];[.$T218];[.$W218];[.$Z218];[.$AC218];[.$AF218];[.$AI218];[.$AL218];[.$AO218];[.$AR218])" table:style-name="ce1">
            <text:p>21600</text:p>
          </table:table-cell>
          <table:table-cell office:value-type="float" office:value="0" table:formula="of:=MEDIAN([.$C218];[.$F218];[.$I218];[.$L218];[.$O218];[.$R218];[.$U218];[.$X218];[.$AA218];[.$AD218];[.$AG218];[.$AJ218];[.$AM218];[.$AP218];[.$AS218])" table:style-name="ce1">
            <text:p>0</text:p>
          </table:table-cell>
          <table:table-cell office:value-type="float" office:value="0" table:formula="of:=MEDIAN([.$D218];[.$G218];[.$J218];[.$M218];[.$P218];[.$S218];[.$V218];[.$Y218];[.$AB218];[.$AE218];[.$AH218];[.$AK218];[.$AN218];[.$AQ218];[.$AT218])" table:style-name="ce1">
            <text:p>0</text:p>
          </table:table-cell>
          <table:table-cell office:value-type="float" office:value="21600" table:formula="of:=MAX([.$B218];[.$E218];[.$H218];[.$K218];[.$N218];[.$Q218];[.$T218];[.$W218];[.$Z218];[.$AC218];[.$AF218];[.$AI218];[.$AL218];[.$AO218];[.$AR218])" table:style-name="ce1">
            <text:p>21600</text:p>
          </table:table-cell>
          <table:table-cell office:value-type="float" office:value="0" table:formula="of:=MAX([.$C218];[.$F218];[.$I218];[.$L218];[.$O218];[.$R218];[.$U218];[.$X218];[.$AA218];[.$AD218];[.$AG218];[.$AJ218];[.$AM218];[.$AP218];[.$AS218])" table:style-name="ce1">
            <text:p>0</text:p>
          </table:table-cell>
          <table:table-cell office:value-type="float" office:value="0" table:formula="of:=MAX([.$D218];[.$G218];[.$J218];[.$M218];[.$P218];[.$S218];[.$V218];[.$Y218];[.$AB218];[.$AE218];[.$AH218];[.$AK218];[.$AN218];[.$AQ218];[.$AT218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0_a1_w5_h25.lp</text:p>
          </table:table-cell>
          <table:table-cell office:value-type="float" office:value="0.01" table:style-name="ce1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3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115" table:style-name="ce1">
            <text:p>115</text:p>
          </table:table-cell>
          <table:table-cell office:value-type="float" office:value="10" table:style-name="ce1">
            <text:p>10</text:p>
          </table:table-cell>
          <table:table-cell office:value-type="float" office:value="0.1" table:style-name="ce1">
            <text:p>0,1</text:p>
          </table:table-cell>
          <table:table-cell office:value-type="float" office:value="4694" table:style-name="ce3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219];[.$E219];[.$H219];[.$K219];[.$N219];[.$Q219];[.$T219];[.$W219];[.$Z219];[.$AC219];[.$AF219];[.$AI219];[.$AL219];[.$AO219];[.$AR219])" table:style-name="ce1">
            <text:p>0</text:p>
          </table:table-cell>
          <table:table-cell office:value-type="float" office:value="17" table:formula="of:=MIN([.$C219];[.$F219];[.$I219];[.$L219];[.$O219];[.$R219];[.$U219];[.$X219];[.$AA219];[.$AD219];[.$AG219];[.$AJ219];[.$AM219];[.$AP219];[.$AS219])" table:style-name="ce1">
            <text:p>17</text:p>
          </table:table-cell>
          <table:table-cell office:value-type="float" office:value="3" table:formula="of:=MIN([.$D219];[.$G219];[.$J219];[.$M219];[.$P219];[.$S219];[.$V219];[.$Y219];[.$AB219];[.$AE219];[.$AH219];[.$AK219];[.$AN219];[.$AQ219];[.$AT219])" table:style-name="ce1">
            <text:p>3</text:p>
          </table:table-cell>
          <table:table-cell office:value-type="float" office:value="0.01" table:formula="of:=MEDIAN([.$B219];[.$E219];[.$H219];[.$K219];[.$N219];[.$Q219];[.$T219];[.$W219];[.$Z219];[.$AC219];[.$AF219];[.$AI219];[.$AL219];[.$AO219];[.$AR219])" table:style-name="ce1">
            <text:p>0,01</text:p>
          </table:table-cell>
          <table:table-cell office:value-type="float" office:value="64" table:formula="of:=MEDIAN([.$C219];[.$F219];[.$I219];[.$L219];[.$O219];[.$R219];[.$U219];[.$X219];[.$AA219];[.$AD219];[.$AG219];[.$AJ219];[.$AM219];[.$AP219];[.$AS219])" table:style-name="ce1">
            <text:p>64</text:p>
          </table:table-cell>
          <table:table-cell office:value-type="float" office:value="9" table:formula="of:=MEDIAN([.$D219];[.$G219];[.$J219];[.$M219];[.$P219];[.$S219];[.$V219];[.$Y219];[.$AB219];[.$AE219];[.$AH219];[.$AK219];[.$AN219];[.$AQ219];[.$AT219])" table:style-name="ce1">
            <text:p>9</text:p>
          </table:table-cell>
          <table:table-cell office:value-type="float" office:value="0.1" table:formula="of:=MAX([.$B219];[.$E219];[.$H219];[.$K219];[.$N219];[.$Q219];[.$T219];[.$W219];[.$Z219];[.$AC219];[.$AF219];[.$AI219];[.$AL219];[.$AO219];[.$AR219])" table:style-name="ce1">
            <text:p>0,1</text:p>
          </table:table-cell>
          <table:table-cell office:value-type="float" office:value="4694" table:formula="of:=MAX([.$C219];[.$F219];[.$I219];[.$L219];[.$O219];[.$R219];[.$U219];[.$X219];[.$AA219];[.$AD219];[.$AG219];[.$AJ219];[.$AM219];[.$AP219];[.$AS219])" table:style-name="ce1">
            <text:p>4694</text:p>
          </table:table-cell>
          <table:table-cell office:value-type="float" office:value="21" table:formula="of:=MAX([.$D219];[.$G219];[.$J219];[.$M219];[.$P219];[.$S219];[.$V219];[.$Y219];[.$AB219];[.$AE219];[.$AH219];[.$AK219];[.$AN219];[.$AQ219];[.$AT219])" table:style-name="ce1">
            <text:p>2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0_a2_w5_h35.lp</text:p>
          </table:table-cell>
          <table:table-cell office:value-type="float" office:value="0.04" table:style-name="ce1">
            <text:p>0,04</text:p>
          </table:table-cell>
          <table:table-cell office:value-type="float" office:value="1559" table:style-name="ce1">
            <text:p>1559</text:p>
          </table:table-cell>
          <table:table-cell office:value-type="float" office:value="63" table:style-name="ce3">
            <text:p>63</text:p>
          </table:table-cell>
          <table:table-cell office:value-type="float" office:value="0.03" table:style-name="ce1">
            <text:p>0,03</text:p>
          </table:table-cell>
          <table:table-cell office:value-type="float" office:value="263" table:style-name="ce1">
            <text:p>263</text:p>
          </table:table-cell>
          <table:table-cell office:value-type="float" office:value="3" table:style-name="ce2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791" table:style-name="ce1">
            <text:p>791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590" table:style-name="ce1">
            <text:p>590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595" table:style-name="ce1">
            <text:p>595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640" table:style-name="ce1">
            <text:p>640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580" table:style-name="ce1">
            <text:p>580</text:p>
          </table:table-cell>
          <table:table-cell office:value-type="float" office:value="9" table:style-name="ce1">
            <text:p>9</text:p>
          </table:table-cell>
          <table:table-cell office:value-type="float" office:value="0.06" table:style-name="ce1">
            <text:p>0,06</text:p>
          </table:table-cell>
          <table:table-cell office:value-type="float" office:value="221" table:style-name="ce1">
            <text:p>221</text:p>
          </table:table-cell>
          <table:table-cell office:value-type="float" office:value="15" table:style-name="ce1">
            <text:p>15</text:p>
          </table:table-cell>
          <table:table-cell office:value-type="float" office:value="0.06" table:style-name="ce1">
            <text:p>0,06</text:p>
          </table:table-cell>
          <table:table-cell office:value-type="float" office:value="764" table:style-name="ce1">
            <text:p>764</text:p>
          </table:table-cell>
          <table:table-cell office:value-type="float" office:value="16" table:style-name="ce1">
            <text:p>16</text:p>
          </table:table-cell>
          <table:table-cell office:value-type="float" office:value="0.34" table:style-name="ce1">
            <text:p>0,34</text:p>
          </table:table-cell>
          <table:table-cell office:value-type="float" office:value="13919" table:style-name="ce3">
            <text:p>13919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590" table:style-name="ce1">
            <text:p>590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220];[.$E220];[.$H220];[.$K220];[.$N220];[.$Q220];[.$T220];[.$W220];[.$Z220];[.$AC220];[.$AF220];[.$AI220];[.$AL220];[.$AO220];[.$AR220])" table:style-name="ce1">
            <text:p>0,02</text:p>
          </table:table-cell>
          <table:table-cell office:value-type="float" office:value="41" table:formula="of:=MIN([.$C220];[.$F220];[.$I220];[.$L220];[.$O220];[.$R220];[.$U220];[.$X220];[.$AA220];[.$AD220];[.$AG220];[.$AJ220];[.$AM220];[.$AP220];[.$AS220])" table:style-name="ce1">
            <text:p>41</text:p>
          </table:table-cell>
          <table:table-cell office:value-type="float" office:value="3" table:formula="of:=MIN([.$D220];[.$G220];[.$J220];[.$M220];[.$P220];[.$S220];[.$V220];[.$Y220];[.$AB220];[.$AE220];[.$AH220];[.$AK220];[.$AN220];[.$AQ220];[.$AT220])" table:style-name="ce1">
            <text:p>3</text:p>
          </table:table-cell>
          <table:table-cell office:value-type="float" office:value="0.03" table:formula="of:=MEDIAN([.$B220];[.$E220];[.$H220];[.$K220];[.$N220];[.$Q220];[.$T220];[.$W220];[.$Z220];[.$AC220];[.$AF220];[.$AI220];[.$AL220];[.$AO220];[.$AR220])" table:style-name="ce1">
            <text:p>0,03</text:p>
          </table:table-cell>
          <table:table-cell office:value-type="float" office:value="590" table:formula="of:=MEDIAN([.$C220];[.$F220];[.$I220];[.$L220];[.$O220];[.$R220];[.$U220];[.$X220];[.$AA220];[.$AD220];[.$AG220];[.$AJ220];[.$AM220];[.$AP220];[.$AS220])" table:style-name="ce1">
            <text:p>590</text:p>
          </table:table-cell>
          <table:table-cell office:value-type="float" office:value="9" table:formula="of:=MEDIAN([.$D220];[.$G220];[.$J220];[.$M220];[.$P220];[.$S220];[.$V220];[.$Y220];[.$AB220];[.$AE220];[.$AH220];[.$AK220];[.$AN220];[.$AQ220];[.$AT220])" table:style-name="ce1">
            <text:p>9</text:p>
          </table:table-cell>
          <table:table-cell office:value-type="float" office:value="0.34" table:formula="of:=MAX([.$B220];[.$E220];[.$H220];[.$K220];[.$N220];[.$Q220];[.$T220];[.$W220];[.$Z220];[.$AC220];[.$AF220];[.$AI220];[.$AL220];[.$AO220];[.$AR220])" table:style-name="ce1">
            <text:p>0,34</text:p>
          </table:table-cell>
          <table:table-cell office:value-type="float" office:value="13919" table:formula="of:=MAX([.$C220];[.$F220];[.$I220];[.$L220];[.$O220];[.$R220];[.$U220];[.$X220];[.$AA220];[.$AD220];[.$AG220];[.$AJ220];[.$AM220];[.$AP220];[.$AS220])" table:style-name="ce1">
            <text:p>13919</text:p>
          </table:table-cell>
          <table:table-cell office:value-type="float" office:value="63" table:formula="of:=MAX([.$D220];[.$G220];[.$J220];[.$M220];[.$P220];[.$S220];[.$V220];[.$Y220];[.$AB220];[.$AE220];[.$AH220];[.$AK220];[.$AN220];[.$AQ220];[.$AT220])" table:style-name="ce1">
            <text:p>6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0_a3_w5_h19.lp</text:p>
          </table:table-cell>
          <table:table-cell office:value-type="float" office:value="0.03" table:style-name="ce1">
            <text:p>0,03</text:p>
          </table:table-cell>
          <table:table-cell office:value-type="float" office:value="1027" table:style-name="ce1">
            <text:p>1027</text:p>
          </table:table-cell>
          <table:table-cell office:value-type="float" office:value="65" table:style-name="ce3">
            <text:p>65</text:p>
          </table:table-cell>
          <table:table-cell office:value-type="float" office:value="0.01" table:style-name="ce1">
            <text:p>0,01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08" table:style-name="ce1">
            <text:p>30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455" table:style-name="ce1">
            <text:p>145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259" table:style-name="ce1">
            <text:p>259</text:p>
          </table:table-cell>
          <table:table-cell office:value-type="float" office:value="14" table:style-name="ce1">
            <text:p>14</text:p>
          </table:table-cell>
          <table:table-cell office:value-type="float" office:value="0.53" table:style-name="ce1">
            <text:p>0,53</text:p>
          </table:table-cell>
          <table:table-cell office:value-type="float" office:value="16348" table:style-name="ce3">
            <text:p>16348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221];[.$E221];[.$H221];[.$K221];[.$N221];[.$Q221];[.$T221];[.$W221];[.$Z221];[.$AC221];[.$AF221];[.$AI221];[.$AL221];[.$AO221];[.$AR221])" table:style-name="ce1">
            <text:p>0,01</text:p>
          </table:table-cell>
          <table:table-cell office:value-type="float" office:value="51" table:formula="of:=MIN([.$C221];[.$F221];[.$I221];[.$L221];[.$O221];[.$R221];[.$U221];[.$X221];[.$AA221];[.$AD221];[.$AG221];[.$AJ221];[.$AM221];[.$AP221];[.$AS221])" table:style-name="ce1">
            <text:p>51</text:p>
          </table:table-cell>
          <table:table-cell office:value-type="float" office:value="0" table:formula="of:=MIN([.$D221];[.$G221];[.$J221];[.$M221];[.$P221];[.$S221];[.$V221];[.$Y221];[.$AB221];[.$AE221];[.$AH221];[.$AK221];[.$AN221];[.$AQ221];[.$AT221])" table:style-name="ce1">
            <text:p>0</text:p>
          </table:table-cell>
          <table:table-cell office:value-type="float" office:value="0.01" table:formula="of:=MEDIAN([.$B221];[.$E221];[.$H221];[.$K221];[.$N221];[.$Q221];[.$T221];[.$W221];[.$Z221];[.$AC221];[.$AF221];[.$AI221];[.$AL221];[.$AO221];[.$AR221])" table:style-name="ce1">
            <text:p>0,01</text:p>
          </table:table-cell>
          <table:table-cell office:value-type="float" office:value="199" table:formula="of:=MEDIAN([.$C221];[.$F221];[.$I221];[.$L221];[.$O221];[.$R221];[.$U221];[.$X221];[.$AA221];[.$AD221];[.$AG221];[.$AJ221];[.$AM221];[.$AP221];[.$AS221])" table:style-name="ce1">
            <text:p>199</text:p>
          </table:table-cell>
          <table:table-cell office:value-type="float" office:value="9" table:formula="of:=MEDIAN([.$D221];[.$G221];[.$J221];[.$M221];[.$P221];[.$S221];[.$V221];[.$Y221];[.$AB221];[.$AE221];[.$AH221];[.$AK221];[.$AN221];[.$AQ221];[.$AT221])" table:style-name="ce1">
            <text:p>9</text:p>
          </table:table-cell>
          <table:table-cell office:value-type="float" office:value="0.53" table:formula="of:=MAX([.$B221];[.$E221];[.$H221];[.$K221];[.$N221];[.$Q221];[.$T221];[.$W221];[.$Z221];[.$AC221];[.$AF221];[.$AI221];[.$AL221];[.$AO221];[.$AR221])" table:style-name="ce1">
            <text:p>0,53</text:p>
          </table:table-cell>
          <table:table-cell office:value-type="float" office:value="16348" table:formula="of:=MAX([.$C221];[.$F221];[.$I221];[.$L221];[.$O221];[.$R221];[.$U221];[.$X221];[.$AA221];[.$AD221];[.$AG221];[.$AJ221];[.$AM221];[.$AP221];[.$AS221])" table:style-name="ce1">
            <text:p>16348</text:p>
          </table:table-cell>
          <table:table-cell office:value-type="float" office:value="65" table:formula="of:=MAX([.$D221];[.$G221];[.$J221];[.$M221];[.$P221];[.$S221];[.$V221];[.$Y221];[.$AB221];[.$AE221];[.$AH221];[.$AK221];[.$AN221];[.$AQ221];[.$AT221])" table:style-name="ce1">
            <text:p>6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1_a12_w4_h27.lp</text:p>
          </table:table-cell>
          <table:table-cell office:value-type="float" office:value="1.6" table:style-name="ce1">
            <text:p>1,6</text:p>
          </table:table-cell>
          <table:table-cell office:value-type="float" office:value="36203" table:style-name="ce1">
            <text:p>36203</text:p>
          </table:table-cell>
          <table:table-cell office:value-type="float" office:value="309" table:style-name="ce1">
            <text:p>309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1259" table:style-name="ce1">
            <text:p>1259</text:p>
          </table:table-cell>
          <table:table-cell office:value-type="float" office:value="16" table:style-name="ce1">
            <text:p>16</text:p>
          </table:table-cell>
          <table:table-cell office:value-type="float" office:value="0.08" table:style-name="ce1">
            <text:p>0,08</text:p>
          </table:table-cell>
          <table:table-cell office:value-type="float" office:value="3942" table:style-name="ce1">
            <text:p>3942</text:p>
          </table:table-cell>
          <table:table-cell office:value-type="float" office:value="14" table:style-name="ce2">
            <text:p>14</text:p>
          </table:table-cell>
          <table:table-cell office:value-type="float" office:value="0.09" table:style-name="ce1">
            <text:p>0,09</text:p>
          </table:table-cell>
          <table:table-cell office:value-type="float" office:value="702" table:style-name="ce1">
            <text:p>702</text:p>
          </table:table-cell>
          <table:table-cell office:value-type="float" office:value="20" table:style-name="ce1">
            <text:p>20</text:p>
          </table:table-cell>
          <table:table-cell office:value-type="float" office:value="0.13" table:style-name="ce1">
            <text:p>0,13</text:p>
          </table:table-cell>
          <table:table-cell office:value-type="float" office:value="2316" table:style-name="ce1">
            <text:p>2316</text:p>
          </table:table-cell>
          <table:table-cell office:value-type="float" office:value="79" table:style-name="ce1">
            <text:p>79</text:p>
          </table:table-cell>
          <table:table-cell office:value-type="float" office:value="0.08" table:style-name="ce1">
            <text:p>0,08</text:p>
          </table:table-cell>
          <table:table-cell office:value-type="float" office:value="6606" table:style-name="ce1">
            <text:p>6606</text:p>
          </table:table-cell>
          <table:table-cell office:value-type="float" office:value="27" table:style-name="ce1">
            <text:p>27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891" table:style-name="ce1">
            <text:p>1891</text:p>
          </table:table-cell>
          <table:table-cell office:value-type="float" office:value="82" table:style-name="ce1">
            <text:p>82</text:p>
          </table:table-cell>
          <table:table-cell office:value-type="float" office:value="0.3" table:style-name="ce1">
            <text:p>0,3</text:p>
          </table:table-cell>
          <table:table-cell office:value-type="float" office:value="2308" table:style-name="ce1">
            <text:p>2308</text:p>
          </table:table-cell>
          <table:table-cell office:value-type="float" office:value="118" table:style-name="ce1">
            <text:p>118</text:p>
          </table:table-cell>
          <table:table-cell office:value-type="float" office:value="0.16" table:style-name="ce1">
            <text:p>0,16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682" table:style-name="ce2">
            <text:p>682</text:p>
          </table:table-cell>
          <table:table-cell office:value-type="float" office:value="32" table:style-name="ce1">
            <text:p>32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703" table:style-name="ce1">
            <text:p>703</text:p>
          </table:table-cell>
          <table:table-cell office:value-type="float" office:value="33" table:style-name="ce1">
            <text:p>33</text:p>
          </table:table-cell>
          <table:table-cell office:value-type="float" office:value="0.15" table:style-name="ce1">
            <text:p>0,15</text:p>
          </table:table-cell>
          <table:table-cell office:value-type="float" office:value="1233" table:style-name="ce1">
            <text:p>1233</text:p>
          </table:table-cell>
          <table:table-cell office:value-type="float" office:value="67" table:style-name="ce1">
            <text:p>67</text:p>
          </table:table-cell>
          <table:table-cell office:value-type="float" office:value="0.22" table:style-name="ce1">
            <text:p>0,22</text:p>
          </table:table-cell>
          <table:table-cell office:value-type="float" office:value="1626" table:style-name="ce1">
            <text:p>1626</text:p>
          </table:table-cell>
          <table:table-cell office:value-type="float" office:value="23" table:style-name="ce1">
            <text:p>23</text:p>
          </table:table-cell>
          <table:table-cell office:value-type="float" office:value="11.05" table:style-name="ce3">
            <text:p>11,05</text:p>
          </table:table-cell>
          <table:table-cell office:value-type="float" office:value="861467" table:style-name="ce3">
            <text:p>861467</text:p>
          </table:table-cell>
          <table:table-cell office:value-type="float" office:value="5093" table:style-name="ce3">
            <text:p>509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866" table:style-name="ce1">
            <text:p>1866</text:p>
          </table:table-cell>
          <table:table-cell office:value-type="float" office:value="64" table:style-name="ce1">
            <text:p>64</text:p>
          </table:table-cell>
          <table:table-cell office:value-type="float" office:value="7.0000000000000007E-2" table:formula="of:=MIN([.$B222];[.$E222];[.$H222];[.$K222];[.$N222];[.$Q222];[.$T222];[.$W222];[.$Z222];[.$AC222];[.$AF222];[.$AI222];[.$AL222];[.$AO222];[.$AR222])" table:style-name="ce1">
            <text:p>0,07</text:p>
          </table:table-cell>
          <table:table-cell office:value-type="float" office:value="682" table:formula="of:=MIN([.$C222];[.$F222];[.$I222];[.$L222];[.$O222];[.$R222];[.$U222];[.$X222];[.$AA222];[.$AD222];[.$AG222];[.$AJ222];[.$AM222];[.$AP222];[.$AS222])" table:style-name="ce1">
            <text:p>682</text:p>
          </table:table-cell>
          <table:table-cell office:value-type="float" office:value="14" table:formula="of:=MIN([.$D222];[.$G222];[.$J222];[.$M222];[.$P222];[.$S222];[.$V222];[.$Y222];[.$AB222];[.$AE222];[.$AH222];[.$AK222];[.$AN222];[.$AQ222];[.$AT222])" table:style-name="ce1">
            <text:p>14</text:p>
          </table:table-cell>
          <table:table-cell office:value-type="float" office:value="0.14000000000000001" table:formula="of:=MEDIAN([.$B222];[.$E222];[.$H222];[.$K222];[.$N222];[.$Q222];[.$T222];[.$W222];[.$Z222];[.$AC222];[.$AF222];[.$AI222];[.$AL222];[.$AO222];[.$AR222])" table:style-name="ce1">
            <text:p>0,14</text:p>
          </table:table-cell>
          <table:table-cell office:value-type="float" office:value="1891" table:formula="of:=MEDIAN([.$C222];[.$F222];[.$I222];[.$L222];[.$O222];[.$R222];[.$U222];[.$X222];[.$AA222];[.$AD222];[.$AG222];[.$AJ222];[.$AM222];[.$AP222];[.$AS222])" table:style-name="ce1">
            <text:p>1891</text:p>
          </table:table-cell>
          <table:table-cell office:value-type="float" office:value="64" table:formula="of:=MEDIAN([.$D222];[.$G222];[.$J222];[.$M222];[.$P222];[.$S222];[.$V222];[.$Y222];[.$AB222];[.$AE222];[.$AH222];[.$AK222];[.$AN222];[.$AQ222];[.$AT222])" table:style-name="ce1">
            <text:p>64</text:p>
          </table:table-cell>
          <table:table-cell office:value-type="float" office:value="11.05" table:formula="of:=MAX([.$B222];[.$E222];[.$H222];[.$K222];[.$N222];[.$Q222];[.$T222];[.$W222];[.$Z222];[.$AC222];[.$AF222];[.$AI222];[.$AL222];[.$AO222];[.$AR222])" table:style-name="ce1">
            <text:p>11,05</text:p>
          </table:table-cell>
          <table:table-cell office:value-type="float" office:value="861467" table:formula="of:=MAX([.$C222];[.$F222];[.$I222];[.$L222];[.$O222];[.$R222];[.$U222];[.$X222];[.$AA222];[.$AD222];[.$AG222];[.$AJ222];[.$AM222];[.$AP222];[.$AS222])" table:style-name="ce1">
            <text:p>861467</text:p>
          </table:table-cell>
          <table:table-cell office:value-type="float" office:value="5093" table:formula="of:=MAX([.$D222];[.$G222];[.$J222];[.$M222];[.$P222];[.$S222];[.$V222];[.$Y222];[.$AB222];[.$AE222];[.$AH222];[.$AK222];[.$AN222];[.$AQ222];[.$AT222])" table:style-name="ce1">
            <text:p>509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1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23];[.$E223];[.$H223];[.$K223];[.$N223];[.$Q223];[.$T223];[.$W223];[.$Z223];[.$AC223];[.$AF223];[.$AI223];[.$AL223];[.$AO223];[.$AR223])" table:style-name="ce1">
            <text:p>0</text:p>
          </table:table-cell>
          <table:table-cell office:value-type="float" office:value="0" table:formula="of:=MIN([.$C223];[.$F223];[.$I223];[.$L223];[.$O223];[.$R223];[.$U223];[.$X223];[.$AA223];[.$AD223];[.$AG223];[.$AJ223];[.$AM223];[.$AP223];[.$AS223])" table:style-name="ce1">
            <text:p>0</text:p>
          </table:table-cell>
          <table:table-cell office:value-type="float" office:value="0" table:formula="of:=MIN([.$D223];[.$G223];[.$J223];[.$M223];[.$P223];[.$S223];[.$V223];[.$Y223];[.$AB223];[.$AE223];[.$AH223];[.$AK223];[.$AN223];[.$AQ223];[.$AT223])" table:style-name="ce1">
            <text:p>0</text:p>
          </table:table-cell>
          <table:table-cell office:value-type="float" office:value="0" table:formula="of:=MEDIAN([.$B223];[.$E223];[.$H223];[.$K223];[.$N223];[.$Q223];[.$T223];[.$W223];[.$Z223];[.$AC223];[.$AF223];[.$AI223];[.$AL223];[.$AO223];[.$AR223])" table:style-name="ce1">
            <text:p>0</text:p>
          </table:table-cell>
          <table:table-cell office:value-type="float" office:value="0" table:formula="of:=MEDIAN([.$C223];[.$F223];[.$I223];[.$L223];[.$O223];[.$R223];[.$U223];[.$X223];[.$AA223];[.$AD223];[.$AG223];[.$AJ223];[.$AM223];[.$AP223];[.$AS223])" table:style-name="ce1">
            <text:p>0</text:p>
          </table:table-cell>
          <table:table-cell office:value-type="float" office:value="0" table:formula="of:=MEDIAN([.$D223];[.$G223];[.$J223];[.$M223];[.$P223];[.$S223];[.$V223];[.$Y223];[.$AB223];[.$AE223];[.$AH223];[.$AK223];[.$AN223];[.$AQ223];[.$AT223])" table:style-name="ce1">
            <text:p>0</text:p>
          </table:table-cell>
          <table:table-cell office:value-type="float" office:value="0" table:formula="of:=MAX([.$B223];[.$E223];[.$H223];[.$K223];[.$N223];[.$Q223];[.$T223];[.$W223];[.$Z223];[.$AC223];[.$AF223];[.$AI223];[.$AL223];[.$AO223];[.$AR223])" table:style-name="ce1">
            <text:p>0</text:p>
          </table:table-cell>
          <table:table-cell office:value-type="float" office:value="7" table:formula="of:=MAX([.$C223];[.$F223];[.$I223];[.$L223];[.$O223];[.$R223];[.$U223];[.$X223];[.$AA223];[.$AD223];[.$AG223];[.$AJ223];[.$AM223];[.$AP223];[.$AS223])" table:style-name="ce1">
            <text:p>7</text:p>
          </table:table-cell>
          <table:table-cell office:value-type="float" office:value="0" table:formula="of:=MAX([.$D223];[.$G223];[.$J223];[.$M223];[.$P223];[.$S223];[.$V223];[.$Y223];[.$AB223];[.$AE223];[.$AH223];[.$AK223];[.$AN223];[.$AQ223];[.$AT223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1_a2_w5_h25.lp</text:p>
          </table:table-cell>
          <table:table-cell office:value-type="float" office:value="0.03" table:style-name="ce1">
            <text:p>0,03</text:p>
          </table:table-cell>
          <table:table-cell office:value-type="float" office:value="2087" table:style-name="ce1">
            <text:p>2087</text:p>
          </table:table-cell>
          <table:table-cell office:value-type="float" office:value="66" table:style-name="ce1">
            <text:p>66</text:p>
          </table:table-cell>
          <table:table-cell office:value-type="float" office:value="0.01" table:style-name="ce2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998" table:style-name="ce1">
            <text:p>99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2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369" table:style-name="ce1">
            <text:p>369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2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4" table:style-name="ce2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2">
            <text:p>0,01</text:p>
          </table:table-cell>
          <table:table-cell office:value-type="float" office:value="47" table:style-name="ce2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2">
            <text:p>0,01</text:p>
          </table:table-cell>
          <table:table-cell office:value-type="float" office:value="241" table:style-name="ce1">
            <text:p>241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2">
            <text:p>0,01</text:p>
          </table:table-cell>
          <table:table-cell office:value-type="float" office:value="241" table:style-name="ce1">
            <text:p>241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261" table:style-name="ce1">
            <text:p>261</text:p>
          </table:table-cell>
          <table:table-cell office:value-type="float" office:value="9" table:style-name="ce1">
            <text:p>9</text:p>
          </table:table-cell>
          <table:table-cell office:value-type="float" office:value="2.27" table:style-name="ce3">
            <text:p>2,27</text:p>
          </table:table-cell>
          <table:table-cell office:value-type="float" office:value="88939" table:style-name="ce3">
            <text:p>88939</text:p>
          </table:table-cell>
          <table:table-cell office:value-type="float" office:value="1490" table:style-name="ce3">
            <text:p>1490</text:p>
          </table:table-cell>
          <table:table-cell office:value-type="float" office:value="0.02" table:style-name="ce1">
            <text:p>0,02</text:p>
          </table:table-cell>
          <table:table-cell office:value-type="float" office:value="369" table:style-name="ce1">
            <text:p>369</text:p>
          </table:table-cell>
          <table:table-cell office:value-type="float" office:value="14" table:style-name="ce1">
            <text:p>14</text:p>
          </table:table-cell>
          <table:table-cell office:value-type="float" office:value="0.01" table:formula="of:=MIN([.$B224];[.$E224];[.$H224];[.$K224];[.$N224];[.$Q224];[.$T224];[.$W224];[.$Z224];[.$AC224];[.$AF224];[.$AI224];[.$AL224];[.$AO224];[.$AR224])" table:style-name="ce1">
            <text:p>0,01</text:p>
          </table:table-cell>
          <table:table-cell office:value-type="float" office:value="47" table:formula="of:=MIN([.$C224];[.$F224];[.$I224];[.$L224];[.$O224];[.$R224];[.$U224];[.$X224];[.$AA224];[.$AD224];[.$AG224];[.$AJ224];[.$AM224];[.$AP224];[.$AS224])" table:style-name="ce1">
            <text:p>47</text:p>
          </table:table-cell>
          <table:table-cell office:value-type="float" office:value="4" table:formula="of:=MIN([.$D224];[.$G224];[.$J224];[.$M224];[.$P224];[.$S224];[.$V224];[.$Y224];[.$AB224];[.$AE224];[.$AH224];[.$AK224];[.$AN224];[.$AQ224];[.$AT224])" table:style-name="ce1">
            <text:p>4</text:p>
          </table:table-cell>
          <table:table-cell office:value-type="float" office:value="0.02" table:formula="of:=MEDIAN([.$B224];[.$E224];[.$H224];[.$K224];[.$N224];[.$Q224];[.$T224];[.$W224];[.$Z224];[.$AC224];[.$AF224];[.$AI224];[.$AL224];[.$AO224];[.$AR224])" table:style-name="ce1">
            <text:p>0,02</text:p>
          </table:table-cell>
          <table:table-cell office:value-type="float" office:value="261" table:formula="of:=MEDIAN([.$C224];[.$F224];[.$I224];[.$L224];[.$O224];[.$R224];[.$U224];[.$X224];[.$AA224];[.$AD224];[.$AG224];[.$AJ224];[.$AM224];[.$AP224];[.$AS224])" table:style-name="ce1">
            <text:p>261</text:p>
          </table:table-cell>
          <table:table-cell office:value-type="float" office:value="9" table:formula="of:=MEDIAN([.$D224];[.$G224];[.$J224];[.$M224];[.$P224];[.$S224];[.$V224];[.$Y224];[.$AB224];[.$AE224];[.$AH224];[.$AK224];[.$AN224];[.$AQ224];[.$AT224])" table:style-name="ce1">
            <text:p>9</text:p>
          </table:table-cell>
          <table:table-cell office:value-type="float" office:value="2.27" table:formula="of:=MAX([.$B224];[.$E224];[.$H224];[.$K224];[.$N224];[.$Q224];[.$T224];[.$W224];[.$Z224];[.$AC224];[.$AF224];[.$AI224];[.$AL224];[.$AO224];[.$AR224])" table:style-name="ce1">
            <text:p>2,27</text:p>
          </table:table-cell>
          <table:table-cell office:value-type="float" office:value="88939" table:formula="of:=MAX([.$C224];[.$F224];[.$I224];[.$L224];[.$O224];[.$R224];[.$U224];[.$X224];[.$AA224];[.$AD224];[.$AG224];[.$AJ224];[.$AM224];[.$AP224];[.$AS224])" table:style-name="ce1">
            <text:p>88939</text:p>
          </table:table-cell>
          <table:table-cell office:value-type="float" office:value="1490" table:formula="of:=MAX([.$D224];[.$G224];[.$J224];[.$M224];[.$P224];[.$S224];[.$V224];[.$Y224];[.$AB224];[.$AE224];[.$AH224];[.$AK224];[.$AN224];[.$AQ224];[.$AT224])" table:style-name="ce1">
            <text:p>149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1_a3_w5_h14.lp</text:p>
          </table:table-cell>
          <table:table-cell office:value-type="float" office:value="0.02" table:style-name="ce1">
            <text:p>0,02</text:p>
          </table:table-cell>
          <table:table-cell office:value-type="float" office:value="607" table:style-name="ce1">
            <text:p>607</text:p>
          </table:table-cell>
          <table:table-cell office:value-type="float" office:value="48" table:style-name="ce3">
            <text:p>48</text:p>
          </table:table-cell>
          <table:table-cell office:value-type="float" office:value="0.01" table:style-name="ce1">
            <text:p>0,01</text:p>
          </table:table-cell>
          <table:table-cell office:value-type="float" office:value="153" table:style-name="ce1">
            <text:p>153</text:p>
          </table:table-cell>
          <table:table-cell office:value-type="float" office:value="3" table:style-name="ce2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83" table:style-name="ce1">
            <text:p>18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8" table:style-name="ce1">
            <text:p>308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2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238" table:style-name="ce1">
            <text:p>238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238" table:style-name="ce1">
            <text:p>238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416" table:style-name="ce1">
            <text:p>416</text:p>
          </table:table-cell>
          <table:table-cell office:value-type="float" office:value="21" table:style-name="ce1">
            <text:p>21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9199" table:style-name="ce3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308" table:style-name="ce1">
            <text:p>308</text:p>
          </table:table-cell>
          <table:table-cell office:value-type="float" office:value="15" table:style-name="ce1">
            <text:p>15</text:p>
          </table:table-cell>
          <table:table-cell office:value-type="float" office:value="0.01" table:formula="of:=MIN([.$B225];[.$E225];[.$H225];[.$K225];[.$N225];[.$Q225];[.$T225];[.$W225];[.$Z225];[.$AC225];[.$AF225];[.$AI225];[.$AL225];[.$AO225];[.$AR225])" table:style-name="ce1">
            <text:p>0,01</text:p>
          </table:table-cell>
          <table:table-cell office:value-type="float" office:value="33" table:formula="of:=MIN([.$C225];[.$F225];[.$I225];[.$L225];[.$O225];[.$R225];[.$U225];[.$X225];[.$AA225];[.$AD225];[.$AG225];[.$AJ225];[.$AM225];[.$AP225];[.$AS225])" table:style-name="ce1">
            <text:p>33</text:p>
          </table:table-cell>
          <table:table-cell office:value-type="float" office:value="3" table:formula="of:=MIN([.$D225];[.$G225];[.$J225];[.$M225];[.$P225];[.$S225];[.$V225];[.$Y225];[.$AB225];[.$AE225];[.$AH225];[.$AK225];[.$AN225];[.$AQ225];[.$AT225])" table:style-name="ce1">
            <text:p>3</text:p>
          </table:table-cell>
          <table:table-cell office:value-type="float" office:value="0.01" table:formula="of:=MEDIAN([.$B225];[.$E225];[.$H225];[.$K225];[.$N225];[.$Q225];[.$T225];[.$W225];[.$Z225];[.$AC225];[.$AF225];[.$AI225];[.$AL225];[.$AO225];[.$AR225])" table:style-name="ce1">
            <text:p>0,01</text:p>
          </table:table-cell>
          <table:table-cell office:value-type="float" office:value="238" table:formula="of:=MEDIAN([.$C225];[.$F225];[.$I225];[.$L225];[.$O225];[.$R225];[.$U225];[.$X225];[.$AA225];[.$AD225];[.$AG225];[.$AJ225];[.$AM225];[.$AP225];[.$AS225])" table:style-name="ce1">
            <text:p>238</text:p>
          </table:table-cell>
          <table:table-cell office:value-type="float" office:value="14" table:formula="of:=MEDIAN([.$D225];[.$G225];[.$J225];[.$M225];[.$P225];[.$S225];[.$V225];[.$Y225];[.$AB225];[.$AE225];[.$AH225];[.$AK225];[.$AN225];[.$AQ225];[.$AT225])" table:style-name="ce1">
            <text:p>14</text:p>
          </table:table-cell>
          <table:table-cell office:value-type="float" office:value="0.28000000000000003" table:formula="of:=MAX([.$B225];[.$E225];[.$H225];[.$K225];[.$N225];[.$Q225];[.$T225];[.$W225];[.$Z225];[.$AC225];[.$AF225];[.$AI225];[.$AL225];[.$AO225];[.$AR225])" table:style-name="ce1">
            <text:p>0,28</text:p>
          </table:table-cell>
          <table:table-cell office:value-type="float" office:value="9199" table:formula="of:=MAX([.$C225];[.$F225];[.$I225];[.$L225];[.$O225];[.$R225];[.$U225];[.$X225];[.$AA225];[.$AD225];[.$AG225];[.$AJ225];[.$AM225];[.$AP225];[.$AS225])" table:style-name="ce1">
            <text:p>9199</text:p>
          </table:table-cell>
          <table:table-cell office:value-type="float" office:value="48" table:formula="of:=MAX([.$D225];[.$G225];[.$J225];[.$M225];[.$P225];[.$S225];[.$V225];[.$Y225];[.$AB225];[.$AE225];[.$AH225];[.$AK225];[.$AN225];[.$AQ225];[.$AT225])" table:style-name="ce1">
            <text:p>4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2_a14_w4_h39.lp</text:p>
          </table:table-cell>
          <table:table-cell office:value-type="float" office:value="5.49" table:style-name="ce1">
            <text:p>5,49</text:p>
          </table:table-cell>
          <table:table-cell office:value-type="float" office:value="171592" table:style-name="ce1">
            <text:p>171592</text:p>
          </table:table-cell>
          <table:table-cell office:value-type="float" office:value="324" table:style-name="ce3">
            <text:p>324</text:p>
          </table:table-cell>
          <table:table-cell office:value-type="float" office:value="0.2" table:style-name="ce2">
            <text:p>0,2</text:p>
          </table:table-cell>
          <table:table-cell office:value-type="float" office:value="3171" table:style-name="ce1">
            <text:p>3171</text:p>
          </table:table-cell>
          <table:table-cell office:value-type="float" office:value="34" table:style-name="ce1">
            <text:p>34</text:p>
          </table:table-cell>
          <table:table-cell office:value-type="float" office:value="0.33" table:style-name="ce1">
            <text:p>0,33</text:p>
          </table:table-cell>
          <table:table-cell office:value-type="float" office:value="22519" table:style-name="ce1">
            <text:p>22519</text:p>
          </table:table-cell>
          <table:table-cell office:value-type="float" office:value="25" table:style-name="ce2">
            <text:p>25</text:p>
          </table:table-cell>
          <table:table-cell office:value-type="float" office:value="0.22" table:style-name="ce1">
            <text:p>0,22</text:p>
          </table:table-cell>
          <table:table-cell office:value-type="float" office:value="1505" table:style-name="ce2">
            <text:p>1505</text:p>
          </table:table-cell>
          <table:table-cell office:value-type="float" office:value="57" table:style-name="ce1">
            <text:p>57</text:p>
          </table:table-cell>
          <table:table-cell office:value-type="float" office:value="0.72" table:style-name="ce1">
            <text:p>0,72</text:p>
          </table:table-cell>
          <table:table-cell office:value-type="float" office:value="8371" table:style-name="ce1">
            <text:p>8371</text:p>
          </table:table-cell>
          <table:table-cell office:value-type="float" office:value="79" table:style-name="ce1">
            <text:p>79</text:p>
          </table:table-cell>
          <table:table-cell office:value-type="float" office:value="0.37" table:style-name="ce1">
            <text:p>0,37</text:p>
          </table:table-cell>
          <table:table-cell office:value-type="float" office:value="23982" table:style-name="ce1">
            <text:p>23982</text:p>
          </table:table-cell>
          <table:table-cell office:value-type="float" office:value="64" table:style-name="ce1">
            <text:p>64</text:p>
          </table:table-cell>
          <table:table-cell office:value-type="float" office:value="1.43" table:style-name="ce1">
            <text:p>1,43</text:p>
          </table:table-cell>
          <table:table-cell office:value-type="float" office:value="6831" table:style-name="ce1">
            <text:p>6831</text:p>
          </table:table-cell>
          <table:table-cell office:value-type="float" office:value="260" table:style-name="ce1">
            <text:p>260</text:p>
          </table:table-cell>
          <table:table-cell office:value-type="float" office:value="1.44" table:style-name="ce1">
            <text:p>1,44</text:p>
          </table:table-cell>
          <table:table-cell office:value-type="float" office:value="7632" table:style-name="ce1">
            <text:p>7632</text:p>
          </table:table-cell>
          <table:table-cell office:value-type="float" office:value="259" table:style-name="ce1">
            <text:p>259</text:p>
          </table:table-cell>
          <table:table-cell office:value-type="float" office:value="0.75" table:style-name="ce1">
            <text:p>0,75</text:p>
          </table:table-cell>
          <table:table-cell office:value-type="float" office:value="8376" table:style-name="ce1">
            <text:p>8376</text:p>
          </table:table-cell>
          <table:table-cell office:value-type="float" office:value="84" table:style-name="ce1">
            <text:p>84</text:p>
          </table:table-cell>
          <table:table-cell office:value-type="float" office:value="0.49" table:style-name="ce1">
            <text:p>0,49</text:p>
          </table:table-cell>
          <table:table-cell office:value-type="float" office:value="4944" table:style-name="ce1">
            <text:p>4944</text:p>
          </table:table-cell>
          <table:table-cell office:value-type="float" office:value="74" table:style-name="ce1">
            <text:p>74</text:p>
          </table:table-cell>
          <table:table-cell office:value-type="float" office:value="0.5" table:style-name="ce1">
            <text:p>0,5</text:p>
          </table:table-cell>
          <table:table-cell office:value-type="float" office:value="4945" table:style-name="ce1">
            <text:p>4945</text:p>
          </table:table-cell>
          <table:table-cell office:value-type="float" office:value="74" table:style-name="ce1">
            <text:p>74</text:p>
          </table:table-cell>
          <table:table-cell office:value-type="float" office:value="1.49" table:style-name="ce1">
            <text:p>1,49</text:p>
          </table:table-cell>
          <table:table-cell office:value-type="float" office:value="7653" table:style-name="ce1">
            <text:p>7653</text:p>
          </table:table-cell>
          <table:table-cell office:value-type="float" office:value="254" table:style-name="ce1">
            <text:p>254</text:p>
          </table:table-cell>
          <table:table-cell office:value-type="float" office:value="1.89" table:style-name="ce1">
            <text:p>1,89</text:p>
          </table:table-cell>
          <table:table-cell office:value-type="float" office:value="18302" table:style-name="ce1">
            <text:p>18302</text:p>
          </table:table-cell>
          <table:table-cell office:value-type="float" office:value="81" table:style-name="ce1">
            <text:p>81</text:p>
          </table:table-cell>
          <table:table-cell office:value-type="float" office:value="10.62" table:style-name="ce3">
            <text:p>10,62</text:p>
          </table:table-cell>
          <table:table-cell office:value-type="float" office:value="337552" table:style-name="ce3">
            <text:p>337552</text:p>
          </table:table-cell>
          <table:table-cell office:value-type="float" office:value="175" table:style-name="ce1">
            <text:p>175</text:p>
          </table:table-cell>
          <table:table-cell office:value-type="float" office:value="0.74" table:style-name="ce1">
            <text:p>0,74</text:p>
          </table:table-cell>
          <table:table-cell office:value-type="float" office:value="8408" table:style-name="ce1">
            <text:p>8408</text:p>
          </table:table-cell>
          <table:table-cell office:value-type="float" office:value="79" table:style-name="ce1">
            <text:p>79</text:p>
          </table:table-cell>
          <table:table-cell office:value-type="float" office:value="0.2" table:formula="of:=MIN([.$B226];[.$E226];[.$H226];[.$K226];[.$N226];[.$Q226];[.$T226];[.$W226];[.$Z226];[.$AC226];[.$AF226];[.$AI226];[.$AL226];[.$AO226];[.$AR226])" table:style-name="ce1">
            <text:p>0,2</text:p>
          </table:table-cell>
          <table:table-cell office:value-type="float" office:value="1505" table:formula="of:=MIN([.$C226];[.$F226];[.$I226];[.$L226];[.$O226];[.$R226];[.$U226];[.$X226];[.$AA226];[.$AD226];[.$AG226];[.$AJ226];[.$AM226];[.$AP226];[.$AS226])" table:style-name="ce1">
            <text:p>1505</text:p>
          </table:table-cell>
          <table:table-cell office:value-type="float" office:value="25" table:formula="of:=MIN([.$D226];[.$G226];[.$J226];[.$M226];[.$P226];[.$S226];[.$V226];[.$Y226];[.$AB226];[.$AE226];[.$AH226];[.$AK226];[.$AN226];[.$AQ226];[.$AT226])" table:style-name="ce1">
            <text:p>25</text:p>
          </table:table-cell>
          <table:table-cell office:value-type="float" office:value="0.74" table:formula="of:=MEDIAN([.$B226];[.$E226];[.$H226];[.$K226];[.$N226];[.$Q226];[.$T226];[.$W226];[.$Z226];[.$AC226];[.$AF226];[.$AI226];[.$AL226];[.$AO226];[.$AR226])" table:style-name="ce1">
            <text:p>0,74</text:p>
          </table:table-cell>
          <table:table-cell office:value-type="float" office:value="8371" table:formula="of:=MEDIAN([.$C226];[.$F226];[.$I226];[.$L226];[.$O226];[.$R226];[.$U226];[.$X226];[.$AA226];[.$AD226];[.$AG226];[.$AJ226];[.$AM226];[.$AP226];[.$AS226])" table:style-name="ce1">
            <text:p>8371</text:p>
          </table:table-cell>
          <table:table-cell office:value-type="float" office:value="79" table:formula="of:=MEDIAN([.$D226];[.$G226];[.$J226];[.$M226];[.$P226];[.$S226];[.$V226];[.$Y226];[.$AB226];[.$AE226];[.$AH226];[.$AK226];[.$AN226];[.$AQ226];[.$AT226])" table:style-name="ce1">
            <text:p>79</text:p>
          </table:table-cell>
          <table:table-cell office:value-type="float" office:value="10.62" table:formula="of:=MAX([.$B226];[.$E226];[.$H226];[.$K226];[.$N226];[.$Q226];[.$T226];[.$W226];[.$Z226];[.$AC226];[.$AF226];[.$AI226];[.$AL226];[.$AO226];[.$AR226])" table:style-name="ce1">
            <text:p>10,62</text:p>
          </table:table-cell>
          <table:table-cell office:value-type="float" office:value="337552" table:formula="of:=MAX([.$C226];[.$F226];[.$I226];[.$L226];[.$O226];[.$R226];[.$U226];[.$X226];[.$AA226];[.$AD226];[.$AG226];[.$AJ226];[.$AM226];[.$AP226];[.$AS226])" table:style-name="ce1">
            <text:p>337552</text:p>
          </table:table-cell>
          <table:table-cell office:value-type="float" office:value="324" table:formula="of:=MAX([.$D226];[.$G226];[.$J226];[.$M226];[.$P226];[.$S226];[.$V226];[.$Y226];[.$AB226];[.$AE226];[.$AH226];[.$AK226];[.$AN226];[.$AQ226];[.$AT226])" table:style-name="ce1">
            <text:p>32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2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27];[.$E227];[.$H227];[.$K227];[.$N227];[.$Q227];[.$T227];[.$W227];[.$Z227];[.$AC227];[.$AF227];[.$AI227];[.$AL227];[.$AO227];[.$AR227])" table:style-name="ce1">
            <text:p>0</text:p>
          </table:table-cell>
          <table:table-cell office:value-type="float" office:value="0" table:formula="of:=MIN([.$C227];[.$F227];[.$I227];[.$L227];[.$O227];[.$R227];[.$U227];[.$X227];[.$AA227];[.$AD227];[.$AG227];[.$AJ227];[.$AM227];[.$AP227];[.$AS227])" table:style-name="ce1">
            <text:p>0</text:p>
          </table:table-cell>
          <table:table-cell office:value-type="float" office:value="0" table:formula="of:=MIN([.$D227];[.$G227];[.$J227];[.$M227];[.$P227];[.$S227];[.$V227];[.$Y227];[.$AB227];[.$AE227];[.$AH227];[.$AK227];[.$AN227];[.$AQ227];[.$AT227])" table:style-name="ce1">
            <text:p>0</text:p>
          </table:table-cell>
          <table:table-cell office:value-type="float" office:value="0" table:formula="of:=MEDIAN([.$B227];[.$E227];[.$H227];[.$K227];[.$N227];[.$Q227];[.$T227];[.$W227];[.$Z227];[.$AC227];[.$AF227];[.$AI227];[.$AL227];[.$AO227];[.$AR227])" table:style-name="ce1">
            <text:p>0</text:p>
          </table:table-cell>
          <table:table-cell office:value-type="float" office:value="0" table:formula="of:=MEDIAN([.$C227];[.$F227];[.$I227];[.$L227];[.$O227];[.$R227];[.$U227];[.$X227];[.$AA227];[.$AD227];[.$AG227];[.$AJ227];[.$AM227];[.$AP227];[.$AS227])" table:style-name="ce1">
            <text:p>0</text:p>
          </table:table-cell>
          <table:table-cell office:value-type="float" office:value="0" table:formula="of:=MEDIAN([.$D227];[.$G227];[.$J227];[.$M227];[.$P227];[.$S227];[.$V227];[.$Y227];[.$AB227];[.$AE227];[.$AH227];[.$AK227];[.$AN227];[.$AQ227];[.$AT227])" table:style-name="ce1">
            <text:p>0</text:p>
          </table:table-cell>
          <table:table-cell office:value-type="float" office:value="0" table:formula="of:=MAX([.$B227];[.$E227];[.$H227];[.$K227];[.$N227];[.$Q227];[.$T227];[.$W227];[.$Z227];[.$AC227];[.$AF227];[.$AI227];[.$AL227];[.$AO227];[.$AR227])" table:style-name="ce1">
            <text:p>0</text:p>
          </table:table-cell>
          <table:table-cell office:value-type="float" office:value="7" table:formula="of:=MAX([.$C227];[.$F227];[.$I227];[.$L227];[.$O227];[.$R227];[.$U227];[.$X227];[.$AA227];[.$AD227];[.$AG227];[.$AJ227];[.$AM227];[.$AP227];[.$AS227])" table:style-name="ce1">
            <text:p>7</text:p>
          </table:table-cell>
          <table:table-cell office:value-type="float" office:value="0" table:formula="of:=MAX([.$D227];[.$G227];[.$J227];[.$M227];[.$P227];[.$S227];[.$V227];[.$Y227];[.$AB227];[.$AE227];[.$AH227];[.$AK227];[.$AN227];[.$AQ227];[.$AT227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2_a2_w5_h8.lp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3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228];[.$E228];[.$H228];[.$K228];[.$N228];[.$Q228];[.$T228];[.$W228];[.$Z228];[.$AC228];[.$AF228];[.$AI228];[.$AL228];[.$AO228];[.$AR228])" table:style-name="ce1">
            <text:p>0</text:p>
          </table:table-cell>
          <table:table-cell office:value-type="float" office:value="2" table:formula="of:=MIN([.$C228];[.$F228];[.$I228];[.$L228];[.$O228];[.$R228];[.$U228];[.$X228];[.$AA228];[.$AD228];[.$AG228];[.$AJ228];[.$AM228];[.$AP228];[.$AS228])" table:style-name="ce1">
            <text:p>2</text:p>
          </table:table-cell>
          <table:table-cell office:value-type="float" office:value="0" table:formula="of:=MIN([.$D228];[.$G228];[.$J228];[.$M228];[.$P228];[.$S228];[.$V228];[.$Y228];[.$AB228];[.$AE228];[.$AH228];[.$AK228];[.$AN228];[.$AQ228];[.$AT228])" table:style-name="ce1">
            <text:p>0</text:p>
          </table:table-cell>
          <table:table-cell office:value-type="float" office:value="0" table:formula="of:=MEDIAN([.$B228];[.$E228];[.$H228];[.$K228];[.$N228];[.$Q228];[.$T228];[.$W228];[.$Z228];[.$AC228];[.$AF228];[.$AI228];[.$AL228];[.$AO228];[.$AR228])" table:style-name="ce1">
            <text:p>0</text:p>
          </table:table-cell>
          <table:table-cell office:value-type="float" office:value="9" table:formula="of:=MEDIAN([.$C228];[.$F228];[.$I228];[.$L228];[.$O228];[.$R228];[.$U228];[.$X228];[.$AA228];[.$AD228];[.$AG228];[.$AJ228];[.$AM228];[.$AP228];[.$AS228])" table:style-name="ce1">
            <text:p>9</text:p>
          </table:table-cell>
          <table:table-cell office:value-type="float" office:value="2" table:formula="of:=MEDIAN([.$D228];[.$G228];[.$J228];[.$M228];[.$P228];[.$S228];[.$V228];[.$Y228];[.$AB228];[.$AE228];[.$AH228];[.$AK228];[.$AN228];[.$AQ228];[.$AT228])" table:style-name="ce1">
            <text:p>2</text:p>
          </table:table-cell>
          <table:table-cell office:value-type="float" office:value="0.05" table:formula="of:=MAX([.$B228];[.$E228];[.$H228];[.$K228];[.$N228];[.$Q228];[.$T228];[.$W228];[.$Z228];[.$AC228];[.$AF228];[.$AI228];[.$AL228];[.$AO228];[.$AR228])" table:style-name="ce1">
            <text:p>0,05</text:p>
          </table:table-cell>
          <table:table-cell office:value-type="float" office:value="5123" table:formula="of:=MAX([.$C228];[.$F228];[.$I228];[.$L228];[.$O228];[.$R228];[.$U228];[.$X228];[.$AA228];[.$AD228];[.$AG228];[.$AJ228];[.$AM228];[.$AP228];[.$AS228])" table:style-name="ce1">
            <text:p>5123</text:p>
          </table:table-cell>
          <table:table-cell office:value-type="float" office:value="3" table:formula="of:=MAX([.$D228];[.$G228];[.$J228];[.$M228];[.$P228];[.$S228];[.$V228];[.$Y228];[.$AB228];[.$AE228];[.$AH228];[.$AK228];[.$AN228];[.$AQ228];[.$AT228])" table:style-name="ce1">
            <text:p>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2_a3_w5_h22.lp</text:p>
          </table:table-cell>
          <table:table-cell office:value-type="float" office:value="0.05" table:style-name="ce1">
            <text:p>0,05</text:p>
          </table:table-cell>
          <table:table-cell office:value-type="float" office:value="1496" table:style-name="ce1">
            <text:p>1496</text:p>
          </table:table-cell>
          <table:table-cell office:value-type="float" office:value="93" table:style-name="ce1">
            <text:p>93</text:p>
          </table:table-cell>
          <table:table-cell office:value-type="float" office:value="0.01" table:style-name="ce2">
            <text:p>0,01</text:p>
          </table:table-cell>
          <table:table-cell office:value-type="float" office:value="164" table:style-name="ce1">
            <text:p>16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2">
            <text:p>0,01</text:p>
          </table:table-cell>
          <table:table-cell office:value-type="float" office:value="649" table:style-name="ce1">
            <text:p>649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2">
            <text:p>0,01</text:p>
          </table:table-cell>
          <table:table-cell office:value-type="float" office:value="222" table:style-name="ce1">
            <text:p>22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497" table:style-name="ce1">
            <text:p>1497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283" table:style-name="ce1">
            <text:p>283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2">
            <text:p>0,01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2">
            <text:p>0,01</text:p>
          </table:table-cell>
          <table:table-cell office:value-type="float" office:value="55" table:style-name="ce2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2">
            <text:p>0,01</text:p>
          </table:table-cell>
          <table:table-cell office:value-type="float" office:value="55" table:style-name="ce2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162" table:style-name="ce1">
            <text:p>162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17.48" table:style-name="ce3">
            <text:p>17,48</text:p>
          </table:table-cell>
          <table:table-cell office:value-type="float" office:value="507861" table:style-name="ce3">
            <text:p>507861</text:p>
          </table:table-cell>
          <table:table-cell office:value-type="float" office:value="13574" table:style-name="ce3">
            <text:p>13574</text:p>
          </table:table-cell>
          <table:table-cell office:value-type="float" office:value="0.01" table:style-name="ce2">
            <text:p>0,01</text:p>
          </table:table-cell>
          <table:table-cell office:value-type="float" office:value="222" table:style-name="ce1">
            <text:p>222</text:p>
          </table:table-cell>
          <table:table-cell office:value-type="float" office:value="6" table:style-name="ce1">
            <text:p>6</text:p>
          </table:table-cell>
          <table:table-cell office:value-type="float" office:value="0.01" table:formula="of:=MIN([.$B229];[.$E229];[.$H229];[.$K229];[.$N229];[.$Q229];[.$T229];[.$W229];[.$Z229];[.$AC229];[.$AF229];[.$AI229];[.$AL229];[.$AO229];[.$AR229])" table:style-name="ce1">
            <text:p>0,01</text:p>
          </table:table-cell>
          <table:table-cell office:value-type="float" office:value="55" table:formula="of:=MIN([.$C229];[.$F229];[.$I229];[.$L229];[.$O229];[.$R229];[.$U229];[.$X229];[.$AA229];[.$AD229];[.$AG229];[.$AJ229];[.$AM229];[.$AP229];[.$AS229])" table:style-name="ce1">
            <text:p>55</text:p>
          </table:table-cell>
          <table:table-cell office:value-type="float" office:value="1" table:formula="of:=MIN([.$D229];[.$G229];[.$J229];[.$M229];[.$P229];[.$S229];[.$V229];[.$Y229];[.$AB229];[.$AE229];[.$AH229];[.$AK229];[.$AN229];[.$AQ229];[.$AT229])" table:style-name="ce1">
            <text:p>1</text:p>
          </table:table-cell>
          <table:table-cell office:value-type="float" office:value="0.02" table:formula="of:=MEDIAN([.$B229];[.$E229];[.$H229];[.$K229];[.$N229];[.$Q229];[.$T229];[.$W229];[.$Z229];[.$AC229];[.$AF229];[.$AI229];[.$AL229];[.$AO229];[.$AR229])" table:style-name="ce1">
            <text:p>0,02</text:p>
          </table:table-cell>
          <table:table-cell office:value-type="float" office:value="222" table:formula="of:=MEDIAN([.$C229];[.$F229];[.$I229];[.$L229];[.$O229];[.$R229];[.$U229];[.$X229];[.$AA229];[.$AD229];[.$AG229];[.$AJ229];[.$AM229];[.$AP229];[.$AS229])" table:style-name="ce1">
            <text:p>222</text:p>
          </table:table-cell>
          <table:table-cell office:value-type="float" office:value="6" table:formula="of:=MEDIAN([.$D229];[.$G229];[.$J229];[.$M229];[.$P229];[.$S229];[.$V229];[.$Y229];[.$AB229];[.$AE229];[.$AH229];[.$AK229];[.$AN229];[.$AQ229];[.$AT229])" table:style-name="ce1">
            <text:p>6</text:p>
          </table:table-cell>
          <table:table-cell office:value-type="float" office:value="17.48" table:formula="of:=MAX([.$B229];[.$E229];[.$H229];[.$K229];[.$N229];[.$Q229];[.$T229];[.$W229];[.$Z229];[.$AC229];[.$AF229];[.$AI229];[.$AL229];[.$AO229];[.$AR229])" table:style-name="ce1">
            <text:p>17,48</text:p>
          </table:table-cell>
          <table:table-cell office:value-type="float" office:value="507861" table:formula="of:=MAX([.$C229];[.$F229];[.$I229];[.$L229];[.$O229];[.$R229];[.$U229];[.$X229];[.$AA229];[.$AD229];[.$AG229];[.$AJ229];[.$AM229];[.$AP229];[.$AS229])" table:style-name="ce1">
            <text:p>507861</text:p>
          </table:table-cell>
          <table:table-cell office:value-type="float" office:value="13574" table:formula="of:=MAX([.$D229];[.$G229];[.$J229];[.$M229];[.$P229];[.$S229];[.$V229];[.$Y229];[.$AB229];[.$AE229];[.$AH229];[.$AK229];[.$AN229];[.$AQ229];[.$AT229])" table:style-name="ce1">
            <text:p>1357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3_a16_w4_h40.lp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86805" table:style-name="ce1">
            <text:p>186805</text:p>
          </table:table-cell>
          <table:table-cell office:value-type="float" office:value="398" table:style-name="ce3">
            <text:p>398</text:p>
          </table:table-cell>
          <table:table-cell office:value-type="float" office:value="0.33" table:style-name="ce1">
            <text:p>0,33</text:p>
          </table:table-cell>
          <table:table-cell office:value-type="float" office:value="5050" table:style-name="ce1">
            <text:p>5050</text:p>
          </table:table-cell>
          <table:table-cell office:value-type="float" office:value="45" table:style-name="ce2">
            <text:p>45</text:p>
          </table:table-cell>
          <table:table-cell office:value-type="float" office:value="0.63" table:style-name="ce1">
            <text:p>0,63</text:p>
          </table:table-cell>
          <table:table-cell office:value-type="float" office:value="45380" table:style-name="ce1">
            <text:p>45380</text:p>
          </table:table-cell>
          <table:table-cell office:value-type="float" office:value="71" table:style-name="ce1">
            <text:p>71</text:p>
          </table:table-cell>
          <table:table-cell office:value-type="float" office:value="0.27" table:style-name="ce2">
            <text:p>0,27</text:p>
          </table:table-cell>
          <table:table-cell office:value-type="float" office:value="1656" table:style-name="ce2">
            <text:p>1656</text:p>
          </table:table-cell>
          <table:table-cell office:value-type="float" office:value="77" table:style-name="ce1">
            <text:p>77</text:p>
          </table:table-cell>
          <table:table-cell office:value-type="float" office:value="1.43" table:style-name="ce1">
            <text:p>1,43</text:p>
          </table:table-cell>
          <table:table-cell office:value-type="float" office:value="17131" table:style-name="ce1">
            <text:p>17131</text:p>
          </table:table-cell>
          <table:table-cell office:value-type="float" office:value="107" table:style-name="ce1">
            <text:p>107</text:p>
          </table:table-cell>
          <table:table-cell office:value-type="float" office:value="0.33" table:style-name="ce1">
            <text:p>0,33</text:p>
          </table:table-cell>
          <table:table-cell office:value-type="float" office:value="27531" table:style-name="ce1">
            <text:p>27531</text:p>
          </table:table-cell>
          <table:table-cell office:value-type="float" office:value="56" table:style-name="ce1">
            <text:p>56</text:p>
          </table:table-cell>
          <table:table-cell office:value-type="float" office:value="2.88" table:style-name="ce1">
            <text:p>2,88</text:p>
          </table:table-cell>
          <table:table-cell office:value-type="float" office:value="14211" table:style-name="ce1">
            <text:p>14211</text:p>
          </table:table-cell>
          <table:table-cell office:value-type="float" office:value="338" table:style-name="ce1">
            <text:p>338</text:p>
          </table:table-cell>
          <table:table-cell office:value-type="float" office:value="2.62" table:style-name="ce1">
            <text:p>2,62</text:p>
          </table:table-cell>
          <table:table-cell office:value-type="float" office:value="14462" table:style-name="ce1">
            <text:p>14462</text:p>
          </table:table-cell>
          <table:table-cell office:value-type="float" office:value="285" table:style-name="ce1">
            <text:p>285</text:p>
          </table:table-cell>
          <table:table-cell office:value-type="float" office:value="1.42" table:style-name="ce1">
            <text:p>1,42</text:p>
          </table:table-cell>
          <table:table-cell office:value-type="float" office:value="13364" table:style-name="ce1">
            <text:p>13364</text:p>
          </table:table-cell>
          <table:table-cell office:value-type="float" office:value="103" table:style-name="ce1">
            <text:p>103</text:p>
          </table:table-cell>
          <table:table-cell office:value-type="float" office:value="0.94" table:style-name="ce1">
            <text:p>0,94</text:p>
          </table:table-cell>
          <table:table-cell office:value-type="float" office:value="9475" table:style-name="ce1">
            <text:p>9475</text:p>
          </table:table-cell>
          <table:table-cell office:value-type="float" office:value="125" table:style-name="ce1">
            <text:p>125</text:p>
          </table:table-cell>
          <table:table-cell office:value-type="float" office:value="1.06" table:style-name="ce1">
            <text:p>1,06</text:p>
          </table:table-cell>
          <table:table-cell office:value-type="float" office:value="8889" table:style-name="ce1">
            <text:p>8889</text:p>
          </table:table-cell>
          <table:table-cell office:value-type="float" office:value="89" table:style-name="ce1">
            <text:p>89</text:p>
          </table:table-cell>
          <table:table-cell office:value-type="float" office:value="1.66" table:style-name="ce1">
            <text:p>1,66</text:p>
          </table:table-cell>
          <table:table-cell office:value-type="float" office:value="9207" table:style-name="ce1">
            <text:p>9207</text:p>
          </table:table-cell>
          <table:table-cell office:value-type="float" office:value="240" table:style-name="ce1">
            <text:p>240</text:p>
          </table:table-cell>
          <table:table-cell office:value-type="float" office:value="3.46" table:style-name="ce1">
            <text:p>3,46</text:p>
          </table:table-cell>
          <table:table-cell office:value-type="float" office:value="33973" table:style-name="ce1">
            <text:p>33973</text:p>
          </table:table-cell>
          <table:table-cell office:value-type="float" office:value="138" table:style-name="ce1">
            <text:p>138</text:p>
          </table:table-cell>
          <table:table-cell office:value-type="float" office:value="10.24" table:style-name="ce3">
            <text:p>10,24</text:p>
          </table:table-cell>
          <table:table-cell office:value-type="float" office:value="386635" table:style-name="ce3">
            <text:p>386635</text:p>
          </table:table-cell>
          <table:table-cell office:value-type="float" office:value="236" table:style-name="ce1">
            <text:p>236</text:p>
          </table:table-cell>
          <table:table-cell office:value-type="float" office:value="1.3" table:style-name="ce1">
            <text:p>1,3</text:p>
          </table:table-cell>
          <table:table-cell office:value-type="float" office:value="11345" table:style-name="ce1">
            <text:p>11345</text:p>
          </table:table-cell>
          <table:table-cell office:value-type="float" office:value="99" table:style-name="ce1">
            <text:p>99</text:p>
          </table:table-cell>
          <table:table-cell office:value-type="float" office:value="0.27" table:formula="of:=MIN([.$B230];[.$E230];[.$H230];[.$K230];[.$N230];[.$Q230];[.$T230];[.$W230];[.$Z230];[.$AC230];[.$AF230];[.$AI230];[.$AL230];[.$AO230];[.$AR230])" table:style-name="ce1">
            <text:p>0,27</text:p>
          </table:table-cell>
          <table:table-cell office:value-type="float" office:value="1656" table:formula="of:=MIN([.$C230];[.$F230];[.$I230];[.$L230];[.$O230];[.$R230];[.$U230];[.$X230];[.$AA230];[.$AD230];[.$AG230];[.$AJ230];[.$AM230];[.$AP230];[.$AS230])" table:style-name="ce1">
            <text:p>1656</text:p>
          </table:table-cell>
          <table:table-cell office:value-type="float" office:value="45" table:formula="of:=MIN([.$D230];[.$G230];[.$J230];[.$M230];[.$P230];[.$S230];[.$V230];[.$Y230];[.$AB230];[.$AE230];[.$AH230];[.$AK230];[.$AN230];[.$AQ230];[.$AT230])" table:style-name="ce1">
            <text:p>45</text:p>
          </table:table-cell>
          <table:table-cell office:value-type="float" office:value="1.42" table:formula="of:=MEDIAN([.$B230];[.$E230];[.$H230];[.$K230];[.$N230];[.$Q230];[.$T230];[.$W230];[.$Z230];[.$AC230];[.$AF230];[.$AI230];[.$AL230];[.$AO230];[.$AR230])" table:style-name="ce1">
            <text:p>1,42</text:p>
          </table:table-cell>
          <table:table-cell office:value-type="float" office:value="14211" table:formula="of:=MEDIAN([.$C230];[.$F230];[.$I230];[.$L230];[.$O230];[.$R230];[.$U230];[.$X230];[.$AA230];[.$AD230];[.$AG230];[.$AJ230];[.$AM230];[.$AP230];[.$AS230])" table:style-name="ce1">
            <text:p>14211</text:p>
          </table:table-cell>
          <table:table-cell office:value-type="float" office:value="107" table:formula="of:=MEDIAN([.$D230];[.$G230];[.$J230];[.$M230];[.$P230];[.$S230];[.$V230];[.$Y230];[.$AB230];[.$AE230];[.$AH230];[.$AK230];[.$AN230];[.$AQ230];[.$AT230])" table:style-name="ce1">
            <text:p>107</text:p>
          </table:table-cell>
          <table:table-cell office:value-type="float" office:value="10.24" table:formula="of:=MAX([.$B230];[.$E230];[.$H230];[.$K230];[.$N230];[.$Q230];[.$T230];[.$W230];[.$Z230];[.$AC230];[.$AF230];[.$AI230];[.$AL230];[.$AO230];[.$AR230])" table:style-name="ce1">
            <text:p>10,24</text:p>
          </table:table-cell>
          <table:table-cell office:value-type="float" office:value="386635" table:formula="of:=MAX([.$C230];[.$F230];[.$I230];[.$L230];[.$O230];[.$R230];[.$U230];[.$X230];[.$AA230];[.$AD230];[.$AG230];[.$AJ230];[.$AM230];[.$AP230];[.$AS230])" table:style-name="ce1">
            <text:p>386635</text:p>
          </table:table-cell>
          <table:table-cell office:value-type="float" office:value="398" table:formula="of:=MAX([.$D230];[.$G230];[.$J230];[.$M230];[.$P230];[.$S230];[.$V230];[.$Y230];[.$AB230];[.$AE230];[.$AH230];[.$AK230];[.$AN230];[.$AQ230];[.$AT230])" table:style-name="ce1">
            <text:p>39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3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31];[.$E231];[.$H231];[.$K231];[.$N231];[.$Q231];[.$T231];[.$W231];[.$Z231];[.$AC231];[.$AF231];[.$AI231];[.$AL231];[.$AO231];[.$AR231])" table:style-name="ce1">
            <text:p>0</text:p>
          </table:table-cell>
          <table:table-cell office:value-type="float" office:value="0" table:formula="of:=MIN([.$C231];[.$F231];[.$I231];[.$L231];[.$O231];[.$R231];[.$U231];[.$X231];[.$AA231];[.$AD231];[.$AG231];[.$AJ231];[.$AM231];[.$AP231];[.$AS231])" table:style-name="ce1">
            <text:p>0</text:p>
          </table:table-cell>
          <table:table-cell office:value-type="float" office:value="0" table:formula="of:=MIN([.$D231];[.$G231];[.$J231];[.$M231];[.$P231];[.$S231];[.$V231];[.$Y231];[.$AB231];[.$AE231];[.$AH231];[.$AK231];[.$AN231];[.$AQ231];[.$AT231])" table:style-name="ce1">
            <text:p>0</text:p>
          </table:table-cell>
          <table:table-cell office:value-type="float" office:value="0" table:formula="of:=MEDIAN([.$B231];[.$E231];[.$H231];[.$K231];[.$N231];[.$Q231];[.$T231];[.$W231];[.$Z231];[.$AC231];[.$AF231];[.$AI231];[.$AL231];[.$AO231];[.$AR231])" table:style-name="ce1">
            <text:p>0</text:p>
          </table:table-cell>
          <table:table-cell office:value-type="float" office:value="0" table:formula="of:=MEDIAN([.$C231];[.$F231];[.$I231];[.$L231];[.$O231];[.$R231];[.$U231];[.$X231];[.$AA231];[.$AD231];[.$AG231];[.$AJ231];[.$AM231];[.$AP231];[.$AS231])" table:style-name="ce1">
            <text:p>0</text:p>
          </table:table-cell>
          <table:table-cell office:value-type="float" office:value="0" table:formula="of:=MEDIAN([.$D231];[.$G231];[.$J231];[.$M231];[.$P231];[.$S231];[.$V231];[.$Y231];[.$AB231];[.$AE231];[.$AH231];[.$AK231];[.$AN231];[.$AQ231];[.$AT231])" table:style-name="ce1">
            <text:p>0</text:p>
          </table:table-cell>
          <table:table-cell office:value-type="float" office:value="0" table:formula="of:=MAX([.$B231];[.$E231];[.$H231];[.$K231];[.$N231];[.$Q231];[.$T231];[.$W231];[.$Z231];[.$AC231];[.$AF231];[.$AI231];[.$AL231];[.$AO231];[.$AR231])" table:style-name="ce1">
            <text:p>0</text:p>
          </table:table-cell>
          <table:table-cell office:value-type="float" office:value="7" table:formula="of:=MAX([.$C231];[.$F231];[.$I231];[.$L231];[.$O231];[.$R231];[.$U231];[.$X231];[.$AA231];[.$AD231];[.$AG231];[.$AJ231];[.$AM231];[.$AP231];[.$AS231])" table:style-name="ce1">
            <text:p>7</text:p>
          </table:table-cell>
          <table:table-cell office:value-type="float" office:value="0" table:formula="of:=MAX([.$D231];[.$G231];[.$J231];[.$M231];[.$P231];[.$S231];[.$V231];[.$Y231];[.$AB231];[.$AE231];[.$AH231];[.$AK231];[.$AN231];[.$AQ231];[.$AT231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3_a2_w5_h19.lp</text:p>
          </table:table-cell>
          <table:table-cell office:value-type="float" office:value="0.01" table:style-name="ce1">
            <text:p>0,0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0.34" table:style-name="ce1">
            <text:p>0,34</text:p>
          </table:table-cell>
          <table:table-cell office:value-type="float" office:value="12303" table:style-name="ce3">
            <text:p>12303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MIN([.$B232];[.$E232];[.$H232];[.$K232];[.$N232];[.$Q232];[.$T232];[.$W232];[.$Z232];[.$AC232];[.$AF232];[.$AI232];[.$AL232];[.$AO232];[.$AR232])" table:style-name="ce1">
            <text:p>0</text:p>
          </table:table-cell>
          <table:table-cell office:value-type="float" office:value="15" table:formula="of:=MIN([.$C232];[.$F232];[.$I232];[.$L232];[.$O232];[.$R232];[.$U232];[.$X232];[.$AA232];[.$AD232];[.$AG232];[.$AJ232];[.$AM232];[.$AP232];[.$AS232])" table:style-name="ce1">
            <text:p>15</text:p>
          </table:table-cell>
          <table:table-cell office:value-type="float" office:value="4" table:formula="of:=MIN([.$D232];[.$G232];[.$J232];[.$M232];[.$P232];[.$S232];[.$V232];[.$Y232];[.$AB232];[.$AE232];[.$AH232];[.$AK232];[.$AN232];[.$AQ232];[.$AT232])" table:style-name="ce1">
            <text:p>4</text:p>
          </table:table-cell>
          <table:table-cell office:value-type="float" office:value="0.01" table:formula="of:=MEDIAN([.$B232];[.$E232];[.$H232];[.$K232];[.$N232];[.$Q232];[.$T232];[.$W232];[.$Z232];[.$AC232];[.$AF232];[.$AI232];[.$AL232];[.$AO232];[.$AR232])" table:style-name="ce1">
            <text:p>0,01</text:p>
          </table:table-cell>
          <table:table-cell office:value-type="float" office:value="25" table:formula="of:=MEDIAN([.$C232];[.$F232];[.$I232];[.$L232];[.$O232];[.$R232];[.$U232];[.$X232];[.$AA232];[.$AD232];[.$AG232];[.$AJ232];[.$AM232];[.$AP232];[.$AS232])" table:style-name="ce1">
            <text:p>25</text:p>
          </table:table-cell>
          <table:table-cell office:value-type="float" office:value="8" table:formula="of:=MEDIAN([.$D232];[.$G232];[.$J232];[.$M232];[.$P232];[.$S232];[.$V232];[.$Y232];[.$AB232];[.$AE232];[.$AH232];[.$AK232];[.$AN232];[.$AQ232];[.$AT232])" table:style-name="ce1">
            <text:p>8</text:p>
          </table:table-cell>
          <table:table-cell office:value-type="float" office:value="0.34" table:formula="of:=MAX([.$B232];[.$E232];[.$H232];[.$K232];[.$N232];[.$Q232];[.$T232];[.$W232];[.$Z232];[.$AC232];[.$AF232];[.$AI232];[.$AL232];[.$AO232];[.$AR232])" table:style-name="ce1">
            <text:p>0,34</text:p>
          </table:table-cell>
          <table:table-cell office:value-type="float" office:value="12303" table:formula="of:=MAX([.$C232];[.$F232];[.$I232];[.$L232];[.$O232];[.$R232];[.$U232];[.$X232];[.$AA232];[.$AD232];[.$AG232];[.$AJ232];[.$AM232];[.$AP232];[.$AS232])" table:style-name="ce1">
            <text:p>12303</text:p>
          </table:table-cell>
          <table:table-cell office:value-type="float" office:value="13" table:formula="of:=MAX([.$D232];[.$G232];[.$J232];[.$M232];[.$P232];[.$S232];[.$V232];[.$Y232];[.$AB232];[.$AE232];[.$AH232];[.$AK232];[.$AN232];[.$AQ232];[.$AT232])" table:style-name="ce1">
            <text:p>1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3_a3_w5_h9.lp</text:p>
          </table:table-cell>
          <table:table-cell office:value-type="float" office:value="0.01" table:style-name="ce1">
            <text:p>0,01</text:p>
          </table:table-cell>
          <table:table-cell office:value-type="float" office:value="344" table:style-name="ce1">
            <text:p>344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,12</text:p>
          </table:table-cell>
          <table:table-cell office:value-type="float" office:value="8461" table:style-name="ce3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233];[.$E233];[.$H233];[.$K233];[.$N233];[.$Q233];[.$T233];[.$W233];[.$Z233];[.$AC233];[.$AF233];[.$AI233];[.$AL233];[.$AO233];[.$AR233])" table:style-name="ce1">
            <text:p>0</text:p>
          </table:table-cell>
          <table:table-cell office:value-type="float" office:value="19" table:formula="of:=MIN([.$C233];[.$F233];[.$I233];[.$L233];[.$O233];[.$R233];[.$U233];[.$X233];[.$AA233];[.$AD233];[.$AG233];[.$AJ233];[.$AM233];[.$AP233];[.$AS233])" table:style-name="ce1">
            <text:p>19</text:p>
          </table:table-cell>
          <table:table-cell office:value-type="float" office:value="0" table:formula="of:=MIN([.$D233];[.$G233];[.$J233];[.$M233];[.$P233];[.$S233];[.$V233];[.$Y233];[.$AB233];[.$AE233];[.$AH233];[.$AK233];[.$AN233];[.$AQ233];[.$AT233])" table:style-name="ce1">
            <text:p>0</text:p>
          </table:table-cell>
          <table:table-cell office:value-type="float" office:value="0.01" table:formula="of:=MEDIAN([.$B233];[.$E233];[.$H233];[.$K233];[.$N233];[.$Q233];[.$T233];[.$W233];[.$Z233];[.$AC233];[.$AF233];[.$AI233];[.$AL233];[.$AO233];[.$AR233])" table:style-name="ce1">
            <text:p>0,01</text:p>
          </table:table-cell>
          <table:table-cell office:value-type="float" office:value="40" table:formula="of:=MEDIAN([.$C233];[.$F233];[.$I233];[.$L233];[.$O233];[.$R233];[.$U233];[.$X233];[.$AA233];[.$AD233];[.$AG233];[.$AJ233];[.$AM233];[.$AP233];[.$AS233])" table:style-name="ce1">
            <text:p>40</text:p>
          </table:table-cell>
          <table:table-cell office:value-type="float" office:value="1" table:formula="of:=MEDIAN([.$D233];[.$G233];[.$J233];[.$M233];[.$P233];[.$S233];[.$V233];[.$Y233];[.$AB233];[.$AE233];[.$AH233];[.$AK233];[.$AN233];[.$AQ233];[.$AT233])" table:style-name="ce1">
            <text:p>1</text:p>
          </table:table-cell>
          <table:table-cell office:value-type="float" office:value="0.12" table:formula="of:=MAX([.$B233];[.$E233];[.$H233];[.$K233];[.$N233];[.$Q233];[.$T233];[.$W233];[.$Z233];[.$AC233];[.$AF233];[.$AI233];[.$AL233];[.$AO233];[.$AR233])" table:style-name="ce1">
            <text:p>0,12</text:p>
          </table:table-cell>
          <table:table-cell office:value-type="float" office:value="8461" table:formula="of:=MAX([.$C233];[.$F233];[.$I233];[.$L233];[.$O233];[.$R233];[.$U233];[.$X233];[.$AA233];[.$AD233];[.$AG233];[.$AJ233];[.$AM233];[.$AP233];[.$AS233])" table:style-name="ce1">
            <text:p>8461</text:p>
          </table:table-cell>
          <table:table-cell office:value-type="float" office:value="35" table:formula="of:=MAX([.$D233];[.$G233];[.$J233];[.$M233];[.$P233];[.$S233];[.$V233];[.$Y233];[.$AB233];[.$AE233];[.$AH233];[.$AK233];[.$AN233];[.$AQ233];[.$AT233])" table:style-name="ce1">
            <text:p>3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4_a18_w4_h31.lp</text:p>
          </table:table-cell>
          <table:table-cell office:value-type="float" office:value="8.33" table:style-name="ce1">
            <text:p>8,33</text:p>
          </table:table-cell>
          <table:table-cell office:value-type="float" office:value="194350" table:style-name="ce1">
            <text:p>194350</text:p>
          </table:table-cell>
          <table:table-cell office:value-type="float" office:value="411" table:style-name="ce3">
            <text:p>411</text:p>
          </table:table-cell>
          <table:table-cell office:value-type="float" office:value="0.31" table:style-name="ce1">
            <text:p>0,31</text:p>
          </table:table-cell>
          <table:table-cell office:value-type="float" office:value="8278" table:style-name="ce1">
            <text:p>8278</text:p>
          </table:table-cell>
          <table:table-cell office:value-type="float" office:value="35" table:style-name="ce1">
            <text:p>35</text:p>
          </table:table-cell>
          <table:table-cell office:value-type="float" office:value="0.19" table:style-name="ce1">
            <text:p>0,19</text:p>
          </table:table-cell>
          <table:table-cell office:value-type="float" office:value="9470" table:style-name="ce1">
            <text:p>9470</text:p>
          </table:table-cell>
          <table:table-cell office:value-type="float" office:value="23" table:style-name="ce2">
            <text:p>23</text:p>
          </table:table-cell>
          <table:table-cell office:value-type="float" office:value="0.18" table:style-name="ce2">
            <text:p>0,18</text:p>
          </table:table-cell>
          <table:table-cell office:value-type="float" office:value="1255" table:style-name="ce2">
            <text:p>1255</text:p>
          </table:table-cell>
          <table:table-cell office:value-type="float" office:value="42" table:style-name="ce1">
            <text:p>42</text:p>
          </table:table-cell>
          <table:table-cell office:value-type="float" office:value="0.74" table:style-name="ce1">
            <text:p>0,74</text:p>
          </table:table-cell>
          <table:table-cell office:value-type="float" office:value="7681" table:style-name="ce1">
            <text:p>7681</text:p>
          </table:table-cell>
          <table:table-cell office:value-type="float" office:value="79" table:style-name="ce1">
            <text:p>79</text:p>
          </table:table-cell>
          <table:table-cell office:value-type="float" office:value="0.24" table:style-name="ce1">
            <text:p>0,24</text:p>
          </table:table-cell>
          <table:table-cell office:value-type="float" office:value="22749" table:style-name="ce1">
            <text:p>22749</text:p>
          </table:table-cell>
          <table:table-cell office:value-type="float" office:value="40" table:style-name="ce1">
            <text:p>40</text:p>
          </table:table-cell>
          <table:table-cell office:value-type="float" office:value="1.45" table:style-name="ce1">
            <text:p>1,45</text:p>
          </table:table-cell>
          <table:table-cell office:value-type="float" office:value="9152" table:style-name="ce1">
            <text:p>9152</text:p>
          </table:table-cell>
          <table:table-cell office:value-type="float" office:value="283" table:style-name="ce1">
            <text:p>283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14345" table:style-name="ce1">
            <text:p>14345</text:p>
          </table:table-cell>
          <table:table-cell office:value-type="float" office:value="302" table:style-name="ce1">
            <text:p>302</text:p>
          </table:table-cell>
          <table:table-cell office:value-type="float" office:value="0.64" table:style-name="ce1">
            <text:p>0,64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0.41" table:style-name="ce1">
            <text:p>0,41</text:p>
          </table:table-cell>
          <table:table-cell office:value-type="float" office:value="3797" table:style-name="ce1">
            <text:p>3797</text:p>
          </table:table-cell>
          <table:table-cell office:value-type="float" office:value="65" table:style-name="ce1">
            <text:p>65</text:p>
          </table:table-cell>
          <table:table-cell office:value-type="float" office:value="0.38" table:style-name="ce1">
            <text:p>0,38</text:p>
          </table:table-cell>
          <table:table-cell office:value-type="float" office:value="3552" table:style-name="ce1">
            <text:p>3552</text:p>
          </table:table-cell>
          <table:table-cell office:value-type="float" office:value="61" table:style-name="ce1">
            <text:p>61</text:p>
          </table:table-cell>
          <table:table-cell office:value-type="float" office:value="1.56" table:style-name="ce1">
            <text:p>1,56</text:p>
          </table:table-cell>
          <table:table-cell office:value-type="float" office:value="9906" table:style-name="ce1">
            <text:p>9906</text:p>
          </table:table-cell>
          <table:table-cell office:value-type="float" office:value="238" table:style-name="ce1">
            <text:p>238</text:p>
          </table:table-cell>
          <table:table-cell office:value-type="float" office:value="1.93" table:style-name="ce1">
            <text:p>1,93</text:p>
          </table:table-cell>
          <table:table-cell office:value-type="float" office:value="14311" table:style-name="ce1">
            <text:p>14311</text:p>
          </table:table-cell>
          <table:table-cell office:value-type="float" office:value="64" table:style-name="ce1">
            <text:p>64</text:p>
          </table:table-cell>
          <table:table-cell office:value-type="float" office:value="16.78" table:style-name="ce3">
            <text:p>16,78</text:p>
          </table:table-cell>
          <table:table-cell office:value-type="float" office:value="652426" table:style-name="ce3">
            <text:p>652426</text:p>
          </table:table-cell>
          <table:table-cell office:value-type="float" office:value="243" table:style-name="ce1">
            <text:p>243</text:p>
          </table:table-cell>
          <table:table-cell office:value-type="float" office:value="0.74" table:style-name="ce1">
            <text:p>0,74</text:p>
          </table:table-cell>
          <table:table-cell office:value-type="float" office:value="7640" table:style-name="ce1">
            <text:p>7640</text:p>
          </table:table-cell>
          <table:table-cell office:value-type="float" office:value="79" table:style-name="ce1">
            <text:p>79</text:p>
          </table:table-cell>
          <table:table-cell office:value-type="float" office:value="0.18" table:formula="of:=MIN([.$B234];[.$E234];[.$H234];[.$K234];[.$N234];[.$Q234];[.$T234];[.$W234];[.$Z234];[.$AC234];[.$AF234];[.$AI234];[.$AL234];[.$AO234];[.$AR234])" table:style-name="ce1">
            <text:p>0,18</text:p>
          </table:table-cell>
          <table:table-cell office:value-type="float" office:value="1255" table:formula="of:=MIN([.$C234];[.$F234];[.$I234];[.$L234];[.$O234];[.$R234];[.$U234];[.$X234];[.$AA234];[.$AD234];[.$AG234];[.$AJ234];[.$AM234];[.$AP234];[.$AS234])" table:style-name="ce1">
            <text:p>1255</text:p>
          </table:table-cell>
          <table:table-cell office:value-type="float" office:value="23" table:formula="of:=MIN([.$D234];[.$G234];[.$J234];[.$M234];[.$P234];[.$S234];[.$V234];[.$Y234];[.$AB234];[.$AE234];[.$AH234];[.$AK234];[.$AN234];[.$AQ234];[.$AT234])" table:style-name="ce1">
            <text:p>23</text:p>
          </table:table-cell>
          <table:table-cell office:value-type="float" office:value="0.74" table:formula="of:=MEDIAN([.$B234];[.$E234];[.$H234];[.$K234];[.$N234];[.$Q234];[.$T234];[.$W234];[.$Z234];[.$AC234];[.$AF234];[.$AI234];[.$AL234];[.$AO234];[.$AR234])" table:style-name="ce1">
            <text:p>0,74</text:p>
          </table:table-cell>
          <table:table-cell office:value-type="float" office:value="9152" table:formula="of:=MEDIAN([.$C234];[.$F234];[.$I234];[.$L234];[.$O234];[.$R234];[.$U234];[.$X234];[.$AA234];[.$AD234];[.$AG234];[.$AJ234];[.$AM234];[.$AP234];[.$AS234])" table:style-name="ce1">
            <text:p>9152</text:p>
          </table:table-cell>
          <table:table-cell office:value-type="float" office:value="69" table:formula="of:=MEDIAN([.$D234];[.$G234];[.$J234];[.$M234];[.$P234];[.$S234];[.$V234];[.$Y234];[.$AB234];[.$AE234];[.$AH234];[.$AK234];[.$AN234];[.$AQ234];[.$AT234])" table:style-name="ce1">
            <text:p>69</text:p>
          </table:table-cell>
          <table:table-cell office:value-type="float" office:value="16.78" table:formula="of:=MAX([.$B234];[.$E234];[.$H234];[.$K234];[.$N234];[.$Q234];[.$T234];[.$W234];[.$Z234];[.$AC234];[.$AF234];[.$AI234];[.$AL234];[.$AO234];[.$AR234])" table:style-name="ce1">
            <text:p>16,78</text:p>
          </table:table-cell>
          <table:table-cell office:value-type="float" office:value="652426" table:formula="of:=MAX([.$C234];[.$F234];[.$I234];[.$L234];[.$O234];[.$R234];[.$U234];[.$X234];[.$AA234];[.$AD234];[.$AG234];[.$AJ234];[.$AM234];[.$AP234];[.$AS234])" table:style-name="ce1">
            <text:p>652426</text:p>
          </table:table-cell>
          <table:table-cell office:value-type="float" office:value="411" table:formula="of:=MAX([.$D234];[.$G234];[.$J234];[.$M234];[.$P234];[.$S234];[.$V234];[.$Y234];[.$AB234];[.$AE234];[.$AH234];[.$AK234];[.$AN234];[.$AQ234];[.$AT234])" table:style-name="ce1">
            <text:p>41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4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35];[.$E235];[.$H235];[.$K235];[.$N235];[.$Q235];[.$T235];[.$W235];[.$Z235];[.$AC235];[.$AF235];[.$AI235];[.$AL235];[.$AO235];[.$AR235])" table:style-name="ce1">
            <text:p>0</text:p>
          </table:table-cell>
          <table:table-cell office:value-type="float" office:value="0" table:formula="of:=MIN([.$C235];[.$F235];[.$I235];[.$L235];[.$O235];[.$R235];[.$U235];[.$X235];[.$AA235];[.$AD235];[.$AG235];[.$AJ235];[.$AM235];[.$AP235];[.$AS235])" table:style-name="ce1">
            <text:p>0</text:p>
          </table:table-cell>
          <table:table-cell office:value-type="float" office:value="0" table:formula="of:=MIN([.$D235];[.$G235];[.$J235];[.$M235];[.$P235];[.$S235];[.$V235];[.$Y235];[.$AB235];[.$AE235];[.$AH235];[.$AK235];[.$AN235];[.$AQ235];[.$AT235])" table:style-name="ce1">
            <text:p>0</text:p>
          </table:table-cell>
          <table:table-cell office:value-type="float" office:value="0" table:formula="of:=MEDIAN([.$B235];[.$E235];[.$H235];[.$K235];[.$N235];[.$Q235];[.$T235];[.$W235];[.$Z235];[.$AC235];[.$AF235];[.$AI235];[.$AL235];[.$AO235];[.$AR235])" table:style-name="ce1">
            <text:p>0</text:p>
          </table:table-cell>
          <table:table-cell office:value-type="float" office:value="0" table:formula="of:=MEDIAN([.$C235];[.$F235];[.$I235];[.$L235];[.$O235];[.$R235];[.$U235];[.$X235];[.$AA235];[.$AD235];[.$AG235];[.$AJ235];[.$AM235];[.$AP235];[.$AS235])" table:style-name="ce1">
            <text:p>0</text:p>
          </table:table-cell>
          <table:table-cell office:value-type="float" office:value="0" table:formula="of:=MEDIAN([.$D235];[.$G235];[.$J235];[.$M235];[.$P235];[.$S235];[.$V235];[.$Y235];[.$AB235];[.$AE235];[.$AH235];[.$AK235];[.$AN235];[.$AQ235];[.$AT235])" table:style-name="ce1">
            <text:p>0</text:p>
          </table:table-cell>
          <table:table-cell office:value-type="float" office:value="0" table:formula="of:=MAX([.$B235];[.$E235];[.$H235];[.$K235];[.$N235];[.$Q235];[.$T235];[.$W235];[.$Z235];[.$AC235];[.$AF235];[.$AI235];[.$AL235];[.$AO235];[.$AR235])" table:style-name="ce1">
            <text:p>0</text:p>
          </table:table-cell>
          <table:table-cell office:value-type="float" office:value="7" table:formula="of:=MAX([.$C235];[.$F235];[.$I235];[.$L235];[.$O235];[.$R235];[.$U235];[.$X235];[.$AA235];[.$AD235];[.$AG235];[.$AJ235];[.$AM235];[.$AP235];[.$AS235])" table:style-name="ce1">
            <text:p>7</text:p>
          </table:table-cell>
          <table:table-cell office:value-type="float" office:value="0" table:formula="of:=MAX([.$D235];[.$G235];[.$J235];[.$M235];[.$P235];[.$S235];[.$V235];[.$Y235];[.$AB235];[.$AE235];[.$AH235];[.$AK235];[.$AN235];[.$AQ235];[.$AT235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4_a2_w5_h29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106" table:style-name="ce1">
            <text:p>1106</text:p>
          </table:table-cell>
          <table:table-cell office:value-type="float" office:value="45" table:style-name="ce3">
            <text:p>45</text:p>
          </table:table-cell>
          <table:table-cell office:value-type="float" office:value="0.03" table:style-name="ce1">
            <text:p>0,03</text:p>
          </table:table-cell>
          <table:table-cell office:value-type="float" office:value="315" table:style-name="ce1">
            <text:p>315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76" table:style-name="ce1">
            <text:p>17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661" table:style-name="ce1">
            <text:p>661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755" table:style-name="ce1">
            <text:p>755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29" table:style-name="ce2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107" table:style-name="ce1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107" table:style-name="ce1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1">
            <text:p>21</text:p>
          </table:table-cell>
          <table:table-cell office:value-type="float" office:value="0.05" table:style-name="ce1">
            <text:p>0,05</text:p>
          </table:table-cell>
          <table:table-cell office:value-type="float" office:value="448" table:style-name="ce1">
            <text:p>448</text:p>
          </table:table-cell>
          <table:table-cell office:value-type="float" office:value="10" table:style-name="ce1">
            <text:p>10</text:p>
          </table:table-cell>
          <table:table-cell office:value-type="float" office:value="0.36" table:style-name="ce1">
            <text:p>0,36</text:p>
          </table:table-cell>
          <table:table-cell office:value-type="float" office:value="20018" table:style-name="ce3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02" table:style-name="ce1">
            <text:p>0,02</text:p>
          </table:table-cell>
          <table:table-cell office:value-type="float" office:value="661" table:style-name="ce1">
            <text:p>661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236];[.$E236];[.$H236];[.$K236];[.$N236];[.$Q236];[.$T236];[.$W236];[.$Z236];[.$AC236];[.$AF236];[.$AI236];[.$AL236];[.$AO236];[.$AR236])" table:style-name="ce1">
            <text:p>0,01</text:p>
          </table:table-cell>
          <table:table-cell office:value-type="float" office:value="29" table:formula="of:=MIN([.$C236];[.$F236];[.$I236];[.$L236];[.$O236];[.$R236];[.$U236];[.$X236];[.$AA236];[.$AD236];[.$AG236];[.$AJ236];[.$AM236];[.$AP236];[.$AS236])" table:style-name="ce1">
            <text:p>29</text:p>
          </table:table-cell>
          <table:table-cell office:value-type="float" office:value="2" table:formula="of:=MIN([.$D236];[.$G236];[.$J236];[.$M236];[.$P236];[.$S236];[.$V236];[.$Y236];[.$AB236];[.$AE236];[.$AH236];[.$AK236];[.$AN236];[.$AQ236];[.$AT236])" table:style-name="ce1">
            <text:p>2</text:p>
          </table:table-cell>
          <table:table-cell office:value-type="float" office:value="0.02" table:formula="of:=MEDIAN([.$B236];[.$E236];[.$H236];[.$K236];[.$N236];[.$Q236];[.$T236];[.$W236];[.$Z236];[.$AC236];[.$AF236];[.$AI236];[.$AL236];[.$AO236];[.$AR236])" table:style-name="ce1">
            <text:p>0,02</text:p>
          </table:table-cell>
          <table:table-cell office:value-type="float" office:value="315" table:formula="of:=MEDIAN([.$C236];[.$F236];[.$I236];[.$L236];[.$O236];[.$R236];[.$U236];[.$X236];[.$AA236];[.$AD236];[.$AG236];[.$AJ236];[.$AM236];[.$AP236];[.$AS236])" table:style-name="ce1">
            <text:p>315</text:p>
          </table:table-cell>
          <table:table-cell office:value-type="float" office:value="10" table:formula="of:=MEDIAN([.$D236];[.$G236];[.$J236];[.$M236];[.$P236];[.$S236];[.$V236];[.$Y236];[.$AB236];[.$AE236];[.$AH236];[.$AK236];[.$AN236];[.$AQ236];[.$AT236])" table:style-name="ce1">
            <text:p>10</text:p>
          </table:table-cell>
          <table:table-cell office:value-type="float" office:value="0.36" table:formula="of:=MAX([.$B236];[.$E236];[.$H236];[.$K236];[.$N236];[.$Q236];[.$T236];[.$W236];[.$Z236];[.$AC236];[.$AF236];[.$AI236];[.$AL236];[.$AO236];[.$AR236])" table:style-name="ce1">
            <text:p>0,36</text:p>
          </table:table-cell>
          <table:table-cell office:value-type="float" office:value="20018" table:formula="of:=MAX([.$C236];[.$F236];[.$I236];[.$L236];[.$O236];[.$R236];[.$U236];[.$X236];[.$AA236];[.$AD236];[.$AG236];[.$AJ236];[.$AM236];[.$AP236];[.$AS236])" table:style-name="ce1">
            <text:p>20018</text:p>
          </table:table-cell>
          <table:table-cell office:value-type="float" office:value="45" table:formula="of:=MAX([.$D236];[.$G236];[.$J236];[.$M236];[.$P236];[.$S236];[.$V236];[.$Y236];[.$AB236];[.$AE236];[.$AH236];[.$AK236];[.$AN236];[.$AQ236];[.$AT236])" table:style-name="ce1">
            <text:p>4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4_a3_w5_h8.lp</text:p>
          </table:table-cell>
          <table:table-cell office:value-type="float" office:value="0.01" table:style-name="ce1">
            <text:p>0,01</text:p>
          </table:table-cell>
          <table:table-cell office:value-type="float" office:value="285" table:style-name="ce1">
            <text:p>285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0.11" table:style-name="ce1">
            <text:p>0,11</text:p>
          </table:table-cell>
          <table:table-cell office:value-type="float" office:value="8008" table:style-name="ce3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237];[.$E237];[.$H237];[.$K237];[.$N237];[.$Q237];[.$T237];[.$W237];[.$Z237];[.$AC237];[.$AF237];[.$AI237];[.$AL237];[.$AO237];[.$AR237])" table:style-name="ce1">
            <text:p>0</text:p>
          </table:table-cell>
          <table:table-cell office:value-type="float" office:value="24" table:formula="of:=MIN([.$C237];[.$F237];[.$I237];[.$L237];[.$O237];[.$R237];[.$U237];[.$X237];[.$AA237];[.$AD237];[.$AG237];[.$AJ237];[.$AM237];[.$AP237];[.$AS237])" table:style-name="ce1">
            <text:p>24</text:p>
          </table:table-cell>
          <table:table-cell office:value-type="float" office:value="0" table:formula="of:=MIN([.$D237];[.$G237];[.$J237];[.$M237];[.$P237];[.$S237];[.$V237];[.$Y237];[.$AB237];[.$AE237];[.$AH237];[.$AK237];[.$AN237];[.$AQ237];[.$AT237])" table:style-name="ce1">
            <text:p>0</text:p>
          </table:table-cell>
          <table:table-cell office:value-type="float" office:value="0" table:formula="of:=MEDIAN([.$B237];[.$E237];[.$H237];[.$K237];[.$N237];[.$Q237];[.$T237];[.$W237];[.$Z237];[.$AC237];[.$AF237];[.$AI237];[.$AL237];[.$AO237];[.$AR237])" table:style-name="ce1">
            <text:p>0</text:p>
          </table:table-cell>
          <table:table-cell office:value-type="float" office:value="42" table:formula="of:=MEDIAN([.$C237];[.$F237];[.$I237];[.$L237];[.$O237];[.$R237];[.$U237];[.$X237];[.$AA237];[.$AD237];[.$AG237];[.$AJ237];[.$AM237];[.$AP237];[.$AS237])" table:style-name="ce1">
            <text:p>42</text:p>
          </table:table-cell>
          <table:table-cell office:value-type="float" office:value="5" table:formula="of:=MEDIAN([.$D237];[.$G237];[.$J237];[.$M237];[.$P237];[.$S237];[.$V237];[.$Y237];[.$AB237];[.$AE237];[.$AH237];[.$AK237];[.$AN237];[.$AQ237];[.$AT237])" table:style-name="ce1">
            <text:p>5</text:p>
          </table:table-cell>
          <table:table-cell office:value-type="float" office:value="0.11" table:formula="of:=MAX([.$B237];[.$E237];[.$H237];[.$K237];[.$N237];[.$Q237];[.$T237];[.$W237];[.$Z237];[.$AC237];[.$AF237];[.$AI237];[.$AL237];[.$AO237];[.$AR237])" table:style-name="ce1">
            <text:p>0,11</text:p>
          </table:table-cell>
          <table:table-cell office:value-type="float" office:value="8008" table:formula="of:=MAX([.$C237];[.$F237];[.$I237];[.$L237];[.$O237];[.$R237];[.$U237];[.$X237];[.$AA237];[.$AD237];[.$AG237];[.$AJ237];[.$AM237];[.$AP237];[.$AS237])" table:style-name="ce1">
            <text:p>8008</text:p>
          </table:table-cell>
          <table:table-cell office:value-type="float" office:value="28" table:formula="of:=MAX([.$D237];[.$G237];[.$J237];[.$M237];[.$P237];[.$S237];[.$V237];[.$Y237];[.$AB237];[.$AE237];[.$AH237];[.$AK237];[.$AN237];[.$AQ237];[.$AT237])" table:style-name="ce1">
            <text:p>2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5_a1_w5_h1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,09</text:p>
          </table:table-cell>
          <table:table-cell office:value-type="float" office:value="4078" table:style-name="ce3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38];[.$E238];[.$H238];[.$K238];[.$N238];[.$Q238];[.$T238];[.$W238];[.$Z238];[.$AC238];[.$AF238];[.$AI238];[.$AL238];[.$AO238];[.$AR238])" table:style-name="ce1">
            <text:p>0</text:p>
          </table:table-cell>
          <table:table-cell office:value-type="float" office:value="0" table:formula="of:=MIN([.$C238];[.$F238];[.$I238];[.$L238];[.$O238];[.$R238];[.$U238];[.$X238];[.$AA238];[.$AD238];[.$AG238];[.$AJ238];[.$AM238];[.$AP238];[.$AS238])" table:style-name="ce1">
            <text:p>0</text:p>
          </table:table-cell>
          <table:table-cell office:value-type="float" office:value="0" table:formula="of:=MIN([.$D238];[.$G238];[.$J238];[.$M238];[.$P238];[.$S238];[.$V238];[.$Y238];[.$AB238];[.$AE238];[.$AH238];[.$AK238];[.$AN238];[.$AQ238];[.$AT238])" table:style-name="ce1">
            <text:p>0</text:p>
          </table:table-cell>
          <table:table-cell office:value-type="float" office:value="0" table:formula="of:=MEDIAN([.$B238];[.$E238];[.$H238];[.$K238];[.$N238];[.$Q238];[.$T238];[.$W238];[.$Z238];[.$AC238];[.$AF238];[.$AI238];[.$AL238];[.$AO238];[.$AR238])" table:style-name="ce1">
            <text:p>0</text:p>
          </table:table-cell>
          <table:table-cell office:value-type="float" office:value="0" table:formula="of:=MEDIAN([.$C238];[.$F238];[.$I238];[.$L238];[.$O238];[.$R238];[.$U238];[.$X238];[.$AA238];[.$AD238];[.$AG238];[.$AJ238];[.$AM238];[.$AP238];[.$AS238])" table:style-name="ce1">
            <text:p>0</text:p>
          </table:table-cell>
          <table:table-cell office:value-type="float" office:value="0" table:formula="of:=MEDIAN([.$D238];[.$G238];[.$J238];[.$M238];[.$P238];[.$S238];[.$V238];[.$Y238];[.$AB238];[.$AE238];[.$AH238];[.$AK238];[.$AN238];[.$AQ238];[.$AT238])" table:style-name="ce1">
            <text:p>0</text:p>
          </table:table-cell>
          <table:table-cell office:value-type="float" office:value="0.09" table:formula="of:=MAX([.$B238];[.$E238];[.$H238];[.$K238];[.$N238];[.$Q238];[.$T238];[.$W238];[.$Z238];[.$AC238];[.$AF238];[.$AI238];[.$AL238];[.$AO238];[.$AR238])" table:style-name="ce1">
            <text:p>0,09</text:p>
          </table:table-cell>
          <table:table-cell office:value-type="float" office:value="4078" table:formula="of:=MAX([.$C238];[.$F238];[.$I238];[.$L238];[.$O238];[.$R238];[.$U238];[.$X238];[.$AA238];[.$AD238];[.$AG238];[.$AJ238];[.$AM238];[.$AP238];[.$AS238])" table:style-name="ce1">
            <text:p>4078</text:p>
          </table:table-cell>
          <table:table-cell office:value-type="float" office:value="0" table:formula="of:=MAX([.$D238];[.$G238];[.$J238];[.$M238];[.$P238];[.$S238];[.$V238];[.$Y238];[.$AB238];[.$AE238];[.$AH238];[.$AK238];[.$AN238];[.$AQ238];[.$AT238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5_a2_w5_h37.lp</text:p>
          </table:table-cell>
          <table:table-cell office:value-type="float" office:value="0.05" table:style-name="ce1">
            <text:p>0,05</text:p>
          </table:table-cell>
          <table:table-cell office:value-type="float" office:value="2704" table:style-name="ce1">
            <text:p>2704</text:p>
          </table:table-cell>
          <table:table-cell office:value-type="float" office:value="77" table:style-name="ce3">
            <text:p>77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1">
            <text:p>14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698" table:style-name="ce1">
            <text:p>698</text:p>
          </table:table-cell>
          <table:table-cell office:value-type="float" office:value="21" table:style-name="ce1">
            <text:p>21</text:p>
          </table:table-cell>
          <table:table-cell office:value-type="float" office:value="0.03" table:style-name="ce1">
            <text:p>0,03</text:p>
          </table:table-cell>
          <table:table-cell office:value-type="float" office:value="113" table:style-name="ce1">
            <text:p>113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109" table:style-name="ce1">
            <text:p>109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99" table:style-name="ce1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0.04" table:style-name="ce1">
            <text:p>0,04</text:p>
          </table:table-cell>
          <table:table-cell office:value-type="float" office:value="695" table:style-name="ce1">
            <text:p>695</text:p>
          </table:table-cell>
          <table:table-cell office:value-type="float" office:value="21" table:style-name="ce1">
            <text:p>21</text:p>
          </table:table-cell>
          <table:table-cell office:value-type="float" office:value="0.03" table:style-name="ce1">
            <text:p>0,03</text:p>
          </table:table-cell>
          <table:table-cell office:value-type="float" office:value="278" table:style-name="ce1">
            <text:p>278</text:p>
          </table:table-cell>
          <table:table-cell office:value-type="float" office:value="20" table:style-name="ce1">
            <text:p>20</text:p>
          </table:table-cell>
          <table:table-cell office:value-type="float" office:value="0.03" table:style-name="ce1">
            <text:p>0,03</text:p>
          </table:table-cell>
          <table:table-cell office:value-type="float" office:value="278" table:style-name="ce1">
            <text:p>278</text:p>
          </table:table-cell>
          <table:table-cell office:value-type="float" office:value="20" table:style-name="ce1">
            <text:p>20</text:p>
          </table:table-cell>
          <table:table-cell office:value-type="float" office:value="0.09" table:style-name="ce1">
            <text:p>0,09</text:p>
          </table:table-cell>
          <table:table-cell office:value-type="float" office:value="475" table:style-name="ce1">
            <text:p>475</text:p>
          </table:table-cell>
          <table:table-cell office:value-type="float" office:value="23" table:style-name="ce1">
            <text:p>23</text:p>
          </table:table-cell>
          <table:table-cell office:value-type="float" office:value="0.09" table:style-name="ce1">
            <text:p>0,09</text:p>
          </table:table-cell>
          <table:table-cell office:value-type="float" office:value="970" table:style-name="ce1">
            <text:p>970</text:p>
          </table:table-cell>
          <table:table-cell office:value-type="float" office:value="30" table:style-name="ce1">
            <text:p>30</text:p>
          </table:table-cell>
          <table:table-cell office:value-type="float" office:value="1.03" table:style-name="ce1">
            <text:p>1,03</text:p>
          </table:table-cell>
          <table:table-cell office:value-type="float" office:value="43353" table:style-name="ce3">
            <text:p>43353</text:p>
          </table:table-cell>
          <table:table-cell office:value-type="float" office:value="20" table:style-name="ce1">
            <text:p>20</text:p>
          </table:table-cell>
          <table:table-cell office:value-type="float" office:value="0.03" table:style-name="ce1">
            <text:p>0,03</text:p>
          </table:table-cell>
          <table:table-cell office:value-type="float" office:value="714" table:style-name="ce1">
            <text:p>714</text:p>
          </table:table-cell>
          <table:table-cell office:value-type="float" office:value="25" table:style-name="ce1">
            <text:p>25</text:p>
          </table:table-cell>
          <table:table-cell office:value-type="float" office:value="0.01" table:formula="of:=MIN([.$B239];[.$E239];[.$H239];[.$K239];[.$N239];[.$Q239];[.$T239];[.$W239];[.$Z239];[.$AC239];[.$AF239];[.$AI239];[.$AL239];[.$AO239];[.$AR239])" table:style-name="ce1">
            <text:p>0,01</text:p>
          </table:table-cell>
          <table:table-cell office:value-type="float" office:value="61" table:formula="of:=MIN([.$C239];[.$F239];[.$I239];[.$L239];[.$O239];[.$R239];[.$U239];[.$X239];[.$AA239];[.$AD239];[.$AG239];[.$AJ239];[.$AM239];[.$AP239];[.$AS239])" table:style-name="ce1">
            <text:p>61</text:p>
          </table:table-cell>
          <table:table-cell office:value-type="float" office:value="1" table:formula="of:=MIN([.$D239];[.$G239];[.$J239];[.$M239];[.$P239];[.$S239];[.$V239];[.$Y239];[.$AB239];[.$AE239];[.$AH239];[.$AK239];[.$AN239];[.$AQ239];[.$AT239])" table:style-name="ce1">
            <text:p>1</text:p>
          </table:table-cell>
          <table:table-cell office:value-type="float" office:value="0.03" table:formula="of:=MEDIAN([.$B239];[.$E239];[.$H239];[.$K239];[.$N239];[.$Q239];[.$T239];[.$W239];[.$Z239];[.$AC239];[.$AF239];[.$AI239];[.$AL239];[.$AO239];[.$AR239])" table:style-name="ce1">
            <text:p>0,03</text:p>
          </table:table-cell>
          <table:table-cell office:value-type="float" office:value="278" table:formula="of:=MEDIAN([.$C239];[.$F239];[.$I239];[.$L239];[.$O239];[.$R239];[.$U239];[.$X239];[.$AA239];[.$AD239];[.$AG239];[.$AJ239];[.$AM239];[.$AP239];[.$AS239])" table:style-name="ce1">
            <text:p>278</text:p>
          </table:table-cell>
          <table:table-cell office:value-type="float" office:value="20" table:formula="of:=MEDIAN([.$D239];[.$G239];[.$J239];[.$M239];[.$P239];[.$S239];[.$V239];[.$Y239];[.$AB239];[.$AE239];[.$AH239];[.$AK239];[.$AN239];[.$AQ239];[.$AT239])" table:style-name="ce1">
            <text:p>20</text:p>
          </table:table-cell>
          <table:table-cell office:value-type="float" office:value="1.03" table:formula="of:=MAX([.$B239];[.$E239];[.$H239];[.$K239];[.$N239];[.$Q239];[.$T239];[.$W239];[.$Z239];[.$AC239];[.$AF239];[.$AI239];[.$AL239];[.$AO239];[.$AR239])" table:style-name="ce1">
            <text:p>1,03</text:p>
          </table:table-cell>
          <table:table-cell office:value-type="float" office:value="43353" table:formula="of:=MAX([.$C239];[.$F239];[.$I239];[.$L239];[.$O239];[.$R239];[.$U239];[.$X239];[.$AA239];[.$AD239];[.$AG239];[.$AJ239];[.$AM239];[.$AP239];[.$AS239])" table:style-name="ce1">
            <text:p>43353</text:p>
          </table:table-cell>
          <table:table-cell office:value-type="float" office:value="77" table:formula="of:=MAX([.$D239];[.$G239];[.$J239];[.$M239];[.$P239];[.$S239];[.$V239];[.$Y239];[.$AB239];[.$AE239];[.$AH239];[.$AK239];[.$AN239];[.$AQ239];[.$AT239])" table:style-name="ce1">
            <text:p>7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5_a3_w5_h8.lp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0.13" table:style-name="ce1">
            <text:p>0,13</text:p>
          </table:table-cell>
          <table:table-cell office:value-type="float" office:value="8127" table:style-name="ce3">
            <text:p>812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240];[.$E240];[.$H240];[.$K240];[.$N240];[.$Q240];[.$T240];[.$W240];[.$Z240];[.$AC240];[.$AF240];[.$AI240];[.$AL240];[.$AO240];[.$AR240])" table:style-name="ce1">
            <text:p>0</text:p>
          </table:table-cell>
          <table:table-cell office:value-type="float" office:value="12" table:formula="of:=MIN([.$C240];[.$F240];[.$I240];[.$L240];[.$O240];[.$R240];[.$U240];[.$X240];[.$AA240];[.$AD240];[.$AG240];[.$AJ240];[.$AM240];[.$AP240];[.$AS240])" table:style-name="ce1">
            <text:p>12</text:p>
          </table:table-cell>
          <table:table-cell office:value-type="float" office:value="0" table:formula="of:=MIN([.$D240];[.$G240];[.$J240];[.$M240];[.$P240];[.$S240];[.$V240];[.$Y240];[.$AB240];[.$AE240];[.$AH240];[.$AK240];[.$AN240];[.$AQ240];[.$AT240])" table:style-name="ce1">
            <text:p>0</text:p>
          </table:table-cell>
          <table:table-cell office:value-type="float" office:value="0" table:formula="of:=MEDIAN([.$B240];[.$E240];[.$H240];[.$K240];[.$N240];[.$Q240];[.$T240];[.$W240];[.$Z240];[.$AC240];[.$AF240];[.$AI240];[.$AL240];[.$AO240];[.$AR240])" table:style-name="ce1">
            <text:p>0</text:p>
          </table:table-cell>
          <table:table-cell office:value-type="float" office:value="25" table:formula="of:=MEDIAN([.$C240];[.$F240];[.$I240];[.$L240];[.$O240];[.$R240];[.$U240];[.$X240];[.$AA240];[.$AD240];[.$AG240];[.$AJ240];[.$AM240];[.$AP240];[.$AS240])" table:style-name="ce1">
            <text:p>25</text:p>
          </table:table-cell>
          <table:table-cell office:value-type="float" office:value="3" table:formula="of:=MEDIAN([.$D240];[.$G240];[.$J240];[.$M240];[.$P240];[.$S240];[.$V240];[.$Y240];[.$AB240];[.$AE240];[.$AH240];[.$AK240];[.$AN240];[.$AQ240];[.$AT240])" table:style-name="ce1">
            <text:p>3</text:p>
          </table:table-cell>
          <table:table-cell office:value-type="float" office:value="0.13" table:formula="of:=MAX([.$B240];[.$E240];[.$H240];[.$K240];[.$N240];[.$Q240];[.$T240];[.$W240];[.$Z240];[.$AC240];[.$AF240];[.$AI240];[.$AL240];[.$AO240];[.$AR240])" table:style-name="ce1">
            <text:p>0,13</text:p>
          </table:table-cell>
          <table:table-cell office:value-type="float" office:value="8127" table:formula="of:=MAX([.$C240];[.$F240];[.$I240];[.$L240];[.$O240];[.$R240];[.$U240];[.$X240];[.$AA240];[.$AD240];[.$AG240];[.$AJ240];[.$AM240];[.$AP240];[.$AS240])" table:style-name="ce1">
            <text:p>8127</text:p>
          </table:table-cell>
          <table:table-cell office:value-type="float" office:value="10" table:formula="of:=MAX([.$D240];[.$G240];[.$J240];[.$M240];[.$P240];[.$S240];[.$V240];[.$Y240];[.$AB240];[.$AE240];[.$AH240];[.$AK240];[.$AN240];[.$AQ240];[.$AT240])" table:style-name="ce1">
            <text:p>1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6_a1_w5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70" table:style-name="ce3">
            <text:p>10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41];[.$E241];[.$H241];[.$K241];[.$N241];[.$Q241];[.$T241];[.$W241];[.$Z241];[.$AC241];[.$AF241];[.$AI241];[.$AL241];[.$AO241];[.$AR241])" table:style-name="ce1">
            <text:p>0</text:p>
          </table:table-cell>
          <table:table-cell office:value-type="float" office:value="0" table:formula="of:=MIN([.$C241];[.$F241];[.$I241];[.$L241];[.$O241];[.$R241];[.$U241];[.$X241];[.$AA241];[.$AD241];[.$AG241];[.$AJ241];[.$AM241];[.$AP241];[.$AS241])" table:style-name="ce1">
            <text:p>0</text:p>
          </table:table-cell>
          <table:table-cell office:value-type="float" office:value="0" table:formula="of:=MIN([.$D241];[.$G241];[.$J241];[.$M241];[.$P241];[.$S241];[.$V241];[.$Y241];[.$AB241];[.$AE241];[.$AH241];[.$AK241];[.$AN241];[.$AQ241];[.$AT241])" table:style-name="ce1">
            <text:p>0</text:p>
          </table:table-cell>
          <table:table-cell office:value-type="float" office:value="0" table:formula="of:=MEDIAN([.$B241];[.$E241];[.$H241];[.$K241];[.$N241];[.$Q241];[.$T241];[.$W241];[.$Z241];[.$AC241];[.$AF241];[.$AI241];[.$AL241];[.$AO241];[.$AR241])" table:style-name="ce1">
            <text:p>0</text:p>
          </table:table-cell>
          <table:table-cell office:value-type="float" office:value="0" table:formula="of:=MEDIAN([.$C241];[.$F241];[.$I241];[.$L241];[.$O241];[.$R241];[.$U241];[.$X241];[.$AA241];[.$AD241];[.$AG241];[.$AJ241];[.$AM241];[.$AP241];[.$AS241])" table:style-name="ce1">
            <text:p>0</text:p>
          </table:table-cell>
          <table:table-cell office:value-type="float" office:value="0" table:formula="of:=MEDIAN([.$D241];[.$G241];[.$J241];[.$M241];[.$P241];[.$S241];[.$V241];[.$Y241];[.$AB241];[.$AE241];[.$AH241];[.$AK241];[.$AN241];[.$AQ241];[.$AT241])" table:style-name="ce1">
            <text:p>0</text:p>
          </table:table-cell>
          <table:table-cell office:value-type="float" office:value="0.01" table:formula="of:=MAX([.$B241];[.$E241];[.$H241];[.$K241];[.$N241];[.$Q241];[.$T241];[.$W241];[.$Z241];[.$AC241];[.$AF241];[.$AI241];[.$AL241];[.$AO241];[.$AR241])" table:style-name="ce1">
            <text:p>0,01</text:p>
          </table:table-cell>
          <table:table-cell office:value-type="float" office:value="1070" table:formula="of:=MAX([.$C241];[.$F241];[.$I241];[.$L241];[.$O241];[.$R241];[.$U241];[.$X241];[.$AA241];[.$AD241];[.$AG241];[.$AJ241];[.$AM241];[.$AP241];[.$AS241])" table:style-name="ce1">
            <text:p>1070</text:p>
          </table:table-cell>
          <table:table-cell office:value-type="float" office:value="0" table:formula="of:=MAX([.$D241];[.$G241];[.$J241];[.$M241];[.$P241];[.$S241];[.$V241];[.$Y241];[.$AB241];[.$AE241];[.$AH241];[.$AK241];[.$AN241];[.$AQ241];[.$AT241])" table:style-name="ce1">
            <text:p>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6_a2_w5_h8.lp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0.08" table:style-name="ce1">
            <text:p>0,08</text:p>
          </table:table-cell>
          <table:table-cell office:value-type="float" office:value="5737" table:style-name="ce3">
            <text:p>57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242];[.$E242];[.$H242];[.$K242];[.$N242];[.$Q242];[.$T242];[.$W242];[.$Z242];[.$AC242];[.$AF242];[.$AI242];[.$AL242];[.$AO242];[.$AR242])" table:style-name="ce1">
            <text:p>0</text:p>
          </table:table-cell>
          <table:table-cell office:value-type="float" office:value="11" table:formula="of:=MIN([.$C242];[.$F242];[.$I242];[.$L242];[.$O242];[.$R242];[.$U242];[.$X242];[.$AA242];[.$AD242];[.$AG242];[.$AJ242];[.$AM242];[.$AP242];[.$AS242])" table:style-name="ce1">
            <text:p>11</text:p>
          </table:table-cell>
          <table:table-cell office:value-type="float" office:value="0" table:formula="of:=MIN([.$D242];[.$G242];[.$J242];[.$M242];[.$P242];[.$S242];[.$V242];[.$Y242];[.$AB242];[.$AE242];[.$AH242];[.$AK242];[.$AN242];[.$AQ242];[.$AT242])" table:style-name="ce1">
            <text:p>0</text:p>
          </table:table-cell>
          <table:table-cell office:value-type="float" office:value="0" table:formula="of:=MEDIAN([.$B242];[.$E242];[.$H242];[.$K242];[.$N242];[.$Q242];[.$T242];[.$W242];[.$Z242];[.$AC242];[.$AF242];[.$AI242];[.$AL242];[.$AO242];[.$AR242])" table:style-name="ce1">
            <text:p>0</text:p>
          </table:table-cell>
          <table:table-cell office:value-type="float" office:value="26" table:formula="of:=MEDIAN([.$C242];[.$F242];[.$I242];[.$L242];[.$O242];[.$R242];[.$U242];[.$X242];[.$AA242];[.$AD242];[.$AG242];[.$AJ242];[.$AM242];[.$AP242];[.$AS242])" table:style-name="ce1">
            <text:p>26</text:p>
          </table:table-cell>
          <table:table-cell office:value-type="float" office:value="2" table:formula="of:=MEDIAN([.$D242];[.$G242];[.$J242];[.$M242];[.$P242];[.$S242];[.$V242];[.$Y242];[.$AB242];[.$AE242];[.$AH242];[.$AK242];[.$AN242];[.$AQ242];[.$AT242])" table:style-name="ce1">
            <text:p>2</text:p>
          </table:table-cell>
          <table:table-cell office:value-type="float" office:value="0.08" table:formula="of:=MAX([.$B242];[.$E242];[.$H242];[.$K242];[.$N242];[.$Q242];[.$T242];[.$W242];[.$Z242];[.$AC242];[.$AF242];[.$AI242];[.$AL242];[.$AO242];[.$AR242])" table:style-name="ce1">
            <text:p>0,08</text:p>
          </table:table-cell>
          <table:table-cell office:value-type="float" office:value="5737" table:formula="of:=MAX([.$C242];[.$F242];[.$I242];[.$L242];[.$O242];[.$R242];[.$U242];[.$X242];[.$AA242];[.$AD242];[.$AG242];[.$AJ242];[.$AM242];[.$AP242];[.$AS242])" table:style-name="ce1">
            <text:p>5737</text:p>
          </table:table-cell>
          <table:table-cell office:value-type="float" office:value="7" table:formula="of:=MAX([.$D242];[.$G242];[.$J242];[.$M242];[.$P242];[.$S242];[.$V242];[.$Y242];[.$AB242];[.$AE242];[.$AH242];[.$AK242];[.$AN242];[.$AQ242];[.$AT242])" table:style-name="ce1">
            <text:p>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6_a3_w5_h32.lp</text:p>
          </table:table-cell>
          <table:table-cell office:value-type="float" office:value="0.19" table:style-name="ce1">
            <text:p>0,19</text:p>
          </table:table-cell>
          <table:table-cell office:value-type="float" office:value="2212" table:style-name="ce1">
            <text:p>2212</text:p>
          </table:table-cell>
          <table:table-cell office:value-type="float" office:value="91" table:style-name="ce1">
            <text:p>91</text:p>
          </table:table-cell>
          <table:table-cell office:value-type="float" office:value="0.04" table:style-name="ce1">
            <text:p>0,04</text:p>
          </table:table-cell>
          <table:table-cell office:value-type="float" office:value="467" table:style-name="ce1">
            <text:p>467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2">
            <text:p>0,03</text:p>
          </table:table-cell>
          <table:table-cell office:value-type="float" office:value="449" table:style-name="ce1">
            <text:p>449</text:p>
          </table:table-cell>
          <table:table-cell office:value-type="float" office:value="0" table:style-name="ce2">
            <text:p>0</text:p>
          </table:table-cell>
          <table:table-cell office:value-type="float" office:value="0.04" table:style-name="ce1">
            <text:p>0,04</text:p>
          </table:table-cell>
          <table:table-cell office:value-type="float" office:value="114" table:style-name="ce1">
            <text:p>114</text:p>
          </table:table-cell>
          <table:table-cell office:value-type="float" office:value="9" table:style-name="ce1">
            <text:p>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13" table:style-name="ce1">
            <text:p>813</text:p>
          </table:table-cell>
          <table:table-cell office:value-type="float" office:value="17" table:style-name="ce1">
            <text:p>17</text:p>
          </table:table-cell>
          <table:table-cell office:value-type="float" office:value="0.05" table:style-name="ce1">
            <text:p>0,05</text:p>
          </table:table-cell>
          <table:table-cell office:value-type="float" office:value="4049" table:style-name="ce1">
            <text:p>4049</text:p>
          </table:table-cell>
          <table:table-cell office:value-type="float" office:value="5" table:style-name="ce1">
            <text:p>5</text:p>
          </table:table-cell>
          <table:table-cell office:value-type="float" office:value="0.06" table:style-name="ce1">
            <text:p>0,06</text:p>
          </table:table-cell>
          <table:table-cell office:value-type="float" office:value="176" table:style-name="ce1">
            <text:p>176</text:p>
          </table:table-cell>
          <table:table-cell office:value-type="float" office:value="25" table:style-name="ce1">
            <text:p>25</text:p>
          </table:table-cell>
          <table:table-cell office:value-type="float" office:value="0.05" table:style-name="ce1">
            <text:p>0,05</text:p>
          </table:table-cell>
          <table:table-cell office:value-type="float" office:value="104" table:style-name="ce2">
            <text:p>104</text:p>
          </table:table-cell>
          <table:table-cell office:value-type="float" office:value="18" table:style-name="ce1">
            <text:p>18</text:p>
          </table:table-cell>
          <table:table-cell office:value-type="float" office:value="0.09" table:style-name="ce1">
            <text:p>0,09</text:p>
          </table:table-cell>
          <table:table-cell office:value-type="float" office:value="895" table:style-name="ce1">
            <text:p>895</text:p>
          </table:table-cell>
          <table:table-cell office:value-type="float" office:value="24" table:style-name="ce1">
            <text:p>2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2" table:style-name="ce1">
            <text:p>242</text:p>
          </table:table-cell>
          <table:table-cell office:value-type="float" office:value="13" table:style-name="ce1">
            <text:p>13</text:p>
          </table:table-cell>
          <table:table-cell office:value-type="float" office:value="0.09" table:style-name="ce1">
            <text:p>0,09</text:p>
          </table:table-cell>
          <table:table-cell office:value-type="float" office:value="242" table:style-name="ce1">
            <text:p>242</text:p>
          </table:table-cell>
          <table:table-cell office:value-type="float" office:value="13" table:style-name="ce1">
            <text:p>13</text:p>
          </table:table-cell>
          <table:table-cell office:value-type="float" office:value="0.06" table:style-name="ce1">
            <text:p>0,06</text:p>
          </table:table-cell>
          <table:table-cell office:value-type="float" office:value="162" table:style-name="ce1">
            <text:p>162</text:p>
          </table:table-cell>
          <table:table-cell office:value-type="float" office:value="9" table:style-name="ce1">
            <text:p>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931" table:style-name="ce1">
            <text:p>931</text:p>
          </table:table-cell>
          <table:table-cell office:value-type="float" office:value="17" table:style-name="ce1">
            <text:p>17</text:p>
          </table:table-cell>
          <table:table-cell office:value-type="float" office:value="7.79" table:style-name="ce3">
            <text:p>7,79</text:p>
          </table:table-cell>
          <table:table-cell office:value-type="float" office:value="350840" table:style-name="ce3">
            <text:p>350840</text:p>
          </table:table-cell>
          <table:table-cell office:value-type="float" office:value="2041" table:style-name="ce3">
            <text:p>2041</text:p>
          </table:table-cell>
          <table:table-cell office:value-type="float" office:value="0.08" table:style-name="ce1">
            <text:p>0,08</text:p>
          </table:table-cell>
          <table:table-cell office:value-type="float" office:value="888" table:style-name="ce1">
            <text:p>888</text:p>
          </table:table-cell>
          <table:table-cell office:value-type="float" office:value="23" table:style-name="ce1">
            <text:p>23</text:p>
          </table:table-cell>
          <table:table-cell office:value-type="float" office:value="0.03" table:formula="of:=MIN([.$B243];[.$E243];[.$H243];[.$K243];[.$N243];[.$Q243];[.$T243];[.$W243];[.$Z243];[.$AC243];[.$AF243];[.$AI243];[.$AL243];[.$AO243];[.$AR243])" table:style-name="ce1">
            <text:p>0,03</text:p>
          </table:table-cell>
          <table:table-cell office:value-type="float" office:value="104" table:formula="of:=MIN([.$C243];[.$F243];[.$I243];[.$L243];[.$O243];[.$R243];[.$U243];[.$X243];[.$AA243];[.$AD243];[.$AG243];[.$AJ243];[.$AM243];[.$AP243];[.$AS243])" table:style-name="ce1">
            <text:p>104</text:p>
          </table:table-cell>
          <table:table-cell office:value-type="float" office:value="0" table:formula="of:=MIN([.$D243];[.$G243];[.$J243];[.$M243];[.$P243];[.$S243];[.$V243];[.$Y243];[.$AB243];[.$AE243];[.$AH243];[.$AK243];[.$AN243];[.$AQ243];[.$AT243])" table:style-name="ce1">
            <text:p>0</text:p>
          </table:table-cell>
          <table:table-cell office:value-type="float" office:value="7.0000000000000007E-2" table:formula="of:=MEDIAN([.$B243];[.$E243];[.$H243];[.$K243];[.$N243];[.$Q243];[.$T243];[.$W243];[.$Z243];[.$AC243];[.$AF243];[.$AI243];[.$AL243];[.$AO243];[.$AR243])" table:style-name="ce1">
            <text:p>0,07</text:p>
          </table:table-cell>
          <table:table-cell office:value-type="float" office:value="467" table:formula="of:=MEDIAN([.$C243];[.$F243];[.$I243];[.$L243];[.$O243];[.$R243];[.$U243];[.$X243];[.$AA243];[.$AD243];[.$AG243];[.$AJ243];[.$AM243];[.$AP243];[.$AS243])" table:style-name="ce1">
            <text:p>467</text:p>
          </table:table-cell>
          <table:table-cell office:value-type="float" office:value="17" table:formula="of:=MEDIAN([.$D243];[.$G243];[.$J243];[.$M243];[.$P243];[.$S243];[.$V243];[.$Y243];[.$AB243];[.$AE243];[.$AH243];[.$AK243];[.$AN243];[.$AQ243];[.$AT243])" table:style-name="ce1">
            <text:p>17</text:p>
          </table:table-cell>
          <table:table-cell office:value-type="float" office:value="7.79" table:formula="of:=MAX([.$B243];[.$E243];[.$H243];[.$K243];[.$N243];[.$Q243];[.$T243];[.$W243];[.$Z243];[.$AC243];[.$AF243];[.$AI243];[.$AL243];[.$AO243];[.$AR243])" table:style-name="ce1">
            <text:p>7,79</text:p>
          </table:table-cell>
          <table:table-cell office:value-type="float" office:value="350840" table:formula="of:=MAX([.$C243];[.$F243];[.$I243];[.$L243];[.$O243];[.$R243];[.$U243];[.$X243];[.$AA243];[.$AD243];[.$AG243];[.$AJ243];[.$AM243];[.$AP243];[.$AS243])" table:style-name="ce1">
            <text:p>350840</text:p>
          </table:table-cell>
          <table:table-cell office:value-type="float" office:value="2041" table:formula="of:=MAX([.$D243];[.$G243];[.$J243];[.$M243];[.$P243];[.$S243];[.$V243];[.$Y243];[.$AB243];[.$AE243];[.$AH243];[.$AK243];[.$AN243];[.$AQ243];[.$AT243])" table:style-name="ce1">
            <text:p>204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7_a1_w5_h19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3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,15</text:p>
          </table:table-cell>
          <table:table-cell office:value-type="float" office:value="7122" table:style-name="ce3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244];[.$E244];[.$H244];[.$K244];[.$N244];[.$Q244];[.$T244];[.$W244];[.$Z244];[.$AC244];[.$AF244];[.$AI244];[.$AL244];[.$AO244];[.$AR244])" table:style-name="ce1">
            <text:p>0</text:p>
          </table:table-cell>
          <table:table-cell office:value-type="float" office:value="3" table:formula="of:=MIN([.$C244];[.$F244];[.$I244];[.$L244];[.$O244];[.$R244];[.$U244];[.$X244];[.$AA244];[.$AD244];[.$AG244];[.$AJ244];[.$AM244];[.$AP244];[.$AS244])" table:style-name="ce1">
            <text:p>3</text:p>
          </table:table-cell>
          <table:table-cell office:value-type="float" office:value="0" table:formula="of:=MIN([.$D244];[.$G244];[.$J244];[.$M244];[.$P244];[.$S244];[.$V244];[.$Y244];[.$AB244];[.$AE244];[.$AH244];[.$AK244];[.$AN244];[.$AQ244];[.$AT244])" table:style-name="ce1">
            <text:p>0</text:p>
          </table:table-cell>
          <table:table-cell office:value-type="float" office:value="0" table:formula="of:=MEDIAN([.$B244];[.$E244];[.$H244];[.$K244];[.$N244];[.$Q244];[.$T244];[.$W244];[.$Z244];[.$AC244];[.$AF244];[.$AI244];[.$AL244];[.$AO244];[.$AR244])" table:style-name="ce1">
            <text:p>0</text:p>
          </table:table-cell>
          <table:table-cell office:value-type="float" office:value="11" table:formula="of:=MEDIAN([.$C244];[.$F244];[.$I244];[.$L244];[.$O244];[.$R244];[.$U244];[.$X244];[.$AA244];[.$AD244];[.$AG244];[.$AJ244];[.$AM244];[.$AP244];[.$AS244])" table:style-name="ce1">
            <text:p>11</text:p>
          </table:table-cell>
          <table:table-cell office:value-type="float" office:value="3" table:formula="of:=MEDIAN([.$D244];[.$G244];[.$J244];[.$M244];[.$P244];[.$S244];[.$V244];[.$Y244];[.$AB244];[.$AE244];[.$AH244];[.$AK244];[.$AN244];[.$AQ244];[.$AT244])" table:style-name="ce1">
            <text:p>3</text:p>
          </table:table-cell>
          <table:table-cell office:value-type="float" office:value="0.15" table:formula="of:=MAX([.$B244];[.$E244];[.$H244];[.$K244];[.$N244];[.$Q244];[.$T244];[.$W244];[.$Z244];[.$AC244];[.$AF244];[.$AI244];[.$AL244];[.$AO244];[.$AR244])" table:style-name="ce1">
            <text:p>0,15</text:p>
          </table:table-cell>
          <table:table-cell office:value-type="float" office:value="7122" table:formula="of:=MAX([.$C244];[.$F244];[.$I244];[.$L244];[.$O244];[.$R244];[.$U244];[.$X244];[.$AA244];[.$AD244];[.$AG244];[.$AJ244];[.$AM244];[.$AP244];[.$AS244])" table:style-name="ce1">
            <text:p>7122</text:p>
          </table:table-cell>
          <table:table-cell office:value-type="float" office:value="12" table:formula="of:=MAX([.$D244];[.$G244];[.$J244];[.$M244];[.$P244];[.$S244];[.$V244];[.$Y244];[.$AB244];[.$AE244];[.$AH244];[.$AK244];[.$AN244];[.$AQ244];[.$AT244])" table:style-name="ce1">
            <text:p>1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7_a2_w5_h28.lp</text:p>
          </table:table-cell>
          <table:table-cell office:value-type="float" office:value="0.02" table:style-name="ce1">
            <text:p>0,02</text:p>
          </table:table-cell>
          <table:table-cell office:value-type="float" office:value="529" table:style-name="ce1">
            <text:p>529</text:p>
          </table:table-cell>
          <table:table-cell office:value-type="float" office:value="37" table:style-name="ce3">
            <text:p>37</text:p>
          </table:table-cell>
          <table:table-cell office:value-type="float" office:value="0.01" table:style-name="ce1">
            <text:p>0,01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322" table:style-name="ce1">
            <text:p>322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2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176" table:style-name="ce1">
            <text:p>176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176" table:style-name="ce1">
            <text:p>176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0.04" table:style-name="ce1">
            <text:p>0,04</text:p>
          </table:table-cell>
          <table:table-cell office:value-type="float" office:value="350" table:style-name="ce1">
            <text:p>350</text:p>
          </table:table-cell>
          <table:table-cell office:value-type="float" office:value="17" table:style-name="ce1">
            <text:p>17</text:p>
          </table:table-cell>
          <table:table-cell office:value-type="float" office:value="0.88" table:style-name="ce1">
            <text:p>0,88</text:p>
          </table:table-cell>
          <table:table-cell office:value-type="float" office:value="24596" table:style-name="ce3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0.02" table:style-name="ce1">
            <text:p>0,02</text:p>
          </table:table-cell>
          <table:table-cell office:value-type="float" office:value="321" table:style-name="ce1">
            <text:p>321</text:p>
          </table:table-cell>
          <table:table-cell office:value-type="float" office:value="17" table:style-name="ce1">
            <text:p>17</text:p>
          </table:table-cell>
          <table:table-cell office:value-type="float" office:value="0.01" table:formula="of:=MIN([.$B245];[.$E245];[.$H245];[.$K245];[.$N245];[.$Q245];[.$T245];[.$W245];[.$Z245];[.$AC245];[.$AF245];[.$AI245];[.$AL245];[.$AO245];[.$AR245])" table:style-name="ce1">
            <text:p>0,01</text:p>
          </table:table-cell>
          <table:table-cell office:value-type="float" office:value="27" table:formula="of:=MIN([.$C245];[.$F245];[.$I245];[.$L245];[.$O245];[.$R245];[.$U245];[.$X245];[.$AA245];[.$AD245];[.$AG245];[.$AJ245];[.$AM245];[.$AP245];[.$AS245])" table:style-name="ce1">
            <text:p>27</text:p>
          </table:table-cell>
          <table:table-cell office:value-type="float" office:value="1" table:formula="of:=MIN([.$D245];[.$G245];[.$J245];[.$M245];[.$P245];[.$S245];[.$V245];[.$Y245];[.$AB245];[.$AE245];[.$AH245];[.$AK245];[.$AN245];[.$AQ245];[.$AT245])" table:style-name="ce1">
            <text:p>1</text:p>
          </table:table-cell>
          <table:table-cell office:value-type="float" office:value="0.02" table:formula="of:=MEDIAN([.$B245];[.$E245];[.$H245];[.$K245];[.$N245];[.$Q245];[.$T245];[.$W245];[.$Z245];[.$AC245];[.$AF245];[.$AI245];[.$AL245];[.$AO245];[.$AR245])" table:style-name="ce1">
            <text:p>0,02</text:p>
          </table:table-cell>
          <table:table-cell office:value-type="float" office:value="176" table:formula="of:=MEDIAN([.$C245];[.$F245];[.$I245];[.$L245];[.$O245];[.$R245];[.$U245];[.$X245];[.$AA245];[.$AD245];[.$AG245];[.$AJ245];[.$AM245];[.$AP245];[.$AS245])" table:style-name="ce1">
            <text:p>176</text:p>
          </table:table-cell>
          <table:table-cell office:value-type="float" office:value="17" table:formula="of:=MEDIAN([.$D245];[.$G245];[.$J245];[.$M245];[.$P245];[.$S245];[.$V245];[.$Y245];[.$AB245];[.$AE245];[.$AH245];[.$AK245];[.$AN245];[.$AQ245];[.$AT245])" table:style-name="ce1">
            <text:p>17</text:p>
          </table:table-cell>
          <table:table-cell office:value-type="float" office:value="0.88" table:formula="of:=MAX([.$B245];[.$E245];[.$H245];[.$K245];[.$N245];[.$Q245];[.$T245];[.$W245];[.$Z245];[.$AC245];[.$AF245];[.$AI245];[.$AL245];[.$AO245];[.$AR245])" table:style-name="ce1">
            <text:p>0,88</text:p>
          </table:table-cell>
          <table:table-cell office:value-type="float" office:value="24596" table:formula="of:=MAX([.$C245];[.$F245];[.$I245];[.$L245];[.$O245];[.$R245];[.$U245];[.$X245];[.$AA245];[.$AD245];[.$AG245];[.$AJ245];[.$AM245];[.$AP245];[.$AS245])" table:style-name="ce1">
            <text:p>24596</text:p>
          </table:table-cell>
          <table:table-cell office:value-type="float" office:value="37" table:formula="of:=MAX([.$D245];[.$G245];[.$J245];[.$M245];[.$P245];[.$S245];[.$V245];[.$Y245];[.$AB245];[.$AE245];[.$AH245];[.$AK245];[.$AN245];[.$AQ245];[.$AT245])" table:style-name="ce1">
            <text:p>3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7_a3_w5_h32.lp</text:p>
          </table:table-cell>
          <table:table-cell office:value-type="float" office:value="0.24" table:style-name="ce1">
            <text:p>0,24</text:p>
          </table:table-cell>
          <table:table-cell office:value-type="float" office:value="7497" table:style-name="ce1">
            <text:p>7497</text:p>
          </table:table-cell>
          <table:table-cell office:value-type="float" office:value="190" table:style-name="ce1">
            <text:p>190</text:p>
          </table:table-cell>
          <table:table-cell office:value-type="float" office:value="0.03" table:style-name="ce2">
            <text:p>0,03</text:p>
          </table:table-cell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936" table:style-name="ce1">
            <text:p>936</text:p>
          </table:table-cell>
          <table:table-cell office:value-type="float" office:value="2" table:style-name="ce2">
            <text:p>2</text:p>
          </table:table-cell>
          <table:table-cell office:value-type="float" office:value="0.03" table:style-name="ce2">
            <text:p>0,03</text:p>
          </table:table-cell>
          <table:table-cell office:value-type="float" office:value="175" table:style-name="ce1">
            <text:p>175</text:p>
          </table:table-cell>
          <table:table-cell office:value-type="float" office:value="4" table:style-name="ce1">
            <text:p>4</text:p>
          </table:table-cell>
          <table:table-cell office:value-type="float" office:value="0.12" table:style-name="ce1">
            <text:p>0,12</text:p>
          </table:table-cell>
          <table:table-cell office:value-type="float" office:value="627" table:style-name="ce1">
            <text:p>627</text:p>
          </table:table-cell>
          <table:table-cell office:value-type="float" office:value="23" table:style-name="ce1">
            <text:p>23</text:p>
          </table:table-cell>
          <table:table-cell office:value-type="float" office:value="0.03" table:style-name="ce2">
            <text:p>0,03</text:p>
          </table:table-cell>
          <table:table-cell office:value-type="float" office:value="3039" table:style-name="ce1">
            <text:p>3039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117" table:style-name="ce1">
            <text:p>117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110" table:style-name="ce2">
            <text:p>110</text:p>
          </table:table-cell>
          <table:table-cell office:value-type="float" office:value="16" table:style-name="ce1">
            <text:p>16</text:p>
          </table:table-cell>
          <table:table-cell office:value-type="float" office:value="0.09" table:style-name="ce1">
            <text:p>0,09</text:p>
          </table:table-cell>
          <table:table-cell office:value-type="float" office:value="629" table:style-name="ce1">
            <text:p>629</text:p>
          </table:table-cell>
          <table:table-cell office:value-type="float" office:value="23" table:style-name="ce1">
            <text:p>23</text:p>
          </table:table-cell>
          <table:table-cell office:value-type="float" office:value="0.08" table:style-name="ce1">
            <text:p>0,08</text:p>
          </table:table-cell>
          <table:table-cell office:value-type="float" office:value="528" table:style-name="ce1">
            <text:p>528</text:p>
          </table:table-cell>
          <table:table-cell office:value-type="float" office:value="21" table:style-name="ce1">
            <text:p>21</text:p>
          </table:table-cell>
          <table:table-cell office:value-type="float" office:value="0.09" table:style-name="ce1">
            <text:p>0,09</text:p>
          </table:table-cell>
          <table:table-cell office:value-type="float" office:value="528" table:style-name="ce1">
            <text:p>528</text:p>
          </table:table-cell>
          <table:table-cell office:value-type="float" office:value="21" table:style-name="ce1">
            <text:p>21</text:p>
          </table:table-cell>
          <table:table-cell office:value-type="float" office:value="0.05" table:style-name="ce1">
            <text:p>0,05</text:p>
          </table:table-cell>
          <table:table-cell office:value-type="float" office:value="174" table:style-name="ce1">
            <text:p>174</text:p>
          </table:table-cell>
          <table:table-cell office:value-type="float" office:value="23" table:style-name="ce1">
            <text:p>23</text:p>
          </table:table-cell>
          <table:table-cell office:value-type="float" office:value="0.21" table:style-name="ce1">
            <text:p>0,21</text:p>
          </table:table-cell>
          <table:table-cell office:value-type="float" office:value="1169" table:style-name="ce1">
            <text:p>1169</text:p>
          </table:table-cell>
          <table:table-cell office:value-type="float" office:value="23" table:style-name="ce1">
            <text:p>23</text:p>
          </table:table-cell>
          <table:table-cell office:value-type="float" office:value="11.02" table:style-name="ce3">
            <text:p>11,02</text:p>
          </table:table-cell>
          <table:table-cell office:value-type="float" office:value="319663" table:style-name="ce3">
            <text:p>319663</text:p>
          </table:table-cell>
          <table:table-cell office:value-type="float" office:value="1799" table:style-name="ce3">
            <text:p>1799</text:p>
          </table:table-cell>
          <table:table-cell office:value-type="float" office:value="0.09" table:style-name="ce1">
            <text:p>0,09</text:p>
          </table:table-cell>
          <table:table-cell office:value-type="float" office:value="627" table:style-name="ce1">
            <text:p>627</text:p>
          </table:table-cell>
          <table:table-cell office:value-type="float" office:value="23" table:style-name="ce1">
            <text:p>23</text:p>
          </table:table-cell>
          <table:table-cell office:value-type="float" office:value="0.03" table:formula="of:=MIN([.$B246];[.$E246];[.$H246];[.$K246];[.$N246];[.$Q246];[.$T246];[.$W246];[.$Z246];[.$AC246];[.$AF246];[.$AI246];[.$AL246];[.$AO246];[.$AR246])" table:style-name="ce1">
            <text:p>0,03</text:p>
          </table:table-cell>
          <table:table-cell office:value-type="float" office:value="110" table:formula="of:=MIN([.$C246];[.$F246];[.$I246];[.$L246];[.$O246];[.$R246];[.$U246];[.$X246];[.$AA246];[.$AD246];[.$AG246];[.$AJ246];[.$AM246];[.$AP246];[.$AS246])" table:style-name="ce1">
            <text:p>110</text:p>
          </table:table-cell>
          <table:table-cell office:value-type="float" office:value="2" table:formula="of:=MIN([.$D246];[.$G246];[.$J246];[.$M246];[.$P246];[.$S246];[.$V246];[.$Y246];[.$AB246];[.$AE246];[.$AH246];[.$AK246];[.$AN246];[.$AQ246];[.$AT246])" table:style-name="ce1">
            <text:p>2</text:p>
          </table:table-cell>
          <table:table-cell office:value-type="float" office:value="0.08" table:formula="of:=MEDIAN([.$B246];[.$E246];[.$H246];[.$K246];[.$N246];[.$Q246];[.$T246];[.$W246];[.$Z246];[.$AC246];[.$AF246];[.$AI246];[.$AL246];[.$AO246];[.$AR246])" table:style-name="ce1">
            <text:p>0,08</text:p>
          </table:table-cell>
          <table:table-cell office:value-type="float" office:value="627" table:formula="of:=MEDIAN([.$C246];[.$F246];[.$I246];[.$L246];[.$O246];[.$R246];[.$U246];[.$X246];[.$AA246];[.$AD246];[.$AG246];[.$AJ246];[.$AM246];[.$AP246];[.$AS246])" table:style-name="ce1">
            <text:p>627</text:p>
          </table:table-cell>
          <table:table-cell office:value-type="float" office:value="21" table:formula="of:=MEDIAN([.$D246];[.$G246];[.$J246];[.$M246];[.$P246];[.$S246];[.$V246];[.$Y246];[.$AB246];[.$AE246];[.$AH246];[.$AK246];[.$AN246];[.$AQ246];[.$AT246])" table:style-name="ce1">
            <text:p>21</text:p>
          </table:table-cell>
          <table:table-cell office:value-type="float" office:value="11.02" table:formula="of:=MAX([.$B246];[.$E246];[.$H246];[.$K246];[.$N246];[.$Q246];[.$T246];[.$W246];[.$Z246];[.$AC246];[.$AF246];[.$AI246];[.$AL246];[.$AO246];[.$AR246])" table:style-name="ce1">
            <text:p>11,02</text:p>
          </table:table-cell>
          <table:table-cell office:value-type="float" office:value="319663" table:formula="of:=MAX([.$C246];[.$F246];[.$I246];[.$L246];[.$O246];[.$R246];[.$U246];[.$X246];[.$AA246];[.$AD246];[.$AG246];[.$AJ246];[.$AM246];[.$AP246];[.$AS246])" table:style-name="ce1">
            <text:p>319663</text:p>
          </table:table-cell>
          <table:table-cell office:value-type="float" office:value="1799" table:formula="of:=MAX([.$D246];[.$G246];[.$J246];[.$M246];[.$P246];[.$S246];[.$V246];[.$Y246];[.$AB246];[.$AE246];[.$AH246];[.$AK246];[.$AN246];[.$AQ246];[.$AT246])" table:style-name="ce1">
            <text:p>179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8_a1_w5_h37.lp</text:p>
          </table:table-cell>
          <table:table-cell office:value-type="float" office:value="0.02" table:style-name="ce1">
            <text:p>0,02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3">
            <text:p>25</text:p>
          </table:table-cell>
          <table:table-cell office:value-type="float" office:value="0.02" table:style-name="ce1">
            <text:p>0,0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51" table:style-name="ce1">
            <text:p>251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2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0.04" table:style-name="ce1">
            <text:p>0,04</text:p>
          </table:table-cell>
          <table:table-cell office:value-type="float" office:value="193" table:style-name="ce1">
            <text:p>193</text:p>
          </table:table-cell>
          <table:table-cell office:value-type="float" office:value="15" table:style-name="ce1">
            <text:p>15</text:p>
          </table:table-cell>
          <table:table-cell office:value-type="float" office:value="0.5" table:style-name="ce1">
            <text:p>0,5</text:p>
          </table:table-cell>
          <table:table-cell office:value-type="float" office:value="16587" table:style-name="ce3">
            <text:p>16587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251" table:style-name="ce1">
            <text:p>251</text:p>
          </table:table-cell>
          <table:table-cell office:value-type="float" office:value="15" table:style-name="ce1">
            <text:p>15</text:p>
          </table:table-cell>
          <table:table-cell office:value-type="float" office:value="0.01" table:formula="of:=MIN([.$B247];[.$E247];[.$H247];[.$K247];[.$N247];[.$Q247];[.$T247];[.$W247];[.$Z247];[.$AC247];[.$AF247];[.$AI247];[.$AL247];[.$AO247];[.$AR247])" table:style-name="ce1">
            <text:p>0,01</text:p>
          </table:table-cell>
          <table:table-cell office:value-type="float" office:value="16" table:formula="of:=MIN([.$C247];[.$F247];[.$I247];[.$L247];[.$O247];[.$R247];[.$U247];[.$X247];[.$AA247];[.$AD247];[.$AG247];[.$AJ247];[.$AM247];[.$AP247];[.$AS247])" table:style-name="ce1">
            <text:p>16</text:p>
          </table:table-cell>
          <table:table-cell office:value-type="float" office:value="4" table:formula="of:=MIN([.$D247];[.$G247];[.$J247];[.$M247];[.$P247];[.$S247];[.$V247];[.$Y247];[.$AB247];[.$AE247];[.$AH247];[.$AK247];[.$AN247];[.$AQ247];[.$AT247])" table:style-name="ce1">
            <text:p>4</text:p>
          </table:table-cell>
          <table:table-cell office:value-type="float" office:value="0.03" table:formula="of:=MEDIAN([.$B247];[.$E247];[.$H247];[.$K247];[.$N247];[.$Q247];[.$T247];[.$W247];[.$Z247];[.$AC247];[.$AF247];[.$AI247];[.$AL247];[.$AO247];[.$AR247])" table:style-name="ce1">
            <text:p>0,03</text:p>
          </table:table-cell>
          <table:table-cell office:value-type="float" office:value="59" table:formula="of:=MEDIAN([.$C247];[.$F247];[.$I247];[.$L247];[.$O247];[.$R247];[.$U247];[.$X247];[.$AA247];[.$AD247];[.$AG247];[.$AJ247];[.$AM247];[.$AP247];[.$AS247])" table:style-name="ce1">
            <text:p>59</text:p>
          </table:table-cell>
          <table:table-cell office:value-type="float" office:value="10" table:formula="of:=MEDIAN([.$D247];[.$G247];[.$J247];[.$M247];[.$P247];[.$S247];[.$V247];[.$Y247];[.$AB247];[.$AE247];[.$AH247];[.$AK247];[.$AN247];[.$AQ247];[.$AT247])" table:style-name="ce1">
            <text:p>10</text:p>
          </table:table-cell>
          <table:table-cell office:value-type="float" office:value="0.5" table:formula="of:=MAX([.$B247];[.$E247];[.$H247];[.$K247];[.$N247];[.$Q247];[.$T247];[.$W247];[.$Z247];[.$AC247];[.$AF247];[.$AI247];[.$AL247];[.$AO247];[.$AR247])" table:style-name="ce1">
            <text:p>0,5</text:p>
          </table:table-cell>
          <table:table-cell office:value-type="float" office:value="16587" table:formula="of:=MAX([.$C247];[.$F247];[.$I247];[.$L247];[.$O247];[.$R247];[.$U247];[.$X247];[.$AA247];[.$AD247];[.$AG247];[.$AJ247];[.$AM247];[.$AP247];[.$AS247])" table:style-name="ce1">
            <text:p>16587</text:p>
          </table:table-cell>
          <table:table-cell office:value-type="float" office:value="25" table:formula="of:=MAX([.$D247];[.$G247];[.$J247];[.$M247];[.$P247];[.$S247];[.$V247];[.$Y247];[.$AB247];[.$AE247];[.$AH247];[.$AK247];[.$AN247];[.$AQ247];[.$AT247])" table:style-name="ce1">
            <text:p>2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8_a2_w5_h20.lp</text:p>
          </table:table-cell>
          <table:table-cell office:value-type="float" office:value="0.04" table:style-name="ce1">
            <text:p>0,04</text:p>
          </table:table-cell>
          <table:table-cell office:value-type="float" office:value="1196" table:style-name="ce1">
            <text:p>1196</text:p>
          </table:table-cell>
          <table:table-cell office:value-type="float" office:value="59" table:style-name="ce3">
            <text:p>59</text:p>
          </table:table-cell>
          <table:table-cell office:value-type="float" office:value="0.02" table:style-name="ce1">
            <text:p>0,02</text:p>
          </table:table-cell>
          <table:table-cell office:value-type="float" office:value="192" table:style-name="ce1">
            <text:p>192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457" table:style-name="ce1">
            <text:p>457</text:p>
          </table:table-cell>
          <table:table-cell office:value-type="float" office:value="2" table:style-name="ce2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12" table:style-name="ce1">
            <text:p>712</text:p>
          </table:table-cell>
          <table:table-cell office:value-type="float" office:value="2" table:style-name="ce2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2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69" table:style-name="ce1">
            <text:p>169</text:p>
          </table:table-cell>
          <table:table-cell office:value-type="float" office:value="4" table:style-name="ce1">
            <text:p>4</text:p>
          </table:table-cell>
          <table:table-cell office:value-type="float" office:value="0.3" table:style-name="ce1">
            <text:p>0,3</text:p>
          </table:table-cell>
          <table:table-cell office:value-type="float" office:value="18619" table:style-name="ce3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0.01" table:formula="of:=MIN([.$B248];[.$E248];[.$H248];[.$K248];[.$N248];[.$Q248];[.$T248];[.$W248];[.$Z248];[.$AC248];[.$AF248];[.$AI248];[.$AL248];[.$AO248];[.$AR248])" table:style-name="ce1">
            <text:p>0,01</text:p>
          </table:table-cell>
          <table:table-cell office:value-type="float" office:value="24" table:formula="of:=MIN([.$C248];[.$F248];[.$I248];[.$L248];[.$O248];[.$R248];[.$U248];[.$X248];[.$AA248];[.$AD248];[.$AG248];[.$AJ248];[.$AM248];[.$AP248];[.$AS248])" table:style-name="ce1">
            <text:p>24</text:p>
          </table:table-cell>
          <table:table-cell office:value-type="float" office:value="2" table:formula="of:=MIN([.$D248];[.$G248];[.$J248];[.$M248];[.$P248];[.$S248];[.$V248];[.$Y248];[.$AB248];[.$AE248];[.$AH248];[.$AK248];[.$AN248];[.$AQ248];[.$AT248])" table:style-name="ce1">
            <text:p>2</text:p>
          </table:table-cell>
          <table:table-cell office:value-type="float" office:value="0.01" table:formula="of:=MEDIAN([.$B248];[.$E248];[.$H248];[.$K248];[.$N248];[.$Q248];[.$T248];[.$W248];[.$Z248];[.$AC248];[.$AF248];[.$AI248];[.$AL248];[.$AO248];[.$AR248])" table:style-name="ce1">
            <text:p>0,01</text:p>
          </table:table-cell>
          <table:table-cell office:value-type="float" office:value="192" table:formula="of:=MEDIAN([.$C248];[.$F248];[.$I248];[.$L248];[.$O248];[.$R248];[.$U248];[.$X248];[.$AA248];[.$AD248];[.$AG248];[.$AJ248];[.$AM248];[.$AP248];[.$AS248])" table:style-name="ce1">
            <text:p>192</text:p>
          </table:table-cell>
          <table:table-cell office:value-type="float" office:value="4" table:formula="of:=MEDIAN([.$D248];[.$G248];[.$J248];[.$M248];[.$P248];[.$S248];[.$V248];[.$Y248];[.$AB248];[.$AE248];[.$AH248];[.$AK248];[.$AN248];[.$AQ248];[.$AT248])" table:style-name="ce1">
            <text:p>4</text:p>
          </table:table-cell>
          <table:table-cell office:value-type="float" office:value="0.3" table:formula="of:=MAX([.$B248];[.$E248];[.$H248];[.$K248];[.$N248];[.$Q248];[.$T248];[.$W248];[.$Z248];[.$AC248];[.$AF248];[.$AI248];[.$AL248];[.$AO248];[.$AR248])" table:style-name="ce1">
            <text:p>0,3</text:p>
          </table:table-cell>
          <table:table-cell office:value-type="float" office:value="18619" table:formula="of:=MAX([.$C248];[.$F248];[.$I248];[.$L248];[.$O248];[.$R248];[.$U248];[.$X248];[.$AA248];[.$AD248];[.$AG248];[.$AJ248];[.$AM248];[.$AP248];[.$AS248])" table:style-name="ce1">
            <text:p>18619</text:p>
          </table:table-cell>
          <table:table-cell office:value-type="float" office:value="59" table:formula="of:=MAX([.$D248];[.$G248];[.$J248];[.$M248];[.$P248];[.$S248];[.$V248];[.$Y248];[.$AB248];[.$AE248];[.$AH248];[.$AK248];[.$AN248];[.$AQ248];[.$AT248])" table:style-name="ce1">
            <text:p>5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8_a3_w5_h31.lp</text:p>
          </table:table-cell>
          <table:table-cell office:value-type="float" office:value="0.21" table:style-name="ce1">
            <text:p>0,21</text:p>
          </table:table-cell>
          <table:table-cell office:value-type="float" office:value="3824" table:style-name="ce1">
            <text:p>3824</text:p>
          </table:table-cell>
          <table:table-cell office:value-type="float" office:value="154" table:style-name="ce3">
            <text:p>15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308" table:style-name="ce1">
            <text:p>1308</text:p>
          </table:table-cell>
          <table:table-cell office:value-type="float" office:value="4" table:style-name="ce2">
            <text:p>4</text:p>
          </table:table-cell>
          <table:table-cell office:value-type="float" office:value="0.03" table:style-name="ce2">
            <text:p>0,03</text:p>
          </table:table-cell>
          <table:table-cell office:value-type="float" office:value="535" table:style-name="ce1">
            <text:p>535</text:p>
          </table:table-cell>
          <table:table-cell office:value-type="float" office:value="7" table:style-name="ce1">
            <text:p>7</text:p>
          </table:table-cell>
          <table:table-cell office:value-type="float" office:value="0.05" table:style-name="ce1">
            <text:p>0,05</text:p>
          </table:table-cell>
          <table:table-cell office:value-type="float" office:value="139" table:style-name="ce1">
            <text:p>139</text:p>
          </table:table-cell>
          <table:table-cell office:value-type="float" office:value="5" table:style-name="ce1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630" table:style-name="ce1">
            <text:p>630</text:p>
          </table:table-cell>
          <table:table-cell office:value-type="float" office:value="12" table:style-name="ce1">
            <text:p>12</text:p>
          </table:table-cell>
          <table:table-cell office:value-type="float" office:value="0.05" table:style-name="ce1">
            <text:p>0,05</text:p>
          </table:table-cell>
          <table:table-cell office:value-type="float" office:value="3618" table:style-name="ce1">
            <text:p>3618</text:p>
          </table:table-cell>
          <table:table-cell office:value-type="float" office:value="4" table:style-name="ce2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73" table:style-name="ce1">
            <text:p>173</text:p>
          </table:table-cell>
          <table:table-cell office:value-type="float" office:value="19" table:style-name="ce1">
            <text:p>19</text:p>
          </table:table-cell>
          <table:table-cell office:value-type="float" office:value="0.06" table:style-name="ce1">
            <text:p>0,06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2">
            <text:p>0,03</text:p>
          </table:table-cell>
          <table:table-cell office:value-type="float" office:value="124" table:style-name="ce2">
            <text:p>124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2">
            <text:p>0,03</text:p>
          </table:table-cell>
          <table:table-cell office:value-type="float" office:value="124" table:style-name="ce2">
            <text:p>124</text:p>
          </table:table-cell>
          <table:table-cell office:value-type="float" office:value="9" table:style-name="ce1">
            <text:p>9</text:p>
          </table:table-cell>
          <table:table-cell office:value-type="float" office:value="0.17" table:style-name="ce1">
            <text:p>0,17</text:p>
          </table:table-cell>
          <table:table-cell office:value-type="float" office:value="787" table:style-name="ce1">
            <text:p>787</text:p>
          </table:table-cell>
          <table:table-cell office:value-type="float" office:value="11" table:style-name="ce1">
            <text:p>11</text:p>
          </table:table-cell>
          <table:table-cell office:value-type="float" office:value="0.09" table:style-name="ce1">
            <text:p>0,09</text:p>
          </table:table-cell>
          <table:table-cell office:value-type="float" office:value="306" table:style-name="ce1">
            <text:p>306</text:p>
          </table:table-cell>
          <table:table-cell office:value-type="float" office:value="11" table:style-name="ce1">
            <text:p>11</text:p>
          </table:table-cell>
          <table:table-cell office:value-type="float" office:value="2.62" table:style-name="ce3">
            <text:p>2,62</text:p>
          </table:table-cell>
          <table:table-cell office:value-type="float" office:value="82769" table:style-name="ce3">
            <text:p>82769</text:p>
          </table:table-cell>
          <table:table-cell office:value-type="float" office:value="39" table:style-name="ce1">
            <text:p>39</text:p>
          </table:table-cell>
          <table:table-cell office:value-type="float" office:value="0.04" table:style-name="ce1">
            <text:p>0,04</text:p>
          </table:table-cell>
          <table:table-cell office:value-type="float" office:value="630" table:style-name="ce1">
            <text:p>630</text:p>
          </table:table-cell>
          <table:table-cell office:value-type="float" office:value="12" table:style-name="ce1">
            <text:p>12</text:p>
          </table:table-cell>
          <table:table-cell office:value-type="float" office:value="0.03" table:formula="of:=MIN([.$B249];[.$E249];[.$H249];[.$K249];[.$N249];[.$Q249];[.$T249];[.$W249];[.$Z249];[.$AC249];[.$AF249];[.$AI249];[.$AL249];[.$AO249];[.$AR249])" table:style-name="ce1">
            <text:p>0,03</text:p>
          </table:table-cell>
          <table:table-cell office:value-type="float" office:value="124" table:formula="of:=MIN([.$C249];[.$F249];[.$I249];[.$L249];[.$O249];[.$R249];[.$U249];[.$X249];[.$AA249];[.$AD249];[.$AG249];[.$AJ249];[.$AM249];[.$AP249];[.$AS249])" table:style-name="ce1">
            <text:p>124</text:p>
          </table:table-cell>
          <table:table-cell office:value-type="float" office:value="4" table:formula="of:=MIN([.$D249];[.$G249];[.$J249];[.$M249];[.$P249];[.$S249];[.$V249];[.$Y249];[.$AB249];[.$AE249];[.$AH249];[.$AK249];[.$AN249];[.$AQ249];[.$AT249])" table:style-name="ce1">
            <text:p>4</text:p>
          </table:table-cell>
          <table:table-cell office:value-type="float" office:value="0.05" table:formula="of:=MEDIAN([.$B249];[.$E249];[.$H249];[.$K249];[.$N249];[.$Q249];[.$T249];[.$W249];[.$Z249];[.$AC249];[.$AF249];[.$AI249];[.$AL249];[.$AO249];[.$AR249])" table:style-name="ce1">
            <text:p>0,05</text:p>
          </table:table-cell>
          <table:table-cell office:value-type="float" office:value="630" table:formula="of:=MEDIAN([.$C249];[.$F249];[.$I249];[.$L249];[.$O249];[.$R249];[.$U249];[.$X249];[.$AA249];[.$AD249];[.$AG249];[.$AJ249];[.$AM249];[.$AP249];[.$AS249])" table:style-name="ce1">
            <text:p>630</text:p>
          </table:table-cell>
          <table:table-cell office:value-type="float" office:value="11" table:formula="of:=MEDIAN([.$D249];[.$G249];[.$J249];[.$M249];[.$P249];[.$S249];[.$V249];[.$Y249];[.$AB249];[.$AE249];[.$AH249];[.$AK249];[.$AN249];[.$AQ249];[.$AT249])" table:style-name="ce1">
            <text:p>11</text:p>
          </table:table-cell>
          <table:table-cell office:value-type="float" office:value="2.62" table:formula="of:=MAX([.$B249];[.$E249];[.$H249];[.$K249];[.$N249];[.$Q249];[.$T249];[.$W249];[.$Z249];[.$AC249];[.$AF249];[.$AI249];[.$AL249];[.$AO249];[.$AR249])" table:style-name="ce1">
            <text:p>2,62</text:p>
          </table:table-cell>
          <table:table-cell office:value-type="float" office:value="82769" table:formula="of:=MAX([.$C249];[.$F249];[.$I249];[.$L249];[.$O249];[.$R249];[.$U249];[.$X249];[.$AA249];[.$AD249];[.$AG249];[.$AJ249];[.$AM249];[.$AP249];[.$AS249])" table:style-name="ce1">
            <text:p>82769</text:p>
          </table:table-cell>
          <table:table-cell office:value-type="float" office:value="154" table:formula="of:=MAX([.$D249];[.$G249];[.$J249];[.$M249];[.$P249];[.$S249];[.$V249];[.$Y249];[.$AB249];[.$AE249];[.$AH249];[.$AK249];[.$AN249];[.$AQ249];[.$AT249])" table:style-name="ce1">
            <text:p>15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9_a1_w5_h11.l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4888" table:style-name="ce3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250];[.$E250];[.$H250];[.$K250];[.$N250];[.$Q250];[.$T250];[.$W250];[.$Z250];[.$AC250];[.$AF250];[.$AI250];[.$AL250];[.$AO250];[.$AR250])" table:style-name="ce1">
            <text:p>0</text:p>
          </table:table-cell>
          <table:table-cell office:value-type="float" office:value="2" table:formula="of:=MIN([.$C250];[.$F250];[.$I250];[.$L250];[.$O250];[.$R250];[.$U250];[.$X250];[.$AA250];[.$AD250];[.$AG250];[.$AJ250];[.$AM250];[.$AP250];[.$AS250])" table:style-name="ce1">
            <text:p>2</text:p>
          </table:table-cell>
          <table:table-cell office:value-type="float" office:value="0" table:formula="of:=MIN([.$D250];[.$G250];[.$J250];[.$M250];[.$P250];[.$S250];[.$V250];[.$Y250];[.$AB250];[.$AE250];[.$AH250];[.$AK250];[.$AN250];[.$AQ250];[.$AT250])" table:style-name="ce1">
            <text:p>0</text:p>
          </table:table-cell>
          <table:table-cell office:value-type="float" office:value="0" table:formula="of:=MEDIAN([.$B250];[.$E250];[.$H250];[.$K250];[.$N250];[.$Q250];[.$T250];[.$W250];[.$Z250];[.$AC250];[.$AF250];[.$AI250];[.$AL250];[.$AO250];[.$AR250])" table:style-name="ce1">
            <text:p>0</text:p>
          </table:table-cell>
          <table:table-cell office:value-type="float" office:value="10" table:formula="of:=MEDIAN([.$C250];[.$F250];[.$I250];[.$L250];[.$O250];[.$R250];[.$U250];[.$X250];[.$AA250];[.$AD250];[.$AG250];[.$AJ250];[.$AM250];[.$AP250];[.$AS250])" table:style-name="ce1">
            <text:p>10</text:p>
          </table:table-cell>
          <table:table-cell office:value-type="float" office:value="2" table:formula="of:=MEDIAN([.$D250];[.$G250];[.$J250];[.$M250];[.$P250];[.$S250];[.$V250];[.$Y250];[.$AB250];[.$AE250];[.$AH250];[.$AK250];[.$AN250];[.$AQ250];[.$AT250])" table:style-name="ce1">
            <text:p>2</text:p>
          </table:table-cell>
          <table:table-cell office:value-type="float" office:value="0.08" table:formula="of:=MAX([.$B250];[.$E250];[.$H250];[.$K250];[.$N250];[.$Q250];[.$T250];[.$W250];[.$Z250];[.$AC250];[.$AF250];[.$AI250];[.$AL250];[.$AO250];[.$AR250])" table:style-name="ce1">
            <text:p>0,08</text:p>
          </table:table-cell>
          <table:table-cell office:value-type="float" office:value="4888" table:formula="of:=MAX([.$C250];[.$F250];[.$I250];[.$L250];[.$O250];[.$R250];[.$U250];[.$X250];[.$AA250];[.$AD250];[.$AG250];[.$AJ250];[.$AM250];[.$AP250];[.$AS250])" table:style-name="ce1">
            <text:p>4888</text:p>
          </table:table-cell>
          <table:table-cell office:value-type="float" office:value="4" table:formula="of:=MAX([.$D250];[.$G250];[.$J250];[.$M250];[.$P250];[.$S250];[.$V250];[.$Y250];[.$AB250];[.$AE250];[.$AH250];[.$AK250];[.$AN250];[.$AQ250];[.$AT250])" table:style-name="ce1">
            <text:p>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9_a2_w5_h32.lp</text:p>
          </table:table-cell>
          <table:table-cell office:value-type="float" office:value="0.12" table:style-name="ce1">
            <text:p>0,12</text:p>
          </table:table-cell>
          <table:table-cell office:value-type="float" office:value="3139" table:style-name="ce1">
            <text:p>3139</text:p>
          </table:table-cell>
          <table:table-cell office:value-type="float" office:value="127" table:style-name="ce3">
            <text:p>127</text:p>
          </table:table-cell>
          <table:table-cell office:value-type="float" office:value="0.03" table:style-name="ce1">
            <text:p>0,03</text:p>
          </table:table-cell>
          <table:table-cell office:value-type="float" office:value="216" table:style-name="ce1">
            <text:p>216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665" table:style-name="ce1">
            <text:p>665</text:p>
          </table:table-cell>
          <table:table-cell office:value-type="float" office:value="3" table:style-name="ce2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84" table:style-name="ce2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0.06" table:style-name="ce1">
            <text:p>0,06</text:p>
          </table:table-cell>
          <table:table-cell office:value-type="float" office:value="261" table:style-name="ce1">
            <text:p>261</text:p>
          </table:table-cell>
          <table:table-cell office:value-type="float" office:value="20" table:style-name="ce1">
            <text:p>20</text:p>
          </table:table-cell>
          <table:table-cell office:value-type="float" office:value="0.03" table:style-name="ce1">
            <text:p>0,03</text:p>
          </table:table-cell>
          <table:table-cell office:value-type="float" office:value="3327" table:style-name="ce1">
            <text:p>3327</text:p>
          </table:table-cell>
          <table:table-cell office:value-type="float" office:value="7" table:style-name="ce1">
            <text:p>7</text:p>
          </table:table-cell>
          <table:table-cell office:value-type="float" office:value="0.05" table:style-name="ce1">
            <text:p>0,05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0.04" table:style-name="ce1">
            <text:p>0,04</text:p>
          </table:table-cell>
          <table:table-cell office:value-type="float" office:value="115" table:style-name="ce1">
            <text:p>115</text:p>
          </table:table-cell>
          <table:table-cell office:value-type="float" office:value="18" table:style-name="ce1">
            <text:p>18</text:p>
          </table:table-cell>
          <table:table-cell office:value-type="float" office:value="0.08" table:style-name="ce1">
            <text:p>0,08</text:p>
          </table:table-cell>
          <table:table-cell office:value-type="float" office:value="262" table:style-name="ce1">
            <text:p>262</text:p>
          </table:table-cell>
          <table:table-cell office:value-type="float" office:value="20" table:style-name="ce1">
            <text:p>20</text:p>
          </table:table-cell>
          <table:table-cell office:value-type="float" office:value="0.03" table:style-name="ce1">
            <text:p>0,03</text:p>
          </table:table-cell>
          <table:table-cell office:value-type="float" office:value="494" table:style-name="ce1">
            <text:p>494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494" table:style-name="ce1">
            <text:p>494</text:p>
          </table:table-cell>
          <table:table-cell office:value-type="float" office:value="13" table:style-name="ce1">
            <text:p>13</text:p>
          </table:table-cell>
          <table:table-cell office:value-type="float" office:value="0.21" table:style-name="ce1">
            <text:p>0,21</text:p>
          </table:table-cell>
          <table:table-cell office:value-type="float" office:value="892" table:style-name="ce1">
            <text:p>892</text:p>
          </table:table-cell>
          <table:table-cell office:value-type="float" office:value="29" table:style-name="ce1">
            <text:p>29</text:p>
          </table:table-cell>
          <table:table-cell office:value-type="float" office:value="0.15" table:style-name="ce1">
            <text:p>0,15</text:p>
          </table:table-cell>
          <table:table-cell office:value-type="float" office:value="684" table:style-name="ce1">
            <text:p>684</text:p>
          </table:table-cell>
          <table:table-cell office:value-type="float" office:value="20" table:style-name="ce1">
            <text:p>20</text:p>
          </table:table-cell>
          <table:table-cell office:value-type="float" office:value="0.89" table:style-name="ce1">
            <text:p>0,89</text:p>
          </table:table-cell>
          <table:table-cell office:value-type="float" office:value="30178" table:style-name="ce3">
            <text:p>30178</text:p>
          </table:table-cell>
          <table:table-cell office:value-type="float" office:value="28" table:style-name="ce1">
            <text:p>28</text:p>
          </table:table-cell>
          <table:table-cell office:value-type="float" office:value="0.06" table:style-name="ce1">
            <text:p>0,06</text:p>
          </table:table-cell>
          <table:table-cell office:value-type="float" office:value="261" table:style-name="ce1">
            <text:p>261</text:p>
          </table:table-cell>
          <table:table-cell office:value-type="float" office:value="20" table:style-name="ce1">
            <text:p>20</text:p>
          </table:table-cell>
          <table:table-cell office:value-type="float" office:value="0.02" table:formula="of:=MIN([.$B251];[.$E251];[.$H251];[.$K251];[.$N251];[.$Q251];[.$T251];[.$W251];[.$Z251];[.$AC251];[.$AF251];[.$AI251];[.$AL251];[.$AO251];[.$AR251])" table:style-name="ce1">
            <text:p>0,02</text:p>
          </table:table-cell>
          <table:table-cell office:value-type="float" office:value="84" table:formula="of:=MIN([.$C251];[.$F251];[.$I251];[.$L251];[.$O251];[.$R251];[.$U251];[.$X251];[.$AA251];[.$AD251];[.$AG251];[.$AJ251];[.$AM251];[.$AP251];[.$AS251])" table:style-name="ce1">
            <text:p>84</text:p>
          </table:table-cell>
          <table:table-cell office:value-type="float" office:value="3" table:formula="of:=MIN([.$D251];[.$G251];[.$J251];[.$M251];[.$P251];[.$S251];[.$V251];[.$Y251];[.$AB251];[.$AE251];[.$AH251];[.$AK251];[.$AN251];[.$AQ251];[.$AT251])" table:style-name="ce1">
            <text:p>3</text:p>
          </table:table-cell>
          <table:table-cell office:value-type="float" office:value="0.05" table:formula="of:=MEDIAN([.$B251];[.$E251];[.$H251];[.$K251];[.$N251];[.$Q251];[.$T251];[.$W251];[.$Z251];[.$AC251];[.$AF251];[.$AI251];[.$AL251];[.$AO251];[.$AR251])" table:style-name="ce1">
            <text:p>0,05</text:p>
          </table:table-cell>
          <table:table-cell office:value-type="float" office:value="494" table:formula="of:=MEDIAN([.$C251];[.$F251];[.$I251];[.$L251];[.$O251];[.$R251];[.$U251];[.$X251];[.$AA251];[.$AD251];[.$AG251];[.$AJ251];[.$AM251];[.$AP251];[.$AS251])" table:style-name="ce1">
            <text:p>494</text:p>
          </table:table-cell>
          <table:table-cell office:value-type="float" office:value="20" table:formula="of:=MEDIAN([.$D251];[.$G251];[.$J251];[.$M251];[.$P251];[.$S251];[.$V251];[.$Y251];[.$AB251];[.$AE251];[.$AH251];[.$AK251];[.$AN251];[.$AQ251];[.$AT251])" table:style-name="ce1">
            <text:p>20</text:p>
          </table:table-cell>
          <table:table-cell office:value-type="float" office:value="0.89" table:formula="of:=MAX([.$B251];[.$E251];[.$H251];[.$K251];[.$N251];[.$Q251];[.$T251];[.$W251];[.$Z251];[.$AC251];[.$AF251];[.$AI251];[.$AL251];[.$AO251];[.$AR251])" table:style-name="ce1">
            <text:p>0,89</text:p>
          </table:table-cell>
          <table:table-cell office:value-type="float" office:value="30178" table:formula="of:=MAX([.$C251];[.$F251];[.$I251];[.$L251];[.$O251];[.$R251];[.$U251];[.$X251];[.$AA251];[.$AD251];[.$AG251];[.$AJ251];[.$AM251];[.$AP251];[.$AS251])" table:style-name="ce1">
            <text:p>30178</text:p>
          </table:table-cell>
          <table:table-cell office:value-type="float" office:value="127" table:formula="of:=MAX([.$D251];[.$G251];[.$J251];[.$M251];[.$P251];[.$S251];[.$V251];[.$Y251];[.$AB251];[.$AE251];[.$AH251];[.$AK251];[.$AN251];[.$AQ251];[.$AT251])" table:style-name="ce1">
            <text:p>12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9_a3_w5_h26.lp</text:p>
          </table:table-cell>
          <table:table-cell office:value-type="float" office:value="0.18" table:style-name="ce1">
            <text:p>0,18</text:p>
          </table:table-cell>
          <table:table-cell office:value-type="float" office:value="2900" table:style-name="ce1">
            <text:p>2900</text:p>
          </table:table-cell>
          <table:table-cell office:value-type="float" office:value="136" table:style-name="ce1">
            <text:p>136</text:p>
          </table:table-cell>
          <table:table-cell office:value-type="float" office:value="0.02" table:style-name="ce2">
            <text:p>0,02</text:p>
          </table:table-cell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2">
            <text:p>0,02</text:p>
          </table:table-cell>
          <table:table-cell office:value-type="float" office:value="629" table:style-name="ce1">
            <text:p>629</text:p>
          </table:table-cell>
          <table:table-cell office:value-type="float" office:value="0" table:style-name="ce2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122" table:style-name="ce1">
            <text:p>122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54" table:style-name="ce1">
            <text:p>254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2569" table:style-name="ce1">
            <text:p>2569</text:p>
          </table:table-cell>
          <table:table-cell office:value-type="float" office:value="5" table:style-name="ce1">
            <text:p>5</text:p>
          </table:table-cell>
          <table:table-cell office:value-type="float" office:value="0.06" table:style-name="ce1">
            <text:p>0,06</text:p>
          </table:table-cell>
          <table:table-cell office:value-type="float" office:value="276" table:style-name="ce1">
            <text:p>276</text:p>
          </table:table-cell>
          <table:table-cell office:value-type="float" office:value="29" table:style-name="ce1">
            <text:p>29</text:p>
          </table:table-cell>
          <table:table-cell office:value-type="float" office:value="0.06" table:style-name="ce1">
            <text:p>0,06</text:p>
          </table:table-cell>
          <table:table-cell office:value-type="float" office:value="233" table:style-name="ce1">
            <text:p>233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114" table:style-name="ce2">
            <text:p>114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114" table:style-name="ce2">
            <text:p>114</text:p>
          </table:table-cell>
          <table:table-cell office:value-type="float" office:value="8" table:style-name="ce1">
            <text:p>8</text:p>
          </table:table-cell>
          <table:table-cell office:value-type="float" office:value="0.25" table:style-name="ce1">
            <text:p>0,25</text:p>
          </table:table-cell>
          <table:table-cell office:value-type="float" office:value="1199" table:style-name="ce1">
            <text:p>1199</text:p>
          </table:table-cell>
          <table:table-cell office:value-type="float" office:value="23" table:style-name="ce1">
            <text:p>2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39" table:style-name="ce1">
            <text:p>239</text:p>
          </table:table-cell>
          <table:table-cell office:value-type="float" office:value="9" table:style-name="ce1">
            <text:p>9</text:p>
          </table:table-cell>
          <table:table-cell office:value-type="float" office:value="100.64" table:style-name="ce3">
            <text:p>100,64</text:p>
          </table:table-cell>
          <table:table-cell office:value-type="float" office:value="3380274" table:style-name="ce3">
            <text:p>3380274</text:p>
          </table:table-cell>
          <table:table-cell office:value-type="float" office:value="43656" table:style-name="ce3">
            <text:p>43656</text:p>
          </table:table-cell>
          <table:table-cell office:value-type="float" office:value="0.04" table:style-name="ce1">
            <text:p>0,04</text:p>
          </table:table-cell>
          <table:table-cell office:value-type="float" office:value="254" table:style-name="ce1">
            <text:p>254</text:p>
          </table:table-cell>
          <table:table-cell office:value-type="float" office:value="9" table:style-name="ce1">
            <text:p>9</text:p>
          </table:table-cell>
          <table:table-cell office:value-type="float" office:value="0.02" table:formula="of:=MIN([.$B252];[.$E252];[.$H252];[.$K252];[.$N252];[.$Q252];[.$T252];[.$W252];[.$Z252];[.$AC252];[.$AF252];[.$AI252];[.$AL252];[.$AO252];[.$AR252])" table:style-name="ce1">
            <text:p>0,02</text:p>
          </table:table-cell>
          <table:table-cell office:value-type="float" office:value="114" table:formula="of:=MIN([.$C252];[.$F252];[.$I252];[.$L252];[.$O252];[.$R252];[.$U252];[.$X252];[.$AA252];[.$AD252];[.$AG252];[.$AJ252];[.$AM252];[.$AP252];[.$AS252])" table:style-name="ce1">
            <text:p>114</text:p>
          </table:table-cell>
          <table:table-cell office:value-type="float" office:value="0" table:formula="of:=MIN([.$D252];[.$G252];[.$J252];[.$M252];[.$P252];[.$S252];[.$V252];[.$Y252];[.$AB252];[.$AE252];[.$AH252];[.$AK252];[.$AN252];[.$AQ252];[.$AT252])" table:style-name="ce1">
            <text:p>0</text:p>
          </table:table-cell>
          <table:table-cell office:value-type="float" office:value="0.03" table:formula="of:=MEDIAN([.$B252];[.$E252];[.$H252];[.$K252];[.$N252];[.$Q252];[.$T252];[.$W252];[.$Z252];[.$AC252];[.$AF252];[.$AI252];[.$AL252];[.$AO252];[.$AR252])" table:style-name="ce1">
            <text:p>0,03</text:p>
          </table:table-cell>
          <table:table-cell office:value-type="float" office:value="254" table:formula="of:=MEDIAN([.$C252];[.$F252];[.$I252];[.$L252];[.$O252];[.$R252];[.$U252];[.$X252];[.$AA252];[.$AD252];[.$AG252];[.$AJ252];[.$AM252];[.$AP252];[.$AS252])" table:style-name="ce1">
            <text:p>254</text:p>
          </table:table-cell>
          <table:table-cell office:value-type="float" office:value="9" table:formula="of:=MEDIAN([.$D252];[.$G252];[.$J252];[.$M252];[.$P252];[.$S252];[.$V252];[.$Y252];[.$AB252];[.$AE252];[.$AH252];[.$AK252];[.$AN252];[.$AQ252];[.$AT252])" table:style-name="ce1">
            <text:p>9</text:p>
          </table:table-cell>
          <table:table-cell office:value-type="float" office:value="100.64" table:formula="of:=MAX([.$B252];[.$E252];[.$H252];[.$K252];[.$N252];[.$Q252];[.$T252];[.$W252];[.$Z252];[.$AC252];[.$AF252];[.$AI252];[.$AL252];[.$AO252];[.$AR252])" table:style-name="ce1">
            <text:p>100,64</text:p>
          </table:table-cell>
          <table:table-cell office:value-type="float" office:value="3380274" table:formula="of:=MAX([.$C252];[.$F252];[.$I252];[.$L252];[.$O252];[.$R252];[.$U252];[.$X252];[.$AA252];[.$AD252];[.$AG252];[.$AJ252];[.$AM252];[.$AP252];[.$AS252])" table:style-name="ce1">
            <text:p>3380274</text:p>
          </table:table-cell>
          <table:table-cell office:value-type="float" office:value="43656" table:formula="of:=MAX([.$D252];[.$G252];[.$J252];[.$M252];[.$P252];[.$S252];[.$V252];[.$Y252];[.$AB252];[.$AE252];[.$AH252];[.$AK252];[.$AN252];[.$AQ252];[.$AT252])" table:style-name="ce1">
            <text:p>4365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2_a14_w4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53];[.$E253];[.$H253];[.$K253];[.$N253];[.$Q253];[.$T253];[.$W253];[.$Z253];[.$AC253];[.$AF253];[.$AI253];[.$AL253];[.$AO253];[.$AR253])" table:style-name="ce1">
            <text:p>0</text:p>
          </table:table-cell>
          <table:table-cell office:value-type="float" office:value="0" table:formula="of:=MIN([.$C253];[.$F253];[.$I253];[.$L253];[.$O253];[.$R253];[.$U253];[.$X253];[.$AA253];[.$AD253];[.$AG253];[.$AJ253];[.$AM253];[.$AP253];[.$AS253])" table:style-name="ce1">
            <text:p>0</text:p>
          </table:table-cell>
          <table:table-cell office:value-type="float" office:value="0" table:formula="of:=MIN([.$D253];[.$G253];[.$J253];[.$M253];[.$P253];[.$S253];[.$V253];[.$Y253];[.$AB253];[.$AE253];[.$AH253];[.$AK253];[.$AN253];[.$AQ253];[.$AT253])" table:style-name="ce1">
            <text:p>0</text:p>
          </table:table-cell>
          <table:table-cell office:value-type="float" office:value="0" table:formula="of:=MEDIAN([.$B253];[.$E253];[.$H253];[.$K253];[.$N253];[.$Q253];[.$T253];[.$W253];[.$Z253];[.$AC253];[.$AF253];[.$AI253];[.$AL253];[.$AO253];[.$AR253])" table:style-name="ce1">
            <text:p>0</text:p>
          </table:table-cell>
          <table:table-cell office:value-type="float" office:value="0" table:formula="of:=MEDIAN([.$C253];[.$F253];[.$I253];[.$L253];[.$O253];[.$R253];[.$U253];[.$X253];[.$AA253];[.$AD253];[.$AG253];[.$AJ253];[.$AM253];[.$AP253];[.$AS253])" table:style-name="ce1">
            <text:p>0</text:p>
          </table:table-cell>
          <table:table-cell office:value-type="float" office:value="0" table:formula="of:=MEDIAN([.$D253];[.$G253];[.$J253];[.$M253];[.$P253];[.$S253];[.$V253];[.$Y253];[.$AB253];[.$AE253];[.$AH253];[.$AK253];[.$AN253];[.$AQ253];[.$AT253])" table:style-name="ce1">
            <text:p>0</text:p>
          </table:table-cell>
          <table:table-cell office:value-type="float" office:value="0" table:formula="of:=MAX([.$B253];[.$E253];[.$H253];[.$K253];[.$N253];[.$Q253];[.$T253];[.$W253];[.$Z253];[.$AC253];[.$AF253];[.$AI253];[.$AL253];[.$AO253];[.$AR253])" table:style-name="ce1">
            <text:p>0</text:p>
          </table:table-cell>
          <table:table-cell office:value-type="float" office:value="0" table:formula="of:=MAX([.$C253];[.$F253];[.$I253];[.$L253];[.$O253];[.$R253];[.$U253];[.$X253];[.$AA253];[.$AD253];[.$AG253];[.$AJ253];[.$AM253];[.$AP253];[.$AS253])" table:style-name="ce1">
            <text:p>0</text:p>
          </table:table-cell>
          <table:table-cell office:value-type="float" office:value="1" table:formula="of:=MAX([.$D253];[.$G253];[.$J253];[.$M253];[.$P253];[.$S253];[.$V253];[.$Y253];[.$AB253];[.$AE253];[.$AH253];[.$AK253];[.$AN253];[.$AQ253];[.$AT253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30_a1_w5_h16.lp</text:p>
          </table:table-cell>
          <table:table-cell office:value-type="float" office:value="0.01" table:style-name="ce1">
            <text:p>0,01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office:value-type="float" office:value="0.15" table:style-name="ce1">
            <text:p>0,15</text:p>
          </table:table-cell>
          <table:table-cell office:value-type="float" office:value="7362" table:style-name="ce3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254];[.$E254];[.$H254];[.$K254];[.$N254];[.$Q254];[.$T254];[.$W254];[.$Z254];[.$AC254];[.$AF254];[.$AI254];[.$AL254];[.$AO254];[.$AR254])" table:style-name="ce1">
            <text:p>0</text:p>
          </table:table-cell>
          <table:table-cell office:value-type="float" office:value="5" table:formula="of:=MIN([.$C254];[.$F254];[.$I254];[.$L254];[.$O254];[.$R254];[.$U254];[.$X254];[.$AA254];[.$AD254];[.$AG254];[.$AJ254];[.$AM254];[.$AP254];[.$AS254])" table:style-name="ce1">
            <text:p>5</text:p>
          </table:table-cell>
          <table:table-cell office:value-type="float" office:value="0" table:formula="of:=MIN([.$D254];[.$G254];[.$J254];[.$M254];[.$P254];[.$S254];[.$V254];[.$Y254];[.$AB254];[.$AE254];[.$AH254];[.$AK254];[.$AN254];[.$AQ254];[.$AT254])" table:style-name="ce1">
            <text:p>0</text:p>
          </table:table-cell>
          <table:table-cell office:value-type="float" office:value="0" table:formula="of:=MEDIAN([.$B254];[.$E254];[.$H254];[.$K254];[.$N254];[.$Q254];[.$T254];[.$W254];[.$Z254];[.$AC254];[.$AF254];[.$AI254];[.$AL254];[.$AO254];[.$AR254])" table:style-name="ce1">
            <text:p>0</text:p>
          </table:table-cell>
          <table:table-cell office:value-type="float" office:value="17" table:formula="of:=MEDIAN([.$C254];[.$F254];[.$I254];[.$L254];[.$O254];[.$R254];[.$U254];[.$X254];[.$AA254];[.$AD254];[.$AG254];[.$AJ254];[.$AM254];[.$AP254];[.$AS254])" table:style-name="ce1">
            <text:p>17</text:p>
          </table:table-cell>
          <table:table-cell office:value-type="float" office:value="2" table:formula="of:=MEDIAN([.$D254];[.$G254];[.$J254];[.$M254];[.$P254];[.$S254];[.$V254];[.$Y254];[.$AB254];[.$AE254];[.$AH254];[.$AK254];[.$AN254];[.$AQ254];[.$AT254])" table:style-name="ce1">
            <text:p>2</text:p>
          </table:table-cell>
          <table:table-cell office:value-type="float" office:value="0.15" table:formula="of:=MAX([.$B254];[.$E254];[.$H254];[.$K254];[.$N254];[.$Q254];[.$T254];[.$W254];[.$Z254];[.$AC254];[.$AF254];[.$AI254];[.$AL254];[.$AO254];[.$AR254])" table:style-name="ce1">
            <text:p>0,15</text:p>
          </table:table-cell>
          <table:table-cell office:value-type="float" office:value="7362" table:formula="of:=MAX([.$C254];[.$F254];[.$I254];[.$L254];[.$O254];[.$R254];[.$U254];[.$X254];[.$AA254];[.$AD254];[.$AG254];[.$AJ254];[.$AM254];[.$AP254];[.$AS254])" table:style-name="ce1">
            <text:p>7362</text:p>
          </table:table-cell>
          <table:table-cell office:value-type="float" office:value="17" table:formula="of:=MAX([.$D254];[.$G254];[.$J254];[.$M254];[.$P254];[.$S254];[.$V254];[.$Y254];[.$AB254];[.$AE254];[.$AH254];[.$AK254];[.$AN254];[.$AQ254];[.$AT254])" table:style-name="ce1">
            <text:p>1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30_a2_w5_h35.lp</text:p>
          </table:table-cell>
          <table:table-cell office:value-type="float" office:value="0.09" table:style-name="ce1">
            <text:p>0,09</text:p>
          </table:table-cell>
          <table:table-cell office:value-type="float" office:value="2289" table:style-name="ce1">
            <text:p>2289</text:p>
          </table:table-cell>
          <table:table-cell office:value-type="float" office:value="78" table:style-name="ce1">
            <text:p>78</text:p>
          </table:table-cell>
          <table:table-cell office:value-type="float" office:value="0.03" table:style-name="ce1">
            <text:p>0,03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2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302" table:style-name="ce1">
            <text:p>30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2">
            <text:p>0,02</text:p>
          </table:table-cell>
          <table:table-cell office:value-type="float" office:value="52" table:style-name="ce2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0.05" table:style-name="ce1">
            <text:p>0,05</text:p>
          </table:table-cell>
          <table:table-cell office:value-type="float" office:value="2751" table:style-name="ce1">
            <text:p>2751</text:p>
          </table:table-cell>
          <table:table-cell office:value-type="float" office:value="23" table:style-name="ce1">
            <text:p>23</text:p>
          </table:table-cell>
          <table:table-cell office:value-type="float" office:value="0.03" table:style-name="ce1">
            <text:p>0,03</text:p>
          </table:table-cell>
          <table:table-cell office:value-type="float" office:value="3286" table:style-name="ce1">
            <text:p>3286</text:p>
          </table:table-cell>
          <table:table-cell office:value-type="float" office:value="3" table:style-name="ce2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753" table:style-name="ce1">
            <text:p>2753</text:p>
          </table:table-cell>
          <table:table-cell office:value-type="float" office:value="23" table:style-name="ce1">
            <text:p>23</text:p>
          </table:table-cell>
          <table:table-cell office:value-type="float" office:value="0.04" table:style-name="ce1">
            <text:p>0,04</text:p>
          </table:table-cell>
          <table:table-cell office:value-type="float" office:value="503" table:style-name="ce1">
            <text:p>503</text:p>
          </table:table-cell>
          <table:table-cell office:value-type="float" office:value="27" table:style-name="ce1">
            <text:p>27</text:p>
          </table:table-cell>
          <table:table-cell office:value-type="float" office:value="0.04" table:style-name="ce1">
            <text:p>0,04</text:p>
          </table:table-cell>
          <table:table-cell office:value-type="float" office:value="503" table:style-name="ce1">
            <text:p>503</text:p>
          </table:table-cell>
          <table:table-cell office:value-type="float" office:value="27" table:style-name="ce1">
            <text:p>27</text:p>
          </table:table-cell>
          <table:table-cell office:value-type="float" office:value="0.12" table:style-name="ce1">
            <text:p>0,12</text:p>
          </table:table-cell>
          <table:table-cell office:value-type="float" office:value="390" table:style-name="ce1">
            <text:p>390</text:p>
          </table:table-cell>
          <table:table-cell office:value-type="float" office:value="15" table:style-name="ce1">
            <text:p>15</text:p>
          </table:table-cell>
          <table:table-cell office:value-type="float" office:value="0.1" table:style-name="ce1">
            <text:p>0,1</text:p>
          </table:table-cell>
          <table:table-cell office:value-type="float" office:value="827" table:style-name="ce1">
            <text:p>827</text:p>
          </table:table-cell>
          <table:table-cell office:value-type="float" office:value="35" table:style-name="ce1">
            <text:p>35</text:p>
          </table:table-cell>
          <table:table-cell office:value-type="float" office:value="34.26" table:style-name="ce3">
            <text:p>34,26</text:p>
          </table:table-cell>
          <table:table-cell office:value-type="float" office:value="287658" table:style-name="ce3">
            <text:p>287658</text:p>
          </table:table-cell>
          <table:table-cell office:value-type="float" office:value="5084" table:style-name="ce3">
            <text:p>5084</text:p>
          </table:table-cell>
          <table:table-cell office:value-type="float" office:value="0.06" table:style-name="ce1">
            <text:p>0,06</text:p>
          </table:table-cell>
          <table:table-cell office:value-type="float" office:value="2745" table:style-name="ce1">
            <text:p>2745</text:p>
          </table:table-cell>
          <table:table-cell office:value-type="float" office:value="23" table:style-name="ce1">
            <text:p>23</text:p>
          </table:table-cell>
          <table:table-cell office:value-type="float" office:value="0.02" table:formula="of:=MIN([.$B255];[.$E255];[.$H255];[.$K255];[.$N255];[.$Q255];[.$T255];[.$W255];[.$Z255];[.$AC255];[.$AF255];[.$AI255];[.$AL255];[.$AO255];[.$AR255])" table:style-name="ce1">
            <text:p>0,02</text:p>
          </table:table-cell>
          <table:table-cell office:value-type="float" office:value="52" table:formula="of:=MIN([.$C255];[.$F255];[.$I255];[.$L255];[.$O255];[.$R255];[.$U255];[.$X255];[.$AA255];[.$AD255];[.$AG255];[.$AJ255];[.$AM255];[.$AP255];[.$AS255])" table:style-name="ce1">
            <text:p>52</text:p>
          </table:table-cell>
          <table:table-cell office:value-type="float" office:value="3" table:formula="of:=MIN([.$D255];[.$G255];[.$J255];[.$M255];[.$P255];[.$S255];[.$V255];[.$Y255];[.$AB255];[.$AE255];[.$AH255];[.$AK255];[.$AN255];[.$AQ255];[.$AT255])" table:style-name="ce1">
            <text:p>3</text:p>
          </table:table-cell>
          <table:table-cell office:value-type="float" office:value="0.04" table:formula="of:=MEDIAN([.$B255];[.$E255];[.$H255];[.$K255];[.$N255];[.$Q255];[.$T255];[.$W255];[.$Z255];[.$AC255];[.$AF255];[.$AI255];[.$AL255];[.$AO255];[.$AR255])" table:style-name="ce1">
            <text:p>0,04</text:p>
          </table:table-cell>
          <table:table-cell office:value-type="float" office:value="503" table:formula="of:=MEDIAN([.$C255];[.$F255];[.$I255];[.$L255];[.$O255];[.$R255];[.$U255];[.$X255];[.$AA255];[.$AD255];[.$AG255];[.$AJ255];[.$AM255];[.$AP255];[.$AS255])" table:style-name="ce1">
            <text:p>503</text:p>
          </table:table-cell>
          <table:table-cell office:value-type="float" office:value="23" table:formula="of:=MEDIAN([.$D255];[.$G255];[.$J255];[.$M255];[.$P255];[.$S255];[.$V255];[.$Y255];[.$AB255];[.$AE255];[.$AH255];[.$AK255];[.$AN255];[.$AQ255];[.$AT255])" table:style-name="ce1">
            <text:p>23</text:p>
          </table:table-cell>
          <table:table-cell office:value-type="float" office:value="34.26" table:formula="of:=MAX([.$B255];[.$E255];[.$H255];[.$K255];[.$N255];[.$Q255];[.$T255];[.$W255];[.$Z255];[.$AC255];[.$AF255];[.$AI255];[.$AL255];[.$AO255];[.$AR255])" table:style-name="ce1">
            <text:p>34,26</text:p>
          </table:table-cell>
          <table:table-cell office:value-type="float" office:value="287658" table:formula="of:=MAX([.$C255];[.$F255];[.$I255];[.$L255];[.$O255];[.$R255];[.$U255];[.$X255];[.$AA255];[.$AD255];[.$AG255];[.$AJ255];[.$AM255];[.$AP255];[.$AS255])" table:style-name="ce1">
            <text:p>287658</text:p>
          </table:table-cell>
          <table:table-cell office:value-type="float" office:value="5084" table:formula="of:=MAX([.$D255];[.$G255];[.$J255];[.$M255];[.$P255];[.$S255];[.$V255];[.$Y255];[.$AB255];[.$AE255];[.$AH255];[.$AK255];[.$AN255];[.$AQ255];[.$AT255])" table:style-name="ce1">
            <text:p>508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30_a3_w5_h39.lp</text:p>
          </table:table-cell>
          <table:table-cell office:value-type="float" office:value="0.46" table:style-name="ce1">
            <text:p>0,46</text:p>
          </table:table-cell>
          <table:table-cell office:value-type="float" office:value="12221" table:style-name="ce1">
            <text:p>12221</text:p>
          </table:table-cell>
          <table:table-cell office:value-type="float" office:value="189" table:style-name="ce3">
            <text:p>189</text:p>
          </table:table-cell>
          <table:table-cell office:value-type="float" office:value="0.08" table:style-name="ce1">
            <text:p>0,08</text:p>
          </table:table-cell>
          <table:table-cell office:value-type="float" office:value="1034" table:style-name="ce1">
            <text:p>1034</text:p>
          </table:table-cell>
          <table:table-cell office:value-type="float" office:value="6" table:style-name="ce2">
            <text:p>6</text:p>
          </table:table-cell>
          <table:table-cell office:value-type="float" office:value="0.06" table:style-name="ce1">
            <text:p>0,06</text:p>
          </table:table-cell>
          <table:table-cell office:value-type="float" office:value="1797" table:style-name="ce1">
            <text:p>1797</text:p>
          </table:table-cell>
          <table:table-cell office:value-type="float" office:value="7" table:style-name="ce1">
            <text:p>7</text:p>
          </table:table-cell>
          <table:table-cell office:value-type="float" office:value="0.06" table:style-name="ce1">
            <text:p>0,06</text:p>
          </table:table-cell>
          <table:table-cell office:value-type="float" office:value="204" table:style-name="ce1">
            <text:p>204</text:p>
          </table:table-cell>
          <table:table-cell office:value-type="float" office:value="13" table:style-name="ce1">
            <text:p>13</text:p>
          </table:table-cell>
          <table:table-cell office:value-type="float" office:value="0.15" table:style-name="ce1">
            <text:p>0,15</text:p>
          </table:table-cell>
          <table:table-cell office:value-type="float" office:value="1949" table:style-name="ce1">
            <text:p>1949</text:p>
          </table:table-cell>
          <table:table-cell office:value-type="float" office:value="36" table:style-name="ce1">
            <text:p>3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431" table:style-name="ce1">
            <text:p>7431</text:p>
          </table:table-cell>
          <table:table-cell office:value-type="float" office:value="8" table:style-name="ce1">
            <text:p>8</text:p>
          </table:table-cell>
          <table:table-cell office:value-type="float" office:value="0.11" table:style-name="ce1">
            <text:p>0,11</text:p>
          </table:table-cell>
          <table:table-cell office:value-type="float" office:value="354" table:style-name="ce1">
            <text:p>354</text:p>
          </table:table-cell>
          <table:table-cell office:value-type="float" office:value="32" table:style-name="ce1">
            <text:p>32</text:p>
          </table:table-cell>
          <table:table-cell office:value-type="float" office:value="0.08" table:style-name="ce1">
            <text:p>0,08</text:p>
          </table:table-cell>
          <table:table-cell office:value-type="float" office:value="227" table:style-name="ce1">
            <text:p>227</text:p>
          </table:table-cell>
          <table:table-cell office:value-type="float" office:value="25" table:style-name="ce1">
            <text:p>25</text:p>
          </table:table-cell>
          <table:table-cell office:value-type="float" office:value="0.15" table:style-name="ce1">
            <text:p>0,15</text:p>
          </table:table-cell>
          <table:table-cell office:value-type="float" office:value="1942" table:style-name="ce1">
            <text:p>1942</text:p>
          </table:table-cell>
          <table:table-cell office:value-type="float" office:value="34" table:style-name="ce1">
            <text:p>34</text:p>
          </table:table-cell>
          <table:table-cell office:value-type="float" office:value="0.04" table:style-name="ce2">
            <text:p>0,04</text:p>
          </table:table-cell>
          <table:table-cell office:value-type="float" office:value="232" table:style-name="ce1">
            <text:p>232</text:p>
          </table:table-cell>
          <table:table-cell office:value-type="float" office:value="21" table:style-name="ce1">
            <text:p>21</text:p>
          </table:table-cell>
          <table:table-cell office:value-type="float" office:value="0.05" table:style-name="ce1">
            <text:p>0,05</text:p>
          </table:table-cell>
          <table:table-cell office:value-type="float" office:value="234" table:style-name="ce1">
            <text:p>234</text:p>
          </table:table-cell>
          <table:table-cell office:value-type="float" office:value="21" table:style-name="ce1">
            <text:p>2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73" table:style-name="ce2">
            <text:p>173</text:p>
          </table:table-cell>
          <table:table-cell office:value-type="float" office:value="7" table:style-name="ce1">
            <text:p>7</text:p>
          </table:table-cell>
          <table:table-cell office:value-type="float" office:value="0.39" table:style-name="ce1">
            <text:p>0,39</text:p>
          </table:table-cell>
          <table:table-cell office:value-type="float" office:value="1459" table:style-name="ce1">
            <text:p>1459</text:p>
          </table:table-cell>
          <table:table-cell office:value-type="float" office:value="39" table:style-name="ce1">
            <text:p>39</text:p>
          </table:table-cell>
          <table:table-cell office:value-type="float" office:value="5.0199999999999996" table:style-name="ce3">
            <text:p>5,02</text:p>
          </table:table-cell>
          <table:table-cell office:value-type="float" office:value="98216" table:style-name="ce3">
            <text:p>98216</text:p>
          </table:table-cell>
          <table:table-cell office:value-type="float" office:value="38" table:style-name="ce1">
            <text:p>3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949" table:style-name="ce1">
            <text:p>1949</text:p>
          </table:table-cell>
          <table:table-cell office:value-type="float" office:value="36" table:style-name="ce1">
            <text:p>36</text:p>
          </table:table-cell>
          <table:table-cell office:value-type="float" office:value="0.04" table:formula="of:=MIN([.$B256];[.$E256];[.$H256];[.$K256];[.$N256];[.$Q256];[.$T256];[.$W256];[.$Z256];[.$AC256];[.$AF256];[.$AI256];[.$AL256];[.$AO256];[.$AR256])" table:style-name="ce1">
            <text:p>0,04</text:p>
          </table:table-cell>
          <table:table-cell office:value-type="float" office:value="173" table:formula="of:=MIN([.$C256];[.$F256];[.$I256];[.$L256];[.$O256];[.$R256];[.$U256];[.$X256];[.$AA256];[.$AD256];[.$AG256];[.$AJ256];[.$AM256];[.$AP256];[.$AS256])" table:style-name="ce1">
            <text:p>173</text:p>
          </table:table-cell>
          <table:table-cell office:value-type="float" office:value="6" table:formula="of:=MIN([.$D256];[.$G256];[.$J256];[.$M256];[.$P256];[.$S256];[.$V256];[.$Y256];[.$AB256];[.$AE256];[.$AH256];[.$AK256];[.$AN256];[.$AQ256];[.$AT256])" table:style-name="ce1">
            <text:p>6</text:p>
          </table:table-cell>
          <table:table-cell office:value-type="float" office:value="0.08" table:formula="of:=MEDIAN([.$B256];[.$E256];[.$H256];[.$K256];[.$N256];[.$Q256];[.$T256];[.$W256];[.$Z256];[.$AC256];[.$AF256];[.$AI256];[.$AL256];[.$AO256];[.$AR256])" table:style-name="ce1">
            <text:p>0,08</text:p>
          </table:table-cell>
          <table:table-cell office:value-type="float" office:value="1459" table:formula="of:=MEDIAN([.$C256];[.$F256];[.$I256];[.$L256];[.$O256];[.$R256];[.$U256];[.$X256];[.$AA256];[.$AD256];[.$AG256];[.$AJ256];[.$AM256];[.$AP256];[.$AS256])" table:style-name="ce1">
            <text:p>1459</text:p>
          </table:table-cell>
          <table:table-cell office:value-type="float" office:value="25" table:formula="of:=MEDIAN([.$D256];[.$G256];[.$J256];[.$M256];[.$P256];[.$S256];[.$V256];[.$Y256];[.$AB256];[.$AE256];[.$AH256];[.$AK256];[.$AN256];[.$AQ256];[.$AT256])" table:style-name="ce1">
            <text:p>25</text:p>
          </table:table-cell>
          <table:table-cell office:value-type="float" office:value="5.0199999999999996" table:formula="of:=MAX([.$B256];[.$E256];[.$H256];[.$K256];[.$N256];[.$Q256];[.$T256];[.$W256];[.$Z256];[.$AC256];[.$AF256];[.$AI256];[.$AL256];[.$AO256];[.$AR256])" table:style-name="ce1">
            <text:p>5,02</text:p>
          </table:table-cell>
          <table:table-cell office:value-type="float" office:value="98216" table:formula="of:=MAX([.$C256];[.$F256];[.$I256];[.$L256];[.$O256];[.$R256];[.$U256];[.$X256];[.$AA256];[.$AD256];[.$AG256];[.$AJ256];[.$AM256];[.$AP256];[.$AS256])" table:style-name="ce1">
            <text:p>98216</text:p>
          </table:table-cell>
          <table:table-cell office:value-type="float" office:value="189" table:formula="of:=MAX([.$D256];[.$G256];[.$J256];[.$M256];[.$P256];[.$S256];[.$V256];[.$Y256];[.$AB256];[.$AE256];[.$AH256];[.$AK256];[.$AN256];[.$AQ256];[.$AT256])" table:style-name="ce1">
            <text:p>18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3_a16_w4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57];[.$E257];[.$H257];[.$K257];[.$N257];[.$Q257];[.$T257];[.$W257];[.$Z257];[.$AC257];[.$AF257];[.$AI257];[.$AL257];[.$AO257];[.$AR257])" table:style-name="ce1">
            <text:p>0</text:p>
          </table:table-cell>
          <table:table-cell office:value-type="float" office:value="0" table:formula="of:=MIN([.$C257];[.$F257];[.$I257];[.$L257];[.$O257];[.$R257];[.$U257];[.$X257];[.$AA257];[.$AD257];[.$AG257];[.$AJ257];[.$AM257];[.$AP257];[.$AS257])" table:style-name="ce1">
            <text:p>0</text:p>
          </table:table-cell>
          <table:table-cell office:value-type="float" office:value="0" table:formula="of:=MIN([.$D257];[.$G257];[.$J257];[.$M257];[.$P257];[.$S257];[.$V257];[.$Y257];[.$AB257];[.$AE257];[.$AH257];[.$AK257];[.$AN257];[.$AQ257];[.$AT257])" table:style-name="ce1">
            <text:p>0</text:p>
          </table:table-cell>
          <table:table-cell office:value-type="float" office:value="0" table:formula="of:=MEDIAN([.$B257];[.$E257];[.$H257];[.$K257];[.$N257];[.$Q257];[.$T257];[.$W257];[.$Z257];[.$AC257];[.$AF257];[.$AI257];[.$AL257];[.$AO257];[.$AR257])" table:style-name="ce1">
            <text:p>0</text:p>
          </table:table-cell>
          <table:table-cell office:value-type="float" office:value="0" table:formula="of:=MEDIAN([.$C257];[.$F257];[.$I257];[.$L257];[.$O257];[.$R257];[.$U257];[.$X257];[.$AA257];[.$AD257];[.$AG257];[.$AJ257];[.$AM257];[.$AP257];[.$AS257])" table:style-name="ce1">
            <text:p>0</text:p>
          </table:table-cell>
          <table:table-cell office:value-type="float" office:value="0" table:formula="of:=MEDIAN([.$D257];[.$G257];[.$J257];[.$M257];[.$P257];[.$S257];[.$V257];[.$Y257];[.$AB257];[.$AE257];[.$AH257];[.$AK257];[.$AN257];[.$AQ257];[.$AT257])" table:style-name="ce1">
            <text:p>0</text:p>
          </table:table-cell>
          <table:table-cell office:value-type="float" office:value="0" table:formula="of:=MAX([.$B257];[.$E257];[.$H257];[.$K257];[.$N257];[.$Q257];[.$T257];[.$W257];[.$Z257];[.$AC257];[.$AF257];[.$AI257];[.$AL257];[.$AO257];[.$AR257])" table:style-name="ce1">
            <text:p>0</text:p>
          </table:table-cell>
          <table:table-cell office:value-type="float" office:value="0" table:formula="of:=MAX([.$C257];[.$F257];[.$I257];[.$L257];[.$O257];[.$R257];[.$U257];[.$X257];[.$AA257];[.$AD257];[.$AG257];[.$AJ257];[.$AM257];[.$AP257];[.$AS257])" table:style-name="ce1">
            <text:p>0</text:p>
          </table:table-cell>
          <table:table-cell office:value-type="float" office:value="1" table:formula="of:=MAX([.$D257];[.$G257];[.$J257];[.$M257];[.$P257];[.$S257];[.$V257];[.$Y257];[.$AB257];[.$AE257];[.$AH257];[.$AK257];[.$AN257];[.$AQ257];[.$AT257])" table:style-name="ce1">
            <text:p>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6_a10_w5_h7.lp</text:p>
          </table:table-cell>
          <table:table-cell office:value-type="float" office:value="0" table:style-name="ce1">
            <text:p>0</text:p>
          </table:table-cell>
          <table:table-cell office:value-type="float" office:value="891" table:style-name="ce1">
            <text:p>891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69" table:style-name="ce1">
            <text:p>16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49" table:style-name="ce1">
            <text:p>249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6159" table:style-name="ce3">
            <text:p>615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258];[.$E258];[.$H258];[.$K258];[.$N258];[.$Q258];[.$T258];[.$W258];[.$Z258];[.$AC258];[.$AF258];[.$AI258];[.$AL258];[.$AO258];[.$AR258])" table:style-name="ce1">
            <text:p>0</text:p>
          </table:table-cell>
          <table:table-cell office:value-type="float" office:value="38" table:formula="of:=MIN([.$C258];[.$F258];[.$I258];[.$L258];[.$O258];[.$R258];[.$U258];[.$X258];[.$AA258];[.$AD258];[.$AG258];[.$AJ258];[.$AM258];[.$AP258];[.$AS258])" table:style-name="ce1">
            <text:p>38</text:p>
          </table:table-cell>
          <table:table-cell office:value-type="float" office:value="2" table:formula="of:=MIN([.$D258];[.$G258];[.$J258];[.$M258];[.$P258];[.$S258];[.$V258];[.$Y258];[.$AB258];[.$AE258];[.$AH258];[.$AK258];[.$AN258];[.$AQ258];[.$AT258])" table:style-name="ce1">
            <text:p>2</text:p>
          </table:table-cell>
          <table:table-cell office:value-type="float" office:value="0" table:formula="of:=MEDIAN([.$B258];[.$E258];[.$H258];[.$K258];[.$N258];[.$Q258];[.$T258];[.$W258];[.$Z258];[.$AC258];[.$AF258];[.$AI258];[.$AL258];[.$AO258];[.$AR258])" table:style-name="ce1">
            <text:p>0</text:p>
          </table:table-cell>
          <table:table-cell office:value-type="float" office:value="111" table:formula="of:=MEDIAN([.$C258];[.$F258];[.$I258];[.$L258];[.$O258];[.$R258];[.$U258];[.$X258];[.$AA258];[.$AD258];[.$AG258];[.$AJ258];[.$AM258];[.$AP258];[.$AS258])" table:style-name="ce1">
            <text:p>111</text:p>
          </table:table-cell>
          <table:table-cell office:value-type="float" office:value="8" table:formula="of:=MEDIAN([.$D258];[.$G258];[.$J258];[.$M258];[.$P258];[.$S258];[.$V258];[.$Y258];[.$AB258];[.$AE258];[.$AH258];[.$AK258];[.$AN258];[.$AQ258];[.$AT258])" table:style-name="ce1">
            <text:p>8</text:p>
          </table:table-cell>
          <table:table-cell office:value-type="float" office:value="0.04" table:formula="of:=MAX([.$B258];[.$E258];[.$H258];[.$K258];[.$N258];[.$Q258];[.$T258];[.$W258];[.$Z258];[.$AC258];[.$AF258];[.$AI258];[.$AL258];[.$AO258];[.$AR258])" table:style-name="ce1">
            <text:p>0,04</text:p>
          </table:table-cell>
          <table:table-cell office:value-type="float" office:value="6159" table:formula="of:=MAX([.$C258];[.$F258];[.$I258];[.$L258];[.$O258];[.$R258];[.$U258];[.$X258];[.$AA258];[.$AD258];[.$AG258];[.$AJ258];[.$AM258];[.$AP258];[.$AS258])" table:style-name="ce1">
            <text:p>6159</text:p>
          </table:table-cell>
          <table:table-cell office:value-type="float" office:value="40" table:formula="of:=MAX([.$D258];[.$G258];[.$J258];[.$M258];[.$P258];[.$S258];[.$V258];[.$Y258];[.$AB258];[.$AE258];[.$AH258];[.$AK258];[.$AN258];[.$AQ258];[.$AT258])" table:style-name="ce1">
            <text:p>4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6_a15_w5_h7.lp</text:p>
          </table:table-cell>
          <table:table-cell office:value-type="float" office:value="0.01" table:style-name="ce1">
            <text:p>0,01</text:p>
          </table:table-cell>
          <table:table-cell office:value-type="float" office:value="716" table:style-name="ce1">
            <text:p>716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41" table:style-name="ce1">
            <text:p>14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2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92" table:style-name="ce1">
            <text:p>292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328" table:style-name="ce1">
            <text:p>328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7" table:style-name="ce2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331" table:style-name="ce1">
            <text:p>331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2991" table:style-name="ce3">
            <text:p>299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77" table:style-name="ce1">
            <text:p>277</text:p>
          </table:table-cell>
          <table:table-cell office:value-type="float" office:value="51" table:style-name="ce1">
            <text:p>51</text:p>
          </table:table-cell>
          <table:table-cell office:value-type="float" office:value="0" table:formula="of:=MIN([.$B259];[.$E259];[.$H259];[.$K259];[.$N259];[.$Q259];[.$T259];[.$W259];[.$Z259];[.$AC259];[.$AF259];[.$AI259];[.$AL259];[.$AO259];[.$AR259])" table:style-name="ce1">
            <text:p>0</text:p>
          </table:table-cell>
          <table:table-cell office:value-type="float" office:value="93" table:formula="of:=MIN([.$C259];[.$F259];[.$I259];[.$L259];[.$O259];[.$R259];[.$U259];[.$X259];[.$AA259];[.$AD259];[.$AG259];[.$AJ259];[.$AM259];[.$AP259];[.$AS259])" table:style-name="ce1">
            <text:p>93</text:p>
          </table:table-cell>
          <table:table-cell office:value-type="float" office:value="7" table:formula="of:=MIN([.$D259];[.$G259];[.$J259];[.$M259];[.$P259];[.$S259];[.$V259];[.$Y259];[.$AB259];[.$AE259];[.$AH259];[.$AK259];[.$AN259];[.$AQ259];[.$AT259])" table:style-name="ce1">
            <text:p>7</text:p>
          </table:table-cell>
          <table:table-cell office:value-type="float" office:value="0" table:formula="of:=MEDIAN([.$B259];[.$E259];[.$H259];[.$K259];[.$N259];[.$Q259];[.$T259];[.$W259];[.$Z259];[.$AC259];[.$AF259];[.$AI259];[.$AL259];[.$AO259];[.$AR259])" table:style-name="ce1">
            <text:p>0</text:p>
          </table:table-cell>
          <table:table-cell office:value-type="float" office:value="145" table:formula="of:=MEDIAN([.$C259];[.$F259];[.$I259];[.$L259];[.$O259];[.$R259];[.$U259];[.$X259];[.$AA259];[.$AD259];[.$AG259];[.$AJ259];[.$AM259];[.$AP259];[.$AS259])" table:style-name="ce1">
            <text:p>145</text:p>
          </table:table-cell>
          <table:table-cell office:value-type="float" office:value="20" table:formula="of:=MEDIAN([.$D259];[.$G259];[.$J259];[.$M259];[.$P259];[.$S259];[.$V259];[.$Y259];[.$AB259];[.$AE259];[.$AH259];[.$AK259];[.$AN259];[.$AQ259];[.$AT259])" table:style-name="ce1">
            <text:p>20</text:p>
          </table:table-cell>
          <table:table-cell office:value-type="float" office:value="0.02" table:formula="of:=MAX([.$B259];[.$E259];[.$H259];[.$K259];[.$N259];[.$Q259];[.$T259];[.$W259];[.$Z259];[.$AC259];[.$AF259];[.$AI259];[.$AL259];[.$AO259];[.$AR259])" table:style-name="ce1">
            <text:p>0,02</text:p>
          </table:table-cell>
          <table:table-cell office:value-type="float" office:value="2991" table:formula="of:=MAX([.$C259];[.$F259];[.$I259];[.$L259];[.$O259];[.$R259];[.$U259];[.$X259];[.$AA259];[.$AD259];[.$AG259];[.$AJ259];[.$AM259];[.$AP259];[.$AS259])" table:style-name="ce1">
            <text:p>2991</text:p>
          </table:table-cell>
          <table:table-cell office:value-type="float" office:value="70" table:formula="of:=MAX([.$D259];[.$G259];[.$J259];[.$M259];[.$P259];[.$S259];[.$V259];[.$Y259];[.$AB259];[.$AE259];[.$AH259];[.$AK259];[.$AN259];[.$AQ259];[.$AT259])" table:style-name="ce1">
            <text:p>7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6_a5_w5_h2.l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549" table:style-name="ce3">
            <text:p>1549</text:p>
          </table:table-cell>
          <table:table-cell office:value-type="float" office:value="242" table:style-name="ce3">
            <text:p>24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60];[.$E260];[.$H260];[.$K260];[.$N260];[.$Q260];[.$T260];[.$W260];[.$Z260];[.$AC260];[.$AF260];[.$AI260];[.$AL260];[.$AO260];[.$AR260])" table:style-name="ce1">
            <text:p>0</text:p>
          </table:table-cell>
          <table:table-cell office:value-type="float" office:value="3" table:formula="of:=MIN([.$C260];[.$F260];[.$I260];[.$L260];[.$O260];[.$R260];[.$U260];[.$X260];[.$AA260];[.$AD260];[.$AG260];[.$AJ260];[.$AM260];[.$AP260];[.$AS260])" table:style-name="ce1">
            <text:p>3</text:p>
          </table:table-cell>
          <table:table-cell office:value-type="float" office:value="0" table:formula="of:=MIN([.$D260];[.$G260];[.$J260];[.$M260];[.$P260];[.$S260];[.$V260];[.$Y260];[.$AB260];[.$AE260];[.$AH260];[.$AK260];[.$AN260];[.$AQ260];[.$AT260])" table:style-name="ce1">
            <text:p>0</text:p>
          </table:table-cell>
          <table:table-cell office:value-type="float" office:value="0" table:formula="of:=MEDIAN([.$B260];[.$E260];[.$H260];[.$K260];[.$N260];[.$Q260];[.$T260];[.$W260];[.$Z260];[.$AC260];[.$AF260];[.$AI260];[.$AL260];[.$AO260];[.$AR260])" table:style-name="ce1">
            <text:p>0</text:p>
          </table:table-cell>
          <table:table-cell office:value-type="float" office:value="3" table:formula="of:=MEDIAN([.$C260];[.$F260];[.$I260];[.$L260];[.$O260];[.$R260];[.$U260];[.$X260];[.$AA260];[.$AD260];[.$AG260];[.$AJ260];[.$AM260];[.$AP260];[.$AS260])" table:style-name="ce1">
            <text:p>3</text:p>
          </table:table-cell>
          <table:table-cell office:value-type="float" office:value="0" table:formula="of:=MEDIAN([.$D260];[.$G260];[.$J260];[.$M260];[.$P260];[.$S260];[.$V260];[.$Y260];[.$AB260];[.$AE260];[.$AH260];[.$AK260];[.$AN260];[.$AQ260];[.$AT260])" table:style-name="ce1">
            <text:p>0</text:p>
          </table:table-cell>
          <table:table-cell office:value-type="float" office:value="0.01" table:formula="of:=MAX([.$B260];[.$E260];[.$H260];[.$K260];[.$N260];[.$Q260];[.$T260];[.$W260];[.$Z260];[.$AC260];[.$AF260];[.$AI260];[.$AL260];[.$AO260];[.$AR260])" table:style-name="ce1">
            <text:p>0,01</text:p>
          </table:table-cell>
          <table:table-cell office:value-type="float" office:value="1549" table:formula="of:=MAX([.$C260];[.$F260];[.$I260];[.$L260];[.$O260];[.$R260];[.$U260];[.$X260];[.$AA260];[.$AD260];[.$AG260];[.$AJ260];[.$AM260];[.$AP260];[.$AS260])" table:style-name="ce1">
            <text:p>1549</text:p>
          </table:table-cell>
          <table:table-cell office:value-type="float" office:value="242" table:formula="of:=MAX([.$D260];[.$G260];[.$J260];[.$M260];[.$P260];[.$S260];[.$V260];[.$Y260];[.$AB260];[.$AE260];[.$AH260];[.$AK260];[.$AN260];[.$AQ260];[.$AT260])" table:style-name="ce1">
            <text:p>24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7_a10_w5_h13.lp</text:p>
          </table:table-cell>
          <table:table-cell office:value-type="float" office:value="0.01" table:style-name="ce1">
            <text:p>0,01</text:p>
          </table:table-cell>
          <table:table-cell office:value-type="float" office:value="2631" table:style-name="ce1">
            <text:p>2631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365" table:style-name="ce1">
            <text:p>36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437" table:style-name="ce1">
            <text:p>437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706" table:style-name="ce1">
            <text:p>706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93" table:style-name="ce1">
            <text:p>29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318" table:style-name="ce1">
            <text:p>318</text:p>
          </table:table-cell>
          <table:table-cell office:value-type="float" office:value="24" table:style-name="ce1">
            <text:p>24</text:p>
          </table:table-cell>
          <table:table-cell office:value-type="float" office:value="0.01" table:style-name="ce1">
            <text:p>0,01</text:p>
          </table:table-cell>
          <table:table-cell office:value-type="float" office:value="574" table:style-name="ce1">
            <text:p>574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2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737" table:style-name="ce1">
            <text:p>737</text:p>
          </table:table-cell>
          <table:table-cell office:value-type="float" office:value="30" table:style-name="ce1">
            <text:p>30</text:p>
          </table:table-cell>
          <table:table-cell office:value-type="float" office:value="0.04" table:style-name="ce1">
            <text:p>0,04</text:p>
          </table:table-cell>
          <table:table-cell office:value-type="float" office:value="3776" table:style-name="ce3">
            <text:p>3776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433" table:style-name="ce1">
            <text:p>433</text:p>
          </table:table-cell>
          <table:table-cell office:value-type="float" office:value="36" table:style-name="ce1">
            <text:p>36</text:p>
          </table:table-cell>
          <table:table-cell office:value-type="float" office:value="0" table:formula="of:=MIN([.$B261];[.$E261];[.$H261];[.$K261];[.$N261];[.$Q261];[.$T261];[.$W261];[.$Z261];[.$AC261];[.$AF261];[.$AI261];[.$AL261];[.$AO261];[.$AR261])" table:style-name="ce1">
            <text:p>0</text:p>
          </table:table-cell>
          <table:table-cell office:value-type="float" office:value="94" table:formula="of:=MIN([.$C261];[.$F261];[.$I261];[.$L261];[.$O261];[.$R261];[.$U261];[.$X261];[.$AA261];[.$AD261];[.$AG261];[.$AJ261];[.$AM261];[.$AP261];[.$AS261])" table:style-name="ce1">
            <text:p>94</text:p>
          </table:table-cell>
          <table:table-cell office:value-type="float" office:value="3" table:formula="of:=MIN([.$D261];[.$G261];[.$J261];[.$M261];[.$P261];[.$S261];[.$V261];[.$Y261];[.$AB261];[.$AE261];[.$AH261];[.$AK261];[.$AN261];[.$AQ261];[.$AT261])" table:style-name="ce1">
            <text:p>3</text:p>
          </table:table-cell>
          <table:table-cell office:value-type="float" office:value="0" table:formula="of:=MEDIAN([.$B261];[.$E261];[.$H261];[.$K261];[.$N261];[.$Q261];[.$T261];[.$W261];[.$Z261];[.$AC261];[.$AF261];[.$AI261];[.$AL261];[.$AO261];[.$AR261])" table:style-name="ce1">
            <text:p>0</text:p>
          </table:table-cell>
          <table:table-cell office:value-type="float" office:value="365" table:formula="of:=MEDIAN([.$C261];[.$F261];[.$I261];[.$L261];[.$O261];[.$R261];[.$U261];[.$X261];[.$AA261];[.$AD261];[.$AG261];[.$AJ261];[.$AM261];[.$AP261];[.$AS261])" table:style-name="ce1">
            <text:p>365</text:p>
          </table:table-cell>
          <table:table-cell office:value-type="float" office:value="23" table:formula="of:=MEDIAN([.$D261];[.$G261];[.$J261];[.$M261];[.$P261];[.$S261];[.$V261];[.$Y261];[.$AB261];[.$AE261];[.$AH261];[.$AK261];[.$AN261];[.$AQ261];[.$AT261])" table:style-name="ce1">
            <text:p>23</text:p>
          </table:table-cell>
          <table:table-cell office:value-type="float" office:value="0.04" table:formula="of:=MAX([.$B261];[.$E261];[.$H261];[.$K261];[.$N261];[.$Q261];[.$T261];[.$W261];[.$Z261];[.$AC261];[.$AF261];[.$AI261];[.$AL261];[.$AO261];[.$AR261])" table:style-name="ce1">
            <text:p>0,04</text:p>
          </table:table-cell>
          <table:table-cell office:value-type="float" office:value="3776" table:formula="of:=MAX([.$C261];[.$F261];[.$I261];[.$L261];[.$O261];[.$R261];[.$U261];[.$X261];[.$AA261];[.$AD261];[.$AG261];[.$AJ261];[.$AM261];[.$AP261];[.$AS261])" table:style-name="ce1">
            <text:p>3776</text:p>
          </table:table-cell>
          <table:table-cell office:value-type="float" office:value="65" table:formula="of:=MAX([.$D261];[.$G261];[.$J261];[.$M261];[.$P261];[.$S261];[.$V261];[.$Y261];[.$AB261];[.$AE261];[.$AH261];[.$AK261];[.$AN261];[.$AQ261];[.$AT261])" table:style-name="ce1">
            <text:p>6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7_a15_w5_h12.lp</text:p>
          </table:table-cell>
          <table:table-cell office:value-type="float" office:value="0.01" table:style-name="ce1">
            <text:p>0,01</text:p>
          </table:table-cell>
          <table:table-cell office:value-type="float" office:value="1383" table:style-name="ce1">
            <text:p>1383</text:p>
          </table:table-cell>
          <table:table-cell office:value-type="float" office:value="69" table:style-name="ce1">
            <text:p>69</text:p>
          </table:table-cell>
          <table:table-cell office:value-type="float" office:value="0.01" table:style-name="ce1">
            <text:p>0,01</text:p>
          </table:table-cell>
          <table:table-cell office:value-type="float" office:value="497" table:style-name="ce1">
            <text:p>497</text:p>
          </table:table-cell>
          <table:table-cell office:value-type="float" office:value="27" table:style-name="ce1">
            <text:p>27</text:p>
          </table:table-cell>
          <table:table-cell office:value-type="float" office:value="0.01" table:style-name="ce1">
            <text:p>0,01</text:p>
          </table:table-cell>
          <table:table-cell office:value-type="float" office:value="969" table:style-name="ce1">
            <text:p>969</text:p>
          </table:table-cell>
          <table:table-cell office:value-type="float" office:value="14" table:style-name="ce2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382" table:style-name="ce1">
            <text:p>382</text:p>
          </table:table-cell>
          <table:table-cell office:value-type="float" office:value="39" table:style-name="ce1">
            <text:p>39</text:p>
          </table:table-cell>
          <table:table-cell office:value-type="float" office:value="0.02" table:style-name="ce1">
            <text:p>0,02</text:p>
          </table:table-cell>
          <table:table-cell office:value-type="float" office:value="792" table:style-name="ce1">
            <text:p>792</text:p>
          </table:table-cell>
          <table:table-cell office:value-type="float" office:value="138" table:style-name="ce1">
            <text:p>138</text:p>
          </table:table-cell>
          <table:table-cell office:value-type="float" office:value="0.01" table:style-name="ce1">
            <text:p>0,01</text:p>
          </table:table-cell>
          <table:table-cell office:value-type="float" office:value="572" table:style-name="ce1">
            <text:p>572</text:p>
          </table:table-cell>
          <table:table-cell office:value-type="float" office:value="48" table:style-name="ce1">
            <text:p>48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1">
            <text:p>406</text:p>
          </table:table-cell>
          <table:table-cell office:value-type="float" office:value="42" table:style-name="ce1">
            <text:p>42</text:p>
          </table:table-cell>
          <table:table-cell office:value-type="float" office:value="0.01" table:style-name="ce1">
            <text:p>0,01</text:p>
          </table:table-cell>
          <table:table-cell office:value-type="float" office:value="487" table:style-name="ce1">
            <text:p>487</text:p>
          </table:table-cell>
          <table:table-cell office:value-type="float" office:value="58" table:style-name="ce1">
            <text:p>58</text:p>
          </table:table-cell>
          <table:table-cell office:value-type="float" office:value="0.01" table:style-name="ce1">
            <text:p>0,01</text:p>
          </table:table-cell>
          <table:table-cell office:value-type="float" office:value="270" table:style-name="ce1">
            <text:p>270</text:p>
          </table:table-cell>
          <table:table-cell office:value-type="float" office:value="26" table:style-name="ce1">
            <text:p>26</text:p>
          </table:table-cell>
          <table:table-cell office:value-type="float" office:value="0.01" table:style-name="ce1">
            <text:p>0,01</text:p>
          </table:table-cell>
          <table:table-cell office:value-type="float" office:value="297" table:style-name="ce1">
            <text:p>297</text:p>
          </table:table-cell>
          <table:table-cell office:value-type="float" office:value="48" table:style-name="ce1">
            <text:p>48</text:p>
          </table:table-cell>
          <table:table-cell office:value-type="float" office:value="0.01" table:style-name="ce1">
            <text:p>0,01</text:p>
          </table:table-cell>
          <table:table-cell office:value-type="float" office:value="260" table:style-name="ce2">
            <text:p>260</text:p>
          </table:table-cell>
          <table:table-cell office:value-type="float" office:value="36" table:style-name="ce1">
            <text:p>36</text:p>
          </table:table-cell>
          <table:table-cell office:value-type="float" office:value="0.11" table:style-name="ce1">
            <text:p>0,11</text:p>
          </table:table-cell>
          <table:table-cell office:value-type="float" office:value="3478" table:style-name="ce1">
            <text:p>3478</text:p>
          </table:table-cell>
          <table:table-cell office:value-type="float" office:value="897" table:style-name="ce3">
            <text:p>897</text:p>
          </table:table-cell>
          <table:table-cell office:value-type="float" office:value="0.02" table:style-name="ce1">
            <text:p>0,02</text:p>
          </table:table-cell>
          <table:table-cell office:value-type="float" office:value="786" table:style-name="ce1">
            <text:p>786</text:p>
          </table:table-cell>
          <table:table-cell office:value-type="float" office:value="43" table:style-name="ce1">
            <text:p>43</text:p>
          </table:table-cell>
          <table:table-cell office:value-type="float" office:value="0.05" table:style-name="ce1">
            <text:p>0,05</text:p>
          </table:table-cell>
          <table:table-cell office:value-type="float" office:value="4351" table:style-name="ce3">
            <text:p>4351</text:p>
          </table:table-cell>
          <table:table-cell office:value-type="float" office:value="68" table:style-name="ce1">
            <text:p>68</text:p>
          </table:table-cell>
          <table:table-cell office:value-type="float" office:value="0.02" table:style-name="ce1">
            <text:p>0,02</text:p>
          </table:table-cell>
          <table:table-cell office:value-type="float" office:value="838" table:style-name="ce1">
            <text:p>838</text:p>
          </table:table-cell>
          <table:table-cell office:value-type="float" office:value="146" table:style-name="ce1">
            <text:p>146</text:p>
          </table:table-cell>
          <table:table-cell office:value-type="float" office:value="0.01" table:formula="of:=MIN([.$B262];[.$E262];[.$H262];[.$K262];[.$N262];[.$Q262];[.$T262];[.$W262];[.$Z262];[.$AC262];[.$AF262];[.$AI262];[.$AL262];[.$AO262];[.$AR262])" table:style-name="ce1">
            <text:p>0,01</text:p>
          </table:table-cell>
          <table:table-cell office:value-type="float" office:value="260" table:formula="of:=MIN([.$C262];[.$F262];[.$I262];[.$L262];[.$O262];[.$R262];[.$U262];[.$X262];[.$AA262];[.$AD262];[.$AG262];[.$AJ262];[.$AM262];[.$AP262];[.$AS262])" table:style-name="ce1">
            <text:p>260</text:p>
          </table:table-cell>
          <table:table-cell office:value-type="float" office:value="14" table:formula="of:=MIN([.$D262];[.$G262];[.$J262];[.$M262];[.$P262];[.$S262];[.$V262];[.$Y262];[.$AB262];[.$AE262];[.$AH262];[.$AK262];[.$AN262];[.$AQ262];[.$AT262])" table:style-name="ce1">
            <text:p>14</text:p>
          </table:table-cell>
          <table:table-cell office:value-type="float" office:value="0.01" table:formula="of:=MEDIAN([.$B262];[.$E262];[.$H262];[.$K262];[.$N262];[.$Q262];[.$T262];[.$W262];[.$Z262];[.$AC262];[.$AF262];[.$AI262];[.$AL262];[.$AO262];[.$AR262])" table:style-name="ce1">
            <text:p>0,01</text:p>
          </table:table-cell>
          <table:table-cell office:value-type="float" office:value="572" table:formula="of:=MEDIAN([.$C262];[.$F262];[.$I262];[.$L262];[.$O262];[.$R262];[.$U262];[.$X262];[.$AA262];[.$AD262];[.$AG262];[.$AJ262];[.$AM262];[.$AP262];[.$AS262])" table:style-name="ce1">
            <text:p>572</text:p>
          </table:table-cell>
          <table:table-cell office:value-type="float" office:value="48" table:formula="of:=MEDIAN([.$D262];[.$G262];[.$J262];[.$M262];[.$P262];[.$S262];[.$V262];[.$Y262];[.$AB262];[.$AE262];[.$AH262];[.$AK262];[.$AN262];[.$AQ262];[.$AT262])" table:style-name="ce1">
            <text:p>48</text:p>
          </table:table-cell>
          <table:table-cell office:value-type="float" office:value="0.11" table:formula="of:=MAX([.$B262];[.$E262];[.$H262];[.$K262];[.$N262];[.$Q262];[.$T262];[.$W262];[.$Z262];[.$AC262];[.$AF262];[.$AI262];[.$AL262];[.$AO262];[.$AR262])" table:style-name="ce1">
            <text:p>0,11</text:p>
          </table:table-cell>
          <table:table-cell office:value-type="float" office:value="4351" table:formula="of:=MAX([.$C262];[.$F262];[.$I262];[.$L262];[.$O262];[.$R262];[.$U262];[.$X262];[.$AA262];[.$AD262];[.$AG262];[.$AJ262];[.$AM262];[.$AP262];[.$AS262])" table:style-name="ce1">
            <text:p>4351</text:p>
          </table:table-cell>
          <table:table-cell office:value-type="float" office:value="897" table:formula="of:=MAX([.$D262];[.$G262];[.$J262];[.$M262];[.$P262];[.$S262];[.$V262];[.$Y262];[.$AB262];[.$AE262];[.$AH262];[.$AK262];[.$AN262];[.$AQ262];[.$AT262])" table:style-name="ce1">
            <text:p>89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7_a5_w5_h13.lp</text:p>
          </table:table-cell>
          <table:table-cell office:value-type="float" office:value="0.01" table:style-name="ce1">
            <text:p>0,01</text:p>
          </table:table-cell>
          <table:table-cell office:value-type="float" office:value="325" table:style-name="ce1">
            <text:p>32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99" table:style-name="ce1">
            <text:p>299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218" table:style-name="ce1">
            <text:p>21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802" table:style-name="ce1">
            <text:p>80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2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2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28" table:style-name="ce1">
            <text:p>328</text:p>
          </table:table-cell>
          <table:table-cell office:value-type="float" office:value="137" table:style-name="ce3">
            <text:p>137</text:p>
          </table:table-cell>
          <table:table-cell office:value-type="float" office:value="0.01" table:style-name="ce1">
            <text:p>0,01</text:p>
          </table:table-cell>
          <table:table-cell office:value-type="float" office:value="226" table:style-name="ce1">
            <text:p>226</text:p>
          </table:table-cell>
          <table:table-cell office:value-type="float" office:value="32" table:style-name="ce1">
            <text:p>32</text:p>
          </table:table-cell>
          <table:table-cell office:value-type="float" office:value="0.04" table:style-name="ce1">
            <text:p>0,04</text:p>
          </table:table-cell>
          <table:table-cell office:value-type="float" office:value="4256" table:style-name="ce3">
            <text:p>4256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263];[.$E263];[.$H263];[.$K263];[.$N263];[.$Q263];[.$T263];[.$W263];[.$Z263];[.$AC263];[.$AF263];[.$AI263];[.$AL263];[.$AO263];[.$AR263])" table:style-name="ce1">
            <text:p>0</text:p>
          </table:table-cell>
          <table:table-cell office:value-type="float" office:value="70" table:formula="of:=MIN([.$C263];[.$F263];[.$I263];[.$L263];[.$O263];[.$R263];[.$U263];[.$X263];[.$AA263];[.$AD263];[.$AG263];[.$AJ263];[.$AM263];[.$AP263];[.$AS263])" table:style-name="ce1">
            <text:p>70</text:p>
          </table:table-cell>
          <table:table-cell office:value-type="float" office:value="5" table:formula="of:=MIN([.$D263];[.$G263];[.$J263];[.$M263];[.$P263];[.$S263];[.$V263];[.$Y263];[.$AB263];[.$AE263];[.$AH263];[.$AK263];[.$AN263];[.$AQ263];[.$AT263])" table:style-name="ce1">
            <text:p>5</text:p>
          </table:table-cell>
          <table:table-cell office:value-type="float" office:value="0" table:formula="of:=MEDIAN([.$B263];[.$E263];[.$H263];[.$K263];[.$N263];[.$Q263];[.$T263];[.$W263];[.$Z263];[.$AC263];[.$AF263];[.$AI263];[.$AL263];[.$AO263];[.$AR263])" table:style-name="ce1">
            <text:p>0</text:p>
          </table:table-cell>
          <table:table-cell office:value-type="float" office:value="199" table:formula="of:=MEDIAN([.$C263];[.$F263];[.$I263];[.$L263];[.$O263];[.$R263];[.$U263];[.$X263];[.$AA263];[.$AD263];[.$AG263];[.$AJ263];[.$AM263];[.$AP263];[.$AS263])" table:style-name="ce1">
            <text:p>199</text:p>
          </table:table-cell>
          <table:table-cell office:value-type="float" office:value="18" table:formula="of:=MEDIAN([.$D263];[.$G263];[.$J263];[.$M263];[.$P263];[.$S263];[.$V263];[.$Y263];[.$AB263];[.$AE263];[.$AH263];[.$AK263];[.$AN263];[.$AQ263];[.$AT263])" table:style-name="ce1">
            <text:p>18</text:p>
          </table:table-cell>
          <table:table-cell office:value-type="float" office:value="0.04" table:formula="of:=MAX([.$B263];[.$E263];[.$H263];[.$K263];[.$N263];[.$Q263];[.$T263];[.$W263];[.$Z263];[.$AC263];[.$AF263];[.$AI263];[.$AL263];[.$AO263];[.$AR263])" table:style-name="ce1">
            <text:p>0,04</text:p>
          </table:table-cell>
          <table:table-cell office:value-type="float" office:value="4256" table:formula="of:=MAX([.$C263];[.$F263];[.$I263];[.$L263];[.$O263];[.$R263];[.$U263];[.$X263];[.$AA263];[.$AD263];[.$AG263];[.$AJ263];[.$AM263];[.$AP263];[.$AS263])" table:style-name="ce1">
            <text:p>4256</text:p>
          </table:table-cell>
          <table:table-cell office:value-type="float" office:value="137" table:formula="of:=MAX([.$D263];[.$G263];[.$J263];[.$M263];[.$P263];[.$S263];[.$V263];[.$Y263];[.$AB263];[.$AE263];[.$AH263];[.$AK263];[.$AN263];[.$AQ263];[.$AT263])" table:style-name="ce1">
            <text:p>13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8_a10_w5_h8.lp</text:p>
          </table:table-cell>
          <table:table-cell office:value-type="float" office:value="0" table:style-name="ce1">
            <text:p>0</text:p>
          </table:table-cell>
          <table:table-cell office:value-type="float" office:value="902" table:style-name="ce1">
            <text:p>902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52" table:style-name="ce1">
            <text:p>25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34" table:style-name="ce1">
            <text:p>234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267" table:style-name="ce1">
            <text:p>26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2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2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80" table:style-name="ce1">
            <text:p>380</text:p>
          </table:table-cell>
          <table:table-cell office:value-type="float" office:value="16" table:style-name="ce1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2747" table:style-name="ce3">
            <text:p>274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264];[.$E264];[.$H264];[.$K264];[.$N264];[.$Q264];[.$T264];[.$W264];[.$Z264];[.$AC264];[.$AF264];[.$AI264];[.$AL264];[.$AO264];[.$AR264])" table:style-name="ce1">
            <text:p>0</text:p>
          </table:table-cell>
          <table:table-cell office:value-type="float" office:value="83" table:formula="of:=MIN([.$C264];[.$F264];[.$I264];[.$L264];[.$O264];[.$R264];[.$U264];[.$X264];[.$AA264];[.$AD264];[.$AG264];[.$AJ264];[.$AM264];[.$AP264];[.$AS264])" table:style-name="ce1">
            <text:p>83</text:p>
          </table:table-cell>
          <table:table-cell office:value-type="float" office:value="2" table:formula="of:=MIN([.$D264];[.$G264];[.$J264];[.$M264];[.$P264];[.$S264];[.$V264];[.$Y264];[.$AB264];[.$AE264];[.$AH264];[.$AK264];[.$AN264];[.$AQ264];[.$AT264])" table:style-name="ce1">
            <text:p>2</text:p>
          </table:table-cell>
          <table:table-cell office:value-type="float" office:value="0" table:formula="of:=MEDIAN([.$B264];[.$E264];[.$H264];[.$K264];[.$N264];[.$Q264];[.$T264];[.$W264];[.$Z264];[.$AC264];[.$AF264];[.$AI264];[.$AL264];[.$AO264];[.$AR264])" table:style-name="ce1">
            <text:p>0</text:p>
          </table:table-cell>
          <table:table-cell office:value-type="float" office:value="173" table:formula="of:=MEDIAN([.$C264];[.$F264];[.$I264];[.$L264];[.$O264];[.$R264];[.$U264];[.$X264];[.$AA264];[.$AD264];[.$AG264];[.$AJ264];[.$AM264];[.$AP264];[.$AS264])" table:style-name="ce1">
            <text:p>173</text:p>
          </table:table-cell>
          <table:table-cell office:value-type="float" office:value="7" table:formula="of:=MEDIAN([.$D264];[.$G264];[.$J264];[.$M264];[.$P264];[.$S264];[.$V264];[.$Y264];[.$AB264];[.$AE264];[.$AH264];[.$AK264];[.$AN264];[.$AQ264];[.$AT264])" table:style-name="ce1">
            <text:p>7</text:p>
          </table:table-cell>
          <table:table-cell office:value-type="float" office:value="0.03" table:formula="of:=MAX([.$B264];[.$E264];[.$H264];[.$K264];[.$N264];[.$Q264];[.$T264];[.$W264];[.$Z264];[.$AC264];[.$AF264];[.$AI264];[.$AL264];[.$AO264];[.$AR264])" table:style-name="ce1">
            <text:p>0,03</text:p>
          </table:table-cell>
          <table:table-cell office:value-type="float" office:value="2747" table:formula="of:=MAX([.$C264];[.$F264];[.$I264];[.$L264];[.$O264];[.$R264];[.$U264];[.$X264];[.$AA264];[.$AD264];[.$AG264];[.$AJ264];[.$AM264];[.$AP264];[.$AS264])" table:style-name="ce1">
            <text:p>2747</text:p>
          </table:table-cell>
          <table:table-cell office:value-type="float" office:value="48" table:formula="of:=MAX([.$D264];[.$G264];[.$J264];[.$M264];[.$P264];[.$S264];[.$V264];[.$Y264];[.$AB264];[.$AE264];[.$AH264];[.$AK264];[.$AN264];[.$AQ264];[.$AT264])" table:style-name="ce1">
            <text:p>4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8_a15_w5_h11.lp</text:p>
          </table:table-cell>
          <table:table-cell office:value-type="float" office:value="0.02" table:style-name="ce1">
            <text:p>0,02</text:p>
          </table:table-cell>
          <table:table-cell office:value-type="float" office:value="2646" table:style-name="ce1">
            <text:p>2646</text:p>
          </table:table-cell>
          <table:table-cell office:value-type="float" office:value="79" table:style-name="ce3">
            <text:p>79</text:p>
          </table:table-cell>
          <table:table-cell office:value-type="float" office:value="0.01" table:style-name="ce1">
            <text:p>0,01</text:p>
          </table:table-cell>
          <table:table-cell office:value-type="float" office:value="594" table:style-name="ce1">
            <text:p>594</text:p>
          </table:table-cell>
          <table:table-cell office:value-type="float" office:value="29" table:style-name="ce1">
            <text:p>29</text:p>
          </table:table-cell>
          <table:table-cell office:value-type="float" office:value="0.01" table:style-name="ce1">
            <text:p>0,01</text:p>
          </table:table-cell>
          <table:table-cell office:value-type="float" office:value="780" table:style-name="ce1">
            <text:p>780</text:p>
          </table:table-cell>
          <table:table-cell office:value-type="float" office:value="12" table:style-name="ce2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290" table:style-name="ce1">
            <text:p>290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337" table:style-name="ce1">
            <text:p>337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631" table:style-name="ce1">
            <text:p>631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811" table:style-name="ce1">
            <text:p>811</text:p>
          </table:table-cell>
          <table:table-cell office:value-type="float" office:value="71" table:style-name="ce1">
            <text:p>71</text:p>
          </table:table-cell>
          <table:table-cell office:value-type="float" office:value="0.01" table:style-name="ce1">
            <text:p>0,01</text:p>
          </table:table-cell>
          <table:table-cell office:value-type="float" office:value="658" table:style-name="ce1">
            <text:p>658</text:p>
          </table:table-cell>
          <table:table-cell office:value-type="float" office:value="57" table:style-name="ce1">
            <text:p>57</text:p>
          </table:table-cell>
          <table:table-cell office:value-type="float" office:value="0.01" table:style-name="ce1">
            <text:p>0,01</text:p>
          </table:table-cell>
          <table:table-cell office:value-type="float" office:value="343" table:style-name="ce1">
            <text:p>34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2">
            <text:p>186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0.01" table:style-name="ce1">
            <text:p>0,01</text:p>
          </table:table-cell>
          <table:table-cell office:value-type="float" office:value="469" table:style-name="ce1">
            <text:p>469</text:p>
          </table:table-cell>
          <table:table-cell office:value-type="float" office:value="31" table:style-name="ce1">
            <text:p>31</text:p>
          </table:table-cell>
          <table:table-cell office:value-type="float" office:value="0.02" table:style-name="ce1">
            <text:p>0,02</text:p>
          </table:table-cell>
          <table:table-cell office:value-type="float" office:value="386" table:style-name="ce1">
            <text:p>386</text:p>
          </table:table-cell>
          <table:table-cell office:value-type="float" office:value="12" table:style-name="ce2">
            <text:p>12</text:p>
          </table:table-cell>
          <table:table-cell office:value-type="float" office:value="0.11" table:style-name="ce1">
            <text:p>0,11</text:p>
          </table:table-cell>
          <table:table-cell office:value-type="float" office:value="11190" table:style-name="ce3">
            <text:p>11190</text:p>
          </table:table-cell>
          <table:table-cell office:value-type="float" office:value="48" table:style-name="ce1">
            <text:p>48</text:p>
          </table:table-cell>
          <table:table-cell office:value-type="float" office:value="0.01" table:style-name="ce1">
            <text:p>0,01</text:p>
          </table:table-cell>
          <table:table-cell office:value-type="float" office:value="331" table:style-name="ce1">
            <text:p>331</text:p>
          </table:table-cell>
          <table:table-cell office:value-type="float" office:value="23" table:style-name="ce1">
            <text:p>23</text:p>
          </table:table-cell>
          <table:table-cell office:value-type="float" office:value="0" table:formula="of:=MIN([.$B265];[.$E265];[.$H265];[.$K265];[.$N265];[.$Q265];[.$T265];[.$W265];[.$Z265];[.$AC265];[.$AF265];[.$AI265];[.$AL265];[.$AO265];[.$AR265])" table:style-name="ce1">
            <text:p>0</text:p>
          </table:table-cell>
          <table:table-cell office:value-type="float" office:value="186" table:formula="of:=MIN([.$C265];[.$F265];[.$I265];[.$L265];[.$O265];[.$R265];[.$U265];[.$X265];[.$AA265];[.$AD265];[.$AG265];[.$AJ265];[.$AM265];[.$AP265];[.$AS265])" table:style-name="ce1">
            <text:p>186</text:p>
          </table:table-cell>
          <table:table-cell office:value-type="float" office:value="12" table:formula="of:=MIN([.$D265];[.$G265];[.$J265];[.$M265];[.$P265];[.$S265];[.$V265];[.$Y265];[.$AB265];[.$AE265];[.$AH265];[.$AK265];[.$AN265];[.$AQ265];[.$AT265])" table:style-name="ce1">
            <text:p>12</text:p>
          </table:table-cell>
          <table:table-cell office:value-type="float" office:value="0.01" table:formula="of:=MEDIAN([.$B265];[.$E265];[.$H265];[.$K265];[.$N265];[.$Q265];[.$T265];[.$W265];[.$Z265];[.$AC265];[.$AF265];[.$AI265];[.$AL265];[.$AO265];[.$AR265])" table:style-name="ce1">
            <text:p>0,01</text:p>
          </table:table-cell>
          <table:table-cell office:value-type="float" office:value="469" table:formula="of:=MEDIAN([.$C265];[.$F265];[.$I265];[.$L265];[.$O265];[.$R265];[.$U265];[.$X265];[.$AA265];[.$AD265];[.$AG265];[.$AJ265];[.$AM265];[.$AP265];[.$AS265])" table:style-name="ce1">
            <text:p>469</text:p>
          </table:table-cell>
          <table:table-cell office:value-type="float" office:value="23" table:formula="of:=MEDIAN([.$D265];[.$G265];[.$J265];[.$M265];[.$P265];[.$S265];[.$V265];[.$Y265];[.$AB265];[.$AE265];[.$AH265];[.$AK265];[.$AN265];[.$AQ265];[.$AT265])" table:style-name="ce1">
            <text:p>23</text:p>
          </table:table-cell>
          <table:table-cell office:value-type="float" office:value="0.11" table:formula="of:=MAX([.$B265];[.$E265];[.$H265];[.$K265];[.$N265];[.$Q265];[.$T265];[.$W265];[.$Z265];[.$AC265];[.$AF265];[.$AI265];[.$AL265];[.$AO265];[.$AR265])" table:style-name="ce1">
            <text:p>0,11</text:p>
          </table:table-cell>
          <table:table-cell office:value-type="float" office:value="11190" table:formula="of:=MAX([.$C265];[.$F265];[.$I265];[.$L265];[.$O265];[.$R265];[.$U265];[.$X265];[.$AA265];[.$AD265];[.$AG265];[.$AJ265];[.$AM265];[.$AP265];[.$AS265])" table:style-name="ce1">
            <text:p>11190</text:p>
          </table:table-cell>
          <table:table-cell office:value-type="float" office:value="79" table:formula="of:=MAX([.$D265];[.$G265];[.$J265];[.$M265];[.$P265];[.$S265];[.$V265];[.$Y265];[.$AB265];[.$AE265];[.$AH265];[.$AK265];[.$AN265];[.$AQ265];[.$AT265])" table:style-name="ce1">
            <text:p>7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8_a5_w5_h4.lp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36" table:style-name="ce3">
            <text:p>83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266];[.$E266];[.$H266];[.$K266];[.$N266];[.$Q266];[.$T266];[.$W266];[.$Z266];[.$AC266];[.$AF266];[.$AI266];[.$AL266];[.$AO266];[.$AR266])" table:style-name="ce1">
            <text:p>0</text:p>
          </table:table-cell>
          <table:table-cell office:value-type="float" office:value="13" table:formula="of:=MIN([.$C266];[.$F266];[.$I266];[.$L266];[.$O266];[.$R266];[.$U266];[.$X266];[.$AA266];[.$AD266];[.$AG266];[.$AJ266];[.$AM266];[.$AP266];[.$AS266])" table:style-name="ce1">
            <text:p>13</text:p>
          </table:table-cell>
          <table:table-cell office:value-type="float" office:value="0" table:formula="of:=MIN([.$D266];[.$G266];[.$J266];[.$M266];[.$P266];[.$S266];[.$V266];[.$Y266];[.$AB266];[.$AE266];[.$AH266];[.$AK266];[.$AN266];[.$AQ266];[.$AT266])" table:style-name="ce1">
            <text:p>0</text:p>
          </table:table-cell>
          <table:table-cell office:value-type="float" office:value="0" table:formula="of:=MEDIAN([.$B266];[.$E266];[.$H266];[.$K266];[.$N266];[.$Q266];[.$T266];[.$W266];[.$Z266];[.$AC266];[.$AF266];[.$AI266];[.$AL266];[.$AO266];[.$AR266])" table:style-name="ce1">
            <text:p>0</text:p>
          </table:table-cell>
          <table:table-cell office:value-type="float" office:value="29" table:formula="of:=MEDIAN([.$C266];[.$F266];[.$I266];[.$L266];[.$O266];[.$R266];[.$U266];[.$X266];[.$AA266];[.$AD266];[.$AG266];[.$AJ266];[.$AM266];[.$AP266];[.$AS266])" table:style-name="ce1">
            <text:p>29</text:p>
          </table:table-cell>
          <table:table-cell office:value-type="float" office:value="3" table:formula="of:=MEDIAN([.$D266];[.$G266];[.$J266];[.$M266];[.$P266];[.$S266];[.$V266];[.$Y266];[.$AB266];[.$AE266];[.$AH266];[.$AK266];[.$AN266];[.$AQ266];[.$AT266])" table:style-name="ce1">
            <text:p>3</text:p>
          </table:table-cell>
          <table:table-cell office:value-type="float" office:value="0.01" table:formula="of:=MAX([.$B266];[.$E266];[.$H266];[.$K266];[.$N266];[.$Q266];[.$T266];[.$W266];[.$Z266];[.$AC266];[.$AF266];[.$AI266];[.$AL266];[.$AO266];[.$AR266])" table:style-name="ce1">
            <text:p>0,01</text:p>
          </table:table-cell>
          <table:table-cell office:value-type="float" office:value="836" table:formula="of:=MAX([.$C266];[.$F266];[.$I266];[.$L266];[.$O266];[.$R266];[.$U266];[.$X266];[.$AA266];[.$AD266];[.$AG266];[.$AJ266];[.$AM266];[.$AP266];[.$AS266])" table:style-name="ce1">
            <text:p>836</text:p>
          </table:table-cell>
          <table:table-cell office:value-type="float" office:value="8" table:formula="of:=MAX([.$D266];[.$G266];[.$J266];[.$M266];[.$P266];[.$S266];[.$V266];[.$Y266];[.$AB266];[.$AE266];[.$AH266];[.$AK266];[.$AN266];[.$AQ266];[.$AT266])" table:style-name="ce1">
            <text:p>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9_a10_w5_h12.lp</text:p>
          </table:table-cell>
          <table:table-cell office:value-type="float" office:value="0.02" table:style-name="ce1">
            <text:p>0,02</text:p>
          </table:table-cell>
          <table:table-cell office:value-type="float" office:value="4519" table:style-name="ce1">
            <text:p>4519</text:p>
          </table:table-cell>
          <table:table-cell office:value-type="float" office:value="82" table:style-name="ce1">
            <text:p>82</text:p>
          </table:table-cell>
          <table:table-cell office:value-type="float" office:value="0.01" table:style-name="ce1">
            <text:p>0,01</text:p>
          </table:table-cell>
          <table:table-cell office:value-type="float" office:value="357" table:style-name="ce1">
            <text:p>357</text:p>
          </table:table-cell>
          <table:table-cell office:value-type="float" office:value="6" table:style-name="ce2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523" table:style-name="ce1">
            <text:p>52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5" table:style-name="ce1">
            <text:p>175</text:p>
          </table:table-cell>
          <table:table-cell office:value-type="float" office:value="19" table:style-name="ce1">
            <text:p>19</text:p>
          </table:table-cell>
          <table:table-cell office:value-type="float" office:value="0.01" table:style-name="ce1">
            <text:p>0,01</text:p>
          </table:table-cell>
          <table:table-cell office:value-type="float" office:value="272" table:style-name="ce1">
            <text:p>272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647" table:style-name="ce1">
            <text:p>647</text:p>
          </table:table-cell>
          <table:table-cell office:value-type="float" office:value="22" table:style-name="ce1">
            <text:p>22</text:p>
          </table:table-cell>
          <table:table-cell office:value-type="float" office:value="0.01" table:style-name="ce1">
            <text:p>0,01</text:p>
          </table:table-cell>
          <table:table-cell office:value-type="float" office:value="560" table:style-name="ce1">
            <text:p>560</text:p>
          </table:table-cell>
          <table:table-cell office:value-type="float" office:value="55" table:style-name="ce1">
            <text:p>55</text:p>
          </table:table-cell>
          <table:table-cell office:value-type="float" office:value="0.01" table:style-name="ce1">
            <text:p>0,01</text:p>
          </table:table-cell>
          <table:table-cell office:value-type="float" office:value="419" table:style-name="ce1">
            <text:p>419</text:p>
          </table:table-cell>
          <table:table-cell office:value-type="float" office:value="36" table:style-name="ce1">
            <text:p>36</text:p>
          </table:table-cell>
          <table:table-cell office:value-type="float" office:value="0.01" table:style-name="ce1">
            <text:p>0,01</text:p>
          </table:table-cell>
          <table:table-cell office:value-type="float" office:value="287" table:style-name="ce1">
            <text:p>28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171" table:style-name="ce1">
            <text:p>171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101" table:style-name="ce2">
            <text:p>101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747" table:style-name="ce1">
            <text:p>747</text:p>
          </table:table-cell>
          <table:table-cell office:value-type="float" office:value="30" table:style-name="ce1">
            <text:p>30</text:p>
          </table:table-cell>
          <table:table-cell office:value-type="float" office:value="29.61" table:style-name="ce3">
            <text:p>29,61</text:p>
          </table:table-cell>
          <table:table-cell office:value-type="float" office:value="1640006" table:style-name="ce3">
            <text:p>1640006</text:p>
          </table:table-cell>
          <table:table-cell office:value-type="float" office:value="888501" table:style-name="ce3">
            <text:p>888501</text:p>
          </table:table-cell>
          <table:table-cell office:value-type="float" office:value="0.01" table:style-name="ce1">
            <text:p>0,01</text:p>
          </table:table-cell>
          <table:table-cell office:value-type="float" office:value="272" table:style-name="ce1">
            <text:p>272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MIN([.$B267];[.$E267];[.$H267];[.$K267];[.$N267];[.$Q267];[.$T267];[.$W267];[.$Z267];[.$AC267];[.$AF267];[.$AI267];[.$AL267];[.$AO267];[.$AR267])" table:style-name="ce1">
            <text:p>0</text:p>
          </table:table-cell>
          <table:table-cell office:value-type="float" office:value="101" table:formula="of:=MIN([.$C267];[.$F267];[.$I267];[.$L267];[.$O267];[.$R267];[.$U267];[.$X267];[.$AA267];[.$AD267];[.$AG267];[.$AJ267];[.$AM267];[.$AP267];[.$AS267])" table:style-name="ce1">
            <text:p>101</text:p>
          </table:table-cell>
          <table:table-cell office:value-type="float" office:value="6" table:formula="of:=MIN([.$D267];[.$G267];[.$J267];[.$M267];[.$P267];[.$S267];[.$V267];[.$Y267];[.$AB267];[.$AE267];[.$AH267];[.$AK267];[.$AN267];[.$AQ267];[.$AT267])" table:style-name="ce1">
            <text:p>6</text:p>
          </table:table-cell>
          <table:table-cell office:value-type="float" office:value="0.01" table:formula="of:=MEDIAN([.$B267];[.$E267];[.$H267];[.$K267];[.$N267];[.$Q267];[.$T267];[.$W267];[.$Z267];[.$AC267];[.$AF267];[.$AI267];[.$AL267];[.$AO267];[.$AR267])" table:style-name="ce1">
            <text:p>0,01</text:p>
          </table:table-cell>
          <table:table-cell office:value-type="float" office:value="357" table:formula="of:=MEDIAN([.$C267];[.$F267];[.$I267];[.$L267];[.$O267];[.$R267];[.$U267];[.$X267];[.$AA267];[.$AD267];[.$AG267];[.$AJ267];[.$AM267];[.$AP267];[.$AS267])" table:style-name="ce1">
            <text:p>357</text:p>
          </table:table-cell>
          <table:table-cell office:value-type="float" office:value="17" table:formula="of:=MEDIAN([.$D267];[.$G267];[.$J267];[.$M267];[.$P267];[.$S267];[.$V267];[.$Y267];[.$AB267];[.$AE267];[.$AH267];[.$AK267];[.$AN267];[.$AQ267];[.$AT267])" table:style-name="ce1">
            <text:p>17</text:p>
          </table:table-cell>
          <table:table-cell office:value-type="float" office:value="29.61" table:formula="of:=MAX([.$B267];[.$E267];[.$H267];[.$K267];[.$N267];[.$Q267];[.$T267];[.$W267];[.$Z267];[.$AC267];[.$AF267];[.$AI267];[.$AL267];[.$AO267];[.$AR267])" table:style-name="ce1">
            <text:p>29,61</text:p>
          </table:table-cell>
          <table:table-cell office:value-type="float" office:value="1640006" table:formula="of:=MAX([.$C267];[.$F267];[.$I267];[.$L267];[.$O267];[.$R267];[.$U267];[.$X267];[.$AA267];[.$AD267];[.$AG267];[.$AJ267];[.$AM267];[.$AP267];[.$AS267])" table:style-name="ce1">
            <text:p>1640006</text:p>
          </table:table-cell>
          <table:table-cell office:value-type="float" office:value="888501" table:formula="of:=MAX([.$D267];[.$G267];[.$J267];[.$M267];[.$P267];[.$S267];[.$V267];[.$Y267];[.$AB267];[.$AE267];[.$AH267];[.$AK267];[.$AN267];[.$AQ267];[.$AT267])" table:style-name="ce1">
            <text:p>88850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9_a15_w5_h14.lp</text:p>
          </table:table-cell>
          <table:table-cell office:value-type="float" office:value="0.05" table:style-name="ce1">
            <text:p>0,05</text:p>
          </table:table-cell>
          <table:table-cell office:value-type="float" office:value="9150" table:style-name="ce1">
            <text:p>9150</text:p>
          </table:table-cell>
          <table:table-cell office:value-type="float" office:value="113" table:style-name="ce1">
            <text:p>113</text:p>
          </table:table-cell>
          <table:table-cell office:value-type="float" office:value="0.02" table:style-name="ce1">
            <text:p>0,02</text:p>
          </table:table-cell>
          <table:table-cell office:value-type="float" office:value="1042" table:style-name="ce1">
            <text:p>1042</text:p>
          </table:table-cell>
          <table:table-cell office:value-type="float" office:value="27" table:style-name="ce1">
            <text:p>27</text:p>
          </table:table-cell>
          <table:table-cell office:value-type="float" office:value="0.01" table:style-name="ce2">
            <text:p>0,01</text:p>
          </table:table-cell>
          <table:table-cell office:value-type="float" office:value="1141" table:style-name="ce1">
            <text:p>1141</text:p>
          </table:table-cell>
          <table:table-cell office:value-type="float" office:value="57" table:style-name="ce1">
            <text:p>57</text:p>
          </table:table-cell>
          <table:table-cell office:value-type="float" office:value="0.01" table:style-name="ce2">
            <text:p>0,01</text:p>
          </table:table-cell>
          <table:table-cell office:value-type="float" office:value="416" table:style-name="ce1">
            <text:p>416</text:p>
          </table:table-cell>
          <table:table-cell office:value-type="float" office:value="27" table:style-name="ce1">
            <text:p>27</text:p>
          </table:table-cell>
          <table:table-cell office:value-type="float" office:value="0.05" table:style-name="ce1">
            <text:p>0,05</text:p>
          </table:table-cell>
          <table:table-cell office:value-type="float" office:value="1677" table:style-name="ce1">
            <text:p>1677</text:p>
          </table:table-cell>
          <table:table-cell office:value-type="float" office:value="224" table:style-name="ce1">
            <text:p>224</text:p>
          </table:table-cell>
          <table:table-cell office:value-type="float" office:value="0.01" table:style-name="ce2">
            <text:p>0,01</text:p>
          </table:table-cell>
          <table:table-cell office:value-type="float" office:value="1029" table:style-name="ce1">
            <text:p>1029</text:p>
          </table:table-cell>
          <table:table-cell office:value-type="float" office:value="26" table:style-name="ce2">
            <text:p>26</text:p>
          </table:table-cell>
          <table:table-cell office:value-type="float" office:value="0.03" table:style-name="ce1">
            <text:p>0,03</text:p>
          </table:table-cell>
          <table:table-cell office:value-type="float" office:value="571" table:style-name="ce1">
            <text:p>571</text:p>
          </table:table-cell>
          <table:table-cell office:value-type="float" office:value="78" table:style-name="ce1">
            <text:p>78</text:p>
          </table:table-cell>
          <table:table-cell office:value-type="float" office:value="0.04" table:style-name="ce1">
            <text:p>0,04</text:p>
          </table:table-cell>
          <table:table-cell office:value-type="float" office:value="1118" table:style-name="ce1">
            <text:p>1118</text:p>
          </table:table-cell>
          <table:table-cell office:value-type="float" office:value="134" table:style-name="ce1">
            <text:p>134</text:p>
          </table:table-cell>
          <table:table-cell office:value-type="float" office:value="0.03" table:style-name="ce1">
            <text:p>0,03</text:p>
          </table:table-cell>
          <table:table-cell office:value-type="float" office:value="1494" table:style-name="ce1">
            <text:p>1494</text:p>
          </table:table-cell>
          <table:table-cell office:value-type="float" office:value="130" table:style-name="ce1">
            <text:p>130</text:p>
          </table:table-cell>
          <table:table-cell office:value-type="float" office:value="0.01" table:style-name="ce2">
            <text:p>0,01</text:p>
          </table:table-cell>
          <table:table-cell office:value-type="float" office:value="407" table:style-name="ce1">
            <text:p>407</text:p>
          </table:table-cell>
          <table:table-cell office:value-type="float" office:value="39" table:style-name="ce1">
            <text:p>39</text:p>
          </table:table-cell>
          <table:table-cell office:value-type="float" office:value="0.02" table:style-name="ce1">
            <text:p>0,02</text:p>
          </table:table-cell>
          <table:table-cell office:value-type="float" office:value="376" table:style-name="ce2">
            <text:p>376</text:p>
          </table:table-cell>
          <table:table-cell office:value-type="float" office:value="38" table:style-name="ce1">
            <text:p>38</text:p>
          </table:table-cell>
          <table:table-cell office:value-type="float" office:value="2.89" table:style-name="ce3">
            <text:p>2,89</text:p>
          </table:table-cell>
          <table:table-cell office:value-type="float" office:value="79481" table:style-name="ce3">
            <text:p>79481</text:p>
          </table:table-cell>
          <table:table-cell office:value-type="float" office:value="14835" table:style-name="ce3">
            <text:p>14835</text:p>
          </table:table-cell>
          <table:table-cell office:value-type="float" office:value="0.06" table:style-name="ce1">
            <text:p>0,06</text:p>
          </table:table-cell>
          <table:table-cell office:value-type="float" office:value="1708" table:style-name="ce1">
            <text:p>1708</text:p>
          </table:table-cell>
          <table:table-cell office:value-type="float" office:value="114" table:style-name="ce1">
            <text:p>114</text:p>
          </table:table-cell>
          <table:table-cell office:value-type="float" office:value="0.45" table:style-name="ce1">
            <text:p>0,45</text:p>
          </table:table-cell>
          <table:table-cell office:value-type="float" office:value="34907" table:style-name="ce1">
            <text:p>34907</text:p>
          </table:table-cell>
          <table:table-cell office:value-type="float" office:value="262" table:style-name="ce1">
            <text:p>262</text:p>
          </table:table-cell>
          <table:table-cell office:value-type="float" office:value="0.03" table:style-name="ce1">
            <text:p>0,03</text:p>
          </table:table-cell>
          <table:table-cell office:value-type="float" office:value="1259" table:style-name="ce1">
            <text:p>1259</text:p>
          </table:table-cell>
          <table:table-cell office:value-type="float" office:value="153" table:style-name="ce1">
            <text:p>153</text:p>
          </table:table-cell>
          <table:table-cell office:value-type="float" office:value="0.01" table:formula="of:=MIN([.$B268];[.$E268];[.$H268];[.$K268];[.$N268];[.$Q268];[.$T268];[.$W268];[.$Z268];[.$AC268];[.$AF268];[.$AI268];[.$AL268];[.$AO268];[.$AR268])" table:style-name="ce1">
            <text:p>0,01</text:p>
          </table:table-cell>
          <table:table-cell office:value-type="float" office:value="376" table:formula="of:=MIN([.$C268];[.$F268];[.$I268];[.$L268];[.$O268];[.$R268];[.$U268];[.$X268];[.$AA268];[.$AD268];[.$AG268];[.$AJ268];[.$AM268];[.$AP268];[.$AS268])" table:style-name="ce1">
            <text:p>376</text:p>
          </table:table-cell>
          <table:table-cell office:value-type="float" office:value="26" table:formula="of:=MIN([.$D268];[.$G268];[.$J268];[.$M268];[.$P268];[.$S268];[.$V268];[.$Y268];[.$AB268];[.$AE268];[.$AH268];[.$AK268];[.$AN268];[.$AQ268];[.$AT268])" table:style-name="ce1">
            <text:p>26</text:p>
          </table:table-cell>
          <table:table-cell office:value-type="float" office:value="0.03" table:formula="of:=MEDIAN([.$B268];[.$E268];[.$H268];[.$K268];[.$N268];[.$Q268];[.$T268];[.$W268];[.$Z268];[.$AC268];[.$AF268];[.$AI268];[.$AL268];[.$AO268];[.$AR268])" table:style-name="ce1">
            <text:p>0,03</text:p>
          </table:table-cell>
          <table:table-cell office:value-type="float" office:value="1141" table:formula="of:=MEDIAN([.$C268];[.$F268];[.$I268];[.$L268];[.$O268];[.$R268];[.$U268];[.$X268];[.$AA268];[.$AD268];[.$AG268];[.$AJ268];[.$AM268];[.$AP268];[.$AS268])" table:style-name="ce1">
            <text:p>1141</text:p>
          </table:table-cell>
          <table:table-cell office:value-type="float" office:value="113" table:formula="of:=MEDIAN([.$D268];[.$G268];[.$J268];[.$M268];[.$P268];[.$S268];[.$V268];[.$Y268];[.$AB268];[.$AE268];[.$AH268];[.$AK268];[.$AN268];[.$AQ268];[.$AT268])" table:style-name="ce1">
            <text:p>113</text:p>
          </table:table-cell>
          <table:table-cell office:value-type="float" office:value="2.89" table:formula="of:=MAX([.$B268];[.$E268];[.$H268];[.$K268];[.$N268];[.$Q268];[.$T268];[.$W268];[.$Z268];[.$AC268];[.$AF268];[.$AI268];[.$AL268];[.$AO268];[.$AR268])" table:style-name="ce1">
            <text:p>2,89</text:p>
          </table:table-cell>
          <table:table-cell office:value-type="float" office:value="79481" table:formula="of:=MAX([.$C268];[.$F268];[.$I268];[.$L268];[.$O268];[.$R268];[.$U268];[.$X268];[.$AA268];[.$AD268];[.$AG268];[.$AJ268];[.$AM268];[.$AP268];[.$AS268])" table:style-name="ce1">
            <text:p>79481</text:p>
          </table:table-cell>
          <table:table-cell office:value-type="float" office:value="14835" table:formula="of:=MAX([.$D268];[.$G268];[.$J268];[.$M268];[.$P268];[.$S268];[.$V268];[.$Y268];[.$AB268];[.$AE268];[.$AH268];[.$AK268];[.$AN268];[.$AQ268];[.$AT268])" table:style-name="ce1">
            <text:p>1483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/room_s9_a5_w5_h9.lp</text:p>
          </table:table-cell>
          <table:table-cell office:value-type="float" office:value="0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5" table:style-name="ce1">
            <text:p>5</text:p>
          </table:table-cell>
          <table:table-cell office:value-type="float" office:value="39.479999999999997" table:style-name="ce3">
            <text:p>39,48</text:p>
          </table:table-cell>
          <table:table-cell office:value-type="float" office:value="1712515" table:style-name="ce3">
            <text:p>1712515</text:p>
          </table:table-cell>
          <table:table-cell office:value-type="float" office:value="1188176" table:style-name="ce3">
            <text:p>1188176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269];[.$E269];[.$H269];[.$K269];[.$N269];[.$Q269];[.$T269];[.$W269];[.$Z269];[.$AC269];[.$AF269];[.$AI269];[.$AL269];[.$AO269];[.$AR269])" table:style-name="ce1">
            <text:p>0</text:p>
          </table:table-cell>
          <table:table-cell office:value-type="float" office:value="50" table:formula="of:=MIN([.$C269];[.$F269];[.$I269];[.$L269];[.$O269];[.$R269];[.$U269];[.$X269];[.$AA269];[.$AD269];[.$AG269];[.$AJ269];[.$AM269];[.$AP269];[.$AS269])" table:style-name="ce1">
            <text:p>50</text:p>
          </table:table-cell>
          <table:table-cell office:value-type="float" office:value="0" table:formula="of:=MIN([.$D269];[.$G269];[.$J269];[.$M269];[.$P269];[.$S269];[.$V269];[.$Y269];[.$AB269];[.$AE269];[.$AH269];[.$AK269];[.$AN269];[.$AQ269];[.$AT269])" table:style-name="ce1">
            <text:p>0</text:p>
          </table:table-cell>
          <table:table-cell office:value-type="float" office:value="0" table:formula="of:=MEDIAN([.$B269];[.$E269];[.$H269];[.$K269];[.$N269];[.$Q269];[.$T269];[.$W269];[.$Z269];[.$AC269];[.$AF269];[.$AI269];[.$AL269];[.$AO269];[.$AR269])" table:style-name="ce1">
            <text:p>0</text:p>
          </table:table-cell>
          <table:table-cell office:value-type="float" office:value="84" table:formula="of:=MEDIAN([.$C269];[.$F269];[.$I269];[.$L269];[.$O269];[.$R269];[.$U269];[.$X269];[.$AA269];[.$AD269];[.$AG269];[.$AJ269];[.$AM269];[.$AP269];[.$AS269])" table:style-name="ce1">
            <text:p>84</text:p>
          </table:table-cell>
          <table:table-cell office:value-type="float" office:value="6" table:formula="of:=MEDIAN([.$D269];[.$G269];[.$J269];[.$M269];[.$P269];[.$S269];[.$V269];[.$Y269];[.$AB269];[.$AE269];[.$AH269];[.$AK269];[.$AN269];[.$AQ269];[.$AT269])" table:style-name="ce1">
            <text:p>6</text:p>
          </table:table-cell>
          <table:table-cell office:value-type="float" office:value="39.479999999999997" table:formula="of:=MAX([.$B269];[.$E269];[.$H269];[.$K269];[.$N269];[.$Q269];[.$T269];[.$W269];[.$Z269];[.$AC269];[.$AF269];[.$AI269];[.$AL269];[.$AO269];[.$AR269])" table:style-name="ce1">
            <text:p>39,48</text:p>
          </table:table-cell>
          <table:table-cell office:value-type="float" office:value="1712515" table:formula="of:=MAX([.$C269];[.$F269];[.$I269];[.$L269];[.$O269];[.$R269];[.$U269];[.$X269];[.$AA269];[.$AD269];[.$AG269];[.$AJ269];[.$AM269];[.$AP269];[.$AS269])" table:style-name="ce1">
            <text:p>1712515</text:p>
          </table:table-cell>
          <table:table-cell office:value-type="float" office:value="1188176" table:formula="of:=MAX([.$D269];[.$G269];[.$J269];[.$M269];[.$P269];[.$S269];[.$V269];[.$Y269];[.$AB269];[.$AE269];[.$AH269];[.$AK269];[.$AN269];[.$AQ269];[.$AT269])" table:style-name="ce1">
            <text:p>1188176</text:p>
          </table:table-cell>
          <table:table-cell table:number-columns-repeated="1632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69630.51000000007" table:formula="of:=SUM([.B3:.B269])" table:style-name="ce1">
            <text:p>169630,51</text:p>
          </table:table-cell>
          <table:table-cell office:value-type="float" office:value="679434605" table:formula="of:=SUM([.C3:.C269])" table:style-name="ce3">
            <text:p>679434605</text:p>
          </table:table-cell>
          <table:table-cell office:value-type="float" office:value="4151121" table:formula="of:=SUM([.D3:.D269])" table:style-name="ce1">
            <text:p>4151121</text:p>
          </table:table-cell>
          <table:table-cell office:value-type="float" office:value="151405.51999999993" table:formula="of:=SUM([.E3:.E269])" table:style-name="ce1">
            <text:p>151405,52</text:p>
          </table:table-cell>
          <table:table-cell office:value-type="float" office:value="2351765" table:formula="of:=SUM([.F3:.F269])" table:style-name="ce1">
            <text:p>2351765</text:p>
          </table:table-cell>
          <table:table-cell office:value-type="float" office:value="1510919" table:formula="of:=SUM([.G3:.G269])" table:style-name="ce1">
            <text:p>1510919</text:p>
          </table:table-cell>
          <table:table-cell office:value-type="float" office:value="151598.55000000005" table:formula="of:=SUM([.H3:.H269])" table:style-name="ce1">
            <text:p>151598,55</text:p>
          </table:table-cell>
          <table:table-cell office:value-type="float" office:value="13918920" table:formula="of:=SUM([.I3:.I269])" table:style-name="ce1">
            <text:p>13918920</text:p>
          </table:table-cell>
          <table:table-cell office:value-type="float" office:value="1083347" table:formula="of:=SUM([.J3:.J269])" table:style-name="ce1">
            <text:p>1083347</text:p>
          </table:table-cell>
          <table:table-cell office:value-type="float" office:value="151622.78999999995" table:formula="of:=SUM([.K3:.K269])" table:style-name="ce1">
            <text:p>151622,79</text:p>
          </table:table-cell>
          <table:table-cell office:value-type="float" office:value="7442133" table:formula="of:=SUM([.L3:.L269])" table:style-name="ce1">
            <text:p>7442133</text:p>
          </table:table-cell>
          <table:table-cell office:value-type="float" office:value="1634346" table:formula="of:=SUM([.M3:.M269])" table:style-name="ce1">
            <text:p>1634346</text:p>
          </table:table-cell>
          <table:table-cell office:value-type="float" office:value="151336.99999999988" table:formula="of:=SUM([.N3:.N269])" table:style-name="ce1">
            <text:p>151337</text:p>
          </table:table-cell>
          <table:table-cell office:value-type="float" office:value="1808414" table:formula="of:=SUM([.O3:.O269])" table:style-name="ce1">
            <text:p>1808414</text:p>
          </table:table-cell>
          <table:table-cell office:value-type="float" office:value="1260366" table:formula="of:=SUM([.P3:.P269])" table:style-name="ce1">
            <text:p>1260366</text:p>
          </table:table-cell>
          <table:table-cell office:value-type="float" office:value="151702.51999999993" table:formula="of:=SUM([.Q3:.Q269])" table:style-name="ce1">
            <text:p>151702,52</text:p>
          </table:table-cell>
          <table:table-cell office:value-type="float" office:value="12985273" table:formula="of:=SUM([.R3:.R269])" table:style-name="ce1">
            <text:p>12985273</text:p>
          </table:table-cell>
          <table:table-cell office:value-type="float" office:value="1676747" table:formula="of:=SUM([.S3:.S269])" table:style-name="ce1">
            <text:p>1676747</text:p>
          </table:table-cell>
          <table:table-cell office:value-type="float" office:value="151402.22999999995" table:formula="of:=SUM([.T3:.T269])" table:style-name="ce1">
            <text:p>151402,23</text:p>
          </table:table-cell>
          <table:table-cell office:value-type="float" office:value="1908894" table:formula="of:=SUM([.U3:.U269])" table:style-name="ce1">
            <text:p>1908894</text:p>
          </table:table-cell>
          <table:table-cell office:value-type="float" office:value="1221366" table:formula="of:=SUM([.V3:.V269])" table:style-name="ce1">
            <text:p>1221366</text:p>
          </table:table-cell>
          <table:table-cell office:value-type="float" office:value="151502.25999999998" table:formula="of:=SUM([.W3:.W269])" table:style-name="ce1">
            <text:p>151502,26</text:p>
          </table:table-cell>
          <table:table-cell office:value-type="float" office:value="2544830" table:formula="of:=SUM([.X3:.X269])" table:style-name="ce1">
            <text:p>2544830</text:p>
          </table:table-cell>
          <table:table-cell office:value-type="float" office:value="1782663" table:formula="of:=SUM([.Y3:.Y269])" table:style-name="ce1">
            <text:p>1782663</text:p>
          </table:table-cell>
          <table:table-cell office:value-type="float" office:value="151293.16000000003" table:formula="of:=SUM([.Z3:.Z269])" table:style-name="ce1">
            <text:p>151293,16</text:p>
          </table:table-cell>
          <table:table-cell office:value-type="float" office:value="1491883" table:formula="of:=SUM([.AA3:.AA269])" table:style-name="ce1">
            <text:p>1491883</text:p>
          </table:table-cell>
          <table:table-cell office:value-type="float" office:value="789842" table:formula="of:=SUM([.AB3:.AB269])" table:style-name="ce1">
            <text:p>789842</text:p>
          </table:table-cell>
          <table:table-cell office:value-type="float" office:value="151287.72999999995" table:formula="of:=SUM([.AC3:.AC269])" table:style-name="ce1">
            <text:p>151287,73</text:p>
          </table:table-cell>
          <table:table-cell office:value-type="float" office:value="1227313" table:formula="of:=SUM([.AD3:.AD269])" table:style-name="ce1">
            <text:p>1227313</text:p>
          </table:table-cell>
          <table:table-cell office:value-type="float" office:value="796477" table:formula="of:=SUM([.AE3:.AE269])" table:style-name="ce1">
            <text:p>796477</text:p>
          </table:table-cell>
          <table:table-cell office:value-type="float" office:value="151249.98999999996" table:formula="of:=SUM([.AF3:.AF269])" table:style-name="ce2">
            <text:p>151249,99</text:p>
          </table:table-cell>
          <table:table-cell office:value-type="float" office:value="813784" table:formula="of:=SUM([.AG3:.AG269])" table:style-name="ce2">
            <text:p>813784</text:p>
          </table:table-cell>
          <table:table-cell office:value-type="float" office:value="479608" table:formula="of:=SUM([.AH3:.AH269])" table:style-name="ce2">
            <text:p>479608</text:p>
          </table:table-cell>
          <table:table-cell office:value-type="float" office:value="224981.73000000007" table:formula="of:=SUM([.AI3:.AI269])" table:style-name="ce3">
            <text:p>224981,73</text:p>
          </table:table-cell>
          <table:table-cell office:value-type="float" office:value="587871129" table:formula="of:=SUM([.AJ3:.AJ269])" table:style-name="ce1">
            <text:p>587871129</text:p>
          </table:table-cell>
          <table:table-cell office:value-type="float" office:value="153577534" table:formula="of:=SUM([.AK3:.AK269])" table:style-name="ce3">
            <text:p>153577534</text:p>
          </table:table-cell>
          <table:table-cell office:value-type="float" office:value="151505.58000000007" table:formula="of:=SUM([.AL3:.AL269])" table:style-name="ce1">
            <text:p>151505,58</text:p>
          </table:table-cell>
          <table:table-cell office:value-type="float" office:value="5067025" table:formula="of:=SUM([.AM3:.AM269])" table:style-name="ce1">
            <text:p>5067025</text:p>
          </table:table-cell>
          <table:table-cell office:value-type="float" office:value="976662" table:formula="of:=SUM([.AN3:.AN269])" table:style-name="ce1">
            <text:p>976662</text:p>
          </table:table-cell>
          <table:table-cell office:value-type="float" office:value="153103.1399999999" table:formula="of:=SUM([.AO3:.AO269])" table:style-name="ce1">
            <text:p>153103,14</text:p>
          </table:table-cell>
          <table:table-cell office:value-type="float" office:value="24852487" table:formula="of:=SUM([.AP3:.AP269])" table:style-name="ce1">
            <text:p>24852487</text:p>
          </table:table-cell>
          <table:table-cell office:value-type="float" office:value="4448881" table:formula="of:=SUM([.AQ3:.AQ269])" table:style-name="ce1">
            <text:p>4448881</text:p>
          </table:table-cell>
          <table:table-cell office:value-type="float" office:value="151459.62999999992" table:formula="of:=SUM([.AR3:.AR269])" table:style-name="ce1">
            <text:p>151459,63</text:p>
          </table:table-cell>
          <table:table-cell office:value-type="float" office:value="10598302" table:formula="of:=SUM([.AS3:.AS269])" table:style-name="ce1">
            <text:p>10598302</text:p>
          </table:table-cell>
          <table:table-cell office:value-type="float" office:value="825934" table:formula="of:=SUM([.AT3:.AT269])" table:style-name="ce1">
            <text:p>825934</text:p>
          </table:table-cell>
          <table:table-cell office:value-type="float" office:value="151239.6" table:formula="of:=SUM([.AU3:.AU269])" table:style-name="ce1">
            <text:p>151239,6</text:p>
          </table:table-cell>
          <table:table-cell office:value-type="float" office:value="612616" table:formula="of:=SUM([.AV3:.AV269])" table:style-name="ce1">
            <text:p>612616</text:p>
          </table:table-cell>
          <table:table-cell office:value-type="float" office:value="406565" table:formula="of:=SUM([.AW3:.AW269])" table:style-name="ce1">
            <text:p>406565</text:p>
          </table:table-cell>
          <table:table-cell office:value-type="float" office:value="151354.08999999994" table:formula="of:=SUM([.AX3:.AX269])" table:style-name="ce1">
            <text:p>151354,09</text:p>
          </table:table-cell>
          <table:table-cell office:value-type="float" office:value="1847988" table:formula="of:=SUM([.AY3:.AY269])" table:style-name="ce1">
            <text:p>1847988</text:p>
          </table:table-cell>
          <table:table-cell office:value-type="float" office:value="1181718" table:formula="of:=SUM([.AZ3:.AZ269])" table:style-name="ce1">
            <text:p>1181718</text:p>
          </table:table-cell>
          <table:table-cell office:value-type="float" office:value="243466.58999999988" table:formula="of:=SUM([.BA3:.BA269])" table:style-name="ce1">
            <text:p>243466,59</text:p>
          </table:table-cell>
          <table:table-cell office:value-type="float" office:value="1289427341" table:formula="of:=SUM([.BB3:.BB269])" table:style-name="ce1">
            <text:p>1289427341</text:p>
          </table:table-cell>
          <table:table-cell office:value-type="float" office:value="159154049" table:formula="of:=SUM([.BC3:.BC269])" table:style-name="ce1">
            <text:p>15915404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35.32026217228486" table:formula="of:=AVERAGE([.B3:.B269])" table:style-name="ce1">
            <text:p>635,3202622</text:p>
          </table:table-cell>
          <table:table-cell office:value-type="float" office:value="2544698.895131086" table:formula="of:=AVERAGE([.C3:.C269])" table:style-name="ce3">
            <text:p>2544698,895</text:p>
          </table:table-cell>
          <table:table-cell office:value-type="float" office:value="15547.269662921348" table:formula="of:=AVERAGE([.D3:.D269])" table:style-name="ce1">
            <text:p>15547,26966</text:p>
          </table:table-cell>
          <table:table-cell office:value-type="float" office:value="567.06187265917572" table:formula="of:=AVERAGE([.E3:.E269])" table:style-name="ce1">
            <text:p>567,0618727</text:p>
          </table:table-cell>
          <table:table-cell office:value-type="float" office:value="8808.1086142322092" table:formula="of:=AVERAGE([.F3:.F269])" table:style-name="ce1">
            <text:p>8808,108614</text:p>
          </table:table-cell>
          <table:table-cell office:value-type="float" office:value="5658.8726591760296" table:formula="of:=AVERAGE([.G3:.G269])" table:style-name="ce1">
            <text:p>5658,872659</text:p>
          </table:table-cell>
          <table:table-cell office:value-type="float" office:value="567.78483146067435" table:formula="of:=AVERAGE([.H3:.H269])" table:style-name="ce1">
            <text:p>567,7848315</text:p>
          </table:table-cell>
          <table:table-cell office:value-type="float" office:value="52130.786516853936" table:formula="of:=AVERAGE([.I3:.I269])" table:style-name="ce1">
            <text:p>52130,78652</text:p>
          </table:table-cell>
          <table:table-cell office:value-type="float" office:value="4057.4794007490636" table:formula="of:=AVERAGE([.J3:.J269])" table:style-name="ce1">
            <text:p>4057,479401</text:p>
          </table:table-cell>
          <table:table-cell office:value-type="float" office:value="567.8756179775279" table:formula="of:=AVERAGE([.K3:.K269])" table:style-name="ce1">
            <text:p>567,875618</text:p>
          </table:table-cell>
          <table:table-cell office:value-type="float" office:value="27873.157303370786" table:formula="of:=AVERAGE([.L3:.L269])" table:style-name="ce1">
            <text:p>27873,1573</text:p>
          </table:table-cell>
          <table:table-cell office:value-type="float" office:value="6121.1460674157306" table:formula="of:=AVERAGE([.M3:.M269])" table:style-name="ce1">
            <text:p>6121,146067</text:p>
          </table:table-cell>
          <table:table-cell office:value-type="float" office:value="566.80524344569244" table:formula="of:=AVERAGE([.N3:.N269])" table:style-name="ce1">
            <text:p>566,8052434</text:p>
          </table:table-cell>
          <table:table-cell office:value-type="float" office:value="6773.0861423220977" table:formula="of:=AVERAGE([.O3:.O269])" table:style-name="ce1">
            <text:p>6773,086142</text:p>
          </table:table-cell>
          <table:table-cell office:value-type="float" office:value="4720.4719101123592" table:formula="of:=AVERAGE([.P3:.P269])" table:style-name="ce1">
            <text:p>4720,47191</text:p>
          </table:table-cell>
          <table:table-cell office:value-type="float" office:value="568.17423220973762" table:formula="of:=AVERAGE([.Q3:.Q269])" table:style-name="ce1">
            <text:p>568,1742322</text:p>
          </table:table-cell>
          <table:table-cell office:value-type="float" office:value="48633.981273408237" table:formula="of:=AVERAGE([.R3:.R269])" table:style-name="ce1">
            <text:p>48633,98127</text:p>
          </table:table-cell>
          <table:table-cell office:value-type="float" office:value="6279.9513108614228" table:formula="of:=AVERAGE([.S3:.S269])" table:style-name="ce1">
            <text:p>6279,951311</text:p>
          </table:table-cell>
          <table:table-cell office:value-type="float" office:value="567.04955056179756" table:formula="of:=AVERAGE([.T3:.T269])" table:style-name="ce1">
            <text:p>567,0495506</text:p>
          </table:table-cell>
          <table:table-cell office:value-type="float" office:value="7149.4157303370785" table:formula="of:=AVERAGE([.U3:.U269])" table:style-name="ce1">
            <text:p>7149,41573</text:p>
          </table:table-cell>
          <table:table-cell office:value-type="float" office:value="4574.4044943820227" table:formula="of:=AVERAGE([.V3:.V269])" table:style-name="ce1">
            <text:p>4574,404494</text:p>
          </table:table-cell>
          <table:table-cell office:value-type="float" office:value="567.42419475655424" table:formula="of:=AVERAGE([.W3:.W269])" table:style-name="ce1">
            <text:p>567,4241948</text:p>
          </table:table-cell>
          <table:table-cell office:value-type="float" office:value="9531.1985018726591" table:formula="of:=AVERAGE([.X3:.X269])" table:style-name="ce1">
            <text:p>9531,198502</text:p>
          </table:table-cell>
          <table:table-cell office:value-type="float" office:value="6676.6404494382023" table:formula="of:=AVERAGE([.Y3:.Y269])" table:style-name="ce1">
            <text:p>6676,640449</text:p>
          </table:table-cell>
          <table:table-cell office:value-type="float" office:value="566.64104868913864" table:formula="of:=AVERAGE([.Z3:.Z269])" table:style-name="ce1">
            <text:p>566,6410487</text:p>
          </table:table-cell>
          <table:table-cell office:value-type="float" office:value="5587.5767790262171" table:formula="of:=AVERAGE([.AA3:.AA269])" table:style-name="ce1">
            <text:p>5587,576779</text:p>
          </table:table-cell>
          <table:table-cell office:value-type="float" office:value="2958.2097378277153" table:formula="of:=AVERAGE([.AB3:.AB269])" table:style-name="ce1">
            <text:p>2958,209738</text:p>
          </table:table-cell>
          <table:table-cell office:value-type="float" office:value="566.62071161048675" table:formula="of:=AVERAGE([.AC3:.AC269])" table:style-name="ce1">
            <text:p>566,6207116</text:p>
          </table:table-cell>
          <table:table-cell office:value-type="float" office:value="4596.6779026217228" table:formula="of:=AVERAGE([.AD3:.AD269])" table:style-name="ce1">
            <text:p>4596,677903</text:p>
          </table:table-cell>
          <table:table-cell office:value-type="float" office:value="2983.059925093633" table:formula="of:=AVERAGE([.AE3:.AE269])" table:style-name="ce1">
            <text:p>2983,059925</text:p>
          </table:table-cell>
          <table:table-cell office:value-type="float" office:value="566.47936329588003" table:formula="of:=AVERAGE([.AF3:.AF269])" table:style-name="ce2">
            <text:p>566,4793633</text:p>
          </table:table-cell>
          <table:table-cell office:value-type="float" office:value="3047.8801498127341" table:formula="of:=AVERAGE([.AG3:.AG269])" table:style-name="ce2">
            <text:p>3047,88015</text:p>
          </table:table-cell>
          <table:table-cell office:value-type="float" office:value="1796.2846441947565" table:formula="of:=AVERAGE([.AH3:.AH269])" table:style-name="ce2">
            <text:p>1796,284644</text:p>
          </table:table-cell>
          <table:table-cell office:value-type="float" office:value="842.62820224719133" table:formula="of:=AVERAGE([.AI3:.AI269])" table:style-name="ce3">
            <text:p>842,6282022</text:p>
          </table:table-cell>
          <table:table-cell office:value-type="float" office:value="2201764.5280898875" table:formula="of:=AVERAGE([.AJ3:.AJ269])" table:style-name="ce1">
            <text:p>2201764,528</text:p>
          </table:table-cell>
          <table:table-cell office:value-type="float" office:value="575196.75655430707" table:formula="of:=AVERAGE([.AK3:.AK269])" table:style-name="ce3">
            <text:p>575196,7566</text:p>
          </table:table-cell>
          <table:table-cell office:value-type="float" office:value="567.43662921348346" table:formula="of:=AVERAGE([.AL3:.AL269])" table:style-name="ce1">
            <text:p>567,4366292</text:p>
          </table:table-cell>
          <table:table-cell office:value-type="float" office:value="18977.621722846441" table:formula="of:=AVERAGE([.AM3:.AM269])" table:style-name="ce1">
            <text:p>18977,62172</text:p>
          </table:table-cell>
          <table:table-cell office:value-type="float" office:value="3657.9101123595506" table:formula="of:=AVERAGE([.AN3:.AN269])" table:style-name="ce1">
            <text:p>3657,910112</text:p>
          </table:table-cell>
          <table:table-cell office:value-type="float" office:value="573.41999999999962" table:formula="of:=AVERAGE([.AO3:.AO269])" table:style-name="ce1">
            <text:p>573,42</text:p>
          </table:table-cell>
          <table:table-cell office:value-type="float" office:value="93080.47565543071" table:formula="of:=AVERAGE([.AP3:.AP269])" table:style-name="ce1">
            <text:p>93080,47566</text:p>
          </table:table-cell>
          <table:table-cell office:value-type="float" office:value="16662.475655430713" table:formula="of:=AVERAGE([.AQ3:.AQ269])" table:style-name="ce1">
            <text:p>16662,47566</text:p>
          </table:table-cell>
          <table:table-cell office:value-type="float" office:value="567.26453183520573" table:formula="of:=AVERAGE([.AR3:.AR269])" table:style-name="ce1">
            <text:p>567,2645318</text:p>
          </table:table-cell>
          <table:table-cell office:value-type="float" office:value="39694.014981273409" table:formula="of:=AVERAGE([.AS3:.AS269])" table:style-name="ce1">
            <text:p>39694,01498</text:p>
          </table:table-cell>
          <table:table-cell office:value-type="float" office:value="3093.385767790262" table:formula="of:=AVERAGE([.AT3:.AT269])" table:style-name="ce1">
            <text:p>3093,385768</text:p>
          </table:table-cell>
          <table:table-cell office:value-type="float" office:value="566.44044943820222" table:formula="of:=AVERAGE([.AU3:.AU269])" table:style-name="ce1">
            <text:p>566,4404494</text:p>
          </table:table-cell>
          <table:table-cell office:value-type="float" office:value="2294.4419475655432" table:formula="of:=AVERAGE([.AV3:.AV269])" table:style-name="ce1">
            <text:p>2294,441948</text:p>
          </table:table-cell>
          <table:table-cell office:value-type="float" office:value="1522.7153558052435" table:formula="of:=AVERAGE([.AW3:.AW269])" table:style-name="ce1">
            <text:p>1522,715356</text:p>
          </table:table-cell>
          <table:table-cell office:value-type="float" office:value="566.86925093632931" table:formula="of:=AVERAGE([.AX3:.AX269])" table:style-name="ce1">
            <text:p>566,8692509</text:p>
          </table:table-cell>
          <table:table-cell office:value-type="float" office:value="6921.303370786517" table:formula="of:=AVERAGE([.AY3:.AY269])" table:style-name="ce1">
            <text:p>6921,303371</text:p>
          </table:table-cell>
          <table:table-cell office:value-type="float" office:value="4425.9101123595501" table:formula="of:=AVERAGE([.AZ3:.AZ269])" table:style-name="ce1">
            <text:p>4425,910112</text:p>
          </table:table-cell>
          <table:table-cell office:value-type="float" office:value="911.85988764044896" table:formula="of:=AVERAGE([.BA3:.BA269])" table:style-name="ce1">
            <text:p>911,8598876</text:p>
          </table:table-cell>
          <table:table-cell office:value-type="float" office:value="4829315.8838951308" table:formula="of:=AVERAGE([.BB3:.BB269])" table:style-name="ce1">
            <text:p>4829315,884</text:p>
          </table:table-cell>
          <table:table-cell office:value-type="float" office:value="596082.58052434458" table:formula="of:=AVERAGE([.BC3:.BC269])" table:style-name="ce1">
            <text:p>596082,580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3621.6788097145841" table:formula="of:=STDEV([.B3:.B269])" table:style-name="ce1">
            <text:p>3621,67881</text:p>
          </table:table-cell>
          <table:table-cell office:value-type="float" office:value="40821698.167818703" table:formula="of:=STDEV([.C3:.C269])" table:style-name="ce3">
            <text:p>40821698,17</text:p>
          </table:table-cell>
          <table:table-cell office:value-type="float" office:value="212357.19748884893" table:formula="of:=STDEV([.D3:.D269])" table:style-name="ce1">
            <text:p>212357,1975</text:p>
          </table:table-cell>
          <table:table-cell office:value-type="float" office:value="3457.6350407310533" table:formula="of:=STDEV([.E3:.E269])" table:style-name="ce1">
            <text:p>3457,635041</text:p>
          </table:table-cell>
          <table:table-cell office:value-type="float" office:value="102841.69021419386" table:formula="of:=STDEV([.F3:.F269])" table:style-name="ce1">
            <text:p>102841,6902</text:p>
          </table:table-cell>
          <table:table-cell office:value-type="float" office:value="82727.077252239542" table:formula="of:=STDEV([.G3:.G269])" table:style-name="ce1">
            <text:p>82727,07725</text:p>
          </table:table-cell>
          <table:table-cell office:value-type="float" office:value="3457.5305019817401" table:formula="of:=STDEV([.H3:.H269])" table:style-name="ce1">
            <text:p>3457,530502</text:p>
          </table:table-cell>
          <table:table-cell office:value-type="float" office:value="552252.0156419368" table:formula="of:=STDEV([.I3:.I269])" table:style-name="ce1">
            <text:p>552252,0156</text:p>
          </table:table-cell>
          <table:table-cell office:value-type="float" office:value="53450.312530038442" table:formula="of:=STDEV([.J3:.J269])" table:style-name="ce1">
            <text:p>53450,31253</text:p>
          </table:table-cell>
          <table:table-cell office:value-type="float" office:value="3457.5287355272853" table:formula="of:=STDEV([.K3:.K269])" table:style-name="ce1">
            <text:p>3457,528736</text:p>
          </table:table-cell>
          <table:table-cell office:value-type="float" office:value="330770.05232063134" table:formula="of:=STDEV([.L3:.L269])" table:style-name="ce1">
            <text:p>330770,0523</text:p>
          </table:table-cell>
          <table:table-cell office:value-type="float" office:value="86607.205433482159" table:formula="of:=STDEV([.M3:.M269])" table:style-name="ce1">
            <text:p>86607,20543</text:p>
          </table:table-cell>
          <table:table-cell office:value-type="float" office:value="3457.6676397505921" table:formula="of:=STDEV([.N3:.N269])" table:style-name="ce1">
            <text:p>3457,66764</text:p>
          </table:table-cell>
          <table:table-cell office:value-type="float" office:value="80039.858259866189" table:formula="of:=STDEV([.O3:.O269])" table:style-name="ce1">
            <text:p>80039,85826</text:p>
          </table:table-cell>
          <table:table-cell office:value-type="float" office:value="64159.212023904591" table:formula="of:=STDEV([.P3:.P269])" table:style-name="ce1">
            <text:p>64159,21202</text:p>
          </table:table-cell>
          <table:table-cell office:value-type="float" office:value="3457.4815758309164" table:formula="of:=STDEV([.Q3:.Q269])" table:style-name="ce1">
            <text:p>3457,481576</text:p>
          </table:table-cell>
          <table:table-cell office:value-type="float" office:value="477739.8054329062" table:formula="of:=STDEV([.R3:.R269])" table:style-name="ce1">
            <text:p>477739,8054</text:p>
          </table:table-cell>
          <table:table-cell office:value-type="float" office:value="91326.524592910166" table:formula="of:=STDEV([.S3:.S269])" table:style-name="ce1">
            <text:p>91326,52459</text:p>
          </table:table-cell>
          <table:table-cell office:value-type="float" office:value="3457.6293608522624" table:formula="of:=STDEV([.T3:.T269])" table:style-name="ce1">
            <text:p>3457,629361</text:p>
          </table:table-cell>
          <table:table-cell office:value-type="float" office:value="81193.586127639224" table:formula="of:=STDEV([.U3:.U269])" table:style-name="ce1">
            <text:p>81193,58613</text:p>
          </table:table-cell>
          <table:table-cell office:value-type="float" office:value="66056.865109019956" table:formula="of:=STDEV([.V3:.V269])" table:style-name="ce1">
            <text:p>66056,86511</text:p>
          </table:table-cell>
          <table:table-cell office:value-type="float" office:value="3457.5868099603335" table:formula="of:=STDEV([.W3:.W269])" table:style-name="ce1">
            <text:p>3457,58681</text:p>
          </table:table-cell>
          <table:table-cell office:value-type="float" office:value="123922.77090762155" table:formula="of:=STDEV([.X3:.X269])" table:style-name="ce1">
            <text:p>123922,7709</text:p>
          </table:table-cell>
          <table:table-cell office:value-type="float" office:value="103126.69070995893" table:formula="of:=STDEV([.Y3:.Y269])" table:style-name="ce1">
            <text:p>103126,6907</text:p>
          </table:table-cell>
          <table:table-cell office:value-type="float" office:value="3457.6900978511444" table:formula="of:=STDEV([.Z3:.Z269])" table:style-name="ce1">
            <text:p>3457,690098</text:p>
          </table:table-cell>
          <table:table-cell office:value-type="float" office:value="48063.436854980435" table:formula="of:=STDEV([.AA3:.AA269])" table:style-name="ce1">
            <text:p>48063,43685</text:p>
          </table:table-cell>
          <table:table-cell office:value-type="float" office:value="35515.157206670105" table:formula="of:=STDEV([.AB3:.AB269])" table:style-name="ce1">
            <text:p>35515,15721</text:p>
          </table:table-cell>
          <table:table-cell office:value-type="float" office:value="3457.6934130241434" table:formula="of:=STDEV([.AC3:.AC269])" table:style-name="ce1">
            <text:p>3457,693413</text:p>
          </table:table-cell>
          <table:table-cell office:value-type="float" office:value="49280.044664818844" table:formula="of:=STDEV([.AD3:.AD269])" table:style-name="ce1">
            <text:p>49280,04466</text:p>
          </table:table-cell>
          <table:table-cell office:value-type="float" office:value="38197.109465248221" table:formula="of:=STDEV([.AE3:.AE269])" table:style-name="ce1">
            <text:p>38197,10947</text:p>
          </table:table-cell>
          <table:table-cell office:value-type="float" office:value="3457.7150534875291" table:formula="of:=STDEV([.AF3:.AF269])" table:style-name="ce1">
            <text:p>3457,715053</text:p>
          </table:table-cell>
          <table:table-cell office:value-type="float" office:value="30924.21966826075" table:formula="of:=STDEV([.AG3:.AG269])" table:style-name="ce2">
            <text:p>30924,21967</text:p>
          </table:table-cell>
          <table:table-cell office:value-type="float" office:value="23415.03613598536" table:formula="of:=STDEV([.AH3:.AH269])" table:style-name="ce2">
            <text:p>23415,03614</text:p>
          </table:table-cell>
          <table:table-cell office:value-type="float" office:value="4126.4570403872412" table:formula="of:=STDEV([.AI3:.AI269])" table:style-name="ce3">
            <text:p>4126,45704</text:p>
          </table:table-cell>
          <table:table-cell office:value-type="float" office:value="19206788.001307402" table:formula="of:=STDEV([.AJ3:.AJ269])" table:style-name="ce1">
            <text:p>19206788</text:p>
          </table:table-cell>
          <table:table-cell office:value-type="float" office:value="6274707.5328891035" table:formula="of:=STDEV([.AK3:.AK269])" table:style-name="ce3">
            <text:p>6274707,533</text:p>
          </table:table-cell>
          <table:table-cell office:value-type="float" office:value="3457.5778459467601" table:formula="of:=STDEV([.AL3:.AL269])" table:style-name="ce1">
            <text:p>3457,577846</text:p>
          </table:table-cell>
          <table:table-cell office:value-type="float" office:value="223223.69926559101" table:formula="of:=STDEV([.AM3:.AM269])" table:style-name="ce1">
            <text:p>223223,6993</text:p>
          </table:table-cell>
          <table:table-cell office:value-type="float" office:value="50984.056361961913" table:formula="of:=STDEV([.AN3:.AN269])" table:style-name="ce1">
            <text:p>50984,05636</text:p>
          </table:table-cell>
          <table:table-cell office:value-type="float" office:value="3456.7905183529988" table:formula="of:=STDEV([.AO3:.AO269])" table:style-name="ce2">
            <text:p>3456,790518</text:p>
          </table:table-cell>
          <table:table-cell office:value-type="float" office:value="324709.43360163865" table:formula="of:=STDEV([.AP3:.AP269])" table:style-name="ce1">
            <text:p>324709,4336</text:p>
          </table:table-cell>
          <table:table-cell office:value-type="float" office:value="133498.21869565151" table:formula="of:=STDEV([.AQ3:.AQ269])" table:style-name="ce1">
            <text:p>133498,2187</text:p>
          </table:table-cell>
          <table:table-cell office:value-type="float" office:value="3457.6022715177328" table:formula="of:=STDEV([.AR3:.AR269])" table:style-name="ce1">
            <text:p>3457,602272</text:p>
          </table:table-cell>
          <table:table-cell office:value-type="float" office:value="560076.58617437677" table:formula="of:=STDEV([.AS3:.AS269])" table:style-name="ce1">
            <text:p>560076,5862</text:p>
          </table:table-cell>
          <table:table-cell office:value-type="float" office:value="38952.624612473133" table:formula="of:=STDEV([.AT3:.AT269])" table:style-name="ce1">
            <text:p>38952,62461</text:p>
          </table:table-cell>
          <table:table-cell office:value-type="float" office:value="3457.7214438129008" table:formula="of:=STDEV([.AU3:.AU269])" table:style-name="ce1">
            <text:p>3457,721444</text:p>
          </table:table-cell>
          <table:table-cell office:value-type="float" office:value="30521.978372171692" table:formula="of:=STDEV([.AV3:.AV269])" table:style-name="ce1">
            <text:p>30521,97837</text:p>
          </table:table-cell>
          <table:table-cell office:value-type="float" office:value="23197.271434565286" table:formula="of:=STDEV([.AW3:.AW269])" table:style-name="ce1">
            <text:p>23197,27143</text:p>
          </table:table-cell>
          <table:table-cell office:value-type="float" office:value="3457.6588122121907" table:formula="of:=STDEV([.AX3:.AX269])" table:style-name="ce1">
            <text:p>3457,658812</text:p>
          </table:table-cell>
          <table:table-cell office:value-type="float" office:value="79618.051506227042" table:formula="of:=STDEV([.AY3:.AY269])" table:style-name="ce1">
            <text:p>79618,05151</text:p>
          </table:table-cell>
          <table:table-cell office:value-type="float" office:value="63801.206261719977" table:formula="of:=STDEV([.AZ3:.AZ269])" table:style-name="ce1">
            <text:p>63801,20626</text:p>
          </table:table-cell>
          <table:table-cell office:value-type="float" office:value="4259.9325228355892" table:formula="of:=STDEV([.BA3:.BA269])" table:style-name="ce1">
            <text:p>4259,932523</text:p>
          </table:table-cell>
          <table:table-cell office:value-type="float" office:value="44985659.758723959" table:formula="of:=STDEV([.BB3:.BB269])" table:style-name="ce1">
            <text:p>44985659,76</text:p>
          </table:table-cell>
          <table:table-cell office:value-type="float" office:value="6276861.7609898336" table:formula="of:=STDEV([.BC3:.BC269])" table:style-name="ce1">
            <text:p>6276861,76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18188.855771782368" table:formula="of:=SUM(([.B3:.B269]-[.$AU3:.$AU269])^2)^0.5" table:number-matrix-columns-spanned="1" table:number-matrix-rows-spanned="1" table:style-name="ce1">
            <text:p>18188,85577</text:p>
          </table:table-cell>
          <table:table-cell office:value-type="float" office:value="667076189.54664493" table:formula="of:=SUM(([.C3:.C269]-[.$AV3:.$AV269])^2)^0.5" table:number-matrix-columns-spanned="1" table:number-matrix-rows-spanned="1" table:style-name="ce3">
            <text:p>667076189,5</text:p>
          </table:table-cell>
          <table:table-cell office:value-type="float" office:value="3427868.4452291923" table:formula="of:=SUM(([.D3:.D269]-[.$AW3:.$AW269])^2)^0.5" table:number-matrix-columns-spanned="1" table:number-matrix-rows-spanned="1" table:style-name="ce1">
            <text:p>3427868,445</text:p>
          </table:table-cell>
          <table:table-cell office:value-type="float" office:value="141.71428932891715" table:formula="of:=SUM(([.E3:.E269]-[.$AU3:.$AU269])^2)^0.5" table:number-matrix-columns-spanned="1" table:number-matrix-rows-spanned="1" table:style-name="ce1">
            <text:p>141,7142893</text:p>
          </table:table-cell>
          <table:table-cell office:value-type="float" office:value="1191898.611332776" table:formula="of:=SUM(([.F3:.F269]-[.$AV3:.$AV269])^2)^0.5" table:number-matrix-columns-spanned="1" table:number-matrix-rows-spanned="1" table:style-name="ce1">
            <text:p>1191898,611</text:p>
          </table:table-cell>
          <table:table-cell office:value-type="float" office:value="973642.80587903492" table:formula="of:=SUM(([.G3:.G269]-[.$AW3:.$AW269])^2)^0.5" table:number-matrix-columns-spanned="1" table:number-matrix-rows-spanned="1" table:style-name="ce1">
            <text:p>973642,8059</text:p>
          </table:table-cell>
          <table:table-cell office:value-type="float" office:value="224.44128118507956" table:formula="of:=SUM(([.H3:.H269]-[.$AU3:.$AU269])^2)^0.5" table:number-matrix-columns-spanned="1" table:number-matrix-rows-spanned="1" table:style-name="ce1">
            <text:p>224,4412812</text:p>
          </table:table-cell>
          <table:table-cell office:value-type="float" office:value="8997780.2271904815" table:formula="of:=SUM(([.I3:.I269]-[.$AV3:.$AV269])^2)^0.5" table:number-matrix-columns-spanned="1" table:number-matrix-rows-spanned="1" table:style-name="ce1">
            <text:p>8997780,227</text:p>
          </table:table-cell>
          <table:table-cell office:value-type="float" office:value="498871.97664731578" table:formula="of:=SUM(([.J3:.J269]-[.$AW3:.$AW269])^2)^0.5" table:number-matrix-columns-spanned="1" table:number-matrix-rows-spanned="1" table:style-name="ce1">
            <text:p>498871,9766</text:p>
          </table:table-cell>
          <table:table-cell office:value-type="float" office:value="260.06364817098193" table:formula="of:=SUM(([.K3:.K269]-[.$AU3:.$AU269])^2)^0.5" table:number-matrix-columns-spanned="1" table:number-matrix-rows-spanned="1" table:style-name="ce1">
            <text:p>260,0636482</text:p>
          </table:table-cell>
          <table:table-cell office:value-type="float" office:value="5274151.8677234733" table:formula="of:=SUM(([.L3:.L269]-[.$AV3:.$AV269])^2)^0.5" table:number-matrix-columns-spanned="1" table:number-matrix-rows-spanned="1" table:style-name="ce1">
            <text:p>5274151,868</text:p>
          </table:table-cell>
          <table:table-cell office:value-type="float" office:value="1037896.5084308743" table:formula="of:=SUM(([.M3:.M269]-[.$AW3:.$AW269])^2)^0.5" table:number-matrix-columns-spanned="1" table:number-matrix-rows-spanned="1" table:style-name="ce1">
            <text:p>1037896,508</text:p>
          </table:table-cell>
          <table:table-cell office:value-type="float" office:value="79.604614187872329" table:formula="of:=SUM(([.N3:.N269]-[.$AU3:.$AU269])^2)^0.5" table:number-matrix-columns-spanned="1" table:number-matrix-rows-spanned="1" table:style-name="ce1">
            <text:p>79,60461419</text:p>
          </table:table-cell>
          <table:table-cell office:value-type="float" office:value="815420.78831974848" table:formula="of:=SUM(([.O3:.O269]-[.$AV3:.$AV269])^2)^0.5" table:number-matrix-columns-spanned="1" table:number-matrix-rows-spanned="1" table:style-name="ce1">
            <text:p>815420,7883</text:p>
          </table:table-cell>
          <table:table-cell office:value-type="float" office:value="672779.71947659063" table:formula="of:=SUM(([.P3:.P269]-[.$AW3:.$AW269])^2)^0.5" table:number-matrix-columns-spanned="1" table:number-matrix-rows-spanned="1" table:style-name="ce1">
            <text:p>672779,7195</text:p>
          </table:table-cell>
          <table:table-cell office:value-type="float" office:value="269.93234893209871" table:formula="of:=SUM(([.Q3:.Q269]-[.$AU3:.$AU269])^2)^0.5" table:number-matrix-columns-spanned="1" table:number-matrix-rows-spanned="1" table:style-name="ce1">
            <text:p>269,9323489</text:p>
          </table:table-cell>
          <table:table-cell office:value-type="float" office:value="7729366.7419638587" table:formula="of:=SUM(([.R3:.R269]-[.$AV3:.$AV269])^2)^0.5" table:number-matrix-columns-spanned="1" table:number-matrix-rows-spanned="1" table:style-name="ce1">
            <text:p>7729366,742</text:p>
          </table:table-cell>
          <table:table-cell office:value-type="float" office:value="1114273.5338264119" table:formula="of:=SUM(([.S3:.S269]-[.$AW3:.$AW269])^2)^0.5" table:number-matrix-columns-spanned="1" table:number-matrix-rows-spanned="1" table:style-name="ce1">
            <text:p>1114273,534</text:p>
          </table:table-cell>
          <table:table-cell office:value-type="float" office:value="94.773415576310043" table:formula="of:=SUM(([.T3:.T269]-[.$AU3:.$AU269])^2)^0.5" table:number-matrix-columns-spanned="1" table:number-matrix-rows-spanned="1" table:style-name="ce1">
            <text:p>94,77341558</text:p>
          </table:table-cell>
          <table:table-cell office:value-type="float" office:value="832657.02808058972" table:formula="of:=SUM(([.U3:.U269]-[.$AV3:.$AV269])^2)^0.5" table:number-matrix-columns-spanned="1" table:number-matrix-rows-spanned="1" table:style-name="ce1">
            <text:p>832657,0281</text:p>
          </table:table-cell>
          <table:table-cell office:value-type="float" office:value="701157.00235325331" table:formula="of:=SUM(([.V3:.V269]-[.$AW3:.$AW269])^2)^0.5" table:number-matrix-columns-spanned="1" table:number-matrix-rows-spanned="1" table:style-name="ce1">
            <text:p>701157,0024</text:p>
          </table:table-cell>
          <table:table-cell office:value-type="float" office:value="194.39836264742516" table:formula="of:=SUM(([.W3:.W269]-[.$AU3:.$AU269])^2)^0.5" table:number-matrix-columns-spanned="1" table:number-matrix-rows-spanned="1" table:style-name="ce1">
            <text:p>194,3983626</text:p>
          </table:table-cell>
          <table:table-cell office:value-type="float" office:value="1529310.6191202623" table:formula="of:=SUM(([.X3:.X269]-[.$AV3:.$AV269])^2)^0.5" table:number-matrix-columns-spanned="1" table:number-matrix-rows-spanned="1" table:style-name="ce1">
            <text:p>1529310,619</text:p>
          </table:table-cell>
          <table:table-cell office:value-type="float" office:value="1306551.3074104667" table:formula="of:=SUM(([.Y3:.Y269]-[.$AW3:.$AW269])^2)^0.5" table:number-matrix-columns-spanned="1" table:number-matrix-rows-spanned="1" table:style-name="ce1">
            <text:p>1306551,307</text:p>
          </table:table-cell>
          <table:table-cell office:value-type="float" office:value="32.199953416115342" table:formula="of:=SUM(([.Z3:.Z269]-[.$AU3:.$AU269])^2)^0.5" table:number-matrix-columns-spanned="1" table:number-matrix-rows-spanned="1" table:style-name="ce1">
            <text:p>32,19995342</text:p>
          </table:table-cell>
          <table:table-cell office:value-type="float" office:value="359138.73106224561" table:formula="of:=SUM(([.AA3:.AA269]-[.$AV3:.$AV269])^2)^0.5" table:number-matrix-columns-spanned="1" table:number-matrix-rows-spanned="1" table:style-name="ce1">
            <text:p>359138,7311</text:p>
          </table:table-cell>
          <table:table-cell office:value-type="float" office:value="220873.76939555316" table:formula="of:=SUM(([.AB3:.AB269]-[.$AW3:.$AW269])^2)^0.5" table:number-matrix-columns-spanned="1" table:number-matrix-rows-spanned="1" table:style-name="ce1">
            <text:p>220873,7694</text:p>
          </table:table-cell>
          <table:table-cell office:value-type="float" office:value="31.965983482445836" table:formula="of:=SUM(([.AC3:.AC269]-[.$AU3:.$AU269])^2)^0.5" table:number-matrix-columns-spanned="1" table:number-matrix-rows-spanned="1" table:style-name="ce1">
            <text:p>31,96598348</text:p>
          </table:table-cell>
          <table:table-cell office:value-type="float" office:value="335389.80370458489" table:formula="of:=SUM(([.AD3:.AD269]-[.$AV3:.$AV269])^2)^0.5" table:number-matrix-columns-spanned="1" table:number-matrix-rows-spanned="1" table:style-name="ce1">
            <text:p>335389,8037</text:p>
          </table:table-cell>
          <table:table-cell office:value-type="float" office:value="264871.58917105471" table:formula="of:=SUM(([.AE3:.AE269]-[.$AW3:.$AW269])^2)^0.5" table:number-matrix-columns-spanned="1" table:number-matrix-rows-spanned="1" table:style-name="ce1">
            <text:p>264871,5892</text:p>
          </table:table-cell>
          <table:table-cell office:value-type="float" office:value="3.0866972640672095" table:formula="of:=SUM(([.AF3:.AF269]-[.$AU3:.$AU269])^2)^0.5" table:number-matrix-columns-spanned="1" table:number-matrix-rows-spanned="1" table:style-name="ce2">
            <text:p>3,086697264</text:p>
          </table:table-cell>
          <table:table-cell office:value-type="float" office:value="64486.861437040025" table:formula="of:=SUM(([.AG3:.AG269]-[.$AV3:.$AV269])^2)^0.5" table:number-matrix-columns-spanned="1" table:number-matrix-rows-spanned="1" table:style-name="ce2">
            <text:p>64486,86144</text:p>
          </table:table-cell>
          <table:table-cell office:value-type="float" office:value="40021.729060599071" table:formula="of:=SUM(([.AH3:.AH269]-[.$AW3:.$AW269])^2)^0.5" table:number-matrix-columns-spanned="1" table:number-matrix-rows-spanned="1" table:style-name="ce2">
            <text:p>40021,72906</text:p>
          </table:table-cell>
          <table:table-cell office:value-type="float" office:value="38099.768012586348" table:formula="of:=SUM(([.AI3:.AI269]-[.$AU3:.$AU269])^2)^0.5" table:number-matrix-columns-spanned="1" table:number-matrix-rows-spanned="1" table:style-name="ce3">
            <text:p>38099,76801</text:p>
          </table:table-cell>
          <table:table-cell office:value-type="float" office:value="315122701.72282088" table:formula="of:=SUM(([.AJ3:.AJ269]-[.$AV3:.$AV269])^2)^0.5" table:number-matrix-columns-spanned="1" table:number-matrix-rows-spanned="1" table:style-name="ce1">
            <text:p>315122701,7</text:p>
          </table:table-cell>
          <table:table-cell office:value-type="float" office:value="102427046.82914069" table:formula="of:=SUM(([.AK3:.AK269]-[.$AW3:.$AW269])^2)^0.5" table:number-matrix-columns-spanned="1" table:number-matrix-rows-spanned="1" table:style-name="ce3">
            <text:p>102427046,8</text:p>
          </table:table-cell>
          <table:table-cell office:value-type="float" office:value="168.28200200853342" table:formula="of:=SUM(([.AL3:.AL269]-[.$AU3:.$AU269])^2)^0.5" table:number-matrix-columns-spanned="1" table:number-matrix-rows-spanned="1" table:style-name="ce1">
            <text:p>168,282002</text:p>
          </table:table-cell>
          <table:table-cell office:value-type="float" office:value="3540413.1548339101" table:formula="of:=SUM(([.AM3:.AM269]-[.$AV3:.$AV269])^2)^0.5" table:number-matrix-columns-spanned="1" table:number-matrix-rows-spanned="1" table:style-name="ce1">
            <text:p>3540413,155</text:p>
          </table:table-cell>
          <table:table-cell office:value-type="float" office:value="456743.67096545518" table:formula="of:=SUM(([.AN3:.AN269]-[.$AW3:.$AW269])^2)^0.5" table:number-matrix-columns-spanned="1" table:number-matrix-rows-spanned="1" table:style-name="ce1">
            <text:p>456743,671</text:p>
          </table:table-cell>
          <table:table-cell office:value-type="float" office:value="626.31262513221009" table:formula="of:=SUM(([.AO3:.AO269]-[.$AU3:.$AU269])^2)^0.5" table:number-matrix-columns-spanned="1" table:number-matrix-rows-spanned="1" table:style-name="ce1">
            <text:p>626,3126251</text:p>
          </table:table-cell>
          <table:table-cell office:value-type="float" office:value="5344834.2368005207" table:formula="of:=SUM(([.AP3:.AP269]-[.$AV3:.$AV269])^2)^0.5" table:number-matrix-columns-spanned="1" table:number-matrix-rows-spanned="1" table:style-name="ce1">
            <text:p>5344834,237</text:p>
          </table:table-cell>
          <table:table-cell office:value-type="float" office:value="1934829.3593487772" table:formula="of:=SUM(([.AQ3:.AQ269]-[.$AW3:.$AW269])^2)^0.5" table:number-matrix-columns-spanned="1" table:number-matrix-rows-spanned="1" table:style-name="ce1">
            <text:p>1934829,359</text:p>
          </table:table-cell>
          <table:table-cell office:value-type="float" office:value="166.43996064647465" table:formula="of:=SUM(([.AR3:.AR269]-[.$AU3:.$AU269])^2)^0.5" table:number-matrix-columns-spanned="1" table:number-matrix-rows-spanned="1" table:style-name="ce1">
            <text:p>166,4399606</text:p>
          </table:table-cell>
          <table:table-cell office:value-type="float" office:value="9116827.188993549" table:formula="of:=SUM(([.AS3:.AS269]-[.$AV3:.$AV269])^2)^0.5" table:number-matrix-columns-spanned="1" table:number-matrix-rows-spanned="1" table:style-name="ce1">
            <text:p>9116827,189</text:p>
          </table:table-cell>
          <table:table-cell office:value-type="float" office:value="266138.76854190184" table:formula="of:=SUM(([.AT3:.AT269]-[.$AW3:.$AW269])^2)^0.5" table:number-matrix-columns-spanned="1" table:number-matrix-rows-spanned="1" table:style-name="ce1">
            <text:p>266138,7685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C3:.C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D3:.D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E3:.E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F3:.F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G3:.G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H3:.H269]=[.$AU3:.$AU269])" table:number-matrix-columns-spanned="1" table:number-matrix-rows-spanned="1" table:style-name="ce2">
            <text:p>0</text:p>
          </table:table-cell>
          <table:table-cell office:value-type="float" office:value="0" table:formula="of:=SUM([.I3:.I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J3:.J269]=[.$AW3:.$AW269])" table:number-matrix-columns-spanned="1" table:number-matrix-rows-spanned="1" table:style-name="ce2">
            <text:p>0</text:p>
          </table:table-cell>
          <table:table-cell office:value-type="float" office:value="0" table:formula="of:=SUM([.K3:.K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L3:.L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M3:.M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N3:.N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O3:.O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P3:.P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Q3:.Q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R3:.R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S3:.S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T3:.T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U3:.U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V3:.V269]=[.$AW3:.$AW269])" table:number-matrix-columns-spanned="1" table:number-matrix-rows-spanned="1" table:style-name="ce3">
            <text:p>0</text:p>
          </table:table-cell>
          <table:table-cell office:value-type="float" office:value="0" table:formula="of:=SUM([.W3:.W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X3:.X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Y3:.Y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Z3:.Z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AA3:.AA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AB3:.AB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AC3:.AC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AD3:.AD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AE3:.AE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AF3:.AF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AG3:.AG269]=[.$AV3:.$AV269])" table:number-matrix-columns-spanned="1" table:number-matrix-rows-spanned="1" table:style-name="ce2">
            <text:p>0</text:p>
          </table:table-cell>
          <table:table-cell office:value-type="float" office:value="0" table:formula="of:=SUM([.AH3:.AH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AI3:.AI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AJ3:.AJ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AK3:.AK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AL3:.AL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AM3:.AM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AN3:.AN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AO3:.AO269]=[.$AU3:.$AU269])" table:number-matrix-columns-spanned="1" table:number-matrix-rows-spanned="1" table:style-name="ce3">
            <text:p>0</text:p>
          </table:table-cell>
          <table:table-cell office:value-type="float" office:value="0" table:formula="of:=SUM([.AP3:.AP269]=[.$AV3:.$AV269])" table:number-matrix-columns-spanned="1" table:number-matrix-rows-spanned="1" table:style-name="ce3">
            <text:p>0</text:p>
          </table:table-cell>
          <table:table-cell office:value-type="float" office:value="0" table:formula="of:=SUM([.AQ3:.AQ269]=[.$AW3:.$AW269])" table:number-matrix-columns-spanned="1" table:number-matrix-rows-spanned="1" table:style-name="ce1">
            <text:p>0</text:p>
          </table:table-cell>
          <table:table-cell office:value-type="float" office:value="0" table:formula="of:=SUM([.AR3:.AR269]=[.$AU3:.$AU269])" table:number-matrix-columns-spanned="1" table:number-matrix-rows-spanned="1" table:style-name="ce1">
            <text:p>0</text:p>
          </table:table-cell>
          <table:table-cell office:value-type="float" office:value="0" table:formula="of:=SUM([.AS3:.AS269]=[.$AV3:.$AV269])" table:number-matrix-columns-spanned="1" table:number-matrix-rows-spanned="1" table:style-name="ce1">
            <text:p>0</text:p>
          </table:table-cell>
          <table:table-cell office:value-type="float" office:value="0" table:formula="of:=SUM([.AT3:.AT269]=[.$AW3:.$AW269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C3:.C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D3:.D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E3:.E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F3:.F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G3:.G269]&lt;[.$AZ3:.$AZ269])" table:number-matrix-columns-spanned="1" table:number-matrix-rows-spanned="1" table:style-name="ce2">
            <text:p>0</text:p>
          </table:table-cell>
          <table:table-cell office:value-type="float" office:value="0" table:formula="of:=SUM([.H3:.H269]&lt;[.$AX3:.$AX269])" table:number-matrix-columns-spanned="1" table:number-matrix-rows-spanned="1" table:style-name="ce2">
            <text:p>0</text:p>
          </table:table-cell>
          <table:table-cell office:value-type="float" office:value="0" table:formula="of:=SUM([.I3:.I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J3:.J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K3:.K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L3:.L269]&lt;[.$AY3:.$AY269])" table:number-matrix-columns-spanned="1" table:number-matrix-rows-spanned="1" table:style-name="ce2">
            <text:p>0</text:p>
          </table:table-cell>
          <table:table-cell office:value-type="float" office:value="0" table:formula="of:=SUM([.M3:.M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N3:.N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O3:.O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P3:.P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Q3:.Q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R3:.R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S3:.S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T3:.T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U3:.U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V3:.V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W3:.W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X3:.X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Y3:.Y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Z3:.Z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AA3:.AA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AB3:.AB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AC3:.AC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AD3:.AD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AE3:.AE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AF3:.AF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AG3:.AG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AH3:.AH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AI3:.AI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AJ3:.AJ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AK3:.AK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AL3:.AL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AM3:.AM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AN3:.AN269]&lt;[.$AZ3:.$AZ269])" table:number-matrix-columns-spanned="1" table:number-matrix-rows-spanned="1" table:style-name="ce1">
            <text:p>0</text:p>
          </table:table-cell>
          <table:table-cell office:value-type="float" office:value="0" table:formula="of:=SUM([.AO3:.AO269]&lt;[.$AX3:.$AX269])" table:number-matrix-columns-spanned="1" table:number-matrix-rows-spanned="1" table:style-name="ce3">
            <text:p>0</text:p>
          </table:table-cell>
          <table:table-cell office:value-type="float" office:value="0" table:formula="of:=SUM([.AP3:.AP269]&lt;[.$AY3:.$AY269])" table:number-matrix-columns-spanned="1" table:number-matrix-rows-spanned="1" table:style-name="ce3">
            <text:p>0</text:p>
          </table:table-cell>
          <table:table-cell office:value-type="float" office:value="0" table:formula="of:=SUM([.AQ3:.AQ269]&lt;[.$AZ3:.$AZ269])" table:number-matrix-columns-spanned="1" table:number-matrix-rows-spanned="1" table:style-name="ce3">
            <text:p>0</text:p>
          </table:table-cell>
          <table:table-cell office:value-type="float" office:value="0" table:formula="of:=SUM([.AR3:.AR269]&lt;[.$AX3:.$AX269])" table:number-matrix-columns-spanned="1" table:number-matrix-rows-spanned="1" table:style-name="ce1">
            <text:p>0</text:p>
          </table:table-cell>
          <table:table-cell office:value-type="float" office:value="0" table:formula="of:=SUM([.AS3:.AS269]&lt;[.$AY3:.$AY269])" table:number-matrix-columns-spanned="1" table:number-matrix-rows-spanned="1" table:style-name="ce1">
            <text:p>0</text:p>
          </table:table-cell>
          <table:table-cell office:value-type="float" office:value="0" table:formula="of:=SUM([.AT3:.AT269]&lt;[.$AZ3:.$AZ269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C3:.C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D3:.D269]&gt;[.$AZ3:.$AZ269])" table:number-matrix-columns-spanned="1" table:number-matrix-rows-spanned="1" table:style-name="ce3">
            <text:p>0</text:p>
          </table:table-cell>
          <table:table-cell office:value-type="float" office:value="0" table:formula="of:=SUM([.E3:.E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F3:.F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G3:.G269]&gt;[.$AZ3:.$AZ269])" table:number-matrix-columns-spanned="1" table:number-matrix-rows-spanned="1" table:style-name="ce2">
            <text:p>0</text:p>
          </table:table-cell>
          <table:table-cell office:value-type="float" office:value="0" table:formula="of:=SUM([.H3:.H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I3:.I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J3:.J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K3:.K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L3:.L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M3:.M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N3:.N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O3:.O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P3:.P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Q3:.Q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R3:.R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S3:.S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T3:.T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U3:.U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V3:.V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W3:.W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X3:.X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Y3:.Y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Z3:.Z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AA3:.AA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AB3:.AB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AC3:.AC269]&gt;[.$AX3:.$AX269])" table:number-matrix-columns-spanned="1" table:number-matrix-rows-spanned="1" table:style-name="ce2">
            <text:p>0</text:p>
          </table:table-cell>
          <table:table-cell office:value-type="float" office:value="0" table:formula="of:=SUM([.AD3:.AD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AE3:.AE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AF3:.AF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AG3:.AG269]&gt;[.$AY3:.$AY269])" table:number-matrix-columns-spanned="1" table:number-matrix-rows-spanned="1" table:style-name="ce2">
            <text:p>0</text:p>
          </table:table-cell>
          <table:table-cell office:value-type="float" office:value="0" table:formula="of:=SUM([.AH3:.AH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AI3:.AI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AJ3:.AJ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AK3:.AK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AL3:.AL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AM3:.AM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AN3:.AN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AO3:.AO269]&gt;[.$AX3:.$AX269])" table:number-matrix-columns-spanned="1" table:number-matrix-rows-spanned="1" table:style-name="ce3">
            <text:p>0</text:p>
          </table:table-cell>
          <table:table-cell office:value-type="float" office:value="0" table:formula="of:=SUM([.AP3:.AP269]&gt;[.$AY3:.$AY269])" table:number-matrix-columns-spanned="1" table:number-matrix-rows-spanned="1" table:style-name="ce3">
            <text:p>0</text:p>
          </table:table-cell>
          <table:table-cell office:value-type="float" office:value="0" table:formula="of:=SUM([.AQ3:.AQ269]&gt;[.$AZ3:.$AZ269])" table:number-matrix-columns-spanned="1" table:number-matrix-rows-spanned="1" table:style-name="ce1">
            <text:p>0</text:p>
          </table:table-cell>
          <table:table-cell office:value-type="float" office:value="0" table:formula="of:=SUM([.AR3:.AR269]&gt;[.$AX3:.$AX269])" table:number-matrix-columns-spanned="1" table:number-matrix-rows-spanned="1" table:style-name="ce1">
            <text:p>0</text:p>
          </table:table-cell>
          <table:table-cell office:value-type="float" office:value="0" table:formula="of:=SUM([.AS3:.AS269]&gt;[.$AY3:.$AY269])" table:number-matrix-columns-spanned="1" table:number-matrix-rows-spanned="1" table:style-name="ce1">
            <text:p>0</text:p>
          </table:table-cell>
          <table:table-cell office:value-type="float" office:value="0" table:formula="of:=SUM([.AT3:.AT269]&gt;[.$AZ3:.$AZ269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C3:.C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D3:.D269]=[.$BC3:.$BC269])" table:number-matrix-columns-spanned="1" table:number-matrix-rows-spanned="1" table:style-name="ce3">
            <text:p>0</text:p>
          </table:table-cell>
          <table:table-cell office:value-type="float" office:value="0" table:formula="of:=SUM([.E3:.E269]=[.$BA3:.$BA269])" table:number-matrix-columns-spanned="1" table:number-matrix-rows-spanned="1" table:style-name="ce2">
            <text:p>0</text:p>
          </table:table-cell>
          <table:table-cell office:value-type="float" office:value="0" table:formula="of:=SUM([.F3:.F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G3:.G269]=[.$BC3:.$BC269])" table:number-matrix-columns-spanned="1" table:number-matrix-rows-spanned="1" table:style-name="ce2">
            <text:p>0</text:p>
          </table:table-cell>
          <table:table-cell office:value-type="float" office:value="0" table:formula="of:=SUM([.H3:.H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I3:.I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J3:.J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K3:.K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L3:.L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M3:.M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N3:.N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O3:.O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P3:.P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Q3:.Q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R3:.R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S3:.S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T3:.T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U3:.U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V3:.V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W3:.W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X3:.X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Y3:.Y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Z3:.Z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AA3:.AA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AB3:.AB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AC3:.AC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AD3:.AD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AE3:.AE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AF3:.AF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AG3:.AG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AH3:.AH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AI3:.AI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AJ3:.AJ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AK3:.AK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AL3:.AL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AM3:.AM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AN3:.AN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AO3:.AO269]=[.$BA3:.$BA269])" table:number-matrix-columns-spanned="1" table:number-matrix-rows-spanned="1" table:style-name="ce3">
            <text:p>0</text:p>
          </table:table-cell>
          <table:table-cell office:value-type="float" office:value="0" table:formula="of:=SUM([.AP3:.AP269]=[.$BB3:.$BB269])" table:number-matrix-columns-spanned="1" table:number-matrix-rows-spanned="1" table:style-name="ce3">
            <text:p>0</text:p>
          </table:table-cell>
          <table:table-cell office:value-type="float" office:value="0" table:formula="of:=SUM([.AQ3:.AQ269]=[.$BC3:.$BC269])" table:number-matrix-columns-spanned="1" table:number-matrix-rows-spanned="1" table:style-name="ce1">
            <text:p>0</text:p>
          </table:table-cell>
          <table:table-cell office:value-type="float" office:value="0" table:formula="of:=SUM([.AR3:.AR269]=[.$BA3:.$BA269])" table:number-matrix-columns-spanned="1" table:number-matrix-rows-spanned="1" table:style-name="ce1">
            <text:p>0</text:p>
          </table:table-cell>
          <table:table-cell office:value-type="float" office:value="0" table:formula="of:=SUM([.AS3:.AS269]=[.$BB3:.$BB269])" table:number-matrix-columns-spanned="1" table:number-matrix-rows-spanned="1" table:style-name="ce1">
            <text:p>0</text:p>
          </table:table-cell>
          <table:table-cell office:value-type="float" office:value="0" table:formula="of:=SUM([.AT3:.AT269]=[.$BC3:.$BC269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number-rows-repeated="1048298" table:style-name="ro1">
          <table:table-cell table:number-columns-repeated="16384"/>
        </table:table-row>
      </table:table>
      <table:table table:name="Classes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12" table:default-cell-style-name="ce1"/>
        <table:table-column table:style-name="co11" table:number-columns-repeated="16328" table:default-cell-style-name="ce1"/>
        <table:table-row table:style-name="ro1">
          <table:table-cell table:style-name="ce1"/>
          <table:table-cell office:value-type="string" table:style-name="ce1">
            <text:p>clingo-1/setting-hDistanceStart</text:p>
          </table:table-cell>
          <table:table-cell table:number-columns-repeated="2" table:style-name="ce1"/>
          <table:table-cell office:value-type="string" table:style-name="ce1">
            <text:p>clingo-1/setting-hDistanceTime</text:p>
          </table:table-cell>
          <table:table-cell table:number-columns-repeated="2" table:style-name="ce1"/>
          <table:table-cell office:value-type="string" table:style-name="ce1">
            <text:p>clingo-1/setting-hDistance-init</text:p>
          </table:table-cell>
          <table:table-cell table:number-columns-repeated="2" table:style-name="ce1"/>
          <table:table-cell office:value-type="string" table:style-name="ce1">
            <text:p>clingo-1/setting-hForbiddenHorizon</text:p>
          </table:table-cell>
          <table:table-cell table:number-columns-repeated="2" table:style-name="ce1"/>
          <table:table-cell office:value-type="string" table:style-name="ce1">
            <text:p>clingo-1/setting-hForbiddenNodeNegative</text:p>
          </table:table-cell>
          <table:table-cell table:number-columns-repeated="2" table:style-name="ce1"/>
          <table:table-cell office:value-type="string" table:style-name="ce1">
            <text:p>clingo-1/setting-hForbiddenNode-init</text:p>
          </table:table-cell>
          <table:table-cell table:number-columns-repeated="2" table:style-name="ce1"/>
          <table:table-cell office:value-type="string" table:style-name="ce1">
            <text:p>clingo-1/setting-hStrange-AND-hNodecost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-AND-Distance</text:p>
          </table:table-cell>
          <table:table-cell table:number-columns-repeated="2" table:style-name="ce1"/>
          <table:table-cell office:value-type="string" table:style-name="ce1">
            <text:p>clingo-1/setting-hPathArea-AND-NodeCost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NaivePathDistance3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331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maze</text:p>
          </table:table-cell>
          <table:table-cell office:value-type="float" office:value="205.8649438202246" table:formula="of:=AVERAGE([Instances.B3:.B91])" table:style-name="ce1">
            <text:p>205,8649438</text:p>
          </table:table-cell>
          <table:table-cell office:value-type="float" office:value="7575924.9550561793" table:formula="of:=AVERAGE([Instances.C3:.C91])" table:style-name="ce3">
            <text:p>7575924,955</text:p>
          </table:table-cell>
          <table:table-cell office:value-type="float" office:value="46307.988764044945" table:formula="of:=AVERAGE([Instances.D3:.D91])" table:style-name="ce1">
            <text:p>46307,98876</text:p>
          </table:table-cell>
          <table:table-cell office:value-type="float" office:value="2.2611235955056173" table:formula="of:=AVERAGE([Instances.E3:.E91])" table:style-name="ce1">
            <text:p>2,261123596</text:p>
          </table:table-cell>
          <table:table-cell office:value-type="float" office:value="25501.606741573032" table:formula="of:=AVERAGE([Instances.F3:.F91])" table:style-name="ce1">
            <text:p>25501,60674</text:p>
          </table:table-cell>
          <table:table-cell office:value-type="float" office:value="16957.764044943819" table:formula="of:=AVERAGE([Instances.G3:.G91])" table:style-name="ce1">
            <text:p>16957,76404</text:p>
          </table:table-cell>
          <table:table-cell office:value-type="float" office:value="2.1682022471910107" table:formula="of:=AVERAGE([Instances.H3:.H91])" table:style-name="ce1">
            <text:p>2,168202247</text:p>
          </table:table-cell>
          <table:table-cell office:value-type="float" office:value="58526.370786516854" table:formula="of:=AVERAGE([Instances.I3:.I91])" table:style-name="ce1">
            <text:p>58526,37079</text:p>
          </table:table-cell>
          <table:table-cell office:value-type="float" office:value="11250.213483146068" table:formula="of:=AVERAGE([Instances.J3:.J91])" table:style-name="ce1">
            <text:p>11250,21348</text:p>
          </table:table-cell>
          <table:table-cell office:value-type="float" office:value="4.6733707865168519" table:formula="of:=AVERAGE([Instances.K3:.K91])" table:style-name="ce1">
            <text:p>4,673370787</text:p>
          </table:table-cell>
          <table:table-cell office:value-type="float" office:value="81379.33707865169" table:formula="of:=AVERAGE([Instances.L3:.L91])" table:style-name="ce1">
            <text:p>81379,33708</text:p>
          </table:table-cell>
          <table:table-cell office:value-type="float" office:value="18332.932584269663" table:formula="of:=AVERAGE([Instances.M3:.M91])" table:style-name="ce1">
            <text:p>18332,93258</text:p>
          </table:table-cell>
          <table:table-cell office:value-type="float" office:value="1.4551685393258416" table:formula="of:=AVERAGE([Instances.N3:.N91])" table:style-name="ce1">
            <text:p>1,455168539</text:p>
          </table:table-cell>
          <table:table-cell office:value-type="float" office:value="18874.752808988764" table:formula="of:=AVERAGE([Instances.O3:.O91])" table:style-name="ce1">
            <text:p>18874,75281</text:p>
          </table:table-cell>
          <table:table-cell office:value-type="float" office:value="14121.101123595505" table:formula="of:=AVERAGE([Instances.P3:.P91])" table:style-name="ce1">
            <text:p>14121,10112</text:p>
          </table:table-cell>
          <table:table-cell office:value-type="float" office:value="4.6883146067415691" table:formula="of:=AVERAGE([Instances.Q3:.Q91])" table:style-name="ce1">
            <text:p>4,688314607</text:p>
          </table:table-cell>
          <table:table-cell office:value-type="float" office:value="106453.41573033707" table:formula="of:=AVERAGE([Instances.R3:.R91])" table:style-name="ce1">
            <text:p>106453,4157</text:p>
          </table:table-cell>
          <table:table-cell office:value-type="float" office:value="18486.966292134832" table:formula="of:=AVERAGE([Instances.S3:.S91])" table:style-name="ce1">
            <text:p>18486,96629</text:p>
          </table:table-cell>
          <table:table-cell office:value-type="float" office:value="1.9748314606741575" table:formula="of:=AVERAGE([Instances.T3:.T91])" table:style-name="ce1">
            <text:p>1,974831461</text:p>
          </table:table-cell>
          <table:table-cell office:value-type="float" office:value="19066.280898876405" table:formula="of:=AVERAGE([Instances.U3:.U91])" table:style-name="ce1">
            <text:p>19066,2809</text:p>
          </table:table-cell>
          <table:table-cell office:value-type="float" office:value="13580.685393258427" table:formula="of:=AVERAGE([Instances.V3:.V91])" table:style-name="ce1">
            <text:p>13580,68539</text:p>
          </table:table-cell>
          <table:table-cell office:value-type="float" office:value="3.1340449438202209" table:formula="of:=AVERAGE([Instances.W3:.W91])" table:style-name="ce1">
            <text:p>3,134044944</text:p>
          </table:table-cell>
          <table:table-cell office:value-type="float" office:value="26543.067415730337" table:formula="of:=AVERAGE([Instances.X3:.X91])" table:style-name="ce1">
            <text:p>26543,06742</text:p>
          </table:table-cell>
          <table:table-cell office:value-type="float" office:value="19953.595505617977" table:formula="of:=AVERAGE([Instances.Y3:.Y91])" table:style-name="ce1">
            <text:p>19953,59551</text:p>
          </table:table-cell>
          <table:table-cell office:value-type="float" office:value="0.92224719101123687" table:formula="of:=AVERAGE([Instances.Z3:.Z91])" table:style-name="ce1">
            <text:p>0,922247191</text:p>
          </table:table-cell>
          <table:table-cell office:value-type="float" office:value="14540.797752808989" table:formula="of:=AVERAGE([Instances.AA3:.AA91])" table:style-name="ce1">
            <text:p>14540,79775</text:p>
          </table:table-cell>
          <table:table-cell office:value-type="float" office:value="8833.6966292134839" table:formula="of:=AVERAGE([Instances.AB3:.AB91])" table:style-name="ce1">
            <text:p>8833,696629</text:p>
          </table:table-cell>
          <table:table-cell office:value-type="float" office:value="0.91438202247191114" table:formula="of:=AVERAGE([Instances.AC3:.AC91])" table:style-name="ce1">
            <text:p>0,914382022</text:p>
          </table:table-cell>
          <table:table-cell office:value-type="float" office:value="12802.550561797752" table:formula="of:=AVERAGE([Instances.AD3:.AD91])" table:style-name="ce1">
            <text:p>12802,55056</text:p>
          </table:table-cell>
          <table:table-cell office:value-type="float" office:value="8919.5168539325841" table:formula="of:=AVERAGE([Instances.AE3:.AE91])" table:style-name="ce1">
            <text:p>8919,516854</text:p>
          </table:table-cell>
          <table:table-cell office:value-type="float" office:value="0.48471910112359534" table:formula="of:=AVERAGE([Instances.AF3:.AF91])" table:style-name="ce2">
            <text:p>0,484719101</text:p>
          </table:table-cell>
          <table:table-cell office:value-type="float" office:value="8107.7865168539329" table:formula="of:=AVERAGE([Instances.AG3:.AG91])" table:style-name="ce2">
            <text:p>8107,786517</text:p>
          </table:table-cell>
          <table:table-cell office:value-type="float" office:value="5357.7078651685397" table:formula="of:=AVERAGE([Instances.AH3:.AH91])" table:style-name="ce2">
            <text:p>5357,707865</text:p>
          </table:table-cell>
          <table:table-cell office:value-type="float" office:value="585.903595505618" table:formula="of:=AVERAGE([Instances.AI3:.AI91])" table:style-name="ce3">
            <text:p>585,9035955</text:p>
          </table:table-cell>
          <table:table-cell office:value-type="float" office:value="4618940.8876404492" table:formula="of:=AVERAGE([Instances.AJ3:.AJ91])" table:style-name="ce1">
            <text:p>4618940,888</text:p>
          </table:table-cell>
          <table:table-cell office:value-type="float" office:value="1618554.6629213484" table:formula="of:=AVERAGE([Instances.AK3:.AK91])" table:style-name="ce3">
            <text:p>1618554,663</text:p>
          </table:table-cell>
          <table:table-cell office:value-type="float" office:value="2.2197752808988755" table:formula="of:=AVERAGE([Instances.AL3:.AL91])" table:style-name="ce1">
            <text:p>2,219775281</text:p>
          </table:table-cell>
          <table:table-cell office:value-type="float" office:value="15297.426966292134" table:formula="of:=AVERAGE([Instances.AM3:.AM91])" table:style-name="ce1">
            <text:p>15297,42697</text:p>
          </table:table-cell>
          <table:table-cell office:value-type="float" office:value="10684.865168539325" table:formula="of:=AVERAGE([Instances.AN3:.AN91])" table:style-name="ce1">
            <text:p>10684,86517</text:p>
          </table:table-cell>
          <table:table-cell office:value-type="float" office:value="16.192359550561804" table:formula="of:=AVERAGE([Instances.AO3:.AO91])" table:style-name="ce1">
            <text:p>16,19235955</text:p>
          </table:table-cell>
          <table:table-cell office:value-type="float" office:value="89310.808988764038" table:formula="of:=AVERAGE([Instances.AP3:.AP91])" table:style-name="ce1">
            <text:p>89310,80899</text:p>
          </table:table-cell>
          <table:table-cell office:value-type="float" office:value="23586.033707865168" table:formula="of:=AVERAGE([Instances.AQ3:.AQ91])" table:style-name="ce1">
            <text:p>23586,03371</text:p>
          </table:table-cell>
          <table:table-cell office:value-type="float" office:value="1.0128089887640457" table:formula="of:=AVERAGE([Instances.AR3:.AR91])" table:style-name="ce1">
            <text:p>1,012808989</text:p>
          </table:table-cell>
          <table:table-cell office:value-type="float" office:value="15353.505617977527" table:formula="of:=AVERAGE([Instances.AS3:.AS91])" table:style-name="ce1">
            <text:p>15353,50562</text:p>
          </table:table-cell>
          <table:table-cell office:value-type="float" office:value="8418.0561797752816" table:formula="of:=AVERAGE([Instances.AT3:.AT91])" table:style-name="ce1">
            <text:p>8418,05618</text:p>
          </table:table-cell>
          <table:table-cell office:value-type="float" office:value="0.48471910112359534" table:formula="of:=MIN([.$B3];[.$E3];[.$H3];[.$K3];[.$N3];[.$Q3];[.$T3];[.$W3];[.$Z3];[.$AC3];[.$AF3];[.$AI3];[.$AL3];[.$AO3];[.$AR3])" table:style-name="ce1">
            <text:p>0,484719101</text:p>
          </table:table-cell>
          <table:table-cell office:value-type="float" office:value="8107.7865168539329" table:formula="of:=MIN([.$C3];[.$F3];[.$I3];[.$L3];[.$O3];[.$R3];[.$U3];[.$X3];[.$AA3];[.$AD3];[.$AG3];[.$AJ3];[.$AM3];[.$AP3];[.$AS3])" table:style-name="ce1">
            <text:p>8107,786517</text:p>
          </table:table-cell>
          <table:table-cell office:value-type="float" office:value="5357.7078651685397" table:formula="of:=MIN([.$D3];[.$G3];[.$J3];[.$M3];[.$P3];[.$S3];[.$V3];[.$Y3];[.$AB3];[.$AE3];[.$AH3];[.$AK3];[.$AN3];[.$AQ3];[.$AT3])" table:style-name="ce1">
            <text:p>5357,707865</text:p>
          </table:table-cell>
          <table:table-cell office:value-type="float" office:value="2.2197752808988755" table:formula="of:=MEDIAN([.$B3];[.$E3];[.$H3];[.$K3];[.$N3];[.$Q3];[.$T3];[.$W3];[.$Z3];[.$AC3];[.$AF3];[.$AI3];[.$AL3];[.$AO3];[.$AR3])" table:style-name="ce1">
            <text:p>2,219775281</text:p>
          </table:table-cell>
          <table:table-cell office:value-type="float" office:value="25501.606741573032" table:formula="of:=MEDIAN([.$C3];[.$F3];[.$I3];[.$L3];[.$O3];[.$R3];[.$U3];[.$X3];[.$AA3];[.$AD3];[.$AG3];[.$AJ3];[.$AM3];[.$AP3];[.$AS3])" table:style-name="ce1">
            <text:p>25501,60674</text:p>
          </table:table-cell>
          <table:table-cell office:value-type="float" office:value="14121.101123595505" table:formula="of:=MEDIAN([.$D3];[.$G3];[.$J3];[.$M3];[.$P3];[.$S3];[.$V3];[.$Y3];[.$AB3];[.$AE3];[.$AH3];[.$AK3];[.$AN3];[.$AQ3];[.$AT3])" table:style-name="ce1">
            <text:p>14121,10112</text:p>
          </table:table-cell>
          <table:table-cell office:value-type="float" office:value="585.903595505618" table:formula="of:=MAX([.$B3];[.$E3];[.$H3];[.$K3];[.$N3];[.$Q3];[.$T3];[.$W3];[.$Z3];[.$AC3];[.$AF3];[.$AI3];[.$AL3];[.$AO3];[.$AR3])" table:style-name="ce1">
            <text:p>585,9035955</text:p>
          </table:table-cell>
          <table:table-cell office:value-type="float" office:value="7575924.9550561793" table:formula="of:=MAX([.$C3];[.$F3];[.$I3];[.$L3];[.$O3];[.$R3];[.$U3];[.$X3];[.$AA3];[.$AD3];[.$AG3];[.$AJ3];[.$AM3];[.$AP3];[.$AS3])" table:style-name="ce1">
            <text:p>7575924,955</text:p>
          </table:table-cell>
          <table:table-cell office:value-type="float" office:value="1618554.6629213484" table:formula="of:=MAX([.$D3];[.$G3];[.$J3];[.$M3];[.$P3];[.$S3];[.$V3];[.$Y3];[.$AB3];[.$AE3];[.$AH3];[.$AK3];[.$AN3];[.$AQ3];[.$AT3])" table:style-name="ce1">
            <text:p>1618554,66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andom</text:p>
          </table:table-cell>
          <table:table-cell office:value-type="float" office:value="1662.5510256410255" table:formula="of:=AVERAGE([Instances.B92:.B169])" table:style-name="ce1">
            <text:p>1662,551026</text:p>
          </table:table-cell>
          <table:table-cell office:value-type="float" office:value="55723.230769230766" table:formula="of:=AVERAGE([Instances.C92:.C169])" table:style-name="ce1">
            <text:p>55723,23077</text:p>
          </table:table-cell>
          <table:table-cell office:value-type="float" office:value="296.11538461538464" table:formula="of:=AVERAGE([Instances.D92:.D169])" table:style-name="ce1">
            <text:p>296,1153846</text:p>
          </table:table-cell>
          <table:table-cell office:value-type="float" office:value="1661.5673076923072" table:formula="of:=AVERAGE([Instances.E92:.E169])" table:style-name="ce2">
            <text:p>1661,567308</text:p>
          </table:table-cell>
          <table:table-cell office:value-type="float" office:value="451.43589743589746" table:formula="of:=AVERAGE([Instances.F92:.F169])" table:style-name="ce2">
            <text:p>451,4358974</text:p>
          </table:table-cell>
          <table:table-cell office:value-type="float" office:value="10.679487179487179" table:formula="of:=AVERAGE([Instances.G92:.G169])" table:style-name="ce2">
            <text:p>10,67948718</text:p>
          </table:table-cell>
          <table:table-cell office:value-type="float" office:value="1664.1453846153843" table:formula="of:=AVERAGE([Instances.H92:.H169])" table:style-name="ce1">
            <text:p>1664,145385</text:p>
          </table:table-cell>
          <table:table-cell office:value-type="float" office:value="110032.38461538461" table:formula="of:=AVERAGE([Instances.I92:.I169])" table:style-name="ce1">
            <text:p>110032,3846</text:p>
          </table:table-cell>
          <table:table-cell office:value-type="float" office:value="1043.9358974358975" table:formula="of:=AVERAGE([Instances.J92:.J169])" table:style-name="ce1">
            <text:p>1043,935897</text:p>
          </table:table-cell>
          <table:table-cell office:value-type="float" office:value="1661.6029487179485" table:formula="of:=AVERAGE([Instances.K92:.K169])" table:style-name="ce1">
            <text:p>1661,602949</text:p>
          </table:table-cell>
          <table:table-cell office:value-type="float" office:value="2309.0641025641025" table:formula="of:=AVERAGE([Instances.L92:.L169])" table:style-name="ce1">
            <text:p>2309,064103</text:p>
          </table:table-cell>
          <table:table-cell office:value-type="float" office:value="20.179487179487179" table:formula="of:=AVERAGE([Instances.M92:.M169])" table:style-name="ce1">
            <text:p>20,17948718</text:p>
          </table:table-cell>
          <table:table-cell office:value-type="float" office:value="1661.571025641025" table:formula="of:=AVERAGE([Instances.N92:.N169])" table:style-name="ce1">
            <text:p>1661,571026</text:p>
          </table:table-cell>
          <table:table-cell office:value-type="float" office:value="530.15384615384619" table:formula="of:=AVERAGE([Instances.O92:.O169])" table:style-name="ce1">
            <text:p>530,1538462</text:p>
          </table:table-cell>
          <table:table-cell office:value-type="float" office:value="16.46153846153846" table:formula="of:=AVERAGE([Instances.P92:.P169])" table:style-name="ce1">
            <text:p>16,46153846</text:p>
          </table:table-cell>
          <table:table-cell office:value-type="float" office:value="1662.6039743589738" table:formula="of:=AVERAGE([Instances.Q92:.Q169])" table:style-name="ce1">
            <text:p>1662,603974</text:p>
          </table:table-cell>
          <table:table-cell office:value-type="float" office:value="42768.961538461539" table:formula="of:=AVERAGE([Instances.R92:.R169])" table:style-name="ce1">
            <text:p>42768,96154</text:p>
          </table:table-cell>
          <table:table-cell office:value-type="float" office:value="389.70512820512823" table:formula="of:=AVERAGE([Instances.S92:.S169])" table:style-name="ce1">
            <text:p>389,7051282</text:p>
          </table:table-cell>
          <table:table-cell office:value-type="float" office:value="1661.7688461538457" table:formula="of:=AVERAGE([Instances.T92:.T169])" table:style-name="ce1">
            <text:p>1661,768846</text:p>
          </table:table-cell>
          <table:table-cell office:value-type="float" office:value="1944.7820512820513" table:formula="of:=AVERAGE([Instances.U92:.U169])" table:style-name="ce1">
            <text:p>1944,782051</text:p>
          </table:table-cell>
          <table:table-cell office:value-type="float" office:value="122.06410256410257" table:formula="of:=AVERAGE([Instances.V92:.V169])" table:style-name="ce1">
            <text:p>122,0641026</text:p>
          </table:table-cell>
          <table:table-cell office:value-type="float" office:value="1661.7221794871787" table:formula="of:=AVERAGE([Instances.W92:.W169])" table:style-name="ce1">
            <text:p>1661,722179</text:p>
          </table:table-cell>
          <table:table-cell office:value-type="float" office:value="1466.2051282051282" table:formula="of:=AVERAGE([Instances.X92:.X169])" table:style-name="ce1">
            <text:p>1466,205128</text:p>
          </table:table-cell>
          <table:table-cell office:value-type="float" office:value="45.974358974358971" table:formula="of:=AVERAGE([Instances.Y92:.Y169])" table:style-name="ce1">
            <text:p>45,97435897</text:p>
          </table:table-cell>
          <table:table-cell office:value-type="float" office:value="1661.6164102564096" table:formula="of:=AVERAGE([Instances.Z92:.Z169])" table:style-name="ce1">
            <text:p>1661,61641</text:p>
          </table:table-cell>
          <table:table-cell office:value-type="float" office:value="1529.6025641025642" table:formula="of:=AVERAGE([Instances.AA92:.AA169])" table:style-name="ce1">
            <text:p>1529,602564</text:p>
          </table:table-cell>
          <table:table-cell office:value-type="float" office:value="20.73076923076923" table:formula="of:=AVERAGE([Instances.AB92:.AB169])" table:style-name="ce1">
            <text:p>20,73076923</text:p>
          </table:table-cell>
          <table:table-cell office:value-type="float" office:value="1661.5792307692302" table:formula="of:=AVERAGE([Instances.AC92:.AC169])" table:style-name="ce1">
            <text:p>1661,579231</text:p>
          </table:table-cell>
          <table:table-cell office:value-type="float" office:value="574.28205128205127" table:formula="of:=AVERAGE([Instances.AD92:.AD169])" table:style-name="ce1">
            <text:p>574,2820513</text:p>
          </table:table-cell>
          <table:table-cell office:value-type="float" office:value="11.217948717948717" table:formula="of:=AVERAGE([Instances.AE92:.AE169])" table:style-name="ce1">
            <text:p>11,21794872</text:p>
          </table:table-cell>
          <table:table-cell office:value-type="float" office:value="1661.5812820512815" table:formula="of:=AVERAGE([Instances.AF92:.AF169])" table:style-name="ce1">
            <text:p>1661,581282</text:p>
          </table:table-cell>
          <table:table-cell office:value-type="float" office:value="608.88461538461536" table:formula="of:=AVERAGE([Instances.AG92:.AG169])" table:style-name="ce1">
            <text:p>608,8846154</text:p>
          </table:table-cell>
          <table:table-cell office:value-type="float" office:value="13.384615384615385" table:formula="of:=AVERAGE([Instances.AH92:.AH169])" table:style-name="ce1">
            <text:p>13,38461538</text:p>
          </table:table-cell>
          <table:table-cell office:value-type="float" office:value="1938.7875641025637" table:formula="of:=AVERAGE([Instances.AI92:.AI169])" table:style-name="ce3">
            <text:p>1938,787564</text:p>
          </table:table-cell>
          <table:table-cell office:value-type="float" office:value="2264692.0384615385" table:formula="of:=AVERAGE([Instances.AJ92:.AJ169])" table:style-name="ce3">
            <text:p>2264692,038</text:p>
          </table:table-cell>
          <table:table-cell office:value-type="float" office:value="121885.70512820513" table:formula="of:=AVERAGE([Instances.AK92:.AK169])" table:style-name="ce3">
            <text:p>121885,7051</text:p>
          </table:table-cell>
          <table:table-cell office:value-type="float" office:value="1662.7734615384616" table:formula="of:=AVERAGE([Instances.AL92:.AL169])" table:style-name="ce1">
            <text:p>1662,773462</text:p>
          </table:table-cell>
          <table:table-cell office:value-type="float" office:value="45776.205128205125" table:formula="of:=AVERAGE([Instances.AM92:.AM169])" table:style-name="ce1">
            <text:p>45776,20513</text:p>
          </table:table-cell>
          <table:table-cell office:value-type="float" office:value="304.85897435897436" table:formula="of:=AVERAGE([Instances.AN92:.AN169])" table:style-name="ce1">
            <text:p>304,8589744</text:p>
          </table:table-cell>
          <table:table-cell office:value-type="float" office:value="1662.9050000000002" table:formula="of:=AVERAGE([Instances.AO92:.AO169])" table:style-name="ce1">
            <text:p>1662,905</text:p>
          </table:table-cell>
          <table:table-cell office:value-type="float" office:value="24828.615384615383" table:formula="of:=AVERAGE([Instances.AP92:.AP169])" table:style-name="ce1">
            <text:p>24828,61538</text:p>
          </table:table-cell>
          <table:table-cell office:value-type="float" office:value="306.41025641025641" table:formula="of:=AVERAGE([Instances.AQ92:.AQ169])" table:style-name="ce1">
            <text:p>306,4102564</text:p>
          </table:table-cell>
          <table:table-cell office:value-type="float" office:value="1663.6515384615379" table:formula="of:=AVERAGE([Instances.AR92:.AR169])" table:style-name="ce1">
            <text:p>1663,651538</text:p>
          </table:table-cell>
          <table:table-cell office:value-type="float" office:value="117362.15384615384" table:formula="of:=AVERAGE([Instances.AS92:.AS169])" table:style-name="ce1">
            <text:p>117362,1538</text:p>
          </table:table-cell>
          <table:table-cell office:value-type="float" office:value="956.03846153846155" table:formula="of:=AVERAGE([Instances.AT92:.AT169])" table:style-name="ce1">
            <text:p>956,0384615</text:p>
          </table:table-cell>
          <table:table-cell office:value-type="float" office:value="1661.5673076923072" table:formula="of:=MIN([.$B4];[.$E4];[.$H4];[.$K4];[.$N4];[.$Q4];[.$T4];[.$W4];[.$Z4];[.$AC4];[.$AF4];[.$AI4];[.$AL4];[.$AO4];[.$AR4])" table:style-name="ce1">
            <text:p>1661,567308</text:p>
          </table:table-cell>
          <table:table-cell office:value-type="float" office:value="451.43589743589746" table:formula="of:=MIN([.$C4];[.$F4];[.$I4];[.$L4];[.$O4];[.$R4];[.$U4];[.$X4];[.$AA4];[.$AD4];[.$AG4];[.$AJ4];[.$AM4];[.$AP4];[.$AS4])" table:style-name="ce1">
            <text:p>451,4358974</text:p>
          </table:table-cell>
          <table:table-cell office:value-type="float" office:value="10.679487179487179" table:formula="of:=MIN([.$D4];[.$G4];[.$J4];[.$M4];[.$P4];[.$S4];[.$V4];[.$Y4];[.$AB4];[.$AE4];[.$AH4];[.$AK4];[.$AN4];[.$AQ4];[.$AT4])" table:style-name="ce1">
            <text:p>10,67948718</text:p>
          </table:table-cell>
          <table:table-cell office:value-type="float" office:value="1661.7688461538457" table:formula="of:=MEDIAN([.$B4];[.$E4];[.$H4];[.$K4];[.$N4];[.$Q4];[.$T4];[.$W4];[.$Z4];[.$AC4];[.$AF4];[.$AI4];[.$AL4];[.$AO4];[.$AR4])" table:style-name="ce1">
            <text:p>1661,768846</text:p>
          </table:table-cell>
          <table:table-cell office:value-type="float" office:value="2309.0641025641025" table:formula="of:=MEDIAN([.$C4];[.$F4];[.$I4];[.$L4];[.$O4];[.$R4];[.$U4];[.$X4];[.$AA4];[.$AD4];[.$AG4];[.$AJ4];[.$AM4];[.$AP4];[.$AS4])" table:style-name="ce1">
            <text:p>2309,064103</text:p>
          </table:table-cell>
          <table:table-cell office:value-type="float" office:value="122.06410256410257" table:formula="of:=MEDIAN([.$D4];[.$G4];[.$J4];[.$M4];[.$P4];[.$S4];[.$V4];[.$Y4];[.$AB4];[.$AE4];[.$AH4];[.$AK4];[.$AN4];[.$AQ4];[.$AT4])" table:style-name="ce1">
            <text:p>122,0641026</text:p>
          </table:table-cell>
          <table:table-cell office:value-type="float" office:value="1938.7875641025637" table:formula="of:=MAX([.$B4];[.$E4];[.$H4];[.$K4];[.$N4];[.$Q4];[.$T4];[.$W4];[.$Z4];[.$AC4];[.$AF4];[.$AI4];[.$AL4];[.$AO4];[.$AR4])" table:style-name="ce1">
            <text:p>1938,787564</text:p>
          </table:table-cell>
          <table:table-cell office:value-type="float" office:value="2264692.0384615385" table:formula="of:=MAX([.$C4];[.$F4];[.$I4];[.$L4];[.$O4];[.$R4];[.$U4];[.$X4];[.$AA4];[.$AD4];[.$AG4];[.$AJ4];[.$AM4];[.$AP4];[.$AS4])" table:style-name="ce1">
            <text:p>2264692,038</text:p>
          </table:table-cell>
          <table:table-cell office:value-type="float" office:value="121885.70512820513" table:formula="of:=MAX([.$D4];[.$G4];[.$J4];[.$M4];[.$P4];[.$S4];[.$V4];[.$Y4];[.$AB4];[.$AE4];[.$AH4];[.$AK4];[.$AN4];[.$AQ4];[.$AT4])" table:style-name="ce1">
            <text:p>121885,705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room</text:p>
          </table:table-cell>
          <table:table-cell office:value-type="float" office:value="216.29549999999981" table:formula="of:=AVERAGE([Instances.B170:.B269])" table:style-name="ce1">
            <text:p>216,2955</text:p>
          </table:table-cell>
          <table:table-cell office:value-type="float" office:value="8308.7199999999993" table:formula="of:=AVERAGE([Instances.C170:.C269])" table:style-name="ce1">
            <text:p>8308,72</text:p>
          </table:table-cell>
          <table:table-cell office:value-type="float" office:value="66.13" table:formula="of:=AVERAGE([Instances.D170:.D269])" table:style-name="ce1">
            <text:p>66,13</text:p>
          </table:table-cell>
          <table:table-cell office:value-type="float" office:value="216.02029999999988" table:formula="of:=AVERAGE([Instances.E170:.E269])" table:style-name="ce1">
            <text:p>216,0203</text:p>
          </table:table-cell>
          <table:table-cell office:value-type="float" office:value="469.1" table:formula="of:=AVERAGE([Instances.F170:.F269])" table:style-name="ce1">
            <text:p>469,1</text:p>
          </table:table-cell>
          <table:table-cell office:value-type="float" office:value="8.4499999999999993" table:formula="of:=AVERAGE([Instances.G170:.G269])" table:style-name="ce1">
            <text:p>8,45</text:p>
          </table:table-cell>
          <table:table-cell office:value-type="float" office:value="216.02239999999981" table:formula="of:=AVERAGE([Instances.H170:.H269])" table:style-name="ce1">
            <text:p>216,0224</text:p>
          </table:table-cell>
          <table:table-cell office:value-type="float" office:value="1275.47" table:formula="of:=AVERAGE([Instances.I170:.I269])" table:style-name="ce1">
            <text:p>1275,47</text:p>
          </table:table-cell>
          <table:table-cell office:value-type="float" office:value="6.51" table:formula="of:=AVERAGE([Instances.J170:.J269])" table:style-name="ce2">
            <text:p>6,51</text:p>
          </table:table-cell>
          <table:table-cell office:value-type="float" office:value="216.01829999999984" table:formula="of:=AVERAGE([Instances.K170:.K269])" table:style-name="ce2">
            <text:p>216,0183</text:p>
          </table:table-cell>
          <table:table-cell office:value-type="float" office:value="192.65" table:formula="of:=AVERAGE([Instances.L170:.L269])" table:style-name="ce2">
            <text:p>192,65</text:p>
          </table:table-cell>
          <table:table-cell office:value-type="float" office:value="11.41" table:formula="of:=AVERAGE([Instances.M170:.M269])" table:style-name="ce1">
            <text:p>11,41</text:p>
          </table:table-cell>
          <table:table-cell office:value-type="float" office:value="216.04949999999994" table:formula="of:=AVERAGE([Instances.N170:.N269])" table:style-name="ce1">
            <text:p>216,0495</text:p>
          </table:table-cell>
          <table:table-cell office:value-type="float" office:value="872.09" table:formula="of:=AVERAGE([Instances.O170:.O269])" table:style-name="ce1">
            <text:p>872,09</text:p>
          </table:table-cell>
          <table:table-cell office:value-type="float" office:value="23.04" table:formula="of:=AVERAGE([Instances.P170:.P269])" table:style-name="ce1">
            <text:p>23,04</text:p>
          </table:table-cell>
          <table:table-cell office:value-type="float" office:value="216.02149999999975" table:formula="of:=AVERAGE([Instances.Q170:.Q269])" table:style-name="ce1">
            <text:p>216,0215</text:p>
          </table:table-cell>
          <table:table-cell office:value-type="float" office:value="1749.4" table:formula="of:=AVERAGE([Instances.R170:.R269])" table:style-name="ce1">
            <text:p>1749,4</text:p>
          </table:table-cell>
          <table:table-cell office:value-type="float" office:value="10.1" table:formula="of:=AVERAGE([Instances.S170:.S269])" table:style-name="ce1">
            <text:p>10,1</text:p>
          </table:table-cell>
          <table:table-cell office:value-type="float" office:value="216.08499999999989" table:formula="of:=AVERAGE([Instances.T170:.T269])" table:style-name="ce1">
            <text:p>216,085</text:p>
          </table:table-cell>
          <table:table-cell office:value-type="float" office:value="603.02" table:formula="of:=AVERAGE([Instances.U170:.U269])" table:style-name="ce1">
            <text:p>603,02</text:p>
          </table:table-cell>
          <table:table-cell office:value-type="float" office:value="31.64" table:formula="of:=AVERAGE([Instances.V170:.V269])" table:style-name="ce1">
            <text:p>31,64</text:p>
          </table:table-cell>
          <table:table-cell office:value-type="float" office:value="216.08999999999986" table:formula="of:=AVERAGE([Instances.W170:.W269])" table:style-name="ce1">
            <text:p>216,09</text:p>
          </table:table-cell>
          <table:table-cell office:value-type="float" office:value="681.33" table:formula="of:=AVERAGE([Instances.X170:.X269])" table:style-name="ce1">
            <text:p>681,33</text:p>
          </table:table-cell>
          <table:table-cell office:value-type="float" office:value="32.07" table:formula="of:=AVERAGE([Instances.Y170:.Y269])" table:style-name="ce1">
            <text:p>32,07</text:p>
          </table:table-cell>
          <table:table-cell office:value-type="float" office:value="216.04999999999978" table:formula="of:=AVERAGE([Instances.Z170:.Z269])" table:style-name="ce1">
            <text:p>216,05</text:p>
          </table:table-cell>
          <table:table-cell office:value-type="float" office:value="784.43" table:formula="of:=AVERAGE([Instances.AA170:.AA269])" table:style-name="ce1">
            <text:p>784,43</text:p>
          </table:table-cell>
          <table:table-cell office:value-type="float" office:value="20.260000000000002" table:formula="of:=AVERAGE([Instances.AB170:.AB269])" table:style-name="ce1">
            <text:p>20,26</text:p>
          </table:table-cell>
          <table:table-cell office:value-type="float" office:value="216.03169999999989" table:formula="of:=AVERAGE([Instances.AC170:.AC269])" table:style-name="ce1">
            <text:p>216,0317</text:p>
          </table:table-cell>
          <table:table-cell office:value-type="float" office:value="430.92" table:formula="of:=AVERAGE([Instances.AD170:.AD269])" table:style-name="ce1">
            <text:p>430,92</text:p>
          </table:table-cell>
          <table:table-cell office:value-type="float" office:value="17.649999999999999" table:formula="of:=AVERAGE([Instances.AE170:.AE269])" table:style-name="ce1">
            <text:p>17,65</text:p>
          </table:table-cell>
          <table:table-cell office:value-type="float" office:value="216.03509999999983" table:formula="of:=AVERAGE([Instances.AF170:.AF269])" table:style-name="ce1">
            <text:p>216,0351</text:p>
          </table:table-cell>
          <table:table-cell office:value-type="float" office:value="446.98" table:formula="of:=AVERAGE([Instances.AG170:.AG269])" table:style-name="ce1">
            <text:p>446,98</text:p>
          </table:table-cell>
          <table:table-cell office:value-type="float" office:value="17.28" table:formula="of:=AVERAGE([Instances.AH170:.AH269])" table:style-name="ce1">
            <text:p>17,28</text:p>
          </table:table-cell>
          <table:table-cell office:value-type="float" office:value="216.10879999999983" table:formula="of:=AVERAGE([Instances.AI170:.AI269])" table:style-name="ce1">
            <text:p>216,1088</text:p>
          </table:table-cell>
          <table:table-cell office:value-type="float" office:value="1394.11" table:formula="of:=AVERAGE([Instances.AJ170:.AJ269])" table:style-name="ce1">
            <text:p>1394,11</text:p>
          </table:table-cell>
          <table:table-cell office:value-type="float" office:value="190.84" table:formula="of:=AVERAGE([Instances.AK170:.AK269])" table:style-name="ce1">
            <text:p>190,84</text:p>
          </table:table-cell>
          <table:table-cell office:value-type="float" office:value="216.11689999999982" table:formula="of:=AVERAGE([Instances.AL170:.AL269])" table:style-name="ce1">
            <text:p>216,1169</text:p>
          </table:table-cell>
          <table:table-cell office:value-type="float" office:value="1350.1" table:formula="of:=AVERAGE([Instances.AM170:.AM269])" table:style-name="ce1">
            <text:p>1350,1</text:p>
          </table:table-cell>
          <table:table-cell office:value-type="float" office:value="19.3" table:formula="of:=AVERAGE([Instances.AN170:.AN269])" table:style-name="ce1">
            <text:p>19,3</text:p>
          </table:table-cell>
          <table:table-cell office:value-type="float" office:value="219.55429999999996" table:formula="of:=AVERAGE([Instances.AO170:.AO269])" table:style-name="ce3">
            <text:p>219,5543</text:p>
          </table:table-cell>
          <table:table-cell office:value-type="float" office:value="149671.93" table:formula="of:=AVERAGE([Instances.AP170:.AP269])" table:style-name="ce3">
            <text:p>149671,93</text:p>
          </table:table-cell>
          <table:table-cell office:value-type="float" office:value="23258.240000000002" table:formula="of:=AVERAGE([Instances.AQ170:.AQ269])" table:style-name="ce3">
            <text:p>23258,24</text:p>
          </table:table-cell>
          <table:table-cell office:value-type="float" office:value="216.04669999999996" table:formula="of:=AVERAGE([Instances.AR170:.AR269])" table:style-name="ce1">
            <text:p>216,0467</text:p>
          </table:table-cell>
          <table:table-cell office:value-type="float" office:value="775.92" table:formula="of:=AVERAGE([Instances.AS170:.AS269])" table:style-name="ce1">
            <text:p>775,92</text:p>
          </table:table-cell>
          <table:table-cell office:value-type="float" office:value="21.56" table:formula="of:=AVERAGE([Instances.AT170:.AT269])" table:style-name="ce1">
            <text:p>21,56</text:p>
          </table:table-cell>
          <table:table-cell office:value-type="float" office:value="216.01829999999984" table:formula="of:=MIN([.$B5];[.$E5];[.$H5];[.$K5];[.$N5];[.$Q5];[.$T5];[.$W5];[.$Z5];[.$AC5];[.$AF5];[.$AI5];[.$AL5];[.$AO5];[.$AR5])" table:style-name="ce1">
            <text:p>216,0183</text:p>
          </table:table-cell>
          <table:table-cell office:value-type="float" office:value="192.65" table:formula="of:=MIN([.$C5];[.$F5];[.$I5];[.$L5];[.$O5];[.$R5];[.$U5];[.$X5];[.$AA5];[.$AD5];[.$AG5];[.$AJ5];[.$AM5];[.$AP5];[.$AS5])" table:style-name="ce1">
            <text:p>192,65</text:p>
          </table:table-cell>
          <table:table-cell office:value-type="float" office:value="6.51" table:formula="of:=MIN([.$D5];[.$G5];[.$J5];[.$M5];[.$P5];[.$S5];[.$V5];[.$Y5];[.$AB5];[.$AE5];[.$AH5];[.$AK5];[.$AN5];[.$AQ5];[.$AT5])" table:style-name="ce1">
            <text:p>6,51</text:p>
          </table:table-cell>
          <table:table-cell office:value-type="float" office:value="216.04949999999994" table:formula="of:=MEDIAN([.$B5];[.$E5];[.$H5];[.$K5];[.$N5];[.$Q5];[.$T5];[.$W5];[.$Z5];[.$AC5];[.$AF5];[.$AI5];[.$AL5];[.$AO5];[.$AR5])" table:style-name="ce1">
            <text:p>216,0495</text:p>
          </table:table-cell>
          <table:table-cell office:value-type="float" office:value="784.43" table:formula="of:=MEDIAN([.$C5];[.$F5];[.$I5];[.$L5];[.$O5];[.$R5];[.$U5];[.$X5];[.$AA5];[.$AD5];[.$AG5];[.$AJ5];[.$AM5];[.$AP5];[.$AS5])" table:style-name="ce1">
            <text:p>784,43</text:p>
          </table:table-cell>
          <table:table-cell office:value-type="float" office:value="20.260000000000002" table:formula="of:=MEDIAN([.$D5];[.$G5];[.$J5];[.$M5];[.$P5];[.$S5];[.$V5];[.$Y5];[.$AB5];[.$AE5];[.$AH5];[.$AK5];[.$AN5];[.$AQ5];[.$AT5])" table:style-name="ce1">
            <text:p>20,26</text:p>
          </table:table-cell>
          <table:table-cell office:value-type="float" office:value="219.55429999999996" table:formula="of:=MAX([.$B5];[.$E5];[.$H5];[.$K5];[.$N5];[.$Q5];[.$T5];[.$W5];[.$Z5];[.$AC5];[.$AF5];[.$AI5];[.$AL5];[.$AO5];[.$AR5])" table:style-name="ce1">
            <text:p>219,5543</text:p>
          </table:table-cell>
          <table:table-cell office:value-type="float" office:value="149671.93" table:formula="of:=MAX([.$C5];[.$F5];[.$I5];[.$L5];[.$O5];[.$R5];[.$U5];[.$X5];[.$AA5];[.$AD5];[.$AG5];[.$AJ5];[.$AM5];[.$AP5];[.$AS5])" table:style-name="ce1">
            <text:p>149671,93</text:p>
          </table:table-cell>
          <table:table-cell office:value-type="float" office:value="23258.240000000002" table:formula="of:=MAX([.$D5];[.$G5];[.$J5];[.$M5];[.$P5];[.$S5];[.$V5];[.$Y5];[.$AB5];[.$AE5];[.$AH5];[.$AK5];[.$AN5];[.$AQ5];[.$AT5])" table:style-name="ce1">
            <text:p>23258,24</text:p>
          </table:table-cell>
          <table:table-cell table:number-columns-repeated="1632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084.7114694612501" table:formula="of:=SUM([.B3:.B5])" table:style-name="ce1">
            <text:p>2084,711469</text:p>
          </table:table-cell>
          <table:table-cell office:value-type="float" office:value="7639956.90582541" table:formula="of:=SUM([.C3:.C5])" table:style-name="ce3">
            <text:p>7639956,906</text:p>
          </table:table-cell>
          <table:table-cell office:value-type="float" office:value="46670.234148660325" table:formula="of:=SUM([.D3:.D5])" table:style-name="ce1">
            <text:p>46670,23415</text:p>
          </table:table-cell>
          <table:table-cell office:value-type="float" office:value="1879.8487312878126" table:formula="of:=SUM([.E3:.E5])" table:style-name="ce1">
            <text:p>1879,848731</text:p>
          </table:table-cell>
          <table:table-cell office:value-type="float" office:value="26422.142639008929" table:formula="of:=SUM([.F3:.F5])" table:style-name="ce1">
            <text:p>26422,14264</text:p>
          </table:table-cell>
          <table:table-cell office:value-type="float" office:value="16976.893532123308" table:formula="of:=SUM([.G3:.G5])" table:style-name="ce1">
            <text:p>16976,89353</text:p>
          </table:table-cell>
          <table:table-cell office:value-type="float" office:value="1882.3359868625751" table:formula="of:=SUM([.H3:.H5])" table:style-name="ce1">
            <text:p>1882,335987</text:p>
          </table:table-cell>
          <table:table-cell office:value-type="float" office:value="169834.22540190147" table:formula="of:=SUM([.I3:.I5])" table:style-name="ce1">
            <text:p>169834,2254</text:p>
          </table:table-cell>
          <table:table-cell office:value-type="float" office:value="12300.659380581967" table:formula="of:=SUM([.J3:.J5])" table:style-name="ce1">
            <text:p>12300,65938</text:p>
          </table:table-cell>
          <table:table-cell office:value-type="float" office:value="1882.2946195044651" table:formula="of:=SUM([.K3:.K5])" table:style-name="ce1">
            <text:p>1882,29462</text:p>
          </table:table-cell>
          <table:table-cell office:value-type="float" office:value="83881.051181215793" table:formula="of:=SUM([.L3:.L5])" table:style-name="ce1">
            <text:p>83881,05118</text:p>
          </table:table-cell>
          <table:table-cell office:value-type="float" office:value="18364.522071449152" table:formula="of:=SUM([.M3:.M5])" table:style-name="ce1">
            <text:p>18364,52207</text:p>
          </table:table-cell>
          <table:table-cell office:value-type="float" office:value="1879.0756941803506" table:formula="of:=SUM([.N3:.N5])" table:style-name="ce1">
            <text:p>1879,075694</text:p>
          </table:table-cell>
          <table:table-cell office:value-type="float" office:value="20276.996655142611" table:formula="of:=SUM([.O3:.O5])" table:style-name="ce1">
            <text:p>20276,99666</text:p>
          </table:table-cell>
          <table:table-cell office:value-type="float" office:value="14160.602662057045" table:formula="of:=SUM([.P3:.P5])" table:style-name="ce1">
            <text:p>14160,60266</text:p>
          </table:table-cell>
          <table:table-cell office:value-type="float" office:value="1883.3137889657153" table:formula="of:=SUM([.Q3:.Q5])" table:style-name="ce1">
            <text:p>1883,313789</text:p>
          </table:table-cell>
          <table:table-cell office:value-type="float" office:value="150971.77726879861" table:formula="of:=SUM([.R3:.R5])" table:style-name="ce1">
            <text:p>150971,7773</text:p>
          </table:table-cell>
          <table:table-cell office:value-type="float" office:value="18886.771420339959" table:formula="of:=SUM([.S3:.S5])" table:style-name="ce1">
            <text:p>18886,77142</text:p>
          </table:table-cell>
          <table:table-cell office:value-type="float" office:value="1879.8286776145196" table:formula="of:=SUM([.T3:.T5])" table:style-name="ce1">
            <text:p>1879,828678</text:p>
          </table:table-cell>
          <table:table-cell office:value-type="float" office:value="21614.082950158456" table:formula="of:=SUM([.U3:.U5])" table:style-name="ce1">
            <text:p>21614,08295</text:p>
          </table:table-cell>
          <table:table-cell office:value-type="float" office:value="13734.38949582253" table:formula="of:=SUM([.V3:.V5])" table:style-name="ce1">
            <text:p>13734,3895</text:p>
          </table:table-cell>
          <table:table-cell office:value-type="float" office:value="1880.9462244309989" table:formula="of:=SUM([.W3:.W5])" table:style-name="ce1">
            <text:p>1880,946224</text:p>
          </table:table-cell>
          <table:table-cell office:value-type="float" office:value="28690.602543935467" table:formula="of:=SUM([.X3:.X5])" table:style-name="ce1">
            <text:p>28690,60254</text:p>
          </table:table-cell>
          <table:table-cell office:value-type="float" office:value="20031.639864592336" table:formula="of:=SUM([.Y3:.Y5])" table:style-name="ce1">
            <text:p>20031,63986</text:p>
          </table:table-cell>
          <table:table-cell office:value-type="float" office:value="1878.5886574474205" table:formula="of:=SUM([.Z3:.Z5])" table:style-name="ce1">
            <text:p>1878,588657</text:p>
          </table:table-cell>
          <table:table-cell office:value-type="float" office:value="16854.830316911553" table:formula="of:=SUM([.AA3:.AA5])" table:style-name="ce1">
            <text:p>16854,83032</text:p>
          </table:table-cell>
          <table:table-cell office:value-type="float" office:value="8874.6873984442536" table:formula="of:=SUM([.AB3:.AB5])" table:style-name="ce1">
            <text:p>8874,687398</text:p>
          </table:table-cell>
          <table:table-cell office:value-type="float" office:value="1878.5253127917022" table:formula="of:=SUM([.AC3:.AC5])" table:style-name="ce1">
            <text:p>1878,525313</text:p>
          </table:table-cell>
          <table:table-cell office:value-type="float" office:value="13807.752613079803" table:formula="of:=SUM([.AD3:.AD5])" table:style-name="ce1">
            <text:p>13807,75261</text:p>
          </table:table-cell>
          <table:table-cell office:value-type="float" office:value="8948.3848026505329" table:formula="of:=SUM([.AE3:.AE5])" table:style-name="ce1">
            <text:p>8948,384803</text:p>
          </table:table-cell>
          <table:table-cell office:value-type="float" office:value="1878.1011011524049" table:formula="of:=SUM([.AF3:.AF5])" table:style-name="ce2">
            <text:p>1878,101101</text:p>
          </table:table-cell>
          <table:table-cell office:value-type="float" office:value="9163.6511322385486" table:formula="of:=SUM([.AG3:.AG5])" table:style-name="ce2">
            <text:p>9163,651132</text:p>
          </table:table-cell>
          <table:table-cell office:value-type="float" office:value="5388.3724805531547" table:formula="of:=SUM([.AH3:.AH5])" table:style-name="ce2">
            <text:p>5388,372481</text:p>
          </table:table-cell>
          <table:table-cell office:value-type="float" office:value="2740.7999596081818" table:formula="of:=SUM([.AI3:.AI5])" table:style-name="ce3">
            <text:p>2740,79996</text:p>
          </table:table-cell>
          <table:table-cell office:value-type="float" office:value="6885027.0361019885" table:formula="of:=SUM([.AJ3:.AJ5])" table:style-name="ce1">
            <text:p>6885027,036</text:p>
          </table:table-cell>
          <table:table-cell office:value-type="float" office:value="1740631.2080495537" table:formula="of:=SUM([.AK3:.AK5])" table:style-name="ce3">
            <text:p>1740631,208</text:p>
          </table:table-cell>
          <table:table-cell office:value-type="float" office:value="1881.1101368193602" table:formula="of:=SUM([.AL3:.AL5])" table:style-name="ce1">
            <text:p>1881,110137</text:p>
          </table:table-cell>
          <table:table-cell office:value-type="float" office:value="62423.73209449726" table:formula="of:=SUM([.AM3:.AM5])" table:style-name="ce1">
            <text:p>62423,73209</text:p>
          </table:table-cell>
          <table:table-cell office:value-type="float" office:value="11009.024142898299" table:formula="of:=SUM([.AN3:.AN5])" table:style-name="ce1">
            <text:p>11009,02414</text:p>
          </table:table-cell>
          <table:table-cell office:value-type="float" office:value="1898.651659550562" table:formula="of:=SUM([.AO3:.AO5])" table:style-name="ce1">
            <text:p>1898,65166</text:p>
          </table:table-cell>
          <table:table-cell office:value-type="float" office:value="263811.35437337938" table:formula="of:=SUM([.AP3:.AP5])" table:style-name="ce1">
            <text:p>263811,3544</text:p>
          </table:table-cell>
          <table:table-cell office:value-type="float" office:value="47150.683964275428" table:formula="of:=SUM([.AQ3:.AQ5])" table:style-name="ce1">
            <text:p>47150,68396</text:p>
          </table:table-cell>
          <table:table-cell office:value-type="float" office:value="1880.7110474503017" table:formula="of:=SUM([.AR3:.AR5])" table:style-name="ce1">
            <text:p>1880,711047</text:p>
          </table:table-cell>
          <table:table-cell office:value-type="float" office:value="133491.57946413138" table:formula="of:=SUM([.AS3:.AS5])" table:style-name="ce1">
            <text:p>133491,5795</text:p>
          </table:table-cell>
          <table:table-cell office:value-type="float" office:value="9395.6546413137421" table:formula="of:=SUM([.AT3:.AT5])" table:style-name="ce1">
            <text:p>9395,654641</text:p>
          </table:table-cell>
          <table:table-cell office:value-type="float" office:value="1878.0703267934305" table:formula="of:=SUM([.AU3:.AU5])" table:style-name="ce1">
            <text:p>1878,070327</text:p>
          </table:table-cell>
          <table:table-cell office:value-type="float" office:value="8751.87241428983" table:formula="of:=SUM([.AV3:.AV5])" table:style-name="ce1">
            <text:p>8751,872414</text:p>
          </table:table-cell>
          <table:table-cell office:value-type="float" office:value="5374.8973523480272" table:formula="of:=SUM([.AW3:.AW5])" table:style-name="ce1">
            <text:p>5374,897352</text:p>
          </table:table-cell>
          <table:table-cell office:value-type="float" office:value="1880.0381214347444" table:formula="of:=SUM([.AX3:.AX5])" table:style-name="ce1">
            <text:p>1880,038121</text:p>
          </table:table-cell>
          <table:table-cell office:value-type="float" office:value="28595.100844137134" table:formula="of:=SUM([.AY3:.AY5])" table:style-name="ce1">
            <text:p>28595,10084</text:p>
          </table:table-cell>
          <table:table-cell office:value-type="float" office:value="14263.425226159608" table:formula="of:=SUM([.AZ3:.AZ5])" table:style-name="ce1">
            <text:p>14263,42523</text:p>
          </table:table-cell>
          <table:table-cell office:value-type="float" office:value="2744.2454596081816" table:formula="of:=SUM([.BA3:.BA5])" table:style-name="ce1">
            <text:p>2744,24546</text:p>
          </table:table-cell>
          <table:table-cell office:value-type="float" office:value="9990288.923517717" table:formula="of:=SUM([.BB3:.BB5])" table:style-name="ce1">
            <text:p>9990288,924</text:p>
          </table:table-cell>
          <table:table-cell office:value-type="float" office:value="1763698.6080495536" table:formula="of:=SUM([.BC3:.BC5])" table:style-name="ce1">
            <text:p>1763698,60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94.90382315375007" table:formula="of:=AVERAGE([.B3:.B5])" table:style-name="ce1">
            <text:p>694,9038232</text:p>
          </table:table-cell>
          <table:table-cell office:value-type="float" office:value="2546652.3019418032" table:formula="of:=AVERAGE([.C3:.C5])" table:style-name="ce3">
            <text:p>2546652,302</text:p>
          </table:table-cell>
          <table:table-cell office:value-type="float" office:value="15556.744716220108" table:formula="of:=AVERAGE([.D3:.D5])" table:style-name="ce1">
            <text:p>15556,74472</text:p>
          </table:table-cell>
          <table:table-cell office:value-type="float" office:value="626.6162437626042" table:formula="of:=AVERAGE([.E3:.E5])" table:style-name="ce1">
            <text:p>626,6162438</text:p>
          </table:table-cell>
          <table:table-cell office:value-type="float" office:value="8807.380879669643" table:formula="of:=AVERAGE([.F3:.F5])" table:style-name="ce1">
            <text:p>8807,38088</text:p>
          </table:table-cell>
          <table:table-cell office:value-type="float" office:value="5658.9645107077695" table:formula="of:=AVERAGE([.G3:.G5])" table:style-name="ce1">
            <text:p>5658,964511</text:p>
          </table:table-cell>
          <table:table-cell office:value-type="float" office:value="627.44532895419172" table:formula="of:=AVERAGE([.H3:.H5])" table:style-name="ce1">
            <text:p>627,445329</text:p>
          </table:table-cell>
          <table:table-cell office:value-type="float" office:value="56611.408467300491" table:formula="of:=AVERAGE([.I3:.I5])" table:style-name="ce1">
            <text:p>56611,40847</text:p>
          </table:table-cell>
          <table:table-cell office:value-type="float" office:value="4100.2197935273225" table:formula="of:=AVERAGE([.J3:.J5])" table:style-name="ce1">
            <text:p>4100,219794</text:p>
          </table:table-cell>
          <table:table-cell office:value-type="float" office:value="627.43153983482171" table:formula="of:=AVERAGE([.K3:.K5])" table:style-name="ce1">
            <text:p>627,4315398</text:p>
          </table:table-cell>
          <table:table-cell office:value-type="float" office:value="27960.350393738598" table:formula="of:=AVERAGE([.L3:.L5])" table:style-name="ce1">
            <text:p>27960,35039</text:p>
          </table:table-cell>
          <table:table-cell office:value-type="float" office:value="6121.5073571497169" table:formula="of:=AVERAGE([.M3:.M5])" table:style-name="ce1">
            <text:p>6121,507357</text:p>
          </table:table-cell>
          <table:table-cell office:value-type="float" office:value="626.35856472678358" table:formula="of:=AVERAGE([.N3:.N5])" table:style-name="ce1">
            <text:p>626,3585647</text:p>
          </table:table-cell>
          <table:table-cell office:value-type="float" office:value="6758.9988850475374" table:formula="of:=AVERAGE([.O3:.O5])" table:style-name="ce1">
            <text:p>6758,998885</text:p>
          </table:table-cell>
          <table:table-cell office:value-type="float" office:value="4720.2008873523482" table:formula="of:=AVERAGE([.P3:.P5])" table:style-name="ce1">
            <text:p>4720,200887</text:p>
          </table:table-cell>
          <table:table-cell office:value-type="float" office:value="627.77126298857172" table:formula="of:=AVERAGE([.Q3:.Q5])" table:style-name="ce1">
            <text:p>627,771263</text:p>
          </table:table-cell>
          <table:table-cell office:value-type="float" office:value="50323.925756266202" table:formula="of:=AVERAGE([.R3:.R5])" table:style-name="ce1">
            <text:p>50323,92576</text:p>
          </table:table-cell>
          <table:table-cell office:value-type="float" office:value="6295.590473446653" table:formula="of:=AVERAGE([.S3:.S5])" table:style-name="ce1">
            <text:p>6295,590473</text:p>
          </table:table-cell>
          <table:table-cell office:value-type="float" office:value="626.60955920483991" table:formula="of:=AVERAGE([.T3:.T5])" table:style-name="ce1">
            <text:p>626,6095592</text:p>
          </table:table-cell>
          <table:table-cell office:value-type="float" office:value="7204.694316719485" table:formula="of:=AVERAGE([.U3:.U5])" table:style-name="ce1">
            <text:p>7204,694317</text:p>
          </table:table-cell>
          <table:table-cell office:value-type="float" office:value="4578.1298319408434" table:formula="of:=AVERAGE([.V3:.V5])" table:style-name="ce1">
            <text:p>4578,129832</text:p>
          </table:table-cell>
          <table:table-cell office:value-type="float" office:value="626.98207481033296" table:formula="of:=AVERAGE([.W3:.W5])" table:style-name="ce1">
            <text:p>626,9820748</text:p>
          </table:table-cell>
          <table:table-cell office:value-type="float" office:value="9563.534181311823" table:formula="of:=AVERAGE([.X3:.X5])" table:style-name="ce1">
            <text:p>9563,534181</text:p>
          </table:table-cell>
          <table:table-cell office:value-type="float" office:value="6677.2132881974458" table:formula="of:=AVERAGE([.Y3:.Y5])" table:style-name="ce1">
            <text:p>6677,213288</text:p>
          </table:table-cell>
          <table:table-cell office:value-type="float" office:value="626.19621914914012" table:formula="of:=AVERAGE([.Z3:.Z5])" table:style-name="ce1">
            <text:p>626,1962191</text:p>
          </table:table-cell>
          <table:table-cell office:value-type="float" office:value="5618.2767723038514" table:formula="of:=AVERAGE([.AA3:.AA5])" table:style-name="ce1">
            <text:p>5618,276772</text:p>
          </table:table-cell>
          <table:table-cell office:value-type="float" office:value="2958.2291328147512" table:formula="of:=AVERAGE([.AB3:.AB5])" table:style-name="ce1">
            <text:p>2958,229133</text:p>
          </table:table-cell>
          <table:table-cell office:value-type="float" office:value="626.17510426390072" table:formula="of:=AVERAGE([.AC3:.AC5])" table:style-name="ce1">
            <text:p>626,1751043</text:p>
          </table:table-cell>
          <table:table-cell office:value-type="float" office:value="4602.5842043599341" table:formula="of:=AVERAGE([.AD3:.AD5])" table:style-name="ce1">
            <text:p>4602,584204</text:p>
          </table:table-cell>
          <table:table-cell office:value-type="float" office:value="2982.7949342168445" table:formula="of:=AVERAGE([.AE3:.AE5])" table:style-name="ce1">
            <text:p>2982,794934</text:p>
          </table:table-cell>
          <table:table-cell office:value-type="float" office:value="626.03370038413493" table:formula="of:=AVERAGE([.AF3:.AF5])" table:style-name="ce2">
            <text:p>626,0337004</text:p>
          </table:table-cell>
          <table:table-cell office:value-type="float" office:value="3054.5503774128497" table:formula="of:=AVERAGE([.AG3:.AG5])" table:style-name="ce2">
            <text:p>3054,550377</text:p>
          </table:table-cell>
          <table:table-cell office:value-type="float" office:value="1796.1241601843849" table:formula="of:=AVERAGE([.AH3:.AH5])" table:style-name="ce2">
            <text:p>1796,12416</text:p>
          </table:table-cell>
          <table:table-cell office:value-type="float" office:value="913.59998653606056" table:formula="of:=AVERAGE([.AI3:.AI5])" table:style-name="ce3">
            <text:p>913,5999865</text:p>
          </table:table-cell>
          <table:table-cell office:value-type="float" office:value="2295009.0120339962" table:formula="of:=AVERAGE([.AJ3:.AJ5])" table:style-name="ce1">
            <text:p>2295009,012</text:p>
          </table:table-cell>
          <table:table-cell office:value-type="float" office:value="580210.4026831846" table:formula="of:=AVERAGE([.AK3:.AK5])" table:style-name="ce3">
            <text:p>580210,4027</text:p>
          </table:table-cell>
          <table:table-cell office:value-type="float" office:value="627.03671227312009" table:formula="of:=AVERAGE([.AL3:.AL5])" table:style-name="ce1">
            <text:p>627,0367123</text:p>
          </table:table-cell>
          <table:table-cell office:value-type="float" office:value="20807.910698165753" table:formula="of:=AVERAGE([.AM3:.AM5])" table:style-name="ce1">
            <text:p>20807,9107</text:p>
          </table:table-cell>
          <table:table-cell office:value-type="float" office:value="3669.6747142994332" table:formula="of:=AVERAGE([.AN3:.AN5])" table:style-name="ce1">
            <text:p>3669,674714</text:p>
          </table:table-cell>
          <table:table-cell office:value-type="float" office:value="632.88388651685398" table:formula="of:=AVERAGE([.AO3:.AO5])" table:style-name="ce1">
            <text:p>632,8838865</text:p>
          </table:table-cell>
          <table:table-cell office:value-type="float" office:value="87937.118124459797" table:formula="of:=AVERAGE([.AP3:.AP5])" table:style-name="ce1">
            <text:p>87937,11812</text:p>
          </table:table-cell>
          <table:table-cell office:value-type="float" office:value="15716.894654758476" table:formula="of:=AVERAGE([.AQ3:.AQ5])" table:style-name="ce1">
            <text:p>15716,89465</text:p>
          </table:table-cell>
          <table:table-cell office:value-type="float" office:value="626.90368248343395" table:formula="of:=AVERAGE([.AR3:.AR5])" table:style-name="ce1">
            <text:p>626,9036825</text:p>
          </table:table-cell>
          <table:table-cell office:value-type="float" office:value="44497.193154710461" table:formula="of:=AVERAGE([.AS3:.AS5])" table:style-name="ce1">
            <text:p>44497,19315</text:p>
          </table:table-cell>
          <table:table-cell office:value-type="float" office:value="3131.884880437914" table:formula="of:=AVERAGE([.AT3:.AT5])" table:style-name="ce1">
            <text:p>3131,88488</text:p>
          </table:table-cell>
          <table:table-cell office:value-type="float" office:value="626.02344226447678" table:formula="of:=AVERAGE([.AU3:.AU5])" table:style-name="ce1">
            <text:p>626,0234423</text:p>
          </table:table-cell>
          <table:table-cell office:value-type="float" office:value="2917.2908047632768" table:formula="of:=AVERAGE([.AV3:.AV5])" table:style-name="ce1">
            <text:p>2917,290805</text:p>
          </table:table-cell>
          <table:table-cell office:value-type="float" office:value="1791.6324507826757" table:formula="of:=AVERAGE([.AW3:.AW5])" table:style-name="ce1">
            <text:p>1791,632451</text:p>
          </table:table-cell>
          <table:table-cell office:value-type="float" office:value="626.67937381158151" table:formula="of:=AVERAGE([.AX3:.AX5])" table:style-name="ce1">
            <text:p>626,6793738</text:p>
          </table:table-cell>
          <table:table-cell office:value-type="float" office:value="9531.7002813790441" table:formula="of:=AVERAGE([.AY3:.AY5])" table:style-name="ce1">
            <text:p>9531,700281</text:p>
          </table:table-cell>
          <table:table-cell office:value-type="float" office:value="4754.4750753865364" table:formula="of:=AVERAGE([.AZ3:.AZ5])" table:style-name="ce1">
            <text:p>4754,475075</text:p>
          </table:table-cell>
          <table:table-cell office:value-type="float" office:value="914.74848653606057" table:formula="of:=AVERAGE([.BA3:.BA5])" table:style-name="ce1">
            <text:p>914,7484865</text:p>
          </table:table-cell>
          <table:table-cell office:value-type="float" office:value="3330096.307839239" table:formula="of:=AVERAGE([.BB3:.BB5])" table:style-name="ce1">
            <text:p>3330096,308</text:p>
          </table:table-cell>
          <table:table-cell office:value-type="float" office:value="587899.5360165179" table:formula="of:=AVERAGE([.BC3:.BC5])" table:style-name="ce1">
            <text:p>587899,53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838.02328755628412" table:formula="of:=STDEV([.B3:.B5])" table:style-name="ce2">
            <text:p>838,0232876</text:p>
          </table:table-cell>
          <table:table-cell office:value-type="float" office:value="4355542.4000325091" table:formula="of:=STDEV([.C3:.C5])" table:style-name="ce3">
            <text:p>4355542,4</text:p>
          </table:table-cell>
          <table:table-cell office:value-type="float" office:value="26631.606808188382" table:formula="of:=STDEV([.D3:.D5])" table:style-name="ce1">
            <text:p>26631,60681</text:p>
          </table:table-cell>
          <table:table-cell office:value-type="float" office:value="902.64390815049546" table:formula="of:=STDEV([.E3:.E5])" table:style-name="ce1">
            <text:p>902,6439082</text:p>
          </table:table-cell>
          <table:table-cell office:value-type="float" office:value="14457.626390639396" table:formula="of:=STDEV([.F3:.F5])" table:style-name="ce1">
            <text:p>14457,62639</text:p>
          </table:table-cell>
          <table:table-cell office:value-type="float" office:value="9785.0474924137616" table:formula="of:=STDEV([.G3:.G5])" table:style-name="ce1">
            <text:p>9785,047492</text:p>
          </table:table-cell>
          <table:table-cell office:value-type="float" office:value="904.1535591535677" table:formula="of:=STDEV([.H3:.H5])" table:style-name="ce1">
            <text:p>904,1535592</text:p>
          </table:table-cell>
          <table:table-cell office:value-type="float" office:value="54403.740033912451" table:formula="of:=STDEV([.I3:.I5])" table:style-name="ce1">
            <text:p>54403,74003</text:p>
          </table:table-cell>
          <table:table-cell office:value-type="float" office:value="6213.7645951837112" table:formula="of:=STDEV([.J3:.J5])" table:style-name="ce1">
            <text:p>6213,764595</text:p>
          </table:table-cell>
          <table:table-cell office:value-type="float" office:value="901.83121868204728" table:formula="of:=STDEV([.K3:.K5])" table:style-name="ce1">
            <text:p>901,8312187</text:p>
          </table:table-cell>
          <table:table-cell office:value-type="float" office:value="46274.300707796487" table:formula="of:=STDEV([.L3:.L5])" table:style-name="ce1">
            <text:p>46274,30071</text:p>
          </table:table-cell>
          <table:table-cell office:value-type="float" office:value="10575.40537209484" table:formula="of:=STDEV([.M3:.M5])" table:style-name="ce1">
            <text:p>10575,40537</text:p>
          </table:table-cell>
          <table:table-cell office:value-type="float" office:value="902.91821955139073" table:formula="of:=STDEV([.N3:.N5])" table:style-name="ce1">
            <text:p>902,9182196</text:p>
          </table:table-cell>
          <table:table-cell office:value-type="float" office:value="10493.943488624745" table:formula="of:=STDEV([.O3:.O5])" table:style-name="ce1">
            <text:p>10493,94349</text:p>
          </table:table-cell>
          <table:table-cell office:value-type="float" office:value="8141.4190874740334" table:formula="of:=STDEV([.P3:.P5])" table:style-name="ce1">
            <text:p>8141,419087</text:p>
          </table:table-cell>
          <table:table-cell office:value-type="float" office:value="902.39929310908633" table:formula="of:=STDEV([.Q3:.Q5])" table:style-name="ce1">
            <text:p>902,3992931</text:p>
          </table:table-cell>
          <table:table-cell office:value-type="float" office:value="52759.272557190365" table:formula="of:=STDEV([.R3:.R5])" table:style-name="ce1">
            <text:p>52759,27256</text:p>
          </table:table-cell>
          <table:table-cell office:value-type="float" office:value="10559.747074514193" table:formula="of:=STDEV([.S3:.S5])" table:style-name="ce1">
            <text:p>10559,74707</text:p>
          </table:table-cell>
          <table:table-cell office:value-type="float" office:value="902.84375895587004" table:formula="of:=STDEV([.T3:.T5])" table:style-name="ce1">
            <text:p>902,843759</text:p>
          </table:table-cell>
          <table:table-cell office:value-type="float" office:value="10294.319236116051" table:formula="of:=STDEV([.U3:.U5])" table:style-name="ce1">
            <text:p>10294,31924</text:p>
          </table:table-cell>
          <table:table-cell office:value-type="float" office:value="7796.5729077293145" table:formula="of:=STDEV([.V3:.V5])" table:style-name="ce1">
            <text:p>7796,572908</text:p>
          </table:table-cell>
          <table:table-cell office:value-type="float" office:value="902.41502251927284" table:formula="of:=STDEV([.W3:.W5])" table:style-name="ce1">
            <text:p>902,4150225</text:p>
          </table:table-cell>
          <table:table-cell office:value-type="float" office:value="14709.942858004611" table:formula="of:=STDEV([.X3:.X5])" table:style-name="ce1">
            <text:p>14709,94286</text:p>
          </table:table-cell>
          <table:table-cell office:value-type="float" office:value="11497.68637248728" table:formula="of:=STDEV([.Y3:.Y5])" table:style-name="ce1">
            <text:p>11497,68637</text:p>
          </table:table-cell>
          <table:table-cell office:value-type="float" office:value="903.12857147895727" table:formula="of:=STDEV([.Z3:.Z5])" table:style-name="ce1">
            <text:p>903,1285715</text:p>
          </table:table-cell>
          <table:table-cell office:value-type="float" office:value="7736.1072913474109" table:formula="of:=STDEV([.AA3:.AA5])" table:style-name="ce1">
            <text:p>7736,107291</text:p>
          </table:table-cell>
          <table:table-cell office:value-type="float" office:value="5088.3041164354963" table:formula="of:=STDEV([.AB3:.AB5])" table:style-name="ce1">
            <text:p>5088,304116</text:p>
          </table:table-cell>
          <table:table-cell office:value-type="float" office:value="903.11413675772974" table:formula="of:=STDEV([.AC3:.AC5])" table:style-name="ce1">
            <text:p>903,1141368</text:p>
          </table:table-cell>
          <table:table-cell office:value-type="float" office:value="7101.7409391480187" table:formula="of:=STDEV([.AD3:.AD5])" table:style-name="ce1">
            <text:p>7101,740939</text:p>
          </table:table-cell>
          <table:table-cell office:value-type="float" office:value="5141.3530035240656" table:formula="of:=STDEV([.AE3:.AE5])" table:style-name="ce1">
            <text:p>5141,353004</text:p>
          </table:table-cell>
          <table:table-cell office:value-type="float" office:value="903.26329887742008" table:formula="of:=STDEV([.AF3:.AF5])" table:style-name="ce1">
            <text:p>903,2632989</text:p>
          </table:table-cell>
          <table:table-cell office:value-type="float" office:value="4376.9795392297392" table:formula="of:=STDEV([.AG3:.AG5])" table:style-name="ce2">
            <text:p>4376,979539</text:p>
          </table:table-cell>
          <table:table-cell office:value-type="float" office:value="3084.4225811668252" table:formula="of:=STDEV([.AH3:.AH5])" table:style-name="ce2">
            <text:p>3084,422581</text:p>
          </table:table-cell>
          <table:table-cell office:value-type="float" office:value="906.88710686240688" table:formula="of:=STDEV([.AI3:.AI5])" table:style-name="ce3">
            <text:p>906,8871069</text:p>
          </table:table-cell>
          <table:table-cell office:value-type="float" office:value="2308922.6708769104" table:formula="of:=STDEV([.AJ3:.AJ5])" table:style-name="ce1">
            <text:p>2308922,671</text:p>
          </table:table-cell>
          <table:table-cell office:value-type="float" office:value="901288.80616969697" table:formula="of:=STDEV([.AK3:.AK5])" table:style-name="ce3">
            <text:p>901288,8062</text:p>
          </table:table-cell>
          <table:table-cell office:value-type="float" office:value="903.32771203192215" table:formula="of:=STDEV([.AL3:.AL5])" table:style-name="ce1">
            <text:p>903,327712</text:p>
          </table:table-cell>
          <table:table-cell office:value-type="float" office:value="22719.898270789337" table:formula="of:=STDEV([.AM3:.AM5])" table:style-name="ce1">
            <text:p>22719,89827</text:p>
          </table:table-cell>
          <table:table-cell office:value-type="float" office:value="6077.010680746178" table:formula="of:=STDEV([.AN3:.AN5])" table:style-name="ce1">
            <text:p>6077,010681</text:p>
          </table:table-cell>
          <table:table-cell office:value-type="float" office:value="897.80100265684462" table:formula="of:=STDEV([.AO3:.AO5])" table:style-name="ce1">
            <text:p>897,8010027</text:p>
          </table:table-cell>
          <table:table-cell office:value-type="float" office:value="62432.992647974046" table:formula="of:=STDEV([.AP3:.AP5])" table:style-name="ce1">
            <text:p>62432,99265</text:p>
          </table:table-cell>
          <table:table-cell office:value-type="float" office:value="13346.877321026419" table:formula="of:=STDEV([.AQ3:.AQ5])" table:style-name="ce1">
            <text:p>13346,87732</text:p>
          </table:table-cell>
          <table:table-cell office:value-type="float" office:value="904.26460797006473" table:formula="of:=STDEV([.AR3:.AR5])" table:style-name="ce1">
            <text:p>904,264608</text:p>
          </table:table-cell>
          <table:table-cell office:value-type="float" office:value="63522.463530916037" table:formula="of:=STDEV([.AS3:.AS5])" table:style-name="ce1">
            <text:p>63522,46353</text:p>
          </table:table-cell>
          <table:table-cell office:value-type="float" office:value="4601.740730769543" table:formula="of:=STDEV([.AT3:.AT5])" table:style-name="ce1">
            <text:p>4601,740731</text:p>
          </table:table-cell>
          <table:table-cell office:value-type="float" office:value="903.25910127863222" table:formula="of:=STDEV([.AU3:.AU5])" table:style-name="ce1">
            <text:p>903,2591013</text:p>
          </table:table-cell>
          <table:table-cell office:value-type="float" office:value="4496.9630683497435" table:formula="of:=STDEV([.AV3:.AV5])" table:style-name="ce1">
            <text:p>4496,963068</text:p>
          </table:table-cell>
          <table:table-cell office:value-type="float" office:value="3088.3126043150678" table:formula="of:=STDEV([.AW3:.AW5])" table:style-name="ce1">
            <text:p>3088,312604</text:p>
          </table:table-cell>
          <table:table-cell office:value-type="float" office:value="902.76710707064524" table:formula="of:=STDEV([.AX3:.AX5])" table:style-name="ce1">
            <text:p>902,7671071</text:p>
          </table:table-cell>
          <table:table-cell office:value-type="float" office:value="13851.33789737239" table:formula="of:=STDEV([.AY3:.AY5])" table:style-name="ce1">
            <text:p>13851,3379</text:p>
          </table:table-cell>
          <table:table-cell office:value-type="float" office:value="8111.8958119581876" table:formula="of:=STDEV([.AZ3:.AZ5])" table:style-name="ce1">
            <text:p>8111,895812</text:p>
          </table:table-cell>
          <table:table-cell office:value-type="float" office:value="905.56334724126657" table:formula="of:=STDEV([.BA3:.BA5])" table:style-name="ce1">
            <text:p>905,5633472</text:p>
          </table:table-cell>
          <table:table-cell office:value-type="float" office:value="3826045.3723061346" table:formula="of:=STDEV([.BB3:.BB5])" table:style-name="ce1">
            <text:p>3826045,372</text:p>
          </table:table-cell>
          <table:table-cell office:value-type="float" office:value="893934.74995707197" table:formula="of:=STDEV([.BC3:.BC5])" table:style-name="ce1">
            <text:p>893934,7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205.38276764741258" table:formula="of:=SUM(([.B3:.B5]-[.$AU3:.$AU5])^2)^0.5" table:number-matrix-columns-spanned="1" table:number-matrix-rows-spanned="1" table:style-name="ce1">
            <text:p>205,3827676</text:p>
          </table:table-cell>
          <table:table-cell office:value-type="float" office:value="7568023.3574123681" table:formula="of:=SUM(([.C3:.C5]-[.$AV3:.$AV5])^2)^0.5" table:number-matrix-columns-spanned="1" table:number-matrix-rows-spanned="1" table:style-name="ce3">
            <text:p>7568023,357</text:p>
          </table:table-cell>
          <table:table-cell office:value-type="float" office:value="40951.31907390563" table:formula="of:=SUM(([.D3:.D5]-[.$AW3:.$AW5])^2)^0.5" table:number-matrix-columns-spanned="1" table:number-matrix-rows-spanned="1" table:style-name="ce1">
            <text:p>40951,31907</text:p>
          </table:table-cell>
          <table:table-cell office:value-type="float" office:value="1.7764056202513678" table:formula="of:=SUM(([.E3:.E5]-[.$AU3:.$AU5])^2)^0.5" table:number-matrix-columns-spanned="1" table:number-matrix-rows-spanned="1" table:style-name="ce1">
            <text:p>1,77640562</text:p>
          </table:table-cell>
          <table:table-cell office:value-type="float" office:value="17396.01697551331" table:formula="of:=SUM(([.F3:.F5]-[.$AV3:.$AV5])^2)^0.5" table:number-matrix-columns-spanned="1" table:number-matrix-rows-spanned="1" table:style-name="ce1">
            <text:p>17396,01698</text:p>
          </table:table-cell>
          <table:table-cell office:value-type="float" office:value="11600.056341998628" table:formula="of:=SUM(([.G3:.G5]-[.$AW3:.$AW5])^2)^0.5" table:number-matrix-columns-spanned="1" table:number-matrix-rows-spanned="1" table:style-name="ce1">
            <text:p>11600,05634</text:p>
          </table:table-cell>
          <table:table-cell office:value-type="float" office:value="3.0790603979778894" table:formula="of:=SUM(([.H3:.H5]-[.$AU3:.$AU5])^2)^0.5" table:number-matrix-columns-spanned="1" table:number-matrix-rows-spanned="1" table:style-name="ce1">
            <text:p>3,079060398</text:p>
          </table:table-cell>
          <table:table-cell office:value-type="float" office:value="120628.31533613992" table:formula="of:=SUM(([.I3:.I5]-[.$AV3:.$AV5])^2)^0.5" table:number-matrix-columns-spanned="1" table:number-matrix-rows-spanned="1" table:style-name="ce1">
            <text:p>120628,3153</text:p>
          </table:table-cell>
          <table:table-cell office:value-type="float" office:value="5982.4109911667465" table:formula="of:=SUM(([.J3:.J5]-[.$AW3:.$AW5])^2)^0.5" table:number-matrix-columns-spanned="1" table:number-matrix-rows-spanned="1" table:style-name="ce1">
            <text:p>5982,410991</text:p>
          </table:table-cell>
          <table:table-cell office:value-type="float" office:value="4.1888033164922582" table:formula="of:=SUM(([.K3:.K5]-[.$AU3:.$AU5])^2)^0.5" table:number-matrix-columns-spanned="1" table:number-matrix-rows-spanned="1" table:style-name="ce1">
            <text:p>4,188803316</text:p>
          </table:table-cell>
          <table:table-cell office:value-type="float" office:value="73295.094680875976" table:formula="of:=SUM(([.L3:.L5]-[.$AV3:.$AV5])^2)^0.5" table:number-matrix-columns-spanned="1" table:number-matrix-rows-spanned="1" table:style-name="ce1">
            <text:p>73295,09468</text:p>
          </table:table-cell>
          <table:table-cell office:value-type="float" office:value="12975.22912210697" table:formula="of:=SUM(([.M3:.M5]-[.$AW3:.$AW5])^2)^0.5" table:number-matrix-columns-spanned="1" table:number-matrix-rows-spanned="1" table:style-name="ce1">
            <text:p>12975,22912</text:p>
          </table:table-cell>
          <table:table-cell office:value-type="float" office:value="0.97095796780794263" table:formula="of:=SUM(([.N3:.N5]-[.$AU3:.$AU5])^2)^0.5" table:number-matrix-columns-spanned="1" table:number-matrix-rows-spanned="1" table:style-name="ce1">
            <text:p>0,970957968</text:p>
          </table:table-cell>
          <table:table-cell office:value-type="float" office:value="10788.669907130259" table:formula="of:=SUM(([.O3:.O5]-[.$AV3:.$AV5])^2)^0.5" table:number-matrix-columns-spanned="1" table:number-matrix-rows-spanned="1" table:style-name="ce1">
            <text:p>10788,66991</text:p>
          </table:table-cell>
          <table:table-cell office:value-type="float" office:value="8763.4107557993757" table:formula="of:=SUM(([.P3:.P5]-[.$AW3:.$AW5])^2)^0.5" table:number-matrix-columns-spanned="1" table:number-matrix-rows-spanned="1" table:style-name="ce1">
            <text:p>8763,410756</text:p>
          </table:table-cell>
          <table:table-cell office:value-type="float" office:value="4.3295384503003707" table:formula="of:=SUM(([.Q3:.Q5]-[.$AU3:.$AU5])^2)^0.5" table:number-matrix-columns-spanned="1" table:number-matrix-rows-spanned="1" table:style-name="ce1">
            <text:p>4,32953845</text:p>
          </table:table-cell>
          <table:table-cell office:value-type="float" office:value="107075.01684490772" table:formula="of:=SUM(([.R3:.R5]-[.$AV3:.$AV5])^2)^0.5" table:number-matrix-columns-spanned="1" table:number-matrix-rows-spanned="1" table:style-name="ce1">
            <text:p>107075,0168</text:p>
          </table:table-cell>
          <table:table-cell office:value-type="float" office:value="13134.728781620131" table:formula="of:=SUM(([.S3:.S5]-[.$AW3:.$AW5])^2)^0.5" table:number-matrix-columns-spanned="1" table:number-matrix-rows-spanned="1" table:style-name="ce1">
            <text:p>13134,72878</text:p>
          </table:table-cell>
          <table:table-cell office:value-type="float" office:value="1.5051582925276288" table:formula="of:=SUM(([.T3:.T5]-[.$AU3:.$AU5])^2)^0.5" table:number-matrix-columns-spanned="1" table:number-matrix-rows-spanned="1" table:style-name="ce1">
            <text:p>1,505158293</text:p>
          </table:table-cell>
          <table:table-cell office:value-type="float" office:value="11067.388372733885" table:formula="of:=SUM(([.U3:.U5]-[.$AV3:.$AV5])^2)^0.5" table:number-matrix-columns-spanned="1" table:number-matrix-rows-spanned="1" table:style-name="ce1">
            <text:p>11067,38837</text:p>
          </table:table-cell>
          <table:table-cell office:value-type="float" office:value="8223.7702714093157" table:formula="of:=SUM(([.V3:.V5]-[.$AW3:.$AW5])^2)^0.5" table:number-matrix-columns-spanned="1" table:number-matrix-rows-spanned="1" table:style-name="ce1">
            <text:p>8223,770271</text:p>
          </table:table-cell>
          <table:table-cell office:value-type="float" office:value="2.6548170527603041" table:formula="of:=SUM(([.W3:.W5]-[.$AU3:.$AU5])^2)^0.5" table:number-matrix-columns-spanned="1" table:number-matrix-rows-spanned="1" table:style-name="ce1">
            <text:p>2,654817053</text:p>
          </table:table-cell>
          <table:table-cell office:value-type="float" office:value="18469.654749198569" table:formula="of:=SUM(([.X3:.X5]-[.$AV3:.$AV5])^2)^0.5" table:number-matrix-columns-spanned="1" table:number-matrix-rows-spanned="1" table:style-name="ce1">
            <text:p>18469,65475</text:p>
          </table:table-cell>
          <table:table-cell office:value-type="float" office:value="14595.952694298499" table:formula="of:=SUM(([.Y3:.Y5]-[.$AW3:.$AW5])^2)^0.5" table:number-matrix-columns-spanned="1" table:number-matrix-rows-spanned="1" table:style-name="ce1">
            <text:p>14595,95269</text:p>
          </table:table-cell>
          <table:table-cell office:value-type="float" office:value="0.44141452314367602" table:formula="of:=SUM(([.Z3:.Z5]-[.$AU3:.$AU5])^2)^0.5" table:number-matrix-columns-spanned="1" table:number-matrix-rows-spanned="1" table:style-name="ce1">
            <text:p>0,441414523</text:p>
          </table:table-cell>
          <table:table-cell office:value-type="float" office:value="6549.5252111458512" table:formula="of:=SUM(([.AA3:.AA5]-[.$AV3:.$AV5])^2)^0.5" table:number-matrix-columns-spanned="1" table:number-matrix-rows-spanned="1" table:style-name="ce1">
            <text:p>6549,525211</text:p>
          </table:table-cell>
          <table:table-cell office:value-type="float" office:value="3476.0304916006667" table:formula="of:=SUM(([.AB3:.AB5]-[.$AW3:.$AW5])^2)^0.5" table:number-matrix-columns-spanned="1" table:number-matrix-rows-spanned="1" table:style-name="ce1">
            <text:p>3476,030492</text:p>
          </table:table-cell>
          <table:table-cell office:value-type="float" office:value="0.43003714461065218" table:formula="of:=SUM(([.AC3:.AC5]-[.$AU3:.$AU5])^2)^0.5" table:number-matrix-columns-spanned="1" table:number-matrix-rows-spanned="1" table:style-name="ce1">
            <text:p>0,430037145</text:p>
          </table:table-cell>
          <table:table-cell office:value-type="float" office:value="4702.4114248023907" table:formula="of:=SUM(([.AD3:.AD5]-[.$AV3:.$AV5])^2)^0.5" table:number-matrix-columns-spanned="1" table:number-matrix-rows-spanned="1" table:style-name="ce1">
            <text:p>4702,411425</text:p>
          </table:table-cell>
          <table:table-cell office:value-type="float" office:value="3561.8264502893981" table:formula="of:=SUM(([.AE3:.AE5]-[.$AW3:.$AW5])^2)^0.5" table:number-matrix-columns-spanned="1" table:number-matrix-rows-spanned="1" table:style-name="ce1">
            <text:p>3561,82645</text:p>
          </table:table-cell>
          <table:table-cell office:value-type="float" office:value="2.1852292985938271E-2" table:formula="of:=SUM(([.AF3:.AF5]-[.$AU3:.$AU5])^2)^0.5" table:number-matrix-columns-spanned="1" table:number-matrix-rows-spanned="1" table:style-name="ce2">
            <text:p>0,021852293</text:p>
          </table:table-cell>
          <table:table-cell office:value-type="float" office:value="299.1217940633797" table:formula="of:=SUM(([.AG3:.AG5]-[.$AV3:.$AV5])^2)^0.5" table:number-matrix-columns-spanned="1" table:number-matrix-rows-spanned="1" table:style-name="ce2">
            <text:p>299,1217941</text:p>
          </table:table-cell>
          <table:table-cell office:value-type="float" office:value="11.104531444693206" table:formula="of:=SUM(([.AH3:.AH5]-[.$AW3:.$AW5])^2)^0.5" table:number-matrix-columns-spanned="1" table:number-matrix-rows-spanned="1" table:style-name="ce2">
            <text:p>11,10453144</text:p>
          </table:table-cell>
          <table:table-cell office:value-type="float" office:value="647.73940717322364" table:formula="of:=SUM(([.AI3:.AI5]-[.$AU3:.$AU5])^2)^0.5" table:number-matrix-columns-spanned="1" table:number-matrix-rows-spanned="1" table:style-name="ce3">
            <text:p>647,7394072</text:p>
          </table:table-cell>
          <table:table-cell office:value-type="float" office:value="5136785.8468329217" table:formula="of:=SUM(([.AJ3:.AJ5]-[.$AV3:.$AV5])^2)^0.5" table:number-matrix-columns-spanned="1" table:number-matrix-rows-spanned="1" table:style-name="ce1">
            <text:p>5136785,847</text:p>
          </table:table-cell>
          <table:table-cell office:value-type="float" office:value="1617794.1685069457" table:formula="of:=SUM(([.AK3:.AK5]-[.$AW3:.$AW5])^2)^0.5" table:number-matrix-columns-spanned="1" table:number-matrix-rows-spanned="1" table:style-name="ce3">
            <text:p>1617794,169</text:p>
          </table:table-cell>
          <table:table-cell office:value-type="float" office:value="2.1154075275391784" table:formula="of:=SUM(([.AL3:.AL5]-[.$AU3:.$AU5])^2)^0.5" table:number-matrix-columns-spanned="1" table:number-matrix-rows-spanned="1" table:style-name="ce1">
            <text:p>2,115407528</text:p>
          </table:table-cell>
          <table:table-cell office:value-type="float" office:value="45906.048905532953" table:formula="of:=SUM(([.AM3:.AM5]-[.$AV3:.$AV5])^2)^0.5" table:number-matrix-columns-spanned="1" table:number-matrix-rows-spanned="1" table:style-name="ce1">
            <text:p>45906,04891</text:p>
          </table:table-cell>
          <table:table-cell office:value-type="float" office:value="5335.2891289632926" table:formula="of:=SUM(([.AN3:.AN5]-[.$AW3:.$AW5])^2)^0.5" table:number-matrix-columns-spanned="1" table:number-matrix-rows-spanned="1" table:style-name="ce1">
            <text:p>5335,289129</text:p>
          </table:table-cell>
          <table:table-cell office:value-type="float" office:value="16.156196495428286" table:formula="of:=SUM(([.AO3:.AO5]-[.$AU3:.$AU5])^2)^0.5" table:number-matrix-columns-spanned="1" table:number-matrix-rows-spanned="1" table:style-name="ce1">
            <text:p>16,1561965</text:p>
          </table:table-cell>
          <table:table-cell office:value-type="float" office:value="171849.44831928355" table:formula="of:=SUM(([.AP3:.AP5]-[.$AV3:.$AV5])^2)^0.5" table:number-matrix-columns-spanned="1" table:number-matrix-rows-spanned="1" table:style-name="ce1">
            <text:p>171849,4483</text:p>
          </table:table-cell>
          <table:table-cell office:value-type="float" office:value="29546.611780512023" table:formula="of:=SUM(([.AQ3:.AQ5]-[.$AW3:.$AW5])^2)^0.5" table:number-matrix-columns-spanned="1" table:number-matrix-rows-spanned="1" table:style-name="ce1">
            <text:p>29546,61178</text:p>
          </table:table-cell>
          <table:table-cell office:value-type="float" office:value="2.1502798396572484" table:formula="of:=SUM(([.AR3:.AR5]-[.$AU3:.$AU5])^2)^0.5" table:number-matrix-columns-spanned="1" table:number-matrix-rows-spanned="1" table:style-name="ce1">
            <text:p>2,15027984</text:p>
          </table:table-cell>
          <table:table-cell office:value-type="float" office:value="117136.48714414296" table:formula="of:=SUM(([.AS3:.AS5]-[.$AV3:.$AV5])^2)^0.5" table:number-matrix-columns-spanned="1" table:number-matrix-rows-spanned="1" table:style-name="ce1">
            <text:p>117136,4871</text:p>
          </table:table-cell>
          <table:table-cell office:value-type="float" office:value="3203.0706985043862" table:formula="of:=SUM(([.AT3:.AT5]-[.$AW3:.$AW5])^2)^0.5" table:number-matrix-columns-spanned="1" table:number-matrix-rows-spanned="1" table:style-name="ce1">
            <text:p>3203,070699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5]=[.$AU3:.$AU5])" table:number-matrix-columns-spanned="1" table:number-matrix-rows-spanned="1" table:style-name="ce1">
            <text:p>0</text:p>
          </table:table-cell>
          <table:table-cell office:value-type="float" office:value="0" table:formula="of:=SUM([.C3:.C5]=[.$AV3:.$AV5])" table:number-matrix-columns-spanned="1" table:number-matrix-rows-spanned="1" table:style-name="ce1">
            <text:p>0</text:p>
          </table:table-cell>
          <table:table-cell office:value-type="float" office:value="0" table:formula="of:=SUM([.D3:.D5]=[.$AW3:.$AW5])" table:number-matrix-columns-spanned="1" table:number-matrix-rows-spanned="1" table:style-name="ce1">
            <text:p>0</text:p>
          </table:table-cell>
          <table:table-cell office:value-type="float" office:value="0" table:formula="of:=SUM([.E3:.E5]=[.$AU3:.$AU5])" table:number-matrix-columns-spanned="1" table:number-matrix-rows-spanned="1" table:style-name="ce1">
            <text:p>0</text:p>
          </table:table-cell>
          <table:table-cell office:value-type="float" office:value="0" table:formula="of:=SUM([.F3:.F5]=[.$AV3:.$AV5])" table:number-matrix-columns-spanned="1" table:number-matrix-rows-spanned="1" table:style-name="ce1">
            <text:p>0</text:p>
          </table:table-cell>
          <table:table-cell office:value-type="float" office:value="0" table:formula="of:=SUM([.G3:.G5]=[.$AW3:.$AW5])" table:number-matrix-columns-spanned="1" table:number-matrix-rows-spanned="1" table:style-name="ce1">
            <text:p>0</text:p>
          </table:table-cell>
          <table:table-cell office:value-type="float" office:value="0" table:formula="of:=SUM([.H3:.H5]=[.$AU3:.$AU5])" table:number-matrix-columns-spanned="1" table:number-matrix-rows-spanned="1" table:style-name="ce1">
            <text:p>0</text:p>
          </table:table-cell>
          <table:table-cell office:value-type="float" office:value="0" table:formula="of:=SUM([.I3:.I5]=[.$AV3:.$AV5])" table:number-matrix-columns-spanned="1" table:number-matrix-rows-spanned="1" table:style-name="ce1">
            <text:p>0</text:p>
          </table:table-cell>
          <table:table-cell office:value-type="float" office:value="0" table:formula="of:=SUM([.J3:.J5]=[.$AW3:.$AW5])" table:number-matrix-columns-spanned="1" table:number-matrix-rows-spanned="1" table:style-name="ce1">
            <text:p>0</text:p>
          </table:table-cell>
          <table:table-cell office:value-type="float" office:value="0" table:formula="of:=SUM([.K3:.K5]=[.$AU3:.$AU5])" table:number-matrix-columns-spanned="1" table:number-matrix-rows-spanned="1" table:style-name="ce1">
            <text:p>0</text:p>
          </table:table-cell>
          <table:table-cell office:value-type="float" office:value="0" table:formula="of:=SUM([.L3:.L5]=[.$AV3:.$AV5])" table:number-matrix-columns-spanned="1" table:number-matrix-rows-spanned="1" table:style-name="ce1">
            <text:p>0</text:p>
          </table:table-cell>
          <table:table-cell office:value-type="float" office:value="0" table:formula="of:=SUM([.M3:.M5]=[.$AW3:.$AW5])" table:number-matrix-columns-spanned="1" table:number-matrix-rows-spanned="1" table:style-name="ce1">
            <text:p>0</text:p>
          </table:table-cell>
          <table:table-cell office:value-type="float" office:value="0" table:formula="of:=SUM([.N3:.N5]=[.$AU3:.$AU5])" table:number-matrix-columns-spanned="1" table:number-matrix-rows-spanned="1" table:style-name="ce1">
            <text:p>0</text:p>
          </table:table-cell>
          <table:table-cell office:value-type="float" office:value="0" table:formula="of:=SUM([.O3:.O5]=[.$AV3:.$AV5])" table:number-matrix-columns-spanned="1" table:number-matrix-rows-spanned="1" table:style-name="ce1">
            <text:p>0</text:p>
          </table:table-cell>
          <table:table-cell office:value-type="float" office:value="0" table:formula="of:=SUM([.P3:.P5]=[.$AW3:.$AW5])" table:number-matrix-columns-spanned="1" table:number-matrix-rows-spanned="1" table:style-name="ce1">
            <text:p>0</text:p>
          </table:table-cell>
          <table:table-cell office:value-type="float" office:value="0" table:formula="of:=SUM([.Q3:.Q5]=[.$AU3:.$AU5])" table:number-matrix-columns-spanned="1" table:number-matrix-rows-spanned="1" table:style-name="ce1">
            <text:p>0</text:p>
          </table:table-cell>
          <table:table-cell office:value-type="float" office:value="0" table:formula="of:=SUM([.R3:.R5]=[.$AV3:.$AV5])" table:number-matrix-columns-spanned="1" table:number-matrix-rows-spanned="1" table:style-name="ce1">
            <text:p>0</text:p>
          </table:table-cell>
          <table:table-cell office:value-type="float" office:value="0" table:formula="of:=SUM([.S3:.S5]=[.$AW3:.$AW5])" table:number-matrix-columns-spanned="1" table:number-matrix-rows-spanned="1" table:style-name="ce1">
            <text:p>0</text:p>
          </table:table-cell>
          <table:table-cell office:value-type="float" office:value="0" table:formula="of:=SUM([.T3:.T5]=[.$AU3:.$AU5])" table:number-matrix-columns-spanned="1" table:number-matrix-rows-spanned="1" table:style-name="ce1">
            <text:p>0</text:p>
          </table:table-cell>
          <table:table-cell office:value-type="float" office:value="0" table:formula="of:=SUM([.U3:.U5]=[.$AV3:.$AV5])" table:number-matrix-columns-spanned="1" table:number-matrix-rows-spanned="1" table:style-name="ce1">
            <text:p>0</text:p>
          </table:table-cell>
          <table:table-cell office:value-type="float" office:value="0" table:formula="of:=SUM([.V3:.V5]=[.$AW3:.$AW5])" table:number-matrix-columns-spanned="1" table:number-matrix-rows-spanned="1" table:style-name="ce1">
            <text:p>0</text:p>
          </table:table-cell>
          <table:table-cell office:value-type="float" office:value="0" table:formula="of:=SUM([.W3:.W5]=[.$AU3:.$AU5])" table:number-matrix-columns-spanned="1" table:number-matrix-rows-spanned="1" table:style-name="ce1">
            <text:p>0</text:p>
          </table:table-cell>
          <table:table-cell office:value-type="float" office:value="0" table:formula="of:=SUM([.X3:.X5]=[.$AV3:.$AV5])" table:number-matrix-columns-spanned="1" table:number-matrix-rows-spanned="1" table:style-name="ce1">
            <text:p>0</text:p>
          </table:table-cell>
          <table:table-cell office:value-type="float" office:value="0" table:formula="of:=SUM([.Y3:.Y5]=[.$AW3:.$AW5])" table:number-matrix-columns-spanned="1" table:number-matrix-rows-spanned="1" table:style-name="ce1">
            <text:p>0</text:p>
          </table:table-cell>
          <table:table-cell office:value-type="float" office:value="0" table:formula="of:=SUM([.Z3:.Z5]=[.$AU3:.$AU5])" table:number-matrix-columns-spanned="1" table:number-matrix-rows-spanned="1" table:style-name="ce1">
            <text:p>0</text:p>
          </table:table-cell>
          <table:table-cell office:value-type="float" office:value="0" table:formula="of:=SUM([.AA3:.AA5]=[.$AV3:.$AV5])" table:number-matrix-columns-spanned="1" table:number-matrix-rows-spanned="1" table:style-name="ce1">
            <text:p>0</text:p>
          </table:table-cell>
          <table:table-cell office:value-type="float" office:value="0" table:formula="of:=SUM([.AB3:.AB5]=[.$AW3:.$AW5])" table:number-matrix-columns-spanned="1" table:number-matrix-rows-spanned="1" table:style-name="ce1">
            <text:p>0</text:p>
          </table:table-cell>
          <table:table-cell office:value-type="float" office:value="0" table:formula="of:=SUM([.AC3:.AC5]=[.$AU3:.$AU5])" table:number-matrix-columns-spanned="1" table:number-matrix-rows-spanned="1" table:style-name="ce1">
            <text:p>0</text:p>
          </table:table-cell>
          <table:table-cell office:value-type="float" office:value="0" table:formula="of:=SUM([.AD3:.AD5]=[.$AV3:.$AV5])" table:number-matrix-columns-spanned="1" table:number-matrix-rows-spanned="1" table:style-name="ce1">
            <text:p>0</text:p>
          </table:table-cell>
          <table:table-cell office:value-type="float" office:value="0" table:formula="of:=SUM([.AE3:.AE5]=[.$AW3:.$AW5])" table:number-matrix-columns-spanned="1" table:number-matrix-rows-spanned="1" table:style-name="ce1">
            <text:p>0</text:p>
          </table:table-cell>
          <table:table-cell office:value-type="float" office:value="0" table:formula="of:=SUM([.AF3:.AF5]=[.$AU3:.$AU5])" table:number-matrix-columns-spanned="1" table:number-matrix-rows-spanned="1" table:style-name="ce1">
            <text:p>0</text:p>
          </table:table-cell>
          <table:table-cell office:value-type="float" office:value="0" table:formula="of:=SUM([.AG3:.AG5]=[.$AV3:.$AV5])" table:number-matrix-columns-spanned="1" table:number-matrix-rows-spanned="1" table:style-name="ce1">
            <text:p>0</text:p>
          </table:table-cell>
          <table:table-cell office:value-type="float" office:value="0" table:formula="of:=SUM([.AH3:.AH5]=[.$AW3:.$AW5])" table:number-matrix-columns-spanned="1" table:number-matrix-rows-spanned="1" table:style-name="ce1">
            <text:p>0</text:p>
          </table:table-cell>
          <table:table-cell office:value-type="float" office:value="0" table:formula="of:=SUM([.AI3:.AI5]=[.$AU3:.$AU5])" table:number-matrix-columns-spanned="1" table:number-matrix-rows-spanned="1" table:style-name="ce1">
            <text:p>0</text:p>
          </table:table-cell>
          <table:table-cell office:value-type="float" office:value="0" table:formula="of:=SUM([.AJ3:.AJ5]=[.$AV3:.$AV5])" table:number-matrix-columns-spanned="1" table:number-matrix-rows-spanned="1" table:style-name="ce1">
            <text:p>0</text:p>
          </table:table-cell>
          <table:table-cell office:value-type="float" office:value="0" table:formula="of:=SUM([.AK3:.AK5]=[.$AW3:.$AW5])" table:number-matrix-columns-spanned="1" table:number-matrix-rows-spanned="1" table:style-name="ce1">
            <text:p>0</text:p>
          </table:table-cell>
          <table:table-cell office:value-type="float" office:value="0" table:formula="of:=SUM([.AL3:.AL5]=[.$AU3:.$AU5])" table:number-matrix-columns-spanned="1" table:number-matrix-rows-spanned="1" table:style-name="ce1">
            <text:p>0</text:p>
          </table:table-cell>
          <table:table-cell office:value-type="float" office:value="0" table:formula="of:=SUM([.AM3:.AM5]=[.$AV3:.$AV5])" table:number-matrix-columns-spanned="1" table:number-matrix-rows-spanned="1" table:style-name="ce1">
            <text:p>0</text:p>
          </table:table-cell>
          <table:table-cell office:value-type="float" office:value="0" table:formula="of:=SUM([.AN3:.AN5]=[.$AW3:.$AW5])" table:number-matrix-columns-spanned="1" table:number-matrix-rows-spanned="1" table:style-name="ce1">
            <text:p>0</text:p>
          </table:table-cell>
          <table:table-cell office:value-type="float" office:value="0" table:formula="of:=SUM([.AO3:.AO5]=[.$AU3:.$AU5])" table:number-matrix-columns-spanned="1" table:number-matrix-rows-spanned="1" table:style-name="ce1">
            <text:p>0</text:p>
          </table:table-cell>
          <table:table-cell office:value-type="float" office:value="0" table:formula="of:=SUM([.AP3:.AP5]=[.$AV3:.$AV5])" table:number-matrix-columns-spanned="1" table:number-matrix-rows-spanned="1" table:style-name="ce1">
            <text:p>0</text:p>
          </table:table-cell>
          <table:table-cell office:value-type="float" office:value="0" table:formula="of:=SUM([.AQ3:.AQ5]=[.$AW3:.$AW5])" table:number-matrix-columns-spanned="1" table:number-matrix-rows-spanned="1" table:style-name="ce1">
            <text:p>0</text:p>
          </table:table-cell>
          <table:table-cell office:value-type="float" office:value="0" table:formula="of:=SUM([.AR3:.AR5]=[.$AU3:.$AU5])" table:number-matrix-columns-spanned="1" table:number-matrix-rows-spanned="1" table:style-name="ce1">
            <text:p>0</text:p>
          </table:table-cell>
          <table:table-cell office:value-type="float" office:value="0" table:formula="of:=SUM([.AS3:.AS5]=[.$AV3:.$AV5])" table:number-matrix-columns-spanned="1" table:number-matrix-rows-spanned="1" table:style-name="ce1">
            <text:p>0</text:p>
          </table:table-cell>
          <table:table-cell office:value-type="float" office:value="0" table:formula="of:=SUM([.AT3:.AT5]=[.$AW3:.$AW5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C3:.C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D3:.D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E3:.E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F3:.F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G3:.G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H3:.H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I3:.I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J3:.J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K3:.K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L3:.L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M3:.M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N3:.N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O3:.O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P3:.P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Q3:.Q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R3:.R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S3:.S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T3:.T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U3:.U5]&lt;[.$AY3:.$AY5])" table:number-matrix-columns-spanned="1" table:number-matrix-rows-spanned="1" table:style-name="ce2">
            <text:p>0</text:p>
          </table:table-cell>
          <table:table-cell office:value-type="float" office:value="0" table:formula="of:=SUM([.V3:.V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W3:.W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X3:.X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Y3:.Y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Z3:.Z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A3:.AA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B3:.AB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AC3:.AC5]&lt;[.$AX3:.$AX5])" table:number-matrix-columns-spanned="1" table:number-matrix-rows-spanned="1" table:style-name="ce2">
            <text:p>0</text:p>
          </table:table-cell>
          <table:table-cell office:value-type="float" office:value="0" table:formula="of:=SUM([.AD3:.AD5]&lt;[.$AY3:.$AY5])" table:number-matrix-columns-spanned="1" table:number-matrix-rows-spanned="1" table:style-name="ce2">
            <text:p>0</text:p>
          </table:table-cell>
          <table:table-cell office:value-type="float" office:value="0" table:formula="of:=SUM([.AE3:.AE5]&lt;[.$AZ3:.$AZ5])" table:number-matrix-columns-spanned="1" table:number-matrix-rows-spanned="1" table:style-name="ce2">
            <text:p>0</text:p>
          </table:table-cell>
          <table:table-cell office:value-type="float" office:value="0" table:formula="of:=SUM([.AF3:.AF5]&lt;[.$AX3:.$AX5])" table:number-matrix-columns-spanned="1" table:number-matrix-rows-spanned="1" table:style-name="ce2">
            <text:p>0</text:p>
          </table:table-cell>
          <table:table-cell office:value-type="float" office:value="0" table:formula="of:=SUM([.AG3:.AG5]&lt;[.$AY3:.$AY5])" table:number-matrix-columns-spanned="1" table:number-matrix-rows-spanned="1" table:style-name="ce2">
            <text:p>0</text:p>
          </table:table-cell>
          <table:table-cell office:value-type="float" office:value="0" table:formula="of:=SUM([.AH3:.AH5]&lt;[.$AZ3:.$AZ5])" table:number-matrix-columns-spanned="1" table:number-matrix-rows-spanned="1" table:style-name="ce2">
            <text:p>0</text:p>
          </table:table-cell>
          <table:table-cell office:value-type="float" office:value="0" table:formula="of:=SUM([.AI3:.AI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J3:.AJ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K3:.AK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AL3:.AL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M3:.AM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N3:.AN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AO3:.AO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P3:.AP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Q3:.AQ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AR3:.AR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S3:.AS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T3:.AT5]&lt;[.$AZ3:.$AZ5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C3:.C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D3:.D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E3:.E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F3:.F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G3:.G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H3:.H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I3:.I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J3:.J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K3:.K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L3:.L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M3:.M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N3:.N5]&gt;[.$AX3:.$AX5])" table:number-matrix-columns-spanned="1" table:number-matrix-rows-spanned="1" table:style-name="ce2">
            <text:p>0</text:p>
          </table:table-cell>
          <table:table-cell office:value-type="float" office:value="0" table:formula="of:=SUM([.O3:.O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P3:.P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Q3:.Q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R3:.R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S3:.S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T3:.T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U3:.U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V3:.V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W3:.W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X3:.X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Y3:.Y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Z3:.Z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A3:.AA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AB3:.AB5]&gt;[.$AZ3:.$AZ5])" table:number-matrix-columns-spanned="1" table:number-matrix-rows-spanned="1" table:style-name="ce2">
            <text:p>0</text:p>
          </table:table-cell>
          <table:table-cell office:value-type="float" office:value="0" table:formula="of:=SUM([.AC3:.AC5]&gt;[.$AX3:.$AX5])" table:number-matrix-columns-spanned="1" table:number-matrix-rows-spanned="1" table:style-name="ce2">
            <text:p>0</text:p>
          </table:table-cell>
          <table:table-cell office:value-type="float" office:value="0" table:formula="of:=SUM([.AD3:.AD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AE3:.AE5]&gt;[.$AZ3:.$AZ5])" table:number-matrix-columns-spanned="1" table:number-matrix-rows-spanned="1" table:style-name="ce2">
            <text:p>0</text:p>
          </table:table-cell>
          <table:table-cell office:value-type="float" office:value="0" table:formula="of:=SUM([.AF3:.AF5]&gt;[.$AX3:.$AX5])" table:number-matrix-columns-spanned="1" table:number-matrix-rows-spanned="1" table:style-name="ce2">
            <text:p>0</text:p>
          </table:table-cell>
          <table:table-cell office:value-type="float" office:value="0" table:formula="of:=SUM([.AG3:.AG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AH3:.AH5]&gt;[.$AZ3:.$AZ5])" table:number-matrix-columns-spanned="1" table:number-matrix-rows-spanned="1" table:style-name="ce2">
            <text:p>0</text:p>
          </table:table-cell>
          <table:table-cell office:value-type="float" office:value="0" table:formula="of:=SUM([.AI3:.AI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J3:.AJ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AK3:.AK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AL3:.AL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M3:.AM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AN3:.AN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AO3:.AO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P3:.AP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AQ3:.AQ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AR3:.AR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S3:.AS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AT3:.AT5]&gt;[.$AZ3:.$AZ5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5]=[.$BA3:.$BA5])" table:number-matrix-columns-spanned="1" table:number-matrix-rows-spanned="1" table:style-name="ce1">
            <text:p>0</text:p>
          </table:table-cell>
          <table:table-cell office:value-type="float" office:value="0" table:formula="of:=SUM([.C3:.C5]=[.$BB3:.$BB5])" table:number-matrix-columns-spanned="1" table:number-matrix-rows-spanned="1" table:style-name="ce1">
            <text:p>0</text:p>
          </table:table-cell>
          <table:table-cell office:value-type="float" office:value="0" table:formula="of:=SUM([.D3:.D5]=[.$BC3:.$BC5])" table:number-matrix-columns-spanned="1" table:number-matrix-rows-spanned="1" table:style-name="ce1">
            <text:p>0</text:p>
          </table:table-cell>
          <table:table-cell office:value-type="float" office:value="0" table:formula="of:=SUM([.E3:.E5]=[.$BA3:.$BA5])" table:number-matrix-columns-spanned="1" table:number-matrix-rows-spanned="1" table:style-name="ce1">
            <text:p>0</text:p>
          </table:table-cell>
          <table:table-cell office:value-type="float" office:value="0" table:formula="of:=SUM([.F3:.F5]=[.$BB3:.$BB5])" table:number-matrix-columns-spanned="1" table:number-matrix-rows-spanned="1" table:style-name="ce1">
            <text:p>0</text:p>
          </table:table-cell>
          <table:table-cell office:value-type="float" office:value="0" table:formula="of:=SUM([.G3:.G5]=[.$BC3:.$BC5])" table:number-matrix-columns-spanned="1" table:number-matrix-rows-spanned="1" table:style-name="ce1">
            <text:p>0</text:p>
          </table:table-cell>
          <table:table-cell office:value-type="float" office:value="0" table:formula="of:=SUM([.H3:.H5]=[.$BA3:.$BA5])" table:number-matrix-columns-spanned="1" table:number-matrix-rows-spanned="1" table:style-name="ce1">
            <text:p>0</text:p>
          </table:table-cell>
          <table:table-cell office:value-type="float" office:value="0" table:formula="of:=SUM([.I3:.I5]=[.$BB3:.$BB5])" table:number-matrix-columns-spanned="1" table:number-matrix-rows-spanned="1" table:style-name="ce1">
            <text:p>0</text:p>
          </table:table-cell>
          <table:table-cell office:value-type="float" office:value="0" table:formula="of:=SUM([.J3:.J5]=[.$BC3:.$BC5])" table:number-matrix-columns-spanned="1" table:number-matrix-rows-spanned="1" table:style-name="ce1">
            <text:p>0</text:p>
          </table:table-cell>
          <table:table-cell office:value-type="float" office:value="0" table:formula="of:=SUM([.K3:.K5]=[.$BA3:.$BA5])" table:number-matrix-columns-spanned="1" table:number-matrix-rows-spanned="1" table:style-name="ce1">
            <text:p>0</text:p>
          </table:table-cell>
          <table:table-cell office:value-type="float" office:value="0" table:formula="of:=SUM([.L3:.L5]=[.$BB3:.$BB5])" table:number-matrix-columns-spanned="1" table:number-matrix-rows-spanned="1" table:style-name="ce1">
            <text:p>0</text:p>
          </table:table-cell>
          <table:table-cell office:value-type="float" office:value="0" table:formula="of:=SUM([.M3:.M5]=[.$BC3:.$BC5])" table:number-matrix-columns-spanned="1" table:number-matrix-rows-spanned="1" table:style-name="ce1">
            <text:p>0</text:p>
          </table:table-cell>
          <table:table-cell office:value-type="float" office:value="0" table:formula="of:=SUM([.N3:.N5]=[.$BA3:.$BA5])" table:number-matrix-columns-spanned="1" table:number-matrix-rows-spanned="1" table:style-name="ce1">
            <text:p>0</text:p>
          </table:table-cell>
          <table:table-cell office:value-type="float" office:value="0" table:formula="of:=SUM([.O3:.O5]=[.$BB3:.$BB5])" table:number-matrix-columns-spanned="1" table:number-matrix-rows-spanned="1" table:style-name="ce1">
            <text:p>0</text:p>
          </table:table-cell>
          <table:table-cell office:value-type="float" office:value="0" table:formula="of:=SUM([.P3:.P5]=[.$BC3:.$BC5])" table:number-matrix-columns-spanned="1" table:number-matrix-rows-spanned="1" table:style-name="ce1">
            <text:p>0</text:p>
          </table:table-cell>
          <table:table-cell office:value-type="float" office:value="0" table:formula="of:=SUM([.Q3:.Q5]=[.$BA3:.$BA5])" table:number-matrix-columns-spanned="1" table:number-matrix-rows-spanned="1" table:style-name="ce1">
            <text:p>0</text:p>
          </table:table-cell>
          <table:table-cell office:value-type="float" office:value="0" table:formula="of:=SUM([.R3:.R5]=[.$BB3:.$BB5])" table:number-matrix-columns-spanned="1" table:number-matrix-rows-spanned="1" table:style-name="ce1">
            <text:p>0</text:p>
          </table:table-cell>
          <table:table-cell office:value-type="float" office:value="0" table:formula="of:=SUM([.S3:.S5]=[.$BC3:.$BC5])" table:number-matrix-columns-spanned="1" table:number-matrix-rows-spanned="1" table:style-name="ce1">
            <text:p>0</text:p>
          </table:table-cell>
          <table:table-cell office:value-type="float" office:value="0" table:formula="of:=SUM([.T3:.T5]=[.$BA3:.$BA5])" table:number-matrix-columns-spanned="1" table:number-matrix-rows-spanned="1" table:style-name="ce1">
            <text:p>0</text:p>
          </table:table-cell>
          <table:table-cell office:value-type="float" office:value="0" table:formula="of:=SUM([.U3:.U5]=[.$BB3:.$BB5])" table:number-matrix-columns-spanned="1" table:number-matrix-rows-spanned="1" table:style-name="ce1">
            <text:p>0</text:p>
          </table:table-cell>
          <table:table-cell office:value-type="float" office:value="0" table:formula="of:=SUM([.V3:.V5]=[.$BC3:.$BC5])" table:number-matrix-columns-spanned="1" table:number-matrix-rows-spanned="1" table:style-name="ce1">
            <text:p>0</text:p>
          </table:table-cell>
          <table:table-cell office:value-type="float" office:value="0" table:formula="of:=SUM([.W3:.W5]=[.$BA3:.$BA5])" table:number-matrix-columns-spanned="1" table:number-matrix-rows-spanned="1" table:style-name="ce1">
            <text:p>0</text:p>
          </table:table-cell>
          <table:table-cell office:value-type="float" office:value="0" table:formula="of:=SUM([.X3:.X5]=[.$BB3:.$BB5])" table:number-matrix-columns-spanned="1" table:number-matrix-rows-spanned="1" table:style-name="ce1">
            <text:p>0</text:p>
          </table:table-cell>
          <table:table-cell office:value-type="float" office:value="0" table:formula="of:=SUM([.Y3:.Y5]=[.$BC3:.$BC5])" table:number-matrix-columns-spanned="1" table:number-matrix-rows-spanned="1" table:style-name="ce1">
            <text:p>0</text:p>
          </table:table-cell>
          <table:table-cell office:value-type="float" office:value="0" table:formula="of:=SUM([.Z3:.Z5]=[.$BA3:.$BA5])" table:number-matrix-columns-spanned="1" table:number-matrix-rows-spanned="1" table:style-name="ce1">
            <text:p>0</text:p>
          </table:table-cell>
          <table:table-cell office:value-type="float" office:value="0" table:formula="of:=SUM([.AA3:.AA5]=[.$BB3:.$BB5])" table:number-matrix-columns-spanned="1" table:number-matrix-rows-spanned="1" table:style-name="ce1">
            <text:p>0</text:p>
          </table:table-cell>
          <table:table-cell office:value-type="float" office:value="0" table:formula="of:=SUM([.AB3:.AB5]=[.$BC3:.$BC5])" table:number-matrix-columns-spanned="1" table:number-matrix-rows-spanned="1" table:style-name="ce1">
            <text:p>0</text:p>
          </table:table-cell>
          <table:table-cell office:value-type="float" office:value="0" table:formula="of:=SUM([.AC3:.AC5]=[.$BA3:.$BA5])" table:number-matrix-columns-spanned="1" table:number-matrix-rows-spanned="1" table:style-name="ce1">
            <text:p>0</text:p>
          </table:table-cell>
          <table:table-cell office:value-type="float" office:value="0" table:formula="of:=SUM([.AD3:.AD5]=[.$BB3:.$BB5])" table:number-matrix-columns-spanned="1" table:number-matrix-rows-spanned="1" table:style-name="ce1">
            <text:p>0</text:p>
          </table:table-cell>
          <table:table-cell office:value-type="float" office:value="0" table:formula="of:=SUM([.AE3:.AE5]=[.$BC3:.$BC5])" table:number-matrix-columns-spanned="1" table:number-matrix-rows-spanned="1" table:style-name="ce1">
            <text:p>0</text:p>
          </table:table-cell>
          <table:table-cell office:value-type="float" office:value="0" table:formula="of:=SUM([.AF3:.AF5]=[.$BA3:.$BA5])" table:number-matrix-columns-spanned="1" table:number-matrix-rows-spanned="1" table:style-name="ce1">
            <text:p>0</text:p>
          </table:table-cell>
          <table:table-cell office:value-type="float" office:value="0" table:formula="of:=SUM([.AG3:.AG5]=[.$BB3:.$BB5])" table:number-matrix-columns-spanned="1" table:number-matrix-rows-spanned="1" table:style-name="ce1">
            <text:p>0</text:p>
          </table:table-cell>
          <table:table-cell office:value-type="float" office:value="0" table:formula="of:=SUM([.AH3:.AH5]=[.$BC3:.$BC5])" table:number-matrix-columns-spanned="1" table:number-matrix-rows-spanned="1" table:style-name="ce1">
            <text:p>0</text:p>
          </table:table-cell>
          <table:table-cell office:value-type="float" office:value="0" table:formula="of:=SUM([.AI3:.AI5]=[.$BA3:.$BA5])" table:number-matrix-columns-spanned="1" table:number-matrix-rows-spanned="1" table:style-name="ce1">
            <text:p>0</text:p>
          </table:table-cell>
          <table:table-cell office:value-type="float" office:value="0" table:formula="of:=SUM([.AJ3:.AJ5]=[.$BB3:.$BB5])" table:number-matrix-columns-spanned="1" table:number-matrix-rows-spanned="1" table:style-name="ce1">
            <text:p>0</text:p>
          </table:table-cell>
          <table:table-cell office:value-type="float" office:value="0" table:formula="of:=SUM([.AK3:.AK5]=[.$BC3:.$BC5])" table:number-matrix-columns-spanned="1" table:number-matrix-rows-spanned="1" table:style-name="ce1">
            <text:p>0</text:p>
          </table:table-cell>
          <table:table-cell office:value-type="float" office:value="0" table:formula="of:=SUM([.AL3:.AL5]=[.$BA3:.$BA5])" table:number-matrix-columns-spanned="1" table:number-matrix-rows-spanned="1" table:style-name="ce1">
            <text:p>0</text:p>
          </table:table-cell>
          <table:table-cell office:value-type="float" office:value="0" table:formula="of:=SUM([.AM3:.AM5]=[.$BB3:.$BB5])" table:number-matrix-columns-spanned="1" table:number-matrix-rows-spanned="1" table:style-name="ce1">
            <text:p>0</text:p>
          </table:table-cell>
          <table:table-cell office:value-type="float" office:value="0" table:formula="of:=SUM([.AN3:.AN5]=[.$BC3:.$BC5])" table:number-matrix-columns-spanned="1" table:number-matrix-rows-spanned="1" table:style-name="ce1">
            <text:p>0</text:p>
          </table:table-cell>
          <table:table-cell office:value-type="float" office:value="0" table:formula="of:=SUM([.AO3:.AO5]=[.$BA3:.$BA5])" table:number-matrix-columns-spanned="1" table:number-matrix-rows-spanned="1" table:style-name="ce1">
            <text:p>0</text:p>
          </table:table-cell>
          <table:table-cell office:value-type="float" office:value="0" table:formula="of:=SUM([.AP3:.AP5]=[.$BB3:.$BB5])" table:number-matrix-columns-spanned="1" table:number-matrix-rows-spanned="1" table:style-name="ce1">
            <text:p>0</text:p>
          </table:table-cell>
          <table:table-cell office:value-type="float" office:value="0" table:formula="of:=SUM([.AQ3:.AQ5]=[.$BC3:.$BC5])" table:number-matrix-columns-spanned="1" table:number-matrix-rows-spanned="1" table:style-name="ce1">
            <text:p>0</text:p>
          </table:table-cell>
          <table:table-cell office:value-type="float" office:value="0" table:formula="of:=SUM([.AR3:.AR5]=[.$BA3:.$BA5])" table:number-matrix-columns-spanned="1" table:number-matrix-rows-spanned="1" table:style-name="ce1">
            <text:p>0</text:p>
          </table:table-cell>
          <table:table-cell office:value-type="float" office:value="0" table:formula="of:=SUM([.AS3:.AS5]=[.$BB3:.$BB5])" table:number-matrix-columns-spanned="1" table:number-matrix-rows-spanned="1" table:style-name="ce1">
            <text:p>0</text:p>
          </table:table-cell>
          <table:table-cell office:value-type="float" office:value="0" table:formula="of:=SUM([.AT3:.AT5]=[.$BC3:.$BC5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Joul</dc:creator>
    <dc:date>2022-09-14T23:08:40Z</dc:date>
    <meta:editing-duration>PT0S</meta:editing-duration>
  </office:meta>
</office:document-meta>
</file>